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9.7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3" table:number-columns-repeated="3" table:default-cell-style-name="Default"/>
        <table:table-row table:style-name="ro1">
          <table:table-cell office:value-type="string">
            <text:p>Macro Land, where the Black Hole#Army's iron fist has crushed#all opposition. Elsewhere,#their grip is tightening...</text:p>
          </table:table-cell>
          <table:table-cell office:value-type="string">
            <text:p>Macro Land, donde el puño de acero#del ejército de Black Hole ha aniquilado#toda posible oposición. En las demás#zonas, su control es cada día mayor...</text:p>
          </table:table-cell>
          <table:table-cell office:value-type="string">
            <text:p>Macro Land, onde o punho de#ferro do exército de Black Hole#esmagou toda a oposição. Nas#demais áreas, seu controle está#cada dia maior...</text:p>
          </table:table-cell>
        </table:table-row>
        <table:table-row table:style-name="ro1">
          <table:table-cell office:value-type="string">
            <text:p>Hawke! Come to me.$0f</text:p>
          </table:table-cell>
          <table:table-cell office:value-type="string">
            <text:p>¡Maverik! Ven a mi presencia.$0f</text:p>
          </table:table-cell>
          <table:table-cell office:value-type="string">
            <text:p>Hawke! Venha até mim.$0f</text:p>
          </table:table-cell>
        </table:table-row>
        <table:table-row table:style-name="ro1">
          <table:table-cell office:value-type="string">
            <text:p>By your command, $0emy lord Sturm.$0f</text:p>
          </table:table-cell>
          <table:table-cell office:value-type="string">
            <text:p>A sus órdenes, $0emi señor Sturm.$0f</text:p>
          </table:table-cell>
          <table:table-cell office:value-type="string">
            <text:p>As suas ordens, $0emeu senhor Sturm.$0f</text:p>
          </table:table-cell>
        </table:table-row>
        <table:table-row table:style-name="ro1">
          <table:table-cell office:value-type="string">
            <text:p>How goes the Macro Land invasion?$0f</text:p>
          </table:table-cell>
          <table:table-cell office:value-type="string">
            <text:p>¿Cómo va la invasión de Macro Land?$0f</text:p>
          </table:table-cell>
          <table:table-cell office:value-type="string">
            <text:p>Como está a invasão de Macro Land?$0f</text:p>
          </table:table-cell>
        </table:table-row>
        <table:table-row table:style-name="ro1">
          <table:table-cell office:value-type="string">
            <text:p>Excellent, my lord. The other COs#have just completed their operations.$0f</text:p>
          </table:table-cell>
          <table:table-cell office:value-type="string">
            <text:p>De maravilla, mi señor. Los otros OJ#acaban de terminar sus operaciones.$0f</text:p>
          </table:table-cell>
          <table:table-cell office:value-type="string">
            <text:p>Excelente, meu senhor.$0fOs outros OCs acabam de#terminar suas operações.$0f</text:p>
          </table:table-cell>
        </table:table-row>
        <table:table-row table:style-name="ro1">
          <table:table-cell office:value-type="string">
            <text:p>Our objective is clear, $0eis it not?$0f</text:p>
          </table:table-cell>
          <table:table-cell office:value-type="string">
            <text:p>Nuestro objetivo está claro, $0e¿verdad?$0f</text:p>
          </table:table-cell>
          <table:table-cell office:value-type="string">
            <text:p>Nosso objetivo está claro, $0enão está?$0f</text:p>
          </table:table-cell>
        </table:table-row>
        <table:table-row table:style-name="ro1">
          <table:table-cell office:value-type="string">
            <text:p>To establish a base of Black Hole#operations here on Wars World.$0f</text:p>
          </table:table-cell>
          <table:table-cell office:value-type="string">
            <text:p>Establecer una base de operaciones de#Black Hole aquí en Wars World.$0f</text:p>
          </table:table-cell>
          <table:table-cell office:value-type="string">
            <text:p>Estabelecer uma base de operações#de Black Hole aqui em Wars World.$0f</text:p>
          </table:table-cell>
        </table:table-row>
        <table:table-row table:style-name="ro1">
          <table:table-cell office:value-type="string">
            <text:p>Yes.$0fRecently, I instigated a great#conflict between the countries here.$0fI sought to conquer them all amidst#the unrest.$0e$0e I failed.$0f</text:p>
          </table:table-cell>
          <table:table-cell office:value-type="string">
            <text:p>Sí.$0fHace no mucho fui el instigador de#un gran conflicto bélico entre los$0fpaíses de esta región. Mi objetivo#era conquistarlos a todos mediante$0fdisturbios.$0e$0e Fracasé.$0f</text:p>
          </table:table-cell>
          <table:table-cell office:value-type="string">
            <text:p>Sim.$0fRecentemente, fui instigador de um#grande conflito bélico entre os$0fpaíses desta região.$0fMeu objetivo era conquistá-los em#meio à distúrbios.$0e$0e Eu fracassei.$0f</text:p>
          </table:table-cell>
        </table:table-row>
        <table:table-row table:style-name="ro1">
          <table:table-cell office:value-type="string">
            <text:p>That was in Cosmo Land,$0e#was it not, my lord?$0f</text:p>
          </table:table-cell>
          <table:table-cell office:value-type="string">
            <text:p>Eso fue en Cosmo Land,$0e#¿no es cierto, mi señor?$0f</text:p>
          </table:table-cell>
          <table:table-cell office:value-type="string">
            <text:p>Isso foi em Cosmo Land,$0e#não foi meu senhor?$0f</text:p>
          </table:table-cell>
        </table:table-row>
        <table:table-row table:style-name="ro1">
          <table:table-cell office:value-type="string">
            <text:p>I will not make the same mistakes#again.$0fThis time, I will have a base$0e#and invade at my leisure.$0fTo that end, $0eI need materials#and money...$0f</text:p>
          </table:table-cell>
          <table:table-cell office:value-type="string">
            <text:p>No volveré a cometer el mismo error.$0fEsta vez dispondré de una base$0e#e invadiré a mi antojo.$0fPara ello, $0enecesito materiales#y dinero...$0f</text:p>
          </table:table-cell>
          <table:table-cell office:value-type="string">
            <text:p>Não cometerei o mesmo erro#novamente.$0fDesta vez, tenho uma base e#invadirei ao seu prazer.$0fPara isso, $0epreciso de materiais#e dinheiro...$0f</text:p>
          </table:table-cell>
        </table:table-row>
        <table:table-row table:style-name="ro1">
          <table:table-cell office:value-type="string">
            <text:p>Do not worry, my lord. $0eThe COs#have been given their orders.$0fThey will transport all that you#desire from the lands they seize.$0f</text:p>
          </table:table-cell>
          <table:table-cell office:value-type="string">
            <text:p>No se preocupe, mi señor. $0eLos OJ#saben cuáles son sus órdenes.$0fTransportarán todo lo que desee#desde las tierras que capturen.$0f</text:p>
          </table:table-cell>
          <table:table-cell office:value-type="string">
            <text:p>Não se preocupe meu senhor.#$0eOs OCs conhecem suas ordens.$0fTransportarão tudo o que desejar#das terras que capturarem.$0f</text:p>
          </table:table-cell>
        </table:table-row>
        <table:table-row table:style-name="ro1">
          <table:table-cell office:value-type="string">
            <text:p>Do not fail me.$0f</text:p>
          </table:table-cell>
          <table:table-cell office:value-type="string">
            <text:p>No me falles.$0f</text:p>
          </table:table-cell>
          <table:table-cell office:value-type="string">
            <text:p>Não falhe comigo.$0f</text:p>
          </table:table-cell>
        </table:table-row>
        <table:table-row table:style-name="ro1">
          <table:table-cell office:value-type="string">
            <text:p>Never, my lord.$0f</text:p>
          </table:table-cell>
          <table:table-cell office:value-type="string">
            <text:p>Nunca, mi señor.$0f</text:p>
          </table:table-cell>
          <table:table-cell office:value-type="string">
            <text:p>Nunca, meu senhor.$0f</text:p>
          </table:table-cell>
        </table:table-row>
        <table:table-row table:style-name="ro1">
          <table:table-cell office:value-type="string">
            <text:p>Take out Black Hole's troops!</text:p>
          </table:table-cell>
          <table:table-cell office:value-type="string">
            <text:p>¡Derrota a las tropas de Black Hole!</text:p>
          </table:table-cell>
          <table:table-cell office:value-type="string">
            <text:p>Derrote as tropas de Black Hole!</text:p>
          </table:table-cell>
        </table:table-row>
        <table:table-row table:style-name="ro1">
          <table:table-cell office:value-type="string">
            <text:p>Black Hole is closing in!#Can I hold the bridge?</text:p>
          </table:table-cell>
          <table:table-cell office:value-type="string">
            <text:p>¡El ejército de Black Hole se acerca!#¿Podré defender el puente?</text:p>
          </table:table-cell>
          <table:table-cell office:value-type="string">
            <text:p>O exército de Black Hole se aproxima!#Poderei defender a ponte?</text:p>
          </table:table-cell>
        </table:table-row>
        <table:table-row table:style-name="ro1">
          <table:table-cell office:value-type="string">
            <text:p>Armies on both sides. An ocean in#the middle. Let the hostilities begin!</text:p>
          </table:table-cell>
          <table:table-cell office:value-type="string">
            <text:p>Ejércitos a ambos lados. Un océano#en el medio. ¡Vamos allá!</text:p>
          </table:table-cell>
          <table:table-cell office:value-type="string">
            <text:p>Exército de ambos os lados. Um#oceano no meio. Vamos lá!</text:p>
          </table:table-cell>
        </table:table-row>
        <table:table-row table:style-name="ro1">
          <table:table-cell office:value-type="string">
            <text:p>Enemy planes attack from the sea!#Can the ground forces repel them?</text:p>
          </table:table-cell>
          <table:table-cell office:value-type="string">
            <text:p>Aviones enemigos atacan desde el#mar a nuestras fuerzas de tierra.</text:p>
          </table:table-cell>
          <table:table-cell office:value-type="string">
            <text:p>Aviões inimigos atacam do mar! As#forças terrestres poderão com eles?</text:p>
          </table:table-cell>
        </table:table-row>
        <table:table-row table:style-name="ro1">
          <table:table-cell office:value-type="string">
            <text:p>Enemies at sea and on land.#Outwit them and capture the HQ!</text:p>
          </table:table-cell>
          <table:table-cell office:value-type="string">
            <text:p>Enemigos en tierra y en el mar.#¡Derrótales y captura el CG!</text:p>
          </table:table-cell>
          <table:table-cell office:value-type="string">
            <text:p>Inimigos por terra e mar.#Derrote-os e capture o QG!</text:p>
          </table:table-cell>
        </table:table-row>
        <table:table-row table:style-name="ro1">
          <table:table-cell office:value-type="string">
            <text:p>Enemy cannons!#Can they be destroyed?</text:p>
          </table:table-cell>
          <table:table-cell office:value-type="string">
            <text:p>¡Cañones enemigos!#¿Podremos destruirlos?</text:p>
          </table:table-cell>
          <table:table-cell office:value-type="string">
            <text:p>Canhões inimigos!#Podemos destruí-los?</text:p>
          </table:table-cell>
        </table:table-row>
        <table:table-row table:style-name="ro1">
          <table:table-cell office:value-type="string">
            <text:p>The enemy lab in the mountains must#be captured!</text:p>
          </table:table-cell>
          <table:table-cell office:value-type="string">
            <text:p>¡Tenemos que capturar el laboratorio#enemigo de las montañas!</text:p>
          </table:table-cell>
          <table:table-cell office:value-type="string">
            <text:p>O laboratório inimigo das montanhas#deve ser capturado!</text:p>
          </table:table-cell>
        </table:table-row>
        <table:table-row table:style-name="ro1">
          <table:table-cell office:value-type="string">
            <text:p>At last! The enemy stronghold!#Can we win back our country?</text:p>
          </table:table-cell>
          <table:table-cell office:value-type="string">
            <text:p>¡Por fin! ¡El baluarte enemigo!#¡Debemos recuperar nuestro país!</text:p>
          </table:table-cell>
          <table:table-cell office:value-type="string">
            <text:p>Finalmente! O forte inimigo!#Devemos recuperar nosso país!</text:p>
          </table:table-cell>
        </table:table-row>
        <table:table-row table:style-name="ro1">
          <table:table-cell office:value-type="string">
            <text:p>Black Hole is closing in!#Can I hold the bridge?</text:p>
          </table:table-cell>
          <table:table-cell office:value-type="string">
            <text:p>¡El ejército de Black Hole se acerca!#¿Podré defender el puente?</text:p>
          </table:table-cell>
          <table:table-cell office:value-type="string">
            <text:p>O exército de Black Hole se#próximo! Seguraremos a ponte?</text:p>
          </table:table-cell>
        </table:table-row>
        <table:table-row table:style-name="ro1">
          <table:table-cell office:value-type="string">
            <text:p>Armies on both sides. A river in#the middle. Let the hostilities begin!</text:p>
          </table:table-cell>
          <table:table-cell office:value-type="string">
            <text:p>Ejércitos en ambos lados. Un río#en el medio. ¡Vamos allá!</text:p>
          </table:table-cell>
          <table:table-cell office:value-type="string">
            <text:p>Exércitos em ambos os lados.#Um rio no meio. Vamos pegá-los!</text:p>
          </table:table-cell>
        </table:table-row>
        <table:table-row table:style-name="ro1">
          <table:table-cell office:value-type="string">
            <text:p>Enemy cannons!#Can they be destroyed?</text:p>
          </table:table-cell>
          <table:table-cell office:value-type="string">
            <text:p>¡Cañones enemigos!#¿Podremos destruirlos?</text:p>
          </table:table-cell>
          <table:table-cell office:value-type="string">
            <text:p>Canhões inimigos!#Poderemos destruí-los?</text:p>
          </table:table-cell>
        </table:table-row>
        <table:table-row table:style-name="ro1">
          <table:table-cell office:value-type="string">
            <text:p>Cross the mountains and#destroy Lash's laboratory!</text:p>
          </table:table-cell>
          <table:table-cell office:value-type="string">
            <text:p>¡Cruza las montañas y destruye#el laboratorio de Kat!</text:p>
          </table:table-cell>
          <table:table-cell office:value-type="string">
            <text:p>Cruze as montanhas e destrua#o laboratório de Lash!</text:p>
          </table:table-cell>
        </table:table-row>
        <table:table-row table:style-name="ro1">
          <table:table-cell office:value-type="string">
            <text:p>With no ground forces, destroy all air#and naval units!</text:p>
          </table:table-cell>
          <table:table-cell office:value-type="string">
            <text:p>¡Destruye las unidades navales y#aéreas sin tropas terrestres!</text:p>
          </table:table-cell>
          <table:table-cell office:value-type="string">
            <text:p>Destrua as unidades navais e#aéreas sem tropas terrestres!</text:p>
          </table:table-cell>
        </table:table-row>
        <table:table-row table:style-name="ro1">
          <table:table-cell office:value-type="string">
            <text:p>Avoid the cannon fire and rescue the#allied POWs.</text:p>
          </table:table-cell>
          <table:table-cell office:value-type="string">
            <text:p>Evita el fuego del cañón y rescata a#los prisioneros de guerra.</text:p>
          </table:table-cell>
          <table:table-cell office:value-type="string">
            <text:p>Evite o fogo do canhão e resgate#os prisioneiros de guerra.</text:p>
          </table:table-cell>
        </table:table-row>
        <table:table-row table:style-name="ro1">
          <table:table-cell office:value-type="string">
            <text:p>The enemy lab in the mountains must#be captured!</text:p>
          </table:table-cell>
          <table:table-cell office:value-type="string">
            <text:p>¡Tenemos que capturar el laboratorio#enemigo de las montañas!</text:p>
          </table:table-cell>
          <table:table-cell office:value-type="string">
            <text:p>O laboratório inimigo das montanhas#deve ser capturado!</text:p>
          </table:table-cell>
        </table:table-row>
        <table:table-row table:style-name="ro1">
          <table:table-cell office:value-type="string">
            <text:p>At last! The enemy stronghold!#Can we win back our country?</text:p>
          </table:table-cell>
          <table:table-cell office:value-type="string">
            <text:p>¡Por fin! ¡El baluarte enemigo!#¡Debemos recuperar nuestro país!</text:p>
          </table:table-cell>
          <table:table-cell office:value-type="string">
            <text:p>Finalmente! O forte inimigo!#Devemos recuperar nosso país!</text:p>
          </table:table-cell>
        </table:table-row>
        <table:table-row table:style-name="ro1">
          <table:table-cell office:value-type="string">
            <text:p>Don't lose the missile silos! Secure#them and launch!</text:p>
          </table:table-cell>
          <table:table-cell office:value-type="string">
            <text:p>¡No podemos perder los misiles!#Debemos asegurarlos y lanzarlos.</text:p>
          </table:table-cell>
          <table:table-cell office:value-type="string">
            <text:p>Não podemos perder os mísseis!#Devemos protegê-los e lançá-los.</text:p>
          </table:table-cell>
        </table:table-row>
        <table:table-row table:style-name="ro1">
          <table:table-cell office:value-type="string">
            <text:p>The enemy stronghold looms ahead.#How will Sonja capture it?</text:p>
          </table:table-cell>
          <table:table-cell office:value-type="string">
            <text:p>El baluarte enemigo se alza imponente.#¿Cómo logrará Sonja capturarlo?</text:p>
          </table:table-cell>
          <table:table-cell office:value-type="string">
            <text:p>O forte inimigo permanece imponente.#Como Sonja irá capturá-lo?</text:p>
          </table:table-cell>
        </table:table-row>
        <table:table-row table:style-name="ro1">
          <table:table-cell office:value-type="string">
            <text:p>On this quiet beach, the battle is#joined...</text:p>
          </table:table-cell>
          <table:table-cell office:value-type="string">
            <text:p>En esta tranquila playa se#fragua el combate...</text:p>
          </table:table-cell>
          <table:table-cell office:value-type="string">
            <text:p>Neste praia tranquila,#a batalha começa...</text:p>
          </table:table-cell>
        </table:table-row>
        <table:table-row table:style-name="ro1">
          <table:table-cell office:value-type="string">
            <text:p>Kanbei goes to reclaim a town.#The enemy's new weapon awaits.</text:p>
          </table:table-cell>
          <table:table-cell office:value-type="string">
            <text:p>Kanbei va a reclamar una ciudad.#Le espera la nueva arma del enemigo.</text:p>
          </table:table-cell>
          <table:table-cell office:value-type="string">
            <text:p>Kanbei vai reclamar uma cidade.#A nova arma inimiga aguarda.</text:p>
          </table:table-cell>
        </table:table-row>
        <table:table-row table:style-name="ro1">
          <table:table-cell office:value-type="string">
            <text:p>Sonja vs. Lash...#A meeting of minds!</text:p>
          </table:table-cell>
          <table:table-cell office:value-type="string">
            <text:p>Sonja contra Kat...#¡Un combate de intelectos!</text:p>
          </table:table-cell>
          <table:table-cell office:value-type="string">
            <text:p>Sonja vs. Lash...#Um combate de intelectos!</text:p>
          </table:table-cell>
        </table:table-row>
        <table:table-row table:style-name="ro1">
          <table:table-cell office:value-type="string">
            <text:p>A peace offering? What does#Black Hole really want?</text:p>
          </table:table-cell>
          <table:table-cell office:value-type="string">
            <text:p>¿Una propuesta de paz? ¿Qué es#lo que quiere realmente Black Hole?</text:p>
          </table:table-cell>
          <table:table-cell office:value-type="string">
            <text:p>Uma proposta de paz? O que#Black Hole quer realmente?</text:p>
          </table:table-cell>
        </table:table-row>
        <table:table-row table:style-name="ro1">
          <table:table-cell office:value-type="string">
            <text:p>The enemy lab uncovered.#Who is the unexpected ally?</text:p>
          </table:table-cell>
          <table:table-cell office:value-type="string">
            <text:p>El laboratorio enemigo descubierto.#¿Quién es el aliado inesperado?</text:p>
          </table:table-cell>
          <table:table-cell office:value-type="string">
            <text:p>O laboratório inimigo descoberto.#Quem é o aliado inesperado?</text:p>
          </table:table-cell>
        </table:table-row>
        <table:table-row table:style-name="ro1">
          <table:table-cell office:value-type="string">
            <text:p>The final battle is at hand!#Destroy the factory pipe!</text:p>
          </table:table-cell>
          <table:table-cell office:value-type="string">
            <text:p>¡La batalla final se acerca!#¡Destruye la tubería de la fábrica!</text:p>
          </table:table-cell>
          <table:table-cell office:value-type="string">
            <text:p>A batalha final se aproxima!#Destrua a tubulação da fábrica!</text:p>
          </table:table-cell>
        </table:table-row>
        <table:table-row table:style-name="ro1">
          <table:table-cell office:value-type="string">
            <text:p>What was found in Olaf's hometown?</text:p>
          </table:table-cell>
          <table:table-cell office:value-type="string">
            <text:p>¿Qué habrá en la ciudad de Olaf?</text:p>
          </table:table-cell>
          <table:table-cell office:value-type="string">
            <text:p>O que foi encontrado na cidade#de Olaf?</text:p>
          </table:table-cell>
        </table:table-row>
        <table:table-row table:style-name="ro1">
          <table:table-cell office:value-type="string">
            <text:p>Enemy Md tank assault! Can you#stop their charge?</text:p>
          </table:table-cell>
          <table:table-cell office:value-type="string">
            <text:p>¡Ataque de tanques Md enemigos!#¿Puedes detener su carga?</text:p>
          </table:table-cell>
          <table:table-cell office:value-type="string">
            <text:p>Ataque de tanques Md inimigos!#Pode deter sua carga?</text:p>
          </table:table-cell>
        </table:table-row>
        <table:table-row table:style-name="ro1">
          <table:table-cell office:value-type="string">
            <text:p>Reclaim the land Lash stole!</text:p>
          </table:table-cell>
          <table:table-cell office:value-type="string">
            <text:p>¡Recupera la tierra que Kat robó!</text:p>
          </table:table-cell>
          <table:table-cell office:value-type="string">
            <text:p>Recupere a terra que Lash roubou!</text:p>
          </table:table-cell>
        </table:table-row>
        <table:table-row table:style-name="ro1">
          <table:table-cell office:value-type="string">
            <text:p>Prevent the foe from firing the#giant missile!</text:p>
          </table:table-cell>
          <table:table-cell office:value-type="string">
            <text:p>¡Evita que el enemigo lance el#misil gigante!</text:p>
          </table:table-cell>
          <table:table-cell office:value-type="string">
            <text:p>Evite que o inimigo lance o#míssel gigante!</text:p>
          </table:table-cell>
        </table:table-row>
        <table:table-row table:style-name="ro1">
          <table:table-cell office:value-type="string">
            <text:p>The enemy bombards Colin! Can he#hold until reinforcements arrive?</text:p>
          </table:table-cell>
          <table:table-cell office:value-type="string">
            <text:p>¡El enemigo bombardea a Colin!#¿Llegarán a tiempo los refuerzos?</text:p>
          </table:table-cell>
          <table:table-cell office:value-type="string">
            <text:p>O inimigo bombardeia Colin!#Os reforços chegarão a tempo?</text:p>
          </table:table-cell>
        </table:table-row>
        <table:table-row table:style-name="ro1">
          <table:table-cell office:value-type="string">
            <text:p>Three cannons waiting. How can I#cross those woods?</text:p>
          </table:table-cell>
          <table:table-cell office:value-type="string">
            <text:p>Tres cañones esperando.#¿Cómo puedo cruzar los bosques?</text:p>
          </table:table-cell>
          <table:table-cell office:value-type="string">
            <text:p>Três canhões esperando.#Como cruzarei os bosques?</text:p>
          </table:table-cell>
        </table:table-row>
        <table:table-row table:style-name="ro1">
          <table:table-cell office:value-type="string">
            <text:p>Capture the enemy lab before your#foe can destroy it!</text:p>
          </table:table-cell>
          <table:table-cell office:value-type="string">
            <text:p>¡Captura el laboratorio enemigo antes#de que tu adversario lo destruya!</text:p>
          </table:table-cell>
          <table:table-cell office:value-type="string">
            <text:p>Capture o laboratório inimigo antes#do seu adversário destruí-lo!</text:p>
          </table:table-cell>
        </table:table-row>
        <table:table-row table:style-name="ro1">
          <table:table-cell office:value-type="string">
            <text:p>The final battle is at hand!#Destroy the factory pipe!</text:p>
          </table:table-cell>
          <table:table-cell office:value-type="string">
            <text:p>¡La batalla final se acerca!#¡Destruye la tubería de la fábrica!</text:p>
          </table:table-cell>
          <table:table-cell office:value-type="string">
            <text:p>A batalha final se aproxima!#Destrua a tubulação da fábrica!</text:p>
          </table:table-cell>
        </table:table-row>
        <table:table-row table:style-name="ro1">
          <table:table-cell office:value-type="string">
            <text:p>Where did that sea fortress come#from? Crush it!</text:p>
          </table:table-cell>
          <table:table-cell office:value-type="string">
            <text:p>¿De dónde ha salido esa fortaleza#marina? ¡Destrúyela!</text:p>
          </table:table-cell>
          <table:table-cell office:value-type="string">
            <text:p>De onde saiu essa fortaleza#marinha? Destrua-a!</text:p>
          </table:table-cell>
        </table:table-row>
        <table:table-row table:style-name="ro1">
          <table:table-cell office:value-type="string">
            <text:p>Drake is swept up in Hawke's#assault. Will he survive?</text:p>
          </table:table-cell>
          <table:table-cell office:value-type="string">
            <text:p>Drake es arrollado por el ataque#de Maverik. ¿Podrá sobrevivir?</text:p>
          </table:table-cell>
          <table:table-cell office:value-type="string">
            <text:p>Drake é varrido pelo ataque de#Maverik. Conseguirá sobreviver?</text:p>
          </table:table-cell>
        </table:table-row>
        <table:table-row table:style-name="ro1">
          <table:table-cell office:value-type="string">
            <text:p>The enemy's battleships have come#in for repairs. Can they be sunk?</text:p>
          </table:table-cell>
          <table:table-cell office:value-type="string">
            <text:p>Las fragatas enemigas vienen a por#suministros. ¡Hay que hundirlas!</text:p>
          </table:table-cell>
          <table:table-cell office:value-type="string">
            <text:p>As fragatas inimigas vieram por#reparos. Elas podem ser afundadas?</text:p>
          </table:table-cell>
        </table:table-row>
        <table:table-row table:style-name="ro1">
          <table:table-cell office:value-type="string">
            <text:p>Sami's been trapped by Adder!#Save her!</text:p>
          </table:table-cell>
          <table:table-cell office:value-type="string">
            <text:p>¡Adder le ha tendido una trampa#a Sami! ¡Rescátala!</text:p>
          </table:table-cell>
          <table:table-cell office:value-type="string">
            <text:p>Sami caiu na armadilha de#Adder! Salve-a!</text:p>
          </table:table-cell>
        </table:table-row>
        <table:table-row table:style-name="ro1">
          <table:table-cell office:value-type="string">
            <text:p>It's Drake's peerless navy vs.#Hawke's air force. Who will win?</text:p>
          </table:table-cell>
          <table:table-cell office:value-type="string">
            <text:p>La incomparable armada de Drake#contra la fuerza aérea de Maverik...</text:p>
          </table:table-cell>
          <table:table-cell office:value-type="string">
            <text:p>A incomparável armada de Drake#contra a força aérea de Hawke...</text:p>
          </table:table-cell>
        </table:table-row>
        <table:table-row table:style-name="ro1">
          <table:table-cell office:value-type="string">
            <text:p>The enemy marches in along the#volcano. Can they be stopped?</text:p>
          </table:table-cell>
          <table:table-cell office:value-type="string">
            <text:p>El enemigo avanza por el volcán.#¿Podremos detenerlo a tiempo?</text:p>
          </table:table-cell>
          <table:table-cell office:value-type="string">
            <text:p>O inimigo avança pelo vulcão.#Eles poderão ser detidos?</text:p>
          </table:table-cell>
        </table:table-row>
        <table:table-row table:style-name="ro1">
          <table:table-cell office:value-type="string">
            <text:p>Capture the enemy lab and seize the#plans for their new weapon!</text:p>
          </table:table-cell>
          <table:table-cell office:value-type="string">
            <text:p>¡Captura el laboratorio enemigo y#los planes de su nueva arma!</text:p>
          </table:table-cell>
          <table:table-cell office:value-type="string">
            <text:p>Capture o laboratório inimigo e os#planos de sua nova arma!</text:p>
          </table:table-cell>
        </table:table-row>
        <table:table-row table:style-name="ro1">
          <table:table-cell office:value-type="string">
            <text:p>The final battle is at hand!#Destroy the pipe to the factory!</text:p>
          </table:table-cell>
          <table:table-cell office:value-type="string">
            <text:p>¡La batalla final se acerca!#¡Destruye la tubería de la fábrica!</text:p>
          </table:table-cell>
          <table:table-cell office:value-type="string">
            <text:p>A batalha final se aproxima!#Destrua a tubulação da fábrica!</text:p>
          </table:table-cell>
        </table:table-row>
        <table:table-row table:style-name="ro1">
          <table:table-cell office:value-type="string">
            <text:p>Attack the Black Hole citadel!</text:p>
          </table:table-cell>
          <table:table-cell office:value-type="string">
            <text:p>¡Ataca el reducto de Black Hole!</text:p>
          </table:table-cell>
          <table:table-cell office:value-type="string">
            <text:p>Ataque a reduto de Black Hole!</text:p>
          </table:table-cell>
        </table:table-row>
        <table:table-row table:style-name="ro1">
          <table:table-cell office:value-type="string">
            <text:p>The final conflict! Stop the#enemy's missile from launching!</text:p>
          </table:table-cell>
          <table:table-cell office:value-type="string">
            <text:p>¡La batalla final!#¡Evita que el enemigo lance el misil!</text:p>
          </table:table-cell>
          <table:table-cell office:value-type="string">
            <text:p>A batalha final!#Evite que o inimigo lance o míssil!</text:p>
          </table:table-cell>
        </table:table-row>
        <table:table-row table:style-name="ro1">
          <table:table-cell office:value-type="string">
            <text:p>Hey! $0eWhy aren't the Orange Star#lines broken?!?$0f</text:p>
          </table:table-cell>
          <table:table-cell office:value-type="string">
            <text:p>¡Eh! $0e¿Por qué no hemos destruido#todavía las líneas de Orange Star?$0f</text:p>
          </table:table-cell>
          <table:table-cell office:value-type="string">
            <text:p>Ei! $0ePor que não destruímos as#linhas de Orange Star?$0f</text:p>
          </table:table-cell>
        </table:table-row>
        <table:table-row table:style-name="ro1">
          <table:table-cell office:value-type="string">
            <text:p>They're...$0e They're stronger than we#had anticipated...$0f</text:p>
          </table:table-cell>
          <table:table-cell office:value-type="string">
            <text:p>Son...$0e Son más fuertes de lo#que suponíamos...$0f</text:p>
          </table:table-cell>
          <table:table-cell office:value-type="string">
            <text:p>Eles...$0e Eles são mais fortes#do que pensávamos...$0f</text:p>
          </table:table-cell>
        </table:table-row>
        <table:table-row table:style-name="ro1">
          <table:table-cell office:value-type="string">
            <text:p>I don't want excuses!$0e$0e#I want victory!$0f</text:p>
          </table:table-cell>
          <table:table-cell office:value-type="string">
            <text:p>¡No quiero excusas!$0e$0e#¡Quiero la victoria!$0f</text:p>
          </table:table-cell>
          <table:table-cell office:value-type="string">
            <text:p>Não quero desculpas!$0e$0e#Quero a vitória!$0f</text:p>
          </table:table-cell>
        </table:table-row>
        <table:table-row table:style-name="ro1">
          <table:table-cell office:value-type="string">
            <text:p>More trouble, sir!$0fWe have reports of a new Orange#Star CO arriving...$0f</text:p>
          </table:table-cell>
          <table:table-cell office:value-type="string">
            <text:p>¡Más problemas, señor!$0fNos han informado de la llegada#de un nuevo OJ de Orange Star...$0f</text:p>
          </table:table-cell>
          <table:table-cell office:value-type="string">
            <text:p>Mais problemas, senhor!$0fFomos informados da chegada de#uma nova OC de Orange Star...$0f</text:p>
          </table:table-cell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office:value-type="string">
            <text:p>.........$0f</text:p>
          </table:table-cell>
        </table:table-row>
        <table:table-row table:style-name="ro1">
          <table:table-cell office:value-type="string">
            <text:p>Lord Flak, $0eif we continue,$0e we're#only going to take more casualties.$0f</text:p>
          </table:table-cell>
          <table:table-cell office:value-type="string">
            <text:p>Señor, $0esi seguimos,$0e lo único#que vamos a conseguir son más bajas.$0f</text:p>
          </table:table-cell>
          <table:table-cell office:value-type="string">
            <text:p>Senhor Flak, $0ese continuarmos assim,#conseguiremos apenas mais baixas.$0f</text:p>
          </table:table-cell>
        </table:table-row>
        <table:table-row table:style-name="ro1">
          <table:table-cell office:value-type="string">
            <text:p>Nothing else to do.$0e$0e#Use the troops we've got left.$0fThis Orange Star CO...$0e#What's he like?$0f</text:p>
          </table:table-cell>
          <table:table-cell office:value-type="string">
            <text:p>No podemos hacer otra cosa.$0e$0e#Usa las tropas que nos quedan.$0fEn cuanto al OJ de Orange Star...$0e#¿Cómo es?$0f</text:p>
          </table:table-cell>
          <table:table-cell office:value-type="string">
            <text:p>Não há mais nada a fazer.$0e$0e#Use as tropas que nos restam.$0fEsse OC de Orange Star...$0e#Como ele parece?$0f</text:p>
          </table:table-cell>
        </table:table-row>
        <table:table-row table:style-name="ro1">
          <table:table-cell office:value-type="string">
            <text:p>Whew! $0eOk, we've taken care of the#majority of Black Hole's forces here.$0fThis Black Hole Army is proving to be#quite dangerous.$0f</text:p>
          </table:table-cell>
          <table:table-cell office:value-type="string">
            <text:p>¡Buf! $0eMuy bien, ya nos hemos ocupado#de la mayoría de las fuerzas de Black$0fHole. La verdad es que están#demostrando ser un ejército peligroso.$0f</text:p>
          </table:table-cell>
          <table:table-cell office:value-type="string">
            <text:p>Ufa! $0eMuito bem, já cuidamos da#maioria das forças de Black Hole.$0fEsse exército de Black Hole está#demonstrando ser muito perigoso.$0f</text:p>
          </table:table-cell>
        </table:table-row>
        <table:table-row table:style-name="ro1">
          <table:table-cell office:value-type="string">
            <text:p>Commander! $0eWe've located the#remaining enemy units.$0fWe're preparing to launch pursuit.$0f</text:p>
          </table:table-cell>
          <table:table-cell office:value-type="string">
            <text:p>¡Mi comandante! $0e Hemos localizado al#resto de unidades enemigas. Estamos$0flistos para iniciar la persecución.$0f</text:p>
          </table:table-cell>
          <table:table-cell office:value-type="string">
            <text:p>Comandante! $0eLocalizamos o resto#das unidades inimigas.$0fEstamos prontos para iniciar a#perseguição.$0f</text:p>
          </table:table-cell>
        </table:table-row>
        <table:table-row table:style-name="ro1">
          <table:table-cell office:value-type="string">
            <text:p>Understood.$0e$0e#I'll take it from here!$0f</text:p>
          </table:table-cell>
          <table:table-cell office:value-type="string">
            <text:p>Muy bien.$0e$0e#¡Vamos a ocuparnos de ellos!$0f</text:p>
          </table:table-cell>
          <table:table-cell office:value-type="string">
            <text:p>Entendido. $0e$0eEu cuido disso daqui#em diante!$0f</text:p>
          </table:table-cell>
        </table:table-row>
        <table:table-row table:style-name="ro1">
          <table:table-cell office:value-type="string">
            <text:p>Nell!$0e$0e What's the matter!?#Are you Ok?$0f</text:p>
          </table:table-cell>
          <table:table-cell office:value-type="string">
            <text:p>¡Nell!$0e$0e ¿Qué está pasando aquí?#¿Estás bien?$0f</text:p>
          </table:table-cell>
          <table:table-cell office:value-type="string">
            <text:p>Nell!$0e$0e Qual é o problema!?#Você está bem?$0f</text:p>
          </table:table-cell>
        </table:table-row>
        <table:table-row table:style-name="ro1">
          <table:table-cell office:value-type="string">
            <text:p>Oh, $0eAndy!$0e$0e#Sorry for the sudden call.$0f</text:p>
          </table:table-cell>
          <table:table-cell office:value-type="string">
            <text:p>¡Ah, $0eAndy!$0e$0e Siento haberte#llamado con tanta urgencia.$0f</text:p>
          </table:table-cell>
          <table:table-cell office:value-type="string">
            <text:p>Oh, $0eAndy!$0e$0e Desculpa por#chamá-lo com tão depressa.$0f</text:p>
          </table:table-cell>
        </table:table-row>
        <table:table-row table:style-name="ro1">
          <table:table-cell office:value-type="string">
            <text:p>Where are the bad guys?$0f</text:p>
          </table:table-cell>
          <table:table-cell office:value-type="string">
            <text:p>¿Dónde están los malos?$0f</text:p>
          </table:table-cell>
          <table:table-cell office:value-type="string">
            <text:p>Onde estão os malvados?$0f</text:p>
          </table:table-cell>
        </table:table-row>
        <table:table-row table:style-name="ro1">
          <table:table-cell office:value-type="string">
            <text:p>Settle down.$0e$0e#I've wiped out most of the enemy.$0f</text:p>
          </table:table-cell>
          <table:table-cell office:value-type="string">
            <text:p>Tranquilízate.$0e$0e#Ya me he encargado de la mayoría.$0f</text:p>
          </table:table-cell>
          <table:table-cell office:value-type="string">
            <text:p>Acalme-se.$0e$0e$0fEu já me encarreguei da#maioria dos inimigos.$0f</text:p>
          </table:table-cell>
        </table:table-row>
        <table:table-row table:style-name="ro1">
          <table:table-cell office:value-type="string">
            <text:p>Oh...$0e$0e I was hoping I'd get#a chance to show off for you.$0f</text:p>
          </table:table-cell>
          <table:table-cell office:value-type="string">
            <text:p>Vaya...$0e$0e Esperaba tener la#oportunidad de practicar un poco.$0f</text:p>
          </table:table-cell>
          <table:table-cell office:value-type="string">
            <text:p>Oh...$0e$0e Eu esperada ter a chance#de dar um show pra você.$0f</text:p>
          </table:table-cell>
        </table:table-row>
        <table:table-row table:style-name="ro1">
          <table:table-cell office:value-type="string">
            <text:p>Don't be foolish, Andy!$0e$0e#This is no training exercise!$0fYou might be a mechanical wizard, but#you still need practice with soldiers.$0fI don't think you're as combat#ready as you'd like to believe.$0fYou can take over for me,$0fbut I'm going to give you instructions#as you go,$0e and I want you to listen!$0f</text:p>
          </table:table-cell>
          <table:table-cell office:value-type="string">
            <text:p>¡No digas tonterías, Andy!$0e$0e#¡Esto no es ningún ejercicio!$0fPuede que seas un genio de la#mecánica, pero todavía necesitas$0fpracticar mucho en cuanto a tropas.#No creo que estés tan listo para el$0fcombate como te gustaría. Te dejo#tomar el mando en mi lugar, pero te$0firé dando instrucciones a medida#que avancemos.$0f¡Y más te vale escuchar!$0f</text:p>
          </table:table-cell>
          <table:table-cell office:value-type="string">
            <text:p>Não seja tonto, Andy! $0e$0eIsso não é#um exercício de treinamento!$0fVocê pode ser um gênio da mecânica,#mas ainda precisa praticar mais$0fcom os soldados.$0fNão acredito que você esteja#preparado para o combate quanto$0fvocê pensa que está.$0fDeixo você tomar controle no meu#lugar, mas ficarei dando instruções$0fa medida que avançarmos.#Quero você prestando atenção!$0f</text:p>
          </table:table-cell>
        </table:table-row>
        <table:table-row table:style-name="ro1">
          <table:table-cell office:value-type="string">
            <text:p>Yes, ma'am!$0e$0e#Let's get started!$0f</text:p>
          </table:table-cell>
          <table:table-cell office:value-type="string">
            <text:p>¡Sí, señora!$0e$0e#¡A por ellos!$0f</text:p>
          </table:table-cell>
          <table:table-cell office:value-type="string">
            <text:p>Sim, senhora!$0e$0e#Vamos começar!$0f</text:p>
          </table:table-cell>
        </table:table-row>
        <table:table-row table:style-name="ro1">
          <table:table-cell office:value-type="string">
            <text:p>The orange units are under#your command.$0fYour enemies are those black units in#the top-right corner of the map.$0f</text:p>
          </table:table-cell>
          <table:table-cell office:value-type="string">
            <text:p>Las unidades de color naranja están#bajo tu mando.$0fTu enemigo son esas unidades negras#en la parte superior derecha del mapa.$0f</text:p>
          </table:table-cell>
          <table:table-cell office:value-type="string">
            <text:p>As unidades laranja estão sob#o seu comando.$0fSeus inimigos são as unidades#negras no canto superior direito$0fdo mapa.$0f</text:p>
          </table:table-cell>
        </table:table-row>
        <table:table-row table:style-name="ro1">
          <table:table-cell office:value-type="string">
            <text:p>Your goal is simple: reclaim our land.$0fDo that by capturing the enemy#HQ $0eor by defeating all enemy units.$0fMove out, and be careful not to let#the enemy defeat your troops.$0f</text:p>
          </table:table-cell>
          <table:table-cell office:value-type="string">
            <text:p>El objetivo es sencillo: recuperar#nuestros territorios. Para ello tienes$0fque capturar el CG del enemigo $0eo#derrotar a todas sus unidades.$0f¡Adelante y buena suerte!$0f</text:p>
          </table:table-cell>
          <table:table-cell office:value-type="string">
            <text:p>Seu objetivo é simples: recuperar#nossos territórios.$0fPara isso, capture o QG do inimigo ou#derrote todas as suas unidades.$0fAdiante e tome cuidado para que#o inimigo não derrote suas tropas.$0f</text:p>
          </table:table-cell>
        </table:table-row>
        <table:table-row table:style-name="ro1">
          <table:table-cell office:value-type="string">
            <text:p>Ok! $0e$0eI'm ready to go!$0f</text:p>
          </table:table-cell>
          <table:table-cell office:value-type="string">
            <text:p>¡Muy bien! $0e$0e¡Estoy listo!$0f</text:p>
          </table:table-cell>
          <table:table-cell office:value-type="string">
            <text:p>Tudo bem! $0e$0eEstou pronto!$0f</text:p>
          </table:table-cell>
        </table:table-row>
        <table:table-row table:style-name="ro1">
          <table:table-cell office:value-type="string">
            <text:p>Rushing into battle only to get#beaten$0e wins us nothing.$0fLet's review some basic troop#deployment first.$0f</text:p>
          </table:table-cell>
          <table:table-cell office:value-type="string">
            <text:p>Ir corriendo al campo de batalla para#recibir una paliza$0e no es mi estilo.$0fMejor revisamos primero algunas#instrucciones básicas de despliegue$0fde tropas.$0f</text:p>
          </table:table-cell>
          <table:table-cell office:value-type="string">
            <text:p>Sair correndo para o campo de#batalha para receber uma cacetada$0e$0fnão é o meu estilo.$0fVamos revisar algumas instruções#básicas de remanejamento de tropas.$0f</text:p>
          </table:table-cell>
        </table:table-row>
        <table:table-row table:style-name="ro1">
          <table:table-cell office:value-type="string">
            <text:p>First, $0euse this cursor to give orders.$0fMove it with the + Control Pad.$0e$0e#Here, $0etry giving orders to a unit.$0fMove the cursor onto a unit$0e#and press the A Button.$0f</text:p>
          </table:table-cell>
          <table:table-cell office:value-type="string">
            <text:p>Primero $0eutiliza el cursor para dar#órdenes. Muévelo con el + Panel de$0fControl.$0e$0e Venga, intenta dar una orden#a una unidad. Coloca el cursor sobre$0fella y luego pulsa el Botón A.$0f</text:p>
          </table:table-cell>
          <table:table-cell office:value-type="string">
            <text:p>Primeiro, $0euse este cursor para dar#as ordens.$0fMova-o com o Controle Direcional +.$0e$0e$0fVamos, tente dar ordens para uma#unidade.$0fColoque o curso sobre a unidade e#aperte o Botão A.$0f</text:p>
          </table:table-cell>
        </table:table-row>
        <table:table-row table:style-name="ro1">
          <table:table-cell office:value-type="string">
            <text:p>You chose End. $0eThis will end your#turn and let your enemy begin moving.$0fYou should only pick this when you've#finished giving orders to all units.$0fTry giving orders to a unit now.$0f</text:p>
          </table:table-cell>
          <table:table-cell office:value-type="string">
            <text:p>Has elegido Fin. $0eCon esto acabará#tu turno y tu enemigo iniciará$0fsus movimientos. Selecciona esta opción#sólo cuando hayas terminado de dar$0fórdenes a todas tus unidades.$0fAhora intenta proporcionar órdenes a#alguna unidad.$0f</text:p>
          </table:table-cell>
          <table:table-cell office:value-type="string">
            <text:p>Você escolheu Fim.$0e$0fIsso encerrará o seu turno e o inimigo#iniciará os seus movimentos.$0fSó escolha esta opção depois que#terminar de dar todas as ordens$0fas suas unidades.$0fAgora tente dar ordens à uma#unidade.$0f</text:p>
          </table:table-cell>
        </table:table-row>
        <table:table-row table:style-name="ro1">
          <table:table-cell office:value-type="string">
            <text:p>That's an infantry unit.$0fThey have low firepower, $0ebut#they're essential to combat.$0fNow, $0edo you remember what our#goals are on this map?$0f</text:p>
          </table:table-cell>
          <table:table-cell office:value-type="string">
            <text:p>Eso es una unidad de infantería.$0fSu potencia de disparo es limitada,#$0epero son esenciales en combate.$0fBien, $0e¿recuerdas cuál es el objetivo#en este mapa?$0f</text:p>
          </table:table-cell>
          <table:table-cell office:value-type="string">
            <text:p>Isso é uma unidade de infantaria.$0fSua potencia de disparo é limitada,#$0emas são essenciais para o combate.$0fAgora, $0evocê lembra qual é o#objetivo deste mapa?$0f</text:p>
          </table:table-cell>
        </table:table-row>
        <table:table-row table:style-name="ro1">
          <table:table-cell office:value-type="string">
            <text:p>You bet! $0eGet rid of all the bad#guys, $0eor capture their HQ!$0f</text:p>
          </table:table-cell>
          <table:table-cell office:value-type="string">
            <text:p>¡Claro! $0e¡Deshacerse de todos los malos#$0eo capturar su CG!$0f</text:p>
          </table:table-cell>
          <table:table-cell office:value-type="string">
            <text:p>Claro! $0eDesfazer-se de todos os#malvados ou capturar o seu QG!$0f</text:p>
          </table:table-cell>
        </table:table-row>
        <table:table-row table:style-name="ro1">
          <table:table-cell office:value-type="string">
            <text:p>You did remember! $0eWell done!$0fNow, $0e$0ethis is important: $0e$0eonly foot#soldiers can capture properties.$0fOf course, infantry units are a type#of foot soldier.$0f</text:p>
          </table:table-cell>
          <table:table-cell office:value-type="string">
            <text:p>¡Veo que sí te acuerdas! $0e¡Perfecto!$0fBien, $0e$0eesto es importante: $0e$0esólo las#tropas de a pie pueden capturar$0fpropiedades.$0fPor supuesto, la infantería es un tipo#de tropa de a pie.$0f</text:p>
          </table:table-cell>
          <table:table-cell office:value-type="string">
            <text:p>Você lembrou! $0eMuito bem!$0fAgora, $0e$0eisso é importante: $0e$0esomente os#soldados terrestres podem capturar$0fpropriedades.$0fMas claro, a infantaria é um tipo de#soldado terrestre.$0f</text:p>
          </table:table-cell>
        </table:table-row>
        <table:table-row table:style-name="ro1">
          <table:table-cell office:value-type="string">
            <text:p>That's right!$0fIf I don't have any foot soldiers,$0e#I can't capture anything.$0f</text:p>
          </table:table-cell>
          <table:table-cell office:value-type="string">
            <text:p>¡Claro!$0fSi no tengo tropas de a pie, no puedo#capturar nada, ¿verdad?$0f</text:p>
          </table:table-cell>
          <table:table-cell office:value-type="string">
            <text:p>Certo!$0fSe eu não tiver soldados terrestres,$0e#não poderei capturar nada.$0f</text:p>
          </table:table-cell>
        </table:table-row>
        <table:table-row table:style-name="ro1">
          <table:table-cell office:value-type="string">
            <text:p>Right! Now, don't forget: you can only#capture enemy and neutral properties.$0fThe Capture command appears when#you move an infantry unit onto these.$0f</text:p>
          </table:table-cell>
          <table:table-cell office:value-type="string">
            <text:p>¡Verdad! Pero no olvides que sólo#puedes capturar propiedades enemigas$0fy neutrales. El comando Capturar#aparecerá cuando coloques una unidad$0fde infantería sobre una de las#propiedades mencionadas.$0f</text:p>
          </table:table-cell>
          <table:table-cell office:value-type="string">
            <text:p>Isso mesmo! Agora, não se esqueça:#você poderá capturar apenas$0fpropriedades inimigas e neutras.$0fO comando Capturar aparecerá#quando você colocar uma unidade$0fde infantaria sobre uma das#propriedades mencionadas.$0f</text:p>
          </table:table-cell>
        </table:table-row>
        <table:table-row table:style-name="ro1">
          <table:table-cell office:value-type="string">
            <text:p>Ok, $0elet's move a unit.$0fDid you notice how some of the spaces#around that unit changed color?$0fThat's the unit's movement range.$0fWhen you've finished moving a unit,#$0ethe Command menu will appear.$0fSelect Wait if you have no further#orders for that unit.$0f</text:p>
          </table:table-cell>
          <table:table-cell office:value-type="string">
            <text:p>Muy bien, $0evamos a mover una unidad.#¿Te has dado cuenta de que algunos$0fde los espacios que rodean a la#unidad cambian de color?$0fÉse es el rango de movimiento.$0fCuando hayas terminado de mover la#unidad, $0eaparecerá el menú de$0fcomandos. Elige Esperar si no tienes#ninguna otra misión para esa unidad.$0f</text:p>
          </table:table-cell>
          <table:table-cell office:value-type="string">
            <text:p>Muito bem, $0evamos mover uma#unidade.$0fVocê notou que alguns dos espaços que#rodeiam a unidade mudam de cor?$0fIsso é o alcance de movimento da#unidade.$0fAssim que terminar de mover#uma unidade,$0faparecerá o menu de Comandos.$0fEscolha Esperar se você não tiver#mais nenhuma ordem para essa$0funidade.$0f</text:p>
          </table:table-cell>
        </table:table-row>
        <table:table-row table:style-name="ro1">
          <table:table-cell office:value-type="string">
            <text:p>That's an APC unit.$0e#APCs have no attack capabilities.$0f</text:p>
          </table:table-cell>
          <table:table-cell office:value-type="string">
            <text:p>Esa unidad es un TOA.$0e#Los TOA no tienen capacidad ofensiva.$0f</text:p>
          </table:table-cell>
          <table:table-cell office:value-type="string">
            <text:p>Essa é uma unidade APC.$0e$0fOs APCs não possuem capacidade#ofensiva.$0f</text:p>
          </table:table-cell>
        </table:table-row>
        <table:table-row table:style-name="ro1">
          <table:table-cell office:value-type="string">
            <text:p>Oh, weak!$0f</text:p>
          </table:table-cell>
          <table:table-cell office:value-type="string">
            <text:p>¡Vaya truño!$0f</text:p>
          </table:table-cell>
          <table:table-cell office:value-type="string">
            <text:p>Oh, que fraco!$0f</text:p>
          </table:table-cell>
        </table:table-row>
        <table:table-row table:style-name="ro1">
          <table:table-cell office:value-type="string">
            <text:p>Weak in combat, perhaps, but they're#incredibly useful.$0fThey can load and transport infantry#units$0e and supply your units.$0f </text:p>
          </table:table-cell>
          <table:table-cell office:value-type="string">
            <text:p>Puede que sean débiles en combate,#pero son increíblemente útiles.$0fPueden transportar unidades de#infantería$0e y proporcionar$0fsuministros a todas las unidades.$0f</text:p>
          </table:table-cell>
          <table:table-cell office:value-type="string">
            <text:p>Eles são fracos em combate,#mas são incrivelmente úteis.$0fPodem carregar unidades de#infantaria $0ee fornecer suprimentos$0fàs suas unidades.$0f</text:p>
          </table:table-cell>
        </table:table-row>
        <table:table-row table:style-name="ro1">
          <table:table-cell office:value-type="string">
            <text:p>Load, huh?$0e#I don't get it, $0ebut it sounds useful!$0f</text:p>
          </table:table-cell>
          <table:table-cell office:value-type="string">
            <text:p>Así que pueden transportar...$0e#No lo pillo, pero parece útil.$0f</text:p>
          </table:table-cell>
          <table:table-cell office:value-type="string">
            <text:p>Carregar, hã?$0e$0fNão entendi muito bem, mas#parece ser útil.$0f</text:p>
          </table:table-cell>
        </table:table-row>
        <table:table-row table:style-name="ro1">
          <table:table-cell office:value-type="string">
            <text:p>If you move infantry units onto#APCs,$0e the Load command appears.$0fThen use the Drop command to unload#those units. Transporting troops$0fin APCs like this gets your infantry#where they need to be in a hurry!$0f</text:p>
          </table:table-cell>
          <table:table-cell office:value-type="string">
            <text:p>Si colocas una unidad de infantería#sobre un TOA,$0e aparecerá el comando$0fCargar. Luego tendrás que usar el#comando Descargar para descargar$0fesa unidad. Esa unidad es útil para#transportar infantería rápidamente$0fa algún lugar concreto.$0f</text:p>
          </table:table-cell>
          <table:table-cell office:value-type="string">
            <text:p>Se você colocar uma unidade#de infantaria em um APC,$0e$0fo comando Carregar aparecerá.#Então use o comando Descarregar$0fpara descarregar essa unidade.$0fEssa unidade é útil para transportar#infantaria rapidamente a algum$0flugar concreto.$0f</text:p>
          </table:table-cell>
        </table:table-row>
        <table:table-row table:style-name="ro1">
          <table:table-cell office:value-type="string">
            <text:p>I get it... $0eInfantry units can move 3#spaces, $0ebut APCs can move 6!$0fI've gotta give that a try!$0f</text:p>
          </table:table-cell>
          <table:table-cell office:value-type="string">
            <text:p>Ya lo entiendo... $0eLa infantería puede#moverse 3 espacios, $0epero los TOA$0favanzan 6 espacios.#¡Tengo que probarlo!$0f</text:p>
          </table:table-cell>
          <table:table-cell office:value-type="string">
            <text:p>Entendi... $0eAs unidades de infantaria#podem avançar 3 espaços,$0e$0fmas os APCs podem avançar#6 espaços.$0fTenho que testar isso!$0f</text:p>
          </table:table-cell>
        </table:table-row>
        <table:table-row table:style-name="ro1">
          <table:table-cell office:value-type="string">
            <text:p>Be careful: $0eunits that have been#dropped can only be ordered to Wait.$0fAlso, $0eyou can only drop units onto#terrain they normally can traverse.$0f</text:p>
          </table:table-cell>
          <table:table-cell office:value-type="string">
            <text:p>Ten cuidado: $0elas unidades que acaban#de ser descargadas sólo pueden$0fEsperar. Además, $0esólo podrás#descargar unidades en terrenos que$0fnormalmente puedan ocupar.$0f</text:p>
          </table:table-cell>
          <table:table-cell office:value-type="string">
            <text:p>Tenha cuidado: $0eas unidades que#acabarem de descargar poderão$0fapenas Esperar.$0fPortanto, $0evocê só poderá#descarregar unidades nos terremos$0fque normalmente eles podem ocupar.$0f</text:p>
          </table:table-cell>
        </table:table-row>
        <table:table-row table:style-name="ro1">
          <table:table-cell office:value-type="string">
            <text:p>If I dropped infantry in the sea, they$0e#might drown, huh? $0eOk. $0eI won't forget.$0fBy the way, Nell, $0ewhat's "Supply"?$0f</text:p>
          </table:table-cell>
          <table:table-cell office:value-type="string">
            <text:p>Si soltara infantería en el mar$0e se#ahogarían, ¿no? Vale. No lo olvidaré.$0fPor cierto, Nell, ¿qué significa#$abSuministrar$bb?$0f</text:p>
          </table:table-cell>
          <table:table-cell office:value-type="string">
            <text:p>Se eu soltar a infantaria no mar,$0e#eles irão se afogar, certo?$0e$0fTudo bem. Vou me lembrar#disso.$0fA propósito, Nell, o que significa#"Suprimento"?$0f</text:p>
          </table:table-cell>
        </table:table-row>
        <table:table-row table:style-name="ro1">
          <table:table-cell office:value-type="string">
            <text:p>Units lose both fuel and primary-#weapon ammo as they fight.$0fWhen they run out of primary-weapon#ammo, your units use weaker attacks.$0fWhen they run out of gas, your#units can't move.$0fAPCs can supply fuel and rounds to#units in adjacent spaces.$0fAPCs automatically supply any nearby#units at the start of each turn.$0fHowever, you can use the Supply#command if you need supplies quickly.$0f</text:p>
          </table:table-cell>
          <table:table-cell office:value-type="string">
            <text:p>Las unidades utilizan tanto combustible#como munición de su arma primaria en el$0fcombate. Cuando se quedan sin munición#su ataque es menos potente. Cuando se$0fquedan sin combustible, no pueden#moverse. Los TOA pueden suministrar$0fambos materiales a las unidades en#posiciones adyacentes.$0fEste suministro se hará de forma#automática al principio de cada turno$0fa todas las unidades situadas en#espacios adyacentes a los TOA.$0fAunque también puedes usar el comando#Suministrar si necesitas hacerlo antes$0fdel principio del turno.$0f</text:p>
          </table:table-cell>
          <table:table-cell office:value-type="string">
            <text:p>As unidades utilizam tanto#combustível como munição de$0fsua arma primaria no combate.$0fQuando ficam sem combustível,#não podem se mover.$0fOs APCs podem suprimir ambos#os materiais para as unidades em$0fespaços adjacentes.$0fOs APCs suprem de forma#automática ao início de cada turno$0fa todas as unidades localizadas#em seus espaços adjacentes.$0fContudo, você pode usar o comando#Suprir caso precise fazê-lo antes$0fdo início do turno.$0f</text:p>
          </table:table-cell>
        </table:table-row>
        <table:table-row table:style-name="ro1">
          <table:table-cell office:value-type="string">
            <text:p><text:s/>in a hurry!$0f</text:p>
          </table:table-cell>
          <table:table-cell office:value-type="string">
            <text:p>Vale, $0eentonces...$0e Los TOA se utilizan#para ayudar a otras unidades.$0f¡Esto está chupado!$0f</text:p>
          </table:table-cell>
          <table:table-cell office:value-type="string">
            <text:p>Certo, $0eentão... $0eOs APCs são utilizados#para ajudar outras unidades.$0fIsso ficou claro!$0f</text:p>
          </table:table-cell>
        </table:table-row>
        <table:table-row table:style-name="ro1">
          <table:table-cell office:value-type="string">
            <text:p>APCs can move 6!$0fI've gotta give that a try!$0f</text:p>
          </table:table-cell>
          <table:table-cell office:value-type="string">
            <text:p>Muy bien, $0eahora movamos una unidad.$0f¿Te has dado cuenta de que algunos#espacios alrededor de la unidad han$0fcambiado de color? Eso es el rango de#movimiento de la unidad. Cuando hayas$0fmovido la unidad, $0eaparecerá el menú de#comandos. Selecciona Esperar si no$0ftienes ninguna otra misión para esa#unidad.$0f</text:p>
          </table:table-cell>
          <table:table-cell office:value-type="string">
            <text:p>Muito bem, $0eagora vamos mover#uma unidade.$0fJá notou que alguns dos#espaços ao redor da unidade$0fmudam de cor?$0fEssa é a distância de movimento#da unidade.$0fDepois que mover uma unidade,$0e#aparecerá o menu de comandos.$0fSelecione Esperar se não houver#outra missão para essa unidade.$0f</text:p>
          </table:table-cell>
        </table:table-row>
        <table:table-row table:style-name="ro1">
          <table:table-cell office:value-type="string">
            <text:p>All right, now take a close look at#movement range.$0fDo you see how the APC can't travel#in the mountains?$0fAll units have a movement type, $0eand#this affects their movement costs.$0fAPCs move on treads, like tanks, $0e$0eso#they can't cross mountains or rivers.$0fTo see intel on units, $0eselect them and#press the R Button.$0f</text:p>
          </table:table-cell>
          <table:table-cell office:value-type="string">
            <text:p>Bien, ahora fíjate mejor en el rango de#movimiento. Te habrás dado cuenta de$0fque el TOA no puede viajar por las#montañas. Todas las unidades tienen un$0ftipo de movimiento, $0eque afecta a su#coste de desplazamiento. Los TOA se$0fmueven sobre cadenas, como los#tanques, $0e$0easí que no pueden atravesar$0fmontañas o ríos. Para obtener#información sobre cada unidad,$0f$0eselecciónala y pulsa el Botón R.$0f</text:p>
          </table:table-cell>
          <table:table-cell office:value-type="string">
            <text:p>Certo, agora preste atenção#na distância de movimento.$0fJá se deu conta que o APC não#pode viajar pelas montanhas?$0fTodas as unidades possuem#um tipo de movimento,$0e$0fque afeta em seu custo de#movimento.$0fOs APCs se movem em#esteiras, como os tanques,$0e$0e$0fportanto não podem atravessar#montanhas ou rios.$0fPara obter informações#sobre cada unidade,$0e$0fselecione-a e aperte o Botão R.$0f</text:p>
          </table:table-cell>
        </table:table-row>
        <table:table-row table:style-name="ro1">
          <table:table-cell office:value-type="string">
            <text:p>How do I check which units can move#in specific types of terrain?$0f</text:p>
          </table:table-cell>
          <table:table-cell office:value-type="string">
            <text:p>¿Cómo puedo saber qué unidades se#pueden mover en cada tipo de terreno?$0f</text:p>
          </table:table-cell>
          <table:table-cell office:value-type="string">
            <text:p>Como vou saber que uma unidade#pode mover-se em um determinado$0ftipo de terreno?$0f</text:p>
          </table:table-cell>
        </table:table-row>
        <table:table-row table:style-name="ro1">
          <table:table-cell office:value-type="string">
            <text:p>Place the cursor on the terrain, $0eand#press the R Button for intel!$0f</text:p>
          </table:table-cell>
          <table:table-cell office:value-type="string">
            <text:p>Coloca el cursor sobre el terreno#$0ey pulsa el Botón R.$0f</text:p>
          </table:table-cell>
          <table:table-cell office:value-type="string">
            <text:p>Coloque o cursor sobre o terreno$0e#e aperte o Botão R para interagir.$0f</text:p>
          </table:table-cell>
        </table:table-row>
        <table:table-row table:style-name="ro1">
          <table:table-cell office:value-type="string">
            <text:p>When you've finished deploying all of#your units,$0e your turn's finished.$0fPlace the cursor in an empty space#and press the A Button.$0fOn the Command menu, $0eselect End to#complete your turn.$0f</text:p>
          </table:table-cell>
          <table:table-cell office:value-type="string">
            <text:p>Tu turno acaba $0ecuando termines de#dar órdenes a todas tus unidades.$0fColoca el cursor en un espacio vacío#y pulsa el Botón A.$0fElige Fin $0een el menú de comandos para#acabar el turno.$0f</text:p>
          </table:table-cell>
          <table:table-cell office:value-type="string">
            <text:p>Seu turno acaba $0equando você#termina de dar ordens a todas$0fas unidades.$0fColoque o curso em um espaço#vazio e aperte o Botão A.$0e$0fEscolha Fim no menu de comandos#para completar seu turno.$0f</text:p>
          </table:table-cell>
        </table:table-row>
        <table:table-row table:style-name="ro1">
          <table:table-cell office:value-type="string">
            <text:p>That woman's tough...$0e$0e#Can I win with these units?$0fHah! $0eThis is where the fun starts.$0f</text:p>
          </table:table-cell>
          <table:table-cell office:value-type="string">
            <text:p>Esta mujer es dura de pelar...$0e$0e#Aunque seguro que puedo ganar...$0f¡Ja! $0e¡Empieza la fiesta!$0f</text:p>
          </table:table-cell>
          <table:table-cell office:value-type="string">
            <text:p>Essa mulher é dura na queda...$0e$0e$0fPosso vencer com essas#unidades?$0fHah! $0e$0eAgora que a festa#começa.$0f</text:p>
          </table:table-cell>
        </table:table-row>
        <table:table-row table:style-name="ro1">
          <table:table-cell office:value-type="string">
            <text:p>Hey, $0eNell.$0e We're fighting#the Black Hole Army, right?$0f</text:p>
          </table:table-cell>
          <table:table-cell office:value-type="string">
            <text:p>Eh, $0eNell.$0e Estamos luchando contra#el ejército de Black Hole, ¿no?$0f</text:p>
          </table:table-cell>
          <table:table-cell office:value-type="string">
            <text:p>Ei, $0eNell.$0e Estamos lutando contra o#exército de Black Hole, certo?$0f</text:p>
          </table:table-cell>
        </table:table-row>
        <table:table-row table:style-name="ro1">
          <table:table-cell office:value-type="string">
            <text:p>Yes. $0e$0eHowever, it isn't Sturm we're#facing. It looks like another CO.$0fI get the impression that whoever it is#just wants to smash things.$0f</text:p>
          </table:table-cell>
          <table:table-cell office:value-type="string">
            <text:p>Sí. $0e$0eSin embargo, no es Sturm a quien#nos enfrentamos. Parece otro OJ.$0fTengo la impresión de que, sea quien#sea, le gusta destrozar cosas.$0f</text:p>
          </table:table-cell>
          <table:table-cell office:value-type="string">
            <text:p>Sim. $0e$0eContudo, não estamos#enfrentando Sturm.$0fParece outro OC.$0fTenho a impressão que,#quem quer que seja,$0fgosta de destruir coisas.$0f</text:p>
          </table:table-cell>
        </table:table-row>
        <table:table-row table:style-name="ro1">
          <table:table-cell office:value-type="string">
            <text:p>Well, he's not getting away with#anything while I'm around!$0f</text:p>
          </table:table-cell>
          <table:table-cell office:value-type="string">
            <text:p>Me da igual. ¡No se va a salir con la#suya mientras yo esté aquí!$0f</text:p>
          </table:table-cell>
          <table:table-cell office:value-type="string">
            <text:p>Bem, ele não vai sair enquanto#eu estiver por perto!$0f</text:p>
          </table:table-cell>
        </table:table-row>
        <table:table-row table:style-name="ro1">
          <table:table-cell office:value-type="string">
            <text:p>That's the spirit! $0eI knew I could count#on you!$0f</text:p>
          </table:table-cell>
          <table:table-cell office:value-type="string">
            <text:p>¡Así se habla! $0e¡Sabía que podía#contar contigo!$0f</text:p>
          </table:table-cell>
          <table:table-cell office:value-type="string">
            <text:p>Esse é o espírito! $0eEu sabia#que poderia contar contigo!$0f</text:p>
          </table:table-cell>
        </table:table-row>
        <table:table-row table:style-name="ro1">
          <table:table-cell office:value-type="string">
            <text:p>Now,$0e let me give you some instructions#on combat.$0fThe infantry under your command#here $0eare direct-combat units.$0f</text:p>
          </table:table-cell>
          <table:table-cell office:value-type="string">
            <text:p>Bien,$0e ahora voy a darte algunas#instrucciones de campo.$0fEstas unidades de infantería $0eson#unidades de combate directo.$0f</text:p>
          </table:table-cell>
          <table:table-cell office:value-type="string">
            <text:p>Agora, $0evou lhe dar algumas#instruções de combate.$0fAs infantarias sob o seu#comando são unidades de$0fcombate direta.$0f</text:p>
          </table:table-cell>
        </table:table-row>
        <table:table-row table:style-name="ro1">
          <table:table-cell office:value-type="string">
            <text:p>Direct combat is when I move next to#an enemy unit and attack, right?$0f</text:p>
          </table:table-cell>
          <table:table-cell office:value-type="string">
            <text:p>Combate directo es cuando me coloco al#lado de un enemigo y ataco, ¿no?$0f</text:p>
          </table:table-cell>
          <table:table-cell office:value-type="string">
            <text:p>Combate direto é quando me#coloco ao lado de um inimigo$0fe o ataco, certo?$0f</text:p>
          </table:table-cell>
        </table:table-row>
        <table:table-row table:style-name="ro1">
          <table:table-cell office:value-type="string">
            <text:p>That's right!$0e$0e You're such a quick#study!$0fAfter you attack, $0ethe enemy will#always counterattack if possible.$0fDamaged units lose firepower, though...$0fso even if the enemy fires back,$0e it's#to your advantage to attack first.$0f</text:p>
          </table:table-cell>
          <table:table-cell office:value-type="string">
            <text:p>¡Correcto!$0e$0e ¡Aprendes rápido!$0fUna vez tú hayas atacado, $0eel enemigo#intentará contraatacar, siempre que le$0fsea posible. Sin embargo, las unidades#dañadas tienen menor potencia de$0fdisparo, así que aunque el enemigo#responda a tu ofensiva, $0esiempre es$0fmejor atacar primero.$0f</text:p>
          </table:table-cell>
          <table:table-cell office:value-type="string">
            <text:p>Isso mesmo!$0e$0e#Você aprende rápido!$0fDepois de atacar, $0eo inimigo irá#contra-atacar, sempre que for$0fpossível.$0fAs unidades danificadas possuem#menos potência de disparo,$0fportanto... mesmo que o inimigo#responda a sua ofensiva,$0f$0eé sempre $0emelhor atacar#primeiro.$0f</text:p>
          </table:table-cell>
        </table:table-row>
        <table:table-row table:style-name="ro1">
          <table:table-cell office:value-type="string">
            <text:p>Ok, $0eso my attack reduces the enemy's#HP $0eand its attack strength.$0fThat means I take less damage! $0e$0eHe#who strikes first $0ewins!$0f</text:p>
          </table:table-cell>
          <table:table-cell office:value-type="string">
            <text:p>Vale, $0eo sea, que mi ataque reduce los#PV de mi enemigo y su potencia.$0f¡Eso quiere decir que me hacen menos#daño! $0e$0e¡El que ataca primero, $0egana!$0f</text:p>
          </table:table-cell>
          <table:table-cell office:value-type="string">
            <text:p>Certo, $0eou seja, meu ataque reduz#o PV do inimigo e a sua potência.$0fIsso quer dizer que eles causam#menos dano!$0e$0e$0fQuem atacar primeiro, $0eganha!$0f</text:p>
          </table:table-cell>
        </table:table-row>
        <table:table-row table:style-name="ro1">
          <table:table-cell office:value-type="string">
            <text:p>Damaged units will have an icon#on them displaying their remaining HP.$0fIf their HP reaches 0, $0ethey'll vanish#from the battle, $0eso be careful!$0fMove next to an opponent, $0eand Fire#will appear in the Command menu.$0fSelect Fire, $0econfirm your target,$0e#and the combat will begin. $0eSimple!$0f</text:p>
          </table:table-cell>
          <table:table-cell office:value-type="string">
            <text:p>Las unidades que han sufrido daños#mostrarán un icono que indica el número$0fde PV que les queda. Si llegan a 0 PV,#$0edesaparecerán de la batalla, así que$0ften cuidado. Sitúate al lado de una#unidad enemiga $0ey aparecerá Fuego en$0fel menú de comandos. Selecciona esta#opción, $0econfirma el objetivo, y$0fempezará el combate. $0e¡Así de fácil!$0f</text:p>
          </table:table-cell>
          <table:table-cell office:value-type="string">
            <text:p>As unidades que sofrerem danos,#mostrarão um ícone que indica o$0fnúmero de PV restante.$0fSe chegarem ao PV 0,#$0edesaparecerão da batalha,$0fportanto, tenha cuidado.$0fFique ao lado de uma unidade#inimiga $0ee aparecerá Disparar no$0fmenu de comandos.$0fSelecione esta opção e $0econfirme#o objetivo, e assim começará o$0fcombate. $0eSimples!$0f</text:p>
          </table:table-cell>
        </table:table-row>
        <table:table-row table:style-name="ro1">
          <table:table-cell office:value-type="string">
            <text:p>Sure is! $0eI'm itching to get started!$0f</text:p>
          </table:table-cell>
          <table:table-cell office:value-type="string">
            <text:p>¡Y tanto! $0e¡Estoy deseando empezar!$0f</text:p>
          </table:table-cell>
          <table:table-cell office:value-type="string">
            <text:p>Claro! Estou louco para começar!$0f</text:p>
          </table:table-cell>
        </table:table-row>
        <table:table-row table:style-name="ro1">
          <table:table-cell office:value-type="string">
            <text:p>You see the window on the left, right?$0e$0e#That's called the Cursor Intel window.$0fThe heart icon shows HP. $0eThe fuel#tank shows remaining gas.$0fIf the unit has a primary weapon,$0e#the number of rounds left is shown.$0fAs a CO, $0eit's your duty to be#aware of your units' conditions.$0f</text:p>
          </table:table-cell>
          <table:table-cell office:value-type="string">
            <text:p>¿Ves esa ventana de la izquierda?$0e$0e#Es el Cursor de Inteligencia Militar.$0fEl corazón indica cuántos PV le quedan#a la unidad. $0eLa lata de gasolina$0fmuestra el combustible restante. Si#la unidad dispone de un arma primaria,$0e$0ftambién aparecerá la munición que le#queda. Como OJ, $0ees tu deber ser$0fconsciente del estado de tus unidades.$0f</text:p>
          </table:table-cell>
          <table:table-cell office:value-type="string">
            <text:p>Está vendo a janela da esquerda,#certo?$0e$0e$0fEla é chama de Cursor de#Inteligência Militar.$0fO coração indica quantos Pvs#restam para cada unidade.$0e$0fO latão de gasolina mostra o#combustível restante.$0fSe a unidade tiver uma arma primária,$0e#também aparecerá a munição restante.$0fComo o OC, $0eé seu dever tomar#conhecimento do estado de suas$0funidades.$0f</text:p>
          </table:table-cell>
        </table:table-row>
        <table:table-row table:style-name="ro1">
          <table:table-cell office:value-type="string">
            <text:p>Your infantry unit has begun capturing.$0e#Look at the Cursor Intel window, please.$0f</text:p>
          </table:table-cell>
          <table:table-cell office:value-type="string">
            <text:p>Tu unidad de infantería ha empezado#a capturar una propiedad.$0fÉchale un vistazo al Cursor de#Inteligencia Militar.$0f</text:p>
          </table:table-cell>
          <table:table-cell office:value-type="string">
            <text:p>Sua unidade de infantaria começou#a capturar uma propriedade.$0e$0fVeja o Cursor de Inteligência Militar,#por favor.$0f</text:p>
          </table:table-cell>
        </table:table-row>
        <table:table-row table:style-name="ro1">
          <table:table-cell office:value-type="string">
            <text:p>The number that went down here is the#Capture Number.$0f When it reaches 0,$0fthe property is captured!$0fAn infantry unit with 10 HP reduces#the Capture number by 10 in 1 turn.$0fSo, $0ean undamaged infantry unit can#capture a property in 2 turns.$0fIf the capturing unit is moved or#defeated before the property is$0fsecured, $0ethe Capture Number returns#to its maximum, $0eso be careful!$0f</text:p>
          </table:table-cell>
          <table:table-cell office:value-type="string">
            <text:p>El número que acabas de ver es el#número de captura. Cuando llega a 0,$0fla propiedad es tuya.#Una unidad de infantería con 10 PV$0freduce el número de captura en 10#en cada turno. Es decir, $0eque una$0funidad de infantería que no haya#sufrido ningún daño puede capturar$0funa propiedad en dos turnos.#Si la unidad se mueve o es derrotada$0fantes de capturar la propiedad, $0eel#número de captura vuelve al máximo.$0f¡Así que ten cuidado!$0f</text:p>
          </table:table-cell>
          <table:table-cell office:value-type="string">
            <text:p>O número que acaba de ver, é o#número de captura.$0fQuando ele chegar ao 0, a#propriedade será capturada!$0fUma unidade de infantaria com 10#PVs reduz o número de captura$0fem 10 a cada turno.$0fPortanto, $0euma unidade de#infantaria que não tenha sofrido$0fdano pode capturar uma#propriedade em dois turnos.$0fSe a unidade mover-se ou for#derrotada antes de capturar a$0fpropriedade, $0eo número de captura#voltará ao máximo.$0fEntão, tenha cuidado!$0f</text:p>
          </table:table-cell>
        </table:table-row>
        <table:table-row table:style-name="ro1">
          <table:table-cell office:value-type="string">
            <text:p>I understand! $0eGotta protect units#that are capturing!$0f</text:p>
          </table:table-cell>
          <table:table-cell office:value-type="string">
            <text:p>¡Entiendo! $0e¡Tengo que proteger las#unidades que estén capturando!$0f</text:p>
          </table:table-cell>
          <table:table-cell office:value-type="string">
            <text:p>Entendi!$0fPreciso proteger as unidades que#estiverem capturando!$0f</text:p>
          </table:table-cell>
        </table:table-row>
        <table:table-row table:style-name="ro1">
          <table:table-cell office:value-type="string">
            <text:p>Correct!$0fDon't forget, $0euntil the property has#been fully secured, you need to order$0fyour units to Capture each turn.$0f</text:p>
          </table:table-cell>
          <table:table-cell office:value-type="string">
            <text:p>¡Correcto!$0fNo lo olvides: $0etienes que ordenar a la#unidad Capturar en cada turno hasta$0fque la propiedad haya sido totalmente#capturada.$0f</text:p>
          </table:table-cell>
          <table:table-cell office:value-type="string">
            <text:p>Correto!$0fNão se esqueça: $0eVocê deve ordenar#a unidade à Capturar em cada turno,$0faté que a propriedade esteja#totalmente capturada.$0f</text:p>
          </table:table-cell>
        </table:table-row>
        <table:table-row table:style-name="ro1">
          <table:table-cell office:value-type="string">
            <text:p>The Orange Star Army is here!$0e#I order you to surrender!$0f</text:p>
          </table:table-cell>
          <table:table-cell office:value-type="string">
            <text:p>¡Os habla el ejército de Orange Star!$0e#¡Rendíos inmediatamente!$0f</text:p>
          </table:table-cell>
          <table:table-cell office:value-type="string">
            <text:p>O exército Orange Star chegou!$0e#Eu ordeno que se rendam!$0f</text:p>
          </table:table-cell>
        </table:table-row>
        <table:table-row table:style-name="ro1">
          <table:table-cell office:value-type="string">
            <text:p>You did it, Andy!$0e$0e#This area has been liberated!$0f</text:p>
          </table:table-cell>
          <table:table-cell office:value-type="string">
            <text:p>¡Lo has conseguido, Andy!$0e$0e#¡Hemos liberado la zona!$0f</text:p>
          </table:table-cell>
          <table:table-cell office:value-type="string">
            <text:p>Você conseguiu, Andy!$0e$0e#Esta área foi liberada!$0f</text:p>
          </table:table-cell>
        </table:table-row>
        <table:table-row table:style-name="ro1">
          <table:table-cell office:value-type="string">
            <text:p>Hmmm...$0e#But$0e it was kinda too easy...$0f</text:p>
          </table:table-cell>
          <table:table-cell office:value-type="string">
            <text:p>Mmmm...$0e#Ha sido$0e casi demasiado fácil...$0f</text:p>
          </table:table-cell>
          <table:table-cell office:value-type="string">
            <text:p>Hmmm...$0e#Mas, parece que foi fácil...$0f</text:p>
          </table:table-cell>
        </table:table-row>
        <table:table-row table:style-name="ro1">
          <table:table-cell office:value-type="string">
            <text:p>Don't worry. $0e$0eI've a feeling that we're#in for a whole slew of combat.$0fToday, $0ehowever,$0e we celebrate#your victory! $0e$0eKeep up the good work!$0f</text:p>
          </table:table-cell>
          <table:table-cell office:value-type="string">
            <text:p>No te preocupes. $0e$0eTengo la sensación de#que nos esperan muchas más batallas.$0fSin embargo, $0ehoy podemos celebrar#nuestra victoria. $0e$0e¡Sigue así!$0f</text:p>
          </table:table-cell>
          <table:table-cell office:value-type="string">
            <text:p>Não se preocupe.$0e$0e$0fTenho a sensação que muitas#batalhas nos aguardam.$0fContudo, $0ehoje podemos celebrar#nossa vitória.$0e$0e$0fContinue com esse bom trabalho!$0f</text:p>
          </table:table-cell>
        </table:table-row>
        <table:table-row table:style-name="ro1">
          <table:table-cell office:value-type="string">
            <text:p>Andy! $0eWhat in the world?$0e$0e#Your units are out of fuel!!!$0f</text:p>
          </table:table-cell>
          <table:table-cell office:value-type="string">
            <text:p>¡Andy! ¿Pero $0equé has hecho?$0e$0e#¡Tus unidades no tienen combustible!$0f</text:p>
          </table:table-cell>
          <table:table-cell office:value-type="string">
            <text:p>Andy! $0eO que foi isso?$0e$0e$0fSuas unidades estão sem#combustível!$0f</text:p>
          </table:table-cell>
        </table:table-row>
        <table:table-row table:style-name="ro1">
          <table:table-cell office:value-type="string">
            <text:p>I,$0e um...$0eI though I saw#something, and...$0f</text:p>
          </table:table-cell>
          <table:table-cell office:value-type="string">
            <text:p>Bueno,$0e verás...$0e Creí que vi#moverse a alguien, y...$0f</text:p>
          </table:table-cell>
          <table:table-cell office:value-type="string">
            <text:p>Bem... $0ePensei ter visto $0ealguém, e...$0f</text:p>
          </table:table-cell>
        </table:table-row>
        <table:table-row table:style-name="ro1">
          <table:table-cell office:value-type="string">
            <text:p>Don't lie to me, young man!$0e$0e You were#playing around, wasting time and fuel!$0fI am VERY disappointed!$0fOpen up the Map menu $0e and select#Options, please!$0fNow choose Yield, $0e and we can#try this over from the beginning.$0f</text:p>
          </table:table-cell>
          <table:table-cell office:value-type="string">
            <text:p>¡No me mientas, jovencito!$0e$0e$0f¡Has estado jugando por ahí,#malgastando tiempo y combustible!$0f¡Estoy MUY decepcionada!$0f¡Haz el favor de abrir el menú del#mapa $0ey seleccionar Opciones!$0f¡Ahora elige Rendición,$0e y podemos#intentarlo otra vez desde el$0fprincipio! ¡Y que no se repita!$0f</text:p>
          </table:table-cell>
          <table:table-cell office:value-type="string">
            <text:p>Não minta pra mim, jovenzinho!$0e$0e$0fEstava brincando por ai, gastando#tempo e combustível!$0fEstou MUITO desapontada com#você!$0fAbra o menu do Mapa $0ee selecione#Opções, por favor!$0fAgora escolha Rendição$0e e poderemos#tentar novamente desde o início!$0fE que isso não se repita!$0f</text:p>
          </table:table-cell>
        </table:table-row>
        <table:table-row table:style-name="ro1">
          <table:table-cell office:value-type="string">
            <text:p>Ok... $0eI won't mess up again.$0f</text:p>
          </table:table-cell>
          <table:table-cell office:value-type="string">
            <text:p>Vale... $0eEsta vez lo haré bien.$0f</text:p>
          </table:table-cell>
          <table:table-cell office:value-type="string">
            <text:p>Tudo bem... $0eNão vacilarei desta vez.$0f</text:p>
          </table:table-cell>
        </table:table-row>
        <table:table-row table:style-name="ro1">
          <table:table-cell office:value-type="string">
            <text:p>Too bad, $0ebut you've been defeated.$0fI think your superior numbers made#you overconfident.$0fRecklessly charging about means#the enemy can get the jump on you.$0fTry moving just outside the foe's#movement range and waiting there.$0fThat way, $0ethe enemy comes to you,#and you can fire first.$0fBetter luck next time!$0f</text:p>
          </table:table-cell>
          <table:table-cell office:value-type="string">
            <text:p>¡Qué pena, $0ete han derrotado!$0fCreo que tu superioridad numérica te#ha provocado un exceso de confianza.$0fCargar alocadamente contra el enemigo#no te proporcionará ningún beneficio.$0fIntenta moverte fuera del rango de#visión del enemigo y esperarle. De$0feste modo, $0eserá el enemigo el que venga#hacia ti, y tú podrás disparar primero.$0f¡Venga, levanta ese ánimo!$0f</text:p>
          </table:table-cell>
          <table:table-cell office:value-type="string">
            <text:p>Que pena, $0emas você foi derrotado.$0fAcho que sua superioridade numérica#lhe subiu a cabeça.$0fSe afobar contra o inimigo não lhe#proporcionará nenhum benefício.$0fTente ficar fora do alcance de visão#do inimigo e espere por lá.$0fAssim, $0eo inimigo virá#ao seu encontro,$0fe você poderá disparar primeiro.#Tenha mais sorte da próxima vez!$0f</text:p>
          </table:table-cell>
        </table:table-row>
        <table:table-row table:style-name="ro1">
          <table:table-cell office:value-type="string">
            <text:p>That's just a taste#of my skill!</text:p>
          </table:table-cell>
          <table:table-cell office:value-type="string">
            <text:p>¡Una pequeña muestra#de lo que sé hacer!</text:p>
          </table:table-cell>
          <table:table-cell office:value-type="string">
            <text:p>Uma pequena amostra#das minhas habilidades!</text:p>
          </table:table-cell>
        </table:table-row>
        <table:table-row table:style-name="ro1">
          <table:table-cell office:value-type="string">
            <text:p>Commander, $0eenemy troops have been#spotted on the far side of the river.$0f</text:p>
          </table:table-cell>
          <table:table-cell office:value-type="string">
            <text:p>Comandante, $0ehemos avistado tropas#enemigas en la otra orilla del río.$0f</text:p>
          </table:table-cell>
          <table:table-cell office:value-type="string">
            <text:p>Comandante, avistamos tropas#inimigas do outro lado do rio.$0f</text:p>
          </table:table-cell>
        </table:table-row>
        <table:table-row table:style-name="ro1">
          <table:table-cell office:value-type="string">
            <text:p>Are you sure?!?$0e$0e#Here? In this rural area?$0f</text:p>
          </table:table-cell>
          <table:table-cell office:value-type="string">
            <text:p>¿Estás seguro?$0e$0e#¿Aquí? ¿En esta zona rural?$0f</text:p>
          </table:table-cell>
          <table:table-cell office:value-type="string">
            <text:p>Você tem certeza?!?$0e$0e Aqui?#Nesta área rural?$0f</text:p>
          </table:table-cell>
        </table:table-row>
        <table:table-row table:style-name="ro1">
          <table:table-cell office:value-type="string">
            <text:p>What are your orders, ma'am?$0e$0e#Should we cease ops and attack?$0f</text:p>
          </table:table-cell>
          <table:table-cell office:value-type="string">
            <text:p>¿Qué hacemos?$0e$0e ¿Detenemos#nuestras operaciones y atacamos?$0f</text:p>
          </table:table-cell>
          <table:table-cell office:value-type="string">
            <text:p>Quais são as suas ordens,$0e$0e senhora?$0fDevemos deter nossas operações e#atacar?$0f</text:p>
          </table:table-cell>
        </table:table-row>
        <table:table-row table:style-name="ro1">
          <table:table-cell office:value-type="string">
            <text:p>That's affirmative, soldier.$0fWe can't allow the enemy a foothold#this deep in Orange Star territory.$0f</text:p>
          </table:table-cell>
          <table:table-cell office:value-type="string">
            <text:p>Afirmativo, soldado.$0fNo podemos permitir que el enemigo#se adentre tanto en nuestro territorio.$0f</text:p>
          </table:table-cell>
          <table:table-cell office:value-type="string">
            <text:p>Afirmativo, soldado.$0fNão podemos permitir que o inimigo#adentre-se tanto em nosso território.$0f</text:p>
          </table:table-cell>
        </table:table-row>
        <table:table-row table:style-name="ro1">
          <table:table-cell office:value-type="string">
            <text:p>Good assessment, Sami!$0fThat's the tactical sense I expect#from a special-forces commander!$0f</text:p>
          </table:table-cell>
          <table:table-cell office:value-type="string">
            <text:p>¡Bien hecho, Sami!$0f¡Ése es el sentido táctico que espero#de un oficial de fuerzas especiales!$0f</text:p>
          </table:table-cell>
          <table:table-cell office:value-type="string">
            <text:p>Muito bem, Sami!$0fEsse é o sentido tático que espero#de uma oficial das forças especiais!$0f</text:p>
          </table:table-cell>
        </table:table-row>
        <table:table-row table:style-name="ro1">
          <table:table-cell office:value-type="string">
            <text:p>Nell!$0e$0e#What are you doing here?$0f</text:p>
          </table:table-cell>
          <table:table-cell office:value-type="string">
            <text:p>¡Nell!$0e$0e#¿Qué haces aquí?$0f</text:p>
          </table:table-cell>
          <table:table-cell office:value-type="string">
            <text:p>Nell!$0e$0e O que você está fazendo aqui?$0f</text:p>
          </table:table-cell>
        </table:table-row>
        <table:table-row table:style-name="ro1">
          <table:table-cell office:value-type="string">
            <text:p>Tracking down the CO who's#invading Orange Star, of course!$0fSami, $0ecan I trust you to take#care of this situation?$0f</text:p>
          </table:table-cell>
          <table:table-cell office:value-type="string">
            <text:p>Persiguiendo al OJ que está invadiendo#Orange Star. ¿O qué creías?$0fSami, $0e¿puedo confiar en que te harás#cargo de esta situación?$0f</text:p>
          </table:table-cell>
          <table:table-cell office:value-type="string">
            <text:p>Perseguindo o OC que está invadindo#Orange Star. O que você acha?$0fSami, $0eposso contar com você para#tomar conta da situação?$0f</text:p>
          </table:table-cell>
        </table:table-row>
        <table:table-row table:style-name="ro1">
          <table:table-cell office:value-type="string">
            <text:p>Yes, ma'am!$0fBut if you had some advice you could#offer,$0e I'd feel much more confident.$0f</text:p>
          </table:table-cell>
          <table:table-cell office:value-type="string">
            <text:p>¡Sí, señora!$0fPero si pudieras ofrecerme algún#consejo,$0e me sentiría mucho más segura.$0f</text:p>
          </table:table-cell>
          <table:table-cell office:value-type="string">
            <text:p>Sim, senhora! Mas se puder#me dar algum conselho,$0feu ficaria muito mais confiante.$0f</text:p>
          </table:table-cell>
        </table:table-row>
        <table:table-row table:style-name="ro1">
          <table:table-cell office:value-type="string">
            <text:p>I'd be happy to, Sami!$0e$0e#Ok, troops! $0eLet's move out!$0f</text:p>
          </table:table-cell>
          <table:table-cell office:value-type="string">
            <text:p>¡Estaré más que encantada de#hacerlo, Sami!$0f¡Muy bien, tropa! $0e¡Adelante!$0f</text:p>
          </table:table-cell>
          <table:table-cell office:value-type="string">
            <text:p>Ficarei feliz em ajudar, Sami!$0e$0e#Muito bem, tropas! $0eAdiante!$0f</text:p>
          </table:table-cell>
        </table:table-row>
        <table:table-row table:style-name="ro1">
          <table:table-cell office:value-type="string">
            <text:p>Lord Flak, $0eour infantry has reported#finding Orange Star properties.$0f</text:p>
          </table:table-cell>
          <table:table-cell office:value-type="string">
            <text:p>Señor, $0enuestra infantería ha#informado del hallazgo de propiedades$0fde Orange Star.$0f</text:p>
          </table:table-cell>
          <table:table-cell office:value-type="string">
            <text:p>Senhor Flak, nossa infantaria informa#que encontrou propriedades da$0fOrange Star.$0f</text:p>
          </table:table-cell>
        </table:table-row>
        <table:table-row table:style-name="ro1">
          <table:table-cell office:value-type="string">
            <text:p>What?$0e$0e Enemy cities?$0e$0e#Capturing bases is grunt work,$0fbut I was told we need cash to#fund the invasion...$0fListen up! $0eIf it ain't nailed#down,$0e steal it!$0fNow, $0ecities, bases, or whatever,$0e#they all got Capture Numbers of 20.$0fAny infantry with an HP of 10 can#reduce the Capture Number by 10.$0fSo, that means you can secure a#property in...$0euh...$0e2 days!$0fIf you move $0eor get taken out while#capturing, $0eyou gotta start over again!$0fYou got that? $0eWell then, get moving!$0e#Black Hole needs cash!!!$0f</text:p>
          </table:table-cell>
          <table:table-cell office:value-type="string">
            <text:p>¿Qué? ¿Ciudades enemigas?$0fCapturar bases es un aburrimiento,#pero me han dicho que necesito dinero$0fpara financiar la invasión...#¡Escucha! $0e¡Si no está clavado al suelo,$0frobadlo! ¡Me da igual si son ciudades,#bases o lo que sea,$0e todas tienen un$0fnúmero de captura de 20! Cualquier#unidad de infantería puede reducir el$0fnúmero en 10. Así que eso significa que#podemos capturar una propiedad en...$0f$0eeh... $0eson... $0e¡Dos días!#Si os movéis $0eu os eliminan mientras$0festáis capturando, $0etenéis que empezar#desde el principio. ¿Lo has entendido?$0f¡Pues mueve el culo!#¡¡¡Black Hole necesita dinero!!!$0f</text:p>
          </table:table-cell>
          <table:table-cell office:value-type="string">
            <text:p>O que? Cidades inimigas?$0fCapturar bases é um trabalho chato,#mas eu já disse que preciso de$0fdinheiro para financiar a invasão...$0fEscute! $0eSe não está preso ao chão,#roube!$0fAgora, cidades, bases, tanto faz...$0e#todos possuem um número de 20$0fpara capturar.$0fQualquer infantaria com 10 de PV#pode reduzir o Número de Captura$0fem 10.$0fIsso significa que podemos capturar#uma propriedade $0eem... $0eé... são...$0e$0fDois dias!$0fSe você mover ou ser retirado#durante a captura, terá que começar$0fdesde o início.$0fEntendeu? Então, mãos a obra!#Black Hole precisa de dinheiro!!!$0f</text:p>
          </table:table-cell>
        </table:table-row>
        <table:table-row table:style-name="ro1">
          <table:table-cell office:value-type="string">
            <text:p>Lord Flak! $0e$0eOrange Star forces#sighted on the opposite shore...$0f</text:p>
          </table:table-cell>
          <table:table-cell office:value-type="string">
            <text:p>¡Señor! $0e$0eHemos avistado fuerzas de#Orange Star en la otra orilla del río.$0f</text:p>
          </table:table-cell>
          <table:table-cell office:value-type="string">
            <text:p>Senhor Flak! $0e$0eAvistamos forças#da Orange Star do outro lado do rio...$0f</text:p>
          </table:table-cell>
        </table:table-row>
        <table:table-row table:style-name="ro1">
          <table:table-cell office:value-type="string">
            <text:p>What?!?$0e Is that all they got?!#$0eHah! $0eSend out the tanks!$0fTanks are powerful, and they move far.$0e$0e#Tanks are the best!$0fOrange Star COs? $0eHAH! $0eI will#crush them! $0eCrush them all!$0f</text:p>
          </table:table-cell>
          <table:table-cell office:value-type="string">
            <text:p>¡¿Qué?!$0e ¿Eso es todo lo que tienen?$0f¡Ja! ¡Envía los tanques! ¡Los tanques#son potentes y llegan muy lejos!$0f¡Los tanques son lo mejor!#¿OJ de Orange Star? ¡JA!$0f¡Lo destrozaré!#¡Los destrozaré a todos!$0f</text:p>
          </table:table-cell>
          <table:table-cell office:value-type="string">
            <text:p>O que?!?$0e Isso é tudo o que eles#tem?! Hah! Envie os tanques!$0fOs tanques são potentes e chegam#longe. Os tanques são os melhores!$0fOC de Orange Star?#HAH! Vou esmagá-los!$0fEsmagarei todos eles!$0f</text:p>
          </table:table-cell>
        </table:table-row>
        <table:table-row table:style-name="ro1">
          <table:table-cell office:value-type="string">
            <text:p>Sami, $0eyou already know the basics of#troop deployment, $0e$0eso...$0fPlease look at the Cursor Intel#window below.$0f</text:p>
          </table:table-cell>
          <table:table-cell office:value-type="string">
            <text:p>Sami, ya conoces los principios básicos#del despliegue de tropas, $0e$0easí que...$0fÉchale un vistazo al Cursor de#Inteligencia Militar, a la derecha.$0f</text:p>
          </table:table-cell>
          <table:table-cell office:value-type="string">
            <text:p>Sami, você já conhece os princípios#básicos do remanejamento de tropas,$0e$0e$0fentão... Por favor, dê uma olhada no#Cursor de Inteligência Militar abaixo.$0f</text:p>
          </table:table-cell>
        </table:table-row>
        <table:table-row table:style-name="ro1">
          <table:table-cell office:value-type="string">
            <text:p>There are some stars below the HQ#icon, right?$0fThose illustrate the level of defensive#cover offered by this terrain.$0fThe higher the defensive cover,$0e#the less damage you take in combat.$0fSo$0e try choosing terrain that#allows you to mitigate battle damage.$0fIf you need terrain intel, just press#the R Button.$0f</text:p>
          </table:table-cell>
          <table:table-cell office:value-type="string">
            <text:p>Verás que hay cierto número de#estrellas debajo del icono del CG.$0fIndican el nivel de cobertura defensiva#que proporciona este tipo de terreno.$0fCuanto mayor sea la cobertura#defensiva,$0e menor será el daño que$0fsufrirás en combate. Así que$0e intenta#elegir siempre terrenos que te$0fpermitan mitigar el daño sufrido#en combate. Si necesitas información$0fsobre el terreno, pulsa el Botón R.$0f</text:p>
          </table:table-cell>
          <table:table-cell office:value-type="string">
            <text:p>Há um certo número de estrelas#abaixo do ícone do QG.$0fElas indicam o nível de cobertura#defensiva que proporciona este tipo$0fde terreno.$0fQuanto maior a cobertura defensiva,$0e#menor será o dano que você sofrerá$0fem combate.$0fPortante, $0etente sempre escolher#terrenos que permitam mitigar o$0fdano sofrido.$0fSe precisar de informações sobre o#terreno, aperte o Botão R.$0f</text:p>
          </table:table-cell>
        </table:table-row>
        <table:table-row table:style-name="ro1">
          <table:table-cell office:value-type="string">
            <text:p>So that means that it's better to#engage those tanks from the woods$0frather than on the plains or roads,#right?$0f</text:p>
          </table:table-cell>
          <table:table-cell office:value-type="string">
            <text:p>Vamos, que es más fácil enfrentarse a#esos tanques desde bosques que desde$0fllanuras o carreteras, ¿no?$0f</text:p>
          </table:table-cell>
          <table:table-cell office:value-type="string">
            <text:p>Isso quer dizer que é mais fácil#enfrentar esses tanques pelos$0fbosques do que pelas planícies ou#ruas, certo?$0f</text:p>
          </table:table-cell>
        </table:table-row>
        <table:table-row table:style-name="ro1">
          <table:table-cell office:value-type="string">
            <text:p>You've got it!$0e#Go get 'em, Sami!$0f</text:p>
          </table:table-cell>
          <table:table-cell office:value-type="string">
            <text:p>¡Efectivamente!$0e#¡Venga! ¡A por ellos!$0f</text:p>
          </table:table-cell>
          <table:table-cell office:value-type="string">
            <text:p>Pode apostar que sim!$0e#Vá pegá-los, Sami!$0f</text:p>
          </table:table-cell>
        </table:table-row>
        <table:table-row table:style-name="ro1">
          <table:table-cell office:value-type="string">
            <text:p>Things will only get worse if#you select End now.$0fPlease give orders to all your#units.$0f</text:p>
          </table:table-cell>
          <table:table-cell office:value-type="string">
            <text:p>No creo que sea una buena idea#seleccionar Fin ahora.$0fSerá mejor que proporciones órdenes#a todas tus unidades.$0f</text:p>
          </table:table-cell>
          <table:table-cell office:value-type="string">
            <text:p>Não acho que seja uma boa ideia#selecionar Fim agora.$0fPor favor, dê ordens à todas as#suas unidades.$0f</text:p>
          </table:table-cell>
        </table:table-row>
        <table:table-row table:style-name="ro1">
          <table:table-cell office:value-type="string">
            <text:p>I'm always amazed at your ability#to capture properties, Sami!$0fThat extra speed is a useful#CO Power to have in combat.$0f</text:p>
          </table:table-cell>
          <table:table-cell office:value-type="string">
            <text:p>¡Siempre me maravilla tu capacidad#para capturar propiedades, Sami!$0fEsa velocidad extra es un Poder de#OJ muy útil en combate.$0f</text:p>
          </table:table-cell>
          <table:table-cell office:value-type="string">
            <text:p>Sempre fico impressionada com#a sua capacidade de capturar$0fpropriedades, Sami!$0fEssa velocidade extra é um Poder#de OC muito útil em combate.$0f</text:p>
          </table:table-cell>
        </table:table-row>
        <table:table-row table:style-name="ro1">
          <table:table-cell office:value-type="string">
            <text:p>Thanks! $0e$0eBeing good at capturing and#troop transport is fine...$0fbut I'm not very comfortable attacking#with non-infantry units.$0fI guess that's something I'll#have to work on.$0f</text:p>
          </table:table-cell>
          <table:table-cell office:value-type="string">
            <text:p>¡Gracias! $0e$0eSer buena capturando#y transportando tropas está bien...$0fpero no me siento muy cómoda atacando#con unidades que no son de infantería.$0fTendré que practicar más a menudo.$0f</text:p>
          </table:table-cell>
          <table:table-cell office:value-type="string">
            <text:p>Obrigada! $0e$0eSer boa em capturar e#transportar tropas é legal...$0fmas não me sinto segura atacando#com unidades que não sejam$0finfantaria.$0fAcho que preciso trabalhar mais.$0f</text:p>
          </table:table-cell>
        </table:table-row>
        <table:table-row table:style-name="ro1">
          <table:table-cell office:value-type="string">
            <text:p>Yes, $0ethat is important.$0fHowever, $0eit's vital that you utilize#your unique talents and develop$0fyour own fighting style, too.$0f</text:p>
          </table:table-cell>
          <table:table-cell office:value-type="string">
            <text:p>Sí, $0eeso es importante.$0fSin embargo, $0ees vital que utilices#tus habilidades y desarrolles un estilo$0fde combate propio.$0f</text:p>
          </table:table-cell>
          <table:table-cell office:value-type="string">
            <text:p>Sim, $0eisso é importante.$0fContudo, $0eé vital que você utilize suas#habilidades e desenvolva um estilo$0fde combate próprio.$0f</text:p>
          </table:table-cell>
        </table:table-row>
        <table:table-row table:style-name="ro1">
          <table:table-cell office:value-type="string">
            <text:p>My...$0e My own fighting style?$0fYou're right! $0eI'll do my best, ma'am!$0f</text:p>
          </table:table-cell>
          <table:table-cell office:value-type="string">
            <text:p>¿Mi...$0e mi propio estilo de combate?$0f¡Tienes razón! $0e¡Tendré mi propio estilo!$0f</text:p>
          </table:table-cell>
          <table:table-cell office:value-type="string">
            <text:p>Meu...$0e meu estilo de combate?#Você tem razão!$0e$0fVou fazer o meu melhor, senhora!$0f</text:p>
          </table:table-cell>
        </table:table-row>
        <table:table-row table:style-name="ro1">
          <table:table-cell office:value-type="string">
            <text:p>That's the spirit! $0eI'm counting on you!$0e#Let's get back to my explanation.$0fI'd like to discuss that city#you've started capturing.$0f</text:p>
          </table:table-cell>
          <table:table-cell office:value-type="string">
            <text:p>¡Así se habla! $0eCuento con ello.$0e#Volvamos a la explicación.$0fMe gustaría hablar sobre la ciudad#que has empezado a capturar.$0f</text:p>
          </table:table-cell>
          <table:table-cell office:value-type="string">
            <text:p>Assim é que se fala!$0e#Conto com você!$0e$0fVamos retornar à minha explicação.$0fEu gostaria de falar sobre a cidade#que você começou a capturar.$0f</text:p>
          </table:table-cell>
        </table:table-row>
        <table:table-row table:style-name="ro1">
          <table:table-cell office:value-type="string">
            <text:p>Unlike the enemy HQ, $0ecapturing#this property won't win you the battle.$0fHowever, $0eall bases are vital to#the success of any campaign.$0fCan you tell me why?$0f</text:p>
          </table:table-cell>
          <table:table-cell office:value-type="string">
            <text:p>A diferencia del CG enemigo, $0ecapturar#esta propiedad no hará que ganes la$0fbatalla. Pero, $0etodas las bases son#vitales para el éxito de la campaña.$0f¿Puedes decirme por qué?$0f</text:p>
          </table:table-cell>
          <table:table-cell office:value-type="string">
            <text:p>Diferente do QG inimigo, capturar#essa propriedade não fará você$0fganhar a batalha.$0fMas, todas as bases são vitais para#o êxito da campanha.$0fConsegue me dizer o por que?$0f</text:p>
          </table:table-cell>
        </table:table-row>
        <table:table-row table:style-name="ro1">
          <table:table-cell office:value-type="string">
            <text:p>Um...$0ebecause they provide defensive#cover as well as funds...right?$0f</text:p>
          </table:table-cell>
          <table:table-cell office:value-type="string">
            <text:p>Eh...$0ePorque proporcionan cobertura#defensiva y dinero... ¿no?$0f</text:p>
          </table:table-cell>
          <table:table-cell office:value-type="string">
            <text:p>Bem... $0eé por que proporcionam#cobertura defensiva e dinheiro,$0fcerto?$0f</text:p>
          </table:table-cell>
        </table:table-row>
        <table:table-row table:style-name="ro1">
          <table:table-cell office:value-type="string">
            <text:p>Absolutely right! $0eNicely done, Sami!$0fYour army receives funding daily#from all allied properties.$0fIf you have deployment properties,$0e#use your funds to ready new troops.$0fAs you have no deployment properties,$0e#your funds will only go toward$0frepairing your units. $0eStill, having lots#of properties is never a bad thing,$0fso capture as many as you can!$0f</text:p>
          </table:table-cell>
          <table:table-cell office:value-type="string">
            <text:p>¡Correcto! $0e¡Bien hecho, Sami!$0fTu ejército recibe fondos diariamente#por cada propiedad aliada. Si dispones$0fde bases para desplegar tropas,#podrás utilizar esos fondos para ello.$0fComo no tienes ninguna propiedad de#despliegue de tropas, tus fondos se$0futilizarán para la reparación de las#unidades. $0eDe todas formas, tener$0fmuchas propiedades nunca es malo, así#que captura tantas como puedas.$0f</text:p>
          </table:table-cell>
          <table:table-cell office:value-type="string">
            <text:p>Correto! $0eMuito bem, Sami!$0fSeu exército recebe verbas diárias#para cada propriedade aliada.$0fSe você tiver bases para remanejar#tropas, poderá utilizar essas verbas$0fpara isso.$0fComo você não tem nenhuma#propriedade de remanejamento de$0ftropas, suas verbas serão utilizadas#para reparar as unidades.$0e$0fDe qualquer forma, ter muitas#propriedades não é nada mal,$0fportanto, capture o máximo de#propriedades que puder.$0f</text:p>
          </table:table-cell>
        </table:table-row>
        <table:table-row table:style-name="ro1">
          <table:table-cell office:value-type="string">
            <text:p>The unit you've selected is an#artillery unit.$0fIt's an indirect-combat unit that can#fire on enemies from a distance.$0fAttacking from a distance means you#have no fear of counterstrikes.$0fHowever, $0eindirect-combat units cannot#fire on adjacent units.$0fThat means that indirect-combat#units cannot counterattack.$0f</text:p>
          </table:table-cell>
          <table:table-cell office:value-type="string">
            <text:p>La unidad que has seleccionado es una#unidad de artillería.$0fEs una unidad de combate indirecto que#puede disparar a unidades enemigas$0fdesde cierta distancia. Esto significa#que no tienes que temer ningún$0fcontraataque. Sin embargo, $0eeste tipo#de unidad no puede disparar a$0funidades situadas en espacios#adyacentes. Lo que significa que las$0funidades de ataque indirecto no#pueden contraatacar.$0f</text:p>
          </table:table-cell>
          <table:table-cell office:value-type="string">
            <text:p>A unidade que você selecionou é#uma unidade de artilharia.$0fÉ uma unidade de combate indireta#que pode disparar em unidades$0finimigas de certa distância.$0fIsso significa que você não deve#temer nenhum contra-ataque.$0fContudo, $0eesse tipo de unidade não#pode disparar em unidades$0flocalizadas em espaços adjacentes.$0fSignifica que as unidades de ataque#indireto não podem contra-atacar.$0f</text:p>
          </table:table-cell>
        </table:table-row>
        <table:table-row table:style-name="ro1">
          <table:table-cell office:value-type="string">
            <text:p>Ok! $0eI'll try not to expose#them to direct fire!$0f</text:p>
          </table:table-cell>
          <table:table-cell office:value-type="string">
            <text:p>¡Muy bien! $0eIntentaré no exponerlas#a combates directos.$0f</text:p>
          </table:table-cell>
          <table:table-cell office:value-type="string">
            <text:p>Tudo bem! $0eTentarei não expor a#artilharia em combates diretos.$0f</text:p>
          </table:table-cell>
        </table:table-row>
        <table:table-row table:style-name="ro1">
          <table:table-cell office:value-type="string">
            <text:p>If you're able to do that, $0eI'm sure#they'll treat you right!$0fOne more thing, $0eindirect-combat units#cannot fire after moving.$0fThey can only attack from their#current locations.$0f</text:p>
          </table:table-cell>
          <table:table-cell office:value-type="string">
            <text:p>Si eres capaz de hacerlo, $0eno deberías#tener ningún problema.$0fUna cosa más: $0elas unidades de ataque#indirecto no pueden moverse y$0fdisparar en el mismo turno. Sólo pueden#atacar desde su posición actual.$0f</text:p>
          </table:table-cell>
          <table:table-cell office:value-type="string">
            <text:p>Se conseguir isso, $0etenho certeza#que ficará tudo bem.$0fSó mais uma coisa: $0eas unidades#de ataque indireta não podem$0fmover e disparar no mesmo turno.$0fPodem atacar somente da sua#posição atual.$0f</text:p>
          </table:table-cell>
        </table:table-row>
        <table:table-row table:style-name="ro1">
          <table:table-cell office:value-type="string">
            <text:p>Understood! $0e$0eI'll use these units#to lie in wait and ambush the foe.$0f</text:p>
          </table:table-cell>
          <table:table-cell office:value-type="string">
            <text:p>¡Entendido! $0e$0eUsaré estas unidades#en lugares estratégicos para tender$0funa emboscada al enemigo.$0f</text:p>
          </table:table-cell>
          <table:table-cell office:value-type="string">
            <text:p>Entendido! $0e$0eUsarei essas unidades#em lugares estratégicos para$0fenganar e formar uma emboscada#ao inimigo.$0f</text:p>
          </table:table-cell>
        </table:table-row>
        <table:table-row table:style-name="ro1">
          <table:table-cell office:value-type="string">
            <text:p>Perfect!$0e Now,$0e do you remember how#to check a unit's range of fire?$0fPlace the cursor on a unit $0eand press#the B Button. $0eSee the lights?$0fArtillery units have a range of#fire of 2-3 spaces.$0fYou can confirm this intel by selecting#the unit and pressing the R Button.$0f#</text:p>
          </table:table-cell>
          <table:table-cell office:value-type="string">
            <text:p>¡Perfecto!$0e Por cierto,$0e ¿recuerdas#cómo se comprueba el rango de ataque$0fde una unidad? Coloca el cursor sobre#la unidad $0ey pulsa el Botón B. $0e¿Ves las$0fluces? Las unidades de artillería#tienen un rango de ataque de 2-3$0fespacios. Puedes confirmar esta#información seleccionando la unidad$0fy pulsando el Botón R.$0f</text:p>
          </table:table-cell>
          <table:table-cell office:value-type="string">
            <text:p>Perfeito! $0eAgora, $0evocê lembra como#verificar a distância de disparo de$0fuma unidade?$0fColoque o cursor na unidade $0ee#aperte o Botão B.$0fViu as luzes? As unidades de#artilharia possuem distância de$0fataque de 2-3 espaços.$0fVocê pode confirmar esta informação#selecionando a unidade e apertando$0fo Botão R.$0f</text:p>
          </table:table-cell>
        </table:table-row>
        <table:table-row table:style-name="ro1">
          <table:table-cell office:value-type="string">
            <text:p>That's a mech unit.$0e Mech units are#stronger than infantry units.$0fAs foot soldiers, $0ethey can capture,#use transports, $0eand cross mountains.$0fAnd, as it says under CO on the Map#menu, $0eyou're tops with infantry.$0fInfantry under your command have#superior firepower.$0fThis allows them to hold their own#even against tank units.$0fBe careful not to let the enemy#fire on you first, though.$0f</text:p>
          </table:table-cell>
          <table:table-cell office:value-type="string">
            <text:p>Eso es una unidad mecanizada. $0eEs más#potente que una unidad de infantería.$0fComo soldados de a pie, $0epueden#capturar, usar transportes y$0f$0eatravesar montañas. Y, como dice#justo debajo de OJ en el menú del$0fmapa, $0eeres la mejor con la infantería.$0fLa infantería a tu mando tiene una#mayor potencia de disparo.$0fEsto les permite mantener posiciones#más fácilmente, incluso ante tanques.$0fDe todas formas, procura ser la#primera en atacar.$0f</text:p>
          </table:table-cell>
          <table:table-cell office:value-type="string">
            <text:p>Essa é uma unidade mecânica.$0e#Ela é mais potente que uma$0funidade de infantaria.$0fDa mesma forma que os soldados#terrestres, elas $0epodem capturar,$0fusar transportes e $0eatravessar#montanhas.$0fE como diz abaixo do OC no#menu do mapa, você $0eé melhor$0fcom a infantaria.$0fA infantaria sobre o seu comando#possui uma potencia maior de disparo.$0fIsso lhes permite manter posições#mais facilmente, até mesmo contra$0fos tanques.$0fDesta forma, tome cuidado para#que o inimigo não dispare em$0fvocê primeiro.$0f</text:p>
          </table:table-cell>
        </table:table-row>
        <table:table-row table:style-name="ro1">
          <table:table-cell office:value-type="string">
            <text:p>Ouch! $0eThat unit's been hurt.$0e#I need someplace to rest it.$0f</text:p>
          </table:table-cell>
          <table:table-cell office:value-type="string">
            <text:p>¡Ay! $0eEsa unidad ha sufrido daños.$0e#Necesito un lugar para que se recupere.$0f</text:p>
          </table:table-cell>
          <table:table-cell office:value-type="string">
            <text:p>Nossa! $0eEssa unidade sofreu dano.$0e$0fPreciso de algum lugar para se#recuperar.$0f</text:p>
          </table:table-cell>
        </table:table-row>
        <table:table-row table:style-name="ro1">
          <table:table-cell office:value-type="string">
            <text:p>Don't panic, Sami.$0e$0e#There's a way to help that unit out.$0fUnits that have taken damage can#rest on any allied property.$0fWhile they're resting, $0ethey recover#2 HP at the start of each turn.$0fPlus, $0eresting units also replenish#all of their fuel and ammo!$0f</text:p>
          </table:table-cell>
          <table:table-cell office:value-type="string">
            <text:p>Que no panda el cúnico.$0e$0e#Hay una forma de ayudar a esa$0funidad. Las unidades que han sufrido#daños pueden $abdescansar$bb en$0fcualquier propiedad aliada. De esta#forma $0erecuperan 2 PV al principio de$0fcada turno. ¡Además, $0etambién recibirán#suministros de munición y combustible!$0f</text:p>
          </table:table-cell>
          <table:table-cell office:value-type="string">
            <text:p>Não entre em pânico, Sami.$0e$0e$0fHá uma forma de ajudar essa#unidade.$0fAs unidades que sofrerem danos#podem descansar em qualquer$0fpropriedade aliada.$0fDesta forma, elas $0erecuperam 2 PVs#no início de cada turno.$0fAlém disso, $0etambém recebem#suprimentos de munição e$0fcombustível!$0f</text:p>
          </table:table-cell>
        </table:table-row>
        <table:table-row table:style-name="ro1">
          <table:table-cell office:value-type="string">
            <text:p>Bases also have the advantage of#high terrain cover! $0eSpectacular!$0f</text:p>
          </table:table-cell>
          <table:table-cell office:value-type="string">
            <text:p>¡Las bases también tienen la ventaja#de ofrecer una gran cobertura!$0f</text:p>
          </table:table-cell>
          <table:table-cell office:value-type="string">
            <text:p>As bases também possuem a#vantagem de oferecer uma$0fgrande cobertura!$0e Espetacular!$0f</text:p>
          </table:table-cell>
        </table:table-row>
        <table:table-row table:style-name="ro1">
          <table:table-cell office:value-type="string">
            <text:p>You're right!$0fHowever, $0eenemies receive the same#benefits from their bases.$0fSo, $0ecapturing properties is vital in#any successful combat plan!$0f</text:p>
          </table:table-cell>
          <table:table-cell office:value-type="string">
            <text:p>Efectivamente.$0fSin embargo, $0eel enemigo se beneficia de#sus bases de la misma forma.$0f¡Por eso capturar propiedades es vital#en cualquier plan de combate!$0f</text:p>
          </table:table-cell>
          <table:table-cell office:value-type="string">
            <text:p>Você tem razão!$0fContudo, $0eo inimigo recebe o mesmo#benefício de suas bases.$0fPortanto, capturar propriedades é#vital em qualquer plano de combate!$0f</text:p>
          </table:table-cell>
        </table:table-row>
        <table:table-row table:style-name="ro1">
          <table:table-cell office:value-type="string">
            <text:p>Understood!$0e#Capturing is something I excel at!$0f</text:p>
          </table:table-cell>
          <table:table-cell office:value-type="string">
            <text:p>¡Entendido!$0e#¡Capturar se me da de miedo!$0f</text:p>
          </table:table-cell>
          <table:table-cell office:value-type="string">
            <text:p>Entendido! $0eCapturar é algo que#devo ressaltar!$0f</text:p>
          </table:table-cell>
        </table:table-row>
        <table:table-row table:style-name="ro1">
          <table:table-cell office:value-type="string">
            <text:p>Grrrr!$0e#Two women COs!$0fGood country!$0e$0e#I must have it!$0f</text:p>
          </table:table-cell>
          <table:table-cell office:value-type="string">
            <text:p>¡Grrrr!$0e#¡Dos mujeres OJ!$0f¡Buen país!$0e$0e#¡Debe ser mío!$0f</text:p>
          </table:table-cell>
          <table:table-cell office:value-type="string">
            <text:p>Grrrr!$0e#Duas mulheres OCs!$0fBom país!$0e$0e#Ele deve ser meu!$0f</text:p>
          </table:table-cell>
        </table:table-row>
        <table:table-row table:style-name="ro1">
          <table:table-cell office:value-type="string">
            <text:p>It's our turn.$0fMove any damaged units onto secure#properties and rest them.$0fBe sure to continue capturing any#bases that are not yet secure.$0f</text:p>
          </table:table-cell>
          <table:table-cell office:value-type="string">
            <text:p>Nos toca.$0fMueve las unidades dañadas a alguna#propiedad para que se recuperen, y$0fasegúrate de capturar todas las#bases neutrales que puedas.$0f</text:p>
          </table:table-cell>
          <table:table-cell office:value-type="string">
            <text:p>É a nossa vez. Mova qualquer#unidade danificada para alguma$0fpropriedade para se recuperar.$0fCertifique-se de capturar todas as#bases neutras que puder.$0f</text:p>
          </table:table-cell>
        </table:table-row>
        <table:table-row table:style-name="ro1">
          <table:table-cell office:value-type="string">
            <text:p>Now,$0e maybe this is something#you've been wondering about...$0f</text:p>
          </table:table-cell>
          <table:table-cell office:value-type="string">
            <text:p>Una cosa que quizá te hayas estado#preguntando...$0f</text:p>
          </table:table-cell>
          <table:table-cell office:value-type="string">
            <text:p>Agora, isso talvez seja algo que#você deveria saber...$0f</text:p>
          </table:table-cell>
        </table:table-row>
        <table:table-row table:style-name="ro1">
          <table:table-cell office:value-type="string">
            <text:p>There are some numbers displayed#next to your picture, right?$0fThose numbers are your current#funds. $0e$0eYou have 6,000 G.$0fFunds are used to deploy new troops,$0e#but don't worry about that now.$0fDepending on the unit's cost,$0e some#funds might be needed for repairs.$0fThat's it for my lessons today.$0e$0e#Can I leave the rest up to you?$0f</text:p>
          </table:table-cell>
          <table:table-cell office:value-type="string">
            <text:p>¿Ves esas cifras que aparecen al#lado de tu foto?$0fEse número indica tus fondos actuales.$0e$0e#Tienes 6000 M.$0fLos fondos se utilizan para desplegar#nuevas tropas, pero ahora no tienes$0fque preocuparte de eso. Dependiendo#del coste de la unidad, $0ealgunos fondos$0fse utilizarán para reparaciones.$0fBueno, ya basta de lecciones por hoy.$0e$0e#¿Puedo dejarte encargada del resto?$0f</text:p>
          </table:table-cell>
          <table:table-cell office:value-type="string">
            <text:p>Há alguns números mostrados#junto a sua foto, certo?$0fEsses números indicam sua verba#atual. $0eVocê possui 6,000G.$0fAs verbas são utilizadas para manejar#novas tropas, mas agora você não$0fdeve se preocupar com isso.$0fDependendo do custo da unidade,$0e#algumas verbas são necessárias$0fpara reparações.$0fBom, chega de lições por hoje.$0e$0e#Posso deixar o resto com você?$0f</text:p>
          </table:table-cell>
        </table:table-row>
        <table:table-row table:style-name="ro1">
          <table:table-cell office:value-type="string">
            <text:p>Yes, ma'am!$0e#I feel confident of victory!$0f</text:p>
          </table:table-cell>
          <table:table-cell office:value-type="string">
            <text:p>¡Sí, señora!$0e#¡Estoy segura de lograr la victoria!$0f</text:p>
          </table:table-cell>
          <table:table-cell office:value-type="string">
            <text:p>Sim, senhora! $0eEstou sentindo#confiança na vitória!$0f</text:p>
          </table:table-cell>
        </table:table-row>
        <table:table-row table:style-name="ro1">
          <table:table-cell office:value-type="string">
            <text:p>Grrrr!$0e#Not bad...$0efor a girl!$0f</text:p>
          </table:table-cell>
          <table:table-cell office:value-type="string">
            <text:p>¡Grrrr!$0e#No está mal...$0e ¡para una chica!$0f</text:p>
          </table:table-cell>
          <table:table-cell office:value-type="string">
            <text:p>Grrrr!$0e#Nada mal...$0e para uma garota!$0f</text:p>
          </table:table-cell>
        </table:table-row>
        <table:table-row table:style-name="ro1">
          <table:table-cell office:value-type="string">
            <text:p>You're the Black Hole CO!?$0e You're#just a thug! $0eWho do you think--$0f</text:p>
          </table:table-cell>
          <table:table-cell office:value-type="string">
            <text:p>¿Tú eres el OJ de Black Hole?$0e ¡Menudo#matón! $0e¿Quién te crees que...?$0f</text:p>
          </table:table-cell>
          <table:table-cell office:value-type="string">
            <text:p>Você é o OC de Black Hole?$0e#Você é um bandido!$0e$0fQuem você pensa que...?$0f</text:p>
          </table:table-cell>
        </table:table-row>
        <table:table-row table:style-name="ro1">
          <table:table-cell office:value-type="string">
            <text:p>Yap, yap, yap! $0eShut your trap!$0fI'm leaving $0efor now...$0e$0e#Next time, $0eI'll put you in your place.$0f</text:p>
          </table:table-cell>
          <table:table-cell office:value-type="string">
            <text:p>¡Bla, bla, bla! $0e¡Cierra el pico!$0fMe voy $0epor ahora...$0e$0e#La próxima vez, $0ete pondré en tu lugar.$0f</text:p>
          </table:table-cell>
          <table:table-cell office:value-type="string">
            <text:p>Bla, bla, bla! $0eFeche a matraca!$0fEstou de saída $0eagora$0e.$0e.$0e.$0fDa próxima vez, lhe colocarei no seu#devido lugar.$0f</text:p>
          </table:table-cell>
        </table:table-row>
        <table:table-row table:style-name="ro1">
          <table:table-cell office:value-type="string">
            <text:p>Hey!$0f</text:p>
          </table:table-cell>
          <table:table-cell office:value-type="string">
            <text:p>¡Eh!$0f</text:p>
          </table:table-cell>
          <table:table-cell office:value-type="string">
            <text:p>Ei!$0f</text:p>
          </table:table-cell>
        </table:table-row>
        <table:table-row table:style-name="ro1">
          <table:table-cell office:value-type="string">
            <text:p>He escaped...$0e$0e#And he was so rude, too!$0f</text:p>
          </table:table-cell>
          <table:table-cell office:value-type="string">
            <text:p>Ha escapado...$0e$0e#¡Y era un maleducado!$0f</text:p>
          </table:table-cell>
          <table:table-cell office:value-type="string">
            <text:p>Ele escapou$0e.$0e.$0e.#E ele foi rude, também!$0f</text:p>
          </table:table-cell>
        </table:table-row>
        <table:table-row table:style-name="ro1">
          <table:table-cell office:value-type="string">
            <text:p>Oooh!!$0e$0e#That makes me so angry!$0fIf I get the chance, I'm gonna#run him down!$0f</text:p>
          </table:table-cell>
          <table:table-cell office:value-type="string">
            <text:p>¡¡Oooh!!$0e$0e#¡Estoy furiosa!$0f¡Si me da la oportunidad, se va#a enterar de lo que vale un peine!$0f</text:p>
          </table:table-cell>
          <table:table-cell office:value-type="string">
            <text:p>Oooh! $0e$0eIsso me deixou furiosa!$0fSe eu tiver a chance, vou botá-lo#pra correr!$0f</text:p>
          </table:table-cell>
        </table:table-row>
        <table:table-row table:style-name="ro1">
          <table:table-cell office:value-type="string">
            <text:p>I'm glad we can depend on you, Sami.$0f</text:p>
          </table:table-cell>
          <table:table-cell office:value-type="string">
            <text:p>Me alegra poder contar contigo, Sami.$0f</text:p>
          </table:table-cell>
          <table:table-cell office:value-type="string">
            <text:p>Fico feliz em contar com você, Sami.$0f</text:p>
          </table:table-cell>
        </table:table-row>
        <table:table-row table:style-name="ro1">
          <table:table-cell office:value-type="string">
            <text:p>How disappointing.$0e#You've been defeated.$0fProtect the cities to the left of the#bridge with mech or infantry, and$0fhalt the foe's advance.$0fDeploy indirect-combat units behind#you to lay down covering fire.$0fUse the cities below to rest#your troops and let them recover.$0fDon't forget, your infantry can#cross rivers! That's important.$0f</text:p>
          </table:table-cell>
          <table:table-cell office:value-type="string">
            <text:p>¡Qué decepción!$0e#Te han derrotado.$0fProtege las ciudades a la izquierda del#río con unidades mecanizadas o de$0finfantería, y detén el avance enemigo.#Coloca la unidad de ataque indirecto$0fdetrás de ti para cubrir tus otras#unidades. Usa las ciudades aliadas$0fpara que tus tropas se recuperen.$0f¡Y no olvides que la infantería puede#cruzar ríos! Es importante.$0f</text:p>
          </table:table-cell>
          <table:table-cell office:value-type="string">
            <text:p>Que decepção! $0eVocê foi derrotado.$0fProteja as cidades na esquerda do#rio com unidades mecânicas ou$0finfantaria, e detenha o avanço#inimigo.$0fManeje as unidades de ataque#indireto atrás de você para cobrir$0fsuas outras unidades.$0fUse as cidades aliadas para que#suas tropas se recuperem.$0fE não esqueça que a infantaria#pode cruzar rios!$0fIsso é importante.$0f</text:p>
          </table:table-cell>
        </table:table-row>
        <table:table-row table:style-name="ro1">
          <table:table-cell office:value-type="string">
            <text:p>Understood... $0eMy apologies, ma'am.$0f</text:p>
          </table:table-cell>
          <table:table-cell office:value-type="string">
            <text:p>Entendido... $0eLo siento.$0f</text:p>
          </table:table-cell>
          <table:table-cell office:value-type="string">
            <text:p>Entendido... $0eSinto muito.$0f</text:p>
          </table:table-cell>
        </table:table-row>
        <table:table-row table:style-name="ro1">
          <table:table-cell office:value-type="string">
            <text:p>Sami, $0eI know you won't make the same#mistake twice. $0eYou'll win next time!$0f</text:p>
          </table:table-cell>
          <table:table-cell office:value-type="string">
            <text:p>Sami, $0esé que no cometerás el mismo#error dos veces.$0f¡Ya verás cómo ganas la próxima vez!$0f</text:p>
          </table:table-cell>
          <table:table-cell office:value-type="string">
            <text:p>Sami, $0esei que você não cometerá o#mesmo erro duas vezes.$0fVocê vencerá da próxima vez!$0f</text:p>
          </table:table-cell>
        </table:table-row>
        <table:table-row table:style-name="ro1">
          <table:table-cell office:value-type="string">
            <text:p>That big thug! He won't#get away next time!</text:p>
          </table:table-cell>
          <table:table-cell office:value-type="string">
            <text:p><text:s/>¡Matón asqueroso!# ¡Verás cuando te pille!</text:p>
          </table:table-cell>
          <table:table-cell office:value-type="string">
            <text:p>Aquele bandido! Não#escapará na próxima!</text:p>
          </table:table-cell>
        </table:table-row>
        <table:table-row table:style-name="ro1">
          <table:table-cell office:value-type="string">
            <text:p>Hey!$0e Orange Star dogs!$0e$0e#Can you hear me?$0f</text:p>
          </table:table-cell>
          <table:table-cell office:value-type="string">
            <text:p>¡Eh, perros de Orange Star!$0e$0e#¿Me oís?$0f</text:p>
          </table:table-cell>
          <table:table-cell office:value-type="string">
            <text:p>Ei! Cachorros de Orange Star!$0e$0e#Podem me ouvir?$0f</text:p>
          </table:table-cell>
        </table:table-row>
        <table:table-row table:style-name="ro1">
          <table:table-cell office:value-type="string">
            <text:p>Um... Lord Flak...$0e#The microphone?$0f</text:p>
          </table:table-cell>
          <table:table-cell office:value-type="string">
            <text:p>Esto... Señor...$0e#¿El micrófono?$0f</text:p>
          </table:table-cell>
          <table:table-cell office:value-type="string">
            <text:p>Bem$0e.$0e.$0e. Senhor Flak...$0e#O microfone?$0f</text:p>
          </table:table-cell>
        </table:table-row>
        <table:table-row table:style-name="ro1">
          <table:table-cell office:value-type="string">
            <text:p>Shut up!$0e$0e#Too complicated!$0fAnyone there?$0e$0e#Or are you too scared to face me?!?$0f</text:p>
          </table:table-cell>
          <table:table-cell office:value-type="string">
            <text:p>¡Cállate!$0e$0e#¡Demasiado complicado!$0f¿Hay alguien ahí?$0e$0e#¿O tenéis demasiado miedo para salir?$0f</text:p>
          </table:table-cell>
          <table:table-cell office:value-type="string">
            <text:p>Cale a boca!$0e$0e#É complicado demais!$0fTem alguém ai?$0e$0e Ou está com medo#demais para me encarar?!?$0f</text:p>
          </table:table-cell>
        </table:table-row>
        <table:table-row table:style-name="ro1">
          <table:table-cell office:value-type="string">
            <text:p>What's with the racket?$0e$0e#You lonely or something?$0f</text:p>
          </table:table-cell>
          <table:table-cell office:value-type="string">
            <text:p>¿Qué te pica?$0e$0e#¿Te sientes solo o algo?$0f</text:p>
          </table:table-cell>
          <table:table-cell office:value-type="string">
            <text:p>O que te mordeu?$0e$0e$0fEstá se sentindo sozinho ou o#que?$0f</text:p>
          </table:table-cell>
        </table:table-row>
        <table:table-row table:style-name="ro1">
          <table:table-cell office:value-type="string">
            <text:p>Hah! $0eLook! A gorilla!$0f</text:p>
          </table:table-cell>
          <table:table-cell office:value-type="string">
            <text:p>¡Ja! $0e¡Mira! ¡Un gorila!$0f</text:p>
          </table:table-cell>
          <table:table-cell office:value-type="string">
            <text:p>Hah! $0eVeja! Um gorila!$0f</text:p>
          </table:table-cell>
        </table:table-row>
        <table:table-row table:style-name="ro1">
          <table:table-cell office:value-type="string">
            <text:p>What did you say?!?$0fIf anyone here's a gorilla,$0e#it's you, ape-man!$0f</text:p>
          </table:table-cell>
          <table:table-cell office:value-type="string">
            <text:p>¿¡Qué has dicho!?$0f¡Si hay algún gorila,$0e#ése eres tú, caramono!$0f</text:p>
          </table:table-cell>
          <table:table-cell office:value-type="string">
            <text:p>O que disse?!?$0fSe tem algum aqui, $0eesse gorila é#você, macaco!$0f</text:p>
          </table:table-cell>
        </table:table-row>
        <table:table-row table:style-name="ro1">
          <table:table-cell office:value-type="string">
            <text:p>I'm no ape!$0e$0e#I'm Flak!!!$0f</text:p>
          </table:table-cell>
          <table:table-cell office:value-type="string">
            <text:p>¡No soy un mono!$0e$0e#¡¡¡Soy Helmut!!!$0f</text:p>
          </table:table-cell>
          <table:table-cell office:value-type="string">
            <text:p>Não sou nenhum macaco!$0e$0e#Eu me chamo Flak!!!$0f</text:p>
          </table:table-cell>
        </table:table-row>
        <table:table-row table:style-name="ro1">
          <table:table-cell office:value-type="string">
            <text:p>Flak? $0e$0eWhat's that,#some sort of code name?$0fListen up, Flak.$0e#My name's Max.$0fNow tell me what you jerks are doin'#rampaging through our country?$0f</text:p>
          </table:table-cell>
          <table:table-cell office:value-type="string">
            <text:p>¿Helmut? $0e$0e¿Qué es eso,#un nombre en clave, o algo así?$0fEscúchame bien, Helmut.$0e#Me llamo Max.$0fAhora dime qué es lo que estáis#haciendo tus monos y tú en mi país.$0f</text:p>
          </table:table-cell>
          <table:table-cell office:value-type="string">
            <text:p>Flak? $0e$0eO que é isso, algum tipo de#codinome?$0fEscuta, Flak.$0e#Eu me chamo Max.$0fAgora me diga, o que você e seus#macacos estão fazendo no meu$0fpaís?$0f</text:p>
          </table:table-cell>
        </table:table-row>
        <table:table-row table:style-name="ro1">
          <table:table-cell office:value-type="string">
            <text:p>YOUR country?$0fOrange Star belongs to the Black#Hole Army now!$0fYou complain, you get hurt!$0f</text:p>
          </table:table-cell>
          <table:table-cell office:value-type="string">
            <text:p>¿TU país?$0f¡Ahora Orange Star pertenece al#ejército de Black Hole!$0f¡Si te quejas, te hacemos pupa!$0f</text:p>
          </table:table-cell>
          <table:table-cell office:value-type="string">
            <text:p>SEU país? Agora Orange Star#pertence ao exército de Black Hole!$0fSe permanecer aqui, irá se#machucar!$0f</text:p>
          </table:table-cell>
        </table:table-row>
        <table:table-row table:style-name="ro1">
          <table:table-cell office:value-type="string">
            <text:p>Oh, you think so!?$0e$0e#Give it your best shot!$0f</text:p>
          </table:table-cell>
          <table:table-cell office:value-type="string">
            <text:p>¿De verdad?$0e$0e#¡Eso habrá que verlo!$0f</text:p>
          </table:table-cell>
          <table:table-cell office:value-type="string">
            <text:p>Oh, é mesmo?!$0e$0e#Dê o melhor de si!$0f</text:p>
          </table:table-cell>
        </table:table-row>
        <table:table-row table:style-name="ro1">
          <table:table-cell office:value-type="string">
            <text:p>Max! $0eCalm down.$0f</text:p>
          </table:table-cell>
          <table:table-cell office:value-type="string">
            <text:p>¡Max! $0eCálmate.$0f</text:p>
          </table:table-cell>
          <table:table-cell office:value-type="string">
            <text:p>Max! $0eAcalme-se.$0f</text:p>
          </table:table-cell>
        </table:table-row>
        <table:table-row table:style-name="ro1">
          <table:table-cell office:value-type="string">
            <text:p>Nell?!?$0f</text:p>
          </table:table-cell>
          <table:table-cell office:value-type="string">
            <text:p>¿¡Nell!?$0f</text:p>
          </table:table-cell>
          <table:table-cell office:value-type="string">
            <text:p>Nell?!?$0f</text:p>
          </table:table-cell>
        </table:table-row>
        <table:table-row table:style-name="ro1">
          <table:table-cell office:value-type="string">
            <text:p>To lose your head is to lose the fight.$0e$0e#I taught you that, remember?$0f</text:p>
          </table:table-cell>
          <table:table-cell office:value-type="string">
            <text:p>Perder la cabeza es perder el combate.$0e$0e#¿Ya no recuerdas lo que te enseñé?$0f</text:p>
          </table:table-cell>
          <table:table-cell office:value-type="string">
            <text:p>Perder a cabeça é perder a luta.$0e$0e#Eu te ensinei isso, lembra?$0f</text:p>
          </table:table-cell>
        </table:table-row>
        <table:table-row table:style-name="ro1">
          <table:table-cell office:value-type="string">
            <text:p>Yes, $0ebut...I...$0e$0e#It's just...$0f</text:p>
          </table:table-cell>
          <table:table-cell office:value-type="string">
            <text:p>Sí, $0epero... La verdad...$0e$0e#Es que...$0f</text:p>
          </table:table-cell>
          <table:table-cell office:value-type="string">
            <text:p>Sim, $0emas$0e.$0e.$0e.#É que...$0f</text:p>
          </table:table-cell>
        </table:table-row>
        <table:table-row table:style-name="ro1">
          <table:table-cell office:value-type="string">
            <text:p>I understand your anger, Max.$0e No one#likes seeing his homeland ravaged.$0fAll the more reason to proceed calmly#and rationally.$0fUse your head, $0eand drive these#fiends from our borders! $0eOk?$0f</text:p>
          </table:table-cell>
          <table:table-cell office:value-type="string">
            <text:p>Entiendo tu ira, Max.$0e A nadie le gusta#ver su patria hecha pedazos.$0fRazón de más para actuar con calma y#pensando bien las cosas.$0f¡Usa la cabeza, $0ey expulsa al#enemigo de nuestra frontera! $0e¿Vale?$0f</text:p>
          </table:table-cell>
          <table:table-cell office:value-type="string">
            <text:p>Eu entendo sua ira, Max.$0e$0fNinguém gostaria de ver seu lar em#pedaços.$0fIsso é motivo para atuar com calma#e pensar bem nas coisas.$0fUse a cabeça, $0ee expulse o inimigo#de nossa fronteira! $0eOk?$0f</text:p>
          </table:table-cell>
        </table:table-row>
        <table:table-row table:style-name="ro1">
          <table:table-cell office:value-type="string">
            <text:p>You got it! $0eLet's roll!$0f</text:p>
          </table:table-cell>
          <table:table-cell office:value-type="string">
            <text:p>¡Y tanto! $0e¡Adelante!$0f</text:p>
          </table:table-cell>
          <table:table-cell office:value-type="string">
            <text:p>Claro! $0eVamos nessa!$0f</text:p>
          </table:table-cell>
        </table:table-row>
        <table:table-row table:style-name="ro1">
          <table:table-cell office:value-type="string">
            <text:p>Now, Max, $0eI know that you're a#combat veteran, but...$0f</text:p>
          </table:table-cell>
          <table:table-cell office:value-type="string">
            <text:p>Bueno, Max, $0eya sé que eres un#veterano en combate, pero...$0f</text:p>
          </table:table-cell>
          <table:table-cell office:value-type="string">
            <text:p>Agora, Max, $0esei que você é um#veterano de combate, mas...$0f</text:p>
          </table:table-cell>
        </table:table-row>
        <table:table-row table:style-name="ro1">
          <table:table-cell office:value-type="string">
            <text:p>medium tanks,$0f</text:p>
          </table:table-cell>
          <table:table-cell table:number-columns-repeated="2" office:value-type="string">
            <text:p>os tanques médios,$0f</text:p>
          </table:table-cell>
        </table:table-row>
        <table:table-row table:style-name="ro1">
          <table:table-cell office:value-type="string">
            <text:p>battle copters,$0f</text:p>
          </table:table-cell>
          <table:table-cell office:value-type="string">
            <text:p>helicópteros de combate,$0f</text:p>
          </table:table-cell>
          <table:table-cell office:value-type="string">
            <text:p>os helicópteros de combate,$0f</text:p>
          </table:table-cell>
        </table:table-row>
        <table:table-row table:style-name="ro1">
          <table:table-cell office:value-type="string">
            <text:p>and transport copters$0f</text:p>
          </table:table-cell>
          <table:table-cell office:value-type="string">
            <text:p>y helicópteros de transporte$0f</text:p>
          </table:table-cell>
          <table:table-cell office:value-type="string">
            <text:p>e os helicópteros de transporte$0f</text:p>
          </table:table-cell>
        </table:table-row>
        <table:table-row table:style-name="ro1">
          <table:table-cell office:value-type="string">
            <text:p>are tough to handle if you're a#bit rusty.$0f</text:p>
          </table:table-cell>
          <table:table-cell office:value-type="string">
            <text:p>son difíciles de manejar si estás#un poco oxidado.$0f</text:p>
          </table:table-cell>
          <table:table-cell office:value-type="string">
            <text:p>são difíceis de manejar se você#estiver um pouco enferrujado.$0f</text:p>
          </table:table-cell>
        </table:table-row>
        <table:table-row table:style-name="ro1">
          <table:table-cell office:value-type="string">
            <text:p>You deployed copters?!?$0fWell, it has been a while since I've#dealt with air units.$0fBut Md tanks?!? $0eC'mon, it's a tank!$0e#Bigger and stronger, but still a tank!$0f</text:p>
          </table:table-cell>
          <table:table-cell office:value-type="string">
            <text:p>¿¡Tengo que manejar helicópteros!?$0fBueno, bueno, hace un tiempecito que no#manejo unidades aéreas.$0fPero ¿tanques medianos?$0e#¡Por favor, que es un tanque!$0f¡Más grande y más potente,#pero sigue siendo un tanque!$0f</text:p>
          </table:table-cell>
          <table:table-cell office:value-type="string">
            <text:p>Tenho que manejar helicópteros?!?#Bem, faz um tempo que não manejo$0funidades aéreas.$0fMas os tanques médios?!? $0eQual é?!?#São apenas tanques!$0e$0fGrandes e potentes, mas continuam#sendo tanques!$0f</text:p>
          </table:table-cell>
        </table:table-row>
        <table:table-row table:style-name="ro1">
          <table:table-cell office:value-type="string">
            <text:p>Ok, $0eI'll give you that one.$0fIn the knock-down-drag-out world of#direct combat, $0eyou're the champ.$0fWhen it comes to firing, $0eair units act#the same as ground units.$0fI'll bet that your tank expertise#makes you handy with B copters, too!$0f</text:p>
          </table:table-cell>
          <table:table-cell office:value-type="string">
            <text:p>Vale, $0een eso te doy la razón.$0fEn el trepidante mundo del combate#directo $0eeres el campeón.$0fA la hora de disparar, $0elas unidades#aéreas actúan de la misma forma que$0flas terrestres. Seguro que tu#experiencia con tanques hace que no$0fte sea nada difícil manejar#helicópteros de combate.$0f</text:p>
          </table:table-cell>
          <table:table-cell office:value-type="string">
            <text:p>Certo, $0enisso você tem razão.$0fNo trepidante mundo do combate#direto $0evocê é o campeão.$0fNa hora de disparar, $0eas unidades#aéreas atuam da mesma forma$0fque as unidades terrestres.$0fCom a sua experiência em tanques,#não será problema para você$0fmanejar helicópteros de combate,#também!$0f</text:p>
          </table:table-cell>
        </table:table-row>
        <table:table-row table:style-name="ro1">
          <table:table-cell office:value-type="string">
            <text:p>Ha ha...yeah. $0eYou're probably right.$0fIn a head-to-head battle, I can't#be beaten!$0f</text:p>
          </table:table-cell>
          <table:table-cell office:value-type="string">
            <text:p>Ja, ja... sí. $0eProbablemente tienes razón.$0f¡En el combate cuerpo a cuerpo#no tengo rival!$0f</text:p>
          </table:table-cell>
          <table:table-cell office:value-type="string">
            <text:p>Ha ha... claro. $0eProvavelmente você#tem razão.$0fNo combate corpo a corpo não tenho#rival.$0f</text:p>
          </table:table-cell>
        </table:table-row>
        <table:table-row table:style-name="ro1">
          <table:table-cell office:value-type="string">
            <text:p>However, indirect combat is another#story, isn't it?$0f</text:p>
          </table:table-cell>
          <table:table-cell office:value-type="string">
            <text:p>Pero el combate indirecto es otra#historia, ¿verdad?$0f</text:p>
          </table:table-cell>
          <table:table-cell office:value-type="string">
            <text:p>Contudo, o combate indireto já é#outra história, não é mesmo?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I'll admit that your power has over-#come that particular obstacle, though.$0f</text:p>
          </table:table-cell>
          <table:table-cell office:value-type="string">
            <text:p>Admito que tu potencia ha suplido#ese punto débil.$0f</text:p>
          </table:table-cell>
          <table:table-cell office:value-type="string">
            <text:p>Admito que sua potência supre esse#ponto fraco.$0f</text:p>
          </table:table-cell>
        </table:table-row>
        <table:table-row table:style-name="ro1">
          <table:table-cell office:value-type="string">
            <text:p>You know it! $0eIndirect-combat units?$0e#Who needs 'em?!$0f</text:p>
          </table:table-cell>
          <table:table-cell office:value-type="string">
            <text:p>¿Lo ves? $0e¿Unidades de combate#indirecto?$0e ¿Quién las necesita?$0f</text:p>
          </table:table-cell>
          <table:table-cell office:value-type="string">
            <text:p>Sabe! $0eUnidades de combate indireto?$0e#Quem precisa disso?$0f</text:p>
          </table:table-cell>
        </table:table-row>
        <table:table-row table:style-name="ro1">
          <table:table-cell office:value-type="string">
            <text:p>I can't fault your confidence.$0e#Try not to overdo it!$0f</text:p>
          </table:table-cell>
          <table:table-cell office:value-type="string">
            <text:p>¡No puedo con tu confianza!$0e#¡Intenta no pasarte!$0f</text:p>
          </table:table-cell>
          <table:table-cell office:value-type="string">
            <text:p>Eu não posso com sua confiança!$0e#Tente não enchê-la demais!$0f</text:p>
          </table:table-cell>
        </table:table-row>
        <table:table-row table:style-name="ro1">
          <table:table-cell office:value-type="string">
            <text:p>You should never end your turn until#you've issued orders to all your units.$0fHe who hesitates is lost!$0e$0e#Never waste a day if you can help it.$0f</text:p>
          </table:table-cell>
          <table:table-cell office:value-type="string">
            <text:p>Nunca deberías finalizar tu turno#hasta que no hayas dado órdenes a$0ftodas tus unidades.$0f¡El que duda está perdido!$0fNunca malgastes un día si puedes#evitarlo.$0f</text:p>
          </table:table-cell>
          <table:table-cell office:value-type="string">
            <text:p>Nunca finalize seu turno até que#não haja dado ordens à todas as$0fsuas unidades.$0fQuem exitar estará perdido!$0e$0e$0fNunca desperdice um dia se puder#evitar.$0f</text:p>
          </table:table-cell>
        </table:table-row>
        <table:table-row table:style-name="ro1">
          <table:table-cell office:value-type="string">
            <text:p>That's a transport copter, right?$0fLike APCs, T copters can carry#infantry and mech units.$0fAnother similarity is that they lack#weapons. $0eT copters cannot fire.$0fOn a map like this, $0ewhere you need to#circle around to reach the enemy HQ,$0fT copters can shorten the distance.$0e#Even seas are no obstacle.$0f</text:p>
          </table:table-cell>
          <table:table-cell office:value-type="string">
            <text:p>Eso es un helicóptero de transporte.$0fAl igual que los TOA, pueden llevar#unidades de infantería y mecanizadas.$0fOtra similitud es que carecen de armas.#En un mapa como éste, $0een el que tienes$0fque dar un rodeo para llegar al CG#enemigo, los helicópteros de transporte$0fayudan a reducir las distancias.$0e#Ni siquiera el mar es un obstáculo.$0f</text:p>
          </table:table-cell>
          <table:table-cell office:value-type="string">
            <text:p>Este é um helicóptero de transporte,#certo?$0fIgualmente aos APCs, podem levar#unidades de infantaria e mecânicas.$0fOutra similaridade é que carregam#armas.$0e Não podem disparar.$0fEm uma mapa como este, $0eno qual#você deve dar uma rodeada para$0fchegar ao QG inimigo,#os helicópteros de transporte$0fajudam a reduzir as distâncias.$0e$0fNem mesmo o mar é um obstáculo.$0f</text:p>
          </table:table-cell>
        </table:table-row>
        <table:table-row table:style-name="ro1">
          <table:table-cell office:value-type="string">
            <text:p>Now that's useful!$0f</text:p>
          </table:table-cell>
          <table:table-cell office:value-type="string">
            <text:p>¡Eso sí que es útil!$0f</text:p>
          </table:table-cell>
          <table:table-cell office:value-type="string">
            <text:p>Isso sim é útil!$0f</text:p>
          </table:table-cell>
        </table:table-row>
        <table:table-row table:style-name="ro1">
          <table:table-cell office:value-type="string">
            <text:p>Yes, it is! $0eI'll leave it to you on#how best to utilize them.$0fLoading and unloading with T copters#is handled the same as with APCs.$0fNot being able to drop units off in#certain terrain is the same, too.$0fOne other thing: $0eT copters can't#load or unload troops when flying$0fover seas. $0eDon't forget that.$0f</text:p>
          </table:table-cell>
          <table:table-cell office:value-type="string">
            <text:p>¡Sí, lo es! $0eUtilízalos como creas#más conveniente.$0fLas operaciones de carga y descarga#son iguales que las de los TOA.$0fTampoco pueden descargar unidades#en cualquier tipo de terreno.$0fOtra cosa: $0elos helicópteros de#transporte no pueden descargar$0funidades cuando están sobre el mar.$0e#No lo olvides.$0f</text:p>
          </table:table-cell>
          <table:table-cell office:value-type="string">
            <text:p>Sim, é mesmo! $0eUtilize como achar#mais conveniente.$0fAs operação de carga e descarga#são iguais as dos APCs.$0fAlém disso, não poderá descarregar#unidades em qualquer tipo de terreno.$0fOutra coisa: $0eos helicópteros de#transporte não podem descarregar$0funidades estando sobre o mar.$0e$0fNão esqueça disso.$0f</text:p>
          </table:table-cell>
        </table:table-row>
        <table:table-row table:style-name="ro1">
          <table:table-cell office:value-type="string">
            <text:p>What you have there is a battle#copter. $0e$0eIt's a direct-combat unit.$0fAir units are easy to deploy because#their movement isn't limited by terrain.$0fOf course, they don't receive any#defensive cover, either.$0fB copter firepower is at least equal#to a tank's...$0fand in dogfights with other copters,#they're as tough as can be.$0fPress the R Button for further intel.$0f</text:p>
          </table:table-cell>
          <table:table-cell office:value-type="string">
            <text:p>Esto de aquí es un helicóptero de#combate. $0e$0eEs una unidad de combate$0fdirecto. Las unidades aéreas suelen#ser muy útiles, porque su movimiento no$0festá limitado por el tipo de terreno.#Aunque, claro está, tampoco reciben$0fningún tipo de cobertura. La potencia#de disparo de un helicóptero de$0fcombate es similar a la de los tanques,#y son especialmente efectivos en$0fescaramuzas con otros helicópteros.$0fPulsa el Botón R para obtener más#información.$0f</text:p>
          </table:table-cell>
          <table:table-cell office:value-type="string">
            <text:p>Isso que você tem é um helicóptero#de combate.$0e$0e$0fÉ uma unidade de combate direta.#As unidades aéreas são fáceis de$0fmanejar pois seu movimento não#está limitado pelo tipo de terreno.$0fClaro, eles não recebem nenhum#tipo de cobertura.$0fA potencia de disparo de um#helicóptero de combate é similar$0fa dos tanques, e são especialmente#efetivos em confronto com outros$0fhelicópteros.$0fAperte o Botão R para obter mais#informações.$0f</text:p>
          </table:table-cell>
        </table:table-row>
        <table:table-row table:style-name="ro1">
          <table:table-cell office:value-type="string">
            <text:p>All right!$0e#I'm gonna knock some heads!$0f</text:p>
          </table:table-cell>
          <table:table-cell office:value-type="string">
            <text:p>¡Muy bien!$0e#¡Voy a patear unos cuantos culos!$0f</text:p>
          </table:table-cell>
          <table:table-cell office:value-type="string">
            <text:p>Tudo bem!$0e#Vou bater algumas cabeças!$0f</text:p>
          </table:table-cell>
        </table:table-row>
        <table:table-row table:style-name="ro1">
          <table:table-cell office:value-type="string">
            <text:p>We talked about this earlier, right?$0e#Your difficulty with indirect combat?$0f</text:p>
          </table:table-cell>
          <table:table-cell office:value-type="string">
            <text:p>Ya hablamos de eso antes, ¿verdad?$0e#Tus problemas en el combate indirecto.$0f</text:p>
          </table:table-cell>
          <table:table-cell office:value-type="string">
            <text:p>Já falamos disso antes, não é#mesmo?$0e$0fSeu problema é com o combate#indireto?$0f</text:p>
          </table:table-cell>
        </table:table-row>
        <table:table-row table:style-name="ro1">
          <table:table-cell office:value-type="string">
            <text:p>Oh...yeah...$0e$0e#I thought we'd covered that.$0f</text:p>
          </table:table-cell>
          <table:table-cell office:value-type="string">
            <text:p>Ah... Sí...$0e$0e#Creí que ya estaba cubierto.$0f</text:p>
          </table:table-cell>
          <table:table-cell office:value-type="string">
            <text:p>Oh... Sim...$0e$0e#Pensei que tinha coberto isso.$0f</text:p>
          </table:table-cell>
        </table:table-row>
        <table:table-row table:style-name="ro1">
          <table:table-cell office:value-type="string">
            <text:p>Just hear me out, Max.$0fTo see your units' ranges of fire,#press the B Button.$0fIn your case, the ranges are a little#small, so make sure you take a look.$0f</text:p>
          </table:table-cell>
          <table:table-cell office:value-type="string">
            <text:p>Escucha bien, Max.$0fPara ver el rango de disparo de tus#unidades, pulsa el Botón B.$0fEn tu caso, este rango es un poco#limitado, así que asegúrate de$0fcomprobarlo antes de disparar.$0f</text:p>
          </table:table-cell>
          <table:table-cell office:value-type="string">
            <text:p>Me escute bem, Max.$0fPara ver a distância de disparo de#suas unidades, aperte o Botão B.$0fNo seu caso, esta distância é um#pouco limitada.$0fPortanto, assegure-se de verificar#antes de disparar.$0f</text:p>
          </table:table-cell>
        </table:table-row>
        <table:table-row table:style-name="ro1">
          <table:table-cell office:value-type="string">
            <text:p>Yeah, I know... You don't have#to keep reminding me about it.$0fBut yeah, I'll admit it:$0e knowing your#weak points is important.$0f</text:p>
          </table:table-cell>
          <table:table-cell office:value-type="string">
            <text:p>Sí, ya lo sé... No tienes que#recordármelo continuamente.$0fPero tienes razón: $0ees importante#conocer tus limitaciones.$0f</text:p>
          </table:table-cell>
          <table:table-cell office:value-type="string">
            <text:p>Sim, eu já sei.. Não precisa ficar me#lembrando sempre.$0fMas sim, devo admitir: $0eé importante#conhecer suas limitações.$0f</text:p>
          </table:table-cell>
        </table:table-row>
        <table:table-row table:style-name="ro1">
          <table:table-cell office:value-type="string">
            <text:p>Wow! $0e$0eMax, $0eyou've come a long way.$0e#I didn't think I'd hear you say that.$0f</text:p>
          </table:table-cell>
          <table:table-cell office:value-type="string">
            <text:p>¡Vaya! $0e$0eMax, $0ehas madurado mucho.$0e#Nunca pensé que te oiría decir algo así.$0f</text:p>
          </table:table-cell>
          <table:table-cell office:value-type="string">
            <text:p>Nossa! $0e$0eMax, $0evocê realmente evoluiu.$0e$0fNunca pensei que ouviria você#dizendo algo assim.$0f</text:p>
          </table:table-cell>
        </table:table-row>
        <table:table-row table:style-name="ro1">
          <table:table-cell office:value-type="string">
            <text:p>Oh,$0e well...$0e Hey! $0eIt's about time to#show these goons we mean business!$0f</text:p>
          </table:table-cell>
          <table:table-cell office:value-type="string">
            <text:p>Bueno,$0e sí...$0e ¡Eh! $0e¡Es hora de enseñar#a esos payasos que vamos en serio!$0f</text:p>
          </table:table-cell>
          <table:table-cell office:value-type="string">
            <text:p>Oh, $0esim$0e.$0e..$0e$0fEi! $0eEstá na hora de mostrar à esses#tontos que é jogar sério!$0f</text:p>
          </table:table-cell>
        </table:table-row>
        <table:table-row table:style-name="ro1">
          <table:table-cell office:value-type="string">
            <text:p>NO! $0eThose copters are damaged!$0e#Where can I repair them?$0f</text:p>
          </table:table-cell>
          <table:table-cell office:value-type="string">
            <text:p>¡NO! $0e¡Los helicópteros están dañados!$0e#¿Dónde puedo repararlos?$0f</text:p>
          </table:table-cell>
          <table:table-cell office:value-type="string">
            <text:p>NÃO! $0eOs helicópteros estão#danificados!$0e$0fOnde posso repará-los?$0f</text:p>
          </table:table-cell>
        </table:table-row>
        <table:table-row table:style-name="ro1">
          <table:table-cell office:value-type="string">
            <text:p>Sorry, Max, $0ebut there's no place to#repair air units on this map.$0fYou need an airport for that, $0eand#there's just not one around here.$0fYou're not completely helpless, though.$0e#There's another B copter unit, right?$0fWell, you can take two units of the#same type and join them together.$0fDo this to create one unit that has#the combined HP of the single units.$0f</text:p>
          </table:table-cell>
          <table:table-cell office:value-type="string">
            <text:p>Lo siento, Max, $0epero en este mapa no#hay ningún lugar para reparar$0funidades aéreas. Necesitas un#aeropuerto, y no hay ninguno por aquí.$0fSin embargo, no todo está perdido.#Hay otra unidad de helicópteros.$0fSiempre puedes coger dos unidades y#unirlas. Al hacer esto, obtendrás una$0fsola unidad con la suma de los PV de#las dos unidades originales.$0f</text:p>
          </table:table-cell>
          <table:table-cell office:value-type="string">
            <text:p>Sinto muito, Max, $0emas não há#lugar para reparar unidades aéreas$0fneste mapa.$0fVocê precisa de um aeroporto, e#não há nenhum por aqui.$0fContudo, nem tudo está perdido.#Há outra unidade de helicópteros,$0fcerto?$0fBem, você pode pegar duas#unidades do mesmo tipo e uni-las.$0fIsso para criar uma única unidade#com a soma dos PVs das unidades$0foriginais.$0f</text:p>
          </table:table-cell>
        </table:table-row>
        <table:table-row table:style-name="ro1">
          <table:table-cell office:value-type="string">
            <text:p>Join?!?$0e Making one unit out of two?$0f</text:p>
          </table:table-cell>
          <table:table-cell office:value-type="string">
            <text:p>¿Unirlas?$0e ¿Hacer una unidad de dos?$0f</text:p>
          </table:table-cell>
          <table:table-cell office:value-type="string">
            <text:p>Uni-las?$0e Fazer uma unidade das duas?$0f</text:p>
          </table:table-cell>
        </table:table-row>
        <table:table-row table:style-name="ro1">
          <table:table-cell office:value-type="string">
            <text:p>Uh-huh. $0eTwo become one, $0eand they#combine their HP.$0fOf course, this does mean that you#have one less unit to work with.$0fMy advice is to avoid this unless#it's absolutely necessary.$0f</text:p>
          </table:table-cell>
          <table:table-cell office:value-type="string">
            <text:p>Ajá. $0eDos se convierten en una,#$0ey combinan sus PV.$0fPor supuesto, esto significa que#dispones de una unidad menos.$0fTe aconsejo que evites esto a no ser#que sea absolutamente necesario.$0f</text:p>
          </table:table-cell>
          <table:table-cell office:value-type="string">
            <text:p>Ahã. $0eDuas unidades se tornam#uma, $0ee combinam seus PVs.$0fClaro, isso significa que você fica#com uma unidade a menos.$0fMeu conselho é que você evite isso#a não ser que seja absolutamente$0fnecessário.$0f</text:p>
          </table:table-cell>
        </table:table-row>
        <table:table-row table:style-name="ro1">
          <table:table-cell office:value-type="string">
            <text:p>Can an individual unit have more#than 10 HP?$0f</text:p>
          </table:table-cell>
          <table:table-cell office:value-type="string">
            <text:p>¿Puede tener una unidad más de#10 PV?$0f</text:p>
          </table:table-cell>
          <table:table-cell office:value-type="string">
            <text:p>Uma unidade individual pode ter#mais de 10 PVs?$0f</text:p>
          </table:table-cell>
        </table:table-row>
        <table:table-row table:style-name="ro1">
          <table:table-cell office:value-type="string">
            <text:p>Unfortunately, no. $0e10 is the max.$0fTo join, simply move one unit onto the#other and select the Join command.$0fOne more thing: $0ea damaged unit#cannot join with an undamaged unit.$0f</text:p>
          </table:table-cell>
          <table:table-cell office:value-type="string">
            <text:p>Por desgracia, no. $0e10 es el máximo.$0fPara unirlas, sólo tienes que colocar#una de las unidades encima de la otra$0fy elegir el comando Unir.$0fUna cosa más: $0euna unidad dañada no#puede unirse a una unidad entera.$0f</text:p>
          </table:table-cell>
          <table:table-cell office:value-type="string">
            <text:p>Infelizmente, não.$0e#10 é o máximo.$0fPara uni-las, basta colocar uma#unidade encima da outra e escolher$0fo comando Unir.$0fMais uma coisa: $0euma unidade#danificada não pode unir-se a uma$0funidade intacta.$0f</text:p>
          </table:table-cell>
        </table:table-row>
        <table:table-row table:style-name="ro1">
          <table:table-cell office:value-type="string">
            <text:p>Ok! $0eI got it!$0f</text:p>
          </table:table-cell>
          <table:table-cell office:value-type="string">
            <text:p>¡Muy bien! $0e¡A por ellos!$0f</text:p>
          </table:table-cell>
          <table:table-cell office:value-type="string">
            <text:p>Tudo bem! $0eEntendi!$0f</text:p>
          </table:table-cell>
        </table:table-row>
        <table:table-row table:style-name="ro1">
          <table:table-cell office:value-type="string">
            <text:p>You know, this Max guy kinda reminds#me of me...$0eexcept...$0e$0e$0eI'm me.$0fHmmm...$0e This should be fun.$0f</text:p>
          </table:table-cell>
          <table:table-cell office:value-type="string">
            <text:p>Sabes, este Max me recuerda a mí...$0e#Sólo...$0e$0e$0e sólo que yo soy yo.$0fMmmm...$0e Esto va a ser divertido.$0f</text:p>
          </table:table-cell>
          <table:table-cell office:value-type="string">
            <text:p>You know, this Max guy kinda reminds#me of me...$0eexcept...$0e$0e$0eI'm me.$0fHmmm...$0e This should be fun.$0f</text:p>
          </table:table-cell>
        </table:table-row>
        <table:table-row table:style-name="ro1">
          <table:table-cell office:value-type="string">
            <text:p>How's that, ape-man?!?$0e$0e#Told you not to mess with me!$0f</text:p>
          </table:table-cell>
          <table:table-cell office:value-type="string">
            <text:p>¿Qué te ha parecido, caramono?$0e$0e$0fYa te dije que no te convenía meterte#conmigo.$0f</text:p>
          </table:table-cell>
          <table:table-cell office:value-type="string">
            <text:p>How's that, ape-man?!?$0e$0e#Told you not to mess with me!$0f</text:p>
          </table:table-cell>
        </table:table-row>
        <table:table-row table:style-name="ro1">
          <table:table-cell office:value-type="string">
            <text:p>...$0eHah!$0f</text:p>
          </table:table-cell>
          <table:table-cell office:value-type="string">
            <text:p>¡Ja!$0f</text:p>
          </table:table-cell>
          <table:table-cell office:value-type="string">
            <text:p>...$0eHah!$0f</text:p>
          </table:table-cell>
        </table:table-row>
        <table:table-row table:style-name="ro1">
          <table:table-cell office:value-type="string">
            <text:p>Hah? $0eDon't hah me!$0e$0e#You just got beaten!$0f</text:p>
          </table:table-cell>
          <table:table-cell office:value-type="string">
            <text:p>¿Ja? $0e¿Pero de qué vas?$0e$0e#¡Te acabo de dar una paliza!$0f</text:p>
          </table:table-cell>
          <table:table-cell office:value-type="string">
            <text:p>Hah? $0eDon't hah me!$0e$0e#You just got beaten!$0f</text:p>
          </table:table-cell>
        </table:table-row>
        <table:table-row table:style-name="ro1">
          <table:table-cell office:value-type="string">
            <text:p>This was just a test.$0e$0e#Next time is for real.$0f</text:p>
          </table:table-cell>
          <table:table-cell office:value-type="string">
            <text:p>Esto era sólo una prueba.$0e$0e#La próxima vez será la buena.$0f</text:p>
          </table:table-cell>
          <table:table-cell office:value-type="string">
            <text:p>This was just a test.$0e$0e#Next time is for real.$0f</text:p>
          </table:table-cell>
        </table:table-row>
        <table:table-row table:style-name="ro1">
          <table:table-cell office:value-type="string">
            <text:p>Like I've never heard that before!$0fI'm gonna make you regret ever#showing your ugly mug around here!$0f</text:p>
          </table:table-cell>
          <table:table-cell office:value-type="string">
            <text:p>Suena a excusa barata.$0fVoy a hacerte lamentar haber#mostrado tu cara de simio por aquí.$0f</text:p>
          </table:table-cell>
          <table:table-cell office:value-type="string">
            <text:p>Like I've never heard that before!$0fI'm gonna make you regret ever#showing your ugly mug around here!$0f</text:p>
          </table:table-cell>
        </table:table-row>
        <table:table-row table:style-name="ro1">
          <table:table-cell office:value-type="string">
            <text:p>Max, or whatever you said your#name was, $0eyou're mine!$0fBefore this is over, $0eI'll crush#you like a bug. $0e$0eSo long.$0f</text:p>
          </table:table-cell>
          <table:table-cell office:value-type="string">
            <text:p>¡Max, o sea cual sea tu nombre,$0e#eres mío!$0f¡Antes de que esto acabe, $0ete aplastaré#como a un gusano! $0e$0e¡Adiós!$0f</text:p>
          </table:table-cell>
          <table:table-cell office:value-type="string">
            <text:p>Max, or whatever you said your#name was, $0eyou're mine!$0fBefore this is over, $0eI'll crush#you like a bug. $0e$0eSo long.$0f</text:p>
          </table:table-cell>
        </table:table-row>
        <table:table-row table:style-name="ro1">
          <table:table-cell office:value-type="string">
            <text:p>Wait! $0eWait, you dirtbag!$0e$0e#Shoot! $0eHe got away!$0f</text:p>
          </table:table-cell>
          <table:table-cell office:value-type="string">
            <text:p>¡Quieto! $0e¡Quieto he dicho, basura!$0e$0e#¡Maldición! $0e¡Se ha ido!$0f</text:p>
          </table:table-cell>
          <table:table-cell office:value-type="string">
            <text:p>Wait! $0eWait, you dirtbag!$0e$0e#Shoot! $0eHe got away!$0f</text:p>
          </table:table-cell>
        </table:table-row>
        <table:table-row table:style-name="ro1">
          <table:table-cell office:value-type="string">
            <text:p>Black Hole...$0e#Deplorable characters. $0eAll of them.$0f</text:p>
          </table:table-cell>
          <table:table-cell office:value-type="string">
            <text:p>Black Hole...$0e#Personajes deplorables. $0eTodos ellos.$0f</text:p>
          </table:table-cell>
          <table:table-cell office:value-type="string">
            <text:p>Black Hole...$0e#Deplorable characters. $0eAll of them.$0f</text:p>
          </table:table-cell>
        </table:table-row>
        <table:table-row table:style-name="ro1">
          <table:table-cell office:value-type="string">
            <text:p>You said it!$0f</text:p>
          </table:table-cell>
          <table:table-cell office:value-type="string">
            <text:p>¡Tú lo has dicho!$0f</text:p>
          </table:table-cell>
          <table:table-cell office:value-type="string">
            <text:p>You said it!$0f</text:p>
          </table:table-cell>
        </table:table-row>
        <table:table-row table:style-name="ro1">
          <table:table-cell office:value-type="string">
            <text:p>By the way, $0ethere's something else I#wanted to talk to you about.$0fAfter the battle, you'll see some#points and a rank displayed, right?$0fThe points you can use in Battle Maps#to buy things from Hachi.$0fI'll explain how to get high points.$0f</text:p>
          </table:table-cell>
          <table:table-cell office:value-type="string">
            <text:p>Por cierto, $0ehay algo más de lo que#quería hablarte.$0fDespués del combate verás que#aparecen una cantidad de puntos$0fconcreta y un rango. Los puntos#puedes usarlos en los Mapas de$0fBatalla para comprar cosas en la#tienda de Hachi. Te explicaré cómo$0fconseguir puntuaciones más altas.$0f</text:p>
          </table:table-cell>
          <table:table-cell office:value-type="string">
            <text:p>By the way, $0ethere's something else I#wanted to talk to you about.$0fAfter the battle, you'll see some#points and a rank displayed, right?$0fThe points you can use in Battle Maps#to buy things from Hachi.$0fI'll explain how to get high points.$0f</text:p>
          </table:table-cell>
        </table:table-row>
        <table:table-row table:style-name="ro1">
          <table:table-cell office:value-type="string">
            <text:p>Ok! $0eI definitely want to win with#the highest ranking possible.$0f</text:p>
          </table:table-cell>
          <table:table-cell office:value-type="string">
            <text:p>¡Genial! $0eMe gusta ganar con la#puntuación más alta posible.$0f</text:p>
          </table:table-cell>
          <table:table-cell office:value-type="string">
            <text:p>Ok! $0eI definitely want to win with#the highest ranking possible.$0f</text:p>
          </table:table-cell>
        </table:table-row>
        <table:table-row table:style-name="ro1">
          <table:table-cell office:value-type="string">
            <text:p>I thought as much!$0fYou know, battling for higher rankings#is fun when you've got free time.$0fFirst, $0elet me tell you what the#scores all mean...$0fSpeed is the length of time#you take to complete the mission.$0fNext, $0ePower is the number of enemy#units you destroy.$0fFinally, $0eTechnique counts the#number of units you lost.$0fHowever, $0evictory is your top priority.$0e$0e#Doing silly things to earn more points$0fis not acceptable!$0f </text:p>
          </table:table-cell>
          <table:table-cell office:value-type="string">
            <text:p>¡Ya me lo imaginaba!$0fCombatir para conseguir puntuaciones#más altas es divertido si tienes tiempo.$0fPrimero $0ete explicaré lo que significan#las puntuaciones...$0fVelocidad es la cantidad de tiempo#que tardas en finalizar la misión.$0fLa potencia $0etiene que ver con el#número de unidades enemigas que$0fdestruyes. Y, finalmente, $0ela técnica#cuenta el número de unidades perdidas.$0fPero $0erecuerda que la victoria es tu#prioridad número uno.$0f¡No toleraré que hagas tonterías#para obtener mejores puntuaciones!$0f </text:p>
          </table:table-cell>
          <table:table-cell office:value-type="string">
            <text:p>I thought as much!$0fYou know, battling for higher rankings#is fun when you've got free time.$0fFirst, $0elet me tell you what the#scores all mean...$0fSpeed is the length of time#you take to complete the mission.$0fNext, $0ePower is the number of enemy#units you destroy.$0fFinally, $0eTechnique counts the#number of units you lost.$0fHowever, $0evictory is your top priority.$0e$0e#Doing silly things to earn more points$0fis not acceptable!$0f </text:p>
          </table:table-cell>
        </table:table-row>
        <table:table-row table:style-name="ro1">
          <table:table-cell office:value-type="string">
            <text:p>Points or no points, $0eI'm always at full#throttle! $0eI won't stop!$0f</text:p>
          </table:table-cell>
          <table:table-cell office:value-type="string">
            <text:p>¡Con puntos o sin puntos, $0esiempre doy#el máximo! $0e¡Nada puede conmigo!$0f</text:p>
          </table:table-cell>
          <table:table-cell office:value-type="string">
            <text:p>Points or no points, $0eI'm always at full#throttle! $0eI won't stop!$0f</text:p>
          </table:table-cell>
        </table:table-row>
        <table:table-row table:style-name="ro1">
          <table:table-cell office:value-type="string">
            <text:p>NO! $0eI lost...$0e$0e#I'm sorry, everyone...$0f</text:p>
          </table:table-cell>
          <table:table-cell office:value-type="string">
            <text:p>¡NO! $0eHe perdido...$0e$0e#Lo siento, chicos...$0f</text:p>
          </table:table-cell>
          <table:table-cell office:value-type="string">
            <text:p>NO! $0eI lost...$0e$0e#I'm sorry, everyone...$0f</text:p>
          </table:table-cell>
        </table:table-row>
        <table:table-row table:style-name="ro1">
          <table:table-cell office:value-type="string">
            <text:p>Cheer up, Max. $0e$0eYou'll just have to do#better next time.$0fThose Md tanks were the problem,#weren't they?$0fIn Md tank vs. Md tank battles,$0e#everyone takes damage.$0fPlacing an Md tank unit on the bridge#to the isle might be a way to halt$0fthe enemy's advance, though.$0fUsing B copters might work, too.$0e$0e#Md tanks aren't great vs. copters.$0fThat's because they use their weak#secondary weapons against air units.$0fKnowing the strengths and weaknesses#of units is vital to your success.$0fOh, yes, $0ethe enemy HQ is unguarded,#right? $0eTime for a T copter!$0fDrop off some infantry to capture it,#and the battle is yours!$0f</text:p>
          </table:table-cell>
          <table:table-cell office:value-type="string">
            <text:p>Alegra esa cara, Max. $0e$0eTendrás que#concentrarte más la próxima vez.$0fEl problema fueron los tanques#medianos, ¿verdad?$0fEn batallas de tanques medianos#contra tanques medianos, todo el mundo$0fsufre daños. Colocar un tanque#mediano en el puente que lleva a la$0fisla puede ser un buen método para#detener el avance del enemigo.$0e$0e$0fY también te ayudará usar los#helicópteros, porque los tanques$0fno son muy buenos contra ellos, ya#que usan su arma secundaria.$0fConocer los puntos fuertes y débiles#de tus unidades es vital para la$0fvictoria.$0fAh, y otra cosa. $0eEl CG del enemigo#está sin defensa. $0e¡Usa el$0fhelicóptero de transporte! Puedes#llevar infantería hasta allí,$0fcapturarlo, y la victoria es tuya.$0f</text:p>
          </table:table-cell>
          <table:table-cell office:value-type="string">
            <text:p>Cheer up, Max. $0e$0eYou'll just have to do#better next time.$0fThose Md tanks were the problem,#weren't they?$0fIn Md tank vs. Md tank battles,$0e#everyone takes damage.$0fPlacing an Md tank unit on the bridge#to the isle might be a way to halt$0fthe enemy's advance, though.$0fUsing B copters might work, too.$0e$0e#Md tanks aren't great vs. copters.$0fThat's because they use their weak#secondary weapons against air units.$0fKnowing the strengths and weaknesses#of units is vital to your success.$0fOh, yes, $0ethe enemy HQ is unguarded,#right? $0eTime for a T copter!$0fDrop off some infantry to capture it,#and the battle is yours!$0f</text:p>
          </table:table-cell>
        </table:table-row>
        <table:table-row table:style-name="ro1">
          <table:table-cell office:value-type="string">
            <text:p>What a disgrace...$0e#I won't lose again! $0eI promise, Nell!$0f</text:p>
          </table:table-cell>
          <table:table-cell office:value-type="string">
            <text:p>Qué desgracia...$0e#¡No volveré a perder! $0e¡Lo prometo!$0f</text:p>
          </table:table-cell>
          <table:table-cell office:value-type="string">
            <text:p>What a disgrace...$0e#I won't lose again! $0eI promise, Nell!$0f</text:p>
          </table:table-cell>
        </table:table-row>
        <table:table-row table:style-name="ro1">
          <table:table-cell office:value-type="string">
            <text:p>That's the spirit, Max!$0e#Good luck!$0f</text:p>
          </table:table-cell>
          <table:table-cell office:value-type="string">
            <text:p>¡Así se habla, Max!$0e#¡Buena suerte!$0f</text:p>
          </table:table-cell>
          <table:table-cell office:value-type="string">
            <text:p>That's the spirit, Max!$0e#Good luck!$0f</text:p>
          </table:table-cell>
        </table:table-row>
        <table:table-row table:style-name="ro1">
          <table:table-cell office:value-type="string">
            <text:p>Flak, huh? Dumb name,#tough CO.</text:p>
          </table:table-cell>
          <table:table-cell office:value-type="string">
            <text:p>Así que Helmut...#Un nombre estúpido.</text:p>
          </table:table-cell>
          <table:table-cell office:value-type="string">
            <text:p>Flak, huh? Dumb name,#tough OC.</text:p>
          </table:table-cell>
        </table:table-row>
        <table:table-row table:style-name="ro1">
          <table:table-cell office:value-type="string">
            <text:p>Lord Flak,$0e#troop deployment is complete.$0f</text:p>
          </table:table-cell>
          <table:table-cell office:value-type="string">
            <text:p>$0f</text:p>
          </table:table-cell>
          <table:table-cell office:value-type="string">
            <text:p>Lord Flak,$0e#troop deployment is complete.$0f</text:p>
          </table:table-cell>
        </table:table-row>
        <table:table-row table:style-name="ro1">
          <table:table-cell office:value-type="string">
            <text:p>Look what we have here.$0fMax's boys...$0e$0e#I'm gonna enjoy this.$0f</text:p>
          </table:table-cell>
          <table:table-cell office:value-type="string">
            <text:p>t nicht gebraucht!$0f</text:p>
          </table:table-cell>
          <table:table-cell office:value-type="string">
            <text:p>Look what we have here.$0fMax's boys...$0e$0e#I'm gonna enjoy this.$0f</text:p>
          </table:table-cell>
        </table:table-row>
        <table:table-row table:style-name="ro1">
          <table:table-cell office:value-type="string">
            <text:p>Uh, sir...$0e The unauthorized use of#troops for personal vendettas is...$0f</text:p>
          </table:table-cell>
          <table:table-cell office:value-type="string">
            <text:p>Señor...$0e El uso no autorizado de tropas#para venganzas personales no está...$0f</text:p>
          </table:table-cell>
          <table:table-cell office:value-type="string">
            <text:p>Uh, sir...$0e The unauthorized use of#troops for personal vendettas is...$0f</text:p>
          </table:table-cell>
        </table:table-row>
        <table:table-row table:style-name="ro1">
          <table:table-cell office:value-type="string">
            <text:p>Is what, worm?$0e$0e I'm not gonna let#Max get away with what he did.$0fAs long as I win, $0ewho cares about#rules?$0e Now get outta here!$0f</text:p>
          </table:table-cell>
          <table:table-cell office:value-type="string">
            <text:p>¿No qué, gusano?$0e$0e No voy a permitir#que Max vaya tan campante después$0fde lo que hizo. ¿A quién le importan#las reglas, $0esiempre y cuando gane?$0f¡Apártate de mi camino!$0f</text:p>
          </table:table-cell>
          <table:table-cell office:value-type="string">
            <text:p>Is what, worm?$0e$0e I'm not gonna let#Max get away with what he did.$0fAs long as I win, $0ewho cares about#rules?$0e Now get outta here!$0f</text:p>
          </table:table-cell>
        </table:table-row>
        <table:table-row table:style-name="ro1">
          <table:table-cell office:value-type="string">
            <text:p>Understood...$0f</text:p>
          </table:table-cell>
          <table:table-cell office:value-type="string">
            <text:p>Sí, señor...$0f</text:p>
          </table:table-cell>
          <table:table-cell office:value-type="string">
            <text:p>Understood...$0f</text:p>
          </table:table-cell>
        </table:table-row>
        <table:table-row table:style-name="ro1">
          <table:table-cell office:value-type="string">
            <text:p>Max!$0e#It's an attack!$0f</text:p>
          </table:table-cell>
          <table:table-cell office:value-type="string">
            <text:p>¡Max!$0e#¡Nos atacan!$0f</text:p>
          </table:table-cell>
          <table:table-cell office:value-type="string">
            <text:p>Max!$0e#It's an attack!$0f</text:p>
          </table:table-cell>
        </table:table-row>
        <table:table-row table:style-name="ro1">
          <table:table-cell office:value-type="string">
            <text:p>What?$0fBattle copters? $0eBombers?$0e#Coming with an air assault, huh?$0f</text:p>
          </table:table-cell>
          <table:table-cell office:value-type="string">
            <text:p>¿Qué?$0f¿Helicópteros de combate?$0e#¿Bombarderos?$0fAsí que un asalto aéreo, ¿eh?$0f</text:p>
          </table:table-cell>
          <table:table-cell office:value-type="string">
            <text:p>What?$0fBattle copters? $0eBombers?$0e#Coming with an air assault, huh?$0f</text:p>
          </table:table-cell>
        </table:table-row>
        <table:table-row table:style-name="ro1">
          <table:table-cell office:value-type="string">
            <text:p>This doesn't look good.$0fMy troops are still recovering, and#I don't think they're ready...$0fInfantry vs. planes isn't the best#matchup to begin with.$0f</text:p>
          </table:table-cell>
          <table:table-cell office:value-type="string">
            <text:p>Esto no tiene buena pinta.#Mis tropas todavía están$0frecuperándose, y no creo que estén#listas. Para empezar, no creo que sea$0fmuy recomendable enviar infantería#contra helicópteros.$0f</text:p>
          </table:table-cell>
          <table:table-cell office:value-type="string">
            <text:p>This doesn't look good.$0fMy troops are still recovering, and#I don't think they're ready...$0fInfantry vs. planes isn't the best#matchup to begin with.$0f</text:p>
          </table:table-cell>
        </table:table-row>
        <table:table-row table:style-name="ro1">
          <table:table-cell office:value-type="string">
            <text:p>Leave it to me!$0e#I'll bring those birds down!$0f</text:p>
          </table:table-cell>
          <table:table-cell office:value-type="string">
            <text:p>¡Déjamelo a mí!$0e#¡Me voy de caza!$0f</text:p>
          </table:table-cell>
          <table:table-cell office:value-type="string">
            <text:p>Leave it to me!$0e#I'll bring those birds down!$0f</text:p>
          </table:table-cell>
        </table:table-row>
        <table:table-row table:style-name="ro1">
          <table:table-cell office:value-type="string">
            <text:p>I'll come with you.$0e#I can at least offer some advice.$0fTogether, we can get through this.$0f</text:p>
          </table:table-cell>
          <table:table-cell office:value-type="string">
            <text:p>Voy contigo.$0e#Al menos podré ofrecer apoyo moral.$0fJuntos seguro que podemos con ellos.$0f</text:p>
          </table:table-cell>
          <table:table-cell office:value-type="string">
            <text:p>I'll come with you.$0e#I can at least offer some advice.$0fTogether, we can get through this.$0f</text:p>
          </table:table-cell>
        </table:table-row>
        <table:table-row table:style-name="ro1">
          <table:table-cell office:value-type="string">
            <text:p>All right!$0f</text:p>
          </table:table-cell>
          <table:table-cell office:value-type="string">
            <text:p>¡Muy bien!$0f</text:p>
          </table:table-cell>
          <table:table-cell office:value-type="string">
            <text:p>All right!$0f</text:p>
          </table:table-cell>
        </table:table-row>
        <table:table-row table:style-name="ro1">
          <table:table-cell office:value-type="string">
            <text:p>They have bombers...$0f</text:p>
          </table:table-cell>
          <table:table-cell office:value-type="string">
            <text:p>Tienen bombarderos...$0f</text:p>
          </table:table-cell>
          <table:table-cell office:value-type="string">
            <text:p>They have bombers...$0f</text:p>
          </table:table-cell>
        </table:table-row>
        <table:table-row table:style-name="ro1">
          <table:table-cell office:value-type="string">
            <text:p>There are fighters, too.$0e$0e#Ok, $0elet's just stay calm.$0f</text:p>
          </table:table-cell>
          <table:table-cell office:value-type="string">
            <text:p>Y también hay cazas.$0e$0e#Bueno, $0emantengamos la calma.$0f</text:p>
          </table:table-cell>
          <table:table-cell office:value-type="string">
            <text:p>There are fighters, too.$0e$0e#Ok, $0elet's just stay calm.$0f</text:p>
          </table:table-cell>
        </table:table-row>
        <table:table-row table:style-name="ro1">
          <table:table-cell office:value-type="string">
            <text:p>These are A-airs: anti-air units.$0fAs the name implies, they're strong#against air units.$0fAs direct-combat units, they're no#slouches vs. infantry, either. $0f</text:p>
          </table:table-cell>
          <table:table-cell office:value-type="string">
            <text:p>Éstas son unidades anti-aéreas.#Como su nombre indica, son muy fuertes$0fcontra las unidades aéreas.#Y tampoco son moco de pavo como$0funidades de ataque directo contra#infantería.$0f</text:p>
          </table:table-cell>
          <table:table-cell office:value-type="string">
            <text:p>These are A-airs: anti-air units.$0fAs the name implies, they're strong#against air units.$0fAs direct-combat units, they're no#slouches vs. infantry, either. $0f</text:p>
          </table:table-cell>
        </table:table-row>
        <table:table-row table:style-name="ro1">
          <table:table-cell office:value-type="string">
            <text:p>Oh, yeah! $0eI love direct combat!$0f</text:p>
          </table:table-cell>
          <table:table-cell office:value-type="string">
            <text:p>¡Bien! $0e¡Me encanta el combate directo!$0f</text:p>
          </table:table-cell>
          <table:table-cell office:value-type="string">
            <text:p>Oh, yeah! $0eI love direct combat!$0f</text:p>
          </table:table-cell>
        </table:table-row>
        <table:table-row table:style-name="ro1">
          <table:table-cell office:value-type="string">
            <text:p>Now these $0eare missiles.$0e They're an#indirect-combat weapon.$0fThey can only fire on air units, but#the damage they cause is horrific!$0fFor more intel, select the unit and#press the R Button.$0f</text:p>
          </table:table-cell>
          <table:table-cell office:value-type="string">
            <text:p>Estos $0eson misiles.$0e Son un arma de#combate indirecto.$0fSólo pueden disparar a unidades#aéreas, pero el daño que causan es$0fincreíble. Para más información, sólo#tienes que seleccionar la unidad y$0fpulsar el Botón R.$0f</text:p>
          </table:table-cell>
          <table:table-cell office:value-type="string">
            <text:p>Now these $0eare missiles.$0e They're an#indirect-combat weapon.$0fThey can only fire on air units, but#the damage they cause is horrific!$0fFor more intel, select the unit and#press the R Button.$0f</text:p>
          </table:table-cell>
        </table:table-row>
        <table:table-row table:style-name="ro1">
          <table:table-cell office:value-type="string">
            <text:p>Yeah,$0e and to see the range of fire,#press the B Button, right?$0f</text:p>
          </table:table-cell>
          <table:table-cell office:value-type="string">
            <text:p>Sí,$0e y para ver su rango de disparo,#pulsar el Botón B, ¿verdad?$0f</text:p>
          </table:table-cell>
          <table:table-cell office:value-type="string">
            <text:p>Yeah,$0e and to see the range of fire,#press the B Button, right?$0f</text:p>
          </table:table-cell>
        </table:table-row>
        <table:table-row table:style-name="ro1">
          <table:table-cell office:value-type="string">
            <text:p>Uh-huh! $0eI was a bit worried, but it#looks like it's all coming back to you.$0f</text:p>
          </table:table-cell>
          <table:table-cell office:value-type="string">
            <text:p>¡Ajá! $0eEstaba un poco preocupada, pero#parece que lo vas recordando todo.$0f</text:p>
          </table:table-cell>
          <table:table-cell office:value-type="string">
            <text:p>Uh-huh! $0eI was a bit worried, but it#looks like it's all coming back to you.$0f</text:p>
          </table:table-cell>
        </table:table-row>
        <table:table-row table:style-name="ro1">
          <table:table-cell office:value-type="string">
            <text:p>Don't worry$3b I'll get you home without#a scratch!$0fNow it's time to light up the skies!$0e#But just remember, you owe me one!$0f</text:p>
          </table:table-cell>
          <table:table-cell office:value-type="string">
            <text:p>No te preocupes. Volverás a casa sana#y salva.$0fAhora tocan fuegos artificiales.$0e#¡Recuerda que me debes una!$0f</text:p>
          </table:table-cell>
          <table:table-cell office:value-type="string">
            <text:p>Don't worry$3b I'll get you home without#a scratch!$0fNow it's time to light up the skies!$0e#But just remember, you owe me one!$0f</text:p>
          </table:table-cell>
        </table:table-row>
        <table:table-row table:style-name="ro1">
          <table:table-cell office:value-type="string">
            <text:p>The unit you've selected is a rocket#unit.$0fIt's an indirect-combat unit with a#fairly wide range of fire: 3-5 spaces.$0fFor you, though, Max, $0eits range of#fire drops to 3-4 spaces.$0f</text:p>
          </table:table-cell>
          <table:table-cell office:value-type="string">
            <text:p>La unidad que has seleccionado es una#unidad de cohetes.$0fEs una unidad de combate indirecto con#un rango de ataque bastante decente:$0f3-5 espacios. Aunque para ti,#Max, ese rango disminuye a 3-4$0fespacios.$0f</text:p>
          </table:table-cell>
          <table:table-cell office:value-type="string">
            <text:p>The unit you've selected is a rocket#unit.$0fIt's an indirect-combat unit with a#fairly wide range of fire: 3-5 spaces.$0fFor you, though, Max, $0eits range of#fire drops to 3-4 spaces.$0f</text:p>
          </table:table-cell>
        </table:table-row>
        <table:table-row table:style-name="ro1">
          <table:table-cell office:value-type="string">
            <text:p>Yeah, $0eI just can't seem to get the#hang of indirect combat.$0f</text:p>
          </table:table-cell>
          <table:table-cell office:value-type="string">
            <text:p>Sí, $0eparece que nunca voy a cogerle el#tranquillo a este tipo de unidades.$0f</text:p>
          </table:table-cell>
          <table:table-cell office:value-type="string">
            <text:p>Yeah, $0eI just can't seem to get the#hang of indirect combat.$0f</text:p>
          </table:table-cell>
        </table:table-row>
        <table:table-row table:style-name="ro1">
          <table:table-cell office:value-type="string">
            <text:p>Don't worry too much, Max.$0e You ARE#the king of direct combat, after all.$0fOh yes, $0erockets run out of ammo#quickly...$0fso make sure you deploy them in areas#that are easy to get supplies to.$0f</text:p>
          </table:table-cell>
          <table:table-cell office:value-type="string">
            <text:p>No te preocupes demasiado, Max.$0fDespués de todo, eres el rey del#combate directo.$0fAh, por cierto, $0elos cohetes se quedan#sin munición con bastante rapidez...$0fAsí que asegúrate de situarlos en#zonas de acceso fácil para los TOA.$0f</text:p>
          </table:table-cell>
          <table:table-cell office:value-type="string">
            <text:p>Don't worry too much, Max.$0e You ARE#the king of direct combat, after all.$0fOh yes, $0erockets run out of ammo#quickly...$0fso make sure you deploy them in areas#that are easy to get supplies to.$0f</text:p>
          </table:table-cell>
        </table:table-row>
        <table:table-row table:style-name="ro1">
          <table:table-cell office:value-type="string">
            <text:p>Battle copters! $0eLet's move!$0f</text:p>
          </table:table-cell>
          <table:table-cell office:value-type="string">
            <text:p>¡Helicópteros de combate! $0e¡Vámonos!$0f</text:p>
          </table:table-cell>
          <table:table-cell office:value-type="string">
            <text:p>Battle copters! $0eLet's move!$0f</text:p>
          </table:table-cell>
        </table:table-row>
        <table:table-row table:style-name="ro1">
          <table:table-cell office:value-type="string">
            <text:p>Listen up!$0e B copters are direct-#combat units...$0fbut they can't fire on fighters#or bombers.$0fIn a copter dogfight, the attacker#wins!$0e Now go make some noise!$0f</text:p>
          </table:table-cell>
          <table:table-cell office:value-type="string">
            <text:p>¡Escuchad!$0e Los helicópteros de#combate son unidades de combate$0fdirecto... Pero no pueden atacar ni#a cazas ni a bombarderos.$0fEn una trifulca de helicópteros, gana#el atacante.$0e ¡Así que adelante!$0f</text:p>
          </table:table-cell>
          <table:table-cell office:value-type="string">
            <text:p>Listen up!$0e B copters are direct-#combat units...$0fbut they can't fire on fighters#or bombers.$0fIn a copter dogfight, the attacker#wins!$0e Now go make some noise!$0f</text:p>
          </table:table-cell>
        </table:table-row>
        <table:table-row table:style-name="ro1">
          <table:table-cell office:value-type="string">
            <text:p>Sir! $0eYes, sir!$0f</text:p>
          </table:table-cell>
          <table:table-cell office:value-type="string">
            <text:p>¡Señor!$0e ¡Sí, señor!$0f</text:p>
          </table:table-cell>
          <table:table-cell office:value-type="string">
            <text:p>Sir! $0eYes, sir!$0f</text:p>
          </table:table-cell>
        </table:table-row>
        <table:table-row table:style-name="ro1">
          <table:table-cell office:value-type="string">
            <text:p>Max!$0e#Are you Ok?$0f</text:p>
          </table:table-cell>
          <table:table-cell office:value-type="string">
            <text:p>¡Max!$0e#¿Estás bien?$0f</text:p>
          </table:table-cell>
          <table:table-cell office:value-type="string">
            <text:p>Max!$0e#Are you Ok?$0f</text:p>
          </table:table-cell>
        </table:table-row>
        <table:table-row table:style-name="ro1">
          <table:table-cell office:value-type="string">
            <text:p>Yeah! $0eI'm fine!$0f</text:p>
          </table:table-cell>
          <table:table-cell office:value-type="string">
            <text:p>¡Sí! $0e¡Estoy bien!$0f</text:p>
          </table:table-cell>
          <table:table-cell office:value-type="string">
            <text:p>Yeah! $0eI'm fine!$0f</text:p>
          </table:table-cell>
        </table:table-row>
        <table:table-row table:style-name="ro1">
          <table:table-cell office:value-type="string">
            <text:p>Be careful out there!$0fBy the way, a few of the gray stars#in the window displaying your funds$0fhave changed color, right?$0fThat's your CO Power Meter.$0fWhen the stars are flashing,#your CO Power is ready for use.$0fTo see intel on CO Powers,$0e#select CO from the Map menu.$0f</text:p>
          </table:table-cell>
          <table:table-cell office:value-type="string">
            <text:p>¡Ten mucho cuidado!$0fPor cierto, habrás notado que algunas#de las estrellas grises de la ventana$0fen la que salen tus fondos han#cambiado de color, ¿verdad?$0fÉse es tu Medidor de Poder de OJ.#Cuando las estrellas parpadean,$0fsignifica que ya puedes usar#tu Poder. Para obtener más$0finformación sobre los Poderes de OJ,#elige OJ en el menú del mapa.$0f</text:p>
          </table:table-cell>
          <table:table-cell office:value-type="string">
            <text:p>Be careful out there!$0fBy the way, a few of the gray stars#in the window displaying your funds$0fhave changed color, right?$0fThat's your OC Power Meter.$0fWhen the stars are flashing,#your OC Power is ready for use.$0fTo see intel on OC Powers,$0e#select OC from the Map menu.$0f</text:p>
          </table:table-cell>
        </table:table-row>
        <table:table-row table:style-name="ro1">
          <table:table-cell office:value-type="string">
            <text:p>Lord Flak,$0e we've just been told that#we're not authorized to use either$0fbombers or fighters!$0f</text:p>
          </table:table-cell>
          <table:table-cell office:value-type="string">
            <text:p>Señor,$0e nos acaban de informar de que#no estamos autorizados a usar ni los$0fcazas ni los bombarderos.$0f</text:p>
          </table:table-cell>
          <table:table-cell office:value-type="string">
            <text:p>Lord Flak,$0e we've just been told that#we're not authorized to use either$0fbombers or fighters!$0f</text:p>
          </table:table-cell>
        </table:table-row>
        <table:table-row table:style-name="ro1">
          <table:table-cell office:value-type="string">
            <text:p>Grrr... $0eWho needs authorization?!$0e#They were just sitting there!$0f</text:p>
          </table:table-cell>
          <table:table-cell office:value-type="string">
            <text:p>Grrr... $0e¿Quién necesita autorización?$0e#¡Estaban parados sin hacer nada!$0f</text:p>
          </table:table-cell>
          <table:table-cell office:value-type="string">
            <text:p>Grrr... $0eWho needs authorization?!$0e#They were just sitting there!$0f</text:p>
          </table:table-cell>
        </table:table-row>
        <table:table-row table:style-name="ro1">
          <table:table-cell office:value-type="string">
            <text:p>Lord Flak, $0ewe don't have many#soldiers trained to use them...$0f</text:p>
          </table:table-cell>
          <table:table-cell office:value-type="string">
            <text:p>Señor, $0eno tenemos muchos soldados#entrenados para usarlos...$0f</text:p>
          </table:table-cell>
          <table:table-cell office:value-type="string">
            <text:p>Lord Flak, $0ewe don't have many#soldiers trained to use them...$0f</text:p>
          </table:table-cell>
        </table:table-row>
        <table:table-row table:style-name="ro1">
          <table:table-cell office:value-type="string">
            <text:p>Trained? $0e$0e#I'll train 'em myself!$0f</text:p>
          </table:table-cell>
          <table:table-cell office:value-type="string">
            <text:p>¿Entrenados? $0e$0e#¡Les entrenaré yo mismo!$0f</text:p>
          </table:table-cell>
          <table:table-cell office:value-type="string">
            <text:p>Trained? $0e$0e#I'll train 'em myself!$0f</text:p>
          </table:table-cell>
        </table:table-row>
        <table:table-row table:style-name="ro1">
          <table:table-cell office:value-type="string">
            <text:p>These bombers...$0e#They're $0edirect-combat units.$0fThey're good against ground units.$0e$0e#They're even good on Md tanks.$0fBut $0ethey can't fire on other air#units.$0e They're bombers. They bomb.$0f</text:p>
          </table:table-cell>
          <table:table-cell office:value-type="string">
            <text:p>Estos bombarderos...$0e#Son $0eunidades de combate directo.$0fSon buenos contra unidades de tierra,$0e$0e#incluso contra tanques medianos.$0fPero $0eno pueden disparar a otras#unidades aéreas.$0fSon bombarderos. Bombardean.$0f</text:p>
          </table:table-cell>
          <table:table-cell office:value-type="string">
            <text:p>These bombers...$0e#They're $0edirect-combat units.$0fThey're good against ground units.$0e$0e#They're even good on Md tanks.$0fBut $0ethey can't fire on other air#units.$0e They're bombers. They bomb.$0f</text:p>
          </table:table-cell>
        </table:table-row>
        <table:table-row table:style-name="ro1">
          <table:table-cell office:value-type="string">
            <text:p>This here's a fighter.$0fIt can attack other air units.$0fIt's the best weapon to have when#you're stompin' flying stuff.$0f</text:p>
          </table:table-cell>
          <table:table-cell office:value-type="string">
            <text:p>Esto de aquí es un caza.$0fPuede atacar a otras unidades#aéreas. Es la mejor unidad cuando se$0ftrata de machacar cosas que vuelan.$0f</text:p>
          </table:table-cell>
          <table:table-cell office:value-type="string">
            <text:p>This here's a fighter.$0fIt can attack other air units.$0fIt's the best weapon to have when#you're stompin' flying stuff.$0f</text:p>
          </table:table-cell>
        </table:table-row>
        <table:table-row table:style-name="ro1">
          <table:table-cell office:value-type="string">
            <text:p>You have to watch fuel with air units.$0e#They burn 2 units of fuel per day.$0fGround units stop moving when they#run out of fuel, but that's all.$0fAn air unit without fuel $0efalls#out of the sky and crashes.$0fYou got it? $0eThen attack!$0e The more#you take out, the better.$0f</text:p>
          </table:table-cell>
          <table:table-cell office:value-type="string">
            <text:p>Tienes que tener cuidado con el#combustible de las unidades aéreas.$0fUtilizan 2 unidades de combustible al#día. Las unidades de tierra dejan de$0fmoverse cuando se quedan sin#combustible, pero nada más.$0fUna unidad aérea sin combustible#$0ese estrella contra el suelo.$0f¿Lo habéis entendido?$0e ¡Pues atacad!$0e#Cuantos más eliminemos, mejor.$0f</text:p>
          </table:table-cell>
          <table:table-cell office:value-type="string">
            <text:p>You have to watch fuel with air units.$0e#They burn 2 units of fuel per day.$0fGround units stop moving when they#run out of fuel, but that's all.$0fAn air unit without fuel $0efalls#out of the sky and crashes.$0fYou got it? $0eThen attack!$0e The more#you take out, the better.$0f</text:p>
          </table:table-cell>
        </table:table-row>
        <table:table-row table:style-name="ro1">
          <table:table-cell office:value-type="string">
            <text:p>Yes, sir! $0eDelta squad is away!$0f</text:p>
          </table:table-cell>
          <table:table-cell office:value-type="string">
            <text:p>¡Sí, señor!$0e#¡El escuadrón Delta está listo!$0f</text:p>
          </table:table-cell>
          <table:table-cell office:value-type="string">
            <text:p>Yes, sir! $0eDelta squad is away!$0f</text:p>
          </table:table-cell>
        </table:table-row>
        <table:table-row table:style-name="ro1">
          <table:table-cell office:value-type="string">
            <text:p>Commander!$0e We recovered this in#a city we captured!$0f</text:p>
          </table:table-cell>
          <table:table-cell office:value-type="string">
            <text:p>¡Mi comandante!$0e ¡Encontramos esto#en una de las ciudades capturadas!$0f</text:p>
          </table:table-cell>
          <table:table-cell office:value-type="string">
            <text:p>Commander!$0e We recovered this in#a city we captured!$0f</text:p>
          </table:table-cell>
        </table:table-row>
        <table:table-row table:style-name="ro1">
          <table:table-cell office:value-type="string">
            <text:p>Huh? $0eWhat's this supposed to be?$0f</text:p>
          </table:table-cell>
          <table:table-cell office:value-type="string">
            <text:p>¿Eh? $0e¿Y qué se supone que es?$0f</text:p>
          </table:table-cell>
          <table:table-cell office:value-type="string">
            <text:p>Huh? $0eWhat's this supposed to be?$0f</text:p>
          </table:table-cell>
        </table:table-row>
        <table:table-row table:style-name="ro1">
          <table:table-cell office:value-type="string">
            <text:p>Ah! $0eThat... That's a map to the#enemy lab!$0f</text:p>
          </table:table-cell>
          <table:table-cell office:value-type="string">
            <text:p>¡Ah! $0eEs... ¡Es un mapa para#llegar al laboratorio enemigo!$0f</text:p>
          </table:table-cell>
          <table:table-cell office:value-type="string">
            <text:p>Ah! $0eThat... That's a map to the#enemy lab!$0f</text:p>
          </table:table-cell>
        </table:table-row>
        <table:table-row table:style-name="ro1">
          <table:table-cell office:value-type="string">
            <text:p>They left a map?$0f</text:p>
          </table:table-cell>
          <table:table-cell office:value-type="string">
            <text:p>¿Han dejado un mapa?$0f</text:p>
          </table:table-cell>
          <table:table-cell office:value-type="string">
            <text:p>They left a map?$0f</text:p>
          </table:table-cell>
        </table:table-row>
        <table:table-row table:style-name="ro1">
          <table:table-cell office:value-type="string">
            <text:p>Actually, my troops have been#ordered to find the lab on this map!$0fIt seems that Black Hole has these#labs scattered here and there.$0fReports are that they're research#centers for new weapon development.$0f</text:p>
          </table:table-cell>
          <table:table-cell office:value-type="string">
            <text:p>La verdad es que mis tropas tenían#órdenes de encontrar el laboratorio de$0feste mapa. Parece ser que Black Hole#tiene laboratorios de este tipo por$0ftodos lados. Los informes indican que#son centros de investigación para el$0fdesarrollo de nuevas armas.$0f</text:p>
          </table:table-cell>
          <table:table-cell office:value-type="string">
            <text:p>Actually, my troops have been#ordered to find the lab on this map!$0fIt seems that Black Hole has these#labs scattered here and there.$0fReports are that they're research#centers for new weapon development.$0f</text:p>
          </table:table-cell>
        </table:table-row>
        <table:table-row table:style-name="ro1">
          <table:table-cell office:value-type="string">
            <text:p>Here and there?$0fSo there are labs like this in#Yellow Comet and Blue Moon?$0f</text:p>
          </table:table-cell>
          <table:table-cell office:value-type="string">
            <text:p>¿Por todos lados?$0f¿Así que hay laboratorios como éste#en Yellow Comet y Blue Moon?$0f</text:p>
          </table:table-cell>
          <table:table-cell office:value-type="string">
            <text:p>Here and there?$0fSo there are labs like this in#Yellow Comet and Blue Moon?$0f</text:p>
          </table:table-cell>
        </table:table-row>
        <table:table-row table:style-name="ro1">
          <table:table-cell office:value-type="string">
            <text:p>We're not completely sure. They're...$0e#hidden and all.$0fWhich is why we need maps like this#to help us search them out.$0fI'll warn our allies $0eand get this#intel to Nell.$0fAt the very least, we've pinned down#the lab here in Orange Star.$0fAfter we're through here, we should#be able to proceed to the lab via$0fthe Map Select screen.$0f</text:p>
          </table:table-cell>
          <table:table-cell office:value-type="string">
            <text:p>No estamos completamente seguros...$0e#Están muy bien escondidos.$0fPor eso necesitamos mapas como#éste para encontrarlos.$0fAvisaré a nuestros aliados y le llevaré#esta información a Nell.$0fPor lo menos hemos encontrado el#laboratorio aquí en Orange Star.$0fCuando acabemos aquí, deberíamos#ser capaces de avanzar hacia el$0flaboratorio mediante la pantalla#de selección de mapa.$0f</text:p>
          </table:table-cell>
          <table:table-cell office:value-type="string">
            <text:p>We're not completely sure. They're...$0e#hidden and all.$0fWhich is why we need maps like this#to help us search them out.$0fI'll warn our allies $0eand get this#intel to Nell.$0fAt the very least, we've pinned down#the lab here in Orange Star.$0fAfter we're through here, we should#be able to proceed to the lab via$0fthe Map Select screen.$0f</text:p>
          </table:table-cell>
        </table:table-row>
        <table:table-row table:style-name="ro1">
          <table:table-cell office:value-type="string">
            <text:p>Max! $0eYour CO Power Meter is full!$0f</text:p>
          </table:table-cell>
          <table:table-cell office:value-type="string">
            <text:p>¡Max! $0e¡Tu Medidor de Poder de OJ#está lleno!$0f</text:p>
          </table:table-cell>
          <table:table-cell office:value-type="string">
            <text:p>Max! $0eYour OC Power Meter is full!$0f</text:p>
          </table:table-cell>
        </table:table-row>
        <table:table-row table:style-name="ro1">
          <table:table-cell office:value-type="string">
            <text:p>Hm? $0eIt doesn't look full to me...$0f</text:p>
          </table:table-cell>
          <table:table-cell office:value-type="string">
            <text:p>¿Qué? $0eA mí no me lo parece...$0f</text:p>
          </table:table-cell>
          <table:table-cell office:value-type="string">
            <text:p>Hm? $0eIt doesn't look full to me...$0f</text:p>
          </table:table-cell>
        </table:table-row>
        <table:table-row table:style-name="ro1">
          <table:table-cell office:value-type="string">
            <text:p>Your Power Meter has two levels: a#normal CO Power level, and a Super$0fCO Power level.$0e You have enough#energy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  <table:table-cell office:value-type="string">
            <text:p>Tu Medidor de Poder tiene dos niveles:#el nivel normal de Poder de OJ y el nivel$0fde Súper Poder de OJ. $0eTienes energía#suficiente para usar el Poder de OJ$0fnormal. Puedes usarlo ahora $0eo esperar#hasta poder usar el Súper Poder.$0fLa forma de usar tus Poderes de OJ#depende de ti. Utilizar el Poder en$0fel momento adecuado puede alterar el#curso de una batalla.$0fPara usar el Poder de OJ, elige Poder#en el menú del Mapa.$0f</text:p>
          </table:table-cell>
          <table:table-cell office:value-type="string">
            <text:p>Your Power Meter has two levels: a#normal OC Power level, and a Super$0fOC Power level.$0e You have enough#energy for a normal OC Power.$0fYou can use it now $0eor wait and#save up for a Super OC Power.$0fHow you use your OC Powers is#completely up to you.$0fThe well-timed use of a OC Power#can alter the course of a battle.$0fTo use a OC Power, select Power#from the Map menu.$0f</text:p>
          </table:table-cell>
        </table:table-row>
        <table:table-row table:style-name="ro1">
          <table:table-cell office:value-type="string">
            <text:p>All right!$0fTime to show 'em who's boss!$0f</text:p>
          </table:table-cell>
          <table:table-cell office:value-type="string">
            <text:p>¡De acuerdo!$0f¡Es hora de enseñarles quién#manda aquí!$0f</text:p>
          </table:table-cell>
          <table:table-cell office:value-type="string">
            <text:p>All right!$0fTime to show 'em who's boss!$0f</text:p>
          </table:table-cell>
        </table:table-row>
        <table:table-row table:style-name="ro1">
          <table:table-cell office:value-type="string">
            <text:p>Yes!!!$0e#Here is Flak's power!$0f</text:p>
          </table:table-cell>
          <table:table-cell office:value-type="string">
            <text:p>¡¡¡Sí!!!$0e#¡Sufre la potencia de Helmut!$0f</text:p>
          </table:table-cell>
          <table:table-cell office:value-type="string">
            <text:p>Yes!!!$0e#Here is Flak's power!$0f</text:p>
          </table:table-cell>
        </table:table-row>
        <table:table-row table:style-name="ro1">
          <table:table-cell office:value-type="string">
            <text:p>All right! $0eHow's that, Sami?#$0eNot a scratch anywhere!$0f</text:p>
          </table:table-cell>
          <table:table-cell office:value-type="string">
            <text:p>¡Sí, señor! $0e¿Qué te ha parecido, Sami?#$0e¡Ni un rasguñito!$0f</text:p>
          </table:table-cell>
          <table:table-cell office:value-type="string">
            <text:p>All right! $0eHow's that, Sami?#$0eNot a scratch anywhere!$0f</text:p>
          </table:table-cell>
        </table:table-row>
        <table:table-row table:style-name="ro1">
          <table:table-cell office:value-type="string">
            <text:p>Thanks, Max!$0e#But what about your troops?$0f</text:p>
          </table:table-cell>
          <table:table-cell office:value-type="string">
            <text:p>¡Gracias, Max!$0e#Pero ¿y tus tropas?$0f</text:p>
          </table:table-cell>
          <table:table-cell office:value-type="string">
            <text:p>Thanks, Max!$0e#But what about your troops?$0f</text:p>
          </table:table-cell>
        </table:table-row>
        <table:table-row table:style-name="ro1">
          <table:table-cell office:value-type="string">
            <text:p>Hah! $0eThis is nothing. My troops#eat this stuff for breakfast!$0f</text:p>
          </table:table-cell>
          <table:table-cell office:value-type="string">
            <text:p>¡Bah! $0eEsto no es nada. ¡Mis tropas#pueden con esto y con más!$0f</text:p>
          </table:table-cell>
          <table:table-cell office:value-type="string">
            <text:p>Hah! $0eThis is nothing. My troops#eat this stuff for breakfast!$0f</text:p>
          </table:table-cell>
        </table:table-row>
        <table:table-row table:style-name="ro1">
          <table:table-cell office:value-type="string">
            <text:p>Grrr...$0e Blast!$0f</text:p>
          </table:table-cell>
          <table:table-cell office:value-type="string">
            <text:p>Grrr...$0e ¡Maldición!$0f</text:p>
          </table:table-cell>
          <table:table-cell office:value-type="string">
            <text:p>Grrr...$0e Blast!$0f</text:p>
          </table:table-cell>
        </table:table-row>
        <table:table-row table:style-name="ro1">
          <table:table-cell office:value-type="string">
            <text:p>Yo, Flak!$0e#You had enough?$0f</text:p>
          </table:table-cell>
          <table:table-cell office:value-type="string">
            <text:p>¡Eh, Helmut!$0e#¿Ya has tenido bastante?$0f</text:p>
          </table:table-cell>
          <table:table-cell office:value-type="string">
            <text:p>Yo, Flak!$0e#You had enough?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Just give it up, already.$0f</text:p>
          </table:table-cell>
          <table:table-cell office:value-type="string">
            <text:p>Venga, ríndete.#Estás acabado.$0f</text:p>
          </table:table-cell>
          <table:table-cell office:value-type="string">
            <text:p>Just give it up, already.$0f</text:p>
          </table:table-cell>
        </table:table-row>
        <table:table-row table:style-name="ro1">
          <table:table-cell office:value-type="string">
            <text:p>Don't start mouthin' off 'cause#you won here today.$0f</text:p>
          </table:table-cell>
          <table:table-cell office:value-type="string">
            <text:p>No vayas de listillo sólo porque#hayas ganado hoy.$0f</text:p>
          </table:table-cell>
          <table:table-cell office:value-type="string">
            <text:p>Don't start mouthin' off 'cause#you won here today.$0f</text:p>
          </table:table-cell>
        </table:table-row>
        <table:table-row table:style-name="ro1">
          <table:table-cell office:value-type="string">
            <text:p>What?!$0f</text:p>
          </table:table-cell>
          <table:table-cell office:value-type="string">
            <text:p>¡¿Qué?!$0f</text:p>
          </table:table-cell>
          <table:table-cell office:value-type="string">
            <text:p>What?!$0f</text:p>
          </table:table-cell>
        </table:table-row>
        <table:table-row table:style-name="ro1">
          <table:table-cell office:value-type="string">
            <text:p>No one can stop the Black Hole#invasion.$0fYou'll see. $0eOne day, you and your#girlfriend'll be begging for mercy!$0fI'll retreat for now,$0e but we'll#meet again. $0eSo long.$0f</text:p>
          </table:table-cell>
          <table:table-cell office:value-type="string">
            <text:p>Nadie puede detener la invasión de#Black Hole.$0fYa verás. $0e¡Algún día, tú y tu novia#suplicaréis piedad!$0fMe retiro de momento,$0e pero volveremos#a encontrarnos. $0eAdiós.$0f</text:p>
          </table:table-cell>
          <table:table-cell office:value-type="string">
            <text:p>No one can stop the Black Hole#invasion.$0fYou'll see. $0eOne day, you and your#girlfriend'll be begging for mercy!$0fI'll retreat for now,$0e but we'll#meet again. $0eSo long.$0f</text:p>
          </table:table-cell>
        </table:table-row>
        <table:table-row table:style-name="ro1">
          <table:table-cell office:value-type="string">
            <text:p>Girlfriend!? Who does he think he is?$0fBlack Hole goons...$0e Not an ounce#of decency in any of them.$0f</text:p>
          </table:table-cell>
          <table:table-cell office:value-type="string">
            <text:p>¿¡Novia!? ¿Pero quién se cree que es?$0fSerá payaso...$0e No hay ni una pizca#de decencia en Black Hole.$0f</text:p>
          </table:table-cell>
          <table:table-cell office:value-type="string">
            <text:p>Girlfriend!? Who does he think he is?$0fBlack Hole goons...$0e Not an ounce#of decency in any of them.$0f</text:p>
          </table:table-cell>
        </table:table-row>
        <table:table-row table:style-name="ro1">
          <table:table-cell office:value-type="string">
            <text:p>Yeah, $0ebut they're never gonna take#Orange Star. $0eNot while we're here.$0f</text:p>
          </table:table-cell>
          <table:table-cell office:value-type="string">
            <text:p>Sí, $0epero nunca van a invadir Orange#Star. $0eNo mientras yo esté aquí.$0f</text:p>
          </table:table-cell>
          <table:table-cell office:value-type="string">
            <text:p>Yeah, $0ebut they're never gonna take#Orange Star. $0eNot while we're here.$0f</text:p>
          </table:table-cell>
        </table:table-row>
        <table:table-row table:style-name="ro1">
          <table:table-cell office:value-type="string">
            <text:p>Sami! $0eMax!$0e#Are you all right?$0fHm?$0e The battle...$0e It's...#finished?$0f</text:p>
          </table:table-cell>
          <table:table-cell office:value-type="string">
            <text:p>¡Sami! $0e¡Max!$0e#¿Estáis bien?$0f¿Mm?$0e La batalla...$0e ¿Ya ha...#terminado?$0f</text:p>
          </table:table-cell>
          <table:table-cell office:value-type="string">
            <text:p>Sami! $0eMax!$0e#Are you all right?$0fHm?$0e The battle...$0e It's...#finished?$0f</text:p>
          </table:table-cell>
        </table:table-row>
        <table:table-row table:style-name="ro1">
          <table:table-cell office:value-type="string">
            <text:p>Hey there, Nell! $0eYou're just in#time to join the celebration!$0f</text:p>
          </table:table-cell>
          <table:table-cell office:value-type="string">
            <text:p>¡Eh, Nell! $0e¡Llegas justo a#tiempo para celebrarlo!$0f</text:p>
          </table:table-cell>
          <table:table-cell office:value-type="string">
            <text:p>Hey there, Nell! $0eYou're just in#time to join the celebration!$0f</text:p>
          </table:table-cell>
        </table:table-row>
        <table:table-row table:style-name="ro1">
          <table:table-cell office:value-type="string">
            <text:p>Commander!$0e We recovered this in one#of the cities Black Hole had occupied!$0f</text:p>
          </table:table-cell>
          <table:table-cell office:value-type="string">
            <text:p>¡Mi comandante!$0fEncontramos esto en una de las#ciudades ocupadas por Black Hole.$0f</text:p>
          </table:table-cell>
          <table:table-cell office:value-type="string">
            <text:p>Commander!$0e We recovered this in one#of the cities Black Hole had occupied!$0f</text:p>
          </table:table-cell>
        </table:table-row>
        <table:table-row table:style-name="ro1">
          <table:table-cell office:value-type="string">
            <text:p>What now? $0eI was getting ready to go#after that dumb ape!$0e ...What is this?$0f</text:p>
          </table:table-cell>
          <table:table-cell office:value-type="string">
            <text:p>¿Qué? $0e¡Estaba preparándome para#perseguir al caramono!$0e ¿Qué es esto?$0f</text:p>
          </table:table-cell>
          <table:table-cell office:value-type="string">
            <text:p>What now? $0eI was getting ready to go#after that dumb ape!$0e ...What is this?$0f</text:p>
          </table:table-cell>
        </table:table-row>
        <table:table-row table:style-name="ro1">
          <table:table-cell office:value-type="string">
            <text:p>Ah! $0eThat... That's a map to the#enemy lab!$0f</text:p>
          </table:table-cell>
          <table:table-cell office:value-type="string">
            <text:p>¡Ah! $0eEs... ¡Es un mapa al#laboratorio enemigo!$0f</text:p>
          </table:table-cell>
          <table:table-cell office:value-type="string">
            <text:p>Ah! $0eThat... That's a map to the#enemy lab!$0f</text:p>
          </table:table-cell>
        </table:table-row>
        <table:table-row table:style-name="ro1">
          <table:table-cell office:value-type="string">
            <text:p>They left a map?$0f</text:p>
          </table:table-cell>
          <table:table-cell office:value-type="string">
            <text:p>¿Han dejado un mapa?$0f</text:p>
          </table:table-cell>
          <table:table-cell office:value-type="string">
            <text:p>They left a map?$0f</text:p>
          </table:table-cell>
        </table:table-row>
        <table:table-row table:style-name="ro1">
          <table:table-cell office:value-type="string">
            <text:p>Actually, my troops have been#ordered to find the lab on this map!$0fIt seems that Black Hole has these#labs scattered here and there.$0fReports are that they're research#centers for new weapon development.$0f</text:p>
          </table:table-cell>
          <table:table-cell office:value-type="string">
            <text:p>La verdad es que mis tropas tenían#órdenes de encontrar el laboratorio de$0feste mapa. Parece ser que Black Hole#tiene laboratorios de este tipo por$0ftodos lados. Los informes indican que#son centros de investigación para el$0fdesarrollo de nuevas armas.$0f</text:p>
          </table:table-cell>
          <table:table-cell office:value-type="string">
            <text:p>Actually, my troops have been#ordered to find the lab on this map!$0fIt seems that Black Hole has these#labs scattered here and there.$0fReports are that they're research#centers for new weapon development.$0f</text:p>
          </table:table-cell>
        </table:table-row>
        <table:table-row table:style-name="ro1">
          <table:table-cell office:value-type="string">
            <text:p>Here and there?$0fSo there are labs like this in#Yellow Comet and Blue Moon?$0f</text:p>
          </table:table-cell>
          <table:table-cell office:value-type="string">
            <text:p>¿Por todos lados?$0f¿Así que hay laboratorios como éste#en Yellow Comet y Blue Moon?$0f</text:p>
          </table:table-cell>
          <table:table-cell office:value-type="string">
            <text:p>Here and there?$0fSo there are labs like this in#Yellow Comet and Blue Moon?$0f</text:p>
          </table:table-cell>
        </table:table-row>
        <table:table-row table:style-name="ro1">
          <table:table-cell office:value-type="string">
            <text:p>We're not completely sure. They're...$0e#hidden and all.$0fWhich is why we need maps like this#to help us search them out.$0fI'll warn our allies $0eand get this#intel to Nell.$0fAt the very least, we've pinned down#the lab here in Orange Star.$0fOnce we're through here, we should#be able to proceed to the lab.$0fI'll mark it on your Map Select#screen$3b just select it there.$0f</text:p>
          </table:table-cell>
          <table:table-cell office:value-type="string">
            <text:p>No estamos completamente seguros...$0e#Están muy bien escondidos.$0fPor eso es por lo que necesitamos#mapas como éste para encontrarlos.$0fAvisaré a nuestros aliados y le llevaré#esta información a Nell.$0fPor lo menos hemos encontrado el#laboratorio aquí en Orange Star.$0fCuando acabemos aquí, deberíamos#ser capaces de avanzar hacia el$0flaboratorio mediante la pantalla#de selección de mapa.$0f</text:p>
          </table:table-cell>
          <table:table-cell office:value-type="string">
            <text:p>We're not completely sure. They're...$0e#hidden and all.$0fWhich is why we need maps like this#to help us search them out.$0fI'll warn our allies $0eand get this#intel to Nell.$0fAt the very least, we've pinned down#the lab here in Orange Star.$0fOnce we're through here, we should#be able to proceed to the lab.$0fI'll mark it on your Map Select#screen$3b just select it there.$0f</text:p>
          </table:table-cell>
        </table:table-row>
        <table:table-row table:style-name="ro1">
          <table:table-cell office:value-type="string">
            <text:p>I guess you two didn't really need#my help at all here today!$0f</text:p>
          </table:table-cell>
          <table:table-cell office:value-type="string">
            <text:p>¡Parece que al final no habéis#necesitado mi ayuda para vencer!$0f</text:p>
          </table:table-cell>
          <table:table-cell office:value-type="string">
            <text:p>I guess you two didn't really need#my help at all here today!$0f</text:p>
          </table:table-cell>
        </table:table-row>
        <table:table-row table:style-name="ro1">
          <table:table-cell office:value-type="string">
            <text:p>Rats!$0e Where did those guys#get that kind of power?!$0f</text:p>
          </table:table-cell>
          <table:table-cell office:value-type="string">
            <text:p>¡Maldición!$0e ¿De dónde han#sacado una potencia así?$0f</text:p>
          </table:table-cell>
          <table:table-cell office:value-type="string">
            <text:p>Rats!$0e Where did those guys#get that kind of power?!$0f</text:p>
          </table:table-cell>
        </table:table-row>
        <table:table-row table:style-name="ro1">
          <table:table-cell office:value-type="string">
            <text:p>Too bad, Max. $0eMy troops weren't able#to do a thing, either.$0fWe did gain some good strategic intel,#though.$0fTo combat those air units, $0ewe need to#keep our ground units fairly close.$0fIf we keep an eye on distances, $0ewe#can draw those planes in and take$0f'em out with our anti-air units.$0fI think we can ignore the ground#units at the top of the map until$0fthey move closer to us.$0fThe air units are definitely our#first priority!$0fYour skill with those A-airs should#secure victory for us, Max!$0f</text:p>
          </table:table-cell>
          <table:table-cell office:value-type="string">
            <text:p>Qué lástima. $0eMis tropas tampoco han#podido hacer gran cosa.$0fAunque hemos conseguido información#estratégica valiosa.$0fPara combatir a sus unidades aéreas#$0etenemos que acercar nuestras$0funidades terrestres. Si tenemos en#cuenta las distancias, $0epodemos acabar$0fcon sus aviones con nuestras unidades#anti-aéreas. Creo que podemos ignorar$0flas unidades terrestres de la parte#superior hasta que se acerquen a$0fnosotros. ¡Las unidades aéreas#son nuestra prioridad!$0fTu habilidad con las unidades aéreas#debería darnos la victoria, Max.$0f</text:p>
          </table:table-cell>
          <table:table-cell office:value-type="string">
            <text:p>Too bad, Max. $0eMy troops weren't able#to do a thing, either.$0fWe did gain some good strategic intel,#though.$0fTo combat those air units, $0ewe need to#keep our ground units fairly close.$0fIf we keep an eye on distances, $0ewe#can draw those planes in and take$0f'em out with our anti-air units.$0fI think we can ignore the ground#units at the top of the map until$0fthey move closer to us.$0fThe air units are definitely our#first priority!$0fYour skill with those A-airs should#secure victory for us, Max!$0f</text:p>
          </table:table-cell>
        </table:table-row>
        <table:table-row table:style-name="ro1">
          <table:table-cell office:value-type="string">
            <text:p>I think you're right.$0e$0e#There's no way I'll lose again!$0f</text:p>
          </table:table-cell>
          <table:table-cell office:value-type="string">
            <text:p>Creo que tienes razón.$0e$0e#¡Ahora sí que se van a enterar!$0f</text:p>
          </table:table-cell>
          <table:table-cell office:value-type="string">
            <text:p>I think you're right.$0e$0e#There's no way I'll lose again!$0f</text:p>
          </table:table-cell>
        </table:table-row>
        <table:table-row table:style-name="ro1">
          <table:table-cell office:value-type="string">
            <text:p>That's the spirit!$0e#Let's do it!$0f</text:p>
          </table:table-cell>
          <table:table-cell office:value-type="string">
            <text:p>¡Así se habla!$0e#¡A por ellos!$0f</text:p>
          </table:table-cell>
          <table:table-cell office:value-type="string">
            <text:p>That's the spirit!$0e#Let's do it!$0f</text:p>
          </table:table-cell>
        </table:table-row>
        <table:table-row table:style-name="ro1">
          <table:table-cell office:value-type="string">
            <text:p>As long as I'm here,#Orange Star is safe!</text:p>
          </table:table-cell>
          <table:table-cell office:value-type="string">
            <text:p>¡Orange Star está a#salvo conmigo!</text:p>
          </table:table-cell>
          <table:table-cell office:value-type="string">
            <text:p>As long as I'm here,#Orange Star is safe!</text:p>
          </table:table-cell>
        </table:table-row>
        <table:table-row table:style-name="ro1">
          <table:table-cell office:value-type="string">
            <text:p>According to our intel, $0eit's just a#little farther ahead...$0f</text:p>
          </table:table-cell>
          <table:table-cell office:value-type="string">
            <text:p>Según nuestra información, $0eno#deberíamos tardar en llegar...$0f</text:p>
          </table:table-cell>
          <table:table-cell office:value-type="string">
            <text:p>According to our intel, $0eit's just a#little farther ahead...$0f</text:p>
          </table:table-cell>
        </table:table-row>
        <table:table-row table:style-name="ro1">
          <table:table-cell office:value-type="string">
            <text:p>Sami, $0ehow sure are you about this#information's accuracy?$0fIt seems odd that Flak would be#out here resting his troops.$0f</text:p>
          </table:table-cell>
          <table:table-cell office:value-type="string">
            <text:p>Sami, $0e¿estás segura de#esa información?$0fMe parece raro que Helmut esté#aquí descansando con sus tropas.$0f</text:p>
          </table:table-cell>
          <table:table-cell office:value-type="string">
            <text:p>Sami, $0ehow sure are you about this#information's accuracy?$0fIt seems odd that Flak would be#out here resting his troops.$0f</text:p>
          </table:table-cell>
        </table:table-row>
        <table:table-row table:style-name="ro1">
          <table:table-cell office:value-type="string">
            <text:p>I know, $0ebut do you really think Flak's#capable of setting a trap?$0f</text:p>
          </table:table-cell>
          <table:table-cell office:value-type="string">
            <text:p>Lo sé, $0epero ¿realmente crees a Helmut#capaz de tender una emboscada?$0f</text:p>
          </table:table-cell>
          <table:table-cell office:value-type="string">
            <text:p>I know, $0ebut do you really think Flak's#capable of setting a trap?$0f</text:p>
          </table:table-cell>
        </table:table-row>
        <table:table-row table:style-name="ro1">
          <table:table-cell office:value-type="string">
            <text:p>Well, $0esince you put it that way...$0f</text:p>
          </table:table-cell>
          <table:table-cell office:value-type="string">
            <text:p>Bueno, $0emirado así...$0f</text:p>
          </table:table-cell>
          <table:table-cell office:value-type="string">
            <text:p>Well, $0esince you put it that way...$0f</text:p>
          </table:table-cell>
        </table:table-row>
        <table:table-row table:style-name="ro1">
          <table:table-cell office:value-type="string">
            <text:p>You're right! Flak didn't set a#trap for you... I did!$0fFlak doesn't have a cunning bone#in his body!$0f</text:p>
          </table:table-cell>
          <table:table-cell office:value-type="string">
            <text:p>¡Tienes razón! Helmut no ha tendido#ninguna trampa... ¡He sido yo!$0f¡Helmut no tiene ni un gramo de#astucia en esa cabezota suya!$0f</text:p>
          </table:table-cell>
          <table:table-cell office:value-type="string">
            <text:p>You're right! Flak didn't set a#trap for you... I did!$0fFlak doesn't have a cunning bone#in his body!$0f</text:p>
          </table:table-cell>
        </table:table-row>
        <table:table-row table:style-name="ro1">
          <table:table-cell office:value-type="string">
            <text:p>Who's that? $0eA little girl?$0f</text:p>
          </table:table-cell>
          <table:table-cell office:value-type="string">
            <text:p>¿Y ésta quién es? $0e¿Una niña?$0f</text:p>
          </table:table-cell>
          <table:table-cell office:value-type="string">
            <text:p>Who's that? $0eA little girl?$0f</text:p>
          </table:table-cell>
        </table:table-row>
        <table:table-row table:style-name="ro1">
          <table:table-cell office:value-type="string">
            <text:p>A Black Hole CO perhaps?$0f</text:p>
          </table:table-cell>
          <table:table-cell office:value-type="string">
            <text:p>¿Una OJ de Black Hole, quizá?$0f</text:p>
          </table:table-cell>
          <table:table-cell office:value-type="string">
            <text:p>A Black Hole OC perhaps?$0f</text:p>
          </table:table-cell>
        </table:table-row>
        <table:table-row table:style-name="ro1">
          <table:table-cell office:value-type="string">
            <text:p>Tee hee hee! $0eYou got it!$0e#My name's Lash!$0e Nice to meet you!$0fWould you like to play with me?$0e#What do you say, grandma?$0f</text:p>
          </table:table-cell>
          <table:table-cell office:value-type="string">
            <text:p>¡Ji, ji, ji! $0e¡Lo has adivinado!$0e#¡Me llamo Kat!$0e ¡Encantada!$0f¿Quieres jugar conmigo?$0e#¿Qué dices, abuelita?$0f</text:p>
          </table:table-cell>
          <table:table-cell office:value-type="string">
            <text:p>Tee hee hee! $0eYou got it!$0e#My name's Lash!$0e Nice to meet you!$0fWould you like to play with me?$0e#What do you say, grandma?$0f</text:p>
          </table:table-cell>
        </table:table-row>
        <table:table-row table:style-name="ro1">
          <table:table-cell office:value-type="string">
            <text:p>I do believe I'm being taunted.$0fSami? $0eBring her to me...$0ealive.$0f</text:p>
          </table:table-cell>
          <table:table-cell office:value-type="string">
            <text:p>Creo que es muy tentador.$0f¿Sami? $0eTráemela...$0e viva.$0f</text:p>
          </table:table-cell>
          <table:table-cell office:value-type="string">
            <text:p>I do believe I'm being taunted.$0fSami? $0eBring her to me...$0ealive.$0f</text:p>
          </table:table-cell>
        </table:table-row>
        <table:table-row table:style-name="ro1">
          <table:table-cell office:value-type="string">
            <text:p>Uh...Ok.$0f</text:p>
          </table:table-cell>
          <table:table-cell office:value-type="string">
            <text:p>Eh... De acuerdo.$0f</text:p>
          </table:table-cell>
          <table:table-cell office:value-type="string">
            <text:p>Uh...Ok.$0f</text:p>
          </table:table-cell>
        </table:table-row>
        <table:table-row table:style-name="ro1">
          <table:table-cell office:value-type="string">
            <text:p>Look at this terrain...$0e I think we'll#need some naval units here.$0f</text:p>
          </table:table-cell>
          <table:table-cell office:value-type="string">
            <text:p>Echa un vistazo al terreno...$0e Creo que#vamos a necesitar unidades navales.$0f</text:p>
          </table:table-cell>
          <table:table-cell office:value-type="string">
            <text:p>Look at this terrain...$0e I think we'll#need some naval units here.$0f</text:p>
          </table:table-cell>
        </table:table-row>
        <table:table-row table:style-name="ro1">
          <table:table-cell office:value-type="string">
            <text:p>See that base up there?$0fThere's nothing we can do to keep#it from the enemy.$0fBut if we ignore it, $0ethey'll use it to#deploy ground unit after ground unit.$0f</text:p>
          </table:table-cell>
          <table:table-cell office:value-type="string">
            <text:p>¿Ves esa base de ahí arriba?$0fNo podemos hacer nada para salvarla#del enemigo.$0fPero si la ignoramos, $0ela usarán para#desplegar unidad tras unidad.$0f</text:p>
          </table:table-cell>
          <table:table-cell office:value-type="string">
            <text:p>See that base up there?$0fThere's nothing we can do to keep#it from the enemy.$0fBut if we ignore it, $0ethey'll use it to#deploy ground unit after ground unit.$0f</text:p>
          </table:table-cell>
        </table:table-row>
        <table:table-row table:style-name="ro1">
          <table:table-cell office:value-type="string">
            <text:p>Which means...$0ethere's only one way#for us to proceed.$0fWe have to get to that isle and#capture the enemy HQ!$0f</text:p>
          </table:table-cell>
          <table:table-cell office:value-type="string">
            <text:p>Lo que significa...$0e que sólo podemos#hacer una cosa.$0f¡Tenemos que llegar a esa isla y#capturar el CG enemigo!$0f</text:p>
          </table:table-cell>
          <table:table-cell office:value-type="string">
            <text:p>Which means...$0ethere's only one way#for us to proceed.$0fWe have to get to that isle and#capture the enemy HQ!$0f</text:p>
          </table:table-cell>
        </table:table-row>
        <table:table-row table:style-name="ro1">
          <table:table-cell office:value-type="string">
            <text:p>Yes, ma'am!$0fIf victory relies on capturing, $0ethen#I'm the right CO for the job!$0f</text:p>
          </table:table-cell>
          <table:table-cell office:value-type="string">
            <text:p>¡Sí, mi comandante!$0f¡Si se trata de capturar, $0eentonces soy#la OJ apropiada para el trabajo!$0f</text:p>
          </table:table-cell>
          <table:table-cell office:value-type="string">
            <text:p>Yes, ma'am!$0fIf victory relies on capturing, $0ethen#I'm the right OC for the job!$0f</text:p>
          </table:table-cell>
        </table:table-row>
        <table:table-row table:style-name="ro1">
          <table:table-cell office:value-type="string">
            <text:p>As well you should be!$0e You're quite#skilled at securing properties.$0fPlus, your transport units possess#superior movement range.$0f</text:p>
          </table:table-cell>
          <table:table-cell office:value-type="string">
            <text:p>¡Lo sé, Sami!$0e Eres una experta#en capturar propiedades.$0fAdemás, tus unidades de transporte#tienen un rango de movimiento superior.$0f</text:p>
          </table:table-cell>
          <table:table-cell office:value-type="string">
            <text:p>As well you should be!$0e You're quite#skilled at securing properties.$0fPlus, your transport units possess#superior movement range.$0f</text:p>
          </table:table-cell>
        </table:table-row>
        <table:table-row table:style-name="ro1">
          <table:table-cell office:value-type="string">
            <text:p>That goes for T copters $0eand this#lander as well!$0fI'm sure you'll be able to handle#all transports with ease.$0f</text:p>
          </table:table-cell>
          <table:table-cell office:value-type="string">
            <text:p>Eso cuenta para los helicópteros de#transporte y para $0eeste carguero.$0fEstoy segura de que podrás#manejarlos con facilidad.$0f</text:p>
          </table:table-cell>
          <table:table-cell office:value-type="string">
            <text:p>That goes for T copters $0eand this#lander as well!$0fI'm sure you'll be able to handle#all transports with ease.$0f</text:p>
          </table:table-cell>
        </table:table-row>
        <table:table-row table:style-name="ro1">
          <table:table-cell office:value-type="string">
            <text:p>First, $0elet's try and get that#T copter out of trouble!$0f</text:p>
          </table:table-cell>
          <table:table-cell office:value-type="string">
            <text:p>Primero $0etenemos que intentar sacar#ese helicóptero de ahí.$0f</text:p>
          </table:table-cell>
          <table:table-cell office:value-type="string">
            <text:p>First, $0elet's try and get that#T copter out of trouble!$0f</text:p>
          </table:table-cell>
        </table:table-row>
        <table:table-row table:style-name="ro1">
          <table:table-cell office:value-type="string">
            <text:p>Are you planning on leaving that#T copter where it is?$0fTake responsibility and give it#some direction!$0f</text:p>
          </table:table-cell>
          <table:table-cell office:value-type="string">
            <text:p>¿Piensas dejar el helicóptero#donde está?$0f¡Asume la responsabilidad y#dale alguna orden!$0f</text:p>
          </table:table-cell>
          <table:table-cell office:value-type="string">
            <text:p>Are you planning on leaving that#T copter where it is?$0fTake responsibility and give it#some direction!$0f</text:p>
          </table:table-cell>
        </table:table-row>
        <table:table-row table:style-name="ro1">
          <table:table-cell office:value-type="string">
            <text:p>You've selected a rocket, $0ewhich#is an indirect-combat unit.$0fAt 3-5 spaces, its range of fire#is fairly large.$0f</text:p>
          </table:table-cell>
          <table:table-cell office:value-type="string">
            <text:p>Has seleccionado cohetes, $0eque son#una unidad de combate indirecto.$0fCon 3-5 espacios, su rango de ataque#es impresionante.$0f</text:p>
          </table:table-cell>
          <table:table-cell office:value-type="string">
            <text:p>You've selected a rocket, $0ewhich#is an indirect-combat unit.$0fAt 3-5 spaces, its range of fire#is fairly large.$0f</text:p>
          </table:table-cell>
        </table:table-row>
        <table:table-row table:style-name="ro1">
          <table:table-cell office:value-type="string">
            <text:p>Should I think of it as a more#powerful artillery unit?$0f</text:p>
          </table:table-cell>
          <table:table-cell office:value-type="string">
            <text:p>¿Debería considerarlos una#unidad de artillería más potente?$0f</text:p>
          </table:table-cell>
          <table:table-cell office:value-type="string">
            <text:p>Should I think of it as a more#powerful artillery unit?$0f</text:p>
          </table:table-cell>
        </table:table-row>
        <table:table-row table:style-name="ro1">
          <table:table-cell office:value-type="string">
            <text:p>Sure, $0ethat's an easy way to keep#things straight.$0fRockets run out of ammo quickly, $0eso#it's a good idea to deploy them on$0fsecure properties or near APCs.$0f</text:p>
          </table:table-cell>
          <table:table-cell office:value-type="string">
            <text:p>Sí, $0ees otra forma de decirlo.$0fLos cohetes se quedan rápidamente sin#munición, $0easí que es una buena idea$0fsituarlos en lugares cercanos a#TOA o en propiedades seguras.$0f</text:p>
          </table:table-cell>
          <table:table-cell office:value-type="string">
            <text:p>Sure, $0ethat's an easy way to keep#things straight.$0fRockets run out of ammo quickly, $0eso#it's a good idea to deploy them on$0fsecure properties or near APCs.$0f</text:p>
          </table:table-cell>
        </table:table-row>
        <table:table-row table:style-name="ro1">
          <table:table-cell office:value-type="string">
            <text:p>If we leave this T copter here,$0e those#2 A-air units will take it.$0f</text:p>
          </table:table-cell>
          <table:table-cell office:value-type="string">
            <text:p>Si dejamos este helicóptero aquí,$0e#las unidades anti-aéreas lo destruirán.$0f</text:p>
          </table:table-cell>
          <table:table-cell office:value-type="string">
            <text:p>If we leave this T copter here,$0e those#2 A-air units will take it.$0f</text:p>
          </table:table-cell>
        </table:table-row>
        <table:table-row table:style-name="ro1">
          <table:table-cell office:value-type="string">
            <text:p>If we go to sea, $0eit becomes vulnerable#to that cruiser.$0f</text:p>
          </table:table-cell>
          <table:table-cell office:value-type="string">
            <text:p>Si lo llevamos al mar, $0eserá atacado#por el crucero.$0f</text:p>
          </table:table-cell>
          <table:table-cell office:value-type="string">
            <text:p>If we go to sea, $0eit becomes vulnerable#to that cruiser.$0f</text:p>
          </table:table-cell>
        </table:table-row>
        <table:table-row table:style-name="ro1">
          <table:table-cell office:value-type="string">
            <text:p>Both of these units can fire#directly on air units.$0fIf that T copter gets hit,$0e#it doesn't stand a chance.$0f</text:p>
          </table:table-cell>
          <table:table-cell office:value-type="string">
            <text:p>Ambos tipos de unidad pueden disparar#directamente a unidades aéreas.$0fSi el helicóptero de transporte#sufre algún daño,$0e podemos despedirnos$0fde la victoria.$0f</text:p>
          </table:table-cell>
          <table:table-cell office:value-type="string">
            <text:p>Both of these units can fire#directly on air units.$0fIf that T copter gets hit,$0e#it doesn't stand a chance.$0f</text:p>
          </table:table-cell>
        </table:table-row>
        <table:table-row table:style-name="ro1">
          <table:table-cell office:value-type="string">
            <text:p>Now, we could rely on its movement#range and flee...$0fBut there's another way$0fto keep it safe.$0f</text:p>
          </table:table-cell>
          <table:table-cell office:value-type="string">
            <text:p>Podríamos confiar en su rango de#movimiento y huir...$0fPero hay otra forma de ponerlo#a salvo.$0f</text:p>
          </table:table-cell>
          <table:table-cell office:value-type="string">
            <text:p>Now, we could rely on its movement#range and flee...$0fBut there's another way$0fto keep it safe.$0f</text:p>
          </table:table-cell>
        </table:table-row>
        <table:table-row table:style-name="ro1">
          <table:table-cell office:value-type="string">
            <text:p>How?$0f</text:p>
          </table:table-cell>
          <table:table-cell office:value-type="string">
            <text:p>¿Cómo?$0f</text:p>
          </table:table-cell>
          <table:table-cell office:value-type="string">
            <text:p>How?$0f</text:p>
          </table:table-cell>
        </table:table-row>
        <table:table-row table:style-name="ro1">
          <table:table-cell office:value-type="string">
            <text:p>Easy! $0eCruisers can carry up to#2 B copters or T copters!$0fAs long as the cruiser's safe, $0eso are#its passengers.$0fAs luck would have it, $0eyou have a#cruiser under your command.$0fWhy don't you try it out?$0f</text:p>
          </table:table-cell>
          <table:table-cell office:value-type="string">
            <text:p>¡Es muy fácil! $0eLos cruceros pueden#transportar hasta 2 helicópteros de$0fcombate o de transporte. Estas#unidades estarán a salvo $0esiempre que$0fel crucero lo esté. Por suerte,#$0etienes un crucero a tu mando.$0f¿Por qué no lo pruebas?$0f</text:p>
          </table:table-cell>
          <table:table-cell office:value-type="string">
            <text:p>Easy! $0eCruisers can carry up to#2 B copters or T copters!$0fAs long as the cruiser's safe, $0eso are#its passengers.$0fAs luck would have it, $0eyou have a#cruiser under your command.$0fWhy don't you try it out?$0f</text:p>
          </table:table-cell>
        </table:table-row>
        <table:table-row table:style-name="ro1">
          <table:table-cell office:value-type="string">
            <text:p>This is a battleship.$0e It's an indirect-#combat naval unit.$0fIt can fire on both ground and naval#units.$0fIt also has the largest range of#fire of all indirect-combat units.$0fIt should be able to reach that rocket#unit from its current location.$0fGive it a try!$0f</text:p>
          </table:table-cell>
          <table:table-cell office:value-type="string">
            <text:p>Esto es una fragata.$0e Es una unidad#naval de combate indirecto.$0fPuede disparar tanto a unidades#navales como terrestres.$0fTambién es la que tiene el mayor rango#de ataque de todas las unidades de$0fataque indirecto. Con ella deberías#ser capaz de alcanzar a esa unidad$0fde cohetes. ¡Inténtalo!$0f</text:p>
          </table:table-cell>
          <table:table-cell office:value-type="string">
            <text:p>This is a battleship.$0e It's an indirect-#combat naval unit.$0fIt can fire on both ground and naval#units.$0fIt also has the largest range of#fire of all indirect-combat units.$0fIt should be able to reach that rocket#unit from its current location.$0fGive it a try!$0f</text:p>
          </table:table-cell>
        </table:table-row>
        <table:table-row table:style-name="ro1">
          <table:table-cell office:value-type="string">
            <text:p>You've selected a sub.$0e$0e Subs are#direct-combat units.$0fSubs can fire on all naval units,$0e#including the cruiser above.$0fHowever, they're rather ineffective#vs. cruisers, $0eso don't expect too much.$0fSubs also have the ability to dive#under the surface of the sea.$0f</text:p>
          </table:table-cell>
          <table:table-cell office:value-type="string">
            <text:p>Has seleccionado un submarino.$0e$0e Es una#unidad de combate directo.$0fLos submarinos pueden disparar a#cualquier unidad naval,$0e incluyendo al$0fcrucero que está ahí arriba. Sin#embargo, son bastante poco eficaces$0fcontra cruceros, $0easí que no esperes#gran cosa.$0fLa ventaja de los submarinos es que#pueden sumergirse.$0f</text:p>
          </table:table-cell>
          <table:table-cell office:value-type="string">
            <text:p>You've selected a sub.$0e$0e Subs are#direct-combat units.$0fSubs can fire on all naval units,$0e#including the cruiser above.$0fHowever, they're rather ineffective#vs. cruisers, $0eso don't expect too much.$0fSubs also have the ability to dive#under the surface of the sea.$0f</text:p>
          </table:table-cell>
        </table:table-row>
        <table:table-row table:style-name="ro1">
          <table:table-cell office:value-type="string">
            <text:p>Dive?$0e That means they can't be#attacked while submerged, $0eright?$0f</text:p>
          </table:table-cell>
          <table:table-cell office:value-type="string">
            <text:p>¿Sumergirse?$0f¿Eso quiere decir que no les pueden#atacar cuando están bajo el agua?$0f</text:p>
          </table:table-cell>
          <table:table-cell office:value-type="string">
            <text:p>Dive?$0e That means they can't be#attacked while submerged, $0eright?$0f</text:p>
          </table:table-cell>
        </table:table-row>
        <table:table-row table:style-name="ro1">
          <table:table-cell office:value-type="string">
            <text:p>That's half true.$0e$0e They can't be fired#upon by most units while submerged.$0fHowever, other subs and cruisers can#attack at any time.$0fAs you know, $0ewhen naval units run out#of fuel, $0ethey sink.$0fSubmerged subs use a lot more fuel.$0e In#fact, $0ethey use 5 units per day.$0fIf in danger, $0eselect Rise to surface,#and head to port...$0fWell, there are no ports here, $0eso#use an APC to refuel.$0f</text:p>
          </table:table-cell>
          <table:table-cell office:value-type="string">
            <text:p>Sí y no.$0e$0e La mayoría de las unidades#no pueden atacarles cuando están$0fsumergidos. Pero los demás submarinos#y los cruceros sí pueden dispararles.$0fComo ya sabes, $0ecuando las unidades#navales se quedan sin combustible, $0ese$0fhunden. Los submarinos sumergidos#gastan mucho más combustible. $0eDe$0fhecho, $0eusan 5 unidades de combustible#al día. Cuando te estés quedando sin$0fcombustible, $0eusa Emerger y dirígete#a un puerto.$0fBueno, aquí no hay puertos, $0easí que#usa el TOA para repostar.$0f</text:p>
          </table:table-cell>
          <table:table-cell office:value-type="string">
            <text:p>That's half true.$0e$0e They can't be fired#upon by most units while submerged.$0fHowever, other subs and cruisers can#attack at any time.$0fAs you know, $0ewhen naval units run out#of fuel, $0ethey sink.$0fSubmerged subs use a lot more fuel.$0e In#fact, $0ethey use 5 units per day.$0fIf in danger, $0eselect Rise to surface,#and head to port...$0fWell, there are no ports here, $0eso#use an APC to refuel.$0f</text:p>
          </table:table-cell>
        </table:table-row>
        <table:table-row table:style-name="ro1">
          <table:table-cell office:value-type="string">
            <text:p>Yes, ma'am!$0f</text:p>
          </table:table-cell>
          <table:table-cell office:value-type="string">
            <text:p>¡Sí, mi comandante!$0f</text:p>
          </table:table-cell>
          <table:table-cell office:value-type="string">
            <text:p>Yes, ma'am!$0f</text:p>
          </table:table-cell>
        </table:table-row>
        <table:table-row table:style-name="ro1">
          <table:table-cell office:value-type="string">
            <text:p>Ok, let's take a look at the cruiser#you've selected.$0fIt's a direct-combat unit, $0ebut it can#only fire on certain units.$0fIt can only attack air units and subs.$0fI believe it can reach the enemy sub#from here, $0eso go ahead and attack.$0f</text:p>
          </table:table-cell>
          <table:table-cell office:value-type="string">
            <text:p>Vamos a echarle un vistazo al crucero#que has seleccionado.$0fEs una unidad de combate directo, $0epero#sólo puede disparar a ciertas$0funidades, más concretamente, unidades#aéreas y submarinos. Creo que podrás$0falcanzar el submarino enemigo desde#aquí, $0easí que adelante. ¡Ataca!$0f</text:p>
          </table:table-cell>
          <table:table-cell office:value-type="string">
            <text:p>Ok, let's take a look at the cruiser#you've selected.$0fIt's a direct-combat unit, $0ebut it can#only fire on certain units.$0fIt can only attack air units and subs.$0fI believe it can reach the enemy sub#from here, $0eso go ahead and attack.$0f</text:p>
          </table:table-cell>
        </table:table-row>
        <table:table-row table:style-name="ro1">
          <table:table-cell office:value-type="string">
            <text:p>What we have here is a lander.$0fIt transports troops in exactly the#same way APCs do.$0fIt's also restricted to dropping units#on terrain those units can traverse.$0fIt's unique in that it can carry 2#ground units at once.$0fOn this map, the only place it can#drop troops is on shoals.$0fIt can normally use ports as well,$0e#but since there are no ports here...$0f</text:p>
          </table:table-cell>
          <table:table-cell office:value-type="string">
            <text:p>Esto que tenemos aquí es un carguero.$0fTransporta tropas exactamente de la#misma forma que el TOA.$0fY tampoco puede descargar las tropas#en cualquier tipo de terreno.$0fSu peculiaridad es que puede llevar 2#unidades de tierra a la vez.$0fEn este mapa, el único punto en el que#puede soltar tropas es en las playas.$0fNormalmente también puede usar#puertos, pero aquí no hay ninguno...$0f</text:p>
          </table:table-cell>
          <table:table-cell office:value-type="string">
            <text:p>What we have here is a lander.$0fIt transports troops in exactly the#same way APCs do.$0fIt's also restricted to dropping units#on terrain those units can traverse.$0fIt's unique in that it can carry 2#ground units at once.$0fOn this map, the only place it can#drop troops is on shoals.$0fIt can normally use ports as well,$0e#but since there are no ports here...$0f</text:p>
          </table:table-cell>
        </table:table-row>
        <table:table-row table:style-name="ro1">
          <table:table-cell office:value-type="string">
            <text:p>Under these conditions, $0ethis lander#is a unit I just can't do without.$0f</text:p>
          </table:table-cell>
          <table:table-cell office:value-type="string">
            <text:p>En estas condiciones, $0eeste carguero#es una unidad imprescindible.$0f</text:p>
          </table:table-cell>
          <table:table-cell office:value-type="string">
            <text:p>Under these conditions, $0ethis lander#is a unit I just can't do without.$0f</text:p>
          </table:table-cell>
        </table:table-row>
        <table:table-row table:style-name="ro1">
          <table:table-cell office:value-type="string">
            <text:p>I agree.$0e$0e You must be careful to keep#it from being fired upon.$0f</text:p>
          </table:table-cell>
          <table:table-cell office:value-type="string">
            <text:p>Estoy de acuerdo.$0e$0e Tienes que tener#mucho cuidado de que no le ataquen.$0f</text:p>
          </table:table-cell>
          <table:table-cell office:value-type="string">
            <text:p>I agree.$0e$0e You must be careful to keep#it from being fired upon.$0f</text:p>
          </table:table-cell>
        </table:table-row>
        <table:table-row table:style-name="ro1">
          <table:table-cell office:value-type="string">
            <text:p>Sami! $0eAre you Ok?$0f</text:p>
          </table:table-cell>
          <table:table-cell office:value-type="string">
            <text:p>¡Sami! $0e¿Estás bien?$0f</text:p>
          </table:table-cell>
          <table:table-cell office:value-type="string">
            <text:p>Sami! $0eAre you Ok?$0f</text:p>
          </table:table-cell>
        </table:table-row>
        <table:table-row table:style-name="ro1">
          <table:table-cell office:value-type="string">
            <text:p>Yes...$0e#I think so.$0f</text:p>
          </table:table-cell>
          <table:table-cell office:value-type="string">
            <text:p>Sí...$0e#Creo que sí.$0f</text:p>
          </table:table-cell>
          <table:table-cell office:value-type="string">
            <text:p>Yes...$0e#I think so.$0f</text:p>
          </table:table-cell>
        </table:table-row>
        <table:table-row table:style-name="ro1">
          <table:table-cell office:value-type="string">
            <text:p>By the way, a few of the gray stars#in the window displaying your funds$0fhave changed color, right?$0fThat's your CO Power Meter.$0e Power#builds up slowly during combat.$0fWhen the stars are flashing, your CO$0e#Power is ready for use.$0fTo see intel on CO Powers, $0eselect#CO from the Map menu.$0f</text:p>
          </table:table-cell>
          <table:table-cell office:value-type="string">
            <text:p>Por cierto, unas cuantas de las#estrellas de la ventana que muestra$0ftus fondos han cambiado de color,#¿verdad?$0fÉse es tu Medidor de Poder de OJ.$0e#El Poder tarda tiempo en cargarse$0fdurante el combate. Cuando las#estrellas parpadean, significa que tu$0fPoder de OJ está listo para usar.#Para obtener información sobre los$0fPoderes de OJ, elige OJ en el menú#del Mapa.$0f</text:p>
          </table:table-cell>
          <table:table-cell office:value-type="string">
            <text:p>By the way, a few of the gray stars#in the window displaying your funds$0fhave changed color, right?$0fThat's your OC Power Meter.$0e Power#builds up slowly during combat.$0fWhen the stars are flashing, your OC$0e#Power is ready for use.$0fTo see intel on OC Powers, $0eselect#OC from the Map menu.$0f</text:p>
          </table:table-cell>
        </table:table-row>
        <table:table-row table:style-name="ro1">
          <table:table-cell office:value-type="string">
            <text:p>Oh, I almost forgot.$0e$0e#I have something to tell you!$0fYou know, I didn't lead you all the way#out here for nothing.$0fOn day 7, $0eFlak's bringing his troops,$0e#and we're gonna pinch you like a bug!$0f</text:p>
          </table:table-cell>
          <table:table-cell office:value-type="string">
            <text:p>Ah, casi se me olvida.$0e$0e#¡Tengo algo que contaros!$0fNo os he traído hasta aquí para#nada, ¿sabes?$0fEl séptimo día, $0eHelmut vendrá con#todas sus tropas... ¡Y os aplastaremos!$0f</text:p>
          </table:table-cell>
          <table:table-cell office:value-type="string">
            <text:p>Oh, I almost forgot.$0e$0e#I have something to tell you!$0fYou know, I didn't lead you all the way#out here for nothing.$0fOn day 7, $0eFlak's bringing his troops,$0e#and we're gonna pinch you like a bug!$0f</text:p>
          </table:table-cell>
        </table:table-row>
        <table:table-row table:style-name="ro1">
          <table:table-cell office:value-type="string">
            <text:p>What?!?$0f</text:p>
          </table:table-cell>
          <table:table-cell office:value-type="string">
            <text:p>¿¡Qué!?$0f</text:p>
          </table:table-cell>
          <table:table-cell office:value-type="string">
            <text:p>What?!?$0f</text:p>
          </table:table-cell>
        </table:table-row>
        <table:table-row table:style-name="ro1">
          <table:table-cell office:value-type="string">
            <text:p>Yep!$0e You're running out of time!$0e$0e#Tee hee hee!$0f</text:p>
          </table:table-cell>
          <table:table-cell office:value-type="string">
            <text:p>¡Sí!$0e ¡Se te acaba el tiempo!$0e$0e#¡Ji, ji, ji!$0f</text:p>
          </table:table-cell>
          <table:table-cell office:value-type="string">
            <text:p>Yep!$0e You're running out of time!$0e$0e#Tee hee hee!$0f</text:p>
          </table:table-cell>
        </table:table-row>
        <table:table-row table:style-name="ro1">
          <table:table-cell office:value-type="string">
            <text:p>Well, $0eisn't this an unpleasant surprise.$0e$0e#This Black Hole CO has a brain.$0fOk, Sami, $0eyou heard her! $0e$0eFlak and#his goons are closing in!$0fWe've got to clear this map within#7 days!$0fHere's your chance to prove your rep#for surprising the foe is deserved.$0f</text:p>
          </table:table-cell>
          <table:table-cell office:value-type="string">
            <text:p>Qué desagradable sorpresa...$0e$0e#Esta niña de Black Hole sabe pensar.$0f¡Muy bien, Sami, $0eya la has oído!#Helmut y sus secuaces se acercan.$0f¡Tenemos que vencer en 7 días!#Ésta es tu oportunidad de demostrar$0fque tu reputación de sorprender al#enemigo es merecida.$0f</text:p>
          </table:table-cell>
          <table:table-cell office:value-type="string">
            <text:p>Well, $0eisn't this an unpleasant surprise.$0e$0e#This Black Hole OC has a brain.$0fOk, Sami, $0eyou heard her! $0e$0eFlak and#his goons are closing in!$0fWe've got to clear this map within#7 days!$0fHere's your chance to prove your rep#for surprising the foe is deserved.$0f</text:p>
          </table:table-cell>
        </table:table-row>
        <table:table-row table:style-name="ro1">
          <table:table-cell office:value-type="string">
            <text:p>Yes, ma'am!$0e#I'll give it my best shot!$0f</text:p>
          </table:table-cell>
          <table:table-cell office:value-type="string">
            <text:p>¡Sí, mi comandante!$0e#¡Lo haré lo mejor que pueda!$0f</text:p>
          </table:table-cell>
          <table:table-cell office:value-type="string">
            <text:p>Yes, ma'am!$0e#I'll give it my best shot!$0f</text:p>
          </table:table-cell>
        </table:table-row>
        <table:table-row table:style-name="ro1">
          <table:table-cell office:value-type="string">
            <text:p>Day 2...$0e Let me tell you a bit#more about these naval units.$0fAt the beginning of each day,$0e naval#units burn 2 units of fuel.$0fIf their fuel supply runs out,$0e#they sink and vanish.$0fTo refuel, $0eplace naval units in ports#or move them next to APCs.$0f</text:p>
          </table:table-cell>
          <table:table-cell office:value-type="string">
            <text:p>Día 2...$0e Déjame ilustrarte un poco#más acerca de las unidades navales.$0fAl principio de cada día, $0elas unidades#navales gastan 2 unidades de$0fcombustible. Si se quedan sin$0e#combustible, se hunden y desaparecen.$0fPara repostar, $0etienes que colocar#a la unidad en un puerto o al lado$0fde un TOA.$0f</text:p>
          </table:table-cell>
          <table:table-cell office:value-type="string">
            <text:p>Day 2...$0e Let me tell you a bit#more about these naval units.$0fAt the beginning of each day,$0e naval#units burn 2 units of fuel.$0fIf their fuel supply runs out,$0e#they sink and vanish.$0fTo refuel, $0eplace naval units in ports#or move them next to APCs.$0f</text:p>
          </table:table-cell>
        </table:table-row>
        <table:table-row table:style-name="ro1">
          <table:table-cell office:value-type="string">
            <text:p>Understood!$0f</text:p>
          </table:table-cell>
          <table:table-cell office:value-type="string">
            <text:p>¡Entendido!$0f</text:p>
          </table:table-cell>
          <table:table-cell office:value-type="string">
            <text:p>Understood!$0f</text:p>
          </table:table-cell>
        </table:table-row>
        <table:table-row table:style-name="ro1">
          <table:table-cell office:value-type="string">
            <text:p>Ok. $0eI'm going to leave the rest of this#battle up to you.$0fGood luck!$0f</text:p>
          </table:table-cell>
          <table:table-cell office:value-type="string">
            <text:p>Muy bien. $0e#Te dejaré el resto a ti.$0f¡Buena suerte!$0f</text:p>
          </table:table-cell>
          <table:table-cell office:value-type="string">
            <text:p>Ok. $0eI'm going to leave the rest of this#battle up to you.$0fGood luck!$0f</text:p>
          </table:table-cell>
        </table:table-row>
        <table:table-row table:style-name="ro1">
          <table:table-cell office:value-type="string">
            <text:p>Flak's troops arrive tomorrow.$0e$0e#I wonder if Sami's Ok.$0f</text:p>
          </table:table-cell>
          <table:table-cell office:value-type="string">
            <text:p>Las tropas de Helmut llegan mañana.$0e$0e#Me pregunto si Sami está bien.$0f</text:p>
          </table:table-cell>
          <table:table-cell office:value-type="string">
            <text:p>Flak's troops arrive tomorrow.$0e$0e#I wonder if Sami's Ok.$0f</text:p>
          </table:table-cell>
        </table:table-row>
        <table:table-row table:style-name="ro1">
          <table:table-cell office:value-type="string">
            <text:p>Sami!$0e#Your CO Power Meter's full!$0f</text:p>
          </table:table-cell>
          <table:table-cell office:value-type="string">
            <text:p>¡Sami!$0e#¡Tu Medidor de Poder está lleno!$0f</text:p>
          </table:table-cell>
          <table:table-cell office:value-type="string">
            <text:p>Sami!$0e#Your OC Power Meter's full!$0f</text:p>
          </table:table-cell>
        </table:table-row>
        <table:table-row table:style-name="ro1">
          <table:table-cell office:value-type="string">
            <text:p>Huh? $0eIt doesn't look full to me...$0f</text:p>
          </table:table-cell>
          <table:table-cell office:value-type="string">
            <text:p>¿Qué? $0eA mí no me lo parece...$0f</text:p>
          </table:table-cell>
          <table:table-cell office:value-type="string">
            <text:p>Huh? $0eIt doesn't look full to me...$0f</text:p>
          </table:table-cell>
        </table:table-row>
        <table:table-row table:style-name="ro1">
          <table:table-cell office:value-type="string">
            <text:p>Your Power Meter has two levels: a#normal CO Power level$0e and a Super$0fCO Power level.$0e You have enough#energy now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  <table:table-cell office:value-type="string">
            <text:p>Tu Medidor de Poder tiene dos niveles:#el nivel normal de Poder de OJ y el nivel$0fde Súper Poder de OJ. $0eTienes energía#suficiente para usar el Poder de OJ$0fnormal. Puedes usarlo ahora $0eo esperar#hasta poder usar el Súper Poder.$0fLa forma de usar tus Poderes de OJ#depende de ti. Utilizar el Poder en$0fel momento adecuado puede alterar el#curso de una batalla.$0fPara usar el Poder de OJ, elige Poder#en el menú del Mapa.$0f</text:p>
          </table:table-cell>
          <table:table-cell office:value-type="string">
            <text:p>Your Power Meter has two levels: a#normal OC Power level$0e and a Super$0fOC Power level.$0e You have enough#energy now for a normal OC Power.$0fYou can use it now $0eor wait and#save up for a Super OC Power.$0fHow you use your OC Powers is#completely up to you.$0fThe well-timed use of a OC Power#can alter the course of a battle.$0fTo use a OC Power, select Power#from the Map menu.$0f</text:p>
          </table:table-cell>
        </table:table-row>
        <table:table-row table:style-name="ro1">
          <table:table-cell office:value-type="string">
            <text:p>Understood!$0f</text:p>
          </table:table-cell>
          <table:table-cell office:value-type="string">
            <text:p>¡Entendido!$0f</text:p>
          </table:table-cell>
          <table:table-cell office:value-type="string">
            <text:p>Understood!$0f</text:p>
          </table:table-cell>
        </table:table-row>
        <table:table-row table:style-name="ro1">
          <table:table-cell office:value-type="string">
            <text:p>Tee hee hee!$0e#C'mon! $0eLet's play!$0f</text:p>
          </table:table-cell>
          <table:table-cell office:value-type="string">
            <text:p>¡Ji, ji, ji!$0e#¡Venga! $0e¡Vamos a jugar!$0f</text:p>
          </table:table-cell>
          <table:table-cell office:value-type="string">
            <text:p>Tee hee hee!$0e#C'mon! $0eLet's play!$0f</text:p>
          </table:table-cell>
        </table:table-row>
        <table:table-row table:style-name="ro1">
          <table:table-cell office:value-type="string">
            <text:p>Congratulations, Sami!$0e#You won!$0f</text:p>
          </table:table-cell>
          <table:table-cell office:value-type="string">
            <text:p>¡Enhorabuena, Sami!$0e#¡Has ganado!$0f</text:p>
          </table:table-cell>
          <table:table-cell office:value-type="string">
            <text:p>Congratulations, Sami!$0e#You won!$0f</text:p>
          </table:table-cell>
        </table:table-row>
        <table:table-row table:style-name="ro1">
          <table:table-cell office:value-type="string">
            <text:p>Whew...$0e#I came through somehow.$0f</text:p>
          </table:table-cell>
          <table:table-cell office:value-type="string">
            <text:p>Buf...$0e#De alguna forma, lo he conseguido.$0f</text:p>
          </table:table-cell>
          <table:table-cell office:value-type="string">
            <text:p>Whew...$0e#I came through somehow.$0f</text:p>
          </table:table-cell>
        </table:table-row>
        <table:table-row table:style-name="ro1">
          <table:table-cell office:value-type="string">
            <text:p>Now, $0eI'd like to talk to our energetic#little friend again.$0fSami! $0eDrag her over here, please.$0f</text:p>
          </table:table-cell>
          <table:table-cell office:value-type="string">
            <text:p>Ahora, $0eme gustaría tener unas#palabras con nuestra amiguita.$0f¡Sami! $0eTráela aquí, por favor.$0f</text:p>
          </table:table-cell>
          <table:table-cell office:value-type="string">
            <text:p>Now, $0eI'd like to talk to our energetic#little friend again.$0fSami! $0eDrag her over here, please.$0f</text:p>
          </table:table-cell>
        </table:table-row>
        <table:table-row table:style-name="ro1">
          <table:table-cell office:value-type="string">
            <text:p>Uh,$0e I...$0e Yes, ma'am!$0f</text:p>
          </table:table-cell>
          <table:table-cell office:value-type="string">
            <text:p>Eh,$0e esto...$0e ¡Sí, mi comandante!$0f</text:p>
          </table:table-cell>
          <table:table-cell office:value-type="string">
            <text:p>Uh,$0e I...$0e Yes, ma'am!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Wait a minute... This isn't that brat!$0e#This...$0e This is...$0f</text:p>
          </table:table-cell>
          <table:table-cell office:value-type="string">
            <text:p>Espera un momento... ¡No es ella!$0e#Es...$0e Es...$0f</text:p>
          </table:table-cell>
          <table:table-cell office:value-type="string">
            <text:p>Wait a minute... This isn't that brat!$0e#This...$0e This is...$0f</text:p>
          </table:table-cell>
        </table:table-row>
        <table:table-row table:style-name="ro1">
          <table:table-cell office:value-type="string">
            <text:p>It's a dummy.$0f</text:p>
          </table:table-cell>
          <table:table-cell office:value-type="string">
            <text:p>Es un muñeco.$0f</text:p>
          </table:table-cell>
          <table:table-cell office:value-type="string">
            <text:p>It's a dummy.$0f</text:p>
          </table:table-cell>
        </table:table-row>
        <table:table-row table:style-name="ro1">
          <table:table-cell office:value-type="string">
            <text:p>She escaped!? Unbelievable!$0e#She played us like a pair of fools!$0fFlak's troops are closing in.$0e$0e#Let's get out of here!$0f</text:p>
          </table:table-cell>
          <table:table-cell office:value-type="string">
            <text:p>¿¡Ha escapado!? ¡Increíble!$0e#¡Nos ha engañado como a chinos!$0fLas tropas de Helmut se acercan.$0e$0e#¡Vámonos de aquí!$0f</text:p>
          </table:table-cell>
          <table:table-cell office:value-type="string">
            <text:p>She escaped!? Unbelievable!$0e#She played us like a pair of fools!$0fFlak's troops are closing in.$0e$0e#Let's get out of here!$0f</text:p>
          </table:table-cell>
        </table:table-row>
        <table:table-row table:style-name="ro1">
          <table:table-cell office:value-type="string">
            <text:p>What a troublesome pair they turned#out to be...$0f</text:p>
          </table:table-cell>
          <table:table-cell office:value-type="string">
            <text:p>Menuda parejita más engorrosa...$0f</text:p>
          </table:table-cell>
          <table:table-cell office:value-type="string">
            <text:p>What a troublesome pair they turned#out to be...$0f</text:p>
          </table:table-cell>
        </table:table-row>
        <table:table-row table:style-name="ro1">
          <table:table-cell office:value-type="string">
            <text:p>This...$0e#This can't be happening...$0f</text:p>
          </table:table-cell>
          <table:table-cell office:value-type="string">
            <text:p>No...$0e#No puede estar pasando...$0f</text:p>
          </table:table-cell>
          <table:table-cell office:value-type="string">
            <text:p>This...$0e#This can't be happening...$0f</text:p>
          </table:table-cell>
        </table:table-row>
        <table:table-row table:style-name="ro1">
          <table:table-cell office:value-type="string">
            <text:p>The time limit on this battle made#things more difficult than normal.$0fRouting the enemy when they've got#deployment properties is tough.$0fUsing your lander and T copter to#position troops to capture the$0fenemy HQ might be your best bet.$0fT copters can only carry infantry,$0e#but they can get them over the sea.$0fIt's a bit of a long haul to use landers,#but they can carry non-infantry units.$0fYou can decide which method is best#for you. $0eJust don't panic.$0fSami, $0eI know you're capable of#pulling this off!$0f</text:p>
          </table:table-cell>
          <table:table-cell office:value-type="string">
            <text:p>El límite de tiempo de esta batalla pone#las cosas más difíciles.$0fEs difícil derrotar al enemigo cuando#tiene bases de despliegue de tropas.$0fCreo que lo mejor que puedes hacer es#usar el carguero y el helicóptero de$0ftransporte para cargar tropas y#capturar el CG enemigo. Los$0fhelicópteros sólo pueden transportar#infantería, pero pueden llevarla al$0fotro lado del mar. Los cargueros son#más lentos, pero pueden transportar$0funidades vehiculares. Sólo tú puedes#decidir qué método te conviene más.$0fY recuerda: $0enada de nervios.$0f¡Sami, $0esé que eres capaz de ganar#esta batalla!$0f</text:p>
          </table:table-cell>
          <table:table-cell office:value-type="string">
            <text:p>The time limit on this battle made#things more difficult than normal.$0fRouting the enemy when they've got#deployment properties is tough.$0fUsing your lander and T copter to#position troops to capture the$0fenemy HQ might be your best bet.$0fT copters can only carry infantry,$0e#but they can get them over the sea.$0fIt's a bit of a long haul to use landers,#but they can carry non-infantry units.$0fYou can decide which method is best#for you. $0eJust don't panic.$0fSami, $0eI know you're capable of#pulling this off!$0f</text:p>
          </table:table-cell>
        </table:table-row>
        <table:table-row table:style-name="ro1">
          <table:table-cell office:value-type="string">
            <text:p>Yes, ma'am...$0e#I won't let you down!$0f</text:p>
          </table:table-cell>
          <table:table-cell office:value-type="string">
            <text:p>Sí, mi comandante...$0e#¡No te defraudaré!$0f</text:p>
          </table:table-cell>
          <table:table-cell office:value-type="string">
            <text:p>Yes, ma'am...$0e#I won't let you down!$0f</text:p>
          </table:table-cell>
        </table:table-row>
        <table:table-row table:style-name="ro1">
          <table:table-cell office:value-type="string">
            <text:p>That's the spirit!$0e#Never give up!$0f</text:p>
          </table:table-cell>
          <table:table-cell office:value-type="string">
            <text:p>¡Así se habla!$0e#¡No hay que rendirse nunca!$0f</text:p>
          </table:table-cell>
          <table:table-cell office:value-type="string">
            <text:p>That's the spirit!$0e#Never give up!$0f</text:p>
          </table:table-cell>
        </table:table-row>
        <table:table-row table:style-name="ro1">
          <table:table-cell office:value-type="string">
            <text:p>Lash... She's going#to be a handful.</text:p>
          </table:table-cell>
          <table:table-cell office:value-type="string">
            <text:p><text:s/>Kat... Va a ser# difícil acabar con ella.</text:p>
          </table:table-cell>
          <table:table-cell office:value-type="string">
            <text:p>Lash... She's going#to be a handful.</text:p>
          </table:table-cell>
        </table:table-row>
        <table:table-row table:style-name="ro1">
          <table:table-cell office:value-type="string">
            <text:p>Pardon me, ma'am,$0e#Commander Andy's arrived.$0f</text:p>
          </table:table-cell>
          <table:table-cell office:value-type="string">
            <text:p>Perdón, mi comandante.$0e#El comandante Andy ha llegado.$0f</text:p>
          </table:table-cell>
          <table:table-cell office:value-type="string">
            <text:p>Pardon me, ma'am,$0e#Commander Andy's arrived.$0f</text:p>
          </table:table-cell>
        </table:table-row>
        <table:table-row table:style-name="ro1">
          <table:table-cell office:value-type="string">
            <text:p>Thank you.$0e$0e#Send him in.$0f</text:p>
          </table:table-cell>
          <table:table-cell office:value-type="string">
            <text:p>Gracias.$0e$0e#Hazle pasar.$0f</text:p>
          </table:table-cell>
          <table:table-cell office:value-type="string">
            <text:p>Thank you.$0e$0e#Send him in.$0f</text:p>
          </table:table-cell>
        </table:table-row>
        <table:table-row table:style-name="ro1">
          <table:table-cell office:value-type="string">
            <text:p>Hey, Nell!$0e#How're things looking?$0f</text:p>
          </table:table-cell>
          <table:table-cell office:value-type="string">
            <text:p>¡Eh, Nell!$0e#¿Cómo va la cosa?$0f</text:p>
          </table:table-cell>
          <table:table-cell office:value-type="string">
            <text:p>Hey, Nell!$0e#How're things looking?$0f</text:p>
          </table:table-cell>
        </table:table-row>
        <table:table-row table:style-name="ro1">
          <table:table-cell office:value-type="string">
            <text:p>That's what concerns me...$0e#Do you see that giant cannon?$0f</text:p>
          </table:table-cell>
          <table:table-cell office:value-type="string">
            <text:p>Eso es lo que me preocupa...$0e#¿Ves ese cañón gigante?$0f</text:p>
          </table:table-cell>
          <table:table-cell office:value-type="string">
            <text:p>That's what concerns me...$0e#Do you see that giant cannon?$0f</text:p>
          </table:table-cell>
        </table:table-row>
        <table:table-row table:style-name="ro1">
          <table:table-cell office:value-type="string">
            <text:p>Wow! $0eIt's huge!$0e#I've never seen anything like it!$0f</text:p>
          </table:table-cell>
          <table:table-cell office:value-type="string">
            <text:p>¡Guau! $0e¡Es enorme!$0e#¡Nunca había visto nada parecido!$0f</text:p>
          </table:table-cell>
          <table:table-cell office:value-type="string">
            <text:p>Wow! $0eIt's huge!$0e#I've never seen anything like it!$0f</text:p>
          </table:table-cell>
        </table:table-row>
        <table:table-row table:style-name="ro1">
          <table:table-cell office:value-type="string">
            <text:p>A cannon that size is a first#for me, too.$0fThe Black Hole Army seems to be#much more of a threat than last time.$0f</text:p>
          </table:table-cell>
          <table:table-cell office:value-type="string">
            <text:p>Para mí también es una novedad.#Parece que el ejército de Black Hole$0fva a ser una amenaza mayor que la#última vez.$0f</text:p>
          </table:table-cell>
          <table:table-cell office:value-type="string">
            <text:p>A cannon that size is a first#for me, too.$0fThe Black Hole Army seems to be#much more of a threat than last time.$0f</text:p>
          </table:table-cell>
        </table:table-row>
        <table:table-row table:style-name="ro1">
          <table:table-cell office:value-type="string">
            <text:p>You got that right!$0e$0e#Nell, $0elet me take care of this.$0f</text:p>
          </table:table-cell>
          <table:table-cell office:value-type="string">
            <text:p>¡Tú lo has dicho!$0e$0e#Nell, $0edéjame ocuparme de esto.$0f</text:p>
          </table:table-cell>
          <table:table-cell office:value-type="string">
            <text:p>You got that right!$0e$0e#Nell, $0elet me take care of this.$0f</text:p>
          </table:table-cell>
        </table:table-row>
        <table:table-row table:style-name="ro1">
          <table:table-cell office:value-type="string">
            <text:p>Max?$0e#What are you doing here?$0f</text:p>
          </table:table-cell>
          <table:table-cell office:value-type="string">
            <text:p>¿Max?$0e#¿Qué haces aquí?$0f</text:p>
          </table:table-cell>
          <table:table-cell office:value-type="string">
            <text:p>Max?$0e#What are you doing here?$0f</text:p>
          </table:table-cell>
        </table:table-row>
        <table:table-row table:style-name="ro1">
          <table:table-cell office:value-type="string">
            <text:p>C'mon, Nell. $0eThis job's too much#for Andy.$0fYou need someone with my strength#to take out that cannon.$0f</text:p>
          </table:table-cell>
          <table:table-cell office:value-type="string">
            <text:p>Venga, Nell. $0eEsto es demasiado#para Andy.$0fNecesitas a alguien con mi fuerza#para encargarse de ese cañón.$0f</text:p>
          </table:table-cell>
          <table:table-cell office:value-type="string">
            <text:p>C'mon, Nell. $0eThis job's too much#for Andy.$0fYou need someone with my strength#to take out that cannon.$0f</text:p>
          </table:table-cell>
        </table:table-row>
        <table:table-row table:style-name="ro1">
          <table:table-cell office:value-type="string">
            <text:p>Hey! $0eI can do this!$0f</text:p>
          </table:table-cell>
          <table:table-cell office:value-type="string">
            <text:p>¡Eh! $0e¡Puedo hacerlo yo solo!$0f</text:p>
          </table:table-cell>
          <table:table-cell office:value-type="string">
            <text:p>Hey! $0eI can do this!$0f</text:p>
          </table:table-cell>
        </table:table-row>
        <table:table-row table:style-name="ro1">
          <table:table-cell office:value-type="string">
            <text:p>Knock it off, Andy.$0e$0e#War isn't a game.$0fYou'll just get hurt.$0f</text:p>
          </table:table-cell>
          <table:table-cell office:value-type="string">
            <text:p>Ya vale, Andy.$0e$0e#La guerra no es un juego.$0fSólo conseguirás hacerte daño.$0f</text:p>
          </table:table-cell>
          <table:table-cell office:value-type="string">
            <text:p>Knock it off, Andy.$0e$0e#War isn't a game.$0fYou'll just get hurt.$0f</text:p>
          </table:table-cell>
        </table:table-row>
        <table:table-row table:style-name="ro1">
          <table:table-cell office:value-type="string">
            <text:p>Max,$0e#I have faith in Andy.$0fEven if he's not as powerful as you#are,$0e he can do things no one else can.$0fI think this will be a good experience#for him, so let's let him handle this.$0f</text:p>
          </table:table-cell>
          <table:table-cell office:value-type="string">
            <text:p>Max,$0e#tengo fe en Andy.$0fAunque no sea tan fuerte como tú,$0e#puede hacer cosas que nadie más sabe.$0fCreo que será una buena experiencia#para él, así que déjale que lo haga.$0f</text:p>
          </table:table-cell>
          <table:table-cell office:value-type="string">
            <text:p>Max,$0e#I have faith in Andy.$0fEven if he's not as powerful as you#are,$0e he can do things no one else can.$0fI think this will be a good experience#for him, so let's let him handle this.$0f</text:p>
          </table:table-cell>
        </table:table-row>
        <table:table-row table:style-name="ro1">
          <table:table-cell office:value-type="string">
            <text:p>Hmph! $0eDon't come cryin' to me if he#gets hurt!$0fYo, Andy!$0e#You sure you're up for this?$0f</text:p>
          </table:table-cell>
          <table:table-cell office:value-type="string">
            <text:p>¡Bff! $0e¡Luego no me vengáis llorando#si le hacen daño!$0f¡Eh, Andy!$0e#¿Estás seguro de que puedes hacerlo?$0f</text:p>
          </table:table-cell>
          <table:table-cell office:value-type="string">
            <text:p>Hmph! $0eDon't come cryin' to me if he#gets hurt!$0fYo, Andy!$0e#You sure you're up for this?$0f</text:p>
          </table:table-cell>
        </table:table-row>
        <table:table-row table:style-name="ro1">
          <table:table-cell office:value-type="string">
            <text:p>You know it!$0e$0e#Sit back and watch, Max!$0f</text:p>
          </table:table-cell>
          <table:table-cell office:value-type="string">
            <text:p>¡Sabes que sí!$0e$0e#¡Relájate y disfruta, Max!$0f</text:p>
          </table:table-cell>
          <table:table-cell office:value-type="string">
            <text:p>You know it!$0e$0e#Sit back and watch, Max!$0f</text:p>
          </table:table-cell>
        </table:table-row>
        <table:table-row table:style-name="ro1">
          <table:table-cell office:value-type="string">
            <text:p>Flak!$0e Flakalakalakalaaaaaaak!!!$0e#The Black Cannon's ready to go!$0f</text:p>
          </table:table-cell>
          <table:table-cell office:value-type="string">
            <text:p>¡Helmut!$0e ¡¡¡Heeeeeelmuuuuuut!!!$0e#¡El Cañón Negro está listo!$0f</text:p>
          </table:table-cell>
          <table:table-cell office:value-type="string">
            <text:p>Flak!$0e Flakalakalakalaaaaaaak!!!$0e#The Black Cannon's ready to go!$0f</text:p>
          </table:table-cell>
        </table:table-row>
        <table:table-row table:style-name="ro1">
          <table:table-cell office:value-type="string">
            <text:p>Got it. $0eThanks, Lash.$0e$0e#Now I'll smash 'em good!$0f</text:p>
          </table:table-cell>
          <table:table-cell office:value-type="string">
            <text:p>Bien. $0eGracias, Kat.$0e$0e#¡Los voy a machacar!$0f</text:p>
          </table:table-cell>
          <table:table-cell office:value-type="string">
            <text:p>Got it. $0eThanks, Lash.$0e$0e#Now I'll smash 'em good!$0f</text:p>
          </table:table-cell>
        </table:table-row>
        <table:table-row table:style-name="ro1">
          <table:table-cell office:value-type="string">
            <text:p>Don't forget, you promised to be a#guinea pig in my next experiment!$0f</text:p>
          </table:table-cell>
          <table:table-cell office:value-type="string">
            <text:p>No olvides que prometiste hacer de#conejillo de indias en mi próximo$0fexperimento.$0f</text:p>
          </table:table-cell>
          <table:table-cell office:value-type="string">
            <text:p>Don't forget, you promised to be a#guinea pig in my next experiment!$0f</text:p>
          </table:table-cell>
        </table:table-row>
        <table:table-row table:style-name="ro1">
          <table:table-cell office:value-type="string">
            <text:p>Hmmm...$0e#Yeah, I remember.$0f</text:p>
          </table:table-cell>
          <table:table-cell office:value-type="string">
            <text:p>Mmmm...$0e#Sí, lo sé.$0f</text:p>
          </table:table-cell>
          <table:table-cell office:value-type="string">
            <text:p>Hmmm...$0e#Yeah, I remember.$0f</text:p>
          </table:table-cell>
        </table:table-row>
        <table:table-row table:style-name="ro1">
          <table:table-cell office:value-type="string">
            <text:p>Well, I'm off! $0eToodles!$0e$0e#Have fun!$0fOh, yeah! $0eAlmost forgot, $0e$0eHawke said#to hurry and conquer Orange Star!$0f</text:p>
          </table:table-cell>
          <table:table-cell office:value-type="string">
            <text:p>¡Bueno, me voy! $0e¡Ji, ji, ji!$0e$0e#¡Que te diviertas!$0f¡Ah, sí! $0eCasi se me olvida: $0e$0eMaverik dice#que no tardes en conquistar$0fOrange Star.$0f</text:p>
          </table:table-cell>
          <table:table-cell office:value-type="string">
            <text:p>Well, I'm off! $0eToodles!$0e$0e#Have fun!$0fOh, yeah! $0eAlmost forgot, $0e$0eHawke said#to hurry and conquer Orange Star!$0f</text:p>
          </table:table-cell>
        </table:table-row>
        <table:table-row table:style-name="ro1">
          <table:table-cell office:value-type="string">
            <text:p>Hawke said...$0fCrush. $0eI gotta crush 'em here.$0e$0e#I have to...$0ecrush 'em all...$0f</text:p>
          </table:table-cell>
          <table:table-cell office:value-type="string">
            <text:p>Maverik dice...$0fMachacarlos. $0eTengo que machacarlos.$0e$0e#Tengo que...$0e machacarlos a todos...$0f</text:p>
          </table:table-cell>
          <table:table-cell office:value-type="string">
            <text:p>Hawke said...$0fCrush. $0eI gotta crush 'em here.$0e$0e#I have to...$0ecrush 'em all...$0f</text:p>
          </table:table-cell>
        </table:table-row>
        <table:table-row table:style-name="ro1">
          <table:table-cell office:value-type="string">
            <text:p>Hey!$0e What's up with this?$0e#There are hardly any units deployed!$0f</text:p>
          </table:table-cell>
          <table:table-cell office:value-type="string">
            <text:p>¡Eh!$0e ¿Qué pasa aquí?$0e#¡Casi no tengo unidades!$0f</text:p>
          </table:table-cell>
          <table:table-cell office:value-type="string">
            <text:p>Hey!$0e What's up with this?$0e#There are hardly any units deployed!$0f</text:p>
          </table:table-cell>
        </table:table-row>
        <table:table-row table:style-name="ro1">
          <table:table-cell office:value-type="string">
            <text:p>It's up to you to decide which units#you need and where to deploy them.$0f</text:p>
          </table:table-cell>
          <table:table-cell office:value-type="string">
            <text:p>Eres tú el que tiene que decidir qué#unidades necesitas y dónde quieres$0fdesplegarlas.$0f</text:p>
          </table:table-cell>
          <table:table-cell office:value-type="string">
            <text:p>It's up to you to decide which units#you need and where to deploy them.$0f</text:p>
          </table:table-cell>
        </table:table-row>
        <table:table-row table:style-name="ro1">
          <table:table-cell office:value-type="string">
            <text:p>Deploy them? $0eYou mean I have to#form units as I go along?$0f</text:p>
          </table:table-cell>
          <table:table-cell office:value-type="string">
            <text:p>¿Desplegarlas? $0e¿Quieres decir que#tengo que formar unidades a medida$0fque avanzo?$0f</text:p>
          </table:table-cell>
          <table:table-cell office:value-type="string">
            <text:p>Deploy them? $0eYou mean I have to#form units as I go along?$0f</text:p>
          </table:table-cell>
        </table:table-row>
        <table:table-row table:style-name="ro1">
          <table:table-cell office:value-type="string">
            <text:p>That's exactly what I mean.$0e See#those 2 properties next to your HQ?$0f</text:p>
          </table:table-cell>
          <table:table-cell office:value-type="string">
            <text:p>Exactamente.$0e ¿Ves esas 2 propiedades#al lado de tu CG?$0f</text:p>
          </table:table-cell>
          <table:table-cell office:value-type="string">
            <text:p>That's exactly what I mean.$0e See#those 2 properties next to your HQ?$0f</text:p>
          </table:table-cell>
        </table:table-row>
        <table:table-row table:style-name="ro1">
          <table:table-cell office:value-type="string">
            <text:p>Those are deployment properties#called bases.$0fYou can deploy ground#units from them.$0fTo deploy units, select a base$0e#and press the A Button.$0f</text:p>
          </table:table-cell>
          <table:table-cell office:value-type="string">
            <text:p>Son propiedades de despliegue de#tropas, llamadas bases.$0fEn ellas puedes desplegar unidades#de tierra.$0fPara ello, selecciona una de las$0e#bases y pulsa el Botón A.$0f</text:p>
          </table:table-cell>
          <table:table-cell office:value-type="string">
            <text:p>Those are deployment properties#called bases.$0fYou can deploy ground#units from them.$0fTo deploy units, select a base$0e#and press the A Button.$0f</text:p>
          </table:table-cell>
        </table:table-row>
        <table:table-row table:style-name="ro1">
          <table:table-cell office:value-type="string">
            <text:p>Now, there's a window at the top of#the screen, right?$0f</text:p>
          </table:table-cell>
          <table:table-cell office:value-type="string">
            <text:p>También ves la ventana de la parte#superior de la pantalla, ¿verdad?$0f</text:p>
          </table:table-cell>
          <table:table-cell office:value-type="string">
            <text:p>Now, there's a window at the top of#the screen, right?$0f</text:p>
          </table:table-cell>
        </table:table-row>
        <table:table-row table:style-name="ro1">
          <table:table-cell office:value-type="string">
            <text:p>The 6,000 you see here is the#amount of funding you have.$0f</text:p>
          </table:table-cell>
          <table:table-cell office:value-type="string">
            <text:p>El 6.000 que ves es la cantidad#de fondos que tienes.$0f</text:p>
          </table:table-cell>
          <table:table-cell office:value-type="string">
            <text:p>The 6,000 you see here is the#amount of funding you have.$0f</text:p>
          </table:table-cell>
        </table:table-row>
        <table:table-row table:style-name="ro1">
          <table:table-cell office:value-type="string">
            <text:p>Funds increase depending on the#number of properties you control.$0fYou receive 1,000 per property each#day.$0fYou currently have your HQ,#2 bases, and 3 cities.$0fThat amounts to 6,000 in funds.$0f</text:p>
          </table:table-cell>
          <table:table-cell office:value-type="string">
            <text:p>Los fondos aumentan dependiendo del#número de propiedades que controles.$0fRecibes 1.000 monedas por propiedad#y por día.$0fAhora mismo tienes el CG, dos bases#y tres ciudades.$0fEso son 6.000 monedas.$0f</text:p>
          </table:table-cell>
          <table:table-cell office:value-type="string">
            <text:p>Funds increase depending on the#number of properties you control.$0fYou receive 1,000 per property each#day.$0fYou currently have your HQ,#2 bases, and 3 cities.$0fThat amounts to 6,000 in funds.$0f</text:p>
          </table:table-cell>
        </table:table-row>
        <table:table-row table:style-name="ro1">
          <table:table-cell office:value-type="string">
            <text:p>I get it! $0eFunds increase on the day#after I capture a new property!$0f</text:p>
          </table:table-cell>
          <table:table-cell office:value-type="string">
            <text:p>¡Claro! $0e¡Los fondos aumentarán#diariamente si capturo nuevas$0fpropiedades!$0f</text:p>
          </table:table-cell>
          <table:table-cell office:value-type="string">
            <text:p>I get it! $0eFunds increase on the day#after I capture a new property!$0f</text:p>
          </table:table-cell>
        </table:table-row>
        <table:table-row table:style-name="ro1">
          <table:table-cell office:value-type="string">
            <text:p>That's exactly right, Andy.$0e Then you#use that money to deploy more troops.$0fSelect a base and press the A#Button to select the type of unit$0fyou want to deploy.$0e The number next#to the unit is its deployment cost.$0fRemember, $0eunits cannot move on the#day that they are deployed.$0fIn this case...$0e Yes, that should work.$0fFirst, you need to increase your#funds, $0eso deploy some infantry or$0fmech units and capture some neutral#properties.$0e Don't forget to use your$0fAPCs and T copters to transport#units to properties farther out, too.$0fAs for combat, $0eyou've got some room#to maneuver, $0eso I'd advise advancing$0fwith tanks and artillery.$0fWhen you can afford it, $0edeploy some#more powerful units, like Md tanks.$0fOnce you capture neutral bases,$0e#you can deploy troops from them.$0fOf course,$0e the enemy can do the#same, so don't dillydally!$0fI'll contact you as soon as I have#any intel on that giant cannon.$0fThis may be rough going,$0e#but do your best!$0f</text:p>
          </table:table-cell>
          <table:table-cell office:value-type="string">
            <text:p>Efectivamente, Andy.$0e Y luego puedes#usar el dinero para crear más tropas.$0fSelecciona una base y pulsa el Botón A#para elegir el tipo de unidad que$0fquieres desplegar.$0e El número que#aparece al lado de la unidad es el$0fcoste de despliegue. Recuerda, las#unidades no pueden moverse en el$0fmismo turno en que han sido#desplegadas.$0fEn este caso...$0e Sí, debería funcionar.#Primero tienes que aumentar tus$0ffondos, $0easí que te recomiendo que#despliegues infantería o unidades$0fmecanizadas y captures algunas#propiedades neutrales.$0e Recuerda$0futilizar los TOA y helicópteros de#transporte para transportar las$0funidades a las propiedades que estén#lejos. En cuanto al combate, $0etienes$0fbastante espacio de maniobra, $0easí que#te recomiendo que avances con tanques$0fy artillería. Cuando te lo puedas#permitir, despliega alguna unidad$0fpotente, como tanques medianos.#Si capturas bases neutrales, puedes$0fdesplegar tropas desde ellas también.#Por supuesto, $0eel enemigo puede$0fhacer lo mismo, así que no te#entretengas.$0fContactaré contigo en cuanto tenga#algo de información sobre el cañón.$0fPuede que esta batalla sea dura,#pero hazlo lo mejor que puedas.$0f</text:p>
          </table:table-cell>
          <table:table-cell office:value-type="string">
            <text:p>That's exactly right, Andy.$0e Then you#use that money to deploy more troops.$0fSelect a base and press the A#Button to select the type of unit$0fyou want to deploy.$0e The number next#to the unit is its deployment cost.$0fRemember, $0eunits cannot move on the#day that they are deployed.$0fIn this case...$0e Yes, that should work.$0fFirst, you need to increase your#funds, $0eso deploy some infantry or$0fmech units and capture some neutral#properties.$0e Don't forget to use your$0fAPCs and T copters to transport#units to properties farther out, too.$0fAs for combat, $0eyou've got some room#to maneuver, $0eso I'd advise advancing$0fwith tanks and artillery.$0fWhen you can afford it, $0edeploy some#more powerful units, like Md tanks.$0fOnce you capture neutral bases,$0e#you can deploy troops from them.$0fOf course,$0e the enemy can do the#same, so don't dillydally!$0fI'll contact you as soon as I have#any intel on that giant cannon.$0fThis may be rough going,$0e#but do your best!$0f</text:p>
          </table:table-cell>
        </table:table-row>
        <table:table-row table:style-name="ro1">
          <table:table-cell office:value-type="string">
            <text:p>Here I go!$0e Keep watching, Max!$0e#I'm gonna show you something!$0f</text:p>
          </table:table-cell>
          <table:table-cell office:value-type="string">
            <text:p>¡Allá voy!$0e ¡Observa, Max!$0e#¡Voy a enseñarte algo!$0f</text:p>
          </table:table-cell>
          <table:table-cell office:value-type="string">
            <text:p>Here I go!$0e Keep watching, Max!$0e#I'm gonna show you something!$0f</text:p>
          </table:table-cell>
        </table:table-row>
        <table:table-row table:style-name="ro1">
          <table:table-cell office:value-type="string">
            <text:p>Contact at last.$0e$0e#Andy, $0eare you Ok?$0f</text:p>
          </table:table-cell>
          <table:table-cell office:value-type="string">
            <text:p>Por fin puedo establecer contacto.$0e$0e#Andy, $0e¿estás bien?$0f</text:p>
          </table:table-cell>
          <table:table-cell office:value-type="string">
            <text:p>Contact at last.$0e$0e#Andy, $0eare you Ok?$0f</text:p>
          </table:table-cell>
        </table:table-row>
        <table:table-row table:style-name="ro1">
          <table:table-cell office:value-type="string">
            <text:p>Yeah,...I think so.$0f</text:p>
          </table:table-cell>
          <table:table-cell office:value-type="string">
            <text:p>Sí... creo.$0f</text:p>
          </table:table-cell>
          <table:table-cell office:value-type="string">
            <text:p>Yeah,...I think so.$0f</text:p>
          </table:table-cell>
        </table:table-row>
        <table:table-row table:style-name="ro1">
          <table:table-cell office:value-type="string">
            <text:p>Well don't overdo it, all right?$0fBy the way, a few of the gray stars#in the window displaying your funds$0fhave changed color, right?$0fThat's your CO Power Meter.$0e Power#builds up slowly during combat.$0fWhen the stars are flashing, $0eyour CO#Power is ready for use.$0fTo see intel on CO Powers, $0eselect#CO from the Map menu.$0f</text:p>
          </table:table-cell>
          <table:table-cell office:value-type="string">
            <text:p>Bueno, no fuerces las cosas, ¿vale?$0fPor cierto, habrás notado que unas#cuantas de las estrellas grises al$0flado de tus fondos podrían cambiar de#color, ¿verdad?$0fEs tu Medidor de Poder de OJ.$0e El#Poder se carga lentamente durante$0fel combate. Cuando las estrellas#parpadeen, $0etu Poder de OJ estará$0flisto para ser usado. Para obtener más#información sobre los Poderes de OJ$0fselecciona OJ en el menú del mapa.$0f</text:p>
          </table:table-cell>
          <table:table-cell office:value-type="string">
            <text:p>Well don't overdo it, all right?$0fBy the way, a few of the gray stars#in the window displaying your funds$0fhave changed color, right?$0fThat's your OC Power Meter.$0e Power#builds up slowly during combat.$0fWhen the stars are flashing, $0eyour OC#Power is ready for use.$0fTo see intel on OC Powers, $0eselect#OC from the Map menu.$0f</text:p>
          </table:table-cell>
        </table:table-row>
        <table:table-row table:style-name="ro1">
          <table:table-cell office:value-type="string">
            <text:p>I see you've deployed a recon unit.$0f</text:p>
          </table:table-cell>
          <table:table-cell office:value-type="string">
            <text:p>Veo que has desplegado una unidad#de reconocimiento.$0f</text:p>
          </table:table-cell>
          <table:table-cell office:value-type="string">
            <text:p>I see you've deployed a recon unit.$0f</text:p>
          </table:table-cell>
        </table:table-row>
        <table:table-row table:style-name="ro1">
          <table:table-cell office:value-type="string">
            <text:p>You won't notice here, $0ebut recon#units have large vision ranges.$0fThey're invaluable in Fog of War.$0fThey also have extended movement#ranges and can take on infantry$0fand mech units with decent success.$0e#They're handy units to have around.$0f</text:p>
          </table:table-cell>
          <table:table-cell office:value-type="string">
            <text:p>Aquí no lo notarás, $0epero las#unidades de reconocimiento tienen$0fun rango de visión impresionante.#Son imprescindibles con Niebla de$0fGuerra. También tienen un rango de#movimiento superior y pueden$0fenfrentarse a unidades de infantería#y mecanizadas sin problemas.$0fEn resumen: $0eson unidades muy útiles.$0f</text:p>
          </table:table-cell>
          <table:table-cell office:value-type="string">
            <text:p>You won't notice here, $0ebut recon#units have large vision ranges.$0fThey're invaluable in Fog of War.$0fThey also have extended movement#ranges and can take on infantry$0fand mech units with decent success.$0e#They're handy units to have around.$0f</text:p>
          </table:table-cell>
        </table:table-row>
        <table:table-row table:style-name="ro1">
          <table:table-cell office:value-type="string">
            <text:p>Now you've deployed an A-air unit.$0fThey're strong not just against air#units, $0ebut against infantry, too.$0f</text:p>
          </table:table-cell>
          <table:table-cell office:value-type="string">
            <text:p>Eso es una unidad anti-aérea.$0fNo son fuertes sólo contra unidades#aéreas, $0esino también contra infantería.$0f</text:p>
          </table:table-cell>
          <table:table-cell office:value-type="string">
            <text:p>Now you've deployed an A-air unit.$0fThey're strong not just against air#units, $0ebut against infantry, too.$0f</text:p>
          </table:table-cell>
        </table:table-row>
        <table:table-row table:style-name="ro1">
          <table:table-cell office:value-type="string">
            <text:p>What you've chosen to deploy now#is a rocket unit.$0fIt's an indirect-combat unit with a#firing range of 3-5 spaces.$0fThat's pretty impressive.$0f</text:p>
          </table:table-cell>
          <table:table-cell office:value-type="string">
            <text:p>Lo que acabas de elegir es una unidad#de cohetes.$0fEs una unidad de combate indirecto con#un rango de ataque de 3-5 espacios.$0fEs realmente impresionante.$0f</text:p>
          </table:table-cell>
          <table:table-cell office:value-type="string">
            <text:p>What you've chosen to deploy now#is a rocket unit.$0fIt's an indirect-combat unit with a#firing range of 3-5 spaces.$0fThat's pretty impressive.$0f</text:p>
          </table:table-cell>
        </table:table-row>
        <table:table-row table:style-name="ro1">
          <table:table-cell office:value-type="string">
            <text:p>So it's like an artillery unit,$0e#only stronger.$0f</text:p>
          </table:table-cell>
          <table:table-cell office:value-type="string">
            <text:p>O sea, que es como una unidad de#artillería,$0e pero más fuerte.$0f</text:p>
          </table:table-cell>
          <table:table-cell office:value-type="string">
            <text:p>So it's like an artillery unit,$0e#only stronger.$0f</text:p>
          </table:table-cell>
        </table:table-row>
        <table:table-row table:style-name="ro1">
          <table:table-cell office:value-type="string">
            <text:p>That's a good way of thinking of it.$0fRockets run out of ammo quickly, $0eso#it's a good idea to deploy them on$0fsecure properties or near APCs.$0f</text:p>
          </table:table-cell>
          <table:table-cell office:value-type="string">
            <text:p>Es una forma de expresarlo.$0fLos cohetes se quedan rápidamente#sin munición, $0easí que es mejor$0fsituarlos cerca de propiedades#seguras o de un TOA.$0f</text:p>
          </table:table-cell>
          <table:table-cell office:value-type="string">
            <text:p>That's a good way of thinking of it.$0fRockets run out of ammo quickly, $0eso#it's a good idea to deploy them on$0fsecure properties or near APCs.$0f</text:p>
          </table:table-cell>
        </table:table-row>
        <table:table-row table:style-name="ro1">
          <table:table-cell office:value-type="string">
            <text:p>Ok, $0ethat's a missile unit.$0e$0e#It's another indirect-combat unit.$0fIt can only attack air units, $0e#but it has devastating power!$0f</text:p>
          </table:table-cell>
          <table:table-cell office:value-type="string">
            <text:p>Bien, $0eeso es una unidad de misiles.$0e$0e#También es de combate indirecto.$0fSólo puede atacar a unidades aéreas...$0e#¡Pero su poder es devastador!$0f</text:p>
          </table:table-cell>
          <table:table-cell office:value-type="string">
            <text:p>Ok, $0ethat's a missile unit.$0e$0e#It's another indirect-combat unit.$0fIt can only attack air units, $0e#but it has devastating power!$0f</text:p>
          </table:table-cell>
        </table:table-row>
        <table:table-row table:style-name="ro1">
          <table:table-cell office:value-type="string">
            <text:p>You've deployed a neotank!$0fYou know, we only just developed#the tech to deploy that unit!$0f</text:p>
          </table:table-cell>
          <table:table-cell office:value-type="string">
            <text:p>¡Has elegido un neotanque!$0fHasta hace muy poco no teníamos la#tecnología para desplegar esa unidad.$0f</text:p>
          </table:table-cell>
          <table:table-cell office:value-type="string">
            <text:p>You've deployed a neotank!$0fYou know, we only just developed#the tech to deploy that unit!$0f</text:p>
          </table:table-cell>
        </table:table-row>
        <table:table-row table:style-name="ro1">
          <table:table-cell office:value-type="string">
            <text:p>A neotank?$0e#It looks tough!$0f</text:p>
          </table:table-cell>
          <table:table-cell office:value-type="string">
            <text:p>¿Un neotanque?$0e#¡Parece fuerte!$0f</text:p>
          </table:table-cell>
          <table:table-cell office:value-type="string">
            <text:p>A neotank?$0e#It looks tough!$0f</text:p>
          </table:table-cell>
        </table:table-row>
        <table:table-row table:style-name="ro1">
          <table:table-cell office:value-type="string">
            <text:p>Oh, yes.$0fYou'll see for yourself, $0ebut they're#even more powerful than Md tanks!$0fI'm sure you'll come to depend on them.$0fThey're direct-combat units, so just#deploy them as you would any tank.$0f</text:p>
          </table:table-cell>
          <table:table-cell office:value-type="string">
            <text:p>Y lo es, créeme.$0fYa tendrás ocasión de comprobarlo...$0e#¡Son incluso más potentes que los$0ftanques medianos! Estoy segura de que#te divertirá manejarlos. Son unidades$0fde combate directo, así que úsalos#como cualquier otro tanque.$0f</text:p>
          </table:table-cell>
          <table:table-cell office:value-type="string">
            <text:p>Oh, yes.$0fYou'll see for yourself, $0ebut they're#even more powerful than Md tanks!$0fI'm sure you'll come to depend on them.$0fThey're direct-combat units, so just#deploy them as you would any tank.$0f</text:p>
          </table:table-cell>
        </table:table-row>
        <table:table-row table:style-name="ro1">
          <table:table-cell office:value-type="string">
            <text:p>All right!$0e I'm gonna use 'em#to break stuff!$0f</text:p>
          </table:table-cell>
          <table:table-cell office:value-type="string">
            <text:p>¡Muy bien!$0e ¡Voy a empezar a#romper cosas!$0f</text:p>
          </table:table-cell>
          <table:table-cell office:value-type="string">
            <text:p>All right!$0e I'm gonna use 'em#to break stuff!$0f</text:p>
          </table:table-cell>
        </table:table-row>
        <table:table-row table:style-name="ro1">
          <table:table-cell office:value-type="string">
            <text:p>So? $0eIs it ready?$0f</text:p>
          </table:table-cell>
          <table:table-cell office:value-type="string">
            <text:p>Bueno... $0e¿Está listo?$0f</text:p>
          </table:table-cell>
          <table:table-cell office:value-type="string">
            <text:p>So? $0eIs it ready?$0f</text:p>
          </table:table-cell>
        </table:table-row>
        <table:table-row table:style-name="ro1">
          <table:table-cell office:value-type="string">
            <text:p>Hmmm... $0eThe cannon?$0e#Nope, not yet.$0fIt's going to take the rest of the day#just getting ready to fire.$0f</text:p>
          </table:table-cell>
          <table:table-cell office:value-type="string">
            <text:p>Mmmm... $0e¿El cañón?$0e#No, todavía no.$0fNecesita el resto del día para#poder disparar.$0f</text:p>
          </table:table-cell>
          <table:table-cell office:value-type="string">
            <text:p>Hmmm... $0eThe cannon?$0e#Nope, not yet.$0fIt's going to take the rest of the day#just getting ready to fire.$0f</text:p>
          </table:table-cell>
        </table:table-row>
        <table:table-row table:style-name="ro1">
          <table:table-cell office:value-type="string">
            <text:p>Grrr...$0e Is that so? $0eGuess I'll#go take charge of the battle then.$0f</text:p>
          </table:table-cell>
          <table:table-cell office:value-type="string">
            <text:p>Grrr...$0e ¿En serio? $0eEntonces#tendré que hacerme cargo de esto.$0f</text:p>
          </table:table-cell>
          <table:table-cell office:value-type="string">
            <text:p>Grrr...$0e Is that so? $0eGuess I'll#go take charge of the battle then.$0f</text:p>
          </table:table-cell>
        </table:table-row>
        <table:table-row table:style-name="ro1">
          <table:table-cell office:value-type="string">
            <text:p>Ok! $0eToodles!$0e#Tomorrow's the day! $0eTee hee!$0f</text:p>
          </table:table-cell>
          <table:table-cell office:value-type="string">
            <text:p>¡Vale! $0e¡Caracoles!$0e#¡Mañana es el día! $0e¡Ji, ji!$0f</text:p>
          </table:table-cell>
          <table:table-cell office:value-type="string">
            <text:p>Ok! $0eToodles!$0e#Tomorrow's the day! $0eTee hee!$0f</text:p>
          </table:table-cell>
        </table:table-row>
        <table:table-row table:style-name="ro1">
          <table:table-cell office:value-type="string">
            <text:p>Andy!$0fI've got some intel on that#monstrosity!$0fIt's called a Black Cannon.$0fIt's supposed to have a huge range of#fire. $0eUse the B Button to check it out.$0fThat's just a prototype, though, $0eso it#can only fire once every 2 days.$0fIt's designed to fire on the strongest#unit within range.$0fI'll get back to you once I get#some intel on its weak points.$0f</text:p>
          </table:table-cell>
          <table:table-cell office:value-type="string">
            <text:p>¡Andy!$0f¡Tengo más información sobre#esa monstruosidad!$0fSe llama Cañón Negro.$0fSe supone que tiene un rango de#disparo impresionante. $0eUtiliza el$0fBotón B para comprobarlo.#La buena noticia es que es un$0fprototipo, así que sólo puede#disparar cada dos días.$0fEstá diseñado para atacar a la unidad#más fuerte dentro de su rango.$0fVolveré a contactar contigo en cuanto#encontremos algún punto débil.$0f</text:p>
          </table:table-cell>
          <table:table-cell office:value-type="string">
            <text:p>Andy!$0fI've got some intel on that#monstrosity!$0fIt's called a Black Cannon.$0fIt's supposed to have a huge range of#fire. $0eUse the B Button to check it out.$0fThat's just a prototype, though, $0eso it#can only fire once every 2 days.$0fIt's designed to fire on the strongest#unit within range.$0fI'll get back to you once I get#some intel on its weak points.$0f</text:p>
          </table:table-cell>
        </table:table-row>
        <table:table-row table:style-name="ro1">
          <table:table-cell office:value-type="string">
            <text:p>Understood!$0f</text:p>
          </table:table-cell>
          <table:table-cell office:value-type="string">
            <text:p>¡Entendido!$0f</text:p>
          </table:table-cell>
          <table:table-cell office:value-type="string">
            <text:p>Understood!$0f</text:p>
          </table:table-cell>
        </table:table-row>
        <table:table-row table:style-name="ro1">
          <table:table-cell office:value-type="string">
            <text:p>Yippee!$0e#It's ready to fire!$0fBlack Cannon...$0eattack!$0e#Tee hee!$0f</text:p>
          </table:table-cell>
          <table:table-cell office:value-type="string">
            <text:p>¡Yújuuuuuu!$0e#¡Está listo para disparar!$0fCañón Negro...$0e ¡Ataca!$0e#¡Ji, ji!$0f</text:p>
          </table:table-cell>
          <table:table-cell office:value-type="string">
            <text:p>Yippee!$0e#It's ready to fire!$0fBlack Cannon...$0eattack!$0e#Tee hee!$0f</text:p>
          </table:table-cell>
        </table:table-row>
        <table:table-row table:style-name="ro1">
          <table:table-cell office:value-type="string">
            <text:p>Andy!$0e#You're CO Power Meter's full!$0f</text:p>
          </table:table-cell>
          <table:table-cell office:value-type="string">
            <text:p>¡Andy!$0e ¡Tu Medidor#de Poder de OJ está lleno!$0f</text:p>
          </table:table-cell>
          <table:table-cell office:value-type="string">
            <text:p>Andy!$0e#You're OC Power Meter's full!$0f</text:p>
          </table:table-cell>
        </table:table-row>
        <table:table-row table:style-name="ro1">
          <table:table-cell office:value-type="string">
            <text:p>Huh? $0eIt doesn't look full to me!$0f</text:p>
          </table:table-cell>
          <table:table-cell office:value-type="string">
            <text:p>¿Qué? $0eA mí no me lo parece...$0f</text:p>
          </table:table-cell>
          <table:table-cell office:value-type="string">
            <text:p>Huh? $0eIt doesn't look full to me!$0f</text:p>
          </table:table-cell>
        </table:table-row>
        <table:table-row table:style-name="ro1">
          <table:table-cell office:value-type="string">
            <text:p>Your Power Meter has two levels: a#normal CO Power level$0e and a Super$0fCO Power level.$0e You have enough#energy now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  <table:table-cell office:value-type="string">
            <text:p>Tu Medidor de Poder tiene dos niveles:#el nivel normal de Poder de OJ y el nivel$0fde Súper Poder de OJ. $0eTienes energía#suficiente para usar el Poder de OJ$0fnormal. Puedes usarlo ahora $0eo esperar#hasta poder usar el Súper Poder.$0fLa forma de usar tus Poderes de OJ#depende de ti. Utilizar el Poder en$0fel momento adecuado puede alterar el#curso de una batalla.$0fPara usar el Poder de OJ, elige Poder#en el menú del Mapa.$0f</text:p>
          </table:table-cell>
          <table:table-cell office:value-type="string">
            <text:p>Your Power Meter has two levels: a#normal OC Power level$0e and a Super$0fOC Power level.$0e You have enough#energy now for a normal OC Power.$0fYou can use it now $0eor wait and#save up for a Super OC Power.$0fHow you use your OC Powers is#completely up to you.$0fThe well-timed use of a OC Power#can alter the course of a battle.$0fTo use a OC Power, select Power#from the Map menu.$0f</text:p>
          </table:table-cell>
        </table:table-row>
        <table:table-row table:style-name="ro1">
          <table:table-cell office:value-type="string">
            <text:p>Ok! $0eTime to show what I can do!$0f</text:p>
          </table:table-cell>
          <table:table-cell office:value-type="string">
            <text:p>¡Muy bien! $0e ¡Es hora#de demostrar de lo que soy capaz!$0f</text:p>
          </table:table-cell>
          <table:table-cell office:value-type="string">
            <text:p>Ok! $0eTime to show what I can do!$0f</text:p>
          </table:table-cell>
        </table:table-row>
        <table:table-row table:style-name="ro1">
          <table:table-cell office:value-type="string">
            <text:p>Grrr!!$0e#Was that a CO Power?!$0fCan't believe that runt has a#CO Power!$0fListen up! $0eWe're not lettin' that squid#thump us! $0eNo way, $0eno how!$0f</text:p>
          </table:table-cell>
          <table:table-cell office:value-type="string">
            <text:p>¡¡Grrr!!$0e#¡¿Qué ha sido eso?! ¿Poder de OJ?$0f¡No puedo creer que ese monigote#tenga un Poder de OJ!$0f¡Escuchad! $0e¡No vamos a dejar que ese#moco nos gane!$0e ¡De ninguna forma!$0f</text:p>
          </table:table-cell>
          <table:table-cell office:value-type="string">
            <text:p>Grrr!!$0e#Was that a OC Power?!$0fCan't believe that runt has a#OC Power!$0fListen up! $0eWe're not lettin' that squid#thump us! $0eNo way, $0eno how!$0f</text:p>
          </table:table-cell>
        </table:table-row>
        <table:table-row table:style-name="ro1">
          <table:table-cell office:value-type="string">
            <text:p>Graaaaaa! $0eHere I come!!!$0e#Eat this!!!$0f</text:p>
          </table:table-cell>
          <table:table-cell office:value-type="string">
            <text:p>¡Groooaaa! $0e¡¡¡Allá voy!!!$0e#¡¡¡Chúpate ésta!!!$0f</text:p>
          </table:table-cell>
          <table:table-cell office:value-type="string">
            <text:p>Graaaaaa! $0eHere I come!!!$0e#Eat this!!!$0f</text:p>
          </table:table-cell>
        </table:table-row>
        <table:table-row table:style-name="ro1">
          <table:table-cell office:value-type="string">
            <text:p>Andy, $0eI've discovered the#enemy's weak point.$0f</text:p>
          </table:table-cell>
          <table:table-cell office:value-type="string">
            <text:p>Andy, $0ehe descubierto el punto#débil del enemigo.$0f</text:p>
          </table:table-cell>
          <table:table-cell office:value-type="string">
            <text:p>Andy, $0eI've discovered the#enemy's weak point.$0f</text:p>
          </table:table-cell>
        </table:table-row>
        <table:table-row table:style-name="ro1">
          <table:table-cell office:value-type="string">
            <text:p>All right!$0e Way to go, Nell!$0f</text:p>
          </table:table-cell>
          <table:table-cell office:value-type="string">
            <text:p>¡Genial!$0e ¡Bien hecho, Nell!$0f</text:p>
          </table:table-cell>
          <table:table-cell office:value-type="string">
            <text:p>All right!$0e Way to go, Nell!$0f</text:p>
          </table:table-cell>
        </table:table-row>
        <table:table-row table:style-name="ro1">
          <table:table-cell office:value-type="string">
            <text:p>When you attack the Black Cannon,$0e#aim here, $0efor the door.$0f</text:p>
          </table:table-cell>
          <table:table-cell office:value-type="string">
            <text:p>Cuando ataques al Cañón Negro,$0e#apunta aquí, $0ea la puerta.$0f</text:p>
          </table:table-cell>
          <table:table-cell office:value-type="string">
            <text:p>When you attack the Black Cannon,$0e#aim here, $0efor the door.$0f</text:p>
          </table:table-cell>
        </table:table-row>
        <table:table-row table:style-name="ro1">
          <table:table-cell office:value-type="string">
            <text:p>Check the cursor window to see the#unit's HP.$0fIf you can take out the Black Cannon,$0e#victory's yours!$0fThat thing surprised me at first,$0e#but it's nothing to fear now.$0fGood luck,$0e Andy!$0f</text:p>
          </table:table-cell>
          <table:table-cell office:value-type="string">
            <text:p>Comprueba el Cursor de Inteligencia#Militar para ver los PV de la unidad.$0f¡Si puedes acabar con el Cañón Negro,$0e#la victoria es tuya!$0fEsa cosa me sorprendió al principio,#pero ahora no hay nada que temer.$0f¡Buena suerte,$0e Andy!$0f</text:p>
          </table:table-cell>
          <table:table-cell office:value-type="string">
            <text:p>Check the cursor window to see the#unit's HP.$0fIf you can take out the Black Cannon,$0e#victory's yours!$0fThat thing surprised me at first,$0e#but it's nothing to fear now.$0fGood luck,$0e Andy!$0f</text:p>
          </table:table-cell>
        </table:table-row>
        <table:table-row table:style-name="ro1">
          <table:table-cell office:value-type="string">
            <text:p>No problem! $0eI'll take care of it!$0f</text:p>
          </table:table-cell>
          <table:table-cell office:value-type="string">
            <text:p>¡No te preocupes! $0e¡Yo me ocupo de él!$0f</text:p>
          </table:table-cell>
          <table:table-cell office:value-type="string">
            <text:p>No problem! $0eI'll take care of it!$0f</text:p>
          </table:table-cell>
        </table:table-row>
        <table:table-row table:style-name="ro1">
          <table:table-cell office:value-type="string">
            <text:p>Wahoo!$0e#I won! I won!$0f</text:p>
          </table:table-cell>
          <table:table-cell office:value-type="string">
            <text:p>¡Yúju!$0e#¡He ganado! ¡He ganado!$0f</text:p>
          </table:table-cell>
          <table:table-cell office:value-type="string">
            <text:p>Wahoo!$0e#I won! I won!$0f</text:p>
          </table:table-cell>
        </table:table-row>
        <table:table-row table:style-name="ro1">
          <table:table-cell office:value-type="string">
            <text:p>Grrr!$0e$0e#Now you've done it, runt!$0f</text:p>
          </table:table-cell>
          <table:table-cell office:value-type="string">
            <text:p>¡Grrr!$0e$0e#¡Ahora sí que la has liado, moco!$0f</text:p>
          </table:table-cell>
          <table:table-cell office:value-type="string">
            <text:p>Grrr!$0e$0e#Now you've done it, runt!$0f</text:p>
          </table:table-cell>
        </table:table-row>
        <table:table-row table:style-name="ro1">
          <table:table-cell office:value-type="string">
            <text:p>I'm no runt!$0e#My name's Andy!$0f</text:p>
          </table:table-cell>
          <table:table-cell office:value-type="string">
            <text:p>¡No soy ningún moco!$0e#¡Me llamo Andy!$0f</text:p>
          </table:table-cell>
          <table:table-cell office:value-type="string">
            <text:p>I'm no runt!$0e#My name's Andy!$0f</text:p>
          </table:table-cell>
        </table:table-row>
        <table:table-row table:style-name="ro1">
          <table:table-cell office:value-type="string">
            <text:p>Name!?$0e I didn't ask for your name!$0fArgh! $0eI can't lose any more units!$0e#I can't!$0fSound the retreat! $0e$0eHead back to#base and regroup!$0f</text:p>
          </table:table-cell>
          <table:table-cell office:value-type="string">
            <text:p>¡No te he preguntado tu nombre!$0f¡Argh! $0e¡No puedo perder más unidades!$0e#¡No puedo!$0f¡Retirada! $0e$0e¡Volved todos a la base#y reagrupaos!$0f</text:p>
          </table:table-cell>
          <table:table-cell office:value-type="string">
            <text:p>Name!?$0e I didn't ask for your name!$0fArgh! $0eI can't lose any more units!$0e#I can't!$0fSound the retreat! $0e$0eHead back to#base and regroup!$0f</text:p>
          </table:table-cell>
        </table:table-row>
        <table:table-row table:style-name="ro1">
          <table:table-cell office:value-type="string">
            <text:p>As long as I'm here,$0e you'll#never take Orange Star!$0f</text:p>
          </table:table-cell>
          <table:table-cell office:value-type="string">
            <text:p>¡Mientras yo esté aquí,$0e nunca#conquistarás Orange Star!$0f</text:p>
          </table:table-cell>
          <table:table-cell office:value-type="string">
            <text:p>As long as I'm here,$0e you'll#never take Orange Star!$0f</text:p>
          </table:table-cell>
        </table:table-row>
        <table:table-row table:style-name="ro1">
          <table:table-cell office:value-type="string">
            <text:p>Yo, Andy...$0e#You Ok?$0f</text:p>
          </table:table-cell>
          <table:table-cell office:value-type="string">
            <text:p>Eh, Andy...$0e#¿Estás bien?$0f</text:p>
          </table:table-cell>
          <table:table-cell office:value-type="string">
            <text:p>Yo, Andy...$0e#You Ok?$0f</text:p>
          </table:table-cell>
        </table:table-row>
        <table:table-row table:style-name="ro1">
          <table:table-cell office:value-type="string">
            <text:p>Max! $0eHow was I?$0e#Did you watch the whole thing?$0f</text:p>
          </table:table-cell>
          <table:table-cell office:value-type="string">
            <text:p>¡Max! $0e¿Cómo he estado?$0e#¿Lo has visto?$0f</text:p>
          </table:table-cell>
          <table:table-cell office:value-type="string">
            <text:p>Max! $0eHow was I?$0e#Did you watch the whole thing?$0f</text:p>
          </table:table-cell>
        </table:table-row>
        <table:table-row table:style-name="ro1">
          <table:table-cell office:value-type="string">
            <text:p>Yeah...$0eI watched.$0e$0e#That was a little close.$0f</text:p>
          </table:table-cell>
          <table:table-cell office:value-type="string">
            <text:p>Sí, sí...$0e Lo he visto.$0e$0e#Ha estado un poco justo.$0f</text:p>
          </table:table-cell>
          <table:table-cell office:value-type="string">
            <text:p>Yeah...$0eI watched.$0e$0e#That was a little close.$0f</text:p>
          </table:table-cell>
        </table:table-row>
        <table:table-row table:style-name="ro1">
          <table:table-cell office:value-type="string">
            <text:p>Hey! $0eThose tanks back there...$0e$0e#Are those your troops, Max?$0f</text:p>
          </table:table-cell>
          <table:table-cell office:value-type="string">
            <text:p>¡Eh! $0eEsos tanques de ahí atrás...$0e$0e#¿Son esas tus tropas, Max?$0f</text:p>
          </table:table-cell>
          <table:table-cell office:value-type="string">
            <text:p>Hey! $0eThose tanks back there...$0e$0e#Are those your troops, Max?$0f</text:p>
          </table:table-cell>
        </table:table-row>
        <table:table-row table:style-name="ro1">
          <table:table-cell office:value-type="string">
            <text:p>Hm? $0eOh, um...$0ethose are...$0f</text:p>
          </table:table-cell>
          <table:table-cell office:value-type="string">
            <text:p>¿Mm? $0eAh, eh...$0e eso son...$0f</text:p>
          </table:table-cell>
          <table:table-cell office:value-type="string">
            <text:p>Hm? $0eOh, um...$0ethose are...$0f</text:p>
          </table:table-cell>
        </table:table-row>
        <table:table-row table:style-name="ro1">
          <table:table-cell office:value-type="string">
            <text:p>Commander Max! $0eWe received your#orders and moved out at once!$0f</text:p>
          </table:table-cell>
          <table:table-cell office:value-type="string">
            <text:p>¡Comandante Max! $0e¡Recibimos sus#órdenes y avanzamos como dijo!$0f</text:p>
          </table:table-cell>
          <table:table-cell office:value-type="string">
            <text:p>Commander Max! $0eWe received your#orders and moved out at once!$0f</text:p>
          </table:table-cell>
        </table:table-row>
        <table:table-row table:style-name="ro1">
          <table:table-cell office:value-type="string">
            <text:p>Well, no one ordered you to broadcast#it to the entire world, soldier!$0f</text:p>
          </table:table-cell>
          <table:table-cell office:value-type="string">
            <text:p>¡Nadie te ordenó retransmitirlo a#todo el mundo, soldado!$0f</text:p>
          </table:table-cell>
          <table:table-cell office:value-type="string">
            <text:p>Well, no one ordered you to broadcast#it to the entire world, soldier!$0f</text:p>
          </table:table-cell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office:value-type="string">
            <text:p>Hmmm...$0f</text:p>
          </table:table-cell>
        </table:table-row>
        <table:table-row table:style-name="ro1">
          <table:table-cell office:value-type="string">
            <text:p>What?!?$0fIt's a training exercise!$0e$0e Gotta check#those engines every now and then!$0fGeez... $0eC'mon, boys. $0eLet's go home.$0f</text:p>
          </table:table-cell>
          <table:table-cell office:value-type="string">
            <text:p>¿¡Qué pasa!?$0f¡Es una maniobra!$0e$0e ¡Tengo que#probar los motores de vez en cuando!$0fAins... $0eVamos, chicos. $0eA casa.$0f</text:p>
          </table:table-cell>
          <table:table-cell office:value-type="string">
            <text:p>What?!?$0fIt's a training exercise!$0e$0e Gotta check#those engines every now and then!$0fGeez... $0eC'mon, boys. $0eLet's go home.$0f</text:p>
          </table:table-cell>
        </table:table-row>
        <table:table-row table:style-name="ro1">
          <table:table-cell office:value-type="string">
            <text:p>You know, Nell, $0eI'm really glad to have#Max on our side!$0f</text:p>
          </table:table-cell>
          <table:table-cell office:value-type="string">
            <text:p>Sabes, Nell, $0eme alegro de tener a#Max a nuestro lado.$0f</text:p>
          </table:table-cell>
          <table:table-cell office:value-type="string">
            <text:p>You know, Nell, $0eI'm really glad to have#Max on our side!$0f</text:p>
          </table:table-cell>
        </table:table-row>
        <table:table-row table:style-name="ro1">
          <table:table-cell office:value-type="string">
            <text:p>So am I, Andy. $0eSo am I.$0f</text:p>
          </table:table-cell>
          <table:table-cell office:value-type="string">
            <text:p>Yo también, Andy. $0eYo también.$0f</text:p>
          </table:table-cell>
          <table:table-cell office:value-type="string">
            <text:p>So am I, Andy. $0eSo am I.$0f</text:p>
          </table:table-cell>
        </table:table-row>
        <table:table-row table:style-name="ro1">
          <table:table-cell office:value-type="string">
            <text:p>It's too bad, Andy,$0e but#you were beaten this time.$0f</text:p>
          </table:table-cell>
          <table:table-cell office:value-type="string">
            <text:p>Vaya, Andy,$0e parece que#te han derrotado.$0f</text:p>
          </table:table-cell>
          <table:table-cell office:value-type="string">
            <text:p>It's too bad, Andy,$0e but#you were beaten this time.$0f</text:p>
          </table:table-cell>
        </table:table-row>
        <table:table-row table:style-name="ro1">
          <table:table-cell office:value-type="string">
            <text:p>Ahh... $0eI can try again! $0eRight now!$0f</text:p>
          </table:table-cell>
          <table:table-cell office:value-type="string">
            <text:p>Ahh... $0e ¡Puedo volver a intentarlo!#¡Ahora mismo!$0f</text:p>
          </table:table-cell>
          <table:table-cell office:value-type="string">
            <text:p>Ahh... $0eI can try again! $0eRight now!$0f</text:p>
          </table:table-cell>
        </table:table-row>
        <table:table-row table:style-name="ro1">
          <table:table-cell office:value-type="string">
            <text:p>Calm down. $0e$0eI've got some advice for#you, $0eand I want you to listen.$0fThe Black Cannon attack does make#things difficult, but...$0fFirst, $0euse a T copter to transport a#unit out to that base on the isle.$0fWe know that base is outside the#Black Cannon's range of fire, right?$0fSo, let's capture it! $0eNow deploy an#APC and load up some infantry.$0fNext, $0etransport those soldiers to#the base near the cannon.$0fIt's bold, $0ebut it just might work!$0fGood luck, Andy. $0e$0eGet out there and#show Max what you can do!$0f</text:p>
          </table:table-cell>
          <table:table-cell office:value-type="string">
            <text:p>Cálmate. $0e$0eTengo un par de consejos#para ti, $0ey quiero que me escuches.$0fEl Cañón Negro hace las cosas más#difíciles, pero...$0fPrimero, $0eusa el helicóptero de#transporte para llevar una unidad a$0fesa base de la isla. Sabemos que la#base está fuera del rango de ataque$0fdel cañón, así que puedes capturarla.#Luego despliega un TOA y$0e lleva$0fsoldados a la base que está al lado#del cañón. Es un poco arriesgado,$0f$0epero puede funcionar.$0f¡Buena suerte, Andy! $0e$0e¡Sal ahí fuera#y demuestra de lo que eres capaz!$0f</text:p>
          </table:table-cell>
          <table:table-cell office:value-type="string">
            <text:p>Calm down. $0e$0eI've got some advice for#you, $0eand I want you to listen.$0fThe Black Cannon attack does make#things difficult, but...$0fFirst, $0euse a T copter to transport a#unit out to that base on the isle.$0fWe know that base is outside the#Black Cannon's range of fire, right?$0fSo, let's capture it! $0eNow deploy an#APC and load up some infantry.$0fNext, $0etransport those soldiers to#the base near the cannon.$0fIt's bold, $0ebut it just might work!$0fGood luck, Andy. $0e$0eGet out there and#show Max what you can do!$0f</text:p>
          </table:table-cell>
        </table:table-row>
        <table:table-row table:style-name="ro1">
          <table:table-cell office:value-type="string">
            <text:p>I did it!#Did you see that!?</text:p>
          </table:table-cell>
          <table:table-cell office:value-type="string">
            <text:p>¡Lo he conseguido!#¿¡Habéis visto!?</text:p>
          </table:table-cell>
          <table:table-cell office:value-type="string">
            <text:p>I did it!#Did you see that!?</text:p>
          </table:table-cell>
        </table:table-row>
        <table:table-row table:style-name="ro1">
          <table:table-cell office:value-type="string">
            <text:p>Do you see that?$0e#It's a Black Hole lab.$0fIf this goes well, $0ewe might be able#to seize their new weapon designs.$0f</text:p>
          </table:table-cell>
          <table:table-cell office:value-type="string">
            <text:p>¿Veis eso?$0e#Es un laboratorio de Black Hole.$0fSi esto va bien, $0epuede que consigamos#sus diseños para nuevas armas.$0f</text:p>
          </table:table-cell>
          <table:table-cell office:value-type="string">
            <text:p>Do you see that?$0e#It's a Black Hole lab.$0fIf this goes well, $0ewe might be able#to seize their new weapon designs.$0f</text:p>
          </table:table-cell>
        </table:table-row>
        <table:table-row table:style-name="ro1">
          <table:table-cell office:value-type="string">
            <text:p>Nell! $0eWe're ready to advance!$0e$0e#But...$0eshouldn't this be Sami's mission?$0f</text:p>
          </table:table-cell>
          <table:table-cell office:value-type="string">
            <text:p>¡Nell! $0e¡Estamos listos para avanzar!$0e$0e#Pero...$0e ¿No debería ocuparse Sami?$0f</text:p>
          </table:table-cell>
          <table:table-cell office:value-type="string">
            <text:p>Nell! $0eWe're ready to advance!$0e$0e#But...$0eshouldn't this be Sami's mission?$0f</text:p>
          </table:table-cell>
        </table:table-row>
        <table:table-row table:style-name="ro1">
          <table:table-cell office:value-type="string">
            <text:p>No can do, Andy!$0e$0e#I'm still gathering my troops.$0fMy last battle left me with a shortage#of combat-ready soldiers.$0fBut, to be honest, $0eI'd love to try#and infiltrate their base by myself.$0f</text:p>
          </table:table-cell>
          <table:table-cell office:value-type="string">
            <text:p>¡No puede ser, Andy!$0e$0e#Todavía estoy reuniendo mis tropas.$0fMi última batalla me dejó con muy#pocos soldados listos para el combate.$0fPero, para serte sincera, $0eme#encantaría infiltrarme en su base.$0f</text:p>
          </table:table-cell>
          <table:table-cell office:value-type="string">
            <text:p>No can do, Andy!$0e$0e#I'm still gathering my troops.$0fMy last battle left me with a shortage#of combat-ready soldiers.$0fBut, to be honest, $0eI'd love to try#and infiltrate their base by myself.$0f</text:p>
          </table:table-cell>
        </table:table-row>
        <table:table-row table:style-name="ro1">
          <table:table-cell office:value-type="string">
            <text:p>Do you honestly think that I would#approve such recklessness?$0f</text:p>
          </table:table-cell>
          <table:table-cell office:value-type="string">
            <text:p>¿De verdad crees que aprobaría una#imprudencia semejante?$0f</text:p>
          </table:table-cell>
          <table:table-cell office:value-type="string">
            <text:p>Do you honestly think that I would#approve such recklessness?$0f</text:p>
          </table:table-cell>
        </table:table-row>
        <table:table-row table:style-name="ro1">
          <table:table-cell office:value-type="string">
            <text:p>It's Ok, Sami! $0e$0eHelping each#other is what we're all about!$0fMy troops are fresh and itching#to go!$0f</text:p>
          </table:table-cell>
          <table:table-cell office:value-type="string">
            <text:p>¡No te preocupes, Sami! $0e$0e#¡Hoy por ti, mañana por mí!$0f¡Mis tropas están descansadas#y deseando entrar en acción!$0f</text:p>
          </table:table-cell>
          <table:table-cell office:value-type="string">
            <text:p>It's Ok, Sami! $0e$0eHelping each#other is what we're all about!$0fMy troops are fresh and itching#to go!$0f</text:p>
          </table:table-cell>
        </table:table-row>
        <table:table-row table:style-name="ro1">
          <table:table-cell office:value-type="string">
            <text:p>Let's move out, Andy.$0fWe're in Fog of War,$0e#so let's exercise caution.$0f</text:p>
          </table:table-cell>
          <table:table-cell office:value-type="string">
            <text:p>Tenemos que avanzar, Andy.$0fEstamos en Niebla de Guerra,$0e#así que extrema las precauciones.$0f</text:p>
          </table:table-cell>
          <table:table-cell office:value-type="string">
            <text:p>Let's move out, Andy.$0fWe're in Fog of War,$0e#so let's exercise caution.$0f</text:p>
          </table:table-cell>
        </table:table-row>
        <table:table-row table:style-name="ro1">
          <table:table-cell office:value-type="string">
            <text:p>Fog of War...$0e That's where you#can't see very far, right?$0fIt's tough fighting in this gunk!$0f</text:p>
          </table:table-cell>
          <table:table-cell office:value-type="string">
            <text:p>Niebla de Guerra...$0e Eso es cuando#no puedes ver muy lejos, ¿verdad?$0f¡Es difícil luchar así!$0f</text:p>
          </table:table-cell>
          <table:table-cell office:value-type="string">
            <text:p>Fog of War...$0e That's where you#can't see very far, right?$0fIt's tough fighting in this gunk!$0f</text:p>
          </table:table-cell>
        </table:table-row>
        <table:table-row table:style-name="ro1">
          <table:table-cell office:value-type="string">
            <text:p>Everything will be fine.$0e$0e It just takes#a little getting used to is all.$0fLet's get started.$0f</text:p>
          </table:table-cell>
          <table:table-cell office:value-type="string">
            <text:p>Todo irá bien.$0e$0e Sólo necesitas#acostumbrarte a ella.$0fEmpecemos.$0f</text:p>
          </table:table-cell>
          <table:table-cell office:value-type="string">
            <text:p>Everything will be fine.$0e$0e It just takes#a little getting used to is all.$0fLet's get started.$0f</text:p>
          </table:table-cell>
        </table:table-row>
        <table:table-row table:style-name="ro1">
          <table:table-cell office:value-type="string">
            <text:p>Lord Flak!$0e$0e#The Orange Star Army!$0f</text:p>
          </table:table-cell>
          <table:table-cell office:value-type="string">
            <text:p>¡Señor!$0e$0e#¡El ejército de Orange Star!$0f</text:p>
          </table:table-cell>
          <table:table-cell office:value-type="string">
            <text:p>Lord Flak!$0e$0e#The Orange Star Army!$0f</text:p>
          </table:table-cell>
        </table:table-row>
        <table:table-row table:style-name="ro1">
          <table:table-cell office:value-type="string">
            <text:p>What?$0e$0e#How did they find us here?!?$0f</text:p>
          </table:table-cell>
          <table:table-cell office:value-type="string">
            <text:p>¿Qué?$0e$0e#¿¡Cómo nos han encontrado!?$0f</text:p>
          </table:table-cell>
          <table:table-cell office:value-type="string">
            <text:p>What?$0e$0e#How did they find us here?!?$0f</text:p>
          </table:table-cell>
        </table:table-row>
        <table:table-row table:style-name="ro1">
          <table:table-cell office:value-type="string">
            <text:p>I...$0eI don't know, sir.$0e$0e#Maybe a map fell into their hands?$0f</text:p>
          </table:table-cell>
          <table:table-cell office:value-type="string">
            <text:p>No...$0e No lo sé, señor.$0e$0e#A lo mejor han encontrado un mapa.$0f</text:p>
          </table:table-cell>
          <table:table-cell office:value-type="string">
            <text:p>I...$0eI don't know, sir.$0e$0e#Maybe a map fell into their hands?$0f</text:p>
          </table:table-cell>
        </table:table-row>
        <table:table-row table:style-name="ro1">
          <table:table-cell office:value-type="string">
            <text:p>Grrrr!$0fHow long will it take to erase all#of the weapon data?$0f</text:p>
          </table:table-cell>
          <table:table-cell office:value-type="string">
            <text:p>¡Grrrr!$0f¿Cuánto tardaríamos en borrar todos#los datos del nuevo armamento?$0f</text:p>
          </table:table-cell>
          <table:table-cell office:value-type="string">
            <text:p>Grrrr!$0fHow long will it take to erase all#of the weapon data?$0f</text:p>
          </table:table-cell>
        </table:table-row>
        <table:table-row table:style-name="ro1">
          <table:table-cell office:value-type="string">
            <text:p>10... $0eNo, we should be able to do#it if we have 7 days.$0f</text:p>
          </table:table-cell>
          <table:table-cell office:value-type="string">
            <text:p>10... $0eNo, deberíamos ser capaces#de hacerlo en 7 días.$0f</text:p>
          </table:table-cell>
          <table:table-cell office:value-type="string">
            <text:p>10... $0eNo, we should be able to do#it if we have 7 days.$0f</text:p>
          </table:table-cell>
        </table:table-row>
        <table:table-row table:style-name="ro1">
          <table:table-cell office:value-type="string">
            <text:p>Well, get started!$0e$0e#Don't let them get that intel!$0f</text:p>
          </table:table-cell>
          <table:table-cell office:value-type="string">
            <text:p>¡Pues empieza!$0e$0e#¡No pueden conseguir esa información!$0f</text:p>
          </table:table-cell>
          <table:table-cell office:value-type="string">
            <text:p>Well, get started!$0e$0e#Don't let them get that intel!$0f</text:p>
          </table:table-cell>
        </table:table-row>
        <table:table-row table:style-name="ro1">
          <table:table-cell office:value-type="string">
            <text:p>As I mentioned earlier, this terrain#is hidden by Fog of War.$0fIt prevents units from seeing beyond#their individual vision ranges.$0fFor example, $0ethe vision range of#infantry is 2 spaces, $0eso they can$0fsee 2 spaces from the space where#they're deployed.$0fYour own properties are lit up, $0ebut#enemy and neutral properties aren't.$0f</text:p>
          </table:table-cell>
          <table:table-cell office:value-type="string">
            <text:p>Como ya he mencionado, este terreno#está en Niebla de Guerra, lo que$0fimpide que las unidades vean más allá#de su rango de visión individual.$0fPor ejemplo, $0eel rango de visión de#la infantería es de 2 espacios, $0easí que$0fpueden ver 2 espacios desde el punto#en el que estén. También puedes ver$0ftus propiedades, pero no las bases#enemigas ni las neutrales.$0f</text:p>
          </table:table-cell>
          <table:table-cell office:value-type="string">
            <text:p>As I mentioned earlier, this terrain#is hidden by Fog of War.$0fIt prevents units from seeing beyond#their individual vision ranges.$0fFor example, $0ethe vision range of#infantry is 2 spaces, $0eso they can$0fsee 2 spaces from the space where#they're deployed.$0fYour own properties are lit up, $0ebut#enemy and neutral properties aren't.$0f</text:p>
          </table:table-cell>
        </table:table-row>
        <table:table-row table:style-name="ro1">
          <table:table-cell office:value-type="string">
            <text:p>That's a recon unit.$0e#Its vision range is terrific!$0f</text:p>
          </table:table-cell>
          <table:table-cell office:value-type="string">
            <text:p>Eso es una unidad de reconocimiento.$0e#¡Su rango de visión es enorme!$0f</text:p>
          </table:table-cell>
          <table:table-cell office:value-type="string">
            <text:p>That's a recon unit.$0e#Its vision range is terrific!$0f</text:p>
          </table:table-cell>
        </table:table-row>
        <table:table-row table:style-name="ro1">
          <table:table-cell office:value-type="string">
            <text:p>With a vision range of 5, $0erecon units#are indispensable in Fog of War.$0fThey also have extended movement#ranges and can take on infantry$0fand mech units with decent success.$0e#They're handy units to have around.$0f</text:p>
          </table:table-cell>
          <table:table-cell office:value-type="string">
            <text:p>Con un rango de visión de 5, $0elas#unidades de reconocimiento son$0findispensables en Niebla de Guerra.#También tienen mayor rango de$0fmovimiento, y pueden atacar a#unidades de infantería y mecanizadas.$0fLa verdad es que son muy útiles.$0f</text:p>
          </table:table-cell>
          <table:table-cell office:value-type="string">
            <text:p>With a vision range of 5, $0erecon units#are indispensable in Fog of War.$0fThey also have extended movement#ranges and can take on infantry$0fand mech units with decent success.$0e#They're handy units to have around.$0f</text:p>
          </table:table-cell>
        </table:table-row>
        <table:table-row table:style-name="ro1">
          <table:table-cell office:value-type="string">
            <text:p>I can't see into those woods!$0e#What's going on?$0f</text:p>
          </table:table-cell>
          <table:table-cell office:value-type="string">
            <text:p>¡No puedo ver en los bosques!$0e#¿Qué pasa aquí?$0f</text:p>
          </table:table-cell>
          <table:table-cell office:value-type="string">
            <text:p>I can't see into those woods!$0e#What's going on?$0f</text:p>
          </table:table-cell>
        </table:table-row>
        <table:table-row table:style-name="ro1">
          <table:table-cell office:value-type="string">
            <text:p>You can't see into woods even if#they're within your vision range.$0fThe only way to tell if an enemy unit#is hiding there is to move to the$0fspace next to the woods.$0e#The same goes for the enemy, too.$0fIf you conceal a unit in the woods,$0e#it won't be spotted unless the enemy$0fgets right next to it.$0f</text:p>
          </table:table-cell>
          <table:table-cell office:value-type="string">
            <text:p>No puedes ver en los bosques incluso#si están dentro de tu rango de visión.$0fLa única forma de saber si hay una#unidad enemiga escondida en algún$0fbosque es colocarte en algún#espacio adyacente.$0fLo mismo le pasa al enemigo.#Si escondes una unidad en un bosque,$0fnadie la verá a menos que el enemigo#se coloque justo al lado.$0f</text:p>
          </table:table-cell>
          <table:table-cell office:value-type="string">
            <text:p>You can't see into woods even if#they're within your vision range.$0fThe only way to tell if an enemy unit#is hiding there is to move to the$0fspace next to the woods.$0e#The same goes for the enemy, too.$0fIf you conceal a unit in the woods,$0e#it won't be spotted unless the enemy$0fgets right next to it.$0f</text:p>
          </table:table-cell>
        </table:table-row>
        <table:table-row table:style-name="ro1">
          <table:table-cell office:value-type="string">
            <text:p>So, battling in Fog of War's like#a big game of hide-and-seek!$0f</text:p>
          </table:table-cell>
          <table:table-cell office:value-type="string">
            <text:p>¡Así que combatir en Niebla de Guerra#es como jugar al escondite en grande!$0f</text:p>
          </table:table-cell>
          <table:table-cell office:value-type="string">
            <text:p>So, battling in Fog of War's like#a big game of hide-and-seek!$0f</text:p>
          </table:table-cell>
        </table:table-row>
        <table:table-row table:style-name="ro1">
          <table:table-cell office:value-type="string">
            <text:p>You know, Andy, $0eyou're right. $0eIt is.$0fYou'll also have to watch out for#ambushes in Fog of War.$0fThese occur when you try to move to#or through a space occupied by an$0fenemy unit.$0e If this happens, you'll#stop moving,$0e and you won't be able$0fto move until the next day.$0fThere are lots of ambushes in woods,$0e#so be extra careful.$0f</text:p>
          </table:table-cell>
          <table:table-cell office:value-type="string">
            <text:p>La verdad, Andy, $0ees que sí. $0eA su modo.$0fTienes que tener cuidado con las#emboscadas en Niebla de Guerra.$0fSe producen cuando intentas moverte#por un espacio ocupado por una unidad$0fenemiga.$0e Cuando esto ocurra, dejarás#de moverte$0e y no podrás usar la$0funidad hasta el turno siguiente.$0fSe tienden muchas emboscadas en los#bosques, así que ten cuidado.$0f</text:p>
          </table:table-cell>
          <table:table-cell office:value-type="string">
            <text:p>You know, Andy, $0eyou're right. $0eIt is.$0fYou'll also have to watch out for#ambushes in Fog of War.$0fThese occur when you try to move to#or through a space occupied by an$0fenemy unit.$0e If this happens, you'll#stop moving,$0e and you won't be able$0fto move until the next day.$0fThere are lots of ambushes in woods,$0e#so be extra careful.$0f</text:p>
          </table:table-cell>
        </table:table-row>
        <table:table-row table:style-name="ro1">
          <table:table-cell office:value-type="string">
            <text:p>Got it!$0f</text:p>
          </table:table-cell>
          <table:table-cell office:value-type="string">
            <text:p>¡Entendido!$0f</text:p>
          </table:table-cell>
          <table:table-cell office:value-type="string">
            <text:p>Got it!$0f</text:p>
          </table:table-cell>
        </table:table-row>
        <table:table-row table:style-name="ro1">
          <table:table-cell office:value-type="string">
            <text:p>You know how to win, right?$0fDestroy all the enemy units, $0eor#capture the enemy HQ.$0fThe foe looks like they're preparing#to flee, $0eso you'd better hurry!$0f</text:p>
          </table:table-cell>
          <table:table-cell office:value-type="string">
            <text:p>Sabes cómo ganar, ¿no?$0fDestruye todas las unidades enemigas, $0e#o captura el CG.$0fParece que el enemigo se prepara para#huir, $0easí que date prisa.$0f</text:p>
          </table:table-cell>
          <table:table-cell office:value-type="string">
            <text:p>You know how to win, right?$0fDestroy all the enemy units, $0eor#capture the enemy HQ.$0fThe foe looks like they're preparing#to flee, $0eso you'd better hurry!$0f</text:p>
          </table:table-cell>
        </table:table-row>
        <table:table-row table:style-name="ro1">
          <table:table-cell office:value-type="string">
            <text:p>Infantry and mech units can do more#than just capture, you know.$0fThey can increase their vision range#by climbing mountains!$0fSince we have some mountains so#close by, you should test it out.$0f</text:p>
          </table:table-cell>
          <table:table-cell office:value-type="string">
            <text:p>Las unidades de infantería y#mecanizadas pueden hacer algo más$0fque capturar propiedades, ¿sabes?#¡Pueden aumentar su rango de visión$0fsubiéndose a cimas de montañas!$0fDado que tenemos unas cuantas por#aquí, creo que deberías probarlo.$0f</text:p>
          </table:table-cell>
          <table:table-cell office:value-type="string">
            <text:p>Infantry and mech units can do more#than just capture, you know.$0fThey can increase their vision range#by climbing mountains!$0fSince we have some mountains so#close by, you should test it out.$0f</text:p>
          </table:table-cell>
        </table:table-row>
        <table:table-row table:style-name="ro1">
          <table:table-cell office:value-type="string">
            <text:p>Hurry up!$0e$0e#We gotta stop their advance here.$0f</text:p>
          </table:table-cell>
          <table:table-cell office:value-type="string">
            <text:p>¡Daos prisa!$0e$0e#Tenemos que detener su avance aquí.$0f</text:p>
          </table:table-cell>
          <table:table-cell office:value-type="string">
            <text:p>Hurry up!$0e$0e#We gotta stop their advance here.$0f</text:p>
          </table:table-cell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office:value-type="string">
            <text:p>Yes, sir.$0f</text:p>
          </table:table-cell>
        </table:table-row>
        <table:table-row table:style-name="ro1">
          <table:table-cell office:value-type="string">
            <text:p>Andy, $0eI have some soldiers out#reconnoitering the field.$0f</text:p>
          </table:table-cell>
          <table:table-cell office:value-type="string">
            <text:p>Andy, $0etengo algunos soldados#reconociendo el terreno.$0f</text:p>
          </table:table-cell>
          <table:table-cell office:value-type="string">
            <text:p>Andy, $0eI have some soldiers out#reconnoitering the field.$0f</text:p>
          </table:table-cell>
        </table:table-row>
        <table:table-row table:style-name="ro1">
          <table:table-cell office:value-type="string">
            <text:p>According to my reports, $0ethere's an#indirect-combat unit hiding in one of$0fthe 3 woods at the top of the map.$0f </text:p>
          </table:table-cell>
          <table:table-cell office:value-type="string">
            <text:p>Según mis informes, $0ehay una unidad#de combate indirecto escondida en uno$0fde los 3 bosques de la parte superior.$0f </text:p>
          </table:table-cell>
          <table:table-cell office:value-type="string">
            <text:p>According to my reports, $0ethere's an#indirect-combat unit hiding in one of$0fthe 3 woods at the top of the map.$0f </text:p>
          </table:table-cell>
        </table:table-row>
        <table:table-row table:style-name="ro1">
          <table:table-cell office:value-type="string">
            <text:p>Really?$0e#Ok, I got it!$0e I'll advance carefully.$0fThanks a bunch, Sami!$0f</text:p>
          </table:table-cell>
          <table:table-cell office:value-type="string">
            <text:p>¿En serio?$0e#¡De acuerdo!$0e Avanzaré con cuidado.$0f¡Muchas gracias, Sami!$0f</text:p>
          </table:table-cell>
          <table:table-cell office:value-type="string">
            <text:p>Really?$0e#Ok, I got it!$0e I'll advance carefully.$0fThanks a bunch, Sami!$0f</text:p>
          </table:table-cell>
        </table:table-row>
        <table:table-row table:style-name="ro1">
          <table:table-cell office:value-type="string">
            <text:p>How's the Fog of War?$0f</text:p>
          </table:table-cell>
          <table:table-cell office:value-type="string">
            <text:p>¿Qué tal la Niebla de Guerra?$0f</text:p>
          </table:table-cell>
          <table:table-cell office:value-type="string">
            <text:p>How's the Fog of War?$0f</text:p>
          </table:table-cell>
        </table:table-row>
        <table:table-row table:style-name="ro1">
          <table:table-cell office:value-type="string">
            <text:p>It really slows things down.$0fStrong units are useless if they#can't see anything.$0fIt's tough if you don't use#recon units well.$0f</text:p>
          </table:table-cell>
          <table:table-cell office:value-type="string">
            <text:p>La verdad es que va muy lento.$0fLas unidades fuertes no valen nada#si no pueden ver.$0fEs difícil si no usas la unidad de#reconocimiento adecuadamente.$0f</text:p>
          </table:table-cell>
          <table:table-cell office:value-type="string">
            <text:p>It really slows things down.$0fStrong units are useless if they#can't see anything.$0fIt's tough if you don't use#recon units well.$0f</text:p>
          </table:table-cell>
        </table:table-row>
        <table:table-row table:style-name="ro1">
          <table:table-cell office:value-type="string">
            <text:p>Understanding that's half the battle!$0e#The rest comes with experience.$0fOh yes, $0ethere's something I forgot to#tell you yesterday.$0fIn addition to woods, $0ethere's#one other terrain type that$0fconceals units until you're next to it.$0f</text:p>
          </table:table-cell>
          <table:table-cell office:value-type="string">
            <text:p>¡Comprender eso es media batalla!$0e#El resto es experiencia.$0fAh, sí, $0ehay algo que olvidé#decirte ayer.$0fAdemás de los bosques, $0ehay otro#tipo de terreno que esconde unidades$0fa no ser que estés justo al lado.$0f</text:p>
          </table:table-cell>
          <table:table-cell office:value-type="string">
            <text:p>Understanding that's half the battle!$0e#The rest comes with experience.$0fOh yes, $0ethere's something I forgot to#tell you yesterday.$0fIn addition to woods, $0ethere's#one other terrain type that$0fconceals units until you're next to it.$0f</text:p>
          </table:table-cell>
        </table:table-row>
        <table:table-row table:style-name="ro1">
          <table:table-cell office:value-type="string">
            <text:p>It's reefs. $0eLike this one here.$0fIf you're looking to take out all#enemy units, $0edon't forget to look here!$0f</text:p>
          </table:table-cell>
          <table:table-cell office:value-type="string">
            <text:p>Son los arrecifes. $0eComo éste.$0fSi quieres eliminar todas las unidades#enemigas, $0eno te olvides de él.$0f</text:p>
          </table:table-cell>
          <table:table-cell office:value-type="string">
            <text:p>It's reefs. $0eLike this one here.$0fIf you're looking to take out all#enemy units, $0edon't forget to look here!$0f</text:p>
          </table:table-cell>
        </table:table-row>
        <table:table-row table:style-name="ro1">
          <table:table-cell office:value-type="string">
            <text:p>I have some new intel, Andy.$0fSomewhere in the woods near the lab#is another indirect-combat unit.$0fIf you suddenly come under fire,$0e#check the woods first.$0f</text:p>
          </table:table-cell>
          <table:table-cell office:value-type="string">
            <text:p>Tengo nueva información, Andy.$0fHay otra unidad de combate indirecto#en uno de los bosques cercanos$0fal laboratorio.$0fSi te atacan de repente, busca#en esos bosques.$0f</text:p>
          </table:table-cell>
          <table:table-cell office:value-type="string">
            <text:p>I have some new intel, Andy.$0fSomewhere in the woods near the lab#is another indirect-combat unit.$0fIf you suddenly come under fire,$0e#check the woods first.$0f</text:p>
          </table:table-cell>
        </table:table-row>
        <table:table-row table:style-name="ro1">
          <table:table-cell office:value-type="string">
            <text:p>Understood!$0fCouldn't do this without you, Sami!$0e#I'll try and hold up my end!$0f</text:p>
          </table:table-cell>
          <table:table-cell office:value-type="string">
            <text:p>¡Entendido!$0f¡No podría hacer esto sin ti, Sami!$0e#¡Vamos a por todas!$0f</text:p>
          </table:table-cell>
          <table:table-cell office:value-type="string">
            <text:p>Understood!$0fCouldn't do this without you, Sami!$0e#I'll try and hold up my end!$0f</text:p>
          </table:table-cell>
        </table:table-row>
        <table:table-row table:style-name="ro1">
          <table:table-cell office:value-type="string">
            <text:p>Lord Flak!$0e#The preparations are complete!$0fWe only need to hold off Orange#Star for the rest of the day.$0fIf we can do that, $0ewe'll be able to#destroy the new weapon plans!$0f</text:p>
          </table:table-cell>
          <table:table-cell office:value-type="string">
            <text:p>¡Señor!$0e#¡Todo está preparado!$0fSólo tenemos que resistir frente#a Orange Star el resto del día.$0f¡Si lo logramos, $0epodremos#destruir todos los planos!$0f</text:p>
          </table:table-cell>
          <table:table-cell office:value-type="string">
            <text:p>Lord Flak!$0e#The preparations are complete!$0fWe only need to hold off Orange#Star for the rest of the day.$0fIf we can do that, $0ewe'll be able to#destroy the new weapon plans!$0f</text:p>
          </table:table-cell>
        </table:table-row>
        <table:table-row table:style-name="ro1">
          <table:table-cell office:value-type="string">
            <text:p>We gotta sacrifice this lab.$0fI don't like it,$0e but we#don't have a choice.$0f</text:p>
          </table:table-cell>
          <table:table-cell office:value-type="string">
            <text:p>Tenemos que sacrificar el laboratorio.$0fNo me gusta,$0e pero no queda#otra opción.$0f</text:p>
          </table:table-cell>
          <table:table-cell office:value-type="string">
            <text:p>We gotta sacrifice this lab.$0fI don't like it,$0e but we#don't have a choice.$0f</text:p>
          </table:table-cell>
        </table:table-row>
        <table:table-row table:style-name="ro1">
          <table:table-cell office:value-type="string">
            <text:p>Lord Flak... $0e$0eThe new weapons plans#have been stolen...$0f</text:p>
          </table:table-cell>
          <table:table-cell office:value-type="string">
            <text:p>Señor... $0e$0eHan robado los#planos del nuevo armamento...$0f</text:p>
          </table:table-cell>
          <table:table-cell office:value-type="string">
            <text:p>Lord Flak... $0e$0eThe new weapons plans#have been stolen...$0f</text:p>
          </table:table-cell>
        </table:table-row>
        <table:table-row table:style-name="ro1">
          <table:table-cell office:value-type="string">
            <text:p>.........$0e$0e#Assemble everyone in the factory.$0f</text:p>
          </table:table-cell>
          <table:table-cell office:value-type="string">
            <text:p>.........$0e$0e#Reúne a todo el mundo en la fábrica.$0f</text:p>
          </table:table-cell>
          <table:table-cell office:value-type="string">
            <text:p>.........$0e$0e#Assemble everyone in the factory.$0f</text:p>
          </table:table-cell>
        </table:table-row>
        <table:table-row table:style-name="ro1">
          <table:table-cell office:value-type="string">
            <text:p>In the factory...$0e#Yes, sir!$0f</text:p>
          </table:table-cell>
          <table:table-cell office:value-type="string">
            <text:p>En la fábrica...$0e#¡Sí, señor!$0f</text:p>
          </table:table-cell>
          <table:table-cell office:value-type="string">
            <text:p>In the factory...$0e#Yes, sir!$0f</text:p>
          </table:table-cell>
        </table:table-row>
        <table:table-row table:style-name="ro1">
          <table:table-cell office:value-type="string">
            <text:p>Blast!$0f</text:p>
          </table:table-cell>
          <table:table-cell office:value-type="string">
            <text:p>¡Maldición!$0f</text:p>
          </table:table-cell>
          <table:table-cell office:value-type="string">
            <text:p>Blast!$0f</text:p>
          </table:table-cell>
        </table:table-row>
        <table:table-row table:style-name="ro1">
          <table:table-cell office:value-type="string">
            <text:p>All right!$0e#We've shut down the enemy lab!$0f</text:p>
          </table:table-cell>
          <table:table-cell office:value-type="string">
            <text:p>¡Genial!$0e#¡Hemos cerrado el laboratorio enemigo!$0f</text:p>
          </table:table-cell>
          <table:table-cell office:value-type="string">
            <text:p>All right!$0e#We've shut down the enemy lab!$0f</text:p>
          </table:table-cell>
        </table:table-row>
        <table:table-row table:style-name="ro1">
          <table:table-cell office:value-type="string">
            <text:p>Excellent work, in spite of the#difficult conditions.$0fWith these plans, $0ewe should be able to#develop neotanks of our own.$0fI think we'll have more intel on#them by the time you deploy them.$0fAnyway, $0econgratulations!$0e#This was a great victory.$0f</text:p>
          </table:table-cell>
          <table:table-cell office:value-type="string">
            <text:p>Un trabajo excelente, a pesar de las#difíciles condiciones.$0fCon estos planos, $0epodemos empezar#a construir neotanques.$0fCreo que tendremos más información$0fsobre ellos en el momento de#desplegarlos. En cualquier caso...$0f¡Enhorabuena!#Ha sido una gran victoria.$0f</text:p>
          </table:table-cell>
          <table:table-cell office:value-type="string">
            <text:p>Excellent work, in spite of the#difficult conditions.$0fWith these plans, $0ewe should be able to#develop neotanks of our own.$0fI think we'll have more intel on#them by the time you deploy them.$0fAnyway, $0econgratulations!$0e#This was a great victory.$0f</text:p>
          </table:table-cell>
        </table:table-row>
        <table:table-row table:style-name="ro1">
          <table:table-cell office:value-type="string">
            <text:p>Sami's intel really helped a lot!$0f</text:p>
          </table:table-cell>
          <table:table-cell office:value-type="string">
            <text:p>¡La información de Sami ha ayudado#mucho!$0f</text:p>
          </table:table-cell>
          <table:table-cell office:value-type="string">
            <text:p>Sami's intel really helped a lot!$0f</text:p>
          </table:table-cell>
        </table:table-row>
        <table:table-row table:style-name="ro1">
          <table:table-cell office:value-type="string">
            <text:p>I just wish I could've done more.$0f</text:p>
          </table:table-cell>
          <table:table-cell office:value-type="string">
            <text:p>Ojalá hubiera podido hacer más.$0f</text:p>
          </table:table-cell>
          <table:table-cell office:value-type="string">
            <text:p>I just wish I could've done more.$0f</text:p>
          </table:table-cell>
        </table:table-row>
        <table:table-row table:style-name="ro1">
          <table:table-cell office:value-type="string">
            <text:p>The two of you really make a#great team.$0fLet's head for home and celebrate!$0f</text:p>
          </table:table-cell>
          <table:table-cell office:value-type="string">
            <text:p>La verdad es que hacéis buen equipo.#¡Volvamos a casa a celebrarlo!$0f</text:p>
          </table:table-cell>
          <table:table-cell office:value-type="string">
            <text:p>The two of you really make a#great team.$0fLet's head for home and celebrate!$0f</text:p>
          </table:table-cell>
        </table:table-row>
        <table:table-row table:style-name="ro1">
          <table:table-cell office:value-type="string">
            <text:p>Wahoo! $0eLet's have a BBQ!$0f</text:p>
          </table:table-cell>
          <table:table-cell office:value-type="string">
            <text:p>¡Guay! $0e#¿Por qué no hacemos una barbacoa?$0f</text:p>
          </table:table-cell>
          <table:table-cell office:value-type="string">
            <text:p>Wahoo! $0eLet's have a BBQ!$0f</text:p>
          </table:table-cell>
        </table:table-row>
        <table:table-row table:style-name="ro1">
          <table:table-cell office:value-type="string">
            <text:p>Oh, no...$0e$0e#I got beaten...$0f</text:p>
          </table:table-cell>
          <table:table-cell office:value-type="string">
            <text:p>Oh, no...$0e$0e#Me han derrotado...$0f</text:p>
          </table:table-cell>
          <table:table-cell office:value-type="string">
            <text:p>Oh, no...$0e$0e#I got beaten...$0f</text:p>
          </table:table-cell>
        </table:table-row>
        <table:table-row table:style-name="ro1">
          <table:table-cell office:value-type="string">
            <text:p>Even if we had just let the enemy#be, $0ethey would've retreated.$0fSo it's hard to call this a loss#for Orange Star. $0eStill...$0fWe were so close to getting those#weapon plans.$0fI think we should rethink our strategy#and try this battle again!$0fIn Fog of War, $0ethe order of#advancement is very important.$0fIf you don't increase your vision#range, $0eeven strong units are useless.$0fThat's why it's so important to#confirm the location of enemy units$0fby using recon units and by sending#infantry into the mountains.$0fThat's what it takes to win in#Fog of War!$0fIt's tough, $0ebut I'm certain#you can do it!$0f</text:p>
          </table:table-cell>
          <table:table-cell office:value-type="string">
            <text:p>Si no hubiésemos intervenido,#$0eel enemigo se habría$0fretirado. Así que no podemos#llamarlo una derrota.$0fSin embargo... $0e Hemos estado#tan cerca de conseguir esos planos...$0fCreo que deberíamos replantearnos#nuestra estrategia y volver a$0fintentarlo. En Niebla de Guerra$0e es#muy importante el orden en el$0fque avanzan las unidades. Si no#aumentas tu rango de visión, $0ehasta$0fla unidad más fuerte es totalmente#inútil. Por eso es tan importante$0fconfirmar la ubicación de las unidades#enemigas utilizando las unidades de$0freconocimiento y enviando infantería#a las montañas. Eso es lo que necesitas$0fpara ganar con Niebla de Guerra.$0fEs difícil, $0epero estoy segura#de que puedes hacerlo.$0f</text:p>
          </table:table-cell>
          <table:table-cell office:value-type="string">
            <text:p>Even if we had just let the enemy#be, $0ethey would've retreated.$0fSo it's hard to call this a loss#for Orange Star. $0eStill...$0fWe were so close to getting those#weapon plans.$0fI think we should rethink our strategy#and try this battle again!$0fIn Fog of War, $0ethe order of#advancement is very important.$0fIf you don't increase your vision#range, $0eeven strong units are useless.$0fThat's why it's so important to#confirm the location of enemy units$0fby using recon units and by sending#infantry into the mountains.$0fThat's what it takes to win in#Fog of War!$0fIt's tough, $0ebut I'm certain#you can do it!$0f</text:p>
          </table:table-cell>
        </table:table-row>
        <table:table-row table:style-name="ro1">
          <table:table-cell office:value-type="string">
            <text:p>I can't wait to try#out a neotank!</text:p>
          </table:table-cell>
          <table:table-cell office:value-type="string">
            <text:p>¡Estoy deseando#probar un neotanque!</text:p>
          </table:table-cell>
          <table:table-cell office:value-type="string">
            <text:p>I can't wait to try#out a neotank!</text:p>
          </table:table-cell>
        </table:table-row>
        <table:table-row table:style-name="ro1">
          <table:table-cell office:value-type="string">
            <text:p>They've come at last...$0e#I'll win it all with this factory.$0f</text:p>
          </table:table-cell>
          <table:table-cell office:value-type="string">
            <text:p>Por fin han venido...$0e#Lo ganaré todo con esta fábrica.$0f</text:p>
          </table:table-cell>
          <table:table-cell office:value-type="string">
            <text:p>They've come at last...$0e#I'll win it all with this factory.$0f</text:p>
          </table:table-cell>
        </table:table-row>
        <table:table-row table:style-name="ro1">
          <table:table-cell office:value-type="string">
            <text:p>You look like you're having a rough#time, Flak.$0f</text:p>
          </table:table-cell>
          <table:table-cell office:value-type="string">
            <text:p>Parece que estás pasando pequeñas#dificultades, Helmut.$0f</text:p>
          </table:table-cell>
          <table:table-cell office:value-type="string">
            <text:p>You look like you're having a rough#time, Flak.$0f</text:p>
          </table:table-cell>
        </table:table-row>
        <table:table-row table:style-name="ro1">
          <table:table-cell office:value-type="string">
            <text:p>Huh?$0e What rock did you crawl out#from under, Adder?$0f</text:p>
          </table:table-cell>
          <table:table-cell office:value-type="string">
            <text:p>¿Eh?$0e ¿De qué estercolero sales,#Adder?$0f</text:p>
          </table:table-cell>
          <table:table-cell office:value-type="string">
            <text:p>Huh?$0e What rock did you crawl out#from under, Adder?$0f</text:p>
          </table:table-cell>
        </table:table-row>
        <table:table-row table:style-name="ro1">
          <table:table-cell office:value-type="string">
            <text:p>Heh heh heh... $0e$0eI wanted to see the#military strength of this world myself.$0f</text:p>
          </table:table-cell>
          <table:table-cell office:value-type="string">
            <text:p>Je, je, je... $0e$0eQuería ver la potencia#militar de este ejército por mí mismo.$0f</text:p>
          </table:table-cell>
          <table:table-cell office:value-type="string">
            <text:p>Heh heh heh... $0e$0eI wanted to see the#military strength of this world myself.$0f</text:p>
          </table:table-cell>
        </table:table-row>
        <table:table-row table:style-name="ro1">
          <table:table-cell office:value-type="string">
            <text:p>Should you be here? $0fI thought you were supposed to be#invading Yellow Comet?$0f</text:p>
          </table:table-cell>
          <table:table-cell office:value-type="string">
            <text:p>¿Puedes estar aquí?$0f¿No deberías estar invadiendo#Yellow Comet?$0f</text:p>
          </table:table-cell>
          <table:table-cell office:value-type="string">
            <text:p>Should you be here? $0fI thought you were supposed to be#invading Yellow Comet?$0f</text:p>
          </table:table-cell>
        </table:table-row>
        <table:table-row table:style-name="ro1">
          <table:table-cell office:value-type="string">
            <text:p>Leave off, Flak. $0eYou'd do well not#to waste your energy on my affairs.$0fLook! $0eThe natives are knocking on#your doorstep...$0eand they look restless.$0f</text:p>
          </table:table-cell>
          <table:table-cell office:value-type="string">
            <text:p>Déjalo, Helmut. $0eHarías bien en no#malgastar tu energía con mis asuntos.$0f¡Mira! $0eEl ejército de Orange Star está#llamando a tu puerta...$0fY no parece que estén cansados.$0f</text:p>
          </table:table-cell>
          <table:table-cell office:value-type="string">
            <text:p>Leave off, Flak. $0eYou'd do well not#to waste your energy on my affairs.$0fLook! $0eThe natives are knocking on#your doorstep...$0eand they look restless.$0f</text:p>
          </table:table-cell>
        </table:table-row>
        <table:table-row table:style-name="ro1">
          <table:table-cell office:value-type="string">
            <text:p>Grrr...$0e#I won't lose.$0f</text:p>
          </table:table-cell>
          <table:table-cell office:value-type="string">
            <text:p>Grrr...$0e#No voy a perder.$0f</text:p>
          </table:table-cell>
          <table:table-cell office:value-type="string">
            <text:p>Grrr...$0e#I won't lose.$0f</text:p>
          </table:table-cell>
        </table:table-row>
        <table:table-row table:style-name="ro1">
          <table:table-cell office:value-type="string">
            <text:p>"Won't"? $0eHeh heh heh...$0fYou mustn't lose, Flak. $0eThat's#closer to the truth.$0f</text:p>
          </table:table-cell>
          <table:table-cell office:value-type="string">
            <text:p>¿$abVoy a$bb? $0eJe, je, je...$0fNo debes perder, Helmut. $0eEso#se acerca más a la verdad.$0f</text:p>
          </table:table-cell>
          <table:table-cell office:value-type="string">
            <text:p>"Won't"? $0eHeh heh heh...$0fYou mustn't lose, Flak. $0eThat's#closer to the truth.$0f</text:p>
          </table:table-cell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office:value-type="string">
            <text:p>.........$0f</text:p>
          </table:table-cell>
        </table:table-row>
        <table:table-row table:style-name="ro1">
          <table:table-cell office:value-type="string">
            <text:p>I'm looking forward to your#performance. $0eHeh heh heh...$0f</text:p>
          </table:table-cell>
          <table:table-cell office:value-type="string">
            <text:p>Estoy deseando verte en acción.$0e#Je, je, je...$0f</text:p>
          </table:table-cell>
          <table:table-cell office:value-type="string">
            <text:p>I'm looking forward to your#performance. $0eHeh heh heh...$0f</text:p>
          </table:table-cell>
        </table:table-row>
        <table:table-row table:style-name="ro1">
          <table:table-cell office:value-type="string">
            <text:p>Whoa!$0e$0e#What in the world is that?!?$0f</text:p>
          </table:table-cell>
          <table:table-cell office:value-type="string">
            <text:p>¡Mira!$0e$0e#¿¡Qué es ese armatoste!?$0f</text:p>
          </table:table-cell>
          <table:table-cell office:value-type="string">
            <text:p>Whoa!$0e$0e#What in the world is that?!?$0f</text:p>
          </table:table-cell>
        </table:table-row>
        <table:table-row table:style-name="ro1">
          <table:table-cell office:value-type="string">
            <text:p>It seems to be some sort of an#installation.$0fWhat are they planning now?$0f</text:p>
          </table:table-cell>
          <table:table-cell office:value-type="string">
            <text:p>Parece algún tipo de instalación.$0f¿Qué estarán planeando ahora?$0f</text:p>
          </table:table-cell>
          <table:table-cell office:value-type="string">
            <text:p>It seems to be some sort of an#installation.$0fWhat are they planning now?$0f</text:p>
          </table:table-cell>
        </table:table-row>
        <table:table-row table:style-name="ro1">
          <table:table-cell office:value-type="string">
            <text:p>I believe they call it a factory.$0fThis is the center of all the damage#inflicted upon our forces.$0f</text:p>
          </table:table-cell>
          <table:table-cell office:value-type="string">
            <text:p>Creo que es una fábrica.$0fÉste es el centro de todo el daño#infligido a nuestras fuerzas.$0f</text:p>
          </table:table-cell>
          <table:table-cell office:value-type="string">
            <text:p>I believe they call it a factory.$0fThis is the center of all the damage#inflicted upon our forces.$0f</text:p>
          </table:table-cell>
        </table:table-row>
        <table:table-row table:style-name="ro1">
          <table:table-cell office:value-type="string">
            <text:p>So there's no doubt that it's the#key to the entire Black Hole invasion!$0f</text:p>
          </table:table-cell>
          <table:table-cell office:value-type="string">
            <text:p>¡Así que esto es la pieza clave#de la invasión de Black Hole!$0f</text:p>
          </table:table-cell>
          <table:table-cell office:value-type="string">
            <text:p>So there's no doubt that it's the#key to the entire Black Hole invasion!$0f</text:p>
          </table:table-cell>
        </table:table-row>
        <table:table-row table:style-name="ro1">
          <table:table-cell office:value-type="string">
            <text:p>Yes, but...$0e#There's still so much we don't know.$0fI've got a spy on the inside,$0e#so I'll let you know if I hear anything.$0fIn the meanwhile, $0elet's launch some#sorties and see the enemy's response.$0f</text:p>
          </table:table-cell>
          <table:table-cell office:value-type="string">
            <text:p>Sí, pero...$0e#Todavía hay mucho que no sabemos.$0fTengo un espía infiltrado, así que$0e#os avisaré si me entero de algo.$0fMientras tanto, $0elancemos algún ataque#a ver cómo responde el enemigo.$0f</text:p>
          </table:table-cell>
          <table:table-cell office:value-type="string">
            <text:p>Yes, but...$0e#There's still so much we don't know.$0fI've got a spy on the inside,$0e#so I'll let you know if I hear anything.$0fIn the meanwhile, $0elet's launch some#sorties and see the enemy's response.$0f</text:p>
          </table:table-cell>
        </table:table-row>
        <table:table-row table:style-name="ro1">
          <table:table-cell office:value-type="string">
            <text:p>Yes, ma'am!$0f</text:p>
          </table:table-cell>
          <table:table-cell office:value-type="string">
            <text:p>¡Sí, mi comandante!$0f</text:p>
          </table:table-cell>
          <table:table-cell office:value-type="string">
            <text:p>Yes, ma'am!$0f</text:p>
          </table:table-cell>
        </table:table-row>
        <table:table-row table:style-name="ro1">
          <table:table-cell office:value-type="string">
            <text:p>That unit's ready, right?$0e#Open the factory gate!$0f</text:p>
          </table:table-cell>
          <table:table-cell office:value-type="string">
            <text:p>La unidad está lista, ¿verdad?$0e#¡Abrid la puerta de la fábrica!$0f</text:p>
          </table:table-cell>
          <table:table-cell office:value-type="string">
            <text:p>That unit's ready, right?$0e#Open the factory gate!$0f</text:p>
          </table:table-cell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office:value-type="string">
            <text:p>Yes, sir.$0f</text:p>
          </table:table-cell>
        </table:table-row>
        <table:table-row table:style-name="ro1">
          <table:table-cell office:value-type="string">
            <text:p>That's no base, $0eand yet an enemy unit#just came out of it. $0eWhat's going on?$0f</text:p>
          </table:table-cell>
          <table:table-cell office:value-type="string">
            <text:p>Eso no es una base, $0epero acaba de#salir una unidad enemiga.$0f¿Cómo es posible?$0f</text:p>
          </table:table-cell>
          <table:table-cell office:value-type="string">
            <text:p>That's no base, $0eand yet an enemy unit#just came out of it. $0eWhat's going on?$0f</text:p>
          </table:table-cell>
        </table:table-row>
        <table:table-row table:style-name="ro1">
          <table:table-cell office:value-type="string">
            <text:p>So that's it...$0e#I understand!$0f</text:p>
          </table:table-cell>
          <table:table-cell office:value-type="string">
            <text:p>Así que es eso...$0e#¡Ya lo entiendo!$0f</text:p>
          </table:table-cell>
          <table:table-cell office:value-type="string">
            <text:p>So that's it...$0e#I understand!$0f</text:p>
          </table:table-cell>
        </table:table-row>
        <table:table-row table:style-name="ro1">
          <table:table-cell office:value-type="string">
            <text:p>What is it, Nell?$0e#Is everything Ok?$0f</text:p>
          </table:table-cell>
          <table:table-cell office:value-type="string">
            <text:p>¿Qué pasa, Nell?$0e#¿Va todo bien?$0f</text:p>
          </table:table-cell>
          <table:table-cell office:value-type="string">
            <text:p>What is it, Nell?$0e#Is everything Ok?$0f</text:p>
          </table:table-cell>
        </table:table-row>
        <table:table-row table:style-name="ro1">
          <table:table-cell office:value-type="string">
            <text:p>No, it isn't, Max. $0eOur army's not the#only thing being attacked here.$0fThe enemy's been stealing weapons,#money, and other materials, too!$0fSomehow, they transport everything#here to this factory, then it all$0fgoes into that pipe and winds#up...$0esomewhere else.$0f</text:p>
          </table:table-cell>
          <table:table-cell office:value-type="string">
            <text:p>No, Max. $0eNuestro ejército no es#lo único que está siendo atacado.$0f¡El enemigo ha estado robando armas,#dinero y otros materiales!$0fDe alguna forma lo transportan todo#aquí, a la fábrica, y luego todo$0fva a esa tubería y acaba...$0e#En algún lugar.$0f</text:p>
          </table:table-cell>
          <table:table-cell office:value-type="string">
            <text:p>No, it isn't, Max. $0eOur army's not the#only thing being attacked here.$0fThe enemy's been stealing weapons,#money, and other materials, too!$0fSomehow, they transport everything#here to this factory, then it all$0fgoes into that pipe and winds#up...$0esomewhere else.$0f</text:p>
          </table:table-cell>
        </table:table-row>
        <table:table-row table:style-name="ro1">
          <table:table-cell office:value-type="string">
            <text:p>Black Hole goons... $0eThey're even more#dangerous than we originally thought.$0f</text:p>
          </table:table-cell>
          <table:table-cell office:value-type="string">
            <text:p>¡Serán cerdos! $0eSon más peligrosos#de lo que pensábamos.$0f</text:p>
          </table:table-cell>
          <table:table-cell office:value-type="string">
            <text:p>Black Hole goons... $0eThey're even more#dangerous than we originally thought.$0f</text:p>
          </table:table-cell>
        </table:table-row>
        <table:table-row table:style-name="ro1">
          <table:table-cell office:value-type="string">
            <text:p>Don't worry! $0e$0eAs long as we're in this#together, there's no way we can lose!$0f</text:p>
          </table:table-cell>
          <table:table-cell office:value-type="string">
            <text:p>¡No os preocupéis! $0e$0eMientras sigamos#unidos, no podemos perder.$0f</text:p>
          </table:table-cell>
          <table:table-cell office:value-type="string">
            <text:p>Don't worry! $0e$0eAs long as we're in this#together, there's no way we can lose!$0f</text:p>
          </table:table-cell>
        </table:table-row>
        <table:table-row table:style-name="ro1">
          <table:table-cell office:value-type="string">
            <text:p>You're right, Andy.$0fYou've all made it this far.$0e#I know you'll emerge victorious.$0f</text:p>
          </table:table-cell>
          <table:table-cell office:value-type="string">
            <text:p>Tienes razón, Andy.$0fHabéis llegado hasta aquí.$0e#Sé que saldréis victoriosos.$0f</text:p>
          </table:table-cell>
          <table:table-cell office:value-type="string">
            <text:p>You're right, Andy.$0fYou've all made it this far.$0e#I know you'll emerge victorious.$0f</text:p>
          </table:table-cell>
        </table:table-row>
        <table:table-row table:style-name="ro1">
          <table:table-cell office:value-type="string">
            <text:p>I've got new intel, troops.$0fI don't know what that factory's made#of, $0ebut I do know that we can't$0fdamage it with the weapons we$0e#have here.$0f</text:p>
          </table:table-cell>
          <table:table-cell office:value-type="string">
            <text:p>Tengo nueva información, tropa.$0fNo sé de qué está hecha la fábrica,$0e#pero sé que no podemos destruirla con$0flas armas que tenemos aquí.$0f</text:p>
          </table:table-cell>
          <table:table-cell office:value-type="string">
            <text:p>I've got new intel, troops.$0fI don't know what that factory's made#of, $0ebut I do know that we can't$0fdamage it with the weapons we$0e#have here.$0f</text:p>
          </table:table-cell>
        </table:table-row>
        <table:table-row table:style-name="ro1">
          <table:table-cell office:value-type="string">
            <text:p>Are you serious?$0e Well then, how#are we gonna put it out of business?$0f</text:p>
          </table:table-cell>
          <table:table-cell office:value-type="string">
            <text:p>¿Lo dices en serio?$0e Entonces, ¿cómo#vamos a acabar con ellos?$0f</text:p>
          </table:table-cell>
          <table:table-cell office:value-type="string">
            <text:p>Are you serious?$0e Well then, how#are we gonna put it out of business?$0f</text:p>
          </table:table-cell>
        </table:table-row>
        <table:table-row table:style-name="ro1">
          <table:table-cell office:value-type="string">
            <text:p>That's the problem at hand.$0fThat long pipe is also made of the#same impervious substance.$0fBut$0e take a look over there.$0f</text:p>
          </table:table-cell>
          <table:table-cell office:value-type="string">
            <text:p>De eso se trata.$0fLa tubería está hecha del mismo#material indestructible.$0fPero$0e observad esto.$0f</text:p>
          </table:table-cell>
          <table:table-cell office:value-type="string">
            <text:p>That's the problem at hand.$0fThat long pipe is also made of the#same impervious substance.$0fBut$0e take a look over there.$0f</text:p>
          </table:table-cell>
        </table:table-row>
        <table:table-row table:style-name="ro1">
          <table:table-cell office:value-type="string">
            <text:p>It looks like two separate pieces of#pipe are connected there...$0f</text:p>
          </table:table-cell>
          <table:table-cell office:value-type="string">
            <text:p>Parece que es donde se juntan dos#trozos distintos de tubería...$0f</text:p>
          </table:table-cell>
          <table:table-cell office:value-type="string">
            <text:p>It looks like two separate pieces of#pipe are connected there...$0f</text:p>
          </table:table-cell>
        </table:table-row>
        <table:table-row table:style-name="ro1">
          <table:table-cell office:value-type="string">
            <text:p>Right. $0eThe two pieces appear to be#bolted together.$0f</text:p>
          </table:table-cell>
          <table:table-cell office:value-type="string">
            <text:p>Exacto. $0eParece que estas dos piezas#han sido soldadas.$0f</text:p>
          </table:table-cell>
          <table:table-cell office:value-type="string">
            <text:p>Right. $0eThe two pieces appear to be#bolted together.$0f</text:p>
          </table:table-cell>
        </table:table-row>
        <table:table-row table:style-name="ro1">
          <table:table-cell office:value-type="string">
            <text:p>Maybe Md tanks or bombers could#blast that seam apart...$0f</text:p>
          </table:table-cell>
          <table:table-cell office:value-type="string">
            <text:p>A lo mejor tanques medianos o#bombarderos pueden separarlas...$0f</text:p>
          </table:table-cell>
          <table:table-cell office:value-type="string">
            <text:p>Maybe Md tanks or bombers could#blast that seam apart...$0f</text:p>
          </table:table-cell>
        </table:table-row>
        <table:table-row table:style-name="ro1">
          <table:table-cell office:value-type="string">
            <text:p>Yes, $0eand maybe by breaking the pipe,#we can halt their troop production.$0fFirst, we should gain control of that#airport in the center of the map.$0fThat should give us an advantage.$0fNext, we need to make good use of#your CO Powers...$0fJust so you know, your Power Meter#fills faster when you're attacked.$0fIt does build up for the attacker, too,$0e#so firing first is never a mistake!$0f</text:p>
          </table:table-cell>
          <table:table-cell office:value-type="string">
            <text:p>Sí, $0ey a lo mejor rompiendo la tubería#podemos detener la producción de$0ftropas. Primero deberíamos conseguir#el aeropuerto del centro del mapa.$0fEso debería darnos ventaja.$0fLuego tenemos que hacer buen#uso de los Poderes de OJ...$0fPara que lo sepáis, vuestro Medidor#de Poder se llena más rápido cuando$0fos atacan. También se llena para el#atacante, así que disparar primero$0fno es nunca un error.$0f</text:p>
          </table:table-cell>
          <table:table-cell office:value-type="string">
            <text:p>Yes, $0eand maybe by breaking the pipe,#we can halt their troop production.$0fFirst, we should gain control of that#airport in the center of the map.$0fThat should give us an advantage.$0fNext, we need to make good use of#your OC Powers...$0fJust so you know, your Power Meter#fills faster when you're attacked.$0fIt does build up for the attacker, too,$0e#so firing first is never a mistake!$0f</text:p>
          </table:table-cell>
        </table:table-row>
        <table:table-row table:style-name="ro1">
          <table:table-cell office:value-type="string">
            <text:p>Ok!$0e Now that that's clear, I'm using#my CO Power as often as I can!$0f</text:p>
          </table:table-cell>
          <table:table-cell office:value-type="string">
            <text:p>¡Genial!$0e ¡Ahora que eso está claro,#usaré mi Poder tanto como pueda!$0f</text:p>
          </table:table-cell>
          <table:table-cell office:value-type="string">
            <text:p>Ok!$0e Now that that's clear, I'm using#my OC Power as often as I can!$0f</text:p>
          </table:table-cell>
        </table:table-row>
        <table:table-row table:style-name="ro1">
          <table:table-cell office:value-type="string">
            <text:p>Lord Flak, $0e$0eit appears that the foe#has discovered the pipe's weak point.$0f</text:p>
          </table:table-cell>
          <table:table-cell office:value-type="string">
            <text:p>Señor, $0e$0eparece que el enemigo ha#descubierto el punto débil de la tubería.$0f</text:p>
          </table:table-cell>
          <table:table-cell office:value-type="string">
            <text:p>Lord Flak, $0e$0eit appears that the foe#has discovered the pipe's weak point.$0f</text:p>
          </table:table-cell>
        </table:table-row>
        <table:table-row table:style-name="ro1">
          <table:table-cell office:value-type="string">
            <text:p>Grrr...$0e$0e That section may be weak,$0e#but it's still not easy to destroy.$0fEven so, $0eif they manage to damage#the pipe and halt troop production,$0fwe're in deep trouble.$0fHit 'em now, $0ebefore they're ready!$0e#Smash 'em!$0f</text:p>
          </table:table-cell>
          <table:table-cell office:value-type="string">
            <text:p>Grrr...$0e$0e Puede que esa sección sea débil,$0e#pero sigue sin ser fácil de destruir.$0fAun así, $0esi consiguen dañar la#tubería y detener la producción de$0ftropas, tendremos problemas.$0f¡A por ellos, $0eantes de que estén listos!#¡Destrozadles!$0f</text:p>
          </table:table-cell>
          <table:table-cell office:value-type="string">
            <text:p>Grrr...$0e$0e That section may be weak,$0e#but it's still not easy to destroy.$0fEven so, $0eif they manage to damage#the pipe and halt troop production,$0fwe're in deep trouble.$0fHit 'em now, $0ebefore they're ready!$0e#Smash 'em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We did it!$0fThere'll be no more units#coming from that factory!$0f</text:p>
          </table:table-cell>
          <table:table-cell office:value-type="string">
            <text:p>¡Lo hemos conseguido!$0f¡Ya no saldrán más unidades#de la fábrica!$0f</text:p>
          </table:table-cell>
          <table:table-cell office:value-type="string">
            <text:p>We did it!$0fThere'll be no more units#coming from that factory!$0f</text:p>
          </table:table-cell>
        </table:table-row>
        <table:table-row table:style-name="ro1">
          <table:table-cell office:value-type="string">
            <text:p>Aarrrgh!$0e$0e#Nooooooo!$0f</text:p>
          </table:table-cell>
          <table:table-cell office:value-type="string">
            <text:p>¡Aarrrgh!$0e$0e#¡Nooooooo!$0f</text:p>
          </table:table-cell>
          <table:table-cell office:value-type="string">
            <text:p>Aarrrgh!$0e$0e#Nooooooo!$0f</text:p>
          </table:table-cell>
        </table:table-row>
        <table:table-row table:style-name="ro1">
          <table:table-cell office:value-type="string">
            <text:p>Give it up, Flak!$0e#You lose!$0f</text:p>
          </table:table-cell>
          <table:table-cell office:value-type="string">
            <text:p>¡Ríndete, Helmut!$0e#¡Has perdido!$0f</text:p>
          </table:table-cell>
          <table:table-cell office:value-type="string">
            <text:p>Give it up, Flak!$0e#You lose!$0f</text:p>
          </table:table-cell>
        </table:table-row>
        <table:table-row table:style-name="ro1">
          <table:table-cell office:value-type="string">
            <text:p>My invasion of Orange Star may#have failed, but I'm not alone.$0fThere are other Black Hole COs,$0e#with more armies.$0f</text:p>
          </table:table-cell>
          <table:table-cell office:value-type="string">
            <text:p>Puede que mi invasión de Orange Star#haya fracasado, pero no estoy solo.$0fHay más OJ de Black Hole, con más#ejércitos.$0f</text:p>
          </table:table-cell>
          <table:table-cell office:value-type="string">
            <text:p>My invasion of Orange Star may#have failed, but I'm not alone.$0fThere are other Black Hole OCs,$0e#with more armies.$0f</text:p>
          </table:table-cell>
        </table:table-row>
        <table:table-row table:style-name="ro1">
          <table:table-cell office:value-type="string">
            <text:p>What are you saying? $0eAre Yellow#Comet and Blue Moon under attack?$0f</text:p>
          </table:table-cell>
          <table:table-cell office:value-type="string">
            <text:p>¿De qué estás hablando?$0f¿Quieres decir que Yellow Comet y#Blue Moon están siendo atacados?$0f</text:p>
          </table:table-cell>
          <table:table-cell office:value-type="string">
            <text:p>What are you saying? $0eAre Yellow#Comet and Blue Moon under attack?$0f</text:p>
          </table:table-cell>
        </table:table-row>
        <table:table-row table:style-name="ro1">
          <table:table-cell office:value-type="string">
            <text:p>Hah! $0eYou'll find out soon enough.$0fThey'll be coming for you next!$0e#I'm gone.$0f</text:p>
          </table:table-cell>
          <table:table-cell office:value-type="string">
            <text:p>¡Ja! $0ePronto lo veréis.$0f¡Después vendrán a por vosotros!$0e#Me voy.$0f</text:p>
          </table:table-cell>
          <table:table-cell office:value-type="string">
            <text:p>Hah! $0eYou'll find out soon enough.$0fThey'll be coming for you next!$0e#I'm gone.$0f</text:p>
          </table:table-cell>
        </table:table-row>
        <table:table-row table:style-name="ro1">
          <table:table-cell office:value-type="string">
            <text:p>Hey! $0eWe're not done with you!$0e$0e#...$0eHe got away again!$0fWe can't ignore his warning, can we?$0e#We've gotta contact the other armies.$0f</text:p>
          </table:table-cell>
          <table:table-cell office:value-type="string">
            <text:p>¡Eh! $0e¡No hemos acabado contigo!$0e$0e#¡Se ha vuelto a escapar!$0fNo podemos ignorar esta advertencia.$0fTenemos que contactar con los otros#ejércitos.$0f</text:p>
          </table:table-cell>
          <table:table-cell office:value-type="string">
            <text:p>Hey! $0eWe're not done with you!$0e$0e#...$0eHe got away again!$0fWe can't ignore his warning, can we?$0e#We've gotta contact the other armies.$0f</text:p>
          </table:table-cell>
        </table:table-row>
        <table:table-row table:style-name="ro1">
          <table:table-cell office:value-type="string">
            <text:p>Yes. $0eYou're right.$0e#Let's ready reinforcements.$0fIn truth, though, $0eour own Orange Star#Army is in pretty ragged shape.$0fIf that battle had gone on much#longer, materials and morale might$0fhave dropped to dangerous levels.$0fI can't tell you how grateful I am#for all of your aid!$0e Nice work!$0f</text:p>
          </table:table-cell>
          <table:table-cell office:value-type="string">
            <text:p>Sí. $0eTienes razón.$0e#Preparemos refuerzos.$0fAunque, para ser sinceros, $0enuestro#ejército está bastante maltrecho.$0fSi esa batalla hubiera durado mucho#más, los suministros y la moral habrían$0fdescendido a niveles peligrosos.$0f¡No puedo expresar lo agradecida que#os estoy por vuestra ayuda!$0f¡Buen trabajo!$0f</text:p>
          </table:table-cell>
          <table:table-cell office:value-type="string">
            <text:p>Yes. $0eYou're right.$0e#Let's ready reinforcements.$0fIn truth, though, $0eour own Orange Star#Army is in pretty ragged shape.$0fIf that battle had gone on much#longer, materials and morale might$0fhave dropped to dangerous levels.$0fI can't tell you how grateful I am#for all of your aid!$0e Nice work!$0f</text:p>
          </table:table-cell>
        </table:table-row>
        <table:table-row table:style-name="ro1">
          <table:table-cell office:value-type="string">
            <text:p>It's all due to your instruction, Nell.$0f</text:p>
          </table:table-cell>
          <table:table-cell office:value-type="string">
            <text:p>Es todo gracias a ti, Nell.$0f</text:p>
          </table:table-cell>
          <table:table-cell office:value-type="string">
            <text:p>It's all due to your instruction, Nell.$0f</text:p>
          </table:table-cell>
        </table:table-row>
        <table:table-row table:style-name="ro1">
          <table:table-cell office:value-type="string">
            <text:p>No,$0e it was all of you.$0e You made the#decisions and performed the deeds.$0f</text:p>
          </table:table-cell>
          <table:table-cell office:value-type="string">
            <text:p>No,$0e gracias a vosotros.$0e Vosotros#tomasteis las decisiones acertadas.$0f</text:p>
          </table:table-cell>
          <table:table-cell office:value-type="string">
            <text:p>No,$0e it was all of you.$0e You made the#decisions and performed the deeds.$0f</text:p>
          </table:table-cell>
        </table:table-row>
        <table:table-row table:style-name="ro1">
          <table:table-cell office:value-type="string">
            <text:p>C'mon! $0eLet's hurry and check on#the other countries!$0f</text:p>
          </table:table-cell>
          <table:table-cell office:value-type="string">
            <text:p>¡Venga! $0e¡Vamos a hablar con los#demás países!$0f</text:p>
          </table:table-cell>
          <table:table-cell office:value-type="string">
            <text:p>C'mon! $0eLet's hurry and check on#the other countries!$0f</text:p>
          </table:table-cell>
        </table:table-row>
        <table:table-row table:style-name="ro1">
          <table:table-cell office:value-type="string">
            <text:p>Yeah! $0eLet's get busy and drive those#Black Hole thugs off the planet!$0f</text:p>
          </table:table-cell>
          <table:table-cell office:value-type="string">
            <text:p>¡Sí! $0e¡Vamos a echar a los monos#de Black Hole del planeta!$0f</text:p>
          </table:table-cell>
          <table:table-cell office:value-type="string">
            <text:p>Yeah! $0eLet's get busy and drive those#Black Hole thugs off the planet!$0f</text:p>
          </table:table-cell>
        </table:table-row>
        <table:table-row table:style-name="ro1">
          <table:table-cell office:value-type="string">
            <text:p>You said it! $0fWe'll knock the stuffing out of 'em,#then head home for a victory feast!$0f</text:p>
          </table:table-cell>
          <table:table-cell office:value-type="string">
            <text:p>¡Tú lo has dicho! $0f¡Les vamos a dar una paliza que no#olvidarán!$0f</text:p>
          </table:table-cell>
          <table:table-cell office:value-type="string">
            <text:p>You said it! $0fWe'll knock the stuffing out of 'em,#then head home for a victory feast!$0f</text:p>
          </table:table-cell>
        </table:table-row>
        <table:table-row table:style-name="ro1">
          <table:table-cell office:value-type="string">
            <text:p>I knew the enemy wasn't going to roll#over and let us win, but still...$0fListen! $0eWe've made it this far,$0e#and I'm confident that you can win!$0fMaybe your first target should be the#airport...$0fBombers would make targeting that#pipe seam much easier.$0fTests of power are Max's forte,$0e#while Sami's the best at capturing.$0fOf course, Andy's strong overall and#has those amazing repair skills.$0fDon't forget, trying different COs#is a vital piece of strategy, too.$0fGood luck, everyone!$0f</text:p>
          </table:table-cell>
          <table:table-cell office:value-type="string">
            <text:p>Sabía que el enemigo no se iba#a limitar a dejarnos ganar, pero...$0f¡Escuchad!$0e Hemos llegado hasta#aquí, y estoy segura de que podemos$0fganar. Quizá el primer objetivo#debería ser el aeropuerto...$0fLos bombarderos harían que sea#más fácil romper la tubería.$0fMax destaca por su fortaleza,#mientras que Sami es la mejor$0fcapturando. Por supuesto, Andy#es bastante fuerte en general y$0fes el mejor haciendo reparaciones.#No lo olvidéis, los distintos Poderes$0fde OJ también son una parte vital#del planteamiento estratégico.$0f¡Buena suerte!$0f</text:p>
          </table:table-cell>
          <table:table-cell office:value-type="string">
            <text:p>I knew the enemy wasn't going to roll#over and let us win, but still...$0fListen! $0eWe've made it this far,$0e#and I'm confident that you can win!$0fMaybe your first target should be the#airport...$0fBombers would make targeting that#pipe seam much easier.$0fTests of power are Max's forte,$0e#while Sami's the best at capturing.$0fOf course, Andy's strong overall and#has those amazing repair skills.$0fDon't forget, trying different OCs#is a vital piece of strategy, too.$0fGood luck, everyone!$0f</text:p>
          </table:table-cell>
        </table:table-row>
        <table:table-row table:style-name="ro1">
          <table:table-cell office:value-type="string">
            <text:p>Wahoo!#I beat the bad guys!</text:p>
          </table:table-cell>
          <table:table-cell office:value-type="string">
            <text:p>¡Yújuuuuu!#¡He ganado!</text:p>
          </table:table-cell>
          <table:table-cell office:value-type="string">
            <text:p>Wahoo!#I beat the bad guys!</text:p>
          </table:table-cell>
        </table:table-row>
        <table:table-row table:style-name="ro1">
          <table:table-cell office:value-type="string">
            <text:p>Whew... I wonder how#our allies are doing.#</text:p>
          </table:table-cell>
          <table:table-cell office:value-type="string">
            <text:p><text:s/>Buf... ¿Cómo estarán# nuestros aliados?</text:p>
          </table:table-cell>
          <table:table-cell office:value-type="string">
            <text:p>Whew... I wonder how#our allies are doing.#</text:p>
          </table:table-cell>
        </table:table-row>
        <table:table-row table:style-name="ro1">
          <table:table-cell office:value-type="string">
            <text:p>Take that!#Orange Star is free!!!</text:p>
          </table:table-cell>
          <table:table-cell office:value-type="string">
            <text:p>¡Chúpate ésa!#¡Orange Star es libre!</text:p>
          </table:table-cell>
          <table:table-cell office:value-type="string">
            <text:p>Take that!#Orange Star is free!!!</text:p>
          </table:table-cell>
        </table:table-row>
        <table:table-row table:style-name="ro1">
          <table:table-cell office:value-type="string">
            <text:p>Hey, Sami! $0eNell said you#needed to see us!$0f</text:p>
          </table:table-cell>
          <table:table-cell office:value-type="string">
            <text:p>¡Eh, Sami! $0e¡Nell nos ha#dicho que querías vernos!$0f</text:p>
          </table:table-cell>
          <table:table-cell office:value-type="string">
            <text:p>Ei, Sami! $0eNell disse que#você queria nos ver!$0f</text:p>
          </table:table-cell>
        </table:table-row>
        <table:table-row table:style-name="ro1">
          <table:table-cell office:value-type="string">
            <text:p>Ah, Andy! $0eMax!$0e$0e#Thanks for coming so quickly.$0fYou're not going to believe this,$0e#but the Black Hole Army's back!$0f</text:p>
          </table:table-cell>
          <table:table-cell office:value-type="string">
            <text:p>¡Ah, Andy! $0e¡Max!$0e$0e#Gracias por venir tan rápido.$0fNo os lo vais a creer...$0e#¡El ejército de Black Hole ha vuelto!$0f</text:p>
          </table:table-cell>
          <table:table-cell office:value-type="string">
            <text:p>Ah, Andy! $0eMax!$0e$0e#Obrigado por virem tão rápido.$0fVocês não vão acreditar nisso...$0e#O exército de Black Hole voltou!$0f</text:p>
          </table:table-cell>
        </table:table-row>
        <table:table-row table:style-name="ro1">
          <table:table-cell office:value-type="string">
            <text:p>You've got to be kidding!$0fDidn't they learn their lesson#the last time?$0f</text:p>
          </table:table-cell>
          <table:table-cell office:value-type="string">
            <text:p>¡Estás de broma!$0f¿Es que no aprendieron la lección#la última vez?$0f</text:p>
          </table:table-cell>
          <table:table-cell office:value-type="string">
            <text:p>Só pode estar de brincadeira!$0fEles não aprenderam a lição#da última vez?$0f</text:p>
          </table:table-cell>
        </table:table-row>
        <table:table-row table:style-name="ro1">
          <table:table-cell office:value-type="string">
            <text:p>I guess not... $0eLet's go get 'em!$0e$0e#Um...$0e Where are they?$0f</text:p>
          </table:table-cell>
          <table:table-cell office:value-type="string">
            <text:p>Supongo que no... $0e¡A por ellos!$0e$0e#Esto...$0e ¿Dónde están?$0f</text:p>
          </table:table-cell>
          <table:table-cell office:value-type="string">
            <text:p>Acho que não...$0eVamos pegá-los!$0e$0e#Bem...$0e Onde eles estão?$0f</text:p>
          </table:table-cell>
        </table:table-row>
        <table:table-row table:style-name="ro1">
          <table:table-cell office:value-type="string">
            <text:p>Slow down, Andy.$0e#The enemy's not here in Cosmo Land.$0f</text:p>
          </table:table-cell>
          <table:table-cell office:value-type="string">
            <text:p>Tranquilízate, Andy.$0e El enemigo#todavía no ha llegado a Cosmo Land.$0f</text:p>
          </table:table-cell>
          <table:table-cell office:value-type="string">
            <text:p>Vai com calma, Andy.$0e O inimigo#não está aqui em Cosmo Land.$0f</text:p>
          </table:table-cell>
        </table:table-row>
        <table:table-row table:style-name="ro1">
          <table:table-cell office:value-type="string">
            <text:p>Huh?$0e$0e#Well, where are they?$0f</text:p>
          </table:table-cell>
          <table:table-cell office:value-type="string">
            <text:p>¿Eh?$0e$0e#Bueno, ¿y dónde está?$0f</text:p>
          </table:table-cell>
          <table:table-cell office:value-type="string">
            <text:p>Hã?$0e$0e#Bem, onde eles estão?$0f</text:p>
          </table:table-cell>
        </table:table-row>
        <table:table-row table:style-name="ro1">
          <table:table-cell office:value-type="string">
            <text:p>In our world... $0eIn Wars World,$0e#there are several continents, right?$0f</text:p>
          </table:table-cell>
          <table:table-cell office:value-type="string">
            <text:p>En nuestro mundo... $0eEn Wars World$0e#hay varios continentes, ¿no?$0f</text:p>
          </table:table-cell>
          <table:table-cell office:value-type="string">
            <text:p>Em nosso mundo... $0eEm Wars World$0e#há vários continentes, certo?$0f</text:p>
          </table:table-cell>
        </table:table-row>
        <table:table-row table:style-name="ro1">
          <table:table-cell office:value-type="string">
            <text:p>Really? $0eContinents?$0f</text:p>
          </table:table-cell>
          <table:table-cell office:value-type="string">
            <text:p>¿En serio? $0e¿Continentes?$0f</text:p>
          </table:table-cell>
          <table:table-cell office:value-type="string">
            <text:p>É sério? $0eContinentes?$0f</text:p>
          </table:table-cell>
        </table:table-row>
        <table:table-row table:style-name="ro1">
          <table:table-cell office:value-type="string">
            <text:p>You twerp! $0eYou don't know#anything, do you?$0f</text:p>
          </table:table-cell>
          <table:table-cell office:value-type="string">
            <text:p>¡Serás cretino! $0eNo tienes ni#idea, ¿a que no?$0f</text:p>
          </table:table-cell>
          <table:table-cell office:value-type="string">
            <text:p>Seu cretino! $0eVocê não sabe#de nada, não é?$0f</text:p>
          </table:table-cell>
        </table:table-row>
        <table:table-row table:style-name="ro1">
          <table:table-cell office:value-type="string">
            <text:p>Heeeey... $0eYou're not...$0ecalling me#dumb, are you?$0f</text:p>
          </table:table-cell>
          <table:table-cell office:value-type="string">
            <text:p>Ehhhh... $0eNo estarás...$0e llamándome#tonto, ¿verdad?$0f</text:p>
          </table:table-cell>
          <table:table-cell office:value-type="string">
            <text:p>Eeeiii... $0eNão está...$0eme chamando#de tonto, não é?$0f</text:p>
          </table:table-cell>
        </table:table-row>
        <table:table-row table:style-name="ro1">
          <table:table-cell office:value-type="string">
            <text:p>I'm just saying that people who don't#know anything...$0edon't know nothin'!$0f</text:p>
          </table:table-cell>
          <table:table-cell office:value-type="string">
            <text:p>Sólo digo que la gente que no sabe#nada...$0e no sabe nada.$0f</text:p>
          </table:table-cell>
          <table:table-cell office:value-type="string">
            <text:p>Só estou dizendo que aquela gente#não sabe de nada...$0e não conhecem nada!$0f</text:p>
          </table:table-cell>
        </table:table-row>
        <table:table-row table:style-name="ro1">
          <table:table-cell office:value-type="string">
            <text:p>Knock it off, you two! $0eThis is neither#the time nor the place for that!$0fAccording to Nell, Macro Land is the#focus of the conflict, but$0fthey've been spotted in other countries,#too! $0eIncluding here in Orange Star!$0f</text:p>
          </table:table-cell>
          <table:table-cell office:value-type="string">
            <text:p>¡Dejadlo ya! $0e¡No es momento#ni lugar para eso!$0fSegún Nell, Macro Land es el foco#del conflicto, pero también se$0fles ha visto en otros países.$0e#Incluyendo Orange Star.$0f</text:p>
          </table:table-cell>
          <table:table-cell office:value-type="string">
            <text:p>Chega, vocês dois! $0eAgora não é#hora nem lugar para isso!$0fSegundo o Nell, Macro Land é#o foco do conflito, mas eles$0ftambém foram vistos em outros#países! $0eIncluindo Orange Star!$0f</text:p>
          </table:table-cell>
        </table:table-row>
        <table:table-row table:style-name="ro1">
          <table:table-cell office:value-type="string">
            <text:p>And Blue Moon $0eand Yellow Comet?$0f</text:p>
          </table:table-cell>
          <table:table-cell office:value-type="string">
            <text:p>¿Y Blue Moon $0ey Yellow Comet?$0f</text:p>
          </table:table-cell>
          <table:table-cell office:value-type="string">
            <text:p>E Blue Moon $0ee Yellow Comet?$0f</text:p>
          </table:table-cell>
        </table:table-row>
        <table:table-row table:style-name="ro1">
          <table:table-cell office:value-type="string">
            <text:p>Yep! $0eAnd Green Earth, as well.$0fI wonder if they're mobilizing to#push the Black Hole Army back, too.$0f</text:p>
          </table:table-cell>
          <table:table-cell office:value-type="string">
            <text:p>¡También! $0eY Green Earth.$0fMe pregunto si también se están#movilizando para detener a Black Hole.$0f</text:p>
          </table:table-cell>
          <table:table-cell office:value-type="string">
            <text:p>Também! $0eE Green Earth.$0fMe pergunto também se eles estão se#mobilizando para deter a Black Hole.$0f</text:p>
          </table:table-cell>
        </table:table-row>
        <table:table-row table:style-name="ro1">
          <table:table-cell office:value-type="string">
            <text:p>Woohoo!!!$0e$0e#It'll be like a family reunion!$0f</text:p>
          </table:table-cell>
          <table:table-cell office:value-type="string">
            <text:p>¡Qué bien!$0e$0e#¡Será como una reunión familiar!$0f</text:p>
          </table:table-cell>
          <table:table-cell office:value-type="string">
            <text:p>Nossa!!!$0e$0e#Será como uma reunião em família!$0f</text:p>
          </table:table-cell>
        </table:table-row>
        <table:table-row table:style-name="ro1">
          <table:table-cell office:value-type="string">
            <text:p>Andy! $0eThis is war! $0e$0eDo you think#that's anything to be excited about?$0f</text:p>
          </table:table-cell>
          <table:table-cell office:value-type="string">
            <text:p>¡Andy! $0e¡Esto es la guerra! $0e$0e¿Crees#que es algo para celebrar?$0f</text:p>
          </table:table-cell>
          <table:table-cell office:value-type="string">
            <text:p>Andy! $0eIsso é uma guerra! $0e$0eAcha#que isso é algo para ser celebrado?$0f</text:p>
          </table:table-cell>
        </table:table-row>
        <table:table-row table:style-name="ro1">
          <table:table-cell office:value-type="string">
            <text:p>No, but...$0ewe'll get to see everyone#again, and that makes me happy!$0fC'mon, $0elet's go!$0f</text:p>
          </table:table-cell>
          <table:table-cell office:value-type="string">
            <text:p>No, pero...$0e ¡Podremos verlos a todos#otra vez, y eso me pone contento!$0f¡Venga, $0evámonos!$0f</text:p>
          </table:table-cell>
          <table:table-cell office:value-type="string">
            <text:p>Não, mas... $0ePoderemos ver todos#eles de novo, e isso me deixa feliz!$0fVenha, vamos lá!$0f</text:p>
          </table:table-cell>
        </table:table-row>
        <table:table-row table:style-name="ro1">
          <table:table-cell office:value-type="string">
            <text:p>Hold on, Andy. $0eAndy?$0e$0e#He's gone... $0eOh...$0f</text:p>
          </table:table-cell>
          <table:table-cell office:value-type="string">
            <text:p>Espera, Andy. $0e¿Andy?$0e$0e#Se ha ido... $0eGrrr...$0f</text:p>
          </table:table-cell>
          <table:table-cell office:value-type="string">
            <text:p>Espere, Andy. $0eAndy?$0e$0e#Ele se foi... $0eOh...$0f</text:p>
          </table:table-cell>
        </table:table-row>
        <table:table-row table:style-name="ro1">
          <table:table-cell office:value-type="string">
            <text:p>Well, we all gotta go sometime, right?$0fAt least he's got the right attitude.$0fNo sense getting all bummed out#before the battle even begins.$0f</text:p>
          </table:table-cell>
          <table:table-cell office:value-type="string">
            <text:p>Bueno, tenemos que irnos de todos#modos, ¿no? Por lo menos tiene$0finiciativa. No tiene sentido#enfadarse antes de la batalla.$0f</text:p>
          </table:table-cell>
          <table:table-cell office:value-type="string">
            <text:p>Bem, teremos que ir de qualquer#forma, não é?$0fPelo menos ele tem atitude.$0fNão faz sentido ficarmos chateados#antes da batalha começar.$0f</text:p>
          </table:table-cell>
        </table:table-row>
        <table:table-row table:style-name="ro1">
          <table:table-cell office:value-type="string">
            <text:p>You know...$0e It's been so peaceful#around here lately...$0fI just know Nell is going to want#to give us all a little refresher$0fcourse on basic combat ops.$0fBut that's fine...$0e After all, you#can never have too much training!$0f</text:p>
          </table:table-cell>
          <table:table-cell office:value-type="string">
            <text:p>¿Sabes?$0e Hemos estado tan tranquilos#últimamente que...$0fSé que Nell va a querer darnos un#cursillo de refuerzo en operaciones$0fde combate.$0fPero no me importa...$0e ¡Al fin y al cabo,#todo entrenamiento es poco!$0f</text:p>
          </table:table-cell>
          <table:table-cell office:value-type="string">
            <text:p>Sabe... $0eEstá tudo tão tranquilo#ultimamente que...$0fEu sei que Nell vai querer nos dar#um cursinho de operações básicas$0fde combate.$0fMas tudo bem... $0eAfinal de contas,#todo treinamento é pouco!$0f</text:p>
          </table:table-cell>
        </table:table-row>
        <table:table-row table:style-name="ro1">
          <table:table-cell office:value-type="string">
            <text:p>Oh, great.$0e$0e Just what I wanted...#Another boring lecture.$0f</text:p>
          </table:table-cell>
          <table:table-cell office:value-type="string">
            <text:p>Genial.$0e$0e Justo lo que quería...#Otra clase aburrida.$0f</text:p>
          </table:table-cell>
          <table:table-cell office:value-type="string">
            <text:p>Oh, genial.$0e$0e Justamente o que eu#estava querendo...$0fOutra palestra chata.$0f</text:p>
          </table:table-cell>
        </table:table-row>
        <table:table-row table:style-name="ro1">
          <table:table-cell office:value-type="string">
            <text:p>Commander, $0eenemy troops have been#spotted on the far side of the river.$0f</text:p>
          </table:table-cell>
          <table:table-cell office:value-type="string">
            <text:p>Comandante, $0ehemos avistado tropas#enemigas en la otra orilla del río.$0f</text:p>
          </table:table-cell>
          <table:table-cell office:value-type="string">
            <text:p>Comandante, $0etropas inimigas foram#avistadas na outra margem do rio.$0f</text:p>
          </table:table-cell>
        </table:table-row>
        <table:table-row table:style-name="ro1">
          <table:table-cell office:value-type="string">
            <text:p>Are you sure?!?$0e$0e#Here? In this rural area?$0f</text:p>
          </table:table-cell>
          <table:table-cell office:value-type="string">
            <text:p>¿Estás seguro?$0e$0e#¿Aquí? ¿En esta zona rural?$0f</text:p>
          </table:table-cell>
          <table:table-cell office:value-type="string">
            <text:p>Você tem certeza?!?$0e$0e#Aqui? Nesta zona rural?$0f</text:p>
          </table:table-cell>
        </table:table-row>
        <table:table-row table:style-name="ro1">
          <table:table-cell office:value-type="string">
            <text:p>What are your orders, ma'am?$0e$0e#Should we cease ops and attack?$0f</text:p>
          </table:table-cell>
          <table:table-cell office:value-type="string">
            <text:p>¿Qué hacemos?$0e$0e ¿Detenemos#nuestras operaciones y atacamos?$0f</text:p>
          </table:table-cell>
          <table:table-cell office:value-type="string">
            <text:p>Quais são as suas ordens?$0e$0e#Devemos cessar as operações e atacar?$0f</text:p>
          </table:table-cell>
        </table:table-row>
        <table:table-row table:style-name="ro1">
          <table:table-cell office:value-type="string">
            <text:p>That's affirmative, soldier.$0fWe can't allow the enemy a foothold#this deep in Orange Star territory.$0f</text:p>
          </table:table-cell>
          <table:table-cell office:value-type="string">
            <text:p>Afirmativo, soldado.$0fNo podemos permitir que el enemigo#se adentre tanto en nuestro territorio.$0f</text:p>
          </table:table-cell>
          <table:table-cell office:value-type="string">
            <text:p>Afirmativo, soldado.$0fNão podemos permitir que o inimigo#adentre tanto no território Orange Star.$0f</text:p>
          </table:table-cell>
        </table:table-row>
        <table:table-row table:style-name="ro1">
          <table:table-cell office:value-type="string">
            <text:p>Good assessment, Sami!$0fThat's the tactical sense I expect#from a special-forces commander!$0f</text:p>
          </table:table-cell>
          <table:table-cell office:value-type="string">
            <text:p>¡Bien hecho, Sami!$0f¡Ése es el sentido táctico que espero#de un oficial de fuerzas especiales!$0f</text:p>
          </table:table-cell>
          <table:table-cell office:value-type="string">
            <text:p>Muito bem, Sami!$0fEsse é o sentido tático que espero de#um oficial das forças especiais!$0f</text:p>
          </table:table-cell>
        </table:table-row>
        <table:table-row table:style-name="ro1">
          <table:table-cell office:value-type="string">
            <text:p>Nell!$0e$0e#What are you doing here?$0f</text:p>
          </table:table-cell>
          <table:table-cell office:value-type="string">
            <text:p>¡Nell!$0e$0e#¿Qué haces aquí?$0f</text:p>
          </table:table-cell>
          <table:table-cell office:value-type="string">
            <text:p>Nell!$0e$0e#What are you doing here?$0f</text:p>
          </table:table-cell>
        </table:table-row>
        <table:table-row table:style-name="ro1">
          <table:table-cell office:value-type="string">
            <text:p>Tracking down the CO who's#invading Orange Star, of course!$0fSami, $0ecan I trust you to take#care of this situation?$0f</text:p>
          </table:table-cell>
          <table:table-cell office:value-type="string">
            <text:p>Persiguiendo al OJ que está invadiendo#Orange Star. ¿O qué creías?$0fSami, $0e¿puedo confiar en que te harás#cargo de esta situación?$0f</text:p>
          </table:table-cell>
          <table:table-cell office:value-type="string">
            <text:p>Tracking down the OC who's#invading Orange Star, of course!$0fSami, $0ecan I trust you to take#care of this situation?$0f</text:p>
          </table:table-cell>
        </table:table-row>
        <table:table-row table:style-name="ro1">
          <table:table-cell office:value-type="string">
            <text:p>Yes, ma'am!$0e$0e#I won't let you down!$0f</text:p>
          </table:table-cell>
          <table:table-cell office:value-type="string">
            <text:p>¡Sí, mi comandante!$0e$0e#¡No te decepcionaré!$0f</text:p>
          </table:table-cell>
          <table:table-cell office:value-type="string">
            <text:p>Yes, ma'am!$0e$0e#I won't let you down!$0f</text:p>
          </table:table-cell>
        </table:table-row>
        <table:table-row table:style-name="ro1">
          <table:table-cell office:value-type="string">
            <text:p>Lord Flak! $0e$0eOrange Star forces#sighted on the opposite shore...$0f</text:p>
          </table:table-cell>
          <table:table-cell office:value-type="string">
            <text:p>¡Señor! $0e$0eHemos avistado fuerzas de#Orange Star en la otra orilla del río.$0f</text:p>
          </table:table-cell>
          <table:table-cell office:value-type="string">
            <text:p>Senhor Flak! $0e$0eAvistamos forças#da Orange Star do outro lado do rio...$0f</text:p>
          </table:table-cell>
        </table:table-row>
        <table:table-row table:style-name="ro1">
          <table:table-cell office:value-type="string">
            <text:p>What?!?$0e$0e#Is that all they got!? $0eHah!$0fSend out the tanks!$0e$0e#We'll crush 'em!$0f</text:p>
          </table:table-cell>
          <table:table-cell office:value-type="string">
            <text:p>¿¡Qué!?$0e$0e#¿Es eso todo lo que tienen? $0e¡Ja!$0f¡Envía los tanques!$0e$0e#¡Los destrozaremos!$0f</text:p>
          </table:table-cell>
          <table:table-cell office:value-type="string">
            <text:p>What?!?$0e$0e#Is that all they got!? $0eHah!$0fSend out the tanks!$0e$0e#We'll crush 'em!$0f</text:p>
          </table:table-cell>
        </table:table-row>
        <table:table-row table:style-name="ro1">
          <table:table-cell office:value-type="string">
            <text:p>Grrr...$0e$0e#Not bad...$0efor a girl.$0f</text:p>
          </table:table-cell>
          <table:table-cell office:value-type="string">
            <text:p>¡Grrrr!$0e#No está mal...$0e ¡para una chica!$0f</text:p>
          </table:table-cell>
          <table:table-cell office:value-type="string">
            <text:p>Grrr...$0e$0e#Not bad...$0efor a girl.$0f</text:p>
          </table:table-cell>
        </table:table-row>
        <table:table-row table:style-name="ro1">
          <table:table-cell office:value-type="string">
            <text:p>You're the Black Hole CO, right?$0fWho do you think you are?$0e$0e#What're you doing in--?$0f</text:p>
          </table:table-cell>
          <table:table-cell office:value-type="string">
            <text:p>¿Tú eres el OJ de Black Hole?$0f¿Quién te crees que eres?$0e$0e#¿Qué estás haciendo en...?$0f</text:p>
          </table:table-cell>
          <table:table-cell office:value-type="string">
            <text:p>You're the Black Hole OC, right?$0fWho do you think you are?$0e$0e#What're you doing in--?$0f</text:p>
          </table:table-cell>
        </table:table-row>
        <table:table-row table:style-name="ro1">
          <table:table-cell office:value-type="string">
            <text:p>Yap, yap, yap! $0eShut your trap!$0fI'm leaving $0efor now...$0e$0e#Next time, $0eI'll put you in your place.$0f</text:p>
          </table:table-cell>
          <table:table-cell office:value-type="string">
            <text:p>¡Bla, bla, bla! $0e¡Cierra el pico!$0fMe voy $0epor ahora...$0e$0e#La próxima vez, $0ete pondré en tu lugar.$0f</text:p>
          </table:table-cell>
          <table:table-cell office:value-type="string">
            <text:p>Yap, yap, yap! $0eShut your trap!$0fI'm leaving $0efor now...$0e$0e#Next time, $0eI'll put you in your place.$0f</text:p>
          </table:table-cell>
        </table:table-row>
        <table:table-row table:style-name="ro1">
          <table:table-cell office:value-type="string">
            <text:p>Hey!$0f</text:p>
          </table:table-cell>
          <table:table-cell office:value-type="string">
            <text:p>¡Eh!$0f</text:p>
          </table:table-cell>
          <table:table-cell office:value-type="string">
            <text:p>Hey!$0f</text:p>
          </table:table-cell>
        </table:table-row>
        <table:table-row table:style-name="ro1">
          <table:table-cell office:value-type="string">
            <text:p>He's escaped...$0e$0e#And he was so rude, too!$0f</text:p>
          </table:table-cell>
          <table:table-cell office:value-type="string">
            <text:p>Ha escapado...$0e$0e#¡Y era un maleducado!$0f</text:p>
          </table:table-cell>
          <table:table-cell office:value-type="string">
            <text:p>He's escaped...$0e$0e#And he was so rude, too!$0f</text:p>
          </table:table-cell>
        </table:table-row>
        <table:table-row table:style-name="ro1">
          <table:table-cell office:value-type="string">
            <text:p>Oooh!!$0e$0e#That makes me so angry!$0fIf I get the chance, I'm gonna#run him down!$0f</text:p>
          </table:table-cell>
          <table:table-cell office:value-type="string">
            <text:p>¡¡Oooh!!$0e$0e#¡Estoy furiosa!$0f¡Si me da la oportunidad, se va#a enterar de lo que vale un peine!$0f</text:p>
          </table:table-cell>
          <table:table-cell office:value-type="string">
            <text:p>Oooh!!$0e$0e#That makes me so angry!$0fIf I get the chance, I'm gonna#run him down!$0f</text:p>
          </table:table-cell>
        </table:table-row>
        <table:table-row table:style-name="ro1">
          <table:table-cell office:value-type="string">
            <text:p>I'm glad we can count on you, Sami.$0f</text:p>
          </table:table-cell>
          <table:table-cell office:value-type="string">
            <text:p>Me alegra poder contar contigo, Sami.$0f</text:p>
          </table:table-cell>
          <table:table-cell office:value-type="string">
            <text:p>I'm glad we can count on you, Sami.$0f</text:p>
          </table:table-cell>
        </table:table-row>
        <table:table-row table:style-name="ro1">
          <table:table-cell office:value-type="string">
            <text:p>That big thug! He won't#get away next time!</text:p>
          </table:table-cell>
          <table:table-cell office:value-type="string">
            <text:p><text:s/>¡Matón asqueroso!# ¡Verás cuando te pille!</text:p>
          </table:table-cell>
          <table:table-cell office:value-type="string">
            <text:p>That big thug! He won't#get away next time!</text:p>
          </table:table-cell>
        </table:table-row>
        <table:table-row table:style-name="ro1">
          <table:table-cell office:value-type="string">
            <text:p>How disappointing.$0e#You were defeated.$0fLet me give you some advice.$0e#Use the cities on the left to ambush$0fyour foes and halt their advance.$0fIt's vital to have your indirect attack#units lay down cover fire and$0fto use the cities below to rest#your troops and let them recover.$0fThis Fog of War limits your visual#range, so exercise caution when$0fdeploying.$0fDon't forget, your infantry can#cross rivers! That's important.$0f</text:p>
          </table:table-cell>
          <table:table-cell office:value-type="string">
            <text:p>¡Qué decepción!$0fTe han derrotado.$0fDéjame darte un par de consejos.$0e#Usa las ciudades de la izquierda$0fpara tender emboscadas al enemigo#y detener su avance. Es vital$0ftener tus unidades de combate#indirecto protegidas y usar las$0fciudades inferiores para que#descansen tus tropas dañadas.$0fLa Niebla de Guerra limita tu rango#visual, así que ten mucho cuidado.$0f¡Y no olvides que la infantería puede#cruzar ríos! Es importante.$0f</text:p>
          </table:table-cell>
          <table:table-cell office:value-type="string">
            <text:p>How disappointing.$0e#You were defeated.$0fLet me give you some advice.$0e#Use the cities on the left to ambush$0fyour foes and halt their advance.$0fIt's vital to have your indirect attack#units lay down cover fire and$0fto use the cities below to rest#your troops and let them recover.$0fThis Fog of War limits your visual#range, so exercise caution when$0fdeploying.$0fDon't forget, your infantry can#cross rivers! That's important.$0f</text:p>
          </table:table-cell>
        </table:table-row>
        <table:table-row table:style-name="ro1">
          <table:table-cell office:value-type="string">
            <text:p>Understood... $0eMy apologies, ma'am.$0f</text:p>
          </table:table-cell>
          <table:table-cell office:value-type="string">
            <text:p>Entendido... $0eLo siento.$0f</text:p>
          </table:table-cell>
          <table:table-cell office:value-type="string">
            <text:p>Understood... $0eMy apologies, ma'am.$0f</text:p>
          </table:table-cell>
        </table:table-row>
        <table:table-row table:style-name="ro1">
          <table:table-cell office:value-type="string">
            <text:p>Sami, $0eI know you won't make the same#mistake twice. $0eYou'll win next time!$0f</text:p>
          </table:table-cell>
          <table:table-cell office:value-type="string">
            <text:p>Sami, $0esé que no cometerás el mismo#error dos veces.$0f¡Ya verás cómo ganas la próxima vez!$0f</text:p>
          </table:table-cell>
          <table:table-cell office:value-type="string">
            <text:p>Sami, $0eI know you won't make the same#mistake twice. $0eYou'll win next time!$0f</text:p>
          </table:table-cell>
        </table:table-row>
        <table:table-row table:style-name="ro1">
          <table:table-cell office:value-type="string">
            <text:p>Hey!$0eOrange Star dogs!$0e$0e#Can you hear me?$0f</text:p>
          </table:table-cell>
          <table:table-cell office:value-type="string">
            <text:p>¡Eh, perros de Orange Star!$0e$0e#¿Me oís?$0f</text:p>
          </table:table-cell>
          <table:table-cell office:value-type="string">
            <text:p>Hey!$0eOrange Star dogs!$0e$0e#Can you hear me?$0f</text:p>
          </table:table-cell>
        </table:table-row>
        <table:table-row table:style-name="ro1">
          <table:table-cell office:value-type="string">
            <text:p>Um... Lord Flak...$0e#The microphone?$0f</text:p>
          </table:table-cell>
          <table:table-cell office:value-type="string">
            <text:p>Esto... Señor...$0e#¿El micrófono?$0f</text:p>
          </table:table-cell>
          <table:table-cell office:value-type="string">
            <text:p>Um... Lord Flak...$0e#The microphone?$0f</text:p>
          </table:table-cell>
        </table:table-row>
        <table:table-row table:style-name="ro1">
          <table:table-cell office:value-type="string">
            <text:p>Shut up!$0e$0e#Too complicated.$0fAnyone there?$0e$0e#Or are you too scared to face me?!?$0f</text:p>
          </table:table-cell>
          <table:table-cell office:value-type="string">
            <text:p>¡Cállate!$0e$0e#¡Demasiado complicado!$0f¿Hay alguien ahí?$0e$0e#¿O tenéis demasiado miedo para salir?$0f</text:p>
          </table:table-cell>
          <table:table-cell office:value-type="string">
            <text:p>Shut up!$0e$0e#Too complicated.$0fAnyone there?$0e$0e#Or are you too scared to face me?!?$0f</text:p>
          </table:table-cell>
        </table:table-row>
        <table:table-row table:style-name="ro1">
          <table:table-cell office:value-type="string">
            <text:p>What's with the racket?$0e$0e#You lonely or something?$0f</text:p>
          </table:table-cell>
          <table:table-cell office:value-type="string">
            <text:p>¿Qué te pica?$0e$0e#¿Te sientes solo o algo?$0f</text:p>
          </table:table-cell>
          <table:table-cell office:value-type="string">
            <text:p>What's with the racket?$0e$0e#You lonely or something?$0f</text:p>
          </table:table-cell>
        </table:table-row>
        <table:table-row table:style-name="ro1">
          <table:table-cell office:value-type="string">
            <text:p>Hah! $0eLook! A gorilla!$0f</text:p>
          </table:table-cell>
          <table:table-cell office:value-type="string">
            <text:p>¡Ja! $0e¡Mira! ¡Un gorila!$0f</text:p>
          </table:table-cell>
          <table:table-cell office:value-type="string">
            <text:p>Hah! $0eLook! A gorilla!$0f</text:p>
          </table:table-cell>
        </table:table-row>
        <table:table-row table:style-name="ro1">
          <table:table-cell office:value-type="string">
            <text:p>What did you say?!?$0fIf anyone here's a gorilla,$0e#it's you, ape-man!$0f</text:p>
          </table:table-cell>
          <table:table-cell office:value-type="string">
            <text:p>¿¡Qué has dicho!?$0f¡Si hay algún gorila,$0e#ése eres tú, caramono!$0f</text:p>
          </table:table-cell>
          <table:table-cell office:value-type="string">
            <text:p>What did you say?!?$0fIf anyone here's a gorilla,$0e#it's you, ape-man!$0f</text:p>
          </table:table-cell>
        </table:table-row>
        <table:table-row table:style-name="ro1">
          <table:table-cell office:value-type="string">
            <text:p>I'm no ape!$0e$0e#I'm Flak!!!$0f</text:p>
          </table:table-cell>
          <table:table-cell office:value-type="string">
            <text:p>¡No soy un mono!$0e$0e#¡¡¡Soy Helmut!!!$0f</text:p>
          </table:table-cell>
          <table:table-cell office:value-type="string">
            <text:p>I'm no ape!$0e$0e#I'm Flak!!!$0f</text:p>
          </table:table-cell>
        </table:table-row>
        <table:table-row table:style-name="ro1">
          <table:table-cell office:value-type="string">
            <text:p>Flak? $0e$0eWhat's that?$0e#Some sort of code name?$0fListen up, Flak.$0e#My name's Max.$0fNow tell me what you jerks are doin'#rampaging through our country?$0f</text:p>
          </table:table-cell>
          <table:table-cell office:value-type="string">
            <text:p>¿Helmut? $0e$0e¿Qué es eso,#un nombre en clave, o algo así?$0fEscúchame bien, Helmut.$0e#Me llamo Max.$0fAhora dime qué es lo que estáis#haciendo tus monos y tú en mi país.$0f</text:p>
          </table:table-cell>
          <table:table-cell office:value-type="string">
            <text:p>Flak? $0e$0eWhat's that?$0e#Some sort of code name?$0fListen up, Flak.$0e#My name's Max.$0fNow tell me what you jerks are doin'#rampaging through our country?$0f</text:p>
          </table:table-cell>
        </table:table-row>
        <table:table-row table:style-name="ro1">
          <table:table-cell office:value-type="string">
            <text:p>YOUR country?$0fOrange Star belongs to the Black#Hole Army now!$0fYou complain, you get hurt!$0f</text:p>
          </table:table-cell>
          <table:table-cell office:value-type="string">
            <text:p>¿TU país?$0f¡Ahora Orange Star pertenece al#ejército de Black Hole!$0f¡Si te quejas, te hacemos pupa!$0f</text:p>
          </table:table-cell>
          <table:table-cell office:value-type="string">
            <text:p>YOUR country?$0fOrange Star belongs to the Black#Hole Army now!$0fYou complain, you get hurt!$0f</text:p>
          </table:table-cell>
        </table:table-row>
        <table:table-row table:style-name="ro1">
          <table:table-cell office:value-type="string">
            <text:p>You think so?!?$0e$0e#Give it your best shot!$0f</text:p>
          </table:table-cell>
          <table:table-cell office:value-type="string">
            <text:p>¿De verdad?$0e$0e#¡Eso habrá que verlo!$0f</text:p>
          </table:table-cell>
          <table:table-cell office:value-type="string">
            <text:p>You think so?!?$0e$0e#Give it your best shot!$0f</text:p>
          </table:table-cell>
        </table:table-row>
        <table:table-row table:style-name="ro1">
          <table:table-cell office:value-type="string">
            <text:p>Max! $0eCalm down.$0f</text:p>
          </table:table-cell>
          <table:table-cell office:value-type="string">
            <text:p>¡Max! $0eCálmate.$0f</text:p>
          </table:table-cell>
          <table:table-cell office:value-type="string">
            <text:p>Max! $0eCalm down.$0f</text:p>
          </table:table-cell>
        </table:table-row>
        <table:table-row table:style-name="ro1">
          <table:table-cell office:value-type="string">
            <text:p>Nell?!?$0f</text:p>
          </table:table-cell>
          <table:table-cell office:value-type="string">
            <text:p>¿¡Nell!?$0f</text:p>
          </table:table-cell>
          <table:table-cell office:value-type="string">
            <text:p>Nell?!?$0f</text:p>
          </table:table-cell>
        </table:table-row>
        <table:table-row table:style-name="ro1">
          <table:table-cell office:value-type="string">
            <text:p>To lose your head is to lose the fight.$0e$0e#I taught you that, remember?$0f</text:p>
          </table:table-cell>
          <table:table-cell office:value-type="string">
            <text:p>Perder la cabeza es perder el combate.$0e$0e#¿Ya no recuerdas lo que te enseñé?$0f</text:p>
          </table:table-cell>
          <table:table-cell office:value-type="string">
            <text:p>To lose your head is to lose the fight.$0e$0e#I taught you that, remember?$0f</text:p>
          </table:table-cell>
        </table:table-row>
        <table:table-row table:style-name="ro1">
          <table:table-cell office:value-type="string">
            <text:p>Yes, $0ebut...I...$0e$0e#It's just...$0f</text:p>
          </table:table-cell>
          <table:table-cell office:value-type="string">
            <text:p>Sí, $0epero... La verdad...$0e$0e#Es que...$0f</text:p>
          </table:table-cell>
          <table:table-cell office:value-type="string">
            <text:p>Yes, $0ebut...I...$0e$0e#It's just...$0f</text:p>
          </table:table-cell>
        </table:table-row>
        <table:table-row table:style-name="ro1">
          <table:table-cell office:value-type="string">
            <text:p>I understand your anger, Max.$0e No one#likes seeing his homeland ravaged.$0fAll the more reason to proceed calmly#and rationally.$0fUse your head, $0eand drive these#fiends from our borders! $0eOk?$0f</text:p>
          </table:table-cell>
          <table:table-cell office:value-type="string">
            <text:p>Entiendo tu ira, Max.$0e A nadie le gusta#ver su patria hecha pedazos.$0fRazón de más para actuar con calma y#pensando bien las cosas.$0f¡Usa la cabeza, $0ey expulsa a nuestros#enemigos de la frontera! $0e¿Vale?$0f</text:p>
          </table:table-cell>
          <table:table-cell office:value-type="string">
            <text:p>I understand your anger, Max.$0e No one#likes seeing his homeland ravaged.$0fAll the more reason to proceed calmly#and rationally.$0fUse your head, $0eand drive these#fiends from our borders! $0eOk?$0f</text:p>
          </table:table-cell>
        </table:table-row>
        <table:table-row table:style-name="ro1">
          <table:table-cell office:value-type="string">
            <text:p>You got it! $0eLet's roll!$0f</text:p>
          </table:table-cell>
          <table:table-cell office:value-type="string">
            <text:p>¡Y tanto! $0e¡Adelante!$0f</text:p>
          </table:table-cell>
          <table:table-cell office:value-type="string">
            <text:p>You got it! $0eLet's roll!$0f</text:p>
          </table:table-cell>
        </table:table-row>
        <table:table-row table:style-name="ro1">
          <table:table-cell office:value-type="string">
            <text:p>How's that, ape-man?!?$0e$0e#Told you not to mess with me!$0f</text:p>
          </table:table-cell>
          <table:table-cell office:value-type="string">
            <text:p>¿Qué te ha parecido, caramono?$0e$0e$0fYa te dije que no te convenía meterte#conmigo.$0f</text:p>
          </table:table-cell>
          <table:table-cell office:value-type="string">
            <text:p>How's that, ape-man?!?$0e$0e#Told you not to mess with me!$0f</text:p>
          </table:table-cell>
        </table:table-row>
        <table:table-row table:style-name="ro1">
          <table:table-cell office:value-type="string">
            <text:p>...$0eHah!$0f</text:p>
          </table:table-cell>
          <table:table-cell office:value-type="string">
            <text:p>¡Ja!$0f</text:p>
          </table:table-cell>
          <table:table-cell office:value-type="string">
            <text:p>...$0eHah!$0f</text:p>
          </table:table-cell>
        </table:table-row>
        <table:table-row table:style-name="ro1">
          <table:table-cell office:value-type="string">
            <text:p>Hah? $0eDon't hah me!$0e$0e#You just got beaten!$0f</text:p>
          </table:table-cell>
          <table:table-cell office:value-type="string">
            <text:p>¿Ja? $0e¿Pero de qué vas?$0e$0e#¡Te acabo de dar una paliza!$0f</text:p>
          </table:table-cell>
          <table:table-cell office:value-type="string">
            <text:p>Hah? $0eDon't hah me!$0e$0e#You just got beaten!$0f</text:p>
          </table:table-cell>
        </table:table-row>
        <table:table-row table:style-name="ro1">
          <table:table-cell office:value-type="string">
            <text:p>This was just a test.$0e$0e#Next time is for real.$0f</text:p>
          </table:table-cell>
          <table:table-cell office:value-type="string">
            <text:p>Esto era sólo una prueba.$0e$0e#La próxima vez será la buena.$0f</text:p>
          </table:table-cell>
          <table:table-cell office:value-type="string">
            <text:p>This was just a test.$0e$0e#Next time is for real.$0f</text:p>
          </table:table-cell>
        </table:table-row>
        <table:table-row table:style-name="ro1">
          <table:table-cell office:value-type="string">
            <text:p>Like I've never heard that before!$0fI'm gonna make you regret ever#showing your ugly mug around here!$0f</text:p>
          </table:table-cell>
          <table:table-cell office:value-type="string">
            <text:p>Suena a excusa barata.$0fVoy a hacerte lamentar haber#mostrado tu cara de simio por aquí.$0f</text:p>
          </table:table-cell>
          <table:table-cell office:value-type="string">
            <text:p>Like I've never heard that before!$0fI'm gonna make you regret ever#showing your ugly mug around here!$0f</text:p>
          </table:table-cell>
        </table:table-row>
        <table:table-row table:style-name="ro1">
          <table:table-cell office:value-type="string">
            <text:p>Max, or whatever you said your#name was, $0eyou're mine!$0fBefore this is over, $0eI'll crush#you like a bug. $0e$0eSo long.$0f</text:p>
          </table:table-cell>
          <table:table-cell office:value-type="string">
            <text:p>¡Max, o sea cual sea tu nombre,$0e#eres mío!$0f¡Antes de que esto acabe, $0ete aplastaré#como a un gusano! $0e$0e¡Adiós!$0f</text:p>
          </table:table-cell>
          <table:table-cell office:value-type="string">
            <text:p>Max, or whatever you said your#name was, $0eyou're mine!$0fBefore this is over, $0eI'll crush#you like a bug. $0e$0eSo long.$0f</text:p>
          </table:table-cell>
        </table:table-row>
        <table:table-row table:style-name="ro1">
          <table:table-cell office:value-type="string">
            <text:p>Wait! $0eWait, you dirtbag!$0e$0e#Shoot! $0eHe got away!$0f</text:p>
          </table:table-cell>
          <table:table-cell office:value-type="string">
            <text:p>¡Quieto! $0e¡Quieto he dicho, basura!$0e$0e#¡Maldición! $0e¡Se ha ido!$0f</text:p>
          </table:table-cell>
          <table:table-cell office:value-type="string">
            <text:p>Wait! $0eWait, you dirtbag!$0e$0e#Shoot! $0eHe got away!$0f</text:p>
          </table:table-cell>
        </table:table-row>
        <table:table-row table:style-name="ro1">
          <table:table-cell office:value-type="string">
            <text:p>Flak, huh? Dumb#name, tough CO.</text:p>
          </table:table-cell>
          <table:table-cell office:value-type="string">
            <text:p>Así que Helmut...#Un nombre estúpido.</text:p>
          </table:table-cell>
          <table:table-cell office:value-type="string">
            <text:p>Flak, huh? Dumb#name, tough OC.</text:p>
          </table:table-cell>
        </table:table-row>
        <table:table-row table:style-name="ro1">
          <table:table-cell office:value-type="string">
            <text:p>NO! $0eI lost...$0e$0e#I'm sorry, everyone...$0f</text:p>
          </table:table-cell>
          <table:table-cell office:value-type="string">
            <text:p>¡NO! $0eHe perdido...$0e$0e#Lo siento, chicos...$0f</text:p>
          </table:table-cell>
          <table:table-cell office:value-type="string">
            <text:p>NO! $0eI lost...$0e$0e#I'm sorry, everyone...$0f</text:p>
          </table:table-cell>
        </table:table-row>
        <table:table-row table:style-name="ro1">
          <table:table-cell office:value-type="string">
            <text:p>Cheer up, Max. $0e$0eYou'll just have to do#better next time.$0fThat laser's the problem, isn't it?#$0eYou have to control the port or$0fcity next to it and destroy it ASAP.$0fStopping the enemy around the bridge#above the laser would probably be$0freasonably sound tactics.$0fOf course, you could always use a#lander unit to ferry troops over$0fand capture the enemy HQ, too.#$0eIt IS unguarded, after all.$0f</text:p>
          </table:table-cell>
          <table:table-cell office:value-type="string">
            <text:p>Alegra esa cara, Max.$0e$0eTendrás#que concentrarte más la próxima vez.$0fEl problema es el láser, ¿verdad?#$0eTienes que conseguir controlar el$0fpuerto o la ciudad que están cerca de#él y destruirlo de inmediato.$0fDetener al enemigo en el puente que#está por encima del láser también$0fes buena idea. Por supuesto, también#puedes usar un carguero para$0ftransportar tropas hasta el CG#enemigo e intentar capturarlo.$0fDespués de todo, no tiene defensa.$0f</text:p>
          </table:table-cell>
          <table:table-cell office:value-type="string">
            <text:p>Cheer up, Max. $0e$0eYou'll just have to do#better next time.$0fThat laser's the problem, isn't it?#$0eYou have to control the port or$0fcity next to it and destroy it ASAP.$0fStopping the enemy around the bridge#above the laser would probably be$0freasonably sound tactics.$0fOf course, you could always use a#lander unit to ferry troops over$0fand capture the enemy HQ, too.#$0eIt IS unguarded, after all.$0f</text:p>
          </table:table-cell>
        </table:table-row>
        <table:table-row table:style-name="ro1">
          <table:table-cell office:value-type="string">
            <text:p>What a disgrace...$0e#I won't lose again! $0eI promise, Nell!$0f</text:p>
          </table:table-cell>
          <table:table-cell office:value-type="string">
            <text:p>Qué desgracia...$0e#¡No volveré a perder! $0e¡Lo prometo!$0f</text:p>
          </table:table-cell>
          <table:table-cell office:value-type="string">
            <text:p>What a disgrace...$0e#I won't lose again! $0eI promise, Nell!$0f</text:p>
          </table:table-cell>
        </table:table-row>
        <table:table-row table:style-name="ro1">
          <table:table-cell office:value-type="string">
            <text:p>That's the spirit, Max!$0e#Good luck!$0f</text:p>
          </table:table-cell>
          <table:table-cell office:value-type="string">
            <text:p>¡Así se habla, Max!$0e#¡Buena suerte!$0f</text:p>
          </table:table-cell>
          <table:table-cell office:value-type="string">
            <text:p>That's the spirit, Max!$0e#Good luck!$0f</text:p>
          </table:table-cell>
        </table:table-row>
        <table:table-row table:style-name="ro1">
          <table:table-cell office:value-type="string">
            <text:p>Pardon me, ma'am,$0e#Commander Andy's arrived.$0f</text:p>
          </table:table-cell>
          <table:table-cell office:value-type="string">
            <text:p>Perdón, mi comandante.$0e#El comandante Andy ha llegado.$0f</text:p>
          </table:table-cell>
          <table:table-cell office:value-type="string">
            <text:p>Pardon me, ma'am,$0e#Commander Andy's arrived.$0f</text:p>
          </table:table-cell>
        </table:table-row>
        <table:table-row table:style-name="ro1">
          <table:table-cell office:value-type="string">
            <text:p>Thank you.$0e$0e#Send him in.$0f</text:p>
          </table:table-cell>
          <table:table-cell office:value-type="string">
            <text:p>Gracias.$0e$0e#Hazle pasar.$0f</text:p>
          </table:table-cell>
          <table:table-cell office:value-type="string">
            <text:p>Thank you.$0e$0e#Send him in.$0f</text:p>
          </table:table-cell>
        </table:table-row>
        <table:table-row table:style-name="ro1">
          <table:table-cell office:value-type="string">
            <text:p>Nell,$0e#how're things looking?$0f</text:p>
          </table:table-cell>
          <table:table-cell office:value-type="string">
            <text:p>¡Eh, Nell!$0e#¿Cómo va la cosa?$0f</text:p>
          </table:table-cell>
          <table:table-cell office:value-type="string">
            <text:p>Nell,$0e#how're things looking?$0f</text:p>
          </table:table-cell>
        </table:table-row>
        <table:table-row table:style-name="ro1">
          <table:table-cell office:value-type="string">
            <text:p>That's what concerns me...$0e#Do you see that giant cannon?$0f</text:p>
          </table:table-cell>
          <table:table-cell office:value-type="string">
            <text:p>No muy bien, la verdad...$0e#¿Ves ese cañón gigante?$0f</text:p>
          </table:table-cell>
          <table:table-cell office:value-type="string">
            <text:p>That's what concerns me...$0e#Do you see that giant cannon?$0f</text:p>
          </table:table-cell>
        </table:table-row>
        <table:table-row table:style-name="ro1">
          <table:table-cell office:value-type="string">
            <text:p>Wow! $0eIt's huge!$0e#I've never seen anything like it!$0f</text:p>
          </table:table-cell>
          <table:table-cell office:value-type="string">
            <text:p>¡Guau! $0e¡Es enorme!$0e#¡Nunca había visto nada parecido!$0f</text:p>
          </table:table-cell>
          <table:table-cell office:value-type="string">
            <text:p>Wow! $0eIt's huge!$0e#I've never seen anything like it!$0f</text:p>
          </table:table-cell>
        </table:table-row>
        <table:table-row table:style-name="ro1">
          <table:table-cell office:value-type="string">
            <text:p>A cannon that size is a first#for me, too.$0fThe Black Hole Army... $0eIt's a bigger#threat than it was last time we fought.$0f</text:p>
          </table:table-cell>
          <table:table-cell office:value-type="string">
            <text:p>Para mí también es una novedad.#Parece que el ejército de Black Hole$0fva a ser una amenaza mayor que la#última vez.$0f</text:p>
          </table:table-cell>
          <table:table-cell office:value-type="string">
            <text:p>A cannon that size is a first#for me, too.$0fThe Black Hole Army... $0eIt's a bigger#threat than it was last time we fought.$0f</text:p>
          </table:table-cell>
        </table:table-row>
        <table:table-row table:style-name="ro1">
          <table:table-cell office:value-type="string">
            <text:p>You got that right!$0e$0e#Nell, $0elet me take care of this.$0f</text:p>
          </table:table-cell>
          <table:table-cell office:value-type="string">
            <text:p>¡Tú lo has dicho!$0e$0e#Nell, $0edéjame ocuparme de esto.$0f</text:p>
          </table:table-cell>
          <table:table-cell office:value-type="string">
            <text:p>You got that right!$0e$0e#Nell, $0elet me take care of this.$0f</text:p>
          </table:table-cell>
        </table:table-row>
        <table:table-row table:style-name="ro1">
          <table:table-cell office:value-type="string">
            <text:p>Max?$0e#What are you doing here?$0f</text:p>
          </table:table-cell>
          <table:table-cell office:value-type="string">
            <text:p>¿Max?$0e#¿Qué haces aquí?$0f</text:p>
          </table:table-cell>
          <table:table-cell office:value-type="string">
            <text:p>Max?$0e#What are you doing here?$0f</text:p>
          </table:table-cell>
        </table:table-row>
        <table:table-row table:style-name="ro1">
          <table:table-cell office:value-type="string">
            <text:p>C'mon, Nell. $0eThis job's too much#for Andy.$0fYou need someone with my strength#to take out that cannon.$0f</text:p>
          </table:table-cell>
          <table:table-cell office:value-type="string">
            <text:p>Venga, Nell. $0eEsto es demasiado#para Andy.$0fNecesitas a alguien con mi fuerza#para encargarse de ese cañón.$0f</text:p>
          </table:table-cell>
          <table:table-cell office:value-type="string">
            <text:p>C'mon, Nell. $0eThis job's too much#for Andy.$0fYou need someone with my strength#to take out that cannon.$0f</text:p>
          </table:table-cell>
        </table:table-row>
        <table:table-row table:style-name="ro1">
          <table:table-cell office:value-type="string">
            <text:p>Hey! $0eI can do this!$0f</text:p>
          </table:table-cell>
          <table:table-cell office:value-type="string">
            <text:p>¡Eh! $0e¡Puedo hacerlo yo solo!$0f</text:p>
          </table:table-cell>
          <table:table-cell office:value-type="string">
            <text:p>Hey! $0eI can do this!$0f</text:p>
          </table:table-cell>
        </table:table-row>
        <table:table-row table:style-name="ro1">
          <table:table-cell office:value-type="string">
            <text:p>Knock it off, Andy.$0e$0e#War isn't a game.$0fYou'll just get hurt.$0f</text:p>
          </table:table-cell>
          <table:table-cell office:value-type="string">
            <text:p>Ya vale, Andy.$0e$0e#La guerra no es un juego.$0fSólo conseguirás hacerte daño.$0f</text:p>
          </table:table-cell>
          <table:table-cell office:value-type="string">
            <text:p>Knock it off, Andy.$0e$0e#War isn't a game.$0fYou'll just get hurt.$0f</text:p>
          </table:table-cell>
        </table:table-row>
        <table:table-row table:style-name="ro1">
          <table:table-cell office:value-type="string">
            <text:p>Max,$0e#I have faith in Andy.$0fHe might not be as powerful as you,$0e#but he can do things no one else can.$0fI think this will be a good experience#for him, so let's let him handle this.$0f</text:p>
          </table:table-cell>
          <table:table-cell office:value-type="string">
            <text:p>Max,$0e#tengo fe en Andy.$0fAunque no sea tan fuerte como tú,$0e#puede hacer cosas que nadie más sabe.$0fCreo que será una buena experiencia#para él, así que déjale que lo haga.$0f</text:p>
          </table:table-cell>
          <table:table-cell office:value-type="string">
            <text:p>Max,$0e#I have faith in Andy.$0fHe might not be as powerful as you,$0e#but he can do things no one else can.$0fI think this will be a good experience#for him, so let's let him handle this.$0f</text:p>
          </table:table-cell>
        </table:table-row>
        <table:table-row table:style-name="ro1">
          <table:table-cell office:value-type="string">
            <text:p>Hmph! $0eDon't come cryin' to me if he#gets hurt!$0fYo, Andy!$0e#You sure you're up for this?$0f</text:p>
          </table:table-cell>
          <table:table-cell office:value-type="string">
            <text:p>¡Bff! $0e¡Luego no me vengáis llorando#si le hacen daño!$0f¡Eh, Andy!$0e#¿Estás seguro de que puedes hacerlo?$0f</text:p>
          </table:table-cell>
          <table:table-cell office:value-type="string">
            <text:p>Hmph! $0eDon't come cryin' to me if he#gets hurt!$0fYo, Andy!$0e#You sure you're up for this?$0f</text:p>
          </table:table-cell>
        </table:table-row>
        <table:table-row table:style-name="ro1">
          <table:table-cell office:value-type="string">
            <text:p>You know it!$0e$0e#Sit back and watch, Max!$0f</text:p>
          </table:table-cell>
          <table:table-cell office:value-type="string">
            <text:p>¡Sabes que sí!$0e$0e#¡Relájate y disfruta, Max!$0f</text:p>
          </table:table-cell>
          <table:table-cell office:value-type="string">
            <text:p>You know it!$0e$0e#Sit back and watch, Max!$0f</text:p>
          </table:table-cell>
        </table:table-row>
        <table:table-row table:style-name="ro1">
          <table:table-cell office:value-type="string">
            <text:p>Flak, $0ethe Black Cannon's up and#ready to go.$0f</text:p>
          </table:table-cell>
          <table:table-cell office:value-type="string">
            <text:p>¡Helmut!$0e#¡El Cañón Negro está listo!$0f</text:p>
          </table:table-cell>
          <table:table-cell office:value-type="string">
            <text:p>Flak, $0ethe Black Cannon's up and#ready to go.$0f</text:p>
          </table:table-cell>
        </table:table-row>
        <table:table-row table:style-name="ro1">
          <table:table-cell office:value-type="string">
            <text:p>Got it. $0eThanks, Lash.$0e$0e#Now I'll smash 'em good!$0f</text:p>
          </table:table-cell>
          <table:table-cell office:value-type="string">
            <text:p>Bien. $0eGracias, Kat.$0e$0e#¡Los voy a machacar!$0f</text:p>
          </table:table-cell>
          <table:table-cell office:value-type="string">
            <text:p>Got it. $0eThanks, Lash.$0e$0e#Now I'll smash 'em good!$0f</text:p>
          </table:table-cell>
        </table:table-row>
        <table:table-row table:style-name="ro1">
          <table:table-cell office:value-type="string">
            <text:p>Don't forget, you promised to be a#guinea pig in my next experiment!$0f</text:p>
          </table:table-cell>
          <table:table-cell office:value-type="string">
            <text:p>No olvides que prometiste hacer de#conejillo de indias en mi próximo$0fexperimento.$0f</text:p>
          </table:table-cell>
          <table:table-cell office:value-type="string">
            <text:p>Don't forget, you promised to be a#guinea pig in my next experiment!$0f</text:p>
          </table:table-cell>
        </table:table-row>
        <table:table-row table:style-name="ro1">
          <table:table-cell office:value-type="string">
            <text:p>Hmmm...$0e#Yeah, I remember.$0f</text:p>
          </table:table-cell>
          <table:table-cell office:value-type="string">
            <text:p>Mmmm...$0e#Sí, lo sé.$0f</text:p>
          </table:table-cell>
          <table:table-cell office:value-type="string">
            <text:p>Hmmm...$0e#Yeah, I remember.$0f</text:p>
          </table:table-cell>
        </table:table-row>
        <table:table-row table:style-name="ro1">
          <table:table-cell office:value-type="string">
            <text:p>Well, I'm off! $0eToodles!$0e$0e#Have fun!$0fOh, yeah! $0eAlmost forgot, $0e$0eHawke said#to hurry and conquer Orange Star!$0f</text:p>
          </table:table-cell>
          <table:table-cell office:value-type="string">
            <text:p>¡Bueno, me voy! $0e¡Ji, ji, ji!$0e$0e#¡Que te diviertas!$0f¡Ah, sí! $0eCasi se me olvida: $0e$0eMaverik dice#que no tardes en conquistar$0fOrange Star.$0f</text:p>
          </table:table-cell>
          <table:table-cell office:value-type="string">
            <text:p>Well, I'm off! $0eToodles!$0e$0e#Have fun!$0fOh, yeah! $0eAlmost forgot, $0e$0eHawke said#to hurry and conquer Orange Star!$0f</text:p>
          </table:table-cell>
        </table:table-row>
        <table:table-row table:style-name="ro1">
          <table:table-cell office:value-type="string">
            <text:p>Hawke said...$0fCrush. $0eSo I'm gonna crush 'em here.$0e$0e#No mistakes... $0eI'll crush 'em all...$0f</text:p>
          </table:table-cell>
          <table:table-cell office:value-type="string">
            <text:p>Maverik dice...$0fMachacarlos. $0eTengo que machacarlos.$0e$0e#Tengo que...$0e machacarlos a todos...$0f</text:p>
          </table:table-cell>
          <table:table-cell office:value-type="string">
            <text:p>Hawke said...$0fCrush. $0eSo I'm gonna crush 'em here.$0e$0e#No mistakes... $0eI'll crush 'em all...$0f</text:p>
          </table:table-cell>
        </table:table-row>
        <table:table-row table:style-name="ro1">
          <table:table-cell office:value-type="string">
            <text:p>Commander! $0eWe discovered this in#a city we captured.$0f</text:p>
          </table:table-cell>
          <table:table-cell office:value-type="string">
            <text:p>¡Mi comandante!$0e ¡Encontramos esto#en una de las ciudades capturadas!$0f</text:p>
          </table:table-cell>
          <table:table-cell office:value-type="string">
            <text:p>Commander! $0eWe discovered this in#a city we captured.$0f</text:p>
          </table:table-cell>
        </table:table-row>
        <table:table-row table:style-name="ro1">
          <table:table-cell office:value-type="string">
            <text:p>Huh? $0eWhat's this?$0fIt looks like a map to a lab...$0e$0e#Is this lab hidden in some city?$0f</text:p>
          </table:table-cell>
          <table:table-cell office:value-type="string">
            <text:p>¿Eh? $0e¿Qué es esto?$0fParece un mapa hacia un laboratorio...$0e$0e#¿Está escondido en algún sitio?$0f</text:p>
          </table:table-cell>
          <table:table-cell office:value-type="string">
            <text:p>Huh? $0eWhat's this?$0fIt looks like a map to a lab...$0e$0e#Is this lab hidden in some city?$0f</text:p>
          </table:table-cell>
        </table:table-row>
        <table:table-row table:style-name="ro1">
          <table:table-cell office:value-type="string">
            <text:p>I do recall that Commander Sami was#discussing plans to attack a lab.$0f</text:p>
          </table:table-cell>
          <table:table-cell office:value-type="string">
            <text:p>Creo que la Comandante Sami#planea atacar un laboratorio.$0f</text:p>
          </table:table-cell>
          <table:table-cell office:value-type="string">
            <text:p>I do recall that Commander Sami was#discussing plans to attack a lab.$0f</text:p>
          </table:table-cell>
        </table:table-row>
        <table:table-row table:style-name="ro1">
          <table:table-cell office:value-type="string">
            <text:p>Oh, $0eI did hear something about that!$0e$0e#Some new Black Hole weapon thingy...$0fAnd that there might be hints to it#hidden in our neighboring countries.$0f</text:p>
          </table:table-cell>
          <table:table-cell office:value-type="string">
            <text:p>¡Ah! $0e¡He oído algo de eso!$0e$0e#Algo de un arma nueva de Black Hole...$0fY que podría haber pistas sobre ella#escondidas en los países vecinos.$0f</text:p>
          </table:table-cell>
          <table:table-cell office:value-type="string">
            <text:p>Oh, $0eI did hear something about that!$0e$0e#Some new Black Hole weapon thingy...$0fAnd that there might be hints to it#hidden in our neighboring countries.$0f</text:p>
          </table:table-cell>
        </table:table-row>
        <table:table-row table:style-name="ro1">
          <table:table-cell office:value-type="string">
            <text:p>That's correct. $0eShall I deploy some#infantry to follow up?$0f</text:p>
          </table:table-cell>
          <table:table-cell office:value-type="string">
            <text:p>Correcto. $0e¿Quiere que envíe unidades#de infantería a la zona?$0f</text:p>
          </table:table-cell>
          <table:table-cell office:value-type="string">
            <text:p>That's correct. $0eShall I deploy some#infantry to follow up?$0f</text:p>
          </table:table-cell>
        </table:table-row>
        <table:table-row table:style-name="ro1">
          <table:table-cell office:value-type="string">
            <text:p>No... $0eJust send her the intel!$0e$0e#Sami can take things from there.$0fIf we don't take care of business#here, we'll never live it down!$0f</text:p>
          </table:table-cell>
          <table:table-cell office:value-type="string">
            <text:p>No... $0ePero envíale la información.$0e$0e#Sami puede ocuparse de ello.$0fSi nosotros no arreglamos las cosas#aquí, nunca lo lograremos.$0f</text:p>
          </table:table-cell>
          <table:table-cell office:value-type="string">
            <text:p>No... $0eJust send her the intel!$0e$0e#Sami can take things from there.$0fIf we don't take care of business#here, we'll never live it down!$0f</text:p>
          </table:table-cell>
        </table:table-row>
        <table:table-row table:style-name="ro1">
          <table:table-cell office:value-type="string">
            <text:p>Understood!$0e#We'll proceed as ordered, sir!$0f</text:p>
          </table:table-cell>
          <table:table-cell office:value-type="string">
            <text:p>¡Entendido!$0e#¡A sus órdenes, señor!$0f</text:p>
          </table:table-cell>
          <table:table-cell office:value-type="string">
            <text:p>Understood!$0e#We'll proceed as ordered, sir!$0f</text:p>
          </table:table-cell>
        </table:table-row>
        <table:table-row table:style-name="ro1">
          <table:table-cell office:value-type="string">
            <text:p>Good! $0e$0eLet's show those creeps who#they're messing with!$0f</text:p>
          </table:table-cell>
          <table:table-cell office:value-type="string">
            <text:p>¡Bien! $0e$0e¡Enseñemos a esos micos#con quién se las están viendo!$0f</text:p>
          </table:table-cell>
          <table:table-cell office:value-type="string">
            <text:p>Good! $0e$0eLet's show those creeps who#they're messing with!$0f</text:p>
          </table:table-cell>
        </table:table-row>
        <table:table-row table:style-name="ro1">
          <table:table-cell office:value-type="string">
            <text:p>Wahoo!$0e$0e#I won! I won!$0f</text:p>
          </table:table-cell>
          <table:table-cell office:value-type="string">
            <text:p>¡Yúju!$0e#¡He ganado! ¡He ganado!$0f</text:p>
          </table:table-cell>
          <table:table-cell office:value-type="string">
            <text:p>Wahoo!$0e$0e#I won! I won!$0f</text:p>
          </table:table-cell>
        </table:table-row>
        <table:table-row table:style-name="ro1">
          <table:table-cell office:value-type="string">
            <text:p>Grrr!$0e$0e#Now you've done it, runt!$0f</text:p>
          </table:table-cell>
          <table:table-cell office:value-type="string">
            <text:p>¡Grrr!$0e$0e#¡Ahora sí que la has liado, moco!$0f</text:p>
          </table:table-cell>
          <table:table-cell office:value-type="string">
            <text:p>Grrr!$0e$0e#Now you've done it, runt!$0f</text:p>
          </table:table-cell>
        </table:table-row>
        <table:table-row table:style-name="ro1">
          <table:table-cell office:value-type="string">
            <text:p>I'm no runt!$0e#I'm Andy!$0f</text:p>
          </table:table-cell>
          <table:table-cell office:value-type="string">
            <text:p>¡No soy ningún moco!$0e#¡Me llamo Andy!$0f</text:p>
          </table:table-cell>
          <table:table-cell office:value-type="string">
            <text:p>I'm no runt!$0e#I'm Andy!$0f</text:p>
          </table:table-cell>
        </table:table-row>
        <table:table-row table:style-name="ro1">
          <table:table-cell office:value-type="string">
            <text:p>NAME?$0e I didn't ask for your name!$0fArgh! $0eI can't lose anymore! $0eI can't!$0fSound the retreat! $0e$0eHead back to#base and regroup!$0f</text:p>
          </table:table-cell>
          <table:table-cell office:value-type="string">
            <text:p>¡No te he preguntado tu nombre!$0f¡Argh! $0e¡No puedo perder más unidades!$0e#¡No puedo!$0f¡Retirada! $0e$0e¡Volved todos a la base#y reagrupaos!$0f</text:p>
          </table:table-cell>
          <table:table-cell office:value-type="string">
            <text:p>NAME?$0e I didn't ask for your name!$0fArgh! $0eI can't lose anymore! $0eI can't!$0fSound the retreat! $0e$0eHead back to#base and regroup!$0f</text:p>
          </table:table-cell>
        </table:table-row>
        <table:table-row table:style-name="ro1">
          <table:table-cell office:value-type="string">
            <text:p>As long as I'm here,$0e#you'll never get through!$0f</text:p>
          </table:table-cell>
          <table:table-cell office:value-type="string">
            <text:p>¡Mientras yo esté aquí,$0e nunca#conquistarás Orange Star!$0f</text:p>
          </table:table-cell>
          <table:table-cell office:value-type="string">
            <text:p>As long as I'm here,$0e#you'll never get through!$0f</text:p>
          </table:table-cell>
        </table:table-row>
        <table:table-row table:style-name="ro1">
          <table:table-cell office:value-type="string">
            <text:p>Yo, Andy...$0e#You Ok?$0f</text:p>
          </table:table-cell>
          <table:table-cell office:value-type="string">
            <text:p>Eh, Andy...$0e#¿Estás bien?$0f</text:p>
          </table:table-cell>
          <table:table-cell office:value-type="string">
            <text:p>Yo, Andy...$0e#You Ok?$0f</text:p>
          </table:table-cell>
        </table:table-row>
        <table:table-row table:style-name="ro1">
          <table:table-cell office:value-type="string">
            <text:p>Max! $0eHow was I?$0e#Did you watch the whole thing?$0f</text:p>
          </table:table-cell>
          <table:table-cell office:value-type="string">
            <text:p>¡Max! $0e¿Cómo he estado?$0e#¿Lo has visto?$0f</text:p>
          </table:table-cell>
          <table:table-cell office:value-type="string">
            <text:p>Max! $0eHow was I?$0e#Did you watch the whole thing?$0f</text:p>
          </table:table-cell>
        </table:table-row>
        <table:table-row table:style-name="ro1">
          <table:table-cell office:value-type="string">
            <text:p>Yeah...$0eI watched.$0e$0e#That was a little close.$0f</text:p>
          </table:table-cell>
          <table:table-cell office:value-type="string">
            <text:p>Sí, sí...$0e Lo he visto.$0e$0e#Ha estado un poco justo.$0f</text:p>
          </table:table-cell>
          <table:table-cell office:value-type="string">
            <text:p>Yeah...$0eI watched.$0e$0e#That was a little close.$0f</text:p>
          </table:table-cell>
        </table:table-row>
        <table:table-row table:style-name="ro1">
          <table:table-cell office:value-type="string">
            <text:p>Hey! $0eThose tanks back there...$0e$0e#Are those your troops, Max?$0f</text:p>
          </table:table-cell>
          <table:table-cell office:value-type="string">
            <text:p>¡Eh! $0eEsos tanques de ahí atrás...$0e$0e#¿Son esas tus tropas, Max?$0f</text:p>
          </table:table-cell>
          <table:table-cell office:value-type="string">
            <text:p>Hey! $0eThose tanks back there...$0e$0e#Are those your troops, Max?$0f</text:p>
          </table:table-cell>
        </table:table-row>
        <table:table-row table:style-name="ro1">
          <table:table-cell office:value-type="string">
            <text:p>Hm? $0eOh, um...$0ethose are...$0f</text:p>
          </table:table-cell>
          <table:table-cell office:value-type="string">
            <text:p>¿Mm? $0eAh, eh...$0e Eso son...$0f</text:p>
          </table:table-cell>
          <table:table-cell office:value-type="string">
            <text:p>Hm? $0eOh, um...$0ethose are...$0f</text:p>
          </table:table-cell>
        </table:table-row>
        <table:table-row table:style-name="ro1">
          <table:table-cell office:value-type="string">
            <text:p>Commander Max! $0eWe received your#orders and moved out at once!$0f</text:p>
          </table:table-cell>
          <table:table-cell office:value-type="string">
            <text:p>¡Comandante Max! $0e¡Recibimos sus#órdenes y avanzamos como dijo!$0f</text:p>
          </table:table-cell>
          <table:table-cell office:value-type="string">
            <text:p>Commander Max! $0eWe received your#orders and moved out at once!$0f</text:p>
          </table:table-cell>
        </table:table-row>
        <table:table-row table:style-name="ro1">
          <table:table-cell office:value-type="string">
            <text:p>Well, no one ordered you to broadcast#it to the entire world, soldier!$0f</text:p>
          </table:table-cell>
          <table:table-cell office:value-type="string">
            <text:p>¡Nadie te ordenó retransmitirlo a#todo el mundo, soldado!$0f</text:p>
          </table:table-cell>
          <table:table-cell office:value-type="string">
            <text:p>Well, no one ordered you to broadcast#it to the entire world, soldier!$0f</text:p>
          </table:table-cell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office:value-type="string">
            <text:p>Hmmm...$0f</text:p>
          </table:table-cell>
        </table:table-row>
        <table:table-row table:style-name="ro1">
          <table:table-cell office:value-type="string">
            <text:p>What?!?$0fIt's a training exercise!$0e$0e Gotta check#those engines every now and then!$0fGeez... $0eC'mon, boys. $0eLet's go home.$0f</text:p>
          </table:table-cell>
          <table:table-cell office:value-type="string">
            <text:p>¿¡Qué pasa!?$0f¡Es una maniobra!$0e$0e ¡Tengo que#probar los motores de vez en cuando!$0fAins... $0eVamos, chicos. $0eA casa.$0f</text:p>
          </table:table-cell>
          <table:table-cell office:value-type="string">
            <text:p>What?!?$0fIt's a training exercise!$0e$0e Gotta check#those engines every now and then!$0fGeez... $0eC'mon, boys. $0eLet's go home.$0f</text:p>
          </table:table-cell>
        </table:table-row>
        <table:table-row table:style-name="ro1">
          <table:table-cell office:value-type="string">
            <text:p>You know, Nell, $0eI'm really glad to have#Max on our side!$0f</text:p>
          </table:table-cell>
          <table:table-cell office:value-type="string">
            <text:p>Sabes, Nell, $0eme alegro de tener a#Max a nuestro lado.$0f</text:p>
          </table:table-cell>
          <table:table-cell office:value-type="string">
            <text:p>You know, Nell, $0eI'm really glad to have#Max on our side!$0f</text:p>
          </table:table-cell>
        </table:table-row>
        <table:table-row table:style-name="ro1">
          <table:table-cell office:value-type="string">
            <text:p>So am I, Andy. $0eSo am I.$0f</text:p>
          </table:table-cell>
          <table:table-cell office:value-type="string">
            <text:p>Yo también, Andy. $0eYo también.$0f</text:p>
          </table:table-cell>
          <table:table-cell office:value-type="string">
            <text:p>So am I, Andy. $0eSo am I.$0f</text:p>
          </table:table-cell>
        </table:table-row>
        <table:table-row table:style-name="ro1">
          <table:table-cell office:value-type="string">
            <text:p>I did it!!!#Did you see that?!?</text:p>
          </table:table-cell>
          <table:table-cell office:value-type="string">
            <text:p>¡Lo he conseguido!#¿¡Habéis visto!?</text:p>
          </table:table-cell>
          <table:table-cell office:value-type="string">
            <text:p>I did it!!!#Did you see that?!?</text:p>
          </table:table-cell>
        </table:table-row>
        <table:table-row table:style-name="ro1">
          <table:table-cell office:value-type="string">
            <text:p>It's too bad, Andy,$0e but#you were beaten this time.$0f</text:p>
          </table:table-cell>
          <table:table-cell office:value-type="string">
            <text:p>Vaya, Andy,$0e parece que#te han derrotado.$0f</text:p>
          </table:table-cell>
          <table:table-cell office:value-type="string">
            <text:p>It's too bad, Andy,$0e but#you were beaten this time.$0f</text:p>
          </table:table-cell>
        </table:table-row>
        <table:table-row table:style-name="ro1">
          <table:table-cell office:value-type="string">
            <text:p>Ahh... $0eLet me try again! $0eRight now!$0f</text:p>
          </table:table-cell>
          <table:table-cell office:value-type="string">
            <text:p>Ahh... $0e ¡Déjame volver a intentarlo!#¡Ahora mismo!$0f</text:p>
          </table:table-cell>
          <table:table-cell office:value-type="string">
            <text:p>Ahh... $0eLet me try again! $0eRight now!$0f</text:p>
          </table:table-cell>
        </table:table-row>
        <table:table-row table:style-name="ro1">
          <table:table-cell office:value-type="string">
            <text:p>Calm down. $0e$0eI've got some advice for#you, $0eand I want you to listen.$0fIt's tough facing both the Black#Cannon and the mini-cannons, too.$0fHowever, $0efocusing only on the#mini-cannon in front of you$0fexposes you to attack.$0fOne tactic is to send quick units#between the mini-cannons to$0fsuppress and capture the factory.$0fBut first, you need to shut down#enemy deployment capabilites.$0fGood luck, Andy. $0e$0eGet out there and#show Max what you can do!$0f</text:p>
          </table:table-cell>
          <table:table-cell office:value-type="string">
            <text:p>Cálmate. $0e$0eTengo un par de consejos#para ti, $0ey quiero que escuches.$0fEs difícil enfrentarse al Cañón Negro#y a los minicañones. Sin embargo,$0fsi te concentras únicamente en el#minicañón que tienes delante te$0fexpones a un ataque. Una estrategia#es enviar unidades rápidas entre$0flos minicañones para suprimir y#capturar la fábrica.$0fPero primero tienes que cortar las#posibilidades de despliegue de tropas$0fenemigas.$0f¡Buena suerte, Andy! $0e$0e¡Sal ahí fuera#y demuestra de lo que eres capaz!$0f</text:p>
          </table:table-cell>
          <table:table-cell office:value-type="string">
            <text:p>Calm down. $0e$0eI've got some advice for#you, $0eand I want you to listen.$0fIt's tough facing both the Black#Cannon and the mini-cannons, too.$0fHowever, $0efocusing only on the#mini-cannon in front of you$0fexposes you to attack.$0fOne tactic is to send quick units#between the mini-cannons to$0fsuppress and capture the factory.$0fBut first, you need to shut down#enemy deployment capabilites.$0fGood luck, Andy. $0e$0eGet out there and#show Max what you can do!$0f</text:p>
          </table:table-cell>
        </table:table-row>
        <table:table-row table:style-name="ro1">
          <table:table-cell office:value-type="string">
            <text:p>Mistress Lash, $0ewe have reports that#Orange Star is closing on our position.$0f</text:p>
          </table:table-cell>
          <table:table-cell office:value-type="string">
            <text:p>Comandante Kat...$0fNos informan de que Orange Star#se acerca a nuestra posición.$0f</text:p>
          </table:table-cell>
          <table:table-cell office:value-type="string">
            <text:p>Mistress Lash, $0ewe have reports that#Orange Star is closing on our position.$0f</text:p>
          </table:table-cell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office:value-type="string">
            <text:p>Hmmm...$0f</text:p>
          </table:table-cell>
        </table:table-row>
        <table:table-row table:style-name="ro1">
          <table:table-cell office:value-type="string">
            <text:p>What would you like us to do?$0f</text:p>
          </table:table-cell>
          <table:table-cell office:value-type="string">
            <text:p>¿Qué quiere que hagamos?$0f</text:p>
          </table:table-cell>
          <table:table-cell office:value-type="string">
            <text:p>What would you like us to do?$0f</text:p>
          </table:table-cell>
        </table:table-row>
        <table:table-row table:style-name="ro1">
          <table:table-cell office:value-type="string">
            <text:p>Just go and $0eengage them or something.$0f</text:p>
          </table:table-cell>
          <table:table-cell office:value-type="string">
            <text:p>Id y $0eenfrentaos a ellos o algo.$0f</text:p>
          </table:table-cell>
          <table:table-cell office:value-type="string">
            <text:p>Just go and $0eengage them or something.$0f</text:p>
          </table:table-cell>
        </table:table-row>
        <table:table-row table:style-name="ro1">
          <table:table-cell office:value-type="string">
            <text:p>Engage them...$0eor something?$0f</text:p>
          </table:table-cell>
          <table:table-cell office:value-type="string">
            <text:p>¿Enfrentarnos a ellos...$0e o algo?$0f</text:p>
          </table:table-cell>
          <table:table-cell office:value-type="string">
            <text:p>Engage them...$0eor something?$0f</text:p>
          </table:table-cell>
        </table:table-row>
        <table:table-row table:style-name="ro1">
          <table:table-cell office:value-type="string">
            <text:p>Uh, yeah. $0e$0eI'm a little busy researching#my latest invention right now. $0eDuh!$0fOnce this is finished, $0eI'll bathe#all of Orange Star in a sea of fire...$0fOooh! $0eI love new toys!$0f</text:p>
          </table:table-cell>
          <table:table-cell office:value-type="string">
            <text:p>Eh, sí. $0e$0eAhora mismo estoy ocupada#con mi último invento. $0e¡Je!$0fCuando esté terminado, $0ebañaré todo#Orange Star en un mar de fuego...$0f¡Me encanta tener juguetes nuevos!$0f</text:p>
          </table:table-cell>
          <table:table-cell office:value-type="string">
            <text:p>Uh, yeah. $0e$0eI'm a little busy researching#my latest invention right now. $0eDuh!$0fOnce this is finished, $0eI'll bathe#all of Orange Star in a sea of fire...$0fOooh! $0eI love new toys!$0f</text:p>
          </table:table-cell>
        </table:table-row>
        <table:table-row table:style-name="ro1">
          <table:table-cell office:value-type="string">
            <text:p>Um...$0e That is... $0e$0eI'm not$0e#sure we can do this on our own.$0f</text:p>
          </table:table-cell>
          <table:table-cell office:value-type="string">
            <text:p>Um...$0e Claro... $0e$0eNo estoy$0e#seguro de que podamos hacerlo solos.$0f</text:p>
          </table:table-cell>
          <table:table-cell office:value-type="string">
            <text:p>Um...$0e That is... $0e$0eI'm not$0e#sure we can do this on our own.$0f</text:p>
          </table:table-cell>
        </table:table-row>
        <table:table-row table:style-name="ro1">
          <table:table-cell office:value-type="string">
            <text:p>Ah! $0eYou're hopeless! $0e$0e#Fine! Let's get this over with!$0f</text:p>
          </table:table-cell>
          <table:table-cell office:value-type="string">
            <text:p>¡Ah! $0e¡Seréis patanes! $0e$0e#¡Bien! ¡Acabemos con esto de una vez!$0f</text:p>
          </table:table-cell>
          <table:table-cell office:value-type="string">
            <text:p>Ah! $0eYou're hopeless! $0e$0e#Fine! Let's get this over with!$0f</text:p>
          </table:table-cell>
        </table:table-row>
        <table:table-row table:style-name="ro1">
          <table:table-cell office:value-type="string">
            <text:p>The Black Hole HQ is located in those#mountains, isn't it?$0f</text:p>
          </table:table-cell>
          <table:table-cell office:value-type="string">
            <text:p>El CG de Black Hole está en esas#montañas, ¿no es así?$0f</text:p>
          </table:table-cell>
          <table:table-cell office:value-type="string">
            <text:p>The Black Hole HQ is located in those#mountains, isn't it?$0f</text:p>
          </table:table-cell>
        </table:table-row>
        <table:table-row table:style-name="ro1">
          <table:table-cell office:value-type="string">
            <text:p>That's correct. $0e$0eIt seems that Lash is#working on another destructive device.$0f</text:p>
          </table:table-cell>
          <table:table-cell office:value-type="string">
            <text:p>Correcto. $0e$0eParece que Kat está#trabajando en otro chisme destructivo.$0f</text:p>
          </table:table-cell>
          <table:table-cell office:value-type="string">
            <text:p>That's correct. $0e$0eIt seems that Lash is#working on another destructive device.$0f</text:p>
          </table:table-cell>
        </table:table-row>
        <table:table-row table:style-name="ro1">
          <table:table-cell office:value-type="string">
            <text:p>So, $0ewe need to launch an assault,#capture their HQ, and shut her down.$0fIf all goes well, we might get some#intel on Black Hole's forces, too.$0f</text:p>
          </table:table-cell>
          <table:table-cell office:value-type="string">
            <text:p>Así que, $0etenemos que lanzar un ataque,#capturar el CG y cerrarle la boca.$0fSi todo va bien, podríamos hasta#conseguir más información sobre$0flas tropas de Black Hole.$0f</text:p>
          </table:table-cell>
          <table:table-cell office:value-type="string">
            <text:p>So, $0ewe need to launch an assault,#capture their HQ, and shut her down.$0fIf all goes well, we might get some#intel on Black Hole's forces, too.$0f</text:p>
          </table:table-cell>
        </table:table-row>
        <table:table-row table:style-name="ro1">
          <table:table-cell office:value-type="string">
            <text:p>Being able to move in the mountains$0e#is key to making this work.$0f</text:p>
          </table:table-cell>
          <table:table-cell office:value-type="string">
            <text:p>Moverse con agilidad en las montañas$0e#es la clave para la victoria aquí.$0f</text:p>
          </table:table-cell>
          <table:table-cell office:value-type="string">
            <text:p>Being able to move in the mountains$0e#is key to making this work.$0f</text:p>
          </table:table-cell>
        </table:table-row>
        <table:table-row table:style-name="ro1">
          <table:table-cell office:value-type="string">
            <text:p>Which is why you chose me for this#mission.$0e I understand.$0f</text:p>
          </table:table-cell>
          <table:table-cell office:value-type="string">
            <text:p>Por eso me has elegido a mí para la#misión.$0e Entiendo.$0f</text:p>
          </table:table-cell>
          <table:table-cell office:value-type="string">
            <text:p>Which is why you chose me for this#mission.$0e I understand.$0f</text:p>
          </table:table-cell>
        </table:table-row>
        <table:table-row table:style-name="ro1">
          <table:table-cell office:value-type="string">
            <text:p>We have reports of Black Cannons#and missile silos in the mountains, too.$0fThis isn't going to be a walk#in the park, Sami. $0e$0eBe careful!$0f</text:p>
          </table:table-cell>
          <table:table-cell office:value-type="string">
            <text:p>Tenemos informes que indican la#existencia de Cañones Negros y silos$0fde misiles también en las montañas.#Esto no va a ser un paseo por el$0fcampo, Sami.$0e$0e ¡Ten mucho cuidado!$0f</text:p>
          </table:table-cell>
          <table:table-cell office:value-type="string">
            <text:p>We have reports of Black Cannons#and missile silos in the mountains, too.$0fThis isn't going to be a walk#in the park, Sami. $0e$0eBe careful!$0f</text:p>
          </table:table-cell>
        </table:table-row>
        <table:table-row table:style-name="ro1">
          <table:table-cell office:value-type="string">
            <text:p>I will. $0eYou can count on me!$0f</text:p>
          </table:table-cell>
          <table:table-cell office:value-type="string">
            <text:p>Descuidad. $0e¡Puedes contar conmigo!$0f</text:p>
          </table:table-cell>
          <table:table-cell office:value-type="string">
            <text:p>I will. $0eYou can count on me!$0f</text:p>
          </table:table-cell>
        </table:table-row>
        <table:table-row table:style-name="ro1">
          <table:table-cell office:value-type="string">
            <text:p>Pfeh! $0eNo big deal. $0e$0eIt's not like this#is our only hidden base!$0fToodles! Hee hee hee...$0f</text:p>
          </table:table-cell>
          <table:table-cell office:value-type="string">
            <text:p>¡Bah! $0eNo me importa. $0e$0e¡Como si#fuera nuestra única base secreta!$0f¡Hasta lueguito! Je, je, je...$0f</text:p>
          </table:table-cell>
          <table:table-cell office:value-type="string">
            <text:p>Pfeh! $0eNo big deal. $0e$0eIt's not like this#is our only hidden base!$0fToodles! Hee hee hee...$0f</text:p>
          </table:table-cell>
        </table:table-row>
        <table:table-row table:style-name="ro1">
          <table:table-cell office:value-type="string">
            <text:p>Anything to report, Sami?$0f</text:p>
          </table:table-cell>
          <table:table-cell office:value-type="string">
            <text:p>¿Algo interesante, Sami?$0f</text:p>
          </table:table-cell>
          <table:table-cell office:value-type="string">
            <text:p>Anything to report, Sami?$0f</text:p>
          </table:table-cell>
        </table:table-row>
        <table:table-row table:style-name="ro1">
          <table:table-cell office:value-type="string">
            <text:p>No sign of any of Lash's files yet.$0f</text:p>
          </table:table-cell>
          <table:table-cell office:value-type="string">
            <text:p>Ningún signo de los archivos de Kat.$0f</text:p>
          </table:table-cell>
          <table:table-cell office:value-type="string">
            <text:p>No sign of any of Lash's files yet.$0f</text:p>
          </table:table-cell>
        </table:table-row>
        <table:table-row table:style-name="ro1">
          <table:table-cell office:value-type="string">
            <text:p>Oh...$0f</text:p>
          </table:table-cell>
          <table:table-cell office:value-type="string">
            <text:p>Vaya...$0f</text:p>
          </table:table-cell>
          <table:table-cell office:value-type="string">
            <text:p>Oh...$0f</text:p>
          </table:table-cell>
        </table:table-row>
        <table:table-row table:style-name="ro1">
          <table:table-cell office:value-type="string">
            <text:p>They're thorough, I'll give them that.$0fHardly any time to evacuate,$0e but they#still managed to destroy her notes.$0f</text:p>
          </table:table-cell>
          <table:table-cell office:value-type="string">
            <text:p>Tengo que admitir que son meticulosos.$0fCasi no han tenido tiempo de evacuar,$0e#pero les ha dado tiempo a destruir$0fsus notas.$0f</text:p>
          </table:table-cell>
          <table:table-cell office:value-type="string">
            <text:p>They're thorough, I'll give them that.$0fHardly any time to evacuate,$0e but they#still managed to destroy her notes.$0f</text:p>
          </table:table-cell>
        </table:table-row>
        <table:table-row table:style-name="ro1">
          <table:table-cell office:value-type="string">
            <text:p>Well, $0e$0eI'm sure we'll have more chances#to gather intel in the future.$0fWe captured an enemy HQ today,$0e#and that's good work.$0f</text:p>
          </table:table-cell>
          <table:table-cell office:value-type="string">
            <text:p>Bueno, $0e$0eestoy segura de que tendremos#más oportunidades en el futuro.$0fHoy hemos capturado un CG enemigo,$0e#lo cual es un gran logro.$0f</text:p>
          </table:table-cell>
          <table:table-cell office:value-type="string">
            <text:p>Well, $0e$0eI'm sure we'll have more chances#to gather intel in the future.$0fWe captured an enemy HQ today,$0e#and that's good work.$0f</text:p>
          </table:table-cell>
        </table:table-row>
        <table:table-row table:style-name="ro1">
          <table:table-cell office:value-type="string">
            <text:p>You're right. $0eThere's still a lot of#ground to cover...$0fWe need to move ahead base by base$0e#and ensure that we take 'em all!$0f</text:p>
          </table:table-cell>
          <table:table-cell office:value-type="string">
            <text:p>Tienes razón. $0eTodavía tenemos mucho#terreno que cubrir...$0f¡Tenemos que avanzar base a base y$0e#capturarlas todas!$0f</text:p>
          </table:table-cell>
          <table:table-cell office:value-type="string">
            <text:p>You're right. $0eThere's still a lot of#ground to cover...$0fWe need to move ahead base by base$0e#and ensure that we take 'em all!$0f</text:p>
          </table:table-cell>
        </table:table-row>
        <table:table-row table:style-name="ro1">
          <table:table-cell office:value-type="string">
            <text:p>This is just the#beginning!</text:p>
          </table:table-cell>
          <table:table-cell office:value-type="string">
            <text:p><text:s/>¡Esto es sólo el# principio!</text:p>
          </table:table-cell>
          <table:table-cell office:value-type="string">
            <text:p>This is just the#beginning!</text:p>
          </table:table-cell>
        </table:table-row>
        <table:table-row table:style-name="ro1">
          <table:table-cell office:value-type="string">
            <text:p>Sami! $0eAre you Ok?$0f</text:p>
          </table:table-cell>
          <table:table-cell office:value-type="string">
            <text:p>¡Sami! $0e¿Estás bien?$0f</text:p>
          </table:table-cell>
          <table:table-cell office:value-type="string">
            <text:p>Sami! $0eAre you Ok?$0f</text:p>
          </table:table-cell>
        </table:table-row>
        <table:table-row table:style-name="ro1">
          <table:table-cell office:value-type="string">
            <text:p>I'm sorry, Nell.$0e$0e#You believed in me, $0eand I let you down.$0f</text:p>
          </table:table-cell>
          <table:table-cell office:value-type="string">
            <text:p>Lo siento, Nell.$0e$0e#Creíste en mí, $0ey te he fallado.$0f</text:p>
          </table:table-cell>
          <table:table-cell office:value-type="string">
            <text:p>I'm sorry, Nell.$0e$0e#You believed in me, $0eand I let you down.$0f</text:p>
          </table:table-cell>
        </table:table-row>
        <table:table-row table:style-name="ro1">
          <table:table-cell office:value-type="string">
            <text:p>Yes, I believed in you. $0e$0eAnd I#still do. $0eYou can do this, Sami.$0fUp and at 'em, soldier.$0e$0e#We've got some planning to do!$0fFirst and foremost, we need to take#those factories at the top of the map.$0f</text:p>
          </table:table-cell>
          <table:table-cell office:value-type="string">
            <text:p>Sí, creí en ti. $0e$0eY sigo creyendo.$0e#Sé que puedes hacer esto, Sami.$0f¡Arriba y a por ellos, soldado!$0e$0e#Tenemos trabajo que hacer.$0fPrimero tenemos que capturar las#fábricas de la parte superior del mapa.$0f</text:p>
          </table:table-cell>
          <table:table-cell office:value-type="string">
            <text:p>Yes, I believed in you. $0e$0eAnd I#still do. $0eYou can do this, Sami.$0fUp and at 'em, soldier.$0e$0e#We've got some planning to do!$0fFirst and foremost, we need to take#those factories at the top of the map.$0f</text:p>
          </table:table-cell>
        </table:table-row>
        <table:table-row table:style-name="ro1">
          <table:table-cell office:value-type="string">
            <text:p>Yes, I agree.$0fDeploying rocket units here would make#taking out the Black Cannons easier.$0f</text:p>
          </table:table-cell>
          <table:table-cell office:value-type="string">
            <text:p>Estoy de acuerdo.$0fSi desplegamos cohetes ahí, será más#fácil acabar con los Cañones Negros.$0f</text:p>
          </table:table-cell>
          <table:table-cell office:value-type="string">
            <text:p>Yes, I agree.$0fDeploying rocket units here would make#taking out the Black Cannons easier.$0f</text:p>
          </table:table-cell>
        </table:table-row>
        <table:table-row table:style-name="ro1">
          <table:table-cell office:value-type="string">
            <text:p>Missile silos are useless against#the Black Cannons, $0eso just$0fignore them.$0fMountains impede vehicle movement,$0e#so utilizing your superior infantry$0funits is your best strategy.$0fGet your troops over those mountains,$0e$0e#and hit 'em hard! $0eGood luck, Sami!$0f</text:p>
          </table:table-cell>
          <table:table-cell office:value-type="string">
            <text:p>Los silos de misiles son inútiles contra#los Cañones Negros, $0easí que olvídate$0fde ellos.$0fLas montañas impiden el avance de#vehículos, así que la mejor estrategia$0fes usar las unidades de infantería.$0f¡Dirige tus tropas a las montañas$0e$0e#y dales duro! $0e¡Buena suerte, Sami!$0f</text:p>
          </table:table-cell>
          <table:table-cell office:value-type="string">
            <text:p>Missile silos are useless against#the Black Cannons, $0eso just$0fignore them.$0fMountains impede vehicle movement,$0e#so utilizing your superior infantry$0funits is your best strategy.$0fGet your troops over those mountains,$0e$0e#and hit 'em hard! $0eGood luck, Sami!$0f</text:p>
          </table:table-cell>
        </table:table-row>
        <table:table-row table:style-name="ro1">
          <table:table-cell office:value-type="string">
            <text:p>Commander, $0ewe've received a letter#from the enemy.$0f</text:p>
          </table:table-cell>
          <table:table-cell office:value-type="string">
            <text:p>Mi comandante, $0ehemos recibido una#carta del enemigo.$0f</text:p>
          </table:table-cell>
          <table:table-cell office:value-type="string">
            <text:p>Commander, $0ewe've received a letter#from the enemy.$0f</text:p>
          </table:table-cell>
        </table:table-row>
        <table:table-row table:style-name="ro1">
          <table:table-cell office:value-type="string">
            <text:p>Addressed to me?$0e$0e#I wonder what it says...$0f</text:p>
          </table:table-cell>
          <table:table-cell office:value-type="string">
            <text:p>¿Dirigida a mí?$0e$0e#Me pregunto qué pone...$0f</text:p>
          </table:table-cell>
          <table:table-cell office:value-type="string">
            <text:p>Addressed to me?$0e$0e#I wonder what it says...$0f</text:p>
          </table:table-cell>
        </table:table-row>
        <table:table-row table:style-name="ro1">
          <table:table-cell office:value-type="string">
            <text:p>Sir?$0e$0e#What does it say?$0f</text:p>
          </table:table-cell>
          <table:table-cell office:value-type="string">
            <text:p>¿Señor?$0e$0e#¿Qué dice?$0f</text:p>
          </table:table-cell>
          <table:table-cell office:value-type="string">
            <text:p>Sir?$0e$0e#What does it say?$0f</text:p>
          </table:table-cell>
        </table:table-row>
        <table:table-row table:style-name="ro1">
          <table:table-cell office:value-type="string">
            <text:p>It's a challenge.$0fIt says, "If you're not a coward, you'll#come to the coordinates on this map."$0f</text:p>
          </table:table-cell>
          <table:table-cell office:value-type="string">
            <text:p>Es un reto.$0fDice: $abSi no eres un cobarde, vendrás#a las coordenadas de este mapa$bb.$0f</text:p>
          </table:table-cell>
          <table:table-cell office:value-type="string">
            <text:p>It's a challenge.$0fIt says, "If you're not a coward, you'll#come to the coordinates on this map."$0f</text:p>
          </table:table-cell>
        </table:table-row>
        <table:table-row table:style-name="ro1">
          <table:table-cell office:value-type="string">
            <text:p>What are your orders, sir?$0f</text:p>
          </table:table-cell>
          <table:table-cell office:value-type="string">
            <text:p>¿Qué ordena, señor?$0f</text:p>
          </table:table-cell>
          <table:table-cell office:value-type="string">
            <text:p>What are your orders, sir?$0f</text:p>
          </table:table-cell>
        </table:table-row>
        <table:table-row table:style-name="ro1">
          <table:table-cell office:value-type="string">
            <text:p>We're moving out, of course!$0fYou think I'm scared of Black Hole?$0e#Not a chance!$0f</text:p>
          </table:table-cell>
          <table:table-cell office:value-type="string">
            <text:p>¡Vamos a ir!$0f¿Crees que Black Hole me da miedo?$0e#¡Para nada!$0f</text:p>
          </table:table-cell>
          <table:table-cell office:value-type="string">
            <text:p>We're moving out, of course!$0fYou think I'm scared of Black Hole?$0e#Not a chance!$0f</text:p>
          </table:table-cell>
        </table:table-row>
        <table:table-row table:style-name="ro1">
          <table:table-cell office:value-type="string">
            <text:p>So, $0ethis is the place...$0f</text:p>
          </table:table-cell>
          <table:table-cell office:value-type="string">
            <text:p>Bueno, $0eéste es el sitio...$0f</text:p>
          </table:table-cell>
          <table:table-cell office:value-type="string">
            <text:p>So, $0ethis is the place...$0f</text:p>
          </table:table-cell>
        </table:table-row>
        <table:table-row table:style-name="ro1">
          <table:table-cell office:value-type="string">
            <text:p>That it is, $0eAndy.$0f</text:p>
          </table:table-cell>
          <table:table-cell office:value-type="string">
            <text:p>Efectivamente, $0eAndy.$0f</text:p>
          </table:table-cell>
          <table:table-cell office:value-type="string">
            <text:p>That it is, $0eAndy.$0f</text:p>
          </table:table-cell>
        </table:table-row>
        <table:table-row table:style-name="ro1">
          <table:table-cell office:value-type="string">
            <text:p>Hey! $0eWho are you supposed to be?$0f</text:p>
          </table:table-cell>
          <table:table-cell office:value-type="string">
            <text:p>¡Eh! $0e¿Y tú quién eres?$0f</text:p>
          </table:table-cell>
          <table:table-cell office:value-type="string">
            <text:p>Hey! $0eWho are you supposed to be?$0f</text:p>
          </table:table-cell>
        </table:table-row>
        <table:table-row table:style-name="ro1">
          <table:table-cell office:value-type="string">
            <text:p>I am Hawke.$0e$0e#A Black Hole CO.$0f</text:p>
          </table:table-cell>
          <table:table-cell office:value-type="string">
            <text:p>Soy Maverik.$0e$0e#Un OJ de Black Hole.$0f</text:p>
          </table:table-cell>
          <table:table-cell office:value-type="string">
            <text:p>I am Hawke.$0e$0e#A Black Hole OC.$0f</text:p>
          </table:table-cell>
        </table:table-row>
        <table:table-row table:style-name="ro1">
          <table:table-cell office:value-type="string">
            <text:p>Why did you send that letter#to me?$0f</text:p>
          </table:table-cell>
          <table:table-cell office:value-type="string">
            <text:p>¿Por qué me mandaste la carta?$0f</text:p>
          </table:table-cell>
          <table:table-cell office:value-type="string">
            <text:p>Why did you send that letter#to me?$0f</text:p>
          </table:table-cell>
        </table:table-row>
        <table:table-row table:style-name="ro1">
          <table:table-cell office:value-type="string">
            <text:p>I wanted to meet you.$0e$0e#To challenge you...man-to-man.$0f</text:p>
          </table:table-cell>
          <table:table-cell office:value-type="string">
            <text:p>Quería conocerte.$0e$0e#Para retarte... de hombre a hombre.$0f</text:p>
          </table:table-cell>
          <table:table-cell office:value-type="string">
            <text:p>I wanted to meet you.$0e$0e#To challenge you...man-to-man.$0f</text:p>
          </table:table-cell>
        </table:table-row>
        <table:table-row table:style-name="ro1">
          <table:table-cell office:value-type="string">
            <text:p>What, you wanna fight?$0f</text:p>
          </table:table-cell>
          <table:table-cell office:value-type="string">
            <text:p>¿Quieres luchar?$0f</text:p>
          </table:table-cell>
          <table:table-cell office:value-type="string">
            <text:p>What, you wanna fight?$0f</text:p>
          </table:table-cell>
        </table:table-row>
        <table:table-row table:style-name="ro1">
          <table:table-cell office:value-type="string">
            <text:p>That's right. $0e$0eI hoped you'd show me#your tactical prowess.$0fI gather you have immense potential.$0e#Unpolished, but great nonetheless.$0fI require a skilled foe. $0ePerhaps you#would be an appropriate enemy.$0fPlus, $0eno one else has been able#to contain your...$0eyouthful energy.$0f</text:p>
          </table:table-cell>
          <table:table-cell office:value-type="string">
            <text:p>Exacto. $0e$0eEsperaba que me mostraras#tu capacidad táctica.$0fSe supone que tienes un gran potencial.$0fNo muy refinado, $0epero potencial al fin#y al cabo.$0fNecesito un rival con talento. $0ePuede#que tú seas el enemigo apropiado.$0fAdemás, $0enadie ha sido capaz de#contener tu...$0e ímpetu juvenil.$0f</text:p>
          </table:table-cell>
          <table:table-cell office:value-type="string">
            <text:p>That's right. $0e$0eI hoped you'd show me#your tactical prowess.$0fI gather you have immense potential.$0e#Unpolished, but great nonetheless.$0fI require a skilled foe. $0ePerhaps you#would be an appropriate enemy.$0fPlus, $0eno one else has been able#to contain your...$0eyouthful energy.$0f</text:p>
          </table:table-cell>
        </table:table-row>
        <table:table-row table:style-name="ro1">
          <table:table-cell office:value-type="string">
            <text:p>What are you talking about?!?$0fI have no clue who you are!$0f</text:p>
          </table:table-cell>
          <table:table-cell office:value-type="string">
            <text:p>¿Pero qué dices?$0f¡Si ni siquiera te conozco!$0f</text:p>
          </table:table-cell>
          <table:table-cell office:value-type="string">
            <text:p>What are you talking about?!?$0fI have no clue who you are!$0f</text:p>
          </table:table-cell>
        </table:table-row>
        <table:table-row table:style-name="ro1">
          <table:table-cell office:value-type="string">
            <text:p>Meet me in combat, boy,$0e and#you will learn all you need.$0fWell, $0ewhat will it be?$0e$0e#Will you accept my challenge?$0f</text:p>
          </table:table-cell>
          <table:table-cell office:value-type="string">
            <text:p>Conóceme en combate, muchacho,$0e y#aprenderás todo lo que necesitas.$0fBueno, $0e¿qué vas a hacer?$0e$0e#¿Aceptas mi reto?$0f</text:p>
          </table:table-cell>
          <table:table-cell office:value-type="string">
            <text:p>Meet me in combat, boy,$0e and#you will learn all you need.$0fWell, $0ewhat will it be?$0e$0e#Will you accept my challenge?$0f</text:p>
          </table:table-cell>
        </table:table-row>
        <table:table-row table:style-name="ro1">
          <table:table-cell office:value-type="string">
            <text:p>If you're selling, $0ethen I'm buying!$0f</text:p>
          </table:table-cell>
          <table:table-cell office:value-type="string">
            <text:p>¡Acepto lo que haga falta!$0f</text:p>
          </table:table-cell>
          <table:table-cell office:value-type="string">
            <text:p>If you're selling, $0ethen I'm buying!$0f</text:p>
          </table:table-cell>
        </table:table-row>
        <table:table-row table:style-name="ro1">
          <table:table-cell office:value-type="string">
            <text:p>Just what I expected to hear.$0fHere are the rules: $0eWe use only#air and naval units.$0fThe first to lose every unit...$0e#loses the battle.$0f</text:p>
          </table:table-cell>
          <table:table-cell office:value-type="string">
            <text:p>Justo lo que quería oír.$0fLas reglas son sencillas: $0esólo podemos#usar unidades navales y aéreas.$0fEl primero en perderlas todas...$0e#pierde la batalla.$0f</text:p>
          </table:table-cell>
          <table:table-cell office:value-type="string">
            <text:p>Just what I expected to hear.$0fHere are the rules: $0eWe use only#air and naval units.$0fThe first to lose every unit...$0e#loses the battle.$0f</text:p>
          </table:table-cell>
        </table:table-row>
        <table:table-row table:style-name="ro1">
          <table:table-cell office:value-type="string">
            <text:p>And if I win?$0f</text:p>
          </table:table-cell>
          <table:table-cell office:value-type="string">
            <text:p>¿Y si gano yo?$0f</text:p>
          </table:table-cell>
          <table:table-cell office:value-type="string">
            <text:p>And if I win?$0f</text:p>
          </table:table-cell>
        </table:table-row>
        <table:table-row table:style-name="ro1">
          <table:table-cell office:value-type="string">
            <text:p>Then I will return this area to the#control of Orange Star.$0f</text:p>
          </table:table-cell>
          <table:table-cell office:value-type="string">
            <text:p>Entonces devolveré esta zona al#ejército de Orange Star.$0f</text:p>
          </table:table-cell>
          <table:table-cell office:value-type="string">
            <text:p>Then I will return this area to the#control of Orange Star.$0f</text:p>
          </table:table-cell>
        </table:table-row>
        <table:table-row table:style-name="ro1">
          <table:table-cell office:value-type="string">
            <text:p>Ok! $0e$0eThen if I lose, $0eI'll let Black Hole#take possession of this land.$0f</text:p>
          </table:table-cell>
          <table:table-cell office:value-type="string">
            <text:p>¡Muy bien! $0e$0eSi pierdo, $0edejaré que Black#Hole tome posesión de estas tierras.$0f</text:p>
          </table:table-cell>
          <table:table-cell office:value-type="string">
            <text:p>Ok! $0e$0eThen if I lose, $0eI'll let Black Hole#take possession of this land.$0f</text:p>
          </table:table-cell>
        </table:table-row>
        <table:table-row table:style-name="ro1">
          <table:table-cell office:value-type="string">
            <text:p>Quite generous...$0econsidering that we#already have control of this region.$0fIt is done! $0e$0eLet it begin, Andy!$0f</text:p>
          </table:table-cell>
          <table:table-cell office:value-type="string">
            <text:p>Muy generoso...$0e teniendo en cuenta que#ya tenemos el control de la región.$0f¡Trato hecho! $0e$0e¡Adelante, Andy!$0f</text:p>
          </table:table-cell>
          <table:table-cell office:value-type="string">
            <text:p>Quite generous...$0econsidering that we#already have control of this region.$0fIt is done! $0e$0eLet it begin, Andy!$0f</text:p>
          </table:table-cell>
        </table:table-row>
        <table:table-row table:style-name="ro1">
          <table:table-cell office:value-type="string">
            <text:p>Here I come!$0f</text:p>
          </table:table-cell>
          <table:table-cell office:value-type="string">
            <text:p>¡Allá voy!$0f</text:p>
          </table:table-cell>
          <table:table-cell office:value-type="string">
            <text:p>Here I come!$0f</text:p>
          </table:table-cell>
        </table:table-row>
        <table:table-row table:style-name="ro1">
          <table:table-cell office:value-type="string">
            <text:p>How was THAT, Hawke?!?$0f</text:p>
          </table:table-cell>
          <table:table-cell office:value-type="string">
            <text:p>¿Qué te ha parecido, Maverik?$0f</text:p>
          </table:table-cell>
          <table:table-cell office:value-type="string">
            <text:p>How was THAT, Hawke?!?$0f</text:p>
          </table:table-cell>
        </table:table-row>
        <table:table-row table:style-name="ro1">
          <table:table-cell office:value-type="string">
            <text:p>Hm... $0eQuite impressive, Andy.$0e$0e#Victory is yours.$0f</text:p>
          </table:table-cell>
          <table:table-cell office:value-type="string">
            <text:p>Mm... $0eImpresionante, Andy.$0e$0e#La victoria es tuya.$0f</text:p>
          </table:table-cell>
          <table:table-cell office:value-type="string">
            <text:p>Hm... $0eQuite impressive, Andy.$0e$0e#Victory is yours.$0f</text:p>
          </table:table-cell>
        </table:table-row>
        <table:table-row table:style-name="ro1">
          <table:table-cell office:value-type="string">
            <text:p>Now, like you promised,$0e#pack up and get out!$0f</text:p>
          </table:table-cell>
          <table:table-cell office:value-type="string">
            <text:p>Ahora, tal y como prometiste...$0e#¡haz las maletas!$0f</text:p>
          </table:table-cell>
          <table:table-cell office:value-type="string">
            <text:p>Now, like you promised,$0e#pack up and get out!$0f</text:p>
          </table:table-cell>
        </table:table-row>
        <table:table-row table:style-name="ro1">
          <table:table-cell office:value-type="string">
            <text:p>It seems I've no choice.$0e$0e#All units, $0ewithdraw!$0f</text:p>
          </table:table-cell>
          <table:table-cell office:value-type="string">
            <text:p>Parece que no tengo opción.$0e$0e#¡Atención! $0e¡Retirada!$0f</text:p>
          </table:table-cell>
          <table:table-cell office:value-type="string">
            <text:p>It seems I've no choice.$0e$0e#All units, $0ewithdraw!$0f</text:p>
          </table:table-cell>
        </table:table-row>
        <table:table-row table:style-name="ro1">
          <table:table-cell office:value-type="string">
            <text:p>Commander, $0ethe Black Hole forces#are retreating!$0f</text:p>
          </table:table-cell>
          <table:table-cell office:value-type="string">
            <text:p>¡Mi comandante, $0elas fuerzas de Black#Hole se están retirando!$0f</text:p>
          </table:table-cell>
          <table:table-cell office:value-type="string">
            <text:p>Commander, $0ethe Black Hole forces#are retreating!$0f</text:p>
          </table:table-cell>
        </table:table-row>
        <table:table-row table:style-name="ro1">
          <table:table-cell office:value-type="string">
            <text:p>Yeah! $0eWe did it!$0fI've gotta tell Nell.$0e$0e#Put me in touch with her right away!$0f</text:p>
          </table:table-cell>
          <table:table-cell office:value-type="string">
            <text:p>¡Sí! $0e¡Lo hemos conseguido!$0fTengo que decírselo a Nell.$0e$0e#¡Pásamela ahora mismo!$0f</text:p>
          </table:table-cell>
          <table:table-cell office:value-type="string">
            <text:p>Yeah! $0eWe did it!$0fI've gotta tell Nell.$0e$0e#Put me in touch with her right away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Andy?$0e#What in the world are you doing?$0f</text:p>
          </table:table-cell>
          <table:table-cell office:value-type="string">
            <text:p>¿Andy?$0e#¿Se puede saber qué estás haciendo?$0f</text:p>
          </table:table-cell>
          <table:table-cell office:value-type="string">
            <text:p>Andy?$0e#What in the world are you doing?$0f</text:p>
          </table:table-cell>
        </table:table-row>
        <table:table-row table:style-name="ro1">
          <table:table-cell office:value-type="string">
            <text:p>Nell, $0elisten to this.$0fI beat this guy named Hawke and#drove his troops out of...$0f</text:p>
          </table:table-cell>
          <table:table-cell office:value-type="string">
            <text:p>Nell, $0eescucha.$0fHe vencido a un tal Maverik y ha#retirado sus tropas de...$0f</text:p>
          </table:table-cell>
          <table:table-cell office:value-type="string">
            <text:p>Nell, $0elisten to this.$0fI beat this guy named Hawke and#drove his troops out of...$0f</text:p>
          </table:table-cell>
        </table:table-row>
        <table:table-row table:style-name="ro1">
          <table:table-cell office:value-type="string">
            <text:p>I don't have time for that!$0fOrange Star is under attack!$0e#The enemy is here in massive numbers!$0f</text:p>
          </table:table-cell>
          <table:table-cell office:value-type="string">
            <text:p>¡No tengo tiempo para eso!$0e#¡Orange Star está siendo atacado!$0f¡El enemigo está aquí y avanza#con fuerza!$0f</text:p>
          </table:table-cell>
          <table:table-cell office:value-type="string">
            <text:p>I don't have time for that!$0fOrange Star is under attack!$0e#The enemy is here in massive numbers!$0f</text:p>
          </table:table-cell>
        </table:table-row>
        <table:table-row table:style-name="ro1">
          <table:table-cell office:value-type="string">
            <text:p>What?!?$0f</text:p>
          </table:table-cell>
          <table:table-cell office:value-type="string">
            <text:p>¿¡Qué!?$0f</text:p>
          </table:table-cell>
          <table:table-cell office:value-type="string">
            <text:p>What?!?$0f</text:p>
          </table:table-cell>
        </table:table-row>
        <table:table-row table:style-name="ro1">
          <table:table-cell office:value-type="string">
            <text:p>They've advanced beyond the front#you were supposed to be holding!$0f</text:p>
          </table:table-cell>
          <table:table-cell office:value-type="string">
            <text:p>¡Están avanzando por el frente que se#suponía que tú estabas defendiendo!$0f</text:p>
          </table:table-cell>
          <table:table-cell office:value-type="string">
            <text:p>They've advanced beyond the front#you were supposed to be holding!$0f</text:p>
          </table:table-cell>
        </table:table-row>
        <table:table-row table:style-name="ro1">
          <table:table-cell office:value-type="string">
            <text:p>Uh, $0ethat means...$0f</text:p>
          </table:table-cell>
          <table:table-cell office:value-type="string">
            <text:p>Eh, $0eeso significa...$0f</text:p>
          </table:table-cell>
          <table:table-cell office:value-type="string">
            <text:p>Uh, $0ethat means...$0f</text:p>
          </table:table-cell>
        </table:table-row>
        <table:table-row table:style-name="ro1">
          <table:table-cell office:value-type="string">
            <text:p>You fell right into their trap, Andy!$0e$0e#Get back here on the double!$0f</text:p>
          </table:table-cell>
          <table:table-cell office:value-type="string">
            <text:p>¡Has picado el anzuelo, Andy!$0e$0e#¡Vuelve aquí inmediatamente!$0f</text:p>
          </table:table-cell>
          <table:table-cell office:value-type="string">
            <text:p>You fell right into their trap, Andy!$0e$0e#Get back here on the double!$0f</text:p>
          </table:table-cell>
        </table:table-row>
        <table:table-row table:style-name="ro1">
          <table:table-cell office:value-type="string">
            <text:p>But...$0ebut... $0eWhat about...$0f</text:p>
          </table:table-cell>
          <table:table-cell office:value-type="string">
            <text:p>Pero...$0e pero... $0e¿Qué pasa con...?$0f</text:p>
          </table:table-cell>
          <table:table-cell office:value-type="string">
            <text:p>But...$0ebut... $0eWhat about...$0f</text:p>
          </table:table-cell>
        </table:table-row>
        <table:table-row table:style-name="ro1">
          <table:table-cell office:value-type="string">
            <text:p>If the continent falls, $0ethose islands#mean nothing!!!$0f</text:p>
          </table:table-cell>
          <table:table-cell office:value-type="string">
            <text:p>¡Si perdemos el continente, $0e#esas islas no valdrán para nada!$0f</text:p>
          </table:table-cell>
          <table:table-cell office:value-type="string">
            <text:p>If the continent falls, $0ethose islands#mean nothing!!!$0f</text:p>
          </table:table-cell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office:value-type="string">
            <text:p>Hmmm...$0f</text:p>
          </table:table-cell>
        </table:table-row>
        <table:table-row table:style-name="ro1">
          <table:table-cell office:value-type="string">
            <text:p>Commander... $0eCommander!$0e#Awaiting your orders, sir!$0f</text:p>
          </table:table-cell>
          <table:table-cell office:value-type="string">
            <text:p>Mi comandante... $0e¡Mi comandante!$0e#¡Esperamos sus órdenes, señor!$0f</text:p>
          </table:table-cell>
          <table:table-cell office:value-type="string">
            <text:p>Commander... $0eCommander!$0e#Awaiting your orders, sir!$0f</text:p>
          </table:table-cell>
        </table:table-row>
        <table:table-row table:style-name="ro1">
          <table:table-cell office:value-type="string">
            <text:p>Back to the mainland! $0eNOW!!!$0e$0e#Drat! $0eDouble drat!!!$0f</text:p>
          </table:table-cell>
          <table:table-cell office:value-type="string">
            <text:p>¡Volvemos al continente! $0e¡¡AHORA!!$0e$0e#¡Mecachis! $0e¡¡Doble mecachis!!$0f</text:p>
          </table:table-cell>
          <table:table-cell office:value-type="string">
            <text:p>Back to the mainland! $0eNOW!!!$0e$0e#Drat! $0eDouble drat!!!$0f</text:p>
          </table:table-cell>
        </table:table-row>
        <table:table-row table:style-name="ro1">
          <table:table-cell office:value-type="string">
            <text:p>That creep!$0e Next time I#see him, $0ehe's in trouble!</text:p>
          </table:table-cell>
          <table:table-cell office:value-type="string">
            <text:p>¡La próxima vez que le#vea, $0ese va a enterar!</text:p>
          </table:table-cell>
          <table:table-cell office:value-type="string">
            <text:p>That creep!$0e Next time I#see him, $0ehe's in trouble!</text:p>
          </table:table-cell>
        </table:table-row>
        <table:table-row table:style-name="ro1">
          <table:table-cell office:value-type="string">
            <text:p>I lost?$0f</text:p>
          </table:table-cell>
          <table:table-cell office:value-type="string">
            <text:p>¿He perdido?$0f</text:p>
          </table:table-cell>
          <table:table-cell office:value-type="string">
            <text:p>I lost?$0f</text:p>
          </table:table-cell>
        </table:table-row>
        <table:table-row table:style-name="ro1">
          <table:table-cell office:value-type="string">
            <text:p>Ha ha ha... $0eI came looking for an#opponent, $0ebut all I found was a child.$0fI'll hold you to your word, boy.$0e#This land is ours!$0f</text:p>
          </table:table-cell>
          <table:table-cell office:value-type="string">
            <text:p>Ja, ja, ja... $0eVine buscando un oponente,#$0epero sólo he encontrado un niño.$0fTe tomaré la palabra, muchacho.$0e#¡Esta tierra es nuestra!$0f</text:p>
          </table:table-cell>
          <table:table-cell office:value-type="string">
            <text:p>Ha ha ha... $0eI came looking for an#opponent, $0ebut all I found was a child.$0fI'll hold you to your word, boy.$0e#This land is ours!$0f</text:p>
          </table:table-cell>
        </table:table-row>
        <table:table-row table:style-name="ro1">
          <table:table-cell office:value-type="string">
            <text:p>Wai...$0ewait!$0f</text:p>
          </table:table-cell>
          <table:table-cell office:value-type="string">
            <text:p>Es...$0e ¡Espera!$0f</text:p>
          </table:table-cell>
          <table:table-cell office:value-type="string">
            <text:p>Wai...$0ewait!$0f</text:p>
          </table:table-cell>
        </table:table-row>
        <table:table-row table:style-name="ro1">
          <table:table-cell office:value-type="string">
            <text:p>What? $0eBegging for mercy?$0e Or do#you think to challenge me again?$0fYou? $0eA child who doesn't know how to#gather intel $0eor field an army!$0fI beat you once, boy. $0eAre you coming#back for more?$0f</text:p>
          </table:table-cell>
          <table:table-cell office:value-type="string">
            <text:p>¿Qué? $0e¿Vas a implorar misericordia?$0e#¿Crees que puedes retarme de nuevo?$0f¿Tú? $0e¡Un niño que no sabe cómo reunir#información $0eo dirigir un ejército!$0fYa te he vencido una vez, muchacho.$0e#¿Es que quieres más?$0f</text:p>
          </table:table-cell>
          <table:table-cell office:value-type="string">
            <text:p>What? $0eBegging for mercy?$0e Or do#you think to challenge me again?$0fYou? $0eA child who doesn't know how to#gather intel $0eor field an army!$0fI beat you once, boy. $0eAre you coming#back for more?$0f</text:p>
          </table:table-cell>
        </table:table-row>
        <table:table-row table:style-name="ro1">
          <table:table-cell office:value-type="string">
            <text:p>Yes... $0eYes, I am!$0e#I can't let it end like this!$0fHawke! $0eThis time, I challenge you!$0e#Fight me!$0f</text:p>
          </table:table-cell>
          <table:table-cell office:value-type="string">
            <text:p>Sí... $0e¡Sí!$0e#¡No puedo dejar que acabe así!$0f¡Maverik! $0e¡Esta vez te reto yo a ti!$0e#¡Combate contra mí!$0f</text:p>
          </table:table-cell>
          <table:table-cell office:value-type="string">
            <text:p>Yes... $0eYes, I am!$0e#I can't let it end like this!$0fHawke! $0eThis time, I challenge you!$0e#Fight me!$0f</text:p>
          </table:table-cell>
        </table:table-row>
        <table:table-row table:style-name="ro1">
          <table:table-cell office:value-type="string">
            <text:p>Ha ha ha... $0eWhy not?$0e$0e#I'm ready when you are.$0f</text:p>
          </table:table-cell>
          <table:table-cell office:value-type="string">
            <text:p>Ja, ja, ja... $0e¿Por qué no?$0e$0e#Cuando quieras.$0f</text:p>
          </table:table-cell>
          <table:table-cell office:value-type="string">
            <text:p>Ha ha ha... $0eWhy not?$0e$0e#I'm ready when you are.$0f</text:p>
          </table:table-cell>
        </table:table-row>
        <table:table-row table:style-name="ro1">
          <table:table-cell office:value-type="string">
            <text:p>What have you done with the Orange#Star soldiers we captured?$0f</text:p>
          </table:table-cell>
          <table:table-cell office:value-type="string">
            <text:p>¿Qué habéis hecho con los soldados de#Orange Star que capturamos?$0f</text:p>
          </table:table-cell>
          <table:table-cell office:value-type="string">
            <text:p>What have you done with the Orange#Star soldiers we captured?$0f</text:p>
          </table:table-cell>
        </table:table-row>
        <table:table-row table:style-name="ro1">
          <table:table-cell office:value-type="string">
            <text:p>They've been taken to HQ, as per#your orders, sir.$0f</text:p>
          </table:table-cell>
          <table:table-cell office:value-type="string">
            <text:p>Los hemos llevado al CG, como ordenó,#señor.$0f</text:p>
          </table:table-cell>
          <table:table-cell office:value-type="string">
            <text:p>They've been taken to HQ, as per#your orders, sir.$0f</text:p>
          </table:table-cell>
        </table:table-row>
        <table:table-row table:style-name="ro1">
          <table:table-cell office:value-type="string">
            <text:p>And you have permitted that intel#to be leaked back to Orange Star?$0f</text:p>
          </table:table-cell>
          <table:table-cell office:value-type="string">
            <text:p>¿Y habéis dejado que esa información#se filtre al ejército de Orange Star?$0f</text:p>
          </table:table-cell>
          <table:table-cell office:value-type="string">
            <text:p>And you have permitted that intel#to be leaked back to Orange Star?$0f</text:p>
          </table:table-cell>
        </table:table-row>
        <table:table-row table:style-name="ro1">
          <table:table-cell office:value-type="string">
            <text:p>Yes, sir. $0e$0eReports tell us they began#gathering forces almost immediately.$0f </text:p>
          </table:table-cell>
          <table:table-cell office:value-type="string">
            <text:p>Sí, señor. $0e$0eSegún nuestros informes,#ya están reuniendo fuerzas.$0f </text:p>
          </table:table-cell>
          <table:table-cell office:value-type="string">
            <text:p>Yes, sir. $0e$0eReports tell us they began#gathering forces almost immediately.$0f </text:p>
          </table:table-cell>
        </table:table-row>
        <table:table-row table:style-name="ro1">
          <table:table-cell office:value-type="string">
            <text:p>Who is in command?$0f</text:p>
          </table:table-cell>
          <table:table-cell office:value-type="string">
            <text:p>¿Quién está al mando?$0f</text:p>
          </table:table-cell>
          <table:table-cell office:value-type="string">
            <text:p>Who is in command?$0f</text:p>
          </table:table-cell>
        </table:table-row>
        <table:table-row table:style-name="ro1">
          <table:table-cell office:value-type="string">
            <text:p>Our sources report that a#Commander Max...$0f</text:p>
          </table:table-cell>
          <table:table-cell office:value-type="string">
            <text:p>Nuestra fuente indica que es un#tal Comandante Max...$0f</text:p>
          </table:table-cell>
          <table:table-cell office:value-type="string">
            <text:p>Our sources report that a#Commander Max...$0f</text:p>
          </table:table-cell>
        </table:table-row>
        <table:table-row table:style-name="ro1">
          <table:table-cell office:value-type="string">
            <text:p>Max? $0eIs that so?$0e$0e#Like a moth to a flame...$0fCapture his comrades, $0ehint at doing#something horrible, $0eand out he comes.$0fMax... $0eYou poor, heroic fool.$0f</text:p>
          </table:table-cell>
          <table:table-cell office:value-type="string">
            <text:p>¿Max? $0e¿En serio?$0e$0e#Como una polilla a la luz...$0fCaptura a sus camaradas, $0eamenaza#con hacer algo horrible, $0ey allá va.$0fMax... $0eSerá idiota.$0f</text:p>
          </table:table-cell>
          <table:table-cell office:value-type="string">
            <text:p>Max? $0eIs that so?$0e$0e#Like a moth to a flame...$0fCapture his comrades, $0ehint at doing#something horrible, $0eand out he comes.$0fMax... $0eYou poor, heroic fool.$0f</text:p>
          </table:table-cell>
        </table:table-row>
        <table:table-row table:style-name="ro1">
          <table:table-cell office:value-type="string">
            <text:p>Our troops have been deployed, as#you ordered, sir.$0f</text:p>
          </table:table-cell>
          <table:table-cell office:value-type="string">
            <text:p>Nuestras tropas ya están desplegadas#tal y como ordenó, señor.$0f</text:p>
          </table:table-cell>
          <table:table-cell office:value-type="string">
            <text:p>Our troops have been deployed, as#you ordered, sir.$0f</text:p>
          </table:table-cell>
        </table:table-row>
        <table:table-row table:style-name="ro1">
          <table:table-cell office:value-type="string">
            <text:p>Then let us begin. $0eIt's time to teach#that human battering ram a lesson.$0fWhen we're done with him, $0eMax'll have#nightmares about indirect-combat units.$0f</text:p>
          </table:table-cell>
          <table:table-cell office:value-type="string">
            <text:p>Entonces empecemos. $0eEs hora de#darle una lección a ese cretino.$0fCuando hayamos acabado con él, $0eMax#tendrá pesadillas con unidades de$0fcombate indirecto.$0f</text:p>
          </table:table-cell>
          <table:table-cell office:value-type="string">
            <text:p>Then let us begin. $0eIt's time to teach#that human battering ram a lesson.$0fWhen we're done with him, $0eMax'll have#nightmares about indirect-combat units.$0f</text:p>
          </table:table-cell>
        </table:table-row>
        <table:table-row table:style-name="ro1">
          <table:table-cell office:value-type="string">
            <text:p>What're you saying, Nell?$0e$0e#Are you ordering me NOT to attack?$0f</text:p>
          </table:table-cell>
          <table:table-cell office:value-type="string">
            <text:p>¿Qué me estás contando, Nell?$0e$0e#¿Me ordenas que NO ataque?$0f</text:p>
          </table:table-cell>
          <table:table-cell office:value-type="string">
            <text:p>What're you saying, Nell?$0e$0e#Are you ordering me NOT to attack?$0f</text:p>
          </table:table-cell>
        </table:table-row>
        <table:table-row table:style-name="ro1">
          <table:table-cell office:value-type="string">
            <text:p>Of course not, Max.$0fI'm advising that you take time to#assess the situation. $0eThat's all.$0f</text:p>
          </table:table-cell>
          <table:table-cell office:value-type="string">
            <text:p>Por supuesto que no, Max.$0fSólo digo$0e que deberías tomarte tu#tiempo para evaluar la situación.$0f</text:p>
          </table:table-cell>
          <table:table-cell office:value-type="string">
            <text:p>Of course not, Max.$0fI'm advising that you take time to#assess the situation. $0eThat's all.$0f</text:p>
          </table:table-cell>
        </table:table-row>
        <table:table-row table:style-name="ro1">
          <table:table-cell office:value-type="string">
            <text:p>It's the same thing!$0f</text:p>
          </table:table-cell>
          <table:table-cell office:value-type="string">
            <text:p>¡Es lo mismo!$0f</text:p>
          </table:table-cell>
          <table:table-cell office:value-type="string">
            <text:p>It's the same thing!$0f</text:p>
          </table:table-cell>
        </table:table-row>
        <table:table-row table:style-name="ro1">
          <table:table-cell office:value-type="string">
            <text:p>The enemy has indirect-combat units#deployed in the middle of their army.$0fAttack with the troops you have now,$0e#and you'll play right into their hands.$0f</text:p>
          </table:table-cell>
          <table:table-cell office:value-type="string">
            <text:p>El enemigo tiene unidades de combate#indirecto en medio de su ejército.$0fSi atacas con las tropas que tienes$0e#ahora, caerás en sus manos.$0f</text:p>
          </table:table-cell>
          <table:table-cell office:value-type="string">
            <text:p>The enemy has indirect-combat units#deployed in the middle of their army.$0fAttack with the troops you have now,$0e#and you'll play right into their hands.$0f</text:p>
          </table:table-cell>
        </table:table-row>
        <table:table-row table:style-name="ro1">
          <table:table-cell office:value-type="string">
            <text:p>So I should do nothing?$0e$0e#Let 'em get away with this?$0f</text:p>
          </table:table-cell>
          <table:table-cell office:value-type="string">
            <text:p>¿Y qué se supone que tengo que hacer?$0e$0e#¿Dejar que se salgan con la suya?$0f</text:p>
          </table:table-cell>
          <table:table-cell office:value-type="string">
            <text:p>So I should do nothing?$0e$0e#Let 'em get away with this?$0f</text:p>
          </table:table-cell>
        </table:table-row>
        <table:table-row table:style-name="ro1">
          <table:table-cell office:value-type="string">
            <text:p>No, Max. $0eJust wait $0eand redeploy#your forces.$0f</text:p>
          </table:table-cell>
          <table:table-cell office:value-type="string">
            <text:p>No, Max. $0eSimplemente espera $0e y#redistribuye tus fuerzas.$0f</text:p>
          </table:table-cell>
          <table:table-cell office:value-type="string">
            <text:p>No, Max. $0eJust wait $0eand redeploy#your forces.$0f</text:p>
          </table:table-cell>
        </table:table-row>
        <table:table-row table:style-name="ro1">
          <table:table-cell office:value-type="string">
            <text:p>While I'm doing that, $0ewho knows what#they'll do to the troops they captured!$0f</text:p>
          </table:table-cell>
          <table:table-cell office:value-type="string">
            <text:p>¡Quién sabe qué le harán a las tropas#capturadas mientras hago eso!$0f</text:p>
          </table:table-cell>
          <table:table-cell office:value-type="string">
            <text:p>While I'm doing that, $0ewho knows what#they'll do to the troops they captured!$0f</text:p>
          </table:table-cell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office:value-type="string">
            <text:p>.........$0f</text:p>
          </table:table-cell>
        </table:table-row>
        <table:table-row table:style-name="ro1">
          <table:table-cell office:value-type="string">
            <text:p>C'mon, Nell!$0e#You've gotta let me go.$0fThose soldiers were captured because#we messed up.$0fI've gotta save 'em!$0f</text:p>
          </table:table-cell>
          <table:table-cell office:value-type="string">
            <text:p>¡Vamos, Nell!$0e#Tienes que dejarme ir.$0fEsos soldados fueron capturados#porque nosotros les fallamos.$0f¡Tengo que rescatarlos!$0f</text:p>
          </table:table-cell>
          <table:table-cell office:value-type="string">
            <text:p>C'mon, Nell!$0e#You've gotta let me go.$0fThose soldiers were captured because#we messed up.$0fI've gotta save 'em!$0f</text:p>
          </table:table-cell>
        </table:table-row>
        <table:table-row table:style-name="ro1">
          <table:table-cell office:value-type="string">
            <text:p>I can hardly say no if you put#it like that, can I?$0fHowever, $0eyou must proceed with#caution. $0e$0eUnderstood?$0f</text:p>
          </table:table-cell>
          <table:table-cell office:value-type="string">
            <text:p>No puedo negarme si lo pones así.$0fPero $0eten mucho cuidado.$0e$0e#¿Entendido?$0f</text:p>
          </table:table-cell>
          <table:table-cell office:value-type="string">
            <text:p>I can hardly say no if you put#it like that, can I?$0fHowever, $0eyou must proceed with#caution. $0e$0eUnderstood?$0f</text:p>
          </table:table-cell>
        </table:table-row>
        <table:table-row table:style-name="ro1">
          <table:table-cell office:value-type="string">
            <text:p>Thanks, Nell! $0e$0eI knew you'd#understand.$0fI'll talk to you later!$0f</text:p>
          </table:table-cell>
          <table:table-cell office:value-type="string">
            <text:p>¡Gracias, Nell!$0e$0e#Sabía que lo entenderías.$0f¡Hasta luego!$0f</text:p>
          </table:table-cell>
          <table:table-cell office:value-type="string">
            <text:p>Thanks, Nell! $0e$0eI knew you'd#understand.$0fI'll talk to you later!$0f</text:p>
          </table:table-cell>
        </table:table-row>
        <table:table-row table:style-name="ro1">
          <table:table-cell office:value-type="string">
            <text:p>Wait! $0eMax!$0e$0e#...$0eI hope this works.$0f</text:p>
          </table:table-cell>
          <table:table-cell office:value-type="string">
            <text:p>¡Espera! $0e¡Max!$0e$0e#Espero que todo salga bien.$0f</text:p>
          </table:table-cell>
          <table:table-cell office:value-type="string">
            <text:p>Wait! $0eMax!$0e$0e#...$0eI hope this works.$0f</text:p>
          </table:table-cell>
        </table:table-row>
        <table:table-row table:style-name="ro1">
          <table:table-cell office:value-type="string">
            <text:p>Hsss... $0eMy perfect plan...#It's not possible...$0f</text:p>
          </table:table-cell>
          <table:table-cell office:value-type="string">
            <text:p>Sssss... $0eMi plan perfecto...#No es posible...$0f</text:p>
          </table:table-cell>
          <table:table-cell office:value-type="string">
            <text:p>Hsss... $0eMy perfect plan...#It's not possible...$0f</text:p>
          </table:table-cell>
        </table:table-row>
        <table:table-row table:style-name="ro1">
          <table:table-cell office:value-type="string">
            <text:p>Is everyone Ok?$0f</text:p>
          </table:table-cell>
          <table:table-cell office:value-type="string">
            <text:p>¿Está todo el mundo bien?$0f</text:p>
          </table:table-cell>
          <table:table-cell office:value-type="string">
            <text:p>Is everyone Ok?$0f</text:p>
          </table:table-cell>
        </table:table-row>
        <table:table-row table:style-name="ro1">
          <table:table-cell office:value-type="string">
            <text:p>Commander!$0e#Are we ever glad to see you!$0f</text:p>
          </table:table-cell>
          <table:table-cell office:value-type="string">
            <text:p>¡Comandante!$0e#¡Nos alegramos de verle!$0f</text:p>
          </table:table-cell>
          <table:table-cell office:value-type="string">
            <text:p>Commander!$0e#Are we ever glad to see you!$0f</text:p>
          </table:table-cell>
        </table:table-row>
        <table:table-row table:style-name="ro1">
          <table:table-cell office:value-type="string">
            <text:p>You got here in the nick of time, sir!$0fA Black Hole CO named Lash was#going to use us in some experiment!$0f</text:p>
          </table:table-cell>
          <table:table-cell office:value-type="string">
            <text:p>¡Ha llegado justo a tiempo, señor!$0f¡Una OJ de Black Hole llamada Kat iba#a usarnos para un experimento!$0f</text:p>
          </table:table-cell>
          <table:table-cell office:value-type="string">
            <text:p>You got here in the nick of time, sir!$0fA Black Hole OC named Lash was#going to use us in some experiment!$0f</text:p>
          </table:table-cell>
        </table:table-row>
        <table:table-row table:style-name="ro1">
          <table:table-cell office:value-type="string">
            <text:p>What? $0eAn experiment? $0e$0eGood thing#we got here when we did!$0f</text:p>
          </table:table-cell>
          <table:table-cell office:value-type="string">
            <text:p>¿Qué? $0e¿Un experimento? $0e$0e#¡Me alegro de haber venido!$0f</text:p>
          </table:table-cell>
          <table:table-cell office:value-type="string">
            <text:p>What? $0eAn experiment? $0e$0eGood thing#we got here when we did!$0f</text:p>
          </table:table-cell>
        </table:table-row>
        <table:table-row table:style-name="ro1">
          <table:table-cell office:value-type="string">
            <text:p>Sir! $0eYes, sir!$0e$0e#Thank you, sir!$0f</text:p>
          </table:table-cell>
          <table:table-cell office:value-type="string">
            <text:p>¡Señor! $0e¡Sí, señor!$0e$0e#¡Gracias, señor!$0f</text:p>
          </table:table-cell>
          <table:table-cell office:value-type="string">
            <text:p>Sir! $0eYes, sir!$0e$0e#Thank you, sir!$0f</text:p>
          </table:table-cell>
        </table:table-row>
        <table:table-row table:style-name="ro1">
          <table:table-cell office:value-type="string">
            <text:p>Max. $0e$0eDidn't I warn you about rushing#headlong into enemy territory?$0f</text:p>
          </table:table-cell>
          <table:table-cell office:value-type="string">
            <text:p>Max. $0e$0e¿No te advertí acerca de#avanzar a lo loco por territorio$0fenemigo? ¿Eh?$0f</text:p>
          </table:table-cell>
          <table:table-cell office:value-type="string">
            <text:p>Max. $0e$0eDidn't I warn you about rushing#headlong into enemy territory?$0f</text:p>
          </table:table-cell>
        </table:table-row>
        <table:table-row table:style-name="ro1">
          <table:table-cell office:value-type="string">
            <text:p>Oh, $0eNell.$0fMy...$0emy apologies.$0e$0e#I got a little $0eworked up...$0f</text:p>
          </table:table-cell>
          <table:table-cell office:value-type="string">
            <text:p>Jo, $0eNell.$0fLo...$0e lo siento.$0e$0e#Creo que $0eme aceleré...$0f</text:p>
          </table:table-cell>
          <table:table-cell office:value-type="string">
            <text:p>Oh, $0eNell.$0fMy...$0emy apologies.$0e$0e#I got a little $0eworked up...$0f</text:p>
          </table:table-cell>
        </table:table-row>
        <table:table-row table:style-name="ro1">
          <table:table-cell office:value-type="string">
            <text:p>You really do have a short fuse,#don't you?$0fWell, I'll let it slide this time.$0f</text:p>
          </table:table-cell>
          <table:table-cell office:value-type="string">
            <text:p>No tienes mucha paciencia, ¿eh?$0fBueno, lo dejaré pasar por esta vez.$0f</text:p>
          </table:table-cell>
          <table:table-cell office:value-type="string">
            <text:p>You really do have a short fuse,#don't you?$0fWell, I'll let it slide this time.$0f</text:p>
          </table:table-cell>
        </table:table-row>
        <table:table-row table:style-name="ro1">
          <table:table-cell office:value-type="string">
            <text:p>Let it slide?$0f</text:p>
          </table:table-cell>
          <table:table-cell office:value-type="string">
            <text:p>¿Lo dejarás pasar?$0f</text:p>
          </table:table-cell>
          <table:table-cell office:value-type="string">
            <text:p>Let it slide?$0f</text:p>
          </table:table-cell>
        </table:table-row>
        <table:table-row table:style-name="ro1">
          <table:table-cell office:value-type="string">
            <text:p>Thanks to you, $0eall these soldiers#will make it home safely.$0fIt was your decisive command that#made rescuing them possible.$0fNicely done,$0e$0e#Commander Max.$0f</text:p>
          </table:table-cell>
          <table:table-cell office:value-type="string">
            <text:p>Gracias a ti, $0etodos estos soldados#regresarán a casa sanos y salvos.$0fHa sido gracias a ti.$0fBien hecho,$0e$0e#Comandante Max.$0f</text:p>
          </table:table-cell>
          <table:table-cell office:value-type="string">
            <text:p>Thanks to you, $0eall these soldiers#will make it home safely.$0fIt was your decisive command that#made rescuing them possible.$0fNicely done,$0e$0e#Commander Max.$0f</text:p>
          </table:table-cell>
        </table:table-row>
        <table:table-row table:style-name="ro1">
          <table:table-cell office:value-type="string">
            <text:p>Aw, $0ethanks.$0e#Heh heh...$0f</text:p>
          </table:table-cell>
          <table:table-cell office:value-type="string">
            <text:p>Esto... $0egracias.$0e#Je, je...$0f</text:p>
          </table:table-cell>
          <table:table-cell office:value-type="string">
            <text:p>Aw, $0ethanks.$0e#Heh heh...$0f</text:p>
          </table:table-cell>
        </table:table-row>
        <table:table-row table:style-name="ro1">
          <table:table-cell office:value-type="string">
            <text:p>Hah! It'll take more#than that to beat me!</text:p>
          </table:table-cell>
          <table:table-cell office:value-type="string">
            <text:p>¡Necesitas mucho más#que eso para ganarme!</text:p>
          </table:table-cell>
          <table:table-cell office:value-type="string">
            <text:p>Hah! It'll take more#than that to beat me!</text:p>
          </table:table-cell>
        </table:table-row>
        <table:table-row table:style-name="ro1">
          <table:table-cell office:value-type="string">
            <text:p>Heh heh heh... $0eJust as I planned.$0e My#trap was as flawless as my face is.$0fA victory worthy of my genius!$0e$0e#Or was my foe simply too dull-witted?$0f</text:p>
          </table:table-cell>
          <table:table-cell office:value-type="string">
            <text:p>Je, je, je... $0eTal y como estaba#planeado. Mi trampa era tan perfecta$0fcomo mi rostro.#¡Una victoria digna de un genio!$0f¿O será que mi oponente era#demasiado estúpido?$0f</text:p>
          </table:table-cell>
          <table:table-cell office:value-type="string">
            <text:p>Heh heh heh... $0eJust as I planned.$0e My#trap was as flawless as my face is.$0fA victory worthy of my genius!$0e$0e#Or was my foe simply too dull-witted?$0f</text:p>
          </table:table-cell>
        </table:table-row>
        <table:table-row table:style-name="ro1">
          <table:table-cell office:value-type="string">
            <text:p>Commander!$0e#Are you all right?$0f</text:p>
          </table:table-cell>
          <table:table-cell office:value-type="string">
            <text:p>¡Comandante!$0e#¿Se encuentra bien?$0f</text:p>
          </table:table-cell>
          <table:table-cell office:value-type="string">
            <text:p>Commander!$0e#Are you all right?$0f</text:p>
          </table:table-cell>
        </table:table-row>
        <table:table-row table:style-name="ro1">
          <table:table-cell office:value-type="string">
            <text:p>Yes, I'm fine!$0e#Blast! $0eI got ahead of myself!$0fCan't see into the woods in this$0e#stupid Fog of War.$0fNo matter how worried I am about the#captives, $0eI've got to be more careful!$0f</text:p>
          </table:table-cell>
          <table:table-cell office:value-type="string">
            <text:p>¡Sí, estoy bien!$0e#¡Maldición! $0e¡Me he precipitado!$0fNo se ve nada con esta estúpida$0e#Niebla de Guerra.$0fNo importa lo preocupado que esté por#los prisioneros, $0edebo tener cuidado.$0f</text:p>
          </table:table-cell>
          <table:table-cell office:value-type="string">
            <text:p>Yes, I'm fine!$0e#Blast! $0eI got ahead of myself!$0fCan't see into the woods in this$0e#stupid Fog of War.$0fNo matter how worried I am about the#captives, $0eI've got to be more careful!$0f</text:p>
          </table:table-cell>
        </table:table-row>
        <table:table-row table:style-name="ro1">
          <table:table-cell office:value-type="string">
            <text:p>Do you see that?$0e#It's a Black Hole lab.$0fIf this goes well, $0ewe might be able#to seize their new weapon designs.$0f</text:p>
          </table:table-cell>
          <table:table-cell office:value-type="string">
            <text:p>¿Veis eso?$0e#Es un laboratorio de Black Hole.$0fSi esto va bien, $0epuede que consigamos#sus diseños para nuevas armas.$0f</text:p>
          </table:table-cell>
          <table:table-cell office:value-type="string">
            <text:p>Do you see that?$0e#It's a Black Hole lab.$0fIf this goes well, $0ewe might be able#to seize their new weapon designs.$0f</text:p>
          </table:table-cell>
        </table:table-row>
        <table:table-row table:style-name="ro1">
          <table:table-cell office:value-type="string">
            <text:p>Nell! $0eWe're ready to advance!$0e$0e#But...$0eshouldn't this be Sami's mission?$0f</text:p>
          </table:table-cell>
          <table:table-cell office:value-type="string">
            <text:p>¡Nell! $0e¡Estamos listos para avanzar!$0e$0e#Pero...$0e ¿No debería ocuparse Sami?$0f</text:p>
          </table:table-cell>
          <table:table-cell office:value-type="string">
            <text:p>Nell! $0eWe're ready to advance!$0e$0e#But...$0eshouldn't this be Sami's mission?$0f</text:p>
          </table:table-cell>
        </table:table-row>
        <table:table-row table:style-name="ro1">
          <table:table-cell office:value-type="string">
            <text:p>No can do, Andy!$0e$0e#I'm still gathering my troops.$0fMy last battle left me with a shortage#of combat-ready soldiers.$0fTo be honest, $0eI'd like to try and#infiltrate their base by myself.$0f</text:p>
          </table:table-cell>
          <table:table-cell office:value-type="string">
            <text:p>¡No puede ser, Andy!$0e$0e#Todavía estoy reuniendo mis tropas.$0fMi última batalla me dejó con muy#pocos soldados listos para el combate.$0fPero, para serte sincera, $0eme#encantaría infiltrarme en su base.$0f</text:p>
          </table:table-cell>
          <table:table-cell office:value-type="string">
            <text:p>No can do, Andy!$0e$0e#I'm still gathering my troops.$0fMy last battle left me with a shortage#of combat-ready soldiers.$0fTo be honest, $0eI'd like to try and#infiltrate their base by myself.$0f</text:p>
          </table:table-cell>
        </table:table-row>
        <table:table-row table:style-name="ro1">
          <table:table-cell office:value-type="string">
            <text:p>Do you honestly think that I would#approve such recklessness?$0f</text:p>
          </table:table-cell>
          <table:table-cell office:value-type="string">
            <text:p>¿De verdad crees que aprobaría una#imprudencia semejante?$0f</text:p>
          </table:table-cell>
          <table:table-cell office:value-type="string">
            <text:p>Do you honestly think that I would#approve such recklessness?$0f</text:p>
          </table:table-cell>
        </table:table-row>
        <table:table-row table:style-name="ro1">
          <table:table-cell office:value-type="string">
            <text:p>It's Ok, Sami! $0e$0eHelping each#other is what we're all about!$0fMy troops are fresh, and itching#to go!$0f</text:p>
          </table:table-cell>
          <table:table-cell office:value-type="string">
            <text:p>¡No te preocupes, Sami! $0e$0e#¡Hoy por ti, mañana por mí!$0f¡Mis tropas están descansadas#y deseando entrar en acción!$0f</text:p>
          </table:table-cell>
          <table:table-cell office:value-type="string">
            <text:p>It's Ok, Sami! $0e$0eHelping each#other is what we're all about!$0fMy troops are fresh, and itching#to go!$0f</text:p>
          </table:table-cell>
        </table:table-row>
        <table:table-row table:style-name="ro1">
          <table:table-cell office:value-type="string">
            <text:p>Lord Flak!$0e$0e#The Orange Star Army!$0f</text:p>
          </table:table-cell>
          <table:table-cell office:value-type="string">
            <text:p>¡Señor!$0e$0e#¡El ejército de Orange Star!$0f</text:p>
          </table:table-cell>
          <table:table-cell office:value-type="string">
            <text:p>Lord Flak!$0e$0e#The Orange Star Army!$0f</text:p>
          </table:table-cell>
        </table:table-row>
        <table:table-row table:style-name="ro1">
          <table:table-cell office:value-type="string">
            <text:p>What?$0e$0e#How did they find us here?!?$0f</text:p>
          </table:table-cell>
          <table:table-cell office:value-type="string">
            <text:p>¿Qué?$0e$0e#¿¡Cómo nos han encontrado!?$0f</text:p>
          </table:table-cell>
          <table:table-cell office:value-type="string">
            <text:p>What?$0e$0e#How did they find us here?!?$0f</text:p>
          </table:table-cell>
        </table:table-row>
        <table:table-row table:style-name="ro1">
          <table:table-cell office:value-type="string">
            <text:p>I...$0eI don't know, sir.$0e$0e#Maybe a map fell into their hands?$0f</text:p>
          </table:table-cell>
          <table:table-cell office:value-type="string">
            <text:p>No...$0e No lo sé, señor.$0e$0e#A lo mejor han encontrado un mapa.$0f</text:p>
          </table:table-cell>
          <table:table-cell office:value-type="string">
            <text:p>I...$0eI don't know, sir.$0e$0e#Maybe a map fell into their hands?$0f</text:p>
          </table:table-cell>
        </table:table-row>
        <table:table-row table:style-name="ro1">
          <table:table-cell office:value-type="string">
            <text:p>Grrrr!$0fHow long will it take to erase all#of the weapon data?$0f</text:p>
          </table:table-cell>
          <table:table-cell office:value-type="string">
            <text:p>¡Grrrr!$0f¿Cuánto tardaríamos en borrar todos#los datos del nuevo armamento?$0f</text:p>
          </table:table-cell>
          <table:table-cell office:value-type="string">
            <text:p>Grrrr!$0fHow long will it take to erase all#of the weapon data?$0f</text:p>
          </table:table-cell>
        </table:table-row>
        <table:table-row table:style-name="ro1">
          <table:table-cell office:value-type="string">
            <text:p>10... $0eNo, we should be able to do#it if we have 7 days.$0f</text:p>
          </table:table-cell>
          <table:table-cell office:value-type="string">
            <text:p>10... $0eNo, deberíamos ser capaces#de hacerlo en 7 días.$0f</text:p>
          </table:table-cell>
          <table:table-cell office:value-type="string">
            <text:p>10... $0eNo, we should be able to do#it if we have 7 days.$0f</text:p>
          </table:table-cell>
        </table:table-row>
        <table:table-row table:style-name="ro1">
          <table:table-cell office:value-type="string">
            <text:p>Well, get started!$0e$0e#Don't let them get that intel!$0f</text:p>
          </table:table-cell>
          <table:table-cell office:value-type="string">
            <text:p>¡Pues empieza!$0e$0e#¡No pueden conseguir esa información!$0f</text:p>
          </table:table-cell>
          <table:table-cell office:value-type="string">
            <text:p>Well, get started!$0e$0e#Don't let them get that intel!$0f</text:p>
          </table:table-cell>
        </table:table-row>
        <table:table-row table:style-name="ro1">
          <table:table-cell office:value-type="string">
            <text:p>Lord Flak... $0e$0eThe new weapons plans#have been stolen...$0f</text:p>
          </table:table-cell>
          <table:table-cell office:value-type="string">
            <text:p>Señor... $0e$0eLos planos del nuevo#armamento han sido robados...$0f</text:p>
          </table:table-cell>
          <table:table-cell office:value-type="string">
            <text:p>Lord Flak... $0e$0eThe new weapons plans#have been stolen...$0f</text:p>
          </table:table-cell>
        </table:table-row>
        <table:table-row table:style-name="ro1">
          <table:table-cell office:value-type="string">
            <text:p>.........$0e$0e#Assemble everyone in the factory.$0f</text:p>
          </table:table-cell>
          <table:table-cell office:value-type="string">
            <text:p>.........$0e$0e#Reúne a todo el mundo en la fábrica.$0f</text:p>
          </table:table-cell>
          <table:table-cell office:value-type="string">
            <text:p>.........$0e$0e#Assemble everyone in the factory.$0f</text:p>
          </table:table-cell>
        </table:table-row>
        <table:table-row table:style-name="ro1">
          <table:table-cell office:value-type="string">
            <text:p>In the factory...$0e#Yes, sir!$0f</text:p>
          </table:table-cell>
          <table:table-cell office:value-type="string">
            <text:p>En la fábrica...$0e#¡Sí, señor!$0f</text:p>
          </table:table-cell>
          <table:table-cell office:value-type="string">
            <text:p>In the factory...$0e#Yes, sir!$0f</text:p>
          </table:table-cell>
        </table:table-row>
        <table:table-row table:style-name="ro1">
          <table:table-cell office:value-type="string">
            <text:p>All right!$0e$0e#We shut down the enemy lab!$0f</text:p>
          </table:table-cell>
          <table:table-cell office:value-type="string">
            <text:p>¡Genial!$0e#¡Hemos cerrado el laboratorio enemigo!$0f</text:p>
          </table:table-cell>
          <table:table-cell office:value-type="string">
            <text:p>All right!$0e$0e#We shut down the enemy lab!$0f</text:p>
          </table:table-cell>
        </table:table-row>
        <table:table-row table:style-name="ro1">
          <table:table-cell office:value-type="string">
            <text:p>Excellent work, in spite of the#difficult conditions.$0fWith these plans, $0ewe should be able to#develop neotanks of our own.$0fThis was a great victory.$0e$0e#Let's head for home and celebrate!$0f</text:p>
          </table:table-cell>
          <table:table-cell office:value-type="string">
            <text:p>Un trabajo excelente, a pesar de las#difíciles condiciones.$0fCon estos planos, $0epodemos empezar#a construir neotanques.$0fEs una gran victoria.$0e$0e#¡Volvamos a casa a celebrarlo!$0f</text:p>
          </table:table-cell>
          <table:table-cell office:value-type="string">
            <text:p>Excellent work, in spite of the#difficult conditions.$0fWith these plans, $0ewe should be able to#develop neotanks of our own.$0fThis was a great victory.$0e$0e#Let's head for home and celebrate!$0f</text:p>
          </table:table-cell>
        </table:table-row>
        <table:table-row table:style-name="ro1">
          <table:table-cell office:value-type="string">
            <text:p>Wahoo! $0eLet's have a BBQ!$0f</text:p>
          </table:table-cell>
          <table:table-cell office:value-type="string">
            <text:p>¡Guay! $0e#¿Por qué no hacemos una barbacoa?$0f</text:p>
          </table:table-cell>
          <table:table-cell office:value-type="string">
            <text:p>Wahoo! $0eLet's have a BBQ!$0f</text:p>
          </table:table-cell>
        </table:table-row>
        <table:table-row table:style-name="ro1">
          <table:table-cell office:value-type="string">
            <text:p>Oh, no...$0e$0e#I got beaten...$0f</text:p>
          </table:table-cell>
          <table:table-cell office:value-type="string">
            <text:p>Oh, no...$0e$0e#Me han derrotado...$0f</text:p>
          </table:table-cell>
          <table:table-cell office:value-type="string">
            <text:p>Oh, no...$0e$0e#I got beaten...$0f</text:p>
          </table:table-cell>
        </table:table-row>
        <table:table-row table:style-name="ro1">
          <table:table-cell office:value-type="string">
            <text:p>Hey! $0eScram!!!$0e$0e#The lab's gonna blow!$0f</text:p>
          </table:table-cell>
          <table:table-cell office:value-type="string">
            <text:p>¡Atención! $0e¡¡A correr!!$0e$0e#¡El laboratorio va a explotar!$0f</text:p>
          </table:table-cell>
          <table:table-cell office:value-type="string">
            <text:p>Hey! $0eScram!!!$0e$0e#The lab's gonna blow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Drat!$0e#We didn't make it in time!$0f</text:p>
          </table:table-cell>
          <table:table-cell office:value-type="string">
            <text:p>¡Mecachis!$0e#¡No hemos llegado a tiempo!$0f</text:p>
          </table:table-cell>
          <table:table-cell office:value-type="string">
            <text:p>Drat!$0e#We didn't make it in time!$0f</text:p>
          </table:table-cell>
        </table:table-row>
        <table:table-row table:style-name="ro1">
          <table:table-cell office:value-type="string">
            <text:p>Nothing we can do now...$0fPursuing them will only cause more#damage. $0e$0eLet them go.$0f</text:p>
          </table:table-cell>
          <table:table-cell office:value-type="string">
            <text:p>Ahora ya no podemos hacer nada...$0fPerseguirlos sólo provocará más#daños. $0e$0eDejad que se vayan.$0f</text:p>
          </table:table-cell>
          <table:table-cell office:value-type="string">
            <text:p>Nothing we can do now...$0fPursuing them will only cause more#damage. $0e$0eLet them go.$0f</text:p>
          </table:table-cell>
        </table:table-row>
        <table:table-row table:style-name="ro1">
          <table:table-cell office:value-type="string">
            <text:p>Nell seemed a bit $0edisappointed.$0f</text:p>
          </table:table-cell>
          <table:table-cell office:value-type="string">
            <text:p>Nell parecía un poco $0edecepcionada.$0f</text:p>
          </table:table-cell>
          <table:table-cell office:value-type="string">
            <text:p>Nell seemed a bit $0edisappointed.$0f</text:p>
          </table:table-cell>
        </table:table-row>
        <table:table-row table:style-name="ro1">
          <table:table-cell office:value-type="string">
            <text:p>Uh-huh. $0e$0eThis battle was all about#getting those weapon plans...$0fBut, $0ehey, $0eI'm just glad you're Ok.$0e$0e#C'mon! $0eShow me that Andy spirit!$0f</text:p>
          </table:table-cell>
          <table:table-cell office:value-type="string">
            <text:p>Ajá. $0e$0eSe trataba de conseguir#los planos del nuevo armamento...$0fPero, $0e$0epor lo menos estás bien.$0e$0e#¡Venga! $0e¿Dónde está tu espíritu?$0f</text:p>
          </table:table-cell>
          <table:table-cell office:value-type="string">
            <text:p>Uh-huh. $0e$0eThis battle was all about#getting those weapon plans...$0fBut, $0ehey, $0eI'm just glad you're Ok.$0e$0e#C'mon! $0eShow me that Andy spirit!$0f</text:p>
          </table:table-cell>
        </table:table-row>
        <table:table-row table:style-name="ro1">
          <table:table-cell office:value-type="string">
            <text:p>You're right!$0e#We'll get 'em next time!$0f</text:p>
          </table:table-cell>
          <table:table-cell office:value-type="string">
            <text:p>¡Tienes razón!$0e#¡La próxima vez les cogeremos!$0f</text:p>
          </table:table-cell>
          <table:table-cell office:value-type="string">
            <text:p>You're right!$0e#We'll get 'em next time!$0f</text:p>
          </table:table-cell>
        </table:table-row>
        <table:table-row table:style-name="ro1">
          <table:table-cell office:value-type="string">
            <text:p>Yes!$0e#That's what I wanted to hear!$0f</text:p>
          </table:table-cell>
          <table:table-cell office:value-type="string">
            <text:p>¡Sí!$0e#¡Es lo que quería oír!$0f</text:p>
          </table:table-cell>
          <table:table-cell office:value-type="string">
            <text:p>Yes!$0e#That's what I wanted to hear!$0f</text:p>
          </table:table-cell>
        </table:table-row>
        <table:table-row table:style-name="ro1">
          <table:table-cell office:value-type="string">
            <text:p>I can't wait to try#out a neotank!</text:p>
          </table:table-cell>
          <table:table-cell office:value-type="string">
            <text:p>¡Estoy deseando#probar un neotanque!</text:p>
          </table:table-cell>
          <table:table-cell office:value-type="string">
            <text:p>I can't wait to try#out a neotank!</text:p>
          </table:table-cell>
        </table:table-row>
        <table:table-row table:style-name="ro1">
          <table:table-cell office:value-type="string">
            <text:p>Oh, no...$0e$0e#I got beat...$0f</text:p>
          </table:table-cell>
          <table:table-cell office:value-type="string">
            <text:p>Oh, no...$0e$0e#Me han derrotado...$0f</text:p>
          </table:table-cell>
          <table:table-cell office:value-type="string">
            <text:p>Oh, no...$0e$0e#I got beat...$0f</text:p>
          </table:table-cell>
        </table:table-row>
        <table:table-row table:style-name="ro1">
          <table:table-cell office:value-type="string">
            <text:p>Andy, $0ejust because you're in a hurry#doesn't mean you can panic!$0fYou have to utilize your recon units$0e#and send infantry into the mountains.$0fYou need to do everything you can to#increase your visual range!$0f</text:p>
          </table:table-cell>
          <table:table-cell office:value-type="string">
            <text:p>Andy, $0eel hecho de que tengas prisa#no te da licencia para ir a lo loco.$0fTienes que usar las unidades de#reconocimiento$0e y mandar infantería a$0flas montañas. ¡Tienes que hacer#todo lo que esté en tu mano$0fpara aumentar el rango de visión!$0f</text:p>
          </table:table-cell>
          <table:table-cell office:value-type="string">
            <text:p>Andy, $0ejust because you're in a hurry#doesn't mean you can panic!$0fYou have to utilize your recon units$0e#and send infantry into the mountains.$0fYou need to do everything you can to#increase your visual range!$0f</text:p>
          </table:table-cell>
        </table:table-row>
        <table:table-row table:style-name="ro1">
          <table:table-cell office:value-type="string">
            <text:p>Plus, $0eif you advance carelessly, you#leave your indirect-combat units open.$0fHaving easy terrain to cross doesn't#mean you can let your guard down.$0f</text:p>
          </table:table-cell>
          <table:table-cell office:value-type="string">
            <text:p>Además, $0esi avanzas sin tener cuidado,#dejas las unidades de ataque indirecto$0fsin protección. Aunque el terreno sea#fácil de atravesar, no puedes bajar$0fla guardia.$0f</text:p>
          </table:table-cell>
          <table:table-cell office:value-type="string">
            <text:p>Plus, $0eif you advance carelessly, you#leave your indirect-combat units open.$0fHaving easy terrain to cross doesn't#mean you can let your guard down.$0f</text:p>
          </table:table-cell>
        </table:table-row>
        <table:table-row table:style-name="ro1">
          <table:table-cell office:value-type="string">
            <text:p>Ok...$0fBoy, why do I feel like I just got#chewed out by my mom?$0f</text:p>
          </table:table-cell>
          <table:table-cell office:value-type="string">
            <text:p>Vale...$0fJo... ¿Por qué me siento como si me#acabara de sermonear mi madre?$0f</text:p>
          </table:table-cell>
          <table:table-cell office:value-type="string">
            <text:p>Ok...$0fBoy, why do I feel like I just got#chewed out by my mom?$0f</text:p>
          </table:table-cell>
        </table:table-row>
        <table:table-row table:style-name="ro1">
          <table:table-cell office:value-type="string">
            <text:p>Andy! $0eI'm not like Nell! $0eI'm not old#enough to be your mother!$0f</text:p>
          </table:table-cell>
          <table:table-cell office:value-type="string">
            <text:p>¡Andy! $0e¡Yo no soy Nell! $0eNo soy#tan mayor como para ser tu madre.$0f</text:p>
          </table:table-cell>
          <table:table-cell office:value-type="string">
            <text:p>Andy! $0eI'm not like Nell! $0eI'm not old#enough to be your mother!$0f</text:p>
          </table:table-cell>
        </table:table-row>
        <table:table-row table:style-name="ro1">
          <table:table-cell office:value-type="string">
            <text:p>Not like Nell? $0eWould you care to#explain that comment, Sami?$0f</text:p>
          </table:table-cell>
          <table:table-cell office:value-type="string">
            <text:p>¿No eres Nell? $0e¿Te importaría#explicar ese comentario, Sami?$0f</text:p>
          </table:table-cell>
          <table:table-cell office:value-type="string">
            <text:p>Not like Nell? $0eWould you care to#explain that comment, Sami?$0f</text:p>
          </table:table-cell>
        </table:table-row>
        <table:table-row table:style-name="ro1">
          <table:table-cell office:value-type="string">
            <text:p>Oh,...$0eum...$0enot really. I...$0f</text:p>
          </table:table-cell>
          <table:table-cell office:value-type="string">
            <text:p>Ah,...$0e eh...$0e claro que no. Esto...$0f</text:p>
          </table:table-cell>
          <table:table-cell office:value-type="string">
            <text:p>Oh,...$0eum...$0enot really. I...$0f</text:p>
          </table:table-cell>
        </table:table-row>
        <table:table-row table:style-name="ro1">
          <table:table-cell office:value-type="string">
            <text:p>They've come at last...$0e#I'll win it all with this factory.$0f</text:p>
          </table:table-cell>
          <table:table-cell office:value-type="string">
            <text:p>Por fin han venido...$0e#Lo ganaré todo con esta fábrica.$0f</text:p>
          </table:table-cell>
          <table:table-cell office:value-type="string">
            <text:p>They've come at last...$0e#I'll win it all with this factory.$0f</text:p>
          </table:table-cell>
        </table:table-row>
        <table:table-row table:style-name="ro1">
          <table:table-cell office:value-type="string">
            <text:p>You look like you're having a rough#time, Flak.$0f</text:p>
          </table:table-cell>
          <table:table-cell office:value-type="string">
            <text:p>Parece que estás pasando pequeñas#dificultades, Helmut.$0f</text:p>
          </table:table-cell>
          <table:table-cell office:value-type="string">
            <text:p>You look like you're having a rough#time, Flak.$0f</text:p>
          </table:table-cell>
        </table:table-row>
        <table:table-row table:style-name="ro1">
          <table:table-cell office:value-type="string">
            <text:p>Huh?$0e What rock did you crawl out#from under, Adder?$0f</text:p>
          </table:table-cell>
          <table:table-cell office:value-type="string">
            <text:p>¿Eh?$0e ¿De qué estercolero sales,#Adder?$0f</text:p>
          </table:table-cell>
          <table:table-cell office:value-type="string">
            <text:p>Huh?$0e What rock did you crawl out#from under, Adder?$0f</text:p>
          </table:table-cell>
        </table:table-row>
        <table:table-row table:style-name="ro1">
          <table:table-cell office:value-type="string">
            <text:p>Heh heh heh... $0e$0eI wanted to see the#military strength of this nation myself.$0f</text:p>
          </table:table-cell>
          <table:table-cell office:value-type="string">
            <text:p>Je, je, je... $0e$0eQuería ver la potencia#militar de este ejército por mí mismo.$0f</text:p>
          </table:table-cell>
          <table:table-cell office:value-type="string">
            <text:p>Heh heh heh... $0e$0eI wanted to see the#military strength of this nation myself.$0f</text:p>
          </table:table-cell>
        </table:table-row>
        <table:table-row table:style-name="ro1">
          <table:table-cell office:value-type="string">
            <text:p>Should you even be here?$0fI thought you were supposed to be#invading Yellow Comet?$0f</text:p>
          </table:table-cell>
          <table:table-cell office:value-type="string">
            <text:p>¿Puedes estar aquí?$0f¿No deberías estar invadiendo#Yellow Comet?$0f</text:p>
          </table:table-cell>
          <table:table-cell office:value-type="string">
            <text:p>Should you even be here?$0fI thought you were supposed to be#invading Yellow Comet?$0f</text:p>
          </table:table-cell>
        </table:table-row>
        <table:table-row table:style-name="ro1">
          <table:table-cell office:value-type="string">
            <text:p>Leave off, Flak. $0eYou'd do well not#to waste your energy on my affairs.$0fLook! $0eThe natives are knocking on#your doorstep...$0eand they look restless.$0f</text:p>
          </table:table-cell>
          <table:table-cell office:value-type="string">
            <text:p>Déjalo, Helmut. $0eHarías bien en no#malgastar tu energía con mis asuntos.$0f¡Mira! $0eEl ejército de Orange Star está#llamando a tu puerta...$0fy no parece que estén cansados.$0f</text:p>
          </table:table-cell>
          <table:table-cell office:value-type="string">
            <text:p>Leave off, Flak. $0eYou'd do well not#to waste your energy on my affairs.$0fLook! $0eThe natives are knocking on#your doorstep...$0eand they look restless.$0f</text:p>
          </table:table-cell>
        </table:table-row>
        <table:table-row table:style-name="ro1">
          <table:table-cell office:value-type="string">
            <text:p>Grrr...$0e#I won't lose.$0f</text:p>
          </table:table-cell>
          <table:table-cell office:value-type="string">
            <text:p>Grrr...$0e#No voy a perder.$0f</text:p>
          </table:table-cell>
          <table:table-cell office:value-type="string">
            <text:p>Grrr...$0e#I won't lose.$0f</text:p>
          </table:table-cell>
        </table:table-row>
        <table:table-row table:style-name="ro1">
          <table:table-cell office:value-type="string">
            <text:p>"Won't"? $0eHeh heh heh...$0fYou mustn't lose, Flak. $0eThat's#closer to the truth.$0f</text:p>
          </table:table-cell>
          <table:table-cell office:value-type="string">
            <text:p>¿$abVoy a$bb? $0eJe, je, je...$0fNo debes perder, Helmut. $0eEso#se acerca más a la verdad.$0f</text:p>
          </table:table-cell>
          <table:table-cell office:value-type="string">
            <text:p>"Won't"? $0eHeh heh heh...$0fYou mustn't lose, Flak. $0eThat's#closer to the truth.$0f</text:p>
          </table:table-cell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office:value-type="string">
            <text:p>.........$0f</text:p>
          </table:table-cell>
        </table:table-row>
        <table:table-row table:style-name="ro1">
          <table:table-cell office:value-type="string">
            <text:p>I'm looking forward to your#performance. $0eHeh heh heh...$0f</text:p>
          </table:table-cell>
          <table:table-cell office:value-type="string">
            <text:p>Estoy deseando verte en acción.$0e#Je, je, je...$0f</text:p>
          </table:table-cell>
          <table:table-cell office:value-type="string">
            <text:p>I'm looking forward to your#performance. $0eHeh heh heh...$0f</text:p>
          </table:table-cell>
        </table:table-row>
        <table:table-row table:style-name="ro1">
          <table:table-cell office:value-type="string">
            <text:p>Whoa!$0e$0e#What in the world is that?!?$0f</text:p>
          </table:table-cell>
          <table:table-cell office:value-type="string">
            <text:p>¡Mira!$0e$0e#¿¡Qué es ese armatoste!?$0f</text:p>
          </table:table-cell>
          <table:table-cell office:value-type="string">
            <text:p>Whoa!$0e$0e#What in the world is that?!?$0f</text:p>
          </table:table-cell>
        </table:table-row>
        <table:table-row table:style-name="ro1">
          <table:table-cell office:value-type="string">
            <text:p>It seems to be some sort of an#installation.$0fWhat are they planning now?$0f</text:p>
          </table:table-cell>
          <table:table-cell office:value-type="string">
            <text:p>Parece algún tipo de instalación.$0f¿Qué estarán planeando ahora?$0f</text:p>
          </table:table-cell>
          <table:table-cell office:value-type="string">
            <text:p>It seems to be some sort of an#installation.$0fWhat are they planning now?$0f</text:p>
          </table:table-cell>
        </table:table-row>
        <table:table-row table:style-name="ro1">
          <table:table-cell office:value-type="string">
            <text:p>I believe they call it a factory.$0fThis is the center of all the damage#inflicted upon our forces.$0f</text:p>
          </table:table-cell>
          <table:table-cell office:value-type="string">
            <text:p>Creo que es una fábrica.$0fÉste es el centro de todo el daño#infligido a nuestras fuerzas.$0f</text:p>
          </table:table-cell>
          <table:table-cell office:value-type="string">
            <text:p>I believe they call it a factory.$0fThis is the center of all the damage#inflicted upon our forces.$0f</text:p>
          </table:table-cell>
        </table:table-row>
        <table:table-row table:style-name="ro1">
          <table:table-cell office:value-type="string">
            <text:p>So there's no doubt that it's the#key to the entire Black Hole invasion!$0f</text:p>
          </table:table-cell>
          <table:table-cell office:value-type="string">
            <text:p>¡Así que esto es la pieza clave#de la invasión de Black Hole!$0f</text:p>
          </table:table-cell>
          <table:table-cell office:value-type="string">
            <text:p>So there's no doubt that it's the#key to the entire Black Hole invasion!$0f</text:p>
          </table:table-cell>
        </table:table-row>
        <table:table-row table:style-name="ro1">
          <table:table-cell office:value-type="string">
            <text:p>You're right, but...$0e#There's still so much we don't know.$0fI've got a spy on the inside,$0e#so I'll let you know if I hear anything.$0fIn the meanwhile, $0elet's launch some#sorties and see the enemy's response.$0f</text:p>
          </table:table-cell>
          <table:table-cell office:value-type="string">
            <text:p>Sí, pero...$0e#Todavía hay mucho que no sabemos.$0fTengo un espía en el interior, así$0e#que os avisaré si me entero de algo.$0fMientras tanto, $0elancemos algún ataque#a ver cómo responde el enemigo.$0f</text:p>
          </table:table-cell>
          <table:table-cell office:value-type="string">
            <text:p>You're right, but...$0e#There's still so much we don't know.$0fI've got a spy on the inside,$0e#so I'll let you know if I hear anything.$0fIn the meanwhile, $0elet's launch some#sorties and see the enemy's response.$0f</text:p>
          </table:table-cell>
        </table:table-row>
        <table:table-row table:style-name="ro1">
          <table:table-cell office:value-type="string">
            <text:p>Yes, ma'am!$0f</text:p>
          </table:table-cell>
          <table:table-cell office:value-type="string">
            <text:p>¡Sí, mi comandante!$0f</text:p>
          </table:table-cell>
          <table:table-cell office:value-type="string">
            <text:p>Yes, ma'am!$0f</text:p>
          </table:table-cell>
        </table:table-row>
        <table:table-row table:style-name="ro1">
          <table:table-cell office:value-type="string">
            <text:p>Got it!$0f</text:p>
          </table:table-cell>
          <table:table-cell office:value-type="string">
            <text:p>¡Ya lo tengo!$0f</text:p>
          </table:table-cell>
          <table:table-cell office:value-type="string">
            <text:p>Got it!$0f</text:p>
          </table:table-cell>
        </table:table-row>
        <table:table-row table:style-name="ro1">
          <table:table-cell office:value-type="string">
            <text:p>What is it, Nell?$0e#Is everything Ok?$0f</text:p>
          </table:table-cell>
          <table:table-cell office:value-type="string">
            <text:p>¿Qué es, Nell?$0e#¿Va todo bien?$0f</text:p>
          </table:table-cell>
          <table:table-cell office:value-type="string">
            <text:p>What is it, Nell?$0e#Is everything Ok?$0f</text:p>
          </table:table-cell>
        </table:table-row>
        <table:table-row table:style-name="ro1">
          <table:table-cell office:value-type="string">
            <text:p>No, it isn't, Max. $0eOur army's not the#only thing taking damage here.$0fThe enemy's been stealing weapons,#money, and other materials, too!$0fSomehow, they transport everything#here to this factory, then it all$0fgoes into that pipe and winds#up...$0esomewhere else.$0f</text:p>
          </table:table-cell>
          <table:table-cell office:value-type="string">
            <text:p>No, Max. $0eNuestro ejército no es#lo único que está siendo atacado.$0f¡El enemigo ha estado robando armas,#dinero y otros materiales!$0fDe alguna forma lo transportan todo#aquí, a la fábrica, y luego todo$0fva a esa tubería y acaba...$0e#En algún lugar.$0f</text:p>
          </table:table-cell>
          <table:table-cell office:value-type="string">
            <text:p>No, it isn't, Max. $0eOur army's not the#only thing taking damage here.$0fThe enemy's been stealing weapons,#money, and other materials, too!$0fSomehow, they transport everything#here to this factory, then it all$0fgoes into that pipe and winds#up...$0esomewhere else.$0f</text:p>
          </table:table-cell>
        </table:table-row>
        <table:table-row table:style-name="ro1">
          <table:table-cell office:value-type="string">
            <text:p>Black Hole goons... $0eThey're even more#dangerous than we originally thought.$0f</text:p>
          </table:table-cell>
          <table:table-cell office:value-type="string">
            <text:p>¡Serán cerdos! $0eSon más peligrosos#de lo que pensábamos.$0f</text:p>
          </table:table-cell>
          <table:table-cell office:value-type="string">
            <text:p>Black Hole goons... $0eThey're even more#dangerous than we originally thought.$0f</text:p>
          </table:table-cell>
        </table:table-row>
        <table:table-row table:style-name="ro1">
          <table:table-cell office:value-type="string">
            <text:p>Don't worry! $0e$0eAs long as we're in this#together, there's no way we can lose!$0f</text:p>
          </table:table-cell>
          <table:table-cell office:value-type="string">
            <text:p>¡No os preocupéis! $0e$0eMientras sigamos#unidos, no podemos perder.$0f</text:p>
          </table:table-cell>
          <table:table-cell office:value-type="string">
            <text:p>Don't worry! $0e$0eAs long as we're in this#together, there's no way we can lose!$0f</text:p>
          </table:table-cell>
        </table:table-row>
        <table:table-row table:style-name="ro1">
          <table:table-cell office:value-type="string">
            <text:p>You're right, Andy.$0fYou've all made it this far.$0e#I know you'll emerge victorious.$0f</text:p>
          </table:table-cell>
          <table:table-cell office:value-type="string">
            <text:p>Tienes razón, Andy.$0fHabéis llegado hasta aquí.$0e#Sé que saldréis victoriosos.$0f</text:p>
          </table:table-cell>
          <table:table-cell office:value-type="string">
            <text:p>You're right, Andy.$0fYou've all made it this far.$0e#I know you'll emerge victorious.$0f</text:p>
          </table:table-cell>
        </table:table-row>
        <table:table-row table:style-name="ro1">
          <table:table-cell office:value-type="string">
            <text:p>You did it!$0fThere'll be no more units#coming from that factory!$0f</text:p>
          </table:table-cell>
          <table:table-cell office:value-type="string">
            <text:p>¡Lo hemos conseguido!$0f¡Ya no saldrán más unidades#de la fábrica!$0f</text:p>
          </table:table-cell>
          <table:table-cell office:value-type="string">
            <text:p>You did it!$0fThere'll be no more units#coming from that factory!$0f</text:p>
          </table:table-cell>
        </table:table-row>
        <table:table-row table:style-name="ro1">
          <table:table-cell office:value-type="string">
            <text:p>Aarrrgh!$0e$0e#Nooooooo!$0f</text:p>
          </table:table-cell>
          <table:table-cell office:value-type="string">
            <text:p>¡Aarrrgh!$0e$0e#¡Nooooooo!$0f</text:p>
          </table:table-cell>
          <table:table-cell office:value-type="string">
            <text:p>Aarrrgh!$0e$0e#Nooooooo!$0f</text:p>
          </table:table-cell>
        </table:table-row>
        <table:table-row table:style-name="ro1">
          <table:table-cell office:value-type="string">
            <text:p>Give it up, Flak!$0e#You lose!$0f</text:p>
          </table:table-cell>
          <table:table-cell office:value-type="string">
            <text:p>¡Ríndete, Helmut!$0e#¡Has perdido!$0f</text:p>
          </table:table-cell>
          <table:table-cell office:value-type="string">
            <text:p>Give it up, Flak!$0e#You lose!$0f</text:p>
          </table:table-cell>
        </table:table-row>
        <table:table-row table:style-name="ro1">
          <table:table-cell office:value-type="string">
            <text:p>My invasion of Orange Star may#have failed, but I'm not alone.$0fThere are other Black Hole COs,$0e#with more armies.$0f</text:p>
          </table:table-cell>
          <table:table-cell office:value-type="string">
            <text:p>Puede que mi invasión de Orange Star#haya fracasado, pero no estoy solo.$0fHay más OJ de Black Hole, con más#ejércitos.$0f</text:p>
          </table:table-cell>
          <table:table-cell office:value-type="string">
            <text:p>My invasion of Orange Star may#have failed, but I'm not alone.$0fThere are other Black Hole OCs,$0e#with more armies.$0f</text:p>
          </table:table-cell>
        </table:table-row>
        <table:table-row table:style-name="ro1">
          <table:table-cell office:value-type="string">
            <text:p>What are you saying? $0eAre Yellow#Comet and Blue Moon under attack?$0f</text:p>
          </table:table-cell>
          <table:table-cell office:value-type="string">
            <text:p>¿De qué estás hablando?$0f¿Quieres decir que Yellow Comet y#Blue Moon están siendo atacados?$0f</text:p>
          </table:table-cell>
          <table:table-cell office:value-type="string">
            <text:p>What are you saying? $0eAre Yellow#Comet and Blue Moon under attack?$0f</text:p>
          </table:table-cell>
        </table:table-row>
        <table:table-row table:style-name="ro1">
          <table:table-cell office:value-type="string">
            <text:p>Hah! $0eYou'll find out soon enough.$0fThey'll be coming for you next!$0e#I'm gone.$0f</text:p>
          </table:table-cell>
          <table:table-cell office:value-type="string">
            <text:p>¡Ja! $0ePronto lo veréis.$0f¡Después vendrán a por vosotros!$0e#Me voy.$0f</text:p>
          </table:table-cell>
          <table:table-cell office:value-type="string">
            <text:p>Hah! $0eYou'll find out soon enough.$0fThey'll be coming for you next!$0e#I'm gone.$0f</text:p>
          </table:table-cell>
        </table:table-row>
        <table:table-row table:style-name="ro1">
          <table:table-cell office:value-type="string">
            <text:p>Hey! $0eWe're not done with you!$0e$0e#...$0eHe got away again!$0fWe can't ignore his warning, can we?$0e#We've gotta contact the other armies.$0f</text:p>
          </table:table-cell>
          <table:table-cell office:value-type="string">
            <text:p>¡Eh! $0e¡No hemos acabado contigo!$0e$0e#¡Se ha vuelto a escapar!$0fNo podemos hacer caso omiso de#esta advertencia.$0fTenemos que contactar con los otros#ejércitos.$0f</text:p>
          </table:table-cell>
          <table:table-cell office:value-type="string">
            <text:p>Hey! $0eWe're not done with you!$0e$0e#...$0eHe got away again!$0fWe can't ignore his warning, can we?$0e#We've gotta contact the other armies.$0f</text:p>
          </table:table-cell>
        </table:table-row>
        <table:table-row table:style-name="ro1">
          <table:table-cell office:value-type="string">
            <text:p>Yes. $0eYou're right.$0e#Let's ready reinforcements.$0fIn truth, though, $0eour own Orange Star#Army is in pretty ragged shape.$0fIf that battle had gone on much#longer, materials and morale might$0fhave dropped to dangerous levels.$0fI can't tell you how grateful I am#for all of your aid!$0e Nice work!$0f</text:p>
          </table:table-cell>
          <table:table-cell office:value-type="string">
            <text:p>Sí. $0eTienes razón.$0e#Preparemos refuerzos.$0fAunque, para ser sinceros, $0enuestro#ejército está bastante maltrecho.$0fSi esa batalla hubiera durado mucho#más, los suministros y la moral habrían$0fdescendido a niveles peligrosos.$0f¡No puedo expresar lo agradecida que#os estoy por vuestra ayuda!$0f¡Buen trabajo!$0f</text:p>
          </table:table-cell>
          <table:table-cell office:value-type="string">
            <text:p>Yes. $0eYou're right.$0e#Let's ready reinforcements.$0fIn truth, though, $0eour own Orange Star#Army is in pretty ragged shape.$0fIf that battle had gone on much#longer, materials and morale might$0fhave dropped to dangerous levels.$0fI can't tell you how grateful I am#for all of your aid!$0e Nice work!$0f</text:p>
          </table:table-cell>
        </table:table-row>
        <table:table-row table:style-name="ro1">
          <table:table-cell office:value-type="string">
            <text:p>C'mon! $0eLet's hurry and check on#the other armies!$0f</text:p>
          </table:table-cell>
          <table:table-cell office:value-type="string">
            <text:p>¡Venga! $0e¡Vamos a hablar con los#demás países!$0f</text:p>
          </table:table-cell>
          <table:table-cell office:value-type="string">
            <text:p>C'mon! $0eLet's hurry and check on#the other armies!$0f</text:p>
          </table:table-cell>
        </table:table-row>
        <table:table-row table:style-name="ro1">
          <table:table-cell office:value-type="string">
            <text:p>Yeah! $0eLet's get busy and drive those#Black Hole thugs off the planet!$0f</text:p>
          </table:table-cell>
          <table:table-cell office:value-type="string">
            <text:p>¡Sí! $0e¡Vamos a echar a los monos#de Black Hole del planeta!$0f</text:p>
          </table:table-cell>
          <table:table-cell office:value-type="string">
            <text:p>Yeah! $0eLet's get busy and drive those#Black Hole thugs off the planet!$0f</text:p>
          </table:table-cell>
        </table:table-row>
        <table:table-row table:style-name="ro1">
          <table:table-cell office:value-type="string">
            <text:p>You said it! $0fWe'll knock the stuffing out of 'em,#then head home for a victory feast!$0f</text:p>
          </table:table-cell>
          <table:table-cell office:value-type="string">
            <text:p>¡Tú lo has dicho! $0f¡Les vamos a dar una paliza que no#olvidarán!$0f</text:p>
          </table:table-cell>
          <table:table-cell office:value-type="string">
            <text:p>You said it! $0fWe'll knock the stuffing out of 'em,#then head home for a victory feast!$0f</text:p>
          </table:table-cell>
        </table:table-row>
        <table:table-row table:style-name="ro1">
          <table:table-cell office:value-type="string">
            <text:p>I knew the enemy wasn't going to roll#over and let us win, but still...$0fListen! $0eWe made it this far, and$0e#I'm confident that you can win!$0fPerhaps this terrain is more suited#to Max's style of combat.$0fTrying different COs is a vital#piece of strategy, too.$0fGood luck, everyone!$0f</text:p>
          </table:table-cell>
          <table:table-cell office:value-type="string">
            <text:p>Sabía que el enemigo no se iba#a limitar a dejarnos ganar, pero...$0f¡Escuchad!$0e Hemos llegado hasta#aquí, y estoy segura de que podemos$0fganar. Quizá este tipo de terreno se#adapta más al estilo de Max. Probar$0fdistintos OJ también es una parte#esencial de la estrategia.$0f¡Buena suerte!$0f</text:p>
          </table:table-cell>
          <table:table-cell office:value-type="string">
            <text:p>I knew the enemy wasn't going to roll#over and let us win, but still...$0fListen! $0eWe made it this far, and$0e#I'm confident that you can win!$0fPerhaps this terrain is more suited#to Max's style of combat.$0fTrying different OCs is a vital#piece of strategy, too.$0fGood luck, everyone!$0f</text:p>
          </table:table-cell>
        </table:table-row>
        <table:table-row table:style-name="ro1">
          <table:table-cell office:value-type="string">
            <text:p>Wahoo!#I beat the bad guys!</text:p>
          </table:table-cell>
          <table:table-cell office:value-type="string">
            <text:p>¡Yújuuuuu!#¡He ganado!</text:p>
          </table:table-cell>
          <table:table-cell office:value-type="string">
            <text:p>Wahoo!#I beat the bad guys!</text:p>
          </table:table-cell>
        </table:table-row>
        <table:table-row table:style-name="ro1">
          <table:table-cell office:value-type="string">
            <text:p>Whew... I wonder how#our allies are doing.</text:p>
          </table:table-cell>
          <table:table-cell office:value-type="string">
            <text:p><text:s/>Buf... ¿Cómo estarán# nuestros aliados?</text:p>
          </table:table-cell>
          <table:table-cell office:value-type="string">
            <text:p>Whew... I wonder how#our allies are doing.</text:p>
          </table:table-cell>
        </table:table-row>
        <table:table-row table:style-name="ro1">
          <table:table-cell office:value-type="string">
            <text:p>Take that!#Orange Star is free!!!</text:p>
          </table:table-cell>
          <table:table-cell office:value-type="string">
            <text:p>¡Chúpate ésa!#¡Orange Star es libre!</text:p>
          </table:table-cell>
          <table:table-cell office:value-type="string">
            <text:p>Take that!#Orange Star is free!!!</text:p>
          </table:table-cell>
        </table:table-row>
        <table:table-row table:style-name="ro1">
          <table:table-cell office:value-type="string">
            <text:p>Nell...$0eI'm sorry...$0f</text:p>
          </table:table-cell>
          <table:table-cell office:value-type="string">
            <text:p>Nell...$0e Lo siento...$0f</text:p>
          </table:table-cell>
          <table:table-cell office:value-type="string">
            <text:p>Nell...$0eI'm sorry...$0f</text:p>
          </table:table-cell>
        </table:table-row>
        <table:table-row table:style-name="ro1">
          <table:table-cell office:value-type="string">
            <text:p>I knew the enemy wasn't going to roll#over and let us win, but still...$0fListen! $0eWe made it this far,$0e#and I'm confident that you can win!$0f</text:p>
          </table:table-cell>
          <table:table-cell office:value-type="string">
            <text:p>Sabía que el enemigo no se iba#a limitar a dejarnos ganar, pero...$0fHemos llegado hasta aquí, y estoy#segura de que podemos ganar.$0f</text:p>
          </table:table-cell>
          <table:table-cell office:value-type="string">
            <text:p>I knew the enemy wasn't going to roll#over and let us win, but still...$0fListen! $0eWe made it this far,$0e#and I'm confident that you can win!$0f</text:p>
          </table:table-cell>
        </table:table-row>
        <table:table-row table:style-name="ro1">
          <table:table-cell office:value-type="string">
            <text:p>Nell, $0ewhat should we target#to win the field?$0f</text:p>
          </table:table-cell>
          <table:table-cell office:value-type="string">
            <text:p>Nell, $0e¿qué tenemos que hacer#para ganar esta batalla?$0f</text:p>
          </table:table-cell>
          <table:table-cell office:value-type="string">
            <text:p>Nell, $0ewhat should we target#to win the field?$0f</text:p>
          </table:table-cell>
        </table:table-row>
        <table:table-row table:style-name="ro1">
          <table:table-cell office:value-type="string">
            <text:p>Let's see...$0fPerhaps your initial target should be#the base below the seam in the pipe.$0fIf it doesn't go as planned, $0eyou can#always try switching COs.$0fDirect assaults are Max's forte, $0eand#Sami's tops at capturing bases.$0fOf course, $0eAndy's good to go#anywhere with his repair skills.$0f</text:p>
          </table:table-cell>
          <table:table-cell office:value-type="string">
            <text:p>Veamos...$0fQuizá el objetivo inicial debería ser#la base que está debajo de la junta de$0fla tubería. Si no funciona como lo#habías planeado, $0esiempre puedes$0fprobar a cambiar de OJ.$0fLos ataques directos son el fuerte de#Max, $0ey Sami es la mejor capturando$0fpropiedades. En cuanto a Andy, $0ees#muy equilibrado y repara lo que sea.$0f</text:p>
          </table:table-cell>
          <table:table-cell office:value-type="string">
            <text:p>Let's see...$0fPerhaps your initial target should be#the base below the seam in the pipe.$0fIf it doesn't go as planned, $0eyou can#always try switching OCs.$0fDirect assaults are Max's forte, $0eand#Sami's tops at capturing bases.$0fOf course, $0eAndy's good to go#anywhere with his repair skills.$0f</text:p>
          </table:table-cell>
        </table:table-row>
        <table:table-row table:style-name="ro1">
          <table:table-cell office:value-type="string">
            <text:p>Let me have a shot! $0ePipes, tanks, or#whatever. $0eI'll take 'em out!$0f</text:p>
          </table:table-cell>
          <table:table-cell office:value-type="string">
            <text:p>¡Déjame intentarlo! $0eMe da igual que#sean tuberías o tanques.$0f¡Los destrozaré igual!$0f</text:p>
          </table:table-cell>
          <table:table-cell office:value-type="string">
            <text:p>Let me have a shot! $0ePipes, tanks, or#whatever. $0eI'll take 'em out!$0f</text:p>
          </table:table-cell>
        </table:table-row>
        <table:table-row table:style-name="ro1">
          <table:table-cell office:value-type="string">
            <text:p>That's the spirit!$0e#Good luck, everyone!$0f</text:p>
          </table:table-cell>
          <table:table-cell office:value-type="string">
            <text:p>¡Así se habla!$0e#¡Buena suerte!$0f</text:p>
          </table:table-cell>
          <table:table-cell office:value-type="string">
            <text:p>That's the spirit!$0e#Good luck, everyone!$0f</text:p>
          </table:table-cell>
        </table:table-row>
        <table:table-row table:style-name="ro1">
          <table:table-cell office:value-type="string">
            <text:p>This is terrible!$0fGrit!$0e$0e#Grit! $0eWhere are you?!$0f</text:p>
          </table:table-cell>
          <table:table-cell office:value-type="string">
            <text:p>¡Esto es terrible!$0f¡Grit!$0e$0e#¡Grit! $0e¡¿Dónde estás?!$0f</text:p>
          </table:table-cell>
          <table:table-cell office:value-type="string">
            <text:p>This is terrible!$0fGrit!$0e$0e#Grit! $0eWhere are you?!$0f</text:p>
          </table:table-cell>
        </table:table-row>
        <table:table-row table:style-name="ro1">
          <table:table-cell office:value-type="string">
            <text:p>I'm right here.$0fWhat is it, $0eOlaf?$0f</text:p>
          </table:table-cell>
          <table:table-cell office:value-type="string">
            <text:p>Estoy aquí.$0f¿Qué pasa, $0eOlaf?$0f</text:p>
          </table:table-cell>
          <table:table-cell office:value-type="string">
            <text:p>I'm right here.$0fWhat is it, $0eOlaf?$0f</text:p>
          </table:table-cell>
        </table:table-row>
        <table:table-row table:style-name="ro1">
          <table:table-cell office:value-type="string">
            <text:p>An attack!$0e$0e#Black Hole has launched an attack!$0f</text:p>
          </table:table-cell>
          <table:table-cell office:value-type="string">
            <text:p>¡Nos atacan!$0e$0e#¡Black Hole ha lanzado un ataque!$0f</text:p>
          </table:table-cell>
          <table:table-cell office:value-type="string">
            <text:p>An attack!$0e$0e#Black Hole has launched an attack!$0f</text:p>
          </table:table-cell>
        </table:table-row>
        <table:table-row table:style-name="ro1">
          <table:table-cell office:value-type="string">
            <text:p>Hm?$0e$0e#Black Hole?$0fThat name sounds kinda familiar...$0e#Where they from again?$0f</text:p>
          </table:table-cell>
          <table:table-cell office:value-type="string">
            <text:p>¿Mm?$0e$0e#¿Black Hole?$0fMe suena, me suena...$0e#¿De dónde dices que son?$0f</text:p>
          </table:table-cell>
          <table:table-cell office:value-type="string">
            <text:p>Hm?$0e$0e#Black Hole?$0fThat name sounds kinda familiar...$0e#Where they from again?$0f</text:p>
          </table:table-cell>
        </table:table-row>
        <table:table-row table:style-name="ro1">
          <table:table-cell office:value-type="string">
            <text:p>Fool!$0e They're the same group that#tore up Blue Moon in the past.$0fWe must attack and drive them#from Blue Moon borders!$0f</text:p>
          </table:table-cell>
          <table:table-cell office:value-type="string">
            <text:p>¡Estúpido!$0e Es el mismo país que hizo#pedazos a Blue Moon no hace mucho.$0f¡Debemos defendernos y echarles#de nuestra tierra!$0f</text:p>
          </table:table-cell>
          <table:table-cell office:value-type="string">
            <text:p>Fool!$0e They're the same group that#tore up Blue Moon in the past.$0fWe must attack and drive them#from Blue Moon borders!$0f</text:p>
          </table:table-cell>
        </table:table-row>
        <table:table-row table:style-name="ro1">
          <table:table-cell office:value-type="string">
            <text:p>Good gracious.$0e#I don't see what all the fuss is about.$0fIt's just dirt and trees and$0e$0e stuff.$0e#It's not like we're losing it.$0f</text:p>
          </table:table-cell>
          <table:table-cell office:value-type="string">
            <text:p>Bueno, bueno.$0e#¿A qué viene tanto alboroto?$0fAhí sólo hay barro y árboles y$0e$0e cosas.$0e#Si estuviéramos perdiéndolo, todavía...$0f</text:p>
          </table:table-cell>
          <table:table-cell office:value-type="string">
            <text:p>Good gracious.$0e#I don't see what all the fuss is about.$0fIt's just dirt and trees and$0e$0e stuff.$0e#It's not like we're losing it.$0f</text:p>
          </table:table-cell>
        </table:table-row>
        <table:table-row table:style-name="ro1">
          <table:table-cell office:value-type="string">
            <text:p>We ARE losing it, you fool!$0fIt's this type of impertinence that#has our army...$0f</text:p>
          </table:table-cell>
          <table:table-cell office:value-type="string">
            <text:p>¡Lo estamos perdiendo, PATÁN!$0fEs ese tipo de impertinencia la que#ha hecho que nuestro ejército...$0f</text:p>
          </table:table-cell>
          <table:table-cell office:value-type="string">
            <text:p>We ARE losing it, you fool!$0fIt's this type of impertinence that#has our army...$0f</text:p>
          </table:table-cell>
        </table:table-row>
        <table:table-row table:style-name="ro1">
          <table:table-cell office:value-type="string">
            <text:p>Reporting for duty, sir!$0f</text:p>
          </table:table-cell>
          <table:table-cell office:value-type="string">
            <text:p>¡A sus órdenes, señor!$0f</text:p>
          </table:table-cell>
          <table:table-cell office:value-type="string">
            <text:p>Reporting for duty, sir!$0f</text:p>
          </table:table-cell>
        </table:table-row>
        <table:table-row table:style-name="ro1">
          <table:table-cell office:value-type="string">
            <text:p>And who are you supposed to be?$0f</text:p>
          </table:table-cell>
          <table:table-cell office:value-type="string">
            <text:p>¿Y tú quién eres?$0f</text:p>
          </table:table-cell>
          <table:table-cell office:value-type="string">
            <text:p>And who are you supposed to be?$0f</text:p>
          </table:table-cell>
        </table:table-row>
        <table:table-row table:style-name="ro1">
          <table:table-cell office:value-type="string">
            <text:p>Colin, sir!$0e My posting to#headquarters begins today!$0f</text:p>
          </table:table-cell>
          <table:table-cell office:value-type="string">
            <text:p>¡Colin, señor!$0e ¡He sido asignado#al Cuartel General, señor!$0f</text:p>
          </table:table-cell>
          <table:table-cell office:value-type="string">
            <text:p>Colin, sir!$0e My posting to#headquarters begins today!$0f</text:p>
          </table:table-cell>
        </table:table-row>
        <table:table-row table:style-name="ro1">
          <table:table-cell office:value-type="string">
            <text:p>Aha!$0e#The new CO!$0fGood.$0e You will watch, listen, and#learn! $0eYour training starts now!$0f</text:p>
          </table:table-cell>
          <table:table-cell office:value-type="string">
            <text:p>¡Ajá!$0e#¡El nuevo OJ!$0fBien.$0e ¡Tu misión es ver, oír y#aprender! $0e¡A partir de ya!$0f</text:p>
          </table:table-cell>
          <table:table-cell office:value-type="string">
            <text:p>Aha!$0e#The new OC!$0fGood.$0e You will watch, listen, and#learn! $0eYour training starts now!$0f</text:p>
          </table:table-cell>
        </table:table-row>
        <table:table-row table:style-name="ro1">
          <table:table-cell office:value-type="string">
            <text:p>Sir! $0eYes, sir!$0e$0e#Thank you, sir!$0f</text:p>
          </table:table-cell>
          <table:table-cell office:value-type="string">
            <text:p>¡Señor! $0e¡Sí, señor!$0e$0e#¡Gracias, señor!$0f</text:p>
          </table:table-cell>
          <table:table-cell office:value-type="string">
            <text:p>Sir! $0eYes, sir!$0e$0e#Thank you, sir!$0f</text:p>
          </table:table-cell>
        </table:table-row>
        <table:table-row table:style-name="ro1">
          <table:table-cell office:value-type="string">
            <text:p>Howdy, son.$0f</text:p>
          </table:table-cell>
          <table:table-cell office:value-type="string">
            <text:p>¿Qué pacha, colega?$0f</text:p>
          </table:table-cell>
          <table:table-cell office:value-type="string">
            <text:p>Howdy, son.$0f</text:p>
          </table:table-cell>
        </table:table-row>
        <table:table-row table:style-name="ro1">
          <table:table-cell office:value-type="string">
            <text:p>Howd--$0esir!$0f</text:p>
          </table:table-cell>
          <table:table-cell office:value-type="string">
            <text:p>¿Qué pach...?$0e ¡Señor!$0f</text:p>
          </table:table-cell>
          <table:table-cell office:value-type="string">
            <text:p>Howd--$0esir!$0f</text:p>
          </table:table-cell>
        </table:table-row>
        <table:table-row table:style-name="ro1">
          <table:table-cell office:value-type="string">
            <text:p>Whoa, now. $0eRelax a bit.$0e$0e#No sense gettin' all worked up.$0fTake things nice and easy,$0e#and you'll be all right.$0f</text:p>
          </table:table-cell>
          <table:table-cell office:value-type="string">
            <text:p>¡Vale, vale! $0eRelájate un poco.$0e$0e#Me estás estresando.$0fTómatelo con calma,$0e#y todo irá bien.$0f</text:p>
          </table:table-cell>
          <table:table-cell office:value-type="string">
            <text:p>Whoa, now. $0eRelax a bit.$0e$0e#No sense gettin' all worked up.$0fTake things nice and easy,$0e#and you'll be all right.$0f</text:p>
          </table:table-cell>
        </table:table-row>
        <table:table-row table:style-name="ro1">
          <table:table-cell office:value-type="string">
            <text:p>Sir! $0eYes, sir!$0e$0e#Nice and easy, sir!$0f</text:p>
          </table:table-cell>
          <table:table-cell office:value-type="string">
            <text:p>¡Señor! $0e¡Sí, señor!$0e$0e#¡Con calma, señor!$0f</text:p>
          </table:table-cell>
          <table:table-cell office:value-type="string">
            <text:p>Sir! $0eYes, sir!$0e$0e#Nice and easy, sir!$0f</text:p>
          </table:table-cell>
        </table:table-row>
        <table:table-row table:style-name="ro1">
          <table:table-cell office:value-type="string">
            <text:p>That man is a disgrace!$0e$0e#You will NOT follow his example!$0fNow let's move out.$0e$0e#Everyone, follow my lead!$0f</text:p>
          </table:table-cell>
          <table:table-cell office:value-type="string">
            <text:p>¡Este hombre es una calamidad!$0e$0e#¡NO sigas su ejemplo!$0fAhora, avancemos.$0e$0e#¡Seguidme todos!$0f</text:p>
          </table:table-cell>
          <table:table-cell office:value-type="string">
            <text:p>That man is a disgrace!$0e$0e#You will NOT follow his example!$0fNow let's move out.$0e$0e#Everyone, follow my lead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You, too, Grit!$0f</text:p>
          </table:table-cell>
          <table:table-cell office:value-type="string">
            <text:p>¡Tú también, Grit!$0f</text:p>
          </table:table-cell>
          <table:table-cell office:value-type="string">
            <text:p>You, too, Grit!$0f</text:p>
          </table:table-cell>
        </table:table-row>
        <table:table-row table:style-name="ro1">
          <table:table-cell office:value-type="string">
            <text:p>Right behind you, sir.$0f</text:p>
          </table:table-cell>
          <table:table-cell office:value-type="string">
            <text:p>Ya voy, ya voy.$0f</text:p>
          </table:table-cell>
          <table:table-cell office:value-type="string">
            <text:p>Right behind you, sir.$0f</text:p>
          </table:table-cell>
        </table:table-row>
        <table:table-row table:style-name="ro1">
          <table:table-cell office:value-type="string">
            <text:p>Ah! $0eNo, no, no.$0e#Don't touch that spoon.$0fWe'll both be sent flying if you#do that, Flak.$0f</text:p>
          </table:table-cell>
          <table:table-cell office:value-type="string">
            <text:p>¡Ah! $0e¡No, no, no!$0e#No toques esa cuchara.$0fSi lo haces, saldremos volando#por los aires.$0f</text:p>
          </table:table-cell>
          <table:table-cell office:value-type="string">
            <text:p>Ah! $0eNo, no, no.$0e#Don't touch that spoon.$0fWe'll both be sent flying if you#do that, Flak.$0f</text:p>
          </table:table-cell>
        </table:table-row>
        <table:table-row table:style-name="ro1">
          <table:table-cell office:value-type="string">
            <text:p>Don't leave such dangerous $0e$0estuff$0e#lying around here.$0f</text:p>
          </table:table-cell>
          <table:table-cell office:value-type="string">
            <text:p>No dejes $0e$0ecosas peligrosas$0e#por ahí tiradas.$0f</text:p>
          </table:table-cell>
          <table:table-cell office:value-type="string">
            <text:p>Don't leave such dangerous $0e$0estuff$0e#lying around here.$0f</text:p>
          </table:table-cell>
        </table:table-row>
        <table:table-row table:style-name="ro1">
          <table:table-cell office:value-type="string">
            <text:p>And why not?$0fThis IS my playground, after all.$0f</text:p>
          </table:table-cell>
          <table:table-cell office:value-type="string">
            <text:p>¿Y por qué no?$0fAquí es donde juego.$0f</text:p>
          </table:table-cell>
          <table:table-cell office:value-type="string">
            <text:p>And why not?$0fThis IS my playground, after all.$0f</text:p>
          </table:table-cell>
        </table:table-row>
        <table:table-row table:style-name="ro1">
          <table:table-cell office:value-type="string">
            <text:p>They're coming.$0e$0e#Are you ready?$0f</text:p>
          </table:table-cell>
          <table:table-cell office:value-type="string">
            <text:p>Ya vienen.$0e$0e#¿Estás lista?$0f</text:p>
          </table:table-cell>
          <table:table-cell office:value-type="string">
            <text:p>They're coming.$0e$0e#Are you ready?$0f</text:p>
          </table:table-cell>
        </table:table-row>
        <table:table-row table:style-name="ro1">
          <table:table-cell office:value-type="string">
            <text:p>Naturally!$0fI was getting tired of this place#anyway, so the timing's perfect.$0fThis is going to be so much fun!$0f</text:p>
          </table:table-cell>
          <table:table-cell office:value-type="string">
            <text:p>¡Por supuesto!$0fDe todas formas, ya me#estaba cansando de este sitio.$0f¡Esto va a ser divertidísimo!$0f</text:p>
          </table:table-cell>
          <table:table-cell office:value-type="string">
            <text:p>Naturally!$0fI was getting tired of this place#anyway, so the timing's perfect.$0fThis is going to be so much fun!$0f</text:p>
          </table:table-cell>
        </table:table-row>
        <table:table-row table:style-name="ro1">
          <table:table-cell office:value-type="string">
            <text:p>Let's keep moving!$0e$0e#Everyone, advance!$0fThere's a city up ahead.$0e$0e#We can rest there.$0f</text:p>
          </table:table-cell>
          <table:table-cell office:value-type="string">
            <text:p>¡Adelante, adelante!$0e$0e#¡Todas las unidades!$0fHay una ciudad más adelante.$0e$0e#Podemos descansar allí.$0f</text:p>
          </table:table-cell>
          <table:table-cell office:value-type="string">
            <text:p>Let's keep moving!$0e$0e#Everyone, advance!$0fThere's a city up ahead.$0e$0e#We can rest there.$0f</text:p>
          </table:table-cell>
        </table:table-row>
        <table:table-row table:style-name="ro1">
          <table:table-cell office:value-type="string">
            <text:p>Commander, $0eyou're certainly in#high spirits today.$0f</text:p>
          </table:table-cell>
          <table:table-cell office:value-type="string">
            <text:p>Mi comandante, $0eparece que hoy#está usted de buen humor.$0f</text:p>
          </table:table-cell>
          <table:table-cell office:value-type="string">
            <text:p>Commander, $0eyou're certainly in#high spirits today.$0f</text:p>
          </table:table-cell>
        </table:table-row>
        <table:table-row table:style-name="ro1">
          <table:table-cell office:value-type="string">
            <text:p>Yeah, $0eis it snowing up ahead or#something?$0f</text:p>
          </table:table-cell>
          <table:table-cell office:value-type="string">
            <text:p>Sí, $0e¿está nevando ahí arriba#o algo parecido?$0f</text:p>
          </table:table-cell>
          <table:table-cell office:value-type="string">
            <text:p>Yeah, $0eis it snowing up ahead or#something?$0f</text:p>
          </table:table-cell>
        </table:table-row>
        <table:table-row table:style-name="ro1">
          <table:table-cell office:value-type="string">
            <text:p>Pardon me, Commander...$0e$0e#May I ask what lies ahead?$0f</text:p>
          </table:table-cell>
          <table:table-cell office:value-type="string">
            <text:p>Discúlpeme, comandante...$0e$0e#¿Puedo preguntar qué nos espera?$0f</text:p>
          </table:table-cell>
          <table:table-cell office:value-type="string">
            <text:p>Pardon me, Commander...$0e$0e#May I ask what lies ahead?$0f</text:p>
          </table:table-cell>
        </table:table-row>
        <table:table-row table:style-name="ro1">
          <table:table-cell office:value-type="string">
            <text:p>Hah! $0eIt's about time someone asked#me that!$0fTo be honest, $0ewe'll soon arrive in the#town where I was born!$0f</text:p>
          </table:table-cell>
          <table:table-cell office:value-type="string">
            <text:p>¡Ja! $0e¡Ya era hora de que alguien#preguntara!$0fPara ser sincero, $0epronto llegaremos#a mi ciudad natal.$0f</text:p>
          </table:table-cell>
          <table:table-cell office:value-type="string">
            <text:p>Hah! $0eIt's about time someone asked#me that!$0fTo be honest, $0ewe'll soon arrive in the#town where I was born!$0f</text:p>
          </table:table-cell>
        </table:table-row>
        <table:table-row table:style-name="ro1">
          <table:table-cell office:value-type="string">
            <text:p>What's that? $0eYour hometown?$0f</text:p>
          </table:table-cell>
          <table:table-cell office:value-type="string">
            <text:p>¿Qué? $0e¿Tu ciudad natal?$0f</text:p>
          </table:table-cell>
          <table:table-cell office:value-type="string">
            <text:p>What's that? $0eYour hometown?$0f</text:p>
          </table:table-cell>
        </table:table-row>
        <table:table-row table:style-name="ro1">
          <table:table-cell office:value-type="string">
            <text:p>That's right.$0fIt's been a long time since I left#to join the army.$0fI imagine everyone will be surprised to#see how far I've risen in the world.$0fHo ho, yes!$0f</text:p>
          </table:table-cell>
          <table:table-cell office:value-type="string">
            <text:p>Exacto.$0fHa pasado mucho tiempo desde que#me fui para unirme al ejército.$0fSupongo que todos se sorprenderán#cuando vean cuánto he progresado.$0f¡Jo, jo, jo!$0f</text:p>
          </table:table-cell>
          <table:table-cell office:value-type="string">
            <text:p>That's right.$0fIt's been a long time since I left#to join the army.$0fI imagine everyone will be surprised to#see how far I've risen in the world.$0fHo ho, yes!$0f</text:p>
          </table:table-cell>
        </table:table-row>
        <table:table-row table:style-name="ro1">
          <table:table-cell office:value-type="string">
            <text:p>So you're really just excited about#showing 'em how important you are.$0fWatch out, y'all!$0e Olaf's comin' home!$0f</text:p>
          </table:table-cell>
          <table:table-cell office:value-type="string">
            <text:p>Así que estás todo emocionado porque#van a ver lo importante que eres.$0f¡Vuelveeee...!$0e ¡A casa vuelveeee...!$0f</text:p>
          </table:table-cell>
          <table:table-cell office:value-type="string">
            <text:p>So you're really just excited about#showing 'em how important you are.$0fWatch out, y'all!$0e Olaf's comin' home!$0f</text:p>
          </table:table-cell>
        </table:table-row>
        <table:table-row table:style-name="ro1">
          <table:table-cell office:value-type="string">
            <text:p>The city's coming into view, sir.$0e$0e#It's...$0e It's...$0f</text:p>
          </table:table-cell>
          <table:table-cell office:value-type="string">
            <text:p>Ya se puede ver la ciudad, señor.$0e$0e#Está...$0e Está...$0f</text:p>
          </table:table-cell>
          <table:table-cell office:value-type="string">
            <text:p>The city's coming into view, sir.$0e$0e#It's...$0e It's...$0f</text:p>
          </table:table-cell>
        </table:table-row>
        <table:table-row table:style-name="ro1">
          <table:table-cell office:value-type="string">
            <text:p>What!?$0e#What's happened here?$0f</text:p>
          </table:table-cell>
          <table:table-cell office:value-type="string">
            <text:p>¿¡Qué!?$0e#¿Qué ha pasado aquí?$0f</text:p>
          </table:table-cell>
          <table:table-cell office:value-type="string">
            <text:p>What!?$0e#What's happened here?$0f</text:p>
          </table:table-cell>
        </table:table-row>
        <table:table-row table:style-name="ro1">
          <table:table-cell office:value-type="string">
            <text:p>Welcome to my playground!$0fSince you've come so far,$0e#would you like to play?$0f</text:p>
          </table:table-cell>
          <table:table-cell office:value-type="string">
            <text:p>¡Bienvenidos a mi zona de recreo!$0fYa que habéis venido de tan lejos,$0e#¿queréis jugar conmigo?$0f</text:p>
          </table:table-cell>
          <table:table-cell office:value-type="string">
            <text:p>Welcome to my playground!$0fSince you've come so far,$0e#would you like to play?$0f</text:p>
          </table:table-cell>
        </table:table-row>
        <table:table-row table:style-name="ro1">
          <table:table-cell office:value-type="string">
            <text:p>You... $0eYou fiend!$0e$0e#What have you done?$0f</text:p>
          </table:table-cell>
          <table:table-cell office:value-type="string">
            <text:p>Serás... $0e¡Serás enemiga!$0e$0e#¿Qué has hecho?$0f</text:p>
          </table:table-cell>
          <table:table-cell office:value-type="string">
            <text:p>You... $0eYou fiend!$0e$0e#What have you done?$0f</text:p>
          </table:table-cell>
        </table:table-row>
        <table:table-row table:style-name="ro1">
          <table:table-cell office:value-type="string">
            <text:p>Hm? $0eIs something wrong?$0e$0e#You don't like my playground?$0f</text:p>
          </table:table-cell>
          <table:table-cell office:value-type="string">
            <text:p>¿Qué? $0e¿Pasa algo?$0e$0e#¿No te gusta mi zona de recreo?$0f</text:p>
          </table:table-cell>
          <table:table-cell office:value-type="string">
            <text:p>Hm? $0eIs something wrong?$0e$0e#You don't like my playground?$0f</text:p>
          </table:table-cell>
        </table:table-row>
        <table:table-row table:style-name="ro1">
          <table:table-cell office:value-type="string">
            <text:p>My home!$0e$0e#The town square!$0f</text:p>
          </table:table-cell>
          <table:table-cell office:value-type="string">
            <text:p>¡Mi hogar!$0e$0e#¡La Plaza Mayor!$0f</text:p>
          </table:table-cell>
          <table:table-cell office:value-type="string">
            <text:p>My home!$0e$0e#The town square!$0f</text:p>
          </table:table-cell>
        </table:table-row>
        <table:table-row table:style-name="ro1">
          <table:table-cell office:value-type="string">
            <text:p>What are you talking about?$0e$0e#I don't see any of that stuff!$0fOh...$0e Those must be the places that#got broken during my field tests.$0fAnyway, $0eI've hidden a goody in one#of these properties.$0fThink you can find it?$0e#Tee hee hee!$0f</text:p>
          </table:table-cell>
          <table:table-cell office:value-type="string">
            <text:p>Pero ¿de qué hablas?$0e$0e#¡No veo nada de eso!$0fAh...$0e Deben de ser los sitios que#se rompieron en mis pruebas de campo.$0fEn cualquier caso, $0ehe escondido una#golosina en una de estas propiedades.$0f¿Crees que puedes encontrarla?$0e#¡Ji, ji, ji!$0f</text:p>
          </table:table-cell>
          <table:table-cell office:value-type="string">
            <text:p>What are you talking about?$0e$0e#I don't see any of that stuff!$0fOh...$0e Those must be the places that#got broken during my field tests.$0fAnyway, $0eI've hidden a goody in one#of these properties.$0fThink you can find it?$0e#Tee hee hee!$0f</text:p>
          </table:table-cell>
        </table:table-row>
        <table:table-row table:style-name="ro1">
          <table:table-cell office:value-type="string">
            <text:p>Grit...$0e Colin...$0e#Stay out of this!$0fThis fight is mine!!!$0f</text:p>
          </table:table-cell>
          <table:table-cell office:value-type="string">
            <text:p>Grit...$0e Colin...$0e#¡Dejadme solo!$0f¡¡¡Este combate es mío!!!$0f</text:p>
          </table:table-cell>
          <table:table-cell office:value-type="string">
            <text:p>Grit...$0e Colin...$0e#Stay out of this!$0fThis fight is mine!!!$0f</text:p>
          </table:table-cell>
        </table:table-row>
        <table:table-row table:style-name="ro1">
          <table:table-cell office:value-type="string">
            <text:p>Commander! $0e$0eWe recovered this#from a property we captured...$0f</text:p>
          </table:table-cell>
          <table:table-cell office:value-type="string">
            <text:p>¡Mi comandante! $0e$0eHemos encontrado#esto en una de las bases capturadas...$0f</text:p>
          </table:table-cell>
          <table:table-cell office:value-type="string">
            <text:p>Commander! $0e$0eWe recovered this#from a property we captured...$0f</text:p>
          </table:table-cell>
        </table:table-row>
        <table:table-row table:style-name="ro1">
          <table:table-cell office:value-type="string">
            <text:p>Hm?$0e$0e#What's that?$0f</text:p>
          </table:table-cell>
          <table:table-cell office:value-type="string">
            <text:p>¿Mm?$0e$0e#¿Qué es?$0f</text:p>
          </table:table-cell>
          <table:table-cell office:value-type="string">
            <text:p>Hm?$0e$0e#What's that?$0f</text:p>
          </table:table-cell>
        </table:table-row>
        <table:table-row table:style-name="ro1">
          <table:table-cell office:value-type="string">
            <text:p>Well, I'll be... $0eWhat you've got there$0e#is a map pinpointing an enemy lab.$0f</text:p>
          </table:table-cell>
          <table:table-cell office:value-type="string">
            <text:p>Parece... $0eEs un mapa para$0e#llegar a un laboratorio enemigo.$0f</text:p>
          </table:table-cell>
          <table:table-cell office:value-type="string">
            <text:p>Well, I'll be... $0eWhat you've got there$0e#is a map pinpointing an enemy lab.$0f</text:p>
          </table:table-cell>
        </table:table-row>
        <table:table-row table:style-name="ro1">
          <table:table-cell office:value-type="string">
            <text:p>A lab? $0eWhat do you mean?$0f</text:p>
          </table:table-cell>
          <table:table-cell office:value-type="string">
            <text:p>¿Un laboratorio? $0e¿Qué quieres decir?$0f</text:p>
          </table:table-cell>
          <table:table-cell office:value-type="string">
            <text:p>A lab? $0eWhat do you mean?$0f</text:p>
          </table:table-cell>
        </table:table-row>
        <table:table-row table:style-name="ro1">
          <table:table-cell office:value-type="string">
            <text:p>It's where the enemy's workin' on their#new weapons.$0fIt would make things a mite easier if#we could get some of those new$0fweapons for our side, too.$0f</text:p>
          </table:table-cell>
          <table:table-cell office:value-type="string">
            <text:p>Es donde el enemigo está trabajando#en sus nuevas armas.$0fSería bastante conveniente conseguir#alguna de esas nuevas armas para$0fnuestro ejército.$0f</text:p>
          </table:table-cell>
          <table:table-cell office:value-type="string">
            <text:p>It's where the enemy's workin' on their#new weapons.$0fIt would make things a mite easier if#we could get some of those new$0fweapons for our side, too.$0f</text:p>
          </table:table-cell>
        </table:table-row>
        <table:table-row table:style-name="ro1">
          <table:table-cell office:value-type="string">
            <text:p>Hmph! $0eI don't like it.$0e$0e#Using enemy weapons...$0f</text:p>
          </table:table-cell>
          <table:table-cell office:value-type="string">
            <text:p>¡Pfff! $0eNo me gusta.$0e$0e#Usar armas enemigas...$0f</text:p>
          </table:table-cell>
          <table:table-cell office:value-type="string">
            <text:p>Hmph! $0eI don't like it.$0e$0e#Using enemy weapons...$0f</text:p>
          </table:table-cell>
        </table:table-row>
        <table:table-row table:style-name="ro1">
          <table:table-cell office:value-type="string">
            <text:p>Well, we know the location. $0e$0eLeast we#can do is stop in and take a look-see.$0f</text:p>
          </table:table-cell>
          <table:table-cell office:value-type="string">
            <text:p>Bueno, sabemos dónde están.$0fLo mínimo que podemos hacer#es ir a ver qué se cuece.$0f</text:p>
          </table:table-cell>
          <table:table-cell office:value-type="string">
            <text:p>Well, we know the location. $0e$0eLeast we#can do is stop in and take a look-see.$0f</text:p>
          </table:table-cell>
        </table:table-row>
        <table:table-row table:style-name="ro1">
          <table:table-cell office:value-type="string">
            <text:p>Uh-oh.$0e$0e#This might be trouble...$0fOh, well.$0e$0e I guess I'll have to find#someplace new to play.$0fToodles!$0f</text:p>
          </table:table-cell>
          <table:table-cell office:value-type="string">
            <text:p>Oh, oh.$0e$0e#Esto no ha salido bien...$0fBueno.$0e$0e Creo que tendré que#buscarme otro sitio para jugar.$0f¡Adiosito!$0f</text:p>
          </table:table-cell>
          <table:table-cell office:value-type="string">
            <text:p>Uh-oh.$0e$0e#This might be trouble...$0fOh, well.$0e$0e I guess I'll have to find#someplace new to play.$0fToodles!$0f</text:p>
          </table:table-cell>
        </table:table-row>
        <table:table-row table:style-name="ro1">
          <table:table-cell office:value-type="string">
            <text:p>This is it.$0fThis is where my house used to be.$0f</text:p>
          </table:table-cell>
          <table:table-cell office:value-type="string">
            <text:p>Aquí es.$0fAquí es donde estaba mi casa.$0f</text:p>
          </table:table-cell>
          <table:table-cell office:value-type="string">
            <text:p>This is it.$0fThis is where my house used to be.$0f</text:p>
          </table:table-cell>
        </table:table-row>
        <table:table-row table:style-name="ro1">
          <table:table-cell office:value-type="string">
            <text:p>Commander...$0f</text:p>
          </table:table-cell>
          <table:table-cell office:value-type="string">
            <text:p>Mi comandante...$0f</text:p>
          </table:table-cell>
          <table:table-cell office:value-type="string">
            <text:p>Commander...$0f</text:p>
          </table:table-cell>
        </table:table-row>
        <table:table-row table:style-name="ro1">
          <table:table-cell office:value-type="string">
            <text:p>And over there,$0e that was the#town square.$0fI played here all day with the other#kids in the neighborhood.$0fIt didn't matter how much snow was on#the ground. $0eIt didn't bother us at all.$0fLook, $0eright here...$0e Can you see#the outlines of the square?$0f</text:p>
          </table:table-cell>
          <table:table-cell office:value-type="string">
            <text:p>Y eso de allí$0e era la Plaza Mayor.$0fMe pasaba el día entero jugando en#ella con los otros niños.$0fNo importaba cuánta nieve hubiera#en el suelo. $0eNo nos molestaba.$0fMirad, $0eallí... ¿Veis las marcas?#Ahí estaba.$0f</text:p>
          </table:table-cell>
          <table:table-cell office:value-type="string">
            <text:p>And over there,$0e that was the#town square.$0fI played here all day with the other#kids in the neighborhood.$0fIt didn't matter how much snow was on#the ground. $0eIt didn't bother us at all.$0fLook, $0eright here...$0e Can you see#the outlines of the square?$0f</text:p>
          </table:table-cell>
        </table:table-row>
        <table:table-row table:style-name="ro1">
          <table:table-cell office:value-type="string">
            <text:p>Olaf...$0f</text:p>
          </table:table-cell>
          <table:table-cell office:value-type="string">
            <text:p>Olaf...$0f</text:p>
          </table:table-cell>
          <table:table-cell office:value-type="string">
            <text:p>Olaf...$0f</text:p>
          </table:table-cell>
        </table:table-row>
        <table:table-row table:style-name="ro1">
          <table:table-cell office:value-type="string">
            <text:p>Black Hole!$0fFor this, $0ethere can be no forgiveness!$0f</text:p>
          </table:table-cell>
          <table:table-cell office:value-type="string">
            <text:p>¡Black Hole!$0f¡No hay perdón $0epara algo así!$0f</text:p>
          </table:table-cell>
          <table:table-cell office:value-type="string">
            <text:p>Black Hole!$0fFor this, $0ethere can be no forgiveness!$0f</text:p>
          </table:table-cell>
        </table:table-row>
        <table:table-row table:style-name="ro1">
          <table:table-cell office:value-type="string">
            <text:p>I'll continue fighting until#my country is restored!</text:p>
          </table:table-cell>
          <table:table-cell office:value-type="string">
            <text:p>¡Lucharé hasta que mi#país vuelva a ser libre!</text:p>
          </table:table-cell>
          <table:table-cell office:value-type="string">
            <text:p>I'll continue fighting until#my country is restored!</text:p>
          </table:table-cell>
        </table:table-row>
        <table:table-row table:style-name="ro1">
          <table:table-cell office:value-type="string">
            <text:p>My...$0e My hometown...$0f</text:p>
          </table:table-cell>
          <table:table-cell office:value-type="string">
            <text:p>Mi...$0e Mi ciudad...$0f</text:p>
          </table:table-cell>
          <table:table-cell office:value-type="string">
            <text:p>My...$0e My hometown...$0f</text:p>
          </table:table-cell>
        </table:table-row>
        <table:table-row table:style-name="ro1">
          <table:table-cell office:value-type="string">
            <text:p>Aw, no... $0e$0eYou lost.$0fOlaf, $0eyou've gotta get control#of the base in the center there.$0fThen you use your indirect-combat#units to lay down some protective fire.$0fWith my dead-eye marksmanship, it#would be as easy as pecan pie, but...$0f</text:p>
          </table:table-cell>
          <table:table-cell office:value-type="string">
            <text:p>Oh, no... $0e$0eHas perdido.$0fOlaf, $0etienes que hacerte con esa#base del centro del mapa.$0fLuego usa tus unidades de combate#indirecto para proteger al resto de$0flas unidades. Con mi pericia consumada#en el arte de la guerra, esto habría$0fsido coser y cantar, pero...$0f</text:p>
          </table:table-cell>
          <table:table-cell office:value-type="string">
            <text:p>Aw, no... $0e$0eYou lost.$0fOlaf, $0eyou've gotta get control#of the base in the center there.$0fThen you use your indirect-combat#units to lay down some protective fire.$0fWith my dead-eye marksmanship, it#would be as easy as pecan pie, but...$0f</text:p>
          </table:table-cell>
        </table:table-row>
        <table:table-row table:style-name="ro1">
          <table:table-cell office:value-type="string">
            <text:p>Quiet!$0e I don't need any help.$0fI'll protect my home with my own#two hands. $0eYou'll see.$0f</text:p>
          </table:table-cell>
          <table:table-cell office:value-type="string">
            <text:p>¡Silencio!$0e No necesito ayuda.$0fSi hace falta, protegeré esta ciudad#con mis propias manos. $0eYa verás.$0f</text:p>
          </table:table-cell>
          <table:table-cell office:value-type="string">
            <text:p>Quiet!$0e I don't need any help.$0fI'll protect my home with my own#two hands. $0eYou'll see.$0f</text:p>
          </table:table-cell>
        </table:table-row>
        <table:table-row table:style-name="ro1">
          <table:table-cell office:value-type="string">
            <text:p>My, oh my...$0f</text:p>
          </table:table-cell>
          <table:table-cell office:value-type="string">
            <text:p>Ayayay...$0f</text:p>
          </table:table-cell>
          <table:table-cell office:value-type="string">
            <text:p>My, oh my...$0f</text:p>
          </table:table-cell>
        </table:table-row>
        <table:table-row table:style-name="ro1">
          <table:table-cell office:value-type="string">
            <text:p>My... $0eMy hometown...$0f</text:p>
          </table:table-cell>
          <table:table-cell office:value-type="string">
            <text:p>Mi... $0eMi ciudad...$0f</text:p>
          </table:table-cell>
          <table:table-cell office:value-type="string">
            <text:p>My... $0eMy hometown...$0f</text:p>
          </table:table-cell>
        </table:table-row>
        <table:table-row table:style-name="ro1">
          <table:table-cell office:value-type="string">
            <text:p>Aw, no... $0e$0eYou lost.$0fOlaf, $0eyou've gotta get control#of the base in the center there.$0fIf you get greedy and try to advance#too far, though, $0eyou'll pay the price.$0fUse your indirect-combat units to lay#some protective fire over this base.$0fWith my dead-eye marksmanship, it#would be as easy as pecan pie, but...$0f</text:p>
          </table:table-cell>
          <table:table-cell office:value-type="string">
            <text:p>Oh, no... $0e$0eHas perdido.$0fOlaf, $0etienes que hacerte con esa#base del centro del mapa.$0fY si pierdes la paciencia e intentas#avanzar demasiado lejos,$0e pagarás$0fel precio. Usa las unidades de combate#indirecto para proteger las bases.$0fCon mi pericia consumada en el#arte de la guerra, esto habría sido$0fcoser y cantar, pero...$0f</text:p>
          </table:table-cell>
          <table:table-cell office:value-type="string">
            <text:p>Aw, no... $0e$0eYou lost.$0fOlaf, $0eyou've gotta get control#of the base in the center there.$0fIf you get greedy and try to advance#too far, though, $0eyou'll pay the price.$0fUse your indirect-combat units to lay#some protective fire over this base.$0fWith my dead-eye marksmanship, it#would be as easy as pecan pie, but...$0f</text:p>
          </table:table-cell>
        </table:table-row>
        <table:table-row table:style-name="ro1">
          <table:table-cell office:value-type="string">
            <text:p>Quiet!$0e I don't need any help.$0fI'll protect my home with my own#two hands. $0eYou'll see.$0f</text:p>
          </table:table-cell>
          <table:table-cell office:value-type="string">
            <text:p>¡Silencio!$0e No necesito ayuda.$0fSi hace falta, protegeré mi ciudad#con mis propias manos. $0eYa verás.$0f</text:p>
          </table:table-cell>
          <table:table-cell office:value-type="string">
            <text:p>Quiet!$0e I don't need any help.$0fI'll protect my home with my own#two hands. $0eYou'll see.$0f</text:p>
          </table:table-cell>
        </table:table-row>
        <table:table-row table:style-name="ro1">
          <table:table-cell office:value-type="string">
            <text:p>My, oh my...$0f</text:p>
          </table:table-cell>
          <table:table-cell office:value-type="string">
            <text:p>Ayayay...$0f</text:p>
          </table:table-cell>
          <table:table-cell office:value-type="string">
            <text:p>My, oh my...$0f</text:p>
          </table:table-cell>
        </table:table-row>
        <table:table-row table:style-name="ro1">
          <table:table-cell office:value-type="string">
            <text:p>Grit!$0fGrit!$0e$0e#Curses, man! $0eWhat are you doing?!$0f</text:p>
          </table:table-cell>
          <table:table-cell office:value-type="string">
            <text:p>¡Grit!$0f¡Grit!$0e$0e#¡Maldito seas! $0e¡¿Qué estás haciendo?!$0f</text:p>
          </table:table-cell>
          <table:table-cell office:value-type="string">
            <text:p>Grit!$0fGrit!$0e$0e#Curses, man! $0eWhat are you doing?!$0f</text:p>
          </table:table-cell>
        </table:table-row>
        <table:table-row table:style-name="ro1">
          <table:table-cell office:value-type="string">
            <text:p>Uhh?$0fWho...$0e What's all the ruckus?$0e#Even the chickens are still sleepin'.$0fOh, $0eOlaf...$0e$0e#Yaaaaawwwnn!$0f</text:p>
          </table:table-cell>
          <table:table-cell office:value-type="string">
            <text:p>¿Ehh?$0f¿Quién...?$0e ¿Dónde está el fuego?$0e#Hasta los gallos están durmiendo.$0fOh, $0eOlaf...$0e$0e#¡Uuuuuaaaaaa!$0f</text:p>
          </table:table-cell>
          <table:table-cell office:value-type="string">
            <text:p>Uhh?$0fWho...$0e What's all the ruckus?$0e#Even the chickens are still sleepin'.$0fOh, $0eOlaf...$0e$0e#Yaaaaawwwnn!$0f</text:p>
          </table:table-cell>
        </table:table-row>
        <table:table-row table:style-name="ro1">
          <table:table-cell office:value-type="string">
            <text:p>Open your eyes and get up, you lazy#scoundrel!$0fI entrusted the defense of these#mountains to you!$0fWho do you think you are,$0e#lollygagging about like...$0f</text:p>
          </table:table-cell>
          <table:table-cell office:value-type="string">
            <text:p>¡Abre los ojos y levántate,#sinvengüenza!$0f¡Te he confiado la defensa de#estas montañas!$0f¿Quién te crees que eres,#holgazaneando como si...?$0f</text:p>
          </table:table-cell>
          <table:table-cell office:value-type="string">
            <text:p>Open your eyes and get up, you lazy#scoundrel!$0fI entrusted the defense of these#mountains to you!$0fWho do you think you are,$0e#lollygagging about like...$0f</text:p>
          </table:table-cell>
        </table:table-row>
        <table:table-row table:style-name="ro1">
          <table:table-cell office:value-type="string">
            <text:p>Calm down there, O Bearded One.$0e#No need to get all riled up.$0fIf things get a bit dicey, $0ewe can#always sound the retreat.$0fI doubt the enemy's gonna do anything#too rash.$0f</text:p>
          </table:table-cell>
          <table:table-cell office:value-type="string">
            <text:p>Eh, relájate, barbitas.$0e#Tampoco es para ponerse así.$0fSi la cosa se pone fea, $0esacamos#la banderita blanca y punto.$0fNo creo que el enemigo haga#nada precipitado.$0f</text:p>
          </table:table-cell>
          <table:table-cell office:value-type="string">
            <text:p>Calm down there, O Bearded One.$0e#No need to get all riled up.$0fIf things get a bit dicey, $0ewe can#always sound the retreat.$0fI doubt the enemy's gonna do anything#too rash.$0f</text:p>
          </table:table-cell>
        </table:table-row>
        <table:table-row table:style-name="ro1">
          <table:table-cell office:value-type="string">
            <text:p>You fool!$0e$0e#Let me tell you something...$0f</text:p>
          </table:table-cell>
          <table:table-cell office:value-type="string">
            <text:p>¡Serás necio!$0e$0e#Déjame decirte algo...$0f</text:p>
          </table:table-cell>
          <table:table-cell office:value-type="string">
            <text:p>You fool!$0e$0e#Let me tell you something..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What? $0eWhat is it?$0fDon't attempt to divert my wrath with#that dour look of yours!$0f</text:p>
          </table:table-cell>
          <table:table-cell office:value-type="string">
            <text:p>¿Qué? $0e¿Qué pasa?$0f¡No intentes desviar mi ira con esa#mirada arisca!$0f</text:p>
          </table:table-cell>
          <table:table-cell office:value-type="string">
            <text:p>What? $0eWhat is it?$0fDon't attempt to divert my wrath with#that dour look of yours!$0f</text:p>
          </table:table-cell>
        </table:table-row>
        <table:table-row table:style-name="ro1">
          <table:table-cell office:value-type="string">
            <text:p>I do believe that someone's payin'#us a visit.$0f</text:p>
          </table:table-cell>
          <table:table-cell office:value-type="string">
            <text:p>Creo que tenemos visita.$0f</text:p>
          </table:table-cell>
          <table:table-cell office:value-type="string">
            <text:p>I do believe that someone's payin'#us a visit.$0f</text:p>
          </table:table-cell>
        </table:table-row>
        <table:table-row table:style-name="ro1">
          <table:table-cell office:value-type="string">
            <text:p>What?$0fGrit! $0eWhere do you think you're#going?$0e$0e Grit!$0f</text:p>
          </table:table-cell>
          <table:table-cell office:value-type="string">
            <text:p>¿Qué?$0f¡Grit! $0e¿Adónde te crees que vas?$0e$0e#¡Grit!$0f</text:p>
          </table:table-cell>
          <table:table-cell office:value-type="string">
            <text:p>What?$0fGrit! $0eWhere do you think you're#going?$0e$0e Grit!$0f</text:p>
          </table:table-cell>
        </table:table-row>
        <table:table-row table:style-name="ro1">
          <table:table-cell office:value-type="string">
            <text:p>Shoot...$0e#Will you look at all them Md tanks!$0fGoin' head-to-head with those boys#makes no sense at all.$0f</text:p>
          </table:table-cell>
          <table:table-cell office:value-type="string">
            <text:p>Maldición...$0e#¡Mira cuántos tanques medianos!$0fUn enfrentamiento directo con esas#bestias no conduce a nada.$0f</text:p>
          </table:table-cell>
          <table:table-cell office:value-type="string">
            <text:p>Shoot...$0e#Will you look at all them Md tanks!$0fGoin' head-to-head with those boys#makes no sense at all.$0f</text:p>
          </table:table-cell>
        </table:table-row>
        <table:table-row table:style-name="ro1">
          <table:table-cell office:value-type="string">
            <text:p>Very perceptive,$0e#Commander Grit.$0f</text:p>
          </table:table-cell>
          <table:table-cell office:value-type="string">
            <text:p>Muy perspicaz,$0e#Comandante Grit.$0f</text:p>
          </table:table-cell>
          <table:table-cell office:value-type="string">
            <text:p>Very perceptive,$0e#Commander Grit.$0f</text:p>
          </table:table-cell>
        </table:table-row>
        <table:table-row table:style-name="ro1">
          <table:table-cell office:value-type="string">
            <text:p>Black Hole Army, huh?$0f</text:p>
          </table:table-cell>
          <table:table-cell office:value-type="string">
            <text:p>Ejército de Black Hole, ¿eh?$0f</text:p>
          </table:table-cell>
          <table:table-cell office:value-type="string">
            <text:p>Black Hole Army, huh?$0f</text:p>
          </table:table-cell>
        </table:table-row>
        <table:table-row table:style-name="ro1">
          <table:table-cell office:value-type="string">
            <text:p>My name is Adder.$0fI came here specifically to offer you a#proposition.$0f</text:p>
          </table:table-cell>
          <table:table-cell office:value-type="string">
            <text:p>Me llamo Adder.$0fHe venido aquí expresamente para#hacerte una propuesta.$0f</text:p>
          </table:table-cell>
          <table:table-cell office:value-type="string">
            <text:p>My name is Adder.$0fI came here specifically to offer you a#proposition.$0f</text:p>
          </table:table-cell>
        </table:table-row>
        <table:table-row table:style-name="ro1">
          <table:table-cell office:value-type="string">
            <text:p>A proposition?$0f</text:p>
          </table:table-cell>
          <table:table-cell office:value-type="string">
            <text:p>¿Una propuesta?$0f</text:p>
          </table:table-cell>
          <table:table-cell office:value-type="string">
            <text:p>A proposition?$0f</text:p>
          </table:table-cell>
        </table:table-row>
        <table:table-row table:style-name="ro1">
          <table:table-cell office:value-type="string">
            <text:p>Yes. $0eLet me cut to the chase.$0fWe'd like you to join the Black Hole#Army.$0e What do you say?$0f</text:p>
          </table:table-cell>
          <table:table-cell office:value-type="string">
            <text:p>Sí. $0eVoy a ser directo.$0fNos gustaría que te unieras al#ejército de Black Hole.$0f</text:p>
          </table:table-cell>
          <table:table-cell office:value-type="string">
            <text:p>Yes. $0eLet me cut to the chase.$0fWe'd like you to join the Black Hole#Army.$0e What do you say?$0f</text:p>
          </table:table-cell>
        </table:table-row>
        <table:table-row table:style-name="ro1">
          <table:table-cell office:value-type="string">
            <text:p>Pardon?$0f</text:p>
          </table:table-cell>
          <table:table-cell office:value-type="string">
            <text:p>¿Perdón?$0f</text:p>
          </table:table-cell>
          <table:table-cell office:value-type="string">
            <text:p>Pardon?$0f</text:p>
          </table:table-cell>
        </table:table-row>
        <table:table-row table:style-name="ro1">
          <table:table-cell office:value-type="string">
            <text:p>You possess much skill...$0e Wasting it#for Blue Moon is such a shame.$0fYou don't really buy into the whole#"protect and serve" business, right?$0fDying to save a country you care#nothing for? $0eAdmit it. $0eIt's nonsense.$0f</text:p>
          </table:table-cell>
          <table:table-cell office:value-type="string">
            <text:p>Tienes mucho talento...$0e Es una pena#que lo malgastes con Blue Moon.$0fNo eres precisamente del tipo#$abproteger y servir$bb, ¿verdad?$0f¿Morir por un país que no te importa?#$0eAdmítelo. $0eEs una tontería.$0f</text:p>
          </table:table-cell>
          <table:table-cell office:value-type="string">
            <text:p>You possess much skill...$0e Wasting it#for Blue Moon is such a shame.$0fYou don't really buy into the whole#"protect and serve" business, right?$0fDying to save a country you care#nothing for? $0eAdmit it. $0eIt's nonsense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You can see with your own eyes,$0e#the might of our army.$0fWe passed through several cities#on our way here...$0fHeh heh... $0eCrushing them beneath#our boots took no time at all.$0f</text:p>
          </table:table-cell>
          <table:table-cell office:value-type="string">
            <text:p>Puedes ver por ti mismo la grandeza#de nuestro ejército.$0fHemos pasado por varias ciudades#en nuestro camino hasta aquí.$0fJe, je... $0eLo hemos destrozado#todo a nuestro paso.$0f</text:p>
          </table:table-cell>
          <table:table-cell office:value-type="string">
            <text:p>You can see with your own eyes,$0e#the might of our army.$0fWe passed through several cities#on our way here...$0fHeh heh... $0eCrushing them beneath#our boots took no time at all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Be it Blue Moon or any other country,$0e#no one can stop us.$0fCome, Grit. $0eYou know that joining#us is the smart thing to do.$0f</text:p>
          </table:table-cell>
          <table:table-cell office:value-type="string">
            <text:p>Ya sea Blue Moon o cualquier otro país,$0e#nadie puede detenernos.$0fVenga, Grit. $0eSabes que unirte a#nosotros es la mejor opción.$0f</text:p>
          </table:table-cell>
          <table:table-cell office:value-type="string">
            <text:p>Be it Blue Moon or any other country,$0e#no one can stop us.$0fCome, Grit. $0eYou know that joining#us is the smart thing to do.$0f</text:p>
          </table:table-cell>
        </table:table-row>
        <table:table-row table:style-name="ro1">
          <table:table-cell office:value-type="string">
            <text:p>Well now...$0e#You got one thing right.$0fI never did care much which territory#belonged to which country.$0fI couldn't have cared less if y'all#decided to set up shop here.$0f</text:p>
          </table:table-cell>
          <table:table-cell office:value-type="string">
            <text:p>Bueno...$0e#En una cosa tienes razón.$0fNunca me preocupó mucho qué territorio#pertenecía a qué país.$0fPor mí, como si os ponéis todos#juntos y hacéis una barbacoa.$0f</text:p>
          </table:table-cell>
          <table:table-cell office:value-type="string">
            <text:p>Well now...$0e#You got one thing right.$0fI never did care much which territory#belonged to which country.$0fI couldn't have cared less if y'all#decided to set up shop here.$0f</text:p>
          </table:table-cell>
        </table:table-row>
        <table:table-row table:style-name="ro1">
          <table:table-cell office:value-type="string">
            <text:p>Heh heh heh...$0e#In that case...$0f</text:p>
          </table:table-cell>
          <table:table-cell office:value-type="string">
            <text:p>Je, je, je...$0e#En ese caso...$0f</text:p>
          </table:table-cell>
          <table:table-cell office:value-type="string">
            <text:p>Heh heh heh...$0e#In that case...$0f</text:p>
          </table:table-cell>
        </table:table-row>
        <table:table-row table:style-name="ro1">
          <table:table-cell office:value-type="string">
            <text:p>However...$0f</text:p>
          </table:table-cell>
          <table:table-cell office:value-type="string">
            <text:p>Sin embargo...$0f</text:p>
          </table:table-cell>
          <table:table-cell office:value-type="string">
            <text:p>However...$0f</text:p>
          </table:table-cell>
        </table:table-row>
        <table:table-row table:style-name="ro1">
          <table:table-cell office:value-type="string">
            <text:p>Hm?$0f</text:p>
          </table:table-cell>
          <table:table-cell office:value-type="string">
            <text:p>¿Mm?$0f</text:p>
          </table:table-cell>
          <table:table-cell office:value-type="string">
            <text:p>Hm?$0f</text:p>
          </table:table-cell>
        </table:table-row>
        <table:table-row table:style-name="ro1">
          <table:table-cell office:value-type="string">
            <text:p>However...$0fYou've got no call to be treating the#folks who live here any way you please.$0f</text:p>
          </table:table-cell>
          <table:table-cell office:value-type="string">
            <text:p>Sin embargo...$0fNo tienes derecho a tratar a la gente#que vive en ellos a tu antojo.$0f</text:p>
          </table:table-cell>
          <table:table-cell office:value-type="string">
            <text:p>However...$0fYou've got no call to be treating the#folks who live here any way you please.$0f</text:p>
          </table:table-cell>
        </table:table-row>
        <table:table-row table:style-name="ro1">
          <table:table-cell office:value-type="string">
            <text:p>What?!?$0f</text:p>
          </table:table-cell>
          <table:table-cell office:value-type="string">
            <text:p>¿¡Qué!?$0f</text:p>
          </table:table-cell>
          <table:table-cell office:value-type="string">
            <text:p>What?!?$0f</text:p>
          </table:table-cell>
        </table:table-row>
        <table:table-row table:style-name="ro1">
          <table:table-cell office:value-type="string">
            <text:p>You destroyed whole cities?$0e$0e#You did just say that, right?$0fWell, listen here,$0e I don't care#how powerful you say you are...$0fYou, $0eAdder,$0e are now my number-#one enemy.$0f</text:p>
          </table:table-cell>
          <table:table-cell office:value-type="string">
            <text:p>Has destruido ciudades enteras.$0e$0e#Acabas de decirlo, ¿no?$0fBueno, pues escúchame bien, listillo.$0e#No me importa cuan poderoso dices$0fque eres. Tú, $0eAdder,$0e te acabas de#convertir en mi enemigo número uno.$0f</text:p>
          </table:table-cell>
          <table:table-cell office:value-type="string">
            <text:p>You destroyed whole cities?$0e$0e#You did just say that, right?$0fWell, listen here,$0e I don't care#how powerful you say you are...$0fYou, $0eAdder,$0e are now my number-#one enemy.$0f</text:p>
          </table:table-cell>
        </table:table-row>
        <table:table-row table:style-name="ro1">
          <table:table-cell office:value-type="string">
            <text:p>Heh heh...$0e If that's the way you want#it,$0e I'll destroy you here as well!$0fMd tanks, $0eadvance!$0e$0e#Grind this fool to dust!$0f</text:p>
          </table:table-cell>
          <table:table-cell office:value-type="string">
            <text:p>Je, je...$0e Si ésa es tu última palabra...$0e#¡te destruiré a ti también!$0f¡Tanques medianos, $0ea la carga!$0e$0e#¡Haced a este necio morder el polvo!$0f</text:p>
          </table:table-cell>
          <table:table-cell office:value-type="string">
            <text:p>Heh heh...$0e If that's the way you want#it,$0e I'll destroy you here as well!$0fMd tanks, $0eadvance!$0e$0e#Grind this fool to dust!$0f</text:p>
          </table:table-cell>
        </table:table-row>
        <table:table-row table:style-name="ro1">
          <table:table-cell office:value-type="string">
            <text:p>Huh?$0e$0e What're those things on the#right of the map?$0fHey, Olaf!$0e#What in tarnation are they?$0f</text:p>
          </table:table-cell>
          <table:table-cell office:value-type="string">
            <text:p>¿Eh?$0e$0e ¿Qué son esas cosas a la#derecha del mapa?$0f¡Eh, Olaf!$0e#¿Qué narices es eso?$0f</text:p>
          </table:table-cell>
          <table:table-cell office:value-type="string">
            <text:p>Huh?$0e$0e What're those things on the#right of the map?$0fHey, Olaf!$0e#What in tarnation are they?$0f</text:p>
          </table:table-cell>
        </table:table-row>
        <table:table-row table:style-name="ro1">
          <table:table-cell office:value-type="string">
            <text:p>Those $0eare missile silos.$0fInfantry and mech units can use them#to launch a single missile.$0fThey can strike anything on the#field of battle.$0f</text:p>
          </table:table-cell>
          <table:table-cell office:value-type="string">
            <text:p>Eso $0eson silos de misiles.$0fLas unidades de infantería y#mecanizadas pueden usarlos para$0flanzar un solo misil. Alcanzan#cualquier punto del mapa.$0f</text:p>
          </table:table-cell>
          <table:table-cell office:value-type="string">
            <text:p>Those $0eare missile silos.$0fInfantry and mech units can use them#to launch a single missile.$0fThey can strike anything on the#field of battle.$0f</text:p>
          </table:table-cell>
        </table:table-row>
        <table:table-row table:style-name="ro1">
          <table:table-cell office:value-type="string">
            <text:p>Well I'll be... $0eA distance weapon...$0fThat's nice. $0e$0eI wonder which of us#has the better range of fire.$0f</text:p>
          </table:table-cell>
          <table:table-cell office:value-type="string">
            <text:p>Vaya, vaya... $0eUn arma a distancia...$0fQué caña. $0e$0eMe pregunto cuál de#nosotros tiene mayor rango de ataque.$0f</text:p>
          </table:table-cell>
          <table:table-cell office:value-type="string">
            <text:p>Well I'll be... $0eA distance weapon...$0fThat's nice. $0e$0eI wonder which of us#has the better range of fire.$0f</text:p>
          </table:table-cell>
        </table:table-row>
        <table:table-row table:style-name="ro1">
          <table:table-cell office:value-type="string">
            <text:p>Fool! $0eIt's a weapon, not a rival!$0fThose missiles have a wide blast#radius,$0e so watch for your own troops.$0fYou can get more info about the#silo by pressing the R Button.$0f</text:p>
          </table:table-cell>
          <table:table-cell office:value-type="string">
            <text:p>¡Idiota! $0e¡Es un arma, no un rival!$0fEsos misiles tienen un radio enorme,$0e#así que ten cuidado con tus propias$0ftropas. Puedes obtener información#sobre ellos pulsando el Botón R.$0f</text:p>
          </table:table-cell>
          <table:table-cell office:value-type="string">
            <text:p>Fool! $0eIt's a weapon, not a rival!$0fThose missiles have a wide blast#radius,$0e so watch for your own troops.$0fYou can get more info about the#silo by pressing the R Button.$0f</text:p>
          </table:table-cell>
        </table:table-row>
        <table:table-row table:style-name="ro1">
          <table:table-cell office:value-type="string">
            <text:p>Zippity doo dah!$0f</text:p>
          </table:table-cell>
          <table:table-cell office:value-type="string">
            <text:p>¡Mola mazo!$0f</text:p>
          </table:table-cell>
          <table:table-cell office:value-type="string">
            <text:p>Zippity doo dah!$0f</text:p>
          </table:table-cell>
        </table:table-row>
        <table:table-row table:style-name="ro1">
          <table:table-cell office:value-type="string">
            <text:p>How...$0fWhat happened?$0fMy Md tank brigade...$0e#Routed?$0fHsss!$0e$0e#Retreat!$0f</text:p>
          </table:table-cell>
          <table:table-cell office:value-type="string">
            <text:p>Cómo...$0f¿Qué ha pasado?$0fMi brigada de tanques medianos...$0e#¿destruida?$0f¡Shhhh!$0e$0e#¡Retirada!$0f</text:p>
          </table:table-cell>
          <table:table-cell office:value-type="string">
            <text:p>How...$0fWhat happened?$0fMy Md tank brigade...$0e#Routed?$0fHsss!$0e$0e#Retreat!$0f</text:p>
          </table:table-cell>
        </table:table-row>
        <table:table-row table:style-name="ro1">
          <table:table-cell office:value-type="string">
            <text:p>Grit!$0e$0e#Where are you, Grit?$0fForcing that villain Adder to retreat,$0e#it was quite...$0f</text:p>
          </table:table-cell>
          <table:table-cell office:value-type="string">
            <text:p>¡Grit!$0e$0e#¿Dónde estás, Grit?$0fForzar a ese villano de Adder a#retirarse ha sido...$0f</text:p>
          </table:table-cell>
          <table:table-cell office:value-type="string">
            <text:p>Grit!$0e$0e#Where are you, Grit?$0fForcing that villain Adder to retreat,$0e#it was quite...$0f</text:p>
          </table:table-cell>
        </table:table-row>
        <table:table-row table:style-name="ro1">
          <table:table-cell office:value-type="string">
            <text:p>Hm? $0eWhat was that?$0fSomething I can do for you, Frosty?$0f</text:p>
          </table:table-cell>
          <table:table-cell office:value-type="string">
            <text:p>¿Cómo? $0e¿Qué dices?$0f¿Puedo ayudarte en algo, Olafillo?$0f</text:p>
          </table:table-cell>
          <table:table-cell office:value-type="string">
            <text:p>Hm? $0eWhat was that?$0fSomething I can do for you, Frosty?$0f</text:p>
          </table:table-cell>
        </table:table-row>
        <table:table-row table:style-name="ro1">
          <table:table-cell office:value-type="string">
            <text:p>You...$0eyou impertinent fool!$0fIs this the way you speak to your#commander?$0fStand right there!$0e$0e#I'm going to teach you a lesson!$0f</text:p>
          </table:table-cell>
          <table:table-cell office:value-type="string">
            <text:p>Serás...$0e ¡Serás impertinente!$0f¿Es ésa forma de hablar a tu#superior?$0f¡No te muevas de tu sitio!$0e$0e#¡Voy a darte una lección!$0f</text:p>
          </table:table-cell>
          <table:table-cell office:value-type="string">
            <text:p>You...$0eyou impertinent fool!$0fIs this the way you speak to your#commander?$0fStand right there!$0e$0e#I'm going to teach you a lesson!$0f</text:p>
          </table:table-cell>
        </table:table-row>
        <table:table-row table:style-name="ro1">
          <table:table-cell office:value-type="string">
            <text:p>Not in front of the boy.$0fHey, son, $0eI'm gonna catch some#shut-eye. $0eYou're in charge.$0f</text:p>
          </table:table-cell>
          <table:table-cell office:value-type="string">
            <text:p>No delante del chaval.$0fEh, colega, $0eme voy a dar un#voltio. $0eEstás al cargo.$0f</text:p>
          </table:table-cell>
          <table:table-cell office:value-type="string">
            <text:p>Not in front of the boy.$0fHey, son, $0eI'm gonna catch some#shut-eye. $0eYou're in charge.$0f</text:p>
          </table:table-cell>
        </table:table-row>
        <table:table-row table:style-name="ro1">
          <table:table-cell office:value-type="string">
            <text:p>Um...$0e Huh?!$0e$0e#Me? $0eDid you mean me?$0f</text:p>
          </table:table-cell>
          <table:table-cell office:value-type="string">
            <text:p>Um...$0e ¡¿Qué?!$0e$0e#¿Yo? $0e¿Se refiere a mí?$0f</text:p>
          </table:table-cell>
          <table:table-cell office:value-type="string">
            <text:p>Um...$0e Huh?!$0e$0e#Me? $0eDid you mean me?$0f</text:p>
          </table:table-cell>
        </table:table-row>
        <table:table-row table:style-name="ro1">
          <table:table-cell office:value-type="string">
            <text:p>Aarrgh!$0e$0e#Grit! $0eHold it right there!$0f</text:p>
          </table:table-cell>
          <table:table-cell office:value-type="string">
            <text:p>¡Aarrgh!$0e$0e#¡Grit! $0e¡No huyas, cobarde!$0f</text:p>
          </table:table-cell>
          <table:table-cell office:value-type="string">
            <text:p>Aarrgh!$0e$0e#Grit! $0eHold it right there!$0f</text:p>
          </table:table-cell>
        </table:table-row>
        <table:table-row table:style-name="ro1">
          <table:table-cell office:value-type="string">
            <text:p>This ain't for show.</text:p>
          </table:table-cell>
          <table:table-cell office:value-type="string">
            <text:p>Para chulo, yo.</text:p>
          </table:table-cell>
          <table:table-cell office:value-type="string">
            <text:p>This ain't for show.</text:p>
          </table:table-cell>
        </table:table-row>
        <table:table-row table:style-name="ro1">
          <table:table-cell office:value-type="string">
            <text:p>My rocket units plum got whooped.$0e#That's one tough enemy.$0f</text:p>
          </table:table-cell>
          <table:table-cell office:value-type="string">
            <text:p>Ha destrozado mis cohetes....$0e#Éste es un hueso duro de roer.$0f</text:p>
          </table:table-cell>
          <table:table-cell office:value-type="string">
            <text:p>My rocket units plum got whooped.$0e#That's one tough enemy.$0f</text:p>
          </table:table-cell>
        </table:table-row>
        <table:table-row table:style-name="ro1">
          <table:table-cell office:value-type="string">
            <text:p>He refused my offer... $0eHeh heh heh...$0e#Crushing such a fool is easy.$0fEvery time he shows his face,$0e I will#defeat him again.$0fMech units, $0escale the mountains and#attack while he focuses on the tanks!$0f</text:p>
          </table:table-cell>
          <table:table-cell office:value-type="string">
            <text:p>Rechazó mi oferta... $0eJe, je, je...$0e#Machacar a un estúpido así es fácil.$0fY le machacaré cada vez que vuelva#a aparecer por aquí.$0f¡Atención unidades mecanizadas!$0e#¡Cruzad las montañas y atacad$0fmientras el enemigo se concentra#en los tanques!$0f</text:p>
          </table:table-cell>
          <table:table-cell office:value-type="string">
            <text:p>He refused my offer... $0eHeh heh heh...$0e#Crushing such a fool is easy.$0fEvery time he shows his face,$0e I will#defeat him again.$0fMech units, $0escale the mountains and#attack while he focuses on the tanks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The failure of artillery is that they#can't fire on enemies close to them.$0fSince I'm well aware of that,$0e#victory will be mine. $0eHeh heh heh!$0f</text:p>
          </table:table-cell>
          <table:table-cell office:value-type="string">
            <text:p>El fallo de las unidades de artillería#es que no pueden atacar a los enemigos$0fque están cerca de ellas.$0fPuesto que yo soy consciente de#ello,$0e la victoria será mía.$0f¡Je, je, je!$0f</text:p>
          </table:table-cell>
          <table:table-cell office:value-type="string">
            <text:p>The failure of artillery is that they#can't fire on enemies close to them.$0fSince I'm well aware of that,$0e#victory will be mine. $0eHeh heh heh!$0f</text:p>
          </table:table-cell>
        </table:table-row>
        <table:table-row table:style-name="ro1">
          <table:table-cell office:value-type="string">
            <text:p>What did you say?$0e$0e Black Hole's#on our northern frontier?$0f</text:p>
          </table:table-cell>
          <table:table-cell office:value-type="string">
            <text:p>¿Qué has dicho?$0e$0e ¿Black Hole#está en nuestra frontera norte?$0f</text:p>
          </table:table-cell>
          <table:table-cell office:value-type="string">
            <text:p>What did you say?$0e$0e Black Hole's#on our northern frontier?$0f</text:p>
          </table:table-cell>
        </table:table-row>
        <table:table-row table:style-name="ro1">
          <table:table-cell office:value-type="string">
            <text:p>Yes, sir. $0eThey show every indication#of attacking right away.$0f</text:p>
          </table:table-cell>
          <table:table-cell office:value-type="string">
            <text:p>Sí, señor. $0eDa la impresión de que#van a atacar enseguida.$0f</text:p>
          </table:table-cell>
          <table:table-cell office:value-type="string">
            <text:p>Yes, sir. $0eThey show every indication#of attacking right away.$0f</text:p>
          </table:table-cell>
        </table:table-row>
        <table:table-row table:style-name="ro1">
          <table:table-cell office:value-type="string">
            <text:p>Hmmm. $0eBut, why?$0e$0e#There's nothing of importance there.$0f</text:p>
          </table:table-cell>
          <table:table-cell office:value-type="string">
            <text:p>Mmmm. $0ePero ¿por qué?$0e$0e#No hay nada de importancia allí.$0f</text:p>
          </table:table-cell>
          <table:table-cell office:value-type="string">
            <text:p>Hmmm. $0eBut, why?$0e$0e#There's nothing of importance there.$0f</text:p>
          </table:table-cell>
        </table:table-row>
        <table:table-row table:style-name="ro1">
          <table:table-cell office:value-type="string">
            <text:p>Maybe that's the reason.$0f</text:p>
          </table:table-cell>
          <table:table-cell office:value-type="string">
            <text:p>Quizá precisamente por eso.$0f</text:p>
          </table:table-cell>
          <table:table-cell office:value-type="string">
            <text:p>Maybe that's the reason.$0f</text:p>
          </table:table-cell>
        </table:table-row>
        <table:table-row table:style-name="ro1">
          <table:table-cell office:value-type="string">
            <text:p>What do you mean?$0f</text:p>
          </table:table-cell>
          <table:table-cell office:value-type="string">
            <text:p>¿Qué quieres decir?$0f</text:p>
          </table:table-cell>
          <table:table-cell office:value-type="string">
            <text:p>What do you mean?$0f</text:p>
          </table:table-cell>
        </table:table-row>
        <table:table-row table:style-name="ro1">
          <table:table-cell office:value-type="string">
            <text:p>Well, $0ethere's nothing there,$0e so maybe#they figure the defenses are weak.$0f</text:p>
          </table:table-cell>
          <table:table-cell office:value-type="string">
            <text:p>Bueno, $0eno hay nada allí,$0e así que#a lo mejor piensan que las defensas$0fson bajas.$0f</text:p>
          </table:table-cell>
          <table:table-cell office:value-type="string">
            <text:p>Well, $0ethere's nothing there,$0e so maybe#they figure the defenses are weak.$0f</text:p>
          </table:table-cell>
        </table:table-row>
        <table:table-row table:style-name="ro1">
          <table:table-cell office:value-type="string">
            <text:p>How should we respond?$0fWe could get there soon enough, $0ebut it#may be a trap.$0e We can't be careless.$0f</text:p>
          </table:table-cell>
          <table:table-cell office:value-type="string">
            <text:p>¿Cómo deberíamos responder?$0e#Podemos llegar allí a tiempo,$0fpero quizá sea una trampa.$0e#Debemos ser prudentes.$0f</text:p>
          </table:table-cell>
          <table:table-cell office:value-type="string">
            <text:p>How should we respond?$0fWe could get there soon enough, $0ebut it#may be a trap.$0e We can't be careless.$0f</text:p>
          </table:table-cell>
        </table:table-row>
        <table:table-row table:style-name="ro1">
          <table:table-cell office:value-type="string">
            <text:p>That might be part of their plan, too.$0e$0e#Ha ha, $0ethat's downright crafty.$0f</text:p>
          </table:table-cell>
          <table:table-cell office:value-type="string">
            <text:p>Eso también podría ser parte del plan.$0e$0e#Ja, ja, $0ees muy astuto.$0f</text:p>
          </table:table-cell>
          <table:table-cell office:value-type="string">
            <text:p>That might be part of their plan, too.$0e$0e#Ha ha, $0ethat's downright crafty.$0f</text:p>
          </table:table-cell>
        </table:table-row>
        <table:table-row table:style-name="ro1">
          <table:table-cell office:value-type="string">
            <text:p>We're not here to admire them!$0e$0e#Someone has to go... $0eMe or Grit...$0f</text:p>
          </table:table-cell>
          <table:table-cell office:value-type="string">
            <text:p>¡No estamos aquí para admirarles!$0e$0e#Alguien tiene que ir... $0eGrit o yo...$0f</text:p>
          </table:table-cell>
          <table:table-cell office:value-type="string">
            <text:p>We're not here to admire them!$0e$0e#Someone has to go... $0eMe or Grit...$0f</text:p>
          </table:table-cell>
        </table:table-row>
        <table:table-row table:style-name="ro1">
          <table:table-cell office:value-type="string">
            <text:p>I'll go!$0f</text:p>
          </table:table-cell>
          <table:table-cell office:value-type="string">
            <text:p>¡Yo iré!$0f</text:p>
          </table:table-cell>
          <table:table-cell office:value-type="string">
            <text:p>I'll go!$0f</text:p>
          </table:table-cell>
        </table:table-row>
        <table:table-row table:style-name="ro1">
          <table:table-cell office:value-type="string">
            <text:p>You?$0f</text:p>
          </table:table-cell>
          <table:table-cell office:value-type="string">
            <text:p>¿Tú?$0f</text:p>
          </table:table-cell>
          <table:table-cell office:value-type="string">
            <text:p>You?$0f</text:p>
          </table:table-cell>
        </table:table-row>
        <table:table-row table:style-name="ro1">
          <table:table-cell office:value-type="string">
            <text:p>You and Commander Grit should#remain here, correct?$0fWell, $0ethat leaves me!$0f</text:p>
          </table:table-cell>
          <table:table-cell office:value-type="string">
            <text:p>Usted y el comandante Grit deben#permanecer aquí, ¿correcto?$0fEntonces, $0esólo quedo yo.$0f</text:p>
          </table:table-cell>
          <table:table-cell office:value-type="string">
            <text:p>You and Commander Grit should#remain here, correct?$0fWell, $0ethat leaves me!$0f</text:p>
          </table:table-cell>
        </table:table-row>
        <table:table-row table:style-name="ro1">
          <table:table-cell office:value-type="string">
            <text:p>Now there's a good idea.$0e$0e#Let's send the youngster.$0f</text:p>
          </table:table-cell>
          <table:table-cell office:value-type="string">
            <text:p>Es una buena idea.$0e$0e#Que vaya el chaval.$0f</text:p>
          </table:table-cell>
          <table:table-cell office:value-type="string">
            <text:p>Now there's a good idea.$0e$0e#Let's send the youngster.$0f</text:p>
          </table:table-cell>
        </table:table-row>
        <table:table-row table:style-name="ro1">
          <table:table-cell office:value-type="string">
            <text:p>Grit, $0eyou lazy...$0e#The boy's as green as can be.$0f</text:p>
          </table:table-cell>
          <table:table-cell office:value-type="string">
            <text:p>Grit, $0eserás vago...$0e#El chico no tiene experiencia.$0f</text:p>
          </table:table-cell>
          <table:table-cell office:value-type="string">
            <text:p>Grit, $0eyou lazy...$0e#The boy's as green as can be.$0f</text:p>
          </table:table-cell>
        </table:table-row>
        <table:table-row table:style-name="ro1">
          <table:table-cell office:value-type="string">
            <text:p>That may be true, $0ebut he's been#fulfilling his CO duties without a hitch.$0fI say it's high time we start treating#him like a full-fledged CO.$0f</text:p>
          </table:table-cell>
          <table:table-cell office:value-type="string">
            <text:p>Cierto, $0epero ha realizado sus#funciones de OJ sin ningún problema.$0fCreo que es hora de que empecemos a#tratarle como un OJ de verdad.$0f</text:p>
          </table:table-cell>
          <table:table-cell office:value-type="string">
            <text:p>That may be true, $0ebut he's been#fulfilling his OC duties without a hitch.$0fI say it's high time we start treating#him like a full-fledged OC.$0f</text:p>
          </table:table-cell>
        </table:table-row>
        <table:table-row table:style-name="ro1">
          <table:table-cell office:value-type="string">
            <text:p>Hmmm...$0eI see what you're saying, but...$0f</text:p>
          </table:table-cell>
          <table:table-cell office:value-type="string">
            <text:p>Mmmm...$0e Entiendo tu postura, pero...$0f</text:p>
          </table:table-cell>
          <table:table-cell office:value-type="string">
            <text:p>Hmmm...$0eI see what you're saying, but...$0f</text:p>
          </table:table-cell>
        </table:table-row>
        <table:table-row table:style-name="ro1">
          <table:table-cell office:value-type="string">
            <text:p>It's all settled then.$0fColin, $0ehead up north, $0eand#defeat the enemy!$0f</text:p>
          </table:table-cell>
          <table:table-cell office:value-type="string">
            <text:p>Muy bien, todo arreglado.$0f¡Colin, $0edirígete al norte $0ey#derrota al enemigo!$0f</text:p>
          </table:table-cell>
          <table:table-cell office:value-type="string">
            <text:p>It's all settled then.$0fColin, $0ehead up north, $0eand#defeat the enemy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Easy, son. $0eRelax a bit,$0e#and do what you can.$0f</text:p>
          </table:table-cell>
          <table:table-cell office:value-type="string">
            <text:p>Tranquilo, tranquilo. $0eRelájate$0e#y haz lo que puedas.$0f</text:p>
          </table:table-cell>
          <table:table-cell office:value-type="string">
            <text:p>Easy, son. $0eRelax a bit,$0e#and do what you can.$0f</text:p>
          </table:table-cell>
        </table:table-row>
        <table:table-row table:style-name="ro1">
          <table:table-cell office:value-type="string">
            <text:p>Uh...$0eand troop morale?$0e$0e#If I'm not paying attention...$0f</text:p>
          </table:table-cell>
          <table:table-cell office:value-type="string">
            <text:p>Eh... $0e¿Y la moral de la tropa?$0e$0e#Si no presto atención...$0f</text:p>
          </table:table-cell>
          <table:table-cell office:value-type="string">
            <text:p>Uh...$0eand troop morale?$0e$0e#If I'm not paying attention...$0f</text:p>
          </table:table-cell>
        </table:table-row>
        <table:table-row table:style-name="ro1">
          <table:table-cell office:value-type="string">
            <text:p>Don't mistake what I said now.$0fBeing relaxed and being careless#aren't the same thing.$0fThe lives of your troops hang on#the decisions you make out there.$0fI know you're excited, $0eand that's not#bad. $0eJust remember moderation. $0eOK?$0f</text:p>
          </table:table-cell>
          <table:table-cell office:value-type="string">
            <text:p>No me malinterpretes.$0fRelajarse y descuidarse no es#lo mismo.$0fLas vidas de tus tropas dependen#de tus decisiones. Sé que estás$0femocionado, $0ey eso no es malo.$0e#Pero recuerda: moderación.$0e ¿Vale?$0f</text:p>
          </table:table-cell>
          <table:table-cell office:value-type="string">
            <text:p>Don't mistake what I said now.$0fBeing relaxed and being careless#aren't the same thing.$0fThe lives of your troops hang on#the decisions you make out there.$0fI know you're excited, $0eand that's not#bad. $0eJust remember moderation. $0eOK?$0f</text:p>
          </table:table-cell>
        </table:table-row>
        <table:table-row table:style-name="ro1">
          <table:table-cell office:value-type="string">
            <text:p>Sir! $0eYes, sir!$0e$0e#Thank you, sir!$0f</text:p>
          </table:table-cell>
          <table:table-cell office:value-type="string">
            <text:p>¡Señor! $0e¡Sí, señor!$0e$0e#¡Gracias, señor!$0f</text:p>
          </table:table-cell>
          <table:table-cell office:value-type="string">
            <text:p>Sir! $0eYes, sir!$0e$0e#Thank you, sir!$0f</text:p>
          </table:table-cell>
        </table:table-row>
        <table:table-row table:style-name="ro1">
          <table:table-cell office:value-type="string">
            <text:p>Mistress Lash,$0e#Blue Moon troops have been spotted.$0f</text:p>
          </table:table-cell>
          <table:table-cell office:value-type="string">
            <text:p>Comandante Kat,$0e#hemos avistado tropas de Blue Moon.$0f</text:p>
          </table:table-cell>
          <table:table-cell office:value-type="string">
            <text:p>Mistress Lash,$0e#Blue Moon troops have been spotted.$0f</text:p>
          </table:table-cell>
        </table:table-row>
        <table:table-row table:style-name="ro1">
          <table:table-cell office:value-type="string">
            <text:p>Well, it's about time.$0e$0e#Who's in command?$0f</text:p>
          </table:table-cell>
          <table:table-cell office:value-type="string">
            <text:p>Bueno, ya era hora.$0e$0e#¿Quién está al mando?$0f</text:p>
          </table:table-cell>
          <table:table-cell office:value-type="string">
            <text:p>Well, it's about time.$0e$0e#Who's in command?$0f</text:p>
          </table:table-cell>
        </table:table-row>
        <table:table-row table:style-name="ro1">
          <table:table-cell office:value-type="string">
            <text:p>It's...$0e#A young boy CO named Colin.$0f</text:p>
          </table:table-cell>
          <table:table-cell office:value-type="string">
            <text:p>Es...$0e#Un joven OJ llamado Colin.$0f</text:p>
          </table:table-cell>
          <table:table-cell office:value-type="string">
            <text:p>It's...$0e#A young boy OC named Colin.$0f</text:p>
          </table:table-cell>
        </table:table-row>
        <table:table-row table:style-name="ro1">
          <table:table-cell office:value-type="string">
            <text:p>Huh? $0eThat kid?$0e$0e#How boring is that?$0fI wanted the bearded geezer,$0e#or at least the scarecrow.$0f</text:p>
          </table:table-cell>
          <table:table-cell office:value-type="string">
            <text:p>¿Qué? $0e¿Ese niñato?$0e$0e#¡Qué aburrido!$0fQuería al gordo de la barba,$0e#o al menos al espantapájaros.$0f</text:p>
          </table:table-cell>
          <table:table-cell office:value-type="string">
            <text:p>Huh? $0eThat kid?$0e$0e#How boring is that?$0fI wanted the bearded geezer,$0e#or at least the scarecrow.$0f</text:p>
          </table:table-cell>
        </table:table-row>
        <table:table-row table:style-name="ro1">
          <table:table-cell office:value-type="string">
            <text:p>What are your orders?$0fDo you want the troops to attack?$0f</text:p>
          </table:table-cell>
          <table:table-cell office:value-type="string">
            <text:p>¿Qué ordena?$0f¿Quiere que ataquemos?$0f</text:p>
          </table:table-cell>
          <table:table-cell office:value-type="string">
            <text:p>What are your orders?$0fDo you want the troops to attack?$0f</text:p>
          </table:table-cell>
        </table:table-row>
        <table:table-row table:style-name="ro1">
          <table:table-cell office:value-type="string">
            <text:p>It's not going to be any fun#if neither of 'em shows up.$0fSound the retreat.$0f</text:p>
          </table:table-cell>
          <table:table-cell office:value-type="string">
            <text:p>No va a ser divertido si#ninguno de esos dos viene.$0fRetirada.$0f</text:p>
          </table:table-cell>
          <table:table-cell office:value-type="string">
            <text:p>It's not going to be any fun#if neither of 'em shows up.$0fSound the retreat.$0f</text:p>
          </table:table-cell>
        </table:table-row>
        <table:table-row table:style-name="ro1">
          <table:table-cell office:value-type="string">
            <text:p>Er...ma'am?$0f</text:p>
          </table:table-cell>
          <table:table-cell office:value-type="string">
            <text:p>Eh... ¿perdón?$0f</text:p>
          </table:table-cell>
          <table:table-cell office:value-type="string">
            <text:p>Er...ma'am?$0f</text:p>
          </table:table-cell>
        </table:table-row>
        <table:table-row table:style-name="ro1">
          <table:table-cell office:value-type="string">
            <text:p>Oh, $0eOK.$0e$0e Let's just attack#and wipe 'em all out.$0fTee hee hee!$0f</text:p>
          </table:table-cell>
          <table:table-cell office:value-type="string">
            <text:p>Bueno, $0evale.$0e$0e Ataquemos#y echémosles de aquí.$0f¡Ji, ji, ji!$0f</text:p>
          </table:table-cell>
          <table:table-cell office:value-type="string">
            <text:p>Oh, $0eOK.$0e$0e Let's just attack#and wipe 'em all out.$0fTee hee hee!$0f</text:p>
          </table:table-cell>
        </table:table-row>
        <table:table-row table:style-name="ro1">
          <table:table-cell office:value-type="string">
            <text:p>Boo!$0e#Nothing's going right!$0fThat's enough. $0eI'm going home!$0f</text:p>
          </table:table-cell>
          <table:table-cell office:value-type="string">
            <text:p>¡Buaaaaa!$0e#¡Todo está saliendo mal!$0fEstoy harta. $0e¡Me voy a casa!$0f</text:p>
          </table:table-cell>
          <table:table-cell office:value-type="string">
            <text:p>Boo!$0e#Nothing's going right!$0fThat's enough. $0eI'm going home!$0f</text:p>
          </table:table-cell>
        </table:table-row>
        <table:table-row table:style-name="ro1">
          <table:table-cell office:value-type="string">
            <text:p>Mis...Mistress Lash?$0e#Wait for us!$0f</text:p>
          </table:table-cell>
          <table:table-cell office:value-type="string">
            <text:p>¿Mi... mi comandante?$0e#¡Espérenos!$0f</text:p>
          </table:table-cell>
          <table:table-cell office:value-type="string">
            <text:p>Mis...Mistress Lash?$0e#Wait for us!$0f</text:p>
          </table:table-cell>
        </table:table-row>
        <table:table-row table:style-name="ro1">
          <table:table-cell office:value-type="string">
            <text:p>Did they really retreat?$0f</text:p>
          </table:table-cell>
          <table:table-cell office:value-type="string">
            <text:p>¿De verdad se han retirado?$0f</text:p>
          </table:table-cell>
          <table:table-cell office:value-type="string">
            <text:p>Did they really retreat?$0f</text:p>
          </table:table-cell>
        </table:table-row>
        <table:table-row table:style-name="ro1">
          <table:table-cell office:value-type="string">
            <text:p>No doubt about it.$0e$0e#We've secured the enemy HQ, sir.$0f</text:p>
          </table:table-cell>
          <table:table-cell office:value-type="string">
            <text:p>Sin ninguna duda.$0e$0e#Hemos capturado el CG enemigo, señor.$0f</text:p>
          </table:table-cell>
          <table:table-cell office:value-type="string">
            <text:p>No doubt about it.$0e$0e#We've secured the enemy HQ, sir.$0f</text:p>
          </table:table-cell>
        </table:table-row>
        <table:table-row table:style-name="ro1">
          <table:table-cell office:value-type="string">
            <text:p>I accomplished my mission!$0e$0e#Wow, $0eis that a relief!$0f</text:p>
          </table:table-cell>
          <table:table-cell office:value-type="string">
            <text:p>¡He cumplido la misión!$0e$0e#Buf... $0e¡Qué alivio!$0f</text:p>
          </table:table-cell>
          <table:table-cell office:value-type="string">
            <text:p>I accomplished my mission!$0e$0e#Wow, $0eis that a relief!$0f</text:p>
          </table:table-cell>
        </table:table-row>
        <table:table-row table:style-name="ro1">
          <table:table-cell office:value-type="string">
            <text:p>Your command was...$0e#Audacious, sir.$0f</text:p>
          </table:table-cell>
          <table:table-cell office:value-type="string">
            <text:p>Sus órdenes son...$0e#audaces, señor.$0f</text:p>
          </table:table-cell>
          <table:table-cell office:value-type="string">
            <text:p>Your command was...$0e#Audacious, sir.$0f</text:p>
          </table:table-cell>
        </table:table-row>
        <table:table-row table:style-name="ro1">
          <table:table-cell office:value-type="string">
            <text:p>Thank you.$0e$0e#I'm glad you think so.$0fI've just got to keep this up and drive#Black Hole out as soon as possible.$0f</text:p>
          </table:table-cell>
          <table:table-cell office:value-type="string">
            <text:p>Gracias.$0e$0e#Me alegro de que lo pienses.$0fAhora tengo que seguir así y eliminar#a Black Hole lo antes posible.$0f</text:p>
          </table:table-cell>
          <table:table-cell office:value-type="string">
            <text:p>Thank you.$0e$0e#I'm glad you think so.$0fI've just got to keep this up and drive#Black Hole out as soon as possible.$0f</text:p>
          </table:table-cell>
        </table:table-row>
        <table:table-row table:style-name="ro1">
          <table:table-cell office:value-type="string">
            <text:p>This is just the#beginning!</text:p>
          </table:table-cell>
          <table:table-cell office:value-type="string">
            <text:p>¡Esto es sólo#el principio!</text:p>
          </table:table-cell>
          <table:table-cell office:value-type="string">
            <text:p>This is just the#beginning!</text:p>
          </table:table-cell>
        </table:table-row>
        <table:table-row table:style-name="ro1">
          <table:table-cell office:value-type="string">
            <text:p>Tee hee hee!$0e$0e I'm the winner!$0e#The winner is me!$0fSend that boy out again!$0e#He makes a good toy!$0f</text:p>
          </table:table-cell>
          <table:table-cell office:value-type="string">
            <text:p>¡Ji, ji, ji!$0e$0e ¡He ganado!$0e#¡La ganadora soy yo!$0f¡Volved a mandar a ese chico!$0e#¡Es muy divertido!$0f</text:p>
          </table:table-cell>
          <table:table-cell office:value-type="string">
            <text:p>Tee hee hee!$0e$0e I'm the winner!$0e#The winner is me!$0fSend that boy out again!$0e#He makes a good toy!$0f</text:p>
          </table:table-cell>
        </table:table-row>
        <table:table-row table:style-name="ro1">
          <table:table-cell office:value-type="string">
            <text:p>Oh...$0e How am I going to face#Commanders Olaf and Grit?$0f</text:p>
          </table:table-cell>
          <table:table-cell office:value-type="string">
            <text:p>Oh...$0e ¿Cómo voy a presentarme#ante Olaf y Grit?$0f</text:p>
          </table:table-cell>
          <table:table-cell office:value-type="string">
            <text:p>Oh...$0e How am I going to face#Commanders Olaf and Grit?$0f</text:p>
          </table:table-cell>
        </table:table-row>
        <table:table-row table:style-name="ro1">
          <table:table-cell office:value-type="string">
            <text:p>Keep your chin up, Commander!$0f</text:p>
          </table:table-cell>
          <table:table-cell office:value-type="string">
            <text:p>¡Mantenga la cabeza alta, señor!$0f</text:p>
          </table:table-cell>
          <table:table-cell office:value-type="string">
            <text:p>Keep your chin up, Commander!$0f</text:p>
          </table:table-cell>
        </table:table-row>
        <table:table-row table:style-name="ro1">
          <table:table-cell office:value-type="string">
            <text:p>You... You're right. $0e$0eThe lives of#my troops hang on my decisions...$0fOK! $0eHere we go!$0e$0e First, we#capture the airport in the middle$0fand use that as a stepping stone to#the enemy HQ.$0fI was given this command on faith,$0e#and I won't betray that faith!$0f</text:p>
          </table:table-cell>
          <table:table-cell office:value-type="string">
            <text:p>Tienes razón. $0e$0eLas vidas de mis#tropas dependen de mis decisiones...$0f¡Muy bien! $0e¡Allá vamos!$0e$0e Primero,#capturamos el aeropuerto del medio$0fy lo usamos como catapulta hacia el#CG enemigo. ¡Tuvieron fe al confiarme$0festa misión, y no traicionaré esa fe!$0f</text:p>
          </table:table-cell>
          <table:table-cell office:value-type="string">
            <text:p>You... You're right. $0e$0eThe lives of#my troops hang on my decisions...$0fOK! $0eHere we go!$0e$0e First, we#capture the airport in the middle$0fand use that as a stepping stone to#the enemy HQ.$0fI was given this command on faith,$0e#and I won't betray that faith!$0f</text:p>
          </table:table-cell>
        </table:table-row>
        <table:table-row table:style-name="ro1">
          <table:table-cell office:value-type="string">
            <text:p>Tee hee hee!$0e$0e I'm the winner!$0e#The winner is me!$0fSend that boy out again!$0e#He makes a good toy!$0f</text:p>
          </table:table-cell>
          <table:table-cell office:value-type="string">
            <text:p>¡Ji, ji, ji!$0e$0e ¡He ganado!$0e#¡La ganadora soy yo!$0f¡Volved a mandar a ese chico!$0e#¡Es muy divertido!$0f</text:p>
          </table:table-cell>
          <table:table-cell office:value-type="string">
            <text:p>Tee hee hee!$0e$0e I'm the winner!$0e#The winner is me!$0fSend that boy out again!$0e#He makes a good toy!$0f</text:p>
          </table:table-cell>
        </table:table-row>
        <table:table-row table:style-name="ro1">
          <table:table-cell office:value-type="string">
            <text:p>Mistress Lash,$0e that laser cannon is#causing damage to our troops as well.$0f</text:p>
          </table:table-cell>
          <table:table-cell office:value-type="string">
            <text:p>Mi comandante...$0fEl cañón láser está causando#daños también a nuestras tropas.$0f</text:p>
          </table:table-cell>
          <table:table-cell office:value-type="string">
            <text:p>Mistress Lash,$0e that laser cannon is#causing damage to our troops as well.$0f</text:p>
          </table:table-cell>
        </table:table-row>
        <table:table-row table:style-name="ro1">
          <table:table-cell office:value-type="string">
            <text:p>What's your point?$0e$0e As long as the#enemy's getting hit, who cares?$0f</text:p>
          </table:table-cell>
          <table:table-cell office:value-type="string">
            <text:p>¿Y a mí qué?$0e$0e ¿A quién le importa#mientras el enemigo siga sufriendo?$0f</text:p>
          </table:table-cell>
          <table:table-cell office:value-type="string">
            <text:p>What's your point?$0e$0e As long as the#enemy's getting hit, who cares?$0f</text:p>
          </table:table-cell>
        </table:table-row>
        <table:table-row table:style-name="ro1">
          <table:table-cell office:value-type="string">
            <text:p>That laser's a danger to both my#troops and the enemy, too.$0fThat's it! $0eIf I can just lure the foe#within range of their own weapon...$0fI was given this command on faith,$0e#and I won't betray that faith!$0f</text:p>
          </table:table-cell>
          <table:table-cell office:value-type="string">
            <text:p>Ese láser es un peligro tanto para#mis tropas como para las del enemigo.$0f¡Eso es! $0eSi consigo que el enemigo#se ponga a tiro de su propia arma...$0f¡Tuvieron fe al confiarme esta misión,#y no traicionaré esa fe!$0f</text:p>
          </table:table-cell>
          <table:table-cell office:value-type="string">
            <text:p>That laser's a danger to both my#troops and the enemy, too.$0fThat's it! $0eIf I can just lure the foe#within range of their own weapon...$0fI was given this command on faith,$0e#and I won't betray that faith!$0f</text:p>
          </table:table-cell>
        </table:table-row>
        <table:table-row table:style-name="ro1">
          <table:table-cell office:value-type="string">
            <text:p>Omigosh!$0e#Commander Olaf!$0fLook at that!$0e#It's... It's...$0f</text:p>
          </table:table-cell>
          <table:table-cell office:value-type="string">
            <text:p>¡Ayayayayay!$0e#¡Comandante Olaf!$0f¡Mire eso!$0e#Es... Es...$0f</text:p>
          </table:table-cell>
          <table:table-cell office:value-type="string">
            <text:p>Omigosh!$0e#Commander Olaf!$0fLook at that!$0e#It's... It's...$0f</text:p>
          </table:table-cell>
        </table:table-row>
        <table:table-row table:style-name="ro1">
          <table:table-cell office:value-type="string">
            <text:p>What...$0e#What...$0fWhat in winter's name is that?!?$0f</text:p>
          </table:table-cell>
          <table:table-cell office:value-type="string">
            <text:p>Qué...$0e#Qué...$0f¿¡Qué inviernos es eso!?$0f</text:p>
          </table:table-cell>
          <table:table-cell office:value-type="string">
            <text:p>What...$0e#What...$0fWhat in winter's name is that?!?$0f</text:p>
          </table:table-cell>
        </table:table-row>
        <table:table-row table:style-name="ro1">
          <table:table-cell office:value-type="string">
            <text:p>It looks like a missile silo...$0e#A really big missile silo.$0fI doubt we can just walk up#and push that monster over.$0f</text:p>
          </table:table-cell>
          <table:table-cell office:value-type="string">
            <text:p>Parece un silo de misiles...$0e#Uno muy, muy grande.$0fDudo que podamos destruirlo#sin más...$0f</text:p>
          </table:table-cell>
          <table:table-cell office:value-type="string">
            <text:p>It looks like a missile silo...$0e#A really big missile silo.$0fI doubt we can just walk up#and push that monster over.$0f</text:p>
          </table:table-cell>
        </table:table-row>
        <table:table-row table:style-name="ro1">
          <table:table-cell office:value-type="string">
            <text:p>Hit it with everything we've got!$0fNo Black Hole base is a match#for our might!$0f</text:p>
          </table:table-cell>
          <table:table-cell office:value-type="string">
            <text:p>¡Disparadle con todo lo que tengamos!$0f¡Ninguna base de Black Hole es rival#para nuestra fuerza!$0f</text:p>
          </table:table-cell>
          <table:table-cell office:value-type="string">
            <text:p>Hit it with everything we've got!$0fNo Black Hole base is a match#for our might!$0f</text:p>
          </table:table-cell>
        </table:table-row>
        <table:table-row table:style-name="ro1">
          <table:table-cell office:value-type="string">
            <text:p>Do you see the size of that thing?$0e$0e#I'm worried about you, Chief.$0f</text:p>
          </table:table-cell>
          <table:table-cell office:value-type="string">
            <text:p>¿Pero tú has visto el tamaño de eso?$0e$0e#Me preocupas, jefe.$0f</text:p>
          </table:table-cell>
          <table:table-cell office:value-type="string">
            <text:p>Do you see the size of that thing?$0e$0e#I'm worried about you, Chief.$0f</text:p>
          </table:table-cell>
        </table:table-row>
        <table:table-row table:style-name="ro1">
          <table:table-cell office:value-type="string">
            <text:p>Wha-$0eWhat should WE do?$0f</text:p>
          </table:table-cell>
          <table:table-cell office:value-type="string">
            <text:p>¿Qué...$0e qué podemos hacer?$0f</text:p>
          </table:table-cell>
          <table:table-cell office:value-type="string">
            <text:p>Wha-$0eWhat should WE do?$0f</text:p>
          </table:table-cell>
        </table:table-row>
        <table:table-row table:style-name="ro1">
          <table:table-cell office:value-type="string">
            <text:p>Well, son, $0eyou and I are on intel duty.$0fWe've gotta find a way to beat#that thing.$0f</text:p>
          </table:table-cell>
          <table:table-cell office:value-type="string">
            <text:p>Bueno, chaval, $0etú y yo estamos#encargados de la información.$0fTenemos que encontrar la forma#de destruir esa cosa.$0f</text:p>
          </table:table-cell>
          <table:table-cell office:value-type="string">
            <text:p>Well, son, $0eyou and I are on intel duty.$0fWe've gotta find a way to beat#that thing.$0f</text:p>
          </table:table-cell>
        </table:table-row>
        <table:table-row table:style-name="ro1">
          <table:table-cell office:value-type="string">
            <text:p>Now that Olaf's here, your days are#numbered!$0f</text:p>
          </table:table-cell>
          <table:table-cell office:value-type="string">
            <text:p>¡Ahora que Olaf está aquí, vuestros#días están contados!$0f</text:p>
          </table:table-cell>
          <table:table-cell office:value-type="string">
            <text:p>Now that Olaf's here, your days are#numbered!$0f</text:p>
          </table:table-cell>
        </table:table-row>
        <table:table-row table:style-name="ro1">
          <table:table-cell office:value-type="string">
            <text:p>I'm here to help!$0f</text:p>
          </table:table-cell>
          <table:table-cell office:value-type="string">
            <text:p>¡He venido a ayudar!$0f</text:p>
          </table:table-cell>
          <table:table-cell office:value-type="string">
            <text:p>I'm here to help!$0f</text:p>
          </table:table-cell>
        </table:table-row>
        <table:table-row table:style-name="ro1">
          <table:table-cell office:value-type="string">
            <text:p>Hmph! $0eIt's Andy of Orange Star.$0e#What are you doing here?$0f</text:p>
          </table:table-cell>
          <table:table-cell office:value-type="string">
            <text:p>¡Vaya! $0eEs Andy, de Orange Star.$0e#¿Qué haces aquí?$0f</text:p>
          </table:table-cell>
          <table:table-cell office:value-type="string">
            <text:p>Hmph! $0eIt's Andy of Orange Star.$0e#What are you doing here?$0f</text:p>
          </table:table-cell>
        </table:table-row>
        <table:table-row table:style-name="ro1">
          <table:table-cell office:value-type="string">
            <text:p>I just told you...$0e#I'm here to help.$0f</text:p>
          </table:table-cell>
          <table:table-cell office:value-type="string">
            <text:p>Lo acabo de decir...$0e#He venido a ayudar.$0f</text:p>
          </table:table-cell>
          <table:table-cell office:value-type="string">
            <text:p>I just told you...$0e#I'm here to help.$0f</text:p>
          </table:table-cell>
        </table:table-row>
        <table:table-row table:style-name="ro1">
          <table:table-cell office:value-type="string">
            <text:p>Blue Moon needs no aid! $0eWe have the#power to...$0f</text:p>
          </table:table-cell>
          <table:table-cell office:value-type="string">
            <text:p>¡Blue Moon no necesita ayuda!$0e#Tenemos la capacidad de...$0f</text:p>
          </table:table-cell>
          <table:table-cell office:value-type="string">
            <text:p>Blue Moon needs no aid! $0eWe have the#power to...$0f</text:p>
          </table:table-cell>
        </table:table-row>
        <table:table-row table:style-name="ro1">
          <table:table-cell office:value-type="string">
            <text:p>That's a giant missile silo.$0fWhen 15 days have passed, $0eit'll#launch a missile!$0fThat missile will take out half of#Blue Moon's troops in one blow.$0f</text:p>
          </table:table-cell>
          <table:table-cell office:value-type="string">
            <text:p>Eso es un silo de misiles gigante.$0fCuando hayan pasado 15 días,$0e#lanzará un misil.$0fEse misil destruirá la mitad de las#tropas de Blue Moon de una sola vez.$0f</text:p>
          </table:table-cell>
          <table:table-cell office:value-type="string">
            <text:p>That's a giant missile silo.$0fWhen 15 days have passed, $0eit'll#launch a missile!$0fThat missile will take out half of#Blue Moon's troops in one blow.$0f</text:p>
          </table:table-cell>
        </table:table-row>
        <table:table-row table:style-name="ro1">
          <table:table-cell office:value-type="string">
            <text:p>Madness!$0f</text:p>
          </table:table-cell>
          <table:table-cell office:value-type="string">
            <text:p>¡Tonterías!$0f</text:p>
          </table:table-cell>
          <table:table-cell office:value-type="string">
            <text:p>Madness!$0f</text:p>
          </table:table-cell>
        </table:table-row>
        <table:table-row table:style-name="ro1">
          <table:table-cell office:value-type="string">
            <text:p>That's what Nell said anyway.$0f</text:p>
          </table:table-cell>
          <table:table-cell office:value-type="string">
            <text:p>Eso es lo que ha dicho Nell.$0f</text:p>
          </table:table-cell>
          <table:table-cell office:value-type="string">
            <text:p>That's what Nell said anyway.$0f</text:p>
          </table:table-cell>
        </table:table-row>
        <table:table-row table:style-name="ro1">
          <table:table-cell office:value-type="string">
            <text:p>That... That's...$0e$0e#We must stop that missile!$0f</text:p>
          </table:table-cell>
          <table:table-cell office:value-type="string">
            <text:p>Eso... Eso es...$0e$0e#¡Tenemos que detener ese misil!$0f</text:p>
          </table:table-cell>
          <table:table-cell office:value-type="string">
            <text:p>That... That's...$0e$0e#We must stop that missile!$0f</text:p>
          </table:table-cell>
        </table:table-row>
        <table:table-row table:style-name="ro1">
          <table:table-cell office:value-type="string">
            <text:p>I'll help you!$0e$0e#Let's stop that missile together!$0f</text:p>
          </table:table-cell>
          <table:table-cell office:value-type="string">
            <text:p>¡Yo te ayudaré!$0e$0e#¡Detengamos ese misil juntos!$0f</text:p>
          </table:table-cell>
          <table:table-cell office:value-type="string">
            <text:p>I'll help you!$0e$0e#Let's stop that missile together!$0f</text:p>
          </table:table-cell>
        </table:table-row>
        <table:table-row table:style-name="ro1">
          <table:table-cell office:value-type="string">
            <text:p>Grumble grumble...$0e#If you're going to insist, $0eyou can help!$0f</text:p>
          </table:table-cell>
          <table:table-cell office:value-type="string">
            <text:p>Maldita sea...$0e Bueno,#si insistes, $0ete dejo que me ayudes.$0f</text:p>
          </table:table-cell>
          <table:table-cell office:value-type="string">
            <text:p>Grumble grumble...$0e#If you're going to insist, $0eyou can help!$0f</text:p>
          </table:table-cell>
        </table:table-row>
        <table:table-row table:style-name="ro1">
          <table:table-cell office:value-type="string">
            <text:p>Olaf? $0eCan you hear me?$0fWe found a way to put the kibosh#on that giant missile base.$0f</text:p>
          </table:table-cell>
          <table:table-cell office:value-type="string">
            <text:p>¿Olaf? $0e¿Me copias?$0fHemos encontrado la forma de#destruir ese misil.$0f</text:p>
          </table:table-cell>
          <table:table-cell office:value-type="string">
            <text:p>Olaf? $0eCan you hear me?$0fWe found a way to put the kibosh#on that giant missile base.$0f</text:p>
          </table:table-cell>
        </table:table-row>
        <table:table-row table:style-name="ro1">
          <table:table-cell office:value-type="string">
            <text:p>What was that?$0e$0e#Are you sure?$0f</text:p>
          </table:table-cell>
          <table:table-cell office:value-type="string">
            <text:p>¿Qué has dicho?$0e$0e#¿Estás seguro?$0f</text:p>
          </table:table-cell>
          <table:table-cell office:value-type="string">
            <text:p>What was that?$0e$0e#Are you sure?$0f</text:p>
          </table:table-cell>
        </table:table-row>
        <table:table-row table:style-name="ro1">
          <table:table-cell office:value-type="string">
            <text:p>There are 8 properties surrounding#the launch tower.$0fThey're supplying the power for the#base to launch the missile.$0fIf you can capture those 8 properties,#the tower should be helpless.$0fIt's up to you, Frosty!$0f</text:p>
          </table:table-cell>
          <table:table-cell office:value-type="string">
            <text:p>Hay 8 propiedades rodeando la#plataforma de lanzamiento.$0fSuministran electricidad a la#base para que lance el misil.$0fSi puedes capturar las 8 propiedades,#la torre será totalmente inoperable.$0f</text:p>
          </table:table-cell>
          <table:table-cell office:value-type="string">
            <text:p>There are 8 properties surrounding#the launch tower.$0fThey're supplying the power for the#base to launch the missile.$0fIf you can capture those 8 properties,#the tower should be helpless.$0fIt's up to you, Frosty!$0f</text:p>
          </table:table-cell>
        </table:table-row>
        <table:table-row table:style-name="ro1">
          <table:table-cell office:value-type="string">
            <text:p>I'll take care of this!$0e$0e#Easier said than done...$0fThis accursed pipe is preventing#my units from advancing!$0f</text:p>
          </table:table-cell>
          <table:table-cell office:value-type="string">
            <text:p>¡Yo me ocuparé!$0e$0e#Aunque es muy fácil decirlo...$0f¡Esa maldita tubería no deja#avanzar a mis unidades!$0f</text:p>
          </table:table-cell>
          <table:table-cell office:value-type="string">
            <text:p>I'll take care of this!$0e$0e#Easier said than done...$0fThis accursed pipe is preventing#my units from advancing!$0f</text:p>
          </table:table-cell>
        </table:table-row>
        <table:table-row table:style-name="ro1">
          <table:table-cell office:value-type="string">
            <text:p>If you blow up that seam, $0eyou can#pass through the hole in the pipe.$0fThat's what Nell told me!$0f</text:p>
          </table:table-cell>
          <table:table-cell office:value-type="string">
            <text:p>Si haces explotar la junta$0e podrás#pasar por el agujero que quede.$0f¡Eso es lo que Nell me dijo!$0f</text:p>
          </table:table-cell>
          <table:table-cell office:value-type="string">
            <text:p>If you blow up that seam, $0eyou can#pass through the hole in the pipe.$0fThat's what Nell told me!$0f</text:p>
          </table:table-cell>
        </table:table-row>
        <table:table-row table:style-name="ro1">
          <table:table-cell office:value-type="string">
            <text:p>Oh, $0eyes...$0fOf course! I already knew that!$0e#I thank you all the same, though.$0f</text:p>
          </table:table-cell>
          <table:table-cell office:value-type="string">
            <text:p>Ah, $0esí...$0f¡Por supuesto! ¡Ya lo sabía!$0e#De todas formas, gracias.$0f</text:p>
          </table:table-cell>
          <table:table-cell office:value-type="string">
            <text:p>Oh, $0eyes...$0fOf course! I already knew that!$0e#I thank you all the same, though.$0f</text:p>
          </table:table-cell>
        </table:table-row>
        <table:table-row table:style-name="ro1">
          <table:table-cell office:value-type="string">
            <text:p>Mmmm...$0e Day 7 so soon...$0e$0e#If 15 days pass, $0ewe lose...$0fWe must hurry and capture those#8 properties.$0f</text:p>
          </table:table-cell>
          <table:table-cell office:value-type="string">
            <text:p>Mmmm...$0e Ya han pasado 7 días...$0e$0e#Si pasan 15 días $0ehabremos perdido...$0fTenemos que darnos prisa en capturar#esas 8 propiedades.$0f</text:p>
          </table:table-cell>
          <table:table-cell office:value-type="string">
            <text:p>Mmmm...$0e Day 7 so soon...$0e$0e#If 15 days pass, $0ewe lose...$0fWe must hurry and capture those#8 properties.$0f</text:p>
          </table:table-cell>
        </table:table-row>
        <table:table-row table:style-name="ro1">
          <table:table-cell office:value-type="string">
            <text:p>Mmmmmmmmmmm...$0e$0e#Today's the day.$0e We must act now!$0f</text:p>
          </table:table-cell>
          <table:table-cell office:value-type="string">
            <text:p>Mmmmmmmmmmm...$0e$0e#Hoy es el día.$0e ¡Tenemos que actuar ya!$0f</text:p>
          </table:table-cell>
          <table:table-cell office:value-type="string">
            <text:p>Mmmmmmmmmmm...$0e$0e#Today's the day.$0e We must act now!$0f</text:p>
          </table:table-cell>
        </table:table-row>
        <table:table-row table:style-name="ro1">
          <table:table-cell office:value-type="string">
            <text:p>It's our turn! $0eLet's move out!$0f</text:p>
          </table:table-cell>
          <table:table-cell office:value-type="string">
            <text:p>¡Nos toca! $0e¡Adelante!$0f</text:p>
          </table:table-cell>
          <table:table-cell office:value-type="string">
            <text:p>It's our turn! $0eLet's move out!$0f</text:p>
          </table:table-cell>
        </table:table-row>
        <table:table-row table:style-name="ro1">
          <table:table-cell office:value-type="string">
            <text:p>B-$0eB-$0eBlast it!$0fIf we could've launched this missile,$0e#we would've blown 'em all to bits!$0f</text:p>
          </table:table-cell>
          <table:table-cell office:value-type="string">
            <text:p>¡Ma...$0ema...$0emaldita sea!$0f¡Si hubiéramos lanzado el misil, los#habríamos hecho picadillo!$0f</text:p>
          </table:table-cell>
          <table:table-cell office:value-type="string">
            <text:p>B-$0eB-$0eBlast it!$0fIf we could've launched this missile,$0e#we would've blown 'em all to bits!$0f</text:p>
          </table:table-cell>
        </table:table-row>
        <table:table-row table:style-name="ro1">
          <table:table-cell office:value-type="string">
            <text:p>Yes! $0eWe've captured them all!$0e$0e#That neutralizes the missile silo!$0f</text:p>
          </table:table-cell>
          <table:table-cell office:value-type="string">
            <text:p>¡Sí! $0e¡Las hemos capturado!$0e$0e#¡Eso neutraliza el silo del misil!$0f</text:p>
          </table:table-cell>
          <table:table-cell office:value-type="string">
            <text:p>Yes! $0eWe've captured them all!$0e$0e#That neutralizes the missile silo!$0f</text:p>
          </table:table-cell>
        </table:table-row>
        <table:table-row table:style-name="ro1">
          <table:table-cell office:value-type="string">
            <text:p>Wahoo!$0e$0e#We won!$0f</text:p>
          </table:table-cell>
          <table:table-cell office:value-type="string">
            <text:p>¡Bien!$0e$0e#¡Hemos ganado!$0f</text:p>
          </table:table-cell>
          <table:table-cell office:value-type="string">
            <text:p>Wahoo!$0e$0e#We won!$0f</text:p>
          </table:table-cell>
        </table:table-row>
        <table:table-row table:style-name="ro1">
          <table:table-cell office:value-type="string">
            <text:p>Right!$0e$0e#We did it!$0fOf course, I could've done it myself.$0fWhat are your plans now, whelp?$0fIf you like, $0eI will let you continue#to battle here in Blue Moon...$0f</text:p>
          </table:table-cell>
          <table:table-cell office:value-type="string">
            <text:p>¡Efectivamente!$0f¡Hemos ganado! $0ePor supuesto,#podría haberlo hecho solo.$0f¿Cuáles son tus planes, cachorro?$0fSi quieres, $0ete dejo que sigas#combatiendo con Blue Moon...$0f</text:p>
          </table:table-cell>
          <table:table-cell office:value-type="string">
            <text:p>Right!$0e$0e#We did it!$0fOf course, I could've done it myself.$0fWhat are your plans now, whelp?$0fIf you like, $0eI will let you continue#to battle here in Blue Moon...$0f</text:p>
          </table:table-cell>
        </table:table-row>
        <table:table-row table:style-name="ro1">
          <table:table-cell office:value-type="string">
            <text:p>I'm gonna head back to Orange Star#for now.$0f</text:p>
          </table:table-cell>
          <table:table-cell office:value-type="string">
            <text:p>De momento voy a volver a#Orange Star.$0f</text:p>
          </table:table-cell>
          <table:table-cell office:value-type="string">
            <text:p>I'm gonna head back to Orange Star#for now.$0f</text:p>
          </table:table-cell>
        </table:table-row>
        <table:table-row table:style-name="ro1">
          <table:table-cell office:value-type="string">
            <text:p>Hm? $0eYou're leaving already?$0f</text:p>
          </table:table-cell>
          <table:table-cell office:value-type="string">
            <text:p>¿Qué? $0e¿Ya nos dejas?$0f</text:p>
          </table:table-cell>
          <table:table-cell office:value-type="string">
            <text:p>Hm? $0eYou're leaving already?$0f</text:p>
          </table:table-cell>
        </table:table-row>
        <table:table-row table:style-name="ro1">
          <table:table-cell office:value-type="string">
            <text:p>I'll be back as soon as everyone at#home's ready to go!$0f</text:p>
          </table:table-cell>
          <table:table-cell office:value-type="string">
            <text:p>Volveré tan pronto como todo el#mundo esté listo en casa.$0f</text:p>
          </table:table-cell>
          <table:table-cell office:value-type="string">
            <text:p>I'll be back as soon as everyone at#home's ready to go!$0f</text:p>
          </table:table-cell>
        </table:table-row>
        <table:table-row table:style-name="ro1">
          <table:table-cell office:value-type="string">
            <text:p>Oh, $0eis that so?$0e#Well then, $0esee you aga...$0fNo, wait!$0e$0e There's no need for#you to come again.$0f</text:p>
          </table:table-cell>
          <table:table-cell office:value-type="string">
            <text:p>¿En serio?$0e#En ese caso, $0ehasta pro...$0f¡No, espera!$0e$0e No hay ninguna#necesidad de que vuelvas por aquí.$0f</text:p>
          </table:table-cell>
          <table:table-cell office:value-type="string">
            <text:p>Oh, $0eis that so?$0e#Well then, $0esee you aga...$0fNo, wait!$0e$0e There's no need for#you to come again.$0f</text:p>
          </table:table-cell>
        </table:table-row>
        <table:table-row table:style-name="ro1">
          <table:table-cell office:value-type="string">
            <text:p>I won!#...That is...$0ewe won!</text:p>
          </table:table-cell>
          <table:table-cell office:value-type="string">
            <text:p>¡He ganado! Quiero#decir...$0e ¡Hemos ganado!</text:p>
          </table:table-cell>
          <table:table-cell office:value-type="string">
            <text:p>I won!#...That is...$0ewe won!</text:p>
          </table:table-cell>
        </table:table-row>
        <table:table-row table:style-name="ro1">
          <table:table-cell office:value-type="string">
            <text:p>I wasn't much help...sorry.$0f</text:p>
          </table:table-cell>
          <table:table-cell office:value-type="string">
            <text:p>No he sido de mucha ayuda... Lo siento.$0f</text:p>
          </table:table-cell>
          <table:table-cell office:value-type="string">
            <text:p>I wasn't much help...sorry.$0f</text:p>
          </table:table-cell>
        </table:table-row>
        <table:table-row table:style-name="ro1">
          <table:table-cell office:value-type="string">
            <text:p>I never asked for your help in the#first place!$0fThe blame is mine alone...$0f</text:p>
          </table:table-cell>
          <table:table-cell office:value-type="string">
            <text:p>¡Para empezar, nunca te pedí ayuda!$0fLa culpa es sólo mía...$0f</text:p>
          </table:table-cell>
          <table:table-cell office:value-type="string">
            <text:p>I never asked for your help in the#first place!$0fThe blame is mine alone...$0f</text:p>
          </table:table-cell>
        </table:table-row>
        <table:table-row table:style-name="ro1">
          <table:table-cell office:value-type="string">
            <text:p>C'mon now, $0ethere's no reason for#y'all to be so downhearted.$0fI was thinkin'...$0e You can't cross that#pipe, $0ebut neither can the enemy.$0fSo what if you leave that lower#section intact?$0fJust a thought, you know?$0e It's your#command, so do what you think best.$0f</text:p>
          </table:table-cell>
          <table:table-cell office:value-type="string">
            <text:p>Vamos, vamos, $0eno hay motivo para#deprimirse.$0fHe estado pensando...$0e No podéis#cruzar la tubería $0epero el enemigo$0ftampoco. Así que, ¿qué os parece#si dejáis la parte de abajo intacta?$0fEs sólo una idea, ¿sabéis?$0e Vosotros#estáis al cargo, haced lo que queráis.$0f</text:p>
          </table:table-cell>
          <table:table-cell office:value-type="string">
            <text:p>C'mon now, $0ethere's no reason for#y'all to be so downhearted.$0fI was thinkin'...$0e You can't cross that#pipe, $0ebut neither can the enemy.$0fSo what if you leave that lower#section intact?$0fJust a thought, you know?$0e It's your#command, so do what you think best.$0f</text:p>
          </table:table-cell>
        </table:table-row>
        <table:table-row table:style-name="ro1">
          <table:table-cell office:value-type="string">
            <text:p>I believe in the two of you!$0e#I know you can do it!$0f</text:p>
          </table:table-cell>
          <table:table-cell office:value-type="string">
            <text:p>¡Yo creo en vosotros dos!$0e#¡Sé que podéis hacerlo!$0f</text:p>
          </table:table-cell>
          <table:table-cell office:value-type="string">
            <text:p>I believe in the two of you!$0e#I know you can do it!$0f</text:p>
          </table:table-cell>
        </table:table-row>
        <table:table-row table:style-name="ro1">
          <table:table-cell office:value-type="string">
            <text:p>Yeah! $0eNext time I'll show you what I#can do! $0eLeave the upper units to me!$0f</text:p>
          </table:table-cell>
          <table:table-cell office:value-type="string">
            <text:p>¡Sí! $0e¡La próxima vez te enseñaré de#lo que soy capaz!$0f¡Dejadme a mí las unidades de arriba!$0f</text:p>
          </table:table-cell>
          <table:table-cell office:value-type="string">
            <text:p>Yeah! $0eNext time I'll show you what I#can do! $0eLeave the upper units to me!$0f</text:p>
          </table:table-cell>
        </table:table-row>
        <table:table-row table:style-name="ro1">
          <table:table-cell office:value-type="string">
            <text:p>Hold it, Andy!$0e#The first blow shall be mine!$0f</text:p>
          </table:table-cell>
          <table:table-cell office:value-type="string">
            <text:p>¡Tranquilízate, Andy!$0e#¡El primer ataque es mío!$0f</text:p>
          </table:table-cell>
          <table:table-cell office:value-type="string">
            <text:p>Hold it, Andy!$0e#The first blow shall be mine!$0f</text:p>
          </table:table-cell>
        </table:table-row>
        <table:table-row table:style-name="ro1">
          <table:table-cell office:value-type="string">
            <text:p>Colin! $0eYou're in command now.$0fGrit and I are returning to HQ to#plan our continued strategy.$0f</text:p>
          </table:table-cell>
          <table:table-cell office:value-type="string">
            <text:p>¡Colin! $0eTe dejo al mando.$0fGrit y yo volvemos al CG para#seguir planeando nuestra estrategia.$0f</text:p>
          </table:table-cell>
          <table:table-cell office:value-type="string">
            <text:p>Colin! $0eYou're in command now.$0fGrit and I are returning to HQ to#plan our continued strategy.$0f</text:p>
          </table:table-cell>
        </table:table-row>
        <table:table-row table:style-name="ro1">
          <table:table-cell office:value-type="string">
            <text:p>Yes, sir! $0eUnderstood, sir!$0fI'll guard these properties for the$0e#next 14 days.$0f</text:p>
          </table:table-cell>
          <table:table-cell office:value-type="string">
            <text:p>¡Sí, señor! $0e¡Entendido, señor!$0fVigilaré estas propiedades durante los$0e#próximos 14 días.$0f</text:p>
          </table:table-cell>
          <table:table-cell office:value-type="string">
            <text:p>Yes, sir! $0eUnderstood, sir!$0fI'll guard these properties for the$0e#next 14 days.$0f</text:p>
          </table:table-cell>
        </table:table-row>
        <table:table-row table:style-name="ro1">
          <table:table-cell office:value-type="string">
            <text:p>Mmm.$0e$0e#No need to worry.$0fAccording to our intel division, there's#no chance of the enemy striking here.$0fYou're one-hundred percent safe.$0f</text:p>
          </table:table-cell>
          <table:table-cell office:value-type="string">
            <text:p>Mmm.$0e$0e#No te preocupes.$0fSegún nuestro comando de información,#no hay ninguna posibilidad de que$0fel enemigo ataque esta zona.#Estás seguro al cien por cien.$0f</text:p>
          </table:table-cell>
          <table:table-cell office:value-type="string">
            <text:p>Mmm.$0e$0e#No need to worry.$0fAccording to our intel division, there's#no chance of the enemy striking here.$0fYou're one-hundred percent safe.$0f</text:p>
          </table:table-cell>
        </table:table-row>
        <table:table-row table:style-name="ro1">
          <table:table-cell office:value-type="string">
            <text:p>But our intel division ain't the most#reliable bunch of fellas.$0fDo your best, son.$0e$0e#We'll be back to get ya in 14 days.$0f</text:p>
          </table:table-cell>
          <table:table-cell office:value-type="string">
            <text:p>El problema es que nuestro comando de#información no es precisamente lo$0fmás fiable del universo.$0fHazlo lo mejor que puedas, chaval.$0e$0e#Volveremos a por ti en 14 días.$0f</text:p>
          </table:table-cell>
          <table:table-cell office:value-type="string">
            <text:p>But our intel division ain't the most#reliable bunch of fellas.$0fDo your best, son.$0e$0e#We'll be back to get ya in 14 days.$0f</text:p>
          </table:table-cell>
        </table:table-row>
        <table:table-row table:style-name="ro1">
          <table:table-cell office:value-type="string">
            <text:p>I won't let you down, sir!$0fI'm a Blue Moon CO after all!$0f</text:p>
          </table:table-cell>
          <table:table-cell office:value-type="string">
            <text:p>¡No le decepcionaré, señor!$0f¡Soy un OJ de Blue Moon!$0f</text:p>
          </table:table-cell>
          <table:table-cell office:value-type="string">
            <text:p>I won't let you down, sir!$0fI'm a Blue Moon OC after all!$0f</text:p>
          </table:table-cell>
        </table:table-row>
        <table:table-row table:style-name="ro1">
          <table:table-cell office:value-type="string">
            <text:p>Commander Colin!$0f</text:p>
          </table:table-cell>
          <table:table-cell office:value-type="string">
            <text:p>¡Comandante Colin!$0f</text:p>
          </table:table-cell>
          <table:table-cell office:value-type="string">
            <text:p>Commander Colin!$0f</text:p>
          </table:table-cell>
        </table:table-row>
        <table:table-row table:style-name="ro1">
          <table:table-cell office:value-type="string">
            <text:p>Yes?$0f</text:p>
          </table:table-cell>
          <table:table-cell office:value-type="string">
            <text:p>¿Sí?$0f</text:p>
          </table:table-cell>
          <table:table-cell office:value-type="string">
            <text:p>Yes?$0f</text:p>
          </table:table-cell>
        </table:table-row>
        <table:table-row table:style-name="ro1">
          <table:table-cell office:value-type="string">
            <text:p>It's an attack!$0e#The Black Hole Army's here!$0f</text:p>
          </table:table-cell>
          <table:table-cell office:value-type="string">
            <text:p>¡Nos atacan!$0e#¡El ejército de Black Hole está aquí!$0f</text:p>
          </table:table-cell>
          <table:table-cell office:value-type="string">
            <text:p>It's an attack!$0e#The Black Hole Army's here!$0f</text:p>
          </table:table-cell>
        </table:table-row>
        <table:table-row table:style-name="ro1">
          <table:table-cell office:value-type="string">
            <text:p>What? $0e$0eJust like that?$0fStay calm.$0e Stay calm.$0e#Must not panic.$0fI...must...be...strong!$0e$0e#OK! Tighten the defenses!$0f</text:p>
          </table:table-cell>
          <table:table-cell office:value-type="string">
            <text:p>¿Qué? $0e$0e¿Así, de repente?$0fTranquilo.$0e Tranquilo.$0e#No te dejes llevar.$0fDebo... ser... fuerte...$0e$0e#¡Muy bien! ¡Redoblad las defensas!$0f</text:p>
          </table:table-cell>
          <table:table-cell office:value-type="string">
            <text:p>What? $0e$0eJust like that?$0fStay calm.$0e Stay calm.$0e#Must not panic.$0fI...must...be...strong!$0e$0e#OK! Tighten the defenses!$0f</text:p>
          </table:table-cell>
        </table:table-row>
        <table:table-row table:style-name="ro1">
          <table:table-cell office:value-type="string">
            <text:p>Helloooooo!$0e#Is anybody home?$0fLooks deserted! $0eGuess I'll just#capture everything.$0f</text:p>
          </table:table-cell>
          <table:table-cell office:value-type="string">
            <text:p>¡Holaaaaaaa!$0e#¿Hay alguien en casa?$0f¡Parece desierto!$0e#Creo que lo capturaré todo.$0f</text:p>
          </table:table-cell>
          <table:table-cell office:value-type="string">
            <text:p>Helloooooo!$0e#Is anybody home?$0fLooks deserted! $0eGuess I'll just#capture everything.$0f</text:p>
          </table:table-cell>
        </table:table-row>
        <table:table-row table:style-name="ro1">
          <table:table-cell office:value-type="string">
            <text:p>Not so fast.$0e$0e These properties...$0eare#under...$0emy protection.$0f</text:p>
          </table:table-cell>
          <table:table-cell office:value-type="string">
            <text:p>No tan rápido.$0e$0e Estas propiedades...$0e#están bajo...$0e mi protección.$0f</text:p>
          </table:table-cell>
          <table:table-cell office:value-type="string">
            <text:p>Not so fast.$0e$0e These properties...$0eare#under...$0emy protection.$0f</text:p>
          </table:table-cell>
        </table:table-row>
        <table:table-row table:style-name="ro1">
          <table:table-cell office:value-type="string">
            <text:p>Just you?$0e$0e#Talk about easy.$0f</text:p>
          </table:table-cell>
          <table:table-cell office:value-type="string">
            <text:p>¿Sólo tú?$0e$0e#¡Más fácil, imposible!$0f</text:p>
          </table:table-cell>
          <table:table-cell office:value-type="string">
            <text:p>Just you?$0e$0e#Talk about easy.$0f</text:p>
          </table:table-cell>
        </table:table-row>
        <table:table-row table:style-name="ro1">
          <table:table-cell office:value-type="string">
            <text:p>Uh...$0e$0e#Reinforcements are on their way!$0f</text:p>
          </table:table-cell>
          <table:table-cell office:value-type="string">
            <text:p>Eh...$0e$0e#¡Hay refuerzos de camino!$0f</text:p>
          </table:table-cell>
          <table:table-cell office:value-type="string">
            <text:p>Uh...$0e$0e#Reinforcements are on their way!$0f</text:p>
          </table:table-cell>
        </table:table-row>
        <table:table-row table:style-name="ro1">
          <table:table-cell office:value-type="string">
            <text:p>Yeah, $0elike in 14 days, right?$0e$0e#I'll capture everything by then.$0fC'mon, troops! $0eFire at will!$0f</text:p>
          </table:table-cell>
          <table:table-cell office:value-type="string">
            <text:p>Sí, $0edentro de 14 días, ¿verdad?$0e$0e#Para entonces ya lo habré capturado$0ftodo. ¡Adelante, tropas!$0e#¡Fuego a discreción!$0f</text:p>
          </table:table-cell>
          <table:table-cell office:value-type="string">
            <text:p>Yeah, $0elike in 14 days, right?$0e$0e#I'll capture everything by then.$0fC'mon, troops! $0eFire at will!$0f</text:p>
          </table:table-cell>
        </table:table-row>
        <table:table-row table:style-name="ro1">
          <table:table-cell office:value-type="string">
            <text:p>Keep strong, everyone!$0fWe just have to protect the HQ#for 14 days!$0f</text:p>
          </table:table-cell>
          <table:table-cell office:value-type="string">
            <text:p>¡Manteneos en vuestros puestos!$0f¡Sólo tenemos que proteger el CG#durante 14 días!$0f</text:p>
          </table:table-cell>
          <table:table-cell office:value-type="string">
            <text:p>Keep strong, everyone!$0fWe just have to protect the HQ#for 14 days!$0f</text:p>
          </table:table-cell>
        </table:table-row>
        <table:table-row table:style-name="ro1">
          <table:table-cell office:value-type="string">
            <text:p>Today's the...$0eeighth day.$0e$0e#Just over halfway...$0fI've got to stay strong!$0fI will hold out for 14 days!$0f</text:p>
          </table:table-cell>
          <table:table-cell office:value-type="string">
            <text:p>Hoy es el...$0e octavo día.$0e$0e#Justo la mitad...$0f¡Tengo que ser fuerte!$0f¡Resistiré 14 días!$0f</text:p>
          </table:table-cell>
          <table:table-cell office:value-type="string">
            <text:p>Today's the...$0eeighth day.$0e$0e#Just over halfway...$0fI've got to stay strong!$0fI will hold out for 14 days!$0f</text:p>
          </table:table-cell>
        </table:table-row>
        <table:table-row table:style-name="ro1">
          <table:table-cell office:value-type="string">
            <text:p>Hey! $0eYou OK, son?$0f</text:p>
          </table:table-cell>
          <table:table-cell office:value-type="string">
            <text:p>¡Eh, chaval! $0e¿Estás bien?$0f</text:p>
          </table:table-cell>
          <table:table-cell office:value-type="string">
            <text:p>Hey! $0eYou OK, son?$0f</text:p>
          </table:table-cell>
        </table:table-row>
        <table:table-row table:style-name="ro1">
          <table:table-cell office:value-type="string">
            <text:p>Grit!$0f</text:p>
          </table:table-cell>
          <table:table-cell office:value-type="string">
            <text:p>¡Grit!$0f</text:p>
          </table:table-cell>
          <table:table-cell office:value-type="string">
            <text:p>Grit!$0f</text:p>
          </table:table-cell>
        </table:table-row>
        <table:table-row table:style-name="ro1">
          <table:table-cell office:value-type="string">
            <text:p>Tsk!$0e Time's up.$0fAll I'll gain now are more casualties.$0e#Guess it's time to disappear!$0fToodles!$0f</text:p>
          </table:table-cell>
          <table:table-cell office:value-type="string">
            <text:p>¡Caracoles!$0e Se acabó el tiempo.$0fLo único que voy a conseguir son más#bajas.$0e ¡Creo que me voy a ir!$0f¡Adiosito!$0f</text:p>
          </table:table-cell>
          <table:table-cell office:value-type="string">
            <text:p>Tsk!$0e Time's up.$0fAll I'll gain now are more casualties.$0e#Guess it's time to disappear!$0fToodles!$0f</text:p>
          </table:table-cell>
        </table:table-row>
        <table:table-row table:style-name="ro1">
          <table:table-cell office:value-type="string">
            <text:p>Nice work, son.$0fHolding out against a superior force#that, I mean.$0f</text:p>
          </table:table-cell>
          <table:table-cell office:value-type="string">
            <text:p>Buen trabajo, chaval.$0fMe refiero a aguantar tanto#tiempo ante una fuerza superior.$0f</text:p>
          </table:table-cell>
          <table:table-cell office:value-type="string">
            <text:p>Nice work, son.$0fHolding out against a superior force#that, I mean.$0f</text:p>
          </table:table-cell>
        </table:table-row>
        <table:table-row table:style-name="ro1">
          <table:table-cell office:value-type="string">
            <text:p>Commander Grit?$0fDoes this mean I'm worthy of being a#commanding officer now?$0f</text:p>
          </table:table-cell>
          <table:table-cell office:value-type="string">
            <text:p>¿Comandante Grit?$0f¿Quiere eso decir que ya estoy#capacitado para ser un oficial$0fen jefe de verdad?$0f</text:p>
          </table:table-cell>
          <table:table-cell office:value-type="string">
            <text:p>Commander Grit?$0fDoes this mean I'm worthy of being a#commanding officer now?$0f</text:p>
          </table:table-cell>
        </table:table-row>
        <table:table-row table:style-name="ro1">
          <table:table-cell office:value-type="string">
            <text:p>What're you talkin' about?$0fYou are a grade-A certified top-of-#the-line CO, son!$0fAnd you can take that to the bank!$0f</text:p>
          </table:table-cell>
          <table:table-cell office:value-type="string">
            <text:p>¿De qué hablas?$0f¡Eres un comandante en jefe del#copón, lo mejor de lo mejor!$0f¡Como que me llamo Grit!$0f</text:p>
          </table:table-cell>
          <table:table-cell office:value-type="string">
            <text:p>What're you talkin' about?$0fYou are a grade-A certified top-of-#the-line OC, son!$0fAnd you can take that to the bank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I'll continue to do#my best!</text:p>
          </table:table-cell>
          <table:table-cell office:value-type="string">
            <text:p>¡Seguiré haciéndolo#lo mejor que pueda!</text:p>
          </table:table-cell>
          <table:table-cell office:value-type="string">
            <text:p>I'll continue to do#my best!</text:p>
          </table:table-cell>
        </table:table-row>
        <table:table-row table:style-name="ro1">
          <table:table-cell office:value-type="string">
            <text:p>Oh, no.$0e I failed in my duty.$0f</text:p>
          </table:table-cell>
          <table:table-cell office:value-type="string">
            <text:p>Oh, no.$0e He fallado en mi deber.$0f</text:p>
          </table:table-cell>
          <table:table-cell office:value-type="string">
            <text:p>Oh, no.$0e I failed in my duty.$0f</text:p>
          </table:table-cell>
        </table:table-row>
        <table:table-row table:style-name="ro1">
          <table:table-cell office:value-type="string">
            <text:p>Tee hee hee!$0e$0e That was too easy!$0fI can't believe he didn't realize he#only had to protect that narrow area!$0fIf it were me, I'd just plug up the road#and blast away from the rear with$0findirect-combat units.$0fA CO as bad as that isn't even#worth toying with.$0f</text:p>
          </table:table-cell>
          <table:table-cell office:value-type="string">
            <text:p>¡Ji, ji, ji!$0e$0e ¡Ha sido demasiado fácil!$0fNo puedo creer que no se diera cuenta#de que sólo tenía que proteger ese$0ftrozo estrecho de tierra. Si hubiera#sido yo, habría taponado la carretera$0fy disparado desde la parte de atrás#con unidades de combate indirecto.$0fUn OJ tan malo no es digno ni de#jugar con él.$0f</text:p>
          </table:table-cell>
          <table:table-cell office:value-type="string">
            <text:p>Tee hee hee!$0e$0e That was too easy!$0fI can't believe he didn't realize he#only had to protect that narrow area!$0fIf it were me, I'd just plug up the road#and blast away from the rear with$0findirect-combat units.$0fA OC as bad as that isn't even#worth toying with.$0f</text:p>
          </table:table-cell>
        </table:table-row>
        <table:table-row table:style-name="ro1">
          <table:table-cell office:value-type="string">
            <text:p>I'm so sorry, everyone...$0e Give it#one more try!$0e Just one more!$0fYou don't have to fight to win.$0e$0e#You only need to last 14 days!$0f</text:p>
          </table:table-cell>
          <table:table-cell office:value-type="string">
            <text:p>Lo siento mucho...$0e ¡Dejadme#probar otra vez!$0e ¡Sólo una vez más!$0fNo hay que combatir para ganar.$0e$0e#¡Sólo hay que resistir 14 días!$0f</text:p>
          </table:table-cell>
          <table:table-cell office:value-type="string">
            <text:p>I'm so sorry, everyone...$0e Give it#one more try!$0e Just one more!$0fYou don't have to fight to win.$0e$0e#You only need to last 14 days!$0f</text:p>
          </table:table-cell>
        </table:table-row>
        <table:table-row table:style-name="ro1">
          <table:table-cell office:value-type="string">
            <text:p>All right, everyone.$0e#Keep up the pace!$0fVictory lies just beyond those woods.$0fNow, more than ever, we need#Blue Moon to be strong...$0f</text:p>
          </table:table-cell>
          <table:table-cell office:value-type="string">
            <text:p>Muy bien, todo el mundo.$0e#¡Mantened el ritmo!$0fLa victoria nos espera tras ese#bosque. Ahora más que nunca$0fnecesitamos que Blue Moon sea fuerte...$0f</text:p>
          </table:table-cell>
          <table:table-cell office:value-type="string">
            <text:p>All right, everyone.$0e#Keep up the pace!$0fVictory lies just beyond those woods.$0fNow, more than ever, we need#Blue Moon to be strong...$0f</text:p>
          </table:table-cell>
        </table:table-row>
        <table:table-row table:style-name="ro1">
          <table:table-cell office:value-type="string">
            <text:p>Hold it right there, Boss!$0f</text:p>
          </table:table-cell>
          <table:table-cell office:value-type="string">
            <text:p>¡Quieto parao, jefe!$0f</text:p>
          </table:table-cell>
          <table:table-cell office:value-type="string">
            <text:p>Hold it right there, Boss!$0f</text:p>
          </table:table-cell>
        </table:table-row>
        <table:table-row table:style-name="ro1">
          <table:table-cell office:value-type="string">
            <text:p>How dare you!$0e$0e#I'm talking to the troops!$0f</text:p>
          </table:table-cell>
          <table:table-cell office:value-type="string">
            <text:p>¿Cómo te atreves?$0e$0e#¡Estoy hablando a las tropas!$0f</text:p>
          </table:table-cell>
          <table:table-cell office:value-type="string">
            <text:p>How dare you!$0e$0e#I'm talking to the troops!$0f</text:p>
          </table:table-cell>
        </table:table-row>
        <table:table-row table:style-name="ro1">
          <table:table-cell office:value-type="string">
            <text:p>We're walking into an ambush.$0e$0e#There are enemy units in those woods.$0f</text:p>
          </table:table-cell>
          <table:table-cell office:value-type="string">
            <text:p>Es una emboscada.$0e$0e Hay unidades#enemigas escondidas en esos bosques.$0f</text:p>
          </table:table-cell>
          <table:table-cell office:value-type="string">
            <text:p>We're walking into an ambush.$0e$0e#There are enemy units in those woods.$0f</text:p>
          </table:table-cell>
        </table:table-row>
        <table:table-row table:style-name="ro1">
          <table:table-cell office:value-type="string">
            <text:p>Madness!$0f</text:p>
          </table:table-cell>
          <table:table-cell office:value-type="string">
            <text:p>¡Tonterías!$0f</text:p>
          </table:table-cell>
          <table:table-cell office:value-type="string">
            <text:p>Madness!$0f</text:p>
          </table:table-cell>
        </table:table-row>
        <table:table-row table:style-name="ro1">
          <table:table-cell office:value-type="string">
            <text:p>And that ain't all! $0eThey've got some#crazy weapons pointed right at us.$0fMy, oh my...$0e Getting through this#is gonna take some doin'.$0f</text:p>
          </table:table-cell>
          <table:table-cell office:value-type="string">
            <text:p>¡Y eso no es todo! $0eTienen unas#cuantas de sus armas apuntándonos.$0fEn fin...$0e Que las vamos a pasar#canutas esta vez.$0f</text:p>
          </table:table-cell>
          <table:table-cell office:value-type="string">
            <text:p>And that ain't all! $0eThey've got some#crazy weapons pointed right at us.$0fMy, oh my...$0e Getting through this#is gonna take some doin'.$0f</text:p>
          </table:table-cell>
        </table:table-row>
        <table:table-row table:style-name="ro1">
          <table:table-cell office:value-type="string">
            <text:p>What should we do?$0f</text:p>
          </table:table-cell>
          <table:table-cell office:value-type="string">
            <text:p>¿Qué hacemos?$0f</text:p>
          </table:table-cell>
          <table:table-cell office:value-type="string">
            <text:p>What should we do?$0f</text:p>
          </table:table-cell>
        </table:table-row>
        <table:table-row table:style-name="ro1">
          <table:table-cell office:value-type="string">
            <text:p>Don't fret none.$0e$0e#This one's mine.$0fI figure my abilities are best suited#to take on those monster cannons.$0f</text:p>
          </table:table-cell>
          <table:table-cell office:value-type="string">
            <text:p>No os preocupéis.$0e$0e#Ésta es mía.$0fCreo que mis habilidades son las más#adecuadas para acabar con ellos.$0f</text:p>
          </table:table-cell>
          <table:table-cell office:value-type="string">
            <text:p>Don't fret none.$0e$0e#This one's mine.$0fI figure my abilities are best suited#to take on those monster cannons.$0f</text:p>
          </table:table-cell>
        </table:table-row>
        <table:table-row table:style-name="ro1">
          <table:table-cell office:value-type="string">
            <text:p>Truthfully, Grit.$0e$0e Are you sure#you can handle this?$0f</text:p>
          </table:table-cell>
          <table:table-cell office:value-type="string">
            <text:p>Sinceramente, Grit.$0e$0e#¿Estás seguro de que puedes hacerlo?$0f</text:p>
          </table:table-cell>
          <table:table-cell office:value-type="string">
            <text:p>Truthfully, Grit.$0e$0e Are you sure#you can handle this?$0f</text:p>
          </table:table-cell>
        </table:table-row>
        <table:table-row table:style-name="ro1">
          <table:table-cell office:value-type="string">
            <text:p>I believe I'll muddle through somehow.$0f</text:p>
          </table:table-cell>
          <table:table-cell office:value-type="string">
            <text:p>Creo que podré apañármelas.$0f</text:p>
          </table:table-cell>
          <table:table-cell office:value-type="string">
            <text:p>I believe I'll muddle through somehow.$0f</text:p>
          </table:table-cell>
        </table:table-row>
        <table:table-row table:style-name="ro1">
          <table:table-cell office:value-type="string">
            <text:p>So, $0ethey sent you, did they?$0fBlue Moon CO Grit.$0fYour CO Power is Snipe Attack...$0fYou're an indirect-combat unit#specialist. $0eDid I miss anything?$0f</text:p>
          </table:table-cell>
          <table:table-cell office:value-type="string">
            <text:p>Así que $0ete han enviado a ti, ¿eh?$0fGrit, OJ de Blue Moon.$0fTu Poder de OJ es Emboscada...$0fEres un especialista en combate#indirecto. $0e¿Me he dejado algo?$0f</text:p>
          </table:table-cell>
          <table:table-cell office:value-type="string">
            <text:p>So, $0ethey sent you, did they?$0fBlue Moon OC Grit.$0fYour OC Power is Snipe Attack...$0fYou're an indirect-combat unit#specialist. $0eDid I miss anything?$0f</text:p>
          </table:table-cell>
        </table:table-row>
        <table:table-row table:style-name="ro1">
          <table:table-cell office:value-type="string">
            <text:p>You know your stuff, don't you,#princess?$0f</text:p>
          </table:table-cell>
          <table:table-cell office:value-type="string">
            <text:p>Veo que has hecho los deberes.$0f</text:p>
          </table:table-cell>
          <table:table-cell office:value-type="string">
            <text:p>You know your stuff, don't you,#princess?$0f</text:p>
          </table:table-cell>
        </table:table-row>
        <table:table-row table:style-name="ro1">
          <table:table-cell office:value-type="string">
            <text:p>It's no big deal.$0e#I AM a genius, you know.$0fThe Black Cannon's my invention, too.$0f</text:p>
          </table:table-cell>
          <table:table-cell office:value-type="string">
            <text:p>Tampoco es para tanto.$0e#SOY un genio, ¿sabes?$0fEl Cañón Negro lo inventé yo.$0f</text:p>
          </table:table-cell>
          <table:table-cell office:value-type="string">
            <text:p>It's no big deal.$0e#I AM a genius, you know.$0fThe Black Cannon's my invention, too.$0f</text:p>
          </table:table-cell>
        </table:table-row>
        <table:table-row table:style-name="ro1">
          <table:table-cell office:value-type="string">
            <text:p>Black Cannon, huh?$0e$0e#What's it do?$0f</text:p>
          </table:table-cell>
          <table:table-cell office:value-type="string">
            <text:p>Cañón Negro, ¿eh?$0e$0e#¿Qué hace?$0f</text:p>
          </table:table-cell>
          <table:table-cell office:value-type="string">
            <text:p>Black Cannon, huh?$0e$0e#What's it do?$0f</text:p>
          </table:table-cell>
        </table:table-row>
        <table:table-row table:style-name="ro1">
          <table:table-cell office:value-type="string">
            <text:p>Do you really want to know?$0fWell, its range of fire is much,#much larger than yours.$0fAnd I've tweaked it so it can now#fire every day!$0fI'm gonna destroy you way before you#reach your goal.$0f</text:p>
          </table:table-cell>
          <table:table-cell office:value-type="string">
            <text:p>¿De verdad quieres saberlo?$0fBueno, su rango de ataque es#mucho mayor que el tuyo.$0f¡Y lo he retocado para que pueda#disparar todos los días!$0fVoy a destrozarte mucho antes#de que llegues a tu objetivo.$0f</text:p>
          </table:table-cell>
          <table:table-cell office:value-type="string">
            <text:p>Do you really want to know?$0fWell, its range of fire is much,#much larger than yours.$0fAnd I've tweaked it so it can now#fire every day!$0fI'm gonna destroy you way before you#reach your goal.$0f</text:p>
          </table:table-cell>
        </table:table-row>
        <table:table-row table:style-name="ro1">
          <table:table-cell office:value-type="string">
            <text:p>I see...$0fI reckon I'll have to sneak along#through the woods then.$0f</text:p>
          </table:table-cell>
          <table:table-cell office:value-type="string">
            <text:p>Ya veo...$0fSupongo que tendré que ir#ocultándome en los bosques.$0f</text:p>
          </table:table-cell>
          <table:table-cell office:value-type="string">
            <text:p>I see...$0fI reckon I'll have to sneak along#through the woods then.$0f</text:p>
          </table:table-cell>
        </table:table-row>
        <table:table-row table:style-name="ro1">
          <table:table-cell office:value-type="string">
            <text:p>Are you seriously going to try it?$0f</text:p>
          </table:table-cell>
          <table:table-cell office:value-type="string">
            <text:p>¿De verdad vas a intentarlo?$0f</text:p>
          </table:table-cell>
          <table:table-cell office:value-type="string">
            <text:p>Are you seriously going to try it?$0f</text:p>
          </table:table-cell>
        </table:table-row>
        <table:table-row table:style-name="ro1">
          <table:table-cell office:value-type="string">
            <text:p>I suppose I am.$0fI'm sure those cannons are as#powerful as can be, $0ebut being the$0fbiggest don't always mean you're#the best.$0fI think I'm gonna have to teach#you a lesson, princess.$0f</text:p>
          </table:table-cell>
          <table:table-cell office:value-type="string">
            <text:p>Supongo que sí.$0fEstoy seguro de que esos cañones son#de lo más potente, $0epero lo más$0fgrande no siempre es lo mejor.$0fCreo que voy a tener que darte#una lección, encanto.$0f</text:p>
          </table:table-cell>
          <table:table-cell office:value-type="string">
            <text:p>I suppose I am.$0fI'm sure those cannons are as#powerful as can be, $0ebut being the$0fbiggest don't always mean you're#the best.$0fI think I'm gonna have to teach#you a lesson, princess.$0f</text:p>
          </table:table-cell>
        </table:table-row>
        <table:table-row table:style-name="ro1">
          <table:table-cell office:value-type="string">
            <text:p>Yikes! $0e$0eI'm so scared!$0e$0e$0e NOT!$0f</text:p>
          </table:table-cell>
          <table:table-cell office:value-type="string">
            <text:p>¡Uh! $0e$0e¡Qué miedo!$0e$0e$0e ¡JA!$0f</text:p>
          </table:table-cell>
          <table:table-cell office:value-type="string">
            <text:p>Yikes! $0e$0eI'm so scared!$0e$0e$0e NOT!$0f</text:p>
          </table:table-cell>
        </table:table-row>
        <table:table-row table:style-name="ro1">
          <table:table-cell office:value-type="string">
            <text:p>Listen up, soldiers!$0fOur goal $0eis to reach our HQ on the#far side of these woods.$0fUnit type is not a factor.$0e$0e Any#one of you reaches the HQ, we win.$0fAs long as you're in the woods,$0e you're#safe from cannon fire, $0eso rest there.$0fNow, we cannot allow the HQ to be#captured. $0eSo if you run into any$0fenemy infantry, be sure to give 'em#somethin' to remember you by.$0fAll right, $0elet's move out!$0f</text:p>
          </table:table-cell>
          <table:table-cell office:value-type="string">
            <text:p>¡Atentos, soldados!$0fNuestro objetivo $0ees llegar al#CG del otro lado del bosque.$0fEl tipo de unidad no es relevante.$0e$0e#Si cualquiera de nosotros llega$0fal CG, hemos ganado.#Estaréis a salvo del cañón mientras$0fpermanezcáis en los bosques.$0e#Ahora, tampoco podemos permitir que$0fcapturen nuestro CG, $0easí que si#os topáis con alguna unidad de$0finfantería enemiga, dadles lo#que se merecen.$0f¡Muy bien, $0eadelante!$0f</text:p>
          </table:table-cell>
          <table:table-cell office:value-type="string">
            <text:p>Listen up, soldiers!$0fOur goal $0eis to reach our HQ on the#far side of these woods.$0fUnit type is not a factor.$0e$0e Any#one of you reaches the HQ, we win.$0fAs long as you're in the woods,$0e you're#safe from cannon fire, $0eso rest there.$0fNow, we cannot allow the HQ to be#captured. $0eSo if you run into any$0fenemy infantry, be sure to give 'em#somethin' to remember you by.$0fAll right, $0elet's move out!$0f</text:p>
          </table:table-cell>
        </table:table-row>
        <table:table-row table:style-name="ro1">
          <table:table-cell office:value-type="string">
            <text:p>No way!$0e#They made it through?$0fI can't be defeated here...$0e#It's not possible!$0f</text:p>
          </table:table-cell>
          <table:table-cell office:value-type="string">
            <text:p>¡No puede ser!$0e#¿Han atravesado el bosque?$0fNo pueden haberme derrotado...$0e#¡No es posible!$0f</text:p>
          </table:table-cell>
          <table:table-cell office:value-type="string">
            <text:p>No way!$0e#They made it through?$0fI can't be defeated here...$0e#It's not possible!$0f</text:p>
          </table:table-cell>
        </table:table-row>
        <table:table-row table:style-name="ro1">
          <table:table-cell office:value-type="string">
            <text:p>You remember this day, princess.$0fThis is where you learned what it#means to make Blue Moon your enemy.$0f</text:p>
          </table:table-cell>
          <table:table-cell office:value-type="string">
            <text:p>Te acordarás del día de hoy, encanto.$0fFue el día en el que aprendiste lo que#significa hacer a Blue Moon tu enemigo.$0f</text:p>
          </table:table-cell>
          <table:table-cell office:value-type="string">
            <text:p>You remember this day, princess.$0fThis is where you learned what it#means to make Blue Moon your enemy.$0f</text:p>
          </table:table-cell>
        </table:table-row>
        <table:table-row table:style-name="ro1">
          <table:table-cell office:value-type="string">
            <text:p>Don't worry, I'll remember.$0e$0e#Remember that I have to crush you!$0fNext time we meet, $0ethe result will#be different!$0fToodles!$0f</text:p>
          </table:table-cell>
          <table:table-cell office:value-type="string">
            <text:p>No te preocupes, me acordaré.$0e$0e#¡Me acordaré de machacarte!$0f¡La próxima vez que nos encontremos$0e#el resultado será otro!$0f¡Adiós!$0f</text:p>
          </table:table-cell>
          <table:table-cell office:value-type="string">
            <text:p>Don't worry, I'll remember.$0e$0e#Remember that I have to crush you!$0fNext time we meet, $0ethe result will#be different!$0fToodles!$0f</text:p>
          </table:table-cell>
        </table:table-row>
        <table:table-row table:style-name="ro1">
          <table:table-cell office:value-type="string">
            <text:p>My, oh my...$0e#Glad to see the end of that.$0f</text:p>
          </table:table-cell>
          <table:table-cell office:value-type="string">
            <text:p>En fin...$0e#Me alegro de que haya terminado.$0f</text:p>
          </table:table-cell>
          <table:table-cell office:value-type="string">
            <text:p>My, oh my...$0e#Glad to see the end of that.$0f</text:p>
          </table:table-cell>
        </table:table-row>
        <table:table-row table:style-name="ro1">
          <table:table-cell office:value-type="string">
            <text:p>That was great, Commander Grit!$0f</text:p>
          </table:table-cell>
          <table:table-cell office:value-type="string">
            <text:p>¡Ha estado genial, Comandante Grit!$0f</text:p>
          </table:table-cell>
          <table:table-cell office:value-type="string">
            <text:p>That was great, Commander Grit!$0f</text:p>
          </table:table-cell>
        </table:table-row>
        <table:table-row table:style-name="ro1">
          <table:table-cell office:value-type="string">
            <text:p>Well done, Grit!$0fAfter today, I can see the day of our#ultimate victory approaching!$0fAll we need to do is march out to#meet it!$0e$0e Let's march!$0f</text:p>
          </table:table-cell>
          <table:table-cell office:value-type="string">
            <text:p>¡Bien hecho, Grit!$0f¡Tras esto, ya puedo ver el día#de nuestra victoria definitiva!$0f¡Lo único que tenemos que hacer#es avanzar y encontrarnos con ella!$0f¡En marcha!$0f</text:p>
          </table:table-cell>
          <table:table-cell office:value-type="string">
            <text:p>Well done, Grit!$0fAfter today, I can see the day of our#ultimate victory approaching!$0fAll we need to do is march out to#meet it!$0e$0e Let's march!$0f</text:p>
          </table:table-cell>
        </table:table-row>
        <table:table-row table:style-name="ro1">
          <table:table-cell office:value-type="string">
            <text:p>I hope they don't come#any tougher'n that.</text:p>
          </table:table-cell>
          <table:table-cell office:value-type="string">
            <text:p>Espero que la próxima#vez no sea tan difícil.</text:p>
          </table:table-cell>
          <table:table-cell office:value-type="string">
            <text:p>I hope they don't come#any tougher'n that.</text:p>
          </table:table-cell>
        </table:table-row>
        <table:table-row table:style-name="ro1">
          <table:table-cell office:value-type="string">
            <text:p>What happened, Grit?$0fWasn't your superior indirect-combat#skill supposed to save the day?$0f</text:p>
          </table:table-cell>
          <table:table-cell office:value-type="string">
            <text:p>¿Qué ha pasado, Grit?$0f¿No se suponía que tu capacidad en#combate indirecto iba a funcionar?$0f</text:p>
          </table:table-cell>
          <table:table-cell office:value-type="string">
            <text:p>What happened, Grit?$0fWasn't your superior indirect-combat#skill supposed to save the day?$0f</text:p>
          </table:table-cell>
        </table:table-row>
        <table:table-row table:style-name="ro1">
          <table:table-cell office:value-type="string">
            <text:p>Don't get your feathers all ruffled up#now, Boss.$0e$0e Some days are luckier$0fthan others. $0eStill, I don't like losin'.$0e#Leaves a bad taste in my mouth.$0fSo what say I take another crack#at this?$0f</text:p>
          </table:table-cell>
          <table:table-cell office:value-type="string">
            <text:p>Tampoco es para ponerse así, jefe.$0e$0e#Unos días se tiene suerte, otros no.$0fDe todas formas, no me gusta perder.$0e#Me deja mal sabor de boca.$0fAsí que creo que voy a intentarlo#otra vez.$0f</text:p>
          </table:table-cell>
          <table:table-cell office:value-type="string">
            <text:p>Don't get your feathers all ruffled up#now, Boss.$0e$0e Some days are luckier$0fthan others. $0eStill, I don't like losin'.$0e#Leaves a bad taste in my mouth.$0fSo what say I take another crack#at this?$0f</text:p>
          </table:table-cell>
        </table:table-row>
        <table:table-row table:style-name="ro1">
          <table:table-cell office:value-type="string">
            <text:p>Commander Grit?$0e Er...$0eI noticed the#wheeled units had trouble in the woods.$0fYou might try keeping APCs handy to#supply them as they advance.$0fI'm sorry if I've overstepped my place.$0f</text:p>
          </table:table-cell>
          <table:table-cell office:value-type="string">
            <text:p>¿Comandante Grit?$0e Esto...$0eMe he dado#cuenta de que las unidades con ruedas$0ftienen problemas en los bosques. Podría#ser buena idea mantener los TOA cerca$0fpara proporcionarles suministros#mientras avanzan. Lo siento si me he$0fextralimitado en mis funciones.$0f</text:p>
          </table:table-cell>
          <table:table-cell office:value-type="string">
            <text:p>Commander Grit?$0e Er...$0eI noticed the#wheeled units had trouble in the woods.$0fYou might try keeping APCs handy to#supply them as they advance.$0fI'm sorry if I've overstepped my place.$0f</text:p>
          </table:table-cell>
        </table:table-row>
        <table:table-row table:style-name="ro1">
          <table:table-cell office:value-type="string">
            <text:p>Not at all, Colin.$0fI appreciate the advice. $0e$0eI'll try#and be worthy of it next time.$0f</text:p>
          </table:table-cell>
          <table:table-cell office:value-type="string">
            <text:p>En absoluto, Colin.$0fTe agradezco el consejo. $0e$0e#Lo pondré en práctica la próxima vez.$0f</text:p>
          </table:table-cell>
          <table:table-cell office:value-type="string">
            <text:p>Not at all, Colin.$0fI appreciate the advice. $0e$0eI'll try#and be worthy of it next time.$0f</text:p>
          </table:table-cell>
        </table:table-row>
        <table:table-row table:style-name="ro1">
          <table:table-cell office:value-type="string">
            <text:p>This is absolutely inexcusable!$0f</text:p>
          </table:table-cell>
          <table:table-cell office:value-type="string">
            <text:p>¡Esto es inadmisible!$0f</text:p>
          </table:table-cell>
          <table:table-cell office:value-type="string">
            <text:p>This is absolutely inexcusable!$0f</text:p>
          </table:table-cell>
        </table:table-row>
        <table:table-row table:style-name="ro1">
          <table:table-cell office:value-type="string">
            <text:p>What's wrong now? $0eGetting all worked#up like that ain't good for you, Boss.$0f</text:p>
          </table:table-cell>
          <table:table-cell office:value-type="string">
            <text:p>¿Qué pasa ahora? $0eNo te conviene#cabrearte tanto, jefe.$0f</text:p>
          </table:table-cell>
          <table:table-cell office:value-type="string">
            <text:p>What's wrong now? $0eGetting all worked#up like that ain't good for you, Boss.$0f</text:p>
          </table:table-cell>
        </table:table-row>
        <table:table-row table:style-name="ro1">
          <table:table-cell office:value-type="string">
            <text:p>Doesn't this bother you at all, Grit?$0fThese Black Hole mercenaries!$0fThey trespass on our land and have#the gall to build wherever they like!$0fThis land is ours!$0e$0e More than any-#thing else, it belongs to our people!$0fWe cannot allow these fools to invade#it and divide it amongst themselves!$0f</text:p>
          </table:table-cell>
          <table:table-cell office:value-type="string">
            <text:p>¿Es que no te molesta, Grit?$0f¡Malditos mercenarios de Black Hole!$0f¡Entran en nuestro país y tienen el#valor de construir donde les place!$0f¡Esta tierra es nuestra! $0e$0e¡Y más que#cualquier otra cosa, pertenece a$0fnuestra gente! ¡No podemos permitir#que estos idiotas nos invadan y$0fse repartan nuestra tierra!$0f</text:p>
          </table:table-cell>
          <table:table-cell office:value-type="string">
            <text:p>Doesn't this bother you at all, Grit?$0fThese Black Hole mercenaries!$0fThey trespass on our land and have#the gall to build wherever they like!$0fThis land is ours!$0e$0e More than any-#thing else, it belongs to our people!$0fWe cannot allow these fools to invade#it and divide it amongst themselves!$0f</text:p>
          </table:table-cell>
        </table:table-row>
        <table:table-row table:style-name="ro1">
          <table:table-cell office:value-type="string">
            <text:p>The man's got a point...$0f</text:p>
          </table:table-cell>
          <table:table-cell office:value-type="string">
            <text:p>No te falta razón...$0f</text:p>
          </table:table-cell>
          <table:table-cell office:value-type="string">
            <text:p>The man's got a point...$0f</text:p>
          </table:table-cell>
        </table:table-row>
        <table:table-row table:style-name="ro1">
          <table:table-cell office:value-type="string">
            <text:p>Commander Olaf! $0eThere's a base or#something up ahead!$0f</text:p>
          </table:table-cell>
          <table:table-cell office:value-type="string">
            <text:p>¡Comandante Olaf! $0e¡Delante de#nosotros hay una base o algo así!$0f</text:p>
          </table:table-cell>
          <table:table-cell office:value-type="string">
            <text:p>Commander Olaf! $0eThere's a base or#something up ahead!$0f</text:p>
          </table:table-cell>
        </table:table-row>
        <table:table-row table:style-name="ro1">
          <table:table-cell office:value-type="string">
            <text:p>Just like the map said.$0fWhich means we've found their#research laboratory.$0f</text:p>
          </table:table-cell>
          <table:table-cell office:value-type="string">
            <text:p>Justo como indicaba el mapa.$0fLo que significa que hemos encontrado#su laboratorio de investigación.$0f</text:p>
          </table:table-cell>
          <table:table-cell office:value-type="string">
            <text:p>Just like the map said.$0fWhich means we've found their#research laboratory.$0f</text:p>
          </table:table-cell>
        </table:table-row>
        <table:table-row table:style-name="ro1">
          <table:table-cell office:value-type="string">
            <text:p>Troops! $0ePrepare for battle!$0f</text:p>
          </table:table-cell>
          <table:table-cell office:value-type="string">
            <text:p>¡Tropas! $0e¡Preparaos para el combate!$0f</text:p>
          </table:table-cell>
          <table:table-cell office:value-type="string">
            <text:p>Troops! $0ePrepare for battle!$0f</text:p>
          </table:table-cell>
        </table:table-row>
        <table:table-row table:style-name="ro1">
          <table:table-cell office:value-type="string">
            <text:p>A research laboratory?$0e$0e#They won't get away with this!$0f</text:p>
          </table:table-cell>
          <table:table-cell office:value-type="string">
            <text:p>¿Un laboratorio de investigación?$0e$0e#¡No se saldrán con la suya!$0f</text:p>
          </table:table-cell>
          <table:table-cell office:value-type="string">
            <text:p>A research laboratory?$0e$0e#They won't get away with this!$0f</text:p>
          </table:table-cell>
        </table:table-row>
        <table:table-row table:style-name="ro1">
          <table:table-cell office:value-type="string">
            <text:p>You've gone too far!$0f</text:p>
          </table:table-cell>
          <table:table-cell office:value-type="string">
            <text:p>¡Habéis ido demasiado lejos!$0f</text:p>
          </table:table-cell>
          <table:table-cell office:value-type="string">
            <text:p>You've gone too far!$0f</text:p>
          </table:table-cell>
        </table:table-row>
        <table:table-row table:style-name="ro1">
          <table:table-cell office:value-type="string">
            <text:p>Hand over the new weapon plans!$0f</text:p>
          </table:table-cell>
          <table:table-cell office:value-type="string">
            <text:p>¡Entregadnos los planos de las#nuevas armas!$0f</text:p>
          </table:table-cell>
          <table:table-cell office:value-type="string">
            <text:p>Hand over the new weapon plans!$0f</text:p>
          </table:table-cell>
        </table:table-row>
        <table:table-row table:style-name="ro1">
          <table:table-cell office:value-type="string">
            <text:p>Intruders detected.$0fDefensive system$0e#Backlash initiated...$0fTaking damage from intruders.$0e#Initiate document-destruct sequence.$0fResearch lab will self-destruct$0e#in 15 days.$0f</text:p>
          </table:table-cell>
          <table:table-cell office:value-type="string">
            <text:p>Intrusos detectados.$0fSistema defensivo$0e#de emergencia activado...$0fBuscando secuencia...$0e#Iniciar secuencia de autodestrucción$0fde documentos. El laboratorio de#investigación se autodestruirá$0fen 15 días.$0f</text:p>
          </table:table-cell>
          <table:table-cell office:value-type="string">
            <text:p>Intruders detected.$0fDefensive system$0e#Backlash initiated...$0fTaking damage from intruders.$0e#Initiate document-destruct sequence.$0fResearch lab will self-destruct$0e#in 15 days.$0f</text:p>
          </table:table-cell>
        </table:table-row>
        <table:table-row table:style-name="ro1">
          <table:table-cell office:value-type="string">
            <text:p>Research lab will self-destruct#at the end of the day.$0f</text:p>
          </table:table-cell>
          <table:table-cell office:value-type="string">
            <text:p>El laboratorio de investigación se#autodestruirá al final del día.$0f</text:p>
          </table:table-cell>
          <table:table-cell office:value-type="string">
            <text:p>Research lab will self-destruct#at the end of the day.$0f</text:p>
          </table:table-cell>
        </table:table-row>
        <table:table-row table:style-name="ro1">
          <table:table-cell office:value-type="string">
            <text:p>Research lab self-destructing.$0f</text:p>
          </table:table-cell>
          <table:table-cell office:value-type="string">
            <text:p>Laboratorio autodestruyéndose....$0f</text:p>
          </table:table-cell>
          <table:table-cell office:value-type="string">
            <text:p>Research lab self-destructing.$0f</text:p>
          </table:table-cell>
        </table:table-row>
        <table:table-row table:style-name="ro1">
          <table:table-cell office:value-type="string">
            <text:p>Got 'em!$0e$0e#We found the weapon plans!$0f</text:p>
          </table:table-cell>
          <table:table-cell office:value-type="string">
            <text:p>¡Los tengo!$0e$0e#¡Hemos encontrado los planos!$0f</text:p>
          </table:table-cell>
          <table:table-cell office:value-type="string">
            <text:p>Got 'em!$0e$0e#We found the weapon plans!$0f</text:p>
          </table:table-cell>
        </table:table-row>
        <table:table-row table:style-name="ro1">
          <table:table-cell office:value-type="string">
            <text:p>With these plans,$0e we'll be able to#use this new weapon in the next battle.$0f</text:p>
          </table:table-cell>
          <table:table-cell office:value-type="string">
            <text:p>Con los planos$0e podremos usar esta#nueva arma en la próxima batalla.$0f</text:p>
          </table:table-cell>
          <table:table-cell office:value-type="string">
            <text:p>With these plans,$0e we'll be able to#use this new weapon in the next battle.$0f</text:p>
          </table:table-cell>
        </table:table-row>
        <table:table-row table:style-name="ro1">
          <table:table-cell office:value-type="string">
            <text:p>Start building new weapons!$0e$0e I'll#be waiting at the next battlefield.$0f</text:p>
          </table:table-cell>
          <table:table-cell office:value-type="string">
            <text:p>¡Empezad a construir nuevas armas!$0e$0e #Estaré esperándolas.$0f</text:p>
          </table:table-cell>
          <table:table-cell office:value-type="string">
            <text:p>Start building new weapons!$0e$0e I'll#be waiting at the next battlefield.$0f</text:p>
          </table:table-cell>
        </table:table-row>
        <table:table-row table:style-name="ro1">
          <table:table-cell office:value-type="string">
            <text:p>With this new weapon, no#one's a match for us!</text:p>
          </table:table-cell>
          <table:table-cell office:value-type="string">
            <text:p>¡Ahora nadie podrá#detenernos!</text:p>
          </table:table-cell>
          <table:table-cell office:value-type="string">
            <text:p>With this new weapon, no#one's a match for us!</text:p>
          </table:table-cell>
        </table:table-row>
        <table:table-row table:style-name="ro1">
          <table:table-cell office:value-type="string">
            <text:p>Well, now... This should#make things easier.</text:p>
          </table:table-cell>
          <table:table-cell office:value-type="string">
            <text:p>Esto debería facilitar#las cosas.</text:p>
          </table:table-cell>
          <table:table-cell office:value-type="string">
            <text:p>Well, now... This should#make things easier.</text:p>
          </table:table-cell>
        </table:table-row>
        <table:table-row table:style-name="ro1">
          <table:table-cell office:value-type="string">
            <text:p>The new weapon plans!#We really got them!</text:p>
          </table:table-cell>
          <table:table-cell office:value-type="string">
            <text:p>¡Tenemos los planos de#las nuevas armas!</text:p>
          </table:table-cell>
          <table:table-cell office:value-type="string">
            <text:p>The new weapon plans!#We really got them!</text:p>
          </table:table-cell>
        </table:table-row>
        <table:table-row table:style-name="ro1">
          <table:table-cell office:value-type="string">
            <text:p>How did this happen?$0fNot only were we defeated, $0ebut#the weapon plans are...gone!$0f</text:p>
          </table:table-cell>
          <table:table-cell office:value-type="string">
            <text:p>¿Cómo ha podido ocurrir?$0fNo sólo nos han derrotado, $0esino#que los planos... han desaparecido.$0f</text:p>
          </table:table-cell>
          <table:table-cell office:value-type="string">
            <text:p>How did this happen?$0fNot only were we defeated, $0ebut#the weapon plans are...gone!$0f</text:p>
          </table:table-cell>
        </table:table-row>
        <table:table-row table:style-name="ro1">
          <table:table-cell office:value-type="string">
            <text:p>The enemy really dug in on this one.$0fBoss, what do you think about startin'#with that base near the bridge?$0fIf you've got that, $0eclosing in on#the HQ becomes a whole lot easier.$0fColin, you got anything to add to#the discussion, son?$0f</text:p>
          </table:table-cell>
          <table:table-cell office:value-type="string">
            <text:p>Han puesto toda la carne en el asador.$0fJefe, ¿qué te parece si empezamos#con esa base cerca del puente?$0fSería mucho más fácil$0e llegar al CG#desde allí.$0fColin, ¿tienes algo que añadir#a la discusión?$0f</text:p>
          </table:table-cell>
          <table:table-cell office:value-type="string">
            <text:p>The enemy really dug in on this one.$0fBoss, what do you think about startin'#with that base near the bridge?$0fIf you've got that, $0eclosing in on#the HQ becomes a whole lot easier.$0fColin, you got anything to add to#the discussion, son?$0f</text:p>
          </table:table-cell>
        </table:table-row>
        <table:table-row table:style-name="ro1">
          <table:table-cell office:value-type="string">
            <text:p>Uh...$0ewell...$0e You should be careful#not to let the foe steal your missiles...$0f</text:p>
          </table:table-cell>
          <table:table-cell office:value-type="string">
            <text:p>Eh...$0e bueno...$0e Habría que evitar#que el enemigo use los silos de misiles...$0f</text:p>
          </table:table-cell>
          <table:table-cell office:value-type="string">
            <text:p>Uh...$0ewell...$0e You should be careful#not to let the foe steal your missiles...$0f</text:p>
          </table:table-cell>
        </table:table-row>
        <table:table-row table:style-name="ro1">
          <table:table-cell office:value-type="string">
            <text:p>OK, then! $0eWe focus on the base and#the missiles, $0eand then advance.$0fHow's that sound to you, Boss?$0f</text:p>
          </table:table-cell>
          <table:table-cell office:value-type="string">
            <text:p>¡Muy bien! $0eNos concentraremos en#la base y en los misiles,$0e y luego$0favanzaremos. ¿Qué te parece, jefe?$0f</text:p>
          </table:table-cell>
          <table:table-cell office:value-type="string">
            <text:p>OK, then! $0eWe focus on the base and#the missiles, $0eand then advance.$0fHow's that sound to you, Boss?$0f</text:p>
          </table:table-cell>
        </table:table-row>
        <table:table-row table:style-name="ro1">
          <table:table-cell office:value-type="string">
            <text:p>Hmmm...$0e That's exactly what I had#planned!$0e Let's go, troops! $0eMove out!$0f</text:p>
          </table:table-cell>
          <table:table-cell office:value-type="string">
            <text:p>Mmmm...$0e ¡Es exactamente lo que había#planeado!$0e ¡Adelante, tropas!$0f¡Al ataque!$0f</text:p>
          </table:table-cell>
          <table:table-cell office:value-type="string">
            <text:p>Hmmm...$0e That's exactly what I had#planned!$0e Let's go, troops! $0eMove out!$0f</text:p>
          </table:table-cell>
        </table:table-row>
        <table:table-row table:style-name="ro1">
          <table:table-cell office:value-type="string">
            <text:p>Uh-oh!$0e When did they arrive here#at the factory?$0fAre we in trouble?$0f</text:p>
          </table:table-cell>
          <table:table-cell office:value-type="string">
            <text:p>¡Oh, oh!$0e ¿Cómo es posible que#hayan llegado a la fábrica?$0f¿Tendremos problemas?$0f</text:p>
          </table:table-cell>
          <table:table-cell office:value-type="string">
            <text:p>Uh-oh!$0e When did they arrive here#at the factory?$0fAre we in trouble?$0f</text:p>
          </table:table-cell>
        </table:table-row>
        <table:table-row table:style-name="ro1">
          <table:table-cell office:value-type="string">
            <text:p>You're a reckless little thing, aren't#you?$0fHow do you plan on explaining this#to Hawke?$0fFlak!$0e The factory's too close#to those silos!$0fWhat happens if it gets hit with#a missile?$0f</text:p>
          </table:table-cell>
          <table:table-cell office:value-type="string">
            <text:p>¡Eres una insensata!$0f¿Cómo vas a explicárselo a Maverik?$0f¡Helmut!$0e ¡La fábrica está demasiado#cerca de los silos!$0f¿Qué pasa si le disparan con un#misil?$0f</text:p>
          </table:table-cell>
          <table:table-cell office:value-type="string">
            <text:p>You're a reckless little thing, aren't#you?$0fHow do you plan on explaining this#to Hawke?$0fFlak!$0e The factory's too close#to those silos!$0fWhat happens if it gets hit with#a missile?$0f</text:p>
          </table:table-cell>
        </table:table-row>
        <table:table-row table:style-name="ro1">
          <table:table-cell office:value-type="string">
            <text:p>I hadn't thought of that...$0f</text:p>
          </table:table-cell>
          <table:table-cell office:value-type="string">
            <text:p>No se me había ocurrido...$0f</text:p>
          </table:table-cell>
          <table:table-cell office:value-type="string">
            <text:p>I hadn't thought of that...$0f</text:p>
          </table:table-cell>
        </table:table-row>
        <table:table-row table:style-name="ro1">
          <table:table-cell office:value-type="string">
            <text:p>Tee hee hee!$0e Those missiles won't#even scratch my Lash Armor!$0fAnd that pipe seam is totally#wrapped in the stuff!$0fI can't wait to start using my#factory to make them miserable!$0f</text:p>
          </table:table-cell>
          <table:table-cell office:value-type="string">
            <text:p>¡Ji, ji, ji!$0e ¡Esos misiles no le#harán ni un rasguño a mi nuevo$0fblindaje! ¡Y la junta de la tubería#está totalmente recubierta con él!$0f¡Estoy deseando usar la fábrica#para destrozarles!$0f</text:p>
          </table:table-cell>
          <table:table-cell office:value-type="string">
            <text:p>Tee hee hee!$0e Those missiles won't#even scratch my Lash Armor!$0fAnd that pipe seam is totally#wrapped in the stuff!$0fI can't wait to start using my#factory to make them miserable!$0f</text:p>
          </table:table-cell>
        </table:table-row>
        <table:table-row table:style-name="ro1">
          <table:table-cell office:value-type="string">
            <text:p>Don't worry, Adder.$0e$0e#Lash has a plan.$0f</text:p>
          </table:table-cell>
          <table:table-cell office:value-type="string">
            <text:p>No te preocupes, Adder.$0e$0e#Kat tiene un plan.$0f</text:p>
          </table:table-cell>
          <table:table-cell office:value-type="string">
            <text:p>Don't worry, Adder.$0e$0e#Lash has a plan.$0f</text:p>
          </table:table-cell>
        </table:table-row>
        <table:table-row table:style-name="ro1">
          <table:table-cell office:value-type="string">
            <text:p>I can deploy any unit I like, right?$0e$0e#Tee hee hee...$0f</text:p>
          </table:table-cell>
          <table:table-cell office:value-type="string">
            <text:p>Puedo desplegar cualquier unidad,#¿no?$0e$0e Ji, ji, ji...$0f</text:p>
          </table:table-cell>
          <table:table-cell office:value-type="string">
            <text:p>I can deploy any unit I like, right?$0e$0e#Tee hee hee...$0f</text:p>
          </table:table-cell>
        </table:table-row>
        <table:table-row table:style-name="ro1">
          <table:table-cell office:value-type="string">
            <text:p>I wonder if those two can handle this...$0f</text:p>
          </table:table-cell>
          <table:table-cell office:value-type="string">
            <text:p>Espero que salga bien...$0f</text:p>
          </table:table-cell>
          <table:table-cell office:value-type="string">
            <text:p>I wonder if those two can handle this...$0f</text:p>
          </table:table-cell>
        </table:table-row>
        <table:table-row table:style-name="ro1">
          <table:table-cell office:value-type="string">
            <text:p>Grit!$0e$0e#Are we ready?$0e Grit!$0f</text:p>
          </table:table-cell>
          <table:table-cell office:value-type="string">
            <text:p>¡Grit!$0e$0e#¿Estás preparado?$0e ¡Grit!$0f</text:p>
          </table:table-cell>
          <table:table-cell office:value-type="string">
            <text:p>Grit!$0e$0e#Are we ready?$0e Grit!$0f</text:p>
          </table:table-cell>
        </table:table-row>
        <table:table-row table:style-name="ro1">
          <table:table-cell office:value-type="string">
            <text:p>Yessiree, Boss. $0eReady when you are.$0f</text:p>
          </table:table-cell>
          <table:table-cell office:value-type="string">
            <text:p>Sí, señor. $0eCuando tú digas.$0f</text:p>
          </table:table-cell>
          <table:table-cell office:value-type="string">
            <text:p>Yessiree, Boss. $0eReady when you are.$0f</text:p>
          </table:table-cell>
        </table:table-row>
        <table:table-row table:style-name="ro1">
          <table:table-cell office:value-type="string">
            <text:p>Um...$0e The commander-in-chief#of Orange Star is approaching.$0f</text:p>
          </table:table-cell>
          <table:table-cell office:value-type="string">
            <text:p>Um...$0e La comandante en jefe de#Orange Star se acerca, señor.$0f</text:p>
          </table:table-cell>
          <table:table-cell office:value-type="string">
            <text:p>Um...$0e The commander-in-chief#of Orange Star is approaching.$0f</text:p>
          </table:table-cell>
        </table:table-row>
        <table:table-row table:style-name="ro1">
          <table:table-cell office:value-type="string">
            <text:p>Orange Star?$0e$0e#Hmm...$0e Show her in.$0f</text:p>
          </table:table-cell>
          <table:table-cell office:value-type="string">
            <text:p>¿Orange Star?$0e$0e#Mmm...$0e Hazla pasar.$0f</text:p>
          </table:table-cell>
          <table:table-cell office:value-type="string">
            <text:p>Orange Star?$0e$0e#Hmm...$0e Show her in.$0f</text:p>
          </table:table-cell>
        </table:table-row>
        <table:table-row table:style-name="ro1">
          <table:table-cell office:value-type="string">
            <text:p>It's been a long time, Olaf.$0f</text:p>
          </table:table-cell>
          <table:table-cell office:value-type="string">
            <text:p>¡Cuánto tiempo, Olaf!$0f</text:p>
          </table:table-cell>
          <table:table-cell office:value-type="string">
            <text:p>It's been a long time, Olaf.$0f</text:p>
          </table:table-cell>
        </table:table-row>
        <table:table-row table:style-name="ro1">
          <table:table-cell office:value-type="string">
            <text:p>Hmph! $0eNell...$0fWhat are you doing here?$0e$0e#I didn't request reinforcements.$0f</text:p>
          </table:table-cell>
          <table:table-cell office:value-type="string">
            <text:p>¡Hum! $0eNell...$0f¿Qué haces aquí?$0e$0e#No he pedido refuerzos.$0f</text:p>
          </table:table-cell>
          <table:table-cell office:value-type="string">
            <text:p>Hmph! $0eNell...$0fWhat are you doing here?$0e$0e#I didn't request reinforcements.$0f</text:p>
          </table:table-cell>
        </table:table-row>
        <table:table-row table:style-name="ro1">
          <table:table-cell office:value-type="string">
            <text:p>No, but I did.$0f</text:p>
          </table:table-cell>
          <table:table-cell office:value-type="string">
            <text:p>Tú no, pero yo sí.$0f</text:p>
          </table:table-cell>
          <table:table-cell office:value-type="string">
            <text:p>No, but I did.$0f</text:p>
          </table:table-cell>
        </table:table-row>
        <table:table-row table:style-name="ro1">
          <table:table-cell office:value-type="string">
            <text:p>Grit!$0e$0e Why, you no-good...$0fAre you familiar with the concept of#"chain of command"?$0f</text:p>
          </table:table-cell>
          <table:table-cell office:value-type="string">
            <text:p>¡Grit!$0e$0e ¡Serás...!$0f¿Te suena el concepto $abcadena#de mando$bb? ¿Eh?$0f</text:p>
          </table:table-cell>
          <table:table-cell office:value-type="string">
            <text:p>Grit!$0e$0e Why, you no-good...$0fAre you familiar with the concept of#"chain of command"?$0f</text:p>
          </table:table-cell>
        </table:table-row>
        <table:table-row table:style-name="ro1">
          <table:table-cell office:value-type="string">
            <text:p>Commander Olaf, $0eCommander Grit did#what he thought best for Blue Moon!$0f</text:p>
          </table:table-cell>
          <table:table-cell office:value-type="string">
            <text:p>¡Comandante Olaf, $0eel Comandante Grit#ha hecho lo que creyó que era mejor$0fpara Blue Moon!$0f</text:p>
          </table:table-cell>
          <table:table-cell office:value-type="string">
            <text:p>Commander Olaf, $0eCommander Grit did#what he thought best for Blue Moon!$0f</text:p>
          </table:table-cell>
        </table:table-row>
        <table:table-row table:style-name="ro1">
          <table:table-cell office:value-type="string">
            <text:p>I know that, boy.$0e Now shush!$0f</text:p>
          </table:table-cell>
          <table:table-cell office:value-type="string">
            <text:p>Ya lo sé.$0e ¡Ahora cierra el pico!$0f</text:p>
          </table:table-cell>
          <table:table-cell office:value-type="string">
            <text:p>I know that, boy.$0e Now shush!$0f</text:p>
          </table:table-cell>
        </table:table-row>
        <table:table-row table:style-name="ro1">
          <table:table-cell office:value-type="string">
            <text:p>This is a vital strategic location.$0e#Orange Star offers its aid.$0f</text:p>
          </table:table-cell>
          <table:table-cell office:value-type="string">
            <text:p>Ésta es una posición estratégica.$0e#Orange Star os ofrece su apoyo.$0f</text:p>
          </table:table-cell>
          <table:table-cell office:value-type="string">
            <text:p>This is a vital strategic location.$0e#Orange Star offers its aid.$0f</text:p>
          </table:table-cell>
        </table:table-row>
        <table:table-row table:style-name="ro1">
          <table:table-cell office:value-type="string">
            <text:p>Seeing as this is our territory, I'm of#a mind to send you packing...$0fHowever, $0ewe are a bit shorthanded,$0e$0e#so I'll accept your offer.$0f</text:p>
          </table:table-cell>
          <table:table-cell office:value-type="string">
            <text:p>Teniendo en cuenta que éste es nuestro#territorio, estoy muy tentado de$0fmandaros de vuelta a casa...$0e#Sin embargo...$0fEstamos un poco cortos de tropas,$0e$0e#así que aceptaré vuestra oferta.$0f</text:p>
          </table:table-cell>
          <table:table-cell office:value-type="string">
            <text:p>Seeing as this is our territory, I'm of#a mind to send you packing...$0fHowever, $0ewe are a bit shorthanded,$0e$0e#so I'll accept your offer.$0f</text:p>
          </table:table-cell>
        </table:table-row>
        <table:table-row table:style-name="ro1">
          <table:table-cell office:value-type="string">
            <text:p>The Yellow Comet Army is also on#its way here.$0f</text:p>
          </table:table-cell>
          <table:table-cell office:value-type="string">
            <text:p>El ejército de Yellow Comet también#viene hacia aquí.$0f</text:p>
          </table:table-cell>
          <table:table-cell office:value-type="string">
            <text:p>The Yellow Comet Army is also on#its way here.$0f</text:p>
          </table:table-cell>
        </table:table-row>
        <table:table-row table:style-name="ro1">
          <table:table-cell office:value-type="string">
            <text:p>What?$0e$0e That self-styled samurai?$0f</text:p>
          </table:table-cell>
          <table:table-cell office:value-type="string">
            <text:p>¿Qué?$0e$0e ¿Ese samurai pasado de moda?$0f</text:p>
          </table:table-cell>
          <table:table-cell office:value-type="string">
            <text:p>What?$0e$0e That self-styled samurai?$0f</text:p>
          </table:table-cell>
        </table:table-row>
        <table:table-row table:style-name="ro1">
          <table:table-cell office:value-type="string">
            <text:p>That's right!$0e$0e#We'll defeat Black Hole together!$0f</text:p>
          </table:table-cell>
          <table:table-cell office:value-type="string">
            <text:p>¡Exactamente!$0e$0e#¡Derrotaremos a Black Hole juntos!$0f</text:p>
          </table:table-cell>
          <table:table-cell office:value-type="string">
            <text:p>That's right!$0e$0e#We'll defeat Black Hole together!$0f</text:p>
          </table:table-cell>
        </table:table-row>
        <table:table-row table:style-name="ro1">
          <table:table-cell office:value-type="string">
            <text:p>Commander Olaf, $0ethe troops are#ready when you are, sir!$0f</text:p>
          </table:table-cell>
          <table:table-cell office:value-type="string">
            <text:p>¡Comandante Olaf!$0e#¡Las tropas están listas, señor!$0f</text:p>
          </table:table-cell>
          <table:table-cell office:value-type="string">
            <text:p>Commander Olaf, $0ethe troops are#ready when you are, sir!$0f</text:p>
          </table:table-cell>
        </table:table-row>
        <table:table-row table:style-name="ro1">
          <table:table-cell office:value-type="string">
            <text:p>Very well! $0eLet's not fall behind.$0e#Advance on all fronts!$0f</text:p>
          </table:table-cell>
          <table:table-cell office:value-type="string">
            <text:p>¡Muy bien! $0eQue nadie se quede atrás.$0e#¡Avanzad en todos los frentes!$0f</text:p>
          </table:table-cell>
          <table:table-cell office:value-type="string">
            <text:p>Very well! $0eLet's not fall behind.$0e#Advance on all fronts!$0f</text:p>
          </table:table-cell>
        </table:table-row>
        <table:table-row table:style-name="ro1">
          <table:table-cell office:value-type="string">
            <text:p>Brilliant work, Commander Grit...$0fSeeing Blue Moon's danger and#rallying our allies so quickly!$0f</text:p>
          </table:table-cell>
          <table:table-cell office:value-type="string">
            <text:p>Un trabajo excelente, Comandante#Grit... ¡Ser capaz de ver el peligro$0fpara Blue Moon y conseguir aliados#tan rápidamente!$0f</text:p>
          </table:table-cell>
          <table:table-cell office:value-type="string">
            <text:p>Brilliant work, Commander Grit...$0fSeeing Blue Moon's danger and#rallying our allies so quickly!$0f</text:p>
          </table:table-cell>
        </table:table-row>
        <table:table-row table:style-name="ro1">
          <table:table-cell office:value-type="string">
            <text:p>Huh? $0eOh, that...$0e Anything to#keep from getting shot up, son.$0f</text:p>
          </table:table-cell>
          <table:table-cell office:value-type="string">
            <text:p>¿Eh? $0eAh, eso...$0e Lo que sea con#tal de salvar el pellejo, chaval.$0f</text:p>
          </table:table-cell>
          <table:table-cell office:value-type="string">
            <text:p>Huh? $0eOh, that...$0e Anything to#keep from getting shot up, son.$0f</text:p>
          </table:table-cell>
        </table:table-row>
        <table:table-row table:style-name="ro1">
          <table:table-cell office:value-type="string">
            <text:p>What?$0e That was your reasoning?$0fCommander Grit! $0eWait up, sir!$0f</text:p>
          </table:table-cell>
          <table:table-cell office:value-type="string">
            <text:p>¿Qué?$0e ¿Ése ha sido el motivo?$0f¡Comandante Grit! $0e¡Espere, señor!$0f</text:p>
          </table:table-cell>
          <table:table-cell office:value-type="string">
            <text:p>What?$0e That was your reasoning?$0fCommander Grit! $0eWait up, sir!$0f</text:p>
          </table:table-cell>
        </table:table-row>
        <table:table-row table:style-name="ro1">
          <table:table-cell office:value-type="string">
            <text:p>Here's our chance to drive the Black#Hole Army out of Blue Moon!$0fI've been waiting for this!$0f</text:p>
          </table:table-cell>
          <table:table-cell office:value-type="string">
            <text:p>¡Ésta es nuestra oportunidad de echar#al ejército de Black Hole de Blue Moon!$0f¡Cuánto he esperado este momento!$0f</text:p>
          </table:table-cell>
          <table:table-cell office:value-type="string">
            <text:p>Here's our chance to drive the Black#Hole Army out of Blue Moon!$0fI've been waiting for this!$0f</text:p>
          </table:table-cell>
        </table:table-row>
        <table:table-row table:style-name="ro1">
          <table:table-cell office:value-type="string">
            <text:p>A fight in the woods...$0e#This'll be good practice!$0f</text:p>
          </table:table-cell>
          <table:table-cell office:value-type="string">
            <text:p>Un combate en los bosques...$0e#¡Será un buen ejercicio!$0f</text:p>
          </table:table-cell>
          <table:table-cell office:value-type="string">
            <text:p>A fight in the woods...$0e#This'll be good practice!$0f</text:p>
          </table:table-cell>
        </table:table-row>
        <table:table-row table:style-name="ro1">
          <table:table-cell office:value-type="string">
            <text:p>That itty-bitty girl's the enemy?$0e$0e#Is this some kind of joke?$0fIn any case, I'm good to go!$0f</text:p>
          </table:table-cell>
          <table:table-cell office:value-type="string">
            <text:p>¿Esa niña es el enemigo?$0e$0e#¿Qué es esto? ¿Una broma?$0f¡En cualquier caso, estoy listo!$0f</text:p>
          </table:table-cell>
          <table:table-cell office:value-type="string">
            <text:p>That itty-bitty girl's the enemy?$0e$0e#Is this some kind of joke?$0fIn any case, I'm good to go!$0f</text:p>
          </table:table-cell>
        </table:table-row>
        <table:table-row table:style-name="ro1">
          <table:table-cell office:value-type="string">
            <text:p>Black Hole's dared invade Blue#Moon soil!$0fThey will now learn the price#of their audacity!$0f</text:p>
          </table:table-cell>
          <table:table-cell office:value-type="string">
            <text:p>¡Black Hole ha osado invadir el#territorio de Blue Moon!$0f¡Pagarán cara su temeridad!$0f</text:p>
          </table:table-cell>
          <table:table-cell office:value-type="string">
            <text:p>Black Hole's dared invade Blue#Moon soil!$0fThey will now learn the price#of their audacity!$0f</text:p>
          </table:table-cell>
        </table:table-row>
        <table:table-row table:style-name="ro1">
          <table:table-cell office:value-type="string">
            <text:p>Reckon I gotta take the field#this time 'round.$0fNow let's see if we can't#send these boys packin'!$0f</text:p>
          </table:table-cell>
          <table:table-cell office:value-type="string">
            <text:p>Me parece que me va a tocar a mí#encargarme de esto.$0fBueno, veamos si podemos mandar#a esos tarugos a casita.$0f</text:p>
          </table:table-cell>
          <table:table-cell office:value-type="string">
            <text:p>Reckon I gotta take the field#this time 'round.$0fNow let's see if we can't#send these boys packin'!$0f</text:p>
          </table:table-cell>
        </table:table-row>
        <table:table-row table:style-name="ro1">
          <table:table-cell office:value-type="string">
            <text:p>Father, $0eMother,$0e#people of Blue Moon...$0fI promise you...I will win!$0f</text:p>
          </table:table-cell>
          <table:table-cell office:value-type="string">
            <text:p>Padre, $0emadre,$0e#gentes de Blue Moon...$0f¡Os prometo... que ganaré!$0f</text:p>
          </table:table-cell>
          <table:table-cell office:value-type="string">
            <text:p>Father, $0eMother,$0e#people of Blue Moon...$0fI promise you...I will win!$0f</text:p>
          </table:table-cell>
        </table:table-row>
        <table:table-row table:style-name="ro1">
          <table:table-cell office:value-type="string">
            <text:p>Fiends of Black Hole!$0e$0e#No longer will you run free!$0f</text:p>
          </table:table-cell>
          <table:table-cell office:value-type="string">
            <text:p>¡Enemigos de Black Hole!$0e$0e#¡Nunca más haréis de las vuestras!$0f</text:p>
          </table:table-cell>
          <table:table-cell office:value-type="string">
            <text:p>Fiends of Black Hole!$0e$0e#No longer will you run free!$0f</text:p>
          </table:table-cell>
        </table:table-row>
        <table:table-row table:style-name="ro1">
          <table:table-cell office:value-type="string">
            <text:p>On this map, $0ethe airport is key...$0e$0e#How to get started...$0f</text:p>
          </table:table-cell>
          <table:table-cell office:value-type="string">
            <text:p>En este mapa, $0eel aeropuerto es la#clave...$0e$0e ¿Por dónde empiezo?$0f</text:p>
          </table:table-cell>
          <table:table-cell office:value-type="string">
            <text:p>On this map, $0ethe airport is key...$0e$0e#How to get started...$0f</text:p>
          </table:table-cell>
        </table:table-row>
        <table:table-row table:style-name="ro1">
          <table:table-cell office:value-type="string">
            <text:p>The girl's our opponent, eh?$0e#I'll give her the game of her life.$0f</text:p>
          </table:table-cell>
          <table:table-cell office:value-type="string">
            <text:p>Esa niña es nuestra oponente, ¿eh?$0e#Va a aprender que esto no es un juego.$0f</text:p>
          </table:table-cell>
          <table:table-cell office:value-type="string">
            <text:p>The girl's our opponent, eh?$0e#I'll give her the game of her life.$0f</text:p>
          </table:table-cell>
        </table:table-row>
        <table:table-row table:style-name="ro1">
          <table:table-cell office:value-type="string">
            <text:p>It's our turn. Good luck, everyone!</text:p>
          </table:table-cell>
          <table:table-cell office:value-type="string">
            <text:p>Nos toca. ¡Buena suerte a todos!</text:p>
          </table:table-cell>
          <table:table-cell office:value-type="string">
            <text:p>It's our turn. Good luck, everyone!</text:p>
          </table:table-cell>
        </table:table-row>
        <table:table-row table:style-name="ro1">
          <table:table-cell office:value-type="string">
            <text:p>And now, Yellow Comet...#Quickly! Follow Blue Moon!</text:p>
          </table:table-cell>
          <table:table-cell office:value-type="string">
            <text:p>Y ahora, Yellow Comet...#¡Rápido! ¡Seguid a Blue Moon!</text:p>
          </table:table-cell>
          <table:table-cell office:value-type="string">
            <text:p>And now, Yellow Comet...#Quickly! Follow Blue Moon!</text:p>
          </table:table-cell>
        </table:table-row>
        <table:table-row table:style-name="ro1">
          <table:table-cell office:value-type="string">
            <text:p>Gimme a break! $0eWe lost again?$0e$0e#Retreat, retreat, retreeeeeeat!!!$0f</text:p>
          </table:table-cell>
          <table:table-cell office:value-type="string">
            <text:p>¡Dadme un respiro!$0e#¿Hemos vuelto a perder?$0f¡¡Retirada, retirada,$0e#retiradaaaaaaaaaaaaaa!!$0f</text:p>
          </table:table-cell>
          <table:table-cell office:value-type="string">
            <text:p>Gimme a break! $0eWe lost again?$0e$0e#Retreat, retreat, retreeeeeeat!!!$0f</text:p>
          </table:table-cell>
        </table:table-row>
        <table:table-row table:style-name="ro1">
          <table:table-cell office:value-type="string">
            <text:p>Mistress Lash!$0e$0e#Wait for us!$0f</text:p>
          </table:table-cell>
          <table:table-cell office:value-type="string">
            <text:p>¡Comandante Kat!$0e$0e#¡Espérenos!$0f</text:p>
          </table:table-cell>
          <table:table-cell office:value-type="string">
            <text:p>Mistress Lash!$0e$0e#Wait for us!$0f</text:p>
          </table:table-cell>
        </table:table-row>
        <table:table-row table:style-name="ro1">
          <table:table-cell office:value-type="string">
            <text:p>Yes! $0eA victory for our army!$0e$0e#A victory for Blue Moon.$0f</text:p>
          </table:table-cell>
          <table:table-cell office:value-type="string">
            <text:p>¡Sí! $0e¡Una victoria para nosotros!$0e$0e#Una victoria para Blue Moon.$0f</text:p>
          </table:table-cell>
          <table:table-cell office:value-type="string">
            <text:p>Yes! $0eA victory for our army!$0e$0e#A victory for Blue Moon.$0f</text:p>
          </table:table-cell>
        </table:table-row>
        <table:table-row table:style-name="ro1">
          <table:table-cell office:value-type="string">
            <text:p>Commander Olaf...$0e#Wow, $0ehe even cries big...$0f</text:p>
          </table:table-cell>
          <table:table-cell office:value-type="string">
            <text:p>Comandante Olaf...$0e#Vaya, $0esi hasta está llorando...$0f</text:p>
          </table:table-cell>
          <table:table-cell office:value-type="string">
            <text:p>Commander Olaf...$0e#Wow, $0ehe even cries big...$0f</text:p>
          </table:table-cell>
        </table:table-row>
        <table:table-row table:style-name="ro1">
          <table:table-cell office:value-type="string">
            <text:p>More than anyone else I know,$0e the#boss lives for his country.$0fThose are tears of pure joy.$0f</text:p>
          </table:table-cell>
          <table:table-cell office:value-type="string">
            <text:p>Más que cualquier otra persona,$0e el#jefe vive por y para su país.$0fSon lágrimas de alegría.$0f</text:p>
          </table:table-cell>
          <table:table-cell office:value-type="string">
            <text:p>More than anyone else I know,$0e the#boss lives for his country.$0fThose are tears of pure joy.$0f</text:p>
          </table:table-cell>
        </table:table-row>
        <table:table-row table:style-name="ro1">
          <table:table-cell office:value-type="string">
            <text:p>Really?$0e$0e Commander Olaf is a#truly great leader!$0fOf course, so are you, Commander#Grit.$0f</text:p>
          </table:table-cell>
          <table:table-cell office:value-type="string">
            <text:p>¿En serio?$0e$0e#¡El Comandante Olaf es un gran líder!$0fPor supuesto, usted también,#Comandante Grit.$0f</text:p>
          </table:table-cell>
          <table:table-cell office:value-type="string">
            <text:p>Really?$0e$0e Commander Olaf is a#truly great leader!$0fOf course, so are you, Commander#Grit.$0f</text:p>
          </table:table-cell>
        </table:table-row>
        <table:table-row table:style-name="ro1">
          <table:table-cell office:value-type="string">
            <text:p>Cut that out, Colin.$0e$0e I ain't#used to anyone singing my praises.$0f</text:p>
          </table:table-cell>
          <table:table-cell office:value-type="string">
            <text:p>Ya vale, Colin.$0e$0e No estoy#acostumbrado a que me piropeen.$0f</text:p>
          </table:table-cell>
          <table:table-cell office:value-type="string">
            <text:p>Cut that out, Colin.$0e$0e I ain't#used to anyone singing my praises.$0f</text:p>
          </table:table-cell>
        </table:table-row>
        <table:table-row table:style-name="ro1">
          <table:table-cell office:value-type="string">
            <text:p>Colin's right!!$0e$0e In fact,#you're both great commanders!$0fYou're the mold from which great#COs are made!$0fYou're the children of Blue Moon!$0e$0e#You're MY children!$0f</text:p>
          </table:table-cell>
          <table:table-cell office:value-type="string">
            <text:p>¡Colin tiene razón!$0e$0e ¡De hecho,#los dos sois unos OJ geniales!$0f¡Estáis hechos de la pasta de la que#están hechos los grandes OJ!$0f¡Sois los hijos de Blue Moon!$0e$0e#¡Sois MIS hijos!$0f</text:p>
          </table:table-cell>
          <table:table-cell office:value-type="string">
            <text:p>Colin's right!!$0e$0e In fact,#you're both great commanders!$0fYou're the mold from which great#OCs are made!$0fYou're the children of Blue Moon!$0e$0e#You're MY children!$0f</text:p>
          </table:table-cell>
        </table:table-row>
        <table:table-row table:style-name="ro1">
          <table:table-cell office:value-type="string">
            <text:p>YOUR children? $0eYou tryin' to scare#old Colin half to death?$0f</text:p>
          </table:table-cell>
          <table:table-cell office:value-type="string">
            <text:p>¿TUS hijos? $0e¿Es que quieres#asustar al pobre Colin?$0f</text:p>
          </table:table-cell>
          <table:table-cell office:value-type="string">
            <text:p>YOUR children? $0eYou tryin' to scare#old Colin half to death?$0f</text:p>
          </table:table-cell>
        </table:table-row>
        <table:table-row table:style-name="ro1">
          <table:table-cell office:value-type="string">
            <text:p>Howdy, Andy... $0e$0eListen, junior...$0f</text:p>
          </table:table-cell>
          <table:table-cell office:value-type="string">
            <text:p>Eh, Andy... $0e$0eEscucha, enano...$0f</text:p>
          </table:table-cell>
          <table:table-cell office:value-type="string">
            <text:p>Howdy, Andy... $0e$0eListen, junior...$0f</text:p>
          </table:table-cell>
        </table:table-row>
        <table:table-row table:style-name="ro1">
          <table:table-cell office:value-type="string">
            <text:p>Howdy, Sami.$0e Listen, sweetheart...$0f</text:p>
          </table:table-cell>
          <table:table-cell office:value-type="string">
            <text:p>Eh, Sami.$0e Escucha...$0f</text:p>
          </table:table-cell>
          <table:table-cell office:value-type="string">
            <text:p>Howdy, Sami.$0e Listen, sweetheart...$0f</text:p>
          </table:table-cell>
        </table:table-row>
        <table:table-row table:style-name="ro1">
          <table:table-cell office:value-type="string">
            <text:p>Together again, eh, big dog?$0e#Listen, Max...$0f</text:p>
          </table:table-cell>
          <table:table-cell office:value-type="string">
            <text:p>Otra vez juntos, ¿eh, perro viejo?$0e#Escucha, Max...$0f</text:p>
          </table:table-cell>
          <table:table-cell office:value-type="string">
            <text:p>Together again, eh, big dog?$0e#Listen, Max...$0f</text:p>
          </table:table-cell>
        </table:table-row>
        <table:table-row table:style-name="ro1">
          <table:table-cell office:value-type="string">
            <text:p>Howdy, Kanbei.$0e Listen, commander...$0f</text:p>
          </table:table-cell>
          <table:table-cell office:value-type="string">
            <text:p>Eh, Kanbei.$0e Escucha, comandante...$0f</text:p>
          </table:table-cell>
          <table:table-cell office:value-type="string">
            <text:p>Howdy, Kanbei.$0e Listen, commander...$0f</text:p>
          </table:table-cell>
        </table:table-row>
        <table:table-row table:style-name="ro1">
          <table:table-cell office:value-type="string">
            <text:p>Howdy, Sonja.$0e Listen, darlin'...$0f</text:p>
          </table:table-cell>
          <table:table-cell office:value-type="string">
            <text:p>¡Sí! $0e¡Una victoria para nosotros!$0e$0e#Una victoria para Blue Moon.$0f</text:p>
          </table:table-cell>
          <table:table-cell office:value-type="string">
            <text:p>Howdy, Sonja.$0e Listen, darlin'...$0f</text:p>
          </table:table-cell>
        </table:table-row>
        <table:table-row table:style-name="ro1">
          <table:table-cell office:value-type="string">
            <text:p>Howdy, Sensei.$0e Listen up...$0f</text:p>
          </table:table-cell>
          <table:table-cell office:value-type="string">
            <text:p>otros!$0e$0e#Una victoria para Blue Moon.$0f</text:p>
          </table:table-cell>
          <table:table-cell office:value-type="string">
            <text:p>Howdy, Sensei.$0e Listen up...$0f</text:p>
          </table:table-cell>
        </table:table-row>
        <table:table-row table:style-name="ro1">
          <table:table-cell office:value-type="string">
            <text:p>I want to thank y'all for being#so neighborly and helpin' us out.$0fThis war's gonna drag on a bit,$0e so#we'll return the favor someday soon.$0fSo long.$0f</text:p>
          </table:table-cell>
          <table:table-cell office:value-type="string">
            <text:p>lue Moon.$0f</text:p>
          </table:table-cell>
          <table:table-cell office:value-type="string">
            <text:p>I want to thank y'all for being#so neighborly and helpin' us out.$0fThis war's gonna drag on a bit,$0e so#we'll return the favor someday soon.$0fSo long.$0f</text:p>
          </table:table-cell>
        </table:table-row>
        <table:table-row table:style-name="ro1">
          <table:table-cell office:value-type="string">
            <text:p>Uh,$0e Commander Grit! $0eWait for me!$0f</text:p>
          </table:table-cell>
          <table:table-cell office:value-type="string">
            <text:p>Olaf es un gran líder!$0fPor supuesto, usted también,#Comandante Grit.$0f</text:p>
          </table:table-cell>
          <table:table-cell office:value-type="string">
            <text:p>Uh,$0e Commander Grit! $0eWait for me!$0f</text:p>
          </table:table-cell>
        </table:table-row>
        <table:table-row table:style-name="ro1">
          <table:table-cell office:value-type="string">
            <text:p>Thanking others for their goodwill is#nothing to be shy about!$0fThe ability to express gratitude is#as beautiful as the aurora itself!$0fGrit! $0eColin!$0f</text:p>
          </table:table-cell>
          <table:table-cell office:value-type="string">
            <text:p>Es de bien nacidos ser agradecidos,#y no hay motivo para avergonzarse.$0fLa capacidad de expresar la gratitud#es tan hermosa como la aurora boreal.$0f¡Grit! $0e¡Colin!$0f</text:p>
          </table:table-cell>
          <table:table-cell office:value-type="string">
            <text:p>Thanking others for their goodwill is#nothing to be shy about!$0fThe ability to express gratitude is#as beautiful as the aurora itself!$0fGrit! $0eColin!$0f</text:p>
          </table:table-cell>
        </table:table-row>
        <table:table-row table:style-name="ro1">
          <table:table-cell office:value-type="string">
            <text:p>It looks like peace has returned#to Blue Moon.$0f</text:p>
          </table:table-cell>
          <table:table-cell office:value-type="string">
            <text:p>Parece que la paz ha vuelto#a Blue Moon.$0f</text:p>
          </table:table-cell>
          <table:table-cell office:value-type="string">
            <text:p>It looks like peace has returned#to Blue Moon.$0f</text:p>
          </table:table-cell>
        </table:table-row>
        <table:table-row table:style-name="ro1">
          <table:table-cell office:value-type="string">
            <text:p>Their COs get along well, don't they?$0e$0e#They look like a happy family.$0f</text:p>
          </table:table-cell>
          <table:table-cell office:value-type="string">
            <text:p>Sus OJ se llevan bien, ¿verdad?$0e$0e#Parecen una familia feliz.$0f</text:p>
          </table:table-cell>
          <table:table-cell office:value-type="string">
            <text:p>Their OCs get along well, don't they?$0e$0e#They look like a happy family.$0f</text:p>
          </table:table-cell>
        </table:table-row>
        <table:table-row table:style-name="ro1">
          <table:table-cell office:value-type="string">
            <text:p>You think so?$0e$0e They looked a bit#dysfunctional to me.$0f</text:p>
          </table:table-cell>
          <table:table-cell office:value-type="string">
            <text:p>¿Tú crees?$0e$0e Yo no estaría tan#seguro.$0f</text:p>
          </table:table-cell>
          <table:table-cell office:value-type="string">
            <text:p>You think so?$0e$0e They looked a bit#dysfunctional to me.$0f</text:p>
          </table:table-cell>
        </table:table-row>
        <table:table-row table:style-name="ro1">
          <table:table-cell office:value-type="string">
            <text:p>Blue Moon's safe and sound.$0e$0e#Let's head for home.$0f</text:p>
          </table:table-cell>
          <table:table-cell office:value-type="string">
            <text:p>Blue Moon está a salvo.$0e$0e#Volvamos a casa.$0f</text:p>
          </table:table-cell>
          <table:table-cell office:value-type="string">
            <text:p>Blue Moon's safe and sound.$0e$0e#Let's head for home.$0f</text:p>
          </table:table-cell>
        </table:table-row>
        <table:table-row table:style-name="ro1">
          <table:table-cell office:value-type="string">
            <text:p>I won!</text:p>
          </table:table-cell>
          <table:table-cell office:value-type="string">
            <text:p>¡He ganado!</text:p>
          </table:table-cell>
          <table:table-cell office:value-type="string">
            <text:p>I won!</text:p>
          </table:table-cell>
        </table:table-row>
        <table:table-row table:style-name="ro1">
          <table:table-cell office:value-type="string">
            <text:p>That Lash has a lot of skill...</text:p>
          </table:table-cell>
          <table:table-cell office:value-type="string">
            <text:p><text:s/>Esa Kat no tiene# mucha técnica...</text:p>
          </table:table-cell>
          <table:table-cell office:value-type="string">
            <text:p>That Lash has a lot of skill...</text:p>
          </table:table-cell>
        </table:table-row>
        <table:table-row table:style-name="ro1">
          <table:table-cell office:value-type="string">
            <text:p>How do you like that?#That's a Max-size beatdown!</text:p>
          </table:table-cell>
          <table:table-cell office:value-type="string">
            <text:p>¿Qué te ha parecido?#¡Ración doble de Max!</text:p>
          </table:table-cell>
          <table:table-cell office:value-type="string">
            <text:p>How do you like that?#That's a Max-size beatdown!</text:p>
          </table:table-cell>
        </table:table-row>
        <table:table-row table:style-name="ro1">
          <table:table-cell office:value-type="string">
            <text:p>Glory to Blue Moon!</text:p>
          </table:table-cell>
          <table:table-cell office:value-type="string">
            <text:p>¡Gloria a Blue Moon!</text:p>
          </table:table-cell>
          <table:table-cell office:value-type="string">
            <text:p>Glory to Blue Moon!</text:p>
          </table:table-cell>
        </table:table-row>
        <table:table-row table:style-name="ro1">
          <table:table-cell office:value-type="string">
            <text:p>Maybe now I can get#some shut-eye.</text:p>
          </table:table-cell>
          <table:table-cell office:value-type="string">
            <text:p>A lo mejor ahora puedo#echarme una siestecita.</text:p>
          </table:table-cell>
          <table:table-cell office:value-type="string">
            <text:p>Maybe now I can get#some shut-eye.</text:p>
          </table:table-cell>
        </table:table-row>
        <table:table-row table:style-name="ro1">
          <table:table-cell office:value-type="string">
            <text:p>I only won because#of everyone's help!</text:p>
          </table:table-cell>
          <table:table-cell office:value-type="string">
            <text:p>¡He ganado porque#todos me han ayudado!</text:p>
          </table:table-cell>
          <table:table-cell office:value-type="string">
            <text:p>I only won because#of everyone's help!</text:p>
          </table:table-cell>
        </table:table-row>
        <table:table-row table:style-name="ro1">
          <table:table-cell office:value-type="string">
            <text:p>Evil must know the#taste of defeat!</text:p>
          </table:table-cell>
          <table:table-cell office:value-type="string">
            <text:p>¡El mal debe conocer#el sabor de la derrota!</text:p>
          </table:table-cell>
          <table:table-cell office:value-type="string">
            <text:p>Evil must know the#taste of defeat!</text:p>
          </table:table-cell>
        </table:table-row>
        <table:table-row table:style-name="ro1">
          <table:table-cell office:value-type="string">
            <text:p>Blue Moon's been liberated.#I wonder where the enemy is now.</text:p>
          </table:table-cell>
          <table:table-cell office:value-type="string">
            <text:p>Blue Moon vuelve a#ser libre.</text:p>
          </table:table-cell>
          <table:table-cell office:value-type="string">
            <text:p>Blue Moon's been liberated.#I wonder where the enemy is now.</text:p>
          </table:table-cell>
        </table:table-row>
        <table:table-row table:style-name="ro1">
          <table:table-cell office:value-type="string">
            <text:p>Wo ho ho.#That was some battle.</text:p>
          </table:table-cell>
          <table:table-cell office:value-type="string">
            <text:p>Jo, jo, jo.#Ha sido divertido.</text:p>
          </table:table-cell>
          <table:table-cell office:value-type="string">
            <text:p>Wo ho ho.#That was some battle.</text:p>
          </table:table-cell>
        </table:table-row>
        <table:table-row table:style-name="ro1">
          <table:table-cell office:value-type="string">
            <text:p>We were defeated in full view of#our allies.$0fGrrr...$0e We've got to stop that#factory from deploying troops.$0fAha! $0ePerhaps that gate can be#blocked. $0eA good idea, mm?$0f</text:p>
          </table:table-cell>
          <table:table-cell office:value-type="string">
            <text:p>Nos han derrotado delante de#nuestros aliados.$0fGrrr...$0e Tenemos que hacer que#esa fábrica deje de producir tropas.$0f¡Ajá! $0eA lo mejor podemos bloquear#la puerta. $0eCreo que es buena idea.$0f</text:p>
          </table:table-cell>
          <table:table-cell office:value-type="string">
            <text:p>We were defeated in full view of#our allies.$0fGrrr...$0e We've got to stop that#factory from deploying troops.$0fAha! $0ePerhaps that gate can be#blocked. $0eA good idea, mm?$0f</text:p>
          </table:table-cell>
        </table:table-row>
        <table:table-row table:style-name="ro1">
          <table:table-cell office:value-type="string">
            <text:p>Sure, $0ethat's something to think about...$0e$0e#By the way, Boss...$0f</text:p>
          </table:table-cell>
          <table:table-cell office:value-type="string">
            <text:p>Sí, $0edeberíamos tenerlo en cuenta...$0e$0e#Por cierto, jefe...$0f</text:p>
          </table:table-cell>
          <table:table-cell office:value-type="string">
            <text:p>Sure, $0ethat's something to think about...$0e$0e#By the way, Boss...$0f</text:p>
          </table:table-cell>
        </table:table-row>
        <table:table-row table:style-name="ro1">
          <table:table-cell office:value-type="string">
            <text:p>What is it now, Grit?$0f</text:p>
          </table:table-cell>
          <table:table-cell office:value-type="string">
            <text:p>¿Qué pasa ahora, Grit?$0f</text:p>
          </table:table-cell>
          <table:table-cell office:value-type="string">
            <text:p>What is it now, Grit?$0f</text:p>
          </table:table-cell>
        </table:table-row>
        <table:table-row table:style-name="ro1">
          <table:table-cell office:value-type="string">
            <text:p>What do ya think of havin' our allies#capture that airport on the left?$0fIf they do that, they may be able to#target that pipe directly.$0fAs large as my range of fire is,$0e#marchin' straight on in there$0fain't gonna be easy...$0f</text:p>
          </table:table-cell>
          <table:table-cell office:value-type="string">
            <text:p>¿Qué te parece si hacemos que#nuestros aliados capturen el$0faeropuerto de la izquierda? Con#eso quizá podríamos atacar$0fdirectamente a la tubería.#Con todo lo amplio que es mi rango$0fde ataque,$0e llegar hasta ahí arriba#no va a ser fácil...$0f</text:p>
          </table:table-cell>
          <table:table-cell office:value-type="string">
            <text:p>What do ya think of havin' our allies#capture that airport on the left?$0fIf they do that, they may be able to#target that pipe directly.$0fAs large as my range of fire is,$0e#marchin' straight on in there$0fain't gonna be easy...$0f</text:p>
          </table:table-cell>
        </table:table-row>
        <table:table-row table:style-name="ro1">
          <table:table-cell office:value-type="string">
            <text:p>That's it, Commander Grit!$0fWe'll hold the enemy's attention#while our allies circle in from behind...$0f</text:p>
          </table:table-cell>
          <table:table-cell office:value-type="string">
            <text:p>¡Eso es, Comandante Grit!$0e#Distraeremos la atención del enemigo$0fmientras nuestros aliados atacan por#la retaguardia...$0f</text:p>
          </table:table-cell>
          <table:table-cell office:value-type="string">
            <text:p>That's it, Commander Grit!$0fWe'll hold the enemy's attention#while our allies circle in from behind...$0f</text:p>
          </table:table-cell>
        </table:table-row>
        <table:table-row table:style-name="ro1">
          <table:table-cell office:value-type="string">
            <text:p>It's settled then!$0fColin!$0e Inform everyone of my#brilliant plan!$0f</text:p>
          </table:table-cell>
          <table:table-cell office:value-type="string">
            <text:p>¡Está decidido!$0f¡Colin!$0e ¡Informa a todo el#mundo de mi brillante plan!$0f</text:p>
          </table:table-cell>
          <table:table-cell office:value-type="string">
            <text:p>It's settled then!$0fColin!$0e Inform everyone of my#brilliant plan!$0f</text:p>
          </table:table-cell>
        </table:table-row>
        <table:table-row table:style-name="ro1">
          <table:table-cell office:value-type="string">
            <text:p>Um...$0eyes, sir!$0f</text:p>
          </table:table-cell>
          <table:table-cell office:value-type="string">
            <text:p>Eh...$0e ¡Sí, señor!$0f</text:p>
          </table:table-cell>
          <table:table-cell office:value-type="string">
            <text:p>Um...$0eyes, sir!$0f</text:p>
          </table:table-cell>
        </table:table-row>
        <table:table-row table:style-name="ro1">
          <table:table-cell office:value-type="string">
            <text:p>My, oh my...$0f</text:p>
          </table:table-cell>
          <table:table-cell office:value-type="string">
            <text:p>Ayayay...$0f</text:p>
          </table:table-cell>
          <table:table-cell office:value-type="string">
            <text:p>My, oh my...$0f</text:p>
          </table:table-cell>
        </table:table-row>
        <table:table-row table:style-name="ro1">
          <table:table-cell office:value-type="string">
            <text:p>It looks as though Yellow Comet#and Blue Moon have given the foe$0fthe old heave-ho, Eagle.$0f</text:p>
          </table:table-cell>
          <table:table-cell office:value-type="string">
            <text:p>Parece que Yellow Comet y Blue#Moon le han dado una patada$0fen el trasero al enemigo,#Águila.$0f</text:p>
          </table:table-cell>
          <table:table-cell office:value-type="string">
            <text:p>It looks as though Yellow Comet#and Blue Moon have given the foe$0fthe old heave-ho, Eagle.$0f</text:p>
          </table:table-cell>
        </table:table-row>
        <table:table-row table:style-name="ro1">
          <table:table-cell office:value-type="string">
            <text:p>That just leaves Green Earth.$0f</text:p>
          </table:table-cell>
          <table:table-cell office:value-type="string">
            <text:p>Entonces sólo queda Green Earth.$0f</text:p>
          </table:table-cell>
          <table:table-cell office:value-type="string">
            <text:p>That just leaves Green Earth.$0f</text:p>
          </table:table-cell>
        </table:table-row>
        <table:table-row table:style-name="ro1">
          <table:table-cell office:value-type="string">
            <text:p>Over half of our country is under#enemy control, though.$0f</text:p>
          </table:table-cell>
          <table:table-cell office:value-type="string">
            <text:p>Más de la mitad de nuestro país#está bajo control enemigo.$0f</text:p>
          </table:table-cell>
          <table:table-cell office:value-type="string">
            <text:p>Over half of our country is under#enemy control, though.$0f</text:p>
          </table:table-cell>
        </table:table-row>
        <table:table-row table:style-name="ro1">
          <table:table-cell office:value-type="string">
            <text:p>Yes.$0e And it's high time we took it#back, Drake.$0f</text:p>
          </table:table-cell>
          <table:table-cell office:value-type="string">
            <text:p>Sí.$0e Y ya es hora de recuperarlo,#Drake.$0f</text:p>
          </table:table-cell>
          <table:table-cell office:value-type="string">
            <text:p>Yes.$0e And it's high time we took it#back, Drake.$0f</text:p>
          </table:table-cell>
        </table:table-row>
        <table:table-row table:style-name="ro1">
          <table:table-cell office:value-type="string">
            <text:p>Are we launching a counteroffensive?$0e$0e#Perhaps I can lend a hand.$0f</text:p>
          </table:table-cell>
          <table:table-cell office:value-type="string">
            <text:p>¿Vamos a lanzar una contraofensiva?$0e$0e#A lo mejor puedo echaros una mano.$0f</text:p>
          </table:table-cell>
          <table:table-cell office:value-type="string">
            <text:p>Are we launching a counteroffensive?$0e$0e#Perhaps I can lend a hand.$0f</text:p>
          </table:table-cell>
        </table:table-row>
        <table:table-row table:style-name="ro1">
          <table:table-cell office:value-type="string">
            <text:p>Jess, $0eyou're back!$0f</text:p>
          </table:table-cell>
          <table:table-cell office:value-type="string">
            <text:p>¡Jess, $0ehas vuelto!$0f</text:p>
          </table:table-cell>
          <table:table-cell office:value-type="string">
            <text:p>Jess, $0eyou're back!$0f</text:p>
          </table:table-cell>
        </table:table-row>
        <table:table-row table:style-name="ro1">
          <table:table-cell office:value-type="string">
            <text:p>Yes, I am.$0fI couldn't continue my training#abroad with my homeland in danger.$0f</text:p>
          </table:table-cell>
          <table:table-cell office:value-type="string">
            <text:p>Pues sí.$0e#No podía continuar mi entrenamiento$0fen el extranjero con mi país en#peligro.$0f</text:p>
          </table:table-cell>
          <table:table-cell office:value-type="string">
            <text:p>Yes, I am.$0fI couldn't continue my training#abroad with my homeland in danger.$0f</text:p>
          </table:table-cell>
        </table:table-row>
        <table:table-row table:style-name="ro1">
          <table:table-cell office:value-type="string">
            <text:p>Your timing couldn't be better!$0fIt's become a ground war, and neither#Eagle nor I are any good at that.$0f</text:p>
          </table:table-cell>
          <table:table-cell office:value-type="string">
            <text:p>¡No podías llegar en mejor momento!$0fSe ha convertido en una contienda#terrestre, y ni Águila ni yo somos$0fbuenos en ese campo.$0f</text:p>
          </table:table-cell>
          <table:table-cell office:value-type="string">
            <text:p>Your timing couldn't be better!$0fIt's become a ground war, and neither#Eagle nor I are any good at that.$0f</text:p>
          </table:table-cell>
        </table:table-row>
        <table:table-row table:style-name="ro1">
          <table:table-cell office:value-type="string">
            <text:p>Knock it off, Drake!$0fShe delayed returning until she knew#she'd be met with fanfare, that's all!$0f</text:p>
          </table:table-cell>
          <table:table-cell office:value-type="string">
            <text:p>¡Ya vale, Drake!$0fRetrasó su vuelta hasta que estuvo#segura de que sería recibida con$0ffuegos artificiales. Eso es todo.$0f</text:p>
          </table:table-cell>
          <table:table-cell office:value-type="string">
            <text:p>Knock it off, Drake!$0fShe delayed returning until she knew#she'd be met with fanfare, that's all!$0f</text:p>
          </table:table-cell>
        </table:table-row>
        <table:table-row table:style-name="ro1">
          <table:table-cell office:value-type="string">
            <text:p>What are you talking about?$0f</text:p>
          </table:table-cell>
          <table:table-cell office:value-type="string">
            <text:p>¿De qué estás hablando?$0f</text:p>
          </table:table-cell>
          <table:table-cell office:value-type="string">
            <text:p>What are you talking about?$0f</text:p>
          </table:table-cell>
        </table:table-row>
        <table:table-row table:style-name="ro1">
          <table:table-cell office:value-type="string">
            <text:p>Stow it, Eagle.$0f</text:p>
          </table:table-cell>
          <table:table-cell office:value-type="string">
            <text:p>Déjalo, Águila.$0f</text:p>
          </table:table-cell>
          <table:table-cell office:value-type="string">
            <text:p>Stow it, Eagle.$0f</text:p>
          </table:table-cell>
        </table:table-row>
        <table:table-row table:style-name="ro1">
          <table:table-cell office:value-type="string">
            <text:p>The enemy took us by surprise,#nothing more.$0fI can liberate Green Earth on my own,$0e#without you underfoot, Red!$0f</text:p>
          </table:table-cell>
          <table:table-cell office:value-type="string">
            <text:p>El enemigo nos tomó por sorpresa,#nada más.$0fPuedo liberar Green Earth yo solo.$0e#¡Y no necesito ayuda de nadie!$0f</text:p>
          </table:table-cell>
          <table:table-cell office:value-type="string">
            <text:p>The enemy took us by surprise,#nothing more.$0fI can liberate Green Earth on my own,$0e#without you underfoot, Red!$0f</text:p>
          </table:table-cell>
        </table:table-row>
        <table:table-row table:style-name="ro1">
          <table:table-cell office:value-type="string">
            <text:p>Jess, don't mind him.$0e$0e#He's angry is all.$0f</text:p>
          </table:table-cell>
          <table:table-cell office:value-type="string">
            <text:p>Jess, no le hagas caso.$0e$0e#Está enfadado, nada más.$0f</text:p>
          </table:table-cell>
          <table:table-cell office:value-type="string">
            <text:p>Jess, don't mind him.$0e$0e#He's angry is all.$0f</text:p>
          </table:table-cell>
        </table:table-row>
        <table:table-row table:style-name="ro1">
          <table:table-cell office:value-type="string">
            <text:p>I'm not worried about him.$0fI was just thinking that the more#things change...$0f</text:p>
          </table:table-cell>
          <table:table-cell office:value-type="string">
            <text:p>No le estaba haciendo caso.$0fEstaba pensando que cuanto más#cambien las cosas...$0f</text:p>
          </table:table-cell>
          <table:table-cell office:value-type="string">
            <text:p>I'm not worried about him.$0fI was just thinking that the more#things change...$0f</text:p>
          </table:table-cell>
        </table:table-row>
        <table:table-row table:style-name="ro1">
          <table:table-cell office:value-type="string">
            <text:p>You know, $0ewith Eagle in the skies, $0eme#at sea, $0eand you on the ground,$0fwe're nigh invincible!$0e Let's go get#our country back!$0f</text:p>
          </table:table-cell>
          <table:table-cell office:value-type="string">
            <text:p>Sabes, $0econ Águila en los cielos, $0eyo#en el mar $0ey tú en tierra...$0f¡Seremos invencibles!$0e#¡Recuperemos nuestro país!$0f</text:p>
          </table:table-cell>
          <table:table-cell office:value-type="string">
            <text:p>You know, $0ewith Eagle in the skies, $0eme#at sea, $0eand you on the ground,$0fwe're nigh invincible!$0e Let's go get#our country back!$0f</text:p>
          </table:table-cell>
        </table:table-row>
        <table:table-row table:style-name="ro1">
          <table:table-cell office:value-type="string">
            <text:p>Adder, $0ewill the fortress be completed#on schedule?$0f</text:p>
          </table:table-cell>
          <table:table-cell office:value-type="string">
            <text:p>Adder, $0e¿estará lista la fortaleza#a tiempo?$0f</text:p>
          </table:table-cell>
          <table:table-cell office:value-type="string">
            <text:p>Adder, $0ewill the fortress be completed#on schedule?$0f</text:p>
          </table:table-cell>
        </table:table-row>
        <table:table-row table:style-name="ro1">
          <table:table-cell office:value-type="string">
            <text:p>Yes.$0e$0e#We're proceeding without delays.$0f</text:p>
          </table:table-cell>
          <table:table-cell office:value-type="string">
            <text:p>Sí.$0e$0e#Todo va según lo previsto.$0f</text:p>
          </table:table-cell>
          <table:table-cell office:value-type="string">
            <text:p>Yes.$0e$0e#We're proceeding without delays.$0f</text:p>
          </table:table-cell>
        </table:table-row>
        <table:table-row table:style-name="ro1">
          <table:table-cell office:value-type="string">
            <text:p>And the minicannons?$0f</text:p>
          </table:table-cell>
          <table:table-cell office:value-type="string">
            <text:p>¿Y los mini-cañones?$0f</text:p>
          </table:table-cell>
          <table:table-cell office:value-type="string">
            <text:p>And the minicannons?$0f</text:p>
          </table:table-cell>
        </table:table-row>
        <table:table-row table:style-name="ro1">
          <table:table-cell office:value-type="string">
            <text:p>All 8 of them have been constructed#on the sites you selected.$0f</text:p>
          </table:table-cell>
          <table:table-cell office:value-type="string">
            <text:p>Han sido construidos en los 8 #lugares seleccionados.$0f</text:p>
          </table:table-cell>
          <table:table-cell office:value-type="string">
            <text:p>All 8 of them have been constructed#on the sites you selected.$0f</text:p>
          </table:table-cell>
        </table:table-row>
        <table:table-row table:style-name="ro1">
          <table:table-cell office:value-type="string">
            <text:p>Then all is well.$0f</text:p>
          </table:table-cell>
          <table:table-cell office:value-type="string">
            <text:p>Entonces todo está bien.$0f</text:p>
          </table:table-cell>
          <table:table-cell office:value-type="string">
            <text:p>Then all is well.$0f</text:p>
          </table:table-cell>
        </table:table-row>
        <table:table-row table:style-name="ro1">
          <table:table-cell office:value-type="string">
            <text:p>Commander!$0fWe've reports of a large Green #Earth force heading this way!$0f</text:p>
          </table:table-cell>
          <table:table-cell office:value-type="string">
            <text:p>¡Señor!$0fUn numeroso ejército de Green Earth#se dirige hacia aquí.$0f</text:p>
          </table:table-cell>
          <table:table-cell office:value-type="string">
            <text:p>Commander!$0fWe've reports of a large Green #Earth force heading this way!$0f</text:p>
          </table:table-cell>
        </table:table-row>
        <table:table-row table:style-name="ro1">
          <table:table-cell office:value-type="string">
            <text:p>I estimated they'd be appearing about#this time.$0fThey're all air units?$0f</text:p>
          </table:table-cell>
          <table:table-cell office:value-type="string">
            <text:p>Calculaba que llegarían más o menos#en este momento.$0f¿Son todo unidades aéreas?$0f</text:p>
          </table:table-cell>
          <table:table-cell office:value-type="string">
            <text:p>I estimated they'd be appearing about#this time.$0fThey're all air units?$0f</text:p>
          </table:table-cell>
        </table:table-row>
        <table:table-row table:style-name="ro1">
          <table:table-cell office:value-type="string">
            <text:p>Hold on...$0e Er... I think so, sir.$0e#Nothing but air units, sir.$0f</text:p>
          </table:table-cell>
          <table:table-cell office:value-type="string">
            <text:p>Un momento...$0e Eh... Creo que sí, señor.$0e#Sólo hay unidades aéreas, señor.$0f</text:p>
          </table:table-cell>
          <table:table-cell office:value-type="string">
            <text:p>Hold on...$0e Er... I think so, sir.$0e#Nothing but air units, sir.$0f</text:p>
          </table:table-cell>
        </table:table-row>
        <table:table-row table:style-name="ro1">
          <table:table-cell office:value-type="string">
            <text:p>How predictable.$0e$0e#Deploy our troops immediately.$0f</text:p>
          </table:table-cell>
          <table:table-cell office:value-type="string">
            <text:p>Qué predecible.$0e$0e Desplegad#nuestras tropas inmediatamente.$0f</text:p>
          </table:table-cell>
          <table:table-cell office:value-type="string">
            <text:p>How predictable.$0e$0e#Deploy our troops immediately.$0f</text:p>
          </table:table-cell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office:value-type="string">
            <text:p>Yes, sir.$0f</text:p>
          </table:table-cell>
        </table:table-row>
        <table:table-row table:style-name="ro1">
          <table:table-cell office:value-type="string">
            <text:p>Attention all units!$0e$0e#Target that fortress and open fire!$0f</text:p>
          </table:table-cell>
          <table:table-cell office:value-type="string">
            <text:p>¡Atención a todas las unidades!$0e$0e#¡Apuntad a la fortaleza y disparad!$0f</text:p>
          </table:table-cell>
          <table:table-cell office:value-type="string">
            <text:p>Attention all units!$0e$0e#Target that fortress and open fire!$0f</text:p>
          </table:table-cell>
        </table:table-row>
        <table:table-row table:style-name="ro1">
          <table:table-cell office:value-type="string">
            <text:p>Oh no!$0e Hold on, sir!$0fThis is no good!$0e$0e There are#anti-aircraft units everywhere!$0f</text:p>
          </table:table-cell>
          <table:table-cell office:value-type="string">
            <text:p>¡Oh, no!$0e ¡Señor!$0f¡Esto no tiene buena pinta!$0e$0e ¡Hay#unidades anti-aéreas por todos lados!$0f</text:p>
          </table:table-cell>
          <table:table-cell office:value-type="string">
            <text:p>Oh no!$0e Hold on, sir!$0fThis is no good!$0e$0e There are#anti-aircraft units everywhere!$0f</text:p>
          </table:table-cell>
        </table:table-row>
        <table:table-row table:style-name="ro1">
          <table:table-cell office:value-type="string">
            <text:p>What?!$0e$0e They knew we were coming...$0f(What should I do?)$0f(If we allow them to complete that#factory, Green Earth will suffer.)$0f(If we press our attack, $0ewe might win,#but the casualties will be enormous.)$0f</text:p>
          </table:table-cell>
          <table:table-cell office:value-type="string">
            <text:p>¿Qué?$0e$0e Sabían que veníamos...$0f(¿Qué debo hacer?)$0f(Si les dejo acabar esa fábrica,#Green Earth sufrirá).$0f(Si atacamos, $0ees posible que ganemos,#pero las bajas serán innumerables).$0f</text:p>
          </table:table-cell>
          <table:table-cell office:value-type="string">
            <text:p>What?!$0e$0e They knew we were coming...$0f(What should I do?)$0f(If we allow them to complete that#factory, Green Earth will suffer.)$0f(If we press our attack, $0ewe might win,#but the casualties will be enormous.)$0f</text:p>
          </table:table-cell>
        </table:table-row>
        <table:table-row table:style-name="ro1">
          <table:table-cell office:value-type="string">
            <text:p>Commander! $0eLet's continue with#the attack.$0f</text:p>
          </table:table-cell>
          <table:table-cell office:value-type="string">
            <text:p>¡Señor!$0e#¡Debemos seguir con el ataque!$0f</text:p>
          </table:table-cell>
          <table:table-cell office:value-type="string">
            <text:p>Commander! $0eLet's continue with#the attack.$0f</text:p>
          </table:table-cell>
        </table:table-row>
        <table:table-row table:style-name="ro1">
          <table:table-cell office:value-type="string">
            <text:p>But...$0f</text:p>
          </table:table-cell>
          <table:table-cell office:value-type="string">
            <text:p>Pero...$0f</text:p>
          </table:table-cell>
          <table:table-cell office:value-type="string">
            <text:p>But...$0f</text:p>
          </table:table-cell>
        </table:table-row>
        <table:table-row table:style-name="ro1">
          <table:table-cell office:value-type="string">
            <text:p>We're Green Earth's strongest force.$0fWe cannot lose.$0fThat's what you always tell us,#isn't it?$0f</text:p>
          </table:table-cell>
          <table:table-cell office:value-type="string">
            <text:p>Somos la fuerza más poderosa de#Green Earth. $0eNo podemos perder.$0fEso es lo que siempre nos dice,#¿no es así?$0f</text:p>
          </table:table-cell>
          <table:table-cell office:value-type="string">
            <text:p>We're Green Earth's strongest force.$0fWe cannot lose.$0fThat's what you always tell us,#isn't it?$0f</text:p>
          </table:table-cell>
        </table:table-row>
        <table:table-row table:style-name="ro1">
          <table:table-cell office:value-type="string">
            <text:p>He's right, sir.$0e$0e We won't be beaten by#the likes of those Black Hole thugs.$0fAnd we can't sit by and let them#complete that fortress! $0eWe can't!$0f</text:p>
          </table:table-cell>
          <table:table-cell office:value-type="string">
            <text:p>Tiene razón, señor.$0e$0e No vamos a#dejarnos ganar por esos matones de$0fBlack Hole. ¡Y no podemos quedarnos#de brazos cruzados mientras$0fconstruyen esa fortaleza!$0e#¡No podemos!$0f</text:p>
          </table:table-cell>
          <table:table-cell office:value-type="string">
            <text:p>He's right, sir.$0e$0e We won't be beaten by#the likes of those Black Hole thugs.$0fAnd we can't sit by and let them#complete that fortress! $0eWe can't!$0f</text:p>
          </table:table-cell>
        </table:table-row>
        <table:table-row table:style-name="ro1">
          <table:table-cell office:value-type="string">
            <text:p>Let's hit 'em, Commander!$0f</text:p>
          </table:table-cell>
          <table:table-cell office:value-type="string">
            <text:p>¡Tenemos que atacar, señor!$0f</text:p>
          </table:table-cell>
          <table:table-cell office:value-type="string">
            <text:p>Let's hit 'em, Commander!$0f</text:p>
          </table:table-cell>
        </table:table-row>
        <table:table-row table:style-name="ro1">
          <table:table-cell office:value-type="string">
            <text:p>C'mon, sir!$0f</text:p>
          </table:table-cell>
          <table:table-cell office:value-type="string">
            <text:p>¡Vamos, señor!$0f</text:p>
          </table:table-cell>
          <table:table-cell office:value-type="string">
            <text:p>C'mon, sir!$0f</text:p>
          </table:table-cell>
        </table:table-row>
        <table:table-row table:style-name="ro1">
          <table:table-cell office:value-type="string">
            <text:p>My soldiers.$0e.$0e.$0e$0e#All right, $0ewe proceed as planned.$0fAim for the heart of their offensive#power, $0ethe minicannons.$0fLet's give them a show of power they#won't soon forget!$0f</text:p>
          </table:table-cell>
          <table:table-cell office:value-type="string">
            <text:p>Mis soldados.$0e.$0e.$0e$0e#Muy bien, $0eseguiremos el plan.$0fEl objetivo es el centro de su poder#ofensivo, $0elos mini-cañones.$0f¡Vamos a darles una lección que no#olvidarán en mucho tiempo!$0f</text:p>
          </table:table-cell>
          <table:table-cell office:value-type="string">
            <text:p>My soldiers.$0e.$0e.$0e$0e#All right, $0ewe proceed as planned.$0fAim for the heart of their offensive#power, $0ethe minicannons.$0fLet's give them a show of power they#won't soon forget!$0f</text:p>
          </table:table-cell>
        </table:table-row>
        <table:table-row table:style-name="ro1">
          <table:table-cell office:value-type="string">
            <text:p>Commander!$0e$0e#The minicannons...$0e They're all...$0f</text:p>
          </table:table-cell>
          <table:table-cell office:value-type="string">
            <text:p>¡Señor!$0e$0e#Los mini-cañones...$0e Han sido...$0f</text:p>
          </table:table-cell>
          <table:table-cell office:value-type="string">
            <text:p>Commander!$0e$0e#The minicannons...$0e They're all...$0f</text:p>
          </table:table-cell>
        </table:table-row>
        <table:table-row table:style-name="ro1">
          <table:table-cell office:value-type="string">
            <text:p>They've been destroyed?$0e$0e#That's it then. $0e$0eWe shall withdraw.$0f</text:p>
          </table:table-cell>
          <table:table-cell office:value-type="string">
            <text:p>¿Han sido destruidos?$0e$0e#Muy bien. $0e$0eRetirada.$0f</text:p>
          </table:table-cell>
          <table:table-cell office:value-type="string">
            <text:p>They've been destroyed?$0e$0e#That's it then. $0e$0eWe shall withdraw.$0f</text:p>
          </table:table-cell>
        </table:table-row>
        <table:table-row table:style-name="ro1">
          <table:table-cell office:value-type="string">
            <text:p>Look at that!$0e$0e#The enemy's abandoning the fortress!$0f</text:p>
          </table:table-cell>
          <table:table-cell office:value-type="string">
            <text:p>¡Mirad!$0e$0e#¡El enemigo abandona la fortaleza!$0f</text:p>
          </table:table-cell>
          <table:table-cell office:value-type="string">
            <text:p>Look at that!$0e$0e#The enemy's abandoning the fortress!$0f</text:p>
          </table:table-cell>
        </table:table-row>
        <table:table-row table:style-name="ro1">
          <table:table-cell office:value-type="string">
            <text:p>It appears that we've won.$0f</text:p>
          </table:table-cell>
          <table:table-cell office:value-type="string">
            <text:p>Parece que hemos ganado.$0f</text:p>
          </table:table-cell>
          <table:table-cell office:value-type="string">
            <text:p>It appears that we've won.$0f</text:p>
          </table:table-cell>
        </table:table-row>
        <table:table-row table:style-name="ro1">
          <table:table-cell office:value-type="string">
            <text:p>Shall we launch a pursuit, sir?$0f</text:p>
          </table:table-cell>
          <table:table-cell office:value-type="string">
            <text:p>¿Les perseguimos, señor?$0f</text:p>
          </table:table-cell>
          <table:table-cell office:value-type="string">
            <text:p>Shall we launch a pursuit, sir?$0f</text:p>
          </table:table-cell>
        </table:table-row>
        <table:table-row table:style-name="ro1">
          <table:table-cell office:value-type="string">
            <text:p>No, $0ewe deal with the fortress first.$0f</text:p>
          </table:table-cell>
          <table:table-cell office:value-type="string">
            <text:p>No, $0eprimero nos encargaremos#de esa fortaleza.$0f</text:p>
          </table:table-cell>
          <table:table-cell office:value-type="string">
            <text:p>No, $0ewe deal with the fortress first.$0f</text:p>
          </table:table-cell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office:value-type="string">
            <text:p>Yes, sir.$0f</text:p>
          </table:table-cell>
        </table:table-row>
        <table:table-row table:style-name="ro1">
          <table:table-cell office:value-type="string">
            <text:p>You have my gratitude.$0fIt was your bravery that led me...$0e#...led US to victory.$0f</text:p>
          </table:table-cell>
          <table:table-cell office:value-type="string">
            <text:p>Tenéis mi gratitud.$0fHa sido vuestra valentía la que me...$0e#nos ha guiado a la victoria.$0f</text:p>
          </table:table-cell>
          <table:table-cell office:value-type="string">
            <text:p>You have my gratitude.$0fIt was your bravery that led me...$0e#...led US to victory.$0f</text:p>
          </table:table-cell>
        </table:table-row>
        <table:table-row table:style-name="ro1">
          <table:table-cell office:value-type="string">
            <text:p>Thank you, sir.$0e We appreciate that.$0f</text:p>
          </table:table-cell>
          <table:table-cell office:value-type="string">
            <text:p>Gracias, señor.$0e Muchas gracias.$0f</text:p>
          </table:table-cell>
          <table:table-cell office:value-type="string">
            <text:p>Thank you, sir.$0e We appreciate that.$0f</text:p>
          </table:table-cell>
        </table:table-row>
        <table:table-row table:style-name="ro1">
          <table:table-cell office:value-type="string">
            <text:p>The war has just begun.$0fThe road before us will be long#and hard.$0f</text:p>
          </table:table-cell>
          <table:table-cell office:value-type="string">
            <text:p>La guerra apenas ha empezado.$0fNos espera un camino largo y difícil.$0f</text:p>
          </table:table-cell>
          <table:table-cell office:value-type="string">
            <text:p>The war has just begun.$0fThe road before us will be long#and hard.$0f</text:p>
          </table:table-cell>
        </table:table-row>
        <table:table-row table:style-name="ro1">
          <table:table-cell office:value-type="string">
            <text:p>No problem, sir.$0fAs long as you're in command,$0e#we can't lose!$0f</text:p>
          </table:table-cell>
          <table:table-cell office:value-type="string">
            <text:p>Lo sabemos, señor.$0f¡Mientras Águila esté al mando,$0e#no podemos perder!$0f</text:p>
          </table:table-cell>
          <table:table-cell office:value-type="string">
            <text:p>No problem, sir.$0fAs long as you're in command,$0e#we can't lose!$0f</text:p>
          </table:table-cell>
        </table:table-row>
        <table:table-row table:style-name="ro1">
          <table:table-cell office:value-type="string">
            <text:p>There is no one who#can defeat us.</text:p>
          </table:table-cell>
          <table:table-cell office:value-type="string">
            <text:p>Nadie puede#derrotarnos.</text:p>
          </table:table-cell>
          <table:table-cell office:value-type="string">
            <text:p>There is no one who#can defeat us.</text:p>
          </table:table-cell>
        </table:table-row>
        <table:table-row table:style-name="ro1">
          <table:table-cell office:value-type="string">
            <text:p>I cannot believe we were defeated...$0f</text:p>
          </table:table-cell>
          <table:table-cell office:value-type="string">
            <text:p>No puedo creer que nos hayan#derrotado...$0f</text:p>
          </table:table-cell>
          <table:table-cell office:value-type="string">
            <text:p>I cannot believe we were defeated...$0f</text:p>
          </table:table-cell>
        </table:table-row>
        <table:table-row table:style-name="ro1">
          <table:table-cell office:value-type="string">
            <text:p>That was the famed Green Earth Air#Force?$0e What a disappointment.$0f</text:p>
          </table:table-cell>
          <table:table-cell office:value-type="string">
            <text:p>¿Ésa era la famosa Fuerza Aérea de#Green Earth?$0e Qué decepción.$0f</text:p>
          </table:table-cell>
          <table:table-cell office:value-type="string">
            <text:p>That was the famed Green Earth Air#Force?$0e What a disappointment.$0f</text:p>
          </table:table-cell>
        </table:table-row>
        <table:table-row table:style-name="ro1">
          <table:table-cell office:value-type="string">
            <text:p>Heh heh heh...$0e#As impressive as always, Hawke.$0fNothing but air units...$0e#Those cretins never stood a chance.$0fDestroy the bombers, and their ability#to inflict damage is neutralized.$0f</text:p>
          </table:table-cell>
          <table:table-cell office:value-type="string">
            <text:p>Je, je, je...$0fTan impresionante como siempre,#Maverik. Sólo unidades aéreas...$0fEsos cretinos no tenían ninguna#posibilidad. Destruye sus bombarderos,$0fy su capacidad de ataque es cero.$0f</text:p>
          </table:table-cell>
          <table:table-cell office:value-type="string">
            <text:p>Heh heh heh...$0e#As impressive as always, Hawke.$0fNothing but air units...$0e#Those cretins never stood a chance.$0fDestroy the bombers, and their ability#to inflict damage is neutralized.$0f</text:p>
          </table:table-cell>
        </table:table-row>
        <table:table-row table:style-name="ro1">
          <table:table-cell office:value-type="string">
            <text:p>Adder, $0eyou talk too much.$0e$0e Finish#the fortress before they return.$0f</text:p>
          </table:table-cell>
          <table:table-cell office:value-type="string">
            <text:p>Adder, $0ehablas demasiado.$0e$0e Acaba#la fortaleza antes de que vuelvan.$0f</text:p>
          </table:table-cell>
          <table:table-cell office:value-type="string">
            <text:p>Adder, $0eyou talk too much.$0e$0e Finish#the fortress before they return.$0f</text:p>
          </table:table-cell>
        </table:table-row>
        <table:table-row table:style-name="ro1">
          <table:table-cell office:value-type="string">
            <text:p>Leave it to me, and there will be no#problems. $0e$0eHeh heh heh...$0f</text:p>
          </table:table-cell>
          <table:table-cell office:value-type="string">
            <text:p>Déjamelo a mí y no habrá ningún#problema. $0e$0eJe, je, je...$0f</text:p>
          </table:table-cell>
          <table:table-cell office:value-type="string">
            <text:p>Leave it to me, and there will be no#problems. $0e$0eHeh heh heh...$0f</text:p>
          </table:table-cell>
        </table:table-row>
        <table:table-row table:style-name="ro1">
          <table:table-cell office:value-type="string">
            <text:p>What are the enemy troops doing?$0f</text:p>
          </table:table-cell>
          <table:table-cell office:value-type="string">
            <text:p>¿Qué están haciendo las tropas#enemigas?$0f</text:p>
          </table:table-cell>
          <table:table-cell office:value-type="string">
            <text:p>What are the enemy troops doing?$0f</text:p>
          </table:table-cell>
        </table:table-row>
        <table:table-row table:style-name="ro1">
          <table:table-cell office:value-type="string">
            <text:p>They appear to be gathering on a #small island on the inland sea.$0f</text:p>
          </table:table-cell>
          <table:table-cell office:value-type="string">
            <text:p>Parece que se están reagrupando en#una pequeña isla del mar interior.$0f</text:p>
          </table:table-cell>
          <table:table-cell office:value-type="string">
            <text:p>They appear to be gathering on a #small island on the inland sea.$0f</text:p>
          </table:table-cell>
        </table:table-row>
        <table:table-row table:style-name="ro1">
          <table:table-cell office:value-type="string">
            <text:p>And our troops have surrounded#the sea?$0f</text:p>
          </table:table-cell>
          <table:table-cell office:value-type="string">
            <text:p>¿Y nuestras tropas han rodeado#el mar?$0f</text:p>
          </table:table-cell>
          <table:table-cell office:value-type="string">
            <text:p>And our troops have surrounded#the sea?$0f</text:p>
          </table:table-cell>
        </table:table-row>
        <table:table-row table:style-name="ro1">
          <table:table-cell office:value-type="string">
            <text:p>Yes, sir.$0e$0e A complete wall encircles#them.$0fAll that remains is to destroy them#unit by unit with the Black Cannon.$0f</text:p>
          </table:table-cell>
          <table:table-cell office:value-type="string">
            <text:p>Sí, señor.$0e$0e Hay todo un muro#rodeándoles. Todo lo que hay$0fque hacer es destruirlos unidad#por unidad con el Cañón Negro.$0f</text:p>
          </table:table-cell>
          <table:table-cell office:value-type="string">
            <text:p>Yes, sir.$0e$0e A complete wall encircles#them.$0fAll that remains is to destroy them#unit by unit with the Black Cannon.$0f</text:p>
          </table:table-cell>
        </table:table-row>
        <table:table-row table:style-name="ro1">
          <table:table-cell office:value-type="string">
            <text:p>It's too early to relax.$0e$0e Much could#happen before they are annihilated.$0fTell the troops to keep on their toes.$0f</text:p>
          </table:table-cell>
          <table:table-cell office:value-type="string">
            <text:p>Es demasiado pronto para cantar#victoria.$0e$0e Todavía pueden pasar$0fmuchas cosas antes de que les#aniquilemos.$0fDi a las tropas que estén alerta.$0f</text:p>
          </table:table-cell>
          <table:table-cell office:value-type="string">
            <text:p>It's too early to relax.$0e$0e Much could#happen before they are annihilated.$0fTell the troops to keep on their toes.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Enemy troops everywhere.$0fI've got to find a way to turn the#tides, or we'll all be swept away.$0fShould I weather that cannon's fire#in the reefs $0eor transport troops to$0fthe HQ with landers?$0f</text:p>
          </table:table-cell>
          <table:table-cell office:value-type="string">
            <text:p>Hay tropas enemigas por todas partes.$0fTengo que encontrar la forma de darle#la vuelta a la tortilla...$0f¿Debería aguantar el fuego del cañón#en los arrecifes $0eo transportar$0ftropas al CG con los cargueros?$0f</text:p>
          </table:table-cell>
          <table:table-cell office:value-type="string">
            <text:p>Enemy troops everywhere.$0fI've got to find a way to turn the#tides, or we'll all be swept away.$0fShould I weather that cannon's fire#in the reefs $0eor transport troops to$0fthe HQ with landers?$0f</text:p>
          </table:table-cell>
        </table:table-row>
        <table:table-row table:style-name="ro1">
          <table:table-cell office:value-type="string">
            <text:p>Commander!$0e$0e#Incoming call from Commander Eagle!$0f</text:p>
          </table:table-cell>
          <table:table-cell office:value-type="string">
            <text:p>¡Señor!$0e$0e ¡Tenemos#una llamada del Comandante Águila!$0f</text:p>
          </table:table-cell>
          <table:table-cell office:value-type="string">
            <text:p>Commander!$0e$0e#Incoming call from Commander Eagle!$0f</text:p>
          </table:table-cell>
        </table:table-row>
        <table:table-row table:style-name="ro1">
          <table:table-cell office:value-type="string">
            <text:p>From Eagle?$0e$0e#Patch him through.$0f</text:p>
          </table:table-cell>
          <table:table-cell office:value-type="string">
            <text:p>¿De Águila?$0e$0e#Pásamela.$0f</text:p>
          </table:table-cell>
          <table:table-cell office:value-type="string">
            <text:p>From Eagle?$0e$0e#Patch him through.$0f</text:p>
          </table:table-cell>
        </table:table-row>
        <table:table-row table:style-name="ro1">
          <table:table-cell office:value-type="string">
            <text:p>Drake, $0eare you OK?$0f</text:p>
          </table:table-cell>
          <table:table-cell office:value-type="string">
            <text:p>Drake, $0e¿estás bien?$0f</text:p>
          </table:table-cell>
          <table:table-cell office:value-type="string">
            <text:p>Drake, $0eare you OK?$0f</text:p>
          </table:table-cell>
        </table:table-row>
        <table:table-row table:style-name="ro1">
          <table:table-cell office:value-type="string">
            <text:p>Eagle? $0eWe've hit a patch of rough#sea here. $0eThe enemy's surrounded us.$0fWe've got to find a way to save the#troops...$0f</text:p>
          </table:table-cell>
          <table:table-cell office:value-type="string">
            <text:p>¿Águila? $0eLo tenemos un poco crudo.$0e#El enemigo nos ha rodeado.$0fTenemos que encontrar la forma de#salvar a las tropas...$0f</text:p>
          </table:table-cell>
          <table:table-cell office:value-type="string">
            <text:p>Eagle? $0eWe've hit a patch of rough#sea here. $0eThe enemy's surrounded us.$0fWe've got to find a way to save the#troops...$0f</text:p>
          </table:table-cell>
        </table:table-row>
        <table:table-row table:style-name="ro1">
          <table:table-cell office:value-type="string">
            <text:p>Hold on. $0e$0eI've got some good news#for you.$0f</text:p>
          </table:table-cell>
          <table:table-cell office:value-type="string">
            <text:p>Tranquilo. $0e$0eTe traigo buenas noticias.$0f</text:p>
          </table:table-cell>
          <table:table-cell office:value-type="string">
            <text:p>Hold on. $0e$0eI've got some good news#for you.$0f</text:p>
          </table:table-cell>
        </table:table-row>
        <table:table-row table:style-name="ro1">
          <table:table-cell office:value-type="string">
            <text:p>What is it?$0f</text:p>
          </table:table-cell>
          <table:table-cell office:value-type="string">
            <text:p>Dispara.$0f</text:p>
          </table:table-cell>
          <table:table-cell office:value-type="string">
            <text:p>What is it?$0f</text:p>
          </table:table-cell>
        </table:table-row>
        <table:table-row table:style-name="ro1">
          <table:table-cell office:value-type="string">
            <text:p>I received a communique from Yellow#Comet.$0e$0e They've sent reinforcements!$0fAnd that's not all. $0e$0eThey're being led#by the emperor himself, $0eKanbei!$0f</text:p>
          </table:table-cell>
          <table:table-cell office:value-type="string">
            <text:p>He recibido un comunicado de Yellow#Comet.$0e$0e ¡Han enviado refuerzos!$0fY eso no es todo. $0e$0e¡Los guía el#mismísimo emperador, $0eKanbei!$0f</text:p>
          </table:table-cell>
          <table:table-cell office:value-type="string">
            <text:p>I received a communique from Yellow#Comet.$0e$0e They've sent reinforcements!$0fAnd that's not all. $0e$0eThey're being led#by the emperor himself, $0eKanbei!$0f</text:p>
          </table:table-cell>
        </table:table-row>
        <table:table-row table:style-name="ro1">
          <table:table-cell office:value-type="string">
            <text:p>That IS good news!$0fOK, $0eI'll launch a counteroffensive#timed with Kanbei's attack.$0f</text:p>
          </table:table-cell>
          <table:table-cell office:value-type="string">
            <text:p>¡Eso SÍ que son buenas noticias!$0fMuy bien, $0elanzaré una contraofensiva#coordinada con el ataque de Kanbei.$0f</text:p>
          </table:table-cell>
          <table:table-cell office:value-type="string">
            <text:p>That IS good news!$0fOK, $0eI'll launch a counteroffensive#timed with Kanbei's attack.$0f</text:p>
          </table:table-cell>
        </table:table-row>
        <table:table-row table:style-name="ro1">
          <table:table-cell office:value-type="string">
            <text:p>You'll be aiming to take out those#2 Black Cannons, right?$0f</text:p>
          </table:table-cell>
          <table:table-cell office:value-type="string">
            <text:p>Tu objetivo serán los dos#Cañones Negros, ¿verdad?$0f</text:p>
          </table:table-cell>
          <table:table-cell office:value-type="string">
            <text:p>You'll be aiming to take out those#2 Black Cannons, right?$0f</text:p>
          </table:table-cell>
        </table:table-row>
        <table:table-row table:style-name="ro1">
          <table:table-cell office:value-type="string">
            <text:p>Yep.$0e$0e We can mop up the rest of#the enemy once that's done.$0f</text:p>
          </table:table-cell>
          <table:table-cell office:value-type="string">
            <text:p>Sí.$0e$0e Podremos acabar con el#resto de las tropas enemigas una$0fvez hayamos destruido los cañones.$0f</text:p>
          </table:table-cell>
          <table:table-cell office:value-type="string">
            <text:p>Yep.$0e$0e We can mop up the rest of#the enemy once that's done.$0f</text:p>
          </table:table-cell>
        </table:table-row>
        <table:table-row table:style-name="ro1">
          <table:table-cell office:value-type="string">
            <text:p>Understood. $0e$0eI'll request that Kanbei's#troops target the Black Cannons, too.$0f</text:p>
          </table:table-cell>
          <table:table-cell office:value-type="string">
            <text:p>Entendido.$0fSolicitaré que las tropas de Kanbei#también ataquen a los Cañones Negros.$0f</text:p>
          </table:table-cell>
          <table:table-cell office:value-type="string">
            <text:p>Understood. $0e$0eI'll request that Kanbei's#troops target the Black Cannons, too.$0f</text:p>
          </table:table-cell>
        </table:table-row>
        <table:table-row table:style-name="ro1">
          <table:table-cell office:value-type="string">
            <text:p>Thanks, Eagle.$0e You have this old#sailor's gratitude.$0f</text:p>
          </table:table-cell>
          <table:table-cell office:value-type="string">
            <text:p>Gracias, Águila.$0e Te lo agradezco#de veras.$0f</text:p>
          </table:table-cell>
          <table:table-cell office:value-type="string">
            <text:p>Thanks, Eagle.$0e You have this old#sailor's gratitude.$0f</text:p>
          </table:table-cell>
        </table:table-row>
        <table:table-row table:style-name="ro1">
          <table:table-cell office:value-type="string">
            <text:p>Save it for the victory celebration.$0e$0e#Good luck to you, Drake.$0f</text:p>
          </table:table-cell>
          <table:table-cell office:value-type="string">
            <text:p>Dámelas cuando hayamos ganado.$0e$0e#Buena suerte, Drake.$0f</text:p>
          </table:table-cell>
          <table:table-cell office:value-type="string">
            <text:p>Save it for the victory celebration.$0e$0e#Good luck to you, Drake.$0f</text:p>
          </table:table-cell>
        </table:table-row>
        <table:table-row table:style-name="ro1">
          <table:table-cell office:value-type="string">
            <text:p>Commander.$0e$0e Black Hole appears to#have the inland sea surrounded.$0f</text:p>
          </table:table-cell>
          <table:table-cell office:value-type="string">
            <text:p>Señor.$0e$0e Parece que Black Hole#tiene el mar interior rodeado.$0f</text:p>
          </table:table-cell>
          <table:table-cell office:value-type="string">
            <text:p>Commander.$0e$0e Black Hole appears to#have the inland sea surrounded.$0f</text:p>
          </table:table-cell>
        </table:table-row>
        <table:table-row table:style-name="ro1">
          <table:table-cell office:value-type="string">
            <text:p>What do we know of Green Earth's#Commander Drake?$0f</text:p>
          </table:table-cell>
          <table:table-cell office:value-type="string">
            <text:p>¿Qué sabemos del Comandante Drake#de Green Earth?$0f</text:p>
          </table:table-cell>
          <table:table-cell office:value-type="string">
            <text:p>What do we know of Green Earth's#Commander Drake?$0f</text:p>
          </table:table-cell>
        </table:table-row>
        <table:table-row table:style-name="ro1">
          <table:table-cell office:value-type="string">
            <text:p>He's unharmed, sir.$0f</text:p>
          </table:table-cell>
          <table:table-cell office:value-type="string">
            <text:p>Está vivo, señor.$0f</text:p>
          </table:table-cell>
          <table:table-cell office:value-type="string">
            <text:p>He's unharmed, sir.$0f</text:p>
          </table:table-cell>
        </table:table-row>
        <table:table-row table:style-name="ro1">
          <table:table-cell office:value-type="string">
            <text:p>Let's establish our field HQ.$0e$0e When#that's done, we'll send out the troops.$0fOur mission is to eradicate the 2#Black Cannons.$0fYou think you've got Drake where you#want him, Black Hole?$0fPrepare to taste steel from both#sides!$0f</text:p>
          </table:table-cell>
          <table:table-cell office:value-type="string">
            <text:p>Establezcamos nuestro CG de campo.$0fCuando hayamos terminado,#enviaremos nuestras tropas.$0fNuestra misión es eliminar los dos#Cañones Negros.$0f¿Creéis que tenéis a Drake donde lo#queríais, Black Hole?$0f¡Preparaos a tragar plomo desde#los dos lados!$0f</text:p>
          </table:table-cell>
          <table:table-cell office:value-type="string">
            <text:p>Let's establish our field HQ.$0e$0e When#that's done, we'll send out the troops.$0fOur mission is to eradicate the 2#Black Cannons.$0fYou think you've got Drake where you#want him, Black Hole?$0fPrepare to taste steel from both#sides!$0f</text:p>
          </table:table-cell>
        </table:table-row>
        <table:table-row table:style-name="ro1">
          <table:table-cell office:value-type="string">
            <text:p>So now the Yellow Comet Army#has arrived.$0fIf they use those missile silos, it #may prove problematic.$0fCan the cannons withstand direct#missile fire?$0f</text:p>
          </table:table-cell>
          <table:table-cell office:value-type="string">
            <text:p>Así que ha llegado el ejército#de Yellow Comet.$0fSi llegaran a usar los silos de#misiles, podríamos tener problemas.$0f¿Pueden los cañones soportar fuego#directo de misiles?$0f</text:p>
          </table:table-cell>
          <table:table-cell office:value-type="string">
            <text:p>So now the Yellow Comet Army#has arrived.$0fIf they use those missile silos, it #may prove problematic.$0fCan the cannons withstand direct#missile fire?$0f</text:p>
          </table:table-cell>
        </table:table-row>
        <table:table-row table:style-name="ro1">
          <table:table-cell office:value-type="string">
            <text:p>Yes, sir.$0e$0e Mistress Lash says the#missiles won't even leave scratches.$0f</text:p>
          </table:table-cell>
          <table:table-cell office:value-type="string">
            <text:p>Sí, señor.$0e$0e La Comandante Kat dice#que los misiles no harán ni un rasguño.$0f</text:p>
          </table:table-cell>
          <table:table-cell office:value-type="string">
            <text:p>Yes, sir.$0e$0e Mistress Lash says the#missiles won't even leave scratches.$0f</text:p>
          </table:table-cell>
        </table:table-row>
        <table:table-row table:style-name="ro1">
          <table:table-cell office:value-type="string">
            <text:p>If that's true, we're safe.$0fThey don't have many troops#deployed yet, do they?$0fAttack immediately.$0e An ounce of#prevention as they say.$0f</text:p>
          </table:table-cell>
          <table:table-cell office:value-type="string">
            <text:p>Si eso es cierto, estamos a salvo.$0fTodavía no han desplegado muchas#tropas, ¿no es cierto?$0fAtacad inmediatamente.$0e Es mejor#prevenir que curar, según dicen.$0f</text:p>
          </table:table-cell>
          <table:table-cell office:value-type="string">
            <text:p>If that's true, we're safe.$0fThey don't have many troops#deployed yet, do they?$0fAttack immediately.$0e An ounce of#prevention as they say.$0f</text:p>
          </table:table-cell>
        </table:table-row>
        <table:table-row table:style-name="ro1">
          <table:table-cell office:value-type="string">
            <text:p>The Black Cannons were destroyed.$0e$0e#Useless hunks of--$0fWe'll withdraw for the moment.$0e$0e#Adjust our preparations.$0f</text:p>
          </table:table-cell>
          <table:table-cell office:value-type="string">
            <text:p>Han destruido los Cañones Negros.$0e$0e#Panda de patanes inútiles...$0fDe momento nos vamos a retirar.$0e$0e#Preparadlo todo.$0f</text:p>
          </table:table-cell>
          <table:table-cell office:value-type="string">
            <text:p>The Black Cannons were destroyed.$0e$0e#Useless hunks of--$0fWe'll withdraw for the moment.$0e$0e#Adjust our preparations.$0f</text:p>
          </table:table-cell>
        </table:table-row>
        <table:table-row table:style-name="ro1">
          <table:table-cell office:value-type="string">
            <text:p>Commander Kanbei!$0f</text:p>
          </table:table-cell>
          <table:table-cell office:value-type="string">
            <text:p>¡Comandante Kanbei!$0f</text:p>
          </table:table-cell>
          <table:table-cell office:value-type="string">
            <text:p>Commander Kanbei!$0f</text:p>
          </table:table-cell>
        </table:table-row>
        <table:table-row table:style-name="ro1">
          <table:table-cell office:value-type="string">
            <text:p>Ah, Commander Drake.$0e$0e#I am pleased to see you unharmed.$0f</text:p>
          </table:table-cell>
          <table:table-cell office:value-type="string">
            <text:p>Ah, Comandante Drake.$0e$0e#Me alegro de verte ileso.$0f</text:p>
          </table:table-cell>
          <table:table-cell office:value-type="string">
            <text:p>Ah, Commander Drake.$0e$0e#I am pleased to see you unharmed.$0f</text:p>
          </table:table-cell>
        </table:table-row>
        <table:table-row table:style-name="ro1">
          <table:table-cell office:value-type="string">
            <text:p>You have our gratitude for the#reinforcements.$0fI believe we might have gone down with#our ships if you hadn't come.$0f</text:p>
          </table:table-cell>
          <table:table-cell office:value-type="string">
            <text:p>Tienes nuestro agradecimiento por#los refuerzos.$0fCreo que todos nuestros barcos se#habrían hundido si no hubieras venido.$0f</text:p>
          </table:table-cell>
          <table:table-cell office:value-type="string">
            <text:p>You have our gratitude for the#reinforcements.$0fI believe we might have gone down with#our ships if you hadn't come.$0f</text:p>
          </table:table-cell>
        </table:table-row>
        <table:table-row table:style-name="ro1">
          <table:table-cell office:value-type="string">
            <text:p>Nonsense. $0eEven surrounded, I believe#you would have turned the tables and$0femerged victorious.$0e#We simply sped the process up a bit.$0f</text:p>
          </table:table-cell>
          <table:table-cell office:value-type="string">
            <text:p>Tonterías. $0eIncluso estando rodeado,#creo que habrías dado la vuelta al$0fmarcador y habrías salido vencedor.$0fNosotros sólo hemos acelerado el#proceso.$0f</text:p>
          </table:table-cell>
          <table:table-cell office:value-type="string">
            <text:p>Nonsense. $0eEven surrounded, I believe#you would have turned the tables and$0femerged victorious.$0e#We simply sped the process up a bit.$0f</text:p>
          </table:table-cell>
        </table:table-row>
        <table:table-row table:style-name="ro1">
          <table:table-cell office:value-type="string">
            <text:p>Thanks for the vote of confidence.$0f</text:p>
          </table:table-cell>
          <table:table-cell office:value-type="string">
            <text:p>Gracias por el voto de confianza.$0f</text:p>
          </table:table-cell>
          <table:table-cell office:value-type="string">
            <text:p>Thanks for the vote of confidence.$0f</text:p>
          </table:table-cell>
        </table:table-row>
        <table:table-row table:style-name="ro1">
          <table:table-cell office:value-type="string">
            <text:p>I would like to battle at your#side again someday.$0f</text:p>
          </table:table-cell>
          <table:table-cell office:value-type="string">
            <text:p>Me gustaría volver a combatir a tu#lado algún día.$0f</text:p>
          </table:table-cell>
          <table:table-cell office:value-type="string">
            <text:p>I would like to battle at your#side again someday.$0f</text:p>
          </table:table-cell>
        </table:table-row>
        <table:table-row table:style-name="ro1">
          <table:table-cell office:value-type="string">
            <text:p>The feeling's mutual.$0fMaybe when we're storming Black#Hole's fortress...$0f</text:p>
          </table:table-cell>
          <table:table-cell office:value-type="string">
            <text:p>El sentimiento es recíproco.$0fQuizá cuando tengamos que atacar#la fortaleza de Black Hole...$0f</text:p>
          </table:table-cell>
          <table:table-cell office:value-type="string">
            <text:p>The feeling's mutual.$0fMaybe when we're storming Black#Hole's fortress...$0f</text:p>
          </table:table-cell>
        </table:table-row>
        <table:table-row table:style-name="ro1">
          <table:table-cell office:value-type="string">
            <text:p>May that day come soon.$0e$0e#Until then, good-bye.$0f</text:p>
          </table:table-cell>
          <table:table-cell office:value-type="string">
            <text:p>Espero que ese día venga pronto.$0e$0e#Mientras tanto, hasta pronto.$0f</text:p>
          </table:table-cell>
          <table:table-cell office:value-type="string">
            <text:p>May that day come soon.$0e$0e#Until then, good-bye.$0f</text:p>
          </table:table-cell>
        </table:table-row>
        <table:table-row table:style-name="ro1">
          <table:table-cell office:value-type="string">
            <text:p>Good-bye!$0f</text:p>
          </table:table-cell>
          <table:table-cell office:value-type="string">
            <text:p>¡Adiós!$0f</text:p>
          </table:table-cell>
          <table:table-cell office:value-type="string">
            <text:p>Good-bye!$0f</text:p>
          </table:table-cell>
        </table:table-row>
        <table:table-row table:style-name="ro1">
          <table:table-cell office:value-type="string">
            <text:p>That was some rough#sailing!</text:p>
          </table:table-cell>
          <table:table-cell office:value-type="string">
            <text:p>¡Menudo viaje más#movidito!</text:p>
          </table:table-cell>
          <table:table-cell office:value-type="string">
            <text:p>That was some rough#sailing!</text:p>
          </table:table-cell>
        </table:table-row>
        <table:table-row table:style-name="ro1">
          <table:table-cell office:value-type="string">
            <text:p>Barnacles!$0fMy apologies, Commander Kanbei.$0e$0e#I failed us both...$0f</text:p>
          </table:table-cell>
          <table:table-cell office:value-type="string">
            <text:p>¡Rayos!$0fMis disculpas, Comandante Kanbei.$0e$0e#He fallado...$0f</text:p>
          </table:table-cell>
          <table:table-cell office:value-type="string">
            <text:p>Barnacles!$0fMy apologies, Commander Kanbei.$0e$0e#I failed us both...$0f</text:p>
          </table:table-cell>
        </table:table-row>
        <table:table-row table:style-name="ro1">
          <table:table-cell office:value-type="string">
            <text:p>Do not let your spirit fail, Drake.$0e$0e#We will surely win the next battle.$0fAfter all, $0eKanbei is at your side!$0fAllow me to handle the land battle.$0e#You attack from the seas.$0fAs you advance, hide your battleships#in reefs to keep them from cannons.$0f</text:p>
          </table:table-cell>
          <table:table-cell office:value-type="string">
            <text:p>Que no decaiga tu espíritu, Drake.$0e$0e#Ganaremos la próxima batalla.$0f¡Después de todo, $0eKanbei está#a tu lado!$0fDéjame manejar las cosas en tierra.$0e#Tú ataca desde los mares.$0fAl avanzar, oculta tus barcos en los#arrecifes para que no les disparen.$0f</text:p>
          </table:table-cell>
          <table:table-cell office:value-type="string">
            <text:p>Do not let your spirit fail, Drake.$0e$0e#We will surely win the next battle.$0fAfter all, $0eKanbei is at your side!$0fAllow me to handle the land battle.$0e#You attack from the seas.$0fAs you advance, hide your battleships#in reefs to keep them from cannons.$0f</text:p>
          </table:table-cell>
        </table:table-row>
        <table:table-row table:style-name="ro1">
          <table:table-cell office:value-type="string">
            <text:p>That's it!$0fUse the reefs to cover my advance,$0e#then blast away with my battleships.$0fExcellent strategy, Commander#Kanbei!$0f</text:p>
          </table:table-cell>
          <table:table-cell office:value-type="string">
            <text:p>¡Claro!$0fUtilizaré los arrecifes para cubrir#mi avance,$0e y luego arrasaré con mis$0ffragatas. ¡Excelente estrategia,#Comandante Kanbei!$0f</text:p>
          </table:table-cell>
          <table:table-cell office:value-type="string">
            <text:p>That's it!$0fUse the reefs to cover my advance,$0e#then blast away with my battleships.$0fExcellent strategy, Commander#Kanbei!$0f</text:p>
          </table:table-cell>
        </table:table-row>
        <table:table-row table:style-name="ro1">
          <table:table-cell office:value-type="string">
            <text:p>Actually, $0emy daughter suggested that#strategy to me earlier!$0e Ha ha ha!$0f</text:p>
          </table:table-cell>
          <table:table-cell office:value-type="string">
            <text:p>En realidad, $0efue mi hija quien#me sugirió la estrategia.$0e ¡Ja, ja, ja!$0f</text:p>
          </table:table-cell>
          <table:table-cell office:value-type="string">
            <text:p>Actually, $0emy daughter suggested that#strategy to me earlier!$0e Ha ha ha!$0f</text:p>
          </table:table-cell>
        </table:table-row>
        <table:table-row table:style-name="ro1">
          <table:table-cell office:value-type="string">
            <text:p>Mistress Lash, $0ethe battleships in need#of repair have all been docked.$0f</text:p>
          </table:table-cell>
          <table:table-cell office:value-type="string">
            <text:p>Mi Comandante, $0elas fragatas#averiadas han llegado a puerto.$0f</text:p>
          </table:table-cell>
          <table:table-cell office:value-type="string">
            <text:p>Mistress Lash, $0ethe battleships in need#of repair have all been docked.$0f</text:p>
          </table:table-cell>
        </table:table-row>
        <table:table-row table:style-name="ro1">
          <table:table-cell office:value-type="string">
            <text:p>Let's get started then.$0f</text:p>
          </table:table-cell>
          <table:table-cell office:value-type="string">
            <text:p>Muy bien, empecemos.$0f</text:p>
          </table:table-cell>
          <table:table-cell office:value-type="string">
            <text:p>Let's get started then.$0f</text:p>
          </table:table-cell>
        </table:table-row>
        <table:table-row table:style-name="ro1">
          <table:table-cell office:value-type="string">
            <text:p>Before that, $0ewe'd better reply to#Commander Hawke's question.$0f</text:p>
          </table:table-cell>
          <table:table-cell office:value-type="string">
            <text:p>Antes $0ehabría que contestar a#la pregunta del Comandante Maverik.$0f</text:p>
          </table:table-cell>
          <table:table-cell office:value-type="string">
            <text:p>Before that, $0ewe'd better reply to#Commander Hawke's question.$0f</text:p>
          </table:table-cell>
        </table:table-row>
        <table:table-row table:style-name="ro1">
          <table:table-cell office:value-type="string">
            <text:p>Oh,$0e what a pain!$0e$0e#What did he want again?$0f</text:p>
          </table:table-cell>
          <table:table-cell office:value-type="string">
            <text:p>¡Ay,$0e pero qué pesado!$0e$0e#¿Qué quiere ahora?$0f</text:p>
          </table:table-cell>
          <table:table-cell office:value-type="string">
            <text:p>Oh,$0e what a pain!$0e$0e#What did he want again?$0f</text:p>
          </table:table-cell>
        </table:table-row>
        <table:table-row table:style-name="ro1">
          <table:table-cell office:value-type="string">
            <text:p>The estimated time on the repairs.$0e$0e#Can they be done in 30 days?$0f</text:p>
          </table:table-cell>
          <table:table-cell office:value-type="string">
            <text:p>El tiempo aproximado de las#reparaciones.$0f¿Puede hacerse en 30 días?$0f</text:p>
          </table:table-cell>
          <table:table-cell office:value-type="string">
            <text:p>The estimated time on the repairs.$0e$0e#Can they be done in 30 days?$0f</text:p>
          </table:table-cell>
        </table:table-row>
        <table:table-row table:style-name="ro1">
          <table:table-cell office:value-type="string">
            <text:p>17 days.$0f</text:p>
          </table:table-cell>
          <table:table-cell office:value-type="string">
            <text:p>17 días.$0f</text:p>
          </table:table-cell>
          <table:table-cell office:value-type="string">
            <text:p>17 days.$0f</text:p>
          </table:table-cell>
        </table:table-row>
        <table:table-row table:style-name="ro1">
          <table:table-cell office:value-type="string">
            <text:p>Excuse me?$0f</text:p>
          </table:table-cell>
          <table:table-cell office:value-type="string">
            <text:p>¿Perdón?$0f</text:p>
          </table:table-cell>
          <table:table-cell office:value-type="string">
            <text:p>Excuse me?$0f</text:p>
          </table:table-cell>
        </table:table-row>
        <table:table-row table:style-name="ro1">
          <table:table-cell office:value-type="string">
            <text:p>Under my brilliant direction, $0ethe#repairs will take 17 days.$0fNot 30, $0e17.$0f</text:p>
          </table:table-cell>
          <table:table-cell office:value-type="string">
            <text:p>Bajo mi brillante dirección,$0e#tardaremos 17 días en repararlas.$0fNo 30, $0esino 17.$0f</text:p>
          </table:table-cell>
          <table:table-cell office:value-type="string">
            <text:p>Under my brilliant direction, $0ethe#repairs will take 17 days.$0fNot 30, $0e17.$0f</text:p>
          </table:table-cell>
        </table:table-row>
        <table:table-row table:style-name="ro1">
          <table:table-cell office:value-type="string">
            <text:p>However, the workers...$0e#Can they handle that pace?$0f</text:p>
          </table:table-cell>
          <table:table-cell office:value-type="string">
            <text:p>Pero los trabajadores...$0e#¿Podrán soportar el ritmo?$0f</text:p>
          </table:table-cell>
          <table:table-cell office:value-type="string">
            <text:p>However, the workers...$0e#Can they handle that pace?$0f</text:p>
          </table:table-cell>
        </table:table-row>
        <table:table-row table:style-name="ro1">
          <table:table-cell office:value-type="string">
            <text:p>If we don't have enough manpower,$0e#we'll simply borrow some soldiers.$0fThe units sent to hide the lab map#have returned, haven't they?$0fAnyway, $0ewe'll have them done#in 17 days!$0f</text:p>
          </table:table-cell>
          <table:table-cell office:value-type="string">
            <text:p>Si no tenemos suficientes trabajadores$0e#usaremos algunos soldados.$0fLas unidades que enviamos a esconder#el mapa del laboratorio ya han$0fregresado, ¿no es cierto?$0f¡En cualquier caso,$0e terminaremos en#17 días!$0f</text:p>
          </table:table-cell>
          <table:table-cell office:value-type="string">
            <text:p>If we don't have enough manpower,$0e#we'll simply borrow some soldiers.$0fThe units sent to hide the lab map#have returned, haven't they?$0fAnyway, $0ewe'll have them done#in 17 days!$0f</text:p>
          </table:table-cell>
        </table:table-row>
        <table:table-row table:style-name="ro1">
          <table:table-cell office:value-type="string">
            <text:p>Yes...um...OK.$0f</text:p>
          </table:table-cell>
          <table:table-cell office:value-type="string">
            <text:p>Sí... um... De acuerdo.$0f</text:p>
          </table:table-cell>
          <table:table-cell office:value-type="string">
            <text:p>Yes...um...OK.$0f</text:p>
          </table:table-cell>
        </table:table-row>
        <table:table-row table:style-name="ro1">
          <table:table-cell office:value-type="string">
            <text:p>We've received word the battleships#have docked. $0e$0eNot long now.$0f</text:p>
          </table:table-cell>
          <table:table-cell office:value-type="string">
            <text:p>Me han informado de que las fragatas#han llegado a puerto. $0e$0eNo hace mucho.$0f</text:p>
          </table:table-cell>
          <table:table-cell office:value-type="string">
            <text:p>We've received word the battleships#have docked. $0e$0eNot long now.$0f</text:p>
          </table:table-cell>
        </table:table-row>
        <table:table-row table:style-name="ro1">
          <table:table-cell office:value-type="string">
            <text:p>Jess, can you really pull this off#with this many troops?$0fIt's still not too late for Eagle#or me to provide reinforcements.$0f</text:p>
          </table:table-cell>
          <table:table-cell office:value-type="string">
            <text:p>Jess, ¿estás segura de que puedes#lograrlo con todas esas tropas?$0fTodavía hay tiempo para que Águila#o yo enviemos refuerzos.$0f</text:p>
          </table:table-cell>
          <table:table-cell office:value-type="string">
            <text:p>Jess, can you really pull this off#with this many troops?$0fIt's still not too late for Eagle#or me to provide reinforcements.$0f</text:p>
          </table:table-cell>
        </table:table-row>
        <table:table-row table:style-name="ro1">
          <table:table-cell office:value-type="string">
            <text:p>The more troops, $0ethe longer it takes#to get organized.$0fTime is of the essence here.$0e$0e We must#attack before the repairs are done!$0f</text:p>
          </table:table-cell>
          <table:table-cell office:value-type="string">
            <text:p>Cuantas más tropas, $0emás difícil es#organizarse.$0fLo importante aquí es el tiempo.$0f¡Debemos atacar antes de que terminen#las reparaciones!$0f</text:p>
          </table:table-cell>
          <table:table-cell office:value-type="string">
            <text:p>The more troops, $0ethe longer it takes#to get organized.$0fTime is of the essence here.$0e$0e We must#attack before the repairs are done!$0f</text:p>
          </table:table-cell>
        </table:table-row>
        <table:table-row table:style-name="ro1">
          <table:table-cell office:value-type="string">
            <text:p>That's true, but...$0fIf the enemy captures that airport,$0e#they'll deploy B copters and bombers.$0fAt any rate, $0eyou're in for rough seas.$0f</text:p>
          </table:table-cell>
          <table:table-cell office:value-type="string">
            <text:p>Eso es cierto, pero...$0fSi el enemigo captura ese aeropuerto,$0e#desplegará helicópteros de combate y$0fbombarderos. De cualquier forma,$0e#estás pisando un terreno peligroso.$0f</text:p>
          </table:table-cell>
          <table:table-cell office:value-type="string">
            <text:p>That's true, but...$0fIf the enemy captures that airport,$0e#they'll deploy B copters and bombers.$0fAt any rate, $0eyou're in for rough seas.$0f</text:p>
          </table:table-cell>
        </table:table-row>
        <table:table-row table:style-name="ro1">
          <table:table-cell office:value-type="string">
            <text:p>Take a look, Drake.$0e$0e#For air units, I've got my A-airs.$0fI'm going to bathe those battleships#in artillery fire!$0e Watch and see!$0f</text:p>
          </table:table-cell>
          <table:table-cell office:value-type="string">
            <text:p>Echa un vistazo, Drake.$0fTengo mis anti-aéreos para las#unidades aéreas.$0f¡Voy a bañar esas fragatas en fuego#de artillería!$0e ¡Espera y verás!$0f</text:p>
          </table:table-cell>
          <table:table-cell office:value-type="string">
            <text:p>Take a look, Drake.$0e$0e#For air units, I've got my A-airs.$0fI'm going to bathe those battleships#in artillery fire!$0e Watch and see!$0f</text:p>
          </table:table-cell>
        </table:table-row>
        <table:table-row table:style-name="ro1">
          <table:table-cell office:value-type="string">
            <text:p>What? $0eWe're under attack?!$0fThat's not fair!$0e$0e#We're in the middle of repairs!$0f</text:p>
          </table:table-cell>
          <table:table-cell office:value-type="string">
            <text:p>¿Qué? $0e¿Nos atacan?$0f¡Eso no es justo!$0e$0e#¡Estamos reparando los barcos!$0f</text:p>
          </table:table-cell>
          <table:table-cell office:value-type="string">
            <text:p>What? $0eWe're under attack?!$0fThat's not fair!$0e$0e#We're in the middle of repairs!$0f</text:p>
          </table:table-cell>
        </table:table-row>
        <table:table-row table:style-name="ro1">
          <table:table-cell office:value-type="string">
            <text:p>What are your orders,#Mistress Lash?$0f</text:p>
          </table:table-cell>
          <table:table-cell office:value-type="string">
            <text:p>¿Cuáles son sus órdenes,#Comandante Kat?$0f</text:p>
          </table:table-cell>
          <table:table-cell office:value-type="string">
            <text:p>What are your orders,#Mistress Lash?$0f</text:p>
          </table:table-cell>
        </table:table-row>
        <table:table-row table:style-name="ro1">
          <table:table-cell office:value-type="string">
            <text:p>What are my orders?$0e$0e#Counterattack, you twerp!$0f</text:p>
          </table:table-cell>
          <table:table-cell office:value-type="string">
            <text:p>¿Cuáles son mis órdenes?$0e$0e#¡Contraatacar, imbécil!$0f</text:p>
          </table:table-cell>
          <table:table-cell office:value-type="string">
            <text:p>What are my orders?$0e$0e#Counterattack, you twerp!$0f</text:p>
          </table:table-cell>
        </table:table-row>
        <table:table-row table:style-name="ro1">
          <table:table-cell office:value-type="string">
            <text:p>So, we'll need to push back the#deadline on repairs...$0f</text:p>
          </table:table-cell>
          <table:table-cell office:value-type="string">
            <text:p>Entonces tendremos que retrasar#la fecha de las reparaciones...$0f</text:p>
          </table:table-cell>
          <table:table-cell office:value-type="string">
            <text:p>So, we'll need to push back the#deadline on repairs...$0f</text:p>
          </table:table-cell>
        </table:table-row>
        <table:table-row table:style-name="ro1">
          <table:table-cell office:value-type="string">
            <text:p>No way!$0f</text:p>
          </table:table-cell>
          <table:table-cell office:value-type="string">
            <text:p>¡Ni hablar!$0f</text:p>
          </table:table-cell>
          <table:table-cell office:value-type="string">
            <text:p>No way!$0f</text:p>
          </table:table-cell>
        </table:table-row>
        <table:table-row table:style-name="ro1">
          <table:table-cell office:value-type="string">
            <text:p>But... But...the deadline...$0f</text:p>
          </table:table-cell>
          <table:table-cell office:value-type="string">
            <text:p>Pero... pero... la fecha...$0f</text:p>
          </table:table-cell>
          <table:table-cell office:value-type="string">
            <text:p>But... But...the deadline...$0f</text:p>
          </table:table-cell>
        </table:table-row>
        <table:table-row table:style-name="ro1">
          <table:table-cell office:value-type="string">
            <text:p>STOP SAYING THAT!$0e Just do as#you're told.$0e NOW!$0f</text:p>
          </table:table-cell>
          <table:table-cell office:value-type="string">
            <text:p>¡DEJA DE DECIR ESO!$0e Limítate a#hacer lo que te dicen.$0e ¡AHORA!$0f</text:p>
          </table:table-cell>
          <table:table-cell office:value-type="string">
            <text:p>STOP SAYING THAT!$0e Just do as#you're told.$0e NOW!$0f</text:p>
          </table:table-cell>
        </table:table-row>
        <table:table-row table:style-name="ro1">
          <table:table-cell office:value-type="string">
            <text:p>Mistress Lash.$0e$0e We have one day#remaining to finish repairs.$0f</text:p>
          </table:table-cell>
          <table:table-cell office:value-type="string">
            <text:p>Comandante Kat.$0e$0e Nos queda#un día para acabar las reparaciones.$0f</text:p>
          </table:table-cell>
          <table:table-cell office:value-type="string">
            <text:p>Mistress Lash.$0e$0e We have one day#remaining to finish repairs.$0f</text:p>
          </table:table-cell>
        </table:table-row>
        <table:table-row table:style-name="ro1">
          <table:table-cell office:value-type="string">
            <text:p>I know, I know.$0e$0e#I'm busy right now. $0eCome back later.$0f</text:p>
          </table:table-cell>
          <table:table-cell office:value-type="string">
            <text:p>Lo sé, lo sé.$0e$0e#Ahora estoy ocupada. $0eVuelve luego.$0f</text:p>
          </table:table-cell>
          <table:table-cell office:value-type="string">
            <text:p>I know, I know.$0e$0e#I'm busy right now. $0eCome back later.$0f</text:p>
          </table:table-cell>
        </table:table-row>
        <table:table-row table:style-name="ro1">
          <table:table-cell office:value-type="string">
            <text:p>Perhaps we should rethink the#deadline after all...$0f</text:p>
          </table:table-cell>
          <table:table-cell office:value-type="string">
            <text:p>Quizá deberíamos cambiar la fecha#después de todo...$0f</text:p>
          </table:table-cell>
          <table:table-cell office:value-type="string">
            <text:p>Perhaps we should rethink the#deadline after all...$0f</text:p>
          </table:table-cell>
        </table:table-row>
        <table:table-row table:style-name="ro1">
          <table:table-cell office:value-type="string">
            <text:p>You're such a pest!$0e$0e#We're almost finished!$0fIf you have enough time to keep#jabbering at me, then help!$0f</text:p>
          </table:table-cell>
          <table:table-cell office:value-type="string">
            <text:p>¡Eres un plasta!$0e$0e#¡Ya casi hemos terminado!$0f¡En vez de venir a darme la vara,#podrías ponerte a ayudar!$0f</text:p>
          </table:table-cell>
          <table:table-cell office:value-type="string">
            <text:p>You're such a pest!$0e$0e#We're almost finished!$0fIf you have enough time to keep#jabbering at me, then help!$0f</text:p>
          </table:table-cell>
        </table:table-row>
        <table:table-row table:style-name="ro1">
          <table:table-cell office:value-type="string">
            <text:p>Yaaah!$0e Let me go!$0e Please!$0f</text:p>
          </table:table-cell>
          <table:table-cell office:value-type="string">
            <text:p>¡Aaaah!$0e ¡Déjeme ir!$0e ¡Por favor!$0f</text:p>
          </table:table-cell>
          <table:table-cell office:value-type="string">
            <text:p>Yaaah!$0e Let me go!$0e Please!$0f</text:p>
          </table:table-cell>
        </table:table-row>
        <table:table-row table:style-name="ro1">
          <table:table-cell office:value-type="string">
            <text:p>Commander!$0e$0e We found this in a#property we captured...$0f</text:p>
          </table:table-cell>
          <table:table-cell office:value-type="string">
            <text:p>¡Mi comandante!$0e$0e Hemos encontrado#esto en una propiedad capturada...$0f</text:p>
          </table:table-cell>
          <table:table-cell office:value-type="string">
            <text:p>Commander!$0e$0e We found this in a#property we captured...$0f</text:p>
          </table:table-cell>
        </table:table-row>
        <table:table-row table:style-name="ro1">
          <table:table-cell office:value-type="string">
            <text:p>Hm? $0e$0eA lab...$0e They've been developing#weapons within our borders.$0fSince they went to the trouble,$0e let's#take the weapons along with this map.$0fWe need to let Eagle know about this.$0e$0e#He definitely won't stand for it.$0f</text:p>
          </table:table-cell>
          <table:table-cell office:value-type="string">
            <text:p>¿Mm? $0e$0eUn laboratorio...$0e Han estado#desarrollando armas en nuestro país.$0fBueno, ya que se han molestado,$0e#cojamos las armas y el mapa.$0fTenemos que comunicárselo a Águila.$0e$0e#Veamos qué dice.$0f</text:p>
          </table:table-cell>
          <table:table-cell office:value-type="string">
            <text:p>Hm? $0e$0eA lab...$0e They've been developing#weapons within our borders.$0fSince they went to the trouble,$0e let's#take the weapons along with this map.$0fWe need to let Eagle know about this.$0e$0e#He definitely won't stand for it.$0f</text:p>
          </table:table-cell>
        </table:table-row>
        <table:table-row table:style-name="ro1">
          <table:table-cell office:value-type="string">
            <text:p>Yes, ma'am.$0e Understood.$0f</text:p>
          </table:table-cell>
          <table:table-cell office:value-type="string">
            <text:p>Sí, señora.$0e Entendido.$0f</text:p>
          </table:table-cell>
          <table:table-cell office:value-type="string">
            <text:p>Yes, ma'am.$0e Understood.$0f</text:p>
          </table:table-cell>
        </table:table-row>
        <table:table-row table:style-name="ro1">
          <table:table-cell office:value-type="string">
            <text:p>These Black Hole goons really are#trouble.$0f</text:p>
          </table:table-cell>
          <table:table-cell office:value-type="string">
            <text:p>Estos payasos de Black Hole son#un auténtico problema.$0f</text:p>
          </table:table-cell>
          <table:table-cell office:value-type="string">
            <text:p>These Black Hole goons really are#trouble.$0f</text:p>
          </table:table-cell>
        </table:table-row>
        <table:table-row table:style-name="ro1">
          <table:table-cell office:value-type="string">
            <text:p>Commander, $0ethe enemy battleships#have all been sunk.$0f</text:p>
          </table:table-cell>
          <table:table-cell office:value-type="string">
            <text:p>Mi Comandante, $0ehemos hundido todas#las fragatas enemigas.$0f</text:p>
          </table:table-cell>
          <table:table-cell office:value-type="string">
            <text:p>Commander, $0ethe enemy battleships#have all been sunk.$0f</text:p>
          </table:table-cell>
        </table:table-row>
        <table:table-row table:style-name="ro1">
          <table:table-cell office:value-type="string">
            <text:p>Well done.$0e$0e#Prepare to withdraw.$0f</text:p>
          </table:table-cell>
          <table:table-cell office:value-type="string">
            <text:p>Bien hecho.$0e$0e#Preparaos para la retirada.$0f</text:p>
          </table:table-cell>
          <table:table-cell office:value-type="string">
            <text:p>Well done.$0e$0e#Prepare to withdraw.$0f</text:p>
          </table:table-cell>
        </table:table-row>
        <table:table-row table:style-name="ro1">
          <table:table-cell office:value-type="string">
            <text:p>Withdraw?$0f</text:p>
          </table:table-cell>
          <table:table-cell office:value-type="string">
            <text:p>¿Retirada?$0f</text:p>
          </table:table-cell>
          <table:table-cell office:value-type="string">
            <text:p>Withdraw?$0f</text:p>
          </table:table-cell>
        </table:table-row>
        <table:table-row table:style-name="ro1">
          <table:table-cell office:value-type="string">
            <text:p>We've achieved our goal.$0fLet's vanish before they send out#more troops.$0f</text:p>
          </table:table-cell>
          <table:table-cell office:value-type="string">
            <text:p>Hemos cumplido nuestro objetivo.$0fVámonos antes de que envíen más#tropas.$0f</text:p>
          </table:table-cell>
          <table:table-cell office:value-type="string">
            <text:p>We've achieved our goal.$0fLet's vanish before they send out#more troops.$0f</text:p>
          </table:table-cell>
        </table:table-row>
        <table:table-row table:style-name="ro1">
          <table:table-cell office:value-type="string">
            <text:p>Yes, ma'am. $0eWe'll get started right#away.$0f</text:p>
          </table:table-cell>
          <table:table-cell office:value-type="string">
            <text:p>Sí, señora. $0eEmpezaremos ahora mismo.$0f</text:p>
          </table:table-cell>
          <table:table-cell office:value-type="string">
            <text:p>Yes, ma'am. $0eWe'll get started right#away.$0f</text:p>
          </table:table-cell>
        </table:table-row>
        <table:table-row table:style-name="ro1">
          <table:table-cell office:value-type="string">
            <text:p>Stick and move...$0e$0e#That's just like you, Jess.$0f</text:p>
          </table:table-cell>
          <table:table-cell office:value-type="string">
            <text:p>Ataque rápido y retirada...$0e$0e#Te pega mucho, Jess.$0f</text:p>
          </table:table-cell>
          <table:table-cell office:value-type="string">
            <text:p>Stick and move...$0e$0e#That's just like you, Jess.$0f</text:p>
          </table:table-cell>
        </table:table-row>
        <table:table-row table:style-name="ro1">
          <table:table-cell office:value-type="string">
            <text:p>No sense getting caught up in the#moment and getting your troops hurt.$0fWe seriously reduced the enemy's#firepower...$0e That's enough for now.$0f</text:p>
          </table:table-cell>
          <table:table-cell office:value-type="string">
            <text:p>No tiene sentido dejarse atrapar#y tener más bajas. Hemos reducido$0fseriamente la capacidad ofensiva del#enemigo... $0eEs suficiente por ahora.$0f</text:p>
          </table:table-cell>
          <table:table-cell office:value-type="string">
            <text:p>No sense getting caught up in the#moment and getting your troops hurt.$0fWe seriously reduced the enemy's#firepower...$0e That's enough for now.$0f</text:p>
          </table:table-cell>
        </table:table-row>
        <table:table-row table:style-name="ro1">
          <table:table-cell office:value-type="string">
            <text:p>When you're right, you're right.$0e$0e#I'll help get your troops out of there.$0f</text:p>
          </table:table-cell>
          <table:table-cell office:value-type="string">
            <text:p>Cuando tienes razón, tienes razón.$0e$0e#Te ayudaré a sacar tus tropas de ahí.$0f</text:p>
          </table:table-cell>
          <table:table-cell office:value-type="string">
            <text:p>When you're right, you're right.$0e$0e#I'll help get your troops out of there.$0f</text:p>
          </table:table-cell>
        </table:table-row>
        <table:table-row table:style-name="ro1">
          <table:table-cell office:value-type="string">
            <text:p>Aaaaah!!!$0e What are you doing?!$0fWe can't fix the battleships if#they're all sunk, can we?!$0f</text:p>
          </table:table-cell>
          <table:table-cell office:value-type="string">
            <text:p>¡¡¡Aaaaah!!!$0e ¿Qué estáis haciendo?$0fNo podemos arreglar las fragatas si#están hundidas, ¿no?$0f</text:p>
          </table:table-cell>
          <table:table-cell office:value-type="string">
            <text:p>Aaaaah!!!$0e What are you doing?!$0fWe can't fix the battleships if#they're all sunk, can we?!$0f</text:p>
          </table:table-cell>
        </table:table-row>
        <table:table-row table:style-name="ro1">
          <table:table-cell office:value-type="string">
            <text:p>What... What should we do?$0f</text:p>
          </table:table-cell>
          <table:table-cell office:value-type="string">
            <text:p>¿Qué... qué hacemos?$0f</text:p>
          </table:table-cell>
          <table:table-cell office:value-type="string">
            <text:p>What... What should we do?$0f</text:p>
          </table:table-cell>
        </table:table-row>
        <table:table-row table:style-name="ro1">
          <table:table-cell office:value-type="string">
            <text:p>What else is there to do?$0e#We attack with all of our strength!$0fThey've made me mad, $0eand now#they're gonna pay big time!$0f</text:p>
          </table:table-cell>
          <table:table-cell office:value-type="string">
            <text:p>¿Qué otra cosa podemos hacer?$0e#¡Atacar con todas nuestras fuerzas!$0f¡Estoy muy enfadada, $0ey van#a pagar por lo que han hecho!$0f</text:p>
          </table:table-cell>
          <table:table-cell office:value-type="string">
            <text:p>What else is there to do?$0e#We attack with all of our strength!$0fThey've made me mad, $0eand now#they're gonna pay big time!$0f</text:p>
          </table:table-cell>
        </table:table-row>
        <table:table-row table:style-name="ro1">
          <table:table-cell office:value-type="string">
            <text:p>Mistress Lash, $0ethat's...$0f</text:p>
          </table:table-cell>
          <table:table-cell office:value-type="string">
            <text:p>Comandante Kat, $0ecreo que...$0f</text:p>
          </table:table-cell>
          <table:table-cell office:value-type="string">
            <text:p>Mistress Lash, $0ethat's...$0f</text:p>
          </table:table-cell>
        </table:table-row>
        <table:table-row table:style-name="ro1">
          <table:table-cell office:value-type="string">
            <text:p>Hm?$0f</text:p>
          </table:table-cell>
          <table:table-cell office:value-type="string">
            <text:p>¿Mm?$0f</text:p>
          </table:table-cell>
          <table:table-cell office:value-type="string">
            <text:p>Hm?$0f</text:p>
          </table:table-cell>
        </table:table-row>
        <table:table-row table:style-name="ro1">
          <table:table-cell office:value-type="string">
            <text:p>The enemy's gone.$0f</text:p>
          </table:table-cell>
          <table:table-cell office:value-type="string">
            <text:p>El enemigo ha desaparecido.$0f</text:p>
          </table:table-cell>
          <table:table-cell office:value-type="string">
            <text:p>The enemy's gone.$0f</text:p>
          </table:table-cell>
        </table:table-row>
        <table:table-row table:style-name="ro1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office:value-type="string">
            <text:p>What?$0f</text:p>
          </table:table-cell>
        </table:table-row>
        <table:table-row table:style-name="ro1">
          <table:table-cell office:value-type="string">
            <text:p>There's no sign of enemy units.$0fIt seems they've done what they set#out to do and left.$0f</text:p>
          </table:table-cell>
          <table:table-cell office:value-type="string">
            <text:p>No hay rastro de unidades enemigas.$0fParece que han conseguido lo que#querían y se han ido.$0f</text:p>
          </table:table-cell>
          <table:table-cell office:value-type="string">
            <text:p>There's no sign of enemy units.$0fIt seems they've done what they set#out to do and left.$0f</text:p>
          </table:table-cell>
        </table:table-row>
        <table:table-row table:style-name="ro1">
          <table:table-cell office:value-type="string">
            <text:p>You've got to be joking!$0e$0e They#just sank my boats and took off?$0fI...am...so...angry!!!$0f</text:p>
          </table:table-cell>
          <table:table-cell office:value-type="string">
            <text:p>¡No puede ser!$0e$0e ¿Han hundido#mis barcos y se han ido, tal cual?$0fEstoy... muy... ¡¡¡enfadada!!!$0f</text:p>
          </table:table-cell>
          <table:table-cell office:value-type="string">
            <text:p>You've got to be joking!$0e$0e They#just sank my boats and took off?$0fI...am...so...angry!!!$0f</text:p>
          </table:table-cell>
        </table:table-row>
        <table:table-row table:style-name="ro1">
          <table:table-cell office:value-type="string">
            <text:p>OK, $0ethe repairs are completed.$0e$0e#Take the ships out right away.$0f</text:p>
          </table:table-cell>
          <table:table-cell office:value-type="string">
            <text:p>Muy bien, $0eya hemos acabado.$0e$0e#Sacad los barcos de aquí.$0f</text:p>
          </table:table-cell>
          <table:table-cell office:value-type="string">
            <text:p>OK, $0ethe repairs are completed.$0e$0e#Take the ships out right away.$0f</text:p>
          </table:table-cell>
        </table:table-row>
        <table:table-row table:style-name="ro1">
          <table:table-cell office:value-type="string">
            <text:p>We still have troops engaged#in combat...$0f</text:p>
          </table:table-cell>
          <table:table-cell office:value-type="string">
            <text:p>Todavía tenemos tropas combatiendo...$0f</text:p>
          </table:table-cell>
          <table:table-cell office:value-type="string">
            <text:p>We still have troops engaged#in combat...$0f</text:p>
          </table:table-cell>
        </table:table-row>
        <table:table-row table:style-name="ro1">
          <table:table-cell office:value-type="string">
            <text:p>Oh...$0ewell, leave 'em.$0f</text:p>
          </table:table-cell>
          <table:table-cell office:value-type="string">
            <text:p>Ah...$0e bueno, dejadlas.$0f</text:p>
          </table:table-cell>
          <table:table-cell office:value-type="string">
            <text:p>Oh...$0ewell, leave 'em.$0f</text:p>
          </table:table-cell>
        </table:table-row>
        <table:table-row table:style-name="ro1">
          <table:table-cell office:value-type="string">
            <text:p>Is that...$0eacceptable?$0f</text:p>
          </table:table-cell>
          <table:table-cell office:value-type="string">
            <text:p>¿Es eso...$0e aceptable?$0f</text:p>
          </table:table-cell>
          <table:table-cell office:value-type="string">
            <text:p>Is that...$0eacceptable?$0f</text:p>
          </table:table-cell>
        </table:table-row>
        <table:table-row table:style-name="ro1">
          <table:table-cell office:value-type="string">
            <text:p>If I say we're leaving, then we're#leaving.$0e$0e Now let's go!$0f</text:p>
          </table:table-cell>
          <table:table-cell office:value-type="string">
            <text:p>Si yo digo que las dejamos, las#dejamos.$0e$0e ¡Ahora vámonos!$0f</text:p>
          </table:table-cell>
          <table:table-cell office:value-type="string">
            <text:p>If I say we're leaving, then we're#leaving.$0e$0e Now let's go!$0f</text:p>
          </table:table-cell>
        </table:table-row>
        <table:table-row table:style-name="ro1">
          <table:table-cell office:value-type="string">
            <text:p>This should make things#a little easier for us.</text:p>
          </table:table-cell>
          <table:table-cell office:value-type="string">
            <text:p>Esto debería facilitar#un poco las cosas.</text:p>
          </table:table-cell>
          <table:table-cell office:value-type="string">
            <text:p>This should make things#a little easier for us.</text:p>
          </table:table-cell>
        </table:table-row>
        <table:table-row table:style-name="ro1">
          <table:table-cell office:value-type="string">
            <text:p>OK, $0ethe repairs are completed.$0e$0e#Take the ships out right away.$0f</text:p>
          </table:table-cell>
          <table:table-cell office:value-type="string">
            <text:p>Muy bien, $0eya hemos acabado.$0e$0e#Sacad los barcos de aquí.$0f</text:p>
          </table:table-cell>
          <table:table-cell office:value-type="string">
            <text:p>OK, $0ethe repairs are completed.$0e$0e#Take the ships out right away.$0f</text:p>
          </table:table-cell>
        </table:table-row>
        <table:table-row table:style-name="ro1">
          <table:table-cell office:value-type="string">
            <text:p>We still have troops engaged#in combat...$0f</text:p>
          </table:table-cell>
          <table:table-cell office:value-type="string">
            <text:p>Todavía tenemos tropas combatiendo...$0f</text:p>
          </table:table-cell>
          <table:table-cell office:value-type="string">
            <text:p>We still have troops engaged#in combat...$0f</text:p>
          </table:table-cell>
        </table:table-row>
        <table:table-row table:style-name="ro1">
          <table:table-cell office:value-type="string">
            <text:p>Oh...$0ewell, leave 'em.$0f</text:p>
          </table:table-cell>
          <table:table-cell office:value-type="string">
            <text:p>Ah...$0e bueno, dejadlas.$0f</text:p>
          </table:table-cell>
          <table:table-cell office:value-type="string">
            <text:p>Oh...$0ewell, leave 'em.$0f</text:p>
          </table:table-cell>
        </table:table-row>
        <table:table-row table:style-name="ro1">
          <table:table-cell office:value-type="string">
            <text:p>Is that...$0eacceptable?$0f</text:p>
          </table:table-cell>
          <table:table-cell office:value-type="string">
            <text:p>¿Es eso...$0e aceptable?$0f</text:p>
          </table:table-cell>
          <table:table-cell office:value-type="string">
            <text:p>Is that...$0eacceptable?$0f</text:p>
          </table:table-cell>
        </table:table-row>
        <table:table-row table:style-name="ro1">
          <table:table-cell office:value-type="string">
            <text:p>If I say we're leaving, then we're#leaving.$0e$0e Now let's go!$0f</text:p>
          </table:table-cell>
          <table:table-cell office:value-type="string">
            <text:p>Si yo digo que las dejamos, las#dejamos.$0e$0e ¡Ahora vámonos!$0f</text:p>
          </table:table-cell>
          <table:table-cell office:value-type="string">
            <text:p>If I say we're leaving, then we're#leaving.$0e$0e Now let's go!$0f</text:p>
          </table:table-cell>
        </table:table-row>
        <table:table-row table:style-name="ro1">
          <table:table-cell office:value-type="string">
            <text:p>Commander, $0ethe battleships have#begun leaving port.$0f</text:p>
          </table:table-cell>
          <table:table-cell office:value-type="string">
            <text:p>Mi comandante, $0elas fragatas han#empezado a salir del puerto.$0f</text:p>
          </table:table-cell>
          <table:table-cell office:value-type="string">
            <text:p>Commander, $0ethe battleships have#begun leaving port.$0f</text:p>
          </table:table-cell>
        </table:table-row>
        <table:table-row table:style-name="ro1">
          <table:table-cell office:value-type="string">
            <text:p>Shoot...$0ewe're too late.$0e#I guess I need to rework my strategy.$0fI underestimated the enemy's repair#skills.$0e$0e I'll have to work faster$0fnext time, too.$0fI probably don't have time to rest#injured troops, $0eso I'll have to$0fcombine units and join them.$0e$0e#Wait a minute! $0eThat's it!$0fThe enemy will join injured units, too.$0fWhen units merge, the overall number#is reduced.$0e I might be able to use that.$0f</text:p>
          </table:table-cell>
          <table:table-cell office:value-type="string">
            <text:p>Maldición...$0e llegamos tarde.$0e#Creo que tengo que replantear mi$0festrategia. He subestimado la#capacidad del enemigo.$0e$0e Y tendré$0fque ser más rápida la próxima vez.#Probablemente no habrá tiempo para$0fque descansen las unidades dañadas,$0e#así que tendré que combinarlas y$0funirlas.$0e$0e ¡Un momento!$0f¡Eso es!$0e El enemigo también unirá#las unidades con daños. Y cuando$0flo haga, reducirá el número total#de unidades.$0fCreo que podré aprovecharme de ello.$0f</text:p>
          </table:table-cell>
          <table:table-cell office:value-type="string">
            <text:p>Shoot...$0ewe're too late.$0e#I guess I need to rework my strategy.$0fI underestimated the enemy's repair#skills.$0e$0e I'll have to work faster$0fnext time, too.$0fI probably don't have time to rest#injured troops, $0eso I'll have to$0fcombine units and join them.$0e$0e#Wait a minute! $0eThat's it!$0fThe enemy will join injured units, too.$0fWhen units merge, the overall number#is reduced.$0e I might be able to use that.$0f</text:p>
          </table:table-cell>
        </table:table-row>
        <table:table-row table:style-name="ro1">
          <table:table-cell office:value-type="string">
            <text:p>Lash,$0e how's the laser cannon coming?$0f</text:p>
          </table:table-cell>
          <table:table-cell office:value-type="string">
            <text:p>Kat,$0e ¿qué tal va el cañón láser?$0f</text:p>
          </table:table-cell>
          <table:table-cell office:value-type="string">
            <text:p>Lash,$0e how's the laser cannon coming?$0f</text:p>
          </table:table-cell>
        </table:table-row>
        <table:table-row table:style-name="ro1">
          <table:table-cell office:value-type="string">
            <text:p>Full steam ahead!$0fI've tweaked it so it can fire every#single day! $0eIt's sooo dangerous!!!$0f</text:p>
          </table:table-cell>
          <table:table-cell office:value-type="string">
            <text:p>¡A todo gas!$0f¡Lo he mejorado para que pueda#disparar todos los días!$0f¡¡Es muuuuuuy peligroso!!$0f</text:p>
          </table:table-cell>
          <table:table-cell office:value-type="string">
            <text:p>Full steam ahead!$0fI've tweaked it so it can fire every#single day! $0eIt's sooo dangerous!!!$0f</text:p>
          </table:table-cell>
        </table:table-row>
        <table:table-row table:style-name="ro1">
          <table:table-cell office:value-type="string">
            <text:p>Heh heh heh... $0eDelicious...$0e#How's Flak?$0f</text:p>
          </table:table-cell>
          <table:table-cell office:value-type="string">
            <text:p>Je, je, je... $0eDelicioso...$0e#¿Y Helmut?$0f</text:p>
          </table:table-cell>
          <table:table-cell office:value-type="string">
            <text:p>Heh heh heh... $0eDelicious...$0e#How's Flak?$0f</text:p>
          </table:table-cell>
        </table:table-row>
        <table:table-row table:style-name="ro1">
          <table:table-cell office:value-type="string">
            <text:p>My troops've been deployed,#like you wanted.$0f</text:p>
          </table:table-cell>
          <table:table-cell office:value-type="string">
            <text:p>Mis tropas están preparadas#donde indicaste.$0f</text:p>
          </table:table-cell>
          <table:table-cell office:value-type="string">
            <text:p>My troops've been deployed,#like you wanted.$0f</text:p>
          </table:table-cell>
        </table:table-row>
        <table:table-row table:style-name="ro1">
          <table:table-cell office:value-type="string">
            <text:p>At last, we will neutralize the#Orange Star Army completely.$0f</text:p>
          </table:table-cell>
          <table:table-cell office:value-type="string">
            <text:p>Por fin neutralizaremos completamente#al ejército de Orange Star.$0f</text:p>
          </table:table-cell>
          <table:table-cell office:value-type="string">
            <text:p>At last, we will neutralize the#Orange Star Army completely.$0f</text:p>
          </table:table-cell>
        </table:table-row>
        <table:table-row table:style-name="ro1">
          <table:table-cell office:value-type="string">
            <text:p>Why is Orange Star even here?$0fWe're in Green Earth now, aren't we?$0f</text:p>
          </table:table-cell>
          <table:table-cell office:value-type="string">
            <text:p>¿Por qué está aquí Orange Star?$0fEstamos en Green Earth, ¿no?$0f</text:p>
          </table:table-cell>
          <table:table-cell office:value-type="string">
            <text:p>Why is Orange Star even here?$0fWe're in Green Earth now, aren't we?$0f</text:p>
          </table:table-cell>
        </table:table-row>
        <table:table-row table:style-name="ro1">
          <table:table-cell office:value-type="string">
            <text:p>It seems they're here bearing supplies.$0e#Meddlers!$0e They shouldn't have come!$0f</text:p>
          </table:table-cell>
          <table:table-cell office:value-type="string">
            <text:p>Parece que han venido a proporcionar#suministros a Green Earth.$0f¡Entrometidos!$0e ¡No deberían haberlo#hecho!$0f</text:p>
          </table:table-cell>
          <table:table-cell office:value-type="string">
            <text:p>It seems they're here bearing supplies.$0e#Meddlers!$0e They shouldn't have come!$0f</text:p>
          </table:table-cell>
        </table:table-row>
        <table:table-row table:style-name="ro1">
          <table:table-cell office:value-type="string">
            <text:p>So are we going to attack soon?$0f</text:p>
          </table:table-cell>
          <table:table-cell office:value-type="string">
            <text:p>¿Entonces vamos a atacar pronto?$0f</text:p>
          </table:table-cell>
          <table:table-cell office:value-type="string">
            <text:p>So are we going to attack soon?$0f</text:p>
          </table:table-cell>
        </table:table-row>
        <table:table-row table:style-name="ro1">
          <table:table-cell office:value-type="string">
            <text:p>No. $0eFirst, we suggest they surrender.$0e#Their CO's a young girl, you know.$0fPerhaps she can be convinced to come#along quietly.$0e Heh heh heh...$0f</text:p>
          </table:table-cell>
          <table:table-cell office:value-type="string">
            <text:p>No. $0ePrimero les sugeriremos#que se rindan.$0fSu OJ es una chica.$0fA lo mejor podemos convencerla para#que colabore sin mucho escándalo.$0fJe, je, je...$0f</text:p>
          </table:table-cell>
          <table:table-cell office:value-type="string">
            <text:p>No. $0eFirst, we suggest they surrender.$0e#Their OC's a young girl, you know.$0fPerhaps she can be convinced to come#along quietly.$0e Heh heh heh...$0f</text:p>
          </table:table-cell>
        </table:table-row>
        <table:table-row table:style-name="ro1">
          <table:table-cell office:value-type="string">
            <text:p>C'mon, everyone! $0eStay tough!$0fGreen Earth's reinforcements are on#their way.$0e$0e Just hang on!$0f</text:p>
          </table:table-cell>
          <table:table-cell office:value-type="string">
            <text:p>¡Vamos, adelante! $0e¡Seguid así!$0f¡Los refuerzos de Green Earth están#de camino!$0e$0e ¡Aguantad un poco más!$0f</text:p>
          </table:table-cell>
          <table:table-cell office:value-type="string">
            <text:p>C'mon, everyone! $0eStay tough!$0fGreen Earth's reinforcements are on#their way.$0e$0e Just hang on!$0f</text:p>
          </table:table-cell>
        </table:table-row>
        <table:table-row table:style-name="ro1">
          <table:table-cell office:value-type="string">
            <text:p>Commander, we have a communique#from the Black Hole Army.$0f</text:p>
          </table:table-cell>
          <table:table-cell office:value-type="string">
            <text:p>Mi comandante, tenemos un comunicado#del ejército de Black Hole.$0f</text:p>
          </table:table-cell>
          <table:table-cell office:value-type="string">
            <text:p>Commander, we have a communique#from the Black Hole Army.$0f</text:p>
          </table:table-cell>
        </table:table-row>
        <table:table-row table:style-name="ro1">
          <table:table-cell office:value-type="string">
            <text:p>What does it say?$0f</text:p>
          </table:table-cell>
          <table:table-cell office:value-type="string">
            <text:p>¿Qué dice?$0f</text:p>
          </table:table-cell>
          <table:table-cell office:value-type="string">
            <text:p>What does it say?$0f</text:p>
          </table:table-cell>
        </table:table-row>
        <table:table-row table:style-name="ro1">
          <table:table-cell office:value-type="string">
            <text:p>They recommend we surrender.#They're awaiting our response.$0f</text:p>
          </table:table-cell>
          <table:table-cell office:value-type="string">
            <text:p>Nos recomiendan que nos rindamos.#Esperan respuesta.$0f</text:p>
          </table:table-cell>
          <table:table-cell office:value-type="string">
            <text:p>They recommend we surrender.#They're awaiting our response.$0f</text:p>
          </table:table-cell>
        </table:table-row>
        <table:table-row table:style-name="ro1">
          <table:table-cell office:value-type="string">
            <text:p>Surrender?!$0fRight, here's my reply, $0eand I want#you to take this down word for word...$0f</text:p>
          </table:table-cell>
          <table:table-cell office:value-type="string">
            <text:p>¿Rendirnos?$0fMuy bien, aquí está mi respuesta,$0e#y quiero que la escribas tal cual...$0f</text:p>
          </table:table-cell>
          <table:table-cell office:value-type="string">
            <text:p>Surrender?!$0fRight, here's my reply, $0eand I want#you to take this down word for word...$0f</text:p>
          </table:table-cell>
        </table:table-row>
        <table:table-row table:style-name="ro1">
          <table:table-cell office:value-type="string">
            <text:p>Commander!$0e$0e Black Hole has demanded#that Orange Star surrender.$0f</text:p>
          </table:table-cell>
          <table:table-cell office:value-type="string">
            <text:p>¡Señor!$0e$0e Black Hole ha solicitado#que Orange Star se rinda.$0f</text:p>
          </table:table-cell>
          <table:table-cell office:value-type="string">
            <text:p>Commander!$0e$0e Black Hole has demanded#that Orange Star surrender.$0f</text:p>
          </table:table-cell>
        </table:table-row>
        <table:table-row table:style-name="ro1">
          <table:table-cell office:value-type="string">
            <text:p>Hm... I believe Sami's commanding the#Orange Star forces...$0fWhat was her reply?$0f</text:p>
          </table:table-cell>
          <table:table-cell office:value-type="string">
            <text:p>Mm... Creo que Sami está al cargo de#las fuerzas de Orange Star...$0f¿Qué ha respondido?$0f</text:p>
          </table:table-cell>
          <table:table-cell office:value-type="string">
            <text:p>Hm... I believe Sami's commanding the#Orange Star forces...$0fWhat was her reply?$0f</text:p>
          </table:table-cell>
        </table:table-row>
        <table:table-row table:style-name="ro1">
          <table:table-cell office:value-type="string">
            <text:p>Well, in a word,$0e she turned#them down flat.$0f</text:p>
          </table:table-cell>
          <table:table-cell office:value-type="string">
            <text:p>Bueno, en una palabra,$0e les#mandó a paseo.$0f</text:p>
          </table:table-cell>
          <table:table-cell office:value-type="string">
            <text:p>Well, in a word,$0e she turned#them down flat.$0f</text:p>
          </table:table-cell>
        </table:table-row>
        <table:table-row table:style-name="ro1">
          <table:table-cell office:value-type="string">
            <text:p>What exactly did she say?$0f</text:p>
          </table:table-cell>
          <table:table-cell office:value-type="string">
            <text:p>¿Qué dijo exactamente?$0f</text:p>
          </table:table-cell>
          <table:table-cell office:value-type="string">
            <text:p>What exactly did she say?$0f</text:p>
          </table:table-cell>
        </table:table-row>
        <table:table-row table:style-name="ro1">
          <table:table-cell office:value-type="string">
            <text:p>Um...$0e I'd rather not say. It$0e wasn't#the most...$0epolite response.$0f</text:p>
          </table:table-cell>
          <table:table-cell office:value-type="string">
            <text:p>Um...$0e Prefiero no decirlo. No$0e fue#la respuesta más...$0e educada.$0f</text:p>
          </table:table-cell>
          <table:table-cell office:value-type="string">
            <text:p>Um...$0e I'd rather not say. It$0e wasn't#the most...$0epolite response.$0f</text:p>
          </table:table-cell>
        </table:table-row>
        <table:table-row table:style-name="ro1">
          <table:table-cell office:value-type="string">
            <text:p>No. $0eFirst, we suggest they surrender.$0e#Their CO's a young girl, you know.$0fPerhaps she can be convinced to come#along quietly.$0e Heh heh heh...$0f</text:p>
          </table:table-cell>
          <table:table-cell office:value-type="string">
            <text:p>Como quieras.$0f</text:p>
          </table:table-cell>
          <table:table-cell office:value-type="string">
            <text:p>No. $0eFirst, we suggest they surrender.$0e#Their OC's a young girl, you know.$0fPerhaps she can be convinced to come#along quietly.$0e Heh heh heh...$0f</text:p>
          </table:table-cell>
        </table:table-row>
        <table:table-row table:style-name="ro1">
          <table:table-cell office:value-type="string">
            <text:p>st they surrender.$0e#Their CO's a young girl, you know.$0fPerhaps she can be convinced to come#along quietly.$0e Heh heh heh...$0f</text:p>
          </table:table-cell>
          <table:table-cell office:value-type="string">
            <text:p>Eh... ¿Qué le parece si lo escribo#en este papel, y así puede leerla?$0f</text:p>
          </table:table-cell>
          <table:table-cell office:value-type="string">
            <text:p>st they surrender.$0e#Their OC's a young girl, you know.$0fPerhaps she can be convinced to come#along quietly.$0e Heh heh heh...$0f</text:p>
          </table:table-cell>
        </table:table-row>
        <table:table-row table:style-name="ro1">
          <table:table-cell office:value-type="string">
            <text:p>nvinced to come#along quietly.$0e Heh heh heh...$0f</text:p>
          </table:table-cell>
          <table:table-cell office:value-type="string">
            <text:p>Mm...$0e$0e$0e ... $0e$0e$0e¿...?#Ja...$0e ¡¡¡Ja, ja, ja, ja!!!$0f</text:p>
          </table:table-cell>
          <table:table-cell office:value-type="string">
            <text:p>nvinced to come#along quietly.$0e Heh heh heh...$0f</text:p>
          </table:table-cell>
        </table:table-row>
        <table:table-row table:style-name="ro1">
          <table:table-cell office:value-type="string">
            <text:p>..$0f</text:p>
          </table:table-cell>
          <table:table-cell office:value-type="string">
            <text:p>¿Señor?$0f</text:p>
          </table:table-cell>
          <table:table-cell office:value-type="string">
            <text:p>..$0f</text:p>
          </table:table-cell>
        </table:table-row>
        <table:table-row table:style-name="ro1">
          <table:table-cell office:value-type="string">
            <text:p>veryone! $0eStay tough!$0fGreen Earth's reinforcements are on#their way.$0e$0e Just hang on!$0f</text:p>
          </table:table-cell>
          <table:table-cell office:value-type="string">
            <text:p>¡Desde luego, no tiene pelos#en la lengua!$0fSería una pena dejar que Black#Hole la capturara.$0f</text:p>
          </table:table-cell>
          <table:table-cell office:value-type="string">
            <text:p>veryone! $0eStay tough!$0fGreen Earth's reinforcements are on#their way.$0e$0e Just hang on!$0f</text:p>
          </table:table-cell>
        </table:table-row>
        <table:table-row table:style-name="ro1">
          <table:table-cell office:value-type="string">
            <text:p>Er...$0e Yes, sir, it would.$0f</text:p>
          </table:table-cell>
          <table:table-cell office:value-type="string">
            <text:p>Eh...$0e Sí, señor, en efecto.$0f</text:p>
          </table:table-cell>
          <table:table-cell office:value-type="string">
            <text:p>Er...$0e Yes, sir, it would.$0f</text:p>
          </table:table-cell>
        </table:table-row>
        <table:table-row table:style-name="ro1">
          <table:table-cell office:value-type="string">
            <text:p>Get anyone who's available ready#for combat.$0e$0e We go now!$0f</text:p>
          </table:table-cell>
          <table:table-cell office:value-type="string">
            <text:p>Reúne a todos los hombres listos#para el combate.$0e$0e ¡Nos vamos!$0f</text:p>
          </table:table-cell>
          <table:table-cell office:value-type="string">
            <text:p>Get anyone who's available ready#for combat.$0e$0e We go now!$0f</text:p>
          </table:table-cell>
        </table:table-row>
        <table:table-row table:style-name="ro1">
          <table:table-cell office:value-type="string">
            <text:p>Sir,$0e the enemy outnumbers us by...$0f</text:p>
          </table:table-cell>
          <table:table-cell office:value-type="string">
            <text:p>Señor,$0e el enemigo nos supera en...$0f</text:p>
          </table:table-cell>
          <table:table-cell office:value-type="string">
            <text:p>Sir,$0e the enemy outnumbers us by...$0f</text:p>
          </table:table-cell>
        </table:table-row>
        <table:table-row table:style-name="ro1">
          <table:table-cell office:value-type="string">
            <text:p>There's no reason for us to attack#them head-on.$0fEither we pour everything at their#laser cannon $0eor we capture their$0fproperties.$0e One of the two.$0fOur goal is to break their siege.$0e#That's all.$0fFor the pride of Green Earth,$0e#let's save the Orange Star Army!$0f</text:p>
          </table:table-cell>
          <table:table-cell office:value-type="string">
            <text:p>No tenemos por qué atacar frente#a frente.$0fPodemos centrarnos en su cañón#láser, $0eo capturar todas sus$0fpropiedades.$0e Una de las dos.$0fNuestro objetivo es romper su#cerco.$0e Eso es todo.$0f¡Por el orgullo de Green Earth,$0e#salvemos al ejército de Orange Star!$0f</text:p>
          </table:table-cell>
          <table:table-cell office:value-type="string">
            <text:p>There's no reason for us to attack#them head-on.$0fEither we pour everything at their#laser cannon $0eor we capture their$0fproperties.$0e One of the two.$0fOur goal is to break their siege.$0e#That's all.$0fFor the pride of Green Earth,$0e#let's save the Orange Star Army!$0f</text:p>
          </table:table-cell>
        </table:table-row>
        <table:table-row table:style-name="ro1">
          <table:table-cell office:value-type="string">
            <text:p>Commander, $0ewe successfully joined#up with the Orange Star Army.$0f</text:p>
          </table:table-cell>
          <table:table-cell office:value-type="string">
            <text:p>Señor, $0ehemos conseguido reunirnos#con el ejército de Orange Star.$0f</text:p>
          </table:table-cell>
          <table:table-cell office:value-type="string">
            <text:p>Commander, $0ewe successfully joined#up with the Orange Star Army.$0f</text:p>
          </table:table-cell>
        </table:table-row>
        <table:table-row table:style-name="ro1">
          <table:table-cell office:value-type="string">
            <text:p>OK.$0e Now guard them.$0fOur purpose here is to save the#Orange Star troops.$0f</text:p>
          </table:table-cell>
          <table:table-cell office:value-type="string">
            <text:p>Muy bien.$0e Ahora protegedles.$0fNuestro objetivo es salvar a las#tropas de Orange Star.$0f</text:p>
          </table:table-cell>
          <table:table-cell office:value-type="string">
            <text:p>OK.$0e Now guard them.$0fOur purpose here is to save the#Orange Star troops.$0f</text:p>
          </table:table-cell>
        </table:table-row>
        <table:table-row table:style-name="ro1">
          <table:table-cell office:value-type="string">
            <text:p>Are you all right, Sami?$0f</text:p>
          </table:table-cell>
          <table:table-cell office:value-type="string">
            <text:p>¿Estás bien, Sami?$0f</text:p>
          </table:table-cell>
          <table:table-cell office:value-type="string">
            <text:p>Are you all right, Sami?$0f</text:p>
          </table:table-cell>
        </table:table-row>
        <table:table-row table:style-name="ro1">
          <table:table-cell office:value-type="string">
            <text:p>Eagle! $0eSo it was you who saved us.$0fI apologize.$0e$0e I never meant to#be a burden on Green Earth.$0f</text:p>
          </table:table-cell>
          <table:table-cell office:value-type="string">
            <text:p>¡Águila! $0eAsí que eres tú el que nos#ha salvado.$0fLo siento mucho.$0e$0e No quería ser una#carga para Green Earth.$0f</text:p>
          </table:table-cell>
          <table:table-cell office:value-type="string">
            <text:p>Eagle! $0eSo it was you who saved us.$0fI apologize.$0e$0e I never meant to#be a burden on Green Earth.$0f</text:p>
          </table:table-cell>
        </table:table-row>
        <table:table-row table:style-name="ro1">
          <table:table-cell office:value-type="string">
            <text:p>Don't be foolish.$0f</text:p>
          </table:table-cell>
          <table:table-cell office:value-type="string">
            <text:p>No digas tonterías.$0f</text:p>
          </table:table-cell>
          <table:table-cell office:value-type="string">
            <text:p>Don't be foolish.$0f</text:p>
          </table:table-cell>
        </table:table-row>
        <table:table-row table:style-name="ro1">
          <table:table-cell office:value-type="string">
            <text:p>We were trying to bring you supplies,#and we let ourselves get surrounded...$0f</text:p>
          </table:table-cell>
          <table:table-cell office:value-type="string">
            <text:p>Estábamos intentando llevaros#suministros, y de alguna forma$0fdejamos que nos rodearan...$0f</text:p>
          </table:table-cell>
          <table:table-cell office:value-type="string">
            <text:p>We were trying to bring you supplies,#and we let ourselves get surrounded...$0f</text:p>
          </table:table-cell>
        </table:table-row>
        <table:table-row table:style-name="ro1">
          <table:table-cell office:value-type="string">
            <text:p>Everyone makes mistakes.$0e$0e It#turned out all right. $0e$0eLet it go.$0f</text:p>
          </table:table-cell>
          <table:table-cell office:value-type="string">
            <text:p>Nadie es perfecto.$0e$0e Pero todo#ha salido bien. $0e$0eVámonos.$0f</text:p>
          </table:table-cell>
          <table:table-cell office:value-type="string">
            <text:p>Everyone makes mistakes.$0e$0e It#turned out all right. $0e$0eLet it go.$0f</text:p>
          </table:table-cell>
        </table:table-row>
        <table:table-row table:style-name="ro1">
          <table:table-cell office:value-type="string">
            <text:p>Yes, but...$0f</text:p>
          </table:table-cell>
          <table:table-cell office:value-type="string">
            <text:p>Sí, pero...$0f</text:p>
          </table:table-cell>
          <table:table-cell office:value-type="string">
            <text:p>Yes, but...$0f</text:p>
          </table:table-cell>
        </table:table-row>
        <table:table-row table:style-name="ro1">
          <table:table-cell office:value-type="string">
            <text:p>Sami, $0eI'm not just saying this to#save your wounded pride.$0fOrange Star came here to fight#alongside Green Earth.$0fThat alone has raised the morale#of our troops more than you know.$0f</text:p>
          </table:table-cell>
          <table:table-cell office:value-type="string">
            <text:p>Sami, $0eno lo estoy diciendo para#regalarte los oídos.$0fOrange Star vino aquí para luchar#junto a Green Earth.$0fSólo eso ha levantado la moral de#nuestras tropas más de lo que crees.$0f</text:p>
          </table:table-cell>
          <table:table-cell office:value-type="string">
            <text:p>Sami, $0eI'm not just saying this to#save your wounded pride.$0fOrange Star came here to fight#alongside Green Earth.$0fThat alone has raised the morale#of our troops more than you know.$0f</text:p>
          </table:table-cell>
        </table:table-row>
        <table:table-row table:style-name="ro1">
          <table:table-cell office:value-type="string">
            <text:p>Thank you, Eagle.$0f</text:p>
          </table:table-cell>
          <table:table-cell office:value-type="string">
            <text:p>Gracias, Águila.$0f</text:p>
          </table:table-cell>
          <table:table-cell office:value-type="string">
            <text:p>Thank you, Eagle.$0f</text:p>
          </table:table-cell>
        </table:table-row>
        <table:table-row table:style-name="ro1">
          <table:table-cell office:value-type="string">
            <text:p>I should be thanking you.$0fWe're very grateful for the supplies.$0e$0e#I think they'll ease our burden a bit.$0f</text:p>
          </table:table-cell>
          <table:table-cell office:value-type="string">
            <text:p>Debería dártelas yo a ti.$0fOs agradecemos mucho los suministros.$0e$0e#Creo que aliviarán nuestra carga.$0f</text:p>
          </table:table-cell>
          <table:table-cell office:value-type="string">
            <text:p>I should be thanking you.$0fWe're very grateful for the supplies.$0e$0e#I think they'll ease our burden a bit.$0f</text:p>
          </table:table-cell>
        </table:table-row>
        <table:table-row table:style-name="ro1">
          <table:table-cell office:value-type="string">
            <text:p>Eagle...$0f</text:p>
          </table:table-cell>
          <table:table-cell office:value-type="string">
            <text:p>Águila...$0f</text:p>
          </table:table-cell>
          <table:table-cell office:value-type="string">
            <text:p>Eagle...$0f</text:p>
          </table:table-cell>
        </table:table-row>
        <table:table-row table:style-name="ro1">
          <table:table-cell office:value-type="string">
            <text:p>I will not permit the#enemy a moment's rest!</text:p>
          </table:table-cell>
          <table:table-cell office:value-type="string">
            <text:p>¡No daré al enemigo ni#un minuto de descanso!</text:p>
          </table:table-cell>
          <table:table-cell office:value-type="string">
            <text:p>I will not permit the#enemy a moment's rest!</text:p>
          </table:table-cell>
        </table:table-row>
        <table:table-row table:style-name="ro1">
          <table:table-cell office:value-type="string">
            <text:p>Commander!$0e#Black Hole has beaten us...$0f</text:p>
          </table:table-cell>
          <table:table-cell office:value-type="string">
            <text:p>¡Señor!$0e#Black Hole nos ha derrotado...$0f</text:p>
          </table:table-cell>
          <table:table-cell office:value-type="string">
            <text:p>Commander!$0e#Black Hole has beaten us...$0f</text:p>
          </table:table-cell>
        </table:table-row>
        <table:table-row table:style-name="ro1">
          <table:table-cell office:value-type="string">
            <text:p>NO!!$0e$0e#We arrived too late...$0fThere's no time to hesitate.$0e$0e#All right, $0ethere's a change in plans.$0fSend everyone at the laser!$0e The#only properties we need are airports!$0fAbove all else, $0ewe must strike before#our ally is routed!$0f</text:p>
          </table:table-cell>
          <table:table-cell office:value-type="string">
            <text:p>¡¡NO!!$0e$0e#Hemos llegado demasiado tarde...$0fNo hay tiempo que perder.$0e$0e#Muy bien, $0ecambio de planes.$0f¡Todo el mundo a por el láser!$0f¡Las únicas propiedades que#necesitamos son los aeropuertos!$0f¡Ante todo, $0edebemos atacar antes#de que venzan a nuestro aliado!$0f</text:p>
          </table:table-cell>
          <table:table-cell office:value-type="string">
            <text:p>NO!!$0e$0e#We arrived too late...$0fThere's no time to hesitate.$0e$0e#All right, $0ethere's a change in plans.$0fSend everyone at the laser!$0e The#only properties we need are airports!$0fAbove all else, $0ewe must strike before#our ally is routed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Lash, is the airport completed?$0f</text:p>
          </table:table-cell>
          <table:table-cell office:value-type="string">
            <text:p>Kat, ¿ya has acabado el aeropuerto?$0f</text:p>
          </table:table-cell>
          <table:table-cell office:value-type="string">
            <text:p>Lash, is the airport completed?$0f</text:p>
          </table:table-cell>
        </table:table-row>
        <table:table-row table:style-name="ro1">
          <table:table-cell office:value-type="string">
            <text:p>Yep!$0e I built it to your specs, but...$0f</text:p>
          </table:table-cell>
          <table:table-cell office:value-type="string">
            <text:p>¡Sí!$0e He seguido tus especificaciones,#pero...$0f</text:p>
          </table:table-cell>
          <table:table-cell office:value-type="string">
            <text:p>Yep!$0e I built it to your specs, but...$0f</text:p>
          </table:table-cell>
        </table:table-row>
        <table:table-row table:style-name="ro1">
          <table:table-cell office:value-type="string">
            <text:p>But what?$0f</text:p>
          </table:table-cell>
          <table:table-cell office:value-type="string">
            <text:p>¿Pero qué?$0f</text:p>
          </table:table-cell>
          <table:table-cell office:value-type="string">
            <text:p>But what?$0f</text:p>
          </table:table-cell>
        </table:table-row>
        <table:table-row table:style-name="ro1">
          <table:table-cell office:value-type="string">
            <text:p>Are you sure you want a standard#airport?$0e$0e Lemme add some options!$0f</text:p>
          </table:table-cell>
          <table:table-cell office:value-type="string">
            <text:p>¿Estás seguro de que quieres un#aeropuerto normal?$0f¡Déjame añadirle más prestaciones!$0f</text:p>
          </table:table-cell>
          <table:table-cell office:value-type="string">
            <text:p>Are you sure you want a standard#airport?$0e$0e Lemme add some options!$0f</text:p>
          </table:table-cell>
        </table:table-row>
        <table:table-row table:style-name="ro1">
          <table:table-cell office:value-type="string">
            <text:p>Options?$0e$0e#What are you talking about?$0f</text:p>
          </table:table-cell>
          <table:table-cell office:value-type="string">
            <text:p>¿Prestaciones?$0e$0e#¿De qué estás hablando?$0f</text:p>
          </table:table-cell>
          <table:table-cell office:value-type="string">
            <text:p>Options?$0e$0e#What are you talking about?$0f</text:p>
          </table:table-cell>
        </table:table-row>
        <table:table-row table:style-name="ro1">
          <table:table-cell office:value-type="string">
            <text:p>You know, all kinds of stuff.$0e$0e#Like a self-destruct system.$0f</text:p>
          </table:table-cell>
          <table:table-cell office:value-type="string">
            <text:p>Ya sabes, todo tipo de cosas.$0e$0e#Como un sistema de autodestrucción.$0f</text:p>
          </table:table-cell>
          <table:table-cell office:value-type="string">
            <text:p>You know, all kinds of stuff.$0e$0e#Like a self-destruct system.$0f</text:p>
          </table:table-cell>
        </table:table-row>
        <table:table-row table:style-name="ro1">
          <table:table-cell office:value-type="string">
            <text:p>Not necessary.$0f</text:p>
          </table:table-cell>
          <table:table-cell office:value-type="string">
            <text:p>No es necesario.$0f</text:p>
          </table:table-cell>
          <table:table-cell office:value-type="string">
            <text:p>Not necessary.$0f</text:p>
          </table:table-cell>
        </table:table-row>
        <table:table-row table:style-name="ro1">
          <table:table-cell office:value-type="string">
            <text:p>Tsk! $0eBoooooring!$0f</text:p>
          </table:table-cell>
          <table:table-cell office:value-type="string">
            <text:p>¡Bah! $0e¡Aburrido!$0f</text:p>
          </table:table-cell>
          <table:table-cell office:value-type="string">
            <text:p>Tsk! $0eBoooooring!$0f</text:p>
          </table:table-cell>
        </table:table-row>
        <table:table-row table:style-name="ro1">
          <table:table-cell office:value-type="string">
            <text:p>If it's ready,$0e I'd like to use it now.$0e$0e#The enemy is close at hand.$0f</text:p>
          </table:table-cell>
          <table:table-cell office:value-type="string">
            <text:p>Si está listo,$0e me gustaría usarlo ahora.$0e$0e#El enemigo se acerca.$0f</text:p>
          </table:table-cell>
          <table:table-cell office:value-type="string">
            <text:p>If it's ready,$0e I'd like to use it now.$0e$0e#The enemy is close at hand.$0f</text:p>
          </table:table-cell>
        </table:table-row>
        <table:table-row table:style-name="ro1">
          <table:table-cell office:value-type="string">
            <text:p>Go ahead, be my guest.$0f</text:p>
          </table:table-cell>
          <table:table-cell office:value-type="string">
            <text:p>Adelante, es todo tuyo.$0f</text:p>
          </table:table-cell>
          <table:table-cell office:value-type="string">
            <text:p>Go ahead, be my guest.$0f</text:p>
          </table:table-cell>
        </table:table-row>
        <table:table-row table:style-name="ro1">
          <table:table-cell office:value-type="string">
            <text:p>The enemy's built an airport?$0f</text:p>
          </table:table-cell>
          <table:table-cell office:value-type="string">
            <text:p>¿El enemigo ha construido un#aeropuerto?$0f</text:p>
          </table:table-cell>
          <table:table-cell office:value-type="string">
            <text:p>The enemy's built an airport?$0f</text:p>
          </table:table-cell>
        </table:table-row>
        <table:table-row table:style-name="ro1">
          <table:table-cell office:value-type="string">
            <text:p>They'll finish it shortly, sir.$0f</text:p>
          </table:table-cell>
          <table:table-cell office:value-type="string">
            <text:p>Lo acabarán pronto, señor.$0f</text:p>
          </table:table-cell>
          <table:table-cell office:value-type="string">
            <text:p>They'll finish it shortly, sir.$0f</text:p>
          </table:table-cell>
        </table:table-row>
        <table:table-row table:style-name="ro1">
          <table:table-cell office:value-type="string">
            <text:p>You didn't notice this earlier?$0f</text:p>
          </table:table-cell>
          <table:table-cell office:value-type="string">
            <text:p>¿Y cómo no os habéis dado cuenta#antes?$0f</text:p>
          </table:table-cell>
          <table:table-cell office:value-type="string">
            <text:p>You didn't notice this earlier?$0f</text:p>
          </table:table-cell>
        </table:table-row>
        <table:table-row table:style-name="ro1">
          <table:table-cell office:value-type="string">
            <text:p>They must have hidden it somehow.$0fPlus, they built it in such a short#amount of time. $0eAmazing speed.$0f</text:p>
          </table:table-cell>
          <table:table-cell office:value-type="string">
            <text:p>Deben de haberlo escondido de#alguna forma.$0fAdemás, lo han construido en muy#poco tiempo. $0eA la velocidad del rayo.$0f</text:p>
          </table:table-cell>
          <table:table-cell office:value-type="string">
            <text:p>They must have hidden it somehow.$0fPlus, they built it in such a short#amount of time. $0eAmazing speed.$0f</text:p>
          </table:table-cell>
        </table:table-row>
        <table:table-row table:style-name="ro1">
          <table:table-cell office:value-type="string">
            <text:p>I see...$0fThanks for the intel.$0e Good work.$0f</text:p>
          </table:table-cell>
          <table:table-cell office:value-type="string">
            <text:p>Ya veo...$0fGracias por la información.$0e#Buen trabajo.$0f</text:p>
          </table:table-cell>
          <table:table-cell office:value-type="string">
            <text:p>I see...$0fThanks for the intel.$0e Good work.$0f</text:p>
          </table:table-cell>
        </table:table-row>
        <table:table-row table:style-name="ro1">
          <table:table-cell office:value-type="string">
            <text:p>Yes, sir. $0eThank you, sir.$0f</text:p>
          </table:table-cell>
          <table:table-cell office:value-type="string">
            <text:p>Sí, señor. $0eGracias, señor.$0f</text:p>
          </table:table-cell>
          <table:table-cell office:value-type="string">
            <text:p>Yes, sir. $0eThank you, sir.$0f</text:p>
          </table:table-cell>
        </table:table-row>
        <table:table-row table:style-name="ro1">
          <table:table-cell office:value-type="string">
            <text:p>They must've realized I'm the only one#who can sail these waters.$0fPlanes vs. boats...$0e Air units do#have powerful advantages, but...$0fI'm not sunk yet! $0e$0eThis sea dog's#got a few tricks up his sleeve!$0f</text:p>
          </table:table-cell>
          <table:table-cell office:value-type="string">
            <text:p>Deben de haberse dado cuenta de que#soy el único que puede navegar esas$0faguas...$0e Aviones contra barcos...$0e#Las unidades aéreas tienen muchas$0fventajas, pero...$0e$0e#¡Todavía no estoy hundido!$0f¡Este viejo lobo de mar aun guarda#un par de ases en la manga!$0f</text:p>
          </table:table-cell>
          <table:table-cell office:value-type="string">
            <text:p>They must've realized I'm the only one#who can sail these waters.$0fPlanes vs. boats...$0e Air units do#have powerful advantages, but...$0fI'm not sunk yet! $0e$0eThis sea dog's#got a few tricks up his sleeve!$0f</text:p>
          </table:table-cell>
        </table:table-row>
        <table:table-row table:style-name="ro1">
          <table:table-cell office:value-type="string">
            <text:p>Naval units repelling a superior#air force?$0e Quite a feat.$0fIt seems I underestimated my opponent.$0fThis war's far from over, though.$0fThe only battle I have to win#is the final one.$0f</text:p>
          </table:table-cell>
          <table:table-cell office:value-type="string">
            <text:p>¿Unidades navales repeliendo una#fuerza aérea superior?$0e Increíble.$0fParece que he subestimado a mi#oponente.$0fPero esto todavía no ha terminado.$0fLa única batalla que tengo que ganar#es la final.$0f</text:p>
          </table:table-cell>
          <table:table-cell office:value-type="string">
            <text:p>Naval units repelling a superior#air force?$0e Quite a feat.$0fIt seems I underestimated my opponent.$0fThis war's far from over, though.$0fThe only battle I have to win#is the final one.$0f</text:p>
          </table:table-cell>
        </table:table-row>
        <table:table-row table:style-name="ro1">
          <table:table-cell office:value-type="string">
            <text:p>The enemy is retreating on all fronts.$0f</text:p>
          </table:table-cell>
          <table:table-cell office:value-type="string">
            <text:p>El enemigo se está retirando#de todos los frentes.$0f</text:p>
          </table:table-cell>
          <table:table-cell office:value-type="string">
            <text:p>The enemy is retreating on all fronts.$0f</text:p>
          </table:table-cell>
        </table:table-row>
        <table:table-row table:style-name="ro1">
          <table:table-cell office:value-type="string">
            <text:p>It looks like we won. $0eSomehow...$0f</text:p>
          </table:table-cell>
          <table:table-cell office:value-type="string">
            <text:p>Parece que hemos ganado.#$0eDe alguna forma...$0f</text:p>
          </table:table-cell>
          <table:table-cell office:value-type="string">
            <text:p>It looks like we won. $0eSomehow...$0f</text:p>
          </table:table-cell>
        </table:table-row>
        <table:table-row table:style-name="ro1">
          <table:table-cell office:value-type="string">
            <text:p>So I'm here for no reason, eh?$0f</text:p>
          </table:table-cell>
          <table:table-cell office:value-type="string">
            <text:p>Así que he venido para nada, ¿eh?$0f</text:p>
          </table:table-cell>
          <table:table-cell office:value-type="string">
            <text:p>So I'm here for no reason, eh?$0f</text:p>
          </table:table-cell>
        </table:table-row>
        <table:table-row table:style-name="ro1">
          <table:table-cell office:value-type="string">
            <text:p>Eagle!$0e$0e#You came to lend a hand!$0f</text:p>
          </table:table-cell>
          <table:table-cell office:value-type="string">
            <text:p>¡Águila!$0e$0e#¡Has venido para ayudar!$0f</text:p>
          </table:table-cell>
          <table:table-cell office:value-type="string">
            <text:p>Eagle!$0e$0e#You came to lend a hand!$0f</text:p>
          </table:table-cell>
        </table:table-row>
        <table:table-row table:style-name="ro1">
          <table:table-cell office:value-type="string">
            <text:p>I heard the enemy was mainly air units.$0fI left the front under the command of#the subcommander,$0fbut it looks like I worried for nothing.$0f</text:p>
          </table:table-cell>
          <table:table-cell office:value-type="string">
            <text:p>Oí que el enemigo tenía principalmente#unidades aéreas.$0fDejé el frente bajo el mando del#segundo oficial, $0epero parece que no$0fhabía motivo para preocuparse.$0f</text:p>
          </table:table-cell>
          <table:table-cell office:value-type="string">
            <text:p>I heard the enemy was mainly air units.$0fI left the front under the command of#the subcommander,$0fbut it looks like I worried for nothing.$0f</text:p>
          </table:table-cell>
        </table:table-row>
        <table:table-row table:style-name="ro1">
          <table:table-cell office:value-type="string">
            <text:p>I got lucky.$0f</text:p>
          </table:table-cell>
          <table:table-cell office:value-type="string">
            <text:p>He tenido suerte.$0f</text:p>
          </table:table-cell>
          <table:table-cell office:value-type="string">
            <text:p>I got lucky.$0f</text:p>
          </table:table-cell>
        </table:table-row>
        <table:table-row table:style-name="ro1">
          <table:table-cell office:value-type="string">
            <text:p>It was more than luck.$0f</text:p>
          </table:table-cell>
          <table:table-cell office:value-type="string">
            <text:p>Ha sido más que suerte.$0f</text:p>
          </table:table-cell>
          <table:table-cell office:value-type="string">
            <text:p>It was more than luck.$0f</text:p>
          </table:table-cell>
        </table:table-row>
        <table:table-row table:style-name="ro1">
          <table:table-cell office:value-type="string">
            <text:p>How so?$0f</text:p>
          </table:table-cell>
          <table:table-cell office:value-type="string">
            <text:p>¿Y eso?$0f</text:p>
          </table:table-cell>
          <table:table-cell office:value-type="string">
            <text:p>How so?$0f</text:p>
          </table:table-cell>
        </table:table-row>
        <table:table-row table:style-name="ro1">
          <table:table-cell office:value-type="string">
            <text:p>Drake, $0eyou're a gifted tactician.$0e#You should give yourself more credit.$0fYou do realize you defeated an army#comprising mainly air units, right?$0f</text:p>
          </table:table-cell>
          <table:table-cell office:value-type="string">
            <text:p>Drake, $0eeres un estratega de primera.$0e#Deberías creer más en ti mismo.$0f¿Te das cuenta de que has derrotado#a un ejército de unidades aéreas?$0f</text:p>
          </table:table-cell>
          <table:table-cell office:value-type="string">
            <text:p>Drake, $0eyou're a gifted tactician.$0e#You should give yourself more credit.$0fYou do realize you defeated an army#comprising mainly air units, right?$0f</text:p>
          </table:table-cell>
        </table:table-row>
        <table:table-row table:style-name="ro1">
          <table:table-cell office:value-type="string">
            <text:p>It's nothing you or Jess couldn't have#done.$0e I'm not so...$0f</text:p>
          </table:table-cell>
          <table:table-cell office:value-type="string">
            <text:p>No es nada que tú o Jess no habríais#hecho igualmente.$0e No creo que...$0f</text:p>
          </table:table-cell>
          <table:table-cell office:value-type="string">
            <text:p>It's nothing you or Jess couldn't have#done.$0e I'm not so...$0f</text:p>
          </table:table-cell>
        </table:table-row>
        <table:table-row table:style-name="ro1">
          <table:table-cell office:value-type="string">
            <text:p>Perhaps it's your humility that#people find so appealing...$0f</text:p>
          </table:table-cell>
          <table:table-cell office:value-type="string">
            <text:p>A lo mejor es tu humildad lo que la#gente encuentra tan atractivo...$0f</text:p>
          </table:table-cell>
          <table:table-cell office:value-type="string">
            <text:p>Perhaps it's your humility that#people find so appealing...$0f</text:p>
          </table:table-cell>
        </table:table-row>
        <table:table-row table:style-name="ro1">
          <table:table-cell office:value-type="string">
            <text:p>Blow me down...#We finally won.</text:p>
          </table:table-cell>
          <table:table-cell office:value-type="string">
            <text:p>Por todos los diablos...#Hemos ganado.</text:p>
          </table:table-cell>
          <table:table-cell office:value-type="string">
            <text:p>Blow me down...#We finally won.</text:p>
          </table:table-cell>
        </table:table-row>
        <table:table-row table:style-name="ro1">
          <table:table-cell office:value-type="string">
            <text:p>Barnacles! $0eWe lost...$0e$0e#I can't face Eagle or Jess like this.$0f</text:p>
          </table:table-cell>
          <table:table-cell office:value-type="string">
            <text:p>¡Demonios! $0eHemos perdido...$0e$0e#Es vergonzoso...$0f</text:p>
          </table:table-cell>
          <table:table-cell office:value-type="string">
            <text:p>Barnacles! $0eWe lost...$0e$0e#I can't face Eagle or Jess like this.$0f</text:p>
          </table:table-cell>
        </table:table-row>
        <table:table-row table:style-name="ro1">
          <table:table-cell office:value-type="string">
            <text:p>Commander Drake, $0eshall we request#assistance from another CO?$0f</text:p>
          </table:table-cell>
          <table:table-cell office:value-type="string">
            <text:p>Comandante Drake, $0e¿deberíamos pedir#ayuda a otro OJ?$0f</text:p>
          </table:table-cell>
          <table:table-cell office:value-type="string">
            <text:p>Commander Drake, $0eshall we request#assistance from another OC?$0f</text:p>
          </table:table-cell>
        </table:table-row>
        <table:table-row table:style-name="ro1">
          <table:table-cell office:value-type="string">
            <text:p>No, I don't think so.$0e$0e#Let's take another run at it.$0fFirst, we've got to capture the base#in the middle as soon as possible.$0fI can only load 2 units onto my#landers, but...$0fI can load APCs carrying infantry,$0e#which doubles my transport maximum.$0fYep, $0elet's see what we can do.$0e$0e#No need to ask for help just yet!$0f</text:p>
          </table:table-cell>
          <table:table-cell office:value-type="string">
            <text:p>No, no creo.$0e$0e#Volvamos a intentarlo.$0fTenemos que capturar la base del#centro inmediatamente.$0fSólo puedo transportar 2 unidades con#mi carguero, pero...$0fPuedo cargar TOA que lleven#infantería,$0e lo que duplica mi$0fcapacidad de transporte.$0fSí, $0eveamos qué se puede hacer.$0e$0e#¡Todavía no necesitamos pedir ayuda!$0f</text:p>
          </table:table-cell>
          <table:table-cell office:value-type="string">
            <text:p>No, I don't think so.$0e$0e#Let's take another run at it.$0fFirst, we've got to capture the base#in the middle as soon as possible.$0fI can only load 2 units onto my#landers, but...$0fI can load APCs carrying infantry,$0e#which doubles my transport maximum.$0fYep, $0elet's see what we can do.$0e$0e#No need to ask for help just yet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Barnacles! $0eWe lost...$0e$0e#I can't face Eagle or Jess like this.$0f</text:p>
          </table:table-cell>
          <table:table-cell office:value-type="string">
            <text:p>¡Demonios! $0eHemos perdido...$0e$0e#Es vergonzoso...$0f</text:p>
          </table:table-cell>
          <table:table-cell office:value-type="string">
            <text:p>Barnacles! $0eWe lost...$0e$0e#I can't face Eagle or Jess like this.$0f</text:p>
          </table:table-cell>
        </table:table-row>
        <table:table-row table:style-name="ro1">
          <table:table-cell office:value-type="string">
            <text:p>Commander Drake, $0eshall we request#assistance from another CO?$0f</text:p>
          </table:table-cell>
          <table:table-cell office:value-type="string">
            <text:p>Comandante Drake, $0e¿deberíamos pedir#ayuda a otro OJ?$0f</text:p>
          </table:table-cell>
          <table:table-cell office:value-type="string">
            <text:p>Commander Drake, $0eshall we request#assistance from another OC?$0f</text:p>
          </table:table-cell>
        </table:table-row>
        <table:table-row table:style-name="ro1">
          <table:table-cell office:value-type="string">
            <text:p>No, I don't think so.$0e$0e#Let's take another run at it.$0fFirst, we have to shoot down that#initial wave of planes.$0fWe've got to check movement ranges#so that we always attack first.$0fThen we've got to capture the base#in the middle. The little islands can be$0fdealt with later.$0fYep, $0elet's see what we can do.$0e$0e#No need to ask for help just yet!$0f</text:p>
          </table:table-cell>
          <table:table-cell office:value-type="string">
            <text:p>No, no creo.$0e$0e#Volvamos a intentarlo.$0fPrimero, tenemos que derribar a la#ola inicial de aviones.$0fDebemos comprobar los rangos de#movimiento para estar seguros de$0fque siempre atacamos primero.$0fLuego tenemos que capturar la base#que está en medio del mapa.$0fLas islas pequeñas pueden esperar.$0fSí, $0eveamos qué se puede hacer.$0e$0e#¡Todavía no necesitamos pedir ayuda!$0f</text:p>
          </table:table-cell>
          <table:table-cell office:value-type="string">
            <text:p>No, I don't think so.$0e$0e#Let's take another run at it.$0fFirst, we have to shoot down that#initial wave of planes.$0fWe've got to check movement ranges#so that we always attack first.$0fThen we've got to capture the base#in the middle. The little islands can be$0fdealt with later.$0fYep, $0elet's see what we can do.$0e$0e#No need to ask for help just yet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Hawke, $0eFlak's here.$0f</text:p>
          </table:table-cell>
          <table:table-cell office:value-type="string">
            <text:p>Maverik, $0eHelmut está aquí.$0f</text:p>
          </table:table-cell>
          <table:table-cell office:value-type="string">
            <text:p>Hawke, $0eFlak's here.$0f</text:p>
          </table:table-cell>
        </table:table-row>
        <table:table-row table:style-name="ro1">
          <table:table-cell office:value-type="string">
            <text:p>Why? He's supposed to be implementing#my plan elsewhere.$0f</text:p>
          </table:table-cell>
          <table:table-cell office:value-type="string">
            <text:p>¿Por qué? Debería estar siguiendo mi#plan en otro sitio.$0f</text:p>
          </table:table-cell>
          <table:table-cell office:value-type="string">
            <text:p>Why? He's supposed to be implementing#my plan elsewhere.$0f</text:p>
          </table:table-cell>
        </table:table-row>
        <table:table-row table:style-name="ro1">
          <table:table-cell office:value-type="string">
            <text:p>He said he's got something to talk#to you about.$0f</text:p>
          </table:table-cell>
          <table:table-cell office:value-type="string">
            <text:p>Dice que tiene algo que contarte.$0f</text:p>
          </table:table-cell>
          <table:table-cell office:value-type="string">
            <text:p>He said he's got something to talk#to you about.$0f</text:p>
          </table:table-cell>
        </table:table-row>
        <table:table-row table:style-name="ro1">
          <table:table-cell office:value-type="string">
            <text:p>Very well.$0e$0e#Send him in.$0f</text:p>
          </table:table-cell>
          <table:table-cell office:value-type="string">
            <text:p>Muy bien.$0e$0e#Hazle pasar.$0f</text:p>
          </table:table-cell>
          <table:table-cell office:value-type="string">
            <text:p>Very well.$0e$0e#Send him in.$0f</text:p>
          </table:table-cell>
        </table:table-row>
        <table:table-row table:style-name="ro1">
          <table:table-cell office:value-type="string">
            <text:p>Heard you were launching an attack.$0f</text:p>
          </table:table-cell>
          <table:table-cell office:value-type="string">
            <text:p>He oído que vas a lanzar un ataque.$0f</text:p>
          </table:table-cell>
          <table:table-cell office:value-type="string">
            <text:p>Heard you were launching an attack.$0f</text:p>
          </table:table-cell>
        </table:table-row>
        <table:table-row table:style-name="ro1">
          <table:table-cell office:value-type="string">
            <text:p>Yes.$0f</text:p>
          </table:table-cell>
          <table:table-cell office:value-type="string">
            <text:p>Sí.$0f</text:p>
          </table:table-cell>
          <table:table-cell office:value-type="string">
            <text:p>Yes.$0f</text:p>
          </table:table-cell>
        </table:table-row>
        <table:table-row table:style-name="ro1">
          <table:table-cell office:value-type="string">
            <text:p>Near the volcano.$0f</text:p>
          </table:table-cell>
          <table:table-cell office:value-type="string">
            <text:p>Cerca del volcán.$0f</text:p>
          </table:table-cell>
          <table:table-cell office:value-type="string">
            <text:p>Near the volcano.$0f</text:p>
          </table:table-cell>
        </table:table-row>
        <table:table-row table:style-name="ro1">
          <table:table-cell office:value-type="string">
            <text:p>That's correct.$0f</text:p>
          </table:table-cell>
          <table:table-cell office:value-type="string">
            <text:p>Así es.$0f</text:p>
          </table:table-cell>
          <table:table-cell office:value-type="string">
            <text:p>That's correct.$0f</text:p>
          </table:table-cell>
        </table:table-row>
        <table:table-row table:style-name="ro1">
          <table:table-cell office:value-type="string">
            <text:p>Sounds dangerous.$0f</text:p>
          </table:table-cell>
          <table:table-cell office:value-type="string">
            <text:p>Parece peligroso.$0f</text:p>
          </table:table-cell>
          <table:table-cell office:value-type="string">
            <text:p>Sounds dangerous.$0f</text:p>
          </table:table-cell>
        </table:table-row>
        <table:table-row table:style-name="ro1">
          <table:table-cell office:value-type="string">
            <text:p>Which is why we're doing it.$0fThe volcano disrupts the air currents.$0fOur enemies will be unable to use#their best troops, their air force.$0f</text:p>
          </table:table-cell>
          <table:table-cell office:value-type="string">
            <text:p>Por eso lo vamos a hacer.$0fEl volcán altera las corrientes del aire.$0fNuestros enemigos no podrán usar sus#mejores tropas, su fuerza aérea.$0f</text:p>
          </table:table-cell>
          <table:table-cell office:value-type="string">
            <text:p>Which is why we're doing it.$0fThe volcano disrupts the air currents.$0fOur enemies will be unable to use#their best troops, their air force.$0f</text:p>
          </table:table-cell>
        </table:table-row>
        <table:table-row table:style-name="ro1">
          <table:table-cell office:value-type="string">
            <text:p>But there's lava flying everywhere.$0e#Our own troops are being injured, too.$0f</text:p>
          </table:table-cell>
          <table:table-cell office:value-type="string">
            <text:p>Pero hay lava por todas partes.$0e#Nosotros también sufriremos bajas.$0f</text:p>
          </table:table-cell>
          <table:table-cell office:value-type="string">
            <text:p>But there's lava flying everywhere.$0e#Our own troops are being injured, too.$0f</text:p>
          </table:table-cell>
        </table:table-row>
        <table:table-row table:style-name="ro1">
          <table:table-cell office:value-type="string">
            <text:p>Which means what to us, exactly?$0fAny losses we incur are acceptable#in the name of victory.$0f</text:p>
          </table:table-cell>
          <table:table-cell office:value-type="string">
            <text:p>¿Y eso qué nos importa a nosotros?$0fCualquier pérdida que suframos es#aceptable en nombre de la victoria.$0f</text:p>
          </table:table-cell>
          <table:table-cell office:value-type="string">
            <text:p>Which means what to us, exactly?$0fAny losses we incur are acceptable#in the name of victory.$0f</text:p>
          </table:table-cell>
        </table:table-row>
        <table:table-row table:style-name="ro1">
          <table:table-cell office:value-type="string">
            <text:p>But the strength of the enemy forces#attacking my front...$0f</text:p>
          </table:table-cell>
          <table:table-cell office:value-type="string">
            <text:p>Pero la fuerza de las tropas enemigas#atacando mi frente...$0f</text:p>
          </table:table-cell>
          <table:table-cell office:value-type="string">
            <text:p>But the strength of the enemy forces#attacking my front...$0f</text:p>
          </table:table-cell>
        </table:table-row>
        <table:table-row table:style-name="ro1">
          <table:table-cell office:value-type="string">
            <text:p>Now I see.$0e This is all about you.$0fPretending to be concerned about the#troops when it's your own skin...$0f</text:p>
          </table:table-cell>
          <table:table-cell office:value-type="string">
            <text:p>Vaaaya.$0e Así que de eso se trata.$0fFinges preocuparte por las tropas#cuando en realidad es tu pellejo...$0f</text:p>
          </table:table-cell>
          <table:table-cell office:value-type="string">
            <text:p>Now I see.$0e This is all about you.$0fPretending to be concerned about the#troops when it's your own skin...$0f</text:p>
          </table:table-cell>
        </table:table-row>
        <table:table-row table:style-name="ro1">
          <table:table-cell office:value-type="string">
            <text:p>Whuh!?$0e$0e No, that's--$0f</text:p>
          </table:table-cell>
          <table:table-cell office:value-type="string">
            <text:p>¿Qué?$0e$0e No, eso...$0f</text:p>
          </table:table-cell>
          <table:table-cell office:value-type="string">
            <text:p>Whuh!?$0e$0e No, that's--$0f</text:p>
          </table:table-cell>
        </table:table-row>
        <table:table-row table:style-name="ro1">
          <table:table-cell office:value-type="string">
            <text:p>Before you question my plans again,$0fI suggest you win a battle with one#of your own devising.$0f</text:p>
          </table:table-cell>
          <table:table-cell office:value-type="string">
            <text:p>Antes de que vuelvas a cuestionar#mis planes...$0fTe sugiero que ganes una batalla con#uno de tu propia invención.$0f</text:p>
          </table:table-cell>
          <table:table-cell office:value-type="string">
            <text:p>Before you question my plans again,$0fI suggest you win a battle with one#of your own devising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The lava's going to make little#people pancakes!$0e$0e Tee hee hee!$0f</text:p>
          </table:table-cell>
          <table:table-cell office:value-type="string">
            <text:p>¡La lava va a hacer churros con#los hombrecitos!$0e$0e ¡Ji, ji, ji!$0f</text:p>
          </table:table-cell>
          <table:table-cell office:value-type="string">
            <text:p>The lava's going to make little#people pancakes!$0e$0e Tee hee hee!$0f</text:p>
          </table:table-cell>
        </table:table-row>
        <table:table-row table:style-name="ro1">
          <table:table-cell office:value-type="string">
            <text:p>The enemy's preparing an attack near#the volcano?$0f</text:p>
          </table:table-cell>
          <table:table-cell office:value-type="string">
            <text:p>¿El enemigo prepara un ataque cerca#del volcán?$0f</text:p>
          </table:table-cell>
          <table:table-cell office:value-type="string">
            <text:p>The enemy's preparing an attack near#the volcano?$0f</text:p>
          </table:table-cell>
        </table:table-row>
        <table:table-row table:style-name="ro1">
          <table:table-cell office:value-type="string">
            <text:p>What're you going to do, Eagle?$0e$0e#You can't fly near that thing.$0f</text:p>
          </table:table-cell>
          <table:table-cell office:value-type="string">
            <text:p>¿Qué vas a hacer, Águila?$0e$0e#No puedes volar cerca de esa cosa.$0f</text:p>
          </table:table-cell>
          <table:table-cell office:value-type="string">
            <text:p>What're you going to do, Eagle?$0e$0e#You can't fly near that thing.$0f</text:p>
          </table:table-cell>
        </table:table-row>
        <table:table-row table:style-name="ro1">
          <table:table-cell office:value-type="string">
            <text:p>In that case, $0ewe'll meet the foe#on the ground.$0f</text:p>
          </table:table-cell>
          <table:table-cell office:value-type="string">
            <text:p>En ese caso, $0enos enfrentaremos al#enemigo en tierra.$0f</text:p>
          </table:table-cell>
          <table:table-cell office:value-type="string">
            <text:p>In that case, $0ewe'll meet the foe#on the ground.$0f</text:p>
          </table:table-cell>
        </table:table-row>
        <table:table-row table:style-name="ro1">
          <table:table-cell office:value-type="string">
            <text:p>Hold on, Eagle!$0e$0e You know you're not#at your best on the ground.$0fLet me take care of this.$0e$0e#Ground combat's my specialty.$0f</text:p>
          </table:table-cell>
          <table:table-cell office:value-type="string">
            <text:p>¡Un momento, Águila!$0e$0e Sabes que no#eres el mejor combatiente en tierra.$0fDéjame hacerme cargo de esto.$0e$0e#El combate terrestre es lo mío.$0f</text:p>
          </table:table-cell>
          <table:table-cell office:value-type="string">
            <text:p>Hold on, Eagle!$0e$0e You know you're not#at your best on the ground.$0fLet me take care of this.$0e$0e#Ground combat's my specialty.$0f</text:p>
          </table:table-cell>
        </table:table-row>
        <table:table-row table:style-name="ro1">
          <table:table-cell office:value-type="string">
            <text:p>Hey! $0eJess!$0e#Stop right--$0f</text:p>
          </table:table-cell>
          <table:table-cell office:value-type="string">
            <text:p>¡Eh! $0e¡Jess!$0e#Ni se te oc...$0f</text:p>
          </table:table-cell>
          <table:table-cell office:value-type="string">
            <text:p>Hey! $0eJess!$0e#Stop right--$0f</text:p>
          </table:table-cell>
        </table:table-row>
        <table:table-row table:style-name="ro1">
          <table:table-cell office:value-type="string">
            <text:p>She's gone.$0f</text:p>
          </table:table-cell>
          <table:table-cell office:value-type="string">
            <text:p>Se ha ido.$0f</text:p>
          </table:table-cell>
          <table:table-cell office:value-type="string">
            <text:p>She's gone.$0f</text:p>
          </table:table-cell>
        </table:table-row>
        <table:table-row table:style-name="ro1">
          <table:table-cell office:value-type="string">
            <text:p>Does she think she can decide who's#going?$0e$0e Who does she...$0f</text:p>
          </table:table-cell>
          <table:table-cell office:value-type="string">
            <text:p>¿Es que cree que puede decidir quién#va?$0e$0e ¿Quién se cree que...?$0f</text:p>
          </table:table-cell>
          <table:table-cell office:value-type="string">
            <text:p>Does she think she can decide who's#going?$0e$0e Who does she...$0f</text:p>
          </table:table-cell>
        </table:table-row>
        <table:table-row table:style-name="ro1">
          <table:table-cell office:value-type="string">
            <text:p>Eagle...$0e Jess is right.$0e$0e#Let her take care of this.$0f</text:p>
          </table:table-cell>
          <table:table-cell office:value-type="string">
            <text:p>Águila...$0e Jess tiene razón.$0e$0e#Deja que se encargue ella.$0f</text:p>
          </table:table-cell>
          <table:table-cell office:value-type="string">
            <text:p>Eagle...$0e Jess is right.$0e$0e#Let her take care of this.$0f</text:p>
          </table:table-cell>
        </table:table-row>
        <table:table-row table:style-name="ro1">
          <table:table-cell office:value-type="string">
            <text:p>Yes, I know she's right.$0e$0e#I'm just$0e$0e letting off steam.$0f</text:p>
          </table:table-cell>
          <table:table-cell office:value-type="string">
            <text:p>Sí, sé que tiene razón.$0e$0e#Sólo estoy$0e$0e desahogándome.$0f</text:p>
          </table:table-cell>
          <table:table-cell office:value-type="string">
            <text:p>Yes, I know she's right.$0e$0e#I'm just$0e$0e letting off steam.$0f</text:p>
          </table:table-cell>
        </table:table-row>
        <table:table-row table:style-name="ro1">
          <table:table-cell office:value-type="string">
            <text:p>Jess, $0ecan you hear me?$0f</text:p>
          </table:table-cell>
          <table:table-cell office:value-type="string">
            <text:p>Jess, $0e¿me oyes?$0f</text:p>
          </table:table-cell>
          <table:table-cell office:value-type="string">
            <text:p>Jess, $0ecan you hear me?$0f</text:p>
          </table:table-cell>
        </table:table-row>
        <table:table-row table:style-name="ro1">
          <table:table-cell office:value-type="string">
            <text:p>Eagle? $0e$0eWhat is it?$0f</text:p>
          </table:table-cell>
          <table:table-cell office:value-type="string">
            <text:p>¿Águila? $0e$0e¿Qué pasa?$0f</text:p>
          </table:table-cell>
          <table:table-cell office:value-type="string">
            <text:p>Eagle? $0e$0eWhat is it?$0f</text:p>
          </table:table-cell>
        </table:table-row>
        <table:table-row table:style-name="ro1">
          <table:table-cell office:value-type="string">
            <text:p>It seems that the lava from the#volcano falls in a set pattern.$0fIf you can decipher it, you might be#able to use it to your advantage.$0f</text:p>
          </table:table-cell>
          <table:table-cell office:value-type="string">
            <text:p>Parece que la lava del volcán cae#siguiendo un patrón determinado.$0fSi puedes descifrarlo, podrías#usarlo en tu propio beneficio.$0f</text:p>
          </table:table-cell>
          <table:table-cell office:value-type="string">
            <text:p>It seems that the lava from the#volcano falls in a set pattern.$0fIf you can decipher it, you might be#able to use it to your advantage.$0f</text:p>
          </table:table-cell>
        </table:table-row>
        <table:table-row table:style-name="ro1">
          <table:table-cell office:value-type="string">
            <text:p>That's good intel. $0e$0eThanks.$0f</text:p>
          </table:table-cell>
          <table:table-cell office:value-type="string">
            <text:p>Buena información. $0e$0eGracias.$0f</text:p>
          </table:table-cell>
          <table:table-cell office:value-type="string">
            <text:p>That's good intel. $0e$0eThanks.$0f</text:p>
          </table:table-cell>
        </table:table-row>
        <table:table-row table:style-name="ro1">
          <table:table-cell office:value-type="string">
            <text:p>Don't endanger yourself by trying#anything foolish.$0e$0e Luck be with you.$0f</text:p>
          </table:table-cell>
          <table:table-cell office:value-type="string">
            <text:p>No te expongas haciendo cualquier#tontería.$0e$0e Que tengas suerte.$0f</text:p>
          </table:table-cell>
          <table:table-cell office:value-type="string">
            <text:p>Don't endanger yourself by trying#anything foolish.$0e$0e Luck be with you.$0f</text:p>
          </table:table-cell>
        </table:table-row>
        <table:table-row table:style-name="ro1">
          <table:table-cell office:value-type="string">
            <text:p>They've made it this far.$0e$0e#We should withdraw for now.$0f</text:p>
          </table:table-cell>
          <table:table-cell office:value-type="string">
            <text:p>Han llegado hasta aquí.$0e$0e#Deberíamos retirarnos por ahora.$0f</text:p>
          </table:table-cell>
          <table:table-cell office:value-type="string">
            <text:p>They've made it this far.$0e$0e#We should withdraw for now.$0f</text:p>
          </table:table-cell>
        </table:table-row>
        <table:table-row table:style-name="ro1">
          <table:table-cell office:value-type="string">
            <text:p>Tell the troops they fought well#under these terrible conditions.$0fTell them I'm proud of them.$0f</text:p>
          </table:table-cell>
          <table:table-cell office:value-type="string">
            <text:p>Dile a las tropas que han luchado#valientemente en estas terribles$0fcondiciones. Diles que estoy$0e#orgullosa de ellos.$0f</text:p>
          </table:table-cell>
          <table:table-cell office:value-type="string">
            <text:p>Tell the troops they fought well#under these terrible conditions.$0fTell them I'm proud of them.$0f</text:p>
          </table:table-cell>
        </table:table-row>
        <table:table-row table:style-name="ro1">
          <table:table-cell office:value-type="string">
            <text:p>Yes, ma'am.$0f</text:p>
          </table:table-cell>
          <table:table-cell office:value-type="string">
            <text:p>Sí, señora.$0f</text:p>
          </table:table-cell>
          <table:table-cell office:value-type="string">
            <text:p>Yes, ma'am.$0f</text:p>
          </table:table-cell>
        </table:table-row>
        <table:table-row table:style-name="ro1">
          <table:table-cell office:value-type="string">
            <text:p>Jess, $0ethat was well done.$0f</text:p>
          </table:table-cell>
          <table:table-cell office:value-type="string">
            <text:p>Jess, $0eha sido increíble.$0f</text:p>
          </table:table-cell>
          <table:table-cell office:value-type="string">
            <text:p>Jess, $0ethat was well done.$0f</text:p>
          </table:table-cell>
        </table:table-row>
        <table:table-row table:style-name="ro1">
          <table:table-cell office:value-type="string">
            <text:p>It was all the soldiers' doing.$0e$0e#I just nudged them along.$0f</text:p>
          </table:table-cell>
          <table:table-cell office:value-type="string">
            <text:p>El mérito es de los soldados.$0e$0e#Yo sólo les empujé un poco.$0f</text:p>
          </table:table-cell>
          <table:table-cell office:value-type="string">
            <text:p>It was all the soldiers' doing.$0e$0e#I just nudged them along.$0f</text:p>
          </table:table-cell>
        </table:table-row>
        <table:table-row table:style-name="ro1">
          <table:table-cell office:value-type="string">
            <text:p>That's exactly right.$0f</text:p>
          </table:table-cell>
          <table:table-cell office:value-type="string">
            <text:p>Buena apreciación.$0f</text:p>
          </table:table-cell>
          <table:table-cell office:value-type="string">
            <text:p>That's exactly right.$0f</text:p>
          </table:table-cell>
        </table:table-row>
        <table:table-row table:style-name="ro1">
          <table:table-cell office:value-type="string">
            <text:p>Eagle, $0estow that bilge.$0f</text:p>
          </table:table-cell>
          <table:table-cell office:value-type="string">
            <text:p>Águila, $0edéjalo ya.$0f</text:p>
          </table:table-cell>
          <table:table-cell office:value-type="string">
            <text:p>Eagle, $0estow that bilge.$0f</text:p>
          </table:table-cell>
        </table:table-row>
        <table:table-row table:style-name="ro1">
          <table:table-cell office:value-type="string">
            <text:p>However, $0eyou weren't terrible, Red.$0e$0e#Try to continue not screwing up.$0f</text:p>
          </table:table-cell>
          <table:table-cell office:value-type="string">
            <text:p>Sin embargo, $0eno lo has hecho mal#del todo.$0e$0e Intenta seguir así.$0f</text:p>
          </table:table-cell>
          <table:table-cell office:value-type="string">
            <text:p>However, $0eyou weren't terrible, Red.$0e$0e#Try to continue not screwing up.$0f</text:p>
          </table:table-cell>
        </table:table-row>
        <table:table-row table:style-name="ro1">
          <table:table-cell office:value-type="string">
            <text:p>Now, $0ehold on a minute, Eagle...$0fWhere did he go?$0f</text:p>
          </table:table-cell>
          <table:table-cell office:value-type="string">
            <text:p>Eh, $0eespera un minuto, Águila...$0f¿Adónde se ha ido?$0f</text:p>
          </table:table-cell>
          <table:table-cell office:value-type="string">
            <text:p>Now, $0ehold on a minute, Eagle...$0fWhere did he go?$0f</text:p>
          </table:table-cell>
        </table:table-row>
        <table:table-row table:style-name="ro1">
          <table:table-cell office:value-type="string">
            <text:p>Jess, believe it or not,$0e he meant#that as a compliment.$0f</text:p>
          </table:table-cell>
          <table:table-cell office:value-type="string">
            <text:p>Jess, lo creas o no,$0e eso era#un piropo.$0f</text:p>
          </table:table-cell>
          <table:table-cell office:value-type="string">
            <text:p>Jess, believe it or not,$0e he meant#that as a compliment.$0f</text:p>
          </table:table-cell>
        </table:table-row>
        <table:table-row table:style-name="ro1">
          <table:table-cell office:value-type="string">
            <text:p>I know that.$0fI was just wondering if he couldn't#find a better way to do it.$0f</text:p>
          </table:table-cell>
          <table:table-cell office:value-type="string">
            <text:p>Lo sé.$0fSólo me pregunto si no podría decirlo#de otra forma.$0f</text:p>
          </table:table-cell>
          <table:table-cell office:value-type="string">
            <text:p>I know that.$0fI was just wondering if he couldn't#find a better way to do it.$0f</text:p>
          </table:table-cell>
        </table:table-row>
        <table:table-row table:style-name="ro1">
          <table:table-cell office:value-type="string">
            <text:p>Looks like I survived#another day.</text:p>
          </table:table-cell>
          <table:table-cell office:value-type="string">
            <text:p>Parece que he#sobrevivido otro día.</text:p>
          </table:table-cell>
          <table:table-cell office:value-type="string">
            <text:p>Looks like I survived#another day.</text:p>
          </table:table-cell>
        </table:table-row>
        <table:table-row table:style-name="ro1">
          <table:table-cell office:value-type="string">
            <text:p>My inexperience caused me to lose#those soldiers...$0eright in front of me...$0f</text:p>
          </table:table-cell>
          <table:table-cell office:value-type="string">
            <text:p>Mi inexperiencia me ha hecho perder#esos soldados...$0e ante mis ojos...$0f</text:p>
          </table:table-cell>
          <table:table-cell office:value-type="string">
            <text:p>My inexperience caused me to lose#those soldiers...$0eright in front of me...$0f</text:p>
          </table:table-cell>
        </table:table-row>
        <table:table-row table:style-name="ro1">
          <table:table-cell office:value-type="string">
            <text:p>Jess.$0f</text:p>
          </table:table-cell>
          <table:table-cell office:value-type="string">
            <text:p>Jess.$0f</text:p>
          </table:table-cell>
          <table:table-cell office:value-type="string">
            <text:p>Jess.$0f</text:p>
          </table:table-cell>
        </table:table-row>
        <table:table-row table:style-name="ro1">
          <table:table-cell office:value-type="string">
            <text:p>Eagle...$0fI took off without authorization, and#this is what I get.$0e Go ahead and laugh.$0f</text:p>
          </table:table-cell>
          <table:table-cell office:value-type="string">
            <text:p>Águila...$0fMe fui sin autorización, y esto es lo#que he conseguido.$0e Venga, ríete.$0f</text:p>
          </table:table-cell>
          <table:table-cell office:value-type="string">
            <text:p>Eagle...$0fI took off without authorization, and#this is what I get.$0e Go ahead and laugh.$0f</text:p>
          </table:table-cell>
        </table:table-row>
        <table:table-row table:style-name="ro1">
          <table:table-cell office:value-type="string">
            <text:p>I'm not the type to kick a person when#she's down.$0fJess.$0e$0e Everything else aside,$0e you are#a gifted ground tactician. $0eIt's a fact.$0fI believe, even under these conditions,$0e#that you can defeat Hawke.$0fIf you really value your troops, don't#let their sacrifices be for nothing.$0fPull yourself together and finish#this battle!$0f</text:p>
          </table:table-cell>
          <table:table-cell office:value-type="string">
            <text:p>No me gusta hacer leña del árbol#caído.$0fJess.$0e$0e Aparte de todo lo demás,#eres una buena estratega. $0eEs un hecho.$0fCreo que puedes derrotar a Maverik,$0e#incluso en estas circunstancias.$0fSi realmente valoras tus tropas, no#dejes que su sacrificio sea en vano.$0f¡Céntrate y termina esta batalla!$0f</text:p>
          </table:table-cell>
          <table:table-cell office:value-type="string">
            <text:p>I'm not the type to kick a person when#she's down.$0fJess.$0e$0e Everything else aside,$0e you are#a gifted ground tactician. $0eIt's a fact.$0fI believe, even under these conditions,$0e#that you can defeat Hawke.$0fIf you really value your troops, don't#let their sacrifices be for nothing.$0fPull yourself together and finish#this battle!$0f</text:p>
          </table:table-cell>
        </table:table-row>
        <table:table-row table:style-name="ro1">
          <table:table-cell office:value-type="string">
            <text:p>I'm so disappointed, but Eagle's right.$0fTo have a chance, I have to suppress#the bases to the top and to the right.$0fIf I can get the enemy to focus on one,$0e#I might be able to capture the other.$0fI also have to think about the lava#pattern and how to use it...$0f</text:p>
          </table:table-cell>
          <table:table-cell office:value-type="string">
            <text:p>Águila tiene razón.$0fPara tener una oportunidad, tengo que#eliminar las bases de arriba y de la$0fderecha. Si consigo que el enemigo#se centre en una,$0e puede que consiga$0fcapturar la otra. También tengo que#tener en cuenta la lava...$0f</text:p>
          </table:table-cell>
          <table:table-cell office:value-type="string">
            <text:p>I'm so disappointed, but Eagle's right.$0fTo have a chance, I have to suppress#the bases to the top and to the right.$0fIf I can get the enemy to focus on one,$0e#I might be able to capture the other.$0fI also have to think about the lava#pattern and how to use it...$0f</text:p>
          </table:table-cell>
        </table:table-row>
        <table:table-row table:style-name="ro1">
          <table:table-cell office:value-type="string">
            <text:p>According to the map we recovered,$0e#the lab should be in this area.$0f</text:p>
          </table:table-cell>
          <table:table-cell office:value-type="string">
            <text:p>Según el mapa que encontramos,$0e#el laboratorio debería estar por aquí.$0f</text:p>
          </table:table-cell>
          <table:table-cell office:value-type="string">
            <text:p>According to the map we recovered,$0e#the lab should be in this area.$0f</text:p>
          </table:table-cell>
        </table:table-row>
        <table:table-row table:style-name="ro1">
          <table:table-cell office:value-type="string">
            <text:p>So the freebooters are working#on some sort of new tank?$0f</text:p>
          </table:table-cell>
          <table:table-cell office:value-type="string">
            <text:p>¿Así que los filibusteros están#trabajando en un nuevo tanque?$0f</text:p>
          </table:table-cell>
          <table:table-cell office:value-type="string">
            <text:p>So the freebooters are working#on some sort of new tank?$0f</text:p>
          </table:table-cell>
        </table:table-row>
        <table:table-row table:style-name="ro1">
          <table:table-cell office:value-type="string">
            <text:p>Perhaps.$0f</text:p>
          </table:table-cell>
          <table:table-cell office:value-type="string">
            <text:p>Quizá.$0f</text:p>
          </table:table-cell>
          <table:table-cell office:value-type="string">
            <text:p>Perhaps.$0f</text:p>
          </table:table-cell>
        </table:table-row>
        <table:table-row table:style-name="ro1">
          <table:table-cell office:value-type="string">
            <text:p>From what we know, the contingent#guarding the place is fairly small.$0f</text:p>
          </table:table-cell>
          <table:table-cell office:value-type="string">
            <text:p>Por lo que sabemos, el contingente que#guarda el lugar es bastante pequeño.$0f</text:p>
          </table:table-cell>
          <table:table-cell office:value-type="string">
            <text:p>From what we know, the contingent#guarding the place is fairly small.$0f</text:p>
          </table:table-cell>
        </table:table-row>
        <table:table-row table:style-name="ro1">
          <table:table-cell office:value-type="string">
            <text:p>So if we're going to attack, $0ewe#should do it now.$0f</text:p>
          </table:table-cell>
          <table:table-cell office:value-type="string">
            <text:p>Así que si vamos a atacar,$0e#deberíamos hacerlo ahora.$0f</text:p>
          </table:table-cell>
          <table:table-cell office:value-type="string">
            <text:p>So if we're going to attack, $0ewe#should do it now.$0f</text:p>
          </table:table-cell>
        </table:table-row>
        <table:table-row table:style-name="ro1">
          <table:table-cell office:value-type="string">
            <text:p>I agree.$0f</text:p>
          </table:table-cell>
          <table:table-cell office:value-type="string">
            <text:p>Estoy de acuerdo.$0f</text:p>
          </table:table-cell>
          <table:table-cell office:value-type="string">
            <text:p>I agree.$0f</text:p>
          </table:table-cell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office:value-type="string">
            <text:p>Hmmm...$0f</text:p>
          </table:table-cell>
        </table:table-row>
        <table:table-row table:style-name="ro1">
          <table:table-cell office:value-type="string">
            <text:p>What is it?$0f</text:p>
          </table:table-cell>
          <table:table-cell office:value-type="string">
            <text:p>¿Qué pasa?$0f</text:p>
          </table:table-cell>
          <table:table-cell office:value-type="string">
            <text:p>What is it?$0f</text:p>
          </table:table-cell>
        </table:table-row>
        <table:table-row table:style-name="ro1">
          <table:table-cell office:value-type="string">
            <text:p>You two can agree on something.$0f</text:p>
          </table:table-cell>
          <table:table-cell office:value-type="string">
            <text:p>Me extraña que podáis estar de#acuerdo en algo.$0f</text:p>
          </table:table-cell>
          <table:table-cell office:value-type="string">
            <text:p>You two can agree on something.$0f</text:p>
          </table:table-cell>
        </table:table-row>
        <table:table-row table:style-name="ro1">
          <table:table-cell office:value-type="string">
            <text:p>We're both trying to come up with a#plan to save Green Earth.$0fIt seems to me that sharing some of#the same opinions is only natural.$0f</text:p>
          </table:table-cell>
          <table:table-cell office:value-type="string">
            <text:p>Los dos intentamos encontrar la forma#de salvar Green Earth.$0fA mí me parece que compartir las#mismas opiniones es natural.$0f</text:p>
          </table:table-cell>
          <table:table-cell office:value-type="string">
            <text:p>We're both trying to come up with a#plan to save Green Earth.$0fIt seems to me that sharing some of#the same opinions is only natural.$0f</text:p>
          </table:table-cell>
        </table:table-row>
        <table:table-row table:style-name="ro1">
          <table:table-cell office:value-type="string">
            <text:p>That's right.$0e$0e#Eagle's exactly right.$0f</text:p>
          </table:table-cell>
          <table:table-cell office:value-type="string">
            <text:p>Exacto.$0e$0e#Águila tiene razón.$0f</text:p>
          </table:table-cell>
          <table:table-cell office:value-type="string">
            <text:p>That's right.$0e$0e#Eagle's exactly right.$0f</text:p>
          </table:table-cell>
        </table:table-row>
        <table:table-row table:style-name="ro1">
          <table:table-cell office:value-type="string">
            <text:p>OK.$0e$0e Say no more.$0f</text:p>
          </table:table-cell>
          <table:table-cell office:value-type="string">
            <text:p>Vale.$0e$0e No diré nada más.$0f</text:p>
          </table:table-cell>
          <table:table-cell office:value-type="string">
            <text:p>OK.$0e$0e Say no more.$0f</text:p>
          </table:table-cell>
        </table:table-row>
        <table:table-row table:style-name="ro1">
          <table:table-cell office:value-type="string">
            <text:p>There is one thing that concerns me,#though.$0fThe enemy has a large force#heading this way.$0f</text:p>
          </table:table-cell>
          <table:table-cell office:value-type="string">
            <text:p>Pero hay algo que me preocupa.$0fEl enemigo tenía un gran ejército#dirigiéndose a esta zona.$0f</text:p>
          </table:table-cell>
          <table:table-cell office:value-type="string">
            <text:p>There is one thing that concerns me,#though.$0fThe enemy has a large force#heading this way.$0f</text:p>
          </table:table-cell>
        </table:table-row>
        <table:table-row table:style-name="ro1">
          <table:table-cell office:value-type="string">
            <text:p>When will they arrive?$0f</text:p>
          </table:table-cell>
          <table:table-cell office:value-type="string">
            <text:p>¿Cuándo llegarán?$0f</text:p>
          </table:table-cell>
          <table:table-cell office:value-type="string">
            <text:p>When will they arrive?$0f</text:p>
          </table:table-cell>
        </table:table-row>
        <table:table-row table:style-name="ro1">
          <table:table-cell office:value-type="string">
            <text:p>According to our intel, $0ein 10 days.$0f</text:p>
          </table:table-cell>
          <table:table-cell office:value-type="string">
            <text:p>Según nuestra información, $0een 10 días.$0f</text:p>
          </table:table-cell>
          <table:table-cell office:value-type="string">
            <text:p>According to our intel, $0ein 10 days.$0f</text:p>
          </table:table-cell>
        </table:table-row>
        <table:table-row table:style-name="ro1">
          <table:table-cell office:value-type="string">
            <text:p>So we must capture the lab by then.$0e$0e#It's going to be a hectic 9 days.$0f</text:p>
          </table:table-cell>
          <table:table-cell office:value-type="string">
            <text:p>Así que tenemos que capturar el#laboratorio en 9 días.$0fVan a ser 9 días muy agitados.$0f</text:p>
          </table:table-cell>
          <table:table-cell office:value-type="string">
            <text:p>So we must capture the lab by then.$0e$0e#It's going to be a hectic 9 days.$0f</text:p>
          </table:table-cell>
        </table:table-row>
        <table:table-row table:style-name="ro1">
          <table:table-cell office:value-type="string">
            <text:p>I will get the enemy's new tank.$0f</text:p>
          </table:table-cell>
          <table:table-cell office:value-type="string">
            <text:p>Conseguiré el nuevo tanque enemigo.$0f</text:p>
          </table:table-cell>
          <table:table-cell office:value-type="string">
            <text:p>I will get the enemy's new tank.$0f</text:p>
          </table:table-cell>
        </table:table-row>
        <table:table-row table:style-name="ro1">
          <table:table-cell office:value-type="string">
            <text:p>I bet that new tank would improve my#combat prowess.$0f</text:p>
          </table:table-cell>
          <table:table-cell office:value-type="string">
            <text:p>Seguro que ese tanque mejora mi#potencia de combate.$0f</text:p>
          </table:table-cell>
          <table:table-cell office:value-type="string">
            <text:p>I bet that new tank would improve my#combat prowess.$0f</text:p>
          </table:table-cell>
        </table:table-row>
        <table:table-row table:style-name="ro1">
          <table:table-cell office:value-type="string">
            <text:p>With that new tank,$0e I'm sure our#casualties would drop.$0f</text:p>
          </table:table-cell>
          <table:table-cell office:value-type="string">
            <text:p>Con ese nuevo tanque,$0e seguro que#tenemos menos bajas.$0f</text:p>
          </table:table-cell>
          <table:table-cell office:value-type="string">
            <text:p>With that new tank,$0e I'm sure our#casualties would drop.$0f</text:p>
          </table:table-cell>
        </table:table-row>
        <table:table-row table:style-name="ro1">
          <table:table-cell office:value-type="string">
            <text:p>Day 9 already?$0e$0e#I'll clean things up today!$0f</text:p>
          </table:table-cell>
          <table:table-cell office:value-type="string">
            <text:p>¿Ya es el día 9?$0e$0e#¡Tendré que rematarlos hoy!$0f</text:p>
          </table:table-cell>
          <table:table-cell office:value-type="string">
            <text:p>Day 9 already?$0e$0e#I'll clean things up today!$0f</text:p>
          </table:table-cell>
        </table:table-row>
        <table:table-row table:style-name="ro1">
          <table:table-cell office:value-type="string">
            <text:p>Day 9...$0e Gotta finish up today.$0e$0e#Ahoy, mateys! $0eLook alive!$0f</text:p>
          </table:table-cell>
          <table:table-cell office:value-type="string">
            <text:p>Día 9...$0e Tenemos que acabar hoy.$0e$0e#¡Ah del barco! $0e¡A por ellos!$0f</text:p>
          </table:table-cell>
          <table:table-cell office:value-type="string">
            <text:p>Day 9...$0e Gotta finish up today.$0e$0e#Ahoy, mateys! $0eLook alive!$0f</text:p>
          </table:table-cell>
        </table:table-row>
        <table:table-row table:style-name="ro1">
          <table:table-cell office:value-type="string">
            <text:p>The enemy battalion arrives tomorrow.$0e#I must complete the mission today.$0f</text:p>
          </table:table-cell>
          <table:table-cell office:value-type="string">
            <text:p>El batallón enemigo llega mañana.$0e#Debo cumplir con la misión hoy.$0f</text:p>
          </table:table-cell>
          <table:table-cell office:value-type="string">
            <text:p>The enemy battalion arrives tomorrow.$0e#I must complete the mission today.$0f</text:p>
          </table:table-cell>
        </table:table-row>
        <table:table-row table:style-name="ro1">
          <table:table-cell office:value-type="string">
            <text:p>Well? $0e$0eDid you find the plans#for the new tank?$0f</text:p>
          </table:table-cell>
          <table:table-cell office:value-type="string">
            <text:p>¿Y bien? $0e$0e¿Habéis encontrado los#planos para el nuevo tanque?$0f</text:p>
          </table:table-cell>
          <table:table-cell office:value-type="string">
            <text:p>Well? $0e$0eDid you find the plans#for the new tank?$0f</text:p>
          </table:table-cell>
        </table:table-row>
        <table:table-row table:style-name="ro1">
          <table:table-cell office:value-type="string">
            <text:p>I heard that they'd just been found.$0f</text:p>
          </table:table-cell>
          <table:table-cell office:value-type="string">
            <text:p>Acaban de encontrarlos.$0f</text:p>
          </table:table-cell>
          <table:table-cell office:value-type="string">
            <text:p>I heard that they'd just been found.$0f</text:p>
          </table:table-cell>
        </table:table-row>
        <table:table-row table:style-name="ro1">
          <table:table-cell office:value-type="string">
            <text:p>This brings us one step closer to#matching the enemy's strength.$0f</text:p>
          </table:table-cell>
          <table:table-cell office:value-type="string">
            <text:p>Esto nos acerca un paso a la potencia#bélica del enemigo.$0f</text:p>
          </table:table-cell>
          <table:table-cell office:value-type="string">
            <text:p>This brings us one step closer to#matching the enemy's strength.$0f</text:p>
          </table:table-cell>
        </table:table-row>
        <table:table-row table:style-name="ro1">
          <table:table-cell office:value-type="string">
            <text:p>Uh-huh.$0e$0e I'm looking forward to#trying out those new tanks.$0f</text:p>
          </table:table-cell>
          <table:table-cell office:value-type="string">
            <text:p>Ajá.$0e$0e Estoy deseando probar#uno de esos bichos.$0f</text:p>
          </table:table-cell>
          <table:table-cell office:value-type="string">
            <text:p>Uh-huh.$0e$0e I'm looking forward to#trying out those new tanks.$0f</text:p>
          </table:table-cell>
        </table:table-row>
        <table:table-row table:style-name="ro1">
          <table:table-cell office:value-type="string">
            <text:p>At last, $0ea chance to demonstrate#my specialty.$0f</text:p>
          </table:table-cell>
          <table:table-cell office:value-type="string">
            <text:p>Por fin $0euna oportunidad para#demostrar mi especialidad.$0f</text:p>
          </table:table-cell>
          <table:table-cell office:value-type="string">
            <text:p>At last, $0ea chance to demonstrate#my specialty.$0f</text:p>
          </table:table-cell>
        </table:table-row>
        <table:table-row table:style-name="ro1">
          <table:table-cell office:value-type="string">
            <text:p>Excuse me? $0eEagle, you're just a#glorified flyboy, right?$0fLeave those new tanks to the ground-#combat expert. $0eThat's me!$0f</text:p>
          </table:table-cell>
          <table:table-cell office:value-type="string">
            <text:p>¿Perdón? $0eÁguila, no eres más#que un pajarraco glorificado.$0fDeja esos tanques nuevos a la experta#en unidades terrestres.$0e ¡O sea, yo!$0f</text:p>
          </table:table-cell>
          <table:table-cell office:value-type="string">
            <text:p>Excuse me? $0eEagle, you're just a#glorified flyboy, right?$0fLeave those new tanks to the ground-#combat expert. $0eThat's me!$0f</text:p>
          </table:table-cell>
        </table:table-row>
        <table:table-row table:style-name="ro1">
          <table:table-cell office:value-type="string">
            <text:p>Who's a glorified flyboy?!$0fIf we leave these new tanks in your#hands, Red, $0ethey'll be wasted!$0f</text:p>
          </table:table-cell>
          <table:table-cell office:value-type="string">
            <text:p>¿Pajarraco glorificado?$0f¡Si dejamos estos tanques en tus#manos, $0eacabarán rotos!$0f</text:p>
          </table:table-cell>
          <table:table-cell office:value-type="string">
            <text:p>Who's a glorified flyboy?!$0fIf we leave these new tanks in your#hands, Red, $0ethey'll be wasted!$0f</text:p>
          </table:table-cell>
        </table:table-row>
        <table:table-row table:style-name="ro1">
          <table:table-cell office:value-type="string">
            <text:p>What did you say?!$0e$0e#I dare you to say that again, Eagle!$0f</text:p>
          </table:table-cell>
          <table:table-cell office:value-type="string">
            <text:p>¡¿Qué has dicho?!$0e$0e#¡Atrévete a repetirlo, Águila!$0f</text:p>
          </table:table-cell>
          <table:table-cell office:value-type="string">
            <text:p>What did you say?!$0e$0e#I dare you to say that again, Eagle!$0f</text:p>
          </table:table-cell>
        </table:table-row>
        <table:table-row table:style-name="ro1">
          <table:table-cell office:value-type="string">
            <text:p>Stop it, you two!$0fWhew...$0e And it all comes back to#an argument.$0fI wish this were more than just#an excuse for you two to fight.$0f</text:p>
          </table:table-cell>
          <table:table-cell office:value-type="string">
            <text:p>¡Ya basta de peleas!$0fBuf...$0e Siempre acabáis igual.$0fOjalá pusierais el mismo énfasis#en otras cosas.$0f</text:p>
          </table:table-cell>
          <table:table-cell office:value-type="string">
            <text:p>Stop it, you two!$0fWhew...$0e And it all comes back to#an argument.$0fI wish this were more than just#an excuse for you two to fight.$0f</text:p>
          </table:table-cell>
        </table:table-row>
        <table:table-row table:style-name="ro1">
          <table:table-cell office:value-type="string">
            <text:p>These tanks will cement#our victory.</text:p>
          </table:table-cell>
          <table:table-cell office:value-type="string">
            <text:p>Estos tanques serán#de gran ayuda.</text:p>
          </table:table-cell>
          <table:table-cell office:value-type="string">
            <text:p>These tanks will cement#our victory.</text:p>
          </table:table-cell>
        </table:table-row>
        <table:table-row table:style-name="ro1">
          <table:table-cell office:value-type="string">
            <text:p>With these new tanks,#nothing scares me.</text:p>
          </table:table-cell>
          <table:table-cell office:value-type="string">
            <text:p>Con los tanques nuevos#nada me da miedo.</text:p>
          </table:table-cell>
          <table:table-cell office:value-type="string">
            <text:p>With these new tanks,#nothing scares me.</text:p>
          </table:table-cell>
        </table:table-row>
        <table:table-row table:style-name="ro1">
          <table:table-cell office:value-type="string">
            <text:p>I'll be happy if these#help save allied lives.</text:p>
          </table:table-cell>
          <table:table-cell office:value-type="string">
            <text:p>Me basta con que#ayuden a salvar vidas.</text:p>
          </table:table-cell>
          <table:table-cell office:value-type="string">
            <text:p>I'll be happy if these#help save allied lives.</text:p>
          </table:table-cell>
        </table:table-row>
        <table:table-row table:style-name="ro1">
          <table:table-cell office:value-type="string">
            <text:p>Eagle. $0eJess.$0e$0e#Let's try this again.$0fIf we destroy that pipe correctly,$0e#I think we can divide the enemy.$0f</text:p>
          </table:table-cell>
          <table:table-cell office:value-type="string">
            <text:p>Águila. $0eJess.$0e$0e#Volvamos a intentarlo.$0fSi conseguimos destruir la tubería,$0e#podemos dividir al enemigo.$0f</text:p>
          </table:table-cell>
          <table:table-cell office:value-type="string">
            <text:p>Eagle. $0eJess.$0e$0e#Let's try this again.$0fIf we destroy that pipe correctly,$0e#I think we can divide the enemy.$0f</text:p>
          </table:table-cell>
        </table:table-row>
        <table:table-row table:style-name="ro1">
          <table:table-cell office:value-type="string">
            <text:p>You're right, Drake.$0fBut this Fog of War makes moving#tough.$0e$0e We've gotta use our$0fvision range and advance cautiously.$0f</text:p>
          </table:table-cell>
          <table:table-cell office:value-type="string">
            <text:p>Tienes razón, Drake.$0fPero esta Niebla de Guerra hace#que avanzar sea difícil.$0fTenemos que usar nuestro rango de#visión y avanzar con cuidado.$0f</text:p>
          </table:table-cell>
          <table:table-cell office:value-type="string">
            <text:p>You're right, Drake.$0fBut this Fog of War makes moving#tough.$0e$0e We've gotta use our$0fvision range and advance cautiously.$0f</text:p>
          </table:table-cell>
        </table:table-row>
        <table:table-row table:style-name="ro1">
          <table:table-cell office:value-type="string">
            <text:p>Wrong. $0eWouldn't it be faster to swoop#in and rout the enemy completely?$0fWith my air units, $0eit would be...$0f</text:p>
          </table:table-cell>
          <table:table-cell office:value-type="string">
            <text:p>No. $0e¿No sería más rápido avanzar#directamente y destruir completamente$0fal enemigo? Con mis unidades aéreas,$0e#sería como cos...$0f</text:p>
          </table:table-cell>
          <table:table-cell office:value-type="string">
            <text:p>Wrong. $0eWouldn't it be faster to swoop#in and rout the enemy completely?$0fWith my air units, $0eit would be...$0f</text:p>
          </table:table-cell>
        </table:table-row>
        <table:table-row table:style-name="ro1">
          <table:table-cell office:value-type="string">
            <text:p>You never change, Eagle.$0e Your#tactics are too reckless to--$0f</text:p>
          </table:table-cell>
          <table:table-cell office:value-type="string">
            <text:p>Nunca cambiarás, Águila.$0e Tu#estrategia es demasiado arriesgada.$0f</text:p>
          </table:table-cell>
          <table:table-cell office:value-type="string">
            <text:p>You never change, Eagle.$0e Your#tactics are too reckless to--$0f</text:p>
          </table:table-cell>
        </table:table-row>
        <table:table-row table:style-name="ro1">
          <table:table-cell office:value-type="string">
            <text:p>And you're too deliberate, Red.$0e#You sit, sit, sit,$0e and nothing else!$0f</text:p>
          </table:table-cell>
          <table:table-cell office:value-type="string">
            <text:p>Y tú eres demasiado cuidadosa.$0fEsperas, esperas, esperas...$0e#¡Y nada más!$0f</text:p>
          </table:table-cell>
          <table:table-cell office:value-type="string">
            <text:p>And you're too deliberate, Red.$0e#You sit, sit, sit,$0e and nothing else!$0f</text:p>
          </table:table-cell>
        </table:table-row>
        <table:table-row table:style-name="ro1">
          <table:table-cell office:value-type="string">
            <text:p>By Neptune's beard!$0e$0e Stop your#caterwauling, you two.$0fAll you ever do is fight!$0f</text:p>
          </table:table-cell>
          <table:table-cell office:value-type="string">
            <text:p>¡Por las barbas de Neptuno!$0e$0e#¡Dejad de ladrar!$0f¡No hacéis más que pelearos!$0f</text:p>
          </table:table-cell>
          <table:table-cell office:value-type="string">
            <text:p>By Neptune's beard!$0e$0e Stop your#caterwauling, you two.$0fAll you ever do is fight!$0f</text:p>
          </table:table-cell>
        </table:table-row>
        <table:table-row table:style-name="ro1">
          <table:table-cell office:value-type="string">
            <text:p>Lord Hawke, $0ethe enemy has finished#establishing their field HQ.$0f</text:p>
          </table:table-cell>
          <table:table-cell office:value-type="string">
            <text:p>Señor, $0eel enemigo ha terminado de#establecer su CG de campo.$0f</text:p>
          </table:table-cell>
          <table:table-cell office:value-type="string">
            <text:p>Lord Hawke, $0ethe enemy has finished#establishing their field HQ.$0f</text:p>
          </table:table-cell>
        </table:table-row>
        <table:table-row table:style-name="ro1">
          <table:table-cell office:value-type="string">
            <text:p>It has come to this...$0ebrought to bay#against our own factory.$0f</text:p>
          </table:table-cell>
          <table:table-cell office:value-type="string">
            <text:p>Hemos llegado a esto...$0e Acorralados#en nuestra propia fábrica.$0f</text:p>
          </table:table-cell>
          <table:table-cell office:value-type="string">
            <text:p>It has come to this...$0ebrought to bay#against our own factory.$0f</text:p>
          </table:table-cell>
        </table:table-row>
        <table:table-row table:style-name="ro1">
          <table:table-cell office:value-type="string">
            <text:p>Hawke...$0f</text:p>
          </table:table-cell>
          <table:table-cell office:value-type="string">
            <text:p>Maverik...$0f</text:p>
          </table:table-cell>
          <table:table-cell office:value-type="string">
            <text:p>Hawke...$0f</text:p>
          </table:table-cell>
        </table:table-row>
        <table:table-row table:style-name="ro1">
          <table:table-cell office:value-type="string">
            <text:p>Here, Lord Sturm.$0f</text:p>
          </table:table-cell>
          <table:table-cell office:value-type="string">
            <text:p>Aquí, mi señor Sturm.$0f</text:p>
          </table:table-cell>
          <table:table-cell office:value-type="string">
            <text:p>Here, Lord Sturm.$0f</text:p>
          </table:table-cell>
        </table:table-row>
        <table:table-row table:style-name="ro1">
          <table:table-cell office:value-type="string">
            <text:p>Explain yourself.$0e$0e The enemy has#routed your wretched companions...$0fAnd here you are, cringing like a dog#with its tail between its legs.$0f</text:p>
          </table:table-cell>
          <table:table-cell office:value-type="string">
            <text:p>Explícate.$0e$0e El enemigo ha derrotado#a tus miserables compañeros...$0fY aquí estás, encogido como un perro#con el rabo entre las piernas.$0f</text:p>
          </table:table-cell>
          <table:table-cell office:value-type="string">
            <text:p>Explain yourself.$0e$0e The enemy has#routed your wretched companions...$0fAnd here you are, cringing like a dog#with its tail between its legs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Protect my factory at any cost.$0fIf you fail, $0eyou will know no#peace and no forgiveness, cur.$0f</text:p>
          </table:table-cell>
          <table:table-cell office:value-type="string">
            <text:p>Protege mi fábrica a cualquier precio.$0fSi fallas, $0eno conocerás la paz#ni el perdón, perro.$0f</text:p>
          </table:table-cell>
          <table:table-cell office:value-type="string">
            <text:p>Protect my factory at any cost.$0fIf you fail, $0eyou will know no#peace and no forgiveness, cur.$0f</text:p>
          </table:table-cell>
        </table:table-row>
        <table:table-row table:style-name="ro1">
          <table:table-cell office:value-type="string">
            <text:p>Yes, my liege.$0f</text:p>
          </table:table-cell>
          <table:table-cell office:value-type="string">
            <text:p>Sí, mi señor.$0f</text:p>
          </table:table-cell>
          <table:table-cell office:value-type="string">
            <text:p>Yes, my liege.$0f</text:p>
          </table:table-cell>
        </table:table-row>
        <table:table-row table:style-name="ro1">
          <table:table-cell office:value-type="string">
            <text:p>As soon as we're ready, $0ebegin the#attack on that factory.$0f</text:p>
          </table:table-cell>
          <table:table-cell office:value-type="string">
            <text:p>Empezad a atacar la fábrica$0e#en cuanto estemos listos.$0f</text:p>
          </table:table-cell>
          <table:table-cell office:value-type="string">
            <text:p>As soon as we're ready, $0ebegin the#attack on that factory.$0f</text:p>
          </table:table-cell>
        </table:table-row>
        <table:table-row table:style-name="ro1">
          <table:table-cell office:value-type="string">
            <text:p>Think we can handle this on our own?$0fIt looks like Black Hole is mustering#all its troops.$0f</text:p>
          </table:table-cell>
          <table:table-cell office:value-type="string">
            <text:p>¿Creéis que podemos hacer esto solos?$0fParece que Black Hole está reuniendo#todas sus tropas.$0f</text:p>
          </table:table-cell>
          <table:table-cell office:value-type="string">
            <text:p>Think we can handle this on our own?$0fIt looks like Black Hole is mustering#all its troops.$0f</text:p>
          </table:table-cell>
        </table:table-row>
        <table:table-row table:style-name="ro1">
          <table:table-cell office:value-type="string">
            <text:p>This war won't end until we destroy#that factory.$0fIf we don't do this, no one will.$0f</text:p>
          </table:table-cell>
          <table:table-cell office:value-type="string">
            <text:p>Esta guerra no terminará hasta que no#destruyamos esa fábrica.$0fSi no lo hacemos nosotros,#nadie lo hará.$0f</text:p>
          </table:table-cell>
          <table:table-cell office:value-type="string">
            <text:p>This war won't end until we destroy#that factory.$0fIf we don't do this, no one will.$0f</text:p>
          </table:table-cell>
        </table:table-row>
        <table:table-row table:style-name="ro1">
          <table:table-cell office:value-type="string">
            <text:p>That's not exactly true.$0f</text:p>
          </table:table-cell>
          <table:table-cell office:value-type="string">
            <text:p>Eso no es exactamente cierto.$0f</text:p>
          </table:table-cell>
          <table:table-cell office:value-type="string">
            <text:p>That's not exactly true.$0f</text:p>
          </table:table-cell>
        </table:table-row>
        <table:table-row table:style-name="ro1">
          <table:table-cell office:value-type="string">
            <text:p>Commander Kanbei!$0f</text:p>
          </table:table-cell>
          <table:table-cell office:value-type="string">
            <text:p>¡Comandante Kanbei!$0f</text:p>
          </table:table-cell>
          <table:table-cell office:value-type="string">
            <text:p>Commander Kanbei!$0f</text:p>
          </table:table-cell>
        </table:table-row>
        <table:table-row table:style-name="ro1">
          <table:table-cell office:value-type="string">
            <text:p>If we pool our might and fight as one,#our chance of victory increases.$0fIsn't that so, Nell?$0f</text:p>
          </table:table-cell>
          <table:table-cell office:value-type="string">
            <text:p>Si unimos nuestras fuerzas y luchamos#como uno solo, nuestras posibilidades$0fde victoria aumentarán.$0e#¿No es así, Nell?$0f</text:p>
          </table:table-cell>
          <table:table-cell office:value-type="string">
            <text:p>If we pool our might and fight as one,#our chance of victory increases.$0fIsn't that so, Nell?$0f</text:p>
          </table:table-cell>
        </table:table-row>
        <table:table-row table:style-name="ro1">
          <table:table-cell office:value-type="string">
            <text:p>Yes, it is.$0e$0e We want to help as well.$0fBlue Moon can't send soldiers, $0ebut#their support is unwavering.$0f</text:p>
          </table:table-cell>
          <table:table-cell office:value-type="string">
            <text:p>Sí.$0e$0e Nosotros también queremos ayudar.$0fBlue Moon no puede enviar soldados,$0e#pero tenemos todo su apoyo.$0f</text:p>
          </table:table-cell>
          <table:table-cell office:value-type="string">
            <text:p>Yes, it is.$0e$0e We want to help as well.$0fBlue Moon can't send soldiers, $0ebut#their support is unwavering.$0f</text:p>
          </table:table-cell>
        </table:table-row>
        <table:table-row table:style-name="ro1">
          <table:table-cell office:value-type="string">
            <text:p>I understand...$0e It's not like we've#been fighting this war on our own.$0f</text:p>
          </table:table-cell>
          <table:table-cell office:value-type="string">
            <text:p>Entiendo...$0e Esta guerra es de#todos.$0f</text:p>
          </table:table-cell>
          <table:table-cell office:value-type="string">
            <text:p>I understand...$0e It's not like we've#been fighting this war on our own.$0f</text:p>
          </table:table-cell>
        </table:table-row>
        <table:table-row table:style-name="ro1">
          <table:table-cell office:value-type="string">
            <text:p>Together, $0ewe stand strong.$0e$0e#Now let's go liberate Green Earth!$0f</text:p>
          </table:table-cell>
          <table:table-cell office:value-type="string">
            <text:p>Juntos, $0eseremos invencibles.$0e$0e#¡Liberemos Green Earth!$0f</text:p>
          </table:table-cell>
          <table:table-cell office:value-type="string">
            <text:p>Together, $0ewe stand strong.$0e$0e#Now let's go liberate Green Earth!$0f</text:p>
          </table:table-cell>
        </table:table-row>
        <table:table-row table:style-name="ro1">
          <table:table-cell office:value-type="string">
            <text:p>It's almost time.$0e$0e I think air#units have the advantage here.$0f</text:p>
          </table:table-cell>
          <table:table-cell office:value-type="string">
            <text:p>Ya es la hora.$0e$0e Creo que las#unidades aéreas jugarán con ventaja.$0f</text:p>
          </table:table-cell>
          <table:table-cell office:value-type="string">
            <text:p>It's almost time.$0e$0e I think air#units have the advantage here.$0f</text:p>
          </table:table-cell>
        </table:table-row>
        <table:table-row table:style-name="ro1">
          <table:table-cell office:value-type="string">
            <text:p>It looks like Green Earth would have#an advantage with air units...$0fCan I navigate these waters?$0e Only#one way to find out! $0eAnchors aweigh!$0f</text:p>
          </table:table-cell>
          <table:table-cell office:value-type="string">
            <text:p>Parece que Green Earth tendría#ventaja con unidades aéreas...$0f¿Podré navegar estas aguas?$0e ¡Sólo#hay una forma de saberlo!$0f¡Levad las anclas!$0f</text:p>
          </table:table-cell>
          <table:table-cell office:value-type="string">
            <text:p>It looks like Green Earth would have#an advantage with air units...$0fCan I navigate these waters?$0e Only#one way to find out! $0eAnchors aweigh!$0f</text:p>
          </table:table-cell>
        </table:table-row>
        <table:table-row table:style-name="ro1">
          <table:table-cell office:value-type="string">
            <text:p>We definitely need air support here.$0fI hope this is the last battle.$0f</text:p>
          </table:table-cell>
          <table:table-cell office:value-type="string">
            <text:p>Necesitamos apoyo aéreo.$0fEspero que sea la última batalla.$0f</text:p>
          </table:table-cell>
          <table:table-cell office:value-type="string">
            <text:p>We definitely need air support here.$0fI hope this is the last battle.$0f</text:p>
          </table:table-cell>
        </table:table-row>
        <table:table-row table:style-name="ro1">
          <table:table-cell office:value-type="string">
            <text:p>Here we turn the tables on the foe!$0fAs long as Kanbei is here,$0e#the enemy shall know no peace!$0f</text:p>
          </table:table-cell>
          <table:table-cell office:value-type="string">
            <text:p>¡La suerte nos favorecerá!$0f¡Mientras Kanbei esté aquí,$0e#el enemigo no conocerá la paz!$0f</text:p>
          </table:table-cell>
          <table:table-cell office:value-type="string">
            <text:p>Here we turn the tables on the foe!$0fAs long as Kanbei is here,$0e#the enemy shall know no peace!$0f</text:p>
          </table:table-cell>
        </table:table-row>
        <table:table-row table:style-name="ro1">
          <table:table-cell office:value-type="string">
            <text:p>We're closest to the factory.$0fThe keys to this battle are taking the#cannon and circling behind the enemy.$0f</text:p>
          </table:table-cell>
          <table:table-cell office:value-type="string">
            <text:p>Estamos muy cerca de la fábrica.$0fLa clave de esta batalla es tomar el#cañón y rodear al enemigo.$0f</text:p>
          </table:table-cell>
          <table:table-cell office:value-type="string">
            <text:p>We're closest to the factory.$0fThe keys to this battle are taking the#cannon and circling behind the enemy.$0f</text:p>
          </table:table-cell>
        </table:table-row>
        <table:table-row table:style-name="ro1">
          <table:table-cell office:value-type="string">
            <text:p>That enemy CO seems like a#tough guy...$0fBut I see right through him, and#I'm going for his weak point!$0f</text:p>
          </table:table-cell>
          <table:table-cell office:value-type="string">
            <text:p>El OJ enemigo parece un tipo duro...$0f¡Pero se le ve venir a la legua, y#voy a por su punto débil!$0f</text:p>
          </table:table-cell>
          <table:table-cell office:value-type="string">
            <text:p>That enemy OC seems like a#tough guy...$0fBut I see right through him, and#I'm going for his weak point!$0f</text:p>
          </table:table-cell>
        </table:table-row>
        <table:table-row table:style-name="ro1">
          <table:table-cell office:value-type="string">
            <text:p>We're in charge of the land campaign!$0fWahoo!$0e I'm ready to go!$0f</text:p>
          </table:table-cell>
          <table:table-cell office:value-type="string">
            <text:p>¡Estamos a cargo de la campaña de#tierra!$0e ¡Yúju!$0e ¡Estoy listo!$0f</text:p>
          </table:table-cell>
          <table:table-cell office:value-type="string">
            <text:p>We're in charge of the land campaign!$0fWahoo!$0e I'm ready to go!$0f</text:p>
          </table:table-cell>
        </table:table-row>
        <table:table-row table:style-name="ro1">
          <table:table-cell office:value-type="string">
            <text:p>That Hawke is a little scary...$0fBut I won't back down, $0eand I#won't lose a land battle!$0f</text:p>
          </table:table-cell>
          <table:table-cell office:value-type="string">
            <text:p>Ese Maverik da un poco de miedo...$0f¡Pero no retrocederé, $0ey no#perderé una batalla terrestre!$0f</text:p>
          </table:table-cell>
          <table:table-cell office:value-type="string">
            <text:p>That Hawke is a little scary...$0fBut I won't back down, $0eand I#won't lose a land battle!$0f</text:p>
          </table:table-cell>
        </table:table-row>
        <table:table-row table:style-name="ro1">
          <table:table-cell office:value-type="string">
            <text:p>Leave the ground battle to me!$0fIt's time to let loose with a#good, old-fashioned beatdown!$0f</text:p>
          </table:table-cell>
          <table:table-cell office:value-type="string">
            <text:p>¡Dejádmelo a mí!$0f¡Es hora de poner en práctica#una paliza de las de toda la vida!$0f</text:p>
          </table:table-cell>
          <table:table-cell office:value-type="string">
            <text:p>Leave the ground battle to me!$0fIt's time to let loose with a#good, old-fashioned beatdown!$0f</text:p>
          </table:table-cell>
        </table:table-row>
        <table:table-row table:style-name="ro1">
          <table:table-cell office:value-type="string">
            <text:p>Is this the end?$0f</text:p>
          </table:table-cell>
          <table:table-cell office:value-type="string">
            <text:p>¿Es esto el fin?$0f</text:p>
          </table:table-cell>
          <table:table-cell office:value-type="string">
            <text:p>Is this the end?$0f</text:p>
          </table:table-cell>
        </table:table-row>
        <table:table-row table:style-name="ro1">
          <table:table-cell office:value-type="string">
            <text:p>Commander?$0e#What are your orders, sir?$0f</text:p>
          </table:table-cell>
          <table:table-cell office:value-type="string">
            <text:p>¿Señor?$0e#¿Cuáles son vuestras órdenes?$0f</text:p>
          </table:table-cell>
          <table:table-cell office:value-type="string">
            <text:p>Commander?$0e#What are your orders, sir?$0f</text:p>
          </table:table-cell>
        </table:table-row>
        <table:table-row table:style-name="ro1">
          <table:table-cell office:value-type="string">
            <text:p>Do as you please.$0f</text:p>
          </table:table-cell>
          <table:table-cell office:value-type="string">
            <text:p>Haced lo que queráis.$0f</text:p>
          </table:table-cell>
          <table:table-cell office:value-type="string">
            <text:p>Do as you please.$0f</text:p>
          </table:table-cell>
        </table:table-row>
        <table:table-row table:style-name="ro1">
          <table:table-cell office:value-type="string">
            <text:p>Um...$0eand you, Commander?$0fYou're not planning on going down#with the...er...factory?$0f</text:p>
          </table:table-cell>
          <table:table-cell office:value-type="string">
            <text:p>Um...$0e ¿Y usted, señor?$0f¿No estaréis pensando en caer#con la... er... fábrica?$0f</text:p>
          </table:table-cell>
          <table:table-cell office:value-type="string">
            <text:p>Um...$0eand you, Commander?$0fYou're not planning on going down#with the...er...factory?$0f</text:p>
          </table:table-cell>
        </table:table-row>
        <table:table-row table:style-name="ro1">
          <table:table-cell office:value-type="string">
            <text:p>Fool!$0e This place may be important,$0e#but I've no desire to die with it.$0fNow go! $0eIf you want to save your#skin, $0eyou must do it yourself!$0f</text:p>
          </table:table-cell>
          <table:table-cell office:value-type="string">
            <text:p>¡Idiota!$0e Puede que este lugar sea#importante,$0e pero no tengo ningún$0fdeseo de morir con él.$0f¡Ahora vete!$0e ¡Si quieres salvar tu#pellejo,$0e debes hacerlo tú mismo!$0f</text:p>
          </table:table-cell>
          <table:table-cell office:value-type="string">
            <text:p>Fool!$0e This place may be important,$0e#but I've no desire to die with it.$0fNow go! $0eIf you want to save your#skin, $0eyou must do it yourself!$0f</text:p>
          </table:table-cell>
        </table:table-row>
        <table:table-row table:style-name="ro1">
          <table:table-cell office:value-type="string">
            <text:p>Yes, sir.$0f Farewell, sir.$0f</text:p>
          </table:table-cell>
          <table:table-cell office:value-type="string">
            <text:p>Sí, señor.$0f Hasta pronto, señor.$0f</text:p>
          </table:table-cell>
          <table:table-cell office:value-type="string">
            <text:p>Yes, sir.$0f Farewell, sir.$0f</text:p>
          </table:table-cell>
        </table:table-row>
        <table:table-row table:style-name="ro1">
          <table:table-cell office:value-type="string">
            <text:p>Hah...$0e This is one situation I never#expected myself to be in.$0fI survive, though.$0e And where there's#life, there is opportunity.$0f</text:p>
          </table:table-cell>
          <table:table-cell office:value-type="string">
            <text:p>Ja...$0e Heme aquí en una situación en#la que nunca esperé verme envuelto.$0fAunque he sobrevivido.$0e Y si existe#la vida, existe la oportunidad.$0f</text:p>
          </table:table-cell>
          <table:table-cell office:value-type="string">
            <text:p>Hah...$0e This is one situation I never#expected myself to be in.$0fI survive, though.$0e And where there's#life, there is opportunity.$0f</text:p>
          </table:table-cell>
        </table:table-row>
        <table:table-row table:style-name="ro1">
          <table:table-cell office:value-type="string">
            <text:p>The factory is captured!$0f</text:p>
          </table:table-cell>
          <table:table-cell office:value-type="string">
            <text:p>¡Hemos capturado la fábrica!$0f</text:p>
          </table:table-cell>
          <table:table-cell office:value-type="string">
            <text:p>The factory is captured!$0f</text:p>
          </table:table-cell>
        </table:table-row>
        <table:table-row table:style-name="ro1">
          <table:table-cell office:value-type="string">
            <text:p>And the enemy CO?$0f</text:p>
          </table:table-cell>
          <table:table-cell office:value-type="string">
            <text:p>¿Y el OJ enemigo?$0f</text:p>
          </table:table-cell>
          <table:table-cell office:value-type="string">
            <text:p>And the enemy OC?$0f</text:p>
          </table:table-cell>
        </table:table-row>
        <table:table-row table:style-name="ro1">
          <table:table-cell office:value-type="string">
            <text:p>Missing in action, sir.$0e He disappeared#at the time the factory was secured.$0f</text:p>
          </table:table-cell>
          <table:table-cell office:value-type="string">
            <text:p>Desaparecido en combate, señor.$0fDesapareció justo cuando nos hicimos#con la fábrica.$0f</text:p>
          </table:table-cell>
          <table:table-cell office:value-type="string">
            <text:p>Missing in action, sir.$0e He disappeared#at the time the factory was secured.$0f</text:p>
          </table:table-cell>
        </table:table-row>
        <table:table-row table:style-name="ro1">
          <table:table-cell office:value-type="string">
            <text:p>Really...$0e$0e Nice work, soldier.$0f</text:p>
          </table:table-cell>
          <table:table-cell office:value-type="string">
            <text:p>Vaya...$0e$0e Buen trabajo, soldado.$0f</text:p>
          </table:table-cell>
          <table:table-cell office:value-type="string">
            <text:p>Really...$0e$0e Nice work, soldier.$0f</text:p>
          </table:table-cell>
        </table:table-row>
        <table:table-row table:style-name="ro1">
          <table:table-cell office:value-type="string">
            <text:p>Thank you, ma'am!$0f</text:p>
          </table:table-cell>
          <table:table-cell office:value-type="string">
            <text:p>¡Gracias, señora!$0f</text:p>
          </table:table-cell>
          <table:table-cell office:value-type="string">
            <text:p>Thank you, ma'am!$0f</text:p>
          </table:table-cell>
        </table:table-row>
        <table:table-row table:style-name="ro1">
          <table:table-cell office:value-type="string">
            <text:p>It's over at last.$0f</text:p>
          </table:table-cell>
          <table:table-cell office:value-type="string">
            <text:p>Por fin ha terminado.$0f</text:p>
          </table:table-cell>
          <table:table-cell office:value-type="string">
            <text:p>It's over at last.$0f</text:p>
          </table:table-cell>
        </table:table-row>
        <table:table-row table:style-name="ro1">
          <table:table-cell office:value-type="string">
            <text:p>Mm.$0e Peace will now return to#Green Earth.$0f</text:p>
          </table:table-cell>
          <table:table-cell office:value-type="string">
            <text:p>Mm.$0e Ahora la paz volverá a#Green Earth.$0f</text:p>
          </table:table-cell>
          <table:table-cell office:value-type="string">
            <text:p>Mm.$0e Peace will now return to#Green Earth.$0f</text:p>
          </table:table-cell>
        </table:table-row>
        <table:table-row table:style-name="ro1">
          <table:table-cell office:value-type="string">
            <text:p>Whew...$0e That's nice.$0f</text:p>
          </table:table-cell>
          <table:table-cell office:value-type="string">
            <text:p>Buf...$0e Me alegro.$0f</text:p>
          </table:table-cell>
          <table:table-cell office:value-type="string">
            <text:p>Whew...$0e That's nice.$0f</text:p>
          </table:table-cell>
        </table:table-row>
        <table:table-row table:style-name="ro1">
          <table:table-cell office:value-type="string">
            <text:p>Huh? $0eThat was unexpected.$0f</text:p>
          </table:table-cell>
          <table:table-cell office:value-type="string">
            <text:p>¿Eh? $0eQué seco...$0f</text:p>
          </table:table-cell>
          <table:table-cell office:value-type="string">
            <text:p>Huh? $0eThat was unexpected.$0f</text:p>
          </table:table-cell>
        </table:table-row>
        <table:table-row table:style-name="ro1">
          <table:table-cell office:value-type="string">
            <text:p>Hm? $0eWhat was?$0f</text:p>
          </table:table-cell>
          <table:table-cell office:value-type="string">
            <text:p>¿Mm? $0e¿Seco?$0f</text:p>
          </table:table-cell>
          <table:table-cell office:value-type="string">
            <text:p>Hm? $0eWhat was?$0f</text:p>
          </table:table-cell>
        </table:table-row>
        <table:table-row table:style-name="ro1">
          <table:table-cell office:value-type="string">
            <text:p>"Nice"? $0eI thought you'd be#more...$0eexcited.$0f</text:p>
          </table:table-cell>
          <table:table-cell office:value-type="string">
            <text:p>¿$abMe alegro$bb? $0eCreía que estarías#más...$0e ilusionado.$0f</text:p>
          </table:table-cell>
          <table:table-cell office:value-type="string">
            <text:p>"Nice"? $0eI thought you'd be#more...$0eexcited.$0f</text:p>
          </table:table-cell>
        </table:table-row>
        <table:table-row table:style-name="ro1">
          <table:table-cell office:value-type="string">
            <text:p>Oh, I'm thrilled.$0e#I just want to take a nap is all.$0fYaaaaawn! $0eI'm bushed!$0f</text:p>
          </table:table-cell>
          <table:table-cell office:value-type="string">
            <text:p>Lo estoy, no te creas.$0e#Pero es que quiero echar una siesta.$0f¡Uaaaaa! $0e¡Estoy destrozado!$0f</text:p>
          </table:table-cell>
          <table:table-cell office:value-type="string">
            <text:p>Oh, I'm thrilled.$0e#I just want to take a nap is all.$0fYaaaaawn! $0eI'm bushed!$0f</text:p>
          </table:table-cell>
        </table:table-row>
        <table:table-row table:style-name="ro1">
          <table:table-cell office:value-type="string">
            <text:p>Hm hm hmm...$0f</text:p>
          </table:table-cell>
          <table:table-cell office:value-type="string">
            <text:p>Mm, mm, mmm...$0f</text:p>
          </table:table-cell>
          <table:table-cell office:value-type="string">
            <text:p>Hm hm hmm...$0f</text:p>
          </table:table-cell>
        </table:table-row>
        <table:table-row table:style-name="ro1">
          <table:table-cell office:value-type="string">
            <text:p>Ha ha haa...$0f</text:p>
          </table:table-cell>
          <table:table-cell office:value-type="string">
            <text:p>Ja, ja, jaa...$0f</text:p>
          </table:table-cell>
          <table:table-cell office:value-type="string">
            <text:p>Ha ha haa...$0f</text:p>
          </table:table-cell>
        </table:table-row>
        <table:table-row table:style-name="ro1">
          <table:table-cell office:value-type="string">
            <text:p>Congratulations on your victory.$0e$0e#As your ally, we are very happy.$0f</text:p>
          </table:table-cell>
          <table:table-cell office:value-type="string">
            <text:p>Enhorabuena por la victoria.$0fComo aliados vuestros, estamos#muy contentos.$0f</text:p>
          </table:table-cell>
          <table:table-cell office:value-type="string">
            <text:p>Congratulations on your victory.$0e$0e#As your ally, we are very happy.$0f</text:p>
          </table:table-cell>
        </table:table-row>
        <table:table-row table:style-name="ro1">
          <table:table-cell office:value-type="string">
            <text:p>We couldn't have done it without#your assistance.$0fOn behalf of the people of Green#Earth, I thank you.$0f</text:p>
          </table:table-cell>
          <table:table-cell office:value-type="string">
            <text:p>No lo habríamos conseguido sin#vuestra ayuda.$0fEn nombre del pueblo de Green#Earth, os doy las gracias.$0f</text:p>
          </table:table-cell>
          <table:table-cell office:value-type="string">
            <text:p>We couldn't have done it without#your assistance.$0fOn behalf of the people of Green#Earth, I thank you.$0f</text:p>
          </table:table-cell>
        </table:table-row>
        <table:table-row table:style-name="ro1">
          <table:table-cell office:value-type="string">
            <text:p>Hearing that makes the journey#worthwhile.$0f</text:p>
          </table:table-cell>
          <table:table-cell office:value-type="string">
            <text:p>Sólo por esto ya merece la pena#el viaje.$0f</text:p>
          </table:table-cell>
          <table:table-cell office:value-type="string">
            <text:p>Hearing that makes the journey#worthwhile.$0f</text:p>
          </table:table-cell>
        </table:table-row>
        <table:table-row table:style-name="ro1">
          <table:table-cell office:value-type="string">
            <text:p>Yes, it does.$0fNow,$0e Commander Eagle, $0eI think you#grasp the situation, but...$0f</text:p>
          </table:table-cell>
          <table:table-cell office:value-type="string">
            <text:p>Tienes razón.$0fAhora,$0e Comandante Águila, $0ecreo que#eres consciente de la situación...$0f</text:p>
          </table:table-cell>
          <table:table-cell office:value-type="string">
            <text:p>Yes, it does.$0fNow,$0e Commander Eagle, $0eI think you#grasp the situation, but...$0f</text:p>
          </table:table-cell>
        </table:table-row>
        <table:table-row table:style-name="ro1">
          <table:table-cell office:value-type="string">
            <text:p>Yes. $0eThe war is not yet finished.$0f</text:p>
          </table:table-cell>
          <table:table-cell office:value-type="string">
            <text:p>Sí. $0eLa guerra aun no ha terminado.$0f</text:p>
          </table:table-cell>
          <table:table-cell office:value-type="string">
            <text:p>Yes. $0eThe war is not yet finished.$0f</text:p>
          </table:table-cell>
        </table:table-row>
        <table:table-row table:style-name="ro1">
          <table:table-cell office:value-type="string">
            <text:p>Correct.$0e You know where that pipe#leads...$0fUntil we've defeated Black Hole on#their own turf, $0ethe war will never$0ftruly be finished.$0f</text:p>
          </table:table-cell>
          <table:table-cell office:value-type="string">
            <text:p>Correcto.$0e Ya sabes adónde lleva#la tubería...$0fA menos que derrotemos a Black Hole en#su propio territorio, $0ela guerra nunca$0fterminará.$0f</text:p>
          </table:table-cell>
          <table:table-cell office:value-type="string">
            <text:p>Correct.$0e You know where that pipe#leads...$0fUntil we've defeated Black Hole on#their own turf, $0ethe war will never$0ftruly be finished.$0f</text:p>
          </table:table-cell>
        </table:table-row>
        <table:table-row table:style-name="ro1">
          <table:table-cell office:value-type="string">
            <text:p>It sounds like things are just going to#continue getting tougher.$0f</text:p>
          </table:table-cell>
          <table:table-cell office:value-type="string">
            <text:p>Parece que la cosa se pone cada vez#más complicada.$0f</text:p>
          </table:table-cell>
          <table:table-cell office:value-type="string">
            <text:p>It sounds like things are just going to#continue getting tougher.$0f</text:p>
          </table:table-cell>
        </table:table-row>
        <table:table-row table:style-name="ro1">
          <table:table-cell office:value-type="string">
            <text:p>It's not like the combat we've seen#up to now has been child's play.$0fNo matter who the foe may be,$0e#we won't lose.$0f</text:p>
          </table:table-cell>
          <table:table-cell office:value-type="string">
            <text:p>No es que el combate que acabamos de#presenciar fuera un juego de niños.$0fSea quien sea el enemigo,$0e#no perderemos.$0f</text:p>
          </table:table-cell>
          <table:table-cell office:value-type="string">
            <text:p>It's not like the combat we've seen#up to now has been child's play.$0fNo matter who the foe may be,$0e#we won't lose.$0f</text:p>
          </table:table-cell>
        </table:table-row>
        <table:table-row table:style-name="ro1">
          <table:table-cell office:value-type="string">
            <text:p>Next is the enemy#citadel.</text:p>
          </table:table-cell>
          <table:table-cell office:value-type="string">
            <text:p>Y ahora... A por el#reducto enemigo.</text:p>
          </table:table-cell>
          <table:table-cell office:value-type="string">
            <text:p>Next is the enemy#citadel.</text:p>
          </table:table-cell>
        </table:table-row>
        <table:table-row table:style-name="ro1">
          <table:table-cell office:value-type="string">
            <text:p>We did it! Green Earth#is free!</text:p>
          </table:table-cell>
          <table:table-cell office:value-type="string">
            <text:p>¡Lo hemos conseguido!#¡Green Earth es libre!</text:p>
          </table:table-cell>
          <table:table-cell office:value-type="string">
            <text:p>We did it! Green Earth#is free!</text:p>
          </table:table-cell>
        </table:table-row>
        <table:table-row table:style-name="ro1">
          <table:table-cell office:value-type="string">
            <text:p>We made it...#I'm glad that's done.</text:p>
          </table:table-cell>
          <table:table-cell office:value-type="string">
            <text:p>Por fin... Me alegro#de que haya terminado.</text:p>
          </table:table-cell>
          <table:table-cell office:value-type="string">
            <text:p>We made it...#I'm glad that's done.</text:p>
          </table:table-cell>
        </table:table-row>
        <table:table-row table:style-name="ro1">
          <table:table-cell office:value-type="string">
            <text:p>Mm! A fight worthy of#a samurai.</text:p>
          </table:table-cell>
          <table:table-cell office:value-type="string">
            <text:p>¡Mm! Un combate digno#de un samurai.</text:p>
          </table:table-cell>
          <table:table-cell office:value-type="string">
            <text:p>Mm! A fight worthy of#a samurai.</text:p>
          </table:table-cell>
        </table:table-row>
        <table:table-row table:style-name="ro1">
          <table:table-cell office:value-type="string">
            <text:p>All that's left is Black#Hole's citadel.</text:p>
          </table:table-cell>
          <table:table-cell office:value-type="string">
            <text:p>Lo único que queda es#el reducto enemigo.</text:p>
          </table:table-cell>
          <table:table-cell office:value-type="string">
            <text:p>All that's left is Black#Hole's citadel.</text:p>
          </table:table-cell>
        </table:table-row>
        <table:table-row table:style-name="ro1">
          <table:table-cell office:value-type="string">
            <text:p>Woh ho ho ho! Just a#bunch of green recruits!</text:p>
          </table:table-cell>
          <table:table-cell office:value-type="string">
            <text:p>¡Jo, jo, jo, jo! ¡Era un#grupo de reclutas!</text:p>
          </table:table-cell>
          <table:table-cell office:value-type="string">
            <text:p>Woh ho ho ho! Just a#bunch of green recruits!</text:p>
          </table:table-cell>
        </table:table-row>
        <table:table-row table:style-name="ro1">
          <table:table-cell office:value-type="string">
            <text:p>And that...is that!</text:p>
          </table:table-cell>
          <table:table-cell office:value-type="string">
            <text:p>¡Y eso es todo!</text:p>
          </table:table-cell>
          <table:table-cell office:value-type="string">
            <text:p>And that...is that!</text:p>
          </table:table-cell>
        </table:table-row>
        <table:table-row table:style-name="ro1">
          <table:table-cell office:value-type="string">
            <text:p>I guess that wraps things#up here.</text:p>
          </table:table-cell>
          <table:table-cell office:value-type="string">
            <text:p><text:s/>Creo que esto# soluciona las cosas.</text:p>
          </table:table-cell>
          <table:table-cell office:value-type="string">
            <text:p>I guess that wraps things#up here.</text:p>
          </table:table-cell>
        </table:table-row>
        <table:table-row table:style-name="ro1">
          <table:table-cell office:value-type="string">
            <text:p>I'm tellin' you, there's#no way we can lose.</text:p>
          </table:table-cell>
          <table:table-cell office:value-type="string">
            <text:p>Lo digo en serio:#somos invencibles.</text:p>
          </table:table-cell>
          <table:table-cell office:value-type="string">
            <text:p>I'm tellin' you, there's#no way we can lose.</text:p>
          </table:table-cell>
        </table:table-row>
        <table:table-row table:style-name="ro1">
          <table:table-cell office:value-type="string">
            <text:p>I can't believe one guy did that...$0e#Crud! $0eI am sooooo mad!$0f</text:p>
          </table:table-cell>
          <table:table-cell office:value-type="string">
            <text:p>No puedo creer que un solo tipo#hiciera eso...$0f¡Maldita sea! $0e¡Estoy furioso!$0f</text:p>
          </table:table-cell>
          <table:table-cell office:value-type="string">
            <text:p>I can't believe one guy did that...$0e#Crud! $0eI am sooooo mad!$0f</text:p>
          </table:table-cell>
        </table:table-row>
        <table:table-row table:style-name="ro1">
          <table:table-cell office:value-type="string">
            <text:p>The Black Cannons and the mini-#cannons are the problem.$0fThe sheer number of those things#makes advancing near impossible.$0f</text:p>
          </table:table-cell>
          <table:table-cell office:value-type="string">
            <text:p>El problema son los mini-cañones#y los Cañones Negros.$0fHay tantos de esos bichos que#avanzar es casi imposible.$0f</text:p>
          </table:table-cell>
          <table:table-cell office:value-type="string">
            <text:p>The Black Cannons and the mini-#cannons are the problem.$0fThe sheer number of those things#makes advancing near impossible.$0f</text:p>
          </table:table-cell>
        </table:table-row>
        <table:table-row table:style-name="ro1">
          <table:table-cell office:value-type="string">
            <text:p>You're right...$0e Maybe we should give#each army a specific role.$0f</text:p>
          </table:table-cell>
          <table:table-cell office:value-type="string">
            <text:p>Tienes razón...$0e Quizá deberíamos dar#una misión específica a cada ejército.$0f</text:p>
          </table:table-cell>
          <table:table-cell office:value-type="string">
            <text:p>You're right...$0e Maybe we should give#each army a specific role.$0f</text:p>
          </table:table-cell>
        </table:table-row>
        <table:table-row table:style-name="ro1">
          <table:table-cell office:value-type="string">
            <text:p>A role?$0f</text:p>
          </table:table-cell>
          <table:table-cell office:value-type="string">
            <text:p>¿Una misión?$0f</text:p>
          </table:table-cell>
          <table:table-cell office:value-type="string">
            <text:p>A role?$0f</text:p>
          </table:table-cell>
        </table:table-row>
        <table:table-row table:style-name="ro1">
          <table:table-cell office:value-type="string">
            <text:p>Yes.$0e$0e The first thing we need to do is#deal with the minicannons.$0fYou don't need to destroy them all$3b$0e#just clear a path.$0fOrange Star will follow the overland#route, $0eGreen Earth can attack from$0fthe sea and sky,$0e and...$0f</text:p>
          </table:table-cell>
          <table:table-cell office:value-type="string">
            <text:p>Sí.$0e$0e Lo primero que tenemos que hacer#es encargarnos de los mini-cañones.$0fNo tenemos que destruirlos todos$3b$0e#sólo abrir una brecha.$0fOrange Star seguirá la ruta terrestre,$0e#Green Earth puede atacar desde los$0fcielos,$0e y...$0f</text:p>
          </table:table-cell>
          <table:table-cell office:value-type="string">
            <text:p>Yes.$0e$0e The first thing we need to do is#deal with the minicannons.$0fYou don't need to destroy them all$3b$0e#just clear a path.$0fOrange Star will follow the overland#route, $0eGreen Earth can attack from$0fthe sea and sky,$0e and...$0f</text:p>
          </table:table-cell>
        </table:table-row>
        <table:table-row table:style-name="ro1">
          <table:table-cell office:value-type="string">
            <text:p>Yellow Comet will advance on the#factory.$0f</text:p>
          </table:table-cell>
          <table:table-cell office:value-type="string">
            <text:p>Yellow Comet atacará la fábrica.$0f</text:p>
          </table:table-cell>
          <table:table-cell office:value-type="string">
            <text:p>Yellow Comet will advance on the#factory.$0f</text:p>
          </table:table-cell>
        </table:table-row>
        <table:table-row table:style-name="ro1">
          <table:table-cell office:value-type="string">
            <text:p>Exactly!$0e#As quick as ever, Sonja.$0f</text:p>
          </table:table-cell>
          <table:table-cell office:value-type="string">
            <text:p>¡Exacto!$0e#Tan rápida como siempre, Sonja.$0f</text:p>
          </table:table-cell>
          <table:table-cell office:value-type="string">
            <text:p>Exactly!$0e#As quick as ever, Sonja.$0f</text:p>
          </table:table-cell>
        </table:table-row>
        <table:table-row table:style-name="ro1">
          <table:table-cell office:value-type="string">
            <text:p>We'll capture the base below the#factory $0eand target the pipe.$0f</text:p>
          </table:table-cell>
          <table:table-cell office:value-type="string">
            <text:p>Capturaremos la base que está debajo#de la fábrica $0ey atacaremos la tubería.$0f</text:p>
          </table:table-cell>
          <table:table-cell office:value-type="string">
            <text:p>We'll capture the base below the#factory $0eand target the pipe.$0f</text:p>
          </table:table-cell>
        </table:table-row>
        <table:table-row table:style-name="ro1">
          <table:table-cell office:value-type="string">
            <text:p>All right, then.$0e Let's move out.$0e$0e#This time, $0evictory will be ours!$0f</text:p>
          </table:table-cell>
          <table:table-cell office:value-type="string">
            <text:p>Muy bien.$0e A por ellos, pues.$0e$0e#¡Esta vez, $0ela victoria será nuestra!$0f</text:p>
          </table:table-cell>
          <table:table-cell office:value-type="string">
            <text:p>All right, then.$0e Let's move out.$0e$0e#This time, $0evictory will be ours!$0f</text:p>
          </table:table-cell>
        </table:table-row>
        <table:table-row table:style-name="ro1">
          <table:table-cell office:value-type="string">
            <text:p>Father!$0e$0e#Come quickly!$0f</text:p>
          </table:table-cell>
          <table:table-cell office:value-type="string">
            <text:p>¡Padre!$0e$0e#¡Ven, rápido!$0f</text:p>
          </table:table-cell>
          <table:table-cell office:value-type="string">
            <text:p>Father!$0e$0e#Come quickly!$0f</text:p>
          </table:table-cell>
        </table:table-row>
        <table:table-row table:style-name="ro1">
          <table:table-cell office:value-type="string">
            <text:p>Ah, Sonja.$0e#What good timing.$0fI can't seem to find my other sock...$0f</text:p>
          </table:table-cell>
          <table:table-cell office:value-type="string">
            <text:p>Ah, Sonja.$0e#Llegas en el mejor momento.$0fNo consigo encontrar el otro calcetín...$0f</text:p>
          </table:table-cell>
          <table:table-cell office:value-type="string">
            <text:p>Ah, Sonja.$0e#What good timing.$0fI can't seem to find my other sock...$0f</text:p>
          </table:table-cell>
        </table:table-row>
        <table:table-row table:style-name="ro1">
          <table:table-cell office:value-type="string">
            <text:p>How many times must I tell you,#Father? $0e$0eThey're in the bottom--$0fOoh! $0eThere's no time for socks!$0e$0e#An emergency bulletin just arrived!$0fUnidentified troops have been sighted#all across Wars World!$0f</text:p>
          </table:table-cell>
          <table:table-cell office:value-type="string">
            <text:p>¿Cuántas veces te lo tengo que decir,#Padre? $0e$0eEstán en el cajón de...$0f¡Arg! $0e¡No hay tiempo para hablar#de calcetines!$0f¡Ha llegado un boletín de emergencia!$0f¡Se han avistado tropas sin identificar#por todo Wars World!$0f</text:p>
          </table:table-cell>
          <table:table-cell office:value-type="string">
            <text:p>How many times must I tell you,#Father? $0e$0eThey're in the bottom--$0fOoh! $0eThere's no time for socks!$0e$0e#An emergency bulletin just arrived!$0fUnidentified troops have been sighted#all across Wars World!$0f</text:p>
          </table:table-cell>
        </table:table-row>
        <table:table-row table:style-name="ro1">
          <table:table-cell office:value-type="string">
            <text:p>What?$0fPut all of our forces on alert!$0fThey must be ready to move on a#moment's notice!$0f</text:p>
          </table:table-cell>
          <table:table-cell office:value-type="string">
            <text:p>¿Qué?$0f¡Dispón de todas las fuerzas!$0f¡Deben estar listas para moverse#al instante!$0f</text:p>
          </table:table-cell>
          <table:table-cell office:value-type="string">
            <text:p>What?$0fPut all of our forces on alert!$0fThey must be ready to move on a#moment's notice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Sonja, $0eis there anything else?$0f</text:p>
          </table:table-cell>
          <table:table-cell office:value-type="string">
            <text:p>Sonja, $0e¿hay algo más?$0f</text:p>
          </table:table-cell>
          <table:table-cell office:value-type="string">
            <text:p>Sonja, $0eis there anything else?$0f</text:p>
          </table:table-cell>
        </table:table-row>
        <table:table-row table:style-name="ro1">
          <table:table-cell office:value-type="string">
            <text:p>Well, $0eat this point, we don't#know whose troops they are.$0fHowever, $0ewe must consider the#possibility that they're...$0f</text:p>
          </table:table-cell>
          <table:table-cell office:value-type="string">
            <text:p>Bueno, $0ede momento todavía no#sabemos de quién son las tropas.$0fSin embargo, $0edebemos considerar la#posibilidad de que sean...$0f</text:p>
          </table:table-cell>
          <table:table-cell office:value-type="string">
            <text:p>Well, $0eat this point, we don't#know whose troops they are.$0fHowever, $0ewe must consider the#possibility that they're...$0f</text:p>
          </table:table-cell>
        </table:table-row>
        <table:table-row table:style-name="ro1">
          <table:table-cell office:value-type="string">
            <text:p>Hostile forces...$0e#Yes, we must consider that.$0f</text:p>
          </table:table-cell>
          <table:table-cell office:value-type="string">
            <text:p>Fuerzas hostiles...$0e#Sí, debemos tenerlo en cuenta.$0f</text:p>
          </table:table-cell>
          <table:table-cell office:value-type="string">
            <text:p>Hostile forces...$0e#Yes, we must consider that.$0f</text:p>
          </table:table-cell>
        </table:table-row>
        <table:table-row table:style-name="ro1">
          <table:table-cell office:value-type="string">
            <text:p>Sensei!$0e$0e#When did you arrive!?$0e Why...$0f</text:p>
          </table:table-cell>
          <table:table-cell office:value-type="string">
            <text:p>¡Sensei!$0e$0e#¿Cuándo has llegado?$0e ¿Por qué...?$0f</text:p>
          </table:table-cell>
          <table:table-cell office:value-type="string">
            <text:p>Sensei!$0e$0e#When did you arrive!?$0e Why...$0f</text:p>
          </table:table-cell>
        </table:table-row>
        <table:table-row table:style-name="ro1">
          <table:table-cell office:value-type="string">
            <text:p>Can't an old man drop in and check#up on a former student, Kanbei?$0fIt doesn't sound like we'll have#time for tea and small talk, though.$0f</text:p>
          </table:table-cell>
          <table:table-cell office:value-type="string">
            <text:p>¿Es que no puede un viejo pasarse a#ver qué tal le va a un antiguo$0falumno, Kanbei? Aunque parece#que no vamos a tener mucho tiempo$0fpara charlar y tomar té...$0f</text:p>
          </table:table-cell>
          <table:table-cell office:value-type="string">
            <text:p>Can't an old man drop in and check#up on a former student, Kanbei?$0fIt doesn't sound like we'll have#time for tea and small talk, though.$0f</text:p>
          </table:table-cell>
        </table:table-row>
        <table:table-row table:style-name="ro1">
          <table:table-cell office:value-type="string">
            <text:p>Does this mean we can count on your#assistance, Sensei?$0f</text:p>
          </table:table-cell>
          <table:table-cell office:value-type="string">
            <text:p>¿Quiere eso decir que podemos contar#con tu ayuda, Sensei?$0f</text:p>
          </table:table-cell>
          <table:table-cell office:value-type="string">
            <text:p>Does this mean we can count on your#assistance, Sensei?$0f</text:p>
          </table:table-cell>
        </table:table-row>
        <table:table-row table:style-name="ro1">
          <table:table-cell office:value-type="string">
            <text:p>Father controls the land, $0eI gather#the intel, $0eand Sensei rules the skies!$0fBetween the three of us, we should be#able to react to anything that arises!$0f</text:p>
          </table:table-cell>
          <table:table-cell office:value-type="string">
            <text:p>¡Padre controla la tierra, $0eyo consigo#la información $0ey Sensei domina el cielo!$0f¡Entre nosotros tres podemos#enfrentarnos a cualquier ejército!$0f</text:p>
          </table:table-cell>
          <table:table-cell office:value-type="string">
            <text:p>Father controls the land, $0eI gather#the intel, $0eand Sensei rules the skies!$0fBetween the three of us, we should be#able to react to anything that arises!$0f</text:p>
          </table:table-cell>
        </table:table-row>
        <table:table-row table:style-name="ro1">
          <table:table-cell office:value-type="string">
            <text:p>Preparations complete, Commander!$0e$0e#Yellow Comet Army is ready to move!$0f</text:p>
          </table:table-cell>
          <table:table-cell office:value-type="string">
            <text:p>¡El ejército de Yellow Comet está#listo para partir, mi Comandante!$0f</text:p>
          </table:table-cell>
          <table:table-cell office:value-type="string">
            <text:p>Preparations complete, Commander!$0e$0e#Yellow Comet Army is ready to move!$0f</text:p>
          </table:table-cell>
        </table:table-row>
        <table:table-row table:style-name="ro1">
          <table:table-cell office:value-type="string">
            <text:p>Listen to me! $0eWe march to war, and#we shall not be defeated!$0f</text:p>
          </table:table-cell>
          <table:table-cell office:value-type="string">
            <text:p>¡Escuchadme! $0e¡Vamos a la guerra,#y no debemos ser derrotados!$0f</text:p>
          </table:table-cell>
          <table:table-cell office:value-type="string">
            <text:p>Listen to me! $0eWe march to war, and#we shall not be defeated!$0f</text:p>
          </table:table-cell>
        </table:table-row>
        <table:table-row table:style-name="ro1">
          <table:table-cell office:value-type="string">
            <text:p>What are the conditions in this#region, Sonja?$0fEh? $0e$0eWhat's that?$0e#Danger!$0e Sound the alarm!$0f</text:p>
          </table:table-cell>
          <table:table-cell office:value-type="string">
            <text:p>¿Cuáles son las condiciones#en esta región, Sonja?$0f¿Eh?$0e$0e ¿Qué es eso?$0e#¡Peligro!$0e ¡Alarma!$0f</text:p>
          </table:table-cell>
          <table:table-cell office:value-type="string">
            <text:p>What are the conditions in this#region, Sonja?$0fEh? $0e$0eWhat's that?$0e#Danger!$0e Sound the alarm!$0f</text:p>
          </table:table-cell>
        </table:table-row>
        <table:table-row table:style-name="ro1">
          <table:table-cell office:value-type="string">
            <text:p>Oh, Father, $0ecalm down!$0e$0e#That's no danger to us.$0fThose are the missile silos we#installed for our protection.$0fWith those, our country's self-defense#network is perfect!$0f</text:p>
          </table:table-cell>
          <table:table-cell office:value-type="string">
            <text:p>¡Padre, $0ecálmate!$0e$0e#Eso no constituye ningún peligro.$0fEso son silos de misiles instalados#para nuestra protección.$0f¡Con ellos, la red de defensa#de nuestro país es perfecta!$0f</text:p>
          </table:table-cell>
          <table:table-cell office:value-type="string">
            <text:p>Oh, Father, $0ecalm down!$0e$0e#That's no danger to us.$0fThose are the missile silos we#installed for our protection.$0fWith those, our country's self-defense#network is perfect!$0f</text:p>
          </table:table-cell>
        </table:table-row>
        <table:table-row table:style-name="ro1">
          <table:table-cell office:value-type="string">
            <text:p>Mmmm... $0eAttacking from afar is not to#my liking,$0e but at times, it's unavoidable.$0fWhile we await the enemy, $0einstruct#me in the use of these...silos.$0f</text:p>
          </table:table-cell>
          <table:table-cell office:value-type="string">
            <text:p>Mmmm... $0eAtacar desde lejos no es de#mi gusto,$0e pero a veces es inevitable.$0fMientras esperamos al enemigo,$0e#enséñame como funcionan estos... silos.$0f</text:p>
          </table:table-cell>
          <table:table-cell office:value-type="string">
            <text:p>Mmmm... $0eAttacking from afar is not to#my liking,$0e but at times, it's unavoidable.$0fWhile we await the enemy, $0einstruct#me in the use of these...silos.$0f</text:p>
          </table:table-cell>
        </table:table-row>
        <table:table-row table:style-name="ro1">
          <table:table-cell office:value-type="string">
            <text:p>Commander!$0e$0e#We're under attack!$0f</text:p>
          </table:table-cell>
          <table:table-cell office:value-type="string">
            <text:p>¡Comandante!$0e$0e#¡Nos atacan!$0f</text:p>
          </table:table-cell>
          <table:table-cell office:value-type="string">
            <text:p>Commander!$0e$0e#We're under attack!$0f</text:p>
          </table:table-cell>
        </table:table-row>
        <table:table-row table:style-name="ro1">
          <table:table-cell office:value-type="string">
            <text:p>What?$0e$0e#The enemy is here?!$0f</text:p>
          </table:table-cell>
          <table:table-cell office:value-type="string">
            <text:p>¿Qué?$0e$0e#¿El enemigo está aquí?$0f</text:p>
          </table:table-cell>
          <table:table-cell office:value-type="string">
            <text:p>What?$0e$0e#The enemy is here?!$0f</text:p>
          </table:table-cell>
        </table:table-row>
        <table:table-row table:style-name="ro1">
          <table:table-cell office:value-type="string">
            <text:p>Impossible!$0e$0e#It can't be!$0fMy intel reported no enemy troops#in this region...$0fThe silos! $0eThey're unguarded!$0e#The enemy is trying to take them!$0f</text:p>
          </table:table-cell>
          <table:table-cell office:value-type="string">
            <text:p>¡Imposible!$0e$0e#¡No puede ser!$0fSegún mis informes no hay tropas#enemigas en esta región...$0f¡Los silos! $0e¡Están desprotegidos!$0e#¡El enemigo está intentando tomarlos!$0f</text:p>
          </table:table-cell>
          <table:table-cell office:value-type="string">
            <text:p>Impossible!$0e$0e#It can't be!$0fMy intel reported no enemy troops#in this region...$0fThe silos! $0eThey're unguarded!$0e#The enemy is trying to take them!$0f</text:p>
          </table:table-cell>
        </table:table-row>
        <table:table-row table:style-name="ro1">
          <table:table-cell office:value-type="string">
            <text:p>Don't worry, Sonja.$0e$0e#I will go.$0f</text:p>
          </table:table-cell>
          <table:table-cell office:value-type="string">
            <text:p>No te preocupes, Sonja.$0e$0e#Ya voy yo.$0f</text:p>
          </table:table-cell>
          <table:table-cell office:value-type="string">
            <text:p>Don't worry, Sonja.$0e$0e#I will go.$0f</text:p>
          </table:table-cell>
        </table:table-row>
        <table:table-row table:style-name="ro1">
          <table:table-cell office:value-type="string">
            <text:p>But...$0e But...$0fWhat if the enemy reaches them first?$0e$0e#You'll be...$0f</text:p>
          </table:table-cell>
          <table:table-cell office:value-type="string">
            <text:p>Pero...$0e Pero...$0f¿Y si el enemigo llega antes?$0e$0e#Te harán...$0f</text:p>
          </table:table-cell>
          <table:table-cell office:value-type="string">
            <text:p>But...$0e But...$0fWhat if the enemy reaches them first?$0e$0e#You'll be...$0f</text:p>
          </table:table-cell>
        </table:table-row>
        <table:table-row table:style-name="ro1">
          <table:table-cell office:value-type="string">
            <text:p>I am the leader of this country.$0e#I shall not fail in my duty.$0fMove out! $0eKanbei's forces ride!$0f</text:p>
          </table:table-cell>
          <table:table-cell office:value-type="string">
            <text:p>Soy el líder de este país.$0e#No debo fallar en mi deber.$0f¡Adelante!$0e#¡Las fuerzas de Kanbei avanzan!$0f</text:p>
          </table:table-cell>
          <table:table-cell office:value-type="string">
            <text:p>I am the leader of this country.$0e#I shall not fail in my duty.$0fMove out! $0eKanbei's forces ride!$0f</text:p>
          </table:table-cell>
        </table:table-row>
        <table:table-row table:style-name="ro1">
          <table:table-cell office:value-type="string">
            <text:p>Father! $0eListen!$0fThe missile silos can only be operated#by infantry or mech units.$0fIf you reach them first, you'll$0e#be able to launch a single missile!$0f</text:p>
          </table:table-cell>
          <table:table-cell office:value-type="string">
            <text:p>¡Padre! $0e¡Escucha!$0fSólo las unidades de infantería o#mecanizadas pueden hacer funcionar$0flos silos de misiles. Si llegas#a ellos antes que el enemigo, podrás$0flanzar un solo misil.$0f</text:p>
          </table:table-cell>
          <table:table-cell office:value-type="string">
            <text:p>Father! $0eListen!$0fThe missile silos can only be operated#by infantry or mech units.$0fIf you reach them first, you'll$0e#be able to launch a single missile!$0f</text:p>
          </table:table-cell>
        </table:table-row>
        <table:table-row table:style-name="ro1">
          <table:table-cell office:value-type="string">
            <text:p>I understand.$0fDo not fear, my loyal subjects.$0e$0e#Kanbei rides with you!$0f</text:p>
          </table:table-cell>
          <table:table-cell office:value-type="string">
            <text:p>Entiendo.$0fNo temáis, mis leales siervos.$0e$0e#¡Kanbei está con vosotros!$0f</text:p>
          </table:table-cell>
          <table:table-cell office:value-type="string">
            <text:p>I understand.$0fDo not fear, my loyal subjects.$0e$0e#Kanbei rides with you!$0f</text:p>
          </table:table-cell>
        </table:table-row>
        <table:table-row table:style-name="ro1">
          <table:table-cell office:value-type="string">
            <text:p>I$0e-I don't believe it...$0e$0e#They were...stronger than me?$0fMust find a way...$0e#to escape...$0f</text:p>
          </table:table-cell>
          <table:table-cell office:value-type="string">
            <text:p>No...$0e no puedo creerlo...$0e$0e#¿Son... más fuertes que yo?$0fHay que encontrar la forma...$0e#de escapar...$0f</text:p>
          </table:table-cell>
          <table:table-cell office:value-type="string">
            <text:p>I$0e-I don't believe it...$0e$0e#They were...stronger than me?$0fMust find a way...$0e#to escape...$0f</text:p>
          </table:table-cell>
        </table:table-row>
        <table:table-row table:style-name="ro1">
          <table:table-cell office:value-type="string">
            <text:p>The enemy has been routed!$0f</text:p>
          </table:table-cell>
          <table:table-cell office:value-type="string">
            <text:p>¡Hemos derrotado al enemigo!$0f</text:p>
          </table:table-cell>
          <table:table-cell office:value-type="string">
            <text:p>The enemy has been routed!$0f</text:p>
          </table:table-cell>
        </table:table-row>
        <table:table-row table:style-name="ro1">
          <table:table-cell office:value-type="string">
            <text:p>I'm sorry, $0eFather.$0e$0e#I almost destroyed us all.$0f</text:p>
          </table:table-cell>
          <table:table-cell office:value-type="string">
            <text:p>Lo siento, $0ePadre.$0e$0e#Casi hago que nos maten.$0f</text:p>
          </table:table-cell>
          <table:table-cell office:value-type="string">
            <text:p>I'm sorry, $0eFather.$0e$0e#I almost destroyed us all.$0f</text:p>
          </table:table-cell>
        </table:table-row>
        <table:table-row table:style-name="ro1">
          <table:table-cell office:value-type="string">
            <text:p>What, your silos? $0eDon't be#ridiculous, Sonja.$0fIt is because of those silos that we#won here today.$0f</text:p>
          </table:table-cell>
          <table:table-cell office:value-type="string">
            <text:p>¿Por los silos? $0eNo seas#ridícula, Sonja.$0fHemos ganado gracias a esos silos.$0f</text:p>
          </table:table-cell>
          <table:table-cell office:value-type="string">
            <text:p>What, your silos? $0eDon't be#ridiculous, Sonja.$0fIt is because of those silos that we#won here today.$0f</text:p>
          </table:table-cell>
        </table:table-row>
        <table:table-row table:style-name="ro1">
          <table:table-cell office:value-type="string">
            <text:p>Father...$0f</text:p>
          </table:table-cell>
          <table:table-cell office:value-type="string">
            <text:p>Padre...$0f</text:p>
          </table:table-cell>
          <table:table-cell office:value-type="string">
            <text:p>Father...$0f</text:p>
          </table:table-cell>
        </table:table-row>
        <table:table-row table:style-name="ro1">
          <table:table-cell office:value-type="string">
            <text:p>There's no rest for the weary!$0fBattle awaits, and we must ride forth#to meet it!$0f</text:p>
          </table:table-cell>
          <table:table-cell office:value-type="string">
            <text:p>¡No hay reposo para el fatigado!$0fLa batalla espera, y debemos avanzar#hacia nuestro destino.$0f</text:p>
          </table:table-cell>
          <table:table-cell office:value-type="string">
            <text:p>There's no rest for the weary!$0fBattle awaits, and we must ride forth#to meet it!$0f</text:p>
          </table:table-cell>
        </table:table-row>
        <table:table-row table:style-name="ro1">
          <table:table-cell office:value-type="string">
            <text:p>Raise your voices#in victory!</text:p>
          </table:table-cell>
          <table:table-cell office:value-type="string">
            <text:p>¡Elevad la voz para#cantar victoria!</text:p>
          </table:table-cell>
          <table:table-cell office:value-type="string">
            <text:p>Raise your voices#in victory!</text:p>
          </table:table-cell>
        </table:table-row>
        <table:table-row table:style-name="ro1">
          <table:table-cell office:value-type="string">
            <text:p>Take that!$0e#That's the power of Flak!$0f</text:p>
          </table:table-cell>
          <table:table-cell office:value-type="string">
            <text:p>¡Chúpate ésa!$0e#¡Ése es el poder de Helmut!$0f</text:p>
          </table:table-cell>
          <table:table-cell office:value-type="string">
            <text:p>Take that!$0e#That's the power of Flak!$0f</text:p>
          </table:table-cell>
        </table:table-row>
        <table:table-row table:style-name="ro1">
          <table:table-cell office:value-type="string">
            <text:p>Defeat...$0e It is bitter on my tongue...$0f</text:p>
          </table:table-cell>
          <table:table-cell office:value-type="string">
            <text:p>Derrota...$0e Sabor amargo...$0f</text:p>
          </table:table-cell>
          <table:table-cell office:value-type="string">
            <text:p>Defeat...$0e It is bitter on my tongue...$0f</text:p>
          </table:table-cell>
        </table:table-row>
        <table:table-row table:style-name="ro1">
          <table:table-cell office:value-type="string">
            <text:p>Father, $0eit is most important that you#protect the missile silos.$0fUse transports and infantry to keep#them from falling into enemy hands.$0fBlock the bridge and prevent the#enemy from advancing. $0eYou can do it!$0f</text:p>
          </table:table-cell>
          <table:table-cell office:value-type="string">
            <text:p>Padre, $0ees de vital importancia que#protejas los silos de misiles.$0fUsa las unidades de transporte y de#infantería para que no caigan en$0fmanos del enemigo.$0fBloquea el puente y evita que el#enemigo avance. $0e¡Puedes hacerlo!$0f</text:p>
          </table:table-cell>
          <table:table-cell office:value-type="string">
            <text:p>Father, $0eit is most important that you#protect the missile silos.$0fUse transports and infantry to keep#them from falling into enemy hands.$0fBlock the bridge and prevent the#enemy from advancing. $0eYou can do it!$0f</text:p>
          </table:table-cell>
        </table:table-row>
        <table:table-row table:style-name="ro1">
          <table:table-cell office:value-type="string">
            <text:p>I apologize, Sonja.$0fNext time, I shall not waste the silos#you prepared!$0f</text:p>
          </table:table-cell>
          <table:table-cell office:value-type="string">
            <text:p>Te he fallado, Sonja.$0f¡La próxima vez, no malgastaré#los silos que has preparado!$0f</text:p>
          </table:table-cell>
          <table:table-cell office:value-type="string">
            <text:p>I apologize, Sonja.$0fNext time, I shall not waste the silos#you prepared!$0f</text:p>
          </table:table-cell>
        </table:table-row>
        <table:table-row table:style-name="ro1">
          <table:table-cell office:value-type="string">
            <text:p>Take that!$0e#That's the power of Flak!$0f</text:p>
          </table:table-cell>
          <table:table-cell office:value-type="string">
            <text:p>¡Chúpate ésa!$0e#¡Ése es el poder de Helmut!$0f</text:p>
          </table:table-cell>
          <table:table-cell office:value-type="string">
            <text:p>Take that!$0e#That's the power of Flak!$0f</text:p>
          </table:table-cell>
        </table:table-row>
        <table:table-row table:style-name="ro1">
          <table:table-cell office:value-type="string">
            <text:p>Defeat...$0e It is bitter on my tongue...$0f</text:p>
          </table:table-cell>
          <table:table-cell office:value-type="string">
            <text:p>Derrota...$0e Sabor amargo...$0f</text:p>
          </table:table-cell>
          <table:table-cell office:value-type="string">
            <text:p>Defeat...$0e It is bitter on my tongue...$0f</text:p>
          </table:table-cell>
        </table:table-row>
        <table:table-row table:style-name="ro1">
          <table:table-cell office:value-type="string">
            <text:p>Father, $0eit is most important that you#protect the missile silos.$0fUse transports and infantry to keep#them from falling into enemy hands.$0fBlock the bridge and prevent the#enemy from advancing. $0eYou can do it!$0fOne more thing: $0edon't forget about#the two bases on the small islands.$0fEven if you can't capture them,$0e you#mustn't let the enemy take them.$0f</text:p>
          </table:table-cell>
          <table:table-cell office:value-type="string">
            <text:p>Padre, $0ees de vital importancia que#protejas los silos de misiles.$0fUsa las unidades de transporte y de#infantería para que no caigan en$0fmanos del enemigo.$0fBloquea el puente y evita que el#enemigo avance. $0e¡Puedes hacerlo!$0fUna cosa más: $0eno te olvides de las#dos bases de las islas pequeñas.$0fAunque no puedas capturarlas,$0e no#debes dejar que el enemigo las tome.$0f</text:p>
          </table:table-cell>
          <table:table-cell office:value-type="string">
            <text:p>Father, $0eit is most important that you#protect the missile silos.$0fUse transports and infantry to keep#them from falling into enemy hands.$0fBlock the bridge and prevent the#enemy from advancing. $0eYou can do it!$0fOne more thing: $0edon't forget about#the two bases on the small islands.$0fEven if you can't capture them,$0e you#mustn't let the enemy take them.$0f</text:p>
          </table:table-cell>
        </table:table-row>
        <table:table-row table:style-name="ro1">
          <table:table-cell office:value-type="string">
            <text:p>I apologize, Sonja.$0fNext time, I shall not waste the silos#you prepared!$0f</text:p>
          </table:table-cell>
          <table:table-cell office:value-type="string">
            <text:p>Te he fallado, Sonja.$0f¡La próxima vez, no malgastaré#los silos que has preparado!$0f</text:p>
          </table:table-cell>
          <table:table-cell office:value-type="string">
            <text:p>I apologize, Sonja.$0fNext time, I shall not waste the silos#you prepared!$0f</text:p>
          </table:table-cell>
        </table:table-row>
        <table:table-row table:style-name="ro1">
          <table:table-cell office:value-type="string">
            <text:p>Are you sure the enemy is here?$0f</text:p>
          </table:table-cell>
          <table:table-cell office:value-type="string">
            <text:p>¿Estás segura de que el enemigo#está aquí?$0f</text:p>
          </table:table-cell>
          <table:table-cell office:value-type="string">
            <text:p>Are you sure the enemy is here?$0f</text:p>
          </table:table-cell>
        </table:table-row>
        <table:table-row table:style-name="ro1">
          <table:table-cell office:value-type="string">
            <text:p>Yes. $0eSomewhere.$0e$0e#My reports say that...$0fEeeek!$0f</text:p>
          </table:table-cell>
          <table:table-cell office:value-type="string">
            <text:p>Sí. $0eEn algún lugar.$0e$0e#Mis informes indican que...$0f¡Aaaaay!$0f</text:p>
          </table:table-cell>
          <table:table-cell office:value-type="string">
            <text:p>Yes. $0eSomewhere.$0e$0e#My reports say that...$0fEeeek!$0f</text:p>
          </table:table-cell>
        </table:table-row>
        <table:table-row table:style-name="ro1">
          <table:table-cell office:value-type="string">
            <text:p>Sonja!$0e Are you all right?$0f</text:p>
          </table:table-cell>
          <table:table-cell office:value-type="string">
            <text:p>¡Sonja!$0e ¿Estás bien?$0f</text:p>
          </table:table-cell>
          <table:table-cell office:value-type="string">
            <text:p>Sonja!$0e Are you all right?$0f</text:p>
          </table:table-cell>
        </table:table-row>
        <table:table-row table:style-name="ro1">
          <table:table-cell office:value-type="string">
            <text:p>Ouch...$0f</text:p>
          </table:table-cell>
          <table:table-cell office:value-type="string">
            <text:p>Ay...$0f</text:p>
          </table:table-cell>
          <table:table-cell office:value-type="string">
            <text:p>Ouch...$0f</text:p>
          </table:table-cell>
        </table:table-row>
        <table:table-row table:style-name="ro1">
          <table:table-cell office:value-type="string">
            <text:p>Blood! $0eSonja, you're bleeding!$0e$0e#Quickly! $0ePrepare for a transfusion!$0f</text:p>
          </table:table-cell>
          <table:table-cell office:value-type="string">
            <text:p>¡Sangre! $0e¡Sonja, estás sangrando!$0e$0e#¡Rápido! $0e¡Preparad una transfusión!$0f</text:p>
          </table:table-cell>
          <table:table-cell office:value-type="string">
            <text:p>Blood! $0eSonja, you're bleeding!$0e$0e#Quickly! $0ePrepare for a transfusion!$0f</text:p>
          </table:table-cell>
        </table:table-row>
        <table:table-row table:style-name="ro1">
          <table:table-cell office:value-type="string">
            <text:p>Sir?$0f</text:p>
          </table:table-cell>
          <table:table-cell office:value-type="string">
            <text:p>¿Señor?$0f</text:p>
          </table:table-cell>
          <table:table-cell office:value-type="string">
            <text:p>Sir?$0f</text:p>
          </table:table-cell>
        </table:table-row>
        <table:table-row table:style-name="ro1">
          <table:table-cell office:value-type="string">
            <text:p>Fa$0e-Father!$0e#Stop!$0fI just fell down.$0e$0e#Please stop overreacting.$0f</text:p>
          </table:table-cell>
          <table:table-cell office:value-type="string">
            <text:p>¡Pa$0e-padre!$0e#¡Basta!$0fSólo me he caído.$0e$0e#Deja de ser tan sobreprotector.$0f</text:p>
          </table:table-cell>
          <table:table-cell office:value-type="string">
            <text:p>Fa$0e-Father!$0e#Stop!$0fI just fell down.$0e$0e#Please stop overreacting.$0f</text:p>
          </table:table-cell>
        </table:table-row>
        <table:table-row table:style-name="ro1">
          <table:table-cell office:value-type="string">
            <text:p>But $0eI'm worried.$0fIf anything ever happened to you,$0e#I don't know what I would do.$0fI knew it!$0e You should be in the rear.$0e#It's much safer there.$0f</text:p>
          </table:table-cell>
          <table:table-cell office:value-type="string">
            <text:p>Pero $0ees que me preocupas.$0fSi alguna vez te pasara algo,$0e#no sé qué haría.$0f¡Lo sabía!$0e Tienes que quedarte en la$0e#retaguardia. Es mucho más seguro.$0f</text:p>
          </table:table-cell>
          <table:table-cell office:value-type="string">
            <text:p>But $0eI'm worried.$0fIf anything ever happened to you,$0e#I don't know what I would do.$0fI knew it!$0e You should be in the rear.$0e#It's much safer there.$0f</text:p>
          </table:table-cell>
        </table:table-row>
        <table:table-row table:style-name="ro1">
          <table:table-cell office:value-type="string">
            <text:p>Ooh! $0e$0eI am a Yellow Comet CO!$0fI can handle this responsibility!#I'll prove it to you!$0f</text:p>
          </table:table-cell>
          <table:table-cell office:value-type="string">
            <text:p>¡ARG! $0e$0e¡Soy una OJ de Yellow Comet!$0f¡Puedo soportar esta responsabilidad!#¡Te lo demostraré!$0f</text:p>
          </table:table-cell>
          <table:table-cell office:value-type="string">
            <text:p>Ooh! $0e$0eI am a Yellow Comet OC!$0fI can handle this responsibility!#I'll prove it to you!$0f</text:p>
          </table:table-cell>
        </table:table-row>
        <table:table-row table:style-name="ro1">
          <table:table-cell office:value-type="string">
            <text:p>But, Sonja...$0e#I...$0f</text:p>
          </table:table-cell>
          <table:table-cell office:value-type="string">
            <text:p>Pero Sonja...$0e#Sólo...$0f</text:p>
          </table:table-cell>
          <table:table-cell office:value-type="string">
            <text:p>But, Sonja...$0e#I...$0f</text:p>
          </table:table-cell>
        </table:table-row>
        <table:table-row table:style-name="ro1">
          <table:table-cell office:value-type="string">
            <text:p>Wait!$0e$0e#Father, $0elook at that!$0f</text:p>
          </table:table-cell>
          <table:table-cell office:value-type="string">
            <text:p>¡Espera!$0e$0e#¡Padre, $0emira eso!$0f</text:p>
          </table:table-cell>
          <table:table-cell office:value-type="string">
            <text:p>Wait!$0e$0e#Father, $0elook at that!$0f</text:p>
          </table:table-cell>
        </table:table-row>
        <table:table-row table:style-name="ro1">
          <table:table-cell office:value-type="string">
            <text:p>Hm?$0e$0e#That...$0e That's...$0f</text:p>
          </table:table-cell>
          <table:table-cell office:value-type="string">
            <text:p>¿Mm?$0e$0e#Eso...$0e Eso es...$0f</text:p>
          </table:table-cell>
          <table:table-cell office:value-type="string">
            <text:p>Hm?$0e$0e#That...$0e That's...$0f</text:p>
          </table:table-cell>
        </table:table-row>
        <table:table-row table:style-name="ro1">
          <table:table-cell office:value-type="string">
            <text:p>A huge enemy stronghold?$0e$0e#When did that get there?$0f</text:p>
          </table:table-cell>
          <table:table-cell office:value-type="string">
            <text:p>¿Una fortaleza enemiga?$0e$0e#¿Cómo es posible?$0f</text:p>
          </table:table-cell>
          <table:table-cell office:value-type="string">
            <text:p>A huge enemy stronghold?$0e$0e#When did that get there?$0f</text:p>
          </table:table-cell>
        </table:table-row>
        <table:table-row table:style-name="ro1">
          <table:table-cell office:value-type="string">
            <text:p>How dare they build that monstrosity#on our sacred soil!$0fIt is time to clean the rust#from my blade!$0f</text:p>
          </table:table-cell>
          <table:table-cell office:value-type="string">
            <text:p>¿Cómo se atreven a construir tal#monstruosidad en nuestro suelo?$0f¡Es hora de limpiar el óxido de#mi espada!$0f</text:p>
          </table:table-cell>
          <table:table-cell office:value-type="string">
            <text:p>How dare they build that monstrosity#on our sacred soil!$0fIt is time to clean the rust#from my blade!$0f</text:p>
          </table:table-cell>
        </table:table-row>
        <table:table-row table:style-name="ro1">
          <table:table-cell office:value-type="string">
            <text:p>Patience, Father!$0e$0e#First, we need to reconnoiter.$0f</text:p>
          </table:table-cell>
          <table:table-cell office:value-type="string">
            <text:p>¡Paciencia, Padre!$0e$0e#Primero tenemos que explorar.$0f</text:p>
          </table:table-cell>
          <table:table-cell office:value-type="string">
            <text:p>Patience, Father!$0e$0e#First, we need to reconnoiter.$0f</text:p>
          </table:table-cell>
        </table:table-row>
        <table:table-row table:style-name="ro1">
          <table:table-cell office:value-type="string">
            <text:p>But...$0f</text:p>
          </table:table-cell>
          <table:table-cell office:value-type="string">
            <text:p>Pero...$0f</text:p>
          </table:table-cell>
          <table:table-cell office:value-type="string">
            <text:p>But...$0f</text:p>
          </table:table-cell>
        </table:table-row>
        <table:table-row table:style-name="ro1">
          <table:table-cell office:value-type="string">
            <text:p>Intel is the most important part of#combat.$0fRushing blindly to war just increases#your casualties. $0eLeave this to me.$0f</text:p>
          </table:table-cell>
          <table:table-cell office:value-type="string">
            <text:p>La información es la parte más#importante del combate.$0fLanzarse ciegamente a la batalla sólo#aumentará el número de víctimas.$0f¡Déjamelo a mí!$0f</text:p>
          </table:table-cell>
          <table:table-cell office:value-type="string">
            <text:p>Intel is the most important part of#combat.$0fRushing blindly to war just increases#your casualties. $0eLeave this to me.$0f</text:p>
          </table:table-cell>
        </table:table-row>
        <table:table-row table:style-name="ro1">
          <table:table-cell office:value-type="string">
            <text:p>Never!$0e$0e#It is too dangerous.$0f</text:p>
          </table:table-cell>
          <table:table-cell office:value-type="string">
            <text:p>¡Nunca!$0e$0e#Es demasiado peligroso.$0f</text:p>
          </table:table-cell>
          <table:table-cell office:value-type="string">
            <text:p>Never!$0e$0e#It is too dangerous.$0f</text:p>
          </table:table-cell>
        </table:table-row>
        <table:table-row table:style-name="ro1">
          <table:table-cell office:value-type="string">
            <text:p>I think you should let her go.$0f</text:p>
          </table:table-cell>
          <table:table-cell office:value-type="string">
            <text:p>Creo que deberías dejarla ir.$0f</text:p>
          </table:table-cell>
          <table:table-cell office:value-type="string">
            <text:p>I think you should let her go.$0f</text:p>
          </table:table-cell>
        </table:table-row>
        <table:table-row table:style-name="ro1">
          <table:table-cell office:value-type="string">
            <text:p>Sensei?$0e$0e#I don't...$0f</text:p>
          </table:table-cell>
          <table:table-cell office:value-type="string">
            <text:p>¿Sensei?$0e$0e#No creo que...$0f</text:p>
          </table:table-cell>
          <table:table-cell office:value-type="string">
            <text:p>Sensei?$0e$0e#I don't...$0f</text:p>
          </table:table-cell>
        </table:table-row>
        <table:table-row table:style-name="ro1">
          <table:table-cell office:value-type="string">
            <text:p>Sonja is a respected CO in the#Yellow Comet Army.$0fBelieve in your daughter, Kanbei.$0e#It's the right thing to do.$0f</text:p>
          </table:table-cell>
          <table:table-cell office:value-type="string">
            <text:p>Sonja es una OJ respetada en el#ejército de Yellow Comet.$0fCree en tu hija, Kanbei.$0e#Es lo correcto.$0f</text:p>
          </table:table-cell>
          <table:table-cell office:value-type="string">
            <text:p>Sonja is a respected OC in the#Yellow Comet Army.$0fBelieve in your daughter, Kanbei.$0e#It's the right thing to do.$0f</text:p>
          </table:table-cell>
        </table:table-row>
        <table:table-row table:style-name="ro1">
          <table:table-cell office:value-type="string">
            <text:p>Hmmm...$0fSonja, $0eare you truly ready for this?$0f</text:p>
          </table:table-cell>
          <table:table-cell office:value-type="string">
            <text:p>Mmmm...$0fSonja, $0e¿realmente estás preparada?$0f</text:p>
          </table:table-cell>
          <table:table-cell office:value-type="string">
            <text:p>Hmmm...$0fSonja, $0eare you truly ready for this?$0f</text:p>
          </table:table-cell>
        </table:table-row>
        <table:table-row table:style-name="ro1">
          <table:table-cell office:value-type="string">
            <text:p>One hundred percent!$0fI'm your daughter, aren't I?!$0e$0e#I'll prove I'm worthy to command.$0f</text:p>
          </table:table-cell>
          <table:table-cell office:value-type="string">
            <text:p>¡Al cien por cien!$0fSoy tu hija, ¿recuerdas?$0e$0e#Demostraré que soy digna del puesto.$0f</text:p>
          </table:table-cell>
          <table:table-cell office:value-type="string">
            <text:p>One hundred percent!$0fI'm your daughter, aren't I?!$0e$0e#I'll prove I'm worthy to command.$0f</text:p>
          </table:table-cell>
        </table:table-row>
        <table:table-row table:style-name="ro1">
          <table:table-cell office:value-type="string">
            <text:p>How to capture that giant fortress...$0fLooks like I need to smash those 8#cannons protecting it.$0fIf I can do that, $0ethe fortress will be#powerless, $0eand I'll win!$0fIt's either that or capture their HQ...$0f</text:p>
          </table:table-cell>
          <table:table-cell office:value-type="string">
            <text:p>¿Cómo puedo capturar esa fortaleza?$0fParece que tendré que destruir esos#8 cañones que la protegen.$0fSi lo consigo, $0ela fortaleza estará#indefensa $0ey habré ganado.$0fEs eso, o capturar su CG...$0f</text:p>
          </table:table-cell>
          <table:table-cell office:value-type="string">
            <text:p>How to capture that giant fortress...$0fLooks like I need to smash those 8#cannons protecting it.$0fIf I can do that, $0ethe fortress will be#powerless, $0eand I'll win!$0fIt's either that or capture their HQ...$0f</text:p>
          </table:table-cell>
        </table:table-row>
        <table:table-row table:style-name="ro1">
          <table:table-cell office:value-type="string">
            <text:p>Heh heh... $0eIt seems that this terrain#has our friends in a quandary.$0fNot that it matters. $0eWhatever they#decide to do, $0ethey can only fail.$0f</text:p>
          </table:table-cell>
          <table:table-cell office:value-type="string">
            <text:p>Je, je... $0eParece que este terreno#supone un dilema para nuestros amigos.$0fNo es que me importe. $0eSea lo que sea#lo que decidan hacer, $0efracasarán.$0f</text:p>
          </table:table-cell>
          <table:table-cell office:value-type="string">
            <text:p>Heh heh... $0eIt seems that this terrain#has our friends in a quandary.$0fNot that it matters. $0eWhatever they#decide to do, $0ethey can only fail.$0f</text:p>
          </table:table-cell>
        </table:table-row>
        <table:table-row table:style-name="ro1">
          <table:table-cell office:value-type="string">
            <text:p>CO Adder of the Black Hole Army,#I presume.$0fI should have known Black Hole#was behind this!$0f</text:p>
          </table:table-cell>
          <table:table-cell office:value-type="string">
            <text:p>OJ Adder del ejército de Black Hole,#supongo.$0f¡Debería haber sabido que Black Hole#estaba detrás de esto!$0f</text:p>
          </table:table-cell>
          <table:table-cell office:value-type="string">
            <text:p>OC Adder of the Black Hole Army,#I presume.$0fI should have known Black Hole#was behind this!$0f</text:p>
          </table:table-cell>
        </table:table-row>
        <table:table-row table:style-name="ro1">
          <table:table-cell office:value-type="string">
            <text:p>This fortress was built on the#strength of the Black Hole nation.$0fIt will never fall to the likes of#Yellow Comet.$0fOnce I've taken care of things here,$0e#I must destroy this map.$0fIt wouldn't do to have these fools#showing up at our hidden lab...$0fNow then, $0elet's see what skills#this foe possesses.$0f</text:p>
          </table:table-cell>
          <table:table-cell office:value-type="string">
            <text:p>Esta fortaleza ha sido construida con#la fuerza de la nación de Black Hole.$0fNunca caerá ante Yellow Comet.$0fUna vez me haya encargado de esto,#destruiré este mapa.$0fNo me apetece ver a ningún estúpido#aparecer en nuestro laboratorio$0fsecreto. Muy bien,$0e veamos de qué#es capaz nuestro enemigo.$0f</text:p>
          </table:table-cell>
          <table:table-cell office:value-type="string">
            <text:p>This fortress was built on the#strength of the Black Hole nation.$0fIt will never fall to the likes of#Yellow Comet.$0fOnce I've taken care of things here,$0e#I must destroy this map.$0fIt wouldn't do to have these fools#showing up at our hidden lab...$0fNow then, $0elet's see what skills#this foe possesses.$0f</text:p>
          </table:table-cell>
        </table:table-row>
        <table:table-row table:style-name="ro1">
          <table:table-cell office:value-type="string">
            <text:p>Commander! $0eThis was found when we#captured a new base.$0f</text:p>
          </table:table-cell>
          <table:table-cell office:value-type="string">
            <text:p>¡Comandante! $0eHemos encontrado esto#en una de las bases capturadas.$0f</text:p>
          </table:table-cell>
          <table:table-cell office:value-type="string">
            <text:p>Commander! $0eThis was found when we#captured a new base.$0f</text:p>
          </table:table-cell>
        </table:table-row>
        <table:table-row table:style-name="ro1">
          <table:table-cell office:value-type="string">
            <text:p>Ah! $0eIt's a map! $0e$0eA map showing#the location of their lab!$0fThis must be where they're developing#those new weapons we've heard about.$0fPlease deliver this to my father!$0e$0e#He will send reinforcements for sure.$0f</text:p>
          </table:table-cell>
          <table:table-cell office:value-type="string">
            <text:p>¡Ah! $0e¡Es un mapa! $0e$0e¡Un mapa indicando#la ubicación de su laboratorio!$0fÉste debe de ser el lugar en el que#están desarrollando las nuevas armas.$0f¡Llévale esto a mi padre!$0e$0e#Enviará refuerzos.$0f</text:p>
          </table:table-cell>
          <table:table-cell office:value-type="string">
            <text:p>Ah! $0eIt's a map! $0e$0eA map showing#the location of their lab!$0fThis must be where they're developing#those new weapons we've heard about.$0fPlease deliver this to my father!$0e$0e#He will send reinforcements for sure.$0f</text:p>
          </table:table-cell>
        </table:table-row>
        <table:table-row table:style-name="ro1">
          <table:table-cell office:value-type="string">
            <text:p>Yes, ma'am!$0e$0e#I'll deliver it to CO Kanbei right away!$0f</text:p>
          </table:table-cell>
          <table:table-cell office:value-type="string">
            <text:p>¡Sí, señora!$0e$0e ¡Lo enviaré#al OJ Kanbei inmediatamente!$0f</text:p>
          </table:table-cell>
          <table:table-cell office:value-type="string">
            <text:p>Yes, ma'am!$0e$0e#I'll deliver it to OC Kanbei right away!$0f</text:p>
          </table:table-cell>
        </table:table-row>
        <table:table-row table:style-name="ro1">
          <table:table-cell office:value-type="string">
            <text:p>Now, $0eI just have to do something#with this mess.$0f</text:p>
          </table:table-cell>
          <table:table-cell office:value-type="string">
            <text:p>Ahora, $0etengo que arreglar este#estropicio.$0f</text:p>
          </table:table-cell>
          <table:table-cell office:value-type="string">
            <text:p>Now, $0eI just have to do something#with this mess.$0f</text:p>
          </table:table-cell>
        </table:table-row>
        <table:table-row table:style-name="ro1">
          <table:table-cell office:value-type="string">
            <text:p>What? $0eIt can't be!$0e$0e#Our beautiful fortress...$0fWe were unlucky, $0enothing more.$0fAnd so, $0efor now, $0ewe must retreat.$0f</text:p>
          </table:table-cell>
          <table:table-cell office:value-type="string">
            <text:p>¿Qué? $0e¡No puede ser!$0e$0e#Nuestra preciosa fortaleza...$0fHemos tenido mala suerte, $0enada más.$0fDe momento, $0edebemos retirarnos.$0f</text:p>
          </table:table-cell>
          <table:table-cell office:value-type="string">
            <text:p>What? $0eIt can't be!$0e$0e#Our beautiful fortress...$0fWe were unlucky, $0enothing more.$0fAnd so, $0efor now, $0ewe must retreat.$0f</text:p>
          </table:table-cell>
        </table:table-row>
        <table:table-row table:style-name="ro1">
          <table:table-cell office:value-type="string">
            <text:p>Whew...$0e We won. Somehow, we won!$0f</text:p>
          </table:table-cell>
          <table:table-cell office:value-type="string">
            <text:p>Buf...$0e Hemos ganado.#¡De alguna forma, hemos ganado!$0f</text:p>
          </table:table-cell>
          <table:table-cell office:value-type="string">
            <text:p>Whew...$0e We won. Somehow, we won!$0f</text:p>
          </table:table-cell>
        </table:table-row>
        <table:table-row table:style-name="ro1">
          <table:table-cell office:value-type="string">
            <text:p>Sonja!$0f</text:p>
          </table:table-cell>
          <table:table-cell office:value-type="string">
            <text:p>¡Sonja!$0f</text:p>
          </table:table-cell>
          <table:table-cell office:value-type="string">
            <text:p>Sonja!$0f</text:p>
          </table:table-cell>
        </table:table-row>
        <table:table-row table:style-name="ro1">
          <table:table-cell office:value-type="string">
            <text:p>Father, $0edid you observe the battle?$0f</text:p>
          </table:table-cell>
          <table:table-cell office:value-type="string">
            <text:p>Padre, $0e¿has visto la batalla?$0f</text:p>
          </table:table-cell>
          <table:table-cell office:value-type="string">
            <text:p>Father, $0edid you observe the battle?$0f</text:p>
          </table:table-cell>
        </table:table-row>
        <table:table-row table:style-name="ro1">
          <table:table-cell office:value-type="string">
            <text:p>I did. $0e$0eThose were dangerous tactics#you employed, Daughter.$0fHowever, I was mistaken. $0e$0eYou were#the perfect CO to fight this fight.$0f</text:p>
          </table:table-cell>
          <table:table-cell office:value-type="string">
            <text:p>En efecto. $0e$0eLa táctica que sigues#es peligrosa, hija mía.$0fPero estaba equivocado.$0e$0e Eras la#OJ perfecta para este combate.$0f</text:p>
          </table:table-cell>
          <table:table-cell office:value-type="string">
            <text:p>I did. $0e$0eThose were dangerous tactics#you employed, Daughter.$0fHowever, I was mistaken. $0e$0eYou were#the perfect OC to fight this fight.$0f</text:p>
          </table:table-cell>
        </table:table-row>
        <table:table-row table:style-name="ro1">
          <table:table-cell office:value-type="string">
            <text:p>Father...$0f</text:p>
          </table:table-cell>
          <table:table-cell office:value-type="string">
            <text:p>Padre...$0f</text:p>
          </table:table-cell>
          <table:table-cell office:value-type="string">
            <text:p>Father...$0f</text:p>
          </table:table-cell>
        </table:table-row>
        <table:table-row table:style-name="ro1">
          <table:table-cell office:value-type="string">
            <text:p>However, $0ethis war is going to become#more dangerous, and more violent.$0fYou must never let your guard down.$0e$0e#Do you understand, Sonja?$0f</text:p>
          </table:table-cell>
          <table:table-cell office:value-type="string">
            <text:p>Sin embargo, $0eesta guerra será cada#día más peligrosa y más violenta.$0fNo debes bajar la guardia nunca.$0e$0e#¿Lo has entendido, Sonja?$0f</text:p>
          </table:table-cell>
          <table:table-cell office:value-type="string">
            <text:p>However, $0ethis war is going to become#more dangerous, and more violent.$0fYou must never let your guard down.$0e$0e#Do you understand, Sonja?$0f</text:p>
          </table:table-cell>
        </table:table-row>
        <table:table-row table:style-name="ro1">
          <table:table-cell office:value-type="string">
            <text:p>Yes, sir!$0e#I do!$0f</text:p>
          </table:table-cell>
          <table:table-cell office:value-type="string">
            <text:p>¡Sí, señor!$0e#¡Perfectamente!$0f</text:p>
          </table:table-cell>
          <table:table-cell office:value-type="string">
            <text:p>Yes, sir!$0e#I do!$0f</text:p>
          </table:table-cell>
        </table:table-row>
        <table:table-row table:style-name="ro1">
          <table:table-cell office:value-type="string">
            <text:p>Perfect planning wins#the day!</text:p>
          </table:table-cell>
          <table:table-cell office:value-type="string">
            <text:p>¡Una buena#planificación lo es todo!</text:p>
          </table:table-cell>
          <table:table-cell office:value-type="string">
            <text:p>Perfect planning wins#the day!</text:p>
          </table:table-cell>
        </table:table-row>
        <table:table-row table:style-name="ro1">
          <table:table-cell office:value-type="string">
            <text:p>No...$0e All my plans... They failed.$0f</text:p>
          </table:table-cell>
          <table:table-cell office:value-type="string">
            <text:p>No...$0e Todos mis planes... han fallado.$0f</text:p>
          </table:table-cell>
          <table:table-cell office:value-type="string">
            <text:p>No...$0e All my plans... They failed.$0f</text:p>
          </table:table-cell>
        </table:table-row>
        <table:table-row table:style-name="ro1">
          <table:table-cell office:value-type="string">
            <text:p>Don't fret so, Sonja.$0e#Let's put our heads together.$0fDid you notice that there were only#two neutral bases here?$0f</text:p>
          </table:table-cell>
          <table:table-cell office:value-type="string">
            <text:p>No te preocupes, Sonja.$0e#Unamos nuestras fuerzas.$0f¿Te has dado cuenta de que sólo#había dos bases neutrales?$0f</text:p>
          </table:table-cell>
          <table:table-cell office:value-type="string">
            <text:p>Don't fret so, Sonja.$0e#Let's put our heads together.$0fDid you notice that there were only#two neutral bases here?$0f</text:p>
          </table:table-cell>
        </table:table-row>
        <table:table-row table:style-name="ro1">
          <table:table-cell office:value-type="string">
            <text:p>You're right--there were!$0fIf we control them, the enemy won't#be able to deploy any new units...$0f</text:p>
          </table:table-cell>
          <table:table-cell office:value-type="string">
            <text:p>¡Es verdad!$0fSi las controlamos, el enemigo#no podrá desplegar nuevas unidades...$0f</text:p>
          </table:table-cell>
          <table:table-cell office:value-type="string">
            <text:p>You're right--there were!$0fIf we control them, the enemy won't#be able to deploy any new units...$0f</text:p>
          </table:table-cell>
        </table:table-row>
        <table:table-row table:style-name="ro1">
          <table:table-cell office:value-type="string">
            <text:p>Yes, $0eyou understand perfectly.$0fYour vision range is superior to all#other COs$0e--that's an undeniable$0fadvantage in Fog of War.$0fSend out your recon units and locate#the enemy while you advance.$0fYou'll like the results!$0e Go, daughter#of Kanbei! $0eGlory awaits!$0f</text:p>
          </table:table-cell>
          <table:table-cell office:value-type="string">
            <text:p>Sí, $0elo has entendido perfectamente.$0fTu rango de visión es superior al de#los demás OJ,$0e eso es indiscutible.$0fEnvía a tus unidades de reconocimiento#y localiza al enemigo en su avance.$0f¡Te gustarán los resultados!$0e#¡Adelante, hija de Kanbei!$0f¡La gloria te espera!$0f</text:p>
          </table:table-cell>
          <table:table-cell office:value-type="string">
            <text:p>Yes, $0eyou understand perfectly.$0fYour vision range is superior to all#other OCs$0e--that's an undeniable$0fadvantage in Fog of War.$0fSend out your recon units and locate#the enemy while you advance.$0fYou'll like the results!$0e Go, daughter#of Kanbei! $0eGlory awaits!$0f</text:p>
          </table:table-cell>
        </table:table-row>
        <table:table-row table:style-name="ro1">
          <table:table-cell office:value-type="string">
            <text:p>Yes, sir!$0e#I'll do my best!$0f</text:p>
          </table:table-cell>
          <table:table-cell office:value-type="string">
            <text:p>¡Sí, señor!$0e#¡Lo haré lo mejor que pueda!$0f</text:p>
          </table:table-cell>
          <table:table-cell office:value-type="string">
            <text:p>Yes, sir!$0e#I'll do my best!$0f</text:p>
          </table:table-cell>
        </table:table-row>
        <table:table-row table:style-name="ro1">
          <table:table-cell office:value-type="string">
            <text:p>Where are the supplies we've#plundered?$0f</text:p>
          </table:table-cell>
          <table:table-cell office:value-type="string">
            <text:p>¿Dónde están los suministros#que hemos robado?$0f</text:p>
          </table:table-cell>
          <table:table-cell office:value-type="string">
            <text:p>Where are the supplies we've#plundered?$0f</text:p>
          </table:table-cell>
        </table:table-row>
        <table:table-row table:style-name="ro1">
          <table:table-cell office:value-type="string">
            <text:p>They're en route to our factory even#as we speak, sir!$0f</text:p>
          </table:table-cell>
          <table:table-cell office:value-type="string">
            <text:p>Ahora mismo van de camino a la#fábrica, señor.$0f</text:p>
          </table:table-cell>
          <table:table-cell office:value-type="string">
            <text:p>They're en route to our factory even#as we speak, sir!$0f</text:p>
          </table:table-cell>
        </table:table-row>
        <table:table-row table:style-name="ro1">
          <table:table-cell office:value-type="string">
            <text:p>So quickly? Excellent...$0fHeh heh. $0eOur plans are moving right#on schedule, eh?$0fEven so, $0ewhat a beautiful sea.$0fGazing upon it fills me with an#overwhelming desire to see it all...$0f...destroyed!$0f</text:p>
          </table:table-cell>
          <table:table-cell office:value-type="string">
            <text:p>¿Tan rápido? Excelente...$0fJe, je. $0eNuestros planes van según#lo previsto.$0fAun así, $0equé mar tan hermoso.$0fAl observarlo me embarga un increíble#deseo de verlo todo...$0f...¡destruido!$0f</text:p>
          </table:table-cell>
          <table:table-cell office:value-type="string">
            <text:p>So quickly? Excellent...$0fHeh heh. $0eOur plans are moving right#on schedule, eh?$0fEven so, $0ewhat a beautiful sea.$0fGazing upon it fills me with an#overwhelming desire to see it all...$0f...destroyed!$0f</text:p>
          </table:table-cell>
        </table:table-row>
        <table:table-row table:style-name="ro1">
          <table:table-cell office:value-type="string">
            <text:p>We're under attack!$0e#It's Yellow Comet!$0f</text:p>
          </table:table-cell>
          <table:table-cell office:value-type="string">
            <text:p>¡Nos atacan!$0e#¡Es Yellow Comet!$0f</text:p>
          </table:table-cell>
          <table:table-cell office:value-type="string">
            <text:p>We're under attack!$0e#It's Yellow Comet!$0f</text:p>
          </table:table-cell>
        </table:table-row>
        <table:table-row table:style-name="ro1">
          <table:table-cell office:value-type="string">
            <text:p>So much for "me time" and tender#thoughts...$0fSend out the order for#reinforcements! $0e$0ePrepare for battle!$0f</text:p>
          </table:table-cell>
          <table:table-cell office:value-type="string">
            <text:p>Ya basta de $abautoadoración$bb y#pensamientos agradables...$0f¡Envía una petición de refuerzos!$0e$0e#¡Preparaos para el combate!$0f</text:p>
          </table:table-cell>
          <table:table-cell office:value-type="string">
            <text:p>So much for "me time" and tender#thoughts...$0fSend out the order for#reinforcements! $0e$0ePrepare for battle!$0f</text:p>
          </table:table-cell>
        </table:table-row>
        <table:table-row table:style-name="ro1">
          <table:table-cell office:value-type="string">
            <text:p>This is difficult terrain...$0e#The land routes are so narrow.$0fEven if we move in numbers, $0ewe're#sure to take heavy casualties.$0f</text:p>
          </table:table-cell>
          <table:table-cell office:value-type="string">
            <text:p>Éste es un terreno difícil...$0e#Las rutas son demasiado estrechas.$0fAunque avancemos por miles,$0e vamos#a sufrir muchas bajas.$0f</text:p>
          </table:table-cell>
          <table:table-cell office:value-type="string">
            <text:p>This is difficult terrain...$0e#The land routes are so narrow.$0fEven if we move in numbers, $0ewe're#sure to take heavy casualties.$0f</text:p>
          </table:table-cell>
        </table:table-row>
        <table:table-row table:style-name="ro1">
          <table:table-cell office:value-type="string">
            <text:p>Hmmm...$0e#I think I'll take a crack at it.$0f</text:p>
          </table:table-cell>
          <table:table-cell office:value-type="string">
            <text:p>Mmmm...$0e#Creo que voy a intentarlo.$0f</text:p>
          </table:table-cell>
          <table:table-cell office:value-type="string">
            <text:p>Hmmm...$0e#I think I'll take a crack at it.$0f</text:p>
          </table:table-cell>
        </table:table-row>
        <table:table-row table:style-name="ro1">
          <table:table-cell office:value-type="string">
            <text:p>Sensei?$0f</text:p>
          </table:table-cell>
          <table:table-cell office:value-type="string">
            <text:p>¿Sensei?$0f</text:p>
          </table:table-cell>
          <table:table-cell office:value-type="string">
            <text:p>Sensei?$0f</text:p>
          </table:table-cell>
        </table:table-row>
        <table:table-row table:style-name="ro1">
          <table:table-cell office:value-type="string">
            <text:p>Just sit back and watch. $0e$0eWe'll see if#my air units can't do some good.$0fEven us old folks like to help out#now and again.$0f</text:p>
          </table:table-cell>
          <table:table-cell office:value-type="string">
            <text:p>Relájate y disfruta. $0e$0eVeamos si#mis unidades aéreas sirven de algo.$0fHasta a un viejo como yo le gusta#echar una mano de vez en cuando.$0f</text:p>
          </table:table-cell>
          <table:table-cell office:value-type="string">
            <text:p>Just sit back and watch. $0e$0eWe'll see if#my air units can't do some good.$0fEven us old folks like to help out#now and again.$0f</text:p>
          </table:table-cell>
        </table:table-row>
        <table:table-row table:style-name="ro1">
          <table:table-cell office:value-type="string">
            <text:p>What have we here?$0fHave they run out of beds in Yellow#Comet's infirmaries?$0f</text:p>
          </table:table-cell>
          <table:table-cell office:value-type="string">
            <text:p>¿Qué tenemos aquí?$0f¿Se han quedado sin camas en#los hospitales de Yellow Comet?$0f</text:p>
          </table:table-cell>
          <table:table-cell office:value-type="string">
            <text:p>What have we here?$0fHave they run out of beds in Yellow#Comet's infirmaries?$0f</text:p>
          </table:table-cell>
        </table:table-row>
        <table:table-row table:style-name="ro1">
          <table:table-cell office:value-type="string">
            <text:p>So you're the Black Hole, eh?$0e$0e#What do you want here?$0f</text:p>
          </table:table-cell>
          <table:table-cell office:value-type="string">
            <text:p>Así que tú eres de Black Hole, ¿eh?$0e$0e#¿Qué se os ha perdido aquí?$0f</text:p>
          </table:table-cell>
          <table:table-cell office:value-type="string">
            <text:p>So you're the Black Hole, eh?$0e$0e#What do you want here?$0f</text:p>
          </table:table-cell>
        </table:table-row>
        <table:table-row table:style-name="ro1">
          <table:table-cell office:value-type="string">
            <text:p>I have no reason to tell you,#old man.$0fIn time, the entire world will kneel#at our feet.$0fAny who dare stand in our way will#be ground beneath our heels.$0f</text:p>
          </table:table-cell>
          <table:table-cell office:value-type="string">
            <text:p>No tengo ningún motivo para decírtelo,#viejo.$0fA su tiempo, el mundo entero se#arrodillará a nuestros pies.$0fCualquiera que se atreva a ponerse#en nuestro camino será aplastado.$0f</text:p>
          </table:table-cell>
          <table:table-cell office:value-type="string">
            <text:p>I have no reason to tell you,#old man.$0fIn time, the entire world will kneel#at our feet.$0fAny who dare stand in our way will#be ground beneath our heels.$0f</text:p>
          </table:table-cell>
        </table:table-row>
        <table:table-row table:style-name="ro1">
          <table:table-cell office:value-type="string">
            <text:p>Oh, can't have that, now can we?$0fI don't like war$0e--it's tiring.$0e$0e#But someone's got to stop you.$0fLet me tell you a little secret.$0fDid you know that when you join two#damaged units together,$0fand their combined HP is over 10,$0e the#surplus gets converted into funds?$0f</text:p>
          </table:table-cell>
          <table:table-cell office:value-type="string">
            <text:p>Bueno, creo que no puedo permitirlo.$0fNo me gusta la guerra...$0e me cansa.$0e$0e#Pero alguien tiene que detenerte.$0fDéjame contarte un secreto.$0f¿Sabías que cuando unes dos unidades#con daños y sus PV combinados$0fsuperan 10,$0e los PV que sobran se#convierten en fondos?$0f</text:p>
          </table:table-cell>
          <table:table-cell office:value-type="string">
            <text:p>Oh, can't have that, now can we?$0fI don't like war$0e--it's tiring.$0e$0e#But someone's got to stop you.$0fLet me tell you a little secret.$0fDid you know that when you join two#damaged units together,$0fand their combined HP is over 10,$0e the#surplus gets converted into funds?$0f</text:p>
          </table:table-cell>
        </table:table-row>
        <table:table-row table:style-name="ro1">
          <table:table-cell office:value-type="string">
            <text:p>What are you babbling about?$0fDo you think some loose change is#going to sway the course of battle?$0fHeh heh heh...$0e Or are you just#worried about your pension?$0f</text:p>
          </table:table-cell>
          <table:table-cell office:value-type="string">
            <text:p>¿De qué estás hablando, estúpido?$0f¿Crees que unas pocas monedas#pueden alterar el curso de la batalla?$0fJe, je, je...$0e ¿O es que te#preocupa tu pensión?$0f</text:p>
          </table:table-cell>
          <table:table-cell office:value-type="string">
            <text:p>What are you babbling about?$0fDo you think some loose change is#going to sway the course of battle?$0fHeh heh heh...$0e Or are you just#worried about your pension?$0f</text:p>
          </table:table-cell>
        </table:table-row>
        <table:table-row table:style-name="ro1">
          <table:table-cell office:value-type="string">
            <text:p>If you don't grasp what I'm#telling you, $0eboy,$0fthen you've got no hope#of defeating me.$0fHe who laughs last$0e laughs best.$0e#So long.$0f</text:p>
          </table:table-cell>
          <table:table-cell office:value-type="string">
            <text:p>Si no entiendes lo que te estoy#diciendo, $0eentonces no tienes$0fninguna posibilidad de derrotarme.$0fEl que ríe el último, ríe mejor.$0e#Hasta la vista.$0f</text:p>
          </table:table-cell>
          <table:table-cell office:value-type="string">
            <text:p>If you don't grasp what I'm#telling you, $0eboy,$0fthen you've got no hope#of defeating me.$0fHe who laughs last$0e laughs best.$0e#So long.$0f</text:p>
          </table:table-cell>
        </table:table-row>
        <table:table-row table:style-name="ro1">
          <table:table-cell office:value-type="string">
            <text:p>You're quite the orator.$0e$0e Still, you're#a bit long in the tooth to challenge me.$0fSince you're so tired, $0eI'll make this#quick and finish you in 10 days!$0f</text:p>
          </table:table-cell>
          <table:table-cell office:value-type="string">
            <text:p>Eres un buen orador.$0e$0e Pero, aun así,#eres demasiado viejo para retarme.$0fYa que estás tan cansado, $0eseré rápido#y te derrotaré en 10 días.$0f</text:p>
          </table:table-cell>
          <table:table-cell office:value-type="string">
            <text:p>You're quite the orator.$0e$0e Still, you're#a bit long in the tooth to challenge me.$0fSince you're so tired, $0eI'll make this#quick and finish you in 10 days!$0f</text:p>
          </table:table-cell>
        </table:table-row>
        <table:table-row table:style-name="ro1">
          <table:table-cell office:value-type="string">
            <text:p>You...$0e You're an old man!$0e#For you to have defeated me...$0fWho...$0e Who are you?$0f</text:p>
          </table:table-cell>
          <table:table-cell office:value-type="string">
            <text:p>Tú...$0e ¡Viejo estúpido!$0e#Me has derrotado...$0f¿Quién...$0e quién eres?$0f</text:p>
          </table:table-cell>
          <table:table-cell office:value-type="string">
            <text:p>You...$0e You're an old man!$0e#For you to have defeated me...$0fWho...$0e Who are you?$0f</text:p>
          </table:table-cell>
        </table:table-row>
        <table:table-row table:style-name="ro1">
          <table:table-cell office:value-type="string">
            <text:p>Sensei! $0eYou did it!$0e$0e#You are victorious!$0f</text:p>
          </table:table-cell>
          <table:table-cell office:value-type="string">
            <text:p>¡Sensei! $0e¡Lo has conseguido!$0e$0e#¡Eres el vencedor!$0f</text:p>
          </table:table-cell>
          <table:table-cell office:value-type="string">
            <text:p>Sensei! $0eYou did it!$0e$0e#You are victorious!$0f</text:p>
          </table:table-cell>
        </table:table-row>
        <table:table-row table:style-name="ro1">
          <table:table-cell office:value-type="string">
            <text:p>Hm? $0eI am?$0e$0e#Oh, that's nice.$0f</text:p>
          </table:table-cell>
          <table:table-cell office:value-type="string">
            <text:p>¿Mm? $0e¿En serio?$0e$0e#Eso es bueno.$0f</text:p>
          </table:table-cell>
          <table:table-cell office:value-type="string">
            <text:p>Hm? $0eI am?$0e$0e#Oh, that's nice.$0f</text:p>
          </table:table-cell>
        </table:table-row>
        <table:table-row table:style-name="ro1">
          <table:table-cell office:value-type="string">
            <text:p>Wait! $0eNow I remember...$0e#It was in the reports...$0fThis country once boasted a CO#who was said to be unbeatable...$0fA man whom everyone feared...$0e#Impossible...$0e It couldn't be!$0f</text:p>
          </table:table-cell>
          <table:table-cell office:value-type="string">
            <text:p>¡Espera! $0eAhora recuerdo...$0e#Estaba en el informe...$0fEste país tuvo una vez un OJ del#que se decía que era invencible...$0fY al que todo el mundo temía...$0e#Imposible...$0e ¡No puede ser!$0f</text:p>
          </table:table-cell>
          <table:table-cell office:value-type="string">
            <text:p>Wait! $0eNow I remember...$0e#It was in the reports...$0fThis country once boasted a OC#who was said to be unbeatable...$0fA man whom everyone feared...$0e#Impossible...$0e It couldn't be!$0f</text:p>
          </table:table-cell>
        </table:table-row>
        <table:table-row table:style-name="ro1">
          <table:table-cell office:value-type="string">
            <text:p>Who, me?$0f</text:p>
          </table:table-cell>
          <table:table-cell office:value-type="string">
            <text:p>¿Quién? ¿Yo?$0f</text:p>
          </table:table-cell>
          <table:table-cell office:value-type="string">
            <text:p>Who, me?$0f</text:p>
          </table:table-cell>
        </table:table-row>
        <table:table-row table:style-name="ro1">
          <table:table-cell office:value-type="string">
            <text:p>Uh...$0e$0e#Today was...$0eunlucky. $0eA bad day.$0fWe'll meet again, old...$0e$0e#This is not finished!$0f</text:p>
          </table:table-cell>
          <table:table-cell office:value-type="string">
            <text:p>Eh...$0fHa sido...$0e mala suerte.$0e#Un mal día.$0fVolveremos a encontrarnos, viejo...$0e$0e#¡Esto no acaba aquí!$0f</text:p>
          </table:table-cell>
          <table:table-cell office:value-type="string">
            <text:p>Uh...$0e$0e#Today was...$0eunlucky. $0eA bad day.$0fWe'll meet again, old...$0e$0e#This is not finished!$0f</text:p>
          </table:table-cell>
        </table:table-row>
        <table:table-row table:style-name="ro1">
          <table:table-cell office:value-type="string">
            <text:p>Seemed to have pulled through#in one piece.$0fSonja?$0e#Are you all right?$0f</text:p>
          </table:table-cell>
          <table:table-cell office:value-type="string">
            <text:p>Parece que hemos acabado de una#pieza.$0f¿Sonja?$0e#¿Estás bien?$0f</text:p>
          </table:table-cell>
          <table:table-cell office:value-type="string">
            <text:p>Seemed to have pulled through#in one piece.$0fSonja?$0e#Are you all right?$0f</text:p>
          </table:table-cell>
        </table:table-row>
        <table:table-row table:style-name="ro1">
          <table:table-cell office:value-type="string">
            <text:p>Sensei? $0eYou were unbeatable?$0e$0e#Everyone...$0efeared you?$0f</text:p>
          </table:table-cell>
          <table:table-cell office:value-type="string">
            <text:p>¿Sensei? $0e¿Eras invencible?$0e$0e#¿Todos...$0e te temían?$0f</text:p>
          </table:table-cell>
          <table:table-cell office:value-type="string">
            <text:p>Sensei? $0eYou were unbeatable?$0e$0e#Everyone...$0efeared you?$0f</text:p>
          </table:table-cell>
        </table:table-row>
        <table:table-row table:style-name="ro1">
          <table:table-cell office:value-type="string">
            <text:p>Who, me?$0e$0e Oh, that's so long#ago, I'd almost forgotten.$0fThere might have been a $0erumor of#that nature at some point, but...$0fCome now, $0ethere are battles yet#to be fought. $0eLet's go.$0f</text:p>
          </table:table-cell>
          <table:table-cell office:value-type="string">
            <text:p>¿A quién? ¿A mí?$0e$0e Bueno, eso fue#hace mucho, mucho tiempo.$0fPuede que hubiera algún $0erumor de ese#tipo al respecto, pero...$0fVenga, $0etodavía hay muchas batallas#que ganar. $0eVámonos.$0f</text:p>
          </table:table-cell>
          <table:table-cell office:value-type="string">
            <text:p>Who, me?$0e$0e Oh, that's so long#ago, I'd almost forgotten.$0fThere might have been a $0erumor of#that nature at some point, but...$0fCome now, $0ethere are battles yet#to be fought. $0eLet's go.$0f</text:p>
          </table:table-cell>
        </table:table-row>
        <table:table-row table:style-name="ro1">
          <table:table-cell office:value-type="string">
            <text:p>Yes...$0e Yes, sir!$0f</text:p>
          </table:table-cell>
          <table:table-cell office:value-type="string">
            <text:p>Sí...$0e ¡Sí, señor!$0f</text:p>
          </table:table-cell>
          <table:table-cell office:value-type="string">
            <text:p>Yes...$0e Yes, sir!$0f</text:p>
          </table:table-cell>
        </table:table-row>
        <table:table-row table:style-name="ro1">
          <table:table-cell office:value-type="string">
            <text:p>Ho ho!#Guess that's that.</text:p>
          </table:table-cell>
          <table:table-cell office:value-type="string">
            <text:p>¡Jo, jo!#Creo que eso es todo.</text:p>
          </table:table-cell>
          <table:table-cell office:value-type="string">
            <text:p>Ho ho!#Guess that's that.</text:p>
          </table:table-cell>
        </table:table-row>
        <table:table-row table:style-name="ro1">
          <table:table-cell office:value-type="string">
            <text:p>I lost, did I? $0eLooks like you can't#beat Father Time after all.$0f</text:p>
          </table:table-cell>
          <table:table-cell office:value-type="string">
            <text:p>He perdido, ¿no? $0eParece que, después#de todo, no puedes derrotar al tiempo.$0f</text:p>
          </table:table-cell>
          <table:table-cell office:value-type="string">
            <text:p>I lost, did I? $0eLooks like you can't#beat Father Time after all.$0f</text:p>
          </table:table-cell>
        </table:table-row>
        <table:table-row table:style-name="ro1">
          <table:table-cell office:value-type="string">
            <text:p>That is untrue, Sensei!$0fYour battle copter skills are beyond#compare! $0eThis, Kanbei knows well!$0fIf that base and airport in the middle#of the field can be taken quickly,$0fI'm sure that victory will be yours!$0f</text:p>
          </table:table-cell>
          <table:table-cell office:value-type="string">
            <text:p>¡Eso no es cierto, Sensei!$0f¡Tu habilidad con los helicópteros#de combate no tiene parangón!$0f¡Eso Kanbei lo sabe!$0fSi puedes tomar rápidamente esa base#y ese aeropuerto en medio del mapa,$0festoy seguro de que la victoria#será tuya.$0f</text:p>
          </table:table-cell>
          <table:table-cell office:value-type="string">
            <text:p>That is untrue, Sensei!$0fYour battle copter skills are beyond#compare! $0eThis, Kanbei knows well!$0fIf that base and airport in the middle#of the field can be taken quickly,$0fI'm sure that victory will be yours!$0f</text:p>
          </table:table-cell>
        </table:table-row>
        <table:table-row table:style-name="ro1">
          <table:table-cell office:value-type="string">
            <text:p>Heh heh heh...$0fFeel free to challenge me anytime,#old man.$0e I never turn down an$0feasy victory.$0f</text:p>
          </table:table-cell>
          <table:table-cell office:value-type="string">
            <text:p>Je, je, je...$0fPuedes retarme siempre que quieras,#viejo.$0e Nunca le doy la espalda$0fa una victoria fácil.$0f</text:p>
          </table:table-cell>
          <table:table-cell office:value-type="string">
            <text:p>Heh heh heh...$0fFeel free to challenge me anytime,#old man.$0e I never turn down an$0feasy victory.$0f</text:p>
          </table:table-cell>
        </table:table-row>
        <table:table-row table:style-name="ro1">
          <table:table-cell office:value-type="string">
            <text:p>I lost, did I? $0eLooks like you can't#beat Father Time after all.$0f</text:p>
          </table:table-cell>
          <table:table-cell office:value-type="string">
            <text:p>He perdido, ¿no? $0eParece que, después#de todo, no puedes derrotar al tiempo.$0f</text:p>
          </table:table-cell>
          <table:table-cell office:value-type="string">
            <text:p>I lost, did I? $0eLooks like you can't#beat Father Time after all.$0f</text:p>
          </table:table-cell>
        </table:table-row>
        <table:table-row table:style-name="ro1">
          <table:table-cell office:value-type="string">
            <text:p>That is untrue, Sensei!$0fYour battle copter skills are beyond#compare! $0eThis, Kanbei knows well!$0f</text:p>
          </table:table-cell>
          <table:table-cell office:value-type="string">
            <text:p>¡Eso no es cierto, Sensei!$0f¡Tu habilidad con los helicópteros#de combate no tiene parangón!$0f¡Eso Kanbei lo sabe!$0f</text:p>
          </table:table-cell>
          <table:table-cell office:value-type="string">
            <text:p>That is untrue, Sensei!$0fYour battle copter skills are beyond#compare! $0eThis, Kanbei knows well!$0f</text:p>
          </table:table-cell>
        </table:table-row>
        <table:table-row table:style-name="ro1">
          <table:table-cell office:value-type="string">
            <text:p>He's right! $0eAnd your command of#infantry is spectacular, too!$0fThe best way to use those skills is to#capture the base next to the airport.$0fIf you can do that, I'm sure you'll win!$0f</text:p>
          </table:table-cell>
          <table:table-cell office:value-type="string">
            <text:p>¡Tiene razón! $0e¡Y tu infantería#también es espectacular!$0fLa mejor forma de sacarle todo el#partido a esas habilidades es capturar$0fla base al lado del aeropuerto.#Si lo consigues, seguro que ganas.$0f</text:p>
          </table:table-cell>
          <table:table-cell office:value-type="string">
            <text:p>He's right! $0eAnd your command of#infantry is spectacular, too!$0fThe best way to use those skills is to#capture the base next to the airport.$0fIf you can do that, I'm sure you'll win!$0f</text:p>
          </table:table-cell>
        </table:table-row>
        <table:table-row table:style-name="ro1">
          <table:table-cell office:value-type="string">
            <text:p>Heh heh heh...$0fFeel free to challenge me anytime,#old man.$0e I never turn down an$0feasy victory.$0f</text:p>
          </table:table-cell>
          <table:table-cell office:value-type="string">
            <text:p>Je, je, je...$0fPuedes retarme siempre que quieras,#viejo.$0e Nunca le doy la espalda$0fa una victoria fácil.$0f</text:p>
          </table:table-cell>
          <table:table-cell office:value-type="string">
            <text:p>Heh heh heh...$0fFeel free to challenge me anytime,#old man.$0e I never turn down an$0feasy victory.$0f</text:p>
          </table:table-cell>
        </table:table-row>
        <table:table-row table:style-name="ro1">
          <table:table-cell office:value-type="string">
            <text:p>Commander Adder!$0fThe laser cannon has been deployed,#as you ordered.$0f</text:p>
          </table:table-cell>
          <table:table-cell office:value-type="string">
            <text:p>¡Comandante Adder!$0fEl cañón láser ya está en el#lugar que ordenó.$0f</text:p>
          </table:table-cell>
          <table:table-cell office:value-type="string">
            <text:p>Commander Adder!$0fThe laser cannon has been deployed,#as you ordered.$0f</text:p>
          </table:table-cell>
        </table:table-row>
        <table:table-row table:style-name="ro1">
          <table:table-cell office:value-type="string">
            <text:p>Very well.$0f</text:p>
          </table:table-cell>
          <table:table-cell office:value-type="string">
            <text:p>Muy bien.$0f</text:p>
          </table:table-cell>
          <table:table-cell office:value-type="string">
            <text:p>Very well.$0f</text:p>
          </table:table-cell>
        </table:table-row>
        <table:table-row table:style-name="ro1">
          <table:table-cell office:value-type="string">
            <text:p>Adder, $0ehow you planning on using it#up on that mountain?$0f</text:p>
          </table:table-cell>
          <table:table-cell office:value-type="string">
            <text:p>Adder, $0e¿cómo piensas usar eso en#esa montaña?$0f</text:p>
          </table:table-cell>
          <table:table-cell office:value-type="string">
            <text:p>Adder, $0ehow you planning on using it#up on that mountain?$0f</text:p>
          </table:table-cell>
        </table:table-row>
        <table:table-row table:style-name="ro1">
          <table:table-cell office:value-type="string">
            <text:p>Quite simple, really. I'm going#to lure the enemy in $0eand fire.$0f</text:p>
          </table:table-cell>
          <table:table-cell office:value-type="string">
            <text:p>Muy sencillo. Voy a atraer al enemigo#y $0edisparar.$0f</text:p>
          </table:table-cell>
          <table:table-cell office:value-type="string">
            <text:p>Quite simple, really. I'm going#to lure the enemy in $0eand fire.$0f</text:p>
          </table:table-cell>
        </table:table-row>
        <table:table-row table:style-name="ro1">
          <table:table-cell office:value-type="string">
            <text:p>What makes you think they'll come#all the way out here?$0f</text:p>
          </table:table-cell>
          <table:table-cell office:value-type="string">
            <text:p>¿Qué te hace pensar que van a venir#y quedarse ahí parados?$0f</text:p>
          </table:table-cell>
          <table:table-cell office:value-type="string">
            <text:p>What makes you think they'll come#all the way out here?$0f</text:p>
          </table:table-cell>
        </table:table-row>
        <table:table-row table:style-name="ro1">
          <table:table-cell office:value-type="string">
            <text:p>I'm going to lay siege to their cities.$0fIf they don't come, $0eI'll tell the world#they permitted their cities be taken.$0fEither way, $0ewe can't lose.$0f</text:p>
          </table:table-cell>
          <table:table-cell office:value-type="string">
            <text:p>Voy a sitiar sus ciudades.$0fSi no vienen, $0ele contaré al mundo que#permitieron que tomaran sus ciudades.$0fSea como sea, $0eno podemos perder.$0f</text:p>
          </table:table-cell>
          <table:table-cell office:value-type="string">
            <text:p>I'm going to lay siege to their cities.$0fIf they don't come, $0eI'll tell the world#they permitted their cities be taken.$0fEither way, $0ewe can't lose.$0f</text:p>
          </table:table-cell>
        </table:table-row>
        <table:table-row table:style-name="ro1">
          <table:table-cell office:value-type="string">
            <text:p>Hrmmm...$0f</text:p>
          </table:table-cell>
          <table:table-cell office:value-type="string">
            <text:p>Mmmm...$0f</text:p>
          </table:table-cell>
          <table:table-cell office:value-type="string">
            <text:p>Hrmmm...$0f</text:p>
          </table:table-cell>
        </table:table-row>
        <table:table-row table:style-name="ro1">
          <table:table-cell office:value-type="string">
            <text:p>More importantly, $0edid you deploy that#infantry as I requested?$0f</text:p>
          </table:table-cell>
          <table:table-cell office:value-type="string">
            <text:p>Hablemos de cosas serias. $0e¿Has#desplegado la infantería que te pedí?$0f</text:p>
          </table:table-cell>
          <table:table-cell office:value-type="string">
            <text:p>More importantly, $0edid you deploy that#infantry as I requested?$0f</text:p>
          </table:table-cell>
        </table:table-row>
        <table:table-row table:style-name="ro1">
          <table:table-cell office:value-type="string">
            <text:p>Put 'em just where you said.$0e$0e They're#pretty far from the cities.$0e$0e That OK?$0f</text:p>
          </table:table-cell>
          <table:table-cell office:value-type="string">
            <text:p>Están donde ordenaste.$0e$0e Bastante lejos#de las ciudades.$0e$0e ¿Están bien así?$0f</text:p>
          </table:table-cell>
          <table:table-cell office:value-type="string">
            <text:p>Put 'em just where you said.$0e$0e They're#pretty far from the cities.$0e$0e That OK?$0f</text:p>
          </table:table-cell>
        </table:table-row>
        <table:table-row table:style-name="ro1">
          <table:table-cell office:value-type="string">
            <text:p>Yes. $0eThat's fine.$0e$0e#March them along slowly.$0fThey're merely bait for the enemy.$0fWouldn't want them capturing those#cities too quickly. $0eHeh heh heh...$0f</text:p>
          </table:table-cell>
          <table:table-cell office:value-type="string">
            <text:p>Sí. $0eAsí están bien.$0e$0e#Haz que avancen despacio.$0fSon un cebo para el enemigo.$0fNo queremos que capturen las ciudades#demasiado rápido. $0eJe, je, je...$0f</text:p>
          </table:table-cell>
          <table:table-cell office:value-type="string">
            <text:p>Yes. $0eThat's fine.$0e$0e#March them along slowly.$0fThey're merely bait for the enemy.$0fWouldn't want them capturing those#cities too quickly. $0eHeh heh heh...$0f</text:p>
          </table:table-cell>
        </table:table-row>
        <table:table-row table:style-name="ro1">
          <table:table-cell office:value-type="string">
            <text:p>Father,$0e#hold your attack!$0f</text:p>
          </table:table-cell>
          <table:table-cell office:value-type="string">
            <text:p>¡Padre,$0e contente!$0f</text:p>
          </table:table-cell>
          <table:table-cell office:value-type="string">
            <text:p>Father,$0e#hold your attack!$0f</text:p>
          </table:table-cell>
        </table:table-row>
        <table:table-row table:style-name="ro1">
          <table:table-cell office:value-type="string">
            <text:p>Why, Sonja?$0fThe Black Hole Army is about to#lay siege to our cities.$0f</text:p>
          </table:table-cell>
          <table:table-cell office:value-type="string">
            <text:p>¿Por qué, Sonja?$0fEl ejército de Black Hole está#a punto de capturar esas ciudades.$0f</text:p>
          </table:table-cell>
          <table:table-cell office:value-type="string">
            <text:p>Why, Sonja?$0fThe Black Hole Army is about to#lay siege to our cities.$0f</text:p>
          </table:table-cell>
        </table:table-row>
        <table:table-row table:style-name="ro1">
          <table:table-cell office:value-type="string">
            <text:p>It's a trap.$0fThey're trying to lure us in.$0f</text:p>
          </table:table-cell>
          <table:table-cell office:value-type="string">
            <text:p>Es una trampa.$0fEstán intentando atraernos.$0f</text:p>
          </table:table-cell>
          <table:table-cell office:value-type="string">
            <text:p>It's a trap.$0fThey're trying to lure us in.$0f</text:p>
          </table:table-cell>
        </table:table-row>
        <table:table-row table:style-name="ro1">
          <table:table-cell office:value-type="string">
            <text:p>But we can't just sit here!$0f</text:p>
          </table:table-cell>
          <table:table-cell office:value-type="string">
            <text:p>¡No podemos esperar sentados!$0f</text:p>
          </table:table-cell>
          <table:table-cell office:value-type="string">
            <text:p>But we can't just sit here!$0f</text:p>
          </table:table-cell>
        </table:table-row>
        <table:table-row table:style-name="ro1">
          <table:table-cell office:value-type="string">
            <text:p>Why not?$0fThat city isn't at all important,#strategically speaking.$0f</text:p>
          </table:table-cell>
          <table:table-cell office:value-type="string">
            <text:p>¿Por qué no?$0fEsa ciudad no es importante,#desde el punto de vista estratégico.$0f</text:p>
          </table:table-cell>
          <table:table-cell office:value-type="string">
            <text:p>Why not?$0fThat city isn't at all important,#strategically speaking.$0f</text:p>
          </table:table-cell>
        </table:table-row>
        <table:table-row table:style-name="ro1">
          <table:table-cell office:value-type="string">
            <text:p>Sonja! $0eWhat are you?#What are we?$0f</text:p>
          </table:table-cell>
          <table:table-cell office:value-type="string">
            <text:p>¡Sonja! $0e¿Qué eres?#¿Qué somos?$0f</text:p>
          </table:table-cell>
          <table:table-cell office:value-type="string">
            <text:p>Sonja! $0eWhat are you?#What are we?$0f</text:p>
          </table:table-cell>
        </table:table-row>
        <table:table-row table:style-name="ro1">
          <table:table-cell office:value-type="string">
            <text:p>What are we? $0e$0eWe're$0e COs in the#Yellow Comet Army.$0f</text:p>
          </table:table-cell>
          <table:table-cell office:value-type="string">
            <text:p>¿Qué somos? $0e$0eSomos$0e OJ del#ejército de Yellow Comet.$0f</text:p>
          </table:table-cell>
          <table:table-cell office:value-type="string">
            <text:p>What are we? $0e$0eWe're$0e OCs in the#Yellow Comet Army.$0f</text:p>
          </table:table-cell>
        </table:table-row>
        <table:table-row table:style-name="ro1">
          <table:table-cell office:value-type="string">
            <text:p>Correct. $0eAnd COs do not sit idly by#and watch their people be destroyed!$0fEven if it's a trap. $0eEven if it's not#strategically important.$0f</text:p>
          </table:table-cell>
          <table:table-cell office:value-type="string">
            <text:p>Correcto. $0eY los OJ no se dedican#a esperar tranquilamente a ver cómo$0fdestruyen a su gente.$0e Aunque sea una#trampa. $0eAunque no sea importante$0fdesde el punto de vista estratégico.$0f</text:p>
          </table:table-cell>
          <table:table-cell office:value-type="string">
            <text:p>Correct. $0eAnd OCs do not sit idly by#and watch their people be destroyed!$0fEven if it's a trap. $0eEven if it's not#strategically important.$0f</text:p>
          </table:table-cell>
        </table:table-row>
        <table:table-row table:style-name="ro1">
          <table:table-cell office:value-type="string">
            <text:p>That's...$0f</text:p>
          </table:table-cell>
          <table:table-cell office:value-type="string">
            <text:p>Pero...$0f</text:p>
          </table:table-cell>
          <table:table-cell office:value-type="string">
            <text:p>That's...$0f</text:p>
          </table:table-cell>
        </table:table-row>
        <table:table-row table:style-name="ro1">
          <table:table-cell office:value-type="string">
            <text:p>We are COs.$0fIt is our job to protect the people#of Yellow Comet.$0fAm I wrong?$0f</text:p>
          </table:table-cell>
          <table:table-cell office:value-type="string">
            <text:p>Somos OJ.$0fNuestro trabajo es proteger a la#gente de Yellow Comet.$0f¿Tengo razón o no?$0f</text:p>
          </table:table-cell>
          <table:table-cell office:value-type="string">
            <text:p>We are OCs.$0fIt is our job to protect the people#of Yellow Comet.$0fAm I wrong?$0f</text:p>
          </table:table-cell>
        </table:table-row>
        <table:table-row table:style-name="ro1">
          <table:table-cell office:value-type="string">
            <text:p>No, Father. I understand.$0e$0e#Just be careful.$0fI'm going to see if I can unravel#this trap.$0f</text:p>
          </table:table-cell>
          <table:table-cell office:value-type="string">
            <text:p>Sí, Padre. Lo entiendo.$0e$0e#Pero ten cuidado.$0fVoy a ver si puedo descubrir#algo sobre esa trampa.$0f</text:p>
          </table:table-cell>
          <table:table-cell office:value-type="string">
            <text:p>No, Father. I understand.$0e$0e#Just be careful.$0fI'm going to see if I can unravel#this trap.$0f</text:p>
          </table:table-cell>
        </table:table-row>
        <table:table-row table:style-name="ro1">
          <table:table-cell office:value-type="string">
            <text:p>Father, $0eI know what the enemy has#planned.$0fThey have a monstrous weapon called#a laser cannon.$0fIt fires a deadly laser up, down, left,#and right in a straight line.$0f</text:p>
          </table:table-cell>
          <table:table-cell office:value-type="string">
            <text:p>Padre, $0econozco los planes#del enemigo.$0fTienen un arma monstruosa llamada#cañón láser.$0fDispara un rayo láser letal en todas#las direcciones.$0f</text:p>
          </table:table-cell>
          <table:table-cell office:value-type="string">
            <text:p>Father, $0eI know what the enemy has#planned.$0fThey have a monstrous weapon called#a laser cannon.$0fIt fires a deadly laser up, down, left,#and right in a straight line.$0f</text:p>
          </table:table-cell>
        </table:table-row>
        <table:table-row table:style-name="ro1">
          <table:table-cell office:value-type="string">
            <text:p>I see...$0e#Yet, $0eno matter the trap, I...$0f</text:p>
          </table:table-cell>
          <table:table-cell office:value-type="string">
            <text:p>Ya veo...$0e#Aun así, $0eno importa, porque...$0f</text:p>
          </table:table-cell>
          <table:table-cell office:value-type="string">
            <text:p>I see...$0e#Yet, $0eno matter the trap, I...$0f</text:p>
          </table:table-cell>
        </table:table-row>
        <table:table-row table:style-name="ro1">
          <table:table-cell office:value-type="string">
            <text:p>Ooh! $0eI'm not finished yet!!!$0fIt's a laser cannon, but $0eit's#only a prototype. $0fIt can't just be fired at any time.$0fI think that's something we can use#to our advantage.$0f</text:p>
          </table:table-cell>
          <table:table-cell office:value-type="string">
            <text:p>¡Arg! $0e¡¡Todavía no he terminado!!$0fEs un cañón láser, pero es un prototipo.#No se puede disparar en cualquier$0fmomento. Creo que es algo que podemos#usar en nuestro beneficio.$0f</text:p>
          </table:table-cell>
          <table:table-cell office:value-type="string">
            <text:p>Ooh! $0eI'm not finished yet!!!$0fIt's a laser cannon, but $0eit's#only a prototype. $0fIt can't just be fired at any time.$0fI think that's something we can use#to our advantage.$0f</text:p>
          </table:table-cell>
        </table:table-row>
        <table:table-row table:style-name="ro1">
          <table:table-cell office:value-type="string">
            <text:p>That is helpful.$0e$0e#You are splendid, my child!$0f</text:p>
          </table:table-cell>
          <table:table-cell office:value-type="string">
            <text:p>Muy útil.$0e$0e#¡Eres maravillosa, hija mía!$0f</text:p>
          </table:table-cell>
          <table:table-cell office:value-type="string">
            <text:p>That is helpful.$0e$0e#You are splendid, my child!$0f</text:p>
          </table:table-cell>
        </table:table-row>
        <table:table-row table:style-name="ro1">
          <table:table-cell office:value-type="string">
            <text:p>Father!$0e I am NOT looking for#flattery! I'm trying to warn you!$0fIf the 10 cities in the upper right are#captured, $0ewe lose. $0eBe careful!$0f</text:p>
          </table:table-cell>
          <table:table-cell office:value-type="string">
            <text:p>¡Padre!$0e ¡No me interesan tus#halagos! ¡Intento advertirte!$0fSi capturan las 10 ciudades de la#zona superior derecha, $0ehemos perdido.$0f¡Ten cuidado!$0f</text:p>
          </table:table-cell>
          <table:table-cell office:value-type="string">
            <text:p>Father!$0e I am NOT looking for#flattery! I'm trying to warn you!$0fIf the 10 cities in the upper right are#captured, $0ewe lose. $0eBe careful!$0f</text:p>
          </table:table-cell>
        </table:table-row>
        <table:table-row table:style-name="ro1">
          <table:table-cell office:value-type="string">
            <text:p>Father, the enemy is preparing to fire#the laser! $0eLook out!$0f</text:p>
          </table:table-cell>
          <table:table-cell office:value-type="string">
            <text:p>¡Padre, el enemigo se dispone a usar#el láser! $0e¡Ten cuidado!$0f</text:p>
          </table:table-cell>
          <table:table-cell office:value-type="string">
            <text:p>Father, the enemy is preparing to fire#the laser! $0eLook out!$0f</text:p>
          </table:table-cell>
        </table:table-row>
        <table:table-row table:style-name="ro1">
          <table:table-cell office:value-type="string">
            <text:p>Bad news, Adder.$0fOur troops got beat!$0f</text:p>
          </table:table-cell>
          <table:table-cell office:value-type="string">
            <text:p>Malas noticias, Adder.$0f¡Nos han derrotado!$0f</text:p>
          </table:table-cell>
          <table:table-cell office:value-type="string">
            <text:p>Bad news, Adder.$0fOur troops got beat!$0f</text:p>
          </table:table-cell>
        </table:table-row>
        <table:table-row table:style-name="ro1">
          <table:table-cell office:value-type="string">
            <text:p>Hsss! $0eThose Yellow Comet COs#aren't bad at all, are they?$0f</text:p>
          </table:table-cell>
          <table:table-cell office:value-type="string">
            <text:p>¡Shhh! $0eEsos OJ de Yellow Comet#no son tan malos, ¿verdad?$0f</text:p>
          </table:table-cell>
          <table:table-cell office:value-type="string">
            <text:p>Hsss! $0eThose Yellow Comet OCs#aren't bad at all, are they?$0f</text:p>
          </table:table-cell>
        </table:table-row>
        <table:table-row table:style-name="ro1">
          <table:table-cell office:value-type="string">
            <text:p>We've just lost 2 laser cannons!$0e#Why ain't you more mad?$0f</text:p>
          </table:table-cell>
          <table:table-cell office:value-type="string">
            <text:p>¡Hemos perdido 2 cañones láser!$0e#¿Estás loco o qué?$0f</text:p>
          </table:table-cell>
          <table:table-cell office:value-type="string">
            <text:p>We've just lost 2 laser cannons!$0e#Why ain't you more mad?$0f</text:p>
          </table:table-cell>
        </table:table-row>
        <table:table-row table:style-name="ro1">
          <table:table-cell office:value-type="string">
            <text:p>They were merely tools.$0e$0e#If necessary, $0ewe can build more.$0f</text:p>
          </table:table-cell>
          <table:table-cell office:value-type="string">
            <text:p>Son sólo herramientas.$0e$0e#Si es necesario, $0epodemos hacer más.$0f</text:p>
          </table:table-cell>
          <table:table-cell office:value-type="string">
            <text:p>They were merely tools.$0e$0e#If necessary, $0ewe can build more.$0f</text:p>
          </table:table-cell>
        </table:table-row>
        <table:table-row table:style-name="ro1">
          <table:table-cell office:value-type="string">
            <text:p>Yeah,$0e I guess so...$0f</text:p>
          </table:table-cell>
          <table:table-cell office:value-type="string">
            <text:p>Sí,$0e supongo que sí...$0f</text:p>
          </table:table-cell>
          <table:table-cell office:value-type="string">
            <text:p>Yeah,$0e I guess so...$0f</text:p>
          </table:table-cell>
        </table:table-row>
        <table:table-row table:style-name="ro1">
          <table:table-cell office:value-type="string">
            <text:p>More importantly, $0ehow are we going#to handle things from here on in?$0fFor now, let's retreat to the factory#and redraw our battle plans.$0fThis war is far from over.$0f</text:p>
          </table:table-cell>
          <table:table-cell office:value-type="string">
            <text:p>Lo que importa es $0ecómo vamos a#enfocar la situación ahora.$0fDe momento, retirémonos a la fábrica#y rediseñemos nuestra estrategia.$0fEsto no ha hecho más que empezar.$0f</text:p>
          </table:table-cell>
          <table:table-cell office:value-type="string">
            <text:p>More importantly, $0ehow are we going#to handle things from here on in?$0fFor now, let's retreat to the factory#and redraw our battle plans.$0fThis war is far from over.$0f</text:p>
          </table:table-cell>
        </table:table-row>
        <table:table-row table:style-name="ro1">
          <table:table-cell office:value-type="string">
            <text:p>Father, it appears that the enemy has#withdrawn from the cities.$0f</text:p>
          </table:table-cell>
          <table:table-cell office:value-type="string">
            <text:p>Padre, parece que el enemigo se#ha retirado de nuestras ciudades.$0f</text:p>
          </table:table-cell>
          <table:table-cell office:value-type="string">
            <text:p>Father, it appears that the enemy has#withdrawn from the cities.$0f</text:p>
          </table:table-cell>
        </table:table-row>
        <table:table-row table:style-name="ro1">
          <table:table-cell office:value-type="string">
            <text:p>Is that so?$0f</text:p>
          </table:table-cell>
          <table:table-cell office:value-type="string">
            <text:p>¿Es cierto eso?$0f</text:p>
          </table:table-cell>
          <table:table-cell office:value-type="string">
            <text:p>Is that so?$0f</text:p>
          </table:table-cell>
        </table:table-row>
        <table:table-row table:style-name="ro1">
          <table:table-cell office:value-type="string">
            <text:p>Yes, I visited one of them myself.$0e#They gave me a message for you.$0f"Thank you for saving us."$0f</text:p>
          </table:table-cell>
          <table:table-cell office:value-type="string">
            <text:p>Sí, yo misma he visitado una de ellas.$0e#Me dieron un mensaje para ti.$0f$abGracias por salvarnos$bb.$0f</text:p>
          </table:table-cell>
          <table:table-cell office:value-type="string">
            <text:p>Yes, I visited one of them myself.$0e#They gave me a message for you.$0f"Thank you for saving us."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It made me think.$0e What if we hadn't#entered the enemy's trap?$0fWhat would have happened to all of#the people living in those cities?$0f</text:p>
          </table:table-cell>
          <table:table-cell office:value-type="string">
            <text:p>He estado pensando.$0e ¿Qué habría#pasado si no hubiésemos entrado en$0fla trampa del enemigo? ¿Qué le habría#sucedido a todos los habitantes de$0fesas ciudades?$0f</text:p>
          </table:table-cell>
          <table:table-cell office:value-type="string">
            <text:p>It made me think.$0e What if we hadn't#entered the enemy's trap?$0fWhat would have happened to all of#the people living in those cities?$0f</text:p>
          </table:table-cell>
        </table:table-row>
        <table:table-row table:style-name="ro1">
          <table:table-cell office:value-type="string">
            <text:p>The safety of all of Yellow Comet#has been entrusted to us.$0fWhich means we sometimes have to#make painful decisions.$0fWe must always protect our citizens,$0e#regardless of the danger we face.$0f</text:p>
          </table:table-cell>
          <table:table-cell office:value-type="string">
            <text:p>La seguridad de todo Yellow Comet#nos ha sido confiada.$0fLo que significa que a veces debemos#tomar decisiones dolorosas.$0fSiempre debemos proteger a nuestros#ciudadanos,$0e independientemente$0fdel peligro al que nos enfrentemos.$0f</text:p>
          </table:table-cell>
          <table:table-cell office:value-type="string">
            <text:p>The safety of all of Yellow Comet#has been entrusted to us.$0fWhich means we sometimes have to#make painful decisions.$0fWe must always protect our citizens,$0e#regardless of the danger we face.$0f</text:p>
          </table:table-cell>
        </table:table-row>
        <table:table-row table:style-name="ro1">
          <table:table-cell office:value-type="string">
            <text:p>I understand that now.$0f</text:p>
          </table:table-cell>
          <table:table-cell office:value-type="string">
            <text:p>Ahora lo entiendo.$0f</text:p>
          </table:table-cell>
          <table:table-cell office:value-type="string">
            <text:p>I understand that now.$0f</text:p>
          </table:table-cell>
        </table:table-row>
        <table:table-row table:style-name="ro1">
          <table:table-cell office:value-type="string">
            <text:p>Commander!$0e We've spotted someone#in the mountains to the north.$0fIt might be the Black Hole CO.$0f</text:p>
          </table:table-cell>
          <table:table-cell office:value-type="string">
            <text:p>¡Comandante!$0e Hemos avistado a#alguien en las montañas del norte.$0fPodría ser el OJ de Black Hole.$0f</text:p>
          </table:table-cell>
          <table:table-cell office:value-type="string">
            <text:p>Commander!$0e We've spotted someone#in the mountains to the north.$0fIt might be the Black Hole OC.$0f</text:p>
          </table:table-cell>
        </table:table-row>
        <table:table-row table:style-name="ro1">
          <table:table-cell office:value-type="string">
            <text:p>Are you sure?$0e$0e#Quickly! $0ePrepare to pursue!$0f</text:p>
          </table:table-cell>
          <table:table-cell office:value-type="string">
            <text:p>¿Estás seguro?$0e$0e#¡Rápido! $0e¡Hay que atraparle!$0f</text:p>
          </table:table-cell>
          <table:table-cell office:value-type="string">
            <text:p>Are you sure?$0e$0e#Quickly! $0ePrepare to pursue!$0f</text:p>
          </table:table-cell>
        </table:table-row>
        <table:table-row table:style-name="ro1">
          <table:table-cell office:value-type="string">
            <text:p>Hold on, Father.$0e$0e We'll never catch#him if he's that far away.$0fIt's more important that we work on#reorganizing our troops. That's--$0f</text:p>
          </table:table-cell>
          <table:table-cell office:value-type="string">
            <text:p>Espera, Padre.$0e$0e Nunca le detendremos,#está demasiado lejos.$0fEs más importante que reorganicemos#nuestras tropas. Eso...$0f</text:p>
          </table:table-cell>
          <table:table-cell office:value-type="string">
            <text:p>Hold on, Father.$0e$0e We'll never catch#him if he's that far away.$0fIt's more important that we work on#reorganizing our troops. That's--$0f</text:p>
          </table:table-cell>
        </table:table-row>
        <table:table-row table:style-name="ro1">
          <table:table-cell office:value-type="string">
            <text:p>We'll never know unless we try.$0e$0e#I am NOT letting him get away!$0f</text:p>
          </table:table-cell>
          <table:table-cell office:value-type="string">
            <text:p>Nunca lo sabremos si no lo intentamos.$0e$0e#¡NO voy a dejar que se escape!$0f</text:p>
          </table:table-cell>
          <table:table-cell office:value-type="string">
            <text:p>We'll never know unless we try.$0e$0e#I am NOT letting him get away!$0f</text:p>
          </table:table-cell>
        </table:table-row>
        <table:table-row table:style-name="ro1">
          <table:table-cell office:value-type="string">
            <text:p>But, Father...$0e#Father!$0fOooh! $0eHow I wish that he weren't#so reckless!$0f</text:p>
          </table:table-cell>
          <table:table-cell office:value-type="string">
            <text:p>Pero Padre...$0e#¡Padre!$0f¡Oooh! $0e¡Ojalá no fuera tan cabezota!$0f</text:p>
          </table:table-cell>
          <table:table-cell office:value-type="string">
            <text:p>But, Father...$0e#Father!$0fOooh! $0eHow I wish that he weren't#so reckless!$0f</text:p>
          </table:table-cell>
        </table:table-row>
        <table:table-row table:style-name="ro1">
          <table:table-cell office:value-type="string">
            <text:p>No enemy can stand#before Kanbei!</text:p>
          </table:table-cell>
          <table:table-cell office:value-type="string">
            <text:p>¡Ningún enemigo se#resiste a Kanbei!</text:p>
          </table:table-cell>
          <table:table-cell office:value-type="string">
            <text:p>No enemy can stand#before Kanbei!</text:p>
          </table:table-cell>
        </table:table-row>
        <table:table-row table:style-name="ro1">
          <table:table-cell office:value-type="string">
            <text:p>Unforgivable. $0e$0eTen whole cities, stolen#away right before my eyes.$0f</text:p>
          </table:table-cell>
          <table:table-cell office:value-type="string">
            <text:p>Imperdonable. $0e$0eDiez ciudades enteras,#conquistadas delante de mis narices.$0f</text:p>
          </table:table-cell>
          <table:table-cell office:value-type="string">
            <text:p>Unforgivable. $0e$0eTen whole cities, stolen#away right before my eyes.$0f</text:p>
          </table:table-cell>
        </table:table-row>
        <table:table-row table:style-name="ro1">
          <table:table-cell office:value-type="string">
            <text:p>Don't lose heart, Father.$0fWe're here to protect the citizens of#Yellow Comet. $0eThose were your words.$0f</text:p>
          </table:table-cell>
          <table:table-cell office:value-type="string">
            <text:p>No te preocupes, Padre.$0fEstamos aquí para proteger a los#ciudadanos de Yellow Comet.$0fEsas fueron tus palabras.$0f</text:p>
          </table:table-cell>
          <table:table-cell office:value-type="string">
            <text:p>Don't lose heart, Father.$0fWe're here to protect the citizens of#Yellow Comet. $0eThose were your words.$0f</text:p>
          </table:table-cell>
        </table:table-row>
        <table:table-row table:style-name="ro1">
          <table:table-cell office:value-type="string">
            <text:p>Hmph! $0eThat is true.$0e$0e#I'm ashamed that you must remind me.$0f</text:p>
          </table:table-cell>
          <table:table-cell office:value-type="string">
            <text:p>Mmm... $0eEs cierto.$0e$0e#Me avergüenza que me lo recuerdes.$0f</text:p>
          </table:table-cell>
          <table:table-cell office:value-type="string">
            <text:p>Hmph! $0eThat is true.$0e$0e#I'm ashamed that you must remind me.$0f</text:p>
          </table:table-cell>
        </table:table-row>
        <table:table-row table:style-name="ro1">
          <table:table-cell office:value-type="string">
            <text:p>The main thing is to protect#those cities.$0fLeave the laser to the rockets or the#mechs, and get the tanks to the cities.$0fIt's not like that thing can fire#every day.$0fIf we time it right, $0ewe should be#able to make it in time.$0f</text:p>
          </table:table-cell>
          <table:table-cell office:value-type="string">
            <text:p>Lo principal es proteger esas#ciudades.$0fDeja el láser para los cohetes o las#unidades mecanizadas, y manda los$0ftanques a las ciudades. Esa cosa no#puede disparar todos los días. Si$0flo calculamos con cuidado, $0edeberíamos#ser capaces de llegar a tiempo.$0f</text:p>
          </table:table-cell>
          <table:table-cell office:value-type="string">
            <text:p>The main thing is to protect#those cities.$0fLeave the laser to the rockets or the#mechs, and get the tanks to the cities.$0fIt's not like that thing can fire#every day.$0fIf we time it right, $0ewe should be#able to make it in time.$0f</text:p>
          </table:table-cell>
        </table:table-row>
        <table:table-row table:style-name="ro1">
          <table:table-cell office:value-type="string">
            <text:p>Hm?$0e$0e#Where is my foe?$0fWhat is this? $0eThere is no enemy in#sight.$0fSonja,$0e what's the meaning of this?$0f</text:p>
          </table:table-cell>
          <table:table-cell office:value-type="string">
            <text:p>¿Mm?$0e$0e#¿Dónde está mi enemigo?$0f¿Qué es esto? $0eNo hay enemigos#a la vista.$0fSonja,$0e ¿qué significa esto?$0f</text:p>
          </table:table-cell>
          <table:table-cell office:value-type="string">
            <text:p>Hm?$0e$0e#Where is my foe?$0fWhat is this? $0eThere is no enemy in#sight.$0fSonja,$0e what's the meaning of this?$0f</text:p>
          </table:table-cell>
        </table:table-row>
        <table:table-row table:style-name="ro1">
          <table:table-cell office:value-type="string">
            <text:p>You're right, Father.$0e#There's no one here...$0fThis is an important piece of the#puzzle, though.$0fThe enemy must be targeting#this area.$0f</text:p>
          </table:table-cell>
          <table:table-cell office:value-type="string">
            <text:p>Tienes razón, Padre.$0e#No hay nadie aquí...$0fPero esto es una parte importante#del rompecabezas.$0fEl enemigo tiene que estar pensando#en esta zona.$0f</text:p>
          </table:table-cell>
          <table:table-cell office:value-type="string">
            <text:p>You're right, Father.$0e#There's no one here...$0fThis is an important piece of the#puzzle, though.$0fThe enemy must be targeting#this area.$0f</text:p>
          </table:table-cell>
        </table:table-row>
        <table:table-row table:style-name="ro1">
          <table:table-cell office:value-type="string">
            <text:p>If they're here, Sonja,$0e show me where#they're hiding.$0fIf there is no enemy, there can be no#battle.$0fWe must move ahead to the next#battlefield.$0f</text:p>
          </table:table-cell>
          <table:table-cell office:value-type="string">
            <text:p>Si están aquí, Sonja,$0e muéstrame#dónde se esconden.$0fSi no hay enemigo, no puede haber#batalla.$0fDebemos avanzar hasta el siguiente#frente.$0f</text:p>
          </table:table-cell>
          <table:table-cell office:value-type="string">
            <text:p>If they're here, Sonja,$0e show me where#they're hiding.$0fIf there is no enemy, there can be no#battle.$0fWe must move ahead to the next#battlefield.$0f</text:p>
          </table:table-cell>
        </table:table-row>
        <table:table-row table:style-name="ro1">
          <table:table-cell office:value-type="string">
            <text:p>I suppose you're right,$0e$0e#and yet, $0esomething seems strange...$0f</text:p>
          </table:table-cell>
          <table:table-cell office:value-type="string">
            <text:p>Supongo que tienes razón,$0e$0e#pero... $0ehay algo extraño...$0f</text:p>
          </table:table-cell>
          <table:table-cell office:value-type="string">
            <text:p>I suppose you're right,$0e$0e#and yet, $0esomething seems strange...$0f</text:p>
          </table:table-cell>
        </table:table-row>
        <table:table-row table:style-name="ro1">
          <table:table-cell office:value-type="string">
            <text:p>I've no time for your stubbornness!$0fCome, Sonja!$0e$0e We must go!$0f</text:p>
          </table:table-cell>
          <table:table-cell office:value-type="string">
            <text:p>¡No hay tiempo para cabezonerías!$0f¡Vamos, Sonja!$0e$0e ¡Tenemos que irnos!$0f</text:p>
          </table:table-cell>
          <table:table-cell office:value-type="string">
            <text:p>I've no time for your stubbornness!$0fCome, Sonja!$0e$0e We must go!$0f</text:p>
          </table:table-cell>
        </table:table-row>
        <table:table-row table:style-name="ro1">
          <table:table-cell office:value-type="string">
            <text:p>Hmmm...$0fYes, Father...$0e$0e#I understand.$0f</text:p>
          </table:table-cell>
          <table:table-cell office:value-type="string">
            <text:p>Mmmm...$0fSí, Padre...$0e$0e#Ya voy.$0f</text:p>
          </table:table-cell>
          <table:table-cell office:value-type="string">
            <text:p>Hmmm...$0fYes, Father...$0e$0e#I understand.$0f</text:p>
          </table:table-cell>
        </table:table-row>
        <table:table-row table:style-name="ro1">
          <table:table-cell office:value-type="string">
            <text:p>Just as I thought.$0e#Not a soul in sight.$0fDoes no one in Yellow Comet have#a brain?$0fOh well, $0eI guess I'll just march right#in and capture their HQ.$0f</text:p>
          </table:table-cell>
          <table:table-cell office:value-type="string">
            <text:p>Justo como pensaba.$0e#Nadie a la vista.$0f¿Es que nadie de Yellow Comet#tiene cerebro?$0fBueno, $0esupongo que me limitaré a#avanzar y capturar su CG.$0f</text:p>
          </table:table-cell>
          <table:table-cell office:value-type="string">
            <text:p>Just as I thought.$0e#Not a soul in sight.$0fDoes no one in Yellow Comet have#a brain?$0fOh well, $0eI guess I'll just march right#in and capture their HQ.$0f</text:p>
          </table:table-cell>
        </table:table-row>
        <table:table-row table:style-name="ro1">
          <table:table-cell office:value-type="string">
            <text:p>Took your time getting here,#didn't you?$0f</text:p>
          </table:table-cell>
          <table:table-cell office:value-type="string">
            <text:p>Te ha costado llegar, ¿eh?$0f</text:p>
          </table:table-cell>
          <table:table-cell office:value-type="string">
            <text:p>Took your time getting here,#didn't you?$0f</text:p>
          </table:table-cell>
        </table:table-row>
        <table:table-row table:style-name="ro1">
          <table:table-cell office:value-type="string">
            <text:p>Who?$0e#Sonja!?$0fYou're not supposed to be here! I was#told your army had moved on!$0f</text:p>
          </table:table-cell>
          <table:table-cell office:value-type="string">
            <text:p>¿Qué?$0e#¿¡Sonja!?$0f¡Tú no tienes que estar aquí!#¡Me dijeron que tu ejército se fue!$0f</text:p>
          </table:table-cell>
          <table:table-cell office:value-type="string">
            <text:p>Who?$0e#Sonja!?$0fYou're not supposed to be here! I was#told your army had moved on!$0f</text:p>
          </table:table-cell>
        </table:table-row>
        <table:table-row table:style-name="ro1">
          <table:table-cell office:value-type="string">
            <text:p>Sorry to disappoint you.$0e$0e That intel#came from me, actually. $0eIt was false.$0fIt took some doing to get my father#and Sensei to agree to this plan, but...$0fI was beginning to wonder if you#would take the bait.$0f</text:p>
          </table:table-cell>
          <table:table-cell office:value-type="string">
            <text:p>Siento decepcionarte.$0e$0e Esa información#vino de mí. $0eEra falsa.$0fMe costó convencer a mi padre y a#Sensei para llevar a cabo este plan,$0fpero... $0e$0eEstaba empezando a#preguntarme si morderías el anzuelo.$0f</text:p>
          </table:table-cell>
          <table:table-cell office:value-type="string">
            <text:p>Sorry to disappoint you.$0e$0e That intel#came from me, actually. $0eIt was false.$0fIt took some doing to get my father#and Sensei to agree to this plan, but...$0fI was beginning to wonder if you#would take the bait.$0f</text:p>
          </table:table-cell>
        </table:table-row>
        <table:table-row table:style-name="ro1">
          <table:table-cell office:value-type="string">
            <text:p>Wait a minute...$0fAre you saying that YOU trapped#ME?$0f</text:p>
          </table:table-cell>
          <table:table-cell office:value-type="string">
            <text:p>Espera un momento...$0f¿Me estás diciendo que TÚ me#has tendido una trampa a MÍ?$0f</text:p>
          </table:table-cell>
          <table:table-cell office:value-type="string">
            <text:p>Wait a minute...$0fAre you saying that YOU trapped#ME?$0f</text:p>
          </table:table-cell>
        </table:table-row>
        <table:table-row table:style-name="ro1">
          <table:table-cell office:value-type="string">
            <text:p>Surrender.$0fThere are rockets on both sides of#you,$0e and artillery waits ahead.$0fIf you try to get to our HQ, you'll #be wiped out.$0f</text:p>
          </table:table-cell>
          <table:table-cell office:value-type="string">
            <text:p>Ríndete.$0fTienes cohetes a ambos lados, $0ey la#artillería espera más adelante.$0fSi intentas llegar a nuestro CG,#acabaremos contigo.$0f</text:p>
          </table:table-cell>
          <table:table-cell office:value-type="string">
            <text:p>Surrender.$0fThere are rockets on both sides of#you,$0e and artillery waits ahead.$0fIf you try to get to our HQ, you'll #be wiped out.$0f</text:p>
          </table:table-cell>
        </table:table-row>
        <table:table-row table:style-name="ro1">
          <table:table-cell office:value-type="string">
            <text:p>I wonder...$0f</text:p>
          </table:table-cell>
          <table:table-cell office:value-type="string">
            <text:p>Me pregunto...$0f</text:p>
          </table:table-cell>
          <table:table-cell office:value-type="string">
            <text:p>I wonder...$0f</text:p>
          </table:table-cell>
        </table:table-row>
        <table:table-row table:style-name="ro1">
          <table:table-cell office:value-type="string">
            <text:p>Huh?$0f</text:p>
          </table:table-cell>
          <table:table-cell office:value-type="string">
            <text:p>¿Eh?$0f</text:p>
          </table:table-cell>
          <table:table-cell office:value-type="string">
            <text:p>Huh?$0f</text:p>
          </table:table-cell>
        </table:table-row>
        <table:table-row table:style-name="ro1">
          <table:table-cell office:value-type="string">
            <text:p>It's not like you're a combat specialist#or anything, right?$0fI really wonder if you can take me.$0f</text:p>
          </table:table-cell>
          <table:table-cell office:value-type="string">
            <text:p>No es que seas una especialista en#combate precisamente.$0fMe pregunto si de verdad podrás#conmigo.$0f</text:p>
          </table:table-cell>
          <table:table-cell office:value-type="string">
            <text:p>It's not like you're a combat specialist#or anything, right?$0fI really wonder if you can take me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I have a pretty big army here.$0fIf I keep marching, I think I'll take#your HQ and win.$0fDon't you agree?$0f</text:p>
          </table:table-cell>
          <table:table-cell office:value-type="string">
            <text:p>Tengo un ejército bastante grande.$0fSi sigo avanzando, creo que#conquistaré tu CG y ganaré.$0f¿Qué te parece?$0f</text:p>
          </table:table-cell>
          <table:table-cell office:value-type="string">
            <text:p>I have a pretty big army here.$0fIf I keep marching, I think I'll take#your HQ and win.$0fDon't you agree?$0f</text:p>
          </table:table-cell>
        </table:table-row>
        <table:table-row table:style-name="ro1">
          <table:table-cell office:value-type="string">
            <text:p>Impossible.$0e$0e#My calculations are not wrong.$0fYour army will be destroyed before#you even touch our HQ.$0f</text:p>
          </table:table-cell>
          <table:table-cell office:value-type="string">
            <text:p>Imposible.$0e$0e#Mis cálculos son correctos.$0fTu ejército será destruido antes#de tocar siquiera nuestro CG.$0f</text:p>
          </table:table-cell>
          <table:table-cell office:value-type="string">
            <text:p>Impossible.$0e$0e#My calculations are not wrong.$0fYour army will be destroyed before#you even touch our HQ.$0f</text:p>
          </table:table-cell>
        </table:table-row>
        <table:table-row table:style-name="ro1">
          <table:table-cell office:value-type="string">
            <text:p>I think I can make it.$0e$0e#Care to bet on it?$0f</text:p>
          </table:table-cell>
          <table:table-cell office:value-type="string">
            <text:p>Creo que puedo hacerlo.$0e$0e#¿Quieres apostar?$0f</text:p>
          </table:table-cell>
          <table:table-cell office:value-type="string">
            <text:p>I think I can make it.$0e$0e#Care to bet on it?$0f</text:p>
          </table:table-cell>
        </table:table-row>
        <table:table-row table:style-name="ro1">
          <table:table-cell office:value-type="string">
            <text:p>If you really want to try, $0ewho's going#to stop you?$0e$0e$0e Oh, that's right. $0eI am.$0fHow's this? $0eIf even one of your units#gets to our HQ, $0eyou win.$0fLet's determine which of us has the#better grasp on reality.$0f</text:p>
          </table:table-cell>
          <table:table-cell office:value-type="string">
            <text:p>Si de verdad quieres intentarlo, $0e¿quién#va a detenerte?$0e$0e$0e Ah, sí. $0eYo te$0fdetendré.$0fA ver qué te parece. $0eSi una sola de tus#unidades llega a nuestro CG, $0etú ganas.$0fVeamos quién tiene mejor noción de#la realidad.$0f</text:p>
          </table:table-cell>
          <table:table-cell office:value-type="string">
            <text:p>If you really want to try, $0ewho's going#to stop you?$0e$0e$0e Oh, that's right. $0eI am.$0fHow's this? $0eIf even one of your units#gets to our HQ, $0eyou win.$0fLet's determine which of us has the#better grasp on reality.$0f</text:p>
          </table:table-cell>
        </table:table-row>
        <table:table-row table:style-name="ro1">
          <table:table-cell office:value-type="string">
            <text:p>Yay! $0eA game! A game!$0e$0e#Tee hee hee!$0f</text:p>
          </table:table-cell>
          <table:table-cell office:value-type="string">
            <text:p>¡Bien! $0e¡Un juego! ¡Un juego!$0e$0e#¡Ji, ji, ji!$0f</text:p>
          </table:table-cell>
          <table:table-cell office:value-type="string">
            <text:p>Yay! $0eA game! A game!$0e$0e#Tee hee hee!$0f</text:p>
          </table:table-cell>
        </table:table-row>
        <table:table-row table:style-name="ro1">
          <table:table-cell office:value-type="string">
            <text:p>I think that answers that question.$0f</text:p>
          </table:table-cell>
          <table:table-cell office:value-type="string">
            <text:p>Creo que eso responde a mi pregunta.$0f</text:p>
          </table:table-cell>
          <table:table-cell office:value-type="string">
            <text:p>I think that answers that question.$0f</text:p>
          </table:table-cell>
        </table:table-row>
        <table:table-row table:style-name="ro1">
          <table:table-cell office:value-type="string">
            <text:p>Aaaah...$0e#I lost.$0fOh well,$0e I still have plenty of#pieces to play with.$0f</text:p>
          </table:table-cell>
          <table:table-cell office:value-type="string">
            <text:p>Aaaah...$0e#He perdido.$0fBueno,$0e todavía tengo muchas#piezas para jugar.$0f</text:p>
          </table:table-cell>
          <table:table-cell office:value-type="string">
            <text:p>Aaaah...$0e#I lost.$0fOh well,$0e I still have plenty of#pieces to play with.$0f</text:p>
          </table:table-cell>
        </table:table-row>
        <table:table-row table:style-name="ro1">
          <table:table-cell office:value-type="string">
            <text:p>P-$0ePieces?!$0e$0e#I can't believe you said that!$0fThis isn't a game!$0e You're not on#some kind of playground!$0f</text:p>
          </table:table-cell>
          <table:table-cell office:value-type="string">
            <text:p>¿P-$0epiezas?$0e$0e#¡No puedo creer lo que has dicho!$0f¡Esto no es un juego!$0e ¡No estás#en el patio del colegio!$0f</text:p>
          </table:table-cell>
          <table:table-cell office:value-type="string">
            <text:p>P-$0ePieces?!$0e$0e#I can't believe you said that!$0fThis isn't a game!$0e You're not on#some kind of playground!$0f</text:p>
          </table:table-cell>
        </table:table-row>
        <table:table-row table:style-name="ro1">
          <table:table-cell office:value-type="string">
            <text:p>Oh, but it IS a game.$0fA wonderfully fun game between#you $0eand$0e me!$0fI know you feel the same way.$0e#Come on, $0eyou can tell me.$0f</text:p>
          </table:table-cell>
          <table:table-cell office:value-type="string">
            <text:p>Pues claro que ES un juego.$0f¡Un juego genialmente divertido#entre tú $0ey$0e yo!$0fSé que tú también lo piensas.#Venga, $0epuedes decírmelo.$0f</text:p>
          </table:table-cell>
          <table:table-cell office:value-type="string">
            <text:p>Oh, but it IS a game.$0fA wonderfully fun game between#you $0eand$0e me!$0fI know you feel the same way.$0e#Come on, $0eyou can tell me.$0f</text:p>
          </table:table-cell>
        </table:table-row>
        <table:table-row table:style-name="ro1">
          <table:table-cell office:value-type="string">
            <text:p>Don't...$0e Don't be silly...$0e$0e#I'm...$0enothing like you, Lash.$0f</text:p>
          </table:table-cell>
          <table:table-cell office:value-type="string">
            <text:p>No...$0e No seas estúpida...$0e$0e#Yo...$0e no soy como tú, Kat.$0f</text:p>
          </table:table-cell>
          <table:table-cell office:value-type="string">
            <text:p>Don't...$0e Don't be silly...$0e$0e#I'm...$0enothing like you, Lash.$0f</text:p>
          </table:table-cell>
        </table:table-row>
        <table:table-row table:style-name="ro1">
          <table:table-cell office:value-type="string">
            <text:p>You're exactly like me.$0e$0e#You and I. $0eWe're the same.$0fYou're always thinking about it, right?$0e#Which move will bring victory?$0fYou enjoy war$0e$0e like a good#game of chess.$0f</text:p>
          </table:table-cell>
          <table:table-cell office:value-type="string">
            <text:p>Eres exactamente como yo.$0e$0e#Tú y yo. $0eSomos iguales.$0fSiempre estás pensándolo, ¿a que sí?$0e#¿Qué movimiento nos dará la victoria?$0fDisfrutas la guerra$0e$0e tanto como#una partida de ajedrez.$0f</text:p>
          </table:table-cell>
          <table:table-cell office:value-type="string">
            <text:p>You're exactly like me.$0e$0e#You and I. $0eWe're the same.$0fYou're always thinking about it, right?$0e#Which move will bring victory?$0fYou enjoy war$0e$0e like a good#game of chess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We're not different at all, Sonja.$0fYou'll feel it someday, $0ethe joy that#war brings.$0fWait...$0e You feel it now, don't you?$0e$0e#Oh, Sonja!$0e Tee hee hee! $0eToodles!$0f</text:p>
          </table:table-cell>
          <table:table-cell office:value-type="string">
            <text:p>No somos diferentes para nada, Sonja.$0fAlgún día sentirás $0eel entusiasmo por#la guerra.$0fEspera...$0e Lo estás sintiendo, ¿a que sí?$0e$0e#¡Oh, Sonja!$0e ¡Ji, ji, ji! $0e¡Adiosito!$0f</text:p>
          </table:table-cell>
          <table:table-cell office:value-type="string">
            <text:p>We're not different at all, Sonja.$0fYou'll feel it someday, $0ethe joy that#war brings.$0fWait...$0e You feel it now, don't you?$0e$0e#Oh, Sonja!$0e Tee hee hee! $0eToodles!$0f</text:p>
          </table:table-cell>
        </table:table-row>
        <table:table-row table:style-name="ro1">
          <table:table-cell office:value-type="string">
            <text:p>Wait! $0eHold it!$0fAm I really...$0elike you?$0fI won't become you, Lash.$0fI can't...$0f</text:p>
          </table:table-cell>
          <table:table-cell office:value-type="string">
            <text:p>¡Espera! $0e¡Quieta!$0f¿De verdad soy...$0e como tú?$0fNo seré como tú, Kat.$0fNo puedo...$0f</text:p>
          </table:table-cell>
          <table:table-cell office:value-type="string">
            <text:p>Wait! $0eHold it!$0fAm I really...$0elike you?$0fI won't become you, Lash.$0fI can't...$0f</text:p>
          </table:table-cell>
        </table:table-row>
        <table:table-row table:style-name="ro1">
          <table:table-cell office:value-type="string">
            <text:p>I never lose, Lash.</text:p>
          </table:table-cell>
          <table:table-cell office:value-type="string">
            <text:p>Nunca pierdo, Kat.</text:p>
          </table:table-cell>
          <table:table-cell office:value-type="string">
            <text:p>I never lose, Lash.</text:p>
          </table:table-cell>
        </table:table-row>
        <table:table-row table:style-name="ro1">
          <table:table-cell office:value-type="string">
            <text:p>Tee hee hee! $0eI'm the winner!$0f</text:p>
          </table:table-cell>
          <table:table-cell office:value-type="string">
            <text:p>¡Ji, ji, ji! $0e¡He ganado!$0f</text:p>
          </table:table-cell>
          <table:table-cell office:value-type="string">
            <text:p>Tee hee hee! $0eI'm the winner!$0f</text:p>
          </table:table-cell>
        </table:table-row>
        <table:table-row table:style-name="ro1">
          <table:table-cell office:value-type="string">
            <text:p>Well played. $0e$0eI underestimated your skill.$0e$0e#I need to rethink my strategy.$0fTo maximize my abilities, $0eI must utilize#my recon and mech units to gain the$0fbest vision range possible.$0fIf I can conceal my rockets in the#woods, $0ethey should be safe.$0fThen, if I lure the enemy in and fire,$0e#I should win. $0eMy strategy is flawless.$0fFog of War is my specialty.$0e She won't#beat me twice.$0f</text:p>
          </table:table-cell>
          <table:table-cell office:value-type="string">
            <text:p>Bien jugado. $0e$0eHe subestimado tu#habilidad. Necesito replantear mi$0festrategia. Para maximizar resultados,$0e#tengo que utilizar mis unidades de$0freconocimiento y mecanizadas para#ganar el mayor rango de visión posible.$0fSi consigo esconder mis cohetes en los#bosques, $0edeberían estar a salvo.$0fLuego, si atraigo al enemigo y disparo$0e#debería ganar. $0eMi estrategia no tiene$0fdefectos. La Niebla de Guerra es mi#especialidad.$0e No volverá a ganar.$0f</text:p>
          </table:table-cell>
          <table:table-cell office:value-type="string">
            <text:p>Well played. $0e$0eI underestimated your skill.$0e$0e#I need to rethink my strategy.$0fTo maximize my abilities, $0eI must utilize#my recon and mech units to gain the$0fbest vision range possible.$0fIf I can conceal my rockets in the#woods, $0ethey should be safe.$0fThen, if I lure the enemy in and fire,$0e#I should win. $0eMy strategy is flawless.$0fFog of War is my specialty.$0e She won't#beat me twice.$0f</text:p>
          </table:table-cell>
        </table:table-row>
        <table:table-row table:style-name="ro1">
          <table:table-cell office:value-type="string">
            <text:p>Hm?$0e$0e You want to play again?$0e OK!$0e#I'll play as long as you want!$0e Tee hee!$0f</text:p>
          </table:table-cell>
          <table:table-cell office:value-type="string">
            <text:p>¿Mm?$0e$0e ¿Quieres jugar otra vez?$0e ¡Vale!$0e#¡Siempre que quieras!$0e ¡Ji, ji!$0f</text:p>
          </table:table-cell>
          <table:table-cell office:value-type="string">
            <text:p>Hm?$0e$0e You want to play again?$0e OK!$0e#I'll play as long as you want!$0e Tee hee!$0f</text:p>
          </table:table-cell>
        </table:table-row>
        <table:table-row table:style-name="ro1">
          <table:table-cell office:value-type="string">
            <text:p>A peace treaty?$0fDid Black Hole really suggest that we#form a lasting peace with them?$0f</text:p>
          </table:table-cell>
          <table:table-cell office:value-type="string">
            <text:p>¿Un tratado de paz?$0f¿De verdad ha sugerido Black Hole un#tratado de paz con ellos?$0f</text:p>
          </table:table-cell>
          <table:table-cell office:value-type="string">
            <text:p>A peace treaty?$0fDid Black Hole really suggest that we#form a lasting peace with them?$0f</text:p>
          </table:table-cell>
        </table:table-row>
        <table:table-row table:style-name="ro1">
          <table:table-cell office:value-type="string">
            <text:p>So it would seem, Daughter.$0fOur consecutive victories have taken#their toll on their army.$0fThey're proposing a peace treaty#that is favorable to Yellow Comet.$0f</text:p>
          </table:table-cell>
          <table:table-cell office:value-type="string">
            <text:p>Eso parece, hija mía.$0fNuestras victorias consecutivas han#pasado factura a su ejército.$0fOfrecen un pacto favorable a#Yellow Comet.$0f</text:p>
          </table:table-cell>
          <table:table-cell office:value-type="string">
            <text:p>So it would seem, Daughter.$0fOur consecutive victories have taken#their toll on their army.$0fThey're proposing a peace treaty#that is favorable to Yellow Comet.$0f</text:p>
          </table:table-cell>
        </table:table-row>
        <table:table-row table:style-name="ro1">
          <table:table-cell office:value-type="string">
            <text:p>Hmmm...$0fHow do you intend to respond,#Kanbei?$0f</text:p>
          </table:table-cell>
          <table:table-cell office:value-type="string">
            <text:p>Mmmm...$0f¿Cómo vas a responder,#Kanbei?$0f</text:p>
          </table:table-cell>
          <table:table-cell office:value-type="string">
            <text:p>Hmmm...$0fHow do you intend to respond,#Kanbei?$0f</text:p>
          </table:table-cell>
        </table:table-row>
        <table:table-row table:style-name="ro1">
          <table:table-cell office:value-type="string">
            <text:p>Father, $0eit's a trap! $0eIt must be.$0e$0e#You must ignore it.$0f</text:p>
          </table:table-cell>
          <table:table-cell office:value-type="string">
            <text:p>¡Padre, $0ees una trampa! $0eTiene que serlo.$0e$0e#Debes ignorarlo.$0f</text:p>
          </table:table-cell>
          <table:table-cell office:value-type="string">
            <text:p>Father, $0eit's a trap! $0eIt must be.$0e$0e#You must ignore it.$0f</text:p>
          </table:table-cell>
        </table:table-row>
        <table:table-row table:style-name="ro1">
          <table:table-cell office:value-type="string">
            <text:p>I admit the possibility that this#might all be a trap.$0fHowever, $0eI intend to meet with them#and hear their proposal.$0f</text:p>
          </table:table-cell>
          <table:table-cell office:value-type="string">
            <text:p>Admito la posibilidad de que todo esto#pueda ser una trampa. Sin embargo,$0ftengo intención de encontrarme con#ellos y escuchar su propuesta.$0f</text:p>
          </table:table-cell>
          <table:table-cell office:value-type="string">
            <text:p>I admit the possibility that this#might all be a trap.$0fHowever, $0eI intend to meet with them#and hear their proposal.$0f</text:p>
          </table:table-cell>
        </table:table-row>
        <table:table-row table:style-name="ro1">
          <table:table-cell office:value-type="string">
            <text:p>Father!$0e$0e#You mustn't...$0f</text:p>
          </table:table-cell>
          <table:table-cell office:value-type="string">
            <text:p>¡Padre!$0e$0e#No debes...$0f</text:p>
          </table:table-cell>
          <table:table-cell office:value-type="string">
            <text:p>Father!$0e$0e#You mustn't...$0f</text:p>
          </table:table-cell>
        </table:table-row>
        <table:table-row table:style-name="ro1">
          <table:table-cell office:value-type="string">
            <text:p>I will not raise my sword against#one who has thrown his down.$0fThat is not the way of the#samurai.$0f</text:p>
          </table:table-cell>
          <table:table-cell office:value-type="string">
            <text:p>No alzaré mi espada contra alguien#que ha arrojado la suya.$0fEs el código de honor del samurai.$0f</text:p>
          </table:table-cell>
          <table:table-cell office:value-type="string">
            <text:p>I will not raise my sword against#one who has thrown his down.$0fThat is not the way of the#samurai.$0f</text:p>
          </table:table-cell>
        </table:table-row>
        <table:table-row table:style-name="ro1">
          <table:table-cell office:value-type="string">
            <text:p>This is the location we agreed on.$0fThere's no one here.$0e$0e#It must be a trap.$0f</text:p>
          </table:table-cell>
          <table:table-cell office:value-type="string">
            <text:p>Éste es el sitio.$0fPero no hay nadie.$0e$0e#Debe de ser una trampa.$0f</text:p>
          </table:table-cell>
          <table:table-cell office:value-type="string">
            <text:p>This is the location we agreed on.$0fThere's no one here.$0e$0e#It must be a trap.$0f</text:p>
          </table:table-cell>
        </table:table-row>
        <table:table-row table:style-name="ro1">
          <table:table-cell office:value-type="string">
            <text:p>No, $0ewait...$0e$0e#There's someone...$0e There!$0f</text:p>
          </table:table-cell>
          <table:table-cell office:value-type="string">
            <text:p>No, $0eespera...$0e$0e#Hay alguien...$0e ¡Allí!$0f</text:p>
          </table:table-cell>
          <table:table-cell office:value-type="string">
            <text:p>No, $0ewait...$0e$0e#There's someone...$0e There!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We came as promised, Adder.$0fI would hear your plan for peace.$0f</text:p>
          </table:table-cell>
          <table:table-cell office:value-type="string">
            <text:p>Hemos venido como prometimos, Adder.$0fEscucharé tu propuesta de paz.$0f</text:p>
          </table:table-cell>
          <table:table-cell office:value-type="string">
            <text:p>We came as promised, Adder.$0fI would hear your plan for peace.$0f</text:p>
          </table:table-cell>
        </table:table-row>
        <table:table-row table:style-name="ro1">
          <table:table-cell table:number-columns-repeated="3" office:value-type="string">
            <text:p>3...$0f</text:p>
          </table:table-cell>
        </table:table-row>
        <table:table-row table:style-name="ro1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office:value-type="string">
            <text:p>What?$0f</text:p>
          </table:table-cell>
        </table:table-row>
        <table:table-row table:style-name="ro1">
          <table:table-cell table:number-columns-repeated="3" office:value-type="string">
            <text:p>2...$0f</text:p>
          </table:table-cell>
        </table:table-row>
        <table:table-row table:style-name="ro1">
          <table:table-cell office:value-type="string">
            <text:p>That--$0f</text:p>
          </table:table-cell>
          <table:table-cell office:value-type="string">
            <text:p>Ése...$0f</text:p>
          </table:table-cell>
          <table:table-cell office:value-type="string">
            <text:p>That--$0f</text:p>
          </table:table-cell>
        </table:table-row>
        <table:table-row table:style-name="ro1">
          <table:table-cell table:number-columns-repeated="3" office:value-type="string">
            <text:p>1...$0f</text:p>
          </table:table-cell>
        </table:table-row>
        <table:table-row table:style-name="ro1">
          <table:table-cell office:value-type="string">
            <text:p>That isn't Adder!$0e$0e#It's a dummy!$0f</text:p>
          </table:table-cell>
          <table:table-cell office:value-type="string">
            <text:p>¡Ése no es Adder!$0e$0e#¡Es un muñeco!$0f</text:p>
          </table:table-cell>
          <table:table-cell office:value-type="string">
            <text:p>That isn't Adder!$0e$0e#It's a dummy!$0f</text:p>
          </table:table-cell>
        </table:table-row>
        <table:table-row table:style-name="ro1">
          <table:table-cell office:value-type="string">
            <text:p>No!$0e$0e#Everyone! $0eRetreat!!$0f</text:p>
          </table:table-cell>
          <table:table-cell office:value-type="string">
            <text:p>¡No!$0e$0e#¡Todo el mundo! $0e¡¡Retirada!!$0f</text:p>
          </table:table-cell>
          <table:table-cell office:value-type="string">
            <text:p>No!$0e$0e#Everyone! $0eRetreat!!$0f</text:p>
          </table:table-cell>
        </table:table-row>
        <table:table-row table:style-name="ro1">
          <table:table-cell office:value-type="string">
            <text:p>0$0f</text:p>
          </table:table-cell>
          <table:table-cell office:value-type="string">
            <text:p>0.$0f</text:p>
          </table:table-cell>
          <table:table-cell office:value-type="string">
            <text:p>0$0f</text:p>
          </table:table-cell>
        </table:table-row>
        <table:table-row table:style-name="ro1">
          <table:table-cell office:value-type="string">
            <text:p>Heh heh heh...$0fRight on schedule. $0eThe road has been#cleared of all obstacles.$0fA leisurely march to the enemy HQ#would seem to be in order.$0f</text:p>
          </table:table-cell>
          <table:table-cell office:value-type="string">
            <text:p>Je, je, je...$0fSegún lo previsto. $0eHemos liberado#la carretera de obstáculos.$0fCreo que me apetece un paseo#hasta el CG enemigo.$0f</text:p>
          </table:table-cell>
          <table:table-cell office:value-type="string">
            <text:p>Heh heh heh...$0fRight on schedule. $0eThe road has been#cleared of all obstacles.$0fA leisurely march to the enemy HQ#would seem to be in order.$0f</text:p>
          </table:table-cell>
        </table:table-row>
        <table:table-row table:style-name="ro1">
          <table:table-cell office:value-type="string">
            <text:p>Hate to tell you this, sonny,$0e#but that's not going to happen.$0f</text:p>
          </table:table-cell>
          <table:table-cell office:value-type="string">
            <text:p>Siento decirte esto, hijo,$0e#pero eso no va a suceder.$0f</text:p>
          </table:table-cell>
          <table:table-cell office:value-type="string">
            <text:p>Hate to tell you this, sonny,$0e#but that's not going to happen.$0f</text:p>
          </table:table-cell>
        </table:table-row>
        <table:table-row table:style-name="ro1">
          <table:table-cell office:value-type="string">
            <text:p>...$0eHsss...$0e#So you survived.$0fIt matters not. $0eYou're too late.$0e$0e#Our preparations are complete.$0fThis pipe is the route by which#materials are transported to our$0ffactory. It's also an impenetrable,#indestructible wall.$0fSo why don't you twiddle your thumbs#or something while I go and capture$0fyour HQ.$0e#Heh heh heh...$0f</text:p>
          </table:table-cell>
          <table:table-cell office:value-type="string">
            <text:p>Shhhh...$0e#Así que has sobrevivido.$0fNo importa. $0eEs demasiado tarde.$0e$0e#Ya hemos terminado.$0fEsta tubería es la ruta por la que#transportamos materiales a nuestra$0ffábrica. También es un muro#impenetrable e indestructible.$0fAsí que, ¿por qué no haces un#crucigrama o algo mientras yo$0fcapturo tu CG?$0e#Je, je, je...$0f</text:p>
          </table:table-cell>
          <table:table-cell office:value-type="string">
            <text:p>...$0eHsss...$0e#So you survived.$0fIt matters not. $0eYou're too late.$0e$0e#Our preparations are complete.$0fThis pipe is the route by which#materials are transported to our$0ffactory. It's also an impenetrable,#indestructible wall.$0fSo why don't you twiddle your thumbs#or something while I go and capture$0fyour HQ.$0e#Heh heh heh...$0f</text:p>
          </table:table-cell>
        </table:table-row>
        <table:table-row table:style-name="ro1">
          <table:table-cell office:value-type="string">
            <text:p>There's no scheme too base for#these scoundrels.$0f</text:p>
          </table:table-cell>
          <table:table-cell office:value-type="string">
            <text:p>Parece que nunca van a aprender#la lección.$0f</text:p>
          </table:table-cell>
          <table:table-cell office:value-type="string">
            <text:p>There's no scheme too base for#these scoundrels.$0f</text:p>
          </table:table-cell>
        </table:table-row>
        <table:table-row table:style-name="ro1">
          <table:table-cell office:value-type="string">
            <text:p>Heh heh heh... $0eBase? $0eIt's not base,$0e#it's brilliant!$0fNow out of my way, you senile old#fool!$0e I've no time to spare for you.$0fYou may watch, though, $0ewhile I claim#my prize!$0f</text:p>
          </table:table-cell>
          <table:table-cell office:value-type="string">
            <text:p>Je, je, je... $0e¿Aprender? $0e¡No tengo$0e#nada que aprender, idiota!$0f¡Ahora apártate de mi camino, viejo#estúpido!$0e No tengo tiempo para ti.$0f¡Pero te dejo mirar $0emientras#reclamo mi premio!$0f</text:p>
          </table:table-cell>
          <table:table-cell office:value-type="string">
            <text:p>Heh heh heh... $0eBase? $0eIt's not base,$0e#it's brilliant!$0fNow out of my way, you senile old#fool!$0e I've no time to spare for you.$0fYou may watch, though, $0ewhile I claim#my prize!$0f</text:p>
          </table:table-cell>
        </table:table-row>
        <table:table-row table:style-name="ro1">
          <table:table-cell office:value-type="string">
            <text:p>Sensei! $0e$0eListen.$0fIt's as Adder said.$0e The pipe is#indestructible.$0fHowever, $0eif we concentrate our fire#on the seam, $0ewe might be able to open$0fa hole in it that will allow our units#to pass through.$0f</text:p>
          </table:table-cell>
          <table:table-cell office:value-type="string">
            <text:p>¡Sensei! $0e$0eEscucha.$0fEs tal y como lo ha explicado Adder.$0e#La tubería es indestructible.$0fSin embargo, $0esi nos concentramos en$0fla junta, $0epodremos abrir un agujero#en ella que nos permitirá pasar.$0f</text:p>
          </table:table-cell>
          <table:table-cell office:value-type="string">
            <text:p>Sensei! $0e$0eListen.$0fIt's as Adder said.$0e The pipe is#indestructible.$0fHowever, $0eif we concentrate our fire#on the seam, $0ewe might be able to open$0fa hole in it that will allow our units#to pass through.$0f</text:p>
          </table:table-cell>
        </table:table-row>
        <table:table-row table:style-name="ro1">
          <table:table-cell office:value-type="string">
            <text:p>Mm...$0e#Well then, $0elet's give it a shot.$0f</text:p>
          </table:table-cell>
          <table:table-cell office:value-type="string">
            <text:p>Mm...$0e#Bien, $0evamos a intentarlo.$0f</text:p>
          </table:table-cell>
          <table:table-cell office:value-type="string">
            <text:p>Mm...$0e#Well then, $0elet's give it a shot.$0f</text:p>
          </table:table-cell>
        </table:table-row>
        <table:table-row table:style-name="ro1">
          <table:table-cell office:value-type="string">
            <text:p>What are you attempting to prove?$0fThere's no way that you can turn#the tables!$0e It's too late!$0f</text:p>
          </table:table-cell>
          <table:table-cell office:value-type="string">
            <text:p>¿Qué intentas demostrar?$0f¡No hay forma de darle la vuelta#a la tortilla!$0e ¡Es demasiado tarde!$0f</text:p>
          </table:table-cell>
          <table:table-cell office:value-type="string">
            <text:p>What are you attempting to prove?$0fThere's no way that you can turn#the tables!$0e It's too late!$0f</text:p>
          </table:table-cell>
        </table:table-row>
        <table:table-row table:style-name="ro1">
          <table:table-cell office:value-type="string">
            <text:p>This takes me back...$0fCompared to the battles of old, $0ethis is#nothing but a skirmish.$0fShall we get started then?$0f</text:p>
          </table:table-cell>
          <table:table-cell office:value-type="string">
            <text:p>Ah, la juventud...$0fComparado con las batallas de antes,$0e#esto no es más que una escaramuza.$0f¿Empezamos o qué?$0f</text:p>
          </table:table-cell>
          <table:table-cell office:value-type="string">
            <text:p>This takes me back...$0fCompared to the battles of old, $0ethis is#nothing but a skirmish.$0fShall we get started then?$0f</text:p>
          </table:table-cell>
        </table:table-row>
        <table:table-row table:style-name="ro1">
          <table:table-cell office:value-type="string">
            <text:p>Listen to me!$0e$0e Our goal is to#destroy the 3 minicannons.$0fIf we can take care of them,$0e the#foe will lose heart.$0e Move out!$0f</text:p>
          </table:table-cell>
          <table:table-cell office:value-type="string">
            <text:p>¡Escuchadme!$0e$0e Nuestro objetivo es#destruir los 3 mini-cañones.$0fSi conseguimos librarnos de ellos,$0e#el enemigo perderá potencia.$0e ¡Adelante!$0f</text:p>
          </table:table-cell>
          <table:table-cell office:value-type="string">
            <text:p>Listen to me!$0e$0e Our goal is to#destroy the 3 minicannons.$0fIf we can take care of them,$0e the#foe will lose heart.$0e Move out!$0f</text:p>
          </table:table-cell>
        </table:table-row>
        <table:table-row table:style-name="ro1">
          <table:table-cell office:value-type="string">
            <text:p>Our minicannons have been#destroyed? $0e$0eAll of them?$0fThere's been some sort of$0e#mistake...$0fUnder these conditions...$0ethere's no#way...we should have lost...$0f</text:p>
          </table:table-cell>
          <table:table-cell office:value-type="string">
            <text:p>¿Nuestros mini-cañones han sido#destruidos?$0e$0e ¿Todos?$0fDebe de haber algún tipo de$0e#error...$0fEn estas circunstancias...$0e#no es posible... que hayamos perdido...$0f</text:p>
          </table:table-cell>
          <table:table-cell office:value-type="string">
            <text:p>Our minicannons have been#destroyed? $0e$0eAll of them?$0fThere's been some sort of$0e#mistake...$0fUnder these conditions...$0ethere's no#way...we should have lost...$0f</text:p>
          </table:table-cell>
        </table:table-row>
        <table:table-row table:style-name="ro1">
          <table:table-cell office:value-type="string">
            <text:p>Now listen here, Adder.$0fYou should really try hard to avoid#making me angry.$0f</text:p>
          </table:table-cell>
          <table:table-cell office:value-type="string">
            <text:p>Escúchame bien, Adder.$0fDeberías evitar por todos los medios#enfurecerme.$0f</text:p>
          </table:table-cell>
          <table:table-cell office:value-type="string">
            <text:p>Now listen here, Adder.$0fYou should really try hard to avoid#making me angry.$0f</text:p>
          </table:table-cell>
        </table:table-row>
        <table:table-row table:style-name="ro1">
          <table:table-cell office:value-type="string">
            <text:p>What? $0eWhat did you do?$0f</text:p>
          </table:table-cell>
          <table:table-cell office:value-type="string">
            <text:p>¿Qué? $0e¿Qué has hecho?$0f</text:p>
          </table:table-cell>
          <table:table-cell office:value-type="string">
            <text:p>What? $0eWhat did you do?$0f</text:p>
          </table:table-cell>
        </table:table-row>
        <table:table-row table:style-name="ro1">
          <table:table-cell office:value-type="string">
            <text:p>I'm an old man.$0e$0e#I'm not looking for a fight.$0fI want nothing more than to relax and#bake my bones in the sun.$0fSo I'm warning you, $0estop now, while you#still can.$0fIf not, $0eI don't think I'll be able to#restrain myself...$0f</text:p>
          </table:table-cell>
          <table:table-cell office:value-type="string">
            <text:p>Soy un hombre viejo.$0e$0e#No busco pelea.$0fNo quiero otra cosa que descansar#y reposar mis huesos bajo el sol.$0fAsí que te lo advierto: $0edetente mientras#puedas.$0fSi no, $0eno creo que pueda contenerme.$0f</text:p>
          </table:table-cell>
          <table:table-cell office:value-type="string">
            <text:p>I'm an old man.$0e$0e#I'm not looking for a fight.$0fI want nothing more than to relax and#bake my bones in the sun.$0fSo I'm warning you, $0estop now, while you#still can.$0fIf not, $0eI don't think I'll be able to#restrain myself...$0f</text:p>
          </table:table-cell>
        </table:table-row>
        <table:table-row table:style-name="ro1">
          <table:table-cell office:value-type="string">
            <text:p>Hss...$0e#Hssssssss!$0f</text:p>
          </table:table-cell>
          <table:table-cell office:value-type="string">
            <text:p>Shhh...$0e#¡Shhhhhhhhh!$0f</text:p>
          </table:table-cell>
          <table:table-cell office:value-type="string">
            <text:p>Hss...$0e#Hssssssss!$0f</text:p>
          </table:table-cell>
        </table:table-row>
        <table:table-row table:style-name="ro1">
          <table:table-cell office:value-type="string">
            <text:p>Wow! $0eHe sure left in a hurry.$0f</text:p>
          </table:table-cell>
          <table:table-cell office:value-type="string">
            <text:p>¡Vaya! $0eSí que se ha ido deprisa.$0f</text:p>
          </table:table-cell>
          <table:table-cell office:value-type="string">
            <text:p>Wow! $0eHe sure left in a hurry.$0f</text:p>
          </table:table-cell>
        </table:table-row>
        <table:table-row table:style-name="ro1">
          <table:table-cell office:value-type="string">
            <text:p>Vintage Sensei! Well done!$0e#Well done indeed!$0f</text:p>
          </table:table-cell>
          <table:table-cell office:value-type="string">
            <text:p>¡Sensei! ¡Bien hecho!$0e#¡Muy bien hecho!$0f</text:p>
          </table:table-cell>
          <table:table-cell office:value-type="string">
            <text:p>Vintage Sensei! Well done!$0e#Well done indeed!$0f</text:p>
          </table:table-cell>
        </table:table-row>
        <table:table-row table:style-name="ro1">
          <table:table-cell office:value-type="string">
            <text:p>Ah, time for a nap.</text:p>
          </table:table-cell>
          <table:table-cell office:value-type="string">
            <text:p>Creo que voy a echar#una siestecita.</text:p>
          </table:table-cell>
          <table:table-cell office:value-type="string">
            <text:p>Ah, time for a nap.</text:p>
          </table:table-cell>
        </table:table-row>
        <table:table-row table:style-name="ro1">
          <table:table-cell office:value-type="string">
            <text:p>About time to turn over the reins to#someone younger, don't you think?$0f</text:p>
          </table:table-cell>
          <table:table-cell office:value-type="string">
            <text:p>Ya era hora de dejar paso a los#jóvenes, ¿no crees?$0f</text:p>
          </table:table-cell>
          <table:table-cell office:value-type="string">
            <text:p>About time to turn over the reins to#someone younger, don't you think?$0f</text:p>
          </table:table-cell>
        </table:table-row>
        <table:table-row table:style-name="ro1">
          <table:table-cell office:value-type="string">
            <text:p>Listen to me, Adder! $0eThis old man#still has some tricks up his sleeve.$0fKanbei believes in me, $0eand I won't#let him down.$0f</text:p>
          </table:table-cell>
          <table:table-cell office:value-type="string">
            <text:p>¡Escúchame, Adder! $0eEste viejo todavía#guarda varios ases bajo la manga.$0fKanbei cree en mí, $0ey no le#decepcionaré.$0f</text:p>
          </table:table-cell>
          <table:table-cell office:value-type="string">
            <text:p>Listen to me, Adder! $0eThis old man#still has some tricks up his sleeve.$0fKanbei believes in me, $0eand I won't#let him down.$0f</text:p>
          </table:table-cell>
        </table:table-row>
        <table:table-row table:style-name="ro1">
          <table:table-cell office:value-type="string">
            <text:p>Oh, come now! $0eAre you saying you'd#like another shot at me, old man?$0fEven after I just beat you?$0f</text:p>
          </table:table-cell>
          <table:table-cell office:value-type="string">
            <text:p>¡Venga! $0e¿Estás diciéndome que#quieres enfrentarte a mí otra vez?$0f¡Acabo de darte una paliza, viejo!$0f</text:p>
          </table:table-cell>
          <table:table-cell office:value-type="string">
            <text:p>Oh, come now! $0eAre you saying you'd#like another shot at me, old man?$0fEven after I just beat you?$0f</text:p>
          </table:table-cell>
        </table:table-row>
        <table:table-row table:style-name="ro1">
          <table:table-cell office:value-type="string">
            <text:p>That's right.$0e$0e#I've seen how you fight.$0fI believe that my battle copters can#hold off your tanks.$0fIf I tighten the defenses on my HQ$0e#and do something about that pipe...$0fI might not be a youngster anymore,$0e#but my CO Power is as hale as ever.$0fWatch yourself, sonny. This senior#citizen's just warming up!$0f</text:p>
          </table:table-cell>
          <table:table-cell office:value-type="string">
            <text:p>Efectivamente.$0e$0e#He visto como combates.$0fCreo que mis helicópteros de combate#pueden detener tus tanques. Si$0frefuerzo la defensa de mi CG$0e y hago#algo con esa tubería...$0fPuede que ya no sea un niño,$0e pero mi#Poder de OJ está en plena forma.$0fTen cuidado, hijo. ¡Este anciano#está calentándose!$0f</text:p>
          </table:table-cell>
          <table:table-cell office:value-type="string">
            <text:p>That's right.$0e$0e#I've seen how you fight.$0fI believe that my battle copters can#hold off your tanks.$0fIf I tighten the defenses on my HQ$0e#and do something about that pipe...$0fI might not be a youngster anymore,$0e#but my OC Power is as hale as ever.$0fWatch yourself, sonny. This senior#citizen's just warming up!$0f</text:p>
          </table:table-cell>
        </table:table-row>
        <table:table-row table:style-name="ro1">
          <table:table-cell office:value-type="string">
            <text:p>Interesting...$0e I believe I'll allow#you to show me this...$0epower of yours.$0f</text:p>
          </table:table-cell>
          <table:table-cell office:value-type="string">
            <text:p>Interesante...$0e Creo que te dejaré#mostrarme ese...$0e poder del que hablas.$0f</text:p>
          </table:table-cell>
          <table:table-cell office:value-type="string">
            <text:p>Interesting...$0e I believe I'll allow#you to show me this...$0epower of yours.$0f</text:p>
          </table:table-cell>
        </table:table-row>
        <table:table-row table:style-name="ro1">
          <table:table-cell office:value-type="string">
            <text:p>That appears to be the lab on#the map.$0fIf my intel is accurate, $0ethey're working#on a new type of tank in there.$0fCalculating from Adder's skill and#the speed of our advance...$0fI estimate we have 18 days to#capture the lab or rout our foe.$0fIf we can do that, $0ewe might be able#to get our hands on the weapon specs.$0f</text:p>
          </table:table-cell>
          <table:table-cell office:value-type="string">
            <text:p>Parece que éste es el laboratorio#del mapa.$0fSi mi información es correcta,$0e#están trabajando en un nuevo$0ftipo de tanque. Teniendo en cuenta#el potencial de Adder y el ritmo de$0fnuestro avance... calculo que tenemos#18 días para capturar el laboratorio$0fo derrotar al enemigo.$0fSi lo conseguimos, $0epodremos echarle#un vistazo a esos planos.$0f</text:p>
          </table:table-cell>
          <table:table-cell office:value-type="string">
            <text:p>That appears to be the lab on#the map.$0fIf my intel is accurate, $0ethey're working#on a new type of tank in there.$0fCalculating from Adder's skill and#the speed of our advance...$0fI estimate we have 18 days to#capture the lab or rout our foe.$0fIf we can do that, $0ewe might be able#to get our hands on the weapon specs.$0f</text:p>
          </table:table-cell>
        </table:table-row>
        <table:table-row table:style-name="ro1">
          <table:table-cell office:value-type="string">
            <text:p>I see...$0fWe've no time to tarry then.$0fHm?$0e$0e It looks like the battle's#started without us.$0f</text:p>
          </table:table-cell>
          <table:table-cell office:value-type="string">
            <text:p>Ya veo...$0fNo tenemos tiempo que perder.$0f¿Mm?$0e$0e Parece que la batalla ha#empezado sin nosotros.$0f</text:p>
          </table:table-cell>
          <table:table-cell office:value-type="string">
            <text:p>I see...$0fWe've no time to tarry then.$0fHm?$0e$0e It looks like the battle's#started without us.$0f</text:p>
          </table:table-cell>
        </table:table-row>
        <table:table-row table:style-name="ro1">
          <table:table-cell office:value-type="string">
            <text:p>What?$0e$0e#Who in the world could it be?$0f</text:p>
          </table:table-cell>
          <table:table-cell office:value-type="string">
            <text:p>¿Qué?$0e$0e#¿Quién podrá ser?$0f</text:p>
          </table:table-cell>
          <table:table-cell office:value-type="string">
            <text:p>What?$0e$0e#Who in the world could it be?$0f</text:p>
          </table:table-cell>
        </table:table-row>
        <table:table-row table:style-name="ro1">
          <table:table-cell office:value-type="string">
            <text:p>It's Black Hole on one side,$0e#but who are they fighting?$0f</text:p>
          </table:table-cell>
          <table:table-cell office:value-type="string">
            <text:p>En un lado está Black Hole,$0e#pero ¿contra quién luchan?$0f</text:p>
          </table:table-cell>
          <table:table-cell office:value-type="string">
            <text:p>It's Black Hole on one side,$0e#but who are they fighting?$0f</text:p>
          </table:table-cell>
        </table:table-row>
        <table:table-row table:style-name="ro1">
          <table:table-cell office:value-type="string">
            <text:p>My enemy's enemy is my ally...$0e#Or something like that.$0f</text:p>
          </table:table-cell>
          <table:table-cell office:value-type="string">
            <text:p>El enemigo de mi enemigo es mi aliado...$0e#O algo así.$0f</text:p>
          </table:table-cell>
          <table:table-cell office:value-type="string">
            <text:p>My enemy's enemy is my ally...$0e#Or something like that.$0f</text:p>
          </table:table-cell>
        </table:table-row>
        <table:table-row table:style-name="ro1">
          <table:table-cell office:value-type="string">
            <text:p>Prepare to advance!$0e$0e#We must not be late!$0f</text:p>
          </table:table-cell>
          <table:table-cell office:value-type="string">
            <text:p>¡Preparaos para avanzar!$0e$0e#¡No debemos retrasarnos!$0f</text:p>
          </table:table-cell>
          <table:table-cell office:value-type="string">
            <text:p>Prepare to advance!$0e$0e#We must not be late!$0f</text:p>
          </table:table-cell>
        </table:table-row>
        <table:table-row table:style-name="ro1">
          <table:table-cell office:value-type="string">
            <text:p>There are no holes in my strategy!$0f</text:p>
          </table:table-cell>
          <table:table-cell office:value-type="string">
            <text:p>¡Mi estrategia es perfecta!$0f</text:p>
          </table:table-cell>
          <table:table-cell office:value-type="string">
            <text:p>There are no holes in my strategy!$0f</text:p>
          </table:table-cell>
        </table:table-row>
        <table:table-row table:style-name="ro1">
          <table:table-cell office:value-type="string">
            <text:p>Let my armies take the field again!$0f</text:p>
          </table:table-cell>
          <table:table-cell office:value-type="string">
            <text:p>¡Adelante, mis valientes!$0f</text:p>
          </table:table-cell>
          <table:table-cell office:value-type="string">
            <text:p>Let my armies take the field again!$0f</text:p>
          </table:table-cell>
        </table:table-row>
        <table:table-row table:style-name="ro1">
          <table:table-cell office:value-type="string">
            <text:p>I guess I can take another shot at 'em.$0f</text:p>
          </table:table-cell>
          <table:table-cell office:value-type="string">
            <text:p>Creo que voy a volver a intentarlo.$0f</text:p>
          </table:table-cell>
          <table:table-cell office:value-type="string">
            <text:p>I guess I can take another shot at 'em.$0f</text:p>
          </table:table-cell>
        </table:table-row>
        <table:table-row table:style-name="ro1">
          <table:table-cell office:value-type="string">
            <text:p>This is the location of Black Hole's#secret lab.$0fWe have to get this information#to Yellow Comet.$0f</text:p>
          </table:table-cell>
          <table:table-cell office:value-type="string">
            <text:p>Ésta es la ubicación del laboratorio#secreto de Black Hole.$0fDebemos informar inmediatamente a#Yellow Comet.$0f</text:p>
          </table:table-cell>
          <table:table-cell office:value-type="string">
            <text:p>This is the location of Black Hole's#secret lab.$0fWe have to get this information#to Yellow Comet.$0f</text:p>
          </table:table-cell>
        </table:table-row>
        <table:table-row table:style-name="ro1">
          <table:table-cell office:value-type="string">
            <text:p>That warship...$0fEveryone! $0eThose are our allies!$0e$0e#Let's join forces!$0f</text:p>
          </table:table-cell>
          <table:table-cell office:value-type="string">
            <text:p>Ese barco...$0f¡Atención! $0e¡Son nuestros aliados!$0e$0e#¡Unamos fuerzas!$0f</text:p>
          </table:table-cell>
          <table:table-cell office:value-type="string">
            <text:p>That warship...$0fEveryone! $0eThose are our allies!$0e$0e#Let's join forces!$0f</text:p>
          </table:table-cell>
        </table:table-row>
        <table:table-row table:style-name="ro1">
          <table:table-cell office:value-type="string">
            <text:p>That's...$0e#They've come to fight with us.$0fYes! $0eLet us combine our strength#and strike!$0f</text:p>
          </table:table-cell>
          <table:table-cell office:value-type="string">
            <text:p>Es...$0e#Han venido a luchar con nostros.$0f¡Sí! $0e¡Combinemos nuestras fuerzas#y ataquemos!$0f</text:p>
          </table:table-cell>
          <table:table-cell office:value-type="string">
            <text:p>That's...$0e#They've come to fight with us.$0fYes! $0eLet us combine our strength#and strike!$0f</text:p>
          </table:table-cell>
        </table:table-row>
        <table:table-row table:style-name="ro1">
          <table:table-cell office:value-type="string">
            <text:p>Those troops...$0e#They don't appear to be the enemy's.$0fCombining our resources just may#give us a chance.$0f</text:p>
          </table:table-cell>
          <table:table-cell office:value-type="string">
            <text:p>Esas tropas...$0e#No parecen ser del enemigo.$0fSi combinamos nuestras fuerzas#tendremos una oportunidad.$0f</text:p>
          </table:table-cell>
          <table:table-cell office:value-type="string">
            <text:p>Those troops...$0e#They don't appear to be the enemy's.$0fCombining our resources just may#give us a chance.$0f</text:p>
          </table:table-cell>
        </table:table-row>
        <table:table-row table:style-name="ro1">
          <table:table-cell office:value-type="string">
            <text:p>Tomorrow's attack is key...$0e#It's our last chance to get that data!$0f</text:p>
          </table:table-cell>
          <table:table-cell office:value-type="string">
            <text:p>El ataque de mañana es vital...$0e#¡Es nuestra última oportunidad!$0f</text:p>
          </table:table-cell>
          <table:table-cell office:value-type="string">
            <text:p>Tomorrow's attack is key...$0e#It's our last chance to get that data!$0f</text:p>
          </table:table-cell>
        </table:table-row>
        <table:table-row table:style-name="ro1">
          <table:table-cell office:value-type="string">
            <text:p>Hmph!$0e Day 17...$0e Today and tomorrow#are all we have left.$0f</text:p>
          </table:table-cell>
          <table:table-cell office:value-type="string">
            <text:p>¡Mm!$0e Día 17...$0e Sólo nos quedan#hoy y mañana.$0f</text:p>
          </table:table-cell>
          <table:table-cell office:value-type="string">
            <text:p>Hmph!$0e Day 17...$0e Today and tomorrow#are all we have left.$0f</text:p>
          </table:table-cell>
        </table:table-row>
        <table:table-row table:style-name="ro1">
          <table:table-cell office:value-type="string">
            <text:p>Day 17 already?$0e We've got to wrap#this up by tomorrow, or else.$0f</text:p>
          </table:table-cell>
          <table:table-cell office:value-type="string">
            <text:p>¿Ya estamos en el día 17?$0e Vamos a#tener que acabar con ellos mañana.$0f</text:p>
          </table:table-cell>
          <table:table-cell office:value-type="string">
            <text:p>Day 17 already?$0e We've got to wrap#this up by tomorrow, or else.$0f</text:p>
          </table:table-cell>
        </table:table-row>
        <table:table-row table:style-name="ro1">
          <table:table-cell office:value-type="string">
            <text:p>These are...$0e#the plans for the new weapon!$0fYes! $0eWith these, we should be able#to produce that new tank design!$0f</text:p>
          </table:table-cell>
          <table:table-cell office:value-type="string">
            <text:p>Estos son...$0e#¡Los planos de las nuevas armas!$0f¡Sí! $0e¡Con ellos deberíamos poder#producir ese tanque para nosotros!$0f</text:p>
          </table:table-cell>
          <table:table-cell office:value-type="string">
            <text:p>These are...$0e#the plans for the new weapon!$0fYes! $0eWith these, we should be able#to produce that new tank design!$0f</text:p>
          </table:table-cell>
        </table:table-row>
        <table:table-row table:style-name="ro1">
          <table:table-cell office:value-type="string">
            <text:p>You risked a lot to come to our aid.$0e#You have our gratitude.$0f</text:p>
          </table:table-cell>
          <table:table-cell office:value-type="string">
            <text:p>Habéis arriesgado mucho al ayudarnos.$0e#Tenéis nuestra gratitud.$0f</text:p>
          </table:table-cell>
          <table:table-cell office:value-type="string">
            <text:p>You risked a lot to come to our aid.$0e#You have our gratitude.$0f</text:p>
          </table:table-cell>
        </table:table-row>
        <table:table-row table:style-name="ro1">
          <table:table-cell office:value-type="string">
            <text:p>Don't mention it.$0e#We gotta help each other out.$0fI'm gonna head on back to Blue Moon#for the time being.$0fI'll be back with the Bearded One#later. $0eTalk to you then.$0f</text:p>
          </table:table-cell>
          <table:table-cell office:value-type="string">
            <text:p>No pasa nada.$0e#Tenemos que ayudarnos unos a otros.$0fDe momento, me piro a Blue Moon.$0fLuego volveré con el barbitas.$0e#¡Hasta luego!$0f</text:p>
          </table:table-cell>
          <table:table-cell office:value-type="string">
            <text:p>Don't mention it.$0e#We gotta help each other out.$0fI'm gonna head on back to Blue Moon#for the time being.$0fI'll be back with the Bearded One#later. $0eTalk to you then.$0f</text:p>
          </table:table-cell>
        </table:table-row>
        <table:table-row table:style-name="ro1">
          <table:table-cell office:value-type="string">
            <text:p>No, $0ethank YOU.$0e You helped me out#of a jam.$0fIt's time for me to return to Orange#Star, $0ebut we'll meet again.$0f</text:p>
          </table:table-cell>
          <table:table-cell office:value-type="string">
            <text:p>No, $0egracias a vosotros.$0e#Vosotros sí que me habéis ayudado.$0fEs hora de regresar a Orange Star,$0e#pero volveremos a vernos.$0f</text:p>
          </table:table-cell>
          <table:table-cell office:value-type="string">
            <text:p>No, $0ethank YOU.$0e You helped me out#of a jam.$0fIt's time for me to return to Orange#Star, $0ebut we'll meet again.$0f</text:p>
          </table:table-cell>
        </table:table-row>
        <table:table-row table:style-name="ro1">
          <table:table-cell office:value-type="string">
            <text:p>Left without offering a name...$0e Is that#what passes for manners these days?$0f</text:p>
          </table:table-cell>
          <table:table-cell office:value-type="string">
            <text:p>Se ha ido sin decir su nombre...$0e#¿Es eso buena educación?$0f</text:p>
          </table:table-cell>
          <table:table-cell office:value-type="string">
            <text:p>Left without offering a name...$0e Is that#what passes for manners these days?$0f</text:p>
          </table:table-cell>
        </table:table-row>
        <table:table-row table:style-name="ro1">
          <table:table-cell office:value-type="string">
            <text:p>Don't worry, $0eI'm sure we'll#be meeting again.$0f</text:p>
          </table:table-cell>
          <table:table-cell office:value-type="string">
            <text:p>No te preocupes, $0eestoy seguro de#que volveremos a vernos.$0f</text:p>
          </table:table-cell>
          <table:table-cell office:value-type="string">
            <text:p>Don't worry, $0eI'm sure we'll#be meeting again.$0f</text:p>
          </table:table-cell>
        </table:table-row>
        <table:table-row table:style-name="ro1">
          <table:table-cell office:value-type="string">
            <text:p>My thoughts exactly.$0e$0e#We'll be meeting again.$0f</text:p>
          </table:table-cell>
          <table:table-cell office:value-type="string">
            <text:p>Yo también.$0e$0e#Volveremos a encontrarnos.$0f</text:p>
          </table:table-cell>
          <table:table-cell office:value-type="string">
            <text:p>My thoughts exactly.$0e$0e#We'll be meeting again.$0f</text:p>
          </table:table-cell>
        </table:table-row>
        <table:table-row table:style-name="ro1">
          <table:table-cell office:value-type="string">
            <text:p>Kanbei's army grows#mightier with every day!</text:p>
          </table:table-cell>
          <table:table-cell office:value-type="string">
            <text:p>¡Mi ejército es cada#día más poderoso!</text:p>
          </table:table-cell>
          <table:table-cell office:value-type="string">
            <text:p>Kanbei's army grows#mightier with every day!</text:p>
          </table:table-cell>
        </table:table-row>
        <table:table-row table:style-name="ro1">
          <table:table-cell office:value-type="string">
            <text:p>We can't afford to take#Black Hole lightly.</text:p>
          </table:table-cell>
          <table:table-cell office:value-type="string">
            <text:p>No podemos tomarnos a#Black Hole a la ligera.</text:p>
          </table:table-cell>
          <table:table-cell office:value-type="string">
            <text:p>We can't afford to take#Black Hole lightly.</text:p>
          </table:table-cell>
        </table:table-row>
        <table:table-row table:style-name="ro1">
          <table:table-cell office:value-type="string">
            <text:p>A new type of tank...#Glad we got those plans.</text:p>
          </table:table-cell>
          <table:table-cell office:value-type="string">
            <text:p>Un nuevo tanque...#Qué barbaridad.</text:p>
          </table:table-cell>
          <table:table-cell office:value-type="string">
            <text:p>A new type of tank...#Glad we got those plans.</text:p>
          </table:table-cell>
        </table:table-row>
        <table:table-row table:style-name="ro1">
          <table:table-cell office:value-type="string">
            <text:p>Orange Star troops here?$0e#What is Flak doing?$0fNot that it mattered, $0eI could defeat#any number of countries.$0e Heh, heh...$0f</text:p>
          </table:table-cell>
          <table:table-cell office:value-type="string">
            <text:p>¿Tropas de Orange Star aquí?$0e#¿Pero qué está haciendo Helmut?$0fNo es que me importe mucho.$0fPuedo derrotar a todos los países#que haga falta.$0e Je, je...$0f</text:p>
          </table:table-cell>
          <table:table-cell office:value-type="string">
            <text:p>Orange Star troops here?$0e#What is Flak doing?$0fNot that it mattered, $0eI could defeat#any number of countries.$0e Heh, heh...$0f</text:p>
          </table:table-cell>
        </table:table-row>
        <table:table-row table:style-name="ro1">
          <table:table-cell office:value-type="string">
            <text:p>This is no good.$0f</text:p>
          </table:table-cell>
          <table:table-cell office:value-type="string">
            <text:p>Esto no es bueno.$0f</text:p>
          </table:table-cell>
          <table:table-cell office:value-type="string">
            <text:p>This is no good.$0f</text:p>
          </table:table-cell>
        </table:table-row>
        <table:table-row table:style-name="ro1">
          <table:table-cell office:value-type="string">
            <text:p>Sonja, $0edid you gain any strategic#insight from that battle?$0f</text:p>
          </table:table-cell>
          <table:table-cell office:value-type="string">
            <text:p>Sonja, $0e¿tienes algún consejo#estratégico que ofrecer?$0f</text:p>
          </table:table-cell>
          <table:table-cell office:value-type="string">
            <text:p>Sonja, $0edid you gain any strategic#insight from that battle?$0f</text:p>
          </table:table-cell>
        </table:table-row>
        <table:table-row table:style-name="ro1">
          <table:table-cell office:value-type="string">
            <text:p>Let me see...$0e On this terrain, $0esplitting#up our troops is a bad idea.$0fWe should build up our strike force$0e#and then attack in one fell swoop.$0fIf possible, $0esupport from air units#would really help.$0f</text:p>
          </table:table-cell>
          <table:table-cell office:value-type="string">
            <text:p>Déjame ver...$0e En este terreno,$0e#dividir nuestras tropas no es una$0fbuena idea. Deberíamos reunir todas#las fuerzas$0e y atacar de una sola vez.$0fSi es posible, $0eel apoyo de unidades#aéreas sería de gran ayuda.$0f</text:p>
          </table:table-cell>
          <table:table-cell office:value-type="string">
            <text:p>Let me see...$0e On this terrain, $0esplitting#up our troops is a bad idea.$0fWe should build up our strike force$0e#and then attack in one fell swoop.$0fIf possible, $0esupport from air units#would really help.$0f</text:p>
          </table:table-cell>
        </table:table-row>
        <table:table-row table:style-name="ro1">
          <table:table-cell office:value-type="string">
            <text:p>That Orange Star CO was fighting#under unfavorable terrain conditions$0fin a strange country.$0fWe're responsible for the loss#of her troops.$0fWe must do better!$0f</text:p>
          </table:table-cell>
          <table:table-cell office:value-type="string">
            <text:p>El OJ de Orange Star estaba luchando#en condiciones desfavorables en un$0fpaís extraño. Somos responsables de#la pérdida de sus tropas.$0f¡Tenemos que hacerlo mejor!$0f</text:p>
          </table:table-cell>
          <table:table-cell office:value-type="string">
            <text:p>That Orange Star OC was fighting#under unfavorable terrain conditions$0fin a strange country.$0fWe're responsible for the loss#of her troops.$0fWe must do better!$0f</text:p>
          </table:table-cell>
        </table:table-row>
        <table:table-row table:style-name="ro1">
          <table:table-cell office:value-type="string">
            <text:p>I will not rest until every last#invader is driven from our soil!$0f</text:p>
          </table:table-cell>
          <table:table-cell office:value-type="string">
            <text:p>¡No descansaré hasta que el último#invasor haya dejado nuestro país!$0f</text:p>
          </table:table-cell>
          <table:table-cell office:value-type="string">
            <text:p>I will not rest until every last#invader is driven from our soil!$0f</text:p>
          </table:table-cell>
        </table:table-row>
        <table:table-row table:style-name="ro1">
          <table:table-cell office:value-type="string">
            <text:p>They...$0e They've come this far?$0e#That must mean...$0f</text:p>
          </table:table-cell>
          <table:table-cell office:value-type="string">
            <text:p>Ya...$0e ¿Ya están aquí?$0e#Eso quiere decir...$0f</text:p>
          </table:table-cell>
          <table:table-cell office:value-type="string">
            <text:p>They...$0e They've come this far?$0e#That must mean...$0f</text:p>
          </table:table-cell>
        </table:table-row>
        <table:table-row table:style-name="ro1">
          <table:table-cell office:value-type="string">
            <text:p>Adder...$0f</text:p>
          </table:table-cell>
          <table:table-cell office:value-type="string">
            <text:p>Adder...$0f</text:p>
          </table:table-cell>
          <table:table-cell office:value-type="string">
            <text:p>Adder...$0f</text:p>
          </table:table-cell>
        </table:table-row>
        <table:table-row table:style-name="ro1">
          <table:table-cell office:value-type="string">
            <text:p>Who's there?$0e#Who dares address me?!?$0fOh! $0e$0eHawke!$0e#It's you.$0f</text:p>
          </table:table-cell>
          <table:table-cell office:value-type="string">
            <text:p>¿Qué?$0e#¿Quién osa distraer mi atención?$0f¡Ah! $0e$0e¡Maverik!$0e#Eres tú.$0f</text:p>
          </table:table-cell>
          <table:table-cell office:value-type="string">
            <text:p>Who's there?$0e#Who dares address me?!?$0fOh! $0e$0eHawke!$0e#It's you.$0f</text:p>
          </table:table-cell>
        </table:table-row>
        <table:table-row table:style-name="ro1">
          <table:table-cell office:value-type="string">
            <text:p>It appears that you're behind#schedule. $0eWhat've you been doing?$0f</text:p>
          </table:table-cell>
          <table:table-cell office:value-type="string">
            <text:p>Parece que vas con retraso.$0e#¿Qué has estado haciendo?$0f</text:p>
          </table:table-cell>
          <table:table-cell office:value-type="string">
            <text:p>It appears that you're behind#schedule. $0eWhat've you been doing?$0f</text:p>
          </table:table-cell>
        </table:table-row>
        <table:table-row table:style-name="ro1">
          <table:table-cell office:value-type="string">
            <text:p>I$0e-I've been delayed. $0eBut only#slightly. $0eIt's no problem.$0fWe'll be in control of this tiny#country soon. $0eYou have my word.$0f</text:p>
          </table:table-cell>
          <table:table-cell office:value-type="string">
            <text:p>He...$0e he tenido un pequeño retraso.$0e#Pero muy pequeño. $0eNo hay problema.$0fPronto controlaré este pequeño país.$0e#Tienes mi palabra.$0f</text:p>
          </table:table-cell>
          <table:table-cell office:value-type="string">
            <text:p>I$0e-I've been delayed. $0eBut only#slightly. $0eIt's no problem.$0fWe'll be in control of this tiny#country soon. $0eYou have my word.$0f</text:p>
          </table:table-cell>
        </table:table-row>
        <table:table-row table:style-name="ro1">
          <table:table-cell office:value-type="string">
            <text:p>Do you understand $0ewhat it means#that I am here, $0eAdder?$0f</text:p>
          </table:table-cell>
          <table:table-cell office:value-type="string">
            <text:p>¿Eres consciente $0ede lo que significa#que yo esté aquí, $0eAdder?$0f</text:p>
          </table:table-cell>
          <table:table-cell office:value-type="string">
            <text:p>Do you understand $0ewhat it means#that I am here, $0eAdder?$0f</text:p>
          </table:table-cell>
        </table:table-row>
        <table:table-row table:style-name="ro1">
          <table:table-cell office:value-type="string">
            <text:p>If-$0eIf I win...$0e#If I win here, $0ethere's no problem!$0fThat's correct, isn't it?$0f</text:p>
          </table:table-cell>
          <table:table-cell office:value-type="string">
            <text:p>Si...$0e si gano...$0e#¡Si gano aquí, $0eno hay problemas!$0f¿Verdad?$0f</text:p>
          </table:table-cell>
          <table:table-cell office:value-type="string">
            <text:p>If-$0eIf I win...$0e#If I win here, $0ethere's no problem!$0fThat's correct, isn't it?$0f</text:p>
          </table:table-cell>
        </table:table-row>
        <table:table-row table:style-name="ro1">
          <table:table-cell office:value-type="string">
            <text:p>Hmmm...$0e$0e IF you win.$0f</text:p>
          </table:table-cell>
          <table:table-cell office:value-type="string">
            <text:p>Mmmm...$0e$0e SI ganas.$0f</text:p>
          </table:table-cell>
          <table:table-cell office:value-type="string">
            <text:p>Hmmm...$0e$0e IF you win.$0f</text:p>
          </table:table-cell>
        </table:table-row>
        <table:table-row table:style-name="ro1">
          <table:table-cell office:value-type="string">
            <text:p>At last, $0ethe enemy's factory.$0fIf we claim victory here, $0ewe can#drive the enemy out of our homeland.$0f</text:p>
          </table:table-cell>
          <table:table-cell office:value-type="string">
            <text:p>Por fin, $0ela fábrica del enemigo.$0fSi ganamos, $0epodremos expulsar al#enemigo de nuestro país.$0f</text:p>
          </table:table-cell>
          <table:table-cell office:value-type="string">
            <text:p>At last, $0ethe enemy's factory.$0fIf we claim victory here, $0ewe can#drive the enemy out of our homeland.$0f</text:p>
          </table:table-cell>
        </table:table-row>
        <table:table-row table:style-name="ro1">
          <table:table-cell office:value-type="string">
            <text:p>Yes!$0e#Let it begin!$0f</text:p>
          </table:table-cell>
          <table:table-cell office:value-type="string">
            <text:p>¡Sí!$0e#¡Empecemos!$0f</text:p>
          </table:table-cell>
          <table:table-cell office:value-type="string">
            <text:p>Yes!$0e#Let it begin!$0f</text:p>
          </table:table-cell>
        </table:table-row>
        <table:table-row table:style-name="ro1">
          <table:table-cell office:value-type="string">
            <text:p>Commander! $0e$0eThe leader of the#Blue Moon Army to see you.$0f</text:p>
          </table:table-cell>
          <table:table-cell office:value-type="string">
            <text:p>¡Comandante! $0e$0eEl líder del ejército#de Blue Moon desea veros.$0f</text:p>
          </table:table-cell>
          <table:table-cell office:value-type="string">
            <text:p>Commander! $0e$0eThe leader of the#Blue Moon Army to see you.$0f</text:p>
          </table:table-cell>
        </table:table-row>
        <table:table-row table:style-name="ro1">
          <table:table-cell office:value-type="string">
            <text:p>It's been a long time, Kanbei.$0f</text:p>
          </table:table-cell>
          <table:table-cell office:value-type="string">
            <text:p>Ha pasado mucho tiempo, Kanbei.$0f</text:p>
          </table:table-cell>
          <table:table-cell office:value-type="string">
            <text:p>It's been a long time, Kanbei.$0f</text:p>
          </table:table-cell>
        </table:table-row>
        <table:table-row table:style-name="ro1">
          <table:table-cell office:value-type="string">
            <text:p>If it isn't Olaf!$0e$0e#Why are you here?$0f</text:p>
          </table:table-cell>
          <table:table-cell office:value-type="string">
            <text:p>¡Pero si es Olaf!$0e$0e#¿Qué haces aquí?$0f</text:p>
          </table:table-cell>
          <table:table-cell office:value-type="string">
            <text:p>If it isn't Olaf!$0e$0e#Why are you here?$0f</text:p>
          </table:table-cell>
        </table:table-row>
        <table:table-row table:style-name="ro1">
          <table:table-cell office:value-type="string">
            <text:p>I've brought along my men to lend#Yellow Comet my aid.$0fThe Black Hole Army threatens#us all.$0fBlue Moon will stand beside you#in this fight.$0f</text:p>
          </table:table-cell>
          <table:table-cell office:value-type="string">
            <text:p>He traído a mis hombres para echaros#una mano.$0fEl ejército de Black Hole nos#amenaza a todos.$0fBlue Moon estará a tu lado en#esta batalla.$0f</text:p>
          </table:table-cell>
          <table:table-cell office:value-type="string">
            <text:p>I've brought along my men to lend#Yellow Comet my aid.$0fThe Black Hole Army threatens#us all.$0fBlue Moon will stand beside you#in this fight.$0f</text:p>
          </table:table-cell>
        </table:table-row>
        <table:table-row table:style-name="ro1">
          <table:table-cell office:value-type="string">
            <text:p>Ah! $0eKanbei is grateful!$0fWith the power of Blue Moon#beside us, $0ewe cannot lose!$0f</text:p>
          </table:table-cell>
          <table:table-cell office:value-type="string">
            <text:p>¡Ah! $0e¡Kanbei te lo agradece!$0f¡Con el poder de Blue Moon de#nuestro lado, $0eno podemos perder!$0f</text:p>
          </table:table-cell>
          <table:table-cell office:value-type="string">
            <text:p>Ah! $0eKanbei is grateful!$0fWith the power of Blue Moon#beside us, $0ewe cannot lose!$0f</text:p>
          </table:table-cell>
        </table:table-row>
        <table:table-row table:style-name="ro1">
          <table:table-cell office:value-type="string">
            <text:p>Commander! $0e$0eThe leader of the#Orange Star Army to see you.$0f</text:p>
          </table:table-cell>
          <table:table-cell office:value-type="string">
            <text:p>¡Comandante! $0e$0eLa líder del ejército#de Orange Star desea veros.$0f</text:p>
          </table:table-cell>
          <table:table-cell office:value-type="string">
            <text:p>Commander! $0e$0eThe leader of the#Orange Star Army to see you.$0f</text:p>
          </table:table-cell>
        </table:table-row>
        <table:table-row table:style-name="ro1">
          <table:table-cell office:value-type="string">
            <text:p>Long time, no see, Kanbei.$0f</text:p>
          </table:table-cell>
          <table:table-cell office:value-type="string">
            <text:p>Cuánto tiempo, Kanbei.$0f</text:p>
          </table:table-cell>
          <table:table-cell office:value-type="string">
            <text:p>Long time, no see, Kanbei.$0f</text:p>
          </table:table-cell>
        </table:table-row>
        <table:table-row table:style-name="ro1">
          <table:table-cell office:value-type="string">
            <text:p>Is that you, Nell?$0e#What brings you here?$0f</text:p>
          </table:table-cell>
          <table:table-cell office:value-type="string">
            <text:p>¿Eres tú, Nell?$0e#¿Qué te trae aquí?$0f</text:p>
          </table:table-cell>
          <table:table-cell office:value-type="string">
            <text:p>Is that you, Nell?$0e#What brings you here?$0f</text:p>
          </table:table-cell>
        </table:table-row>
        <table:table-row table:style-name="ro1">
          <table:table-cell office:value-type="string">
            <text:p>I would like to propose an alliance#between your country and ours.$0fThe Black Hole Army is our#mutual enemy.$0f</text:p>
          </table:table-cell>
          <table:table-cell office:value-type="string">
            <text:p>Quiero proponerte una alianza#entre tu país y el mío.$0fEl ejército de Black Hole es#un enemigo común.$0f</text:p>
          </table:table-cell>
          <table:table-cell office:value-type="string">
            <text:p>I would like to propose an alliance#between your country and ours.$0fThe Black Hole Army is our#mutual enemy.$0f</text:p>
          </table:table-cell>
        </table:table-row>
        <table:table-row table:style-name="ro1">
          <table:table-cell office:value-type="string">
            <text:p>Ah! $0eKanbei is grateful!$0fYellow Comet and Orange Star!$0e#Black Hole is a good as defeated!$0f</text:p>
          </table:table-cell>
          <table:table-cell office:value-type="string">
            <text:p>¡Ah! $0e¡Kanbei te lo agradece!$0f¡Yellow Comet y Orange Star!$0e#¡Black Hole ya está derrotado!$0f</text:p>
          </table:table-cell>
          <table:table-cell office:value-type="string">
            <text:p>Ah! $0eKanbei is grateful!$0fYellow Comet and Orange Star!$0e#Black Hole is a good as defeated!$0f</text:p>
          </table:table-cell>
        </table:table-row>
        <table:table-row table:style-name="ro1">
          <table:table-cell office:value-type="string">
            <text:p>Attention! $0eWe're moving out for#Yellow Comet! $0eLet's go!$0f</text:p>
          </table:table-cell>
          <table:table-cell office:value-type="string">
            <text:p>¡Atención! $0e¡Vamos a luchar con#Yellow Comet! $0e¡Adelante!$0f</text:p>
          </table:table-cell>
          <table:table-cell office:value-type="string">
            <text:p>Attention! $0eWe're moving out for#Yellow Comet! $0eLet's go!$0f</text:p>
          </table:table-cell>
        </table:table-row>
        <table:table-row table:style-name="ro1">
          <table:table-cell office:value-type="string">
            <text:p>I hope my infantry is up to the task.$0f</text:p>
          </table:table-cell>
          <table:table-cell office:value-type="string">
            <text:p>Espero que mi infantería esté#a la altura.$0f</text:p>
          </table:table-cell>
          <table:table-cell office:value-type="string">
            <text:p>I hope my infantry is up to the task.$0f</text:p>
          </table:table-cell>
        </table:table-row>
        <table:table-row table:style-name="ro1">
          <table:table-cell office:value-type="string">
            <text:p>I'm gonna break Black Hole like a twig!$0f</text:p>
          </table:table-cell>
          <table:table-cell office:value-type="string">
            <text:p>¡Voy a destrozar a esos payasos#de Black Hole!$0f</text:p>
          </table:table-cell>
          <table:table-cell office:value-type="string">
            <text:p>I'm gonna break Black Hole like a twig!$0f</text:p>
          </table:table-cell>
        </table:table-row>
        <table:table-row table:style-name="ro1">
          <table:table-cell office:value-type="string">
            <text:p>If I take the field,$0e our victory#is assured!$0f</text:p>
          </table:table-cell>
          <table:table-cell office:value-type="string">
            <text:p>¡Si me dejáis a mí,$0e la victoria#está asegurada!$0f</text:p>
          </table:table-cell>
          <table:table-cell office:value-type="string">
            <text:p>If I take the field,$0e our victory#is assured!$0f</text:p>
          </table:table-cell>
        </table:table-row>
        <table:table-row table:style-name="ro1">
          <table:table-cell office:value-type="string">
            <text:p>Hm? $0eMe? $0eYou're sure now?$0f</text:p>
          </table:table-cell>
          <table:table-cell office:value-type="string">
            <text:p>¿Mm? $0e¿Yo? $0e¿Estás seguro?$0f</text:p>
          </table:table-cell>
          <table:table-cell office:value-type="string">
            <text:p>Hm? $0eMe? $0eYou're sure now?$0f</text:p>
          </table:table-cell>
        </table:table-row>
        <table:table-row table:style-name="ro1">
          <table:table-cell office:value-type="string">
            <text:p>People of Yellow Comet, $0elet's work#together and do our best!$0f</text:p>
          </table:table-cell>
          <table:table-cell office:value-type="string">
            <text:p>¡Gentes de Yellow Comet, $0eunamos#nuestras fuerzas!$0f</text:p>
          </table:table-cell>
          <table:table-cell office:value-type="string">
            <text:p>People of Yellow Comet, $0elet's work#together and do our best!$0f</text:p>
          </table:table-cell>
        </table:table-row>
        <table:table-row table:style-name="ro1">
          <table:table-cell office:value-type="string">
            <text:p>It is I who shall deal the final blow!$0f</text:p>
          </table:table-cell>
          <table:table-cell office:value-type="string">
            <text:p>¡Soy yo quien tiene que dar el#golpe de gracia!$0f</text:p>
          </table:table-cell>
          <table:table-cell office:value-type="string">
            <text:p>It is I who shall deal the final blow!$0f</text:p>
          </table:table-cell>
        </table:table-row>
        <table:table-row table:style-name="ro1">
          <table:table-cell office:value-type="string">
            <text:p>Two against one?$0e#The odds are in our favor.$0f</text:p>
          </table:table-cell>
          <table:table-cell office:value-type="string">
            <text:p>¿Dos contra uno?$0e#Lo tenemos todo a favor.$0f</text:p>
          </table:table-cell>
          <table:table-cell office:value-type="string">
            <text:p>Two against one?$0e#The odds are in our favor.$0f</text:p>
          </table:table-cell>
        </table:table-row>
        <table:table-row table:style-name="ro1">
          <table:table-cell office:value-type="string">
            <text:p>Now is the moment of truth.$0f</text:p>
          </table:table-cell>
          <table:table-cell office:value-type="string">
            <text:p>Éste es el momento de la verdad.$0f</text:p>
          </table:table-cell>
          <table:table-cell office:value-type="string">
            <text:p>Now is the moment of truth.$0f</text:p>
          </table:table-cell>
        </table:table-row>
        <table:table-row table:style-name="ro1">
          <table:table-cell office:value-type="string">
            <text:p>It looks like it's our turn.$0e$0e#Let's move 'em out!$0f</text:p>
          </table:table-cell>
          <table:table-cell office:value-type="string">
            <text:p>Parece que nos toca.$0e$0e#¡Echémosles de aquí!$0f</text:p>
          </table:table-cell>
          <table:table-cell office:value-type="string">
            <text:p>It looks like it's our turn.$0e$0e#Let's move 'em out!$0f</text:p>
          </table:table-cell>
        </table:table-row>
        <table:table-row table:style-name="ro1">
          <table:table-cell office:value-type="string">
            <text:p>March! $0eLet them behold the#might of the Blue Moon Army!$0f</text:p>
          </table:table-cell>
          <table:table-cell office:value-type="string">
            <text:p>¡Adelante! $0e¡Que conozcan el#poder del ejército de Blue Moon!$0f</text:p>
          </table:table-cell>
          <table:table-cell office:value-type="string">
            <text:p>March! $0eLet them behold the#might of the Blue Moon Army!$0f</text:p>
          </table:table-cell>
        </table:table-row>
        <table:table-row table:style-name="ro1">
          <table:table-cell office:value-type="string">
            <text:p>The factory...$0e#It's completely...$0fIt's the blasted weather!$0e$0e#That was the problem!$0fHssss!$0f</text:p>
          </table:table-cell>
          <table:table-cell office:value-type="string">
            <text:p>La fábrica...$0e#Ha sido...$0f¡Es el maldito tiempo!$0e$0e#¡Ése ha sido el problema!$0f¡Shhhhh!$0f</text:p>
          </table:table-cell>
          <table:table-cell office:value-type="string">
            <text:p>The factory...$0e#It's completely...$0fIt's the blasted weather!$0e$0e#That was the problem!$0fHssss!$0f</text:p>
          </table:table-cell>
        </table:table-row>
        <table:table-row table:style-name="ro1">
          <table:table-cell office:value-type="string">
            <text:p>The Black Hole Army's in full retreat.$0fYes!$0e#Father!$0e Sensei!$0fWe won! $0eWe won!$0f</text:p>
          </table:table-cell>
          <table:table-cell office:value-type="string">
            <text:p>El ejército de Black Hole se retira.$0f¡Sí!$0e#¡Padre!$0e ¡Sensei!$0f¡Hemos ganado! $0e¡Hemos ganado!$0f</text:p>
          </table:table-cell>
          <table:table-cell office:value-type="string">
            <text:p>The Black Hole Army's in full retreat.$0fYes!$0e#Father!$0e Sensei!$0fWe won! $0eWe won!$0f</text:p>
          </table:table-cell>
        </table:table-row>
        <table:table-row table:style-name="ro1">
          <table:table-cell office:value-type="string">
            <text:p>That we did.$0e#And an impressive win it was.$0f</text:p>
          </table:table-cell>
          <table:table-cell office:value-type="string">
            <text:p>Eso parece.$0e#Una victoria impresionante.$0f</text:p>
          </table:table-cell>
          <table:table-cell office:value-type="string">
            <text:p>That we did.$0e#And an impressive win it was.$0f</text:p>
          </table:table-cell>
        </table:table-row>
        <table:table-row table:style-name="ro1">
          <table:table-cell office:value-type="string">
            <text:p>Today's battle will long be#remembered.$0fThrough our combined efforts,#our common foe was defeated.$0fI offer my gratitude.$0e$0e#Thank you for your aid.$0f</text:p>
          </table:table-cell>
          <table:table-cell office:value-type="string">
            <text:p>La batalla de hoy será recordada#durante mucho tiempo.$0fGracias al esfuerzo común,#nuestro enemigo ha sido derrotado.$0fOs ofrezco mi gratitud.$0e$0e#Gracias por vuestra ayuda.$0f</text:p>
          </table:table-cell>
          <table:table-cell office:value-type="string">
            <text:p>Today's battle will long be#remembered.$0fThrough our combined efforts,#our common foe was defeated.$0fI offer my gratitude.$0e$0e#Thank you for your aid.$0f</text:p>
          </table:table-cell>
        </table:table-row>
        <table:table-row table:style-name="ro1">
          <table:table-cell office:value-type="string">
            <text:p>Don't be foolish!$0e#You would've done the same for us.$0fActually, $0eBlack Hole was foolish#enough to attack us as well.$0fOf course, we defeated them soundly.$0e#With...some help from Orange Star.$0fWell, well... $0eHere come Nell and her#troops now.$0f</text:p>
          </table:table-cell>
          <table:table-cell office:value-type="string">
            <text:p>¡No seas majadero!$0e#Tú habrías hecho lo mismo.$0fEn realidad, $0elos de Black Hole#fueron lo suficientemente estúpidos$0fcomo para atacarnos a nosotros#también. Por supuesto, les$0fderrotamos ampliamente. Con...$0e#ayuda de Orange Star.$0fVaya... $0eAquí llegan Nell y sus#tropas.$0f</text:p>
          </table:table-cell>
          <table:table-cell office:value-type="string">
            <text:p>Don't be foolish!$0e#You would've done the same for us.$0fActually, $0eBlack Hole was foolish#enough to attack us as well.$0fOf course, we defeated them soundly.$0e#With...some help from Orange Star.$0fWell, well... $0eHere come Nell and her#troops now.$0f</text:p>
          </table:table-cell>
        </table:table-row>
        <table:table-row table:style-name="ro1">
          <table:table-cell office:value-type="string">
            <text:p>Long time, no see, Kanbei.$0f</text:p>
          </table:table-cell>
          <table:table-cell office:value-type="string">
            <text:p>Cuánto tiempo, Kanbei.$0f</text:p>
          </table:table-cell>
          <table:table-cell office:value-type="string">
            <text:p>Long time, no see, Kanbei.$0f</text:p>
          </table:table-cell>
        </table:table-row>
        <table:table-row table:style-name="ro1">
          <table:table-cell office:value-type="string">
            <text:p>It seems that you have crossed#swords with the Black Hole Army, too.$0f</text:p>
          </table:table-cell>
          <table:table-cell office:value-type="string">
            <text:p>Parece que vosotros también os#habéis encontrado con Black Hole.$0f</text:p>
          </table:table-cell>
          <table:table-cell office:value-type="string">
            <text:p>It seems that you have crossed#swords with the Black Hole Army, too.$0f</text:p>
          </table:table-cell>
        </table:table-row>
        <table:table-row table:style-name="ro1">
          <table:table-cell office:value-type="string">
            <text:p>Yes, we have.$0fThe strength of the Black Hole Army#is immeasurable.$0fEspecially the CO named Hawke.$0fWe've heard reports that he has#Green Earth on the verge of defeat.$0f</text:p>
          </table:table-cell>
          <table:table-cell office:value-type="string">
            <text:p>En efecto.$0fLa fuerza del ejército de Black Hole#es inconmensurable.$0fEspecialmente el OJ de nombre#Maverik. Hemos oído que tiene a$0fGreen Earth al borde de la derrota.$0f</text:p>
          </table:table-cell>
          <table:table-cell office:value-type="string">
            <text:p>Yes, we have.$0fThe strength of the Black Hole Army#is immeasurable.$0fEspecially the OC named Hawke.$0fWe've heard reports that he has#Green Earth on the verge of defeat.$0f</text:p>
          </table:table-cell>
        </table:table-row>
        <table:table-row table:style-name="ro1">
          <table:table-cell office:value-type="string">
            <text:p>Impossible!$0f</text:p>
          </table:table-cell>
          <table:table-cell office:value-type="string">
            <text:p>¡Imposible!$0f</text:p>
          </table:table-cell>
          <table:table-cell office:value-type="string">
            <text:p>Impossible!$0f</text:p>
          </table:table-cell>
        </table:table-row>
        <table:table-row table:style-name="ro1">
          <table:table-cell office:value-type="string">
            <text:p>There's no time to spare. $0e$0eWe must#get to Green Earth on the double!$0f</text:p>
          </table:table-cell>
          <table:table-cell office:value-type="string">
            <text:p>No hay tiempo que perder. $0e$0e#¡Debemos ayudar a Green Earth!$0f</text:p>
          </table:table-cell>
          <table:table-cell office:value-type="string">
            <text:p>There's no time to spare. $0e$0eWe must#get to Green Earth on the double!$0f</text:p>
          </table:table-cell>
        </table:table-row>
        <table:table-row table:style-name="ro1">
          <table:table-cell office:value-type="string">
            <text:p>Yellow Comet is with you!$0e$0e#Our strength is yours!$0fIf we all stand together,$0e#there is nothing we need fear!$0f</text:p>
          </table:table-cell>
          <table:table-cell office:value-type="string">
            <text:p>¡Yellow Comet está con vosotros!$0e$0e#¡Nuestra fuerza es vuestra!$0f¡Si permanecemos juntos,$0e#no tenemos nada que temer!$0f</text:p>
          </table:table-cell>
          <table:table-cell office:value-type="string">
            <text:p>Yellow Comet is with you!$0e$0e#Our strength is yours!$0fIf we all stand together,$0e#there is nothing we need fear!$0f</text:p>
          </table:table-cell>
        </table:table-row>
        <table:table-row table:style-name="ro1">
          <table:table-cell office:value-type="string">
            <text:p>A friend in need $0eis a friend indeed.$0fNow, however, $0ewe must hurry to the#next battlefield.$0f</text:p>
          </table:table-cell>
          <table:table-cell office:value-type="string">
            <text:p>Son nuestros amigos $0ey necesitan ayuda.$0fAhora $0etenemos que ir hasta el#próximo campo de batalla.$0f</text:p>
          </table:table-cell>
          <table:table-cell office:value-type="string">
            <text:p>A friend in need $0eis a friend indeed.$0fNow, however, $0ewe must hurry to the#next battlefield.$0f</text:p>
          </table:table-cell>
        </table:table-row>
        <table:table-row table:style-name="ro1">
          <table:table-cell office:value-type="string">
            <text:p>The next battlefield?$0f</text:p>
          </table:table-cell>
          <table:table-cell office:value-type="string">
            <text:p>¿El próximo campo de batalla?$0f</text:p>
          </table:table-cell>
          <table:table-cell office:value-type="string">
            <text:p>The next battlefield?$0f</text:p>
          </table:table-cell>
        </table:table-row>
        <table:table-row table:style-name="ro1">
          <table:table-cell office:value-type="string">
            <text:p>Yes.$0fBlack Hole's power is immeasurable.$0fEven now, they are attacking your#neighbor, Blue Moon.$0f</text:p>
          </table:table-cell>
          <table:table-cell office:value-type="string">
            <text:p>Sí.$0fEl poder de Black Hole es#inconmensurable.$0fAhora mismo están atacando a nuestro#vecino, Blue Moon.$0f</text:p>
          </table:table-cell>
          <table:table-cell office:value-type="string">
            <text:p>Yes.$0fBlack Hole's power is immeasurable.$0fEven now, they are attacking your#neighbor, Blue Moon.$0f</text:p>
          </table:table-cell>
        </table:table-row>
        <table:table-row table:style-name="ro1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office:value-type="string">
            <text:p>What?$0f</text:p>
          </table:table-cell>
        </table:table-row>
        <table:table-row table:style-name="ro1">
          <table:table-cell office:value-type="string">
            <text:p>We have no time to spare.$0fWe must march to Blue Moon's aid#immediately!$0f</text:p>
          </table:table-cell>
          <table:table-cell office:value-type="string">
            <text:p>No tenemos tiempo que perder.$0f¡Debemos ir en ayuda de Blue Moon#inmediatamente!$0f</text:p>
          </table:table-cell>
          <table:table-cell office:value-type="string">
            <text:p>We have no time to spare.$0fWe must march to Blue Moon's aid#immediately!$0f</text:p>
          </table:table-cell>
        </table:table-row>
        <table:table-row table:style-name="ro1">
          <table:table-cell office:value-type="string">
            <text:p>Yellow Comet is with you!$0e$0e#Our strength is yours!$0fIf we all stand together, $0e#there is nothing we need fear!$0f</text:p>
          </table:table-cell>
          <table:table-cell office:value-type="string">
            <text:p>¡Yellow Comet está con vosotros!$0e$0e#¡Nuestra fuerza es vuestra!$0f¡Si permanecemos juntos,$0e#no tenemos nada que temer!$0f</text:p>
          </table:table-cell>
          <table:table-cell office:value-type="string">
            <text:p>Yellow Comet is with you!$0e$0e#Our strength is yours!$0fIf we all stand together, $0e#there is nothing we need fear!$0f</text:p>
          </table:table-cell>
        </table:table-row>
        <table:table-row table:style-name="ro1">
          <table:table-cell office:value-type="string">
            <text:p>Wahoo! I won!</text:p>
          </table:table-cell>
          <table:table-cell office:value-type="string">
            <text:p>¡Yuju! ¡He ganado!</text:p>
          </table:table-cell>
          <table:table-cell office:value-type="string">
            <text:p>Wahoo! I won!</text:p>
          </table:table-cell>
        </table:table-row>
        <table:table-row table:style-name="ro1">
          <table:table-cell office:value-type="string">
            <text:p>All right! Teamwork#wins again!</text:p>
          </table:table-cell>
          <table:table-cell office:value-type="string">
            <text:p><text:s/>¡El trabajo en equipo# siempre funciona!</text:p>
          </table:table-cell>
          <table:table-cell office:value-type="string">
            <text:p>All right! Teamwork#wins again!</text:p>
          </table:table-cell>
        </table:table-row>
        <table:table-row table:style-name="ro1">
          <table:table-cell office:value-type="string">
            <text:p>Now THAT was a#beating!</text:p>
          </table:table-cell>
          <table:table-cell office:value-type="string">
            <text:p>¡Menuda paliza!</text:p>
          </table:table-cell>
          <table:table-cell office:value-type="string">
            <text:p>Now THAT was a#beating!</text:p>
          </table:table-cell>
        </table:table-row>
        <table:table-row table:style-name="ro1">
          <table:table-cell office:value-type="string">
            <text:p>Ha ha ha!#Victory is ours!</text:p>
          </table:table-cell>
          <table:table-cell office:value-type="string">
            <text:p>¡Ja, ja, ja!#¡Victoria!</text:p>
          </table:table-cell>
          <table:table-cell office:value-type="string">
            <text:p>Ha ha ha!#Victory is ours!</text:p>
          </table:table-cell>
        </table:table-row>
        <table:table-row table:style-name="ro1">
          <table:table-cell office:value-type="string">
            <text:p>I'm all tuckered out.#Think I'll get some shut-eye.</text:p>
          </table:table-cell>
          <table:table-cell office:value-type="string">
            <text:p>Creo que voy a#echar una siestecita .</text:p>
          </table:table-cell>
          <table:table-cell office:value-type="string">
            <text:p>I'm all tuckered out.#Think I'll get some shut-eye.</text:p>
          </table:table-cell>
        </table:table-row>
        <table:table-row table:style-name="ro1">
          <table:table-cell office:value-type="string">
            <text:p>Congratulations,#Yellow Comet!</text:p>
          </table:table-cell>
          <table:table-cell office:value-type="string">
            <text:p>¡Enhorabuena,#Yellow Comet!</text:p>
          </table:table-cell>
          <table:table-cell office:value-type="string">
            <text:p>Congratulations,#Yellow Comet!</text:p>
          </table:table-cell>
        </table:table-row>
        <table:table-row table:style-name="ro1">
          <table:table-cell office:value-type="string">
            <text:p>Splendid! Kanbei#is pleased!</text:p>
          </table:table-cell>
          <table:table-cell office:value-type="string">
            <text:p>¡Espléndido! ¡Kanbei#está satisfecho!</text:p>
          </table:table-cell>
          <table:table-cell office:value-type="string">
            <text:p>Splendid! Kanbei#is pleased!</text:p>
          </table:table-cell>
        </table:table-row>
        <table:table-row table:style-name="ro1">
          <table:table-cell office:value-type="string">
            <text:p>And so, peace returns#to Yellow Comet.</text:p>
          </table:table-cell>
          <table:table-cell office:value-type="string">
            <text:p>Por fin la paz vuelve#a Yellow Comet.</text:p>
          </table:table-cell>
          <table:table-cell office:value-type="string">
            <text:p>And so, peace returns#to Yellow Comet.</text:p>
          </table:table-cell>
        </table:table-row>
        <table:table-row table:style-name="ro1">
          <table:table-cell office:value-type="string">
            <text:p>Now we can take things#nice and slow again...</text:p>
          </table:table-cell>
          <table:table-cell office:value-type="string">
            <text:p>Por fin podemos#descansar.</text:p>
          </table:table-cell>
          <table:table-cell office:value-type="string">
            <text:p>Now we can take things#nice and slow again...</text:p>
          </table:table-cell>
        </table:table-row>
        <table:table-row table:style-name="ro1">
          <table:table-cell office:value-type="string">
            <text:p>Even with aid from our allies,#we suffer defeat. $0eNever!$0fSonja, $0ewe will draw up battle plans#anew. $0eThis fight is not over!$0f</text:p>
          </table:table-cell>
          <table:table-cell office:value-type="string">
            <text:p>Incluso con ayuda de nuestros#aliados, hemos sufrido una derrota.$0f¡Nunca! Sonja, $0erediseñaremos#nuestra estrategia.$0f¡Esto aún no ha terminado!$0f</text:p>
          </table:table-cell>
          <table:table-cell office:value-type="string">
            <text:p>Even with aid from our allies,#we suffer defeat. $0eNever!$0fSonja, $0ewe will draw up battle plans#anew. $0eThis fight is not over!$0f</text:p>
          </table:table-cell>
        </table:table-row>
        <table:table-row table:style-name="ro1">
          <table:table-cell office:value-type="string">
            <text:p>Yes, Father.$0e$0e#We must liberate our country.$0fI see it...$0e On this map, controlling#the skies is essential to victory.$0fLet's halt the enemy advance on the#ground, $0ethen reclaim the airport.$0f</text:p>
          </table:table-cell>
          <table:table-cell office:value-type="string">
            <text:p>Sí, Padre.$0e$0e#Debemos liberar nuestro país.$0fYa veo... $0eEn este mapa, controlar#los cielos es esencial para la$0fvictoria. Detendremos el avance#enemigo en tierra, $0ey luego$0freclamaremos el aeropuerto.$0f</text:p>
          </table:table-cell>
          <table:table-cell office:value-type="string">
            <text:p>Yes, Father.$0e$0e#We must liberate our country.$0fI see it...$0e On this map, controlling#the skies is essential to victory.$0fLet's halt the enemy advance on the#ground, $0ethen reclaim the airport.$0f</text:p>
          </table:table-cell>
        </table:table-row>
        <table:table-row table:style-name="ro1">
          <table:table-cell office:value-type="string">
            <text:p>What keen eyesight you have, Sonja.$0fWith bombers, $0ewe can assault their#minicannons and that pipeline.$0f</text:p>
          </table:table-cell>
          <table:table-cell office:value-type="string">
            <text:p>Eres un lince, Sonja.$0fPodemos atacar sus mini-cañones y#la tubería $0econ bombarderos.$0f</text:p>
          </table:table-cell>
          <table:table-cell office:value-type="string">
            <text:p>What keen eyesight you have, Sonja.$0fWith bombers, $0ewe can assault their#minicannons and that pipeline.$0f</text:p>
          </table:table-cell>
        </table:table-row>
        <table:table-row table:style-name="ro1">
          <table:table-cell office:value-type="string">
            <text:p>This time we must win!$0e#Fall in, $0eand follow me!$0f</text:p>
          </table:table-cell>
          <table:table-cell office:value-type="string">
            <text:p>¡Esta vez tenemos que ganar!$0e#¡Adelante, $0eseguidme!$0f</text:p>
          </table:table-cell>
          <table:table-cell office:value-type="string">
            <text:p>This time we must win!$0e#Fall in, $0eand follow me!$0f</text:p>
          </table:table-cell>
        </table:table-row>
        <table:table-row table:style-name="ro1">
          <table:table-cell office:value-type="string">
            <text:p>Lord Sturm,$0e the enemy army...$0f</text:p>
          </table:table-cell>
          <table:table-cell office:value-type="string">
            <text:p>Mi señor,$0e el ejército enemigo...$0f</text:p>
          </table:table-cell>
          <table:table-cell office:value-type="string">
            <text:p>Lord Sturm,$0e the enemy army...$0f</text:p>
          </table:table-cell>
        </table:table-row>
        <table:table-row table:style-name="ro1">
          <table:table-cell office:value-type="string">
            <text:p>So they've arrived...$0f</text:p>
          </table:table-cell>
          <table:table-cell office:value-type="string">
            <text:p>Así que ya han llegado...$0f</text:p>
          </table:table-cell>
          <table:table-cell office:value-type="string">
            <text:p>So they've arrived...$0f</text:p>
          </table:table-cell>
        </table:table-row>
        <table:table-row table:style-name="ro1">
          <table:table-cell office:value-type="string">
            <text:p>I'll smash 'em.$0e$0e#Lord Sturm, let me have 'em.$0f</text:p>
          </table:table-cell>
          <table:table-cell office:value-type="string">
            <text:p>Los machacaré.$0e$0e#Mi Señor, déjemelos a mí.$0f</text:p>
          </table:table-cell>
          <table:table-cell office:value-type="string">
            <text:p>I'll smash 'em.$0e$0e#Lord Sturm, let me have 'em.$0f</text:p>
          </table:table-cell>
        </table:table-row>
        <table:table-row table:style-name="ro1">
          <table:table-cell office:value-type="string">
            <text:p>Flak will make a mess of it, sir.$0e$0e#Let me take command.$0f</text:p>
          </table:table-cell>
          <table:table-cell office:value-type="string">
            <text:p>Helmut lo estropeará todo, mi señor.$0e$0e#Deme a mí el mando.$0f</text:p>
          </table:table-cell>
          <table:table-cell office:value-type="string">
            <text:p>Flak will make a mess of it, sir.$0e$0e#Let me take command.$0f</text:p>
          </table:table-cell>
        </table:table-row>
        <table:table-row table:style-name="ro1">
          <table:table-cell office:value-type="string">
            <text:p>The command is...$0emine.$0f</text:p>
          </table:table-cell>
          <table:table-cell office:value-type="string">
            <text:p>El mando es...$0e mío.$0f</text:p>
          </table:table-cell>
          <table:table-cell office:value-type="string">
            <text:p>The command is...$0emine.$0f</text:p>
          </table:table-cell>
        </table:table-row>
        <table:table-row table:style-name="ro1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office:value-type="string">
            <text:p>What?$0f</text:p>
          </table:table-cell>
        </table:table-row>
        <table:table-row table:style-name="ro1">
          <table:table-cell office:value-type="string">
            <text:p>I will ascertain how strong they've#become with my own eyes.$0fYou wretches report to the missile#platform and assist Lash.$0f</text:p>
          </table:table-cell>
          <table:table-cell office:value-type="string">
            <text:p>Comprobaré con mis propios ojos#su potencia.$0fVosotros, miserables, id a la#plataforma de misiles y ayudad a Kat.$0f</text:p>
          </table:table-cell>
          <table:table-cell office:value-type="string">
            <text:p>I will ascertain how strong they've#become with my own eyes.$0fYou wretches report to the missile#platform and assist Lash.$0f</text:p>
          </table:table-cell>
        </table:table-row>
        <table:table-row table:style-name="ro1">
          <table:table-cell office:value-type="string">
            <text:p>Understood.$0f</text:p>
          </table:table-cell>
          <table:table-cell office:value-type="string">
            <text:p>Entendido.$0f</text:p>
          </table:table-cell>
          <table:table-cell office:value-type="string">
            <text:p>Understood.$0f</text:p>
          </table:table-cell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office:value-type="string">
            <text:p>Yes, sir.$0f</text:p>
          </table:table-cell>
        </table:table-row>
        <table:table-row table:style-name="ro1">
          <table:table-cell office:value-type="string">
            <text:p>Good riddance.$0fPathetic fools.$0e They have served me#poorly.$0fWhen this is finished,$0e I will#make...adjustments.$0f</text:p>
          </table:table-cell>
          <table:table-cell office:value-type="string">
            <text:p>Largaos de aquí.$0fInútiles patéticos.$0e Me han servido#pobremente.$0fCuando haya terminado,$0e tendré#que ajustarles las cuentas.$0f</text:p>
          </table:table-cell>
          <table:table-cell office:value-type="string">
            <text:p>Good riddance.$0fPathetic fools.$0e They have served me#poorly.$0fWhen this is finished,$0e I will#make...adjustments.$0f</text:p>
          </table:table-cell>
        </table:table-row>
        <table:table-row table:style-name="ro1">
          <table:table-cell office:value-type="string">
            <text:p>Here we are at last.$0e#The Black Hole Army's citadel.$0f</text:p>
          </table:table-cell>
          <table:table-cell office:value-type="string">
            <text:p>Por fin hemos llegado.$0e#El reducto del ejército de Black Hole.$0f</text:p>
          </table:table-cell>
          <table:table-cell office:value-type="string">
            <text:p>Here we are at last.$0e#The Black Hole Army's citadel.$0f</text:p>
          </table:table-cell>
        </table:table-row>
        <table:table-row table:style-name="ro1">
          <table:table-cell office:value-type="string">
            <text:p>I don't care what they call it.$0fAll I know is, everything they pillaged#from Orange Star is here.$0f</text:p>
          </table:table-cell>
          <table:table-cell office:value-type="string">
            <text:p>No me importa cómo lo llamen.$0fLo único que sé es que todo lo que#robaron de Orange Star está aquí.$0f</text:p>
          </table:table-cell>
          <table:table-cell office:value-type="string">
            <text:p>I don't care what they call it.$0fAll I know is, everything they pillaged#from Orange Star is here.$0f</text:p>
          </table:table-cell>
        </table:table-row>
        <table:table-row table:style-name="ro1">
          <table:table-cell office:value-type="string">
            <text:p>That's been confirmed by our allies,#too.$0f</text:p>
          </table:table-cell>
          <table:table-cell office:value-type="string">
            <text:p>Nuestros aliados lo han confirmado.$0f</text:p>
          </table:table-cell>
          <table:table-cell office:value-type="string">
            <text:p>That's been confirmed by our allies,#too.$0f</text:p>
          </table:table-cell>
        </table:table-row>
        <table:table-row table:style-name="ro1">
          <table:table-cell office:value-type="string">
            <text:p>So if we can capture this place,$0e#we can get all of our money back!$0f</text:p>
          </table:table-cell>
          <table:table-cell office:value-type="string">
            <text:p>¡Así que si logramos capturarlo,$0e#recuperaremos todo nuestro dinero!$0f</text:p>
          </table:table-cell>
          <table:table-cell office:value-type="string">
            <text:p>So if we can capture this place,$0e#we can get all of our money back!$0f</text:p>
          </table:table-cell>
        </table:table-row>
        <table:table-row table:style-name="ro1">
          <table:table-cell office:value-type="string">
            <text:p>I'm not so sure of that.$0f</text:p>
          </table:table-cell>
          <table:table-cell office:value-type="string">
            <text:p>Yo no estaría tan segura.$0f</text:p>
          </table:table-cell>
          <table:table-cell office:value-type="string">
            <text:p>I'm not so sure of that.$0f</text:p>
          </table:table-cell>
        </table:table-row>
        <table:table-row table:style-name="ro1">
          <table:table-cell office:value-type="string">
            <text:p>What do you mean, Nell?$0f</text:p>
          </table:table-cell>
          <table:table-cell office:value-type="string">
            <text:p>¿Qué quieres decir, Nell?$0f</text:p>
          </table:table-cell>
          <table:table-cell office:value-type="string">
            <text:p>What do you mean, Nell?$0f</text:p>
          </table:table-cell>
        </table:table-row>
        <table:table-row table:style-name="ro1">
          <table:table-cell office:value-type="string">
            <text:p>Just because it was all sent here#doesn't mean it's still here.$0f</text:p>
          </table:table-cell>
          <table:table-cell office:value-type="string">
            <text:p>El hecho de que fuera enviado aquí#no significa que siga aquí.$0f</text:p>
          </table:table-cell>
          <table:table-cell office:value-type="string">
            <text:p>Just because it was all sent here#doesn't mean it's still here.$0f</text:p>
          </table:table-cell>
        </table:table-row>
        <table:table-row table:style-name="ro1">
          <table:table-cell office:value-type="string">
            <text:p>Are you saying they might have#moved it all to another location?$0f</text:p>
          </table:table-cell>
          <table:table-cell office:value-type="string">
            <text:p>¿Estás diciendo que podrían haberlo#llevado todo a otro sitio?$0f</text:p>
          </table:table-cell>
          <table:table-cell office:value-type="string">
            <text:p>Are you saying they might have#moved it all to another location?$0f</text:p>
          </table:table-cell>
        </table:table-row>
        <table:table-row table:style-name="ro1">
          <table:table-cell office:value-type="string">
            <text:p>What makes you think that?$0f</text:p>
          </table:table-cell>
          <table:table-cell office:value-type="string">
            <text:p>¿Qué te hace pensar eso?$0f</text:p>
          </table:table-cell>
          <table:table-cell office:value-type="string">
            <text:p>What makes you think that?$0f</text:p>
          </table:table-cell>
        </table:table-row>
        <table:table-row table:style-name="ro1">
          <table:table-cell office:value-type="string">
            <text:p>We gotta assume they weren't#gathering it just for kicks.$0fThey've got something planned, and#more 'n likely, they've moved all$0four stuff to where they need it.$0fThat sound 'bout right, Nell?$0f</text:p>
          </table:table-cell>
          <table:table-cell office:value-type="string">
            <text:p>No creo que estuvieran reuniendo#todo eso por diversión.$0fTienen algún plan, y lo más#probable es que lo hayan llevado$0ftodo al lugar donde lo necesitan.$0f¿Tengo o no tengo razón, Nell?$0f</text:p>
          </table:table-cell>
          <table:table-cell office:value-type="string">
            <text:p>We gotta assume they weren't#gathering it just for kicks.$0fThey've got something planned, and#more 'n likely, they've moved all$0four stuff to where they need it.$0fThat sound 'bout right, Nell?$0f</text:p>
          </table:table-cell>
        </table:table-row>
        <table:table-row table:style-name="ro1">
          <table:table-cell office:value-type="string">
            <text:p>Grit's exactly right.$0fWhich means this battle is also about#deciphering their ultimate plan.$0f</text:p>
          </table:table-cell>
          <table:table-cell office:value-type="string">
            <text:p>Sí, tienes toda la razón.$0fLo que significa que esta batalla#también descifrará su verdadero plan.$0f</text:p>
          </table:table-cell>
          <table:table-cell office:value-type="string">
            <text:p>Grit's exactly right.$0fWhich means this battle is also about#deciphering their ultimate plan.$0f</text:p>
          </table:table-cell>
        </table:table-row>
        <table:table-row table:style-name="ro1">
          <table:table-cell office:value-type="string">
            <text:p>Hmmm...$0fRegardless, $0ewe must still attack.$0e$0e#The longer we wait,$0fthe stronger their defenses become.$0e$0e#Our target...$0f</text:p>
          </table:table-cell>
          <table:table-cell office:value-type="string">
            <text:p>Mmmm...$0fEn cualquier caso, $0edebemos atacar.$0e$0e#Cuanto más esperemos,$0fmás fuertes serán sus defensas.$0e$0e#Nuestro objetivo...$0f</text:p>
          </table:table-cell>
          <table:table-cell office:value-type="string">
            <text:p>Hmmm...$0fRegardless, $0ewe must still attack.$0e$0e#The longer we wait,$0fthe stronger their defenses become.$0e$0e#Our target...$0f</text:p>
          </table:table-cell>
        </table:table-row>
        <table:table-row table:style-name="ro1">
          <table:table-cell office:value-type="string">
            <text:p>Our objective is to destroy the#3 Black Cannons.$0f</text:p>
          </table:table-cell>
          <table:table-cell office:value-type="string">
            <text:p>Nuestro objetivo es destruir los#tres Cañones Negros.$0f</text:p>
          </table:table-cell>
          <table:table-cell office:value-type="string">
            <text:p>Our objective is to destroy the#3 Black Cannons.$0f</text:p>
          </table:table-cell>
        </table:table-row>
        <table:table-row table:style-name="ro1">
          <table:table-cell office:value-type="string">
            <text:p>Hm?$0e Just the cannons? $0eAre you sure,#Sonja?$0f</text:p>
          </table:table-cell>
          <table:table-cell office:value-type="string">
            <text:p>¿Mm?$0e ¿Sólo los cañones?$0e#¿Estás segura, Sonja?$0f</text:p>
          </table:table-cell>
          <table:table-cell office:value-type="string">
            <text:p>Hm?$0e Just the cannons? $0eAre you sure,#Sonja?$0f</text:p>
          </table:table-cell>
        </table:table-row>
        <table:table-row table:style-name="ro1">
          <table:table-cell office:value-type="string">
            <text:p>If we eliminate those, $0ewe should#be able to rout our foe.$0fIf there's nothing here for#them to protect, they'll run.$0f</text:p>
          </table:table-cell>
          <table:table-cell office:value-type="string">
            <text:p>Si los eliminamos, $0epodremos#derrotar al enemigo.$0fSi no tienen nada que los proteja,#saldrán corriendo.$0f</text:p>
          </table:table-cell>
          <table:table-cell office:value-type="string">
            <text:p>If we eliminate those, $0ewe should#be able to rout our foe.$0fIf there's nothing here for#them to protect, they'll run.$0f</text:p>
          </table:table-cell>
        </table:table-row>
        <table:table-row table:style-name="ro1">
          <table:table-cell office:value-type="string">
            <text:p>Ah.$0e$0e And if they do...$0fThat would tell us whether or not#this was their true headquarters.$0f</text:p>
          </table:table-cell>
          <table:table-cell office:value-type="string">
            <text:p>Ah.$0e$0e Y si lo hacen...$0fSabremos si éste era o no su#auténtico cuartel general.$0f</text:p>
          </table:table-cell>
          <table:table-cell office:value-type="string">
            <text:p>Ah.$0e$0e And if they do...$0fThat would tell us whether or not#this was their true headquarters.$0f</text:p>
          </table:table-cell>
        </table:table-row>
        <table:table-row table:style-name="ro1">
          <table:table-cell office:value-type="string">
            <text:p>I see...$0f</text:p>
          </table:table-cell>
          <table:table-cell office:value-type="string">
            <text:p>Ya veo...$0f</text:p>
          </table:table-cell>
          <table:table-cell office:value-type="string">
            <text:p>I see...$0f</text:p>
          </table:table-cell>
        </table:table-row>
        <table:table-row table:style-name="ro1">
          <table:table-cell office:value-type="string">
            <text:p>That's brilliant, Commander Sonja!$0f</text:p>
          </table:table-cell>
          <table:table-cell office:value-type="string">
            <text:p>¡Es genial, Comandante Sonja!$0f</text:p>
          </table:table-cell>
          <table:table-cell office:value-type="string">
            <text:p>That's brilliant, Commander Sonja!$0f</text:p>
          </table:table-cell>
        </table:table-row>
        <table:table-row table:style-name="ro1">
          <table:table-cell office:value-type="string">
            <text:p>As we can see, indirect fire will be#useful in this battle.$0fThe other vital elements will be#selecting the right first CO...$0f...and using decoys effectively#against the Black Cannons.$0f</text:p>
          </table:table-cell>
          <table:table-cell office:value-type="string">
            <text:p>Como podéis ver, el ataque indirecto#será útil en esta batalla.$0fLos otros elementos vitales serán#elegir al primer OJ sabiamente...$0fy usar los señuelos adecuados con#los Cañones Negros.$0f</text:p>
          </table:table-cell>
          <table:table-cell office:value-type="string">
            <text:p>As we can see, indirect fire will be#useful in this battle.$0fThe other vital elements will be#selecting the right first OC...$0f...and using decoys effectively#against the Black Cannons.$0f</text:p>
          </table:table-cell>
        </table:table-row>
        <table:table-row table:style-name="ro1">
          <table:table-cell office:value-type="string">
            <text:p>OK,$0e let's go!$0f</text:p>
          </table:table-cell>
          <table:table-cell office:value-type="string">
            <text:p>¡Muy bien,$0e vamos allá!$0f</text:p>
          </table:table-cell>
          <table:table-cell office:value-type="string">
            <text:p>OK,$0e let's go!$0f</text:p>
          </table:table-cell>
        </table:table-row>
        <table:table-row table:style-name="ro1">
          <table:table-cell office:value-type="string">
            <text:p>Lord Sturm!$0e$0e#The Black Cannons have been--$0f</text:p>
          </table:table-cell>
          <table:table-cell office:value-type="string">
            <text:p>¡Mi señor!$0e$0e#Los Cañones Negros han sido...$0f</text:p>
          </table:table-cell>
          <table:table-cell office:value-type="string">
            <text:p>Lord Sturm!$0e$0e#The Black Cannons have been--$0f</text:p>
          </table:table-cell>
        </table:table-row>
        <table:table-row table:style-name="ro1">
          <table:table-cell office:value-type="string">
            <text:p>Did you leak intel on the missile#platform to the enemy as I ordered?$0f</text:p>
          </table:table-cell>
          <table:table-cell office:value-type="string">
            <text:p>¿Habéis filtrado la información sobre#la plataforma de misiles al enemigo?$0f</text:p>
          </table:table-cell>
          <table:table-cell office:value-type="string">
            <text:p>Did you leak intel on the missile#platform to the enemy as I ordered?$0f</text:p>
          </table:table-cell>
        </table:table-row>
        <table:table-row table:style-name="ro1">
          <table:table-cell office:value-type="string">
            <text:p>Yes, sir.$0fWe let one soldier be captured.$0e$0e#He will tell all in his interrogation.$0f</text:p>
          </table:table-cell>
          <table:table-cell office:value-type="string">
            <text:p>Sí, señor.$0fDejamos que capturaran a un soldado.$0e$0e#Lo contará todo en el interrogatorio.$0f</text:p>
          </table:table-cell>
          <table:table-cell office:value-type="string">
            <text:p>Yes, sir.$0fWe let one soldier be captured.$0e$0e#He will tell all in his interrogation.$0f</text:p>
          </table:table-cell>
        </table:table-row>
        <table:table-row table:style-name="ro1">
          <table:table-cell office:value-type="string">
            <text:p>Good.$0e It's time to end this game.$0e$0e#Order all units to the platform.$0f</text:p>
          </table:table-cell>
          <table:table-cell office:value-type="string">
            <text:p>Bien.$0e Es hora de acabar este juego.$0e$0e#Todas las unidades: a la plataforma.$0f</text:p>
          </table:table-cell>
          <table:table-cell office:value-type="string">
            <text:p>Good.$0e It's time to end this game.$0e$0e#Order all units to the platform.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They will follow the trail all the way#to the missile platform.$0fMy best troops will greet them there#with a storm of death.$0fThen, $0ebefore their very eyes,$0e#I will launch our missiles.$0f</text:p>
          </table:table-cell>
          <table:table-cell office:value-type="string">
            <text:p>Seguirán la pista hasta la plataforma#de misiles.$0fY mis mejores tropas les recibirán#con una tormenta de muerte.$0fLuego, $0elanzaré todos los misiles#ante sus propios ojos.$0f</text:p>
          </table:table-cell>
          <table:table-cell office:value-type="string">
            <text:p>They will follow the trail all the way#to the missile platform.$0fMy best troops will greet them there#with a storm of death.$0fThen, $0ebefore their very eyes,$0e#I will launch our missiles.$0f</text:p>
          </table:table-cell>
        </table:table-row>
        <table:table-row table:style-name="ro1">
          <table:table-cell office:value-type="string">
            <text:p>The enemy's constructing a missile#platform?$0f</text:p>
          </table:table-cell>
          <table:table-cell office:value-type="string">
            <text:p>¿El enemigo está construyendo una#plataforma de misiles?$0f</text:p>
          </table:table-cell>
          <table:table-cell office:value-type="string">
            <text:p>The enemy's constructing a missile#platform?$0f</text:p>
          </table:table-cell>
        </table:table-row>
        <table:table-row table:style-name="ro1">
          <table:table-cell office:value-type="string">
            <text:p>Yes.$0fThey're planning to launch missiles#at Cosmo Land and other continents.$0f</text:p>
          </table:table-cell>
          <table:table-cell office:value-type="string">
            <text:p>Sí.$0fQuieren lanzar misiles contra Cosmo#Land y otros continentes.$0f</text:p>
          </table:table-cell>
          <table:table-cell office:value-type="string">
            <text:p>Yes.$0fThey're planning to launch missiles#at Cosmo Land and other continents.$0f</text:p>
          </table:table-cell>
        </table:table-row>
        <table:table-row table:style-name="ro1">
          <table:table-cell office:value-type="string">
            <text:p>Is this intel reliable?$0f</text:p>
          </table:table-cell>
          <table:table-cell office:value-type="string">
            <text:p>¿Son fiables tus fuentes?$0f</text:p>
          </table:table-cell>
          <table:table-cell office:value-type="string">
            <text:p>Is this intel reliable?$0f</text:p>
          </table:table-cell>
        </table:table-row>
        <table:table-row table:style-name="ro1">
          <table:table-cell office:value-type="string">
            <text:p>We heard it from a captured soldier.$0fIntel we gathered on our own confirms#his story.$0f</text:p>
          </table:table-cell>
          <table:table-cell office:value-type="string">
            <text:p>Lo ha dicho un soldado que capturamos.$0fNuestra propia información confirma#su historia.$0f</text:p>
          </table:table-cell>
          <table:table-cell office:value-type="string">
            <text:p>We heard it from a captured soldier.$0fIntel we gathered on our own confirms#his story.$0f</text:p>
          </table:table-cell>
        </table:table-row>
        <table:table-row table:style-name="ro1">
          <table:table-cell office:value-type="string">
            <text:p>What are we waiting for?$0e$0e We have#to attack that missile platform!$0f</text:p>
          </table:table-cell>
          <table:table-cell office:value-type="string">
            <text:p>¿A qué estamos esperando?$0e$0e ¡Tenemos#que atacar esa plataforma de misiles!$0f</text:p>
          </table:table-cell>
          <table:table-cell office:value-type="string">
            <text:p>What are we waiting for?$0e$0e We have#to attack that missile platform!$0f</text:p>
          </table:table-cell>
        </table:table-row>
        <table:table-row table:style-name="ro1">
          <table:table-cell office:value-type="string">
            <text:p>It's not that simple, Andy.$0f</text:p>
          </table:table-cell>
          <table:table-cell office:value-type="string">
            <text:p>No es tan sencillo, Andy.$0f</text:p>
          </table:table-cell>
          <table:table-cell office:value-type="string">
            <text:p>It's not that simple, Andy.$0f</text:p>
          </table:table-cell>
        </table:table-row>
        <table:table-row table:style-name="ro1">
          <table:table-cell office:value-type="string">
            <text:p>It's not? $0eWhy?$0f</text:p>
          </table:table-cell>
          <table:table-cell office:value-type="string">
            <text:p>¿No? $0e¿Por qué no?$0f</text:p>
          </table:table-cell>
          <table:table-cell office:value-type="string">
            <text:p>It's not? $0eWhy?$0f</text:p>
          </table:table-cell>
        </table:table-row>
        <table:table-row table:style-name="ro1">
          <table:table-cell office:value-type="string">
            <text:p>Cause it might be a trap.$0f</text:p>
          </table:table-cell>
          <table:table-cell office:value-type="string">
            <text:p>Porque podría ser una trampa.$0f</text:p>
          </table:table-cell>
          <table:table-cell office:value-type="string">
            <text:p>Cause it might be a trap.$0f</text:p>
          </table:table-cell>
        </table:table-row>
        <table:table-row table:style-name="ro1">
          <table:table-cell office:value-type="string">
            <text:p>You've confirmed the intel, correct?$0f</text:p>
          </table:table-cell>
          <table:table-cell office:value-type="string">
            <text:p>Has confirmado la información, ¿no?$0f</text:p>
          </table:table-cell>
          <table:table-cell office:value-type="string">
            <text:p>You've confirmed the intel, correct?$0f</text:p>
          </table:table-cell>
        </table:table-row>
        <table:table-row table:style-name="ro1">
          <table:table-cell office:value-type="string">
            <text:p>Would a soldier who's fought so long#break so easily?$0e I wonder...$0f</text:p>
          </table:table-cell>
          <table:table-cell office:value-type="string">
            <text:p>¿Por qué iba a ceder tan fácilmente un#soldado que ha luchado tanto tiempo?$0fMe pregunto si...$0f</text:p>
          </table:table-cell>
          <table:table-cell office:value-type="string">
            <text:p>Would a soldier who's fought so long#break so easily?$0e I wonder...$0f</text:p>
          </table:table-cell>
        </table:table-row>
        <table:table-row table:style-name="ro1">
          <table:table-cell office:value-type="string">
            <text:p>I think it's best to assume that#it's a snare.$0f</text:p>
          </table:table-cell>
          <table:table-cell office:value-type="string">
            <text:p>Creo que es mejor asumir que es#una trampa.$0f</text:p>
          </table:table-cell>
          <table:table-cell office:value-type="string">
            <text:p>I think it's best to assume that#it's a snare.$0f</text:p>
          </table:table-cell>
        </table:table-row>
        <table:table-row table:style-name="ro1">
          <table:table-cell office:value-type="string">
            <text:p>Well, even so, we can't sit in#port forever.$0fWe need to end this quickly while#troop morale is high.$0f</text:p>
          </table:table-cell>
          <table:table-cell office:value-type="string">
            <text:p>Bueno, aunque sea así, no podemos#quedarnos aquí parados.$0fTenemos que acabar enseguida, ahora#que la moral de la tropa está alta.$0f</text:p>
          </table:table-cell>
          <table:table-cell office:value-type="string">
            <text:p>Well, even so, we can't sit in#port forever.$0fWe need to end this quickly while#troop morale is high.$0f</text:p>
          </table:table-cell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office:value-type="string">
            <text:p>Hmmm...$0f</text:p>
          </table:table-cell>
        </table:table-row>
        <table:table-row table:style-name="ro1">
          <table:table-cell office:value-type="string">
            <text:p>Aaaaah! $0eI can't stand it!$0e How#long are we gonna talk about this?!$0fIf the enemy's at the missile platform,$0e#then let's blast it to bits!$0f</text:p>
          </table:table-cell>
          <table:table-cell office:value-type="string">
            <text:p>¡Aaaaah! $0e¡No lo soporto!$0e ¿Cuánto#tiempo vamos a estar hablándolo?$0f¡Si el enemigo está en la plataforma#de misiles,$0e vayamos allá y ataquemos!$0f</text:p>
          </table:table-cell>
          <table:table-cell office:value-type="string">
            <text:p>Aaaaah! $0eI can't stand it!$0e How#long are we gonna talk about this?!$0fIf the enemy's at the missile platform,$0e#then let's blast it to bits!$0f</text:p>
          </table:table-cell>
        </table:table-row>
        <table:table-row table:style-name="ro1">
          <table:table-cell office:value-type="string">
            <text:p>Andy, $0eyour mouth's gettin' ahead#of your brain again...$0f</text:p>
          </table:table-cell>
          <table:table-cell office:value-type="string">
            <text:p>Andy, $0eotra vez estás hablando#sin pensar...$0f</text:p>
          </table:table-cell>
          <table:table-cell office:value-type="string">
            <text:p>Andy, $0eyour mouth's gettin' ahead#of your brain again...$0f</text:p>
          </table:table-cell>
        </table:table-row>
        <table:table-row table:style-name="ro1">
          <table:table-cell office:value-type="string">
            <text:p>No.$0e I think the boy's got the right#idea.$0f</text:p>
          </table:table-cell>
          <table:table-cell office:value-type="string">
            <text:p>No.$0e El chaval tiene razón.$0f</text:p>
          </table:table-cell>
          <table:table-cell office:value-type="string">
            <text:p>No.$0e I think the boy's got the right#idea.$0f</text:p>
          </table:table-cell>
        </table:table-row>
        <table:table-row table:style-name="ro1">
          <table:table-cell office:value-type="string">
            <text:p>Huh?$0f</text:p>
          </table:table-cell>
          <table:table-cell office:value-type="string">
            <text:p>¿Qué?$0f</text:p>
          </table:table-cell>
          <table:table-cell office:value-type="string">
            <text:p>Huh?$0f</text:p>
          </table:table-cell>
        </table:table-row>
        <table:table-row table:style-name="ro1">
          <table:table-cell office:value-type="string">
            <text:p>I concur.$0e$0e We must attack sometime.$0fIf they're waiting for us at the#platform, $0eit saves us the time$0fand the annoyance of looking#for them.$0f</text:p>
          </table:table-cell>
          <table:table-cell office:value-type="string">
            <text:p>Estoy de acuerdo.$0e$0e Tenemos que atacar.$0fSi están esperándonos en la#plataforma$0e nos ahorran el esfuerzo y$0fla molestia de tener que buscarles.$0f</text:p>
          </table:table-cell>
          <table:table-cell office:value-type="string">
            <text:p>I concur.$0e$0e We must attack sometime.$0fIf they're waiting for us at the#platform, $0eit saves us the time$0fand the annoyance of looking#for them.$0f</text:p>
          </table:table-cell>
        </table:table-row>
        <table:table-row table:style-name="ro1">
          <table:table-cell office:value-type="string">
            <text:p>I get what you're sayin'.$0fIf you're looking for crawdads,#you gotta turn over some rocks.$0fThat's a pretty sound principle.$0f</text:p>
          </table:table-cell>
          <table:table-cell office:value-type="string">
            <text:p>Ya lo pillo.$0fSi estás buscando cangrejos,#tienes que levantar las rocas.$0fEs un buen principio.$0f</text:p>
          </table:table-cell>
          <table:table-cell office:value-type="string">
            <text:p>I get what you're sayin'.$0fIf you're looking for crawdads,#you gotta turn over some rocks.$0fThat's a pretty sound principle.$0f</text:p>
          </table:table-cell>
        </table:table-row>
        <table:table-row table:style-name="ro1">
          <table:table-cell office:value-type="string">
            <text:p>I hear no objections.$0fThen let us begin our advance#on the missile platform.$0f</text:p>
          </table:table-cell>
          <table:table-cell office:value-type="string">
            <text:p>No tengo ninguna objeción.$0fAvancemos hacia la plataforma#de misiles.$0f</text:p>
          </table:table-cell>
          <table:table-cell office:value-type="string">
            <text:p>I hear no objections.$0fThen let us begin our advance#on the missile platform.$0f</text:p>
          </table:table-cell>
        </table:table-row>
        <table:table-row table:style-name="ro1">
          <table:table-cell office:value-type="string">
            <text:p>Waaaahooooo!$0e Let's get 'em!$0f</text:p>
          </table:table-cell>
          <table:table-cell office:value-type="string">
            <text:p>¡Yújuuuuuuu!$0e ¡A por ellos!$0f</text:p>
          </table:table-cell>
          <table:table-cell office:value-type="string">
            <text:p>Waaaahooooo!$0e Let's get 'em!$0f</text:p>
          </table:table-cell>
        </table:table-row>
        <table:table-row table:style-name="ro1">
          <table:table-cell office:value-type="string">
            <text:p>I'll win next time, too!</text:p>
          </table:table-cell>
          <table:table-cell office:value-type="string">
            <text:p>¡Y la próxima vez#volveré a ganar!</text:p>
          </table:table-cell>
          <table:table-cell office:value-type="string">
            <text:p>I'll win next time, too!</text:p>
          </table:table-cell>
        </table:table-row>
        <table:table-row table:style-name="ro1">
          <table:table-cell office:value-type="string">
            <text:p>Ha ha ha...#Piece of cake!</text:p>
          </table:table-cell>
          <table:table-cell office:value-type="string">
            <text:p>Ja, ja, ja...#¡Estaba chupado!</text:p>
          </table:table-cell>
          <table:table-cell office:value-type="string">
            <text:p>Ha ha ha...#Piece of cake!</text:p>
          </table:table-cell>
        </table:table-row>
        <table:table-row table:style-name="ro1">
          <table:table-cell office:value-type="string">
            <text:p>Next time's for real.#I won't lose focus.</text:p>
          </table:table-cell>
          <table:table-cell office:value-type="string">
            <text:p>La próxima vez va#en serio.</text:p>
          </table:table-cell>
          <table:table-cell office:value-type="string">
            <text:p>Next time's for real.#I won't lose focus.</text:p>
          </table:table-cell>
        </table:table-row>
        <table:table-row table:style-name="ro1">
          <table:table-cell office:value-type="string">
            <text:p>We do not know what#it means to lose!</text:p>
          </table:table-cell>
          <table:table-cell office:value-type="string">
            <text:p>¡No conocemos la#derrota!</text:p>
          </table:table-cell>
          <table:table-cell office:value-type="string">
            <text:p>We do not know what#it means to lose!</text:p>
          </table:table-cell>
        </table:table-row>
        <table:table-row table:style-name="ro1">
          <table:table-cell office:value-type="string">
            <text:p>Yaaaawn... My, oh my.#One more nut to crack.</text:p>
          </table:table-cell>
          <table:table-cell office:value-type="string">
            <text:p>Uaaaaa... Ay, ay, ay.#Una más y a casa.</text:p>
          </table:table-cell>
          <table:table-cell office:value-type="string">
            <text:p>Yaaaawn... My, oh my.#One more nut to crack.</text:p>
          </table:table-cell>
        </table:table-row>
        <table:table-row table:style-name="ro1">
          <table:table-cell office:value-type="string">
            <text:p>I'll do my best#next time, too!</text:p>
          </table:table-cell>
          <table:table-cell office:value-type="string">
            <text:p>¡La próxima vez#también lo daré todo!</text:p>
          </table:table-cell>
          <table:table-cell office:value-type="string">
            <text:p>I'll do my best#next time, too!</text:p>
          </table:table-cell>
        </table:table-row>
        <table:table-row table:style-name="ro1">
          <table:table-cell office:value-type="string">
            <text:p>My blade is eager for#the next challenge!</text:p>
          </table:table-cell>
          <table:table-cell office:value-type="string">
            <text:p>¡Mi espada espera#el próximo reto!</text:p>
          </table:table-cell>
          <table:table-cell office:value-type="string">
            <text:p>My blade is eager for#the next challenge!</text:p>
          </table:table-cell>
        </table:table-row>
        <table:table-row table:style-name="ro1">
          <table:table-cell office:value-type="string">
            <text:p>Our enemy is tough,#but we won't lose!</text:p>
          </table:table-cell>
          <table:table-cell office:value-type="string">
            <text:p>¡El enemigo es fuerte#pero no perderemos!</text:p>
          </table:table-cell>
          <table:table-cell office:value-type="string">
            <text:p>Our enemy is tough,#but we won't lose!</text:p>
          </table:table-cell>
        </table:table-row>
        <table:table-row table:style-name="ro1">
          <table:table-cell office:value-type="string">
            <text:p>My chute's all packed#for the final jump!</text:p>
          </table:table-cell>
          <table:table-cell office:value-type="string">
            <text:p>¡Mi paracaídas está#listo!</text:p>
          </table:table-cell>
          <table:table-cell office:value-type="string">
            <text:p>My chute's all packed#for the final jump!</text:p>
          </table:table-cell>
        </table:table-row>
        <table:table-row table:style-name="ro1">
          <table:table-cell office:value-type="string">
            <text:p>This is the beginning#of the end.</text:p>
          </table:table-cell>
          <table:table-cell office:value-type="string">
            <text:p>Esto es el principio#del fin.</text:p>
          </table:table-cell>
          <table:table-cell office:value-type="string">
            <text:p>This is the beginning#of the end.</text:p>
          </table:table-cell>
        </table:table-row>
        <table:table-row table:style-name="ro1">
          <table:table-cell office:value-type="string">
            <text:p>I'm just glad I#survived that...</text:p>
          </table:table-cell>
          <table:table-cell office:value-type="string">
            <text:p>Me alegro de haber#sobrevivido...</text:p>
          </table:table-cell>
          <table:table-cell office:value-type="string">
            <text:p>I'm just glad I#survived that...</text:p>
          </table:table-cell>
        </table:table-row>
        <table:table-row table:style-name="ro1">
          <table:table-cell office:value-type="string">
            <text:p>For our troops' sake,#we must end this!</text:p>
          </table:table-cell>
          <table:table-cell office:value-type="string">
            <text:p>¡Tenemos que acabar#con esta plaga!</text:p>
          </table:table-cell>
          <table:table-cell office:value-type="string">
            <text:p>For our troops' sake,#we must end this!</text:p>
          </table:table-cell>
        </table:table-row>
        <table:table-row table:style-name="ro1">
          <table:table-cell office:value-type="string">
            <text:p>It is the Black Hole citadel after#all.$0e It's supposed to be tough.$0f</text:p>
          </table:table-cell>
          <table:table-cell office:value-type="string">
            <text:p>Después de todo, es el bastión de#Black Hole.$0e Se supone que es difícil.$0f</text:p>
          </table:table-cell>
          <table:table-cell office:value-type="string">
            <text:p>It is the Black Hole citadel after#all.$0e It's supposed to be tough.$0f</text:p>
          </table:table-cell>
        </table:table-row>
        <table:table-row table:style-name="ro1">
          <table:table-cell office:value-type="string">
            <text:p>I did notice one thing, $0ethe enemy units#aren't coming out past the pipe.$0fIn that case, if we hit the pipe#from the outside with indirect fire...$0f</text:p>
          </table:table-cell>
          <table:table-cell office:value-type="string">
            <text:p>Me he dado cuenta$0e de que las unidades#enemigas no atraviesan la tubería.$0fEn ese caso, si atacamos la tubería#desde fuera con unidades indirectas...$0f</text:p>
          </table:table-cell>
          <table:table-cell office:value-type="string">
            <text:p>I did notice one thing, $0ethe enemy units#aren't coming out past the pipe.$0fIn that case, if we hit the pipe#from the outside with indirect fire...$0f</text:p>
          </table:table-cell>
        </table:table-row>
        <table:table-row table:style-name="ro1">
          <table:table-cell office:value-type="string">
            <text:p>You've done it, again, Sonja!$0f</text:p>
          </table:table-cell>
          <table:table-cell office:value-type="string">
            <text:p>¡Bien pensado, Sonja!$0f</text:p>
          </table:table-cell>
          <table:table-cell office:value-type="string">
            <text:p>You've done it, again, Sonja!$0f</text:p>
          </table:table-cell>
        </table:table-row>
        <table:table-row table:style-name="ro1">
          <table:table-cell office:value-type="string">
            <text:p>Indirect fire? $0eSounds like you're#playing my song.$0f</text:p>
          </table:table-cell>
          <table:table-cell office:value-type="string">
            <text:p>¿Unidades indirectas?$0e#Están tocando mi canción.$0f</text:p>
          </table:table-cell>
          <table:table-cell office:value-type="string">
            <text:p>Indirect fire? $0eSounds like you're#playing my song.$0f</text:p>
          </table:table-cell>
        </table:table-row>
        <table:table-row table:style-name="ro1">
          <table:table-cell office:value-type="string">
            <text:p>Rockets are vehicular units, too.$0e$0e#So I believe I'll be useful here.$0fYou know, the Black Cannon targets#the most expensive units first.$0fLet's capitalize on that and make#good use of decoys.$0f</text:p>
          </table:table-cell>
          <table:table-cell office:value-type="string">
            <text:p>Los cohetes también son unidades#vehiculares, así que creo que seré$0fde utilidad. Los Cañones Negros#disparan siempre a las unidades más$0fcaras. Tengámoslo en cuenta y hagamos#buen uso de nuestros cebos.$0f</text:p>
          </table:table-cell>
          <table:table-cell office:value-type="string">
            <text:p>Rockets are vehicular units, too.$0e$0e#So I believe I'll be useful here.$0fYou know, the Black Cannon targets#the most expensive units first.$0fLet's capitalize on that and make#good use of decoys.$0f</text:p>
          </table:table-cell>
        </table:table-row>
        <table:table-row table:style-name="ro1">
          <table:table-cell office:value-type="string">
            <text:p>All right! $0eWe'll definitely win next time!$0e#C'mon, everybody!$0e We can do it!$0f</text:p>
          </table:table-cell>
          <table:table-cell office:value-type="string">
            <text:p>¡Muy bien! $0e¡Vamos a ganar!$0e#¡Vamos, gente!$0e ¡Podemos hacerlo!$0f</text:p>
          </table:table-cell>
          <table:table-cell office:value-type="string">
            <text:p>All right! $0eWe'll definitely win next time!$0e#C'mon, everybody!$0e We can do it!$0f</text:p>
          </table:table-cell>
        </table:table-row>
        <table:table-row table:style-name="ro1">
          <table:table-cell office:value-type="string">
            <text:p>It's the Black Hole citadel after#all. $0eIt's supposed to be tough.$0f</text:p>
          </table:table-cell>
          <table:table-cell office:value-type="string">
            <text:p>Después de todo, es el bastión de#Black Hole.$0e Se supone que es difícil.$0f</text:p>
          </table:table-cell>
          <table:table-cell office:value-type="string">
            <text:p>It's the Black Hole citadel after#all. $0eIt's supposed to be tough.$0f</text:p>
          </table:table-cell>
        </table:table-row>
        <table:table-row table:style-name="ro1">
          <table:table-cell office:value-type="string">
            <text:p>Uh...Commander Nell?$0e What do we#need to do to win?$0f</text:p>
          </table:table-cell>
          <table:table-cell office:value-type="string">
            <text:p>Eh... ¿Comandante Nell?$0e ¿Qué tenemos#que hacer para ganar?$0f</text:p>
          </table:table-cell>
          <table:table-cell office:value-type="string">
            <text:p>Uh...Commander Nell?$0e What do we#need to do to win?$0f</text:p>
          </table:table-cell>
        </table:table-row>
        <table:table-row table:style-name="ro1">
          <table:table-cell office:value-type="string">
            <text:p>Colin!$0e If you have questions of#strategy,$0e you should be asking me!$0f</text:p>
          </table:table-cell>
          <table:table-cell office:value-type="string">
            <text:p>¡Colin!$0e ¡Si tienes dudas sobre#estrategia,$0e debes preguntarme a mí!$0f</text:p>
          </table:table-cell>
          <table:table-cell office:value-type="string">
            <text:p>Colin!$0e If you have questions of#strategy,$0e you should be asking me!$0f</text:p>
          </table:table-cell>
        </table:table-row>
        <table:table-row table:style-name="ro1">
          <table:table-cell office:value-type="string">
            <text:p>Let's see...$0e The troops guarding both#flanks should grab those bases.$0fIf we can defeat their infantry, we#won't have to worry about any$0fproperties being captured.$0f</text:p>
          </table:table-cell>
          <table:table-cell office:value-type="string">
            <text:p>Veamos...$0e Las tropas guardando los#flancos deberían coger esas bases.$0fSi podemos derrotar a su infantería,#no tendremos que preocuparnos de que$0fcapturen ninguna propiedad.$0f</text:p>
          </table:table-cell>
          <table:table-cell office:value-type="string">
            <text:p>Let's see...$0e The troops guarding both#flanks should grab those bases.$0fIf we can defeat their infantry, we#won't have to worry about any$0fproperties being captured.$0f</text:p>
          </table:table-cell>
        </table:table-row>
        <table:table-row table:style-name="ro1">
          <table:table-cell office:value-type="string">
            <text:p>Is no one listening to me!?$0f</text:p>
          </table:table-cell>
          <table:table-cell office:value-type="string">
            <text:p>¿Es que nadie me escucha?$0f</text:p>
          </table:table-cell>
          <table:table-cell office:value-type="string">
            <text:p>Is no one listening to me!?$0f</text:p>
          </table:table-cell>
        </table:table-row>
        <table:table-row table:style-name="ro1">
          <table:table-cell office:value-type="string">
            <text:p>I don't think we need pursue their#naval units too far.$0fAfter all, they've no means of#refueling.$0f</text:p>
          </table:table-cell>
          <table:table-cell office:value-type="string">
            <text:p>No creo que tengamos que perseguir#sus unidades navales demasiado lejos.$0fDespués de todo, no tienen forma de#suministrarles combustible.$0f</text:p>
          </table:table-cell>
          <table:table-cell office:value-type="string">
            <text:p>I don't think we need pursue their#naval units too far.$0fAfter all, they've no means of#refueling.$0f</text:p>
          </table:table-cell>
        </table:table-row>
        <table:table-row table:style-name="ro1">
          <table:table-cell office:value-type="string">
            <text:p>The units guarding the center position#have the biggest burden.$0fThey'll have to keep their wits about#them to avoid being routed.$0f</text:p>
          </table:table-cell>
          <table:table-cell office:value-type="string">
            <text:p>Las unidades en la posición central#son las que lo tienen más difícil.$0fVan a tener que aguantar para evitar#que les derroten.$0f</text:p>
          </table:table-cell>
          <table:table-cell office:value-type="string">
            <text:p>The units guarding the center position#have the biggest burden.$0fThey'll have to keep their wits about#them to avoid being routed.$0f</text:p>
          </table:table-cell>
        </table:table-row>
        <table:table-row table:style-name="ro1">
          <table:table-cell office:value-type="string">
            <text:p>Then that is the role for Kanbei!$0e#I will show the might of my troops!$0f</text:p>
          </table:table-cell>
          <table:table-cell office:value-type="string">
            <text:p>¡Eso es tarea de Kanbei!$0e#¡Conocerán la potencia de mis tropas!$0f</text:p>
          </table:table-cell>
          <table:table-cell office:value-type="string">
            <text:p>Then that is the role for Kanbei!$0e#I will show the might of my troops!$0f</text:p>
          </table:table-cell>
        </table:table-row>
        <table:table-row table:style-name="ro1">
          <table:table-cell office:value-type="string">
            <text:p>All right! $0eWe'll definitely win next time!$0e#C'mon, everybody!$0e We can do it!$0f</text:p>
          </table:table-cell>
          <table:table-cell office:value-type="string">
            <text:p>¡Muy bien! $0e¡Vamos a ganar!$0e#¡Vamos, gente!$0e ¡Podemos hacerlo!$0f</text:p>
          </table:table-cell>
          <table:table-cell office:value-type="string">
            <text:p>All right! $0eWe'll definitely win next time!$0e#C'mon, everybody!$0e We can do it!$0f</text:p>
          </table:table-cell>
        </table:table-row>
        <table:table-row table:style-name="ro1">
          <table:table-cell office:value-type="string">
            <text:p>Lash,$0e is construction on the missile#platform completed?$0f</text:p>
          </table:table-cell>
          <table:table-cell office:value-type="string">
            <text:p>Kat,$0e ¿has terminado de construir#la plataforma de misiles?$0f</text:p>
          </table:table-cell>
          <table:table-cell office:value-type="string">
            <text:p>Lash,$0e is construction on the missile#platform completed?$0f</text:p>
          </table:table-cell>
        </table:table-row>
        <table:table-row table:style-name="ro1">
          <table:table-cell office:value-type="string">
            <text:p>I think it's going to take a little#more time.$0f</text:p>
          </table:table-cell>
          <table:table-cell office:value-type="string">
            <text:p>Creo que voy a necesitar un poco#más de tiempo.$0f</text:p>
          </table:table-cell>
          <table:table-cell office:value-type="string">
            <text:p>I think it's going to take a little#more time.$0f</text:p>
          </table:table-cell>
        </table:table-row>
        <table:table-row table:style-name="ro1">
          <table:table-cell office:value-type="string">
            <text:p>How much?$0f</text:p>
          </table:table-cell>
          <table:table-cell office:value-type="string">
            <text:p>¿Cuánto?$0f</text:p>
          </table:table-cell>
          <table:table-cell office:value-type="string">
            <text:p>How much?$0f</text:p>
          </table:table-cell>
        </table:table-row>
        <table:table-row table:style-name="ro1">
          <table:table-cell office:value-type="string">
            <text:p>About 3...$0e#No, about 40 days.$0e Maybe...$0f</text:p>
          </table:table-cell>
          <table:table-cell office:value-type="string">
            <text:p>Unos 3...$0e#No, unos 40 días.$0e Quizá...$0f</text:p>
          </table:table-cell>
          <table:table-cell office:value-type="string">
            <text:p>About 3...$0e#No, about 40 days.$0e Maybe...$0f</text:p>
          </table:table-cell>
        </table:table-row>
        <table:table-row table:style-name="ro1">
          <table:table-cell office:value-type="string">
            <text:p>I will not wait that long.$0e$0e#Finish it in 30 days.$0f</text:p>
          </table:table-cell>
          <table:table-cell office:value-type="string">
            <text:p>No esperaré tanto tiempo.$0e$0e#Acábala en 30 días.$0f</text:p>
          </table:table-cell>
          <table:table-cell office:value-type="string">
            <text:p>I will not wait that long.$0e$0e#Finish it in 30 days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Do you understand?$0f</text:p>
          </table:table-cell>
          <table:table-cell office:value-type="string">
            <text:p>¿Me has entendido?$0f</text:p>
          </table:table-cell>
          <table:table-cell office:value-type="string">
            <text:p>Do you understand?$0f</text:p>
          </table:table-cell>
        </table:table-row>
        <table:table-row table:style-name="ro1">
          <table:table-cell office:value-type="string">
            <text:p>OK, $0eI'll try...$0f</text:p>
          </table:table-cell>
          <table:table-cell office:value-type="string">
            <text:p>Vale, $0elo intentaré...$0f</text:p>
          </table:table-cell>
          <table:table-cell office:value-type="string">
            <text:p>OK, $0eI'll try...$0f</text:p>
          </table:table-cell>
        </table:table-row>
        <table:table-row table:style-name="ro1">
          <table:table-cell office:value-type="string">
            <text:p>And how is the Deathray?$0f</text:p>
          </table:table-cell>
          <table:table-cell office:value-type="string">
            <text:p>¿Y el Fulminador?$0f</text:p>
          </table:table-cell>
          <table:table-cell office:value-type="string">
            <text:p>And how is the Deathray?$0f</text:p>
          </table:table-cell>
        </table:table-row>
        <table:table-row table:style-name="ro1">
          <table:table-cell office:value-type="string">
            <text:p>It's fine.$0e$0e You can use it now.$0e#I even fixed it, too!$0fNow it won't damage our troops#when it's fired.$0fIt does need 7 days to build up#enough energy to fire, though.$0f</text:p>
          </table:table-cell>
          <table:table-cell office:value-type="string">
            <text:p>Perfecto.$0e$0e Listo para usar.$0e#¡Hasta lo he mejorado!$0fAhora no dañará a nuestras tropas#cuando dispare.$0fAunque necesita 7 días para cargar#la energía suficiente.$0f</text:p>
          </table:table-cell>
          <table:table-cell office:value-type="string">
            <text:p>It's fine.$0e$0e You can use it now.$0e#I even fixed it, too!$0fNow it won't damage our troops#when it's fired.$0fIt does need 7 days to build up#enough energy to fire, though.$0f</text:p>
          </table:table-cell>
        </table:table-row>
        <table:table-row table:style-name="ro1">
          <table:table-cell office:value-type="string">
            <text:p>Hm.$0e$0e#7 days...$0e$0e I'll not forget.$0f</text:p>
          </table:table-cell>
          <table:table-cell office:value-type="string">
            <text:p>Mm.$0e$0e#7 días...$0e$0e No lo olvidaré.$0f</text:p>
          </table:table-cell>
          <table:table-cell office:value-type="string">
            <text:p>Hm.$0e$0e#7 days...$0e$0e I'll not forget.$0f</text:p>
          </table:table-cell>
        </table:table-row>
        <table:table-row table:style-name="ro1">
          <table:table-cell office:value-type="string">
            <text:p>Hey! I think I see it!$0e$0e#The missile platform!$0f</text:p>
          </table:table-cell>
          <table:table-cell office:value-type="string">
            <text:p>¡Eh! ¡Ya la veo!$0e$0e#¡La plataforma de misiles!$0f</text:p>
          </table:table-cell>
          <table:table-cell office:value-type="string">
            <text:p>Hey! I think I see it!$0e$0e#The missile platform!$0f</text:p>
          </table:table-cell>
        </table:table-row>
        <table:table-row table:style-name="ro1">
          <table:table-cell office:value-type="string">
            <text:p>Here we go...$0f</text:p>
          </table:table-cell>
          <table:table-cell office:value-type="string">
            <text:p>Allá vamos...$0f</text:p>
          </table:table-cell>
          <table:table-cell office:value-type="string">
            <text:p>Here we go...$0f</text:p>
          </table:table-cell>
        </table:table-row>
        <table:table-row table:style-name="ro1">
          <table:table-cell office:value-type="string">
            <text:p>Look what I've found.$0f</text:p>
          </table:table-cell>
          <table:table-cell office:value-type="string">
            <text:p>Mira lo que he encontrado.$0f</text:p>
          </table:table-cell>
          <table:table-cell office:value-type="string">
            <text:p>Look what I've found.$0f</text:p>
          </table:table-cell>
        </table:table-row>
        <table:table-row table:style-name="ro1">
          <table:table-cell office:value-type="string">
            <text:p>You...$0e You're Sturm!$0f</text:p>
          </table:table-cell>
          <table:table-cell office:value-type="string">
            <text:p>Eres...$0e ¡Eres Sturm!$0f</text:p>
          </table:table-cell>
          <table:table-cell office:value-type="string">
            <text:p>You...$0e You're Sturm!$0f</text:p>
          </table:table-cell>
        </table:table-row>
        <table:table-row table:style-name="ro1">
          <table:table-cell office:value-type="string">
            <text:p>And you're the little girl who likes#playing with soldiers.$0fHere you are again, sneaking around#where you don't belong.$0f</text:p>
          </table:table-cell>
          <table:table-cell office:value-type="string">
            <text:p>Y tú eres la niña a la que le#gusta jugar con soldaditos.$0fAquí estás otra vez, metiéndote#donde no te llaman.$0f</text:p>
          </table:table-cell>
          <table:table-cell office:value-type="string">
            <text:p>And you're the little girl who likes#playing with soldiers.$0fHere you are again, sneaking around#where you don't belong.$0f</text:p>
          </table:table-cell>
        </table:table-row>
        <table:table-row table:style-name="ro1">
          <table:table-cell office:value-type="string">
            <text:p>Sonja's not alone.$0fWe're all here.$0e$0e#Different place, $0esame cast.$0f</text:p>
          </table:table-cell>
          <table:table-cell office:value-type="string">
            <text:p>Sonja no está sola.$0fHemos venido todos.$0e$0e#Malas noticias, $0ecompañero.$0f</text:p>
          </table:table-cell>
          <table:table-cell office:value-type="string">
            <text:p>Sonja's not alone.$0fWe're all here.$0e$0e#Different place, $0esame cast.$0f</text:p>
          </table:table-cell>
        </table:table-row>
        <table:table-row table:style-name="ro1">
          <table:table-cell office:value-type="string">
            <text:p>You're all here?$0e$0e#Then you shall all taste despair.$0fFor you shall witness the destruction#of your world when my missile strikes.$0f</text:p>
          </table:table-cell>
          <table:table-cell office:value-type="string">
            <text:p>¿Habéis venido todos?$0e$0e Entonces#todos conoceréis la desesperación,$0fpues presenciaréis la destrucción de#vuestro mundo a mano de mis misiles.$0f</text:p>
          </table:table-cell>
          <table:table-cell office:value-type="string">
            <text:p>You're all here?$0e$0e#Then you shall all taste despair.$0fFor you shall witness the destruction#of your world when my missile strikes.$0f</text:p>
          </table:table-cell>
        </table:table-row>
        <table:table-row table:style-name="ro1">
          <table:table-cell office:value-type="string">
            <text:p>As long as we're alive,$0e#that will never happen.$0f</text:p>
          </table:table-cell>
          <table:table-cell office:value-type="string">
            <text:p>Mientras estemos vivos,$0e#eso no pasará.$0f</text:p>
          </table:table-cell>
          <table:table-cell office:value-type="string">
            <text:p>As long as we're alive,$0e#that will never happen.$0f</text:p>
          </table:table-cell>
        </table:table-row>
        <table:table-row table:style-name="ro1">
          <table:table-cell office:value-type="string">
            <text:p>Empty words, worm.$0e The missile#platform is beyond your reach.$0f</text:p>
          </table:table-cell>
          <table:table-cell office:value-type="string">
            <text:p>Palabras vacías, gusano.$0fLa plataforma está más allá#de vuestro alcance.$0f</text:p>
          </table:table-cell>
          <table:table-cell office:value-type="string">
            <text:p>Empty words, worm.$0e The missile#platform is beyond your reach.$0f</text:p>
          </table:table-cell>
        </table:table-row>
        <table:table-row table:style-name="ro1">
          <table:table-cell office:value-type="string">
            <text:p>What is that supposed to mean?$0f</text:p>
          </table:table-cell>
          <table:table-cell office:value-type="string">
            <text:p>¿Y eso qué quiere decir?$0f</text:p>
          </table:table-cell>
          <table:table-cell office:value-type="string">
            <text:p>What is that supposed to mean?$0f</text:p>
          </table:table-cell>
        </table:table-row>
        <table:table-row table:style-name="ro1">
          <table:table-cell office:value-type="string">
            <text:p>Enough talk.$0e$0e#I would see your $0epower.$0f</text:p>
          </table:table-cell>
          <table:table-cell office:value-type="string">
            <text:p>Basta de charla.$0e$0e#Veré vuestro $0epoder.$0f</text:p>
          </table:table-cell>
          <table:table-cell office:value-type="string">
            <text:p>Enough talk.$0e$0e#I would see your $0epower.$0f</text:p>
          </table:table-cell>
        </table:table-row>
        <table:table-row table:style-name="ro1">
          <table:table-cell office:value-type="string">
            <text:p>Hey! $0eWait a...$0e$0e#Beyond our reach? $0eIt's right...$0f</text:p>
          </table:table-cell>
          <table:table-cell office:value-type="string">
            <text:p>¡Eh! $0eEspera un m...$0e$0e#¿Más allá de nuestro alcance?$0f</text:p>
          </table:table-cell>
          <table:table-cell office:value-type="string">
            <text:p>Hey! $0eWait a...$0e$0e#Beyond our reach? $0eIt's right...$0f</text:p>
          </table:table-cell>
        </table:table-row>
        <table:table-row table:style-name="ro1">
          <table:table-cell office:value-type="string">
            <text:p>Ohmigosh!$0e We've just received report#of a giant laser blocking the platform!$0f</text:p>
          </table:table-cell>
          <table:table-cell office:value-type="string">
            <text:p>¡Ayayay!$0e ¡Nos acaban de informar de#que un láser enorme protege los misiles!$0f</text:p>
          </table:table-cell>
          <table:table-cell office:value-type="string">
            <text:p>Ohmigosh!$0e We've just received report#of a giant laser blocking the platform!$0f</text:p>
          </table:table-cell>
        </table:table-row>
        <table:table-row table:style-name="ro1">
          <table:table-cell office:value-type="string">
            <text:p>That would explain why the old boy#was so doggone sure of himself.$0f</text:p>
          </table:table-cell>
          <table:table-cell office:value-type="string">
            <text:p>Eso explica por qué el muy cretino#estaba tan seguro de sí mismo.$0f</text:p>
          </table:table-cell>
          <table:table-cell office:value-type="string">
            <text:p>That would explain why the old boy#was so doggone sure of himself.$0f</text:p>
          </table:table-cell>
        </table:table-row>
        <table:table-row table:style-name="ro1">
          <table:table-cell office:value-type="string">
            <text:p>In that case, $0ewe should strike now,#while we have the chance.$0f</text:p>
          </table:table-cell>
          <table:table-cell office:value-type="string">
            <text:p>En ese caso $0edebemos atacar ahora,#mientras aún tengamos la oportunidad.$0f</text:p>
          </table:table-cell>
          <table:table-cell office:value-type="string">
            <text:p>In that case, $0ewe should strike now,#while we have the chance.$0f</text:p>
          </table:table-cell>
        </table:table-row>
        <table:table-row table:style-name="ro1">
          <table:table-cell office:value-type="string">
            <text:p>It doesn't look like we'll be able#to avoid that contraption.$0f</text:p>
          </table:table-cell>
          <table:table-cell office:value-type="string">
            <text:p>No parece que podamos evitar ese#armatoste...$0f</text:p>
          </table:table-cell>
          <table:table-cell office:value-type="string">
            <text:p>It doesn't look like we'll be able#to avoid that contraption.$0f</text:p>
          </table:table-cell>
        </table:table-row>
        <table:table-row table:style-name="ro1">
          <table:table-cell office:value-type="string">
            <text:p>So we weaken his defenses,$0e attack#the platform,$0e and stop the launch...$0f</text:p>
          </table:table-cell>
          <table:table-cell office:value-type="string">
            <text:p>Entonces debilitamos sus defensas,$0e#atacamos la plataforma$0e y detenemos$0fel lanzamiento...$0f</text:p>
          </table:table-cell>
          <table:table-cell office:value-type="string">
            <text:p>So we weaken his defenses,$0e attack#the platform,$0e and stop the launch...$0f</text:p>
          </table:table-cell>
        </table:table-row>
        <table:table-row table:style-name="ro1">
          <table:table-cell office:value-type="string">
            <text:p>That sounds like a plan I can#get behind!$0f</text:p>
          </table:table-cell>
          <table:table-cell office:value-type="string">
            <text:p>¡Me parece un plan perfecto!$0f</text:p>
          </table:table-cell>
          <table:table-cell office:value-type="string">
            <text:p>That sounds like a plan I can#get behind!$0f</text:p>
          </table:table-cell>
        </table:table-row>
        <table:table-row table:style-name="ro1">
          <table:table-cell office:value-type="string">
            <text:p>Let us aim for the laser.$0e$0e#Move out, everyone!$0f</text:p>
          </table:table-cell>
          <table:table-cell office:value-type="string">
            <text:p>Centrémonos en el láser.$0e$0e#¡Adelante, todo el mundo!$0f</text:p>
          </table:table-cell>
          <table:table-cell office:value-type="string">
            <text:p>Let us aim for the laser.$0e$0e#Move out, everyone!$0f</text:p>
          </table:table-cell>
        </table:table-row>
        <table:table-row table:style-name="ro1">
          <table:table-cell office:value-type="string">
            <text:p>You are fodder for my laser.$0f</text:p>
          </table:table-cell>
          <table:table-cell office:value-type="string">
            <text:p>Sois forraje para mi láser.$0f</text:p>
          </table:table-cell>
          <table:table-cell office:value-type="string">
            <text:p>You are fodder for my laser.$0f</text:p>
          </table:table-cell>
        </table:table-row>
        <table:table-row table:style-name="ro1">
          <table:table-cell office:value-type="string">
            <text:p>Lord Sturm!$0fJust as promised,$0e the missile will#be ready to launch tomorrow!$0f</text:p>
          </table:table-cell>
          <table:table-cell office:value-type="string">
            <text:p>¡Mi señor!$0f¡Como prometí,$0e el misil estará#listo para ser lanzado mañana!$0f</text:p>
          </table:table-cell>
          <table:table-cell office:value-type="string">
            <text:p>Lord Sturm!$0fJust as promised,$0e the missile will#be ready to launch tomorrow!$0f</text:p>
          </table:table-cell>
        </table:table-row>
        <table:table-row table:style-name="ro1">
          <table:table-cell office:value-type="string">
            <text:p>Well done.$0e$0e We shall use it to#salute the Black Hole Army.$0f</text:p>
          </table:table-cell>
          <table:table-cell office:value-type="string">
            <text:p>Bien hecho.$0e$0e Lo usaremos para#aclamar al ejército de Black Hole.$0f</text:p>
          </table:table-cell>
          <table:table-cell office:value-type="string">
            <text:p>Well done.$0e$0e We shall use it to#salute the Black Hole Army.$0f</text:p>
          </table:table-cell>
        </table:table-row>
        <table:table-row table:style-name="ro1">
          <table:table-cell office:value-type="string">
            <text:p>Tee hee hee!$0e I can't wait!$0e It'll be#like a big fireworks display!$0f</text:p>
          </table:table-cell>
          <table:table-cell office:value-type="string">
            <text:p>¡Ji, ji, ji!$0e ¡Qué impaciencia!$0e ¡Será#como fuegos artificiales enormes!$0f</text:p>
          </table:table-cell>
          <table:table-cell office:value-type="string">
            <text:p>Tee hee hee!$0e I can't wait!$0e It'll be#like a big fireworks display!$0f</text:p>
          </table:table-cell>
        </table:table-row>
        <table:table-row table:style-name="ro1">
          <table:table-cell office:value-type="string">
            <text:p>My...$0e My Deathray...$0f</text:p>
          </table:table-cell>
          <table:table-cell office:value-type="string">
            <text:p>Mi...$0e Mi Fulminador...$0f</text:p>
          </table:table-cell>
          <table:table-cell office:value-type="string">
            <text:p>My...$0e My Deathray...$0f</text:p>
          </table:table-cell>
        </table:table-row>
        <table:table-row table:style-name="ro1">
          <table:table-cell office:value-type="string">
            <text:p>The enemy's weakening!$0e$0e Attack#the platform, and halt that launch!$0f</text:p>
          </table:table-cell>
          <table:table-cell office:value-type="string">
            <text:p>¡El enemigo se debilita!$0e$0e ¡Atacad la#plataforma y detened el lanzamiento!$0f</text:p>
          </table:table-cell>
          <table:table-cell office:value-type="string">
            <text:p>The enemy's weakening!$0e$0e Attack#the platform, and halt that launch!$0f</text:p>
          </table:table-cell>
        </table:table-row>
        <table:table-row table:style-name="ro1">
          <table:table-cell office:value-type="string">
            <text:p>C'mon, everybody!$0e Let's go!$0f</text:p>
          </table:table-cell>
          <table:table-cell office:value-type="string">
            <text:p>¡Adelante todo el mundo!$0e ¡Vamos!$0f</text:p>
          </table:table-cell>
          <table:table-cell office:value-type="string">
            <text:p>C'mon, everybody!$0e Let's go!$0f</text:p>
          </table:table-cell>
        </table:table-row>
        <table:table-row table:style-name="ro1">
          <table:table-cell office:value-type="string">
            <text:p>All right!$0e$0e#That platform's goin' down!$0f</text:p>
          </table:table-cell>
          <table:table-cell office:value-type="string">
            <text:p>¡Muy bien!$0e$0e#¡Esa plataforma es mía!$0f</text:p>
          </table:table-cell>
          <table:table-cell office:value-type="string">
            <text:p>All right!$0e$0e#That platform's goin' down!$0f</text:p>
          </table:table-cell>
        </table:table-row>
        <table:table-row table:style-name="ro1">
          <table:table-cell office:value-type="string">
            <text:p>Understood!$0e$0e All right, troops.$0e#Focus your fire on that platform!$0f</text:p>
          </table:table-cell>
          <table:table-cell office:value-type="string">
            <text:p>¡Entendido!$0e$0e Muy bien, tropas.$0e#¡Centraos en la plataforma!$0f</text:p>
          </table:table-cell>
          <table:table-cell office:value-type="string">
            <text:p>Understood!$0e$0e All right, troops.$0e#Focus your fire on that platform!$0f</text:p>
          </table:table-cell>
        </table:table-row>
        <table:table-row table:style-name="ro1">
          <table:table-cell office:value-type="string">
            <text:p>Leave this to me.$0e$0e#I'll show you how it's done!$0f</text:p>
          </table:table-cell>
          <table:table-cell office:value-type="string">
            <text:p>Dejádmelo a mí.$0e$0e#¡Os enseñaré cómo se hace!$0f</text:p>
          </table:table-cell>
          <table:table-cell office:value-type="string">
            <text:p>Leave this to me.$0e$0e#I'll show you how it's done!$0f</text:p>
          </table:table-cell>
        </table:table-row>
        <table:table-row table:style-name="ro1">
          <table:table-cell office:value-type="string">
            <text:p>Listen up, y'all!$0e$0e#Let's mop up and skedaddle for home!$0f</text:p>
          </table:table-cell>
          <table:table-cell office:value-type="string">
            <text:p>¡Escuchadme todos!$0e$0e#¡Acabemos con estos patanes!$0f</text:p>
          </table:table-cell>
          <table:table-cell office:value-type="string">
            <text:p>Listen up, y'all!$0e$0e#Let's mop up and skedaddle for home!$0f</text:p>
          </table:table-cell>
        </table:table-row>
        <table:table-row table:style-name="ro1">
          <table:table-cell office:value-type="string">
            <text:p>Ye-$0eYes, ma'am!$0e$0e#Quickly! $0eLet's hit the platform!$0f</text:p>
          </table:table-cell>
          <table:table-cell office:value-type="string">
            <text:p>¡S-$0esí, señora!$0e$0e#¡Rápido! $0e¡A por la plataforma!$0f</text:p>
          </table:table-cell>
          <table:table-cell office:value-type="string">
            <text:p>Ye-$0eYes, ma'am!$0e$0e#Quickly! $0eLet's hit the platform!$0f</text:p>
          </table:table-cell>
        </table:table-row>
        <table:table-row table:style-name="ro1">
          <table:table-cell office:value-type="string">
            <text:p>We will do our duty.$0e$0e#Soldiers!$0e Attack!!!$0f</text:p>
          </table:table-cell>
          <table:table-cell office:value-type="string">
            <text:p>Cumpliremos con nuestro deber.$0e$0e#¡Soldados!$0e ¡¡Al ataque!!$0f</text:p>
          </table:table-cell>
          <table:table-cell office:value-type="string">
            <text:p>We will do our duty.$0e$0e#Soldiers!$0e Attack!!!$0f</text:p>
          </table:table-cell>
        </table:table-row>
        <table:table-row table:style-name="ro1">
          <table:table-cell office:value-type="string">
            <text:p>This is the end.$0e$0e#Our goal is that launch platform!$0f</text:p>
          </table:table-cell>
          <table:table-cell office:value-type="string">
            <text:p>Esto es el fin.$0e$0e#¡Nuestro objetivo es la plataforma!$0f</text:p>
          </table:table-cell>
          <table:table-cell office:value-type="string">
            <text:p>This is the end.$0e$0e#Our goal is that launch platform!$0f</text:p>
          </table:table-cell>
        </table:table-row>
        <table:table-row table:style-name="ro1">
          <table:table-cell office:value-type="string">
            <text:p>Let's put an end to this once#and for all. $0eAll together now.$0f</text:p>
          </table:table-cell>
          <table:table-cell office:value-type="string">
            <text:p>Acabemos con esto de una vez por#todas. $0eTodos juntos.$0f</text:p>
          </table:table-cell>
          <table:table-cell office:value-type="string">
            <text:p>Let's put an end to this once#and for all. $0eAll together now.$0f</text:p>
          </table:table-cell>
        </table:table-row>
        <table:table-row table:style-name="ro1">
          <table:table-cell office:value-type="string">
            <text:p>The moment of victory is at hand.$0e$0e#The platform must fall! $0eHit it now!!!$0f</text:p>
          </table:table-cell>
          <table:table-cell office:value-type="string">
            <text:p>La victoria está al alcance de la mano.$0e$0e#¡La plataforma debe caer! $0e¡¡Ahora!!$0f</text:p>
          </table:table-cell>
          <table:table-cell office:value-type="string">
            <text:p>The moment of victory is at hand.$0e$0e#The platform must fall! $0eHit it now!!!$0f</text:p>
          </table:table-cell>
        </table:table-row>
        <table:table-row table:style-name="ro1">
          <table:table-cell office:value-type="string">
            <text:p>We're almost there.$0e$0e#Stand tall, sailors!$0f</text:p>
          </table:table-cell>
          <table:table-cell office:value-type="string">
            <text:p>Ya casi lo hemos conseguido.$0e$0e#¡Manteneos firmes, marineros!$0f</text:p>
          </table:table-cell>
          <table:table-cell office:value-type="string">
            <text:p>We're almost there.$0e$0e#Stand tall, sailors!$0f</text:p>
          </table:table-cell>
        </table:table-row>
        <table:table-row table:style-name="ro1">
          <table:table-cell office:value-type="string">
            <text:p>Hit that platform with everything#you've got!$0e Nothing else matters!$0f</text:p>
          </table:table-cell>
          <table:table-cell office:value-type="string">
            <text:p>¡Atacad la plataforma con todo lo que#tengamos!$0e ¡Lo demás no importa!$0f</text:p>
          </table:table-cell>
          <table:table-cell office:value-type="string">
            <text:p>Hit that platform with everything#you've got!$0e Nothing else matters!$0f</text:p>
          </table:table-cell>
        </table:table-row>
        <table:table-row table:style-name="ro1">
          <table:table-cell office:value-type="string">
            <text:p>Lord Sturm!$0e$0e#The missile platform... $0eIt won't hold!$0f</text:p>
          </table:table-cell>
          <table:table-cell office:value-type="string">
            <text:p>¡Mi señor!$0e$0e#La plataforma... $0e¡No resistirá!$0f</text:p>
          </table:table-cell>
          <table:table-cell office:value-type="string">
            <text:p>Lord Sturm!$0e$0e#The missile platform... $0eIt won't hold!$0f</text:p>
          </table:table-cell>
        </table:table-row>
        <table:table-row table:style-name="ro1">
          <table:table-cell office:value-type="string">
            <text:p>The missile must be launched.$0f</text:p>
          </table:table-cell>
          <table:table-cell office:value-type="string">
            <text:p>El misil debe ser lanzado.$0f</text:p>
          </table:table-cell>
          <table:table-cell office:value-type="string">
            <text:p>The missile must be launched.$0f</text:p>
          </table:table-cell>
        </table:table-row>
        <table:table-row table:style-name="ro1">
          <table:table-cell office:value-type="string">
            <text:p>It's impossible...$0e$0e Eeeeek!$0f</text:p>
          </table:table-cell>
          <table:table-cell office:value-type="string">
            <text:p>Es imposible...$0e$0e ¡Ahhh!$0f</text:p>
          </table:table-cell>
          <table:table-cell office:value-type="string">
            <text:p>It's impossible...$0e$0e Eeeeek!$0f</text:p>
          </table:table-cell>
        </table:table-row>
        <table:table-row table:style-name="ro1">
          <table:table-cell office:value-type="string">
            <text:p>The missile launch platform is#completely inoperable.$0f</text:p>
          </table:table-cell>
          <table:table-cell office:value-type="string">
            <text:p>La plataforma de lanzamiento de#misiles está completamente inoperable.$0f</text:p>
          </table:table-cell>
          <table:table-cell office:value-type="string">
            <text:p>The missile launch platform is#completely inoperable.$0f</text:p>
          </table:table-cell>
        </table:table-row>
        <table:table-row table:style-name="ro1">
          <table:table-cell office:value-type="string">
            <text:p>YES!!$0f</text:p>
          </table:table-cell>
          <table:table-cell office:value-type="string">
            <text:p>¡¡SÍ!!$0f</text:p>
          </table:table-cell>
          <table:table-cell office:value-type="string">
            <text:p>YES!!$0f</text:p>
          </table:table-cell>
        </table:table-row>
        <table:table-row table:style-name="ro1">
          <table:table-cell office:value-type="string">
            <text:p>I have come so far...$0f</text:p>
          </table:table-cell>
          <table:table-cell office:value-type="string">
            <text:p>He llegado tan lejos...$0f</text:p>
          </table:table-cell>
          <table:table-cell office:value-type="string">
            <text:p>I have come so far...$0f</text:p>
          </table:table-cell>
        </table:table-row>
        <table:table-row table:style-name="ro1">
          <table:table-cell office:value-type="string">
            <text:p>You're next on this list, Sturm!$0f</text:p>
          </table:table-cell>
          <table:table-cell office:value-type="string">
            <text:p>¡Tú eres el siguiente en la lista, Sturm!$0f</text:p>
          </table:table-cell>
          <table:table-cell office:value-type="string">
            <text:p>You're next on this list, Sturm!$0f</text:p>
          </table:table-cell>
        </table:table-row>
        <table:table-row table:style-name="ro1">
          <table:table-cell office:value-type="string">
            <text:p>...only to be stopped by you again.$0fI will not let it end here.$0fI will sacrifice my own flesh,$0e and#all of you...$0f</text:p>
          </table:table-cell>
          <table:table-cell office:value-type="string">
            <text:p>...para ser derrotado de nuevo.$0fNo dejaré que esto termine así.$0fSacrificaré mi propia carne,$0e#y todos vosotros...$0f</text:p>
          </table:table-cell>
          <table:table-cell office:value-type="string">
            <text:p>...only to be stopped by you again.$0fI will not let it end here.$0fI will sacrifice my own flesh,$0e and#all of you...$0f</text:p>
          </table:table-cell>
        </table:table-row>
        <table:table-row table:style-name="ro1">
          <table:table-cell office:value-type="string">
            <text:p>...will join me $0ein death!!!$0f</text:p>
          </table:table-cell>
          <table:table-cell office:value-type="string">
            <text:p>¡Me acompañaréis $0een la muerte!$0f</text:p>
          </table:table-cell>
          <table:table-cell office:value-type="string">
            <text:p>...will join me $0ein death!!!$0f</text:p>
          </table:table-cell>
        </table:table-row>
        <table:table-row table:style-name="ro1">
          <table:table-cell office:value-type="string">
            <text:p>Whoa! $0eHold it!$0e#What're you planning?$0f</text:p>
          </table:table-cell>
          <table:table-cell office:value-type="string">
            <text:p>¡Eh! $0e¡Espera un minuto!$0e#¿Qué estás planeando?$0f</text:p>
          </table:table-cell>
          <table:table-cell office:value-type="string">
            <text:p>Whoa! $0eHold it!$0e#What're you planning?$0f</text:p>
          </table:table-cell>
        </table:table-row>
        <table:table-row table:style-name="ro1">
          <table:table-cell office:value-type="string">
            <text:p>A self-destruct device?$0f</text:p>
          </table:table-cell>
          <table:table-cell office:value-type="string">
            <text:p>¿Un sistema de autodestrucción?$0f</text:p>
          </table:table-cell>
          <table:table-cell office:value-type="string">
            <text:p>A self-destruct device?$0f</text:p>
          </table:table-cell>
        </table:table-row>
        <table:table-row table:style-name="ro1">
          <table:table-cell office:value-type="string">
            <text:p>Possum spit!$0e#Maxie! $0eBack off!$0f</text:p>
          </table:table-cell>
          <table:table-cell office:value-type="string">
            <text:p>¡Flipo en colores!$0e#¡Maxie! $0e¡Corre mucho!$0f</text:p>
          </table:table-cell>
          <table:table-cell office:value-type="string">
            <text:p>Possum spit!$0e#Maxie! $0eBack off!$0f</text:p>
          </table:table-cell>
        </table:table-row>
        <table:table-row table:style-name="ro1">
          <table:table-cell office:value-type="string">
            <text:p>You jerk!$0f</text:p>
          </table:table-cell>
          <table:table-cell office:value-type="string">
            <text:p>¡Tú! ¡Imbécil!$0f</text:p>
          </table:table-cell>
          <table:table-cell office:value-type="string">
            <text:p>You jerk!$0f</text:p>
          </table:table-cell>
        </table:table-row>
        <table:table-row table:style-name="ro1">
          <table:table-cell office:value-type="string">
            <text:p>Andy!$0f</text:p>
          </table:table-cell>
          <table:table-cell office:value-type="string">
            <text:p>¡Andy!$0f</text:p>
          </table:table-cell>
          <table:table-cell office:value-type="string">
            <text:p>Andy!$0f</text:p>
          </table:table-cell>
        </table:table-row>
        <table:table-row table:style-name="ro1">
          <table:table-cell office:value-type="string">
            <text:p>You think for one second that we're#going to let you get away with this!?$0f</text:p>
          </table:table-cell>
          <table:table-cell office:value-type="string">
            <text:p>¿¡De verdad crees que vamos a#dejarte salirte con la tuya!?$0f</text:p>
          </table:table-cell>
          <table:table-cell office:value-type="string">
            <text:p>You think for one second that we're#going to let you get away with this!?$0f</text:p>
          </table:table-cell>
        </table:table-row>
        <table:table-row table:style-name="ro1">
          <table:table-cell office:value-type="string">
            <text:p>This...$0e This worm...$0f</text:p>
          </table:table-cell>
          <table:table-cell office:value-type="string">
            <text:p>Este...$0e Este gusano...$0f</text:p>
          </table:table-cell>
          <table:table-cell office:value-type="string">
            <text:p>This...$0e This worm...$0f</text:p>
          </table:table-cell>
        </table:table-row>
        <table:table-row table:style-name="ro1">
          <table:table-cell office:value-type="string">
            <text:p>I...am...not...a...WORM!!!$0e I'm Andy!$0e#I'm a CO in the Orange Star Army!!!$0f</text:p>
          </table:table-cell>
          <table:table-cell office:value-type="string">
            <text:p>No... soy... un... ¡¡¡GUSANO!!!$0e ¡Soy Andy!$0e#¡¡Soy un OJ de Orange Star!!$0f</text:p>
          </table:table-cell>
          <table:table-cell office:value-type="string">
            <text:p>I...am...not...a...WORM!!!$0e I'm Andy!$0e#I'm a OC in the Orange Star Army!!!$0f</text:p>
          </table:table-cell>
        </table:table-row>
        <table:table-row table:style-name="ro1">
          <table:table-cell office:value-type="string">
            <text:p>No! $0eAndy!$0e#Run away!$0f</text:p>
          </table:table-cell>
          <table:table-cell office:value-type="string">
            <text:p>¡No! $0e¡Andy!$0e#¡Sal de ahí!$0f</text:p>
          </table:table-cell>
          <table:table-cell office:value-type="string">
            <text:p>No! $0eAndy!$0e#Run away!$0f</text:p>
          </table:table-cell>
        </table:table-row>
        <table:table-row table:style-name="ro1">
          <table:table-cell office:value-type="string">
            <text:p>Andy!$0fEveryone! $0eGet back!$0f</text:p>
          </table:table-cell>
          <table:table-cell office:value-type="string">
            <text:p>¡Andy!$0f¡Todo el mundo! $0e¡Atrás!$0f</text:p>
          </table:table-cell>
          <table:table-cell office:value-type="string">
            <text:p>Andy!$0fEveryone! $0eGet back!$0f</text:p>
          </table:table-cell>
        </table:table-row>
        <table:table-row table:style-name="ro1">
          <table:table-cell office:value-type="string">
            <text:p>Chance is a fickle thing. You never#know when it will come your way.$0f</text:p>
          </table:table-cell>
          <table:table-cell office:value-type="string">
            <text:p>La suerte es algo muy voluble.#Nunca sabes cuándo va a cambiar.$0f</text:p>
          </table:table-cell>
          <table:table-cell office:value-type="string">
            <text:p>Chance is a fickle thing. You never#know when it will come your way.$0f</text:p>
          </table:table-cell>
        </table:table-row>
        <table:table-row table:style-name="ro1">
          <table:table-cell office:value-type="string">
            <text:p>Who?$0e$0e Hawke?$0f</text:p>
          </table:table-cell>
          <table:table-cell office:value-type="string">
            <text:p>¿Quién?$0e$0e ¿Maverik?$0f</text:p>
          </table:table-cell>
          <table:table-cell office:value-type="string">
            <text:p>Who?$0e$0e Hawke?$0f</text:p>
          </table:table-cell>
        </table:table-row>
        <table:table-row table:style-name="ro1">
          <table:table-cell office:value-type="string">
            <text:p>Sturm...$0eI think it's time for you to go!$0e$0e#Black Storm!!!$0f</text:p>
          </table:table-cell>
          <table:table-cell office:value-type="string">
            <text:p>Sturm...$0e ¡Creo que es hora de que#desaparezcas!$0f¡¡¡Tormenta Negra!!!$0f</text:p>
          </table:table-cell>
          <table:table-cell office:value-type="string">
            <text:p>Sturm...$0eI think it's time for you to go!$0e$0e#Black Storm!!!$0f</text:p>
          </table:table-cell>
        </table:table-row>
        <table:table-row table:style-name="ro1">
          <table:table-cell office:value-type="string">
            <text:p>Gaaaaaah!!!$0e$0e#Hawke...$0eyou $0etrai...tor...$0f</text:p>
          </table:table-cell>
          <table:table-cell office:value-type="string">
            <text:p>¡¡¡Aaaaaaah!!!$0e$0e#Maverik...$0e trai...$0e dor...$0f</text:p>
          </table:table-cell>
          <table:table-cell office:value-type="string">
            <text:p>Gaaaaaah!!!$0e$0e#Hawke...$0eyou $0etrai...tor...$0f</text:p>
          </table:table-cell>
        </table:table-row>
        <table:table-row table:style-name="ro1">
          <table:table-cell office:value-type="string">
            <text:p>Good riddance.$0f</text:p>
          </table:table-cell>
          <table:table-cell office:value-type="string">
            <text:p>Hasta la vista.$0f</text:p>
          </table:table-cell>
          <table:table-cell office:value-type="string">
            <text:p>Good riddance.$0f</text:p>
          </table:table-cell>
        </table:table-row>
        <table:table-row table:style-name="ro1">
          <table:table-cell office:value-type="string">
            <text:p>But$0e$0e why?$0e#Why would you...$0f</text:p>
          </table:table-cell>
          <table:table-cell office:value-type="string">
            <text:p>Pero$0e$0e ¿por qué?$0e#¿Por qué ibas a...?$0f</text:p>
          </table:table-cell>
          <table:table-cell office:value-type="string">
            <text:p>But$0e$0e why?$0e#Why would you..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Lord...Sturm...$0e#Hawke, $0ewhat have you done?$0f</text:p>
          </table:table-cell>
          <table:table-cell office:value-type="string">
            <text:p>Mi señor... Sturm...$0e#Maverik, $0e¿qué has hecho?$0f</text:p>
          </table:table-cell>
          <table:table-cell office:value-type="string">
            <text:p>Lord...Sturm...$0e#Hawke, $0ewhat have you done?$0f</text:p>
          </table:table-cell>
        </table:table-row>
        <table:table-row table:style-name="ro1">
          <table:table-cell office:value-type="string">
            <text:p>As of now,$0e I am the commander-#in-chief of the Black Hole Army.$0fIf you have anything to say,$0e#come forward, or hold your peace.$0f</text:p>
          </table:table-cell>
          <table:table-cell office:value-type="string">
            <text:p>A partir de ahora,$0e yo soy el#comandante en jefe de Black Hole.$0fSi tienes algo que decir,$0e#hazlo ahora o calla para siempre.$0f</text:p>
          </table:table-cell>
          <table:table-cell office:value-type="string">
            <text:p>As of now,$0e I am the commander-#in-chief of the Black Hole Army.$0fIf you have anything to say,$0e#come forward, or hold your peace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What's this all about?$0e#Weren't you in league with Sturm?$0f</text:p>
          </table:table-cell>
          <table:table-cell office:value-type="string">
            <text:p>¿Qué está pasando aquí?$0e#¿No estabas de parte de Sturm?$0f</text:p>
          </table:table-cell>
          <table:table-cell office:value-type="string">
            <text:p>What's this all about?$0e#Weren't you in league with Sturm?$0f</text:p>
          </table:table-cell>
        </table:table-row>
        <table:table-row table:style-name="ro1">
          <table:table-cell office:value-type="string">
            <text:p>I wanted to test my power.$0e#To see how strong I could become.$0fI'm interested in nothing save myself.$0e$0e#That was my purpose.$0e Nothing more.$0f</text:p>
          </table:table-cell>
          <table:table-cell office:value-type="string">
            <text:p>Quería probar mi potencia.$0e#Ver cuánta fuerza podía acumular.$0fSólo me interesa salvarme a mí mismo.$0e$0e#Eso es todo.$0e No hay nada más.$0f</text:p>
          </table:table-cell>
          <table:table-cell office:value-type="string">
            <text:p>I wanted to test my power.$0e#To see how strong I could become.$0fI'm interested in nothing save myself.$0e$0e#That was my purpose.$0e Nothing more.$0f</text:p>
          </table:table-cell>
        </table:table-row>
        <table:table-row table:style-name="ro1">
          <table:table-cell office:value-type="string">
            <text:p>In any case, $0eyou saved us all.$0f</text:p>
          </table:table-cell>
          <table:table-cell office:value-type="string">
            <text:p>En cualquier caso, $0enos has salvado.$0f</text:p>
          </table:table-cell>
          <table:table-cell office:value-type="string">
            <text:p>In any case, $0eyou saved us all.$0f</text:p>
          </table:table-cell>
        </table:table-row>
        <table:table-row table:style-name="ro1">
          <table:table-cell office:value-type="string">
            <text:p>Does that eliminate his sins?$0e I won't#forget what you did to Green Earth!$0f</text:p>
          </table:table-cell>
          <table:table-cell office:value-type="string">
            <text:p>¿Eso quiere decir que se le perdonan#todos sus pecados?$0f¡No olvidaré lo que le has hecho a#Green Earth!$0f</text:p>
          </table:table-cell>
          <table:table-cell office:value-type="string">
            <text:p>Does that eliminate his sins?$0e I won't#forget what you did to Green Earth!$0f</text:p>
          </table:table-cell>
        </table:table-row>
        <table:table-row table:style-name="ro1">
          <table:table-cell office:value-type="string">
            <text:p>Hah...$0e I didn't ask you to.$0fI'm through with all of you.$0e$0e#I'm satisfied with your performances.$0f</text:p>
          </table:table-cell>
          <table:table-cell office:value-type="string">
            <text:p>Ja...$0e Tampoco he pedido que lo hagas.$0fHe terminado con todos vosotros.$0e$0e Estoy#satisfecho con vuestro rendimiento.$0f</text:p>
          </table:table-cell>
          <table:table-cell office:value-type="string">
            <text:p>Hah...$0e I didn't ask you to.$0fI'm through with all of you.$0e$0e#I'm satisfied with your performances.$0f</text:p>
          </table:table-cell>
        </table:table-row>
        <table:table-row table:style-name="ro1">
          <table:table-cell office:value-type="string">
            <text:p>What?$0e How about this...$0e We continue#this fight until I'm satisfied!$0f</text:p>
          </table:table-cell>
          <table:table-cell office:value-type="string">
            <text:p>¿Qué?$0e ¿Y qué te parece si...$0e seguimos#hasta que YO esté satisfecho?$0f</text:p>
          </table:table-cell>
          <table:table-cell office:value-type="string">
            <text:p>What?$0e How about this...$0e We continue#this fight until I'm satisfied!$0f</text:p>
          </table:table-cell>
        </table:table-row>
        <table:table-row table:style-name="ro1">
          <table:table-cell office:value-type="string">
            <text:p>Eagle!$0e That's enough!$0e Our troops#are on the brink of collapse.$0fThere's nothing to be gained by#fighting any longer.$0f</text:p>
          </table:table-cell>
          <table:table-cell office:value-type="string">
            <text:p>¡Águila!$0e ¡Ya basta!$0e#Nuestras tropas están exhaustas.$0fNo conseguiremos nada si seguimos#luchando.$0f</text:p>
          </table:table-cell>
          <table:table-cell office:value-type="string">
            <text:p>Eagle!$0e That's enough!$0e Our troops#are on the brink of collapse.$0fThere's nothing to be gained by#fighting any longer.$0f</text:p>
          </table:table-cell>
        </table:table-row>
        <table:table-row table:style-name="ro1">
          <table:table-cell office:value-type="string">
            <text:p>I may be out of line, sir...$0e#But I believe he's correct.$0f</text:p>
          </table:table-cell>
          <table:table-cell office:value-type="string">
            <text:p>Perdóneme si me entrometo, señor...$0e#Pero creo que tiene razón.$0f</text:p>
          </table:table-cell>
          <table:table-cell office:value-type="string">
            <text:p>I may be out of line, sir...$0e#But I believe he's correct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The Black Hole Army is in ruins.$0e$0e#They're no match for you now.$0fI'll take them and withdraw.$0f</text:p>
          </table:table-cell>
          <table:table-cell office:value-type="string">
            <text:p>El ejército de Black Hole está acabado.$0e$0e#No son un digno adversario para ti.$0fIniciaremos la retirada.$0f</text:p>
          </table:table-cell>
          <table:table-cell office:value-type="string">
            <text:p>The Black Hole Army is in ruins.$0e$0e#They're no match for you now.$0fI'll take them and withdraw.$0f</text:p>
          </table:table-cell>
        </table:table-row>
        <table:table-row table:style-name="ro1">
          <table:table-cell office:value-type="string">
            <text:p>Hawke! $0e$0eI'm with you all the way!$0f</text:p>
          </table:table-cell>
          <table:table-cell office:value-type="string">
            <text:p>¡Maverik! $0e$0e¡Estoy contigo!$0f</text:p>
          </table:table-cell>
          <table:table-cell office:value-type="string">
            <text:p>Hawke! $0e$0eI'm with you all the way!$0f</text:p>
          </table:table-cell>
        </table:table-row>
        <table:table-row table:style-name="ro1">
          <table:table-cell office:value-type="string">
            <text:p>Me, too!$0e#This looks like it could be fun!$0f</text:p>
          </table:table-cell>
          <table:table-cell office:value-type="string">
            <text:p>¡Yo también!$0e#¡Parece que va a ser divertido!$0f</text:p>
          </table:table-cell>
          <table:table-cell office:value-type="string">
            <text:p>Me, too!$0e#This looks like it could be fun!$0f</text:p>
          </table:table-cell>
        </table:table-row>
        <table:table-row table:style-name="ro1">
          <table:table-cell office:value-type="string">
            <text:p>I...$0e$0e#I follow the strong.$0f</text:p>
          </table:table-cell>
          <table:table-cell office:value-type="string">
            <text:p>Yo...$0e$0e#Estoy con el más fuerte.$0f</text:p>
          </table:table-cell>
          <table:table-cell office:value-type="string">
            <text:p>I...$0e$0e#I follow the strong.$0f</text:p>
          </table:table-cell>
        </table:table-row>
        <table:table-row table:style-name="ro1">
          <table:table-cell office:value-type="string">
            <text:p>Then prepare your troops.$0e#We're leaving this place.$0f</text:p>
          </table:table-cell>
          <table:table-cell office:value-type="string">
            <text:p>Pues preparad vuestras tropas.$0e#Nos vamos de aquí.$0f</text:p>
          </table:table-cell>
          <table:table-cell office:value-type="string">
            <text:p>Then prepare your troops.$0e#We're leaving this place.$0f</text:p>
          </table:table-cell>
        </table:table-row>
        <table:table-row table:style-name="ro1">
          <table:table-cell office:value-type="string">
            <text:p>Hold it, Hawke!$0fWhat you've done to Macro Land is#unforgivable!$0f</text:p>
          </table:table-cell>
          <table:table-cell office:value-type="string">
            <text:p>¡Espera un momento, Maverik!$0f¡Lo que habéis hecho a Macro Land es#imperdonable!$0f</text:p>
          </table:table-cell>
          <table:table-cell office:value-type="string">
            <text:p>Hold it, Hawke!$0fWhat you've done to Macro Land is#unforgivable!$0f</text:p>
          </table:table-cell>
        </table:table-row>
        <table:table-row table:style-name="ro1">
          <table:table-cell office:value-type="string">
            <text:p>But...$0fYou saved me...$0e$0e#You saved all of us.$0e$0e Thanks.$0f</text:p>
          </table:table-cell>
          <table:table-cell office:value-type="string">
            <text:p>Pero...$0fMe has salvado...$0e$0e#Nos has salvado a todos.$0e$0e Gracias.$0f</text:p>
          </table:table-cell>
          <table:table-cell office:value-type="string">
            <text:p>But...$0fYou saved me...$0e$0e#You saved all of us.$0e$0e Thanks.$0f</text:p>
          </table:table-cell>
        </table:table-row>
        <table:table-row table:style-name="ro1">
          <table:table-cell office:value-type="string">
            <text:p>Hah...$0fThough the Black Hole Army's gone,$0e#you would do well to remember me.$0fUntil next time!$0f</text:p>
          </table:table-cell>
          <table:table-cell office:value-type="string">
            <text:p>Ja...$0fAunque mi ejército se retire,$0e#haréis bien en recordarme.$0f¡Hasta la próxima vez!$0f</text:p>
          </table:table-cell>
          <table:table-cell office:value-type="string">
            <text:p>Hah...$0fThough the Black Hole Army's gone,$0e#you would do well to remember me.$0fUntil next time!$0f</text:p>
          </table:table-cell>
        </table:table-row>
        <table:table-row table:style-name="ro1">
          <table:table-cell office:value-type="string">
            <text:p>He had his say and left...$0e#I wonder if he'll attack again someday.$0f</text:p>
          </table:table-cell>
          <table:table-cell office:value-type="string">
            <text:p>Bueno, por fin se han ido...$0e#Me pregunto si volverán a atacar.$0f</text:p>
          </table:table-cell>
          <table:table-cell office:value-type="string">
            <text:p>He had his say and left...$0e#I wonder if he'll attack again someday.$0f</text:p>
          </table:table-cell>
        </table:table-row>
        <table:table-row table:style-name="ro1">
          <table:table-cell office:value-type="string">
            <text:p>It's hard to say.$0fIf he does, though,$0e we'll just#have to drive him back.$0f</text:p>
          </table:table-cell>
          <table:table-cell office:value-type="string">
            <text:p>Es difícil saberlo.$0fPero si lo hacen,$0e tendremos que#volver a detenerle.$0f</text:p>
          </table:table-cell>
          <table:table-cell office:value-type="string">
            <text:p>It's hard to say.$0fIf he does, though,$0e we'll just#have to drive him back.$0f</text:p>
          </table:table-cell>
        </table:table-row>
        <table:table-row table:style-name="ro1">
          <table:table-cell office:value-type="string">
            <text:p>We'll have to spend some time#preparing if we're going to do that.$0f</text:p>
          </table:table-cell>
          <table:table-cell office:value-type="string">
            <text:p>Tendremos que pasar algún tiempo#preparándonos, entonces.$0f</text:p>
          </table:table-cell>
          <table:table-cell office:value-type="string">
            <text:p>We'll have to spend some time#preparing if we're going to do that.$0f</text:p>
          </table:table-cell>
        </table:table-row>
        <table:table-row table:style-name="ro1">
          <table:table-cell office:value-type="string">
            <text:p>We must help heal the battle-ravaged#soil of Macro Land as well.$0f</text:p>
          </table:table-cell>
          <table:table-cell office:value-type="string">
            <text:p>Y también debemos recuperar la#fértil tierra de Macro Land.$0f</text:p>
          </table:table-cell>
          <table:table-cell office:value-type="string">
            <text:p>We must help heal the battle-ravaged#soil of Macro Land as well.$0f</text:p>
          </table:table-cell>
        </table:table-row>
        <table:table-row table:style-name="ro1">
          <table:table-cell office:value-type="string">
            <text:p>All of that can wait!$0e We won!#$0e$0e...Well, we did, didn't we?$0f</text:p>
          </table:table-cell>
          <table:table-cell office:value-type="string">
            <text:p>¡Todo eso puede esperar!$0e#¡Hemos ganado!$0e$0e ...¿no?$0f</text:p>
          </table:table-cell>
          <table:table-cell office:value-type="string">
            <text:p>All of that can wait!$0e We won!#$0e$0e...Well, we did, didn't we?$0f</text:p>
          </table:table-cell>
        </table:table-row>
        <table:table-row table:style-name="ro1">
          <table:table-cell office:value-type="string">
            <text:p>Yes, we did.$0f</text:p>
          </table:table-cell>
          <table:table-cell office:value-type="string">
            <text:p>Sí, tienes razón.$0f</text:p>
          </table:table-cell>
          <table:table-cell office:value-type="string">
            <text:p>Yes, we did.$0f</text:p>
          </table:table-cell>
        </table:table-row>
        <table:table-row table:style-name="ro1">
          <table:table-cell office:value-type="string">
            <text:p>Well, $0elet's celebrate!$0e#It's party time! $0ePaaaarty!$0f</text:p>
          </table:table-cell>
          <table:table-cell office:value-type="string">
            <text:p>¡Bueno, $0epues vamos a celebrarlo!$0e#¡Fiesta! $0e¡Fieeeeeeestaaaaaaaa!$0f</text:p>
          </table:table-cell>
          <table:table-cell office:value-type="string">
            <text:p>Well, $0elet's celebrate!$0e#It's party time! $0ePaaaarty!$0f</text:p>
          </table:table-cell>
        </table:table-row>
        <table:table-row table:style-name="ro1">
          <table:table-cell office:value-type="string">
            <text:p>Figures. $0eWe barely escape death,$0e#and he wants cake and ice cream.$0f</text:p>
          </table:table-cell>
          <table:table-cell office:value-type="string">
            <text:p>Míralo. $0eHemos salvado el pellejo por los#pelos,$0e y quiere tarta y helado.$0f</text:p>
          </table:table-cell>
          <table:table-cell office:value-type="string">
            <text:p>Figures. $0eWe barely escape death,$0e#and he wants cake and ice cream.$0f</text:p>
          </table:table-cell>
        </table:table-row>
        <table:table-row table:style-name="ro1">
          <table:table-cell office:value-type="string">
            <text:p>PARTY!!!$0f</text:p>
          </table:table-cell>
          <table:table-cell office:value-type="string">
            <text:p>¡¡¡FIESTA!!!$0f</text:p>
          </table:table-cell>
          <table:table-cell office:value-type="string">
            <text:p>PARTY!!!$0f</text:p>
          </table:table-cell>
        </table:table-row>
        <table:table-row table:style-name="ro1">
          <table:table-cell office:value-type="string">
            <text:p>Macro Land was free at last, and#the Black Hole Army had been driven#from its shores.##But peace can be a fragile thing.#Be vigilant... Be brave.</text:p>
          </table:table-cell>
          <table:table-cell office:value-type="string">
            <text:p>Por fin Macro Land era libre, y el#ejército de Black Hole había sido#expulsado de sus tierras.##Pero la paz es un bien frágil.#Vigila... Y sé valiente.</text:p>
          </table:table-cell>
          <table:table-cell office:value-type="string">
            <text:p>Macro Land was free at last, and#the Black Hole Army had been driven#from its shores.##But peace can be a fragile thing.#Be vigilant... Be brave.</text:p>
          </table:table-cell>
        </table:table-row>
        <table:table-row table:style-name="ro1">
          <table:table-cell office:value-type="string">
            <text:p>Hey, there! You all look#like you're in good spirits!$0f</text:p>
          </table:table-cell>
          <table:table-cell office:value-type="string">
            <text:p>¡Eh, hola! ¡Parece que estáis#de buen humor!$0f</text:p>
          </table:table-cell>
          <table:table-cell office:value-type="string">
            <text:p>Hey, there! You all look#like you're in good spirits!$0f</text:p>
          </table:table-cell>
        </table:table-row>
        <table:table-row table:style-name="ro1">
          <table:table-cell office:value-type="string">
            <text:p>Isn't that...$0e Hey, it's Hachi!$0e$0e#What brings you all the way out here?$0f</text:p>
          </table:table-cell>
          <table:table-cell office:value-type="string">
            <text:p>Pero si es...$0e ¡Eh, es Hachi!$0e$0e#¿Qué te trae por aquí?$0f</text:p>
          </table:table-cell>
          <table:table-cell office:value-type="string">
            <text:p>Isn't that...$0e Hey, it's Hachi!$0e$0e#What brings you all the way out here?$0f</text:p>
          </table:table-cell>
        </table:table-row>
        <table:table-row table:style-name="ro1">
          <table:table-cell office:value-type="string">
            <text:p>Well...$0eI saw all of you in the heat#of battle, $0eand it got to me!$0fI just had to come out and walk#a battlefield again.$0f</text:p>
          </table:table-cell>
          <table:table-cell office:value-type="string">
            <text:p>Bueno...$0e Os vi en el fragor de la#batalla, $0ey la verdad...$0fTenía que venir y volver a pisar el#lugar del combate.$0f</text:p>
          </table:table-cell>
          <table:table-cell office:value-type="string">
            <text:p>Well...$0eI saw all of you in the heat#of battle, $0eand it got to me!$0fI just had to come out and walk#a battlefield again.$0f</text:p>
          </table:table-cell>
        </table:table-row>
        <table:table-row table:style-name="ro1">
          <table:table-cell office:value-type="string">
            <text:p>The battle's over, sir...$0f</text:p>
          </table:table-cell>
          <table:table-cell office:value-type="string">
            <text:p>La batalla ha terminado, señor...$0f</text:p>
          </table:table-cell>
          <table:table-cell office:value-type="string">
            <text:p>The battle's over, sir...$0f</text:p>
          </table:table-cell>
        </table:table-row>
        <table:table-row table:style-name="ro1">
          <table:table-cell office:value-type="string">
            <text:p>Don't you believe it, laddie!$0fThere's always the War Room, $0eand#other modes to boot!$0f</text:p>
          </table:table-cell>
          <table:table-cell office:value-type="string">
            <text:p>¡Ni por asomo, jovenzuelo!$0fSiempre queda el Modo Batalla,$0e#aparte de otros muchos.$0f</text:p>
          </table:table-cell>
          <table:table-cell office:value-type="string">
            <text:p>Don't you believe it, laddie!$0fThere's always the War Room, $0eand#other modes to boot!$0f</text:p>
          </table:table-cell>
        </table:table-row>
        <table:table-row table:style-name="ro1">
          <table:table-cell office:value-type="string">
            <text:p>Wo ho ho ho.$0e$0e#Long time, no see, Hachi.$0f</text:p>
          </table:table-cell>
          <table:table-cell office:value-type="string">
            <text:p>Jo, jo, jo, jo.$0e$0e#Cuánto tiempo, Hachi.$0f</text:p>
          </table:table-cell>
          <table:table-cell office:value-type="string">
            <text:p>Wo ho ho ho.$0e$0e#Long time, no see, Hachi.$0f</text:p>
          </table:table-cell>
        </table:table-row>
        <table:table-row table:style-name="ro1">
          <table:table-cell office:value-type="string">
            <text:p>Well I'll be... $0eSensei!$0e$0e#Good to see you looking so fit.$0f</text:p>
          </table:table-cell>
          <table:table-cell office:value-type="string">
            <text:p>Por las barbas de... $0e¡Sensei!$0e$0e#Me alegra verte tan en forma.$0f</text:p>
          </table:table-cell>
          <table:table-cell office:value-type="string">
            <text:p>Well I'll be... $0eSensei!$0e$0e#Good to see you looking so fit.$0f</text:p>
          </table:table-cell>
        </table:table-row>
        <table:table-row table:style-name="ro1">
          <table:table-cell office:value-type="string">
            <text:p>Do you know Sensei?$0f</text:p>
          </table:table-cell>
          <table:table-cell office:value-type="string">
            <text:p>¿Conoces a Sensei?$0f</text:p>
          </table:table-cell>
          <table:table-cell office:value-type="string">
            <text:p>Do you know Sensei?$0f</text:p>
          </table:table-cell>
        </table:table-row>
        <table:table-row table:style-name="ro1">
          <table:table-cell office:value-type="string">
            <text:p>Yes. $0eHachi and I were both pupils#under Sensei's tutelage.$0fI remember, $0eSensei was at times#gentle, $0eat times harsher than...$0f</text:p>
          </table:table-cell>
          <table:table-cell office:value-type="string">
            <text:p>Sí. $0eHachi y yo éramos alumnos#de Sensei.$0fRecuerdo que $0eSensei era a veces#amable, $0ea veces tan cruel como...$0f</text:p>
          </table:table-cell>
          <table:table-cell office:value-type="string">
            <text:p>Yes. $0eHachi and I were both pupils#under Sensei's tutelage.$0fI remember, $0eSensei was at times#gentle, $0eat times harsher than...$0f</text:p>
          </table:table-cell>
        </table:table-row>
        <table:table-row table:style-name="ro1">
          <table:table-cell office:value-type="string">
            <text:p>Oh, c'mon, Kanbei!$0e#No one wants to hear about that!$0fTell me, $0ewhat are everyone's plans#from here on out?$0f</text:p>
          </table:table-cell>
          <table:table-cell office:value-type="string">
            <text:p>¡Vamos, Kanbei!$0e#¡A nadie le importa!$0fDecidme, $0e¿cuáles son vuestros planes?$0f</text:p>
          </table:table-cell>
          <table:table-cell office:value-type="string">
            <text:p>Oh, c'mon, Kanbei!$0e#No one wants to hear about that!$0fTell me, $0ewhat are everyone's plans#from here on out?$0f</text:p>
          </table:table-cell>
        </table:table-row>
        <table:table-row table:style-name="ro1">
          <table:table-cell office:value-type="string">
            <text:p>I will return to my demolished hometown#and start rebuilding.$0f</text:p>
          </table:table-cell>
          <table:table-cell office:value-type="string">
            <text:p>Yo regresaré a mi ciudad derruida y#empezaré a reconstruirla.$0f</text:p>
          </table:table-cell>
          <table:table-cell office:value-type="string">
            <text:p>I will return to my demolished hometown#and start rebuilding.$0f</text:p>
          </table:table-cell>
        </table:table-row>
        <table:table-row table:style-name="ro1">
          <table:table-cell office:value-type="string">
            <text:p>Well, $0ein that case, I'm going#to help out, too.$0f</text:p>
          </table:table-cell>
          <table:table-cell office:value-type="string">
            <text:p>Bueno, $0een ese caso, yo también voy#para echar una mano.$0f</text:p>
          </table:table-cell>
          <table:table-cell office:value-type="string">
            <text:p>Well, $0ein that case, I'm going#to help out, too.$0f</text:p>
          </table:table-cell>
        </table:table-row>
        <table:table-row table:style-name="ro1">
          <table:table-cell office:value-type="string">
            <text:p>Yep, $0eit's about time for me to#mosey along as well.$0f</text:p>
          </table:table-cell>
          <table:table-cell office:value-type="string">
            <text:p>Sí, $0eme parece que yo me piro#con vosotros.$0f</text:p>
          </table:table-cell>
          <table:table-cell office:value-type="string">
            <text:p>Yep, $0eit's about time for me to#mosey along as well.$0f</text:p>
          </table:table-cell>
        </table:table-row>
        <table:table-row table:style-name="ro1">
          <table:table-cell office:value-type="string">
            <text:p>Yo, Grit.$0e$0e Are you ever coming#back to Orange Star?$0f</text:p>
          </table:table-cell>
          <table:table-cell office:value-type="string">
            <text:p>Eh, Grit.$0e$0e ¿Vas a venir algún día#a Orange Star?$0f</text:p>
          </table:table-cell>
          <table:table-cell office:value-type="string">
            <text:p>Yo, Grit.$0e$0e Are you ever coming#back to Orange Star?$0f</text:p>
          </table:table-cell>
        </table:table-row>
        <table:table-row table:style-name="ro1">
          <table:table-cell office:value-type="string">
            <text:p>Hmm...$0e Can't say for sure.$0e$0e Olaf's#been pretty good to me, you know?$0fAnd I do enjoy the slow pace$0e and the#fine cookin'.$0fHey, Maxie...$0e$0e#Give my regards to Nell, will ya?$0f</text:p>
          </table:table-cell>
          <table:table-cell office:value-type="string">
            <text:p>Mmm...$0e No lo sé seguro.$0e$0e Olaf#me trata muy bien, ¿sabes?$0fY me gustan los sitios nevados$0e y#con buena comida.$0fEh, Maxie...$0e$0e#Dale recuerdos a Nell, ¿vale?$0f</text:p>
          </table:table-cell>
          <table:table-cell office:value-type="string">
            <text:p>Hmm...$0e Can't say for sure.$0e$0e Olaf's#been pretty good to me, you know?$0fAnd I do enjoy the slow pace$0e and the#fine cookin'.$0fHey, Maxie...$0e$0e#Give my regards to Nell, will ya?$0f</text:p>
          </table:table-cell>
        </table:table-row>
        <table:table-row table:style-name="ro1">
          <table:table-cell office:value-type="string">
            <text:p>Yeah...$0f</text:p>
          </table:table-cell>
          <table:table-cell office:value-type="string">
            <text:p>Sí...$0f</text:p>
          </table:table-cell>
          <table:table-cell office:value-type="string">
            <text:p>Yeah...$0f</text:p>
          </table:table-cell>
        </table:table-row>
        <table:table-row table:style-name="ro1">
          <table:table-cell office:value-type="string">
            <text:p>Let's see...$0e#I guess I'm off to the academy.$0f</text:p>
          </table:table-cell>
          <table:table-cell office:value-type="string">
            <text:p>Bueno...$0e#Creo que yo volveré a la academia.$0f</text:p>
          </table:table-cell>
          <table:table-cell office:value-type="string">
            <text:p>Let's see...$0e#I guess I'm off to the academy.$0f</text:p>
          </table:table-cell>
        </table:table-row>
        <table:table-row table:style-name="ro1">
          <table:table-cell office:value-type="string">
            <text:p>With this out of the way,$0e maybe you#can work on improving your grades.$0f</text:p>
          </table:table-cell>
          <table:table-cell office:value-type="string">
            <text:p>Ahora que tienes tiempo,$0e puedes#intentar mejorar tus notas.$0f</text:p>
          </table:table-cell>
          <table:table-cell office:value-type="string">
            <text:p>With this out of the way,$0e maybe you#can work on improving your grades.$0f</text:p>
          </table:table-cell>
        </table:table-row>
        <table:table-row table:style-name="ro1">
          <table:table-cell office:value-type="string">
            <text:p>Hey!$0e Just because we attended the#same school doesn't give you$0fthe right to say stuff like that!$0fBesides, $0emy diligence may have made#the difference here today!$0e Right?$0f</text:p>
          </table:table-cell>
          <table:table-cell office:value-type="string">
            <text:p>¡Eh!$0e ¡El hecho de que fuéramos a la#misma escuela no te da derecho a decir$0fesas cosas!$0fAdemás, $0emi diligencia puede haber#sido vital hoy.$0e ¿Vale?$0f</text:p>
          </table:table-cell>
          <table:table-cell office:value-type="string">
            <text:p>Hey!$0e Just because we attended the#same school doesn't give you$0fthe right to say stuff like that!$0fBesides, $0emy diligence may have made#the difference here today!$0e Right?$0f</text:p>
          </table:table-cell>
        </table:table-row>
        <table:table-row table:style-name="ro1">
          <table:table-cell office:value-type="string">
            <text:p>Hee hee...$0e#Right.$0f</text:p>
          </table:table-cell>
          <table:table-cell office:value-type="string">
            <text:p>Ji, ji...$0e#Vale.$0f</text:p>
          </table:table-cell>
          <table:table-cell office:value-type="string">
            <text:p>Hee hee...$0e#Right.$0f</text:p>
          </table:table-cell>
        </table:table-row>
        <table:table-row table:style-name="ro1">
          <table:table-cell office:value-type="string">
            <text:p>As for us...$0e We're going to be busy#setting things right for Green Earth.$0f</text:p>
          </table:table-cell>
          <table:table-cell office:value-type="string">
            <text:p>En cuanto a nosotros...$0e Vamos a estar#ocupados reconstruyendo Green Earth.$0f</text:p>
          </table:table-cell>
          <table:table-cell office:value-type="string">
            <text:p>As for us...$0e We're going to be busy#setting things right for Green Earth.$0f</text:p>
          </table:table-cell>
        </table:table-row>
        <table:table-row table:style-name="ro1">
          <table:table-cell office:value-type="string">
            <text:p>Yes, we are.$0e$0e I'll go with you now#so we can get started right away.$0f</text:p>
          </table:table-cell>
          <table:table-cell office:value-type="string">
            <text:p>Exacto.$0e$0e Me voy contigo para poder#empezar en seguida.$0f</text:p>
          </table:table-cell>
          <table:table-cell office:value-type="string">
            <text:p>Yes, we are.$0e$0e I'll go with you now#so we can get started right away.$0f</text:p>
          </table:table-cell>
        </table:table-row>
        <table:table-row table:style-name="ro1">
          <table:table-cell office:value-type="string">
            <text:p>Afterward, $0ewe strengthen our air#force!$0fWe have to do better in the future#to avoid things like this.$0fAnd that means you, too, Jess.$0e I'm#going to work you harder than ever!$0f</text:p>
          </table:table-cell>
          <table:table-cell office:value-type="string">
            <text:p>¡Y después $0erenovaremos nuestra#fuerza aérea!$0fTenemos que ser mejores para evitar#más situaciones como ésta.$0fY eso también va por ti, Jess.$0e#¡Voy a exigirte más que nunca!$0f</text:p>
          </table:table-cell>
          <table:table-cell office:value-type="string">
            <text:p>Afterward, $0ewe strengthen our air#force!$0fWe have to do better in the future#to avoid things like this.$0fAnd that means you, too, Jess.$0e I'm#going to work you harder than ever!$0f</text:p>
          </table:table-cell>
        </table:table-row>
        <table:table-row table:style-name="ro1">
          <table:table-cell office:value-type="string">
            <text:p>That's fine.$0e But there's something#else we really need to do.$0fAnd that's to make you into something#other than a one-dimensional flyboy!$0f</text:p>
          </table:table-cell>
          <table:table-cell office:value-type="string">
            <text:p>Me parece bien.$0e Pero también tenemos#que hacer otra cosa.$0f¡Y es conseguir hacer de ti algo más#que un pajarraco unidimensional!$0f</text:p>
          </table:table-cell>
          <table:table-cell office:value-type="string">
            <text:p>That's fine.$0e But there's something#else we really need to do.$0fAnd that's to make you into something#other than a one-dimensional flyboy!$0f</text:p>
          </table:table-cell>
        </table:table-row>
        <table:table-row table:style-name="ro1">
          <table:table-cell office:value-type="string">
            <text:p>I've been wanting to do this for a long#time. $0eYou and me, one on one.$0fAs soon as we get back,$0e I want you on#the training field.$0fWe'll see who's better once and#for all!!!$0f</text:p>
          </table:table-cell>
          <table:table-cell office:value-type="string">
            <text:p>He estado esperando mucho tiempo este#momento. $0eTú y yo, solos.$0fTe quiero ver en el campo de#entrenamiento en cuanto volvamos.$0f¡¡¡Veremos quién es mejor de una vez#por todas!!!$0f</text:p>
          </table:table-cell>
          <table:table-cell office:value-type="string">
            <text:p>I've been wanting to do this for a long#time. $0eYou and me, one on one.$0fAs soon as we get back,$0e I want you on#the training field.$0fWe'll see who's better once and#for all!!!$0f</text:p>
          </table:table-cell>
        </table:table-row>
        <table:table-row table:style-name="ro1">
          <table:table-cell office:value-type="string">
            <text:p>It will be my pleasure.$0f</text:p>
          </table:table-cell>
          <table:table-cell office:value-type="string">
            <text:p>Con mucho gusto.$0f</text:p>
          </table:table-cell>
          <table:table-cell office:value-type="string">
            <text:p>It will be my pleasure.$0f</text:p>
          </table:table-cell>
        </table:table-row>
        <table:table-row table:style-name="ro1">
          <table:table-cell office:value-type="string">
            <text:p>Ohhhh...$0e$0e#Not this again...$0e Somebody save me.$0f</text:p>
          </table:table-cell>
          <table:table-cell office:value-type="string">
            <text:p>Ohhhh...$0e$0e#Otra vez no...$0e ¡Socorro!$0f</text:p>
          </table:table-cell>
          <table:table-cell office:value-type="string">
            <text:p>Ohhhh...$0e$0e#Not this again...$0e Somebody save me.$0f</text:p>
          </table:table-cell>
        </table:table-row>
        <table:table-row table:style-name="ro1">
          <table:table-cell office:value-type="string">
            <text:p>Ha ha ha...$0e Everyone sure has a#lot of work to do.$0f</text:p>
          </table:table-cell>
          <table:table-cell office:value-type="string">
            <text:p>Ja, ja, ja...$0e Parece que todos#tenemos mucho que hacer.$0f</text:p>
          </table:table-cell>
          <table:table-cell office:value-type="string">
            <text:p>Ha ha ha...$0e Everyone sure has a#lot of work to do.$0f</text:p>
          </table:table-cell>
        </table:table-row>
        <table:table-row table:style-name="ro1">
          <table:table-cell office:value-type="string">
            <text:p>Hey...$0e#What about the party?$0f</text:p>
          </table:table-cell>
          <table:table-cell office:value-type="string">
            <text:p>Eh...$0e#¿Y qué pasa con la fiesta?$0f</text:p>
          </table:table-cell>
          <table:table-cell office:value-type="string">
            <text:p>Hey...$0e#What about the party?$0f</text:p>
          </table:table-cell>
        </table:table-row>
        <table:table-row table:style-name="ro1">
          <table:table-cell office:value-type="string">
            <text:p>All right, everybody.$0e Nell, $0eSami,$0e#Andy... $0eOh!$0e And you, too, Hachi!$0fLet's head for home!$0f</text:p>
          </table:table-cell>
          <table:table-cell office:value-type="string">
            <text:p>Muy bien, todo el mundo.$0e Nell, $0eSami,$0e#Andy... $0e¡Ah!$0e ¡Y tú también, Hachi!$0f¡Vámonos a casa!$0f</text:p>
          </table:table-cell>
          <table:table-cell office:value-type="string">
            <text:p>All right, everybody.$0e Nell, $0eSami,$0e#Andy... $0eOh!$0e And you, too, Hachi!$0fLet's head for home!$0f</text:p>
          </table:table-cell>
        </table:table-row>
        <table:table-row table:style-name="ro1">
          <table:table-cell office:value-type="string">
            <text:p>OK.$0e When we get back, make sure#you stop by the store and see me!$0f</text:p>
          </table:table-cell>
          <table:table-cell office:value-type="string">
            <text:p>Vale.$0e ¡Pasaos por la tienda a#visitarme de vez en cuando!$0f</text:p>
          </table:table-cell>
          <table:table-cell office:value-type="string">
            <text:p>OK.$0e When we get back, make sure#you stop by the store and see me!$0f</text:p>
          </table:table-cell>
        </table:table-row>
        <table:table-row table:style-name="ro1">
          <table:table-cell office:value-type="string">
            <text:p>Good-bye, everyone!$0e$0e#Thanks!$0e$0e Thanks for everything!$0f</text:p>
          </table:table-cell>
          <table:table-cell office:value-type="string">
            <text:p>¡Adiós a todos!$0e$0e#¡Gracias!$0e$0e ¡Gracias a todos!$0f</text:p>
          </table:table-cell>
          <table:table-cell office:value-type="string">
            <text:p>Good-bye, everyone!$0e$0e#Thanks!$0e$0e Thanks for everything!$0f</text:p>
          </table:table-cell>
        </table:table-row>
        <table:table-row table:style-name="ro1">
          <table:table-cell office:value-type="string">
            <text:p>Aw, man!$0e#This stinks!$0f</text:p>
          </table:table-cell>
          <table:table-cell office:value-type="string">
            <text:p>¡Puag!$0e#¡Qué asco!$0f</text:p>
          </table:table-cell>
          <table:table-cell office:value-type="string">
            <text:p>Aw, man!$0e#This stinks!$0f</text:p>
          </table:table-cell>
        </table:table-row>
        <table:table-row table:style-name="ro1">
          <table:table-cell office:value-type="string">
            <text:p>I'll never lose to#the likes of Sturm!</text:p>
          </table:table-cell>
          <table:table-cell office:value-type="string">
            <text:p>¡Nunca perderé#contra Sturm!</text:p>
          </table:table-cell>
          <table:table-cell office:value-type="string">
            <text:p>I'll never lose to#the likes of Sturm!</text:p>
          </table:table-cell>
        </table:table-row>
        <table:table-row table:style-name="ro1">
          <table:table-cell office:value-type="string">
            <text:p>He can keep trying, but#he'll never beat us!</text:p>
          </table:table-cell>
          <table:table-cell office:value-type="string">
            <text:p>¡Vuelve si te atreves!</text:p>
          </table:table-cell>
          <table:table-cell office:value-type="string">
            <text:p>He can keep trying, but#he'll never beat us!</text:p>
          </table:table-cell>
        </table:table-row>
        <table:table-row table:style-name="ro1">
          <table:table-cell office:value-type="string">
            <text:p>That just about wraps#things up.</text:p>
          </table:table-cell>
          <table:table-cell office:value-type="string">
            <text:p><text:s/>Creo que con esto# hemos terminado.</text:p>
          </table:table-cell>
          <table:table-cell office:value-type="string">
            <text:p>That just about wraps#things up.</text:p>
          </table:table-cell>
        </table:table-row>
        <table:table-row table:style-name="ro1">
          <table:table-cell office:value-type="string">
            <text:p>In the end, Olaf#stands victorious!</text:p>
          </table:table-cell>
          <table:table-cell office:value-type="string">
            <text:p>¡Al final, Olaf#emerge victorioso!</text:p>
          </table:table-cell>
          <table:table-cell office:value-type="string">
            <text:p>In the end, Olaf#stands victorious!</text:p>
          </table:table-cell>
        </table:table-row>
        <table:table-row table:style-name="ro1">
          <table:table-cell office:value-type="string">
            <text:p>I sure hope this#really is the end.</text:p>
          </table:table-cell>
          <table:table-cell office:value-type="string">
            <text:p>Espero que esto sea#el final.</text:p>
          </table:table-cell>
          <table:table-cell office:value-type="string">
            <text:p>I sure hope this#really is the end.</text:p>
          </table:table-cell>
        </table:table-row>
        <table:table-row table:style-name="ro1">
          <table:table-cell office:value-type="string">
            <text:p>Now that was a#learning experience.</text:p>
          </table:table-cell>
          <table:table-cell office:value-type="string">
            <text:p>Eso sí que ha sido#experiencia de campo.</text:p>
          </table:table-cell>
          <table:table-cell office:value-type="string">
            <text:p>Now that was a#learning experience.</text:p>
          </table:table-cell>
        </table:table-row>
        <table:table-row table:style-name="ro1">
          <table:table-cell office:value-type="string">
            <text:p>A long and difficult#war it was.</text:p>
          </table:table-cell>
          <table:table-cell office:value-type="string">
            <text:p>Una guerra larga y#tortuosa.</text:p>
          </table:table-cell>
          <table:table-cell office:value-type="string">
            <text:p>A long and difficult#war it was.</text:p>
          </table:table-cell>
        </table:table-row>
        <table:table-row table:style-name="ro1">
          <table:table-cell office:value-type="string">
            <text:p>Old soldiers don't die.#They fade away. Bye!</text:p>
          </table:table-cell>
          <table:table-cell office:value-type="string">
            <text:p>Los viejos soldados#nunca mueren.</text:p>
          </table:table-cell>
          <table:table-cell office:value-type="string">
            <text:p>Old soldiers don't die.#They fade away. Bye!</text:p>
          </table:table-cell>
        </table:table-row>
        <table:table-row table:style-name="ro1">
          <table:table-cell office:value-type="string">
            <text:p>Now we rebuild the#continent!</text:p>
          </table:table-cell>
          <table:table-cell office:value-type="string">
            <text:p>¡Ahora a reconstruir#el continente!</text:p>
          </table:table-cell>
          <table:table-cell office:value-type="string">
            <text:p>Now we rebuild the#continent!</text:p>
          </table:table-cell>
        </table:table-row>
        <table:table-row table:style-name="ro1">
          <table:table-cell office:value-type="string">
            <text:p>We're the best. No#one can defeat us.</text:p>
          </table:table-cell>
          <table:table-cell office:value-type="string">
            <text:p>Somos los mejores.#Sin ninguna duda.</text:p>
          </table:table-cell>
          <table:table-cell office:value-type="string">
            <text:p>We're the best. No#one can defeat us.</text:p>
          </table:table-cell>
        </table:table-row>
        <table:table-row table:style-name="ro1">
          <table:table-cell office:value-type="string">
            <text:p>Smooth sailing at last.#It's over.</text:p>
          </table:table-cell>
          <table:table-cell office:value-type="string">
            <text:p>Por fin se arreglan las#cosas. Ya era hora.</text:p>
          </table:table-cell>
          <table:table-cell office:value-type="string">
            <text:p>Smooth sailing at last.#It's over.</text:p>
          </table:table-cell>
        </table:table-row>
        <table:table-row table:style-name="ro1">
          <table:table-cell office:value-type="string">
            <text:p>I can finally send#my troops home.</text:p>
          </table:table-cell>
          <table:table-cell office:value-type="string">
            <text:p>Por fin puedo enviar#a mis tropas a casa.</text:p>
          </table:table-cell>
          <table:table-cell office:value-type="string">
            <text:p>I can finally send#my troops home.</text:p>
          </table:table-cell>
        </table:table-row>
        <table:table-row table:style-name="ro1">
          <table:table-cell office:value-type="string">
            <text:p>Oh, no! $0eA missile!$0e It's launching!$0f</text:p>
          </table:table-cell>
          <table:table-cell office:value-type="string">
            <text:p>¡Oh, no! $0e¡Un misil!$0e ¡Está despegando!$0f</text:p>
          </table:table-cell>
          <table:table-cell office:value-type="string">
            <text:p>Oh, no! $0eA missile!$0e It's launching!$0f</text:p>
          </table:table-cell>
        </table:table-row>
        <table:table-row table:style-name="ro1">
          <table:table-cell office:value-type="string">
            <text:p>We didn't make it in time...$0f</text:p>
          </table:table-cell>
          <table:table-cell office:value-type="string">
            <text:p>No hemos llegado a tiempo...$0f</text:p>
          </table:table-cell>
          <table:table-cell office:value-type="string">
            <text:p>We didn't make it in time...$0f</text:p>
          </table:table-cell>
        </table:table-row>
        <table:table-row table:style-name="ro1">
          <table:table-cell office:value-type="string">
            <text:p>We need to fall back and regroup.$0fThat was bad, $0ebut surely the#whole world hasn't been destroyed.$0fWe can't let them fire another missile#though. We have to stop them.$0f</text:p>
          </table:table-cell>
          <table:table-cell office:value-type="string">
            <text:p>Tenemos que reagruparnos.$0fHa salido mal, $0epero no han#destruido el mundo entero.$0fNo podemos dejarles que disparen#otro misil. Debemos detenerles.$0f</text:p>
          </table:table-cell>
          <table:table-cell office:value-type="string">
            <text:p>We need to fall back and regroup.$0fThat was bad, $0ebut surely the#whole world hasn't been destroyed.$0fWe can't let them fire another missile#though. We have to stop them.$0f</text:p>
          </table:table-cell>
        </table:table-row>
        <table:table-row table:style-name="ro1">
          <table:table-cell office:value-type="string">
            <text:p>We need to rethink our strategy.$0f</text:p>
          </table:table-cell>
          <table:table-cell office:value-type="string">
            <text:p>Tenemos que replantear nuestra#estrategia.$0f</text:p>
          </table:table-cell>
          <table:table-cell office:value-type="string">
            <text:p>We need to rethink our strategy.$0f</text:p>
          </table:table-cell>
        </table:table-row>
        <table:table-row table:style-name="ro1">
          <table:table-cell office:value-type="string">
            <text:p>Sonja,$0e#do you have any good ideas?$0f</text:p>
          </table:table-cell>
          <table:table-cell office:value-type="string">
            <text:p>Sonja,$0e ¿tienes alguna idea?$0f</text:p>
          </table:table-cell>
          <table:table-cell office:value-type="string">
            <text:p>Sonja,$0e#do you have any good ideas?$0f</text:p>
          </table:table-cell>
        </table:table-row>
        <table:table-row table:style-name="ro1">
          <table:table-cell office:value-type="string">
            <text:p>I do, Father.$0e Leave it to me.$0fThat Deathray is truly powerful,$0e#but only in one direction.$0fWhile the CO in the middle stops#the enemy on that small isle...$0f</text:p>
          </table:table-cell>
          <table:table-cell office:value-type="string">
            <text:p>Sí, Padre.$0e Déjamelo a mí.$0fEl Fulminador es muy poderoso,$0e#pero sólo en una dirección.$0fMientras el OJ del medio detiene#al enemigo en esa isla pequeña...$0f</text:p>
          </table:table-cell>
          <table:table-cell office:value-type="string">
            <text:p>I do, Father.$0e Leave it to me.$0fThat Deathray is truly powerful,$0e#but only in one direction.$0fWhile the OC in the middle stops#the enemy on that small isle...$0f</text:p>
          </table:table-cell>
        </table:table-row>
        <table:table-row table:style-name="ro1">
          <table:table-cell office:value-type="string">
            <text:p>this#really is the end.</text:p>
          </table:table-cell>
          <table:table-cell office:value-type="string">
            <text:p>Los OJ de los lados atraviesan#la tubería y avanzan.$0fSus objetivos son la base y#el aeropuerto, ¿correcto?$0f</text:p>
          </table:table-cell>
          <table:table-cell office:value-type="string">
            <text:p>this#really is the end.</text:p>
          </table:table-cell>
        </table:table-row>
        <table:table-row table:style-name="ro1">
          <table:table-cell office:value-type="string">
            <text:p>ie.#They fade away. Bye!</text:p>
          </table:table-cell>
          <table:table-cell office:value-type="string">
            <text:p>Correcto.$0f</text:p>
          </table:table-cell>
          <table:table-cell office:value-type="string">
            <text:p>ie.#They fade away. Bye!</text:p>
          </table:table-cell>
        </table:table-row>
        <table:table-row table:style-name="ro1">
          <table:table-cell office:value-type="string">
            <text:p>If you need power, I'm your man!$0e#I'll slice that pipe like butter!$0f</text:p>
          </table:table-cell>
          <table:table-cell office:value-type="string">
            <text:p>¡Si necesitáis potencia,$0e#soy vuestro hombre!$0f¡Cortaré esa tubería como si#fuera de mantequilla!$0f</text:p>
          </table:table-cell>
          <table:table-cell office:value-type="string">
            <text:p>If you need power, I'm your man!$0e#I'll slice that pipe like butter!$0f</text:p>
          </table:table-cell>
        </table:table-row>
        <table:table-row table:style-name="ro1">
          <table:table-cell office:value-type="string">
            <text:p>Don't y'all forget, I'm the best#marksman there ever was.$0fAnd I got some mighty big guns#around here somewhere!$0f</text:p>
          </table:table-cell>
          <table:table-cell office:value-type="string">
            <text:p>No os olvidéis de que soy el mejor#tirador que ha habido nunca.$0f¡Y tengo unas cuantas armas#para hacer pupa!$0f</text:p>
          </table:table-cell>
          <table:table-cell office:value-type="string">
            <text:p>Don't y'all forget, I'm the best#marksman there ever was.$0fAnd I got some mighty big guns#around here somewhere!$0f</text:p>
          </table:table-cell>
        </table:table-row>
        <table:table-row table:style-name="ro1">
          <table:table-cell office:value-type="string">
            <text:p>I know I'm no Commander Grit,$0e but#I think I can be of service, too.$0f</text:p>
          </table:table-cell>
          <table:table-cell office:value-type="string">
            <text:p>Sé que no soy como el Comandante Grit,$0e#pero creo que puedo ser de ayuda.$0f</text:p>
          </table:table-cell>
          <table:table-cell office:value-type="string">
            <text:p>I know I'm no Commander Grit,$0e but#I think I can be of service, too.$0f</text:p>
          </table:table-cell>
        </table:table-row>
        <table:table-row table:style-name="ro1">
          <table:table-cell office:value-type="string">
            <text:p>Lest you forget, I do have the best#bombers available.$0f</text:p>
          </table:table-cell>
          <table:table-cell office:value-type="string">
            <text:p>Y recordad que tengo los mejores#bombarderos que existen.$0f</text:p>
          </table:table-cell>
          <table:table-cell office:value-type="string">
            <text:p>Lest you forget, I do have the best#bombers available.$0f</text:p>
          </table:table-cell>
        </table:table-row>
        <table:table-row table:style-name="ro1">
          <table:table-cell office:value-type="string">
            <text:p>You're all so trustworthy.$0fI have every confidence that victory#will be ours!$0f</text:p>
          </table:table-cell>
          <table:table-cell office:value-type="string">
            <text:p>Sois increíbles.$0f¡Estoy segura de que la victoria#será nuestra!$0f</text:p>
          </table:table-cell>
          <table:table-cell office:value-type="string">
            <text:p>You're all so trustworthy.$0fI have every confidence that victory#will be ours!$0f</text:p>
          </table:table-cell>
        </table:table-row>
        <table:table-row table:style-name="ro1">
          <table:table-cell office:value-type="string">
            <text:p>Oh, no! $0eFrom the platform! $0eA missile!$0f</text:p>
          </table:table-cell>
          <table:table-cell office:value-type="string">
            <text:p>¡Oh, no! $0e¡Un misil!$0e ¡Está despegando!$0f</text:p>
          </table:table-cell>
          <table:table-cell office:value-type="string">
            <text:p>Oh, no! $0eFrom the platform! $0eA missile!$0f</text:p>
          </table:table-cell>
        </table:table-row>
        <table:table-row table:style-name="ro1">
          <table:table-cell office:value-type="string">
            <text:p>We didn't make it in time...$0f</text:p>
          </table:table-cell>
          <table:table-cell office:value-type="string">
            <text:p>No hemos llegado a tiempo...$0f</text:p>
          </table:table-cell>
          <table:table-cell office:value-type="string">
            <text:p>We didn't make it in time...$0f</text:p>
          </table:table-cell>
        </table:table-row>
        <table:table-row table:style-name="ro1">
          <table:table-cell office:value-type="string">
            <text:p>We need to fall back and regroup.$0fThat was bad, $0ebut surely the#whole world hasn't been destroyed.$0fWe can't let them fire another missile#though. We have to stop them.$0f</text:p>
          </table:table-cell>
          <table:table-cell office:value-type="string">
            <text:p>Tenemos que reagruparnos.$0fHa salido mal, $0epero no han#destruido el mundo entero.$0fNo podemos dejarles que disparen#otro misil. Debemos detenerles.$0f</text:p>
          </table:table-cell>
          <table:table-cell office:value-type="string">
            <text:p>We need to fall back and regroup.$0fThat was bad, $0ebut surely the#whole world hasn't been destroyed.$0fWe can't let them fire another missile#though. We have to stop them.$0f</text:p>
          </table:table-cell>
        </table:table-row>
        <table:table-row table:style-name="ro1">
          <table:table-cell office:value-type="string">
            <text:p>We need to rethink our strategy.$0f</text:p>
          </table:table-cell>
          <table:table-cell office:value-type="string">
            <text:p>Tenemos que replantear nuestra#estrategia.$0f</text:p>
          </table:table-cell>
          <table:table-cell office:value-type="string">
            <text:p>We need to rethink our strategy.$0f</text:p>
          </table:table-cell>
        </table:table-row>
        <table:table-row table:style-name="ro1">
          <table:table-cell office:value-type="string">
            <text:p>Sonja,$0e#do you have any good ideas?$0f</text:p>
          </table:table-cell>
          <table:table-cell office:value-type="string">
            <text:p>Sonja,$0e ¿tienes alguna idea?$0f</text:p>
          </table:table-cell>
          <table:table-cell office:value-type="string">
            <text:p>Sonja,$0e#do you have any good ideas?$0f</text:p>
          </table:table-cell>
        </table:table-row>
        <table:table-row table:style-name="ro1">
          <table:table-cell office:value-type="string">
            <text:p>I do, Father.$0e Leave it to me.$0fFirst, the army in the center must#attack the Black Cannon from behind.$0fOnce the troops on the right and#left are assured safe passage,$0feveryone can advance and attack at#once.$0fDon't forget about the laser, either.#It fires every 7 days.$0f</text:p>
          </table:table-cell>
          <table:table-cell office:value-type="string">
            <text:p>Sí, Padre.$0e Déjamelo a mí.$0fPrimero, el ejército central tiene#que atacar al Cañón Negro por detrás.$0fUna vez las tropas de la derecha#hayan asegurado la marcha, todo$0fel mundo puede avanzar y atacar.#Y no debemos olvidar el láser.$0fDispara cada 7 días.$0f</text:p>
          </table:table-cell>
          <table:table-cell office:value-type="string">
            <text:p>I do, Father.$0e Leave it to me.$0fFirst, the army in the center must#attack the Black Cannon from behind.$0fOnce the troops on the right and#left are assured safe passage,$0feveryone can advance and attack at#once.$0fDon't forget about the laser, either.#It fires every 7 days.$0f</text:p>
          </table:table-cell>
        </table:table-row>
        <table:table-row table:style-name="ro1">
          <table:table-cell office:value-type="string">
            <text:p>The pipe seam, $0eBlack Cannon,$0e#minicannon, $0eDeathray...$0fStrong firepower is one thing that#would give us an advantage.$0f</text:p>
          </table:table-cell>
          <table:table-cell office:value-type="string">
            <text:p>La tubería, $0eel Cañón Negro,$0e#el minicañón, $0eel Fulminador...$0fAlguien potente nos daría gran#ventaja.$0f</text:p>
          </table:table-cell>
          <table:table-cell office:value-type="string">
            <text:p>The pipe seam, $0eBlack Cannon,$0e#minicannon, $0eDeathray...$0fStrong firepower is one thing that#would give us an advantage.$0f</text:p>
          </table:table-cell>
        </table:table-row>
        <table:table-row table:style-name="ro1">
          <table:table-cell office:value-type="string">
            <text:p>If you need power, I'm your man!$0e#I'll slice that pipe like butter!$0f</text:p>
          </table:table-cell>
          <table:table-cell office:value-type="string">
            <text:p>¡Si necesitáis potencia,$0e#soy vuestro hombre!$0f¡Cortaré esa tubería como si#fuera de mantequilla!$0f</text:p>
          </table:table-cell>
          <table:table-cell office:value-type="string">
            <text:p>If you need power, I'm your man!$0e#I'll slice that pipe like butter!$0f</text:p>
          </table:table-cell>
        </table:table-row>
        <table:table-row table:style-name="ro1">
          <table:table-cell office:value-type="string">
            <text:p>Don't y'all forget, I'm the best#marksman there ever was.$0fAnd I got some mighty big guns#around here somewhere!$0f</text:p>
          </table:table-cell>
          <table:table-cell office:value-type="string">
            <text:p>No os olvidéis de que soy el mejor#tirador que ha habido nunca.$0f¡Y tengo unas cuantas armas#para hacer pupa!$0f</text:p>
          </table:table-cell>
          <table:table-cell office:value-type="string">
            <text:p>Don't y'all forget, I'm the best#marksman there ever was.$0fAnd I got some mighty big guns#around here somewhere!$0f</text:p>
          </table:table-cell>
        </table:table-row>
        <table:table-row table:style-name="ro1">
          <table:table-cell office:value-type="string">
            <text:p>Yellow Comet has Kanbei!$0e#My superior troops are matchless!$0f</text:p>
          </table:table-cell>
          <table:table-cell office:value-type="string">
            <text:p>¡Yellow Comet tiene a Kanbei!$0e#¡Mis tropas no tienen parangón!$0f</text:p>
          </table:table-cell>
          <table:table-cell office:value-type="string">
            <text:p>Yellow Comet has Kanbei!$0e#My superior troops are matchless!$0f</text:p>
          </table:table-cell>
        </table:table-row>
        <table:table-row table:style-name="ro1">
          <table:table-cell office:value-type="string">
            <text:p>Lest you forget, I do have the best#bombers available.$0f</text:p>
          </table:table-cell>
          <table:table-cell office:value-type="string">
            <text:p>Y recordad que tengo los mejores#bombarderos que existen.$0f</text:p>
          </table:table-cell>
          <table:table-cell office:value-type="string">
            <text:p>Lest you forget, I do have the best#bombers available.$0f</text:p>
          </table:table-cell>
        </table:table-row>
        <table:table-row table:style-name="ro1">
          <table:table-cell office:value-type="string">
            <text:p>You're all so trustworthy.$0fWe've made it this far,$0e and I have#every confidence victory will be ours!$0fThe Black Hole Army is on the brink#of defeat!$0e Let's push 'em over!$0f</text:p>
          </table:table-cell>
          <table:table-cell office:value-type="string">
            <text:p>Sois increíbles.$0fHemos llegado muy lejos,$0e y estoy#segura de que la victoria será nuestra.$0f¡Estamos a punto de derrotar al#ejército de Black Hole!$0e ¡A por ellos!$0f</text:p>
          </table:table-cell>
          <table:table-cell office:value-type="string">
            <text:p>You're all so trustworthy.$0fWe've made it this far,$0e and I have#every confidence victory will be ours!$0fThe Black Hole Army is on the brink#of defeat!$0e Let's push 'em over!$0f</text:p>
          </table:table-cell>
        </table:table-row>
        <table:table-row table:style-name="ro1">
          <table:table-cell office:value-type="string">
            <text:p>Infantry</text:p>
          </table:table-cell>
          <table:table-cell office:value-type="string">
            <text:p>Infant.</text:p>
          </table:table-cell>
          <table:table-cell office:value-type="string">
            <text:p>Infantaria</text:p>
          </table:table-cell>
        </table:table-row>
        <table:table-row table:style-name="ro1">
          <table:table-cell office:value-type="string">
            <text:p>Mech</text:p>
          </table:table-cell>
          <table:table-cell office:value-type="string">
            <text:p>Mecan.</text:p>
          </table:table-cell>
          <table:table-cell office:value-type="string">
            <text:p>Mecânica</text:p>
          </table:table-cell>
        </table:table-row>
        <table:table-row table:style-name="ro1">
          <table:table-cell office:value-type="string">
            <text:p>Neotank</text:p>
          </table:table-cell>
          <table:table-cell office:value-type="string">
            <text:p>Neotanq.</text:p>
          </table:table-cell>
          <table:table-cell office:value-type="string">
            <text:p>Noetanque</text:p>
          </table:table-cell>
        </table:table-row>
        <table:table-row table:style-name="ro1">
          <table:table-cell office:value-type="string">
            <text:p>Md Tank</text:p>
          </table:table-cell>
          <table:table-cell office:value-type="string">
            <text:p>Tanq. Md</text:p>
          </table:table-cell>
          <table:table-cell office:value-type="string">
            <text:p>Tanque Md.</text:p>
          </table:table-cell>
        </table:table-row>
        <table:table-row table:style-name="ro1">
          <table:table-cell office:value-type="string">
            <text:p>Tank</text:p>
          </table:table-cell>
          <table:table-cell table:number-columns-repeated="2" office:value-type="string">
            <text:p>Tanque</text:p>
          </table:table-cell>
        </table:table-row>
        <table:table-row table:style-name="ro1">
          <table:table-cell office:value-type="string">
            <text:p>Recon</text:p>
          </table:table-cell>
          <table:table-cell office:value-type="string">
            <text:p>Recon.</text:p>
          </table:table-cell>
          <table:table-cell office:value-type="string">
            <text:p>Reconhecimento</text:p>
          </table:table-cell>
        </table:table-row>
        <table:table-row table:style-name="ro1">
          <table:table-cell office:value-type="string">
            <text:p>APC</text:p>
          </table:table-cell>
          <table:table-cell office:value-type="string">
            <text:p>TOA</text:p>
          </table:table-cell>
          <table:table-cell office:value-type="string">
            <text:p>APC</text:p>
          </table:table-cell>
        </table:table-row>
        <table:table-row table:style-name="ro1">
          <table:table-cell office:value-type="string">
            <text:p>Artlry</text:p>
          </table:table-cell>
          <table:table-cell office:value-type="string">
            <text:p>Artill.</text:p>
          </table:table-cell>
          <table:table-cell office:value-type="string">
            <text:p>Artilharia</text:p>
          </table:table-cell>
        </table:table-row>
        <table:table-row table:style-name="ro1">
          <table:table-cell office:value-type="string">
            <text:p>Rockets</text:p>
          </table:table-cell>
          <table:table-cell office:value-type="string">
            <text:p>Cohetes</text:p>
          </table:table-cell>
          <table:table-cell office:value-type="string">
            <text:p>Foguetes</text:p>
          </table:table-cell>
        </table:table-row>
        <table:table-row table:style-name="ro1">
          <table:table-cell office:value-type="string">
            <text:p>A-Air</text:p>
          </table:table-cell>
          <table:table-cell office:value-type="string">
            <text:p>A-Aéreo</text:p>
          </table:table-cell>
          <table:table-cell office:value-type="string">
            <text:p>Antiaéreo</text:p>
          </table:table-cell>
        </table:table-row>
        <table:table-row table:style-name="ro1">
          <table:table-cell office:value-type="string">
            <text:p>Missiles</text:p>
          </table:table-cell>
          <table:table-cell office:value-type="string">
            <text:p>Misiles</text:p>
          </table:table-cell>
          <table:table-cell office:value-type="string">
            <text:p>Mísseis</text:p>
          </table:table-cell>
        </table:table-row>
        <table:table-row table:style-name="ro1">
          <table:table-cell office:value-type="string">
            <text:p>Fighter</text:p>
          </table:table-cell>
          <table:table-cell office:value-type="string">
            <text:p>Caza</text:p>
          </table:table-cell>
          <table:table-cell office:value-type="string">
            <text:p>Caça</text:p>
          </table:table-cell>
        </table:table-row>
        <table:table-row table:style-name="ro1">
          <table:table-cell office:value-type="string">
            <text:p>Bomber</text:p>
          </table:table-cell>
          <table:table-cell office:value-type="string">
            <text:p>Bomb.</text:p>
          </table:table-cell>
          <table:table-cell office:value-type="string">
            <text:p>Bombardeiro</text:p>
          </table:table-cell>
        </table:table-row>
        <table:table-row table:style-name="ro1">
          <table:table-cell office:value-type="string">
            <text:p>B Cptr</text:p>
          </table:table-cell>
          <table:table-cell office:value-type="string">
            <text:p>Helic. C</text:p>
          </table:table-cell>
          <table:table-cell office:value-type="string">
            <text:p>Helic. C</text:p>
          </table:table-cell>
        </table:table-row>
        <table:table-row table:style-name="ro1">
          <table:table-cell office:value-type="string">
            <text:p>T Cptr</text:p>
          </table:table-cell>
          <table:table-cell office:value-type="string">
            <text:p>Helic. T</text:p>
          </table:table-cell>
          <table:table-cell office:value-type="string">
            <text:p>Helic. T</text:p>
          </table:table-cell>
        </table:table-row>
        <table:table-row table:style-name="ro1">
          <table:table-cell office:value-type="string">
            <text:p>B Ship</text:p>
          </table:table-cell>
          <table:table-cell table:number-columns-repeated="2" office:value-type="string">
            <text:p>Fragata</text:p>
          </table:table-cell>
        </table:table-row>
        <table:table-row table:style-name="ro1">
          <table:table-cell office:value-type="string">
            <text:p>Cruiser</text:p>
          </table:table-cell>
          <table:table-cell office:value-type="string">
            <text:p>Crucero</text:p>
          </table:table-cell>
          <table:table-cell office:value-type="string">
            <text:p>Cruzadores</text:p>
          </table:table-cell>
        </table:table-row>
        <table:table-row table:style-name="ro1">
          <table:table-cell office:value-type="string">
            <text:p>Lander</text:p>
          </table:table-cell>
          <table:table-cell office:value-type="string">
            <text:p>Carguero</text:p>
          </table:table-cell>
          <table:table-cell office:value-type="string">
            <text:p>Cargueiro</text:p>
          </table:table-cell>
        </table:table-row>
        <table:table-row table:style-name="ro1">
          <table:table-cell office:value-type="string">
            <text:p>Sub</text:p>
          </table:table-cell>
          <table:table-cell office:value-type="string">
            <text:p>Sub.</text:p>
          </table:table-cell>
          <table:table-cell office:value-type="string">
            <text:p>Submarino</text:p>
          </table:table-cell>
        </table:table-row>
        <table:table-row table:style-name="ro1">
          <table:table-cell office:value-type="string">
            <text:p>M Gun</text:p>
          </table:table-cell>
          <table:table-cell office:value-type="string">
            <text:p>Ametr.</text:p>
          </table:table-cell>
          <table:table-cell office:value-type="string">
            <text:p>Metralhadora</text:p>
          </table:table-cell>
        </table:table-row>
        <table:table-row table:style-name="ro1">
          <table:table-cell office:value-type="string">
            <text:p>Bazooka</text:p>
          </table:table-cell>
          <table:table-cell table:number-columns-repeated="2" office:value-type="string">
            <text:p>Bazuca</text:p>
          </table:table-cell>
        </table:table-row>
        <table:table-row table:style-name="ro1">
          <table:table-cell office:value-type="string">
            <text:p>Cannon</text:p>
          </table:table-cell>
          <table:table-cell office:value-type="string">
            <text:p>Cañón</text:p>
          </table:table-cell>
          <table:table-cell office:value-type="string">
            <text:p>Canhão</text:p>
          </table:table-cell>
        </table:table-row>
        <table:table-row table:style-name="ro1">
          <table:table-cell office:value-type="string">
            <text:p>Rockets</text:p>
          </table:table-cell>
          <table:table-cell office:value-type="string">
            <text:p>Cohetes</text:p>
          </table:table-cell>
          <table:table-cell office:value-type="string">
            <text:p>Foguetes</text:p>
          </table:table-cell>
        </table:table-row>
        <table:table-row table:style-name="ro1">
          <table:table-cell office:value-type="string">
            <text:p>Vulcan</text:p>
          </table:table-cell>
          <table:table-cell office:value-type="string">
            <text:p>Vulcan</text:p>
          </table:table-cell>
          <table:table-cell office:value-type="string">
            <text:p>Vulcão</text:p>
          </table:table-cell>
        </table:table-row>
        <table:table-row table:style-name="ro1">
          <table:table-cell office:value-type="string">
            <text:p>Cannon</text:p>
          </table:table-cell>
          <table:table-cell office:value-type="string">
            <text:p>Cañón</text:p>
          </table:table-cell>
          <table:table-cell office:value-type="string">
            <text:p>Canhão</text:p>
          </table:table-cell>
        </table:table-row>
        <table:table-row table:style-name="ro1">
          <table:table-cell office:value-type="string">
            <text:p>Cannon</text:p>
          </table:table-cell>
          <table:table-cell office:value-type="string">
            <text:p>Cañón</text:p>
          </table:table-cell>
          <table:table-cell office:value-type="string">
            <text:p>Canhão</text:p>
          </table:table-cell>
        </table:table-row>
        <table:table-row table:style-name="ro1">
          <table:table-cell office:value-type="string">
            <text:p>Missiles</text:p>
          </table:table-cell>
          <table:table-cell office:value-type="string">
            <text:p>Misiles</text:p>
          </table:table-cell>
          <table:table-cell office:value-type="string">
            <text:p>Mísseis</text:p>
          </table:table-cell>
        </table:table-row>
        <table:table-row table:style-name="ro1">
          <table:table-cell office:value-type="string">
            <text:p>Missiles</text:p>
          </table:table-cell>
          <table:table-cell office:value-type="string">
            <text:p>Misiles</text:p>
          </table:table-cell>
          <table:table-cell office:value-type="string">
            <text:p>Mísseis</text:p>
          </table:table-cell>
        </table:table-row>
        <table:table-row table:style-name="ro1">
          <table:table-cell office:value-type="string">
            <text:p>Missiles</text:p>
          </table:table-cell>
          <table:table-cell office:value-type="string">
            <text:p>Misiles</text:p>
          </table:table-cell>
          <table:table-cell office:value-type="string">
            <text:p>Mísseis</text:p>
          </table:table-cell>
        </table:table-row>
        <table:table-row table:style-name="ro1">
          <table:table-cell office:value-type="string">
            <text:p>Bombs</text:p>
          </table:table-cell>
          <table:table-cell table:number-columns-repeated="2" office:value-type="string">
            <text:p>Bombas</text:p>
          </table:table-cell>
        </table:table-row>
        <table:table-row table:style-name="ro1">
          <table:table-cell office:value-type="string">
            <text:p>Torps</text:p>
          </table:table-cell>
          <table:table-cell office:value-type="string">
            <text:p>Torp.</text:p>
          </table:table-cell>
          <table:table-cell office:value-type="string">
            <text:p>Torpedos</text:p>
          </table:table-cell>
        </table:table-row>
        <table:table-row table:style-name="ro1">
          <table:table-cell office:value-type="string">
            <text:p>A-Air Gun</text:p>
          </table:table-cell>
          <table:table-cell office:value-type="string">
            <text:p>Ametr. A-Aérea</text:p>
          </table:table-cell>
          <table:table-cell office:value-type="string">
            <text:p>Mtr. Antiaéreo</text:p>
          </table:table-cell>
        </table:table-row>
        <table:table-row table:style-name="ro1">
          <table:table-cell office:value-type="string">
            <text:p>None</text:p>
          </table:table-cell>
          <table:table-cell table:number-columns-repeated="2" office:value-type="string">
            <text:p>Nada</text:p>
          </table:table-cell>
        </table:table-row>
        <table:table-row table:style-name="ro1">
          <table:table-cell office:value-type="string">
            <text:p>New Cannon</text:p>
          </table:table-cell>
          <table:table-cell office:value-type="string">
            <text:p>Nuevo Cañón</text:p>
          </table:table-cell>
          <table:table-cell office:value-type="string">
            <text:p>Novo Canhão</text:p>
          </table:table-cell>
        </table:table-row>
        <table:table-row table:style-name="ro1">
          <table:table-cell table:number-columns-repeated="2" office:value-type="string">
            <text:p>Neutral</text:p>
          </table:table-cell>
          <table:table-cell office:value-type="string">
            <text:p>Neutro</text:p>
          </table:table-cell>
        </table:table-row>
        <table:table-row table:style-name="ro1">
          <table:table-cell office:value-type="string">
            <text:p>Orange Star</text:p>
          </table:table-cell>
          <table:table-cell office:value-type="string">
            <text:p>Orange Star</text:p>
          </table:table-cell>
          <table:table-cell office:value-type="string">
            <text:p>Orange Star</text:p>
          </table:table-cell>
        </table:table-row>
        <table:table-row table:style-name="ro1">
          <table:table-cell table:number-columns-repeated="3" office:value-type="string">
            <text:p>Blue Moon</text:p>
          </table:table-cell>
        </table:table-row>
        <table:table-row table:style-name="ro1">
          <table:table-cell office:value-type="string">
            <text:p>Green Earth</text:p>
          </table:table-cell>
          <table:table-cell office:value-type="string">
            <text:p>Green Earth</text:p>
          </table:table-cell>
          <table:table-cell office:value-type="string">
            <text:p>Green Earth</text:p>
          </table:table-cell>
        </table:table-row>
        <table:table-row table:style-name="ro1">
          <table:table-cell office:value-type="string">
            <text:p>Yellow Comet</text:p>
          </table:table-cell>
          <table:table-cell office:value-type="string">
            <text:p>Yellow Comet</text:p>
          </table:table-cell>
          <table:table-cell office:value-type="string">
            <text:p>Yellow Comet</text:p>
          </table:table-cell>
        </table:table-row>
        <table:table-row table:style-name="ro1">
          <table:table-cell office:value-type="string">
            <text:p>Black Hole</text:p>
          </table:table-cell>
          <table:table-cell office:value-type="string">
            <text:p>Black Hole</text:p>
          </table:table-cell>
          <table:table-cell office:value-type="string">
            <text:p>Black Hole</text:p>
          </table:table-cell>
        </table:table-row>
        <table:table-row table:style-name="ro1">
          <table:table-cell office:value-type="string">
            <text:p>Lucky Star</text:p>
          </table:table-cell>
          <table:table-cell office:value-type="string">
            <text:p>Hiperestrella</text:p>
          </table:table-cell>
          <table:table-cell office:value-type="string">
            <text:p>Hiper Estrela</text:p>
          </table:table-cell>
        </table:table-row>
        <table:table-row table:style-name="ro1">
          <table:table-cell office:value-type="string">
            <text:p>Lady Luck</text:p>
          </table:table-cell>
          <table:table-cell office:value-type="string">
            <text:p>Señora Fortuna</text:p>
          </table:table-cell>
          <table:table-cell office:value-type="string">
            <text:p>Senhora Sortuda</text:p>
          </table:table-cell>
        </table:table-row>
        <table:table-row table:style-name="ro1">
          <table:table-cell office:value-type="string">
            <text:p>Hyper Repair</text:p>
          </table:table-cell>
          <table:table-cell office:value-type="string">
            <text:p>Mega Reparación</text:p>
          </table:table-cell>
          <table:table-cell office:value-type="string">
            <text:p>Mega Reparação</text:p>
          </table:table-cell>
        </table:table-row>
        <table:table-row table:style-name="ro1">
          <table:table-cell office:value-type="string">
            <text:p>Hyper Upgrade</text:p>
          </table:table-cell>
          <table:table-cell table:number-columns-repeated="2" office:value-type="string">
            <text:p>Impulso Técnico</text:p>
          </table:table-cell>
        </table:table-row>
        <table:table-row table:style-name="ro1">
          <table:table-cell office:value-type="string">
            <text:p>Double Time</text:p>
          </table:table-cell>
          <table:table-cell office:value-type="string">
            <text:p>Superavance</text:p>
          </table:table-cell>
          <table:table-cell office:value-type="string">
            <text:p>Super Avanço</text:p>
          </table:table-cell>
        </table:table-row>
        <table:table-row table:style-name="ro1">
          <table:table-cell office:value-type="string">
            <text:p>Victory March</text:p>
          </table:table-cell>
          <table:table-cell table:number-columns-repeated="2" office:value-type="string">
            <text:p>Marcha Triunfal</text:p>
          </table:table-cell>
        </table:table-row>
        <table:table-row table:style-name="ro1">
          <table:table-cell office:value-type="string">
            <text:p>Max Force</text:p>
          </table:table-cell>
          <table:table-cell office:value-type="string">
            <text:p>Maxfuerza</text:p>
          </table:table-cell>
          <table:table-cell office:value-type="string">
            <text:p>Força Máxima</text:p>
          </table:table-cell>
        </table:table-row>
        <table:table-row table:style-name="ro1">
          <table:table-cell office:value-type="string">
            <text:p>Max Blast</text:p>
          </table:table-cell>
          <table:table-cell table:number-columns-repeated="2" office:value-type="string">
            <text:p>Onda Expansiva</text:p>
          </table:table-cell>
        </table:table-row>
        <table:table-row table:style-name="ro1">
          <table:table-cell office:value-type="string">
            <text:p>Barter</text:p>
          </table:table-cell>
          <table:table-cell office:value-type="string">
            <text:p>Trueque</text:p>
          </table:table-cell>
          <table:table-cell office:value-type="string">
            <text:p>Troca</text:p>
          </table:table-cell>
        </table:table-row>
        <table:table-row table:style-name="ro1">
          <table:table-cell office:value-type="string">
            <text:p>Merchant Union</text:p>
          </table:table-cell>
          <table:table-cell table:number-columns-repeated="2" office:value-type="string">
            <text:p>Sindicato</text:p>
          </table:table-cell>
        </table:table-row>
        <table:table-row table:style-name="ro1">
          <table:table-cell office:value-type="string">
            <text:p>Gold Rush</text:p>
          </table:table-cell>
          <table:table-cell office:value-type="string">
            <text:p>Fiebre del Oro</text:p>
          </table:table-cell>
          <table:table-cell office:value-type="string">
            <text:p>Febre do Ouro</text:p>
          </table:table-cell>
        </table:table-row>
        <table:table-row table:style-name="ro1">
          <table:table-cell office:value-type="string">
            <text:p>Power of Money</text:p>
          </table:table-cell>
          <table:table-cell office:value-type="string">
            <text:p>Poder del Dinero</text:p>
          </table:table-cell>
          <table:table-cell office:value-type="string">
            <text:p>Poder do Dinheiro</text:p>
          </table:table-cell>
        </table:table-row>
        <table:table-row table:style-name="ro1">
          <table:table-cell office:value-type="string">
            <text:p>Snipe Attack</text:p>
          </table:table-cell>
          <table:table-cell table:number-columns-repeated="2" office:value-type="string">
            <text:p>Emboscada</text:p>
          </table:table-cell>
        </table:table-row>
        <table:table-row table:style-name="ro1">
          <table:table-cell office:value-type="string">
            <text:p>Super Snipe</text:p>
          </table:table-cell>
          <table:table-cell office:value-type="string">
            <text:p>Camuflaje</text:p>
          </table:table-cell>
          <table:table-cell office:value-type="string">
            <text:p>Camuflagem</text:p>
          </table:table-cell>
        </table:table-row>
        <table:table-row table:style-name="ro1">
          <table:table-cell office:value-type="string">
            <text:p>Blizzard</text:p>
          </table:table-cell>
          <table:table-cell office:value-type="string">
            <text:p>Ventisca</text:p>
          </table:table-cell>
          <table:table-cell office:value-type="string">
            <text:p>Nevasca</text:p>
          </table:table-cell>
        </table:table-row>
        <table:table-row table:style-name="ro1">
          <table:table-cell office:value-type="string">
            <text:p>Winter Fury</text:p>
          </table:table-cell>
          <table:table-cell office:value-type="string">
            <text:p>Furia Invernal</text:p>
          </table:table-cell>
          <table:table-cell office:value-type="string">
            <text:p>Fúria Invernal</text:p>
          </table:table-cell>
        </table:table-row>
        <table:table-row table:style-name="ro1">
          <table:table-cell office:value-type="string">
            <text:p>Morale Boost</text:p>
          </table:table-cell>
          <table:table-cell office:value-type="string">
            <text:p>Fuerza Moral</text:p>
          </table:table-cell>
          <table:table-cell office:value-type="string">
            <text:p>Força Moral</text:p>
          </table:table-cell>
        </table:table-row>
        <table:table-row table:style-name="ro1">
          <table:table-cell office:value-type="string">
            <text:p>Samurai Spirit</text:p>
          </table:table-cell>
          <table:table-cell office:value-type="string">
            <text:p>Espíritu Samurai</text:p>
          </table:table-cell>
          <table:table-cell office:value-type="string">
            <text:p>Espírito Samurai</text:p>
          </table:table-cell>
        </table:table-row>
        <table:table-row table:style-name="ro1">
          <table:table-cell office:value-type="string">
            <text:p>Enhanced Vision</text:p>
          </table:table-cell>
          <table:table-cell office:value-type="string">
            <text:p>Ultravisión</text:p>
          </table:table-cell>
          <table:table-cell office:value-type="string">
            <text:p>Ultra Visão</text:p>
          </table:table-cell>
        </table:table-row>
        <table:table-row table:style-name="ro1">
          <table:table-cell office:value-type="string">
            <text:p>Counter Break</text:p>
          </table:table-cell>
          <table:table-cell office:value-type="string">
            <text:p>Contraataque</text:p>
          </table:table-cell>
          <table:table-cell office:value-type="string">
            <text:p>Contra Ataque</text:p>
          </table:table-cell>
        </table:table-row>
        <table:table-row table:style-name="ro1">
          <table:table-cell office:value-type="string">
            <text:p>Copter Command</text:p>
          </table:table-cell>
          <table:table-cell office:value-type="string">
            <text:p>Misión Aérea</text:p>
          </table:table-cell>
          <table:table-cell office:value-type="string">
            <text:p>Missão Aérea</text:p>
          </table:table-cell>
        </table:table-row>
        <table:table-row table:style-name="ro1">
          <table:table-cell office:value-type="string">
            <text:p>Airborne Assault</text:p>
          </table:table-cell>
          <table:table-cell office:value-type="string">
            <text:p>Asalto Aéreo</text:p>
          </table:table-cell>
          <table:table-cell office:value-type="string">
            <text:p>Assalto Aéreo</text:p>
          </table:table-cell>
        </table:table-row>
        <table:table-row table:style-name="ro1">
          <table:table-cell office:value-type="string">
            <text:p>Lightning Drive</text:p>
          </table:table-cell>
          <table:table-cell office:value-type="string">
            <text:p>Asalto Relámpago</text:p>
          </table:table-cell>
          <table:table-cell office:value-type="string">
            <text:p>Assalto Relâmpago</text:p>
          </table:table-cell>
        </table:table-row>
        <table:table-row table:style-name="ro1">
          <table:table-cell office:value-type="string">
            <text:p>Lightning Strike</text:p>
          </table:table-cell>
          <table:table-cell office:value-type="string">
            <text:p>Ataque Relámpago</text:p>
          </table:table-cell>
          <table:table-cell office:value-type="string">
            <text:p>Ataque Relâmpago</text:p>
          </table:table-cell>
        </table:table-row>
        <table:table-row table:style-name="ro1">
          <table:table-cell table:number-columns-repeated="3" office:value-type="string">
            <text:p>Tsunami</text:p>
          </table:table-cell>
        </table:table-row>
        <table:table-row table:style-name="ro1">
          <table:table-cell office:value-type="string">
            <text:p>Typhoon</text:p>
          </table:table-cell>
          <table:table-cell office:value-type="string">
            <text:p>Tifón</text:p>
          </table:table-cell>
          <table:table-cell office:value-type="string">
            <text:p>Tifão</text:p>
          </table:table-cell>
        </table:table-row>
        <table:table-row table:style-name="ro1">
          <table:table-cell office:value-type="string">
            <text:p>Turbo Charge</text:p>
          </table:table-cell>
          <table:table-cell table:number-columns-repeated="2" office:value-type="string">
            <text:p>Turbo</text:p>
          </table:table-cell>
        </table:table-row>
        <table:table-row table:style-name="ro1">
          <table:table-cell office:value-type="string">
            <text:p>Overdrive</text:p>
          </table:table-cell>
          <table:table-cell office:value-type="string">
            <text:p>Superturbo</text:p>
          </table:table-cell>
          <table:table-cell office:value-type="string">
            <text:p>Super Turbo</text:p>
          </table:table-cell>
        </table:table-row>
        <table:table-row table:style-name="ro1">
          <table:table-cell office:value-type="string">
            <text:p>Brute Force</text:p>
          </table:table-cell>
          <table:table-cell office:value-type="string">
            <text:p>Fuerza Bruta</text:p>
          </table:table-cell>
          <table:table-cell office:value-type="string">
            <text:p>Força Bruta</text:p>
          </table:table-cell>
        </table:table-row>
        <table:table-row table:style-name="ro1">
          <table:table-cell office:value-type="string">
            <text:p>Barbaric Blow</text:p>
          </table:table-cell>
          <table:table-cell table:number-columns-repeated="2" office:value-type="string">
            <text:p>Golpe Bárbaro</text:p>
          </table:table-cell>
        </table:table-row>
        <table:table-row table:style-name="ro1">
          <table:table-cell office:value-type="string">
            <text:p>Terrain Tactics</text:p>
          </table:table-cell>
          <table:table-cell office:value-type="string">
            <text:p>Táctica de Campo</text:p>
          </table:table-cell>
          <table:table-cell office:value-type="string">
            <text:p>Tética de Campo</text:p>
          </table:table-cell>
        </table:table-row>
        <table:table-row table:style-name="ro1">
          <table:table-cell office:value-type="string">
            <text:p>Prime Tactics</text:p>
          </table:table-cell>
          <table:table-cell office:value-type="string">
            <text:p>Táctica Superior</text:p>
          </table:table-cell>
          <table:table-cell office:value-type="string">
            <text:p>Tática Superior</text:p>
          </table:table-cell>
        </table:table-row>
        <table:table-row table:style-name="ro1">
          <table:table-cell office:value-type="string">
            <text:p>Sideslip</text:p>
          </table:table-cell>
          <table:table-cell office:value-type="string">
            <text:p>Viento Lateral</text:p>
          </table:table-cell>
          <table:table-cell office:value-type="string">
            <text:p>Vento Lateral</text:p>
          </table:table-cell>
        </table:table-row>
        <table:table-row table:style-name="ro1">
          <table:table-cell office:value-type="string">
            <text:p>Snakebite</text:p>
          </table:table-cell>
          <table:table-cell office:value-type="string">
            <text:p>Escuadrón Mortal</text:p>
          </table:table-cell>
          <table:table-cell office:value-type="string">
            <text:p>Esquadrão Mortal</text:p>
          </table:table-cell>
        </table:table-row>
        <table:table-row table:style-name="ro1">
          <table:table-cell office:value-type="string">
            <text:p>Black Wave</text:p>
          </table:table-cell>
          <table:table-cell office:value-type="string">
            <text:p>Ola Negra</text:p>
          </table:table-cell>
          <table:table-cell office:value-type="string">
            <text:p>Onda Negra</text:p>
          </table:table-cell>
        </table:table-row>
        <table:table-row table:style-name="ro1">
          <table:table-cell office:value-type="string">
            <text:p>Black Storm</text:p>
          </table:table-cell>
          <table:table-cell table:number-columns-repeated="2" office:value-type="string">
            <text:p>Tormenta Negr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eteor Strike</text:p>
          </table:table-cell>
          <table:table-cell office:value-type="string">
            <text:p>Meteoroataque</text:p>
          </table:table-cell>
          <table:table-cell office:value-type="string">
            <text:p>Ataque Meteoro</text:p>
          </table:table-cell>
        </table:table-row>
        <table:table-row table:style-name="ro1">
          <table:table-cell office:value-type="string">
            <text:p>$09$8aUnit</text:p>
          </table:table-cell>
          <table:table-cell office:value-type="string">
            <text:p>$09$8aUnidad</text:p>
          </table:table-cell>
          <table:table-cell office:value-type="string">
            <text:p>$09$8aUnidade</text:p>
          </table:table-cell>
        </table:table-row>
        <table:table-row table:style-name="ro1">
          <table:table-cell office:value-type="string">
            <text:p>$09$86Intel</text:p>
          </table:table-cell>
          <table:table-cell table:number-columns-repeated="2" office:value-type="string">
            <text:p>$09$86Info.</text:p>
          </table:table-cell>
        </table:table-row>
        <table:table-row table:style-name="ro1">
          <table:table-cell office:value-type="string">
            <text:p>$09$8fPower</text:p>
          </table:table-cell>
          <table:table-cell table:number-columns-repeated="2" office:value-type="string">
            <text:p>$09$8fPoder</text:p>
          </table:table-cell>
        </table:table-row>
        <table:table-row table:style-name="ro1">
          <table:table-cell office:value-type="string">
            <text:p>$09$87Save</text:p>
          </table:table-cell>
          <table:table-cell table:number-columns-repeated="2" office:value-type="string">
            <text:p>$09$87Guardar</text:p>
          </table:table-cell>
        </table:table-row>
        <table:table-row table:style-name="ro1">
          <table:table-cell office:value-type="string">
            <text:p>$09$88Options</text:p>
          </table:table-cell>
          <table:table-cell office:value-type="string">
            <text:p>$09$88Opciones</text:p>
          </table:table-cell>
          <table:table-cell office:value-type="string">
            <text:p>$09$88Opções</text:p>
          </table:table-cell>
        </table:table-row>
        <table:table-row table:style-name="ro1">
          <table:table-cell office:value-type="string">
            <text:p>$09$8bEnd</text:p>
          </table:table-cell>
          <table:table-cell office:value-type="string">
            <text:p>$09$8bFin</text:p>
          </table:table-cell>
          <table:table-cell office:value-type="string">
            <text:p>$09$8bFim</text:p>
          </table:table-cell>
        </table:table-row>
        <table:table-row table:style-name="ro1">
          <table:table-cell office:value-type="string">
            <text:p>$09$81Terms</text:p>
          </table:table-cell>
          <table:table-cell table:number-columns-repeated="2" office:value-type="string">
            <text:p>$09$81Términos</text:p>
          </table:table-cell>
        </table:table-row>
        <table:table-row table:style-name="ro1">
          <table:table-cell office:value-type="string">
            <text:p>$09$86Status</text:p>
          </table:table-cell>
          <table:table-cell table:number-columns-repeated="2" office:value-type="string">
            <text:p>$09$86Estado</text:p>
          </table:table-cell>
        </table:table-row>
        <table:table-row table:style-name="ro1">
          <table:table-cell office:value-type="string">
            <text:p>$09$94CO</text:p>
          </table:table-cell>
          <table:table-cell office:value-type="string">
            <text:p>$09$94OJ</text:p>
          </table:table-cell>
          <table:table-cell office:value-type="string">
            <text:p>$09$94OC</text:p>
          </table:table-cell>
        </table:table-row>
        <table:table-row table:style-name="ro1">
          <table:table-cell office:value-type="string">
            <text:p>$09$88Rules</text:p>
          </table:table-cell>
          <table:table-cell office:value-type="string">
            <text:p>$09$88Reglas</text:p>
          </table:table-cell>
          <table:table-cell office:value-type="string">
            <text:p>$09$88Regras</text:p>
          </table:table-cell>
        </table:table-row>
        <table:table-row table:style-name="ro1">
          <table:table-cell office:value-type="string">
            <text:p>$09$93Music On$1c</text:p>
          </table:table-cell>
          <table:table-cell table:number-columns-repeated="2" office:value-type="string">
            <text:p>$09$93Música$1f$1f</text:p>
          </table:table-cell>
        </table:table-row>
        <table:table-row table:style-name="ro1">
          <table:table-cell office:value-type="string">
            <text:p>$09$93Music Off</text:p>
          </table:table-cell>
          <table:table-cell office:value-type="string">
            <text:p>$09$93Sin música$1a</text:p>
          </table:table-cell>
          <table:table-cell office:value-type="string">
            <text:p>$09$93Sem música</text:p>
          </table:table-cell>
        </table:table-row>
        <table:table-row table:style-name="ro1">
          <table:table-cell office:value-type="string">
            <text:p>$09$91Visual A</text:p>
          </table:table-cell>
          <table:table-cell table:number-columns-repeated="2" office:value-type="string">
            <text:p>$09$91Animac. A</text:p>
          </table:table-cell>
        </table:table-row>
        <table:table-row table:style-name="ro1">
          <table:table-cell office:value-type="string">
            <text:p>$09$91Visual B</text:p>
          </table:table-cell>
          <table:table-cell table:number-columns-repeated="2" office:value-type="string">
            <text:p>$09$91Animac. B</text:p>
          </table:table-cell>
        </table:table-row>
        <table:table-row table:style-name="ro1">
          <table:table-cell office:value-type="string">
            <text:p>$09$91Visual C</text:p>
          </table:table-cell>
          <table:table-cell table:number-columns-repeated="2" office:value-type="string">
            <text:p>$09$91Animac. C</text:p>
          </table:table-cell>
        </table:table-row>
        <table:table-row table:style-name="ro1">
          <table:table-cell office:value-type="string">
            <text:p>$09$91No Visual</text:p>
          </table:table-cell>
          <table:table-cell office:value-type="string">
            <text:p>$09$91Sin animac.</text:p>
          </table:table-cell>
          <table:table-cell office:value-type="string">
            <text:p>$09$91Sem anim.</text:p>
          </table:table-cell>
        </table:table-row>
        <table:table-row table:style-name="ro1">
          <table:table-cell office:value-type="string">
            <text:p>$09$84Delete</text:p>
          </table:table-cell>
          <table:table-cell office:value-type="string">
            <text:p>$09$84Borrar</text:p>
          </table:table-cell>
          <table:table-cell office:value-type="string">
            <text:p>$09$84Apagar</text:p>
          </table:table-cell>
        </table:table-row>
        <table:table-row table:style-name="ro1">
          <table:table-cell office:value-type="string">
            <text:p>$09$8cYield</text:p>
          </table:table-cell>
          <table:table-cell office:value-type="string">
            <text:p>$09$8cRendición</text:p>
          </table:table-cell>
          <table:table-cell office:value-type="string">
            <text:p>$09$8cRendição</text:p>
          </table:table-cell>
        </table:table-row>
        <table:table-row table:style-name="ro1">
          <table:table-cell office:value-type="string">
            <text:p>Exit Map</text:p>
          </table:table-cell>
          <table:table-cell office:value-type="string">
            <text:p>Salir Mapa</text:p>
          </table:table-cell>
          <table:table-cell office:value-type="string">
            <text:p>Sair Mapa</text:p>
          </table:table-cell>
        </table:table-row>
        <table:table-row table:style-name="ro1">
          <table:table-cell office:value-type="string">
            <text:p>$09$8cVictory</text:p>
          </table:table-cell>
          <table:table-cell office:value-type="string">
            <text:p>$09$8cVictoria</text:p>
          </table:table-cell>
          <table:table-cell office:value-type="string">
            <text:p>$09$8cVitória</text:p>
          </table:table-cell>
        </table:table-row>
        <table:table-row table:style-name="ro1">
          <table:table-cell office:value-type="string">
            <text:p>$09$8eClimate</text:p>
          </table:table-cell>
          <table:table-cell table:number-columns-repeated="2" office:value-type="string">
            <text:p>$09$8eClima</text:p>
          </table:table-cell>
        </table:table-row>
        <table:table-row table:style-name="ro1">
          <table:table-cell office:value-type="string">
            <text:p>$09$81Fire</text:p>
          </table:table-cell>
          <table:table-cell office:value-type="string">
            <text:p>$09$81Fuego</text:p>
          </table:table-cell>
          <table:table-cell office:value-type="string">
            <text:p>$09$81Disparar</text:p>
          </table:table-cell>
        </table:table-row>
        <table:table-row table:style-name="ro1">
          <table:table-cell office:value-type="string">
            <text:p>$09$92Fire</text:p>
          </table:table-cell>
          <table:table-cell office:value-type="string">
            <text:p>$09$92Fuego</text:p>
          </table:table-cell>
          <table:table-cell office:value-type="string">
            <text:p>$09$92Disparar</text:p>
          </table:table-cell>
        </table:table-row>
        <table:table-row table:style-name="ro1">
          <table:table-cell office:value-type="string">
            <text:p>$09$80Capt</text:p>
          </table:table-cell>
          <table:table-cell table:number-columns-repeated="2" office:value-type="string">
            <text:p>$09$80Capt.</text:p>
          </table:table-cell>
        </table:table-row>
        <table:table-row table:style-name="ro1">
          <table:table-cell office:value-type="string">
            <text:p>$09$80Capt$19*</text:p>
          </table:table-cell>
          <table:table-cell office:value-type="string">
            <text:p>$09$80Capt.$19*</text:p>
          </table:table-cell>
          <table:table-cell office:value-type="string">
            <text:p>$09$80Capt$19*</text:p>
          </table:table-cell>
        </table:table-row>
        <table:table-row table:style-name="ro1">
          <table:table-cell office:value-type="string">
            <text:p>$09$83Load</text:p>
          </table:table-cell>
          <table:table-cell office:value-type="string">
            <text:p>$09$83Cargar</text:p>
          </table:table-cell>
          <table:table-cell office:value-type="string">
            <text:p>$09$83Carreg.</text:p>
          </table:table-cell>
        </table:table-row>
        <table:table-row table:style-name="ro1">
          <table:table-cell office:value-type="string">
            <text:p>#$80Drop</text:p>
          </table:table-cell>
          <table:table-cell office:value-type="string">
            <text:p>#$80Descar.</text:p>
          </table:table-cell>
          <table:table-cell office:value-type="string">
            <text:p>$0a$80Descar.</text:p>
          </table:table-cell>
        </table:table-row>
        <table:table-row table:style-name="ro1">
          <table:table-cell office:value-type="string">
            <text:p>#$81Drop</text:p>
          </table:table-cell>
          <table:table-cell office:value-type="string">
            <text:p>#$81Descar.</text:p>
          </table:table-cell>
          <table:table-cell office:value-type="string">
            <text:p>$0a$81Descar.</text:p>
          </table:table-cell>
        </table:table-row>
        <table:table-row table:style-name="ro1">
          <table:table-cell office:value-type="string">
            <text:p>$09$89Join</text:p>
          </table:table-cell>
          <table:table-cell table:number-columns-repeated="2" office:value-type="string">
            <text:p>$09$89Unir</text:p>
          </table:table-cell>
        </table:table-row>
        <table:table-row table:style-name="ro1">
          <table:table-cell office:value-type="string">
            <text:p>$09$85Supply</text:p>
          </table:table-cell>
          <table:table-cell office:value-type="string">
            <text:p>$09$85Sumin.</text:p>
          </table:table-cell>
          <table:table-cell office:value-type="string">
            <text:p>$09$85Suprir</text:p>
          </table:table-cell>
        </table:table-row>
        <table:table-row table:style-name="ro1">
          <table:table-cell office:value-type="string">
            <text:p>$09$82Wait</text:p>
          </table:table-cell>
          <table:table-cell table:number-columns-repeated="2" office:value-type="string">
            <text:p>$09$82Esperar</text:p>
          </table:table-cell>
        </table:table-row>
        <table:table-row table:style-name="ro1">
          <table:table-cell office:value-type="string">
            <text:p>$09$8dDive</text:p>
          </table:table-cell>
          <table:table-cell office:value-type="string">
            <text:p>$09$8dSum.</text:p>
          </table:table-cell>
          <table:table-cell office:value-type="string">
            <text:p>$09$8dMergul.</text:p>
          </table:table-cell>
        </table:table-row>
        <table:table-row table:style-name="ro1">
          <table:table-cell office:value-type="string">
            <text:p>$09$8eRise</text:p>
          </table:table-cell>
          <table:table-cell table:number-columns-repeated="2" office:value-type="string">
            <text:p>$09$8eEmer.</text:p>
          </table:table-cell>
        </table:table-row>
        <table:table-row table:style-name="ro1">
          <table:table-cell office:value-type="string">
            <text:p>$09$81Launch</text:p>
          </table:table-cell>
          <table:table-cell office:value-type="string">
            <text:p>$09$81Lanzar</text:p>
          </table:table-cell>
          <table:table-cell office:value-type="string">
            <text:p>$09$81Lançar</text:p>
          </table:table-cell>
        </table:table-row>
        <table:table-row table:style-name="ro1">
          <table:table-cell office:value-type="string">
            <text:p>$09$90Super</text:p>
          </table:table-cell>
          <table:table-cell office:value-type="string">
            <text:p>$09$90Súper</text:p>
          </table:table-cell>
          <table:table-cell office:value-type="string">
            <text:p>$09$90Super</text:p>
          </table:table-cell>
        </table:table-row>
        <table:table-row table:style-name="ro1"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Fora</text:p>
          </table:table-cell>
        </table:table-row>
        <table:table-row table:style-name="ro1">
          <table:table-cell office:value-type="string">
            <text:p>Plain</text:p>
          </table:table-cell>
          <table:table-cell office:value-type="string">
            <text:p>Llano</text:p>
          </table:table-cell>
          <table:table-cell office:value-type="string">
            <text:p>Planície</text:p>
          </table:table-cell>
        </table:table-row>
        <table:table-row table:style-name="ro1">
          <table:table-cell office:value-type="string">
            <text:p>River</text:p>
          </table:table-cell>
          <table:table-cell office:value-type="string">
            <text:p>Río</text:p>
          </table:table-cell>
          <table:table-cell office:value-type="string">
            <text:p>Rio</text:p>
          </table:table-cell>
        </table:table-row>
        <table:table-row table:style-name="ro1">
          <table:table-cell office:value-type="string">
            <text:p>Mt</text:p>
          </table:table-cell>
          <table:table-cell table:number-columns-repeated="2" office:value-type="string">
            <text:p>Mont.</text:p>
          </table:table-cell>
        </table:table-row>
        <table:table-row table:style-name="ro1">
          <table:table-cell office:value-type="string">
            <text:p>Wood</text:p>
          </table:table-cell>
          <table:table-cell table:number-columns-repeated="2" office:value-type="string">
            <text:p>Bosque</text:p>
          </table:table-cell>
        </table:table-row>
        <table:table-row table:style-name="ro1">
          <table:table-cell office:value-type="string">
            <text:p>Road</text:p>
          </table:table-cell>
          <table:table-cell office:value-type="string">
            <text:p>Carr.</text:p>
          </table:table-cell>
          <table:table-cell office:value-type="string">
            <text:p>Estrada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string">
            <text:p>Ciudad</text:p>
          </table:table-cell>
          <table:table-cell office:value-type="string">
            <text:p>Cidade</text:p>
          </table:table-cell>
        </table:table-row>
        <table:table-row table:style-name="ro1">
          <table:table-cell office:value-type="string">
            <text:p>Sea</text:p>
          </table:table-cell>
          <table:table-cell table:number-columns-repeated="2" office:value-type="string">
            <text:p>Mar</text:p>
          </table:table-cell>
        </table:table-row>
        <table:table-row table:style-name="ro1">
          <table:table-cell office:value-type="string">
            <text:p>HQ</text:p>
          </table:table-cell>
          <table:table-cell office:value-type="string">
            <text:p>CG</text:p>
          </table:table-cell>
          <table:table-cell office:value-type="string">
            <text:p>QG</text:p>
          </table:table-cell>
        </table:table-row>
        <table:table-row table:style-name="ro1">
          <table:table-cell office:value-type="string">
            <text:p>Airport</text:p>
          </table:table-cell>
          <table:table-cell office:value-type="string">
            <text:p>Aero.</text:p>
          </table:table-cell>
          <table:table-cell office:value-type="string">
            <text:p>Aero.</text:p>
          </table:table-cell>
        </table:table-row>
        <table:table-row table:style-name="ro1">
          <table:table-cell office:value-type="string">
            <text:p>Port</text:p>
          </table:table-cell>
          <table:table-cell office:value-type="string">
            <text:p>Puerto</text:p>
          </table:table-cell>
          <table:table-cell office:value-type="string">
            <text:p>Porto</text:p>
          </table:table-cell>
        </table:table-row>
        <table:table-row table:style-name="ro1">
          <table:table-cell office:value-type="string">
            <text:p>Bridge</text:p>
          </table:table-cell>
          <table:table-cell office:value-type="string">
            <text:p>Puente</text:p>
          </table:table-cell>
          <table:table-cell office:value-type="string">
            <text:p>Ponte</text:p>
          </table:table-cell>
        </table:table-row>
        <table:table-row table:style-name="ro1">
          <table:table-cell office:value-type="string">
            <text:p>Shoal</text:p>
          </table:table-cell>
          <table:table-cell office:value-type="string">
            <text:p>Playa</text:p>
          </table:table-cell>
          <table:table-cell office:value-type="string">
            <text:p>Praia</text:p>
          </table:table-cell>
        </table:table-row>
        <table:table-row table:style-name="ro1">
          <table:table-cell table:number-columns-repeated="3" office:value-type="string">
            <text:p>Base</text:p>
          </table:table-cell>
        </table:table-row>
        <table:table-row table:style-name="ro1">
          <table:table-cell office:value-type="string">
            <text:p>Pipeline</text:p>
          </table:table-cell>
          <table:table-cell office:value-type="string">
            <text:p>Tubería</text:p>
          </table:table-cell>
          <table:table-cell office:value-type="string">
            <text:p>Tubo</text:p>
          </table:table-cell>
        </table:table-row>
        <table:table-row table:style-name="ro1">
          <table:table-cell table:number-columns-repeated="3" office:value-type="string">
            <text:p>Silo</text:p>
          </table:table-cell>
        </table:table-row>
        <table:table-row table:style-name="ro1">
          <table:table-cell office:value-type="string">
            <text:p>Reef</text:p>
          </table:table-cell>
          <table:table-cell office:value-type="string">
            <text:p>Arrec.</text:p>
          </table:table-cell>
          <table:table-cell office:value-type="string">
            <text:p>Recife</text:p>
          </table:table-cell>
        </table:table-row>
        <table:table-row table:style-name="ro1">
          <table:table-cell office:value-type="string">
            <text:p>Lab</text:p>
          </table:table-cell>
          <table:table-cell office:value-type="string">
            <text:p>Lab.</text:p>
          </table:table-cell>
          <table:table-cell office:value-type="string">
            <text:p>Lab.</text:p>
          </table:table-cell>
        </table:table-row>
        <table:table-row table:style-name="ro1">
          <table:table-cell office:value-type="string">
            <text:p>Minicannon</text:p>
          </table:table-cell>
          <table:table-cell office:value-type="string">
            <text:p>Minicañón</text:p>
          </table:table-cell>
          <table:table-cell office:value-type="string">
            <text:p>Mini Canhão</text:p>
          </table:table-cell>
        </table:table-row>
        <table:table-row table:style-name="ro1">
          <table:table-cell office:value-type="string">
            <text:p>Cannon</text:p>
          </table:table-cell>
          <table:table-cell office:value-type="string">
            <text:p>Cañón</text:p>
          </table:table-cell>
          <table:table-cell office:value-type="string">
            <text:p>Canhão</text:p>
          </table:table-cell>
        </table:table-row>
        <table:table-row table:style-name="ro1">
          <table:table-cell office:value-type="string">
            <text:p>Laser</text:p>
          </table:table-cell>
          <table:table-cell office:value-type="string">
            <text:p>Láser</text:p>
          </table:table-cell>
          <table:table-cell office:value-type="string">
            <text:p>Laser</text:p>
          </table:table-cell>
        </table:table-row>
        <table:table-row table:style-name="ro1">
          <table:table-cell office:value-type="string">
            <text:p>Volcano</text:p>
          </table:table-cell>
          <table:table-cell office:value-type="string">
            <text:p>Volcán</text:p>
          </table:table-cell>
          <table:table-cell office:value-type="string">
            <text:p>Vulcão</text:p>
          </table:table-cell>
        </table:table-row>
        <table:table-row table:style-name="ro1">
          <table:table-cell office:value-type="string">
            <text:p>Factory</text:p>
          </table:table-cell>
          <table:table-cell table:number-columns-repeated="2" office:value-type="string">
            <text:p>Fábrica</text:p>
          </table:table-cell>
        </table:table-row>
        <table:table-row table:style-name="ro1">
          <table:table-cell office:value-type="string">
            <text:p>Deathray</text:p>
          </table:table-cell>
          <table:table-cell table:number-columns-repeated="2" office:value-type="string">
            <text:p>Fulminador</text:p>
          </table:table-cell>
        </table:table-row>
        <table:table-row table:style-name="ro1">
          <table:table-cell office:value-type="string">
            <text:p>Blocked</text:p>
          </table:table-cell>
          <table:table-cell table:number-columns-repeated="2" office:value-type="string">
            <text:p>Bloqueado</text:p>
          </table:table-cell>
        </table:table-row>
        <table:table-row table:style-name="ro1">
          <table:table-cell office:value-type="string">
            <text:p>A rich, green plain.#Easy to traverse,#but offers little#defensive cover.</text:p>
          </table:table-cell>
          <table:table-cell office:value-type="string">
            <text:p>Planicie verde.#Fácil de atravesar,#pero ofrece poca#protección.</text:p>
          </table:table-cell>
          <table:table-cell office:value-type="string">
            <text:p>Planície verde.#Fácil de atravessar,#mas oferece pouca#proteção.</text:p>
          </table:table-cell>
        </table:table-row>
        <table:table-row table:style-name="ro1">
          <table:table-cell office:value-type="string">
            <text:p>A gentle, flowing#river. Only infantry#units can ford#rivers.</text:p>
          </table:table-cell>
          <table:table-cell office:value-type="string">
            <text:p>Río.#Sólo la infantería#puede vadear#los ríos.</text:p>
          </table:table-cell>
          <table:table-cell office:value-type="string">
            <text:p>Um formoso Rio.#Apenas a infantaria#pode atravessar#rios.</text:p>
          </table:table-cell>
        </table:table-row>
        <table:table-row table:style-name="ro1">
          <table:table-cell office:value-type="string">
            <text:p>A steep mountain.#Infantry units add#3 to their vision#range from here.</text:p>
          </table:table-cell>
          <table:table-cell office:value-type="string">
            <text:p>Montaña.#La infantería#añade 3 a su#rango de visión.</text:p>
          </table:table-cell>
          <table:table-cell office:value-type="string">
            <text:p>Montanha. Unidades#de infantaria#recebem 3 em sua#distância de visão.</text:p>
          </table:table-cell>
        </table:table-row>
        <table:table-row table:style-name="ro1">
          <table:table-cell office:value-type="string">
            <text:p>In Fog of War, units#hidden here can only#be seen by adjacent#units and air units.</text:p>
          </table:table-cell>
          <table:table-cell office:value-type="string">
            <text:p>En Niebla de Guerra#sólo pueden verse#unidades escondidas#en posición contigua.</text:p>
          </table:table-cell>
          <table:table-cell office:value-type="string">
            <text:p>Na Neblina de Guerra,#aqui só podem ser vis-#tas por unidades ad-#jacentes ou aéreas.</text:p>
          </table:table-cell>
        </table:table-row>
        <table:table-row table:style-name="ro1">
          <table:table-cell office:value-type="string">
            <text:p>A paved road.#Easy to traverse,#but offers little#defensive cover.</text:p>
          </table:table-cell>
          <table:table-cell office:value-type="string">
            <text:p>Carretera.#Fácil de atravesar,#pero no ofrece#ninguna protección.</text:p>
          </table:table-cell>
          <table:table-cell office:value-type="string">
            <text:p>Rua pavimentada.#Fácil de atravessar,#mas não oferece#proteção.</text:p>
          </table:table-cell>
        </table:table-row>
        <table:table-row table:style-name="ro1">
          <table:table-cell office:value-type="string">
            <text:p>A normal city.#Ground units gain#supplies and HP#in allied cities.</text:p>
          </table:table-cell>
          <table:table-cell office:value-type="string">
            <text:p>Ciudad normal.#Las tropas de#tierra recuperan#suministros y PV.</text:p>
          </table:table-cell>
          <table:table-cell office:value-type="string">
            <text:p>Cidade normal.#As tropas terrestres#recuperam PV e#suprimentos.</text:p>
          </table:table-cell>
        </table:table-row>
        <table:table-row table:style-name="ro1">
          <table:table-cell office:value-type="string">
            <text:p>A body of water.#Only naval and#air units can#traverse seas.</text:p>
          </table:table-cell>
          <table:table-cell office:value-type="string">
            <text:p>Agua. Sólo#las unidades navales#y aéreas pueden#cruzar el mar.</text:p>
          </table:table-cell>
          <table:table-cell office:value-type="string">
            <text:p>Água. Somente#unidades navais#e aéreas podem#cruzar o mar.</text:p>
          </table:table-cell>
        </table:table-row>
        <table:table-row table:style-name="ro1">
          <table:table-cell office:value-type="string">
            <text:p>An army HQ. Battle#ends if it's $83captured$80.#Ground units get HP#and supplies here.</text:p>
          </table:table-cell>
          <table:table-cell office:value-type="string">
            <text:p>CG de un ejército.#La batalla termina#si se $83captura$80.</text:p>
          </table:table-cell>
          <table:table-cell office:value-type="string">
            <text:p>QG do exército. Aca-#ba ao ser $83capturado$80.#Supre PV e suprimen-#tos à unidades terr.</text:p>
          </table:table-cell>
        </table:table-row>
        <table:table-row table:style-name="ro1">
          <table:table-cell office:value-type="string">
            <text:p>An air base. Allied#bases deploy, supply,#and restore HP#to air units.</text:p>
          </table:table-cell>
          <table:table-cell office:value-type="string">
            <text:p>Base aérea.#Despliega, abastece#y repone PV a las#unidades aéreas.</text:p>
          </table:table-cell>
          <table:table-cell office:value-type="string">
            <text:p>Base aérea.#Remaneja, abastece#e repõem PV às#unidades aéreas.</text:p>
          </table:table-cell>
        </table:table-row>
        <table:table-row table:style-name="ro1">
          <table:table-cell office:value-type="string">
            <text:p>A naval base. Allied#bases deploy, supply,#and restore HP#to naval units.</text:p>
          </table:table-cell>
          <table:table-cell office:value-type="string">
            <text:p>Base naval.#Despliega, abastece#y repone PV a las#unidades navales.</text:p>
          </table:table-cell>
          <table:table-cell office:value-type="string">
            <text:p>A naval base. Allied#bases deploy, supply,#and restore HP#to naval units.</text:p>
          </table:table-cell>
        </table:table-row>
        <table:table-row table:style-name="ro1">
          <table:table-cell office:value-type="string">
            <text:p>A bridge allows#units to traverse#rivers, but offers#no terrain benefits.</text:p>
          </table:table-cell>
          <table:table-cell office:value-type="string">
            <text:p>Los puentes#permiten a#las unidades#atravesar ríos.</text:p>
          </table:table-cell>
          <table:table-cell office:value-type="string">
            <text:p>A bridge allows#units to traverse#rivers, but offers#no terrain benefits.</text:p>
          </table:table-cell>
        </table:table-row>
        <table:table-row table:style-name="ro1">
          <table:table-cell office:value-type="string">
            <text:p>A sandy shoal.#$82Lander$80 units#load and unload#units here.</text:p>
          </table:table-cell>
          <table:table-cell office:value-type="string">
            <text:p>Playa. Los#$82cargueros$80 pueden#cargar y descargar#unidades aquí.</text:p>
          </table:table-cell>
          <table:table-cell office:value-type="string">
            <text:p>A sandy shoal.#$82Lander$80 units#load and unload#units here.</text:p>
          </table:table-cell>
        </table:table-row>
        <table:table-row table:style-name="ro1">
          <table:table-cell office:value-type="string">
            <text:p>A base. Allied bases#deploy, supply,#and restore HP#to ground units.</text:p>
          </table:table-cell>
          <table:table-cell office:value-type="string">
            <text:p>Base. Despliega,#abastece y repone#PV a las unidades#de tierra.</text:p>
          </table:table-cell>
          <table:table-cell office:value-type="string">
            <text:p>A base. Allied bases#deploy, supply,#and restore HP#to ground units.</text:p>
          </table:table-cell>
        </table:table-row>
        <table:table-row table:style-name="ro1">
          <table:table-cell office:value-type="string">
            <text:p>A Black Hole pipeline.#Thick armor renders#it indestructible. No#units can pass it.</text:p>
          </table:table-cell>
          <table:table-cell office:value-type="string">
            <text:p>Tubería de Black#Hole. Su revestimiento#la hace indestructible.#No se puede cruzar.</text:p>
          </table:table-cell>
          <table:table-cell office:value-type="string">
            <text:p>A Black Hole pipeline.#Thick armor renders#it indestructible. No#units can pass it.</text:p>
          </table:table-cell>
        </table:table-row>
        <table:table-row table:style-name="ro1">
          <table:table-cell office:value-type="string">
            <text:p>A Black Hole pipeline.#The armor is weaker#here than on other#sections of the pipe.</text:p>
          </table:table-cell>
          <table:table-cell office:value-type="string">
            <text:p>Tubería de Black#Hole. El blindaje es#menos resistente#en esta zona.</text:p>
          </table:table-cell>
          <table:table-cell office:value-type="string">
            <text:p>A Black Hole pipeline.#The armor is weaker#here than on other#sections of the pipe.</text:p>
          </table:table-cell>
        </table:table-row>
        <table:table-row table:style-name="ro1">
          <table:table-cell office:value-type="string">
            <text:p>A missile silo. Has a#huge blast radius &amp;#unlimited range, but#can only fire once.</text:p>
          </table:table-cell>
          <table:table-cell office:value-type="string">
            <text:p>Silo de misiles. Su#radio de acción es#enorme, pero sólo se#puede usar una vez.</text:p>
          </table:table-cell>
          <table:table-cell office:value-type="string">
            <text:p>A missile silo. Has a#huge blast radius &amp;#unlimited range, but#can only fire once.</text:p>
          </table:table-cell>
        </table:table-row>
        <table:table-row table:style-name="ro1">
          <table:table-cell office:value-type="string">
            <text:p>In Fog of War, units#hidden here can only#be seen by adjacent#units and air units.</text:p>
          </table:table-cell>
          <table:table-cell office:value-type="string">
            <text:p>En Niebla de Guerra#sólo pueden verse#unidades escondidas#en posición contigua.</text:p>
          </table:table-cell>
          <table:table-cell office:value-type="string">
            <text:p>Na Neblina de Guerra,#aqui só podem ser vis-#tas por unidades ad-#jacentes ou aéreas.</text:p>
          </table:table-cell>
        </table:table-row>
        <table:table-row table:style-name="ro1">
          <table:table-cell office:value-type="string">
            <text:p>A Black Hole lab.#New tank designs#are currently being#researched here.</text:p>
          </table:table-cell>
          <table:table-cell office:value-type="string">
            <text:p>Laboratorio de Black#Hole. Actualmente#trabajan en nuevos#diseños de tanques.</text:p>
          </table:table-cell>
          <table:table-cell office:value-type="string">
            <text:p>A Black Hole lab.#New tank designs#are currently being#researched here.</text:p>
          </table:table-cell>
        </table:table-row>
        <table:table-row table:style-name="ro1">
          <table:table-cell office:value-type="string">
            <text:p>A Lash invention.#A powerful cannon#with unlimited ammo#and a huge range.</text:p>
          </table:table-cell>
          <table:table-cell office:value-type="string">
            <text:p>Inventado por Kat.#Un poderoso cañón#con munición ilimitada#y gran alcance.</text:p>
          </table:table-cell>
          <table:table-cell office:value-type="string">
            <text:p>A Lash invention.#A powerful cannon#with unlimited ammo#and a huge range.</text:p>
          </table:table-cell>
        </table:table-row>
        <table:table-row table:style-name="ro1">
          <table:table-cell office:value-type="string">
            <text:p>A Lash invention.#Less powerful than#the cannon, but still#devastating.</text:p>
          </table:table-cell>
          <table:table-cell office:value-type="string">
            <text:p>Inventado por Kat.#Menos potente que#el cañón, pero#igualmente letal.</text:p>
          </table:table-cell>
          <table:table-cell office:value-type="string">
            <text:p>A Lash invention.#Less powerful than#the cannon, but still#devastating.</text:p>
          </table:table-cell>
        </table:table-row>
        <table:table-row table:style-name="ro1">
          <table:table-cell office:value-type="string">
            <text:p>A Lash invention.#This laser slices#through friend#and foe alike.</text:p>
          </table:table-cell>
          <table:table-cell office:value-type="string">
            <text:p>Inventado por Kat.#Este láser destroza#a amigos y enemigos#por igual.</text:p>
          </table:table-cell>
          <table:table-cell office:value-type="string">
            <text:p>A Lash invention.#This laser slices#through friend#and foe alike.</text:p>
          </table:table-cell>
        </table:table-row>
        <table:table-row table:style-name="ro1">
          <table:table-cell office:value-type="string">
            <text:p>A large volcano.#It erupts from time#to time. No units#can traverse here.</text:p>
          </table:table-cell>
          <table:table-cell office:value-type="string">
            <text:p>Volcán. Entra en#erupción de vez en#cuando. No se puede#atravesar.</text:p>
          </table:table-cell>
          <table:table-cell office:value-type="string">
            <text:p>A large volcano.#It erupts from time#to time. No units#can traverse here.</text:p>
          </table:table-cell>
        </table:table-row>
        <table:table-row table:style-name="ro1">
          <table:table-cell office:value-type="string">
            <text:p>A Black Hole#factory. It can#deploy any and all#types of units.</text:p>
          </table:table-cell>
          <table:table-cell office:value-type="string">
            <text:p>Fábrica de Black Hole#que puede producir#cualquier tipo de#unidad.</text:p>
          </table:table-cell>
          <table:table-cell office:value-type="string">
            <text:p>A Black Hole#factory. It can#deploy any and all#types of units.</text:p>
          </table:table-cell>
        </table:table-row>
        <table:table-row table:style-name="ro1">
          <table:table-cell office:value-type="string">
            <text:p>Black Hole's pride#and joy. This mighty#laser cannon fires#every 7 days.</text:p>
          </table:table-cell>
          <table:table-cell office:value-type="string">
            <text:p>La joya de la corona#de Black Hole. Este#poderoso cañón#dispara cada 7 días.</text:p>
          </table:table-cell>
          <table:table-cell office:value-type="string">
            <text:p>Black Hole's pride#and joy. This mighty#laser cannon fires#every 7 days.</text:p>
          </table:table-cell>
        </table:table-row>
        <table:table-row table:style-name="ro1">
          <table:table-cell office:value-type="string">
            <text:p>Black Hole property.#It's heavily armored#and cannot be#entered or attacked.</text:p>
          </table:table-cell>
          <table:table-cell office:value-type="string">
            <text:p>Propiedad de Black#Hole. Fuertemente#defendida. Atacarla#es inútil.</text:p>
          </table:table-cell>
          <table:table-cell office:value-type="string">
            <text:p>Black Hole property.#It's heavily armored#and cannot be#entered or attacked.</text:p>
          </table:table-cell>
        </table:table-row>
        <table:table-row table:style-name="ro1">
          <table:table-cell office:value-type="string">
            <text:p>Units</text:p>
          </table:table-cell>
          <table:table-cell table:number-columns-repeated="2" office:value-type="string">
            <text:p>Unidades</text:p>
          </table:table-cell>
        </table:table-row>
        <table:table-row table:style-name="ro1">
          <table:table-cell office:value-type="string">
            <text:p>Lost</text:p>
          </table:table-cell>
          <table:table-cell office:value-type="string">
            <text:p>Perd.</text:p>
          </table:table-cell>
          <table:table-cell office:value-type="string">
            <text:p>Perda</text:p>
          </table:table-cell>
        </table:table-row>
        <table:table-row table:style-name="ro1">
          <table:table-cell office:value-type="string">
            <text:p>Remaining</text:p>
          </table:table-cell>
          <table:table-cell office:value-type="string">
            <text:p>Quedan</text:p>
          </table:table-cell>
          <table:table-cell office:value-type="string">
            <text:p>Restante</text:p>
          </table:table-cell>
        </table:table-row>
        <table:table-row table:style-name="ro1">
          <table:table-cell office:value-type="string">
            <text:p>Def</text:p>
          </table:table-cell>
          <table:table-cell office:value-type="string">
            <text:p>Def.</text:p>
          </table:table-cell>
          <table:table-cell office:value-type="string">
            <text:p>Def.</text:p>
          </table:table-cell>
        </table:table-row>
        <table:table-row table:style-name="ro1">
          <table:table-cell office:value-type="string">
            <text:p>Repair</text:p>
          </table:table-cell>
          <table:table-cell office:value-type="string">
            <text:p>Repar.</text:p>
          </table:table-cell>
          <table:table-cell office:value-type="string">
            <text:p>Repar.</text:p>
          </table:table-cell>
        </table:table-row>
        <table:table-row table:style-name="ro1">
          <table:table-cell office:value-type="string">
            <text:p>Free</text:p>
          </table:table-cell>
          <table:table-cell office:value-type="string">
            <text:p>Libre</text:p>
          </table:table-cell>
          <table:table-cell office:value-type="string">
            <text:p>Livre</text:p>
          </table:table-cell>
        </table:table-row>
        <table:table-row table:style-name="ro1">
          <table:table-cell office:value-type="string">
            <text:p>Neutral Bases</text:p>
          </table:table-cell>
          <table:table-cell office:value-type="string">
            <text:p>B. Neutrales</text:p>
          </table:table-cell>
          <table:table-cell office:value-type="string">
            <text:p>Bases Neutras</text:p>
          </table:table-cell>
        </table:table-row>
        <table:table-row table:style-name="ro1">
          <table:table-cell office:value-type="string">
            <text:p>Earned</text:p>
          </table:table-cell>
          <table:table-cell office:value-type="string">
            <text:p>Ganado</text:p>
          </table:table-cell>
          <table:table-cell office:value-type="string">
            <text:p>Ganhou</text:p>
          </table:table-cell>
        </table:table-row>
        <table:table-row table:style-name="ro1">
          <table:table-cell table:number-columns-repeated="3" office:value-type="string">
            <text:p>Total</text:p>
          </table:table-cell>
        </table:table-row>
        <table:table-row table:style-name="ro1">
          <table:table-cell office:value-type="string">
            <text:p>None</text:p>
          </table:table-cell>
          <table:table-cell office:value-type="string">
            <text:p>Ninguna</text:p>
          </table:table-cell>
          <table:table-cell office:value-type="string">
            <text:p>Nenhum</text:p>
          </table:table-cell>
        </table:table-row>
        <table:table-row table:style-name="ro1">
          <table:table-cell office:value-type="string">
            <text:p>Day</text:p>
          </table:table-cell>
          <table:table-cell office:value-type="string">
            <text:p>Día</text:p>
          </table:table-cell>
          <table:table-cell office:value-type="string">
            <text:p>Dia</text:p>
          </table:table-cell>
        </table:table-row>
        <table:table-row table:style-name="ro1">
          <table:table-cell office:value-type="string">
            <text:p>Income</text:p>
          </table:table-cell>
          <table:table-cell office:value-type="string">
            <text:p>Recibido</text:p>
          </table:table-cell>
          <table:table-cell office:value-type="string">
            <text:p>Recebido</text:p>
          </table:table-cell>
        </table:table-row>
        <table:table-row table:style-name="ro1">
          <table:table-cell table:number-columns-repeated="3" office:value-type="string">
            <text:p>----</text:p>
          </table:table-cell>
        </table:table-row>
        <table:table-row table:style-name="ro1">
          <table:table-cell office:value-type="string">
            <text:p>Land</text:p>
          </table:table-cell>
          <table:table-cell office:value-type="string">
            <text:p>Tierra</text:p>
          </table:table-cell>
          <table:table-cell office:value-type="string">
            <text:p>Terra</text:p>
          </table:table-cell>
        </table:table-row>
        <table:table-row table:style-name="ro1">
          <table:table-cell office:value-type="string">
            <text:p>Sea</text:p>
          </table:table-cell>
          <table:table-cell table:number-columns-repeated="2" office:value-type="string">
            <text:p>Mar</text:p>
          </table:table-cell>
        </table:table-row>
        <table:table-row table:style-name="ro1">
          <table:table-cell office:value-type="string">
            <text:p>Air</text:p>
          </table:table-cell>
          <table:table-cell office:value-type="string">
            <text:p>Aire</text:p>
          </table:table-cell>
          <table:table-cell office:value-type="string">
            <text:p>Ar</text:p>
          </table:table-cell>
        </table:table-row>
        <table:table-row table:style-name="ro1">
          <table:table-cell table:number-columns-repeated="3" office:value-type="string">
            <text:p>Bases</text:p>
          </table:table-cell>
        </table:table-row>
        <table:table-row table:style-name="ro1">
          <table:table-cell office:value-type="string">
            <text:p>Funds</text:p>
          </table:table-cell>
          <table:table-cell office:value-type="string">
            <text:p>Fondos</text:p>
          </table:table-cell>
          <table:table-cell office:value-type="string">
            <text:p>Verbas</text:p>
          </table:table-cell>
        </table:table-row>
        <table:table-row table:style-name="ro1">
          <table:table-cell office:value-type="string">
            <text:p>Unit</text:p>
          </table:table-cell>
          <table:table-cell office:value-type="string">
            <text:p>Unidad</text:p>
          </table:table-cell>
          <table:table-cell office:value-type="string">
            <text:p>Unidade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string">
            <text:p>CG</text:p>
          </table:table-cell>
          <table:table-cell office:value-type="string">
            <text:p>HP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string">
            <text:p>Com.</text:p>
          </table:table-cell>
          <table:table-cell office:value-type="string">
            <text:p>Combust.</text:p>
          </table:table-cell>
        </table:table-row>
        <table:table-row table:style-name="ro1">
          <table:table-cell office:value-type="string">
            <text:p>Rounds</text:p>
          </table:table-cell>
          <table:table-cell table:number-columns-repeated="2" office:value-type="string">
            <text:p>Turnos</text:p>
          </table:table-cell>
        </table:table-row>
        <table:table-row table:style-name="ro1">
          <table:table-cell office:value-type="string">
            <text:p>Select CO</text:p>
          </table:table-cell>
          <table:table-cell office:value-type="string">
            <text:p>Elige OJ</text:p>
          </table:table-cell>
          <table:table-cell office:value-type="string">
            <text:p>Escolher OC</text:p>
          </table:table-cell>
        </table:table-row>
        <table:table-row table:style-name="ro1">
          <table:table-cell office:value-type="string">
            <text:p>Select Color</text:p>
          </table:table-cell>
          <table:table-cell office:value-type="string">
            <text:p>Elige color</text:p>
          </table:table-cell>
          <table:table-cell office:value-type="string">
            <text:p>Escolher cor</text:p>
          </table:table-cell>
        </table:table-row>
        <table:table-row table:style-name="ro1">
          <table:table-cell office:value-type="string">
            <text:p>A competent Orange#Star CO. Attended#military school with#Grit and Max.#Hit: Willful students#Miss: Downtime</text:p>
          </table:table-cell>
          <table:table-cell office:value-type="string">
            <text:p>OJ de Orange Star,#muy competente.#Fue a la academia#militar con Grit y Max.#Mola: buenos cadetes.#Odia: inactividad.</text:p>
          </table:table-cell>
          <table:table-cell office:value-type="string">
            <text:p>A competent Orange#Star OC. Attended#military school with#Grit and Max.#Hit: Willful students#Miss: Downtime</text:p>
          </table:table-cell>
        </table:table-row>
        <table:table-row table:style-name="ro1">
          <table:table-cell office:value-type="string">
            <text:p>Sometimes strikes#with more force than#expected. She'll be#the first to tell you#she was born lucky.</text:p>
          </table:table-cell>
          <table:table-cell office:value-type="string">
            <text:p>A veces ataca con#mayor fuerza de la#esperada. Es la#primera en admitir#que nació con buena#estrella.</text:p>
          </table:table-cell>
          <table:table-cell office:value-type="string">
            <text:p>Sometimes strikes#with more force than#expected. She'll be#the first to tell you#she was born lucky.</text:p>
          </table:table-cell>
        </table:table-row>
        <table:table-row table:style-name="ro1">
          <table:table-cell office:value-type="string">
            <text:p>Improves her chance#to strike with#increased firepower,#and damages multiple#foes. Lucky!</text:p>
          </table:table-cell>
          <table:table-cell office:value-type="string">
            <text:p>Mejora la efectividad#en el ataque#aumentando su#potencia, y provoca#daños en muchas#unidades enemigas.</text:p>
          </table:table-cell>
          <table:table-cell office:value-type="string">
            <text:p>Improves her chance#to strike with#increased firepower,#and damages multiple#foes. Lucky!</text:p>
          </table:table-cell>
        </table:table-row>
        <table:table-row table:style-name="ro1">
          <table:table-cell office:value-type="string">
            <text:p>Improves her chance#to strike with#increased firepower,#and damages even#more foes. Lucky!</text:p>
          </table:table-cell>
          <table:table-cell office:value-type="string">
            <text:p>Mejora la efectividad#en el ataque#aumentando su#potencia, y provoca#daños en aún más#unidades enemigas.</text:p>
          </table:table-cell>
          <table:table-cell office:value-type="string">
            <text:p>Improves her chance#to strike with#increased firepower,#and damages even#more foes. Lucky!</text:p>
          </table:table-cell>
        </table:table-row>
        <table:table-row table:style-name="ro1">
          <table:table-cell office:value-type="string">
            <text:p>A mechanical boy#wonder. Impulsive to a#fault, he's fiercely#protective of friends.#Hit: Mechanics#Miss: Waking up early</text:p>
          </table:table-cell>
          <table:table-cell office:value-type="string">
            <text:p>Genio de la mecánica.#Impulsivo hasta un#punto enfermizo y#amigo de sus amigos.#Mola: la mecánica.#Odia: madrugar.</text:p>
          </table:table-cell>
          <table:table-cell office:value-type="string">
            <text:p>Um garoto mecânico#incrível. Ser impulsivo#é sua falha, protege#seus amigos.#Adora: Mecânica#Odeia: Acordar cedo</text:p>
          </table:table-cell>
        </table:table-row>
        <table:table-row table:style-name="ro1">
          <table:table-cell office:value-type="string">
            <text:p>No real weaknesses.#Proficient with air,#sea, and land units.#Ready to fight where-#ever and whenever.</text:p>
          </table:table-cell>
          <table:table-cell office:value-type="string">
            <text:p>Sin puntos débiles.#Eficiente en tierra,#mar y aire. Listo#para combatir donde#sea y cuando sea.</text:p>
          </table:table-cell>
          <table:table-cell office:value-type="string">
            <text:p>Sem pontos fracos.#Eficiente em terra,#mar e aéreo. Pronto#para combater onde#e quando for.</text:p>
          </table:table-cell>
        </table:table-row>
        <table:table-row table:style-name="ro1">
          <table:table-cell office:value-type="string">
            <text:p>Restores 2 HP#to all units.</text:p>
          </table:table-cell>
          <table:table-cell office:value-type="string">
            <text:p>Restablece 2 PV#a todas las unidades.</text:p>
          </table:table-cell>
          <table:table-cell office:value-type="string">
            <text:p>Restaura 2 PV#à todas as unidades.</text:p>
          </table:table-cell>
        </table:table-row>
        <table:table-row table:style-name="ro1">
          <table:table-cell office:value-type="string">
            <text:p>Restores 5 HP to all#units. Firepower#rises, and unit#movement increases#by 1 space.</text:p>
          </table:table-cell>
          <table:table-cell office:value-type="string">
            <text:p>Restablece 5 PV a#todas las unidades.#Aumenta la potencia#y el rango de#movimiento en#1 espacio.</text:p>
          </table:table-cell>
          <table:table-cell office:value-type="string">
            <text:p>Restaura 5 PV#à todas as unidades.#Aumenta a potência#e o alcance de#movimento em 1#espaço.</text:p>
          </table:table-cell>
        </table:table-row>
        <table:table-row table:style-name="ro1">
          <table:table-cell office:value-type="string">
            <text:p>A brave and loyal#friend and an earnest#warrior who hates#deception and trickery.#Hit: Weight training#Miss: Studying</text:p>
          </table:table-cell>
          <table:table-cell office:value-type="string">
            <text:p>Amigo bravo y#leal y guerrero#consumado, odia#la traición.#Mola: musculación.#Odia: estudiar.</text:p>
          </table:table-cell>
          <table:table-cell office:value-type="string">
            <text:p>A brave and loyal#friend and an earnest#warrior who hates#deception and trickery.#Hit: Weight training#Miss: Studying</text:p>
          </table:table-cell>
        </table:table-row>
        <table:table-row table:style-name="ro1">
          <table:table-cell office:value-type="string">
            <text:p>Non-infantry direct-#combat units are tops.#Indirect-combat troops#are limited in range#and firepower.</text:p>
          </table:table-cell>
          <table:table-cell office:value-type="string">
            <text:p>Las unidades de#combate directo tienen#mayor potencia. Las#indirectas tienen#rangos de ataque#limitados.</text:p>
          </table:table-cell>
          <table:table-cell office:value-type="string">
            <text:p>Non-infantry direct-#combat units are tops.#Indirect-combat troops#are limited in range#and firepower.</text:p>
          </table:table-cell>
        </table:table-row>
        <table:table-row table:style-name="ro1">
          <table:table-cell office:value-type="string">
            <text:p>Firepower of direct-#combat units rises#slightly, and unit#movement increases#by 1 space.</text:p>
          </table:table-cell>
          <table:table-cell office:value-type="string">
            <text:p>Aumenta ligeramente#la potencia de las#unidades directas,#y el rango de#movimiento aumenta#en 1 espacio.</text:p>
          </table:table-cell>
          <table:table-cell office:value-type="string">
            <text:p>Firepower of direct-#combat units rises#slightly, and unit#movement increases#by 1 space.</text:p>
          </table:table-cell>
        </table:table-row>
        <table:table-row table:style-name="ro1">
          <table:table-cell office:value-type="string">
            <text:p>Direct-combat units#receive firepower#boost, and their#movement increases#by 2 spaces.</text:p>
          </table:table-cell>
          <table:table-cell office:value-type="string">
            <text:p>La potencia de las#unidades directas#aumenta de forma#espectacular y el #rango de movimiento#sube 2 espacios.</text:p>
          </table:table-cell>
          <table:table-cell office:value-type="string">
            <text:p>Direct-combat units#receive firepower#boost, and their#movement increases#by 2 spaces.</text:p>
          </table:table-cell>
        </table:table-row>
        <table:table-row table:style-name="ro1">
          <table:table-cell office:value-type="string">
            <text:p>A pompous braggart#whose tactical prowess#has earned him the#respect of his peers.#Hit: Warm boots#Miss: Rain clouds</text:p>
          </table:table-cell>
          <table:table-cell office:value-type="string">
            <text:p>Un fanfarrón cuya#capacidad táctica#le ha valido el#respeto de todos.#Mola: botas calientes.#Odia: nubes de lluvia.</text:p>
          </table:table-cell>
          <table:table-cell office:value-type="string">
            <text:p>A pompous braggart#whose tactical prowess#has earned him the#respect of his peers.#Hit: Warm boots#Miss: Rain clouds</text:p>
          </table:table-cell>
        </table:table-row>
        <table:table-row table:style-name="ro1">
          <table:table-cell office:value-type="string">
            <text:p>Winter weather poses#no problem for Olaf or#his troops. Rain,#however, does. His#gruff nature belies#his overall competence.</text:p>
          </table:table-cell>
          <table:table-cell office:value-type="string">
            <text:p>A diferencia de la#lluvia, el invierno no#es ningún problema#para Olaf y sus tropas.#Es un poco brusco.</text:p>
          </table:table-cell>
          <table:table-cell office:value-type="string">
            <text:p>Winter weather poses#no problem for Olaf or#his troops. Rain,#however, does. His#gruff nature belies#his overall competence.</text:p>
          </table:table-cell>
        </table:table-row>
        <table:table-row table:style-name="ro1">
          <table:table-cell office:value-type="string">
            <text:p>Causes snow to fall,#which adversely#affects all units#except his own.</text:p>
          </table:table-cell>
          <table:table-cell office:value-type="string">
            <text:p>Hace que nieve,#creando condiciones#favorables para sus#unidades.</text:p>
          </table:table-cell>
          <table:table-cell office:value-type="string">
            <text:p>Causes snow to fall,#which adversely#affects all units#except his own.</text:p>
          </table:table-cell>
        </table:table-row>
        <table:table-row table:style-name="ro1">
          <table:table-cell office:value-type="string">
            <text:p>A mighty blizzard#reduces enemy#movement and causes#2 HP of damage to#all deployed enemy#troops.</text:p>
          </table:table-cell>
          <table:table-cell office:value-type="string">
            <text:p>Una poderosa ventisca#merma el avance#enemigo y resta 2#PV a todas las#tropas enemigas.</text:p>
          </table:table-cell>
          <table:table-cell office:value-type="string">
            <text:p>A mighty blizzard#reduces enemy#movement and causes#2 HP of damage to#all deployed enemy#troops.</text:p>
          </table:table-cell>
        </table:table-row>
        <table:table-row table:style-name="ro1">
          <table:table-cell office:value-type="string">
            <text:p>A strong-willed soldier#who backs up Max and#Andy. A graduate of#special-forces training.#Hit: Chocolate#Miss: Cowards</text:p>
          </table:table-cell>
          <table:table-cell office:value-type="string">
            <text:p>Oficial de fuerzas#especiales con un gran#sentido del deber.#Ayuda a Max y Andy.#Mola: chocolate.#Odia: cobardes.</text:p>
          </table:table-cell>
          <table:table-cell office:value-type="string">
            <text:p>A strong-willed soldier#who backs up Max and#Andy. A graduate of#special-forces training.#Hit: Chocolate#Miss: Cowards</text:p>
          </table:table-cell>
        </table:table-row>
        <table:table-row table:style-name="ro1">
          <table:table-cell office:value-type="string">
            <text:p>Being an infantry#specialist, her foot#soldiers move farther,#capture faster, and#cause more damage.#Weak vs. vehicles.#</text:p>
          </table:table-cell>
          <table:table-cell office:value-type="string">
            <text:p>Especialista en#infantería, sus tropas#de a pie se mueven#y capturan más rápido,#pero no son efectivas#contra vehículos.</text:p>
          </table:table-cell>
          <table:table-cell office:value-type="string">
            <text:p>Being an infantry#specialist, her foot#soldiers move farther,#capture faster, and#cause more damage.#Weak vs. vehicles.#</text:p>
          </table:table-cell>
        </table:table-row>
        <table:table-row table:style-name="ro1">
          <table:table-cell office:value-type="string">
            <text:p>Infantry and mech#units receive a#movement bonus of#1 space. Their attack#strength increases#as well.</text:p>
          </table:table-cell>
          <table:table-cell office:value-type="string">
            <text:p>El rango de movimiento#de las unidades#mecanizadas y de#infantería aumenta en#1. También aumenta#la potencia de ataque.</text:p>
          </table:table-cell>
          <table:table-cell office:value-type="string">
            <text:p>Infantry and mech#units receive a#movement bonus of#1 space. Their attack#strength increases#as well.</text:p>
          </table:table-cell>
        </table:table-row>
        <table:table-row table:style-name="ro1">
          <table:table-cell office:value-type="string">
            <text:p>Increases all foot#soldiers' movement#range by 2 spaces.#They can capture in#one turn even if#they're not at full HP.</text:p>
          </table:table-cell>
          <table:table-cell office:value-type="string">
            <text:p>Aumenta el movimiento#de todas las tropas de#a pie en 2 espacios.#Pueden capturar en#un turno, aunque no#tengan todos los PV.</text:p>
          </table:table-cell>
          <table:table-cell office:value-type="string">
            <text:p>Increases all foot#soldiers' movement#range by 2 spaces.#They can capture in#one turn even if#they're not at full HP.</text:p>
          </table:table-cell>
        </table:table-row>
        <table:table-row table:style-name="ro1">
          <table:table-cell office:value-type="string">
            <text:p>Laid-back style masks#his dependability.#A peerless marksman.#Works well with Olaf.#Hit: Cats#Miss: Rats</text:p>
          </table:table-cell>
          <table:table-cell office:value-type="string">
            <text:p>Su relajación esconde#una gran fiabilidad.#Tirador incomparable,#trabaja bien con Olaf.#Mola: gatos.#Odia: ratas.</text:p>
          </table:table-cell>
          <table:table-cell office:value-type="string">
            <text:p>Laid-back style masks#his dependability.#A peerless marksman.#Works well with Olaf.#Hit: Cats#Miss: Rats</text:p>
          </table:table-cell>
        </table:table-row>
        <table:table-row table:style-name="ro1">
          <table:table-cell office:value-type="string">
            <text:p>Range for distance#weapons is 1 space#greater than other#COs. They cause more#damage, too. Weak in#direct combat.</text:p>
          </table:table-cell>
          <table:table-cell office:value-type="string">
            <text:p>El rango de ataque#de las unidades#indirectas es 1 espacio#mayor que el del resto#de los OJ. También#causan más daño.</text:p>
          </table:table-cell>
          <table:table-cell office:value-type="string">
            <text:p>Range for distance#weapons is 1 space#greater than other#OCs. They cause more#damage, too. Weak in#direct combat.</text:p>
          </table:table-cell>
        </table:table-row>
        <table:table-row table:style-name="ro1">
          <table:table-cell office:value-type="string">
            <text:p>Increases range of#distance weapons by#1 space. Attack#strength of these#units also increases.</text:p>
          </table:table-cell>
          <table:table-cell office:value-type="string">
            <text:p>Aumenta el rango#y la potencia de#las armas de larga#distancia.</text:p>
          </table:table-cell>
          <table:table-cell office:value-type="string">
            <text:p>Increases range of#distance weapons by#1 space. Attack#strength of these#units also increases.</text:p>
          </table:table-cell>
        </table:table-row>
        <table:table-row table:style-name="ro1">
          <table:table-cell office:value-type="string">
            <text:p>Distance weapons can#shoot 2 spaces#farther than normal.#They also receive a#firepower bonus.</text:p>
          </table:table-cell>
          <table:table-cell office:value-type="string">
            <text:p>Las armas indirectas#pueden disparar 2#espacios más lejos#de lo normal.#También aumenta la#potencia de disparo.</text:p>
          </table:table-cell>
          <table:table-cell office:value-type="string">
            <text:p>Distance weapons can#shoot 2 spaces#farther than normal.#They also receive a#firepower bonus.</text:p>
          </table:table-cell>
        </table:table-row>
        <table:table-row table:style-name="ro1">
          <table:table-cell office:value-type="string">
            <text:p>ds</text:p>
          </table:table-cell>
          <table:table-cell office:value-type="string">
            <text:p>Emperador de Yellow#Comet. Un OJ capaz#que tiene debilidad por#su hija Sonja.#Mola: Sonja.#Odia: ordenadores.</text:p>
          </table:table-cell>
          <table:table-cell office:value-type="string">
            <text:p>ds</text:p>
          </table:table-cell>
        </table:table-row>
        <table:table-row table:style-name="ro1">
          <table:table-cell office:value-type="string">
            <text:p>k vs. vehicles.#</text:p>
          </table:table-cell>
          <table:table-cell office:value-type="string">
            <text:p>Gran capacidad tanto#de ataque como de#defensa. El coste#de despliegue es#muy alto.</text:p>
          </table:table-cell>
          <table:table-cell office:value-type="string">
            <text:p>Grande capacidade#de ataque como de#defesa. O custo de#desperdício é muito#alto.</text:p>
          </table:table-cell>
        </table:table-row>
        <table:table-row table:style-name="ro1">
          <table:table-cell office:value-type="string">
            <text:p>ir attack#strength increases#as well.</text:p>
          </table:table-cell>
          <table:table-cell office:value-type="string">
            <text:p>Aumenta el rango de#ataque de todas las#unidades.</text:p>
          </table:table-cell>
          <table:table-cell office:value-type="string">
            <text:p>Aumenta o alcance#de ataque de todas#as unidades.</text:p>
          </table:table-cell>
        </table:table-row>
        <table:table-row table:style-name="ro1">
          <table:table-cell office:value-type="string">
            <text:p>Strengthens offensive#and defensive abilities#of all units. Damage#inflicted when counter-#attacking is multiplied#by 1.5.</text:p>
          </table:table-cell>
          <table:table-cell office:value-type="string">
            <text:p>Refuerza la capacidad#defensiva y ofensiva#de todas las unidades.#El daño sufrido en#contraataques se#multiplica por 1,5.</text:p>
          </table:table-cell>
          <table:table-cell office:value-type="string">
            <text:p>Strengthens offensive#and defensive abilities#of all units. Damage#inflicted when counter-#attacking is multiplied#by 1.5.</text:p>
          </table:table-cell>
        </table:table-row>
        <table:table-row table:style-name="ro1">
          <table:table-cell office:value-type="string">
            <text:p>Kanbei's daughter.#Cool and collected,#she likes to plan#before making a move.#Hit: Computers#Miss: Bugs</text:p>
          </table:table-cell>
          <table:table-cell office:value-type="string">
            <text:p>Hija de Kanbei.#Le gusta planearlo#todo meticulosamente#antes de avanzar.#Mola: ordenadores.#Odia: bichos.</text:p>
          </table:table-cell>
          <table:table-cell office:value-type="string">
            <text:p>Kanbei's daughter.#Cool and collected,#she likes to plan#before making a move.#Hit: Computers#Miss: Bugs</text:p>
          </table:table-cell>
        </table:table-row>
        <table:table-row table:style-name="ro1">
          <table:table-cell office:value-type="string">
            <text:p>All units have an#extended vision#range in Fog of War.#Hides HP intel from#foes. Counterattacks#are slightly stronger.</text:p>
          </table:table-cell>
          <table:table-cell office:value-type="string">
            <text:p>Todas las unidades#amplían su rango de#visión en Niebla de#Guerra. El enemigo#no puede ver los#PV de las unidades.</text:p>
          </table:table-cell>
          <table:table-cell office:value-type="string">
            <text:p>All units have an#extended vision#range in Fog of War.#Hides HP intel from#foes. Counterattacks#are slightly stronger.</text:p>
          </table:table-cell>
        </table:table-row>
        <table:table-row table:style-name="ro1">
          <table:table-cell office:value-type="string">
            <text:p>Increases the vision#range of all units by#1 space and allows#them to see into woods#and reefs.</text:p>
          </table:table-cell>
          <table:table-cell office:value-type="string">
            <text:p>Aumenta el rango de#visión en 1 espacio y#muestra las unidades#enemigas ocultas en#bosques, arrecifes y#otras áreas.</text:p>
          </table:table-cell>
          <table:table-cell office:value-type="string">
            <text:p>Increases the vision#range of all units by#1 space and allows#them to see into woods#and reefs.</text:p>
          </table:table-cell>
        </table:table-row>
        <table:table-row table:style-name="ro1">
          <table:table-cell office:value-type="string">
            <text:p>Increases the vision#range of all units by#1 space and allows#them to see into woods#and reefs. Counter-#attacks are stronger.</text:p>
          </table:table-cell>
          <table:table-cell office:value-type="string">
            <text:p>El rango de visión sube#1 espacio, y puede ver#en bosques, arrecifes,#etc. Los contraataques#son mucho más fuertes.</text:p>
          </table:table-cell>
          <table:table-cell office:value-type="string">
            <text:p>Increases the vision#range of all units by#1 space and allows#them to see into woods#and reefs. Counter-#attacks are stronger.</text:p>
          </table:table-cell>
        </table:table-row>
        <table:table-row table:style-name="ro1">
          <table:table-cell office:value-type="string">
            <text:p>Green Earth's daring#pilot hero. Joined the#air force to honor his#father's legacy.#Hit: Lucky goggles#Miss: Swimming</text:p>
          </table:table-cell>
          <table:table-cell office:value-type="string">
            <text:p>As de los cielos. Se#unió a la fuerza aérea#para honrar la memoria#de su padre.#Mola: sus gafas.#Odia: nadar.</text:p>
          </table:table-cell>
          <table:table-cell office:value-type="string">
            <text:p>Green Earth's daring#pilot hero. Joined the#air force to honor his#father's legacy.#Hit: Lucky goggles#Miss: Swimming</text:p>
          </table:table-cell>
        </table:table-row>
        <table:table-row table:style-name="ro1">
          <table:table-cell office:value-type="string">
            <text:p>Air units use less fuel#than those of other#armies. They have#superior offense#and defense, too.#Weak vs. naval units.</text:p>
          </table:table-cell>
          <table:table-cell office:value-type="string">
            <text:p>Las unidades aéreas#usan menos combustible#que las del enemigo.#También tienen mayor#potencia ofensiva y#defensiva.</text:p>
          </table:table-cell>
          <table:table-cell office:value-type="string">
            <text:p>Air units use less fuel#than those of other#armies. They have#superior offense#and defense, too.#Weak vs. naval units.</text:p>
          </table:table-cell>
        </table:table-row>
        <table:table-row table:style-name="ro1">
          <table:table-cell office:value-type="string">
            <text:p>Air unit offensive and#defensive abilities#are increased.</text:p>
          </table:table-cell>
          <table:table-cell office:value-type="string">
            <text:p>Aumenta la capacidad#ofensiva y defensiva#de todas las unidades#aéreas.</text:p>
          </table:table-cell>
          <table:table-cell office:value-type="string">
            <text:p>Air unit offensive and#defensive abilities#are increased.</text:p>
          </table:table-cell>
        </table:table-row>
        <table:table-row table:style-name="ro1">
          <table:table-cell office:value-type="string">
            <text:p>Improves offense#and defense of all#air units. Additionally,#all non-infantry units#that have carried out#orders can move again.</text:p>
          </table:table-cell>
          <table:table-cell office:value-type="string">
            <text:p>Todas las unidades#que no sean de#infantería y hayan#ejecutado órdenes#podrán moverse#otra vez.</text:p>
          </table:table-cell>
          <table:table-cell office:value-type="string">
            <text:p>Improves offense#and defense of all#air units. Additionally,#all non-infantry units#that have carried out#orders can move again.</text:p>
          </table:table-cell>
        </table:table-row>
        <table:table-row table:style-name="ro1">
          <table:table-cell office:value-type="string">
            <text:p>A bighearted former#pirate, he often calms#the waters between#Jess and Eagle.#Hit: The open sea#Miss: High places</text:p>
          </table:table-cell>
          <table:table-cell office:value-type="string">
            <text:p>Antiguo pirata. De#gran corazón, suele#calmar los ánimos#entre Águila y Jess.#Mola: mar abierto.#Odia: las alturas.</text:p>
          </table:table-cell>
          <table:table-cell office:value-type="string">
            <text:p>A bighearted former#pirate, he often calms#the waters between#Jess and Eagle.#Hit: The open sea#Miss: High places</text:p>
          </table:table-cell>
        </table:table-row>
        <table:table-row table:style-name="ro1">
          <table:table-cell office:value-type="string">
            <text:p>Naval units move 1#space more than other#armies' do, and their#defenses are higher.#Movement isn't#affected by rain.</text:p>
          </table:table-cell>
          <table:table-cell office:value-type="string">
            <text:p>Las unidades navales#avanzan 1 espacio más#que las del enemigo, y#sus defensas son más#altas. No le afecta la#lluvia.</text:p>
          </table:table-cell>
          <table:table-cell office:value-type="string">
            <text:p>Naval units move 1#space more than other#armies' do, and their#defenses are higher.#Movement isn't#affected by rain.</text:p>
          </table:table-cell>
        </table:table-row>
        <table:table-row table:style-name="ro1">
          <table:table-cell office:value-type="string">
            <text:p>Causes a tidal wave#that does 1 HP of#damage to all enemy#units and reduces#their fuel by half.</text:p>
          </table:table-cell>
          <table:table-cell office:value-type="string">
            <text:p>Provoca un maremoto#que resta 1 PV a todas#las unidades enemigas#y reduce su combustible#a la mitad.</text:p>
          </table:table-cell>
          <table:table-cell office:value-type="string">
            <text:p>Causes a tidal wave#that does 1 HP of#damage to all enemy#units and reduces#their fuel by half.</text:p>
          </table:table-cell>
        </table:table-row>
        <table:table-row table:style-name="ro1">
          <table:table-cell office:value-type="string">
            <text:p>Causes a tidal wave#that does 2 HP of#damage to all enemy#units and reduces#fuel by half. Hinders#enemy movement.</text:p>
          </table:table-cell>
          <table:table-cell office:value-type="string">
            <text:p>Provoca un maremoto#que resta 2 PV a las#unidades enemigas y#reduce su combustible#a la mitad. Obstaculiza#el movimiento enemigo.</text:p>
          </table:table-cell>
          <table:table-cell office:value-type="string">
            <text:p>Causes a tidal wave#that does 2 HP of#damage to all enemy#units and reduces#fuel by half. Hinders#enemy movement.</text:p>
          </table:table-cell>
        </table:table-row>
        <table:table-row table:style-name="ro1">
          <table:table-cell office:value-type="string">
            <text:p>Commander of Black#Hole's forces. A#mysterious invader#from another world.#Hit: Invasions#Miss: Peace</text:p>
          </table:table-cell>
          <table:table-cell office:value-type="string">
            <text:p>Comandante de las#fuerzas de Black Hole.#Un misterioso invasor#de otro mundo.#Mola: invasiones.#Odia: la paz.</text:p>
          </table:table-cell>
          <table:table-cell office:value-type="string">
            <text:p>Commander of Black#Hole's forces. A#mysterious invader#from another world.#Hit: Invasions#Miss: Peace</text:p>
          </table:table-cell>
        </table:table-row>
        <table:table-row table:style-name="ro1">
          <table:table-cell office:value-type="string">
            <text:p>All units have superior#firepower. Movement#cost is equal over all#terrain types. Weak#in the snow.</text:p>
          </table:table-cell>
          <table:table-cell office:value-type="string">
            <text:p>Todas sus unidades#tienen una potencia#superior. El rango de#movimiento es igual#en todo tipo de terreno.#Débil en la nieve.</text:p>
          </table:table-cell>
          <table:table-cell office:value-type="string">
            <text:p>All units have superior#firepower. Movement#cost is equal over all#terrain types. Weak#in the snow.</text:p>
          </table:table-cell>
        </table:table-row>
        <table:table-row table:style-name="ro1">
          <table:table-cell office:value-type="string">
            <text:p>Sturm focuses all his#energy on his Super#CO power, which is#so strong that he does#not need a normal#CO Power.</text:p>
          </table:table-cell>
          <table:table-cell office:value-type="string">
            <text:p>Sturm concentra toda#su energía en su Súper#Poder. Es tan fuerte#que no necesita un#Poder de OJ normal.</text:p>
          </table:table-cell>
          <table:table-cell office:value-type="string">
            <text:p>Sturm focuses all his#energy on his Super#OC power, which is#so strong that he does#not need a normal#OC Power.</text:p>
          </table:table-cell>
        </table:table-row>
        <table:table-row table:style-name="ro1">
          <table:table-cell office:value-type="string">
            <text:p>Pulls a giant meteor#from space, which#does 8 HP of damage#to all affected units.#Increases his units'#firepower &amp; defense.</text:p>
          </table:table-cell>
          <table:table-cell office:value-type="string">
            <text:p>Hace caer del espacio#un meteoro enorme que#resta 8 PV a todas las#unidades afectadas.#Mejora las condiciones#de sus unidades.</text:p>
          </table:table-cell>
          <table:table-cell office:value-type="string">
            <text:p>Pulls a giant meteor#from space, which#does 8 HP of damage#to all affected units.#Increases his units'#firepower &amp; defense.</text:p>
          </table:table-cell>
        </table:table-row>
        <table:table-row table:style-name="ro1">
          <table:table-cell office:value-type="string">
            <text:p>The strongman of the#Black Hole Army.#Promoted from private#by Hawke.#Hit: Meat#Miss: Veggies</text:p>
          </table:table-cell>
          <table:table-cell office:value-type="string">
            <text:p>Forzudo de Black Hole.#Promocionado de#soldado a OJ por#Maverik.#Mola: carne.#Odia: vegetarianos.</text:p>
          </table:table-cell>
          <table:table-cell office:value-type="string">
            <text:p>The strongman of the#Black Hole Army.#Promoted from private#by Hawke.#Hit: Meat#Miss: Veggies</text:p>
          </table:table-cell>
        </table:table-row>
        <table:table-row table:style-name="ro1">
          <table:table-cell office:value-type="string">
            <text:p>High firepower, but#he relies solely on#strength. His shoddy#technique sometimes#reduces the damage#his units deal.</text:p>
          </table:table-cell>
          <table:table-cell office:value-type="string">
            <text:p>Gran potencia de#disparo, pero se basa#únicamente en su#fuerza. Su técnica#suele ser bastante#chapucera.</text:p>
          </table:table-cell>
          <table:table-cell office:value-type="string">
            <text:p>Grande potência de#disparo, mas baseia-#se apenas na força.#Sua técnica as vezes#reduz o dano de suas#unidades.</text:p>
          </table:table-cell>
        </table:table-row>
        <table:table-row table:style-name="ro1">
          <table:table-cell office:value-type="string">
            <text:p>Increases dispersion#of fire. There is a#chance of getting a#super strong blow, but#units' firepower might#suddenly drop instead.</text:p>
          </table:table-cell>
          <table:table-cell office:value-type="string">
            <text:p>Aumenta la dispersión#del fuego. Existe la#posibilidad de un#ataque superpotente,#aunque no siempre.</text:p>
          </table:table-cell>
          <table:table-cell office:value-type="string">
            <text:p>Aumenta a dispersão#do fogo. Pode soltar#um ataque potente,#mas o poder de fogo#das unidades pode#cair subitamente.</text:p>
          </table:table-cell>
        </table:table-row>
        <table:table-row table:style-name="ro1">
          <table:table-cell office:value-type="string">
            <text:p>Attack power#increases dramatically,#but so does the#dispersion rate, which#affects the amount of#damage targets take.#</text:p>
          </table:table-cell>
          <table:table-cell office:value-type="string">
            <text:p>Su poder ofensivo#aumenta de forma#espectacular, al igual#que el rango de#dispersión.#</text:p>
          </table:table-cell>
          <table:table-cell office:value-type="string">
            <text:p>Aumenta bastante o#poder ofensivo, mas#o mesmo acontece#com a taxa de disper-#são, afetando o dano#nos alvos atingidos.</text:p>
          </table:table-cell>
        </table:table-row>
        <table:table-row table:style-name="ro1">
          <table:table-cell office:value-type="string">
            <text:p>The wunderkind of the#Black Hole forces. A#small, fierce, and#brilliant inventor.#Hit: Getting her way#Miss: Not getting it</text:p>
          </table:table-cell>
          <table:table-cell office:value-type="string">
            <text:p>Niña prodigio de Black#Hole. Una inventora#pequeña, feroz y,#sobre todo, brillante.#Mola: ganar.#Odia: perder.</text:p>
          </table:table-cell>
          <table:table-cell office:value-type="string">
            <text:p>The wunderkind of the#Black Hole forces. A#small, fierce, and#brilliant inventor.#Hit: Getting her way#Miss: Not getting it</text:p>
          </table:table-cell>
        </table:table-row>
        <table:table-row table:style-name="ro1">
          <table:table-cell office:value-type="string">
            <text:p>Skilled at taking#advantage of terrain#features. Can turn#terrain effects into#firepower bonuses.</text:p>
          </table:table-cell>
          <table:table-cell office:value-type="string">
            <text:p>Es una experta en#aprovechar las#características del#terreno en su favor.</text:p>
          </table:table-cell>
          <table:table-cell office:value-type="string">
            <text:p>Skilled at taking#advantage of terrain#features. Can turn#terrain effects into#firepower bonuses.</text:p>
          </table:table-cell>
        </table:table-row>
        <table:table-row table:style-name="ro1">
          <table:table-cell office:value-type="string">
            <text:p>In addition to using#terrain effects to#increase firepower,#drops movement cost#for all units to 1.</text:p>
          </table:table-cell>
          <table:table-cell office:value-type="string">
            <text:p>Además de usar las#características del#terreno en su favor,#hace que el coste#de movimiento de#sus unidades sea 1.</text:p>
          </table:table-cell>
          <table:table-cell office:value-type="string">
            <text:p>In addition to using#terrain effects to#increase firepower,#drops movement cost#for all units to 1.</text:p>
          </table:table-cell>
        </table:table-row>
        <table:table-row table:style-name="ro1">
          <table:table-cell office:value-type="string">
            <text:p>Terrain effects are#doubled and used#to increase attack#strength. Additionally,#movement cost for all#units drops to 1.</text:p>
          </table:table-cell>
          <table:table-cell office:value-type="string">
            <text:p>Aumenta la potencia#ofensiva y, además,#hace que el coste#de movimiento de#sus unidades sea 1.</text:p>
          </table:table-cell>
          <table:table-cell office:value-type="string">
            <text:p>Terrain effects are#doubled and used#to increase attack#strength. Additionally,#movement cost for all#units drops to 1.</text:p>
          </table:table-cell>
        </table:table-row>
        <table:table-row table:style-name="ro1">
          <table:table-cell office:value-type="string">
            <text:p>A self-absorbed CO#who believes his skills#are matchless. Second#to Hawke in rank.#Hit: His own face#Miss: Dirty things</text:p>
          </table:table-cell>
          <table:table-cell office:value-type="string">
            <text:p>OJ que cree que sus#aptitudes son únicas.#Segundo en rango#tras Maverik.#Mola: su propia cara.#Odia: cosas sucias.</text:p>
          </table:table-cell>
          <table:table-cell office:value-type="string">
            <text:p>A self-absorbed OC#who believes his skills#are matchless. Second#to Hawke in rank.#Hit: His own face#Miss: Dirty things</text:p>
          </table:table-cell>
        </table:table-row>
        <table:table-row table:style-name="ro1">
          <table:table-cell office:value-type="string">
            <text:p>Adept at making#quick command#decisions, he stores#up energy for his CO#Power more rapidly#than other COs do.</text:p>
          </table:table-cell>
          <table:table-cell office:value-type="string">
            <text:p>Experto en tomar#decisiones rápidas.#Puede utilizar su#Poder de OJ#antes que los#demás OJ.</text:p>
          </table:table-cell>
          <table:table-cell office:value-type="string">
            <text:p>Adept at making#quick command#decisions, he stores#up energy for his OC#Power more rapidly#than other OCs do.</text:p>
          </table:table-cell>
        </table:table-row>
        <table:table-row table:style-name="ro1">
          <table:table-cell office:value-type="string">
            <text:p>Movement range for#all units is increased#by 1 space.</text:p>
          </table:table-cell>
          <table:table-cell office:value-type="string">
            <text:p>El rango de movimiento#de todas las unidades#aumenta 1 espacio.</text:p>
          </table:table-cell>
          <table:table-cell office:value-type="string">
            <text:p>Movement range for#all units is increased#by 1 space.</text:p>
          </table:table-cell>
        </table:table-row>
        <table:table-row table:style-name="ro1">
          <table:table-cell office:value-type="string">
            <text:p>All units improve#their movement range#by 2 spaces.</text:p>
          </table:table-cell>
          <table:table-cell office:value-type="string">
            <text:p>El rango de movimiento#de todas las unidades#aumenta 2 espacios.</text:p>
          </table:table-cell>
          <table:table-cell office:value-type="string">
            <text:p>All units improve#their movement range#by 2 spaces.</text:p>
          </table:table-cell>
        </table:table-row>
        <table:table-row table:style-name="ro1">
          <table:table-cell office:value-type="string">
            <text:p>The leader of Black#Hole's 4 COs.#He'll stop at nothing#to achieve his goals.#Hit: Black coffee#Miss: Incompetence</text:p>
          </table:table-cell>
          <table:table-cell office:value-type="string">
            <text:p>Líder de los OJ de#Black Hole. No se#detiene ante nada#ni ante nadie.#Mola: café solo.#Odia: incompetencia.</text:p>
          </table:table-cell>
          <table:table-cell office:value-type="string">
            <text:p>The leader of Black#Hole's 4 OCs.#He'll stop at nothing#to achieve his goals.#Hit: Black coffee#Miss: Incompetence</text:p>
          </table:table-cell>
        </table:table-row>
        <table:table-row table:style-name="ro1">
          <table:table-cell office:value-type="string">
            <text:p>All units possess#superior firepower.#His CO Power builds#up more slowly than#those of the other COs.</text:p>
          </table:table-cell>
          <table:table-cell office:value-type="string">
            <text:p>Todas las unidades#poseen una potencia#de ataque superior.#Necesita más tiempo#que los demás OJ para#usar su Poder.</text:p>
          </table:table-cell>
          <table:table-cell office:value-type="string">
            <text:p>All units possess#superior firepower.#His OC Power builds#up more slowly than#those of the other OCs.</text:p>
          </table:table-cell>
        </table:table-row>
        <table:table-row table:style-name="ro1">
          <table:table-cell office:value-type="string">
            <text:p>All damaged units#recover 1 HP. In#addition, all enemy#units suffer 1 HP#of damage.</text:p>
          </table:table-cell>
          <table:table-cell office:value-type="string">
            <text:p>Todas las unidades#dañadas recuperan#1 PV. Además, todas#las unidades enemigas#pierden 1 PV.</text:p>
          </table:table-cell>
          <table:table-cell office:value-type="string">
            <text:p>All damaged units#recover 1 HP. In#addition, all enemy#units suffer 1 HP#of damage.</text:p>
          </table:table-cell>
        </table:table-row>
        <table:table-row table:style-name="ro1">
          <table:table-cell office:value-type="string">
            <text:p>All damaged units#recover 2 HP. In#addition, all enemy#units suffer 2 HP#of damage</text:p>
          </table:table-cell>
          <table:table-cell office:value-type="string">
            <text:p>Todas las unidades#dañadas recuperan#2 PV. Además, todas#las unidades enemigas#pierden 2 PV.</text:p>
          </table:table-cell>
          <table:table-cell office:value-type="string">
            <text:p>All damaged units#recover 2 HP. In#addition, all enemy#units suffer 2 HP#of damage</text:p>
          </table:table-cell>
        </table:table-row>
        <table:table-row table:style-name="ro1">
          <table:table-cell office:value-type="string">
            <text:p>Rumored to be Orange#Star's former chief,#he's closing up shop#to hit the battlefield.#Hit: Tea#Miss: Medicine</text:p>
          </table:table-cell>
          <table:table-cell office:value-type="string">
            <text:p>Supuesto antiguo jefe#de Orange Star, cierra#su tienda para acudir#al campo de batalla.#Mola: el té.#Odia: las medicinas.</text:p>
          </table:table-cell>
          <table:table-cell office:value-type="string">
            <text:p>Rumored to be Orange#Star's former chief,#he's closing up shop#to hit the battlefield.#Hit: Tea#Miss: Medicine</text:p>
          </table:table-cell>
        </table:table-row>
        <table:table-row table:style-name="ro1">
          <table:table-cell office:value-type="string">
            <text:p>Uses secret trade#routes to get lower#deployment costs#for all units.</text:p>
          </table:table-cell>
          <table:table-cell office:value-type="string">
            <text:p>Usa rutas comerciales#secretas para obtener#un menor coste de#despliegue de unidades.</text:p>
          </table:table-cell>
          <table:table-cell office:value-type="string">
            <text:p>Uses secret trade#routes to get lower#deployment costs#for all units.</text:p>
          </table:table-cell>
        </table:table-row>
        <table:table-row table:style-name="ro1">
          <table:table-cell office:value-type="string">
            <text:p>Speaks with such#authority that he#obtains even lower#deployment costs.</text:p>
          </table:table-cell>
          <table:table-cell office:value-type="string">
            <text:p>Habla con tanta#autoridad que#consigue costes de#despliegue de tropas#aún menores.</text:p>
          </table:table-cell>
          <table:table-cell office:value-type="string">
            <text:p>Speaks with such#authority that he#obtains even lower#deployment costs.</text:p>
          </table:table-cell>
        </table:table-row>
        <table:table-row table:style-name="ro1">
          <table:table-cell office:value-type="string">
            <text:p>Deployment costs drop.#Merchant pals gather#from around the globe#and help him deploy#ground units from any#allied property.</text:p>
          </table:table-cell>
          <table:table-cell office:value-type="string">
            <text:p>Se reducen los costes#de despliegue de#tropas y, gracias a sus#amigos mercaderes,#puede desplegar#en cualquier propiedad.</text:p>
          </table:table-cell>
          <table:table-cell office:value-type="string">
            <text:p>Deployment costs drop.#Merchant pals gather#from around the globe#and help him deploy#ground units from any#allied property.</text:p>
          </table:table-cell>
        </table:table-row>
        <table:table-row table:style-name="ro1">
          <table:table-cell office:value-type="string">
            <text:p>Blue Moon's little rich#boy CO. Views Olaf#and Grit with awe#and admiration.#Hit: Olaf and Grit#Miss: Black Hole </text:p>
          </table:table-cell>
          <table:table-cell office:value-type="string">
            <text:p>El niño rico de Blue#Moon. Su admiración#por Olaf y Grit no#tiene límites.#Mola: Olaf y Grit.#Odia: Black Hole.</text:p>
          </table:table-cell>
          <table:table-cell office:value-type="string">
            <text:p>Blue Moon's little rich#boy OC. Views Olaf#and Grit with awe#and admiration.#Hit: Olaf and Grit#Miss: Black Hole </text:p>
          </table:table-cell>
        </table:table-row>
        <table:table-row table:style-name="ro1">
          <table:table-cell office:value-type="string">
            <text:p>The heir to a vast#fortune. Purchases#all units at a special#low price. Troops' low#firepower stems from#his lack of experience.</text:p>
          </table:table-cell>
          <table:table-cell office:value-type="string">
            <text:p>Heredero de una gran#fortuna. Obtiene un#precio especial al#comprar unidades. Su#poca potencia se debe#a su inexperiencia.</text:p>
          </table:table-cell>
          <table:table-cell office:value-type="string">
            <text:p>The heir to a vast#fortune. Purchases#all units at a special#low price. Troops' low#firepower stems from#his lack of experience.</text:p>
          </table:table-cell>
        </table:table-row>
        <table:table-row table:style-name="ro1">
          <table:table-cell office:value-type="string">
            <text:p>Increases deployment#funds by one and a#half times.</text:p>
          </table:table-cell>
          <table:table-cell office:value-type="string">
            <text:p>Multiplica los fondos#para el despliegue#de tropas por 1,5.</text:p>
          </table:table-cell>
          <table:table-cell office:value-type="string">
            <text:p>Increases deployment#funds by one and a#half times.</text:p>
          </table:table-cell>
        </table:table-row>
        <table:table-row table:style-name="ro1">
          <table:table-cell office:value-type="string">
            <text:p>Uses wealth to#increase the strength#of weapons. The more#funds available, the#stronger the weapons#become.</text:p>
          </table:table-cell>
          <table:table-cell office:value-type="string">
            <text:p>Usa su riqueza para#aumentar la potencia#de sus armas. Cuantos#más fondos haya,#mayor será la potencia#de las unidades.</text:p>
          </table:table-cell>
          <table:table-cell office:value-type="string">
            <text:p>Uses wealth to#increase the strength#of weapons. The more#funds available, the#stronger the weapons#become.</text:p>
          </table:table-cell>
        </table:table-row>
        <table:table-row table:style-name="ro1">
          <table:table-cell office:value-type="string">
            <text:p>A gallant tank-driving#CO who fought her#way to the top. Often#argues with Eagle.#Hit: Dandelions#Miss: Unfit COs</text:p>
          </table:table-cell>
          <table:table-cell office:value-type="string">
            <text:p>Una CO valiente,#amante de los tanques.#Suele discutir con#Águila.#Mola: diente de león.#Odia: OJ vagos.</text:p>
          </table:table-cell>
          <table:table-cell office:value-type="string">
            <text:p>A gallant tank-driving#OC who fought her#way to the top. Often#argues with Eagle.#Hit: Dandelions#Miss: Unfit OCs</text:p>
          </table:table-cell>
        </table:table-row>
        <table:table-row table:style-name="ro1">
          <table:table-cell office:value-type="string">
            <text:p>Vehicular units have#superior attack power.#Infantry, air, and#naval units are#comparatively weak.</text:p>
          </table:table-cell>
          <table:table-cell office:value-type="string">
            <text:p>Sus vehículos tienen#una potencia ofensiva#superior. La infantería#y las unidades aéreas#y navales son más#débiles.</text:p>
          </table:table-cell>
          <table:table-cell office:value-type="string">
            <text:p>Vehicular units have#superior attack power.#Infantry, air, and#naval units are#comparatively weak.</text:p>
          </table:table-cell>
        </table:table-row>
        <table:table-row table:style-name="ro1">
          <table:table-cell office:value-type="string">
            <text:p>Movement range of#vehicles increases by#1 space. Firepower#increases, and fuel#and ammo supplies#are also replenished.</text:p>
          </table:table-cell>
          <table:table-cell office:value-type="string">
            <text:p>El rango de movimiento#de sus vehículos sube#1 espacio. Aumenta la#potencia de disparo y#recibe munición y#combustible.</text:p>
          </table:table-cell>
          <table:table-cell office:value-type="string">
            <text:p>Movement range of#vehicles increases by#1 space. Firepower#increases, and fuel#and ammo supplies#are also replenished.</text:p>
          </table:table-cell>
        </table:table-row>
        <table:table-row table:style-name="ro1">
          <table:table-cell office:value-type="string">
            <text:p>Increase in the attack#strength of vehicular#units and 2-space#increase in movement#range. Also restores#fuel and ammo supplies.</text:p>
          </table:table-cell>
          <table:table-cell office:value-type="string">
            <text:p>Aumenta el rango de#movimiento de sus#vehículos 2 espacios,#así como la potencia#ofensiva. Recibe#munición y combustible.</text:p>
          </table:table-cell>
          <table:table-cell office:value-type="string">
            <text:p>Increase in the attack#strength of vehicular#units and 2-space#increase in movement#range. Also restores#fuel and ammo supplies.</text:p>
          </table:table-cell>
        </table:table-row>
        <table:table-row table:style-name="ro1">
          <table:table-cell office:value-type="string">
            <text:p>A former paratrooper#rumored to have#been quite the CO#in his day.#Hit: Lazy, rainy days#Miss: Busy malls</text:p>
          </table:table-cell>
          <table:table-cell office:value-type="string">
            <text:p>Antiguo paracaidista#del que se rumorea#fue un gran OJ en#su tiempo.#Mola: días de lluvia.#Odia: hipermercados.</text:p>
          </table:table-cell>
          <table:table-cell office:value-type="string">
            <text:p>A former paratrooper#rumored to have#been quite the OC#in his day.#Hit: Lazy, rainy days#Miss: Busy malls</text:p>
          </table:table-cell>
        </table:table-row>
        <table:table-row table:style-name="ro1">
          <table:table-cell office:value-type="string">
            <text:p>Powerful infantry &amp;#high transport move-#ment range. Superior#firepower for copters,#but weak vs. naval#and vehicle units.</text:p>
          </table:table-cell>
          <table:table-cell office:value-type="string">
            <text:p>Infantería poderosa y#gran capacidad de#transporte. Sus#helicópteros son#fuertes$3b unidades#navales débiles.</text:p>
          </table:table-cell>
          <table:table-cell office:value-type="string">
            <text:p>Powerful infantry &amp;#high transport move-#ment range. Superior#firepower for copters,#but weak vs. naval#and vehicle units.</text:p>
          </table:table-cell>
        </table:table-row>
        <table:table-row table:style-name="ro1">
          <table:table-cell office:value-type="string">
            <text:p>Attack copter fire-#power increases.#Infantry units with#9 HP appear in all#allied cities, ready#to be moved.</text:p>
          </table:table-cell>
          <table:table-cell office:value-type="string">
            <text:p>Sube la capacidad#ofensiva de los#helicópteros. Aparecen#unidades de infantería#con 9 PV en todas#sus ciudades.</text:p>
          </table:table-cell>
          <table:table-cell office:value-type="string">
            <text:p>Attack copter fire-#power increases.#Infantry units with#9 HP appear in all#allied cities, ready#to be moved.</text:p>
          </table:table-cell>
        </table:table-row>
        <table:table-row table:style-name="ro1">
          <table:table-cell office:value-type="string">
            <text:p>Attack copter fire-#power increases.#Mech units with 9#HP appear in all#allied cities, ready #to be moved.</text:p>
          </table:table-cell>
          <table:table-cell office:value-type="string">
            <text:p>Sube la capacidad#ofensiva de los#helicópteros. Aparecen#unidades mecanizadas#con 9 PV en todas#sus ciudades.</text:p>
          </table:table-cell>
          <table:table-cell office:value-type="string">
            <text:p>Attack copter fire-#power increases.#Mech units with 9#HP appear in all#allied cities, ready #to be moved.</text:p>
          </table:table-cell>
        </table:table-row>
        <table:table-row table:style-name="ro1">
          <table:table-cell office:value-type="string">
            <text:p>Fight your way through the story.</text:p>
          </table:table-cell>
          <table:table-cell office:value-type="string">
            <text:p>Disfruta la historia mientras juegas.</text:p>
          </table:table-cell>
          <table:table-cell office:value-type="string">
            <text:p>Lute do seu jeito através da história.</text:p>
          </table:table-cell>
        </table:table-row>
        <table:table-row table:style-name="ro1">
          <table:table-cell office:value-type="string">
            <text:p>Continue a campaign in progress.</text:p>
          </table:table-cell>
          <table:table-cell office:value-type="string">
            <text:p>Continúa la campaña en curso.</text:p>
          </table:table-cell>
          <table:table-cell office:value-type="string">
            <text:p>Continue uma campanha em curso.</text:p>
          </table:table-cell>
        </table:table-row>
        <table:table-row table:style-name="ro1">
          <table:table-cell office:value-type="string">
            <text:p>Start a new campaign.</text:p>
          </table:table-cell>
          <table:table-cell office:value-type="string">
            <text:p>Empieza una nueva campaña.</text:p>
          </table:table-cell>
          <table:table-cell office:value-type="string">
            <text:p>Comece uma nova campanha.</text:p>
          </table:table-cell>
        </table:table-row>
        <table:table-row table:style-name="ro1">
          <table:table-cell office:value-type="string">
            <text:p>Battle friends or the computer.</text:p>
          </table:table-cell>
          <table:table-cell office:value-type="string">
            <text:p>Combate contra tus amigos o la consola.</text:p>
          </table:table-cell>
          <table:table-cell office:value-type="string">
            <text:p>Batalhe contra seus amigos ou computador.</text:p>
          </table:table-cell>
        </table:table-row>
        <table:table-row table:style-name="ro1">
          <table:table-cell office:value-type="string">
            <text:p>Continue a Versus mode battle in progress.</text:p>
          </table:table-cell>
          <table:table-cell office:value-type="string">
            <text:p>Continúa un combate en curso.</text:p>
          </table:table-cell>
          <table:table-cell office:value-type="string">
            <text:p>Continue um modo de batalha Versus em curso.</text:p>
          </table:table-cell>
        </table:table-row>
        <table:table-row table:style-name="ro1">
          <table:table-cell office:value-type="string">
            <text:p>Start a new Versus mode battle.</text:p>
          </table:table-cell>
          <table:table-cell office:value-type="string">
            <text:p>Empieza un nuevo combate.</text:p>
          </table:table-cell>
          <table:table-cell office:value-type="string">
            <text:p>Comece um novo modo de batalha Versus.</text:p>
          </table:table-cell>
        </table:table-row>
        <table:table-row table:style-name="ro1">
          <table:table-cell office:value-type="string">
            <text:p>Battle the computer and save your score.</text:p>
          </table:table-cell>
          <table:table-cell office:value-type="string">
            <text:p>¡Lucha y consigue la puntuación más alta!</text:p>
          </table:table-cell>
          <table:table-cell office:value-type="string">
            <text:p>Batalhe e consiga a pontuação mais alta!</text:p>
          </table:table-cell>
        </table:table-row>
        <table:table-row table:style-name="ro1">
          <table:table-cell office:value-type="string">
            <text:p>Continue an in-progress War Room battle.</text:p>
          </table:table-cell>
          <table:table-cell office:value-type="string">
            <text:p>Continúa una batalla en curso.</text:p>
          </table:table-cell>
          <table:table-cell office:value-type="string">
            <text:p>Continue uma batalha Sala de Guerra em curso.</text:p>
          </table:table-cell>
        </table:table-row>
        <table:table-row table:style-name="ro1">
          <table:table-cell office:value-type="string">
            <text:p>Start a new War Room battle.</text:p>
          </table:table-cell>
          <table:table-cell office:value-type="string">
            <text:p>Empieza una nueva batalla.</text:p>
          </table:table-cell>
          <table:table-cell office:value-type="string">
            <text:p>Comece uma nova batalha Sala de Guerra.</text:p>
          </table:table-cell>
        </table:table-row>
        <table:table-row table:style-name="ro1">
          <table:table-cell office:value-type="string">
            <text:p>Shop here with your hard-earned points.</text:p>
          </table:table-cell>
          <table:table-cell office:value-type="string">
            <text:p>Aquí puedes gastar las monedas ganadas.</text:p>
          </table:table-cell>
          <table:table-cell office:value-type="string">
            <text:p>Gaste aqui sua moedas obtidas.</text:p>
          </table:table-cell>
        </table:table-row>
        <table:table-row table:style-name="ro1">
          <table:table-cell office:value-type="string">
            <text:p>Create maps and edit the CO colors.</text:p>
          </table:table-cell>
          <table:table-cell office:value-type="string">
            <text:p>Crea mapas y cambia el color de los OJ.</text:p>
          </table:table-cell>
          <table:table-cell office:value-type="string">
            <text:p>Crie mapas e mude a cor dos OC.</text:p>
          </table:table-cell>
        </table:table-row>
        <table:table-row table:style-name="ro1">
          <table:table-cell office:value-type="string">
            <text:p>Create new single- and multiplayer maps.</text:p>
          </table:table-cell>
          <table:table-cell office:value-type="string">
            <text:p>Crea nuevos mapas de combate.</text:p>
          </table:table-cell>
          <table:table-cell office:value-type="string">
            <text:p>Crie novos mapas Sozinho ou Multijogador.</text:p>
          </table:table-cell>
        </table:table-row>
        <table:table-row table:style-name="ro1">
          <table:table-cell office:value-type="string">
            <text:p>Change the colors of your COs.</text:p>
          </table:table-cell>
          <table:table-cell office:value-type="string">
            <text:p>Cambia los colores de tus OJ.</text:p>
          </table:table-cell>
          <table:table-cell office:value-type="string">
            <text:p>Mude as cores do seu OC.</text:p>
          </table:table-cell>
        </table:table-row>
        <table:table-row table:style-name="ro1">
          <table:table-cell office:value-type="string">
            <text:p>Link up to battle friends and trade maps.</text:p>
          </table:table-cell>
          <table:table-cell office:value-type="string">
            <text:p>Conéctate para combatir con tus amigos.</text:p>
          </table:table-cell>
          <table:table-cell office:value-type="string">
            <text:p>Conecte para batalhar ou trocar mapas.</text:p>
          </table:table-cell>
        </table:table-row>
        <table:table-row table:style-name="ro1">
          <table:table-cell office:value-type="string">
            <text:p>Press SELECT for Hard Campaign.</text:p>
          </table:table-cell>
          <table:table-cell office:value-type="string">
            <text:p>Pulsa SELECT para la Campaña Mayor.</text:p>
          </table:table-cell>
          <table:table-cell office:value-type="string">
            <text:p>Aperte SELECT para a Campanha Difícil.</text:p>
          </table:table-cell>
        </table:table-row>
        <table:table-row table:style-name="ro1">
          <table:table-cell office:value-type="string">
            <text:p>Press SELECT for the Sound Room.</text:p>
          </table:table-cell>
          <table:table-cell office:value-type="string">
            <text:p>Pulsa SELECT para entrar en Sonido.</text:p>
          </table:table-cell>
          <table:table-cell office:value-type="string">
            <text:p>Aperte SELECT para a Sala de Som.</text:p>
          </table:table-cell>
        </table:table-row>
        <table:table-row table:style-name="ro1">
          <table:table-cell office:value-type="string">
            <text:p>Select ON to limit vision with Fog of War.</text:p>
          </table:table-cell>
          <table:table-cell office:value-type="string">
            <text:p>Limita la visión con Niebla de Guerra.</text:p>
          </table:table-cell>
          <table:table-cell office:value-type="string">
            <text:p>Selecione ON para limitar a visão com Neblina de Guerra.</text:p>
          </table:table-cell>
        </table:table-row>
        <table:table-row table:style-name="ro1">
          <table:table-cell office:value-type="string">
            <text:p>RANDOM causes the climate to change.</text:p>
          </table:table-cell>
          <table:table-cell office:value-type="string">
            <text:p>ALEAT. hace que el clima cambie.</text:p>
          </table:table-cell>
          <table:table-cell office:value-type="string">
            <text:p>Aleatório causa alteração no clima.</text:p>
          </table:table-cell>
        </table:table-row>
        <table:table-row table:style-name="ro1">
          <table:table-cell office:value-type="string">
            <text:p>Set funds received per allied base.</text:p>
          </table:table-cell>
          <table:table-cell office:value-type="string">
            <text:p>Fija los fondos recibidos por base aliada.</text:p>
          </table:table-cell>
          <table:table-cell office:value-type="string">
            <text:p>Fixa as verbas recebidas por base aliada.</text:p>
          </table:table-cell>
        </table:table-row>
        <table:table-row table:style-name="ro1">
          <table:table-cell office:value-type="string">
            <text:p>Set number of days to battle.</text:p>
          </table:table-cell>
          <table:table-cell office:value-type="string">
            <text:p>Fija el número de días de batalla.</text:p>
          </table:table-cell>
          <table:table-cell office:value-type="string">
            <text:p>Fixa o número de dias de batalha.</text:p>
          </table:table-cell>
        </table:table-row>
        <table:table-row table:style-name="ro1">
          <table:table-cell office:value-type="string">
            <text:p>Set number of properties needed to win.</text:p>
          </table:table-cell>
          <table:table-cell office:value-type="string">
            <text:p>Propiedades necesarias para ganar.</text:p>
          </table:table-cell>
          <table:table-cell office:value-type="string">
            <text:p>Propriedades necessárias para ganhar.</text:p>
          </table:table-cell>
        </table:table-row>
        <table:table-row table:style-name="ro1">
          <table:table-cell office:value-type="string">
            <text:p>Select ON to enable CO powers.</text:p>
          </table:table-cell>
          <table:table-cell office:value-type="string">
            <text:p>Selecciona SÍ para usar el Poder de OJ.</text:p>
          </table:table-cell>
          <table:table-cell office:value-type="string">
            <text:p>Selecione ON para usar o Poder de OC.</text:p>
          </table:table-cell>
        </table:table-row>
        <table:table-row table:style-name="ro1">
          <table:table-cell office:value-type="string">
            <text:p>No animation.</text:p>
          </table:table-cell>
          <table:table-cell office:value-type="string">
            <text:p>Sin animación.</text:p>
          </table:table-cell>
          <table:table-cell office:value-type="string">
            <text:p>Sem animação.</text:p>
          </table:table-cell>
        </table:table-row>
        <table:table-row table:style-name="ro1">
          <table:table-cell office:value-type="string">
            <text:p>Battle and capture animation.</text:p>
          </table:table-cell>
          <table:table-cell office:value-type="string">
            <text:p>Animación de batalla y capturas.</text:p>
          </table:table-cell>
          <table:table-cell office:value-type="string">
            <text:p>Animação de batalhas e capturas.</text:p>
          </table:table-cell>
        </table:table-row>
        <table:table-row table:style-name="ro1">
          <table:table-cell office:value-type="string">
            <text:p>Battle animation only.</text:p>
          </table:table-cell>
          <table:table-cell office:value-type="string">
            <text:p>Sólo animación de batalla.</text:p>
          </table:table-cell>
          <table:table-cell office:value-type="string">
            <text:p>Somente animação de batalha.</text:p>
          </table:table-cell>
        </table:table-row>
        <table:table-row table:style-name="ro1">
          <table:table-cell office:value-type="string">
            <text:p>Battle animation for players only.</text:p>
          </table:table-cell>
          <table:table-cell office:value-type="string">
            <text:p>Animación sólo para el jugador.</text:p>
          </table:table-cell>
          <table:table-cell office:value-type="string">
            <text:p>Animação apenas para o jogador.</text:p>
          </table:table-cell>
        </table:table-row>
        <table:table-row table:style-name="ro1">
          <table:table-cell office:value-type="string">
            <text:p>Set alliances by selecting the same team.</text:p>
          </table:table-cell>
          <table:table-cell office:value-type="string">
            <text:p>Crea alianzas eligiendo el mismo equipo.</text:p>
          </table:table-cell>
          <table:table-cell office:value-type="string">
            <text:p>Crie alianças escolhendo a mesma equipe.</text:p>
          </table:table-cell>
        </table:table-row>
        <table:table-row table:style-name="ro1">
          <table:table-cell office:value-type="string">
            <text:p>Choose a CO.</text:p>
          </table:table-cell>
          <table:table-cell office:value-type="string">
            <text:p>Elige OJ.</text:p>
          </table:table-cell>
          <table:table-cell office:value-type="string">
            <text:p>Escolha um OC.</text:p>
          </table:table-cell>
        </table:table-row>
        <table:table-row table:style-name="ro1">
          <table:table-cell office:value-type="string">
            <text:p>Choose Player or Computer.</text:p>
          </table:table-cell>
          <table:table-cell office:value-type="string">
            <text:p>Elige Jugador o Consola.</text:p>
          </table:table-cell>
          <table:table-cell office:value-type="string">
            <text:p>Escolha o Jogador ou o Computador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og of War</text:p>
          </table:table-cell>
          <table:table-cell office:value-type="string">
            <text:p>Niebla de Guerra.</text:p>
          </table:table-cell>
          <table:table-cell office:value-type="string">
            <text:p>Neblina de Guerra.</text:p>
          </table:table-cell>
        </table:table-row>
        <table:table-row table:style-name="ro1">
          <table:table-cell office:value-type="string">
            <text:p>Climate</text:p>
          </table:table-cell>
          <table:table-cell table:number-columns-repeated="2" office:value-type="string">
            <text:p>Clima.</text:p>
          </table:table-cell>
        </table:table-row>
        <table:table-row table:style-name="ro1">
          <table:table-cell office:value-type="string">
            <text:p>Funds per property held</text:p>
          </table:table-cell>
          <table:table-cell office:value-type="string">
            <text:p>Fondos por propiedad.</text:p>
          </table:table-cell>
          <table:table-cell office:value-type="string">
            <text:p>Verbas por propriedade.</text:p>
          </table:table-cell>
        </table:table-row>
        <table:table-row table:style-name="ro1">
          <table:table-cell office:value-type="string">
            <text:p>Time Limit</text:p>
          </table:table-cell>
          <table:table-cell office:value-type="string">
            <text:p>Límite de tiempo.</text:p>
          </table:table-cell>
          <table:table-cell office:value-type="string">
            <text:p>Limite de tempo.</text:p>
          </table:table-cell>
        </table:table-row>
        <table:table-row table:style-name="ro1">
          <table:table-cell office:value-type="string">
            <text:p>Number of properties for victory</text:p>
          </table:table-cell>
          <table:table-cell office:value-type="string">
            <text:p>Número de propiedades para la victoria.</text:p>
          </table:table-cell>
          <table:table-cell office:value-type="string">
            <text:p>Número de propriedades para a vitória.</text:p>
          </table:table-cell>
        </table:table-row>
        <table:table-row table:style-name="ro1">
          <table:table-cell office:value-type="string">
            <text:p>CO Power</text:p>
          </table:table-cell>
          <table:table-cell office:value-type="string">
            <text:p>Poder de OJ.</text:p>
          </table:table-cell>
          <table:table-cell office:value-type="string">
            <text:p>Poder de OC.</text:p>
          </table:table-cell>
        </table:table-row>
        <table:table-row table:style-name="ro1">
          <table:table-cell office:value-type="string">
            <text:p>No animation</text:p>
          </table:table-cell>
          <table:table-cell office:value-type="string">
            <text:p>Sin animación.</text:p>
          </table:table-cell>
          <table:table-cell office:value-type="string">
            <text:p>Sem animação.</text:p>
          </table:table-cell>
        </table:table-row>
        <table:table-row table:style-name="ro1">
          <table:table-cell office:value-type="string">
            <text:p>Battle and capture animation</text:p>
          </table:table-cell>
          <table:table-cell office:value-type="string">
            <text:p>Animación de batallas y capturas.</text:p>
          </table:table-cell>
          <table:table-cell office:value-type="string">
            <text:p>Animação de batalhas e capturas.</text:p>
          </table:table-cell>
        </table:table-row>
        <table:table-row table:style-name="ro1">
          <table:table-cell office:value-type="string">
            <text:p>Battle animation only</text:p>
          </table:table-cell>
          <table:table-cell office:value-type="string">
            <text:p>Sólo animación de batalla.</text:p>
          </table:table-cell>
          <table:table-cell office:value-type="string">
            <text:p>Somente animação de batalha.</text:p>
          </table:table-cell>
        </table:table-row>
        <table:table-row table:style-name="ro1">
          <table:table-cell office:value-type="string">
            <text:p>Battle animation for player only</text:p>
          </table:table-cell>
          <table:table-cell office:value-type="string">
            <text:p>Animación sólo para el jugador.</text:p>
          </table:table-cell>
          <table:table-cell office:value-type="string">
            <text:p>Animação apenas para o jogador.</text:p>
          </table:table-cell>
        </table:table-row>
        <table:table-row table:style-name="ro1">
          <table:table-cell office:value-type="string">
            <text:p>Welcome to the map designer!$0f</text:p>
          </table:table-cell>
          <table:table-cell office:value-type="string">
            <text:p>¡Bienvenido al editor de mapas!$0f</text:p>
          </table:table-cell>
          <table:table-cell office:value-type="string">
            <text:p>Bem vindo ao editor de mapas!$0f</text:p>
          </table:table-cell>
        </table:table-row>
        <table:table-row table:style-name="ro1">
          <table:table-cell office:value-type="string">
            <text:p>We'll provide you with all the tools#you need to design your own maps!$0f</text:p>
          </table:table-cell>
          <table:table-cell office:value-type="string">
            <text:p>Dispón de los objetos a tu antojo#y diseña tus propios mapas.$0f</text:p>
          </table:table-cell>
          <table:table-cell office:value-type="string">
            <text:p>Proveremos as ferramentas que#precisar para criar seus mapas!$0f</text:p>
          </table:table-cell>
        </table:table-row>
        <table:table-row table:style-name="ro1">
          <table:table-cell office:value-type="string">
            <text:p>If you need instructions,#choose Help from the menu.$0f</text:p>
          </table:table-cell>
          <table:table-cell office:value-type="string">
            <text:p>Si necesitas instrucciones,#selecciona Ayuda en el menú.$0f</text:p>
          </table:table-cell>
          <table:table-cell office:value-type="string">
            <text:p>Se você precisar de instruções,#escolha Ajuda no menu.$0f</text:p>
          </table:table-cell>
        </table:table-row>
        <table:table-row table:style-name="ro1">
          <table:table-cell office:value-type="string">
            <text:p>Press SELECT and#then choose Help.$0f</text:p>
          </table:table-cell>
          <table:table-cell office:value-type="string">
            <text:p>Pulsa SELECT y selecciona Ayuda.$0f</text:p>
          </table:table-cell>
          <table:table-cell office:value-type="string">
            <text:p>Aperte SELECT e escolha Ajuda.$0f</text:p>
          </table:table-cell>
        </table:table-row>
        <table:table-row table:style-name="ro1">
          <table:table-cell office:value-type="string">
            <text:p>Help contains control explanations, as#well as rules and instructions for$0fplaying on the maps you create.$0f</text:p>
          </table:table-cell>
          <table:table-cell office:value-type="string">
            <text:p>Ayuda contiene explicaciones sobre#los controles, así como las reglas$0fe instrucciones para jugar en los#mapas que diseñes.$0f</text:p>
          </table:table-cell>
          <table:table-cell office:value-type="string">
            <text:p>O Ajuda contém explicações sobre#os controles, assim como as regras$0fe instruções para jogar nos mapas#criados.$0f</text:p>
          </table:table-cell>
        </table:table-row>
        <table:table-row table:style-name="ro1">
          <table:table-cell office:value-type="string">
            <text:p>Enjoy!$0f</text:p>
          </table:table-cell>
          <table:table-cell office:value-type="string">
            <text:p>¡Pásalo bien!$0f</text:p>
          </table:table-cell>
          <table:table-cell office:value-type="string">
            <text:p>Aproveite!$0f</text:p>
          </table:table-cell>
        </table:table-row>
        <table:table-row table:style-name="ro1">
          <table:table-cell office:value-type="string">
            <text:p>Map Requirements :</text:p>
          </table:table-cell>
          <table:table-cell office:value-type="string">
            <text:p>Condiciones del Mapa:</text:p>
          </table:table-cell>
          <table:table-cell office:value-type="string">
            <text:p>Condições do Mapa:</text:p>
          </table:table-cell>
        </table:table-row>
        <table:table-row table:style-name="ro1">
          <table:table-cell office:value-type="string">
            <text:p>At least two armies, with an HQ and</text:p>
          </table:table-cell>
          <table:table-cell office:value-type="string">
            <text:p>Al menos dos ejércitos, con CG y</text:p>
          </table:table-cell>
          <table:table-cell office:value-type="string">
            <text:p>Ao menos 2 exércitos, com QG e</text:p>
          </table:table-cell>
        </table:table-row>
        <table:table-row table:style-name="ro1">
          <table:table-cell office:value-type="string">
            <text:p>one or more units or factories each.</text:p>
          </table:table-cell>
          <table:table-cell office:value-type="string">
            <text:p>1 o más unidades o fábricas cada uno.</text:p>
          </table:table-cell>
          <table:table-cell office:value-type="string">
            <text:p>1 ou mais unidades ou fábricas cada.</text:p>
          </table:table-cell>
        </table:table-row>
        <table:table-row table:style-name="ro1">
          <table:table-cell office:value-type="string">
            <text:p>How to Play :</text:p>
          </table:table-cell>
          <table:table-cell office:value-type="string">
            <text:p>Cómo jugar:</text:p>
          </table:table-cell>
          <table:table-cell office:value-type="string">
            <text:p>Como jogar:</text:p>
          </table:table-cell>
        </table:table-row>
        <table:table-row table:style-name="ro1">
          <table:table-cell office:value-type="string">
            <text:p>Select this map in either</text:p>
          </table:table-cell>
          <table:table-cell office:value-type="string">
            <text:p>Los Mapas se pueden usar en</text:p>
          </table:table-cell>
          <table:table-cell office:value-type="string">
            <text:p>Os mapas que podem ser</text:p>
          </table:table-cell>
        </table:table-row>
        <table:table-row table:style-name="ro1">
          <table:table-cell office:value-type="string">
            <text:p>Vs. mode or Link mode.</text:p>
          </table:table-cell>
          <table:table-cell office:value-type="string">
            <text:p>Modo Combate o Link.</text:p>
          </table:table-cell>
          <table:table-cell office:value-type="string">
            <text:p>usados no modo Vs. ou Link.</text:p>
          </table:table-cell>
        </table:table-row>
        <table:table-row table:style-name="ro1">
          <table:table-cell office:value-type="string">
            <text:p>Place the terrain or unit.</text:p>
          </table:table-cell>
          <table:table-cell office:value-type="string">
            <text:p>Ubicar el terreno o unidad.</text:p>
          </table:table-cell>
          <table:table-cell office:value-type="string">
            <text:p>Colocar o terreno ou unidade.</text:p>
          </table:table-cell>
        </table:table-row>
        <table:table-row table:style-name="ro1">
          <table:table-cell office:value-type="string">
            <text:p>Select the terrain or unit.</text:p>
          </table:table-cell>
          <table:table-cell office:value-type="string">
            <text:p>Seleccionar el terreno o unidad.</text:p>
          </table:table-cell>
          <table:table-cell office:value-type="string">
            <text:p>Selecionar o terreno ou unidade.</text:p>
          </table:table-cell>
        </table:table-row>
        <table:table-row table:style-name="ro1">
          <table:table-cell office:value-type="string">
            <text:p>Open the unit-selection menu.</text:p>
          </table:table-cell>
          <table:table-cell office:value-type="string">
            <text:p>Abrir el menú de unidades.</text:p>
          </table:table-cell>
          <table:table-cell office:value-type="string">
            <text:p>Abrir o menu de unidades.</text:p>
          </table:table-cell>
        </table:table-row>
        <table:table-row table:style-name="ro1">
          <table:table-cell office:value-type="string">
            <text:p>Open the terrain-selection menu.</text:p>
          </table:table-cell>
          <table:table-cell office:value-type="string">
            <text:p>Abrir el menú de terrenos.</text:p>
          </table:table-cell>
          <table:table-cell office:value-type="string">
            <text:p>Abrir o menu de terrenos.</text:p>
          </table:table-cell>
        </table:table-row>
        <table:table-row table:style-name="ro1">
          <table:table-cell office:value-type="string">
            <text:p>Display overhead map.</text:p>
          </table:table-cell>
          <table:table-cell office:value-type="string">
            <text:p>Vista superior del mapa.</text:p>
          </table:table-cell>
          <table:table-cell office:value-type="string">
            <text:p>Visão superior do mapa.</text:p>
          </table:table-cell>
        </table:table-row>
        <table:table-row table:style-name="ro1">
          <table:table-cell office:value-type="string">
            <text:p>There's no data.</text:p>
          </table:table-cell>
          <table:table-cell office:value-type="string">
            <text:p>No hay datos.</text:p>
          </table:table-cell>
          <table:table-cell office:value-type="string">
            <text:p>Não há dados.</text:p>
          </table:table-cell>
        </table:table-row>
        <table:table-row table:style-name="ro1">
          <table:table-cell office:value-type="string">
            <text:p>There's no data.$0f</text:p>
          </table:table-cell>
          <table:table-cell office:value-type="string">
            <text:p>No hay datos.$0f</text:p>
          </table:table-cell>
          <table:table-cell office:value-type="string">
            <text:p>Não há dados.$0f</text:p>
          </table:table-cell>
        </table:table-row>
        <table:table-row table:style-name="ro1">
          <table:table-cell office:value-type="string">
            <text:p>Replace current data?#$17</text:p>
          </table:table-cell>
          <table:table-cell office:value-type="string">
            <text:p>¿Sustituir datos actuales?#$17</text:p>
          </table:table-cell>
          <table:table-cell office:value-type="string">
            <text:p>Substituir dados atuais?#$17</text:p>
          </table:table-cell>
        </table:table-row>
        <table:table-row table:style-name="ro1">
          <table:table-cell office:value-type="string">
            <text:p>Save?#$17</text:p>
          </table:table-cell>
          <table:table-cell office:value-type="string">
            <text:p>¿Guardar?#$17</text:p>
          </table:table-cell>
          <table:table-cell office:value-type="string">
            <text:p>Guardar?#$17</text:p>
          </table:table-cell>
        </table:table-row>
        <table:table-row table:style-name="ro1">
          <table:table-cell office:value-type="string">
            <text:p>Design Map 1</text:p>
          </table:table-cell>
          <table:table-cell office:value-type="string">
            <text:p>Diseño 1</text:p>
          </table:table-cell>
          <table:table-cell office:value-type="string">
            <text:p>Estúdio 1</text:p>
          </table:table-cell>
        </table:table-row>
        <table:table-row table:style-name="ro1">
          <table:table-cell office:value-type="string">
            <text:p>Design Map 2</text:p>
          </table:table-cell>
          <table:table-cell office:value-type="string">
            <text:p>Diseño 2</text:p>
          </table:table-cell>
          <table:table-cell office:value-type="string">
            <text:p>Estúdio 2</text:p>
          </table:table-cell>
        </table:table-row>
        <table:table-row table:style-name="ro1">
          <table:table-cell office:value-type="string">
            <text:p>Design Map 3</text:p>
          </table:table-cell>
          <table:table-cell office:value-type="string">
            <text:p>Diseño 3</text:p>
          </table:table-cell>
          <table:table-cell office:value-type="string">
            <text:p>Estúdio 3</text:p>
          </table:table-cell>
        </table:table-row>
        <table:table-row table:style-name="ro1">
          <table:table-cell office:value-type="string">
            <text:p>$1f$1fSea</text:p>
          </table:table-cell>
          <table:table-cell table:number-columns-repeated="2" office:value-type="string">
            <text:p>$1f$1fMar</text:p>
          </table:table-cell>
        </table:table-row>
        <table:table-row table:style-name="ro1">
          <table:table-cell office:value-type="string">
            <text:p>$1f$1fPlain</text:p>
          </table:table-cell>
          <table:table-cell office:value-type="string">
            <text:p>$1f$1fLlano</text:p>
          </table:table-cell>
          <table:table-cell office:value-type="string">
            <text:p>$1f$1fPlan.</text:p>
          </table:table-cell>
        </table:table-row>
        <table:table-row table:style-name="ro1">
          <table:table-cell office:value-type="string">
            <text:p>$1f$1fMtn</text:p>
          </table:table-cell>
          <table:table-cell table:number-columns-repeated="2" office:value-type="string">
            <text:p>$1f$1fMont.</text:p>
          </table:table-cell>
        </table:table-row>
        <table:table-row table:style-name="ro1">
          <table:table-cell office:value-type="string">
            <text:p>$1f$1fWood</text:p>
          </table:table-cell>
          <table:table-cell table:number-columns-repeated="2" office:value-type="string">
            <text:p>$1f$1fBosq.</text:p>
          </table:table-cell>
        </table:table-row>
        <table:table-row table:style-name="ro1">
          <table:table-cell office:value-type="string">
            <text:p>Random</text:p>
          </table:table-cell>
          <table:table-cell office:value-type="string">
            <text:p>Aleat.</text:p>
          </table:table-cell>
          <table:table-cell office:value-type="string">
            <text:p>Aleat.</text:p>
          </table:table-cell>
        </table:table-row>
        <table:table-row table:style-name="ro1">
          <table:table-cell office:value-type="string">
            <text:p>Fill the entire map with sea?#$17</text:p>
          </table:table-cell>
          <table:table-cell office:value-type="string">
            <text:p>¿Llenar todo el mapa con mar?#$17</text:p>
          </table:table-cell>
          <table:table-cell office:value-type="string">
            <text:p>Preencher o mapa todo com mar?#$17</text:p>
          </table:table-cell>
        </table:table-row>
        <table:table-row table:style-name="ro1">
          <table:table-cell office:value-type="string">
            <text:p>Fill the entire map with plains?#$17</text:p>
          </table:table-cell>
          <table:table-cell office:value-type="string">
            <text:p>¿Llenar todo el mapa con llanos?#$17</text:p>
          </table:table-cell>
          <table:table-cell office:value-type="string">
            <text:p>Preencher o mapa todo com planície?#$17</text:p>
          </table:table-cell>
        </table:table-row>
        <table:table-row table:style-name="ro1">
          <table:table-cell office:value-type="string">
            <text:p>Fill the entire map with mountains?#$17</text:p>
          </table:table-cell>
          <table:table-cell office:value-type="string">
            <text:p>¿Llenar todo el mapa con montañas?#$17</text:p>
          </table:table-cell>
          <table:table-cell office:value-type="string">
            <text:p>Preencher o mapa todo com montanha?#$17</text:p>
          </table:table-cell>
        </table:table-row>
        <table:table-row table:style-name="ro1">
          <table:table-cell office:value-type="string">
            <text:p>Fill the entire map with woods?#$17</text:p>
          </table:table-cell>
          <table:table-cell office:value-type="string">
            <text:p>¿Llenar todo el mapa con bosques?#$17</text:p>
          </table:table-cell>
          <table:table-cell office:value-type="string">
            <text:p>Preencher o mapa todo com bosque?#$17</text:p>
          </table:table-cell>
        </table:table-row>
        <table:table-row table:style-name="ro1">
          <table:table-cell office:value-type="string">
            <text:p>Let the computer design a map?#$17</text:p>
          </table:table-cell>
          <table:table-cell office:value-type="string">
            <text:p>¿Dejar que la consola diseñe el mapa?#$17</text:p>
          </table:table-cell>
          <table:table-cell office:value-type="string">
            <text:p>Deixar o computador criar o mapa?#$17</text:p>
          </table:table-cell>
        </table:table-row>
        <table:table-row table:style-name="ro1">
          <table:table-cell office:value-type="string">
            <text:p>Exit?#$17</text:p>
          </table:table-cell>
          <table:table-cell office:value-type="string">
            <text:p>¿Finalizar?#$17</text:p>
          </table:table-cell>
          <table:table-cell office:value-type="string">
            <text:p>Finalizar?#$17</text:p>
          </table:table-cell>
        </table:table-row>
        <table:table-row table:style-name="ro1">
          <table:table-cell office:value-type="string">
            <text:p>Exit without saving?#$17</text:p>
          </table:table-cell>
          <table:table-cell office:value-type="string">
            <text:p>¿Finalizar sin guardar?#$17</text:p>
          </table:table-cell>
          <table:table-cell office:value-type="string">
            <text:p>Finalizar sem guardar?#$17</text:p>
          </table:table-cell>
        </table:table-row>
        <table:table-row table:style-name="ro1">
          <table:table-cell office:value-type="string">
            <text:p>$1f$1fLoad</text:p>
          </table:table-cell>
          <table:table-cell office:value-type="string">
            <text:p>$1f$1fCargar</text:p>
          </table:table-cell>
          <table:table-cell office:value-type="string">
            <text:p>$1f$1fCarregar</text:p>
          </table:table-cell>
        </table:table-row>
        <table:table-row table:style-name="ro1">
          <table:table-cell office:value-type="string">
            <text:p>$1f$1fSave</text:p>
          </table:table-cell>
          <table:table-cell table:number-columns-repeated="2" office:value-type="string">
            <text:p>$1f$1fGuardar</text:p>
          </table:table-cell>
        </table:table-row>
        <table:table-row table:style-name="ro1">
          <table:table-cell office:value-type="string">
            <text:p>$1f$1fName$18Entry$1f</text:p>
          </table:table-cell>
          <table:table-cell office:value-type="string">
            <text:p>$1f$1fNombre$1f</text:p>
          </table:table-cell>
          <table:table-cell office:value-type="string">
            <text:p>$1f$1fNome$1f</text:p>
          </table:table-cell>
        </table:table-row>
        <table:table-row table:style-name="ro1">
          <table:table-cell office:value-type="string">
            <text:p>$1f$1fFile</text:p>
          </table:table-cell>
          <table:table-cell office:value-type="string">
            <text:p>$1f$1fArchivo</text:p>
          </table:table-cell>
          <table:table-cell office:value-type="string">
            <text:p>$1f$1fArquivo</text:p>
          </table:table-cell>
        </table:table-row>
        <table:table-row table:style-name="ro1">
          <table:table-cell office:value-type="string">
            <text:p>$1f$1fHelp</text:p>
          </table:table-cell>
          <table:table-cell office:value-type="string">
            <text:p>$1f$1fAyuda</text:p>
          </table:table-cell>
          <table:table-cell office:value-type="string">
            <text:p>$1f$1fAjuda</text:p>
          </table:table-cell>
        </table:table-row>
        <table:table-row table:style-name="ro1">
          <table:table-cell office:value-type="string">
            <text:p>$09$86Intel</text:p>
          </table:table-cell>
          <table:table-cell table:number-columns-repeated="2" office:value-type="string">
            <text:p>$09$86Info.</text:p>
          </table:table-cell>
        </table:table-row>
        <table:table-row table:style-name="ro1">
          <table:table-cell office:value-type="string">
            <text:p>$1f$1fFill</text:p>
          </table:table-cell>
          <table:table-cell office:value-type="string">
            <text:p>$1f$1fLlenar</text:p>
          </table:table-cell>
          <table:table-cell office:value-type="string">
            <text:p>$1f$1fPreen.</text:p>
          </table:table-cell>
        </table:table-row>
        <table:table-row table:style-name="ro1">
          <table:table-cell office:value-type="string">
            <text:p>$09$8bEnd</text:p>
          </table:table-cell>
          <table:table-cell office:value-type="string">
            <text:p>$09$8bFin</text:p>
          </table:table-cell>
          <table:table-cell office:value-type="string">
            <text:p>$09$8bFim</text:p>
          </table:table-cell>
        </table:table-row>
        <table:table-row table:style-name="ro1">
          <table:table-cell table:number-columns-repeated="3" office:value-type="string">
            <text:p>$1f$1f$1f$1f$1f$1f$1f$1f$1f$1f</text:p>
          </table:table-cell>
        </table:table-row>
        <table:table-row table:style-name="ro1">
          <table:table-cell office:value-type="string">
            <text:p>You must really like doing#that over and over again.$0fKeep it up.$0f</text:p>
          </table:table-cell>
          <table:table-cell office:value-type="string">
            <text:p>Debe gustarte mucho hacer esto#una y otra vez. Sigue así.$0f</text:p>
          </table:table-cell>
          <table:table-cell office:value-type="string">
            <text:p>Você realmente gosta de fazer#isso. Continue assim.$0f</text:p>
          </table:table-cell>
        </table:table-row>
        <table:table-row table:style-name="ro1">
          <table:table-cell office:value-type="string">
            <text:p>SELECT MODE</text:p>
          </table:table-cell>
          <table:table-cell office:value-type="string">
            <text:p>ELIGE MODO</text:p>
          </table:table-cell>
          <table:table-cell office:value-type="string">
            <text:p>SELEC. MODO</text:p>
          </table:table-cell>
        </table:table-row>
        <table:table-row table:style-name="ro1">
          <table:table-cell office:value-type="string">
            <text:p>LINK</text:p>
          </table:table-cell>
          <table:table-cell office:value-type="string">
            <text:p>MODO LINK</text:p>
          </table:table-cell>
          <table:table-cell office:value-type="string">
            <text:p>LINK</text:p>
          </table:table-cell>
        </table:table-row>
        <table:table-row table:style-name="ro1">
          <table:table-cell office:value-type="string">
            <text:p>BATTLE MAPS</text:p>
          </table:table-cell>
          <table:table-cell office:value-type="string">
            <text:p>MAPAS BATALLA</text:p>
          </table:table-cell>
          <table:table-cell office:value-type="string">
            <text:p>MAPAS BATALHA</text:p>
          </table:table-cell>
        </table:table-row>
        <table:table-row table:style-name="ro1">
          <table:table-cell office:value-type="string">
            <text:p>COLOR EDIT</text:p>
          </table:table-cell>
          <table:table-cell office:value-type="string">
            <text:p>EDITAR COLOR</text:p>
          </table:table-cell>
          <table:table-cell office:value-type="string">
            <text:p>EDITAR COR</text:p>
          </table:table-cell>
        </table:table-row>
        <table:table-row table:style-name="ro1">
          <table:table-cell office:value-type="string">
            <text:p>SOUND ROOM</text:p>
          </table:table-cell>
          <table:table-cell office:value-type="string">
            <text:p>SONIDO</text:p>
          </table:table-cell>
          <table:table-cell office:value-type="string">
            <text:p>SOM</text:p>
          </table:table-cell>
        </table:table-row>
        <table:table-row table:style-name="ro1">
          <table:table-cell office:value-type="string">
            <text:p>SELECT CO</text:p>
          </table:table-cell>
          <table:table-cell office:value-type="string">
            <text:p>ELIGE OJ</text:p>
          </table:table-cell>
          <table:table-cell office:value-type="string">
            <text:p>SELEC. OC</text:p>
          </table:table-cell>
        </table:table-row>
        <table:table-row table:style-name="ro1">
          <table:table-cell office:value-type="string">
            <text:p>SELECT MAP</text:p>
          </table:table-cell>
          <table:table-cell office:value-type="string">
            <text:p>ELIGE MAPA</text:p>
          </table:table-cell>
          <table:table-cell office:value-type="string">
            <text:p>SELEC. MAPA</text:p>
          </table:table-cell>
        </table:table-row>
        <table:table-row table:style-name="ro1">
          <table:table-cell office:value-type="string">
            <text:p>TEAMS</text:p>
          </table:table-cell>
          <table:table-cell office:value-type="string">
            <text:p>EQUIPOS</text:p>
          </table:table-cell>
          <table:table-cell office:value-type="string">
            <text:p>EQUIPES</text:p>
          </table:table-cell>
        </table:table-row>
        <table:table-row table:style-name="ro1">
          <table:table-cell office:value-type="string">
            <text:p>RULES</text:p>
          </table:table-cell>
          <table:table-cell office:value-type="string">
            <text:p>REGLAS</text:p>
          </table:table-cell>
          <table:table-cell office:value-type="string">
            <text:p>REGRAS</text:p>
          </table:table-cell>
        </table:table-row>
        <table:table-row table:style-name="ro1">
          <table:table-cell office:value-type="string">
            <text:p>CAMPAIGN</text:p>
          </table:table-cell>
          <table:table-cell office:value-type="string">
            <text:p>CAMPAÑA</text:p>
          </table:table-cell>
          <table:table-cell office:value-type="string">
            <text:p>CAMPANHA</text:p>
          </table:table-cell>
        </table:table-row>
        <table:table-row table:style-name="ro1">
          <table:table-cell office:value-type="string">
            <text:p>HARD CAMPAIGN</text:p>
          </table:table-cell>
          <table:table-cell office:value-type="string">
            <text:p>CAMPAÑA MAYOR</text:p>
          </table:table-cell>
          <table:table-cell office:value-type="string">
            <text:p>CAMP. DIFÍCIL</text:p>
          </table:table-cell>
        </table:table-row>
        <table:table-row table:style-name="ro1">
          <table:table-cell office:value-type="string">
            <text:p>NOW LOADING</text:p>
          </table:table-cell>
          <table:table-cell office:value-type="string">
            <text:p>CARGANDO...</text:p>
          </table:table-cell>
          <table:table-cell office:value-type="string">
            <text:p>CARREGANDO.</text:p>
          </table:table-cell>
        </table:table-row>
        <table:table-row table:style-name="ro1">
          <table:table-cell table:number-columns-repeated="3" office:value-type="string">
            <text:p>Nell</text:p>
          </table:table-cell>
        </table:table-row>
        <table:table-row table:style-name="ro1">
          <table:table-cell table:number-columns-repeated="3" office:value-type="string">
            <text:p>Andy</text:p>
          </table:table-cell>
        </table:table-row>
        <table:table-row table:style-name="ro1">
          <table:table-cell table:number-columns-repeated="3" office:value-type="string">
            <text:p>Max</text:p>
          </table:table-cell>
        </table:table-row>
        <table:table-row table:style-name="ro1">
          <table:table-cell office:value-type="string">
            <text:p>Olaf</text:p>
          </table:table-cell>
          <table:table-cell office:value-type="string">
            <text:p>Olaf</text:p>
          </table:table-cell>
          <table:table-cell office:value-type="string">
            <text:p>Olaf</text:p>
          </table:table-cell>
        </table:table-row>
        <table:table-row table:style-name="ro1">
          <table:table-cell office:value-type="string">
            <text:p>Sami</text:p>
          </table:table-cell>
          <table:table-cell office:value-type="string">
            <text:p>Sami</text:p>
          </table:table-cell>
          <table:table-cell office:value-type="string">
            <text:p>Sami</text:p>
          </table:table-cell>
        </table:table-row>
        <table:table-row table:style-name="ro1">
          <table:table-cell office:value-type="string">
            <text:p>Grit</text:p>
          </table:table-cell>
          <table:table-cell office:value-type="string">
            <text:p>Grit</text:p>
          </table:table-cell>
          <table:table-cell office:value-type="string">
            <text:p>Grit</text:p>
          </table:table-cell>
        </table:table-row>
        <table:table-row table:style-name="ro1">
          <table:table-cell office:value-type="string">
            <text:p>Kanbei</text:p>
          </table:table-cell>
          <table:table-cell office:value-type="string">
            <text:p>Kanbei</text:p>
          </table:table-cell>
          <table:table-cell office:value-type="string">
            <text:p>Kanbei</text:p>
          </table:table-cell>
        </table:table-row>
        <table:table-row table:style-name="ro1">
          <table:table-cell office:value-type="string">
            <text:p>Sonja</text:p>
          </table:table-cell>
          <table:table-cell office:value-type="string">
            <text:p>Sonja</text:p>
          </table:table-cell>
          <table:table-cell office:value-type="string">
            <text:p>Sonja</text:p>
          </table:table-cell>
        </table:table-row>
        <table:table-row table:style-name="ro1">
          <table:table-cell office:value-type="string">
            <text:p>Eagle</text:p>
          </table:table-cell>
          <table:table-cell office:value-type="string">
            <text:p>Águila</text:p>
          </table:table-cell>
          <table:table-cell office:value-type="string">
            <text:p>Eagle</text:p>
          </table:table-cell>
        </table:table-row>
        <table:table-row table:style-name="ro1">
          <table:table-cell table:number-columns-repeated="3" office:value-type="string">
            <text:p>Drake</text:p>
          </table:table-cell>
        </table:table-row>
        <table:table-row table:style-name="ro1">
          <table:table-cell office:value-type="string">
            <text:p>Sturm</text:p>
          </table:table-cell>
          <table:table-cell office:value-type="string">
            <text:p>Sturm</text:p>
          </table:table-cell>
          <table:table-cell office:value-type="string">
            <text:p>Sturm</text:p>
          </table:table-cell>
        </table:table-row>
        <table:table-row table:style-name="ro1">
          <table:table-cell office:value-type="string">
            <text:p>Flak</text:p>
          </table:table-cell>
          <table:table-cell office:value-type="string">
            <text:p>Helmut</text:p>
          </table:table-cell>
          <table:table-cell office:value-type="string">
            <text:p>Flak</text:p>
          </table:table-cell>
        </table:table-row>
        <table:table-row table:style-name="ro1">
          <table:table-cell office:value-type="string">
            <text:p>Lash</text:p>
          </table:table-cell>
          <table:table-cell office:value-type="string">
            <text:p>Kat</text:p>
          </table:table-cell>
          <table:table-cell office:value-type="string">
            <text:p>Lash</text:p>
          </table:table-cell>
        </table:table-row>
        <table:table-row table:style-name="ro1">
          <table:table-cell office:value-type="string">
            <text:p>Adder</text:p>
          </table:table-cell>
          <table:table-cell office:value-type="string">
            <text:p>Adder</text:p>
          </table:table-cell>
          <table:table-cell office:value-type="string">
            <text:p>Adder</text:p>
          </table:table-cell>
        </table:table-row>
        <table:table-row table:style-name="ro1">
          <table:table-cell office:value-type="string">
            <text:p>Hawke</text:p>
          </table:table-cell>
          <table:table-cell office:value-type="string">
            <text:p>Maverik</text:p>
          </table:table-cell>
          <table:table-cell office:value-type="string">
            <text:p>Hawke</text:p>
          </table:table-cell>
        </table:table-row>
        <table:table-row table:style-name="ro1">
          <table:table-cell office:value-type="string">
            <text:p>Hachi</text:p>
          </table:table-cell>
          <table:table-cell office:value-type="string">
            <text:p>Hachi</text:p>
          </table:table-cell>
          <table:table-cell office:value-type="string">
            <text:p>Hachi</text:p>
          </table:table-cell>
        </table:table-row>
        <table:table-row table:style-name="ro1">
          <table:table-cell office:value-type="string">
            <text:p>Colin</text:p>
          </table:table-cell>
          <table:table-cell office:value-type="string">
            <text:p>Colin</text:p>
          </table:table-cell>
          <table:table-cell office:value-type="string">
            <text:p>Colin</text:p>
          </table:table-cell>
        </table:table-row>
        <table:table-row table:style-name="ro1">
          <table:table-cell office:value-type="string">
            <text:p>Jess</text:p>
          </table:table-cell>
          <table:table-cell office:value-type="string">
            <text:p>Jess</text:p>
          </table:table-cell>
          <table:table-cell office:value-type="string">
            <text:p>Jess</text:p>
          </table:table-cell>
        </table:table-row>
        <table:table-row table:style-name="ro1">
          <table:table-cell office:value-type="string">
            <text:p>Sensei</text:p>
          </table:table-cell>
          <table:table-cell office:value-type="string">
            <text:p>Sensei</text:p>
          </table:table-cell>
          <table:table-cell office:value-type="string">
            <text:p>Sense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ield Training</text:p>
          </table:table-cell>
          <table:table-cell office:value-type="string">
            <text:p>Entrenamiento</text:p>
          </table:table-cell>
          <table:table-cell office:value-type="string">
            <text:p>Campo Treinamento</text:p>
          </table:table-cell>
        </table:table-row>
        <table:table-row table:style-name="ro1">
          <table:table-cell office:value-type="string">
            <text:p>Campaign</text:p>
          </table:table-cell>
          <table:table-cell office:value-type="string">
            <text:p>Campaña</text:p>
          </table:table-cell>
          <table:table-cell office:value-type="string">
            <text:p>Campanha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string">
            <text:p>Clásico</text:p>
          </table:table-cell>
          <table:table-cell office:value-type="string">
            <text:p>Clássico</text:p>
          </table:table-cell>
        </table:table-row>
        <table:table-row table:style-name="ro1">
          <table:table-cell office:value-type="string">
            <text:p>Vs. Maps</text:p>
          </table:table-cell>
          <table:table-cell office:value-type="string">
            <text:p>Combate</text:p>
          </table:table-cell>
          <table:table-cell office:value-type="string">
            <text:p>Mapas Vs.</text:p>
          </table:table-cell>
        </table:table-row>
        <table:table-row table:style-name="ro1">
          <table:table-cell office:value-type="string">
            <text:p>Pre-Deployed</text:p>
          </table:table-cell>
          <table:table-cell office:value-type="string">
            <text:p>Desplegadas</text:p>
          </table:table-cell>
          <table:table-cell office:value-type="string">
            <text:p>Manejadas</text:p>
          </table:table-cell>
        </table:table-row>
        <table:table-row table:style-name="ro1">
          <table:table-cell office:value-type="string">
            <text:p>3P Maps</text:p>
          </table:table-cell>
          <table:table-cell table:number-columns-repeated="2" office:value-type="string">
            <text:p>Mapas 3J</text:p>
          </table:table-cell>
        </table:table-row>
        <table:table-row table:style-name="ro1">
          <table:table-cell office:value-type="string">
            <text:p>4P Maps</text:p>
          </table:table-cell>
          <table:table-cell table:number-columns-repeated="2" office:value-type="string">
            <text:p>Mapas 4J</text:p>
          </table:table-cell>
        </table:table-row>
        <table:table-row table:style-name="ro1">
          <table:table-cell office:value-type="string">
            <text:p>War Room</text:p>
          </table:table-cell>
          <table:table-cell office:value-type="string">
            <text:p>Batalla</text:p>
          </table:table-cell>
          <table:table-cell office:value-type="string">
            <text:p>Sala de Guerra</text:p>
          </table:table-cell>
        </table:table-row>
        <table:table-row table:style-name="ro1">
          <table:table-cell office:value-type="string">
            <text:p>Design Maps</text:p>
          </table:table-cell>
          <table:table-cell office:value-type="string">
            <text:p>Diseño Mapas</text:p>
          </table:table-cell>
          <table:table-cell office:value-type="string">
            <text:p>Estúdio</text:p>
          </table:table-cell>
        </table:table-row>
        <table:table-row table:style-name="ro1">
          <table:table-cell office:value-type="string">
            <text:p>Bean Island</text:p>
          </table:table-cell>
          <table:table-cell office:value-type="string">
            <text:p>Isla Alubia</text:p>
          </table:table-cell>
          <table:table-cell office:value-type="string">
            <text:p>Ilha Feijão</text:p>
          </table:table-cell>
        </table:table-row>
        <table:table-row table:style-name="ro1">
          <table:table-cell office:value-type="string">
            <text:p>Crater Isle</text:p>
          </table:table-cell>
          <table:table-cell office:value-type="string">
            <text:p>Isla Cráter</text:p>
          </table:table-cell>
          <table:table-cell office:value-type="string">
            <text:p>Ilha Cratera</text:p>
          </table:table-cell>
        </table:table-row>
        <table:table-row table:style-name="ro1">
          <table:table-cell office:value-type="string">
            <text:p>Triangles</text:p>
          </table:table-cell>
          <table:table-cell office:value-type="string">
            <text:p>Triángulos</text:p>
          </table:table-cell>
          <table:table-cell office:value-type="string">
            <text:p>Triângulos</text:p>
          </table:table-cell>
        </table:table-row>
        <table:table-row table:style-name="ro1">
          <table:table-cell office:value-type="string">
            <text:p>Ball Islands</text:p>
          </table:table-cell>
          <table:table-cell office:value-type="string">
            <text:p>Islas Balón</text:p>
          </table:table-cell>
          <table:table-cell office:value-type="string">
            <text:p>Ilhas Balão</text:p>
          </table:table-cell>
        </table:table-row>
        <table:table-row table:style-name="ro1">
          <table:table-cell office:value-type="string">
            <text:p>Coral Lagoon</text:p>
          </table:table-cell>
          <table:table-cell office:value-type="string">
            <text:p>Laguna Coral</text:p>
          </table:table-cell>
          <table:table-cell office:value-type="string">
            <text:p>Lagoa Coral</text:p>
          </table:table-cell>
        </table:table-row>
        <table:table-row table:style-name="ro1">
          <table:table-cell office:value-type="string">
            <text:p>Puzzle Trio</text:p>
          </table:table-cell>
          <table:table-cell office:value-type="string">
            <text:p>Tripuzzle</text:p>
          </table:table-cell>
          <table:table-cell office:value-type="string">
            <text:p>Trio Puzzle</text:p>
          </table:table-cell>
        </table:table-row>
        <table:table-row table:style-name="ro1">
          <table:table-cell office:value-type="string">
            <text:p>Fist Peninsula</text:p>
          </table:table-cell>
          <table:table-cell office:value-type="string">
            <text:p>La Península</text:p>
          </table:table-cell>
          <table:table-cell office:value-type="string">
            <text:p>A Península</text:p>
          </table:table-cell>
        </table:table-row>
        <table:table-row table:style-name="ro1">
          <table:table-cell office:value-type="string">
            <text:p>Deer Harbor</text:p>
          </table:table-cell>
          <table:table-cell office:value-type="string">
            <text:p>Puerto Korzo</text:p>
          </table:table-cell>
          <table:table-cell office:value-type="string">
            <text:p>Porto Querido</text:p>
          </table:table-cell>
        </table:table-row>
        <table:table-row table:style-name="ro1">
          <table:table-cell office:value-type="string">
            <text:p>Alara Range</text:p>
          </table:table-cell>
          <table:table-cell office:value-type="string">
            <text:p>Región Alara</text:p>
          </table:table-cell>
          <table:table-cell office:value-type="string">
            <text:p>Região Alara</text:p>
          </table:table-cell>
        </table:table-row>
        <table:table-row table:style-name="ro1">
          <table:table-cell office:value-type="string">
            <text:p>Lost River</text:p>
          </table:table-cell>
          <table:table-cell office:value-type="string">
            <text:p>Río Perdido</text:p>
          </table:table-cell>
          <table:table-cell office:value-type="string">
            <text:p>Rio Perdido</text:p>
          </table:table-cell>
        </table:table-row>
        <table:table-row table:style-name="ro1">
          <table:table-cell office:value-type="string">
            <text:p>Volcano Isle</text:p>
          </table:table-cell>
          <table:table-cell office:value-type="string">
            <text:p>Isla Volcán</text:p>
          </table:table-cell>
          <table:table-cell office:value-type="string">
            <text:p>Ilha Vulcão</text:p>
          </table:table-cell>
        </table:table-row>
        <table:table-row table:style-name="ro1">
          <table:table-cell office:value-type="string">
            <text:p>Turtle Atoll</text:p>
          </table:table-cell>
          <table:table-cell office:value-type="string">
            <text:p>Atolón Marino</text:p>
          </table:table-cell>
          <table:table-cell office:value-type="string">
            <text:p>Atol Marinho</text:p>
          </table:table-cell>
        </table:table-row>
        <table:table-row table:style-name="ro1">
          <table:table-cell office:value-type="string">
            <text:p>Squash Island</text:p>
          </table:table-cell>
          <table:table-cell office:value-type="string">
            <text:p>Isla Alargada</text:p>
          </table:table-cell>
          <table:table-cell office:value-type="string">
            <text:p>Ilha Alagada</text:p>
          </table:table-cell>
        </table:table-row>
        <table:table-row table:style-name="ro1">
          <table:table-cell office:value-type="string">
            <text:p>Cube Keys</text:p>
          </table:table-cell>
          <table:table-cell office:value-type="string">
            <text:p>Cayo Cubo</text:p>
          </table:table-cell>
          <table:table-cell office:value-type="string">
            <text:p>Chaves Cubo</text:p>
          </table:table-cell>
        </table:table-row>
        <table:table-row table:style-name="ro1">
          <table:table-cell office:value-type="string">
            <text:p>Mirror Islands</text:p>
          </table:table-cell>
          <table:table-cell office:value-type="string">
            <text:p>Islas Espejo</text:p>
          </table:table-cell>
          <table:table-cell office:value-type="string">
            <text:p>Ilhas Espelho</text:p>
          </table:table-cell>
        </table:table-row>
        <table:table-row table:style-name="ro1">
          <table:table-cell office:value-type="string">
            <text:p>Shark Strait</text:p>
          </table:table-cell>
          <table:table-cell office:value-type="string">
            <text:p>La Mariposa</text:p>
          </table:table-cell>
          <table:table-cell office:value-type="string">
            <text:p>A Mariposa</text:p>
          </table:table-cell>
        </table:table-row>
        <table:table-row table:style-name="ro1">
          <table:table-cell office:value-type="string">
            <text:p>Royal Channel</text:p>
          </table:table-cell>
          <table:table-cell table:number-columns-repeated="2" office:value-type="string">
            <text:p>Canal Real</text:p>
          </table:table-cell>
        </table:table-row>
        <table:table-row table:style-name="ro1">
          <table:table-cell office:value-type="string">
            <text:p>Little Island</text:p>
          </table:table-cell>
          <table:table-cell office:value-type="string">
            <text:p>Isla Mojón</text:p>
          </table:table-cell>
          <table:table-cell office:value-type="string">
            <text:p>Ilha Pequena</text:p>
          </table:table-cell>
        </table:table-row>
        <table:table-row table:style-name="ro1">
          <table:table-cell office:value-type="string">
            <text:p>Sun Canal</text:p>
          </table:table-cell>
          <table:table-cell office:value-type="string">
            <text:p>Canal del Sol</text:p>
          </table:table-cell>
          <table:table-cell office:value-type="string">
            <text:p>Canal do Sol</text:p>
          </table:table-cell>
        </table:table-row>
        <table:table-row table:style-name="ro1">
          <table:table-cell office:value-type="string">
            <text:p>Beaker River</text:p>
          </table:table-cell>
          <table:table-cell office:value-type="string">
            <text:p>Río Jarrón</text:p>
          </table:table-cell>
          <table:table-cell office:value-type="string">
            <text:p>Canal Béker</text:p>
          </table:table-cell>
        </table:table-row>
        <table:table-row table:style-name="ro1">
          <table:table-cell office:value-type="string">
            <text:p>Star Islands</text:p>
          </table:table-cell>
          <table:table-cell office:value-type="string">
            <text:p>Islas Estrella</text:p>
          </table:table-cell>
          <table:table-cell office:value-type="string">
            <text:p>Ilhas Estrela</text:p>
          </table:table-cell>
        </table:table-row>
        <table:table-row table:style-name="ro1">
          <table:table-cell office:value-type="string">
            <text:p>Eon Springs</text:p>
          </table:table-cell>
          <table:table-cell office:value-type="string">
            <text:p>Catarata Eón</text:p>
          </table:table-cell>
          <table:table-cell office:value-type="string">
            <text:p>Catarata Eon</text:p>
          </table:table-cell>
        </table:table-row>
        <table:table-row table:style-name="ro1">
          <table:table-cell office:value-type="string">
            <text:p>Portal Bridge</text:p>
          </table:table-cell>
          <table:table-cell office:value-type="string">
            <text:p>Puente Dominó</text:p>
          </table:table-cell>
          <table:table-cell office:value-type="string">
            <text:p>Ponte Portal</text:p>
          </table:table-cell>
        </table:table-row>
        <table:table-row table:style-name="ro1">
          <table:table-cell office:value-type="string">
            <text:p>Sabre Range</text:p>
          </table:table-cell>
          <table:table-cell office:value-type="string">
            <text:p>Cord. Sable</text:p>
          </table:table-cell>
          <table:table-cell office:value-type="string">
            <text:p>Cord. Sabre</text:p>
          </table:table-cell>
        </table:table-row>
        <table:table-row table:style-name="ro1">
          <table:table-cell office:value-type="string">
            <text:p>Asphalt Maze</text:p>
          </table:table-cell>
          <table:table-cell table:number-columns-repeated="2" office:value-type="string">
            <text:p>Puro Asfalto</text:p>
          </table:table-cell>
        </table:table-row>
        <table:table-row table:style-name="ro1">
          <table:table-cell office:value-type="string">
            <text:p>Cog Isle</text:p>
          </table:table-cell>
          <table:table-cell office:value-type="string">
            <text:p>Isla Diente</text:p>
          </table:table-cell>
          <table:table-cell office:value-type="string">
            <text:p>Ilha Dente</text:p>
          </table:table-cell>
        </table:table-row>
        <table:table-row table:style-name="ro1">
          <table:table-cell office:value-type="string">
            <text:p>Zero Wood</text:p>
          </table:table-cell>
          <table:table-cell office:value-type="string">
            <text:p>Bosque Cero</text:p>
          </table:table-cell>
          <table:table-cell office:value-type="string">
            <text:p>Bosque Zero</text:p>
          </table:table-cell>
        </table:table-row>
        <table:table-row table:style-name="ro1">
          <table:table-cell office:value-type="string">
            <text:p>Switchback</text:p>
          </table:table-cell>
          <table:table-cell office:value-type="string">
            <text:p>El Muelle</text:p>
          </table:table-cell>
          <table:table-cell office:value-type="string">
            <text:p>Rodovia</text:p>
          </table:table-cell>
        </table:table-row>
        <table:table-row table:style-name="ro1">
          <table:table-cell office:value-type="string">
            <text:p>Ruby Keys</text:p>
          </table:table-cell>
          <table:table-cell office:value-type="string">
            <text:p>Cayo Rubí</text:p>
          </table:table-cell>
          <table:table-cell office:value-type="string">
            <text:p>Chaves Rubi</text:p>
          </table:table-cell>
        </table:table-row>
        <table:table-row table:style-name="ro1">
          <table:table-cell office:value-type="string">
            <text:p>Rainy Haven</text:p>
          </table:table-cell>
          <table:table-cell office:value-type="string">
            <text:p>Puerto Lluvia</text:p>
          </table:table-cell>
          <table:table-cell office:value-type="string">
            <text:p>Porto Chuvoso</text:p>
          </table:table-cell>
        </table:table-row>
        <table:table-row table:style-name="ro1">
          <table:table-cell office:value-type="string">
            <text:p>Rail Strait</text:p>
          </table:table-cell>
          <table:table-cell office:value-type="string">
            <text:p>Estrecho Raíl</text:p>
          </table:table-cell>
          <table:table-cell office:value-type="string">
            <text:p>Trilho Estreito</text:p>
          </table:table-cell>
        </table:table-row>
        <table:table-row table:style-name="ro1">
          <table:table-cell office:value-type="string">
            <text:p>Tribe Islands</text:p>
          </table:table-cell>
          <table:table-cell office:value-type="string">
            <text:p>Islas Tribales</text:p>
          </table:table-cell>
          <table:table-cell office:value-type="string">
            <text:p>Ilhas Tribais</text:p>
          </table:table-cell>
        </table:table-row>
        <table:table-row table:style-name="ro1">
          <table:table-cell office:value-type="string">
            <text:p>Vision Bridge</text:p>
          </table:table-cell>
          <table:table-cell office:value-type="string">
            <text:p>Puente Visión</text:p>
          </table:table-cell>
          <table:table-cell office:value-type="string">
            <text:p>Ponte Visão</text:p>
          </table:table-cell>
        </table:table-row>
        <table:table-row table:style-name="ro1">
          <table:table-cell office:value-type="string">
            <text:p>Piston Dam</text:p>
          </table:table-cell>
          <table:table-cell office:value-type="string">
            <text:p>Dique Pistón</text:p>
          </table:table-cell>
          <table:table-cell office:value-type="string">
            <text:p>Pistão Dique</text:p>
          </table:table-cell>
        </table:table-row>
        <table:table-row table:style-name="ro1">
          <table:table-cell office:value-type="string">
            <text:p>Hat Harbor</text:p>
          </table:table-cell>
          <table:table-cell office:value-type="string">
            <text:p>El Sombrero</text:p>
          </table:table-cell>
          <table:table-cell office:value-type="string">
            <text:p>O Sombreiro</text:p>
          </table:table-cell>
        </table:table-row>
        <table:table-row table:style-name="ro1">
          <table:table-cell office:value-type="string">
            <text:p>Swan Cove</text:p>
          </table:table-cell>
          <table:table-cell office:value-type="string">
            <text:p>Cueva Cisne</text:p>
          </table:table-cell>
          <table:table-cell office:value-type="string">
            <text:p>Cova Cisne</text:p>
          </table:table-cell>
        </table:table-row>
        <table:table-row table:style-name="ro1">
          <table:table-cell office:value-type="string">
            <text:p>Go Islands</text:p>
          </table:table-cell>
          <table:table-cell office:value-type="string">
            <text:p>Islas del Pire</text:p>
          </table:table-cell>
          <table:table-cell office:value-type="string">
            <text:p>Ilhas Vão</text:p>
          </table:table-cell>
        </table:table-row>
        <table:table-row table:style-name="ro1">
          <table:table-cell office:value-type="string">
            <text:p>Brace Range</text:p>
          </table:table-cell>
          <table:table-cell office:value-type="string">
            <text:p>El Brazo</text:p>
          </table:table-cell>
          <table:table-cell office:value-type="string">
            <text:p>O Braço</text:p>
          </table:table-cell>
        </table:table-row>
        <table:table-row table:style-name="ro1">
          <table:table-cell office:value-type="string">
            <text:p>River Range</text:p>
          </table:table-cell>
          <table:table-cell office:value-type="string">
            <text:p>Sierra del Río</text:p>
          </table:table-cell>
          <table:table-cell office:value-type="string">
            <text:p>Serra do Rio</text:p>
          </table:table-cell>
        </table:table-row>
        <table:table-row table:style-name="ro1">
          <table:table-cell office:value-type="string">
            <text:p>Moon Isle</text:p>
          </table:table-cell>
          <table:table-cell office:value-type="string">
            <text:p>Isla Luna</text:p>
          </table:table-cell>
          <table:table-cell office:value-type="string">
            <text:p>Ilha Lunar</text:p>
          </table:table-cell>
        </table:table-row>
        <table:table-row table:style-name="ro1">
          <table:table-cell office:value-type="string">
            <text:p>Mint Plateau</text:p>
          </table:table-cell>
          <table:table-cell office:value-type="string">
            <text:p>Meseta Menta</text:p>
          </table:table-cell>
          <table:table-cell office:value-type="string">
            <text:p>Mint Plateau</text:p>
          </table:table-cell>
        </table:table-row>
        <table:table-row table:style-name="ro1">
          <table:table-cell office:value-type="string">
            <text:p>Jewel Canal</text:p>
          </table:table-cell>
          <table:table-cell office:value-type="string">
            <text:p>Canal Joya</text:p>
          </table:table-cell>
          <table:table-cell office:value-type="string">
            <text:p>Jewel Canal</text:p>
          </table:table-cell>
        </table:table-row>
        <table:table-row table:style-name="ro1">
          <table:table-cell office:value-type="string">
            <text:p>Wrench Island</text:p>
          </table:table-cell>
          <table:table-cell office:value-type="string">
            <text:p>Isla Inglesa</text:p>
          </table:table-cell>
          <table:table-cell office:value-type="string">
            <text:p>Wrench Island</text:p>
          </table:table-cell>
        </table:table-row>
        <table:table-row table:style-name="ro1">
          <table:table-cell office:value-type="string">
            <text:p>Rapid Ferry</text:p>
          </table:table-cell>
          <table:table-cell office:value-type="string">
            <text:p>Isla Hélice</text:p>
          </table:table-cell>
          <table:table-cell office:value-type="string">
            <text:p>Rapid Ferry</text:p>
          </table:table-cell>
        </table:table-row>
        <table:table-row table:style-name="ro1">
          <table:table-cell office:value-type="string">
            <text:p>Bundle City</text:p>
          </table:table-cell>
          <table:table-cell office:value-type="string">
            <text:p>Ciudad Caos</text:p>
          </table:table-cell>
          <table:table-cell office:value-type="string">
            <text:p>Bundle City</text:p>
          </table:table-cell>
        </table:table-row>
        <table:table-row table:style-name="ro1">
          <table:table-cell office:value-type="string">
            <text:p>Scarab Road</text:p>
          </table:table-cell>
          <table:table-cell office:value-type="string">
            <text:p>Camino Beetle</text:p>
          </table:table-cell>
          <table:table-cell office:value-type="string">
            <text:p>Caminho Escaravelho</text:p>
          </table:table-cell>
        </table:table-row>
        <table:table-row table:style-name="ro1">
          <table:table-cell office:value-type="string">
            <text:p>Pointing River</text:p>
          </table:table-cell>
          <table:table-cell office:value-type="string">
            <text:p>Río Revólver</text:p>
          </table:table-cell>
          <table:table-cell office:value-type="string">
            <text:p>Rio Revólver</text:p>
          </table:table-cell>
        </table:table-row>
        <table:table-row table:style-name="ro1">
          <table:table-cell office:value-type="string">
            <text:p>Liaison Wood</text:p>
          </table:table-cell>
          <table:table-cell office:value-type="string">
            <text:p>Bosque Unión</text:p>
          </table:table-cell>
          <table:table-cell office:value-type="string">
            <text:p>Bosque União</text:p>
          </table:table-cell>
        </table:table-row>
        <table:table-row table:style-name="ro1">
          <table:table-cell office:value-type="string">
            <text:p>Delta Heights</text:p>
          </table:table-cell>
          <table:table-cell office:value-type="string">
            <text:p>Sierra Delta</text:p>
          </table:table-cell>
          <table:table-cell office:value-type="string">
            <text:p>Serra Delta</text:p>
          </table:table-cell>
        </table:table-row>
        <table:table-row table:style-name="ro1">
          <table:table-cell office:value-type="string">
            <text:p>Poem Cape</text:p>
          </table:table-cell>
          <table:table-cell table:number-columns-repeated="2" office:value-type="string">
            <text:p>Cabo Tirante</text:p>
          </table:table-cell>
        </table:table-row>
        <table:table-row table:style-name="ro1">
          <table:table-cell office:value-type="string">
            <text:p>Blue Lake</text:p>
          </table:table-cell>
          <table:table-cell office:value-type="string">
            <text:p>Lago Azul</text:p>
          </table:table-cell>
          <table:table-cell office:value-type="string">
            <text:p>Lagoa Azul</text:p>
          </table:table-cell>
        </table:table-row>
        <table:table-row table:style-name="ro1">
          <table:table-cell office:value-type="string">
            <text:p>Coil Range</text:p>
          </table:table-cell>
          <table:table-cell office:value-type="string">
            <text:p>Sierra Tizón</text:p>
          </table:table-cell>
          <table:table-cell office:value-type="string">
            <text:p>Serra Bobina</text:p>
          </table:table-cell>
        </table:table-row>
        <table:table-row table:style-name="ro1">
          <table:table-cell office:value-type="string">
            <text:p>Leaf Haven</text:p>
          </table:table-cell>
          <table:table-cell office:value-type="string">
            <text:p>Gran Bosque</text:p>
          </table:table-cell>
          <table:table-cell office:value-type="string">
            <text:p>Grande Bosque</text:p>
          </table:table-cell>
        </table:table-row>
        <table:table-row table:style-name="ro1">
          <table:table-cell office:value-type="string">
            <text:p>Battle Cube</text:p>
          </table:table-cell>
          <table:table-cell office:value-type="string">
            <text:p>Lau Buru</text:p>
          </table:table-cell>
          <table:table-cell office:value-type="string">
            <text:p>Cube Batalha</text:p>
          </table:table-cell>
        </table:table-row>
        <table:table-row table:style-name="ro1">
          <table:table-cell office:value-type="string">
            <text:p>Pyramid Cape</text:p>
          </table:table-cell>
          <table:table-cell office:value-type="string">
            <text:p>La Pirámide</text:p>
          </table:table-cell>
          <table:table-cell office:value-type="string">
            <text:p>A Pirâmide</text:p>
          </table:table-cell>
        </table:table-row>
        <table:table-row table:style-name="ro1">
          <table:table-cell office:value-type="string">
            <text:p>Bead Islands</text:p>
          </table:table-cell>
          <table:table-cell office:value-type="string">
            <text:p>Islas Abalorio</text:p>
          </table:table-cell>
          <table:table-cell office:value-type="string">
            <text:p>Ilhas Pérola</text:p>
          </table:table-cell>
        </table:table-row>
        <table:table-row table:style-name="ro1">
          <table:table-cell office:value-type="string">
            <text:p>Clover Keys</text:p>
          </table:table-cell>
          <table:table-cell office:value-type="string">
            <text:p>Cabo Trébol</text:p>
          </table:table-cell>
          <table:table-cell office:value-type="string">
            <text:p>Cabo Trevo</text:p>
          </table:table-cell>
        </table:table-row>
        <table:table-row table:style-name="ro1">
          <table:table-cell office:value-type="string">
            <text:p>Keyhole Cove</text:p>
          </table:table-cell>
          <table:table-cell office:value-type="string">
            <text:p>Cabo Llave</text:p>
          </table:table-cell>
          <table:table-cell office:value-type="string">
            <text:p>Cabo Chave</text:p>
          </table:table-cell>
        </table:table-row>
        <table:table-row table:style-name="ro1">
          <table:table-cell office:value-type="string">
            <text:p>Fork River</text:p>
          </table:table-cell>
          <table:table-cell office:value-type="string">
            <text:p>Río Tenedor</text:p>
          </table:table-cell>
          <table:table-cell office:value-type="string">
            <text:p>Rio Garfo</text:p>
          </table:table-cell>
        </table:table-row>
        <table:table-row table:style-name="ro1">
          <table:table-cell office:value-type="string">
            <text:p>Mantis River</text:p>
          </table:table-cell>
          <table:table-cell office:value-type="string">
            <text:p>Río Mantis</text:p>
          </table:table-cell>
          <table:table-cell office:value-type="string">
            <text:p>Rio Mantis</text:p>
          </table:table-cell>
        </table:table-row>
        <table:table-row table:style-name="ro1">
          <table:table-cell office:value-type="string">
            <text:p>Channel City</text:p>
          </table:table-cell>
          <table:table-cell office:value-type="string">
            <text:p>Ciudad Canal</text:p>
          </table:table-cell>
          <table:table-cell office:value-type="string">
            <text:p>Cidade Canal</text:p>
          </table:table-cell>
        </table:table-row>
        <table:table-row table:style-name="ro1">
          <table:table-cell office:value-type="string">
            <text:p>Ink Canal</text:p>
          </table:table-cell>
          <table:table-cell table:number-columns-repeated="2" office:value-type="string">
            <text:p>Canal Tinta</text:p>
          </table:table-cell>
        </table:table-row>
        <table:table-row table:style-name="ro1">
          <table:table-cell office:value-type="string">
            <text:p>Shield Hills</text:p>
          </table:table-cell>
          <table:table-cell office:value-type="string">
            <text:p>Sierra Astur</text:p>
          </table:table-cell>
          <table:table-cell office:value-type="string">
            <text:p>Serra Astur</text:p>
          </table:table-cell>
        </table:table-row>
        <table:table-row table:style-name="ro1">
          <table:table-cell office:value-type="string">
            <text:p>Peril Maze</text:p>
          </table:table-cell>
          <table:table-cell office:value-type="string">
            <text:p>El Laberinto</text:p>
          </table:table-cell>
          <table:table-cell office:value-type="string">
            <text:p>O Labirinto</text:p>
          </table:table-cell>
        </table:table-row>
        <table:table-row table:style-name="ro1">
          <table:table-cell office:value-type="string">
            <text:p>Gem Creek</text:p>
          </table:table-cell>
          <table:table-cell office:value-type="string">
            <text:p>Cala Gema</text:p>
          </table:table-cell>
          <table:table-cell office:value-type="string">
            <text:p>Gema Angra</text:p>
          </table:table-cell>
        </table:table-row>
        <table:table-row table:style-name="ro1">
          <table:table-cell office:value-type="string">
            <text:p>Glass Heights</text:p>
          </table:table-cell>
          <table:table-cell office:value-type="string">
            <text:p>Sierra Copa</text:p>
          </table:table-cell>
          <table:table-cell office:value-type="string">
            <text:p>Seera Copa</text:p>
          </table:table-cell>
        </table:table-row>
        <table:table-row table:style-name="ro1">
          <table:table-cell office:value-type="string">
            <text:p>Devil's Inlet</text:p>
          </table:table-cell>
          <table:table-cell office:value-type="string">
            <text:p>Bahía Maldita</text:p>
          </table:table-cell>
          <table:table-cell office:value-type="string">
            <text:p>Baía Maldita</text:p>
          </table:table-cell>
        </table:table-row>
        <table:table-row table:style-name="ro1">
          <table:table-cell office:value-type="string">
            <text:p>Shear Port</text:p>
          </table:table-cell>
          <table:table-cell office:value-type="string">
            <text:p>Porto Culebra</text:p>
          </table:table-cell>
          <table:table-cell office:value-type="string">
            <text:p>Porto Cortado</text:p>
          </table:table-cell>
        </table:table-row>
        <table:table-row table:style-name="ro1">
          <table:table-cell office:value-type="string">
            <text:p>Liar's Cove</text:p>
          </table:table-cell>
          <table:table-cell office:value-type="string">
            <text:p>Río Arrás</text:p>
          </table:table-cell>
          <table:table-cell office:value-type="string">
            <text:p>Rio Mentiroso</text:p>
          </table:table-cell>
        </table:table-row>
        <table:table-row table:style-name="ro1">
          <table:table-cell office:value-type="string">
            <text:p>Nail Canal</text:p>
          </table:table-cell>
          <table:table-cell office:value-type="string">
            <text:p>Canal Uñaca</text:p>
          </table:table-cell>
          <table:table-cell office:value-type="string">
            <text:p>Canal Prego</text:p>
          </table:table-cell>
        </table:table-row>
        <table:table-row table:style-name="ro1">
          <table:table-cell office:value-type="string">
            <text:p>Atlas River</text:p>
          </table:table-cell>
          <table:table-cell office:value-type="string">
            <text:p>Río Atlas</text:p>
          </table:table-cell>
          <table:table-cell office:value-type="string">
            <text:p>Rio Atlas</text:p>
          </table:table-cell>
        </table:table-row>
        <table:table-row table:style-name="ro1">
          <table:table-cell office:value-type="string">
            <text:p>Eel Channels</text:p>
          </table:table-cell>
          <table:table-cell office:value-type="string">
            <text:p>Canal Vidri</text:p>
          </table:table-cell>
          <table:table-cell office:value-type="string">
            <text:p>Canal Eel</text:p>
          </table:table-cell>
        </table:table-row>
        <table:table-row table:style-name="ro1">
          <table:table-cell office:value-type="string">
            <text:p>Jab Peninsula</text:p>
          </table:table-cell>
          <table:table-cell office:value-type="string">
            <text:p>Península Jab</text:p>
          </table:table-cell>
          <table:table-cell office:value-type="string">
            <text:p>Península Jab</text:p>
          </table:table-cell>
        </table:table-row>
        <table:table-row table:style-name="ro1">
          <table:table-cell office:value-type="string">
            <text:p>Thorn Islands</text:p>
          </table:table-cell>
          <table:table-cell office:value-type="string">
            <text:p>Islas Trueno</text:p>
          </table:table-cell>
          <table:table-cell office:value-type="string">
            <text:p>Ilhas Trono</text:p>
          </table:table-cell>
        </table:table-row>
        <table:table-row table:style-name="ro1">
          <table:table-cell office:value-type="string">
            <text:p>Four Corners</text:p>
          </table:table-cell>
          <table:table-cell table:number-columns-repeated="2" office:value-type="string">
            <text:p>4 Esquinas</text:p>
          </table:table-cell>
        </table:table-row>
        <table:table-row table:style-name="ro1">
          <table:table-cell office:value-type="string">
            <text:p>Rocket Cape</text:p>
          </table:table-cell>
          <table:table-cell office:value-type="string">
            <text:p>Cabo Oruga</text:p>
          </table:table-cell>
          <table:table-cell office:value-type="string">
            <text:p>Cabo Foguete</text:p>
          </table:table-cell>
        </table:table-row>
        <table:table-row table:style-name="ro1">
          <table:table-cell office:value-type="string">
            <text:p>Crop River</text:p>
          </table:table-cell>
          <table:table-cell office:value-type="string">
            <text:p>Río Oruga</text:p>
          </table:table-cell>
          <table:table-cell office:value-type="string">
            <text:p>Rio Crop</text:p>
          </table:table-cell>
        </table:table-row>
        <table:table-row table:style-name="ro1">
          <table:table-cell office:value-type="string">
            <text:p>Tween Isle</text:p>
          </table:table-cell>
          <table:table-cell office:value-type="string">
            <text:p>Isla Central</text:p>
          </table:table-cell>
          <table:table-cell office:value-type="string">
            <text:p>Ilha Central</text:p>
          </table:table-cell>
        </table:table-row>
        <table:table-row table:style-name="ro1">
          <table:table-cell office:value-type="string">
            <text:p>Rival Islands</text:p>
          </table:table-cell>
          <table:table-cell office:value-type="string">
            <text:p>Islas Rivales</text:p>
          </table:table-cell>
          <table:table-cell office:value-type="string">
            <text:p>Ilhas Rivais</text:p>
          </table:table-cell>
        </table:table-row>
        <table:table-row table:style-name="ro1">
          <table:table-cell office:value-type="string">
            <text:p>Loop Road</text:p>
          </table:table-cell>
          <table:table-cell office:value-type="string">
            <text:p>Camino Bucle</text:p>
          </table:table-cell>
          <table:table-cell office:value-type="string">
            <text:p>Caminho de Volta</text:p>
          </table:table-cell>
        </table:table-row>
        <table:table-row table:style-name="ro1">
          <table:table-cell office:value-type="string">
            <text:p>Plus Canal</text:p>
          </table:table-cell>
          <table:table-cell table:number-columns-repeated="2" office:value-type="string">
            <text:p>Canal Cruz</text:p>
          </table:table-cell>
        </table:table-row>
        <table:table-row table:style-name="ro1">
          <table:table-cell office:value-type="string">
            <text:p>Islas Five</text:p>
          </table:table-cell>
          <table:table-cell office:value-type="string">
            <text:p>4 Islas</text:p>
          </table:table-cell>
          <table:table-cell office:value-type="string">
            <text:p>4 Ilhas</text:p>
          </table:table-cell>
        </table:table-row>
        <table:table-row table:style-name="ro1">
          <table:table-cell office:value-type="string">
            <text:p>Patriot Cove</text:p>
          </table:table-cell>
          <table:table-cell office:value-type="string">
            <text:p>Canal Manso</text:p>
          </table:table-cell>
          <table:table-cell office:value-type="string">
            <text:p>Canal Patriota</text:p>
          </table:table-cell>
        </table:table-row>
        <table:table-row table:style-name="ro1">
          <table:table-cell office:value-type="string">
            <text:p>Web River</text:p>
          </table:table-cell>
          <table:table-cell office:value-type="string">
            <text:p>Río Güeb</text:p>
          </table:table-cell>
          <table:table-cell office:value-type="string">
            <text:p>Rio Teia</text:p>
          </table:table-cell>
        </table:table-row>
        <table:table-row table:style-name="ro1">
          <table:table-cell office:value-type="string">
            <text:p>Cap Narrows</text:p>
          </table:table-cell>
          <table:table-cell office:value-type="string">
            <text:p>Cabo Cuttlas</text:p>
          </table:table-cell>
          <table:table-cell office:value-type="string">
            <text:p>Cabo Narrows</text:p>
          </table:table-cell>
        </table:table-row>
        <table:table-row table:style-name="ro1">
          <table:table-cell office:value-type="string">
            <text:p>Jay Islands</text:p>
          </table:table-cell>
          <table:table-cell office:value-type="string">
            <text:p>Islas Jade</text:p>
          </table:table-cell>
          <table:table-cell office:value-type="string">
            <text:p>Ilhas Jade</text:p>
          </table:table-cell>
        </table:table-row>
        <table:table-row table:style-name="ro1">
          <table:table-cell office:value-type="string">
            <text:p>Chain Canal</text:p>
          </table:table-cell>
          <table:table-cell office:value-type="string">
            <text:p>Canal Ytal</text:p>
          </table:table-cell>
          <table:table-cell office:value-type="string">
            <text:p>Canal Ytal</text:p>
          </table:table-cell>
        </table:table-row>
        <table:table-row table:style-name="ro1">
          <table:table-cell office:value-type="string">
            <text:p>Spring Lakes</text:p>
          </table:table-cell>
          <table:table-cell office:value-type="string">
            <text:p>Los Lagos</text:p>
          </table:table-cell>
          <table:table-cell office:value-type="string">
            <text:p>Os Lagos</text:p>
          </table:table-cell>
        </table:table-row>
        <table:table-row table:style-name="ro1">
          <table:table-cell office:value-type="string">
            <text:p>Tatter River</text:p>
          </table:table-cell>
          <table:table-cell office:value-type="string">
            <text:p>Río Jirón</text:p>
          </table:table-cell>
          <table:table-cell office:value-type="string">
            <text:p>Rio Tatter</text:p>
          </table:table-cell>
        </table:table-row>
        <table:table-row table:style-name="ro1">
          <table:table-cell office:value-type="string">
            <text:p>Island X</text:p>
          </table:table-cell>
          <table:table-cell office:value-type="string">
            <text:p>Isla X</text:p>
          </table:table-cell>
          <table:table-cell office:value-type="string">
            <text:p>Ilha X</text:p>
          </table:table-cell>
        </table:table-row>
        <table:table-row table:style-name="ro1">
          <table:table-cell office:value-type="string">
            <text:p>Alakule</text:p>
          </table:table-cell>
          <table:table-cell office:value-type="string">
            <text:p>Alakule</text:p>
          </table:table-cell>
          <table:table-cell office:value-type="string">
            <text:p>Alakule</text:p>
          </table:table-cell>
        </table:table-row>
        <table:table-row table:style-name="ro1">
          <table:table-cell office:value-type="string">
            <text:p>Traitor River</text:p>
          </table:table-cell>
          <table:table-cell office:value-type="string">
            <text:p>Río Traidor</text:p>
          </table:table-cell>
          <table:table-cell office:value-type="string">
            <text:p>Rio Traidor</text:p>
          </table:table-cell>
        </table:table-row>
        <table:table-row table:style-name="ro1">
          <table:table-cell office:value-type="string">
            <text:p>Fable Hills</text:p>
          </table:table-cell>
          <table:table-cell office:value-type="string">
            <text:p>Sierra Osni</text:p>
          </table:table-cell>
          <table:table-cell office:value-type="string">
            <text:p>Serra Colina</text:p>
          </table:table-cell>
        </table:table-row>
        <table:table-row table:style-name="ro1">
          <table:table-cell office:value-type="string">
            <text:p>South Cape</text:p>
          </table:table-cell>
          <table:table-cell office:value-type="string">
            <text:p>Cabo Sur</text:p>
          </table:table-cell>
          <table:table-cell office:value-type="string">
            <text:p>Cabo Sul</text:p>
          </table:table-cell>
        </table:table-row>
        <table:table-row table:style-name="ro1">
          <table:table-cell office:value-type="string">
            <text:p>Glory Islands</text:p>
          </table:table-cell>
          <table:table-cell office:value-type="string">
            <text:p>Islas Gloria</text:p>
          </table:table-cell>
          <table:table-cell office:value-type="string">
            <text:p>Ilhas Gloria</text:p>
          </table:table-cell>
        </table:table-row>
        <table:table-row table:style-name="ro1">
          <table:table-cell office:value-type="string">
            <text:p>Spann Island</text:p>
          </table:table-cell>
          <table:table-cell office:value-type="string">
            <text:p>Isla Spann</text:p>
          </table:table-cell>
          <table:table-cell office:value-type="string">
            <text:p>Ilhas Spann</text:p>
          </table:table-cell>
        </table:table-row>
        <table:table-row table:style-name="ro1">
          <table:table-cell office:value-type="string">
            <text:p>Moji Island</text:p>
          </table:table-cell>
          <table:table-cell office:value-type="string">
            <text:p>Isla Moji</text:p>
          </table:table-cell>
          <table:table-cell office:value-type="string">
            <text:p>Moji Island</text:p>
          </table:table-cell>
        </table:table-row>
        <table:table-row table:style-name="ro1">
          <table:table-cell office:value-type="string">
            <text:p>Duo Falls</text:p>
          </table:table-cell>
          <table:table-cell office:value-type="string">
            <text:p>2 Cascadas</text:p>
          </table:table-cell>
          <table:table-cell office:value-type="string">
            <text:p>2 Cascatas</text:p>
          </table:table-cell>
        </table:table-row>
        <table:table-row table:style-name="ro1">
          <table:table-cell office:value-type="string">
            <text:p>Sole Harbor</text:p>
          </table:table-cell>
          <table:table-cell office:value-type="string">
            <text:p>Puerto Único</text:p>
          </table:table-cell>
          <table:table-cell office:value-type="string">
            <text:p>Porto Único</text:p>
          </table:table-cell>
        </table:table-row>
        <table:table-row table:style-name="ro1">
          <table:table-cell office:value-type="string">
            <text:p>Pivot Isle</text:p>
          </table:table-cell>
          <table:table-cell office:value-type="string">
            <text:p>Isla Pivote</text:p>
          </table:table-cell>
          <table:table-cell office:value-type="string">
            <text:p>Ilha Pivote</text:p>
          </table:table-cell>
        </table:table-row>
        <table:table-row table:style-name="ro1">
          <table:table-cell office:value-type="string">
            <text:p>Land's End</text:p>
          </table:table-cell>
          <table:table-cell office:value-type="string">
            <text:p>Fin del Mundo</text:p>
          </table:table-cell>
          <table:table-cell office:value-type="string">
            <text:p>Fim do Mundo</text:p>
          </table:table-cell>
        </table:table-row>
        <table:table-row table:style-name="ro1">
          <table:table-cell office:value-type="string">
            <text:p>Kita Straight</text:p>
          </table:table-cell>
          <table:table-cell office:value-type="string">
            <text:p>Estrecho Kita</text:p>
          </table:table-cell>
          <table:table-cell office:value-type="string">
            <text:p>Estreito Kita</text:p>
          </table:table-cell>
        </table:table-row>
        <table:table-row table:style-name="ro1">
          <table:table-cell office:value-type="string">
            <text:p>Point Stormy</text:p>
          </table:table-cell>
          <table:table-cell office:value-type="string">
            <text:p>Cabo Nessie</text:p>
          </table:table-cell>
          <table:table-cell office:value-type="string">
            <text:p>Cabo Turbulento</text:p>
          </table:table-cell>
        </table:table-row>
        <table:table-row table:style-name="ro1">
          <table:table-cell office:value-type="string">
            <text:p>Ridge Island</text:p>
          </table:table-cell>
          <table:table-cell office:value-type="string">
            <text:p>Isla Abrupta</text:p>
          </table:table-cell>
          <table:table-cell office:value-type="string">
            <text:p>Ilha Abrupta</text:p>
          </table:table-cell>
        </table:table-row>
        <table:table-row table:style-name="ro1">
          <table:table-cell office:value-type="string">
            <text:p>Mial's Hope</text:p>
          </table:table-cell>
          <table:table-cell office:value-type="string">
            <text:p>Esperanza</text:p>
          </table:table-cell>
          <table:table-cell office:value-type="string">
            <text:p>Esperança</text:p>
          </table:table-cell>
        </table:table-row>
        <table:table-row table:style-name="ro1">
          <table:table-cell office:value-type="string">
            <text:p>Bounty River</text:p>
          </table:table-cell>
          <table:table-cell office:value-type="string">
            <text:p>Río Serpiente</text:p>
          </table:table-cell>
          <table:table-cell office:value-type="string">
            <text:p>Rio Serpente</text:p>
          </table:table-cell>
        </table:table-row>
        <table:table-row table:style-name="ro1">
          <table:table-cell office:value-type="string">
            <text:p>Toil Ferry</text:p>
          </table:table-cell>
          <table:table-cell office:value-type="string">
            <text:p>Lago Pelete</text:p>
          </table:table-cell>
          <table:table-cell office:value-type="string">
            <text:p>Lago Ferry</text:p>
          </table:table-cell>
        </table:table-row>
        <table:table-row table:style-name="ro1">
          <table:table-cell office:value-type="string">
            <text:p>Twin Isle</text:p>
          </table:table-cell>
          <table:table-cell office:value-type="string">
            <text:p>Isla Gemela</text:p>
          </table:table-cell>
          <table:table-cell office:value-type="string">
            <text:p>Ilha Gêmea</text:p>
          </table:table-cell>
        </table:table-row>
        <table:table-row table:style-name="ro1">
          <table:table-cell office:value-type="string">
            <text:p>Dire Range</text:p>
          </table:table-cell>
          <table:table-cell table:number-columns-repeated="2" office:value-type="string">
            <text:p>Monte Horror</text:p>
          </table:table-cell>
        </table:table-row>
        <table:table-row table:style-name="ro1">
          <table:table-cell office:value-type="string">
            <text:p>Egg Islands</text:p>
          </table:table-cell>
          <table:table-cell office:value-type="string">
            <text:p>Islas Koala</text:p>
          </table:table-cell>
          <table:table-cell office:value-type="string">
            <text:p>Ilha Ovo</text:p>
          </table:table-cell>
        </table:table-row>
        <table:table-row table:style-name="ro1">
          <table:table-cell office:value-type="string">
            <text:p>Terra Maw</text:p>
          </table:table-cell>
          <table:table-cell office:value-type="string">
            <text:p>Terra Ichi</text:p>
          </table:table-cell>
          <table:table-cell office:value-type="string">
            <text:p>Terra Maw</text:p>
          </table:table-cell>
        </table:table-row>
        <table:table-row table:style-name="ro1">
          <table:table-cell office:value-type="string">
            <text:p>Stamp Islands</text:p>
          </table:table-cell>
          <table:table-cell office:value-type="string">
            <text:p>Islas Sello</text:p>
          </table:table-cell>
          <table:table-cell office:value-type="string">
            <text:p>Ilha Selo</text:p>
          </table:table-cell>
        </table:table-row>
        <table:table-row table:style-name="ro1">
          <table:table-cell office:value-type="string">
            <text:p>Rivers Four</text:p>
          </table:table-cell>
          <table:table-cell office:value-type="string">
            <text:p>Cuatro Ríos</text:p>
          </table:table-cell>
          <table:table-cell office:value-type="string">
            <text:p>Quatro Rios</text:p>
          </table:table-cell>
        </table:table-row>
        <table:table-row table:style-name="ro1">
          <table:table-cell office:value-type="string">
            <text:p>Ring Islands</text:p>
          </table:table-cell>
          <table:table-cell office:value-type="string">
            <text:p>Islas Anillo</text:p>
          </table:table-cell>
          <table:table-cell office:value-type="string">
            <text:p>Ilhas Anel</text:p>
          </table:table-cell>
        </table:table-row>
        <table:table-row table:style-name="ro1">
          <table:table-cell office:value-type="string">
            <text:p>Last Mission</text:p>
          </table:table-cell>
          <table:table-cell office:value-type="string">
            <text:p>Última Misión</text:p>
          </table:table-cell>
          <table:table-cell office:value-type="string">
            <text:p>Última Missão</text:p>
          </table:table-cell>
        </table:table-row>
        <table:table-row table:style-name="ro1">
          <table:table-cell office:value-type="string">
            <text:p>Pay Dirt</text:p>
          </table:table-cell>
          <table:table-cell office:value-type="string">
            <text:p>La Serpiente</text:p>
          </table:table-cell>
          <table:table-cell office:value-type="string">
            <text:p>A Serpente</text:p>
          </table:table-cell>
        </table:table-row>
        <table:table-row table:style-name="ro1">
          <table:table-cell office:value-type="string">
            <text:p>Long Road</text:p>
          </table:table-cell>
          <table:table-cell office:value-type="string">
            <text:p>Nacional 501</text:p>
          </table:table-cell>
          <table:table-cell office:value-type="string">
            <text:p>Langa Estrada</text:p>
          </table:table-cell>
        </table:table-row>
        <table:table-row table:style-name="ro1">
          <table:table-cell office:value-type="string">
            <text:p>Nest Egg</text:p>
          </table:table-cell>
          <table:table-cell office:value-type="string">
            <text:p>El Nido</text:p>
          </table:table-cell>
          <table:table-cell office:value-type="string">
            <text:p>O Ovo</text:p>
          </table:table-cell>
        </table:table-row>
        <table:table-row table:style-name="ro1">
          <table:table-cell office:value-type="string">
            <text:p>The Trident</text:p>
          </table:table-cell>
          <table:table-cell office:value-type="string">
            <text:p>El Tridente</text:p>
          </table:table-cell>
          <table:table-cell office:value-type="string">
            <text:p>O Tridente</text:p>
          </table:table-cell>
        </table:table-row>
        <table:table-row table:style-name="ro1">
          <table:table-cell office:value-type="string">
            <text:p>Banker Hills</text:p>
          </table:table-cell>
          <table:table-cell office:value-type="string">
            <text:p>El Neno</text:p>
          </table:table-cell>
          <table:table-cell office:value-type="string">
            <text:p>Colinas de Bancada</text:p>
          </table:table-cell>
        </table:table-row>
        <table:table-row table:style-name="ro1">
          <table:table-cell office:value-type="string">
            <text:p>Missile Plains</text:p>
          </table:table-cell>
          <table:table-cell office:value-type="string">
            <text:p>21 Misiles</text:p>
          </table:table-cell>
          <table:table-cell office:value-type="string">
            <text:p>Planícies Mísseis</text:p>
          </table:table-cell>
        </table:table-row>
        <table:table-row table:style-name="ro1">
          <table:table-cell office:value-type="string">
            <text:p>Lost Basin</text:p>
          </table:table-cell>
          <table:table-cell office:value-type="string">
            <text:p>Cuenca Oeste</text:p>
          </table:table-cell>
          <table:table-cell office:value-type="string">
            <text:p>Bacia Perdida</text:p>
          </table:table-cell>
        </table:table-row>
        <table:table-row table:style-name="ro1">
          <table:table-cell office:value-type="string">
            <text:p>Risky Vale</text:p>
          </table:table-cell>
          <table:table-cell office:value-type="string">
            <text:p>Valle Perdido</text:p>
          </table:table-cell>
          <table:table-cell office:value-type="string">
            <text:p>Vale Perdido</text:p>
          </table:table-cell>
        </table:table-row>
        <table:table-row table:style-name="ro1">
          <table:table-cell office:value-type="string">
            <text:p>The Ring</text:p>
          </table:table-cell>
          <table:table-cell office:value-type="string">
            <text:p>El Anillo</text:p>
          </table:table-cell>
          <table:table-cell office:value-type="string">
            <text:p>O Anel</text:p>
          </table:table-cell>
        </table:table-row>
        <table:table-row table:style-name="ro1">
          <table:table-cell office:value-type="string">
            <text:p>Strong Land</text:p>
          </table:table-cell>
          <table:table-cell office:value-type="string">
            <text:p>Tierra Fuerte</text:p>
          </table:table-cell>
          <table:table-cell office:value-type="string">
            <text:p>Terra Forte</text:p>
          </table:table-cell>
        </table:table-row>
        <table:table-row table:style-name="ro1">
          <table:table-cell office:value-type="string">
            <text:p>Hourglass Isle</text:p>
          </table:table-cell>
          <table:table-cell office:value-type="string">
            <text:p>Reloj de arena</text:p>
          </table:table-cell>
          <table:table-cell office:value-type="string">
            <text:p>Relógio de Arena</text:p>
          </table:table-cell>
        </table:table-row>
        <table:table-row table:style-name="ro1">
          <table:table-cell office:value-type="string">
            <text:p>Pipe Maze</text:p>
          </table:table-cell>
          <table:table-cell office:value-type="string">
            <text:p>Mil Tuberías</text:p>
          </table:table-cell>
          <table:table-cell office:value-type="string">
            <text:p>Mil Tubulañão</text:p>
          </table:table-cell>
        </table:table-row>
        <table:table-row table:style-name="ro1">
          <table:table-cell office:value-type="string">
            <text:p>Archipelagos</text:p>
          </table:table-cell>
          <table:table-cell office:value-type="string">
            <text:p>Archipiélagos</text:p>
          </table:table-cell>
          <table:table-cell office:value-type="string">
            <text:p>Arquipélago</text:p>
          </table:table-cell>
        </table:table-row>
        <table:table-row table:style-name="ro1">
          <table:table-cell office:value-type="string">
            <text:p>Big Daddy</text:p>
          </table:table-cell>
          <table:table-cell office:value-type="string">
            <text:p>Xoalde</text:p>
          </table:table-cell>
          <table:table-cell office:value-type="string">
            <text:p>Papaizão</text:p>
          </table:table-cell>
        </table:table-row>
        <table:table-row table:style-name="ro1">
          <table:table-cell office:value-type="string">
            <text:p>Crossroad</text:p>
          </table:table-cell>
          <table:table-cell office:value-type="string">
            <text:p>El Cruce</text:p>
          </table:table-cell>
          <table:table-cell office:value-type="string">
            <text:p>O Cruzamento</text:p>
          </table:table-cell>
        </table:table-row>
        <table:table-row table:style-name="ro1">
          <table:table-cell office:value-type="string">
            <text:p>Badlands</text:p>
          </table:table-cell>
          <table:table-cell office:value-type="string">
            <text:p>Tierra Baldía</text:p>
          </table:table-cell>
          <table:table-cell office:value-type="string">
            <text:p>Terra Ruim</text:p>
          </table:table-cell>
        </table:table-row>
        <table:table-row table:style-name="ro1">
          <table:table-cell office:value-type="string">
            <text:p>Grid Assault</text:p>
          </table:table-cell>
          <table:table-cell office:value-type="string">
            <text:p>El Asalto</text:p>
          </table:table-cell>
          <table:table-cell office:value-type="string">
            <text:p>O Assalto</text:p>
          </table:table-cell>
        </table:table-row>
        <table:table-row table:style-name="ro1">
          <table:table-cell table:number-columns-repeated="3" office:value-type="string">
            <text:p>Portsmouth</text:p>
          </table:table-cell>
        </table:table-row>
        <table:table-row table:style-name="ro1">
          <table:table-cell office:value-type="string">
            <text:p>Knotted Keys</text:p>
          </table:table-cell>
          <table:table-cell table:number-columns-repeated="2" office:value-type="string">
            <text:p>Cabo Nudo</text:p>
          </table:table-cell>
        </table:table-row>
        <table:table-row table:style-name="ro1">
          <table:table-cell office:value-type="string">
            <text:p>Wyrm's Eye</text:p>
          </table:table-cell>
          <table:table-cell office:value-type="string">
            <text:p>El ojo de Wyrm</text:p>
          </table:table-cell>
          <table:table-cell office:value-type="string">
            <text:p>O olho de Wyrm</text:p>
          </table:table-cell>
        </table:table-row>
        <table:table-row table:style-name="ro1">
          <table:table-cell office:value-type="string">
            <text:p>Lock Ridge</text:p>
          </table:table-cell>
          <table:table-cell office:value-type="string">
            <text:p>El Cerrojo</text:p>
          </table:table-cell>
          <table:table-cell office:value-type="string">
            <text:p>A Fechadura</text:p>
          </table:table-cell>
        </table:table-row>
        <table:table-row table:style-name="ro1">
          <table:table-cell office:value-type="string">
            <text:p>Heartland</text:p>
          </table:table-cell>
          <table:table-cell office:value-type="string">
            <text:p>El Interior</text:p>
          </table:table-cell>
          <table:table-cell office:value-type="string">
            <text:p>O Interior</text:p>
          </table:table-cell>
        </table:table-row>
        <table:table-row table:style-name="ro1">
          <table:table-cell office:value-type="string">
            <text:p>Cleanup</text:p>
          </table:table-cell>
          <table:table-cell office:value-type="string">
            <text:p>Limpieza</text:p>
          </table:table-cell>
          <table:table-cell office:value-type="string">
            <text:p>Limpeza</text:p>
          </table:table-cell>
        </table:table-row>
        <table:table-row table:style-name="ro1">
          <table:table-cell office:value-type="string">
            <text:p>Border Skirmish</text:p>
          </table:table-cell>
          <table:table-cell office:value-type="string">
            <text:p>En la frontera</text:p>
          </table:table-cell>
          <table:table-cell office:value-type="string">
            <text:p>Na fronteira</text:p>
          </table:table-cell>
        </table:table-row>
        <table:table-row table:style-name="ro1">
          <table:table-cell office:value-type="string">
            <text:p>Orange Dawn</text:p>
          </table:table-cell>
          <table:table-cell office:value-type="string">
            <text:p>Triste amanecer</text:p>
          </table:table-cell>
          <table:table-cell office:value-type="string">
            <text:p>Triste Amanhacer</text:p>
          </table:table-cell>
        </table:table-row>
        <table:table-row table:style-name="ro1">
          <table:table-cell office:value-type="string">
            <text:p>Flak Attack</text:p>
          </table:table-cell>
          <table:table-cell office:value-type="string">
            <text:p>Helmut ataca</text:p>
          </table:table-cell>
          <table:table-cell office:value-type="string">
            <text:p>Flak Ataque</text:p>
          </table:table-cell>
        </table:table-row>
        <table:table-row table:style-name="ro1">
          <table:table-cell office:value-type="string">
            <text:p>Lash Out</text:p>
          </table:table-cell>
          <table:table-cell office:value-type="string">
            <text:p>¡Dame un respiro!</text:p>
          </table:table-cell>
          <table:table-cell office:value-type="string">
            <text:p>Lash Fora</text:p>
          </table:table-cell>
        </table:table-row>
        <table:table-row table:style-name="ro1">
          <table:table-cell office:value-type="string">
            <text:p>Andy's Time</text:p>
          </table:table-cell>
          <table:table-cell office:value-type="string">
            <text:p>La hora de Andy</text:p>
          </table:table-cell>
          <table:table-cell office:value-type="string">
            <text:p>A hora de Andy</text:p>
          </table:table-cell>
        </table:table-row>
        <table:table-row table:style-name="ro1">
          <table:table-cell office:value-type="string">
            <text:p>Test of Time</text:p>
          </table:table-cell>
          <table:table-cell office:value-type="string">
            <text:p>Prueba de tiempo</text:p>
          </table:table-cell>
          <table:table-cell office:value-type="string">
            <text:p>Prova do tempo</text:p>
          </table:table-cell>
        </table:table-row>
        <table:table-row table:style-name="ro1">
          <table:table-cell office:value-type="string">
            <text:p>Liberation</text:p>
          </table:table-cell>
          <table:table-cell office:value-type="string">
            <text:p>Liberación</text:p>
          </table:table-cell>
          <table:table-cell office:value-type="string">
            <text:p>Liberação</text:p>
          </table:table-cell>
        </table:table-row>
        <table:table-row table:style-name="ro1">
          <table:table-cell office:value-type="string">
            <text:p>Border Skirmish</text:p>
          </table:table-cell>
          <table:table-cell office:value-type="string">
            <text:p>En la frontera</text:p>
          </table:table-cell>
          <table:table-cell office:value-type="string">
            <text:p>Na fronteira</text:p>
          </table:table-cell>
        </table:table-row>
        <table:table-row table:style-name="ro1">
          <table:table-cell office:value-type="string">
            <text:p>Orange Dawn</text:p>
          </table:table-cell>
          <table:table-cell office:value-type="string">
            <text:p>Triste amanecer</text:p>
          </table:table-cell>
          <table:table-cell office:value-type="string">
            <text:p>Triste Amanhecer</text:p>
          </table:table-cell>
        </table:table-row>
        <table:table-row table:style-name="ro1">
          <table:table-cell office:value-type="string">
            <text:p>Andy's Time</text:p>
          </table:table-cell>
          <table:table-cell office:value-type="string">
            <text:p>La hora de Andy</text:p>
          </table:table-cell>
          <table:table-cell office:value-type="string">
            <text:p>A hora de Andy</text:p>
          </table:table-cell>
        </table:table-row>
        <table:table-row table:style-name="ro1">
          <table:table-cell office:value-type="string">
            <text:p>Mountain Ops</text:p>
          </table:table-cell>
          <table:table-cell office:value-type="string">
            <text:p>Montañas áridas</text:p>
          </table:table-cell>
          <table:table-cell office:value-type="string">
            <text:p>Montanha Áridas</text:p>
          </table:table-cell>
        </table:table-row>
        <table:table-row table:style-name="ro1">
          <table:table-cell office:value-type="string">
            <text:p>Sea for All</text:p>
          </table:table-cell>
          <table:table-cell table:number-columns-repeated="2" office:value-type="string">
            <text:p>Mar para todos</text:p>
          </table:table-cell>
        </table:table-row>
        <table:table-row table:style-name="ro1">
          <table:table-cell office:value-type="string">
            <text:p>POW Rescue </text:p>
          </table:table-cell>
          <table:table-cell office:value-type="string">
            <text:p>Rescate</text:p>
          </table:table-cell>
          <table:table-cell office:value-type="string">
            <text:p>Resgate</text:p>
          </table:table-cell>
        </table:table-row>
        <table:table-row table:style-name="ro1">
          <table:table-cell office:value-type="string">
            <text:p>Test of Time</text:p>
          </table:table-cell>
          <table:table-cell office:value-type="string">
            <text:p>Prueba de tiempo</text:p>
          </table:table-cell>
          <table:table-cell office:value-type="string">
            <text:p>Prova de tempo</text:p>
          </table:table-cell>
        </table:table-row>
        <table:table-row table:style-name="ro1">
          <table:table-cell office:value-type="string">
            <text:p>Liberation</text:p>
          </table:table-cell>
          <table:table-cell office:value-type="string">
            <text:p>Liberación</text:p>
          </table:table-cell>
          <table:table-cell office:value-type="string">
            <text:p>Liberação</text:p>
          </table:table-cell>
        </table:table-row>
        <table:table-row table:style-name="ro1">
          <table:table-cell office:value-type="string">
            <text:p>Toy Box</text:p>
          </table:table-cell>
          <table:table-cell office:value-type="string">
            <text:p>Caja de juguetes</text:p>
          </table:table-cell>
          <table:table-cell office:value-type="string">
            <text:p>Caixa de Brinquedos</text:p>
          </table:table-cell>
        </table:table-row>
        <table:table-row table:style-name="ro1">
          <table:table-cell office:value-type="string">
            <text:p>Tanks!!!</text:p>
          </table:table-cell>
          <table:table-cell office:value-type="string">
            <text:p>¡¡¡Tanques!!!</text:p>
          </table:table-cell>
          <table:table-cell office:value-type="string">
            <text:p>Tanques!!!</text:p>
          </table:table-cell>
        </table:table-row>
        <table:table-row table:style-name="ro1">
          <table:table-cell office:value-type="string">
            <text:p>Reclamation</text:p>
          </table:table-cell>
          <table:table-cell office:value-type="string">
            <text:p>Reclamación</text:p>
          </table:table-cell>
          <table:table-cell office:value-type="string">
            <text:p>Reclamação</text:p>
          </table:table-cell>
        </table:table-row>
        <table:table-row table:style-name="ro1">
          <table:table-cell office:value-type="string">
            <text:p>T Minus 15</text:p>
          </table:table-cell>
          <table:table-cell office:value-type="string">
            <text:p>Vade Retro</text:p>
          </table:table-cell>
          <table:table-cell office:value-type="string">
            <text:p>T Minus 15</text:p>
          </table:table-cell>
        </table:table-row>
        <table:table-row table:style-name="ro1">
          <table:table-cell office:value-type="string">
            <text:p>Two-Week Test</text:p>
          </table:table-cell>
          <table:table-cell office:value-type="string">
            <text:p>En dos semanas</text:p>
          </table:table-cell>
          <table:table-cell office:value-type="string">
            <text:p>Em duas semanas</text:p>
          </table:table-cell>
        </table:table-row>
        <table:table-row table:style-name="ro1">
          <table:table-cell office:value-type="string">
            <text:p>Nature Walk</text:p>
          </table:table-cell>
          <table:table-cell office:value-type="string">
            <text:p>Aire fresco</text:p>
          </table:table-cell>
          <table:table-cell office:value-type="string">
            <text:p>Ar fresco</text:p>
          </table:table-cell>
        </table:table-row>
        <table:table-row table:style-name="ro1">
          <table:table-cell office:value-type="string">
            <text:p>Neotanks!?</text:p>
          </table:table-cell>
          <table:table-cell office:value-type="string">
            <text:p>¿Neotanques?</text:p>
          </table:table-cell>
          <table:table-cell office:value-type="string">
            <text:p>Neotanques?</text:p>
          </table:table-cell>
        </table:table-row>
        <table:table-row table:style-name="ro1">
          <table:table-cell office:value-type="string">
            <text:p>Factory Blues</text:p>
          </table:table-cell>
          <table:table-cell office:value-type="string">
            <text:p>La fábrica</text:p>
          </table:table-cell>
          <table:table-cell office:value-type="string">
            <text:p>Fábricas Azuis</text:p>
          </table:table-cell>
        </table:table-row>
        <table:table-row table:style-name="ro1">
          <table:table-cell office:value-type="string">
            <text:p>Silo Scramble</text:p>
          </table:table-cell>
          <table:table-cell office:value-type="string">
            <text:p>Pelea por los silos</text:p>
          </table:table-cell>
          <table:table-cell office:value-type="string">
            <text:p>Silos de Luta</text:p>
          </table:table-cell>
        </table:table-row>
        <table:table-row table:style-name="ro1">
          <table:table-cell office:value-type="string">
            <text:p>Show Stopper</text:p>
          </table:table-cell>
          <table:table-cell office:value-type="string">
            <text:p>Se acabó el show</text:p>
          </table:table-cell>
          <table:table-cell office:value-type="string">
            <text:p>Acabou o Show</text:p>
          </table:table-cell>
        </table:table-row>
        <table:table-row table:style-name="ro1">
          <table:table-cell office:value-type="string">
            <text:p>Sensei's Return</text:p>
          </table:table-cell>
          <table:table-cell office:value-type="string">
            <text:p>Sensei ha vuelto</text:p>
          </table:table-cell>
          <table:table-cell office:value-type="string">
            <text:p>O retorno de Sensei</text:p>
          </table:table-cell>
        </table:table-row>
        <table:table-row table:style-name="ro1">
          <table:table-cell office:value-type="string">
            <text:p>Duty &amp; Honor</text:p>
          </table:table-cell>
          <table:table-cell office:value-type="string">
            <text:p>Cuestión de honor</text:p>
          </table:table-cell>
          <table:table-cell office:value-type="string">
            <text:p>Questão de Honra</text:p>
          </table:table-cell>
        </table:table-row>
        <table:table-row table:style-name="ro1">
          <table:table-cell office:value-type="string">
            <text:p>A Mirror Darkly</text:p>
          </table:table-cell>
          <table:table-cell office:value-type="string">
            <text:p>Batalla mental</text:p>
          </table:table-cell>
          <table:table-cell office:value-type="string">
            <text:p>Batalha Mental</text:p>
          </table:table-cell>
        </table:table-row>
        <table:table-row table:style-name="ro1">
          <table:table-cell office:value-type="string">
            <text:p>Foul Play</text:p>
          </table:table-cell>
          <table:table-cell office:value-type="string">
            <text:p>Juego sucio</text:p>
          </table:table-cell>
          <table:table-cell office:value-type="string">
            <text:p>Jogo Sujo</text:p>
          </table:table-cell>
        </table:table-row>
        <table:table-row table:style-name="ro1">
          <table:table-cell office:value-type="string">
            <text:p>Sea of Hope</text:p>
          </table:table-cell>
          <table:table-cell office:value-type="string">
            <text:p>Mar de la Fe</text:p>
          </table:table-cell>
          <table:table-cell office:value-type="string">
            <text:p>Mar de Fé</text:p>
          </table:table-cell>
        </table:table-row>
        <table:table-row table:style-name="ro1">
          <table:table-cell office:value-type="string">
            <text:p>The Hunt's End</text:p>
          </table:table-cell>
          <table:table-cell office:value-type="string">
            <text:p>Fin de la caza</text:p>
          </table:table-cell>
          <table:table-cell office:value-type="string">
            <text:p>Fim da Caçada</text:p>
          </table:table-cell>
        </table:table-row>
        <table:table-row table:style-name="ro1">
          <table:table-cell office:value-type="string">
            <text:p>Sea Fortress</text:p>
          </table:table-cell>
          <table:table-cell office:value-type="string">
            <text:p>Fortaleza marina</text:p>
          </table:table-cell>
          <table:table-cell office:value-type="string">
            <text:p>Fortaleza Marinha</text:p>
          </table:table-cell>
        </table:table-row>
        <table:table-row table:style-name="ro1">
          <table:table-cell office:value-type="string">
            <text:p>Drake's Dilemma</text:p>
          </table:table-cell>
          <table:table-cell office:value-type="string">
            <text:p>El dilema de Drake</text:p>
          </table:table-cell>
          <table:table-cell office:value-type="string">
            <text:p>Dilema de Drake</text:p>
          </table:table-cell>
        </table:table-row>
        <table:table-row table:style-name="ro1">
          <table:table-cell office:value-type="string">
            <text:p>Sinking Feeling</text:p>
          </table:table-cell>
          <table:table-cell office:value-type="string">
            <text:p>¡Al abordaje!</text:p>
          </table:table-cell>
          <table:table-cell office:value-type="string">
            <text:p>Ao Naufrágio!</text:p>
          </table:table-cell>
        </table:table-row>
        <table:table-row table:style-name="ro1">
          <table:table-cell office:value-type="string">
            <text:p>To the Rescue</text:p>
          </table:table-cell>
          <table:table-cell office:value-type="string">
            <text:p>Al rescate</text:p>
          </table:table-cell>
          <table:table-cell office:value-type="string">
            <text:p>Ao Resgate</text:p>
          </table:table-cell>
        </table:table-row>
        <table:table-row table:style-name="ro1">
          <table:table-cell office:value-type="string">
            <text:p>Navy Vs. Air</text:p>
          </table:table-cell>
          <table:table-cell office:value-type="string">
            <text:p>Mar contra aire</text:p>
          </table:table-cell>
          <table:table-cell office:value-type="string">
            <text:p>Mar contra Ar</text:p>
          </table:table-cell>
        </table:table-row>
        <table:table-row table:style-name="ro1">
          <table:table-cell office:value-type="string">
            <text:p>Rain of Fire</text:p>
          </table:table-cell>
          <table:table-cell office:value-type="string">
            <text:p>Lluvia de fuego</text:p>
          </table:table-cell>
          <table:table-cell office:value-type="string">
            <text:p>Chuva de Fogo</text:p>
          </table:table-cell>
        </table:table-row>
        <table:table-row table:style-name="ro1">
          <table:table-cell office:value-type="string">
            <text:p>Danger x 9</text:p>
          </table:table-cell>
          <table:table-cell office:value-type="string">
            <text:p>Peligro x 9</text:p>
          </table:table-cell>
          <table:table-cell office:value-type="string">
            <text:p>Perigo x 9</text:p>
          </table:table-cell>
        </table:table-row>
        <table:table-row table:style-name="ro1">
          <table:table-cell office:value-type="string">
            <text:p>Great Sea Battle</text:p>
          </table:table-cell>
          <table:table-cell office:value-type="string">
            <text:p>La Gran Batalla</text:p>
          </table:table-cell>
          <table:table-cell office:value-type="string">
            <text:p>A Grande Batalha</text:p>
          </table:table-cell>
        </table:table-row>
        <table:table-row table:style-name="ro1">
          <table:table-cell office:value-type="string">
            <text:p>Hot Pursuit</text:p>
          </table:table-cell>
          <table:table-cell office:value-type="string">
            <text:p>La persecución</text:p>
          </table:table-cell>
          <table:table-cell office:value-type="string">
            <text:p>A perseguição</text:p>
          </table:table-cell>
        </table:table-row>
        <table:table-row table:style-name="ro1">
          <table:table-cell office:value-type="string">
            <text:p>Final Front</text:p>
          </table:table-cell>
          <table:table-cell table:number-columns-repeated="2" office:value-type="string">
            <text:p>Frente final</text:p>
          </table:table-cell>
        </table:table-row>
        <table:table-row table:style-name="ro1">
          <table:table-cell office:value-type="string">
            <text:p>Edit 1</text:p>
          </table:table-cell>
          <table:table-cell table:number-columns-repeated="2" office:value-type="string">
            <text:p>Editar 1</text:p>
          </table:table-cell>
        </table:table-row>
        <table:table-row table:style-name="ro1">
          <table:table-cell office:value-type="string">
            <text:p>Edit 2</text:p>
          </table:table-cell>
          <table:table-cell table:number-columns-repeated="2" office:value-type="string">
            <text:p>Editar 2</text:p>
          </table:table-cell>
        </table:table-row>
        <table:table-row table:style-name="ro1">
          <table:table-cell office:value-type="string">
            <text:p>Edit 3</text:p>
          </table:table-cell>
          <table:table-cell table:number-columns-repeated="2" office:value-type="string">
            <text:p>Editar 3</text:p>
          </table:table-cell>
        </table:table-row>
        <table:table-row table:style-name="ro1">
          <table:table-cell office:value-type="string">
            <text:p>Special Map</text:p>
          </table:table-cell>
          <table:table-cell table:number-columns-repeated="2" office:value-type="string">
            <text:p>Mapa Especial</text:p>
          </table:table-cell>
        </table:table-row>
        <table:table-row table:style-name="ro1">
          <table:table-cell office:value-type="string">
            <text:p>Vs. Map</text:p>
          </table:table-cell>
          <table:table-cell office:value-type="string">
            <text:p>Mapa Combate</text:p>
          </table:table-cell>
          <table:table-cell office:value-type="string">
            <text:p>Mapa Vs.</text:p>
          </table:table-cell>
        </table:table-row>
        <table:table-row table:style-name="ro1">
          <table:table-cell office:value-type="string">
            <text:p>War Room Map</text:p>
          </table:table-cell>
          <table:table-cell office:value-type="string">
            <text:p>Mapa Batalla</text:p>
          </table:table-cell>
          <table:table-cell office:value-type="string">
            <text:p>Mapa Sala de Guerra</text:p>
          </table:table-cell>
        </table:table-row>
        <table:table-row table:style-name="ro1">
          <table:table-cell office:value-type="string">
            <text:p>3-Player Map</text:p>
          </table:table-cell>
          <table:table-cell office:value-type="string">
            <text:p>Mapa 3 Jugadores</text:p>
          </table:table-cell>
          <table:table-cell office:value-type="string">
            <text:p>Mapa 3 Jogadores</text:p>
          </table:table-cell>
        </table:table-row>
        <table:table-row table:style-name="ro1">
          <table:table-cell office:value-type="string">
            <text:p>Hard Campaign</text:p>
          </table:table-cell>
          <table:table-cell office:value-type="string">
            <text:p>Campaña Mayor</text:p>
          </table:table-cell>
          <table:table-cell office:value-type="string">
            <text:p>Campanha Difícil</text:p>
          </table:table-cell>
        </table:table-row>
        <table:table-row table:style-name="ro1">
          <table:table-cell office:value-type="string">
            <text:p>Sound Room</text:p>
          </table:table-cell>
          <table:table-cell office:value-type="string">
            <text:p>Sonido</text:p>
          </table:table-cell>
          <table:table-cell office:value-type="string">
            <text:p>Som</text:p>
          </table:table-cell>
        </table:table-row>
        <table:table-row table:style-name="ro1">
          <table:table-cell office:value-type="string">
            <text:p>C'mon in!$0fWelcome to Battle Maps! My name's#Hachi. Pleased to meet you!$0fThis is where you use points earned#in Campaign mode or the War Room.$0fI've got maps and COs you can use#in Free Battle or the War Room, and...$0fWell, I've got all kinds of stuff! #Go ahead, take a look around!$0f</text:p>
          </table:table-cell>
          <table:table-cell office:value-type="string">
            <text:p>¡Adelante!$0f¡Bienvenido a Mapas Batalla! Me llamo#Hachi. ¡Encantado de conocerte!$0fAquí podrás gastar las monedas#que hayas ganado en los$0fmodos Campaña o Batalla. Tengo#multitud de mapas y OJ que puedes$0fusar en batallas individuales o en el#modo Batalla, y... ¡Bueno, la verdad$0fes que tengo de todo! ¡Pasa y echa#un vistazo sin compromiso!$0f</text:p>
          </table:table-cell>
          <table:table-cell office:value-type="string">
            <text:p>C'mon in!$0fWelcome to Battle Maps! My name's#Hachi. Pleased to meet you!$0fThis is where you use points earned#in Campaign mode or the War Room.$0fI've got maps and OCs you can use#in Free Battle or the War Room, and...$0fWell, I've got all kinds of stuff! #Go ahead, take a look around!$0f</text:p>
          </table:table-cell>
        </table:table-row>
        <table:table-row table:style-name="ro1">
          <table:table-cell office:value-type="string">
            <text:p>Back again?$0e#What can I do for you?$0f</text:p>
          </table:table-cell>
          <table:table-cell office:value-type="string">
            <text:p>¿Ya estás de vuelta?$0f¿Qué puedo hacer por ti?$0f</text:p>
          </table:table-cell>
          <table:table-cell office:value-type="string">
            <text:p>Back again?$0e#What can I do for you?$0f</text:p>
          </table:table-cell>
        </table:table-row>
        <table:table-row table:style-name="ro1">
          <table:table-cell office:value-type="string">
            <text:p>I'm outta everything.#My shelves are bare.$0fIt's a sign of my consummate#salesmanship.$0f</text:p>
          </table:table-cell>
          <table:table-cell office:value-type="string">
            <text:p>Me he quedado sin mercancía.#Las estanterías están vacías.$0f¡Es un signo de mi consumado#arte para hacer negocios!$0f</text:p>
          </table:table-cell>
          <table:table-cell office:value-type="string">
            <text:p>I'm outta everything.#My shelves are bare.$0fIt's a sign of my consummate#salesmanship.$0f</text:p>
          </table:table-cell>
        </table:table-row>
        <table:table-row table:style-name="ro1">
          <table:table-cell office:value-type="string">
            <text:p>Came back, eh? Well, I've#got everything you need.$0f</text:p>
          </table:table-cell>
          <table:table-cell office:value-type="string">
            <text:p>¡Mira quién está aquí! Pasa, pasa,#tengo todo lo que necesitas.$0f</text:p>
          </table:table-cell>
          <table:table-cell office:value-type="string">
            <text:p>Came back, eh? Well, I've#got everything you need.$0f</text:p>
          </table:table-cell>
        </table:table-row>
        <table:table-row table:style-name="ro1">
          <table:table-cell office:value-type="string">
            <text:p>Well, now! You're back again!$0fMust mean you made some money#in Campaign mode or the War Room.$0fWhat'll it be today?$0f</text:p>
          </table:table-cell>
          <table:table-cell office:value-type="string">
            <text:p>¿Otra vez tú? Debes de haber hecho#un buen dinero en el modo Campaña$0fo Batalla. ¿Qué va a ser hoy?$0f</text:p>
          </table:table-cell>
          <table:table-cell office:value-type="string">
            <text:p>Well, now! You're back again!$0fMust mean you made some money#in Campaign mode or the War Room.$0fWhat'll it be today?$0f</text:p>
          </table:table-cell>
        </table:table-row>
        <table:table-row table:style-name="ro1">
          <table:table-cell office:value-type="string">
            <text:p>Hey there, soldier!$0fDon't like what you see? Finish more#of the campaign, and try again.$0fWell, do you need anything today?$0f</text:p>
          </table:table-cell>
          <table:table-cell office:value-type="string">
            <text:p>¡Eh, soldado!$0f¿No te gusta lo que ves? Avanza un#poco más en la campaña y vuelve a$0fintentarlo. ¿Vas a comprar algo hoy?$0f</text:p>
          </table:table-cell>
          <table:table-cell office:value-type="string">
            <text:p>Hey there, soldier!$0fDon't like what you see? Finish more#of the campaign, and try again.$0fWell, do you need anything today?$0f</text:p>
          </table:table-cell>
        </table:table-row>
        <table:table-row table:style-name="ro1">
          <table:table-cell office:value-type="string">
            <text:p>Look who's here!$0fHey, listen. Even if you buy all the#maps I have in stock, come back again.$0fI'm always getting new supplies.$0fGo ahead and take a look at#what came in today.$0f</text:p>
          </table:table-cell>
          <table:table-cell office:value-type="string">
            <text:p>¡Pero si es mi cliente favorito!$0fTe voy a dar un consejo: aunque#compres todos los mapas que tengo,$0fpásate por aquí de vez en cuando.#Recibo nueva mercancía continuamente.$0fA ver si te gusta algo de lo que tengo#ahora mismo...$0f</text:p>
          </table:table-cell>
          <table:table-cell office:value-type="string">
            <text:p>Look who's here!$0fHey, listen. Even if you buy all the#maps I have in stock, come back again.$0fI'm always getting new supplies.$0fGo ahead and take a look at#what came in today.$0f</text:p>
          </table:table-cell>
        </table:table-row>
        <table:table-row table:style-name="ro1">
          <table:table-cell office:value-type="string">
            <text:p>Come on in!$0fHey, have you cleared#Campaign mode?$0fThere's more to it than#just clearing it once, you know.$0fRumor has it that there's#another, harder campaign...$0fAh, but I'm talking too much!#Are you going to buy anything today?$0f</text:p>
          </table:table-cell>
          <table:table-cell office:value-type="string">
            <text:p>¡Adelante, adelante!$0f¿Ya has acabado la campaña?#No te creas que queda ahí la cosa.$0fSe dice que hay otra campaña,#mucho más difícil...$0fEsto... Creo que estoy hablando#demasiado. ¿Vas a comprar algo?$0f</text:p>
          </table:table-cell>
          <table:table-cell office:value-type="string">
            <text:p>Come on in!$0fHey, have you cleared#Campaign mode?$0fThere's more to it than#just clearing it once, you know.$0fRumor has it that there's#another, harder campaign...$0fAh, but I'm talking too much!#Are you going to buy anything today?$0f</text:p>
          </table:table-cell>
        </table:table-row>
        <table:table-row table:style-name="ro1">
          <table:table-cell office:value-type="string">
            <text:p>Hey! If you're coming in,#come in! And shut the door!$0fBy the way, which CO have you#been using?$0fUsing the same CO over and#over isn't very impressive.$0fIf you want to earn a higher score,#you should try someone new.$0fEnough of that$3b what'll#it be today?$0f</text:p>
          </table:table-cell>
          <table:table-cell office:value-type="string">
            <text:p>¡Eh! ¡Si vas a pasar, hazlo de#una vez! ¡Y cierra la puerta!$0fPor cierto, ¿qué OJ estás usando?#Utilizar el mismo OJ una y otra vez$0fno es muy inteligente que digamos.#Si quieres obtener puntuaciones más$0faltas, deberías probar algo diferente.$0fBueno, ya está bien.#¿Qué va a ser hoy?$0f</text:p>
          </table:table-cell>
          <table:table-cell office:value-type="string">
            <text:p>Hey! If you're coming in,#come in! And shut the door!$0fBy the way, which OC have you#been using?$0fUsing the same OC over and#over isn't very impressive.$0fIf you want to earn a higher score,#you should try someone new.$0fEnough of that$3b what'll#it be today?$0f</text:p>
          </table:table-cell>
        </table:table-row>
        <table:table-row table:style-name="ro1">
          <table:table-cell office:value-type="string">
            <text:p>Well, back again, are you?$0fSay, have you tried#the Hard Campaign?$0fAll you need to do is#press SELECT before$0fyou start the Campaign Mode.$0fThe Hard Campaign is just#the challenge you need, soldier!$0fIt'll toughen you up, and the#payoff is bigger, too!$0fIf you're ever short of funds,#give the Hard Campaign a shot.$0fSo, go make some cash, and#spend it all here! Heh heh heh!$0f</text:p>
          </table:table-cell>
          <table:table-cell office:value-type="string">
            <text:p>¡Mira quién está aquí!$0fDime, ¿has probado la#Campaña Mayor?$0fLo único que tienes que hacer#es pulsar SELECT antes de$0fempezar el modo Campaña.$0f¡La Campaña Mayor es el reto#que necesitas, soldado!$0fTe curtirá y dará experiencia,#y recibirás más monedas.$0fSi alguna vez te encuentras sin fondos,#prueba con la Campaña Mayor.$0f¡Venga, vete a hacer algo de dinero#y luego vuelve aquí a gastarlo! ¡Je, je!$0f</text:p>
          </table:table-cell>
          <table:table-cell office:value-type="string">
            <text:p>Well, back again, are you?$0fSay, have you tried#the Hard Campaign?$0fAll you need to do is#press SELECT before$0fyou start the Campaign Mode.$0fThe Hard Campaign is just#the challenge you need, soldier!$0fIt'll toughen you up, and the#payoff is bigger, too!$0fIf you're ever short of funds,#give the Hard Campaign a shot.$0fSo, go make some cash, and#spend it all here! Heh heh heh!$0f</text:p>
          </table:table-cell>
        </table:table-row>
        <table:table-row table:style-name="ro1">
          <table:table-cell office:value-type="string">
            <text:p>Hey, it's my favorite soldier!$0fSay, are you making the best use#of your CO Powers?$0fYou're not ignoring normal powers#in favor of super powers, are you?$0fIn some situations, normal powers#are better than super ones!$0fAny energy left after you use a#normal power doesn't just disappear.$0fDidn't you notice that?$0fOh yeah, but you don't build up any#energy when you're using CO Powers.$0fLife ain't that easy, soldier!$0fOops! You know, my mouth's gonna get#me in hot water one of these days!$0fEnough of this chitchat. Are you#buying something, or what?$0f</text:p>
          </table:table-cell>
          <table:table-cell office:value-type="string">
            <text:p>¡Pero si es mi soldado favorito!$0fEspero que estés usando bien#el Poder de OJ. No estarás$0fusando siempre el Súper Poder y#olvidándote del Poder nomal, ¿no?$0fEn algunas situaciones, el Poder#normal es mejor que el Súper Poder.$0fLa energía que queda después de#usar un poder normal no desaparece.$0f¿No te habías dado cuenta? El#problema es que no puedes$0facumular energía cuando estás#usando el Poder de OJ.$0f¡La vida es dura, soldado!$0f¡Vaya! Cualquier día de estos#me van a encerrar por bocazas.$0fYa basta de charla.#¿Vas a comprar algo o no?$0f</text:p>
          </table:table-cell>
          <table:table-cell office:value-type="string">
            <text:p>Hey, it's my favorite soldier!$0fSay, are you making the best use#of your OC Powers?$0fYou're not ignoring normal powers#in favor of super powers, are you?$0fIn some situations, normal powers#are better than super ones!$0fAny energy left after you use a#normal power doesn't just disappear.$0fDidn't you notice that?$0fOh yeah, but you don't build up any#energy when you're using OC Powers.$0fLife ain't that easy, soldier!$0fOops! You know, my mouth's gonna get#me in hot water one of these days!$0fEnough of this chitchat. Are you#buying something, or what?$0f</text:p>
          </table:table-cell>
        </table:table-row>
        <table:table-row table:style-name="ro1">
          <table:table-cell office:value-type="string">
            <text:p>C'mon in!$0fTell me, have you ever been in#a battle with Jess?$0fShe and Eagle are always squabbling,#but that shows how close they are!$0fLet me tell you, that gal's the real#deal. Gives me goose bumps!$0fShe's a bit like Max in ability, but#there's nothing second-rate about$0fher long-range units. And her air#and naval units?$0fWell, they might not be the best, but#she doesn't make many mistakes.$0fHer CO Power is a little plain. After#all, supplying units isn't that glamorous.$0fBut it resupplies air and naval units,#too! She is amazing, isn't she?$0fThere I go, rattling on like an old fool!#Let's get down to business!$0f</text:p>
          </table:table-cell>
          <table:table-cell office:value-type="string">
            <text:p>¡Pasa, pasa!$0fOye, ¿alguna vez has luchado#con Jess? Águila y ella siempre$0festán peleándose, pero eso es#porque son muy parecidos.$0fVoy a decirte una cosa: esa chica#es pura dinamita. ¡Algo increíble!$0fSu habilidad es similar a la de#Max, aunque sus unidades de$0fataque indirecto no tienen nada#de débiles. ¿Y sus unidades$0faéreas y navales? No son las#mejores, pero Jess tampoco$0fcomete errores. Su Poder de OJ#es un poco simplón, pero bueno,$0fdesplegar unidades tampoco es#lo más glamuroso del mundo, ¿no?$0f¡Aunque también suministra a las#unidades aéreas y navales!$0f¿A que es maravillosa?$0f¡Vaya, ya estoy dándote otra#vez la barrila como los viejos!$0fVayamos al grano.#¿Qué vas a comprar?$0f</text:p>
          </table:table-cell>
          <table:table-cell office:value-type="string">
            <text:p>C'mon in!$0fTell me, have you ever been in#a battle with Jess?$0fShe and Eagle are always squabbling,#but that shows how close they are!$0fLet me tell you, that gal's the real#deal. Gives me goose bumps!$0fShe's a bit like Max in ability, but#there's nothing second-rate about$0fher long-range units. And her air#and naval units?$0fWell, they might not be the best, but#she doesn't make many mistakes.$0fHer OC Power is a little plain. After#all, supplying units isn't that glamorous.$0fBut it resupplies air and naval units,#too! She is amazing, isn't she?$0fThere I go, rattling on like an old fool!#Let's get down to business!$0f</text:p>
          </table:table-cell>
        </table:table-row>
        <table:table-row table:style-name="ro1">
          <table:table-cell office:value-type="string">
            <text:p>Well now, look what the#cat dragged in !$0fAre you familiar with Sensei?$0fHe's a bit long in the tooth now,#but in his day, he was something else!$0fHe sure taught me a thing or two...#Ah, now I'm getting all misty!$0fAnyway, Kanbei and I owe most of#our success to that old man.$0fYou're not impressed with his CO#Power, right? If you think increasing$0fthe number of mech and infantry units#is something to sneeze at,$0fthen you're still wet behind the ears!$0fYou've got to consider WHY he makes#those 9 HP units land!$0fThat's enough chitchat!#Get to buying!$0f</text:p>
          </table:table-cell>
          <table:table-cell office:value-type="string">
            <text:p>¡Mira a quién tenemos aquí!$0f¿Qué te parece Sensei?#Ya tiene unos cuantos años$0fa sus espaldas, pero en su#época era algo extraordinario.$0fUn gran tipo, sí, señor...$0fVaya, me estoy poniendo nostálgico...$0fBueno, en cualquier caso, Kanbei y yo#le debemos la mayor parte de nuestro$0féxito a Sensei. No te impresiona#mucho su Poder de OJ, ¿verdad?$0fSi crees que aumentar el número#de unidades mecanizadas y de$0finfantería no es algo increíble,#entonces todavía te queda mucho$0fque aprender. Tienes que pararte#a pensar POR QUÉ lo hace.$0f¡Y basta de charla por hoy!#¿Compras o no?$0f</text:p>
          </table:table-cell>
          <table:table-cell office:value-type="string">
            <text:p>Well now, look what the#cat dragged in !$0fAre you familiar with Sensei?$0fHe's a bit long in the tooth now,#but in his day, he was something else!$0fHe sure taught me a thing or two...#Ah, now I'm getting all misty!$0fAnyway, Kanbei and I owe most of#our success to that old man.$0fYou're not impressed with his OC#Power, right? If you think increasing$0fthe number of mech and infantry units#is something to sneeze at,$0fthen you're still wet behind the ears!$0fYou've got to consider WHY he makes#those 9 HP units land!$0fThat's enough chitchat!#Get to buying!$0f</text:p>
          </table:table-cell>
        </table:table-row>
        <table:table-row table:style-name="ro1">
          <table:table-cell office:value-type="string">
            <text:p>Mopping 'em up out there?$0fI'm happy to see Nell in such#fine spirits lately.$0fAnd the youngsters! Sami and#Andy are both growing so fast!.$0fI think our country's safe with#this new generation on guard...$0fOh, listen to this old fool prattle on!#Let's talk business!$0f</text:p>
          </table:table-cell>
          <table:table-cell office:value-type="string">
            <text:p>¿Qué? ¿Nos lo pasamos bien#en el campo de batalla?$0fMe alegro de que Nell esté#de tan buen humor últimamente.$0f¡Y qué me dices de los jovencitos!#¡Sami y Andy están creciendo$0fa un ritmo vertiginoso!$0fCreo que nuestro país está seguro#en manos de esta nueva generación...$0f¡Vaya, ya he vuelto a desvariar!#¡Venga, hablemos de negocios!$0f</text:p>
          </table:table-cell>
          <table:table-cell office:value-type="string">
            <text:p>Mopping 'em up out there?$0fI'm happy to see Nell in such#fine spirits lately.$0fAnd the youngsters! Sami and#Andy are both growing so fast!.$0fI think our country's safe with#this new generation on guard...$0fOh, listen to this old fool prattle on!#Let's talk business!$0f</text:p>
          </table:table-cell>
        </table:table-row>
        <table:table-row table:style-name="ro1">
          <table:table-cell office:value-type="string">
            <text:p>Oh, it's you, again!$0fHave you met the new kid,#Colin?$0fHe's Blue Moon's little rich boy,#but his talent is undeniable.$0fHis special power? Whew...$0fIf you use the Power of Money right,#it'll give you the strength to topple$0feven Sturm with ease.#Did you know that?$0fHis normal firepower is low, so it's#a question of overwhelming opponents$0fwith sheer numbers or saving cash for#CO Powers. Tough strategic choice!$0fEnough with the small talk!#Why don't you have a look around?$0f</text:p>
          </table:table-cell>
          <table:table-cell office:value-type="string">
            <text:p>¡Ah, eres tú!$0f¿Conoces al chico nuevo,#Colin?$0fEs el niño rico de Blue Moon,#pero su talento es indiscutible.$0f¿Su poder especial? Bufff...#Si usas bien el Poder del Dinero,$0fpodrás derrotar con facilidad#incluso a Sturm. ¿No lo sabías?$0fSu potencia de disparo suele ser#moderada, así que se trata de$0fsuperar en número al adversario#o ahorrar dinero para usar el$0fPoder de OJ. Difícil elección, ¿eh?$0f¡Bueno, ya basta de cháchara!#¿Por qué no echas un vistazo?$0f</text:p>
          </table:table-cell>
          <table:table-cell office:value-type="string">
            <text:p>Oh, it's you, again!$0fHave you met the new kid,#Colin?$0fHe's Blue Moon's little rich boy,#but his talent is undeniable.$0fHis special power? Whew...$0fIf you use the Power of Money right,#it'll give you the strength to topple$0feven Sturm with ease.#Did you know that?$0fHis normal firepower is low, so it's#a question of overwhelming opponents$0fwith sheer numbers or saving cash for#OC Powers. Tough strategic choice!$0fEnough with the small talk!#Why don't you have a look around?$0f</text:p>
          </table:table-cell>
        </table:table-row>
        <table:table-row table:style-name="ro1">
          <table:table-cell office:value-type="string">
            <text:p>Good to see you again!$0fHave you ever faced Flak, that#big ape with the Black Hole Army?$0fHis attacks are so haphazard. Power#means zip if you can't hit the target!$0fI bet he'd be a difficult CO to use#in the War Room.$0fSo, are you ready to talk business?#I'm all out of gossip for now!$0f</text:p>
          </table:table-cell>
          <table:table-cell office:value-type="string">
            <text:p>¡Me alegro de verte otra vez!$0f¿Alguna vez te has enfrentado a#Helmut, el mono de Black Hole?$0fSus ataques son de lo más caótico.#La potencia no es nada si no sabes$0fcómo usarla. Seguro que es un OJ#de lo más difícil en el modo Batalla.$0fBueno, ¿qué tal si hablamos de#negocios? ¿Te parece?$0f</text:p>
          </table:table-cell>
          <table:table-cell office:value-type="string">
            <text:p>Good to see you again!$0fHave you ever faced Flak, that#big ape with the Black Hole Army?$0fHis attacks are so haphazard. Power#means zip if you can't hit the target!$0fI bet he'd be a difficult OC to use#in the War Room.$0fSo, are you ready to talk business?#I'm all out of gossip for now!$0f</text:p>
          </table:table-cell>
        </table:table-row>
        <table:table-row table:style-name="ro1">
          <table:table-cell office:value-type="string">
            <text:p>Hey! Quite the military posture#you're getting there!$0fHave you met Lash yet? Yep, she's#that girl with the hair out to there!$0fI hear she's the one who designed#Black Hole's new cannon and laser!$0fWhat a waste of talent!$0fIf she's gotta make stuff, why can't#she make a pool for my house!?$0fWhat's that got to do with me, right?#Let's get some business done!$0f</text:p>
          </table:table-cell>
          <table:table-cell office:value-type="string">
            <text:p>¡Voy a tener que hacerte un#carné de socio! Je, je, je...$0f¿Ya conoces a Kat? Correcto,#la jovencita con el pelo de punta.$0fHe oído que es la que diseñó los#nuevos cañones y láser de Black Hole.$0f¡Vaya desperdicio de talento!#Si tiene la necesidad, puede diseñar$0funa piscina para mi casa.$0fEn cualquier caso, no es de mi#incumbencia. ¿Qué vas a comprar?$0f</text:p>
          </table:table-cell>
          <table:table-cell office:value-type="string">
            <text:p>Hey! Quite the military posture#you're getting there!$0fHave you met Lash yet? Yep, she's#that girl with the hair out to there!$0fI hear she's the one who designed#Black Hole's new cannon and laser!$0fWhat a waste of talent!$0fIf she's gotta make stuff, why can't#she make a pool for my house!?$0fWhat's that got to do with me, right?#Let's get some business done!$0f</text:p>
          </table:table-cell>
        </table:table-row>
        <table:table-row table:style-name="ro1">
          <table:table-cell office:value-type="string">
            <text:p>You've heard of Adder, right?$0fHe's not much for offense, and he#doesn't have any specialty troops.$0fThe thing is, he's got no weak points,#either! That's the trouble right there!$0fPlus, he stores up energy for his CO#Power like there's no tomorrow!$0fBut if he uses it over and over#again, it takes longer to build up.$0fHow's that for some juicy intel?$0fShow me some gratitude and#whip out your wallet!$0f</text:p>
          </table:table-cell>
          <table:table-cell office:value-type="string">
            <text:p>Habrás oído hablar de Adder, ¿no?$0fNo es especialmente potente, ni#tiene tropas especiales. ¡Pero el caso$0fes que tampoco tiene puntos débiles!#¡Ése es su punto fuerte! Además,$0facumula energía para su Poder de OJ#como si su vida dependiera de ello.$0fAunque si lo usa una y otra vez tarda#más en recuperarse. No me dirás que$0fno os mantengo informados, ¿eh?#Muestra tu gratitud y compra algo.$0f</text:p>
          </table:table-cell>
          <table:table-cell office:value-type="string">
            <text:p>You've heard of Adder, right?$0fHe's not much for offense, and he#doesn't have any specialty troops.$0fThe thing is, he's got no weak points,#either! That's the trouble right there!$0fPlus, he stores up energy for his OC#Power like there's no tomorrow!$0fBut if he uses it over and over#again, it takes longer to build up.$0fHow's that for some juicy intel?$0fShow me some gratitude and#whip out your wallet!$0f</text:p>
          </table:table-cell>
        </table:table-row>
        <table:table-row table:style-name="ro1">
          <table:table-cell office:value-type="string">
            <text:p>Tell me, have you ever seen Hawke?#He's a CO in the Black Hole Army.$0fHe's one bad hombre, and no fooling.#He's leagues above most other COs.$0fAren't many who've gone head-to-#head with him and walked away$0fa winner, you know? Of course,#I'd teach him some manners, but...$0fAh, why don't I just shut my yap#and let you do some shopping, eh?$0f</text:p>
          </table:table-cell>
          <table:table-cell office:value-type="string">
            <text:p>¿Alguna vez has visto a Maverik?#Es uno de los OJ de Black Hole.$0fEs un tipo malvado, y no estoy#de broma. Está muy por encima de$0flos demás OJ. No hay muchos que#se enfrenten a él y salgan victoriosos.$0fClaro está que yo podría hacerlo,#pero el caso es que...$0f¡Arg! ¿Por qué no me callo de una#vez y te dejo comprar en paz?$0f</text:p>
          </table:table-cell>
          <table:table-cell office:value-type="string">
            <text:p>Tell me, have you ever seen Hawke?#He's a OC in the Black Hole Army.$0fHe's one bad hombre, and no fooling.#He's leagues above most other OCs.$0fAren't many who've gone head-to-#head with him and walked away$0fa winner, you know? Of course,#I'd teach him some manners, but...$0fAh, why don't I just shut my yap#and let you do some shopping, eh?$0f</text:p>
          </table:table-cell>
        </table:table-row>
        <table:table-row table:style-name="ro1">
          <table:table-cell office:value-type="string">
            <text:p>Is that what you're after?#$16</text:p>
          </table:table-cell>
          <table:table-cell office:value-type="string">
            <text:p>¿Es eso lo que quieres?#$16</text:p>
          </table:table-cell>
          <table:table-cell office:value-type="string">
            <text:p>Is that what you're after?#$16</text:p>
          </table:table-cell>
        </table:table-row>
        <table:table-row table:style-name="ro1">
          <table:table-cell office:value-type="string">
            <text:p>This will let you use Olaf outside#of Campaign mode!$0f</text:p>
          </table:table-cell>
          <table:table-cell office:value-type="string">
            <text:p>¡Ahora puedes usar a Olaf#fuera del modo Campaña!$0f</text:p>
          </table:table-cell>
          <table:table-cell office:value-type="string">
            <text:p>Agora você pode usar Olaf fora#do modo Campanha!$0f</text:p>
          </table:table-cell>
        </table:table-row>
        <table:table-row table:style-name="ro1">
          <table:table-cell office:value-type="string">
            <text:p>This will let you use Grit outside#of Campaign mode!$0f</text:p>
          </table:table-cell>
          <table:table-cell office:value-type="string">
            <text:p>¡Ahora puedes usar a Grit#fuera del modo Campaña!$0f</text:p>
          </table:table-cell>
          <table:table-cell office:value-type="string">
            <text:p>Agora você pode usar Grit fora#do modo Campanha!$0f</text:p>
          </table:table-cell>
        </table:table-row>
        <table:table-row table:style-name="ro1">
          <table:table-cell office:value-type="string">
            <text:p>This will let you use Colin outside#of Campaign mode!$0f</text:p>
          </table:table-cell>
          <table:table-cell office:value-type="string">
            <text:p>¡Ahora puedes usar a Colin#fuera del modo Campaña!$0f</text:p>
          </table:table-cell>
          <table:table-cell office:value-type="string">
            <text:p>Agora você pode usar Colin fora#do modo Campanha!$0f</text:p>
          </table:table-cell>
        </table:table-row>
        <table:table-row table:style-name="ro1">
          <table:table-cell office:value-type="string">
            <text:p>This will let you use Kanbei outside#of Campaign mode!$0f</text:p>
          </table:table-cell>
          <table:table-cell office:value-type="string">
            <text:p>¡Ahora puedes usar a Kanbei#fuera del modo Campaña!$0f</text:p>
          </table:table-cell>
          <table:table-cell office:value-type="string">
            <text:p>Agora você pode usar Kanbei fora#do modo Campanha!$0f</text:p>
          </table:table-cell>
        </table:table-row>
        <table:table-row table:style-name="ro1">
          <table:table-cell office:value-type="string">
            <text:p>This will let you use Sonja outside#of Campaign mode!$0f</text:p>
          </table:table-cell>
          <table:table-cell office:value-type="string">
            <text:p>¡Ahora puedes usar a Sonja#fuera del modo Campaña!$0f</text:p>
          </table:table-cell>
          <table:table-cell office:value-type="string">
            <text:p>Agora você pode usar Sonja fora#do modo Campanha!$0f</text:p>
          </table:table-cell>
        </table:table-row>
        <table:table-row table:style-name="ro1">
          <table:table-cell office:value-type="string">
            <text:p>This will let you use Sensei outside#of Campaign mode!$0f</text:p>
          </table:table-cell>
          <table:table-cell office:value-type="string">
            <text:p>¡Ahora puedes usar a Sensei#fuera del modo Campaña!$0f</text:p>
          </table:table-cell>
          <table:table-cell office:value-type="string">
            <text:p>Agora você pode usar Sensei fora#do modo Campanha!$0f</text:p>
          </table:table-cell>
        </table:table-row>
        <table:table-row table:style-name="ro1">
          <table:table-cell office:value-type="string">
            <text:p>This will let you use Eagle outside#of Campaign mode!$0f</text:p>
          </table:table-cell>
          <table:table-cell office:value-type="string">
            <text:p>¡Ahora puedes usar a Águila#fuera del modo Campaña!$0f</text:p>
          </table:table-cell>
          <table:table-cell office:value-type="string">
            <text:p>Agora você pode usar Eagle fora#do modo Campanha!$0f</text:p>
          </table:table-cell>
        </table:table-row>
        <table:table-row table:style-name="ro1">
          <table:table-cell office:value-type="string">
            <text:p>This will let you use Drake outside#of Campaign mode!$0f</text:p>
          </table:table-cell>
          <table:table-cell office:value-type="string">
            <text:p>¡Ahora puedes usar a Drake#fuera del modo Campaña!$0f</text:p>
          </table:table-cell>
          <table:table-cell office:value-type="string">
            <text:p>Agora você pode usar Drake fora#do modo Campanha!$0f</text:p>
          </table:table-cell>
        </table:table-row>
        <table:table-row table:style-name="ro1">
          <table:table-cell office:value-type="string">
            <text:p>This will let you use Jess outside#of Campaign mode!$0f</text:p>
          </table:table-cell>
          <table:table-cell office:value-type="string">
            <text:p>¡Ahora puedes usar a Jess#fuera del modo Campaña!$0f</text:p>
          </table:table-cell>
          <table:table-cell office:value-type="string">
            <text:p>Agora você pode usar Jess fora#do modo Campanha!$0f</text:p>
          </table:table-cell>
        </table:table-row>
        <table:table-row table:style-name="ro1">
          <table:table-cell office:value-type="string">
            <text:p>This will let you use Black Hole#CO Lash!$0f</text:p>
          </table:table-cell>
          <table:table-cell office:value-type="string">
            <text:p>¡Ahora puedes usar a Kat,#OJ de Black Hole!$0f</text:p>
          </table:table-cell>
          <table:table-cell office:value-type="string">
            <text:p>Agora você pode usar Lash,#OC da Black Hole!$0f</text:p>
          </table:table-cell>
        </table:table-row>
        <table:table-row table:style-name="ro1">
          <table:table-cell office:value-type="string">
            <text:p>This will let you use Black Hole#CO Adder!$0f</text:p>
          </table:table-cell>
          <table:table-cell office:value-type="string">
            <text:p>¡Ahora puedes usar a Adder,#OJ de Black Hole!$0f</text:p>
          </table:table-cell>
          <table:table-cell office:value-type="string">
            <text:p>Agora você pode usar Adder,#OC da Black Hole!$0f</text:p>
          </table:table-cell>
        </table:table-row>
        <table:table-row table:style-name="ro1">
          <table:table-cell office:value-type="string">
            <text:p>This will let you use Black Hole#CO Hawke!$0f</text:p>
          </table:table-cell>
          <table:table-cell office:value-type="string">
            <text:p>¡Ahora puedes usar a Maverik,#OJ de Black Hole!$0f</text:p>
          </table:table-cell>
          <table:table-cell office:value-type="string">
            <text:p>Agora você pode usar Hawke,#OC da Black Hole!$0f</text:p>
          </table:table-cell>
        </table:table-row>
        <table:table-row table:style-name="ro1">
          <table:table-cell office:value-type="string">
            <text:p>This will let you use Black Hole#CO Sturm!$0f</text:p>
          </table:table-cell>
          <table:table-cell office:value-type="string">
            <text:p>¡Ahora puedes usar a Sturm,#OJ de Black Hole!$0f</text:p>
          </table:table-cell>
          <table:table-cell office:value-type="string">
            <text:p>Agora você pode usar Sturm,#OC da Black Hole!$0f</text:p>
          </table:table-cell>
        </table:table-row>
        <table:table-row table:style-name="ro1">
          <table:table-cell office:value-type="string">
            <text:p>This will let you use Orange Star#CO Nell!$0f</text:p>
          </table:table-cell>
          <table:table-cell office:value-type="string">
            <text:p>¡Ahora puedes usar a Nell,#OJ de Orange Star!$0f</text:p>
          </table:table-cell>
          <table:table-cell office:value-type="string">
            <text:p>Agora você pode usar Nell,#OC da Orange Star!$0f</text:p>
          </table:table-cell>
        </table:table-row>
        <table:table-row table:style-name="ro1">
          <table:table-cell office:value-type="string">
            <text:p>It looks like it's my turn! Now, you#can choose me to be your CO!$0f</text:p>
          </table:table-cell>
          <table:table-cell office:value-type="string">
            <text:p>¡Parece que me toca! Ahora puedes#usarme a mí como OJ de tu ejército.$0f</text:p>
          </table:table-cell>
          <table:table-cell office:value-type="string">
            <text:p>Parece que é a minha vez! Agora#você pode me escolher para seu OC!$0f</text:p>
          </table:table-cell>
        </table:table-row>
        <table:table-row table:style-name="ro1">
          <table:table-cell office:value-type="string">
            <text:p>This'll let you edit Max's colors!$0f</text:p>
          </table:table-cell>
          <table:table-cell office:value-type="string">
            <text:p>¡Ahora puedes cambiar#los colores de Max!$0f</text:p>
          </table:table-cell>
          <table:table-cell office:value-type="string">
            <text:p>Agora você pode trocar#as cores de Max!$0f</text:p>
          </table:table-cell>
        </table:table-row>
        <table:table-row table:style-name="ro1">
          <table:table-cell office:value-type="string">
            <text:p>This'll let you edit Sami's colors!$0f</text:p>
          </table:table-cell>
          <table:table-cell office:value-type="string">
            <text:p>¡Ahora puedes cambiar#los colores de Sami!$0f</text:p>
          </table:table-cell>
          <table:table-cell office:value-type="string">
            <text:p>Agora você pode trocar#as cores de Sami!$0f</text:p>
          </table:table-cell>
        </table:table-row>
        <table:table-row table:style-name="ro1">
          <table:table-cell office:value-type="string">
            <text:p>This'll let you edit Olaf's colors!$0f</text:p>
          </table:table-cell>
          <table:table-cell office:value-type="string">
            <text:p>¡Ahora puedes cambiar#los colores de Olaf!$0f</text:p>
          </table:table-cell>
          <table:table-cell office:value-type="string">
            <text:p>Agora você pode trocar#as cores de Olaf!$0f</text:p>
          </table:table-cell>
        </table:table-row>
        <table:table-row table:style-name="ro1">
          <table:table-cell office:value-type="string">
            <text:p>This'll let you edit Grit's colors!$0f</text:p>
          </table:table-cell>
          <table:table-cell office:value-type="string">
            <text:p>¡Ahora puedes cambiar#los colores de Grit!$0f</text:p>
          </table:table-cell>
          <table:table-cell office:value-type="string">
            <text:p>Agora você pode trocar#as cores de Grit!$0f</text:p>
          </table:table-cell>
        </table:table-row>
        <table:table-row table:style-name="ro1">
          <table:table-cell office:value-type="string">
            <text:p>This'll let you edit Colin's colors!$0f</text:p>
          </table:table-cell>
          <table:table-cell office:value-type="string">
            <text:p>¡Ahora puedes cambiar#los colores de Colin!$0f</text:p>
          </table:table-cell>
          <table:table-cell office:value-type="string">
            <text:p>Agora você pode trocar#as cores de Colin!$0f</text:p>
          </table:table-cell>
        </table:table-row>
        <table:table-row table:style-name="ro1">
          <table:table-cell office:value-type="string">
            <text:p>This'll let you edit Kanbei's colors!$0f</text:p>
          </table:table-cell>
          <table:table-cell office:value-type="string">
            <text:p>¡Ahora puedes cambiar#los colores de Kanbei!$0f</text:p>
          </table:table-cell>
          <table:table-cell office:value-type="string">
            <text:p>Agora você pode trocar#as cores de Kanbei!$0f</text:p>
          </table:table-cell>
        </table:table-row>
        <table:table-row table:style-name="ro1">
          <table:table-cell office:value-type="string">
            <text:p>This'll let you edit Sonja's colors!$0f</text:p>
          </table:table-cell>
          <table:table-cell office:value-type="string">
            <text:p>¡Ahora puedes cambiar#los colores de Sonja!$0f</text:p>
          </table:table-cell>
          <table:table-cell office:value-type="string">
            <text:p>Agora você pode trocar#as cores de Sonja!$0f</text:p>
          </table:table-cell>
        </table:table-row>
        <table:table-row table:style-name="ro1">
          <table:table-cell office:value-type="string">
            <text:p>This'll let you edit Sensei's colors!$0f</text:p>
          </table:table-cell>
          <table:table-cell office:value-type="string">
            <text:p>¡Ahora puedes cambiar#los colores de Sensei!$0f</text:p>
          </table:table-cell>
          <table:table-cell office:value-type="string">
            <text:p>Agora você pode trocar#as cores de Sensei!$0f</text:p>
          </table:table-cell>
        </table:table-row>
        <table:table-row table:style-name="ro1">
          <table:table-cell office:value-type="string">
            <text:p>This'll let you edit Eagle's colors!$0f</text:p>
          </table:table-cell>
          <table:table-cell office:value-type="string">
            <text:p>¡Ahora puedes cambiar#los colores de Águila!$0f</text:p>
          </table:table-cell>
          <table:table-cell office:value-type="string">
            <text:p>Agora você pode trocar#as cores de Eagle!$0f</text:p>
          </table:table-cell>
        </table:table-row>
        <table:table-row table:style-name="ro1">
          <table:table-cell office:value-type="string">
            <text:p>This'll let you edit Drake's colors!$0f</text:p>
          </table:table-cell>
          <table:table-cell office:value-type="string">
            <text:p>¡Ahora puedes cambiar#los colores de Drake!$0f</text:p>
          </table:table-cell>
          <table:table-cell office:value-type="string">
            <text:p>Agora você pode trocar#as cores de Drake!$0f</text:p>
          </table:table-cell>
        </table:table-row>
        <table:table-row table:style-name="ro1">
          <table:table-cell office:value-type="string">
            <text:p>This'll let you edit Jess's colors!$0f</text:p>
          </table:table-cell>
          <table:table-cell office:value-type="string">
            <text:p>¡Ahora puedes cambiar#los colores de Jess!$0f</text:p>
          </table:table-cell>
          <table:table-cell office:value-type="string">
            <text:p>Agora você pode trocar#as cores de Jess!$0f</text:p>
          </table:table-cell>
        </table:table-row>
        <table:table-row table:style-name="ro1">
          <table:table-cell office:value-type="string">
            <text:p>This'll let you edit Flak's colors!$0f</text:p>
          </table:table-cell>
          <table:table-cell office:value-type="string">
            <text:p>¡Ahora puedes cambiar#los colores de Helmut!$0f</text:p>
          </table:table-cell>
          <table:table-cell office:value-type="string">
            <text:p>Agora você pode trocar#as cores de Flak!$0f</text:p>
          </table:table-cell>
        </table:table-row>
        <table:table-row table:style-name="ro1">
          <table:table-cell office:value-type="string">
            <text:p>This'll let you edit Lash's colors!$0f</text:p>
          </table:table-cell>
          <table:table-cell office:value-type="string">
            <text:p>¡Ahora puedes cambiar#los colores de Kat!$0f</text:p>
          </table:table-cell>
          <table:table-cell office:value-type="string">
            <text:p>Agora você pode trocar#as cores de Lash!$0f</text:p>
          </table:table-cell>
        </table:table-row>
        <table:table-row table:style-name="ro1">
          <table:table-cell office:value-type="string">
            <text:p>This'll let you edit Adder's colors!$0f</text:p>
          </table:table-cell>
          <table:table-cell office:value-type="string">
            <text:p>¡Ahora puedes cambiar#los colores de Adder!$0f</text:p>
          </table:table-cell>
          <table:table-cell office:value-type="string">
            <text:p>Agora você pode trocar#as cores de Adder!$0f</text:p>
          </table:table-cell>
        </table:table-row>
        <table:table-row table:style-name="ro1">
          <table:table-cell office:value-type="string">
            <text:p>This'll let you edit Hawke's colors!$0f</text:p>
          </table:table-cell>
          <table:table-cell office:value-type="string">
            <text:p>¡Ahora puedes cambiar#los colores de Maverik!$0f</text:p>
          </table:table-cell>
          <table:table-cell office:value-type="string">
            <text:p>Agora você pode trocar#as cores de Hawke!$0f</text:p>
          </table:table-cell>
        </table:table-row>
        <table:table-row table:style-name="ro1">
          <table:table-cell office:value-type="string">
            <text:p>This'll let you edit Sturm's colors!$0f</text:p>
          </table:table-cell>
          <table:table-cell office:value-type="string">
            <text:p>¡Ahora puedes cambiar#los colores de Sturm!$0f</text:p>
          </table:table-cell>
          <table:table-cell office:value-type="string">
            <text:p>Agora você pode trocar#as cores de Sturm!$0f</text:p>
          </table:table-cell>
        </table:table-row>
        <table:table-row table:style-name="ro1">
          <table:table-cell office:value-type="string">
            <text:p>This'll let you edit Nell's colors!$0f</text:p>
          </table:table-cell>
          <table:table-cell office:value-type="string">
            <text:p>¡Ahora puedes cambiar#los colores de Nell!$0f</text:p>
          </table:table-cell>
          <table:table-cell office:value-type="string">
            <text:p>Agora você pode trocar#as cores de Nell!$0f</text:p>
          </table:table-cell>
        </table:table-row>
        <table:table-row table:style-name="ro1">
          <table:table-cell office:value-type="string">
            <text:p>This'll let you edit my colors!$0f</text:p>
          </table:table-cell>
          <table:table-cell office:value-type="string">
            <text:p>¡Ahora puedes cambiar#mis colores!$0f</text:p>
          </table:table-cell>
          <table:table-cell office:value-type="string">
            <text:p>Agora você pode trocar#minhas cores!$0f</text:p>
          </table:table-cell>
        </table:table-row>
        <table:table-row table:style-name="ro1">
          <table:table-cell office:value-type="string">
            <text:p>Buy this to access the Sound Room!$0fChoose Battle Maps from the Select#Mode screen, and press SELECT$0fto switch to the Sound Room.$0fMy personal favorite is Sensei's#theme song!$0f</text:p>
          </table:table-cell>
          <table:table-cell office:value-type="string">
            <text:p>¡Compra esto para acceder a la#opción de Sonido!$0fElige Mapas Batalla en el menú#principal y luego pulsa SELECT$0fpara cambiar a Sonido.$0f¡Te recomiendo la melodía#de Sensei!$0f</text:p>
          </table:table-cell>
          <table:table-cell office:value-type="string">
            <text:p>Buy this to access the Sound Room!$0fChoose Battle Maps from the Select#Mode screen, and press SELECT$0fto switch to the Sound Room.$0fMy personal favorite is Sensei's#theme song!$0f</text:p>
          </table:table-cell>
        </table:table-row>
        <table:table-row table:style-name="ro1">
          <table:table-cell office:value-type="string">
            <text:p>Buy this, then press SELECT#before choosing Campaign.$0fThis will allow you to access the#Hard Campaign mode.$0fYou can earn a lot of points here#if you've got the skill!$0f</text:p>
          </table:table-cell>
          <table:table-cell office:value-type="string">
            <text:p>Compra esto y luego pulsa SELECT#antes de elegir Campaña.$0fAsí podrás acceder al modo#Campaña Mayor.$0fPuedes ganar muchas más#monedas... ¡si tienes el valor!$0f</text:p>
          </table:table-cell>
          <table:table-cell office:value-type="string">
            <text:p>Buy this, then press SELECT#before choosing Campaign.$0fThis will allow you to access the#Hard Campaign mode.$0fYou can earn a lot of points here#if you've got the skill!$0f</text:p>
          </table:table-cell>
        </table:table-row>
        <table:table-row table:style-name="ro1">
          <table:table-cell office:value-type="string">
            <text:p>You can now choose a new#War Room map: Pay Dirt!$0f</text:p>
          </table:table-cell>
          <table:table-cell office:value-type="string">
            <text:p>Puedes elegir un nuevo mapa de#Batalla: La Serpiente.$0f</text:p>
          </table:table-cell>
          <table:table-cell office:value-type="string">
            <text:p>You can now choose a new#War Room map: Pay Dirt!$0f</text:p>
          </table:table-cell>
        </table:table-row>
        <table:table-row table:style-name="ro1">
          <table:table-cell office:value-type="string">
            <text:p>You can now choose a new#War Room map: Long Road!$0f</text:p>
          </table:table-cell>
          <table:table-cell office:value-type="string">
            <text:p>Puedes elegir un nuevo mapa de#Batalla: Nacional 501.$0f</text:p>
          </table:table-cell>
          <table:table-cell office:value-type="string">
            <text:p>You can now choose a new#War Room map: Long Road!$0f</text:p>
          </table:table-cell>
        </table:table-row>
        <table:table-row table:style-name="ro1">
          <table:table-cell office:value-type="string">
            <text:p>You can now choose a new#War Room map: Nest Egg!$0f</text:p>
          </table:table-cell>
          <table:table-cell office:value-type="string">
            <text:p>Puedes elegir un nuevo mapa de#Batalla: El Nido.$0f</text:p>
          </table:table-cell>
          <table:table-cell office:value-type="string">
            <text:p>You can now choose a new#War Room map: Nest Egg!$0f</text:p>
          </table:table-cell>
        </table:table-row>
        <table:table-row table:style-name="ro1">
          <table:table-cell office:value-type="string">
            <text:p>You can now choose a new#War Room map: The Trident!$0f</text:p>
          </table:table-cell>
          <table:table-cell office:value-type="string">
            <text:p>Puedes elegir un nuevo mapa de#Batalla: El Tridente.$0f</text:p>
          </table:table-cell>
          <table:table-cell office:value-type="string">
            <text:p>You can now choose a new#War Room map: The Trident!$0f</text:p>
          </table:table-cell>
        </table:table-row>
        <table:table-row table:style-name="ro1">
          <table:table-cell office:value-type="string">
            <text:p>You can now choose a new#War Room map: Banker Hills!$0f</text:p>
          </table:table-cell>
          <table:table-cell office:value-type="string">
            <text:p>Puedes elegir un nuevo mapa de#Batalla: El Neno.$0f</text:p>
          </table:table-cell>
          <table:table-cell office:value-type="string">
            <text:p>You can now choose a new#War Room map: Banker Hills!$0f</text:p>
          </table:table-cell>
        </table:table-row>
        <table:table-row table:style-name="ro1">
          <table:table-cell office:value-type="string">
            <text:p>You can now choose a new#War Room map: Missile Plains!$0f</text:p>
          </table:table-cell>
          <table:table-cell office:value-type="string">
            <text:p>Puedes elegir un nuevo mapa de#Batalla: 21 Misiles.$0f</text:p>
          </table:table-cell>
          <table:table-cell office:value-type="string">
            <text:p>You can now choose a new#War Room map: Missile Plains!$0f</text:p>
          </table:table-cell>
        </table:table-row>
        <table:table-row table:style-name="ro1">
          <table:table-cell office:value-type="string">
            <text:p>You can now choose a new#War Room map: Lost Basin!$0f</text:p>
          </table:table-cell>
          <table:table-cell office:value-type="string">
            <text:p>Puedes elegir un nuevo mapa de#Batalla: Cuenca Oeste.$0f</text:p>
          </table:table-cell>
          <table:table-cell office:value-type="string">
            <text:p>You can now choose a new#War Room map: Lost Basin!$0f</text:p>
          </table:table-cell>
        </table:table-row>
        <table:table-row table:style-name="ro1">
          <table:table-cell office:value-type="string">
            <text:p>You can now choose a new#War Room map: Risky Vale!$0f</text:p>
          </table:table-cell>
          <table:table-cell office:value-type="string">
            <text:p>Puedes elegir un nuevo mapa de#Batalla: Valle Perdido.$0f</text:p>
          </table:table-cell>
          <table:table-cell office:value-type="string">
            <text:p>You can now choose a new#War Room map: Risky Vale!$0f</text:p>
          </table:table-cell>
        </table:table-row>
        <table:table-row table:style-name="ro1">
          <table:table-cell office:value-type="string">
            <text:p>You can now choose a new#War Room map: The Ring!$0f</text:p>
          </table:table-cell>
          <table:table-cell office:value-type="string">
            <text:p>Puedes elegir un nuevo mapa de#Batalla: El Anillo.$0f</text:p>
          </table:table-cell>
          <table:table-cell office:value-type="string">
            <text:p>You can now choose a new#War Room map: The Ring!$0f</text:p>
          </table:table-cell>
        </table:table-row>
        <table:table-row table:style-name="ro1">
          <table:table-cell office:value-type="string">
            <text:p>You can now choose a new#War Room map: Strong Land!$0f</text:p>
          </table:table-cell>
          <table:table-cell office:value-type="string">
            <text:p>Puedes elegir un nuevo mapa de#Batalla: Tierra Fuerte.$0f</text:p>
          </table:table-cell>
          <table:table-cell office:value-type="string">
            <text:p>You can now choose a new#War Room map: Strong Land!$0f</text:p>
          </table:table-cell>
        </table:table-row>
        <table:table-row table:style-name="ro1">
          <table:table-cell office:value-type="string">
            <text:p>You can now choose a new#Versus map: Hourglass Isle!$0f</text:p>
          </table:table-cell>
          <table:table-cell office:value-type="string">
            <text:p>Puedes elegir un nuevo mapa de#Combate: Reloj de arena.$0f</text:p>
          </table:table-cell>
          <table:table-cell office:value-type="string">
            <text:p>You can now choose a new#Versus map: Hourglass Isle!$0f</text:p>
          </table:table-cell>
        </table:table-row>
        <table:table-row table:style-name="ro1">
          <table:table-cell office:value-type="string">
            <text:p>You can now choose a new#Pre-Deployed map: Big Daddy!$0f</text:p>
          </table:table-cell>
          <table:table-cell office:value-type="string">
            <text:p>Puedes elegir un nuevo mapa de#unidades Desplegadas: Xoalde.$0f</text:p>
          </table:table-cell>
          <table:table-cell office:value-type="string">
            <text:p>You can now choose a new#Pre-Deployed map: Big Daddy!$0f</text:p>
          </table:table-cell>
        </table:table-row>
        <table:table-row table:style-name="ro1">
          <table:table-cell office:value-type="string">
            <text:p>You can now choose a new#Pre-Deployed map: Crossroad!$0f</text:p>
          </table:table-cell>
          <table:table-cell office:value-type="string">
            <text:p>Puedes elegir un nuevo mapa de#unidades Desplegadas: El Cruce.$0f</text:p>
          </table:table-cell>
          <table:table-cell office:value-type="string">
            <text:p>You can now choose a new#Pre-Deployed map: Crossroad!$0f</text:p>
          </table:table-cell>
        </table:table-row>
        <table:table-row table:style-name="ro1">
          <table:table-cell office:value-type="string">
            <text:p>You can now choose a new 3P#Versus map: Archipelagos!$0f</text:p>
          </table:table-cell>
          <table:table-cell office:value-type="string">
            <text:p>Puedes elegir un nuevo Mapa 3J:#Archipiélagos.$0f</text:p>
          </table:table-cell>
          <table:table-cell office:value-type="string">
            <text:p>You can now choose a new 3P#Versus map: Archipelagos!$0f</text:p>
          </table:table-cell>
        </table:table-row>
        <table:table-row table:style-name="ro1">
          <table:table-cell office:value-type="string">
            <text:p>You can now choose a new 4P#Versus map: Pipe Maze!$0f</text:p>
          </table:table-cell>
          <table:table-cell office:value-type="string">
            <text:p>Puedes elegir un nuevo Mapa 4J:#Mil Tuberías.$0f</text:p>
          </table:table-cell>
          <table:table-cell office:value-type="string">
            <text:p>You can now choose a new 4P#Versus map: Pipe Maze!$0f</text:p>
          </table:table-cell>
        </table:table-row>
        <table:table-row table:style-name="ro1">
          <table:table-cell office:value-type="string">
            <text:p>You can now choose a new 4P#Versus map: Badlands!$0f</text:p>
          </table:table-cell>
          <table:table-cell office:value-type="string">
            <text:p>Puedes elegir un nuevo Mapa 4J:#Tierra Baldía.$0f</text:p>
          </table:table-cell>
          <table:table-cell office:value-type="string">
            <text:p>You can now choose a new 4P#Versus map: Badlands!$0f</text:p>
          </table:table-cell>
        </table:table-row>
        <table:table-row table:style-name="ro1">
          <table:table-cell office:value-type="string">
            <text:p>You can now choose a new#Pre-Deployed map: Grid Assault!$0f</text:p>
          </table:table-cell>
          <table:table-cell office:value-type="string">
            <text:p>Puedes elegir un nuevo mapa de#unidades Desplegadas: El Asalto.$0f</text:p>
          </table:table-cell>
          <table:table-cell office:value-type="string">
            <text:p>You can now choose a new#Pre-Deployed map: Grid Assault!$0f</text:p>
          </table:table-cell>
        </table:table-row>
        <table:table-row table:style-name="ro1">
          <table:table-cell office:value-type="string">
            <text:p>You can now choose a new 3P#Versus map: Portsmouth!$0f</text:p>
          </table:table-cell>
          <table:table-cell office:value-type="string">
            <text:p>Puedes elegir un nuevo Mapa 3J:#Portsmouth.$0f</text:p>
          </table:table-cell>
          <table:table-cell office:value-type="string">
            <text:p>You can now choose a new 3P#Versus map: Portsmouth!$0f</text:p>
          </table:table-cell>
        </table:table-row>
        <table:table-row table:style-name="ro1">
          <table:table-cell office:value-type="string">
            <text:p>You can now choose a new 3P#Versus map: Knotted Keys!$0f</text:p>
          </table:table-cell>
          <table:table-cell office:value-type="string">
            <text:p>Puedes elegir un nuevo Mapa 3J:#Cabo Nudo.$0f</text:p>
          </table:table-cell>
          <table:table-cell office:value-type="string">
            <text:p>You can now choose a new 3P#Versus map: Knotted Keys!$0f</text:p>
          </table:table-cell>
        </table:table-row>
        <table:table-row table:style-name="ro1">
          <table:table-cell office:value-type="string">
            <text:p>You can now choose a new 3P#Versus map: Wyrm's Eye!$0f</text:p>
          </table:table-cell>
          <table:table-cell office:value-type="string">
            <text:p>Puedes elegir un nuevo Mapa 3J:#El ojo de Wyrm.$0f</text:p>
          </table:table-cell>
          <table:table-cell office:value-type="string">
            <text:p>You can now choose a new 3P#Versus map: Wyrm's Eye!$0f</text:p>
          </table:table-cell>
        </table:table-row>
        <table:table-row table:style-name="ro1">
          <table:table-cell office:value-type="string">
            <text:p>You can now choose a new 4P#Versus map: Lock Ridge!$0f</text:p>
          </table:table-cell>
          <table:table-cell office:value-type="string">
            <text:p>Puedes elegir un nuevo Mapa 4J:#El Cerrojo.$0f</text:p>
          </table:table-cell>
          <table:table-cell office:value-type="string">
            <text:p>You can now choose a new 4P#Versus map: Lock Ridge!$0f</text:p>
          </table:table-cell>
        </table:table-row>
        <table:table-row table:style-name="ro1">
          <table:table-cell office:value-type="string">
            <text:p>You can now choose a new 4P#Versus map: Heartland!$0f</text:p>
          </table:table-cell>
          <table:table-cell office:value-type="string">
            <text:p>Puedes elegir un nuevo Mapa 4J:#El Interior.$0f</text:p>
          </table:table-cell>
          <table:table-cell office:value-type="string">
            <text:p>You can now choose a new 4P#Versus map: Heartland!$0f</text:p>
          </table:table-cell>
        </table:table-row>
        <table:table-row table:style-name="ro1">
          <table:table-cell office:value-type="string">
            <text:p>Thanks for coming in!#Don't forget your stuff.$0e$0e$0e</text:p>
          </table:table-cell>
          <table:table-cell office:value-type="string">
            <text:p>¡Gracias por tu compra!#No olvides tus cosas.$0e$0e$0e</text:p>
          </table:table-cell>
          <table:table-cell office:value-type="string">
            <text:p>Thanks for coming in!#Don't forget your stuff.$0e$0e$0e</text:p>
          </table:table-cell>
        </table:table-row>
        <table:table-row table:style-name="ro1">
          <table:table-cell office:value-type="string">
            <text:p>You don't have enough points!#I can't sell you this!$0f</text:p>
          </table:table-cell>
          <table:table-cell office:value-type="string">
            <text:p>¡No tienes suficientes monedas!#¡No puedo venderte eso!$0f</text:p>
          </table:table-cell>
          <table:table-cell office:value-type="string">
            <text:p>You don't have enough points!#I can't sell you this!$0f</text:p>
          </table:table-cell>
        </table:table-row>
        <table:table-row table:style-name="ro1">
          <table:table-cell office:value-type="string">
            <text:p>Well, how about something else?$0f</text:p>
          </table:table-cell>
          <table:table-cell office:value-type="string">
            <text:p>¿Y por qué no eliges alguna otra cosa?$0f</text:p>
          </table:table-cell>
          <table:table-cell office:value-type="string">
            <text:p>Well, how about something else?$0f</text:p>
          </table:table-cell>
        </table:table-row>
        <table:table-row table:style-name="ro1">
          <table:table-cell office:value-type="string">
            <text:p>Darn!#I'm out of everything!$0fI guess I'll close up#shop for the day.$0f</text:p>
          </table:table-cell>
          <table:table-cell office:value-type="string">
            <text:p>¡Vaya!#Me he quedado sin mercancía.$0fCreo que cerraré la#tienda por hoy.$0f</text:p>
          </table:table-cell>
          <table:table-cell office:value-type="string">
            <text:p>Darn!#I'm out of everything!$0fI guess I'll close up#shop for the day.$0f</text:p>
          </table:table-cell>
        </table:table-row>
        <table:table-row table:style-name="ro1">
          <table:table-cell office:value-type="string">
            <text:p>Come back again!$0e$0e</text:p>
          </table:table-cell>
          <table:table-cell office:value-type="string">
            <text:p>¡Vuelve pronto!$0e$0e</text:p>
          </table:table-cell>
          <table:table-cell office:value-type="string">
            <text:p>Come back again!$0e$0e</text:p>
          </table:table-cell>
        </table:table-row>
        <table:table-row table:style-name="ro1">
          <table:table-cell office:value-type="string">
            <text:p>Don't get discouraged!$0e$0e</text:p>
          </table:table-cell>
          <table:table-cell office:value-type="string">
            <text:p>¡No te desanimes!$0e$0e</text:p>
          </table:table-cell>
          <table:table-cell office:value-type="string">
            <text:p>Don't get discouraged!$0e$0e</text:p>
          </table:table-cell>
        </table:table-row>
        <table:table-row table:style-name="ro1">
          <table:table-cell office:value-type="string">
            <text:p>Don't get beat!</text:p>
          </table:table-cell>
          <table:table-cell office:value-type="string">
            <text:p>¡Dale duro!</text:p>
          </table:table-cell>
          <table:table-cell office:value-type="string">
            <text:p>Don't get beat!</text:p>
          </table:table-cell>
        </table:table-row>
        <table:table-row table:style-name="ro1">
          <table:table-cell office:value-type="string">
            <text:p>Keep up the good work!$0e$0e</text:p>
          </table:table-cell>
          <table:table-cell office:value-type="string">
            <text:p>¡Sigue así!$0e$0e</text:p>
          </table:table-cell>
          <table:table-cell office:value-type="string">
            <text:p>Keep up the good work!$0e$0e</text:p>
          </table:table-cell>
        </table:table-row>
        <table:table-row table:style-name="ro1">
          <table:table-cell office:value-type="string">
            <text:p>Do you want to save?#$17</text:p>
          </table:table-cell>
          <table:table-cell office:value-type="string">
            <text:p>¿Quieres guardar los cambios?#$17</text:p>
          </table:table-cell>
          <table:table-cell office:value-type="string">
            <text:p>Do you want to save?#$17</text:p>
          </table:table-cell>
        </table:table-row>
        <table:table-row table:style-name="ro1">
          <table:table-cell office:value-type="string">
            <text:p>All right! And I'll win#next time, too!</text:p>
          </table:table-cell>
          <table:table-cell office:value-type="string">
            <text:p>¡Muy bien! ¡Y también#ganaré la próxima vez!</text:p>
          </table:table-cell>
          <table:table-cell office:value-type="string">
            <text:p>All right! And I'll win#next time, too!</text:p>
          </table:table-cell>
        </table:table-row>
        <table:table-row table:style-name="ro1">
          <table:table-cell office:value-type="string">
            <text:p>Mission accomplished!#Awaiting orders!</text:p>
          </table:table-cell>
          <table:table-cell office:value-type="string">
            <text:p>¡Misión cumplida!#¡Espero órdenes!</text:p>
          </table:table-cell>
          <table:table-cell office:value-type="string">
            <text:p>Mission accomplished!#Awaiting orders!</text:p>
          </table:table-cell>
        </table:table-row>
        <table:table-row table:style-name="ro1">
          <table:table-cell office:value-type="string">
            <text:p>Wahoo!#Easy as pie!</text:p>
          </table:table-cell>
          <table:table-cell office:value-type="string">
            <text:p>¡Bah!#¡Estaba chupado!</text:p>
          </table:table-cell>
          <table:table-cell office:value-type="string">
            <text:p>Wahoo!#Easy as pie!</text:p>
          </table:table-cell>
        </table:table-row>
        <table:table-row table:style-name="ro1">
          <table:table-cell office:value-type="string">
            <text:p>Nicely fought!#See you again.</text:p>
          </table:table-cell>
          <table:table-cell office:value-type="string">
            <text:p>¡No ha estado mal!#Nos vemos.</text:p>
          </table:table-cell>
          <table:table-cell office:value-type="string">
            <text:p>Nicely fought!#See you again.</text:p>
          </table:table-cell>
        </table:table-row>
        <table:table-row table:style-name="ro1">
          <table:table-cell office:value-type="string">
            <text:p>Done already?#Better luck next time!</text:p>
          </table:table-cell>
          <table:table-cell office:value-type="string">
            <text:p>¿Ya se ha acabado?#Qué pena...</text:p>
          </table:table-cell>
          <table:table-cell office:value-type="string">
            <text:p>Done already?#Better luck next time!</text:p>
          </table:table-cell>
        </table:table-row>
        <table:table-row table:style-name="ro1">
          <table:table-cell office:value-type="string">
            <text:p>Olaf's troops know#no match!</text:p>
          </table:table-cell>
          <table:table-cell office:value-type="string">
            <text:p>¡Las tropas de Olaf no#tienen comparación!</text:p>
          </table:table-cell>
          <table:table-cell office:value-type="string">
            <text:p>Olaf's troops know#no match!</text:p>
          </table:table-cell>
        </table:table-row>
        <table:table-row table:style-name="ro1">
          <table:table-cell office:value-type="string">
            <text:p>Not bad, y'all!#Don't be a sore loser!#</text:p>
          </table:table-cell>
          <table:table-cell office:value-type="string">
            <text:p>¡No ha estado mal!#¡No seas mal perdedor!</text:p>
          </table:table-cell>
          <table:table-cell office:value-type="string">
            <text:p>Not bad, y'all!#Don't be a sore loser!#</text:p>
          </table:table-cell>
        </table:table-row>
        <table:table-row table:style-name="ro1">
          <table:table-cell office:value-type="string">
            <text:p>Whew...#I won! I really won!</text:p>
          </table:table-cell>
          <table:table-cell office:value-type="string">
            <text:p>¡He ganado! ¡He#ganado de verdad!</text:p>
          </table:table-cell>
          <table:table-cell office:value-type="string">
            <text:p>Whew...#I won! I really won!</text:p>
          </table:table-cell>
        </table:table-row>
        <table:table-row table:style-name="ro1">
          <table:table-cell office:value-type="string">
            <text:p>Kanbei is victorious!#We shall meet again!</text:p>
          </table:table-cell>
          <table:table-cell office:value-type="string">
            <text:p>¡Kanbei es el vencedor!#¡Volveremos a vernos!</text:p>
          </table:table-cell>
          <table:table-cell office:value-type="string">
            <text:p>Kanbei is victorious!#We shall meet again!</text:p>
          </table:table-cell>
        </table:table-row>
        <table:table-row table:style-name="ro1">
          <table:table-cell office:value-type="string">
            <text:p>That settles that! It#takes brains to win!</text:p>
          </table:table-cell>
          <table:table-cell office:value-type="string">
            <text:p>¡También hay que usar#el coco para ganar!</text:p>
          </table:table-cell>
          <table:table-cell office:value-type="string">
            <text:p>That settles that! It#takes brains to win!</text:p>
          </table:table-cell>
        </table:table-row>
        <table:table-row table:style-name="ro1">
          <table:table-cell office:value-type="string">
            <text:p>Hm hm hmmm... I've#still got what it takes!</text:p>
          </table:table-cell>
          <table:table-cell office:value-type="string">
            <text:p>Je, je, je...#¡Sigo en plena forma!</text:p>
          </table:table-cell>
          <table:table-cell office:value-type="string">
            <text:p>Hm hm hmmm... I've#still got what it takes!</text:p>
          </table:table-cell>
        </table:table-row>
        <table:table-row table:style-name="ro1">
          <table:table-cell office:value-type="string">
            <text:p>Another victory! Was#there ever any doubt!</text:p>
          </table:table-cell>
          <table:table-cell office:value-type="string">
            <text:p>¡Una nueva victoria!#¿Acaso lo dudabas?</text:p>
          </table:table-cell>
          <table:table-cell office:value-type="string">
            <text:p>Another victory! Was#there ever any doubt!</text:p>
          </table:table-cell>
        </table:table-row>
        <table:table-row table:style-name="ro1">
          <table:table-cell office:value-type="string">
            <text:p>I won this time!#I can't be beat at sea!</text:p>
          </table:table-cell>
          <table:table-cell office:value-type="string">
            <text:p>¡He ganado! ¡Soy#invencible en el mar!</text:p>
          </table:table-cell>
          <table:table-cell office:value-type="string">
            <text:p>I won this time!#I can't be beat at sea!</text:p>
          </table:table-cell>
        </table:table-row>
        <table:table-row table:style-name="ro1">
          <table:table-cell office:value-type="string">
            <text:p>Never give up!#That's my motto!</text:p>
          </table:table-cell>
          <table:table-cell office:value-type="string">
            <text:p>¡No rendirse jamás!#¡Ése es mi lema!</text:p>
          </table:table-cell>
          <table:table-cell office:value-type="string">
            <text:p>Never give up!#That's my motto!</text:p>
          </table:table-cell>
        </table:table-row>
        <table:table-row table:style-name="ro1">
          <table:table-cell office:value-type="string">
            <text:p>What was that?#A waste of my time!#</text:p>
          </table:table-cell>
          <table:table-cell office:value-type="string">
            <text:p>¿Eso es todo? ¡Vaya#pérdida de tiempo!</text:p>
          </table:table-cell>
          <table:table-cell office:value-type="string">
            <text:p>What was that?#A waste of my time!#</text:p>
          </table:table-cell>
        </table:table-row>
        <table:table-row table:style-name="ro1">
          <table:table-cell office:value-type="string">
            <text:p>Hee hee hee...#Hm? Broken already?</text:p>
          </table:table-cell>
          <table:table-cell office:value-type="string">
            <text:p>Ji, ji, ji... ¿Qué?#¿Estamos cansados?</text:p>
          </table:table-cell>
          <table:table-cell office:value-type="string">
            <text:p>Hee hee hee...#Hm? Broken already?</text:p>
          </table:table-cell>
        </table:table-row>
        <table:table-row table:style-name="ro1">
          <table:table-cell office:value-type="string">
            <text:p>Heh heh heh...#What did you expect?</text:p>
          </table:table-cell>
          <table:table-cell office:value-type="string">
            <text:p>Je, je, je...#¿Qué esperabas?</text:p>
          </table:table-cell>
          <table:table-cell office:value-type="string">
            <text:p>Heh heh heh...#What did you expect?</text:p>
          </table:table-cell>
        </table:table-row>
        <table:table-row table:style-name="ro1">
          <table:table-cell office:value-type="string">
            <text:p>You're not weak--I'm#just way too good!</text:p>
          </table:table-cell>
          <table:table-cell office:value-type="string">
            <text:p>¡Soy demasiado bueno#para ti!</text:p>
          </table:table-cell>
          <table:table-cell office:value-type="string">
            <text:p>You're not weak--I'm#just way too good!</text:p>
          </table:table-cell>
        </table:table-row>
        <table:table-row table:style-name="ro1">
          <table:table-cell office:value-type="string">
            <text:p>My name is Sturm.#Hear it and tremble.</text:p>
          </table:table-cell>
          <table:table-cell office:value-type="string">
            <text:p>Mi nombre es Sturm.#Óyelo y ponte a temblar.</text:p>
          </table:table-cell>
          <table:table-cell office:value-type="string">
            <text:p>My name is Sturm.#Hear it and tremble.</text:p>
          </table:table-cell>
        </table:table-row>
        <table:table-row table:style-name="ro1">
          <table:table-cell office:value-type="string">
            <text:p>Lucky me!$0e$0e$0e$0e</text:p>
          </table:table-cell>
          <table:table-cell office:value-type="string">
            <text:p>¡Qué suerte!$0e$0e$0e$0e</text:p>
          </table:table-cell>
          <table:table-cell office:value-type="string">
            <text:p>Lucky me!$0e$0e$0e$0e</text:p>
          </table:table-cell>
        </table:table-row>
        <table:table-row table:style-name="ro1">
          <table:table-cell office:value-type="string">
            <text:p>Hmm...$0e#Time to get serious!$0e$0e$0e$0e</text:p>
          </table:table-cell>
          <table:table-cell office:value-type="string">
            <text:p>Mmm...$0e#¡Manos a la obra!$0e$0e$0e$0e</text:p>
          </table:table-cell>
          <table:table-cell office:value-type="string">
            <text:p>Hmm...$0e#Time to get serious!$0e$0e$0e$0e</text:p>
          </table:table-cell>
        </table:table-row>
        <table:table-row table:style-name="ro1">
          <table:table-cell office:value-type="string">
            <text:p>C'mon now!$0e#Let's have a little fun!$0e$0e$0e</text:p>
          </table:table-cell>
          <table:table-cell office:value-type="string">
            <text:p>¡Muy bien!$0e#¡Vamos a divertirnos!$0e$0e$0e</text:p>
          </table:table-cell>
          <table:table-cell office:value-type="string">
            <text:p>C'mon now!$0e#Let's have a little fun!$0e$0e$0e</text:p>
          </table:table-cell>
        </table:table-row>
        <table:table-row table:style-name="ro1">
          <table:table-cell office:value-type="string">
            <text:p>Luck IS a skill!$0e$0e$0e$0e</text:p>
          </table:table-cell>
          <table:table-cell office:value-type="string">
            <text:p>¡La suerte también cuenta!$0e$0e$0e$0e</text:p>
          </table:table-cell>
          <table:table-cell office:value-type="string">
            <text:p>Luck IS a skill!$0e$0e$0e$0e</text:p>
          </table:table-cell>
        </table:table-row>
        <table:table-row table:style-name="ro1">
          <table:table-cell office:value-type="string">
            <text:p>I'm just getting started!$0e$0e$0e$0e</text:p>
          </table:table-cell>
          <table:table-cell office:value-type="string">
            <text:p>¡No he hecho más que empezar!$0e$0e$0e$0e</text:p>
          </table:table-cell>
          <table:table-cell office:value-type="string">
            <text:p>I'm just getting started!$0e$0e$0e$0e</text:p>
          </table:table-cell>
        </table:table-row>
        <table:table-row table:style-name="ro1">
          <table:table-cell office:value-type="string">
            <text:p>Pretty good offense.$0e#I'm not too bad, myself!$0e$0e$0e$0e</text:p>
          </table:table-cell>
          <table:table-cell office:value-type="string">
            <text:p>No está mal...$0e#¡Pero yo soy mejor!$0e$0e$0e$0e</text:p>
          </table:table-cell>
          <table:table-cell office:value-type="string">
            <text:p>Pretty good offense.$0e#I'm not too bad, myself!$0e$0e$0e$0e</text:p>
          </table:table-cell>
        </table:table-row>
        <table:table-row table:style-name="ro1">
          <table:table-cell office:value-type="string">
            <text:p>It's time for a tune-up!$0e$0e$0e$0e</text:p>
          </table:table-cell>
          <table:table-cell office:value-type="string">
            <text:p>¡Es hora de una puesta a punto!$0e$0e$0e$0e</text:p>
          </table:table-cell>
          <table:table-cell office:value-type="string">
            <text:p>It's time for a tune-up!$0e$0e$0e$0e</text:p>
          </table:table-cell>
        </table:table-row>
        <table:table-row table:style-name="ro1">
          <table:table-cell office:value-type="string">
            <text:p>I'll win for sure!$0e$0e$0e$0e</text:p>
          </table:table-cell>
          <table:table-cell office:value-type="string">
            <text:p>¡Voy a ganar! ¡Seguro!$0e$0e$0e$0e</text:p>
          </table:table-cell>
          <table:table-cell office:value-type="string">
            <text:p>I'll win for sure!$0e$0e$0e$0e</text:p>
          </table:table-cell>
        </table:table-row>
        <table:table-row table:style-name="ro1">
          <table:table-cell office:value-type="string">
            <text:p>I'm all revved up!$0e$0e$0e$0e</text:p>
          </table:table-cell>
          <table:table-cell office:value-type="string">
            <text:p>¡Listo para atacar!$0e$0e$0e$0e</text:p>
          </table:table-cell>
          <table:table-cell office:value-type="string">
            <text:p>I'm all revved up!$0e$0e$0e$0e</text:p>
          </table:table-cell>
        </table:table-row>
        <table:table-row table:style-name="ro1">
          <table:table-cell office:value-type="string">
            <text:p>I'm not worried! I can fix anything!$0e$0e$0e$0e</text:p>
          </table:table-cell>
          <table:table-cell office:value-type="string">
            <text:p>¡Puedo reparar cualquier cosa!$0e$0e$0e$0e</text:p>
          </table:table-cell>
          <table:table-cell office:value-type="string">
            <text:p>I'm not worried! I can fix anything!$0e$0e$0e$0e</text:p>
          </table:table-cell>
        </table:table-row>
        <table:table-row table:style-name="ro1">
          <table:table-cell office:value-type="string">
            <text:p>This is how I do battle!$0e$0e$0e$0e</text:p>
          </table:table-cell>
          <table:table-cell office:value-type="string">
            <text:p>¡Así es como lucho yo!$0e$0e$0e$0e</text:p>
          </table:table-cell>
          <table:table-cell office:value-type="string">
            <text:p>This is how I do battle!$0e$0e$0e$0e</text:p>
          </table:table-cell>
        </table:table-row>
        <table:table-row table:style-name="ro1">
          <table:table-cell office:value-type="string">
            <text:p>Never give up, and never lose!$0e#I'm on my way!</text:p>
          </table:table-cell>
          <table:table-cell office:value-type="string">
            <text:p>¡Nunca me rindo, y nunca pierdo!$0e#¡Vía libre!$0e$0e$0e$0e</text:p>
          </table:table-cell>
          <table:table-cell office:value-type="string">
            <text:p>Never give up, and never lose!$0e#I'm on my way!</text:p>
          </table:table-cell>
        </table:table-row>
        <table:table-row table:style-name="ro1">
          <table:table-cell office:value-type="string">
            <text:p>Roll, tanks, roll!$0e$0e$0e$0e</text:p>
          </table:table-cell>
          <table:table-cell office:value-type="string">
            <text:p>¡Adelante, tanques, adelante!$0e$0e$0e$0e</text:p>
          </table:table-cell>
          <table:table-cell office:value-type="string">
            <text:p>Roll, tanks, roll!$0e$0e$0e$0e</text:p>
          </table:table-cell>
        </table:table-row>
        <table:table-row table:style-name="ro1">
          <table:table-cell office:value-type="string">
            <text:p>Hey! Give up while you still can!$0e$0e$0e$0e</text:p>
          </table:table-cell>
          <table:table-cell office:value-type="string">
            <text:p>¡Ríndete mientras puedas!$0e$0e$0e$0e</text:p>
          </table:table-cell>
          <table:table-cell office:value-type="string">
            <text:p>Hey! Give up while you still can!$0e$0e$0e$0e</text:p>
          </table:table-cell>
        </table:table-row>
        <table:table-row table:style-name="ro1">
          <table:table-cell office:value-type="string">
            <text:p>Now you're gonna get hurt!$0e$0e$0e$0e</text:p>
          </table:table-cell>
          <table:table-cell office:value-type="string">
            <text:p>¡Te vas a enterar de lo que es bueno!$0e$0e$0e$0e</text:p>
          </table:table-cell>
          <table:table-cell office:value-type="string">
            <text:p>Now you're gonna get hurt!$0e$0e$0e$0e</text:p>
          </table:table-cell>
        </table:table-row>
        <table:table-row table:style-name="ro1">
          <table:table-cell office:value-type="string">
            <text:p>Wanna test might? I won't lose!$0e$0e$0e$0e</text:p>
          </table:table-cell>
          <table:table-cell office:value-type="string">
            <text:p>¿Quieres comprobar mi fuerza?$0e$0e$0e$0e</text:p>
          </table:table-cell>
          <table:table-cell office:value-type="string">
            <text:p>Wanna test might? I won't lose!$0e$0e$0e$0e</text:p>
          </table:table-cell>
        </table:table-row>
        <table:table-row table:style-name="ro1">
          <table:table-cell office:value-type="string">
            <text:p>I'm no show-off!$0e$0e$0e$0e</text:p>
          </table:table-cell>
          <table:table-cell office:value-type="string">
            <text:p>¡No soy ningún fanfarrón!$0e$0e$0e$0e</text:p>
          </table:table-cell>
          <table:table-cell office:value-type="string">
            <text:p>I'm no show-off!$0e$0e$0e$0e</text:p>
          </table:table-cell>
        </table:table-row>
        <table:table-row table:style-name="ro1">
          <table:table-cell office:value-type="string">
            <text:p>That's enough! Get outta the road!$0e$0e$0e$0e</text:p>
          </table:table-cell>
          <table:table-cell office:value-type="string">
            <text:p>¡Basta! ¡Sal de mi camino!$0e$0e$0e$0e</text:p>
          </table:table-cell>
          <table:table-cell office:value-type="string">
            <text:p>That's enough! Get outta the road!$0e$0e$0e$0e</text:p>
          </table:table-cell>
        </table:table-row>
        <table:table-row table:style-name="ro1">
          <table:table-cell office:value-type="string">
            <text:p>Ready or not, here I come!$0e$0e$0e$0e</text:p>
          </table:table-cell>
          <table:table-cell office:value-type="string">
            <text:p>¡Preparados o no, allá voy!$0e$0e$0e$0e</text:p>
          </table:table-cell>
          <table:table-cell office:value-type="string">
            <text:p>Ready or not, here I come!$0e$0e$0e$0e</text:p>
          </table:table-cell>
        </table:table-row>
        <table:table-row table:style-name="ro1">
          <table:table-cell office:value-type="string">
            <text:p>Infantry... Assault!$0e$0e$0e$0e</text:p>
          </table:table-cell>
          <table:table-cell office:value-type="string">
            <text:p>Infantería... ¡Al ataque!$0e$0e$0e$0e</text:p>
          </table:table-cell>
          <table:table-cell office:value-type="string">
            <text:p>Infantry... Assault!$0e$0e$0e$0e</text:p>
          </table:table-cell>
        </table:table-row>
        <table:table-row table:style-name="ro1">
          <table:table-cell office:value-type="string">
            <text:p>All right! Time to end this!$0e$0e$0e$0e</text:p>
          </table:table-cell>
          <table:table-cell office:value-type="string">
            <text:p>¡Se acabó lo que se daba!$0e$0e$0e$0e</text:p>
          </table:table-cell>
          <table:table-cell office:value-type="string">
            <text:p>All right! Time to end this!$0e$0e$0e$0e</text:p>
          </table:table-cell>
        </table:table-row>
        <table:table-row table:style-name="ro1">
          <table:table-cell office:value-type="string">
            <text:p>You're not bad! Now it's my turn!$0e$0e$0e$0e</text:p>
          </table:table-cell>
          <table:table-cell office:value-type="string">
            <text:p>¡Ahora me toca a mí!$0e$0e$0e$0e</text:p>
          </table:table-cell>
          <table:table-cell office:value-type="string">
            <text:p>You're not bad! Now it's my turn!$0e$0e$0e$0e</text:p>
          </table:table-cell>
        </table:table-row>
        <table:table-row table:style-name="ro1">
          <table:table-cell office:value-type="string">
            <text:p>In a test of skill, I'm unbeatable!$0e$0e$0e$0e</text:p>
          </table:table-cell>
          <table:table-cell office:value-type="string">
            <text:p>¡Soy invencible!$0e$0e$0e$0e</text:p>
          </table:table-cell>
          <table:table-cell office:value-type="string">
            <text:p>In a test of skill, I'm unbeatable!$0e$0e$0e$0e</text:p>
          </table:table-cell>
        </table:table-row>
        <table:table-row table:style-name="ro1">
          <table:table-cell office:value-type="string">
            <text:p>Stay cool, stay calm...$0e#He who panics$0e loses!$0e$0e$0e$0e</text:p>
          </table:table-cell>
          <table:table-cell office:value-type="string">
            <text:p>Calma, calma...$0e#¡Los nervios te hacen$0e perder!$0e$0e$0e$0e</text:p>
          </table:table-cell>
          <table:table-cell office:value-type="string">
            <text:p>Stay cool, stay calm...$0e#He who panics$0e loses!$0e$0e$0e$0e</text:p>
          </table:table-cell>
        </table:table-row>
        <table:table-row table:style-name="ro1">
          <table:table-cell office:value-type="string">
            <text:p>Let the winds of war bring snow!$0e$0e$0e$0e</text:p>
          </table:table-cell>
          <table:table-cell office:value-type="string">
            <text:p>¡Que los vientos de la guerra$0e#traigan nieve!$0e$0e$0e$0e</text:p>
          </table:table-cell>
          <table:table-cell office:value-type="string">
            <text:p>Let the winds of war bring snow!$0e$0e$0e$0e</text:p>
          </table:table-cell>
        </table:table-row>
        <table:table-row table:style-name="ro1">
          <table:table-cell office:value-type="string">
            <text:p>Blue Moon is indestructible!$0e$0e$0e$0e</text:p>
          </table:table-cell>
          <table:table-cell office:value-type="string">
            <text:p>¡Blue Moon es indestructible!$0e$0e$0e$0e</text:p>
          </table:table-cell>
          <table:table-cell office:value-type="string">
            <text:p>Blue Moon is indestructible!$0e$0e$0e$0e</text:p>
          </table:table-cell>
        </table:table-row>
        <table:table-row table:style-name="ro1">
          <table:table-cell office:value-type="string">
            <text:p>You're going to regret$0e#challenging me!$0e$0e$0e$0e</text:p>
          </table:table-cell>
          <table:table-cell office:value-type="string">
            <text:p>¡Lamentarás haberme desafiado!$0e$0e$0e$0e</text:p>
          </table:table-cell>
          <table:table-cell office:value-type="string">
            <text:p>You're going to regret$0e#challenging me!$0e$0e$0e$0e</text:p>
          </table:table-cell>
        </table:table-row>
        <table:table-row table:style-name="ro1">
          <table:table-cell office:value-type="string">
            <text:p>Neither man nor machine can$0e#withstand the fury of nature!$0e$0e$0e$0e</text:p>
          </table:table-cell>
          <table:table-cell office:value-type="string">
            <text:p>¡No hay hombre o máquina capaz de$0e#resistir la furia de la naturaleza!$0e$0e$0e$0e</text:p>
          </table:table-cell>
          <table:table-cell office:value-type="string">
            <text:p>Neither man nor machine can$0e#withstand the fury of nature!$0e$0e$0e$0e</text:p>
          </table:table-cell>
        </table:table-row>
        <table:table-row table:style-name="ro1">
          <table:table-cell office:value-type="string">
            <text:p>You've got courage to face me,$0e#I'll give you that much!$0e$0e$0e$0e</text:p>
          </table:table-cell>
          <table:table-cell office:value-type="string">
            <text:p>Reconozco que tienes valor para$0e#enfrentarte a mí.$0e$0e$0e$0e</text:p>
          </table:table-cell>
          <table:table-cell office:value-type="string">
            <text:p>You've got courage to face me,$0e#I'll give you that much!$0e$0e$0e$0e</text:p>
          </table:table-cell>
        </table:table-row>
        <table:table-row table:style-name="ro1">
          <table:table-cell office:value-type="string">
            <text:p>Ho ho ho. Do you think your$0e#pitiful troops can stand the cold?$0e$0e$0e$0e</text:p>
          </table:table-cell>
          <table:table-cell office:value-type="string">
            <text:p>¡Jo, jo, jo! ¿Crees que tus miserables$0e#tropas pueden soportar el frío?$0e$0e$0e$0e</text:p>
          </table:table-cell>
          <table:table-cell office:value-type="string">
            <text:p>Ho ho ho. Do you think your$0e#pitiful troops can stand the cold?$0e$0e$0e$0e</text:p>
          </table:table-cell>
        </table:table-row>
        <table:table-row table:style-name="ro1">
          <table:table-cell office:value-type="string">
            <text:p>Reckon it's time to take you down!$0e$0e$0e$0e</text:p>
          </table:table-cell>
          <table:table-cell office:value-type="string">
            <text:p>¡Creo que es hora de acabar contigo!$0e$0e$0e$0e</text:p>
          </table:table-cell>
          <table:table-cell office:value-type="string">
            <text:p>Reckon it's time to take you down!$0e$0e$0e$0e</text:p>
          </table:table-cell>
        </table:table-row>
        <table:table-row table:style-name="ro1">
          <table:table-cell office:value-type="string">
            <text:p>Where's the fool who wants$0e#to help me with target practice?$0e$0e$0e$0e</text:p>
          </table:table-cell>
          <table:table-cell office:value-type="string">
            <text:p>¿Quién es el patán que me va a ayudar$0e#a hacer prácticas de tiro?$0e$0e$0e$0e</text:p>
          </table:table-cell>
          <table:table-cell office:value-type="string">
            <text:p>Where's the fool who wants$0e#to help me with target practice?$0e$0e$0e$0e</text:p>
          </table:table-cell>
        </table:table-row>
        <table:table-row table:style-name="ro1">
          <table:table-cell office:value-type="string">
            <text:p>Once you're in my sights,$0e#there's no gettin' away!$0e$0e$0e$0e</text:p>
          </table:table-cell>
          <table:table-cell office:value-type="string">
            <text:p>¡Donde pongo el ojo, pongo la bala!$0e$0e$0e$0e</text:p>
          </table:table-cell>
          <table:table-cell office:value-type="string">
            <text:p>Once you're in my sights,$0e#there's no gettin' away!$0e$0e$0e$0e</text:p>
          </table:table-cell>
        </table:table-row>
        <table:table-row table:style-name="ro1">
          <table:table-cell office:value-type="string">
            <text:p>You can run, but you can't hide!$0e$0e$0e$0e</text:p>
          </table:table-cell>
          <table:table-cell office:value-type="string">
            <text:p>¡Puedes correr, pero no$0e#puedes esconderte!$0e$0e$0e$0e</text:p>
          </table:table-cell>
          <table:table-cell office:value-type="string">
            <text:p>You can run, but you can't hide!$0e$0e$0e$0e</text:p>
          </table:table-cell>
        </table:table-row>
        <table:table-row table:style-name="ro1">
          <table:table-cell office:value-type="string">
            <text:p>Don't get me all riled up!$0e#I wanna take things nice and slow.$0e$0e$0e$0e</text:p>
          </table:table-cell>
          <table:table-cell office:value-type="string">
            <text:p>¡Será mejor que no me hagas enfadar!$0e#Quiero tomármelo con calma.$0e$0e$0e$0e</text:p>
          </table:table-cell>
          <table:table-cell office:value-type="string">
            <text:p>Don't get me all riled up!$0e#I wanna take things nice and slow.$0e$0e$0e$0e</text:p>
          </table:table-cell>
        </table:table-row>
        <table:table-row table:style-name="ro1">
          <table:table-cell office:value-type="string">
            <text:p>No need for all the fuss.$0e#You just calm yourself down!$0e$0e$0e$0e</text:p>
          </table:table-cell>
          <table:table-cell office:value-type="string">
            <text:p>¿A qué viene tanto alboroto?$0e#Relájate un poco, ¿vale?$0e$0e$0e$0e</text:p>
          </table:table-cell>
          <table:table-cell office:value-type="string">
            <text:p>No need for all the fuss.$0e#You just calm yourself down!$0e$0e$0e$0e</text:p>
          </table:table-cell>
        </table:table-row>
        <table:table-row table:style-name="ro1">
          <table:table-cell office:value-type="string">
            <text:p>Who shall taste my wrath?$0e$0e$0e$0e</text:p>
          </table:table-cell>
          <table:table-cell office:value-type="string">
            <text:p>¿Quién quiere probar mi ira?$0e$0e$0e$0e</text:p>
          </table:table-cell>
          <table:table-cell office:value-type="string">
            <text:p>Who shall taste my wrath?$0e$0e$0e$0e</text:p>
          </table:table-cell>
        </table:table-row>
        <table:table-row table:style-name="ro1">
          <table:table-cell office:value-type="string">
            <text:p>Prepare yourself! Kanbei is here!$0e$0e$0e$0e</text:p>
          </table:table-cell>
          <table:table-cell office:value-type="string">
            <text:p>¡Prepárate! ¡Kanbei ha llegado!$0e$0e$0e$0e</text:p>
          </table:table-cell>
          <table:table-cell office:value-type="string">
            <text:p>Prepare yourself! Kanbei is here!$0e$0e$0e$0e</text:p>
          </table:table-cell>
        </table:table-row>
        <table:table-row table:style-name="ro1">
          <table:table-cell office:value-type="string">
            <text:p>Your numbers mean nothing!$0e#Nothing can stop me!$0e$0e$0e$0e</text:p>
          </table:table-cell>
          <table:table-cell office:value-type="string">
            <text:p>¡No significas nada para mí!$0e#¡Nada puede detenerme!$0e$0e$0e$0e</text:p>
          </table:table-cell>
          <table:table-cell office:value-type="string">
            <text:p>Your numbers mean nothing!$0e#Nothing can stop me!$0e$0e$0e$0e</text:p>
          </table:table-cell>
        </table:table-row>
        <table:table-row table:style-name="ro1">
          <table:table-cell office:value-type="string">
            <text:p>My mind is honed for battle.$0e#That is the essence of a samurai!$0e$0e$0e$0e</text:p>
          </table:table-cell>
          <table:table-cell office:value-type="string">
            <text:p>Mi mente está lista para la batalla.$0e#¡Ésa es la esencia del samurai!$0e$0e$0e$0e</text:p>
          </table:table-cell>
          <table:table-cell office:value-type="string">
            <text:p>My mind is honed for battle.$0e#That is the essence of a samurai!$0e$0e$0e$0e</text:p>
          </table:table-cell>
        </table:table-row>
        <table:table-row table:style-name="ro1">
          <table:table-cell office:value-type="string">
            <text:p>I do not worry about that$0e#which MIGHT happen!$0e$0e$0e$0e</text:p>
          </table:table-cell>
          <table:table-cell office:value-type="string">
            <text:p>No me preocupo por lo que$0e#PODRÍA pasar.$0e$0e$0e$0e</text:p>
          </table:table-cell>
          <table:table-cell office:value-type="string">
            <text:p>I do not worry about that$0e#which MIGHT happen!$0e$0e$0e$0e</text:p>
          </table:table-cell>
        </table:table-row>
        <table:table-row table:style-name="ro1">
          <table:table-cell office:value-type="string">
            <text:p>You fight admirably, my foe!$0e#Allow me to show you my strength!$0e$0e$0e$0e</text:p>
          </table:table-cell>
          <table:table-cell office:value-type="string">
            <text:p>¡Luchas admirablemente!$0e#¡Pero déjame mostrarte mi fuerza!$0e$0e$0e$0e</text:p>
          </table:table-cell>
          <table:table-cell office:value-type="string">
            <text:p>You fight admirably, my foe!$0e#Allow me to show you my strength!$0e$0e$0e$0e</text:p>
          </table:table-cell>
        </table:table-row>
        <table:table-row table:style-name="ro1">
          <table:table-cell office:value-type="string">
            <text:p>Now you're gonna get it!$0e$0e$0e$0e</text:p>
          </table:table-cell>
          <table:table-cell office:value-type="string">
            <text:p>¡Ahora te vas a enterar!$0e$0e$0e$0e</text:p>
          </table:table-cell>
          <table:table-cell office:value-type="string">
            <text:p>Now you're gonna get it!$0e$0e$0e$0e</text:p>
          </table:table-cell>
        </table:table-row>
        <table:table-row table:style-name="ro1">
          <table:table-cell office:value-type="string">
            <text:p>I see right through your plans!$0e$0e$0e$0e</text:p>
          </table:table-cell>
          <table:table-cell office:value-type="string">
            <text:p>¡Tus planes son tan obvios como$0e#un hipopótamo en el desierto!$0e$0e$0e$0e</text:p>
          </table:table-cell>
          <table:table-cell office:value-type="string">
            <text:p>I see right through your plans!$0e$0e$0e$0e</text:p>
          </table:table-cell>
        </table:table-row>
        <table:table-row table:style-name="ro1">
          <table:table-cell office:value-type="string">
            <text:p>Father, Sensei, citizens of$0e#Yellow Comet! Lend me your strength!$0e$0e$0e$0e</text:p>
          </table:table-cell>
          <table:table-cell office:value-type="string">
            <text:p>¡Padre, Sensei, ciudadanos de Yellow$0e#Comet! ¡Dadme vuestra fuerza!$0e$0e$0e$0e</text:p>
          </table:table-cell>
          <table:table-cell office:value-type="string">
            <text:p>Father, Sensei, citizens of$0e#Yellow Comet! Lend me your strength!$0e$0e$0e$0e</text:p>
          </table:table-cell>
        </table:table-row>
        <table:table-row table:style-name="ro1">
          <table:table-cell office:value-type="string">
            <text:p>I'll show you there's more to$0e#combat than power alone!$0e$0e$0e$0e</text:p>
          </table:table-cell>
          <table:table-cell office:value-type="string">
            <text:p>¡Te enseñaré que el combate no es$0e#sólo fuerza bruta!$0e$0e$0e$0e</text:p>
          </table:table-cell>
          <table:table-cell office:value-type="string">
            <text:p>I'll show you there's more to$0e#combat than power alone!$0e$0e$0e$0e</text:p>
          </table:table-cell>
        </table:table-row>
        <table:table-row table:style-name="ro1">
          <table:table-cell office:value-type="string">
            <text:p>Watch me, and learn!$0e$0e$0e$0e</text:p>
          </table:table-cell>
          <table:table-cell office:value-type="string">
            <text:p>¡Mira y aprende!$0e$0e$0e$0e</text:p>
          </table:table-cell>
          <table:table-cell office:value-type="string">
            <text:p>Watch me, and learn!$0e$0e$0e$0e</text:p>
          </table:table-cell>
        </table:table-row>
        <table:table-row table:style-name="ro1">
          <table:table-cell office:value-type="string">
            <text:p>Number of enemy troops...location...$0e#Got it! This is so easy!$0e$0e$0e$0e</text:p>
          </table:table-cell>
          <table:table-cell office:value-type="string">
            <text:p>Número de tropas enemigas, ubicación...$0e#¡Esto es demasiado fácil!$0e$0e$0e$0e</text:p>
          </table:table-cell>
          <table:table-cell office:value-type="string">
            <text:p>Number of enemy troops...location...$0e#Got it! This is so easy!$0e$0e$0e$0e</text:p>
          </table:table-cell>
        </table:table-row>
        <table:table-row table:style-name="ro1">
          <table:table-cell office:value-type="string">
            <text:p>The Eagle soars above you!$0e$0e$0e$0e</text:p>
          </table:table-cell>
          <table:table-cell office:value-type="string">
            <text:p>¡El Águila se cierne sobre ti!$0e$0e$0e$0e</text:p>
          </table:table-cell>
          <table:table-cell office:value-type="string">
            <text:p>The Eagle soars above you!$0e$0e$0e$0e</text:p>
          </table:table-cell>
        </table:table-row>
        <table:table-row table:style-name="ro1">
          <table:table-cell office:value-type="string">
            <text:p>I have no interest in underlings.$0e#Begone!$0e$0e$0e$0e</text:p>
          </table:table-cell>
          <table:table-cell office:value-type="string">
            <text:p>No me interesa tener subalternos.$0e#¡Desaparece!$0e$0e$0e$0e</text:p>
          </table:table-cell>
          <table:table-cell office:value-type="string">
            <text:p>I have no interest in underlings.$0e#Begone!$0e$0e$0e$0e</text:p>
          </table:table-cell>
        </table:table-row>
        <table:table-row table:style-name="ro1">
          <table:table-cell office:value-type="string">
            <text:p>All units, ready for attack!$0e#Don't even give them time for regret!$0e$0e$0e$0e</text:p>
          </table:table-cell>
          <table:table-cell office:value-type="string">
            <text:p>¡Unidades! ¡Listas para atacar! ¡No$0e#les deis ni tiempo para lamentarse!$0e$0e$0e$0e</text:p>
          </table:table-cell>
          <table:table-cell office:value-type="string">
            <text:p>All units, ready for attack!$0e#Don't even give them time for regret!$0e$0e$0e$0e</text:p>
          </table:table-cell>
        </table:table-row>
        <table:table-row table:style-name="ro1">
          <table:table-cell office:value-type="string">
            <text:p>Speed is the lifeblood of battle!$0e$0e$0e$0e</text:p>
          </table:table-cell>
          <table:table-cell office:value-type="string">
            <text:p>¡La rapidez es la esencia del combate!$0e$0e$0e$0e</text:p>
          </table:table-cell>
          <table:table-cell office:value-type="string">
            <text:p>Speed is the lifeblood of battle!$0e$0e$0e$0e</text:p>
          </table:table-cell>
        </table:table-row>
        <table:table-row table:style-name="ro1">
          <table:table-cell office:value-type="string">
            <text:p>Do you think you can keep up?$0e$0e$0e$0e</text:p>
          </table:table-cell>
          <table:table-cell office:value-type="string">
            <text:p>¿Crees que podrás aguantar mi ritmo?$0e$0e$0e$0e</text:p>
          </table:table-cell>
          <table:table-cell office:value-type="string">
            <text:p>Do you think you can keep up?$0e$0e$0e$0e</text:p>
          </table:table-cell>
        </table:table-row>
        <table:table-row table:style-name="ro1">
          <table:table-cell office:value-type="string">
            <text:p>Heh heh... Impressive!$0e#You had almost overtaken me. Almost!$0e$0e$0e$0e</text:p>
          </table:table-cell>
          <table:table-cell office:value-type="string">
            <text:p>Je, je... ¡Impresionante!$0e#Casi me superas. ¡Casi!$0e$0e$0e$0e</text:p>
          </table:table-cell>
          <table:table-cell office:value-type="string">
            <text:p>Heh heh... Impressive!$0e#You had almost overtaken me. Almost!$0e$0e$0e$0e</text:p>
          </table:table-cell>
        </table:table-row>
        <table:table-row table:style-name="ro1">
          <table:table-cell office:value-type="string">
            <text:p>Wave good-bye to your troops!$0e$0e$0e$0e</text:p>
          </table:table-cell>
          <table:table-cell office:value-type="string">
            <text:p>¡Despídete de tus tropas!$0e$0e$0e$0e</text:p>
          </table:table-cell>
          <table:table-cell office:value-type="string">
            <text:p>Wave good-bye to your troops!$0e$0e$0e$0e</text:p>
          </table:table-cell>
        </table:table-row>
        <table:table-row table:style-name="ro1">
          <table:table-cell office:value-type="string">
            <text:p>Anchors aweigh!$0e$0e$0e$0e</text:p>
          </table:table-cell>
          <table:table-cell office:value-type="string">
            <text:p>¡Levad anclas!$0e$0e$0e$0e</text:p>
          </table:table-cell>
          <table:table-cell office:value-type="string">
            <text:p>Anchors aweigh!$0e$0e$0e$0e</text:p>
          </table:table-cell>
        </table:table-row>
        <table:table-row table:style-name="ro1">
          <table:table-cell office:value-type="string">
            <text:p>Time to show you$0e#how we do things at sea!$0e$0e$0e$0e</text:p>
          </table:table-cell>
          <table:table-cell office:value-type="string">
            <text:p>¡Es hora de enseñarte cómo$0e#hacemos las cosas en el mar!$0e$0e$0e$0e</text:p>
          </table:table-cell>
          <table:table-cell office:value-type="string">
            <text:p>Time to show you$0e#how we do things at sea!$0e$0e$0e$0e</text:p>
          </table:table-cell>
        </table:table-row>
        <table:table-row table:style-name="ro1">
          <table:table-cell office:value-type="string">
            <text:p>Panic is for landlubbers!$0e$0e$0e$0e</text:p>
          </table:table-cell>
          <table:table-cell office:value-type="string">
            <text:p>¡El miedo es para marineros$0e#de agua dulce!$0e$0e$0e$0e</text:p>
          </table:table-cell>
          <table:table-cell office:value-type="string">
            <text:p>Panic is for landlubbers!$0e$0e$0e$0e</text:p>
          </table:table-cell>
        </table:table-row>
        <table:table-row table:style-name="ro1">
          <table:table-cell office:value-type="string">
            <text:p>I'm a nautical know-it-all!$0e$0e$0e$0e</text:p>
          </table:table-cell>
          <table:table-cell office:value-type="string">
            <text:p>¡Lo sé todo sobre el mar!$0e$0e$0e$0e</text:p>
          </table:table-cell>
          <table:table-cell office:value-type="string">
            <text:p>I'm a nautical know-it-all!$0e$0e$0e$0e</text:p>
          </table:table-cell>
        </table:table-row>
        <table:table-row table:style-name="ro1">
          <table:table-cell office:value-type="string">
            <text:p>Prepare to be washed away!$0e$0e$0e$0e</text:p>
          </table:table-cell>
          <table:table-cell office:value-type="string">
            <text:p>¡Prepárate para desaparecer!$0e$0e$0e$0e</text:p>
          </table:table-cell>
          <table:table-cell office:value-type="string">
            <text:p>Prepare to be washed away!$0e$0e$0e$0e</text:p>
          </table:table-cell>
        </table:table-row>
        <table:table-row table:style-name="ro1">
          <table:table-cell office:value-type="string">
            <text:p>You will tremble before my power!$0e$0e$0e$0e</text:p>
          </table:table-cell>
          <table:table-cell office:value-type="string">
            <text:p>¡Tiembla ante mi poder!$0e$0e$0e$0e</text:p>
          </table:table-cell>
          <table:table-cell office:value-type="string">
            <text:p>You will tremble before my power!$0e$0e$0e$0e</text:p>
          </table:table-cell>
        </table:table-row>
        <table:table-row table:style-name="ro1">
          <table:table-cell office:value-type="string">
            <text:p>Fear is all you have left...$0e$0e$0e$0e</text:p>
          </table:table-cell>
          <table:table-cell office:value-type="string">
            <text:p>El miedo es todo lo que te queda...$0e$0e$0e$0e</text:p>
          </table:table-cell>
          <table:table-cell office:value-type="string">
            <text:p>Fear is all you have left...$0e$0e$0e$0e</text:p>
          </table:table-cell>
        </table:table-row>
        <table:table-row table:style-name="ro1">
          <table:table-cell office:value-type="string">
            <text:p>You shall not survive!$0e$0e$0e$0e</text:p>
          </table:table-cell>
          <table:table-cell office:value-type="string">
            <text:p>¡No sobrevivirás!$0e$0e$0e$0e</text:p>
          </table:table-cell>
          <table:table-cell office:value-type="string">
            <text:p>You shall not survive!$0e$0e$0e$0e</text:p>
          </table:table-cell>
        </table:table-row>
        <table:table-row table:style-name="ro1">
          <table:table-cell office:value-type="string">
            <text:p>Prepare to embrace darkness!$0e$0e$0e$0e</text:p>
          </table:table-cell>
          <table:table-cell office:value-type="string">
            <text:p>¡Prepárate para recibir$0e#a la oscuridad!$0e$0e$0e$0e</text:p>
          </table:table-cell>
          <table:table-cell office:value-type="string">
            <text:p>Prepare to embrace darkness!$0e$0e$0e$0e</text:p>
          </table:table-cell>
        </table:table-row>
        <table:table-row table:style-name="ro1">
          <table:table-cell office:value-type="string">
            <text:p>Such power... I regret crushing it.$0e$0e$0e$0e</text:p>
          </table:table-cell>
          <table:table-cell office:value-type="string">
            <text:p>Tanto poder... Lamento tener$0e#que destruirlo.$0e$0e$0e$0e</text:p>
          </table:table-cell>
          <table:table-cell office:value-type="string">
            <text:p>Such power... I regret crushing it.$0e$0e$0e$0e</text:p>
          </table:table-cell>
        </table:table-row>
        <table:table-row table:style-name="ro1">
          <table:table-cell office:value-type="string">
            <text:p>Burning earth!!!$0e$0e$0e$0e</text:p>
          </table:table-cell>
          <table:table-cell office:value-type="string">
            <text:p>¡¡Fuego y destrucción!!$0e$0e$0e$0e</text:p>
          </table:table-cell>
          <table:table-cell office:value-type="string">
            <text:p>Burning earth!!!$0e$0e$0e$0e</text:p>
          </table:table-cell>
        </table:table-row>
        <table:table-row table:style-name="ro1">
          <table:table-cell office:value-type="string">
            <text:p>Try this on for size!$0e$0e$0e$0e</text:p>
          </table:table-cell>
          <table:table-cell office:value-type="string">
            <text:p>¡Chúpate ésta!$0e$0e$0e$0e</text:p>
          </table:table-cell>
          <table:table-cell office:value-type="string">
            <text:p>Try this on for size!$0e$0e$0e$0e</text:p>
          </table:table-cell>
        </table:table-row>
        <table:table-row table:style-name="ro1">
          <table:table-cell office:value-type="string">
            <text:p>Grrrrrraaaaaaa!$0e#I'm outta control!$0e$0e$0e$0e</text:p>
          </table:table-cell>
          <table:table-cell office:value-type="string">
            <text:p>¡Grrrrrroooaaarr!$0e#¡Estoy fuera de mí!$0e$0e$0e$0e</text:p>
          </table:table-cell>
          <table:table-cell office:value-type="string">
            <text:p>Grrrrrraaaaaaa!$0e#I'm outta control!$0e$0e$0e$0e</text:p>
          </table:table-cell>
        </table:table-row>
        <table:table-row table:style-name="ro1">
          <table:table-cell office:value-type="string">
            <text:p>I'm gonna smash you good!$0e$0e$0e$0e</text:p>
          </table:table-cell>
          <table:table-cell office:value-type="string">
            <text:p>¡Voy a patearte de lo lindo!$0e$0e$0e$0e</text:p>
          </table:table-cell>
          <table:table-cell office:value-type="string">
            <text:p>I'm gonna smash you good!$0e$0e$0e$0e</text:p>
          </table:table-cell>
        </table:table-row>
        <table:table-row table:style-name="ro1">
          <table:table-cell office:value-type="string">
            <text:p>Crushing stuff's what I do best!$0e#You got a problem with that?!?$0e$0e$0e$0e</text:p>
          </table:table-cell>
          <table:table-cell office:value-type="string">
            <text:p>¡Mi deporte favorito es destrozar$0e#cosas! ¿Algún problema?$0e$0e$0e$0e</text:p>
          </table:table-cell>
          <table:table-cell office:value-type="string">
            <text:p>Crushing stuff's what I do best!$0e#You got a problem with that?!?$0e$0e$0e$0e</text:p>
          </table:table-cell>
        </table:table-row>
        <table:table-row table:style-name="ro1">
          <table:table-cell office:value-type="string">
            <text:p>Why think when you can fight!?$0e$0e$0e$0e</text:p>
          </table:table-cell>
          <table:table-cell office:value-type="string">
            <text:p>¿Por qué pensar si puedes luchar?$0e$0e$0e$0e</text:p>
          </table:table-cell>
          <table:table-cell office:value-type="string">
            <text:p>Why think when you can fight!?$0e$0e$0e$0e</text:p>
          </table:table-cell>
        </table:table-row>
        <table:table-row table:style-name="ro1">
          <table:table-cell office:value-type="string">
            <text:p>Stay outta my way!$0e$0e$0e$0e</text:p>
          </table:table-cell>
          <table:table-cell office:value-type="string">
            <text:p>¡Apártate de mi camino!$0e$0e$0e$0e</text:p>
          </table:table-cell>
          <table:table-cell office:value-type="string">
            <text:p>Stay outta my way!$0e$0e$0e$0e</text:p>
          </table:table-cell>
        </table:table-row>
        <table:table-row table:style-name="ro1">
          <table:table-cell office:value-type="string">
            <text:p>Can you survive my attack?$0e$0e$0e$0e</text:p>
          </table:table-cell>
          <table:table-cell office:value-type="string">
            <text:p>¡Intenta sobrevivir a mi ataque!$0e$0e$0e$0e</text:p>
          </table:table-cell>
          <table:table-cell office:value-type="string">
            <text:p>Can you survive my attack?$0e$0e$0e$0e</text:p>
          </table:table-cell>
        </table:table-row>
        <table:table-row table:style-name="ro1">
          <table:table-cell office:value-type="string">
            <text:p>Tee hee! C'mon! Let's play!$0e$0e$0e$0e</text:p>
          </table:table-cell>
          <table:table-cell office:value-type="string">
            <text:p>¡Ji, ji! ¡Vamos a jugar!$0e$0e$0e$0e</text:p>
          </table:table-cell>
          <table:table-cell office:value-type="string">
            <text:p>Tee hee! C'mon! Let's play!$0e$0e$0e$0e</text:p>
          </table:table-cell>
        </table:table-row>
        <table:table-row table:style-name="ro1">
          <table:table-cell office:value-type="string">
            <text:p>I've had enough!$0e#I'm bored now!$0e$0e$0e$0e#</text:p>
          </table:table-cell>
          <table:table-cell office:value-type="string">
            <text:p>¡Ya está bien!$0e#¡Estoy aburrida!$0e$0e$0e$0e#</text:p>
          </table:table-cell>
          <table:table-cell office:value-type="string">
            <text:p>I've had enough!$0e#I'm bored now!$0e$0e$0e$0e#</text:p>
          </table:table-cell>
        </table:table-row>
        <table:table-row table:style-name="ro1">
          <table:table-cell office:value-type="string">
            <text:p>You're no fun... I don't like you at all!$0e$0e$0e$0e</text:p>
          </table:table-cell>
          <table:table-cell office:value-type="string">
            <text:p>¡No me gustas ni una pizca!$0e$0e$0e$0e</text:p>
          </table:table-cell>
          <table:table-cell office:value-type="string">
            <text:p>You're no fun... I don't like you at all!$0e$0e$0e$0e</text:p>
          </table:table-cell>
        </table:table-row>
        <table:table-row table:style-name="ro1">
          <table:table-cell office:value-type="string">
            <text:p>You want to match wits with me?$0e#You're so silly!$0e$0e$0e$0e</text:p>
          </table:table-cell>
          <table:table-cell office:value-type="string">
            <text:p>¿Pretendes compararte conmigo?$0e#¡Qué estupidez!$0e$0e$0e$0e</text:p>
          </table:table-cell>
          <table:table-cell office:value-type="string">
            <text:p>You want to match wits with me?$0e#You're so silly!$0e$0e$0e$0e</text:p>
          </table:table-cell>
        </table:table-row>
        <table:table-row table:style-name="ro1">
          <table:table-cell office:value-type="string">
            <text:p>Ooh! You're so annoying!$0e#I'm gonna have to get rid of you now!$0e$0e$0e$0e</text:p>
          </table:table-cell>
          <table:table-cell office:value-type="string">
            <text:p>¡Qué pesadez!$0e#¡Tendré que deshacerme de ti!$0e$0e$0e$0e</text:p>
          </table:table-cell>
          <table:table-cell office:value-type="string">
            <text:p>Ooh! You're so annoying!$0e#I'm gonna have to get rid of you now!$0e$0e$0e$0e</text:p>
          </table:table-cell>
        </table:table-row>
        <table:table-row table:style-name="ro1">
          <table:table-cell office:value-type="string">
            <text:p>Heh heh heh... I'm going$0e#to enjoy breaking you!$0e$0e$0e$0e</text:p>
          </table:table-cell>
          <table:table-cell office:value-type="string">
            <text:p>Je, je, je...$0e#¡Voy a disfrutar machacándote!$0e$0e$0e$0e</text:p>
          </table:table-cell>
          <table:table-cell office:value-type="string">
            <text:p>Heh heh heh... I'm going$0e#to enjoy breaking you!$0e$0e$0e$0e</text:p>
          </table:table-cell>
        </table:table-row>
        <table:table-row table:style-name="ro1">
          <table:table-cell office:value-type="string">
            <text:p>The look of terror on your face...$0e#It's absolutely delicious!$0e$0e$0e$0e</text:p>
          </table:table-cell>
          <table:table-cell office:value-type="string">
            <text:p>El terror reflejado en tu rostro...$0e#¡Es absolutamente delicioso!$0e$0e$0e$0e</text:p>
          </table:table-cell>
          <table:table-cell office:value-type="string">
            <text:p>The look of terror on your face...$0e#It's absolutely delicious!$0e$0e$0e$0e</text:p>
          </table:table-cell>
        </table:table-row>
        <table:table-row table:style-name="ro1">
          <table:table-cell office:value-type="string">
            <text:p>Heh heh heh...$0e#Can't a guy have a little fun!?$0e$0e$0e$0e</text:p>
          </table:table-cell>
          <table:table-cell office:value-type="string">
            <text:p>Je, je, je...$0e#¿Es que no puedo divertirme?$0e$0e$0e$0e</text:p>
          </table:table-cell>
          <table:table-cell office:value-type="string">
            <text:p>Heh heh heh...$0e#Can't a guy have a little fun!?$0e$0e$0e$0e</text:p>
          </table:table-cell>
        </table:table-row>
        <table:table-row table:style-name="ro1">
          <table:table-cell office:value-type="string">
            <text:p>Heh heh heh...$0e#It only hurts for a moment.$0e$0e$0e$0e</text:p>
          </table:table-cell>
          <table:table-cell office:value-type="string">
            <text:p>Je, je, je...$0e#No va a dolerte, ya verás...$0e$0e$0e$0e</text:p>
          </table:table-cell>
          <table:table-cell office:value-type="string">
            <text:p>Heh heh heh...$0e#It only hurts for a moment.$0e$0e$0e$0e</text:p>
          </table:table-cell>
        </table:table-row>
        <table:table-row table:style-name="ro1">
          <table:table-cell office:value-type="string">
            <text:p>A battle with me is a greater$0e#honor than you deserve!$0e$0e$0e$0e</text:p>
          </table:table-cell>
          <table:table-cell office:value-type="string">
            <text:p>¡Combatir conmigo es un honor$0e#mayor del que mereces!$0e$0e$0e$0e</text:p>
          </table:table-cell>
          <table:table-cell office:value-type="string">
            <text:p>A battle with me is a greater$0e#honor than you deserve!$0e$0e$0e$0e</text:p>
          </table:table-cell>
        </table:table-row>
        <table:table-row table:style-name="ro1">
          <table:table-cell office:value-type="string">
            <text:p>Heh heh heh...$0e#Kneel before Adder!$0e$0e$0e$0e</text:p>
          </table:table-cell>
          <table:table-cell office:value-type="string">
            <text:p>Je, je, je...$0e#¡Arrodíllate ante Adder!$0e$0e$0e$0e</text:p>
          </table:table-cell>
          <table:table-cell office:value-type="string">
            <text:p>Heh heh heh...$0e#Kneel before Adder!$0e$0e$0e$0e</text:p>
          </table:table-cell>
        </table:table-row>
        <table:table-row table:style-name="ro1">
          <table:table-cell office:value-type="string">
            <text:p>This is the end.$0e$0e$0e$0e</text:p>
          </table:table-cell>
          <table:table-cell office:value-type="string">
            <text:p>Esto es el fin.$0e$0e$0e$0e</text:p>
          </table:table-cell>
          <table:table-cell office:value-type="string">
            <text:p>This is the end.$0e$0e$0e$0e</text:p>
          </table:table-cell>
        </table:table-row>
        <table:table-row table:style-name="ro1">
          <table:table-cell office:value-type="string">
            <text:p>Farewell.$0e$0e$0e$0e</text:p>
          </table:table-cell>
          <table:table-cell office:value-type="string">
            <text:p>Hasta la vista.$0e$0e$0e$0e</text:p>
          </table:table-cell>
          <table:table-cell office:value-type="string">
            <text:p>Farewell.$0e$0e$0e$0e</text:p>
          </table:table-cell>
        </table:table-row>
        <table:table-row table:style-name="ro1">
          <table:table-cell office:value-type="string">
            <text:p>I give you credit for$0e#pushing me this far.$0e$0e$0e$0e</text:p>
          </table:table-cell>
          <table:table-cell office:value-type="string">
            <text:p>Deberías haberte quedado en casa.$0e$0e$0e$0e</text:p>
          </table:table-cell>
          <table:table-cell office:value-type="string">
            <text:p>I give you credit for$0e#pushing me this far.$0e$0e$0e$0e</text:p>
          </table:table-cell>
        </table:table-row>
        <table:table-row table:style-name="ro1">
          <table:table-cell office:value-type="string">
            <text:p>To be defeated is to lose everything.$0e#Are you prepared for that outcome?$0e$0e$0e$0e</text:p>
          </table:table-cell>
          <table:table-cell office:value-type="string">
            <text:p>Ser derrotado significa perderlo todo.$0e#Espero que seas consciente de ello.$0e$0e$0e$0e</text:p>
          </table:table-cell>
          <table:table-cell office:value-type="string">
            <text:p>To be defeated is to lose everything.$0e#Are you prepared for that outcome?$0e$0e$0e$0e</text:p>
          </table:table-cell>
        </table:table-row>
        <table:table-row table:style-name="ro1">
          <table:table-cell office:value-type="string">
            <text:p>Victory goes to the better combatant.$0e#It's a simple truth.$0e$0e$0e$0e</text:p>
          </table:table-cell>
          <table:table-cell office:value-type="string">
            <text:p>La victoria es para el mejor$0e#combatiente. Es una verdad universal.$0e$0e$0e$0e</text:p>
          </table:table-cell>
          <table:table-cell office:value-type="string">
            <text:p>Victory goes to the better combatant.$0e#It's a simple truth.$0e$0e$0e$0e</text:p>
          </table:table-cell>
        </table:table-row>
        <table:table-row table:style-name="ro1">
          <table:table-cell office:value-type="string">
            <text:p>Impressive....$0e#I will remember your skill!$0e$0e$0e$0e</text:p>
          </table:table-cell>
          <table:table-cell office:value-type="string">
            <text:p>Impresionante...$0e#¡Recordaré tu técnica!$0e$0e$0e$0e</text:p>
          </table:table-cell>
          <table:table-cell office:value-type="string">
            <text:p>Impressive....$0e#I will remember your skill!$0e$0e$0e$0e</text:p>
          </table:table-cell>
        </table:table-row>
        <table:table-row table:style-name="ro1">
          <table:table-cell office:value-type="string">
            <text:p>How's business?$0e$0e$0e$0e</text:p>
          </table:table-cell>
          <table:table-cell office:value-type="string">
            <text:p>¿Cómo van los negocios?$0e$0e$0e$0e</text:p>
          </table:table-cell>
          <table:table-cell office:value-type="string">
            <text:p>How's business?$0e$0e$0e$0e</text:p>
          </table:table-cell>
        </table:table-row>
        <table:table-row table:style-name="ro1">
          <table:table-cell office:value-type="string">
            <text:p>Come by and buy something!$0e$0e$0e$0e</text:p>
          </table:table-cell>
          <table:table-cell office:value-type="string">
            <text:p>¡Pásate a comprar algo!$0e$0e$0e$0e</text:p>
          </table:table-cell>
          <table:table-cell office:value-type="string">
            <text:p>Come by and buy something!$0e$0e$0e$0e</text:p>
          </table:table-cell>
        </table:table-row>
        <table:table-row table:style-name="ro1">
          <table:table-cell office:value-type="string">
            <text:p>You can call me Hachi, the$0e#best CO there ever was!$0e$0e$0e$0e</text:p>
          </table:table-cell>
          <table:table-cell office:value-type="string">
            <text:p>¡Puedes llamarme Hachi,$0e#el mejor OJ de la Historia!$0e$0e$0e$0e</text:p>
          </table:table-cell>
          <table:table-cell office:value-type="string">
            <text:p>You can call me Hachi, the$0e#best OC there ever was!$0e$0e$0e$0e</text:p>
          </table:table-cell>
        </table:table-row>
        <table:table-row table:style-name="ro1">
          <table:table-cell office:value-type="string">
            <text:p>No need to get all worked up!$0e$0e$0e$0e</text:p>
          </table:table-cell>
          <table:table-cell office:value-type="string">
            <text:p>¡Tampoco es para ponerse así!$0e$0e$0e$0e</text:p>
          </table:table-cell>
          <table:table-cell office:value-type="string">
            <text:p>No need to get all worked up!$0e$0e$0e$0e</text:p>
          </table:table-cell>
        </table:table-row>
        <table:table-row table:style-name="ro1">
          <table:table-cell office:value-type="string">
            <text:p>This brings back memories!$0e$0e$0e$0e</text:p>
          </table:table-cell>
          <table:table-cell office:value-type="string">
            <text:p>¡Ah, qué recuerdos!$0e$0e$0e$0e</text:p>
          </table:table-cell>
          <table:table-cell office:value-type="string">
            <text:p>This brings back memories!$0e$0e$0e$0e</text:p>
          </table:table-cell>
        </table:table-row>
        <table:table-row table:style-name="ro1">
          <table:table-cell office:value-type="string">
            <text:p>Runnin' away won't prove anything!$0e#Stand your ground, soldier!$0e$0e$0e$0e</text:p>
          </table:table-cell>
          <table:table-cell office:value-type="string">
            <text:p>¡Salir corriendo es cobardía!$0e#¡Mantente firme, soldado!$0e$0e$0e$0e</text:p>
          </table:table-cell>
          <table:table-cell office:value-type="string">
            <text:p>Runnin' away won't prove anything!$0e#Stand your ground, soldier!$0e$0e$0e$0e</text:p>
          </table:table-cell>
        </table:table-row>
        <table:table-row table:style-name="ro1">
          <table:table-cell office:value-type="string">
            <text:p>Let me show you the power of money!$0e$0e$0e$0e</text:p>
          </table:table-cell>
          <table:table-cell office:value-type="string">
            <text:p>¡Déjame mostrarte el poder$0e#de mi dinero!$0e$0e$0e$0e</text:p>
          </table:table-cell>
          <table:table-cell office:value-type="string">
            <text:p>Let me show you the power of money!$0e$0e$0e$0e</text:p>
          </table:table-cell>
        </table:table-row>
        <table:table-row table:style-name="ro1">
          <table:table-cell office:value-type="string">
            <text:p>People of Blue Moon!$0e#I need your help!$0e$0e$0e$0e</text:p>
          </table:table-cell>
          <table:table-cell office:value-type="string">
            <text:p>¡Gentes de Blue Moon!$0e#¡Necesito vuestra ayuda!$0e$0e$0e$0e</text:p>
          </table:table-cell>
          <table:table-cell office:value-type="string">
            <text:p>People of Blue Moon!$0e#I need your help!$0e$0e$0e$0e</text:p>
          </table:table-cell>
        </table:table-row>
        <table:table-row table:style-name="ro1">
          <table:table-cell office:value-type="string">
            <text:p>Money buys power!!!$0e$0e$0e$0e</text:p>
          </table:table-cell>
          <table:table-cell office:value-type="string">
            <text:p>¡¡¡El dinero es poder!!!$0e$0e$0e$0e</text:p>
          </table:table-cell>
          <table:table-cell office:value-type="string">
            <text:p>Money buys power!!!$0e$0e$0e$0e</text:p>
          </table:table-cell>
        </table:table-row>
        <table:table-row table:style-name="ro1">
          <table:table-cell office:value-type="string">
            <text:p>Don't underestimate me$0e#because I'm new!$0e$0e$0e$0e</text:p>
          </table:table-cell>
          <table:table-cell office:value-type="string">
            <text:p>¡No me subestimes sólo$0e#porque soy nuevo!$0e$0e$0e$0e</text:p>
          </table:table-cell>
          <table:table-cell office:value-type="string">
            <text:p>Don't underestimate me$0e#because I'm new!$0e$0e$0e$0e</text:p>
          </table:table-cell>
        </table:table-row>
        <table:table-row table:style-name="ro1">
          <table:table-cell office:value-type="string">
            <text:p>When the time comes, I do my duty!$0e$0e$0e$0e</text:p>
          </table:table-cell>
          <table:table-cell office:value-type="string">
            <text:p>¡Cuando llega el momento$0e#sé cumplir con mi deber!$0e$0e$0e$0e</text:p>
          </table:table-cell>
          <table:table-cell office:value-type="string">
            <text:p>When the time comes, I do my duty!$0e$0e$0e$0e</text:p>
          </table:table-cell>
        </table:table-row>
        <table:table-row table:style-name="ro1">
          <table:table-cell office:value-type="string">
            <text:p>This is not a drill...$0e#I won't give up so easily!$0e$0e$0e$0e</text:p>
          </table:table-cell>
          <table:table-cell office:value-type="string">
            <text:p>Esto no es un ejercicio...$0e#¡No me rendiré tan fácilmente!$0e$0e$0e$0e</text:p>
          </table:table-cell>
          <table:table-cell office:value-type="string">
            <text:p>This is not a drill...$0e#I won't give up so easily!$0e$0e$0e$0e</text:p>
          </table:table-cell>
        </table:table-row>
        <table:table-row table:style-name="ro1">
          <table:table-cell office:value-type="string">
            <text:p>I won't let this chance pass me by!$0e$0e$0e$0e</text:p>
          </table:table-cell>
          <table:table-cell office:value-type="string">
            <text:p>¡No dejaré pasar esta oportunidad!$0e$0e$0e$0e</text:p>
          </table:table-cell>
          <table:table-cell office:value-type="string">
            <text:p>I won't let this chance pass me by!$0e$0e$0e$0e</text:p>
          </table:table-cell>
        </table:table-row>
        <table:table-row table:style-name="ro1">
          <table:table-cell office:value-type="string">
            <text:p>All at once now!$0e#Press on!$0e$0e$0e$0e</text:p>
          </table:table-cell>
          <table:table-cell office:value-type="string">
            <text:p>¡Todos a una!$0e#¡A la carga!$0e$0e$0e$0e</text:p>
          </table:table-cell>
          <table:table-cell office:value-type="string">
            <text:p>All at once now!$0e#Press on!$0e$0e$0e$0e</text:p>
          </table:table-cell>
        </table:table-row>
        <table:table-row table:style-name="ro1">
          <table:table-cell office:value-type="string">
            <text:p>Battle should never be taken lightly.$0e#I always give 100%! Always!!!$0e$0e$0e$0e</text:p>
          </table:table-cell>
          <table:table-cell office:value-type="string">
            <text:p>Las batallas no deben tomarse a la$0e#ligera. ¡Yo siempre doy el 100%!$0e$0e$0e$0e</text:p>
          </table:table-cell>
          <table:table-cell office:value-type="string">
            <text:p>Battle should never be taken lightly.$0e#I always give 100%! Always!!!$0e$0e$0e$0e</text:p>
          </table:table-cell>
        </table:table-row>
        <table:table-row table:style-name="ro1">
          <table:table-cell office:value-type="string">
            <text:p>I'll survive this battle, too! Believe me!$0e$0e$0e$0e</text:p>
          </table:table-cell>
          <table:table-cell office:value-type="string">
            <text:p>¡Créeme, también sobreviviré a esto!$0e$0e$0e$0e</text:p>
          </table:table-cell>
          <table:table-cell office:value-type="string">
            <text:p>I'll survive this battle, too! Believe me!$0e$0e$0e$0e</text:p>
          </table:table-cell>
        </table:table-row>
        <table:table-row table:style-name="ro1">
          <table:table-cell office:value-type="string">
            <text:p>It's simply a matter of being the best!$0e$0e$0e$0e</text:p>
          </table:table-cell>
          <table:table-cell office:value-type="string">
            <text:p>Es sólo una cuestión de quién es mejor.$0e$0e$0e$0e</text:p>
          </table:table-cell>
          <table:table-cell office:value-type="string">
            <text:p>It's simply a matter of being the best!$0e$0e$0e$0e</text:p>
          </table:table-cell>
        </table:table-row>
        <table:table-row table:style-name="ro1">
          <table:table-cell office:value-type="string">
            <text:p>You're a formidable opponent,$0e#but that doesn't mean I'll lose!$0e$0e$0e$0e</text:p>
          </table:table-cell>
          <table:table-cell office:value-type="string">
            <text:p>Eres un adversario formidable, pero$0e#eso no quiere decir que vaya a perder.$0e$0e$0e$0e</text:p>
          </table:table-cell>
          <table:table-cell office:value-type="string">
            <text:p>You're a formidable opponent,$0e#but that doesn't mean I'll lose!$0e$0e$0e$0e</text:p>
          </table:table-cell>
        </table:table-row>
        <table:table-row table:style-name="ro1">
          <table:table-cell office:value-type="string">
            <text:p>I've still got what it takes to$0e#defeat you youngsters!$0e$0e$0e$0e</text:p>
          </table:table-cell>
          <table:table-cell office:value-type="string">
            <text:p>¡Todavía estoy en forma para$0e#darte una lección!$0e$0e$0e$0e</text:p>
          </table:table-cell>
          <table:table-cell office:value-type="string">
            <text:p>I've still got what it takes to$0e#defeat you youngsters!$0e$0e$0e$0e</text:p>
          </table:table-cell>
        </table:table-row>
        <table:table-row table:style-name="ro1">
          <table:table-cell office:value-type="string">
            <text:p>Paratroopers! Prepare to jump!$0e$0e$0e$0e</text:p>
          </table:table-cell>
          <table:table-cell office:value-type="string">
            <text:p>¡Paracaidistas! ¡Listos para saltar!$0e$0e$0e$0e</text:p>
          </table:table-cell>
          <table:table-cell office:value-type="string">
            <text:p>Paratroopers! Prepare to jump!$0e$0e$0e$0e</text:p>
          </table:table-cell>
        </table:table-row>
        <table:table-row table:style-name="ro1">
          <table:table-cell office:value-type="string">
            <text:p>Ha ha hah!$0e#This will be a crushing victory!$0e$0e$0e$0e</text:p>
          </table:table-cell>
          <table:table-cell office:value-type="string">
            <text:p>¡Ja, ja, ja!$0e#¡Va a ser una victoria arrolladora!$0e$0e$0e$0e</text:p>
          </table:table-cell>
          <table:table-cell office:value-type="string">
            <text:p>Ha ha hah!$0e#This will be a crushing victory!$0e$0e$0e$0e</text:p>
          </table:table-cell>
        </table:table-row>
        <table:table-row table:style-name="ro1">
          <table:table-cell office:value-type="string">
            <text:p>See what experience$0e#can do for you!?$0e$0e$0e$0e</text:p>
          </table:table-cell>
          <table:table-cell office:value-type="string">
            <text:p>¿Ves lo que hace la experiencia?$0e$0e$0e$0e</text:p>
          </table:table-cell>
          <table:table-cell office:value-type="string">
            <text:p>See what experience$0e#can do for you!?$0e$0e$0e$0e</text:p>
          </table:table-cell>
        </table:table-row>
        <table:table-row table:style-name="ro1">
          <table:table-cell office:value-type="string">
            <text:p>You put up a good fight,$0e#but this is the end!$0e$0e$0e$0e</text:p>
          </table:table-cell>
          <table:table-cell office:value-type="string">
            <text:p>Has sido un buen oponente,$0e#pero me temo que esto es tu fin.$0e$0e$0e$0e</text:p>
          </table:table-cell>
          <table:table-cell office:value-type="string">
            <text:p>You put up a good fight,$0e#but this is the end!$0e$0e$0e$0e</text:p>
          </table:table-cell>
        </table:table-row>
        <table:table-row table:style-name="ro1">
          <table:table-cell office:value-type="string">
            <text:p>Nothing good ever comes from war...$0e#When this is done, let's go home.$0e$0e$0e$0e</text:p>
          </table:table-cell>
          <table:table-cell office:value-type="string">
            <text:p>Nunca sale nada bueno de una guerra...$0e#Cuando haya acabado, volveré a casa.$0e$0e$0e$0e</text:p>
          </table:table-cell>
          <table:table-cell office:value-type="string">
            <text:p>Nothing good ever comes from war...$0e#When this is done, let's go home.$0e$0e$0e$0e</text:p>
          </table:table-cell>
        </table:table-row>
        <table:table-row table:style-name="ro1">
          <table:table-cell office:value-type="string">
            <text:p>$82Infantry$80 units have the#lowest deployment cost.#They can $83capture$80 bases#but have low firepower.</text:p>
          </table:table-cell>
          <table:table-cell office:value-type="string">
            <text:p>La $82infantería$80 tiene el#coste más bajo de#despliegue. Pueden#capturar bases.</text:p>
          </table:table-cell>
          <table:table-cell office:value-type="string">
            <text:p>A $82infantaria$80 possui custo#de remanejamento baixo.#Pode capturar bases,#possui baixa potência.</text:p>
          </table:table-cell>
        </table:table-row>
        <table:table-row table:style-name="ro1">
          <table:table-cell office:value-type="string">
            <text:p>$82Infantry$80 units carry#rations. When the#rations run out, they#won't be able to move.</text:p>
          </table:table-cell>
          <table:table-cell office:value-type="string">
            <text:p>La $82infantería$80 lleva#víveres. Sin ellos no#puede moverse.</text:p>
          </table:table-cell>
          <table:table-cell office:value-type="string">
            <text:p>A $82infantaria$80 leva#rações. Quando uma#ração acaba, ela não#poderá se mover.</text:p>
          </table:table-cell>
        </table:table-row>
        <table:table-row table:style-name="ro1">
          <table:table-cell office:value-type="string">
            <text:p>$82Infantry$80 units are#not equipped with#primary weapons.</text:p>
          </table:table-cell>
          <table:table-cell office:value-type="string">
            <text:p>La $82infantería$80 no#está equipada con#armas primarias.</text:p>
          </table:table-cell>
          <table:table-cell office:value-type="string">
            <text:p>A $82infanteria$80 não está#equipada com armas#primárias.</text:p>
          </table:table-cell>
        </table:table-row>
        <table:table-row table:style-name="ro1">
          <table:table-cell office:value-type="string">
            <text:p>$82Infantry$80 move on#foot. They can cross#most terrain, but only#in short increments.</text:p>
          </table:table-cell>
          <table:table-cell office:value-type="string">
            <text:p>La $82infantería$80 se mueve#a pie. Puede atravesar#casi todos los tipos de#terreno.</text:p>
          </table:table-cell>
          <table:table-cell office:value-type="string">
            <text:p>A $82infanteria$80 move-se a#pé. Pode cruzar várias#tipos de terrenos, mas#em pequenos cursos.</text:p>
          </table:table-cell>
        </table:table-row>
        <table:table-row table:style-name="ro1">
          <table:table-cell office:value-type="string">
            <text:p>The secondary weapons#of the $82infantry$80 are#machine guns.They can#$83fire$80 on the units below.</text:p>
          </table:table-cell>
          <table:table-cell office:value-type="string">
            <text:p>El arma secundaria de#la $82infantería$80 es#la ametralladora.</text:p>
          </table:table-cell>
          <table:table-cell office:value-type="string">
            <text:p>A arma secundário da#$82infantaria$80 é a metralha-#dora. Pode $83disparar$80#em unidades abaixo.</text:p>
          </table:table-cell>
        </table:table-row>
        <table:table-row table:style-name="ro1">
          <table:table-cell office:value-type="string">
            <text:p>Machine guns are#effective against#other $82infantry$80 units.</text:p>
          </table:table-cell>
          <table:table-cell office:value-type="string">
            <text:p>Las ametralladoras son#efectivas contra otras#unidades de $82infantería$80.</text:p>
          </table:table-cell>
          <table:table-cell office:value-type="string">
            <text:p>As metralhadoras são#efetivas contra outras#unidades de $82infantaria$80.</text:p>
          </table:table-cell>
        </table:table-row>
        <table:table-row table:style-name="ro1">
          <table:table-cell office:value-type="string">
            <text:p>You shouldn't expect#machine guns to do#much damage against#non-infantry units.</text:p>
          </table:table-cell>
          <table:table-cell office:value-type="string">
            <text:p>Las ametralladoras no#causan mucho daño#a unidades que no#sean $82infantería$80.</text:p>
          </table:table-cell>
          <table:table-cell office:value-type="string">
            <text:p>As metralhadoras não#causam muito dano#em unidades que não#sejam $82infantaria$80.</text:p>
          </table:table-cell>
        </table:table-row>
        <table:table-row table:style-name="ro1">
          <table:table-cell office:value-type="string">
            <text:p>Machine guns do some#damage to $82T copters$80.#The symbol on the unit#shows hit potential.</text:p>
          </table:table-cell>
          <table:table-cell office:value-type="string">
            <text:p>Las ametralladoras#causan algo de daño#a los $82helicópteros#de transporte$80.</text:p>
          </table:table-cell>
          <table:table-cell office:value-type="string">
            <text:p>As metralh. causam certo#dano aos $82helic. transp.$80.#O simbolo na unidade#mostra o potencial.</text:p>
          </table:table-cell>
        </table:table-row>
        <table:table-row table:style-name="ro1">
          <table:table-cell office:value-type="string">
            <text:p>$82Mech$80 units can capture#bases, traverse most#terrain types, and have#superior firepower. </text:p>
          </table:table-cell>
          <table:table-cell office:value-type="string">
            <text:p>Las unidades#$82mecanizadas$80 pueden#capturar bases y tienen#mayor potencia.</text:p>
          </table:table-cell>
          <table:table-cell office:value-type="string">
            <text:p>As unidades $82mecânicas$80#podem capturar bases#e possuem maior#potência.</text:p>
          </table:table-cell>
        </table:table-row>
        <table:table-row table:style-name="ro1">
          <table:table-cell office:value-type="string">
            <text:p>The primary weapons of#$82mech$80 units are#bazookas. They can#$83fire$80 on the units below.</text:p>
          </table:table-cell>
          <table:table-cell office:value-type="string">
            <text:p>El arma primaria de las#unidades $82mecanizadas$80#es el bazuca.</text:p>
          </table:table-cell>
          <table:table-cell office:value-type="string">
            <text:p>A arma primária das#unidade $82mecânicas$80 é a#bazuca. Pode $83disparar$80#em unidades abaixo.</text:p>
          </table:table-cell>
        </table:table-row>
        <table:table-row table:style-name="ro1">
          <table:table-cell office:value-type="string">
            <text:p>Bazookas have a limited#number of rounds. They#use M guns when out#of primary ammo.</text:p>
          </table:table-cell>
          <table:table-cell office:value-type="string">
            <text:p>El bazuca tiene un#número limitado de#disparos.</text:p>
          </table:table-cell>
          <table:table-cell office:value-type="string">
            <text:p>A Bazuca possui núme-#ro limitado de disparo.#Usam metralh. ao ficar#sem munição primária.</text:p>
          </table:table-cell>
        </table:table-row>
        <table:table-row table:style-name="ro1">
          <table:table-cell office:value-type="string">
            <text:p>$82Mech$80 units carry#rations. When the#rations run out, they#won't be able to move.</text:p>
          </table:table-cell>
          <table:table-cell office:value-type="string">
            <text:p>Las unidades#$82mecanizadas$80 llevan#víveres. Sin ellos no#pueden moverse.</text:p>
          </table:table-cell>
          <table:table-cell office:value-type="string">
            <text:p>As unidade $82mecânicas$80#levam rações. Sem#elas, não podem se#movimentar.</text:p>
          </table:table-cell>
        </table:table-row>
        <table:table-row table:style-name="ro1">
          <table:table-cell office:value-type="string">
            <text:p>Bazookas are effective#against non-infantry#ground units. They're#equal to tank rounds.</text:p>
          </table:table-cell>
          <table:table-cell office:value-type="string">
            <text:p>El bazuca es efectivo#contra unidades de#tierra que no sean#$82infantería$80.</text:p>
          </table:table-cell>
          <table:table-cell office:value-type="string">
            <text:p>A Bazuca é efetiva#contra unidades#terrestres que não#sejam infantaria.</text:p>
          </table:table-cell>
        </table:table-row>
        <table:table-row table:style-name="ro1">
          <table:table-cell office:value-type="string">
            <text:p>$82Mech$80 units use M guns#against foot soldiers.#They're a bit stronger#than $82infantry$80 M guns.</text:p>
          </table:table-cell>
          <table:table-cell office:value-type="string">
            <text:p>Las unidades#$82mecanizadas$80 usan#ametralladoras contra#soldados de a pie.</text:p>
          </table:table-cell>
          <table:table-cell office:value-type="string">
            <text:p>Os $82mecânicos$80 usam#metralh. contra solda-#dos terrestres. São mais#forte que $82infantaria$80.</text:p>
          </table:table-cell>
        </table:table-row>
        <table:table-row table:style-name="ro1">
          <table:table-cell office:value-type="string">
            <text:p>Their M guns are fairly#effective even against#non-infantry ground#units.</text:p>
          </table:table-cell>
          <table:table-cell office:value-type="string">
            <text:p>Sus ametralladoras son#bastante efectivas#contra unidades de#tierra, menos infantería.</text:p>
          </table:table-cell>
          <table:table-cell office:value-type="string">
            <text:p>Suas metralhadoras#são efetivas contra#unidades terrestres,#menos infantaria.</text:p>
          </table:table-cell>
        </table:table-row>
        <table:table-row table:style-name="ro1">
          <table:table-cell office:value-type="string">
            <text:p>Machine guns do some#damage to $82T copters$80.#The symbol on the unit#shows hit potential.</text:p>
          </table:table-cell>
          <table:table-cell office:value-type="string">
            <text:p>Las ametralladoras#provocan cierto daño#en $82helicópteros de#transporte$80.</text:p>
          </table:table-cell>
          <table:table-cell office:value-type="string">
            <text:p>As metralhadoras#causam certo dano#em $82helicópteros de#transporte$80.</text:p>
          </table:table-cell>
        </table:table-row>
        <table:table-row table:style-name="ro1">
          <table:table-cell office:value-type="string">
            <text:p>$82Recon$80 units have#high movement#range and are strong#against $82infantry$80 units.</text:p>
          </table:table-cell>
          <table:table-cell office:value-type="string">
            <text:p>Las unidades de#$82reconocimiento$80 tienen#un gran rango de#movimiento.</text:p>
          </table:table-cell>
          <table:table-cell office:value-type="string">
            <text:p>A unidade de $82reconhe-#cimento$80 tem um grande#movimento e é forte#contra $82infantaria$80.</text:p>
          </table:table-cell>
        </table:table-row>
        <table:table-row table:style-name="ro1">
          <table:table-cell office:value-type="string">
            <text:p>$82Recon$80 units have#a large vision range,#making them invaluable#in Fog of War.</text:p>
          </table:table-cell>
          <table:table-cell office:value-type="string">
            <text:p>Las unidades de#$82reconocimiento$80 tienen#un gran rango de#visión.</text:p>
          </table:table-cell>
          <table:table-cell office:value-type="string">
            <text:p>A unidade de $82reconheci-#mento$80 tem uma grande#visão, tornando-o invisí-#vel na Nebli. de Guerra.</text:p>
          </table:table-cell>
        </table:table-row>
        <table:table-row table:style-name="ro1">
          <table:table-cell office:value-type="string">
            <text:p>$82Recon$80 units travel#on tires. This hinders#them when moving#across plains.</text:p>
          </table:table-cell>
          <table:table-cell office:value-type="string">
            <text:p>Las unidades de#$82reconocimiento$80 no#pueden cruzar todos#los terrenos.</text:p>
          </table:table-cell>
          <table:table-cell office:value-type="string">
            <text:p>A unidade de $82reconhe-#cimento$80 usa rodas.#Não pode cruzar todos#os terrenos.</text:p>
          </table:table-cell>
        </table:table-row>
        <table:table-row table:style-name="ro1">
          <table:table-cell office:value-type="string">
            <text:p>$82Recon$80 units are#not equipped with#primary weapons.</text:p>
          </table:table-cell>
          <table:table-cell office:value-type="string">
            <text:p>Las unidades de#$82reconocimiento$80 no#llevan armas#primarias.</text:p>
          </table:table-cell>
          <table:table-cell office:value-type="string">
            <text:p>A unidade de $82reconhe-#cimento$80 não carrega#nenhuma arma#primária.</text:p>
          </table:table-cell>
        </table:table-row>
        <table:table-row table:style-name="ro1">
          <table:table-cell office:value-type="string">
            <text:p>The secondary weapons#of $82recon$80 units are#M guns. They're only #effective vs. infantry.</text:p>
          </table:table-cell>
          <table:table-cell office:value-type="string">
            <text:p>El arma secundaria de#las unidades de#$82reconocimiento$80 es#la ametralladora.</text:p>
          </table:table-cell>
          <table:table-cell office:value-type="string">
            <text:p>A arma secundária é a#metralhadora. É efetiva#apenas contra a#infantaria.</text:p>
          </table:table-cell>
        </table:table-row>
        <table:table-row table:style-name="ro1">
          <table:table-cell office:value-type="string">
            <text:p>Machine guns work well#against $82infantry$80.#The symbol on the unit#shows hit potential.</text:p>
          </table:table-cell>
          <table:table-cell office:value-type="string">
            <text:p>Las ametralladoras son#efectivas contra#la $82infantería$80.</text:p>
          </table:table-cell>
          <table:table-cell office:value-type="string">
            <text:p>A metralhadora é efeti-#va contra a $82infantaria$80.#O simbolo na unidade#mostra o potencial.</text:p>
          </table:table-cell>
        </table:table-row>
        <table:table-row table:style-name="ro1">
          <table:table-cell office:value-type="string">
            <text:p>$82Recon$80 units can#fire upon non-infantry#units, but don't expect#high damage vs. tanks.</text:p>
          </table:table-cell>
          <table:table-cell office:value-type="string">
            <text:p>Pueden disparar contra#unidades que no sean#de infantería, pero no#esperes gran cosa.</text:p>
          </table:table-cell>
          <table:table-cell office:value-type="string">
            <text:p>Pode $83disparar$80 contra#unidades que não#sejam infantaria, mas#não é grande coisa.</text:p>
          </table:table-cell>
        </table:table-row>
        <table:table-row table:style-name="ro1">
          <table:table-cell office:value-type="string">
            <text:p>Machine guns do some#damage to $82T copters$80.#The symbol on the unit#shows hit potential.</text:p>
          </table:table-cell>
          <table:table-cell office:value-type="string">
            <text:p>Las ametralladoras#causan algo de daño a#los $82helicópteros de#transporte$80.</text:p>
          </table:table-cell>
          <table:table-cell office:value-type="string">
            <text:p>A metralhadora causa#danos aos $82helicópteros#de transporte$80. O simbolo#mostra o potencial.</text:p>
          </table:table-cell>
        </table:table-row>
        <table:table-row table:style-name="ro1">
          <table:table-cell office:value-type="string">
            <text:p>$82Tank$80 units have high#movement ranges and#are inexpensive, so#they're easy to deploy.</text:p>
          </table:table-cell>
          <table:table-cell office:value-type="string">
            <text:p>Los $82tanques$80 tienen#un gran rango de#movimiento y no#son caros.</text:p>
          </table:table-cell>
          <table:table-cell office:value-type="string">
            <text:p>O $82tanque$80 possui#uma grande distância#de movimento e não#é caro.</text:p>
          </table:table-cell>
        </table:table-row>
        <table:table-row table:style-name="ro1">
          <table:table-cell office:value-type="string">
            <text:p>$82Tank$80 units travel on#treads. They can cross#most terrain types#without issue.</text:p>
          </table:table-cell>
          <table:table-cell office:value-type="string">
            <text:p>Los $82tanques$80 no#pueden cruzar todos#los terrenos, pues#utilizan cadenas.</text:p>
          </table:table-cell>
          <table:table-cell office:value-type="string">
            <text:p>O $82tanque$80 não#pode cruzar todos os#tipos os terrenos, pois#utiliza esteiras.</text:p>
          </table:table-cell>
        </table:table-row>
        <table:table-row table:style-name="ro1">
          <table:table-cell office:value-type="string">
            <text:p>This is the $82tank$80 unit's#vision range.#It's fairly wide#for a ground unit.</text:p>
          </table:table-cell>
          <table:table-cell office:value-type="string">
            <text:p>Éste es el rango de#visión de los $82tanques$80.#Es bastante amplio para#una unidad de tierra.</text:p>
          </table:table-cell>
          <table:table-cell office:value-type="string">
            <text:p>Esta é a distância de#visão do $82tanque$80. É#bem amplo para uma#unidade terrestre.</text:p>
          </table:table-cell>
        </table:table-row>
        <table:table-row table:style-name="ro1">
          <table:table-cell office:value-type="string">
            <text:p>A $82tank$80 unit's primary#weapon can $83fire$80#on the units below.</text:p>
          </table:table-cell>
          <table:table-cell office:value-type="string">
            <text:p>El arma primaria de un#$82tanque$80 puede disparar#a las unidades que#aparecen abajo.</text:p>
          </table:table-cell>
          <table:table-cell office:value-type="string">
            <text:p>A arma primária do#$82tanque$80 pode $83disparar$80#em unidades abaixo.</text:p>
          </table:table-cell>
        </table:table-row>
        <table:table-row table:style-name="ro1">
          <table:table-cell office:value-type="string">
            <text:p>When out of primary#weapon ammo, $82tank$80#units automatically use#secondary weapons.</text:p>
          </table:table-cell>
          <table:table-cell office:value-type="string">
            <text:p>Los $82tanques$80 usan el#arma secundaria cuando#agotan la munición de#la primaria.</text:p>
          </table:table-cell>
          <table:table-cell office:value-type="string">
            <text:p>O $82tanque$80 utiliza#a arma secundária#quando fica sem#munição primária.</text:p>
          </table:table-cell>
        </table:table-row>
        <table:table-row table:style-name="ro1">
          <table:table-cell office:value-type="string">
            <text:p>The $82tank$80 unit's primary#weapon, the cannon,#is effective against#most non-infantry units.</text:p>
          </table:table-cell>
          <table:table-cell office:value-type="string">
            <text:p>El arma primaria de los#$82tanques$80, el cañón,#es bastante efectiva.</text:p>
          </table:table-cell>
          <table:table-cell office:value-type="string">
            <text:p>A arma primária do $82tan-#que$80, o canhão, é eficien-#te contra unidades que#não sejam infantaria.</text:p>
          </table:table-cell>
        </table:table-row>
        <table:table-row table:style-name="ro1">
          <table:table-cell office:value-type="string">
            <text:p>$82Tank$80 units can fire on#ships with their#cannons, but they only#do minimal damage.</text:p>
          </table:table-cell>
          <table:table-cell office:value-type="string">
            <text:p>Los $82tanques$80 pueden#disparar a barcos con#el cañón, pero no es#muy efectivo.</text:p>
          </table:table-cell>
          <table:table-cell office:value-type="string">
            <text:p>O $82tanque$80 pode#$83disparar$80 em navios#com o canhão, mas#não é muito efetivo.</text:p>
          </table:table-cell>
        </table:table-row>
        <table:table-row table:style-name="ro1">
          <table:table-cell office:value-type="string">
            <text:p>$82Tanks$80 do almost no#damage to subs. They#can't $83fire$80#on submerged subs.</text:p>
          </table:table-cell>
          <table:table-cell office:value-type="string">
            <text:p>Los $82tanques$80 no pueden#disparar a submarinos#sumergidos.</text:p>
          </table:table-cell>
          <table:table-cell office:value-type="string">
            <text:p>O $82tanque$80 não pode#$83disparar$80 em submari-#nos submersos e não#causa muito dano.</text:p>
          </table:table-cell>
        </table:table-row>
        <table:table-row table:style-name="ro1">
          <table:table-cell office:value-type="string">
            <text:p>$82Tank$80 unit machine guns#are very effective#against infantry units.</text:p>
          </table:table-cell>
          <table:table-cell office:value-type="string">
            <text:p>Las ametralladoras de#los $82tanques$80 son#bastante efectivas#contra la infantería.</text:p>
          </table:table-cell>
          <table:table-cell office:value-type="string">
            <text:p>As metralhadoras do#$82tanque$80 são efetivas#contra unidades de#infantaria.</text:p>
          </table:table-cell>
        </table:table-row>
        <table:table-row table:style-name="ro1">
          <table:table-cell office:value-type="string">
            <text:p>The symbol on the unit#shows hit potential vs.#non-infantry ground#units. Damage is so-so.</text:p>
          </table:table-cell>
          <table:table-cell office:value-type="string">
            <text:p>La efectividad contra#unidades de tierra que#no sean de infantería#es bastante limitada.</text:p>
          </table:table-cell>
          <table:table-cell office:value-type="string">
            <text:p>A efetividade contra#unidades terrestres que#não sejam infantaria é#muito limitada.</text:p>
          </table:table-cell>
        </table:table-row>
        <table:table-row table:style-name="ro1">
          <table:table-cell office:value-type="string">
            <text:p>$82Tank$80 machine guns#are fairly effective#against copter units.</text:p>
          </table:table-cell>
          <table:table-cell office:value-type="string">
            <text:p>Las ametralladoras de#los $82tanques$80 son#muy efectivas contra#los helicópteros.</text:p>
          </table:table-cell>
          <table:table-cell office:value-type="string">
            <text:p>As metralhadoras do#$82tanque$80 são muito#efetivas contra os#helicópteros.</text:p>
          </table:table-cell>
        </table:table-row>
        <table:table-row table:style-name="ro1">
          <table:table-cell office:value-type="string">
            <text:p>$82Md (medium) tank$80 units'#defensive and offensive#ratings are the second#best among ground units.</text:p>
          </table:table-cell>
          <table:table-cell office:value-type="string">
            <text:p>La capacidad ofensiva y#defensiva de los $82tanques#Md$80 es la segunda mejor#en unidades de tierra.</text:p>
          </table:table-cell>
          <table:table-cell office:value-type="string">
            <text:p>A capacidade ofensiva#e defensiva do $82tanque#médio$80 é a segunda#melhor das terrestres.</text:p>
          </table:table-cell>
        </table:table-row>
        <table:table-row table:style-name="ro1">
          <table:table-cell office:value-type="string">
            <text:p>$82Md tank$80 units'#primary weapons can#$83fire$80 on the#units below.</text:p>
          </table:table-cell>
          <table:table-cell office:value-type="string">
            <text:p>El arma primaria de un#$82tanque Md$80 puede#disparar a las unidades#que aparecen abajo.</text:p>
          </table:table-cell>
          <table:table-cell office:value-type="string">
            <text:p>A arma primária do#$82tanque médio$80 pode#$83disparar$80 em unidades#abaixo.</text:p>
          </table:table-cell>
        </table:table-row>
        <table:table-row table:style-name="ro1">
          <table:table-cell office:value-type="string">
            <text:p>When all primary weapon#ammo is gone, $82Md tank$80#units automatically#use secondary weapons.</text:p>
          </table:table-cell>
          <table:table-cell office:value-type="string">
            <text:p>Los $82tanques Md$80 usan el#arma secundaria cuando#agotan la munición del#arma primaria.</text:p>
          </table:table-cell>
          <table:table-cell office:value-type="string">
            <text:p>O $82tanque médio$80#usa a arma secundária#quando fica sem#munição primária.</text:p>
          </table:table-cell>
        </table:table-row>
        <table:table-row table:style-name="ro1">
          <table:table-cell office:value-type="string">
            <text:p>$82Md tank$80 cannons are#powerful vs. non-#infantry ground troops.</text:p>
          </table:table-cell>
          <table:table-cell office:value-type="string">
            <text:p>Los cañones de los#$82tanques Md$80 son útiles#contra unidades de#tierra, menos infantería.</text:p>
          </table:table-cell>
          <table:table-cell office:value-type="string">
            <text:p>Os canhões do $82tanque#médio$80 são úteis contra#unidades terrestres,#menos infantaria.</text:p>
          </table:table-cell>
        </table:table-row>
        <table:table-row table:style-name="ro1">
          <table:table-cell office:value-type="string">
            <text:p>The cannon is fairly#effective against ships.#The symbol on the unit#shows hit potential.</text:p>
          </table:table-cell>
          <table:table-cell office:value-type="string">
            <text:p>El cañón es bastante#efectivo contra los#barcos.</text:p>
          </table:table-cell>
          <table:table-cell office:value-type="string">
            <text:p>O canhão é efetivo con-#tra navios. O simbolo#na unidade mostra o#potencial de dano.</text:p>
          </table:table-cell>
        </table:table-row>
        <table:table-row table:style-name="ro1">
          <table:table-cell office:value-type="string">
            <text:p>$82Md tanks$80 are weak#vs. $82subs$80 and can't#$83fire$80 on submerged#$82subs$80.</text:p>
          </table:table-cell>
          <table:table-cell office:value-type="string">
            <text:p>Los $82tanques Md$80 son#débiles contra#$82submarinos$80, y más#cuando se sumergen.</text:p>
          </table:table-cell>
          <table:table-cell office:value-type="string">
            <text:p>O $82tanque médio$80 é fraco#contra $82submarinos$80 e não#dispara neles quando#estão submersos.</text:p>
          </table:table-cell>
        </table:table-row>
        <table:table-row table:style-name="ro1">
          <table:table-cell office:value-type="string">
            <text:p>$82Md tank$80 unit machine#guns are better than#$82tank$80 unit M guns#against foot soldiers.</text:p>
          </table:table-cell>
          <table:table-cell office:value-type="string">
            <text:p>Las ametralladoras de#los $82tanques Md$80#son mejores que las#de los $82tanques$80.</text:p>
          </table:table-cell>
          <table:table-cell office:value-type="string">
            <text:p>As metralhadoras do#$82tanque médio$80 são#melhores que as dos#$82tanques$80.</text:p>
          </table:table-cell>
        </table:table-row>
        <table:table-row table:style-name="ro1">
          <table:table-cell office:value-type="string">
            <text:p>$82Md tank$80 M guns are on#par with other non-#infantry-unit machine#guns.</text:p>
          </table:table-cell>
          <table:table-cell office:value-type="string">
            <text:p>La ametralladora está#al mismo nivel que la#ametralladora de otras#unidades de tierra.</text:p>
          </table:table-cell>
          <table:table-cell office:value-type="string">
            <text:p>A metralhadora está no#mesmo nível que a#metralhadora de outras#unidades terrestres.</text:p>
          </table:table-cell>
        </table:table-row>
        <table:table-row table:style-name="ro1">
          <table:table-cell office:value-type="string">
            <text:p>$82Md tank$80 units can#$83fire$80 on copters and#are effective against#$82T copters$80.</text:p>
          </table:table-cell>
          <table:table-cell office:value-type="string">
            <text:p>Los $82tanques Md$80 son#efectivos contra#$82helicópteros$80, sobre todo#los de transporte.</text:p>
          </table:table-cell>
          <table:table-cell office:value-type="string">
            <text:p>O $82tanque médio$80 é#efetivo contra $82helicópte-#ros$80, sobre tudo os de#transporte.</text:p>
          </table:table-cell>
        </table:table-row>
        <table:table-row table:style-name="ro1">
          <table:table-cell office:value-type="string">
            <text:p>$82APC$80 units transport#infantry units and#supply rations, gas, and#ammo to deployed units.</text:p>
          </table:table-cell>
          <table:table-cell office:value-type="string">
            <text:p>Los $82TOA$80 transportan#tropas, munición,#combustible y víveres.</text:p>
          </table:table-cell>
          <table:table-cell office:value-type="string">
            <text:p>Os $82APCs$80 transportam#tropas, suprimentos,#munições e combus-#tíveis.</text:p>
          </table:table-cell>
        </table:table-row>
        <table:table-row table:style-name="ro1">
          <table:table-cell office:value-type="string">
            <text:p>$82APC$80 units carry#no weapons and#cannot $83fire$80.</text:p>
          </table:table-cell>
          <table:table-cell office:value-type="string">
            <text:p>Los $82TOA$80 no#llevan armas y no#pueden $83disparar$80.</text:p>
          </table:table-cell>
          <table:table-cell office:value-type="string">
            <text:p>Os $82APCs$80 não levam#armas e não podem#$83disparar$80.</text:p>
          </table:table-cell>
        </table:table-row>
        <table:table-row table:style-name="ro1">
          <table:table-cell office:value-type="string">
            <text:p>$82Artillery$80 units are#an inexpensive way to#gain indirect offensive#attack capabilities.</text:p>
          </table:table-cell>
          <table:table-cell office:value-type="string">
            <text:p>La $82artillería$80 es una#unidad de combate#indirecto potente y#barata.</text:p>
          </table:table-cell>
          <table:table-cell office:value-type="string">
            <text:p>A $82artilharia$80 é uma#unidade de combate#indireta potente e#barata.</text:p>
          </table:table-cell>
        </table:table-row>
        <table:table-row table:style-name="ro1">
          <table:table-cell office:value-type="string">
            <text:p>$82Artillery$80 units travel#on treads. This makes#them easier to deploy#than $82rockets$80.</text:p>
          </table:table-cell>
          <table:table-cell office:value-type="string">
            <text:p>La $82artillería$80 usa#cadenas, por lo que es#más fácil de movilizar#que los $82cohetes$80.</text:p>
          </table:table-cell>
          <table:table-cell office:value-type="string">
            <text:p>A $82artilharia$80 usa esteiras.#Isso torna mais fácil#para manejar que os#foguetes.</text:p>
          </table:table-cell>
        </table:table-row>
        <table:table-row table:style-name="ro1">
          <table:table-cell office:value-type="string">
            <text:p>This is the unit's vision#range. It needs intel#from other units to $83fire$80#in Fog of War.</text:p>
          </table:table-cell>
          <table:table-cell office:value-type="string">
            <text:p>Esta unidad necesita#información de otras#unidades para disparar#en Niebla de Guerra.</text:p>
          </table:table-cell>
          <table:table-cell office:value-type="string">
            <text:p>Esta unidade precisa de#informações de outras#unidades para $83disparar$80#na Neblina de Guerra.</text:p>
          </table:table-cell>
        </table:table-row>
        <table:table-row table:style-name="ro1">
          <table:table-cell office:value-type="string">
            <text:p>The primary weapons of#$82artillery$80 units are#cannons. They can $83fire$80#on the units below.</text:p>
          </table:table-cell>
          <table:table-cell office:value-type="string">
            <text:p>El arma primaria de la#$82artillería$80 son#los cañones.</text:p>
          </table:table-cell>
          <table:table-cell office:value-type="string">
            <text:p>A arma primária da#$82artilharia$80 são canhões.#Podem $83disparar$80 em#unidades abaixo.</text:p>
          </table:table-cell>
        </table:table-row>
        <table:table-row table:style-name="ro1">
          <table:table-cell office:value-type="string">
            <text:p>$82Artillery$80 units won't#be able to $83fire$80 when#they exhaust their#cannon ammo.</text:p>
          </table:table-cell>
          <table:table-cell office:value-type="string">
            <text:p>La $82artillería$80 no#podrá disparar cuando#agote la munición de#los cañones.</text:p>
          </table:table-cell>
          <table:table-cell office:value-type="string">
            <text:p>A $82artilharia$80 não poderá#$83disparar$80 quando ficam#sem munição de#canhões.</text:p>
          </table:table-cell>
        </table:table-row>
        <table:table-row table:style-name="ro1">
          <table:table-cell office:value-type="string">
            <text:p>This is the $82artillery$80#unit's attack range.#It can $83fire$80 on some#areas $82rockets$80 can't.</text:p>
          </table:table-cell>
          <table:table-cell office:value-type="string">
            <text:p>Éste es el rango de#ataque de la $82artillería$80.#Llega a zonas a las que#los $82cohetes$80 no llegan.</text:p>
          </table:table-cell>
          <table:table-cell office:value-type="string">
            <text:p>Distância de ataque da#$82artilharia$80. Pode disparar#em áreas que os $82fogue-#tes$80 não podem.</text:p>
          </table:table-cell>
        </table:table-row>
        <table:table-row table:style-name="ro1">
          <table:table-cell office:value-type="string">
            <text:p>$82Rocket$80 units are#valuable, because they#can $83fire$80 on both land#and naval units.</text:p>
          </table:table-cell>
          <table:table-cell office:value-type="string">
            <text:p>Las unidades de#$82cohetes$80 pueden#disparar a unidades#terrestres y navales.</text:p>
          </table:table-cell>
          <table:table-cell office:value-type="string">
            <text:p>A unidade de $82Foguete$80#é valiosa, pois pode#$83disparar$80 em unidades#terrestres e navais.</text:p>
          </table:table-cell>
        </table:table-row>
        <table:table-row table:style-name="ro1">
          <table:table-cell office:value-type="string">
            <text:p>$82Rocket$80 units travel on#tires. This makes them#more difficult to deploy#than $82artillery$80 units.</text:p>
          </table:table-cell>
          <table:table-cell office:value-type="string">
            <text:p>Cuesta más desplegar#$82cohetes$80 que#$82artillería$80,#pues llevan cadenas.</text:p>
          </table:table-cell>
          <table:table-cell office:value-type="string">
            <text:p>A unidade de $82Foguete$80#viaja em rodas. Isso o#torna pior de manejar#que as $82artilharias$80.</text:p>
          </table:table-cell>
        </table:table-row>
        <table:table-row table:style-name="ro1">
          <table:table-cell office:value-type="string">
            <text:p>This is the unit's vision#range. It needs intel#from other units to $83fire$80#in Fog of War.</text:p>
          </table:table-cell>
          <table:table-cell office:value-type="string">
            <text:p>Esta unidad necesita#información de otras#unidades para disparar#en Niebla de Guerra.</text:p>
          </table:table-cell>
          <table:table-cell office:value-type="string">
            <text:p>Esta unidade precisa de#informações de outras#unidades para $83disparar$80#na Neblina de Guerra.</text:p>
          </table:table-cell>
        </table:table-row>
        <table:table-row table:style-name="ro1">
          <table:table-cell office:value-type="string">
            <text:p>$82Rocket$80 units can#$83fire$80 on the units below.</text:p>
          </table:table-cell>
          <table:table-cell office:value-type="string">
            <text:p>Las unidades de#$82cohetes$80 pueden#disparar a las unidades#que aparecen abajo.</text:p>
          </table:table-cell>
          <table:table-cell office:value-type="string">
            <text:p>A unidade de $82Foguete$80#pode $83disparar$80 em#unidades abaixo.</text:p>
          </table:table-cell>
        </table:table-row>
        <table:table-row table:style-name="ro1">
          <table:table-cell office:value-type="string">
            <text:p>$82Rocket$80 units won't be#able to $83fire$80 when they#run out of rockets.</text:p>
          </table:table-cell>
          <table:table-cell office:value-type="string">
            <text:p>Las unidades de#$82cohetes$80 no pueden#disparar cuando se#quedan sin cohetes.</text:p>
          </table:table-cell>
          <table:table-cell office:value-type="string">
            <text:p>A unidade de $82Foguete$80#não pode $83disparar$80#quando fica sem#foguetes.</text:p>
          </table:table-cell>
        </table:table-row>
        <table:table-row table:style-name="ro1">
          <table:table-cell office:value-type="string">
            <text:p>This is the $82rocket$80#unit's attack range. It#can engage both land#and naval units.</text:p>
          </table:table-cell>
          <table:table-cell office:value-type="string">
            <text:p>Éste es el rango de#ataque de los $82cohetes$80,#tanto para unidades#navales como de tierra.</text:p>
          </table:table-cell>
          <table:table-cell office:value-type="string">
            <text:p>Esta é a distância de#ataque do $82Foguete$80,#tanto para unidades#navais e terrestres.</text:p>
          </table:table-cell>
        </table:table-row>
        <table:table-row table:style-name="ro1">
          <table:table-cell office:value-type="string">
            <text:p>$82Rockets$80 are very#effective vs. infantry.#The symbol on the unit#shows hit potential.</text:p>
          </table:table-cell>
          <table:table-cell office:value-type="string">
            <text:p>Los $82cohetes$80 son#muy efectivos contra#la infantería.</text:p>
          </table:table-cell>
          <table:table-cell office:value-type="string">
            <text:p>O $82Foguete$80 é efetivo#contra infantaria. O sim-#bolo na unidade mostra#o potencial de dano.</text:p>
          </table:table-cell>
        </table:table-row>
        <table:table-row table:style-name="ro1">
          <table:table-cell office:value-type="string">
            <text:p>$82Rockets$80 boast a high#rate of success against#non-infantry ground#units.</text:p>
          </table:table-cell>
          <table:table-cell office:value-type="string">
            <text:p>Los $82cohetes$80 son#excelentes contra #unidades terrestres que#no sean infantería.</text:p>
          </table:table-cell>
          <table:table-cell office:value-type="string">
            <text:p>O $82Foguete$80 é eficiente#contra unidades#terrestres que não#sejam infantaria.</text:p>
          </table:table-cell>
        </table:table-row>
        <table:table-row table:style-name="ro1">
          <table:table-cell office:value-type="string">
            <text:p>The symbol on the unit#shows hit potential vs.#naval units.</text:p>
          </table:table-cell>
          <table:table-cell office:value-type="string">
            <text:p>El símbolo de la unidad#muestra su potencial#contra unidades navales.</text:p>
          </table:table-cell>
          <table:table-cell office:value-type="string">
            <text:p>O simbolo na unidade#mostra o potencial de#dano contra unidades#navais.</text:p>
          </table:table-cell>
        </table:table-row>
        <table:table-row table:style-name="ro1">
          <table:table-cell office:value-type="string">
            <text:p>$82Rocket$80 units are#strong against subs,#but can't $83fire$80#on submerged subs.</text:p>
          </table:table-cell>
          <table:table-cell office:value-type="string">
            <text:p>Los $82cohetes$80 son muy#efectivos contra $82sub-#marinos$80, pero sólo si#no están sumergidos.</text:p>
          </table:table-cell>
          <table:table-cell office:value-type="string">
            <text:p>O $82Foguete$80 é efetivo#contra submarinos,#apenas se não#estiverem submersos.</text:p>
          </table:table-cell>
        </table:table-row>
        <table:table-row table:style-name="ro1">
          <table:table-cell office:value-type="string">
            <text:p>$82A-air$80 units work#well against infantry#and air units. They're#weak against tanks.</text:p>
          </table:table-cell>
          <table:table-cell office:value-type="string">
            <text:p>Las unidades#$82anti-aéreas$80 son#efectivas contra unid.#aéreas y de infantería.</text:p>
          </table:table-cell>
          <table:table-cell office:value-type="string">
            <text:p>A unidade $82antiaérea$80 é#efetiva contra unidades#aéreas e infantaria.</text:p>
          </table:table-cell>
        </table:table-row>
        <table:table-row table:style-name="ro1">
          <table:table-cell office:value-type="string">
            <text:p>The primary weapon of#$82A-air$80 units is the#Vulcan cannon. It can#$83fire$80 on the units below.</text:p>
          </table:table-cell>
          <table:table-cell office:value-type="string">
            <text:p>El arma primaria de las#unidades $82anti-aéreas$80#es el cañón Vulcan.</text:p>
          </table:table-cell>
          <table:table-cell office:value-type="string">
            <text:p>A arma primária é o#canhão vulcão. Pode#$83disparar$80 em unidades#abaixo.</text:p>
          </table:table-cell>
        </table:table-row>
        <table:table-row table:style-name="ro1">
          <table:table-cell office:value-type="string">
            <text:p>When $82A-air$80 units run#out of Vulcan ammo,#they can no longer $83fire$80.</text:p>
          </table:table-cell>
          <table:table-cell office:value-type="string">
            <text:p>Las unidades#$82anti-aéreas$80 no podrán#disparar cuando se#queden sin munición.</text:p>
          </table:table-cell>
          <table:table-cell office:value-type="string">
            <text:p>A unidade $82antiaérea$80#não pode $83disparar$80#quando fica sem#munição.</text:p>
          </table:table-cell>
        </table:table-row>
        <table:table-row table:style-name="ro1">
          <table:table-cell office:value-type="string">
            <text:p>If an $82A-air$80 unit is at#full strength, its Vulcan#cannon can wipe out#infantry with one attack.</text:p>
          </table:table-cell>
          <table:table-cell office:value-type="string">
            <text:p>El cañón Vulcan posee#una potencia#arrolladora contra#tropas de a pie.</text:p>
          </table:table-cell>
          <table:table-cell office:value-type="string">
            <text:p>If an $82A-air$80 unit is at#full strength, its Vulcan#cannon can wipe out#infantry with one attack.</text:p>
          </table:table-cell>
        </table:table-row>
        <table:table-row table:style-name="ro1">
          <table:table-cell office:value-type="string">
            <text:p>The Vulcan cannon is#adequate against non-#infantry units and weak#against tank units.</text:p>
          </table:table-cell>
          <table:table-cell office:value-type="string">
            <text:p>El cañón Vulcan es#débil contra las#unidades de $82tanques$80.</text:p>
          </table:table-cell>
          <table:table-cell office:value-type="string">
            <text:p>The Vulcan cannon is#adequate against non-#infantry units and weak#against tank units.</text:p>
          </table:table-cell>
        </table:table-row>
        <table:table-row table:style-name="ro1">
          <table:table-cell office:value-type="string">
            <text:p>Vulcan cannons are#strong against copters.#The symbol on the unit#shows hit potential.</text:p>
          </table:table-cell>
          <table:table-cell office:value-type="string">
            <text:p>El cañón Vulcan es#muy potente contra#las unidades de#helicópteros.</text:p>
          </table:table-cell>
          <table:table-cell office:value-type="string">
            <text:p>Vulcan cannons are#strong against copters.#The symbol on the unit#shows hit potential.</text:p>
          </table:table-cell>
        </table:table-row>
        <table:table-row table:style-name="ro1">
          <table:table-cell office:value-type="string">
            <text:p>The Vulcan cannon has#a high firepower rating#against $82fighter$80 and#$82bomber$80 units.</text:p>
          </table:table-cell>
          <table:table-cell office:value-type="string">
            <text:p>El cañón Vulcan es#bastante efectivo#contra $82cazas$80 y#$82bombarderos$80.</text:p>
          </table:table-cell>
          <table:table-cell office:value-type="string">
            <text:p>The Vulcan cannon has#a high firepower rating#against $82fighter$80 and#$82bomber$80 units.</text:p>
          </table:table-cell>
        </table:table-row>
        <table:table-row table:style-name="ro1">
          <table:table-cell office:value-type="string">
            <text:p>$82Missile$80 units are#essential in defending#against air units. Their#vision range is large.</text:p>
          </table:table-cell>
          <table:table-cell office:value-type="string">
            <text:p>Los $82misiles$80 son#esenciales en la defensa#contra unidades aéreas.#Buen rango de visión.</text:p>
          </table:table-cell>
          <table:table-cell office:value-type="string">
            <text:p>$82Missile$80 units are#essential in defending#against air units. Their#vision range is large.</text:p>
          </table:table-cell>
        </table:table-row>
        <table:table-row table:style-name="ro1">
          <table:table-cell office:value-type="string">
            <text:p>The primary weapons of#$82missile$80 units are anti-#air missiles. They can#$83fire$80 on the units below.</text:p>
          </table:table-cell>
          <table:table-cell office:value-type="string">
            <text:p>El arma primaria de las#unidades de $82misiles$80 son#los misiles tierra-aire.</text:p>
          </table:table-cell>
          <table:table-cell office:value-type="string">
            <text:p>The primary weapons of#$82missile$80 units are anti-#air missiles. They can#$83fire$80 on the units below.</text:p>
          </table:table-cell>
        </table:table-row>
        <table:table-row table:style-name="ro1">
          <table:table-cell office:value-type="string">
            <text:p>$82Missile$80 units can#no longer $83fire$80 when they#run out of missiles.</text:p>
          </table:table-cell>
          <table:table-cell office:value-type="string">
            <text:p>Las unidades de $82misiles$80#no podrán disparar#cuando se queden sin#misiles.</text:p>
          </table:table-cell>
          <table:table-cell office:value-type="string">
            <text:p>$82Missile$80 units can#no longer $83fire$80 when they#run out of missiles.</text:p>
          </table:table-cell>
        </table:table-row>
        <table:table-row table:style-name="ro1">
          <table:table-cell office:value-type="string">
            <text:p>$82Missile$80 units are very#strong against copters.#The symbol on the unit#shows hit potential.</text:p>
          </table:table-cell>
          <table:table-cell office:value-type="string">
            <text:p>Los $82misiles$80 son#muy potentes contra los#helicópteros.</text:p>
          </table:table-cell>
          <table:table-cell office:value-type="string">
            <text:p>$82Missile$80 units are very#strong against copters.#The symbol on the unit#shows hit potential.</text:p>
          </table:table-cell>
        </table:table-row>
        <table:table-row table:style-name="ro1">
          <table:table-cell office:value-type="string">
            <text:p>$82Missile$80 units#wreak havoc on#all air units.</text:p>
          </table:table-cell>
          <table:table-cell office:value-type="string">
            <text:p>Los $82misiles$80 son#bastante efectivos#contra $82cazas$80 y#$82bombarderos$80.</text:p>
          </table:table-cell>
          <table:table-cell office:value-type="string">
            <text:p>$82Missile$80 units#wreak havoc on#all air units.</text:p>
          </table:table-cell>
        </table:table-row>
        <table:table-row table:style-name="ro1">
          <table:table-cell office:value-type="string">
            <text:p>This is the $82missile$80#unit's attack range. It#can $83fire$80 on air units#within this area.</text:p>
          </table:table-cell>
          <table:table-cell office:value-type="string">
            <text:p>Éste es el rango de#ataque de las unidades#de $82misiles$80.</text:p>
          </table:table-cell>
          <table:table-cell office:value-type="string">
            <text:p>This is the $82missile$80#unit's attack range. It#can $83fire$80 on air units#within this area.</text:p>
          </table:table-cell>
        </table:table-row>
        <table:table-row table:style-name="ro1">
          <table:table-cell office:value-type="string">
            <text:p>$82Fighter$80 units are#strong vs. other air#units. They also have#the highest movement.</text:p>
          </table:table-cell>
          <table:table-cell office:value-type="string">
            <text:p>Los $82cazas$80 arrasan#contra otras unidades#aéreas. Tienen el mayor#rango de movimiento.</text:p>
          </table:table-cell>
          <table:table-cell office:value-type="string">
            <text:p>$82Fighter$80 units are#strong vs. other air#units. They also have#the highest movement.</text:p>
          </table:table-cell>
        </table:table-row>
        <table:table-row table:style-name="ro1">
          <table:table-cell office:value-type="string">
            <text:p>The primary weapons of#$82fighters$80 are air-to-#air missiles. They can#$83fire$80 on the units below.</text:p>
          </table:table-cell>
          <table:table-cell office:value-type="string">
            <text:p>El arma primaria de#los $82cazas$80 son#los misiles aire-aire.</text:p>
          </table:table-cell>
          <table:table-cell office:value-type="string">
            <text:p>The primary weapons of#$82fighters$80 are air-to-#air missiles. They can#$83fire$80 on the units below.</text:p>
          </table:table-cell>
        </table:table-row>
        <table:table-row table:style-name="ro1">
          <table:table-cell office:value-type="string">
            <text:p>$82Fighter$80 units can#no longer $83fire$80 when#they exhaust their#supply of missiles.</text:p>
          </table:table-cell>
          <table:table-cell office:value-type="string">
            <text:p>Los $82cazas$80 no#podrán disparar cuando#se queden sin misiles.</text:p>
          </table:table-cell>
          <table:table-cell office:value-type="string">
            <text:p>$82Fighter$80 units can#no longer $83fire$80 when#they exhaust their#supply of missiles.</text:p>
          </table:table-cell>
        </table:table-row>
        <table:table-row table:style-name="ro1">
          <table:table-cell office:value-type="string">
            <text:p>$82Fighter$80 units boast#a high firepower rating#against copter units.</text:p>
          </table:table-cell>
          <table:table-cell office:value-type="string">
            <text:p>Los $82cazas$80 disponen#de una gran potencia de#disparo contra los#helicópteros.</text:p>
          </table:table-cell>
          <table:table-cell office:value-type="string">
            <text:p>$82Fighter$80 units boast#a high firepower rating#against copter units.</text:p>
          </table:table-cell>
        </table:table-row>
        <table:table-row table:style-name="ro1">
          <table:table-cell office:value-type="string">
            <text:p>$82Fighter$80 units are#evenly matched vs.#other jets and strong#against other air units.</text:p>
          </table:table-cell>
          <table:table-cell office:value-type="string">
            <text:p>Los $82cazas$80 son, en#general, bastante#potentes contra las#demás unidades aéreas.</text:p>
          </table:table-cell>
          <table:table-cell office:value-type="string">
            <text:p>$82Fighter$80 units are#evenly matched vs.#other jets and strong#against other air units.</text:p>
          </table:table-cell>
        </table:table-row>
        <table:table-row table:style-name="ro1">
          <table:table-cell office:value-type="string">
            <text:p>$82Bomber$80 units can#$83fire$80 on ground and#naval units with a high#destructive force.</text:p>
          </table:table-cell>
          <table:table-cell office:value-type="string">
            <text:p>Los $82bombarderos$80#pueden atacar a#unidades terrestres#y navales.</text:p>
          </table:table-cell>
          <table:table-cell office:value-type="string">
            <text:p>$82Bomber$80 units can#$83fire$80 on ground and#naval units with a high#destructive force.</text:p>
          </table:table-cell>
        </table:table-row>
        <table:table-row table:style-name="ro1">
          <table:table-cell office:value-type="string">
            <text:p>The primary weapons#of $82bomber$80 units are#bombs. They can $83fire$80#on the units below.</text:p>
          </table:table-cell>
          <table:table-cell office:value-type="string">
            <text:p>El arma primaria de#los $82bombarderos$80#son las bombas.</text:p>
          </table:table-cell>
          <table:table-cell office:value-type="string">
            <text:p>The primary weapons#of $82bomber$80 units are#bombs. They can $83fire$80#on the units below.</text:p>
          </table:table-cell>
        </table:table-row>
        <table:table-row table:style-name="ro1">
          <table:table-cell office:value-type="string">
            <text:p>$82Bomber$80 units can#no longer $83fire$80 when#they exhaust their#supply of bombs.</text:p>
          </table:table-cell>
          <table:table-cell office:value-type="string">
            <text:p>Los $82bombarderos$80 no#podrán disparar cuando#agoten su arsenal de#bombas.</text:p>
          </table:table-cell>
          <table:table-cell office:value-type="string">
            <text:p>$82Bomber$80 units can#no longer $83fire$80 when#they exhaust their#supply of bombs.</text:p>
          </table:table-cell>
        </table:table-row>
        <table:table-row table:style-name="ro1">
          <table:table-cell office:value-type="string">
            <text:p>Bombs dropped by#$82bomber$80 units do#high damage to#infantry troops.</text:p>
          </table:table-cell>
          <table:table-cell office:value-type="string">
            <text:p>Las bombas acaban con#unidades enteras de#$82infantería$80, no#importa en qué terreno.</text:p>
          </table:table-cell>
          <table:table-cell office:value-type="string">
            <text:p>Bombs dropped by#$82bomber$80 units do#high damage to#infantry troops.</text:p>
          </table:table-cell>
        </table:table-row>
        <table:table-row table:style-name="ro1">
          <table:table-cell office:value-type="string">
            <text:p>$82Bomber$80 units do#more damage to non-#infantry units than#tanks do.#</text:p>
          </table:table-cell>
          <table:table-cell office:value-type="string">
            <text:p>Las bombas causan#grandes daños a todos#los vehículos, más que#los tanques.#</text:p>
          </table:table-cell>
          <table:table-cell office:value-type="string">
            <text:p>$82Bomber$80 units do#more damage to non-#infantry units than#tanks do.#</text:p>
          </table:table-cell>
        </table:table-row>
        <table:table-row table:style-name="ro1">
          <table:table-cell office:value-type="string">
            <text:p>$82Bomber$80 units#have a high#firepower rating#against naval units.</text:p>
          </table:table-cell>
          <table:table-cell office:value-type="string">
            <text:p>Los $82bombarderos$80#son muy efectivos#contra unidades#navales.</text:p>
          </table:table-cell>
          <table:table-cell office:value-type="string">
            <text:p>$82Bomber$80 units#have a high#firepower rating#against naval units.</text:p>
          </table:table-cell>
        </table:table-row>
        <table:table-row table:style-name="ro1">
          <table:table-cell office:value-type="string">
            <text:p>$82Bomber$80 units do#extensive damage to#subs, but can't $83fire$80#on submerged subs.</text:p>
          </table:table-cell>
          <table:table-cell office:value-type="string">
            <text:p>Los $82bombarderos$80 son#letales contra los#submarinos, pero no#si están sumergidos.</text:p>
          </table:table-cell>
          <table:table-cell office:value-type="string">
            <text:p>$82Bomber$80 units do#extensive damage to#subs, but can't $83fire$80#on submerged subs.</text:p>
          </table:table-cell>
        </table:table-row>
        <table:table-row table:style-name="ro1">
          <table:table-cell office:value-type="string">
            <text:p>$82B (Battle) copter$80#units can $83fire$80 on#many unit types, so#they're quite valuable. </text:p>
          </table:table-cell>
          <table:table-cell office:value-type="string">
            <text:p>Los $82helicópteros de#combate$80 pueden#$83disparar$80 a muchos#tipos de unidades.</text:p>
          </table:table-cell>
          <table:table-cell office:value-type="string">
            <text:p>O $82helicóptero de comba-#te$80 pode $83disparar$80 em di-#versas unidades, por-#tanto são valiosos.</text:p>
          </table:table-cell>
        </table:table-row>
        <table:table-row table:style-name="ro1">
          <table:table-cell office:value-type="string">
            <text:p>$82B copter$80 units have#the largest vision#range of all air units.</text:p>
          </table:table-cell>
          <table:table-cell office:value-type="string">
            <text:p>Los $82helicópteros de#combate$80 tienen el#mayor rango de visión#de las unidades aéreas.</text:p>
          </table:table-cell>
          <table:table-cell office:value-type="string">
            <text:p>O $82helicóptero de#combate$80 tem a maior#distância de visão das#unidades aéreas.</text:p>
          </table:table-cell>
        </table:table-row>
        <table:table-row table:style-name="ro1">
          <table:table-cell office:value-type="string">
            <text:p>$82B copter$80 units use#missiles as their primary#weapons. They can $83fire$80#on the units below.</text:p>
          </table:table-cell>
          <table:table-cell office:value-type="string">
            <text:p>Los $82helicópteros de#combate$80 utilizan misiles#como arma primaria.</text:p>
          </table:table-cell>
          <table:table-cell office:value-type="string">
            <text:p>O $82helicóptero de comba-#te$80 usa mísseis como#arma primária. Não $83dis-#para$80 em unid. abaixo.</text:p>
          </table:table-cell>
        </table:table-row>
        <table:table-row table:style-name="ro1">
          <table:table-cell office:value-type="string">
            <text:p>When $82B copter$80 units#run out of missiles,#they automatically use#secondary weapons.</text:p>
          </table:table-cell>
          <table:table-cell office:value-type="string">
            <text:p>Cuando se quedan sin#munición, los $82helicópteros$80#utilizan su arma#secundaria.</text:p>
          </table:table-cell>
          <table:table-cell office:value-type="string">
            <text:p>Quando fica sem#munição, o $82helicóptero$80#utiliza sua arma#secundária.</text:p>
          </table:table-cell>
        </table:table-row>
        <table:table-row table:style-name="ro1">
          <table:table-cell office:value-type="string">
            <text:p>$82B copter$80 missiles#are effective against#most non-infantry#ground units.</text:p>
          </table:table-cell>
          <table:table-cell office:value-type="string">
            <text:p>Sus misiles son efectivos#contra la mayoría de las#unidades terrestres#motorizadas.</text:p>
          </table:table-cell>
          <table:table-cell office:value-type="string">
            <text:p>Seus mísseis são efeti-#vos contra a maioria#das unidades terres-#tres motorizadas.</text:p>
          </table:table-cell>
        </table:table-row>
        <table:table-row table:style-name="ro1">
          <table:table-cell office:value-type="string">
            <text:p>$82B copter$80 missiles#are effective against#$82cruisers$80, but weak#vs. other naval units.</text:p>
          </table:table-cell>
          <table:table-cell office:value-type="string">
            <text:p>Estos $82helicópteros$80 son#efectivos contra los#$82cruceros$80, pero no contra#las demás unid. navales.</text:p>
          </table:table-cell>
          <table:table-cell office:value-type="string">
            <text:p>Este $82helicóptero$80 é#efetivo contra $82cruzado-#res$80, mas não contra as#demais unidades navais.</text:p>
          </table:table-cell>
        </table:table-row>
        <table:table-row table:style-name="ro1">
          <table:table-cell office:value-type="string">
            <text:p>$82B copter$80 units are not#strong vs. subs and#can't $83fire$80 on#submerged subs.</text:p>
          </table:table-cell>
          <table:table-cell office:value-type="string">
            <text:p>Los $82helicópteros de#combate$80 no son nada#efectivos contra los#$82submarinos$80.</text:p>
          </table:table-cell>
          <table:table-cell office:value-type="string">
            <text:p>O $82helicóptero de com-#bate$80 não $83dispara$80 em#submarinos submersos#e não causa muito dano.</text:p>
          </table:table-cell>
        </table:table-row>
        <table:table-row table:style-name="ro1">
          <table:table-cell office:value-type="string">
            <text:p>$82B copter$80 units can use#their machine guns to#$83fire$80 on ground units#and other copter units.</text:p>
          </table:table-cell>
          <table:table-cell office:value-type="string">
            <text:p>Los $82helicópteros de#combate$80 utilizan las#ametralladoras como#arma secundaria.</text:p>
          </table:table-cell>
          <table:table-cell office:value-type="string">
            <text:p>Utiliza a metralhadora#como arma secundária.#$83Dispara$80 em unidades#terrestres e helicópt.</text:p>
          </table:table-cell>
        </table:table-row>
        <table:table-row table:style-name="ro1">
          <table:table-cell office:value-type="string">
            <text:p>$82B copter$80 M guns#inflict massive damage#on infantry units.</text:p>
          </table:table-cell>
          <table:table-cell office:value-type="string">
            <text:p>Las ametralladoras son#devastadoras contra#las unidades de#infantería.</text:p>
          </table:table-cell>
          <table:table-cell office:value-type="string">
            <text:p>A metralhadora é#devastadora contra#unidades de infantaria.</text:p>
          </table:table-cell>
        </table:table-row>
        <table:table-row table:style-name="ro1">
          <table:table-cell office:value-type="string">
            <text:p>$82B copter$80 M guns#are adequate against#non-infantry ground#units.</text:p>
          </table:table-cell>
          <table:table-cell office:value-type="string">
            <text:p>Los $82helicópteros de#combate$80 son bastante#capaces contra unidades#terrestres motorizadas.</text:p>
          </table:table-cell>
          <table:table-cell office:value-type="string">
            <text:p>O $82helicóptero de#combate$80 é eficiente#contra unidades#terrestres motorizadas.</text:p>
          </table:table-cell>
        </table:table-row>
        <table:table-row table:style-name="ro1">
          <table:table-cell office:value-type="string">
            <text:p>$82B copter$80 unit machine#guns have a high#firepower rating#against $82T copters$80.</text:p>
          </table:table-cell>
          <table:table-cell office:value-type="string">
            <text:p>Las ametralladoras de#los $82helicópteros de#combate$80 rinden contra#los de $82transporte$80.</text:p>
          </table:table-cell>
          <table:table-cell office:value-type="string">
            <text:p>A metralhadora do#$82helicóptero de combate$80#é forte contra $82helicópte-#ros de transporte$80.</text:p>
          </table:table-cell>
        </table:table-row>
        <table:table-row table:style-name="ro1">
          <table:table-cell office:value-type="string">
            <text:p>$82T copters$80 can#transport both $82infantry$80#and $82mech$80 units.</text:p>
          </table:table-cell>
          <table:table-cell office:value-type="string">
            <text:p>Los $82helicópteros de#transporte$80 transportan#unidades de infantería#y mecanizadas.</text:p>
          </table:table-cell>
          <table:table-cell office:value-type="string">
            <text:p>O $82helicóptero de#transporte$80 transporta#unidades de infantaria#e mecânica.</text:p>
          </table:table-cell>
        </table:table-row>
        <table:table-row table:style-name="ro1">
          <table:table-cell office:value-type="string">
            <text:p>$82T copters$80 carry#no weapons and#cannot $83fire$80.</text:p>
          </table:table-cell>
          <table:table-cell office:value-type="string">
            <text:p>Los $82helicópteros de#transporte$80 no llevan#armas y no pueden#$82disparar$80.</text:p>
          </table:table-cell>
          <table:table-cell office:value-type="string">
            <text:p>O $82helicóptero de#transporte$80 não leva#armas e não pode#$83disparar$80.</text:p>
          </table:table-cell>
        </table:table-row>
        <table:table-row table:style-name="ro1">
          <table:table-cell office:value-type="string">
            <text:p>$82B (Battle) ships$80#have a larger attack#range than even#$82rocket$80 units.</text:p>
          </table:table-cell>
          <table:table-cell office:value-type="string">
            <text:p>Las $82fragatas$80 tienen#un rango de ataque#superior incluso al#de los $82misiles$80.</text:p>
          </table:table-cell>
          <table:table-cell office:value-type="string">
            <text:p>$82B (Battle) ships$80#have a larger attack#range than even#$82rocket$80 units.</text:p>
          </table:table-cell>
        </table:table-row>
        <table:table-row table:style-name="ro1">
          <table:table-cell office:value-type="string">
            <text:p>This is the $82B ship's$80#attack range.#It is the largest#of all naval units.</text:p>
          </table:table-cell>
          <table:table-cell office:value-type="string">
            <text:p>Éste es el rango de#ataque de la $82fragata$80,#el mayor de las#unidades navales.</text:p>
          </table:table-cell>
          <table:table-cell office:value-type="string">
            <text:p>This is the $82B ship's$80#attack range.#It is the largest#of all naval units.</text:p>
          </table:table-cell>
        </table:table-row>
        <table:table-row table:style-name="ro1">
          <table:table-cell office:value-type="string">
            <text:p>The primary weapons of#$82B ships$80 are#cannons. They can $83fire$80#on the units below.</text:p>
          </table:table-cell>
          <table:table-cell office:value-type="string">
            <text:p>El arma primaria de#la $82fragata$80 son#los cañones.</text:p>
          </table:table-cell>
          <table:table-cell office:value-type="string">
            <text:p>The primary weapons of#$82B ships$80 are#cannons. They can $83fire$80#on the units below.</text:p>
          </table:table-cell>
        </table:table-row>
        <table:table-row table:style-name="ro1">
          <table:table-cell office:value-type="string">
            <text:p>$82B ships$80 can no#longer $83fire$80 when they#exhaust their supply of#cannon ammo$80.</text:p>
          </table:table-cell>
          <table:table-cell office:value-type="string">
            <text:p>Las $82fragatas$80 no#podrán disparar cuando#agoten su munición.</text:p>
          </table:table-cell>
          <table:table-cell office:value-type="string">
            <text:p>$82B ships$80 can no#longer $83fire$80 when they#exhaust their supply of#cannon ammo$80.</text:p>
          </table:table-cell>
        </table:table-row>
        <table:table-row table:style-name="ro1">
          <table:table-cell office:value-type="string">
            <text:p>The cannon does heavy#amounts of damage#against infantry units.</text:p>
          </table:table-cell>
          <table:table-cell office:value-type="string">
            <text:p>El cañón es muy potente#contra las unidades de#infantería.</text:p>
          </table:table-cell>
          <table:table-cell office:value-type="string">
            <text:p>The cannon does heavy#amounts of damage#against infantry units.</text:p>
          </table:table-cell>
        </table:table-row>
        <table:table-row table:style-name="ro1">
          <table:table-cell office:value-type="string">
            <text:p>The cannon is equal to#rockets versus non-#infantry ground units.</text:p>
          </table:table-cell>
          <table:table-cell office:value-type="string">
            <text:p>El cañón es tan potente#como los cohetes contra#unidades terrestres#motorizadas.</text:p>
          </table:table-cell>
          <table:table-cell office:value-type="string">
            <text:p>The cannon is equal to#rockets versus non-#infantry ground units.</text:p>
          </table:table-cell>
        </table:table-row>
        <table:table-row table:style-name="ro1">
          <table:table-cell office:value-type="string">
            <text:p>This cannon is extremely#strong against ships.#The symbol on the unit#shows hit potential.</text:p>
          </table:table-cell>
          <table:table-cell office:value-type="string">
            <text:p>Este cañón es#extremadamente potente#contra unidades#navales.</text:p>
          </table:table-cell>
          <table:table-cell office:value-type="string">
            <text:p>This cannon is extremely#strong against ships.#The symbol on the unit#shows hit potential.</text:p>
          </table:table-cell>
        </table:table-row>
        <table:table-row table:style-name="ro1">
          <table:table-cell office:value-type="string">
            <text:p>The $82B ship$80 can't $83fire$80#on submerged $82subs$80.#The symbol on the unit#shows hit potential.</text:p>
          </table:table-cell>
          <table:table-cell office:value-type="string">
            <text:p>Las $82fragatas$80 no#pueden atacar a#submarinos sumergidos.</text:p>
          </table:table-cell>
          <table:table-cell office:value-type="string">
            <text:p>The $82B ship$80 can't $83fire$80#on submerged $82subs$80.#The symbol on the unit#shows hit potential.</text:p>
          </table:table-cell>
        </table:table-row>
        <table:table-row table:style-name="ro1">
          <table:table-cell office:value-type="string">
            <text:p>$82Cruisers$80 are strong#against $82subs$80 and air#units, and they can#carry two copter units.</text:p>
          </table:table-cell>
          <table:table-cell office:value-type="string">
            <text:p>Los $82cruceros$80 son#fuertes contra unidades#aéreas y $82submarinos$80,#y llevan helicópteros.</text:p>
          </table:table-cell>
          <table:table-cell office:value-type="string">
            <text:p>$82Cruisers$80 are strong#against $82subs$80 and air#units, and they can#carry two copter units.</text:p>
          </table:table-cell>
        </table:table-row>
        <table:table-row table:style-name="ro1">
          <table:table-cell office:value-type="string">
            <text:p>These missiles are only#effective against $82subs$80.#The symbol on the unit#shows hit potential.</text:p>
          </table:table-cell>
          <table:table-cell office:value-type="string">
            <text:p>Estos misiles sólo son#efectivos contra#$82submarinos$80.</text:p>
          </table:table-cell>
          <table:table-cell office:value-type="string">
            <text:p>These missiles are only#effective against $82subs$80.#The symbol on the unit#shows hit potential.</text:p>
          </table:table-cell>
        </table:table-row>
        <table:table-row table:style-name="ro1">
          <table:table-cell office:value-type="string">
            <text:p>$82Cruisers$80 use#anti-air machine#guns as their#secondary weapon.</text:p>
          </table:table-cell>
          <table:table-cell office:value-type="string">
            <text:p>El arma secundaria de#los $82cruceros$80 son#las ametralladoras#anti-aéreas.</text:p>
          </table:table-cell>
          <table:table-cell office:value-type="string">
            <text:p>$82Cruisers$80 use#anti-air machine#guns as their#secondary weapon.</text:p>
          </table:table-cell>
        </table:table-row>
        <table:table-row table:style-name="ro1">
          <table:table-cell office:value-type="string">
            <text:p>$82Cruiser$80 machine guns#can shoot down#entire copter units#in one attack.</text:p>
          </table:table-cell>
          <table:table-cell office:value-type="string">
            <text:p>Las ametralladoras de#los cruceros pueden#acabar con toda una#unidad de helicópteros.</text:p>
          </table:table-cell>
          <table:table-cell office:value-type="string">
            <text:p>$82Cruiser$80 machine guns#can shoot down#entire copter units#in one attack.</text:p>
          </table:table-cell>
        </table:table-row>
        <table:table-row table:style-name="ro1">
          <table:table-cell office:value-type="string">
            <text:p>$82Cruiser$80 machine guns#are fair against planes.#The symbol on the unit#shows hit potential.</text:p>
          </table:table-cell>
          <table:table-cell office:value-type="string">
            <text:p>Las ametralladoras de#los $82cruceros$80 funcionan#bien contra los aviones.</text:p>
          </table:table-cell>
          <table:table-cell office:value-type="string">
            <text:p>$82Cruiser$80 machine guns#are fair against planes.#The symbol on the unit#shows hit potential.</text:p>
          </table:table-cell>
        </table:table-row>
        <table:table-row table:style-name="ro1">
          <table:table-cell office:value-type="string">
            <text:p>$82Landers$80 can#transport two ground#units. If the $82lander$80#sinks, the units vanish.</text:p>
          </table:table-cell>
          <table:table-cell office:value-type="string">
            <text:p>Los $82cargueros$80#pueden transportar#dos unidades#de tierra.</text:p>
          </table:table-cell>
          <table:table-cell office:value-type="string">
            <text:p>$82Landers$80 can#transport two ground#units. If the $82lander$80#sinks, the units vanish.</text:p>
          </table:table-cell>
        </table:table-row>
        <table:table-row table:style-name="ro1">
          <table:table-cell office:value-type="string">
            <text:p>This is the $82lander's$80#vision range.#It's best not to rely on#it to spot enemy units.</text:p>
          </table:table-cell>
          <table:table-cell office:value-type="string">
            <text:p>Éste es el rango de#visión de los $82cargueros$80.#No es especialmente#elevado.</text:p>
          </table:table-cell>
          <table:table-cell office:value-type="string">
            <text:p>This is the $82lander's$80#vision range.#It's best not to rely on#it to spot enemy units.</text:p>
          </table:table-cell>
        </table:table-row>
        <table:table-row table:style-name="ro1">
          <table:table-cell office:value-type="string">
            <text:p>$82Landers$80 carry#no weapons and#cannot $83fire$80.</text:p>
          </table:table-cell>
          <table:table-cell office:value-type="string">
            <text:p>Los $82cargueros$80 no#llevan armas y no#pueden $83disparar$80.</text:p>
          </table:table-cell>
          <table:table-cell office:value-type="string">
            <text:p>$82Landers$80 carry#no weapons and#cannot $83fire$80.</text:p>
          </table:table-cell>
        </table:table-row>
        <table:table-row table:style-name="ro1">
          <table:table-cell office:value-type="string">
            <text:p>Submerged $82subs$80 are#difficult to find, and#only $82cruisers$80 and $82subs$80#can $83fire$80 on them.</text:p>
          </table:table-cell>
          <table:table-cell office:value-type="string">
            <text:p>Sólo los $82cruceros$80 y#$82submarinos$80 pueden#disparar a $82submarinos$80#sumergidos.</text:p>
          </table:table-cell>
          <table:table-cell office:value-type="string">
            <text:p>Submerged $82subs$80 are#difficult to find, and#only $82cruisers$80 and $82subs$80#can $83fire$80 on them.</text:p>
          </table:table-cell>
        </table:table-row>
        <table:table-row table:style-name="ro1">
          <table:table-cell office:value-type="string">
            <text:p>$82Sub$80 units fire torpedos.#When they are all used,#subs can no longer#attack.</text:p>
          </table:table-cell>
          <table:table-cell office:value-type="string">
            <text:p>Los $82submarinos$80 utilizan#torpedos. Cuando agotan#sus reservas, no pueden#atacar más.</text:p>
          </table:table-cell>
          <table:table-cell office:value-type="string">
            <text:p>$82Sub$80 units fire torpedos.#When they are all used,#subs can no longer#attack.</text:p>
          </table:table-cell>
        </table:table-row>
        <table:table-row table:style-name="ro1">
          <table:table-cell office:value-type="string">
            <text:p>This is the $82sub's$80#vision range. It's#the largest of all#naval units.</text:p>
          </table:table-cell>
          <table:table-cell office:value-type="string">
            <text:p>Éste es el rango de#visión del $82submarino$80,#el mayor de las#unidades navales.</text:p>
          </table:table-cell>
          <table:table-cell office:value-type="string">
            <text:p>This is the $82sub's$80#vision range. It's#the largest of all#naval units.</text:p>
          </table:table-cell>
        </table:table-row>
        <table:table-row table:style-name="ro1">
          <table:table-cell office:value-type="string">
            <text:p>$82Subs$80 use one to five#units of fuel per turn.#They sink when their#fuel supply runs out.</text:p>
          </table:table-cell>
          <table:table-cell office:value-type="string">
            <text:p>Los $82submarinos$80#consumen de una a cinco#unidades de combustible#por turno.</text:p>
          </table:table-cell>
          <table:table-cell office:value-type="string">
            <text:p>$82Subs$80 use one to five#units of fuel per turn.#They sink when their#fuel supply runs out.</text:p>
          </table:table-cell>
        </table:table-row>
        <table:table-row table:style-name="ro1">
          <table:table-cell office:value-type="string">
            <text:p>$82Subs$80 have a high#firepower rating#against other $82subs$80.</text:p>
          </table:table-cell>
          <table:table-cell office:value-type="string">
            <text:p>Los $82submarinos$80 son#muy efectivos contra#otros $82submarinos$80.</text:p>
          </table:table-cell>
          <table:table-cell office:value-type="string">
            <text:p>$82Subs$80 have a high#firepower rating#against other $82subs$80.</text:p>
          </table:table-cell>
        </table:table-row>
        <table:table-row table:style-name="ro1">
          <table:table-cell office:value-type="string">
            <text:p>This is the unit's#movement range. It can#cover most terrain at a#movement cost of one.</text:p>
          </table:table-cell>
          <table:table-cell office:value-type="string">
            <text:p>Éste es el rango de#movimiento de la unidad.#Cubre casi cualquier#terreno.</text:p>
          </table:table-cell>
          <table:table-cell office:value-type="string">
            <text:p>Esta é a distância de#movimento. Pode cobrir#boa parte do terreno a#um custo de movimento.</text:p>
          </table:table-cell>
        </table:table-row>
        <table:table-row table:style-name="ro1">
          <table:table-cell office:value-type="string">
            <text:p>This is the unit's#movement range. As it#moves on tires, it has#trouble on plains.</text:p>
          </table:table-cell>
          <table:table-cell office:value-type="string">
            <text:p>Éste es el rango de#movimiento. Tiene#problemas en los#llanos por sus ruedas.</text:p>
          </table:table-cell>
          <table:table-cell office:value-type="string">
            <text:p>Esta é a distância de#movimento. Move-se#com pneus, e sofre#problemas com#planícies.</text:p>
          </table:table-cell>
        </table:table-row>
        <table:table-row table:style-name="ro1">
          <table:table-cell office:value-type="string">
            <text:p>This is the unit's#movement range. Its#treads allow it to move#on plains unhindered.</text:p>
          </table:table-cell>
          <table:table-cell office:value-type="string">
            <text:p>Éste es el rango de#movimiento. Sus cadenas#le permiten moverse por#llanos sin problemas.</text:p>
          </table:table-cell>
          <table:table-cell office:value-type="string">
            <text:p>Esta é a distância de#movimento. As esteiras#permitem mover-se pelas#planícies sem problemas.</text:p>
          </table:table-cell>
        </table:table-row>
        <table:table-row table:style-name="ro1">
          <table:table-cell office:value-type="string">
            <text:p>This is an air unit.#Terrain does not#affect its movement#range.</text:p>
          </table:table-cell>
          <table:table-cell office:value-type="string">
            <text:p>Ésta es una unidad#aérea. El terreno no#afecta a su rango#de movimiento.</text:p>
          </table:table-cell>
          <table:table-cell office:value-type="string">
            <text:p>Esta é uma unidade#aérea. O terreno não#afeta sua distância#de movimento.</text:p>
          </table:table-cell>
        </table:table-row>
        <table:table-row table:style-name="ro1">
          <table:table-cell office:value-type="string">
            <text:p>This is a naval unit.#This is its movement#range across open#water and reefs.</text:p>
          </table:table-cell>
          <table:table-cell office:value-type="string">
            <text:p>Ésta es una unidad#naval, y éste es su#rango de movimiento.</text:p>
          </table:table-cell>
          <table:table-cell office:value-type="string">
            <text:p>Esta é uma unidade na-#val. Esta é a sua distân-#cia de movimento através#da água e recifes.</text:p>
          </table:table-cell>
        </table:table-row>
        <table:table-row table:style-name="ro1">
          <table:table-cell office:value-type="string">
            <text:p>This is a transport#unit's movement#range. These units#can move over reefs. </text:p>
          </table:table-cell>
          <table:table-cell office:value-type="string">
            <text:p>Éste es el rango de#movimiento de una#unidad de transporte.</text:p>
          </table:table-cell>
          <table:table-cell office:value-type="string">
            <text:p>Esta é a distância de#movimento do transpor-#te. Ele pode mover-se#sobre recifes.</text:p>
          </table:table-cell>
        </table:table-row>
        <table:table-row table:style-name="ro1">
          <table:table-cell office:value-type="string">
            <text:p>This is the unit's#vision range. This#increases when the#unit climbs a mountain.</text:p>
          </table:table-cell>
          <table:table-cell office:value-type="string">
            <text:p>Éste es el rango de#visión de la unidad.#Aumenta en las#montañas.</text:p>
          </table:table-cell>
          <table:table-cell office:value-type="string">
            <text:p>Esta é a distância de#visão. Aumenta quando#a unidade sobe uma#montanha.</text:p>
          </table:table-cell>
        </table:table-row>
        <table:table-row table:style-name="ro1">
          <table:table-cell office:value-type="string">
            <text:p>This is the unit's vision#range. It's how far the#unit can see in Fog#of War.</text:p>
          </table:table-cell>
          <table:table-cell office:value-type="string">
            <text:p>Éste es el rango de#visión. Indica cuánto#puede ver en Niebla#de Guerra.</text:p>
          </table:table-cell>
          <table:table-cell office:value-type="string">
            <text:p>Esta é a distância de#visão. Indica quanto#pode ver na Neblina#de Guerra.</text:p>
          </table:table-cell>
        </table:table-row>
        <table:table-row table:style-name="ro1">
          <table:table-cell office:value-type="string">
            <text:p>This is the current fuel#amount. The unit can no#longer move when all the#fuel is used.</text:p>
          </table:table-cell>
          <table:table-cell office:value-type="string">
            <text:p>Ésta es la cantidad#actual de combustible.#La unidad no puede#moverse sin combustible.</text:p>
          </table:table-cell>
          <table:table-cell office:value-type="string">
            <text:p>Esta é a quantidade de#combustível. A unidade#não pode mover-se#sem ela.</text:p>
          </table:table-cell>
        </table:table-row>
        <table:table-row table:style-name="ro1">
          <table:table-cell office:value-type="string">
            <text:p>This is the current fuel#amount. It's used at 5#units per turn. Units#crash when out of fuel.</text:p>
          </table:table-cell>
          <table:table-cell office:value-type="string">
            <text:p>Ésta es la cantidad#actual de combustible.#Utiliza 5 unidades#por turno.</text:p>
          </table:table-cell>
          <table:table-cell office:value-type="string">
            <text:p>Esta é a quantidade#de combustível. Usa 5#unidades por turno.#Elas param sem isso.</text:p>
          </table:table-cell>
        </table:table-row>
        <table:table-row table:style-name="ro1">
          <table:table-cell office:value-type="string">
            <text:p>This is the current fuel#amount. It's used at 2#units per turn. Units#crash when out of fuel.</text:p>
          </table:table-cell>
          <table:table-cell office:value-type="string">
            <text:p>Ésta es la cantidad#actual de combustible.#Utiliza 2 unidades#por turno.</text:p>
          </table:table-cell>
          <table:table-cell office:value-type="string">
            <text:p>Esta é a quantidade#de combustível. Usa 2#unidades por turno.#Elas param sem isso.</text:p>
          </table:table-cell>
        </table:table-row>
        <table:table-row table:style-name="ro1">
          <table:table-cell office:value-type="string">
            <text:p>This is the current fuel#amount. It's used at 1#unit per turn. Units#sink when out of fuel.</text:p>
          </table:table-cell>
          <table:table-cell office:value-type="string">
            <text:p>Ésta es la cantidad#actual de combustible.#Utiliza 1 unidad#por turno.</text:p>
          </table:table-cell>
          <table:table-cell office:value-type="string">
            <text:p>Esta é a quantidade#de combustível. Usa 1#unidade por turno.#Elas param sem isso.</text:p>
          </table:table-cell>
        </table:table-row>
        <table:table-row table:style-name="ro1">
          <table:table-cell office:value-type="string">
            <text:p>No primary weapon#is equipped.</text:p>
          </table:table-cell>
          <table:table-cell office:value-type="string">
            <text:p>No dispone de#arma primaria.</text:p>
          </table:table-cell>
          <table:table-cell office:value-type="string">
            <text:p>Não dispõem de arma#primária equipada.</text:p>
          </table:table-cell>
        </table:table-row>
        <table:table-row table:style-name="ro1">
          <table:table-cell office:value-type="string">
            <text:p>This is the primary#weapon. It can $83fire$80#on the units below.</text:p>
          </table:table-cell>
          <table:table-cell office:value-type="string">
            <text:p>Ésta es el arma primaria.#Puede usarse contra#las unidades que#aparecen abajo.</text:p>
          </table:table-cell>
          <table:table-cell office:value-type="string">
            <text:p>Esta é a arma primária.#Pode $83disparar$80 em#unidades abaixo.</text:p>
          </table:table-cell>
        </table:table-row>
        <table:table-row table:style-name="ro1">
          <table:table-cell office:value-type="string">
            <text:p>This is the amount of#primary weapon ammo.#Secondary weapons are#used when it's gone.</text:p>
          </table:table-cell>
          <table:table-cell office:value-type="string">
            <text:p>Ésta es la cantidad de#munición del arma#primaria. Si se acaba, se#usa el arma secundaria.</text:p>
          </table:table-cell>
          <table:table-cell office:value-type="string">
            <text:p>Esta é a quantidade de#munição da arma primá-#ria. Ao acabar é usada#a arma secundária.</text:p>
          </table:table-cell>
        </table:table-row>
        <table:table-row table:style-name="ro1">
          <table:table-cell office:value-type="string">
            <text:p>The symbol on the unit#indicates the#potential to hit#this unit type.</text:p>
          </table:table-cell>
          <table:table-cell office:value-type="string">
            <text:p>El símbolo de la unidad#indica su potencial#para afectar a este#tipo de unidad.</text:p>
          </table:table-cell>
          <table:table-cell office:value-type="string">
            <text:p>O símbolo da unidade#indica sua potência#para afetar este tipo#de unidade.</text:p>
          </table:table-cell>
        </table:table-row>
        <table:table-row table:style-name="ro1">
          <table:table-cell office:value-type="string">
            <text:p>The symbol on the unit#indicates the#potential to hit#this unit type.</text:p>
          </table:table-cell>
          <table:table-cell office:value-type="string">
            <text:p>El símbolo de la unidad#indica su potencial#para afectar a este#tipo de unidad.</text:p>
          </table:table-cell>
          <table:table-cell office:value-type="string">
            <text:p>O símbolo da unidade#indica sua potência#para afetar este tipo#de unidade.</text:p>
          </table:table-cell>
        </table:table-row>
        <table:table-row table:style-name="ro1">
          <table:table-cell office:value-type="string">
            <text:p>The symbol on the unit#indicates the#potential to hit#this unit type.</text:p>
          </table:table-cell>
          <table:table-cell office:value-type="string">
            <text:p>El símbolo de la unidad#indica su potencial#para afectar a este#tipo de unidad.</text:p>
          </table:table-cell>
          <table:table-cell office:value-type="string">
            <text:p>O símbolo da unidade#indica sua potência#para afetar este tipo#de unidade.</text:p>
          </table:table-cell>
        </table:table-row>
        <table:table-row table:style-name="ro1">
          <table:table-cell office:value-type="string">
            <text:p>The symbol on the unit#shows hit potential.#This weapon can't $83fire$80#on submerged $82subs$80.</text:p>
          </table:table-cell>
          <table:table-cell office:value-type="string">
            <text:p>El símbolo de la unidad#muestra su potencial.#No puede disparar a#$82submarinos$80 sumergidos.</text:p>
          </table:table-cell>
          <table:table-cell office:value-type="string">
            <text:p>O símbolo da unidade#mostra seu potencial.#Não pode $83disparar$80 em#submarinos $82submersos$80.</text:p>
          </table:table-cell>
        </table:table-row>
        <table:table-row table:style-name="ro1">
          <table:table-cell office:value-type="string">
            <text:p>The secondary weapon#is the machine gun.</text:p>
          </table:table-cell>
          <table:table-cell office:value-type="string">
            <text:p>El arma secundaria#es la ametralladora.</text:p>
          </table:table-cell>
          <table:table-cell office:value-type="string">
            <text:p>A arma secundária#é a metralhadora.</text:p>
          </table:table-cell>
        </table:table-row>
        <table:table-row table:style-name="ro1">
          <table:table-cell office:value-type="string">
            <text:p>These are new weapons#developed by Black Hole.#They are more powerful#than Md tanks.</text:p>
          </table:table-cell>
          <table:table-cell office:value-type="string">
            <text:p>Nueva unidad desarro-#llada por Black Hole.#Son más potentes que#los tanques Md.</text:p>
          </table:table-cell>
          <table:table-cell office:value-type="string">
            <text:p>Nova unidade desenvol-#vida pela Black Hole.#São mais potentes que#os tanques Md.</text:p>
          </table:table-cell>
        </table:table-row>
        <table:table-row table:style-name="ro1">
          <table:table-cell office:value-type="string">
            <text:p>$82Neotank$80 units' primary#weapons can $83fire$80#on the units below.</text:p>
          </table:table-cell>
          <table:table-cell office:value-type="string">
            <text:p>El arma primaria de#los $82Neotanques$80 puede#disparar a las unidades#que aparecen abajo.</text:p>
          </table:table-cell>
          <table:table-cell office:value-type="string">
            <text:p>A arma primária dos#$82Neotanques$80 podem#$83disparar$80 em unidades#abaixo.</text:p>
          </table:table-cell>
        </table:table-row>
        <table:table-row table:style-name="ro1">
          <table:table-cell office:value-type="string">
            <text:p>This is the amount of#primary weapon ammo.#Secondary weapons are#used when it's gone.</text:p>
          </table:table-cell>
          <table:table-cell office:value-type="string">
            <text:p>Ésta es la cantidad de#munición del arma#primaria. Si se acaba, se#usa el arma secundaria.</text:p>
          </table:table-cell>
          <table:table-cell office:value-type="string">
            <text:p>Esta é a quantidade de#munição da arma primá-#ria. Ao acabar é usada#a arma secundária.</text:p>
          </table:table-cell>
        </table:table-row>
        <table:table-row table:style-name="ro1">
          <table:table-cell office:value-type="string">
            <text:p>$82Neotank$80 cannons#are the strongest#weapons vs. non-#infantry ground units.</text:p>
          </table:table-cell>
          <table:table-cell office:value-type="string">
            <text:p>Sus cañones son los#más potentes contra#unidades terrestres#mecanizadas.</text:p>
          </table:table-cell>
          <table:table-cell office:value-type="string">
            <text:p>Os canhões $82Neotanque$80#são fortes contra#unidades terrestres#mecânicas.</text:p>
          </table:table-cell>
        </table:table-row>
        <table:table-row table:style-name="ro1">
          <table:table-cell office:value-type="string">
            <text:p>$82Neotank$80 cannons are#slightly weaker against#ships than rockets are.</text:p>
          </table:table-cell>
          <table:table-cell office:value-type="string">
            <text:p>Estos cañones son un#poco más débiles que#los cohetes contra#unidades navales.</text:p>
          </table:table-cell>
          <table:table-cell office:value-type="string">
            <text:p>Os canhões $82Neotanque$80#são mais fracos que os#foguetes contra unida-#des navais.</text:p>
          </table:table-cell>
        </table:table-row>
        <table:table-row table:style-name="ro1">
          <table:table-cell office:value-type="string">
            <text:p>$82Neotanks$80 are weak#vs. $82subs$80 and can't#$83fire$80 on submerged#$82subs$80.</text:p>
          </table:table-cell>
          <table:table-cell office:value-type="string">
            <text:p>Los $82Neotanques$80 son#débiles contra los#submarinos.</text:p>
          </table:table-cell>
          <table:table-cell office:value-type="string">
            <text:p>Os $82Neotanques$80 são#fracos contra os $82submari-#nos$80 e não podem $83acertá-#los$80 submersos.</text:p>
          </table:table-cell>
        </table:table-row>
        <table:table-row table:style-name="ro1">
          <table:table-cell office:value-type="string">
            <text:p>$82Neotank$80 M guns vs.#infantry units are more#powerful than those#of $82Md tanks$80.</text:p>
          </table:table-cell>
          <table:table-cell office:value-type="string">
            <text:p>Estas ametralladoras#son más potentes que#las de los $82tanques Md$80#contra la infantería.</text:p>
          </table:table-cell>
          <table:table-cell office:value-type="string">
            <text:p>As metralhadoras são#mais fortes que as dos#$82tanques Md$80 contra a#infantaria.</text:p>
          </table:table-cell>
        </table:table-row>
        <table:table-row table:style-name="ro1">
          <table:table-cell office:value-type="string">
            <text:p>$82Neotank$80 secondary#weapons are effective#against non-infantry#ground units.</text:p>
          </table:table-cell>
          <table:table-cell office:value-type="string">
            <text:p>El arma secundaria de#los $82Neotanques$80 es muy#efectiva contra las#unidades vehiculares.</text:p>
          </table:table-cell>
          <table:table-cell office:value-type="string">
            <text:p>A arma secundária dos#$82Neotanques$80 é efetiva#contra as unidades#veiculares.</text:p>
          </table:table-cell>
        </table:table-row>
        <table:table-row table:style-name="ro1">
          <table:table-cell office:value-type="string">
            <text:p>$82Neotank$80 machine guns#do minimal damage to#$82B copters$80.</text:p>
          </table:table-cell>
          <table:table-cell office:value-type="string">
            <text:p>Las ametralladoras de#los $82Neotanques$80 casi no#afectan a los#$82helicópteros de combate$80.</text:p>
          </table:table-cell>
          <table:table-cell office:value-type="string">
            <text:p>A metralhadora dos#$82Neotanques$80 quase não#afetam os $82helicópteros#de combate$80.</text:p>
          </table:table-cell>
        </table:table-row>
        <table:table-row table:style-name="ro1">
          <table:table-cell office:value-type="string">
            <text:p>If you want to win, capture the enemy#HQ or defeat all the enemy units.$0f</text:p>
          </table:table-cell>
          <table:table-cell office:value-type="string">
            <text:p>Si quieres ganar debes capturar el CG#enemigo o destruir todas sus unidades.$0f</text:p>
          </table:table-cell>
          <table:table-cell office:value-type="string">
            <text:p>Se você quiser vencer, capture o QG#inimigo ou destrua todas as unidades.$0f</text:p>
          </table:table-cell>
        </table:table-row>
        <table:table-row table:style-name="ro1">
          <table:table-cell office:value-type="string">
            <text:p>To win here, capture the enemy HQ#or defeat all the enemy troops.$0fGood luck and move out!$0f</text:p>
          </table:table-cell>
          <table:table-cell office:value-type="string">
            <text:p>Para ganar, captura el CG enemigo o#derrota a todas sus tropas.$0f¡Buena suerte y adelante!$0f</text:p>
          </table:table-cell>
          <table:table-cell office:value-type="string">
            <text:p>Para vencer aqui, capture o#QG inimigo ou derrote todos$0fos inimigos. Boa sorte e vai lá!$0f</text:p>
          </table:table-cell>
        </table:table-row>
        <table:table-row table:style-name="ro1">
          <table:table-cell office:value-type="string">
            <text:p>Capture the enemy HQ or defeat#all the enemy forces to win.$0fThat's your mission!$0f</text:p>
          </table:table-cell>
          <table:table-cell office:value-type="string">
            <text:p>Captura el CG enemigo o derrota#a todas sus fuerzas para ganar.$0f¡Ése es el objetivo de la misión!$0f</text:p>
          </table:table-cell>
          <table:table-cell office:value-type="string">
            <text:p>Capture o QG inimigo ou derrote#todas as suas forças para vencer.$0fEsse é o objetivo da missão!$0f</text:p>
          </table:table-cell>
        </table:table-row>
        <table:table-row table:style-name="ro1">
          <table:table-cell office:value-type="string">
            <text:p>Seize the enemy HQ or defeat all#the enemy units to clear this map.$0f</text:p>
          </table:table-cell>
          <table:table-cell office:value-type="string">
            <text:p>Hazte con el CG enemigo o derrota#a todas sus unidades.$0f</text:p>
          </table:table-cell>
          <table:table-cell office:value-type="string">
            <text:p>Tome o QG inimigo ou derrote#todas as suas unidades.$0f</text:p>
          </table:table-cell>
        </table:table-row>
        <table:table-row table:style-name="ro1">
          <table:table-cell office:value-type="string">
            <text:p>Flak's forces are moving in...$0fCapture Lash's HQ within 7 days or#defeat all of her troops to win!$0f</text:p>
          </table:table-cell>
          <table:table-cell office:value-type="string">
            <text:p>Las tropas de Helmut se acercan...$0fCaptura el CG de Kat en 7 días o#vence a todas sus tropas para ganar.$0f</text:p>
          </table:table-cell>
          <table:table-cell office:value-type="string">
            <text:p>As tropas de Flak se aproximam...$0fCapture o QG de Lash em 7 dias#ou derrote suas tropas para ganhar!$0f</text:p>
          </table:table-cell>
        </table:table-row>
        <table:table-row table:style-name="ro1">
          <table:table-cell office:value-type="string">
            <text:p>The Black Cannon must be destroyed#to win here! There's no need to panic.$0fFocus on the objective, and move out!$0f</text:p>
          </table:table-cell>
          <table:table-cell office:value-type="string">
            <text:p>Para ganar aquí debes destruir el#Cañón Negro. ¡Que no panda el cúnico!$0f¡Céntrate en el objetivo y avanza!$0f</text:p>
          </table:table-cell>
          <table:table-cell office:value-type="string">
            <text:p>O Canhão Negro deve ser destruído#para vencer aqui!$0fNão há motivos para pânico!#Foque no objetivo e avance!$0f</text:p>
          </table:table-cell>
        </table:table-row>
        <table:table-row table:style-name="ro1">
          <table:table-cell office:value-type="string">
            <text:p>Capture the enemy lab or destroy#the enemy units in 7 days to win!$0f</text:p>
          </table:table-cell>
          <table:table-cell office:value-type="string">
            <text:p>Para ganar debes capturar el#laboratorio enemigo o destruir$0ftodas su unidades.$0f</text:p>
          </table:table-cell>
          <table:table-cell office:value-type="string">
            <text:p>Capture o laboratório inimigo ou#destrua as unidades inimigas em$0f7 dias para vencer!</text:p>
          </table:table-cell>
        </table:table-row>
        <table:table-row table:style-name="ro1">
          <table:table-cell office:value-type="string">
            <text:p>We've finally arrived! All we need#to worry about is that pipe!$0f</text:p>
          </table:table-cell>
          <table:table-cell office:value-type="string">
            <text:p>¡Por fin hemos llegado! Ahora sólo#hay que ocuparse de la tubería.$0f</text:p>
          </table:table-cell>
          <table:table-cell office:value-type="string">
            <text:p>Finalmente chegamos! Devemos#agora cuidar apenas da tubulação!$0f</text:p>
          </table:table-cell>
        </table:table-row>
        <table:table-row table:style-name="ro1">
          <table:table-cell office:value-type="string">
            <text:p>Defeat all the enemy forces or#capture the enemy HQ to win here.$0f</text:p>
          </table:table-cell>
          <table:table-cell office:value-type="string">
            <text:p>Derrota a todas las unidades enemigas#o captura el CG para ganar.$0f</text:p>
          </table:table-cell>
          <table:table-cell office:value-type="string">
            <text:p>Derrote todas as tropas inimigas#ou capture o seu QG para vencer.$0f</text:p>
          </table:table-cell>
        </table:table-row>
        <table:table-row table:style-name="ro1">
          <table:table-cell office:value-type="string">
            <text:p>To win here, defeat all the enemy#troops. Pay attention to those woods!$0f</text:p>
          </table:table-cell>
          <table:table-cell office:value-type="string">
            <text:p>Para ganar debes derrotar a todas#las tropas enemigas.$0f¡Cuidado con los bosques!$0f</text:p>
          </table:table-cell>
          <table:table-cell office:value-type="string">
            <text:p>Para vencer, derrote todas as tropas#inimigas. Cuidado com os bosques!$0f</text:p>
          </table:table-cell>
        </table:table-row>
        <table:table-row table:style-name="ro1">
          <table:table-cell office:value-type="string">
            <text:p>Capture the enemy HQ or defeat#all the enemy forces for victory!$0fGood luck!$0f</text:p>
          </table:table-cell>
          <table:table-cell office:value-type="string">
            <text:p>¡Captura el CG enemigo o derrota a#todas sus tropas! ¡Buena suerte!$0f</text:p>
          </table:table-cell>
          <table:table-cell office:value-type="string">
            <text:p>Capture o QG inimigo ou derrote#todas as suas tropas para vencer!$0fBoa sorte!$0f</text:p>
          </table:table-cell>
        </table:table-row>
        <table:table-row table:style-name="ro1">
          <table:table-cell office:value-type="string">
            <text:p>Capture the cities around the giant#missile silo within 15 days.$0fIf you can do that, victory is yours!$0f</text:p>
          </table:table-cell>
          <table:table-cell office:value-type="string">
            <text:p>Captura las ciudades alrededor del#silo de misiles gigante en 15 días.$0f¡Si puedes hacerlo, la victoria es tuya!$0f</text:p>
          </table:table-cell>
          <table:table-cell office:value-type="string">
            <text:p>Capture as cidades ao redor do silo#de mísseis gigantes em 15 dias.$0fCom isso, a vitória é sua!$0f</text:p>
          </table:table-cell>
        </table:table-row>
        <table:table-row table:style-name="ro1">
          <table:table-cell office:value-type="string">
            <text:p>All you need to do here is protect#your HQ for 14 days!$0f</text:p>
          </table:table-cell>
          <table:table-cell office:value-type="string">
            <text:p>Lo único que tienes que hacer es#proteger tu CG durante 14 días.$0f</text:p>
          </table:table-cell>
          <table:table-cell office:value-type="string">
            <text:p>Basta proteger seu QG por#14 dia!$0f</text:p>
          </table:table-cell>
        </table:table-row>
        <table:table-row table:style-name="ro1">
          <table:table-cell office:value-type="string">
            <text:p>Move a unit onto your HQ, or#defeat all enemy units.$0fThat's all it takes to win!$0f</text:p>
          </table:table-cell>
          <table:table-cell office:value-type="string">
            <text:p>Coloca una unidad en tu CG o derrota#a todas las unidades enemigas.$0f¡Eso es todo lo que necesitas!$0f</text:p>
          </table:table-cell>
          <table:table-cell office:value-type="string">
            <text:p>Coloque um unidade em seu QG ou#derrote todas as unidades inimigas.$0fIsso é tudo para vencer!$0f</text:p>
          </table:table-cell>
        </table:table-row>
        <table:table-row table:style-name="ro1">
          <table:table-cell office:value-type="string">
            <text:p>Capture the enemy lab or defeat all#the enemy forces within 15 days!$0fThat's what it takes to win here!$0f</text:p>
          </table:table-cell>
          <table:table-cell office:value-type="string">
            <text:p>¡Captura el laboratorio enemigo o#derrota a todas sus tropas en$0f15 días! ¡Adelante!$0f</text:p>
          </table:table-cell>
          <table:table-cell office:value-type="string">
            <text:p>Capture o laboratório inimigo ou#derrote suas tropas em 15 dias.0fIsso é tudo para vencer!</text:p>
          </table:table-cell>
        </table:table-row>
        <table:table-row table:style-name="ro1">
          <table:table-cell office:value-type="string">
            <text:p>At last, the factory battle!#Destroy that pipe to claim the field!$0f</text:p>
          </table:table-cell>
          <table:table-cell office:value-type="string">
            <text:p>¡Por fin! ¡La batalla de la fábrica!$0f¡Destruye la tubería para recuperar#el terreno!$0f</text:p>
          </table:table-cell>
          <table:table-cell office:value-type="string">
            <text:p>Finalmente, a batalha da fábrica!$0fDestrua a tubulação para recuperar#o terreno.$0f</text:p>
          </table:table-cell>
        </table:table-row>
        <table:table-row table:style-name="ro1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office:value-type="string">
            <text:p>Capture o QG inimigo ou derrote#todas as suas tropas para vencer!$0fBoa sorte!$0f</text:p>
          </table:table-cell>
        </table:table-row>
        <table:table-row table:style-name="ro1">
          <table:table-cell office:value-type="string">
            <text:p>Capture the enemy HQ or destroy#the 8 minicannons to win the day!$0f</text:p>
          </table:table-cell>
          <table:table-cell office:value-type="string">
            <text:p>¡Captura el CG enemigo o destruye#los 8 minicañones para ganar!$0f</text:p>
          </table:table-cell>
          <table:table-cell office:value-type="string">
            <text:p>Capture o QG inimigo ou destrua os#8 mini canhões para vencer o dia!$0f</text:p>
          </table:table-cell>
        </table:table-row>
        <table:table-row table:style-name="ro1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</text:p>
          </table:table-cell>
          <table:table-cell office:value-type="string">
            <text:p>Capture o QG inimigo ou derrote#todas as suas tropas para vencer!$0fBoa sorte!$0f</text:p>
          </table:table-cell>
        </table:table-row>
        <table:table-row table:style-name="ro1">
          <table:table-cell office:value-type="string">
            <text:p>Destroy all enemy units, but protect#those 10 cities in the upper right!$0f</text:p>
          </table:table-cell>
          <table:table-cell office:value-type="string">
            <text:p>Destruye todas las unidades enemigas#y protege las 10 ciudades de la zona$0fsuperior derecha.$0f</text:p>
          </table:table-cell>
          <table:table-cell office:value-type="string">
            <text:p>Destrua todas as unidades inimigas#e proteja as 10 cidades da área$0fsuperior direita!$0f</text:p>
          </table:table-cell>
        </table:table-row>
        <table:table-row table:style-name="ro1">
          <table:table-cell office:value-type="string">
            <text:p>Defeat all the enemy forces before#they get to your HQ!$0f</text:p>
          </table:table-cell>
          <table:table-cell office:value-type="string">
            <text:p>Derrota a todas las fuerzas hostiles#antes de que lleguen a tu CG.$0f</text:p>
          </table:table-cell>
          <table:table-cell office:value-type="string">
            <text:p>Derrote todas as forças hostis antes#que elas cheguem em seu QG!$0f</text:p>
          </table:table-cell>
        </table:table-row>
        <table:table-row table:style-name="ro1">
          <table:table-cell office:value-type="string">
            <text:p>Topple the 3 minicannons above#your HQ to win this map!$0f</text:p>
          </table:table-cell>
          <table:table-cell office:value-type="string">
            <text:p>Destruye los 3 minicañones que hay#sobre tu CG para alcanzar la victoria.$0f</text:p>
          </table:table-cell>
          <table:table-cell office:value-type="string">
            <text:p>Destrua os 3 mini canhões que há#sobre seu QG para alcançar a vitória!$0f</text:p>
          </table:table-cell>
        </table:table-row>
        <table:table-row table:style-name="ro1">
          <table:table-cell office:value-type="string">
            <text:p>Capture the enemy lab or defeat all#the enemy units within 18 days!$0fAre you ready for this challenge?$0f</text:p>
          </table:table-cell>
          <table:table-cell office:value-type="string">
            <text:p>Captura el laboratorio enemigo o vence#a todas sus unidades en 18 días.$0f¿Crees que podrás hacerlo?$0f</text:p>
          </table:table-cell>
          <table:table-cell office:value-type="string">
            <text:p>Capture o laboratório inimigo ou#vença todas as suas unidades$0fem 18 dias.$0fVocê está pronto para isso?$0f</text:p>
          </table:table-cell>
        </table:table-row>
        <table:table-row table:style-name="ro1">
          <table:table-cell office:value-type="string">
            <text:p>It's been a long, hard road, but#victory is within our grasp!$0fMove out, and crush that pipe!$0f</text:p>
          </table:table-cell>
          <table:table-cell office:value-type="string">
            <text:p>Ha sido duro llegar hasta aquí, pero#la victoria está al alcance de la mano.$0f¡Destruye esa tubería!$0f</text:p>
          </table:table-cell>
          <table:table-cell office:value-type="string">
            <text:p>Foi duro chegar até aqui,$0fmas a vitória está ao alcance#de suas mãos.$0fDestrua essa tubulação!$0f</text:p>
          </table:table-cell>
        </table:table-row>
        <table:table-row table:style-name="ro1">
          <table:table-cell office:value-type="string">
            <text:p>To win the field here, destroy the#8 minicannons around the enemy HQ.$0f</text:p>
          </table:table-cell>
          <table:table-cell office:value-type="string">
            <text:p>Para ganar esta batalla tienes que#destruir los 8 minicañones que rodean$0fel CG enemigo.$0f</text:p>
          </table:table-cell>
          <table:table-cell office:value-type="string">
            <text:p>Para vencer esta a batalha,$0fdestrua os 8 mini canhões que#rodeiam o QG inimigo.$0f</text:p>
          </table:table-cell>
        </table:table-row>
        <table:table-row table:style-name="ro1">
          <table:table-cell office:value-type="string">
            <text:p>The 2 Black Cannons must be#destroyed to claim victory!$0f</text:p>
          </table:table-cell>
          <table:table-cell office:value-type="string">
            <text:p>Debes destruir 2 Cañones Negros#para alzarte con la victoria.$0f</text:p>
          </table:table-cell>
          <table:table-cell office:value-type="string">
            <text:p>2 Canhões Negros devem ser#destruídos para alcançar a vitória!$0f</text:p>
          </table:table-cell>
        </table:table-row>
        <table:table-row table:style-name="ro1">
          <table:table-cell office:value-type="string">
            <text:p>Lash's repair skills are nothing to#sneeze at...$0fYou have 17 days to sink the#battleships surrounded by bridges!$0f</text:p>
          </table:table-cell>
          <table:table-cell office:value-type="string">
            <text:p>La habilidad de Kat para reparar#cosas no es ninguna tontería...$0fTienes 17 días para hundir las#fragatas rodeadas por puentes.$0f</text:p>
          </table:table-cell>
          <table:table-cell office:value-type="string">
            <text:p>A habilidade de Lash para reparar#coisas não é nenhuma bobeira...$0fVocê tem 17 dias para naufragar#as fragatas rodeadas por pontes!$0f</text:p>
          </table:table-cell>
        </table:table-row>
        <table:table-row table:style-name="ro1">
          <table:table-cell office:value-type="string">
            <text:p>To win here, destroy the 4 laser#cannons or capture the enemy HQ!$0fLend a hand, Sami!$0f</text:p>
          </table:table-cell>
          <table:table-cell office:value-type="string">
            <text:p>Para ganar, destruye los 4 cañones#láser o captura el CG enemigo.$0fSami te echará una mano.$0f</text:p>
          </table:table-cell>
          <table:table-cell office:value-type="string">
            <text:p>Para ganhar, destrua as 4 canhões#laser ou capture o QG inimigo.$0fSami te dará uma mãozinha!$0f</text:p>
          </table:table-cell>
        </table:table-row>
        <table:table-row table:style-name="ro1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office:value-type="string">
            <text:p>Capture o QG inimigo ou derrote#todas as suas tropas para vencer!$0fBoa sorte!$0f</text:p>
          </table:table-cell>
        </table:table-row>
        <table:table-row table:style-name="ro1">
          <table:table-cell office:value-type="string">
            <text:p>Capture the enemy HQ, or defeat all#the enemy troops. Beware the volcano!$0f</text:p>
          </table:table-cell>
          <table:table-cell office:value-type="string">
            <text:p>Captura el CG enemigo o derrota a#todas sus tropas.$0f¡Cuidado con el volcán!$0f</text:p>
          </table:table-cell>
          <table:table-cell office:value-type="string">
            <text:p>Capture o QG inimigo ou derrote#todas as sua tropas.$0fCuidado com o vulcão!$0f</text:p>
          </table:table-cell>
        </table:table-row>
        <table:table-row table:style-name="ro1">
          <table:table-cell office:value-type="string">
            <text:p>You have 9 days to capture the lab#or destroy all enemy troops.$0fYou can do it!$0f</text:p>
          </table:table-cell>
          <table:table-cell office:value-type="string">
            <text:p>Tienes 9 días para capturar el#laboratorio o destruir a todas las$0ftropas enemigas.#¡Sé que puedes hacerlo!$0f</text:p>
          </table:table-cell>
          <table:table-cell office:value-type="string">
            <text:p>Você tem 9 dias para capturar#o laboratório ou destruir todas$0fas tropas inimigas.$0fVocê consegue!$0f</text:p>
          </table:table-cell>
        </table:table-row>
        <table:table-row table:style-name="ro1">
          <table:table-cell office:value-type="string">
            <text:p>Hawke's a formidable foe, but we can#beat him if we work together!$0fThe key to victory is destroying#that pipe to the factory!$0f</text:p>
          </table:table-cell>
          <table:table-cell office:value-type="string">
            <text:p>Maverik es un enemigo formidable, pero#podemos vencerle si trabajamos juntos.$0fLa clave para alcanzar la victoria es#destruir la tubería de la fábrica.$0f</text:p>
          </table:table-cell>
          <table:table-cell office:value-type="string">
            <text:p>Hawke é um inimigo formidável,$0fmas podemos vencê-lo se#trabalharmos juntos.$0fA chave para alcançar a vitória é#destruir a tubulação da fábrica.$0f</text:p>
          </table:table-cell>
        </table:table-row>
        <table:table-row table:style-name="ro1">
          <table:table-cell office:value-type="string">
            <text:p>Take out the 3 Black Cannons to#claim victory here!$0f</text:p>
          </table:table-cell>
          <table:table-cell office:value-type="string">
            <text:p>Destruye los 3 Cañones Negros para#alzarte con la victoria.$0f</text:p>
          </table:table-cell>
          <table:table-cell office:value-type="string">
            <text:p>Destrua os 3 Canhões Negros#para reivindicar a vitória aqui!$0f</text:p>
          </table:table-cell>
        </table:table-row>
        <table:table-row table:style-name="ro1">
          <table:table-cell office:value-type="string">
            <text:p>We're here at last! You've all#fought so hard for this day.$0fDestroy the Deathray within 30#days to end this once and for all!$0f</text:p>
          </table:table-cell>
          <table:table-cell office:value-type="string">
            <text:p>¡Por fin hemos llegado! ¡Todos#habéis luchado duro para conseguirlo!$0f¡Destruye el Fulminador en 30 días#para acabar con esto de una vez!$0f</text:p>
          </table:table-cell>
          <table:table-cell office:value-type="string">
            <text:p>Finalmente chegamos!$0fVocê lutou bravamente para#chegar até aqui!$0fDestrua o Fulminador em 30 dias#para acabar com isso de uma vez!$0f</text:p>
          </table:table-cell>
        </table:table-row>
        <table:table-row table:style-name="ro1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office:value-type="string">
            <text:p>Capture o QG inimigo ou derrote#todas as suas tropas para vencer!$0fBoa sorte!$0f</text:p>
          </table:table-cell>
        </table:table-row>
        <table:table-row table:style-name="ro1">
          <table:table-cell office:value-type="string">
            <text:p>Capture the enemy HQ or defeat#all the enemy forces for victory!$0fMake us proud!$0f</text:p>
          </table:table-cell>
          <table:table-cell office:value-type="string">
            <text:p>Captura el CG enemigo o derrota#a todas las fuerzas enemigas.$0f¡Sé que puedes hacerlo!$0f</text:p>
          </table:table-cell>
          <table:table-cell office:value-type="string">
            <text:p>Capture o QG inimigo ou derrote#todas as forças inimigas.$0fSei que você consegue!$0f</text:p>
          </table:table-cell>
        </table:table-row>
        <table:table-row table:style-name="ro1">
          <table:table-cell office:value-type="string">
            <text:p>Topple the Black Cannon to win here!#There's no need to panic.$0fFocus on the objective and move out!$0f</text:p>
          </table:table-cell>
          <table:table-cell office:value-type="string">
            <text:p>¡Tienes que destruir el Cañón Negro!$0fPero que no cunda el pánico.#¡Céntrate en el objetivo y a por ellos!$0f</text:p>
          </table:table-cell>
          <table:table-cell office:value-type="string">
            <text:p>Você deve destruir o Canhão#Negro!$0fNão há motivos para pânico!#Foque no objetivo e avance!$0f</text:p>
          </table:table-cell>
        </table:table-row>
        <table:table-row table:style-name="ro1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office:value-type="string">
            <text:p>Capture o QG inimigo ou derrote#todas as suas tropas para vencer!$0fBoa sorte!$0f</text:p>
          </table:table-cell>
        </table:table-row>
        <table:table-row table:style-name="ro1">
          <table:table-cell office:value-type="string">
            <text:p>Victory's all yours if you defeat#all the enemy troops! Let 'em have it!$0f</text:p>
          </table:table-cell>
          <table:table-cell office:value-type="string">
            <text:p>La victoria será tuya si derrotas#a todas las tropas enemigas.$0f¡Hazles morder el polvo!$0f</text:p>
          </table:table-cell>
          <table:table-cell office:value-type="string">
            <text:p>A vitória será sua se você derrotar#todas as tropas inimigas!$0fVamos acabar com isso!$0f</text:p>
          </table:table-cell>
        </table:table-row>
        <table:table-row table:style-name="ro1">
          <table:table-cell office:value-type="string">
            <text:p>To win here, defeat all the enemy#troops. Pay attention to those woods!$0f</text:p>
          </table:table-cell>
          <table:table-cell office:value-type="string">
            <text:p>Debes derrotar a todas las#tropas enemigas para ganar.$0f¡Ojo con esos bosques!$0f</text:p>
          </table:table-cell>
          <table:table-cell office:value-type="string">
            <text:p>Para vencer, derrote todas as tropas#inimigas. Cuidado com os bosques!$0f</text:p>
          </table:table-cell>
        </table:table-row>
        <table:table-row table:style-name="ro1">
          <table:table-cell office:value-type="string">
            <text:p>Capture the enemy lab or defeat all#the enemy units within 7 days!$0fThose are your options!$0f</text:p>
          </table:table-cell>
          <table:table-cell office:value-type="string">
            <text:p>Captura el laboratorio enemigo o#derrota a todas las tropas en 7 días.$0f¡Ésas son tus opciones!$0f</text:p>
          </table:table-cell>
          <table:table-cell office:value-type="string">
            <text:p>Capture o laboratório inimigo ou#derrote todas as tropas em 7 dias.$0fEssas são as suas opções!$0f</text:p>
          </table:table-cell>
        </table:table-row>
        <table:table-row table:style-name="ro1">
          <table:table-cell office:value-type="string">
            <text:p>All you need to worry about here#is that factory! Destroy it!$0f</text:p>
          </table:table-cell>
          <table:table-cell office:value-type="string">
            <text:p>¡Lo único de lo que tienes que#preocuparte es esa fábrica!$0f¡Destrúyela!$0f</text:p>
          </table:table-cell>
          <table:table-cell office:value-type="string">
            <text:p>Preocupe-se apenas com a#fábrica! Destrua-a!$0f</text:p>
          </table:table-cell>
        </table:table-row>
        <table:table-row table:style-name="ro1">
          <table:table-cell office:value-type="string">
            <text:p><text:s text:c="3"/>Yes <text:s text:c="2"/>No</text:p>
          </table:table-cell>
          <table:table-cell office:value-type="string">
            <text:p><text:s text:c="3"/>Sí <text:s text:c="4"/>No</text:p>
          </table:table-cell>
          <table:table-cell office:value-type="string">
            <text:p><text:s text:c="3"/>Sim <text:s text:c="2"/>Não</text:p>
          </table:table-cell>
        </table:table-row>
        <table:table-row table:style-name="ro1">
          <table:table-cell office:value-type="string">
            <text:p>$0b$81Save current data?#$16</text:p>
          </table:table-cell>
          <table:table-cell office:value-type="string">
            <text:p>$0b$81¿Guardar datos actuales?#$16</text:p>
          </table:table-cell>
          <table:table-cell office:value-type="string">
            <text:p>$0b$81Guardar dados atuais?#$16</text:p>
          </table:table-cell>
        </table:table-row>
        <table:table-row table:style-name="ro1">
          <table:table-cell office:value-type="string">
            <text:p>$0b$81Save current data$0e$0e#over existing data?$16</text:p>
          </table:table-cell>
          <table:table-cell office:value-type="string">
            <text:p>$0b$81¿Guardar datos actuales$0e$0e#sobre datos existentes?$16</text:p>
          </table:table-cell>
          <table:table-cell office:value-type="string">
            <text:p>$0b$81Guardar dados atuais$0e$0e#sobre dados existentes?$16</text:p>
          </table:table-cell>
        </table:table-row>
        <table:table-row table:style-name="ro1">
          <table:table-cell office:value-type="string">
            <text:p>$0b$80Now saving. Do not turn OFF.$0e</text:p>
          </table:table-cell>
          <table:table-cell office:value-type="string">
            <text:p>$0b$80Guardando. No desconectes.$0e</text:p>
          </table:table-cell>
          <table:table-cell office:value-type="string">
            <text:p>$0b$80Guardando. Não desligue o console.$0e</text:p>
          </table:table-cell>
        </table:table-row>
        <table:table-row table:style-name="ro1">
          <table:table-cell office:value-type="string">
            <text:p>$0c$0b$80Save complete!$0e$0e$0e</text:p>
          </table:table-cell>
          <table:table-cell office:value-type="string">
            <text:p>$0c$0b$80¡Proceso finalizado!$0e$0e$0e</text:p>
          </table:table-cell>
          <table:table-cell office:value-type="string">
            <text:p>$0c$0b$80Guardado com sucesso!$0e$0e$0e</text:p>
          </table:table-cell>
        </table:table-row>
        <table:table-row table:style-name="ro1">
          <table:table-cell office:value-type="string">
            <text:p>$0b$81Delete all saved data?#$17</text:p>
          </table:table-cell>
          <table:table-cell office:value-type="string">
            <text:p>$0b$81¿Borrar los datos guardados?#$17</text:p>
          </table:table-cell>
          <table:table-cell office:value-type="string">
            <text:p>$0b$81Apagar os dados guardados?#$17</text:p>
          </table:table-cell>
        </table:table-row>
        <table:table-row table:style-name="ro1">
          <table:table-cell office:value-type="string">
            <text:p>$0b$80Now deleting data.#Do not turn OFF.$0e</text:p>
          </table:table-cell>
          <table:table-cell office:value-type="string">
            <text:p>$0b$80Borrando datos.#No desconectes.$0e</text:p>
          </table:table-cell>
          <table:table-cell office:value-type="string">
            <text:p>$0b$80Guardando.#Não desligue o console.$0e</text:p>
          </table:table-cell>
        </table:table-row>
        <table:table-row table:style-name="ro1">
          <table:table-cell office:value-type="string">
            <text:p>$0c$0b$80Data has been deleted!$0f</text:p>
          </table:table-cell>
          <table:table-cell office:value-type="string">
            <text:p>$0c$0b$80¡Los datos han sido borrados!$0f</text:p>
          </table:table-cell>
          <table:table-cell office:value-type="string">
            <text:p>$0c$0b$80Os dados guardados foram apagados!$0f</text:p>
          </table:table-cell>
        </table:table-row>
        <table:table-row table:style-name="ro1">
          <table:table-cell office:value-type="string">
            <text:p>If you yield, you lose.#Do you really yield?$0e$17</text:p>
          </table:table-cell>
          <table:table-cell office:value-type="string">
            <text:p>Si te rindes, pierdes.#¿De verdad quieres rendirte?$0e$17</text:p>
          </table:table-cell>
          <table:table-cell office:value-type="string">
            <text:p>Ao se render, você perde.#Deseja realmente se render?$0e$17</text:p>
          </table:table-cell>
        </table:table-row>
        <table:table-row table:style-name="ro1">
          <table:table-cell office:value-type="string">
            <text:p>Return to Select Mode menu?#$17</text:p>
          </table:table-cell>
          <table:table-cell office:value-type="string">
            <text:p>¿Regresar al menú Selección de Modo?#$17</text:p>
          </table:table-cell>
          <table:table-cell office:value-type="string">
            <text:p>Retornar ao menu Seleção de Modo?#$17</text:p>
          </table:table-cell>
        </table:table-row>
        <table:table-row table:style-name="ro1">
          <table:table-cell office:value-type="string">
            <text:p>The Orange Star Army has lost!$0e$0e</text:p>
          </table:table-cell>
          <table:table-cell office:value-type="string">
            <text:p>¡El ejército de Orange Star ha perdido!$0e$0e</text:p>
          </table:table-cell>
          <table:table-cell office:value-type="string">
            <text:p>O exército de Orange Star perdeu!$0e$0e</text:p>
          </table:table-cell>
        </table:table-row>
        <table:table-row table:style-name="ro1">
          <table:table-cell office:value-type="string">
            <text:p>The Blue Moon Army has lost!$0e$0e</text:p>
          </table:table-cell>
          <table:table-cell office:value-type="string">
            <text:p>¡El ejército de Blue Moon ha perdido!$0e$0e</text:p>
          </table:table-cell>
          <table:table-cell office:value-type="string">
            <text:p>O exército de Blue Moon perdeu!$0e$0e</text:p>
          </table:table-cell>
        </table:table-row>
        <table:table-row table:style-name="ro1">
          <table:table-cell office:value-type="string">
            <text:p>The Green Earth Army has lost!$0e$0e</text:p>
          </table:table-cell>
          <table:table-cell office:value-type="string">
            <text:p>¡El ejército de Green Earth ha perdido!$0e$0e</text:p>
          </table:table-cell>
          <table:table-cell office:value-type="string">
            <text:p>O exército de Green Earth perdeu!$0e$0e</text:p>
          </table:table-cell>
        </table:table-row>
        <table:table-row table:style-name="ro1">
          <table:table-cell office:value-type="string">
            <text:p>The Yellow Comet Army has lost!$0e$0e</text:p>
          </table:table-cell>
          <table:table-cell office:value-type="string">
            <text:p>¡El ejército de Yellow Comet ha perdido!$0e$0e</text:p>
          </table:table-cell>
          <table:table-cell office:value-type="string">
            <text:p>O exército de Yellow Comet perdeu!$0e$0e</text:p>
          </table:table-cell>
        </table:table-row>
        <table:table-row table:style-name="ro1">
          <table:table-cell office:value-type="string">
            <text:p>The Black Hole Army has lost!$0e$0e</text:p>
          </table:table-cell>
          <table:table-cell office:value-type="string">
            <text:p>¡El ejército de Black Hole ha perdido!$0e$0e</text:p>
          </table:table-cell>
          <table:table-cell office:value-type="string">
            <text:p>O exército de Black Hole perdeu!$0e$0e</text:p>
          </table:table-cell>
        </table:table-row>
        <table:table-row table:style-name="ro1">
          <table:table-cell office:value-type="string">
            <text:p>View battle and#capture animation.</text:p>
          </table:table-cell>
          <table:table-cell office:value-type="string">
            <text:p>Ver animación de#batalla y capturas.</text:p>
          </table:table-cell>
          <table:table-cell office:value-type="string">
            <text:p>Ver animação de#batalha e captura.</text:p>
          </table:table-cell>
        </table:table-row>
        <table:table-row table:style-name="ro1">
          <table:table-cell office:value-type="string">
            <text:p>View battle#animation only. </text:p>
          </table:table-cell>
          <table:table-cell office:value-type="string">
            <text:p>Ver animación#sólo de batalla. </text:p>
          </table:table-cell>
          <table:table-cell office:value-type="string">
            <text:p>Ver animação#somente da batalha.</text:p>
          </table:table-cell>
        </table:table-row>
        <table:table-row table:style-name="ro1">
          <table:table-cell office:value-type="string">
            <text:p>View player battle#animation only.</text:p>
          </table:table-cell>
          <table:table-cell office:value-type="string">
            <text:p>Ver animación#sólo del jugador.</text:p>
          </table:table-cell>
          <table:table-cell office:value-type="string">
            <text:p>Ver animação#somente do jogador.</text:p>
          </table:table-cell>
        </table:table-row>
        <table:table-row table:style-name="ro1">
          <table:table-cell office:value-type="string">
            <text:p>No animation.</text:p>
          </table:table-cell>
          <table:table-cell office:value-type="string">
            <text:p>Sin animación.</text:p>
          </table:table-cell>
          <table:table-cell office:value-type="string">
            <text:p>Sem animação.</text:p>
          </table:table-cell>
        </table:table-row>
        <table:table-row table:style-name="ro1">
          <table:table-cell office:value-type="string">
            <text:p>You have 50 units deployed.#You cannot produce any more units.$0f</text:p>
          </table:table-cell>
          <table:table-cell office:value-type="string">
            <text:p>Tienes 50 unidades desplegadas.#No se pueden producir más unidades.$0f</text:p>
          </table:table-cell>
          <table:table-cell office:value-type="string">
            <text:p>Você possui 50 unidades manejadas.#Você não pode produzir mais unidades.$0f</text:p>
          </table:table-cell>
        </table:table-row>
        <table:table-row table:style-name="ro1">
          <table:table-cell office:value-type="string">
            <text:p>Select missile target now.$0f</text:p>
          </table:table-cell>
          <table:table-cell office:value-type="string">
            <text:p>Selecciona objetivo del misil.$0f</text:p>
          </table:table-cell>
          <table:table-cell office:value-type="string">
            <text:p>Selecione o objetivo do míssil.$0f</text:p>
          </table:table-cell>
        </table:table-row>
        <table:table-row table:style-name="ro1">
          <table:table-cell office:value-type="string">
            <text:p>If you save a new game, your#previous data will be overwritten.$0f</text:p>
          </table:table-cell>
          <table:table-cell office:value-type="string">
            <text:p>Si guardas una partida nueva#perderás los datos anteriores.$0f</text:p>
          </table:table-cell>
          <table:table-cell office:value-type="string">
            <text:p>Ao guardar uma nova partida,#perderá os dados anteriores.$0f</text:p>
          </table:table-cell>
        </table:table-row>
        <table:table-row table:style-name="ro1">
          <table:table-cell office:value-type="string">
            <text:p>Name your map, please.$0f</text:p>
          </table:table-cell>
          <table:table-cell office:value-type="string">
            <text:p>Ponle un nombre a tu mapa.$0f</text:p>
          </table:table-cell>
          <table:table-cell office:value-type="string">
            <text:p>Insira o nome do mapa, por favor.$0f</text:p>
          </table:table-cell>
        </table:table-row>
        <table:table-row table:style-name="ro1">
          <table:table-cell office:value-type="string">
            <text:p>Is this correct?#$16</text:p>
          </table:table-cell>
          <table:table-cell office:value-type="string">
            <text:p>¿Está bien así?#$16</text:p>
          </table:table-cell>
          <table:table-cell office:value-type="string">
            <text:p>Está tudo certo?#$16</text:p>
          </table:table-cell>
        </table:table-row>
        <table:table-row table:style-name="ro1">
          <table:table-cell office:value-type="string">
            <text:p>Are you really going to quit?#$16</text:p>
          </table:table-cell>
          <table:table-cell office:value-type="string">
            <text:p>¿De verdad quieres salir?#$16</text:p>
          </table:table-cell>
          <table:table-cell office:value-type="string">
            <text:p>Você deseja realmente sair?#$16</text:p>
          </table:table-cell>
        </table:table-row>
        <table:table-row table:style-name="ro1">
          <table:table-cell office:value-type="string">
            <text:p>Not Linked</text:p>
          </table:table-cell>
          <table:table-cell office:value-type="string">
            <text:p>No conectado</text:p>
          </table:table-cell>
          <table:table-cell office:value-type="string">
            <text:p>Não conectado</text:p>
          </table:table-cell>
        </table:table-row>
        <table:table-row table:style-name="ro1">
          <table:table-cell office:value-type="string">
            <text:p>Preparing</text:p>
          </table:table-cell>
          <table:table-cell office:value-type="string">
            <text:p>En marcha</text:p>
          </table:table-cell>
          <table:table-cell office:value-type="string">
            <text:p>Preparando</text:p>
          </table:table-cell>
        </table:table-row>
        <table:table-row table:style-name="ro1"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</table:table-row>
        <table:table-row table:style-name="ro1">
          <table:table-cell office:value-type="string">
            <text:p>Linking</text:p>
          </table:table-cell>
          <table:table-cell table:number-columns-repeated="2" office:value-type="string">
            <text:p>Conectando</text:p>
          </table:table-cell>
        </table:table-row>
        <table:table-row table:style-name="ro1">
          <table:table-cell office:value-type="string">
            <text:p>Linking</text:p>
          </table:table-cell>
          <table:table-cell table:number-columns-repeated="2" office:value-type="string">
            <text:p>Conectando</text:p>
          </table:table-cell>
        </table:table-row>
        <table:table-row table:style-name="ro1">
          <table:table-cell office:value-type="string">
            <text:p>No saved data.</text:p>
          </table:table-cell>
          <table:table-cell office:value-type="string">
            <text:p>No hay datos.</text:p>
          </table:table-cell>
          <table:table-cell office:value-type="string">
            <text:p>Não há dados.</text:p>
          </table:table-cell>
        </table:table-row>
        <table:table-row table:style-name="ro1">
          <table:table-cell office:value-type="string">
            <text:p>Preparing to link!</text:p>
          </table:table-cell>
          <table:table-cell office:value-type="string">
            <text:p>¡Preparando para conectar!</text:p>
          </table:table-cell>
          <table:table-cell office:value-type="string">
            <text:p>Preparando para conectar!</text:p>
          </table:table-cell>
        </table:table-row>
        <table:table-row table:style-name="ro1">
          <table:table-cell office:value-type="string">
            <text:p>Confirming entries. Please wait.</text:p>
          </table:table-cell>
          <table:table-cell office:value-type="string">
            <text:p>Confirmando entradas.</text:p>
          </table:table-cell>
          <table:table-cell office:value-type="string">
            <text:p>Confirmando. Espere por favor.</text:p>
          </table:table-cell>
        </table:table-row>
        <table:table-row table:style-name="ro1">
          <table:table-cell office:value-type="string">
            <text:p>Press START when everyone's ready!</text:p>
          </table:table-cell>
          <table:table-cell office:value-type="string">
            <text:p>Pulsa START cuando estéis listos.</text:p>
          </table:table-cell>
          <table:table-cell office:value-type="string">
            <text:p>START quando todos estiverem prontos.</text:p>
          </table:table-cell>
        </table:table-row>
        <table:table-row table:style-name="ro1">
          <table:table-cell office:value-type="string">
            <text:p>Please wait until preparations are done.</text:p>
          </table:table-cell>
          <table:table-cell office:value-type="string">
            <text:p>Espera a que todo esté preparado.</text:p>
          </table:table-cell>
          <table:table-cell office:value-type="string">
            <text:p>Espere até que todos estejam prontos.</text:p>
          </table:table-cell>
        </table:table-row>
        <table:table-row table:style-name="ro1">
          <table:table-cell office:value-type="string">
            <text:p>Select a player to send map data.</text:p>
          </table:table-cell>
          <table:table-cell office:value-type="string">
            <text:p>Selecciona un jugador para mandar mapa.</text:p>
          </table:table-cell>
          <table:table-cell office:value-type="string">
            <text:p>Escolha um jogador para enviar o mapa.</text:p>
          </table:table-cell>
        </table:table-row>
        <table:table-row table:style-name="ro1">
          <table:table-cell office:value-type="string">
            <text:p>There is no map data to be sent.</text:p>
          </table:table-cell>
          <table:table-cell office:value-type="string">
            <text:p>No hay ningún mapa que enviar.</text:p>
          </table:table-cell>
          <table:table-cell office:value-type="string">
            <text:p>Não já nenhum mapa para enviar.</text:p>
          </table:table-cell>
        </table:table-row>
        <table:table-row table:style-name="ro1">
          <table:table-cell office:value-type="string">
            <text:p>Select map data to send.</text:p>
          </table:table-cell>
          <table:table-cell office:value-type="string">
            <text:p>Selecciona mapa para mandar.</text:p>
          </table:table-cell>
          <table:table-cell office:value-type="string">
            <text:p>Escolha o mapa para enviar.</text:p>
          </table:table-cell>
        </table:table-row>
        <table:table-row table:style-name="ro1">
          <table:table-cell office:value-type="string">
            <text:p>Select the area to save.</text:p>
          </table:table-cell>
          <table:table-cell office:value-type="string">
            <text:p>Selecciona zona para guardar.</text:p>
          </table:table-cell>
          <table:table-cell office:value-type="string">
            <text:p>Escolha a área para guardar.</text:p>
          </table:table-cell>
        </table:table-row>
        <table:table-row table:style-name="ro1">
          <table:table-cell office:value-type="string">
            <text:p>Wait until all preparations are done!</text:p>
          </table:table-cell>
          <table:table-cell office:value-type="string">
            <text:p>Espera a que todo esté preparado.</text:p>
          </table:table-cell>
          <table:table-cell office:value-type="string">
            <text:p>Espere até que todos estejam prontos.</text:p>
          </table:table-cell>
        </table:table-row>
        <table:table-row table:style-name="ro1">
          <table:table-cell office:value-type="string">
            <text:p>Sending Map data. Please wait.</text:p>
          </table:table-cell>
          <table:table-cell office:value-type="string">
            <text:p>Enviando datos del mapa.</text:p>
          </table:table-cell>
          <table:table-cell office:value-type="string">
            <text:p>Enviando dados do mapa.</text:p>
          </table:table-cell>
        </table:table-row>
        <table:table-row table:style-name="ro1">
          <table:table-cell office:value-type="string">
            <text:p>Receiving Map data. Please wait.</text:p>
          </table:table-cell>
          <table:table-cell office:value-type="string">
            <text:p>Recibiendo datos del mapa.</text:p>
          </table:table-cell>
          <table:table-cell office:value-type="string">
            <text:p>Recebendo dados do mapa.</text:p>
          </table:table-cell>
        </table:table-row>
        <table:table-row table:style-name="ro1">
          <table:table-cell office:value-type="string">
            <text:p>Finished! Let's begin!</text:p>
          </table:table-cell>
          <table:table-cell office:value-type="string">
            <text:p>¡Ya está! ¡Vamos a empezar!</text:p>
          </table:table-cell>
          <table:table-cell office:value-type="string">
            <text:p>Pronto! Vamos começar!</text:p>
          </table:table-cell>
        </table:table-row>
        <table:table-row table:style-name="ro1">
          <table:table-cell office:value-type="string">
            <text:p>Finished! Let's return to the menu.</text:p>
          </table:table-cell>
          <table:table-cell office:value-type="string">
            <text:p>¡Ya está! ¡Volvamos al menú!</text:p>
          </table:table-cell>
          <table:table-cell office:value-type="string">
            <text:p>Pronto! Vamos retornar ao menu!</text:p>
          </table:table-cell>
        </table:table-row>
        <table:table-row table:style-name="ro1">
          <table:table-cell office:value-type="string">
            <text:p>Saving map data. Do not turn OFF.</text:p>
          </table:table-cell>
          <table:table-cell office:value-type="string">
            <text:p>Guardando mapa. No desconectes.</text:p>
          </table:table-cell>
          <table:table-cell office:value-type="string">
            <text:p>Guardando mapa. Não desconecte.</text:p>
          </table:table-cell>
        </table:table-row>
        <table:table-row table:style-name="ro1">
          <table:table-cell office:value-type="string">
            <text:p>Preparing for download. Please wait.</text:p>
          </table:table-cell>
          <table:table-cell office:value-type="string">
            <text:p>Preparando para descarga.</text:p>
          </table:table-cell>
          <table:table-cell office:value-type="string">
            <text:p>Preparando para baixar.</text:p>
          </table:table-cell>
        </table:table-row>
        <table:table-row table:style-name="ro1">
          <table:table-cell office:value-type="string">
            <text:p>Can't link! Returning to menu.</text:p>
          </table:table-cell>
          <table:table-cell office:value-type="string">
            <text:p>¡No es posible la conexión! Volver al menú.</text:p>
          </table:table-cell>
          <table:table-cell office:value-type="string">
            <text:p>Não foi possível conectar! Retornando ao menu.</text:p>
          </table:table-cell>
        </table:table-row>
        <table:table-row table:style-name="ro1">
          <table:table-cell office:value-type="string">
            <text:p>Sending data. Please wait.</text:p>
          </table:table-cell>
          <table:table-cell office:value-type="string">
            <text:p>Enviando datos.</text:p>
          </table:table-cell>
          <table:table-cell office:value-type="string">
            <text:p>Enviando dados. Aguarde.</text:p>
          </table:table-cell>
        </table:table-row>
        <table:table-row table:style-name="ro1">
          <table:table-cell office:value-type="string">
            <text:p>Sending data.</text:p>
          </table:table-cell>
          <table:table-cell office:value-type="string">
            <text:p>Enviando datos.</text:p>
          </table:table-cell>
          <table:table-cell office:value-type="string">
            <text:p>Enviando dados.</text:p>
          </table:table-cell>
        </table:table-row>
        <table:table-row table:style-name="ro1">
          <table:table-cell office:value-type="string">
            <text:p>Please wait.</text:p>
          </table:table-cell>
          <table:table-cell office:value-type="string">
            <text:p>Por favor, espera.</text:p>
          </table:table-cell>
          <table:table-cell office:value-type="string">
            <text:p>Por favor, aguarde.</text:p>
          </table:table-cell>
        </table:table-row>
        <table:table-row table:style-name="ro1">
          <table:table-cell office:value-type="string">
            <text:p>$0cSomething's wrong with the link.#Press START to reset.$0f</text:p>
          </table:table-cell>
          <table:table-cell office:value-type="string">
            <text:p>$0cHay algún problema con la conexión.##Pulsa START para reiniciar.$0f</text:p>
          </table:table-cell>
          <table:table-cell office:value-type="string">
            <text:p>$0cHouve um problema de conexão.##Aperte START para reiniciar.$0f</text:p>
          </table:table-cell>
        </table:table-row>
        <table:table-row table:style-name="ro1">
          <table:table-cell office:value-type="string">
            <text:p>Friends can battle with one Game Pak.</text:p>
          </table:table-cell>
          <table:table-cell office:value-type="string">
            <text:p>Para combatir con un solo cartucho.</text:p>
          </table:table-cell>
          <table:table-cell office:value-type="string">
            <text:p>Batalhas com apenas um cartucho.</text:p>
          </table:table-cell>
        </table:table-row>
        <table:table-row table:style-name="ro1">
          <table:table-cell office:value-type="string">
            <text:p>Link up to battle friends.</text:p>
          </table:table-cell>
          <table:table-cell office:value-type="string">
            <text:p>Conéctate y lucha con tus amigos.</text:p>
          </table:table-cell>
          <table:table-cell office:value-type="string">
            <text:p>Conectar para lutar com os amigos.</text:p>
          </table:table-cell>
        </table:table-row>
        <table:table-row table:style-name="ro1">
          <table:table-cell office:value-type="string">
            <text:p>Link up and trade maps.</text:p>
          </table:table-cell>
          <table:table-cell office:value-type="string">
            <text:p>Conéctate e intercambia mapas.</text:p>
          </table:table-cell>
          <table:table-cell office:value-type="string">
            <text:p>Conectar para trocar mapas.</text:p>
          </table:table-cell>
        </table:table-row>
        <table:table-row table:style-name="ro1">
          <table:table-cell office:value-type="string">
            <text:p>Andy's Anthem</text:p>
          </table:table-cell>
          <table:table-cell office:value-type="string">
            <text:p>Melodía de Andy</text:p>
          </table:table-cell>
          <table:table-cell office:value-type="string">
            <text:p>Tema de Andy</text:p>
          </table:table-cell>
        </table:table-row>
        <table:table-row table:style-name="ro1">
          <table:table-cell office:value-type="string">
            <text:p>Sami's Theme</text:p>
          </table:table-cell>
          <table:table-cell office:value-type="string">
            <text:p>Melodía de Sami</text:p>
          </table:table-cell>
          <table:table-cell office:value-type="string">
            <text:p>Tema de Sami</text:p>
          </table:table-cell>
        </table:table-row>
        <table:table-row table:style-name="ro1">
          <table:table-cell office:value-type="string">
            <text:p>Max's Theme</text:p>
          </table:table-cell>
          <table:table-cell office:value-type="string">
            <text:p>Melodía de Max</text:p>
          </table:table-cell>
          <table:table-cell office:value-type="string">
            <text:p>Tema de Max</text:p>
          </table:table-cell>
        </table:table-row>
        <table:table-row table:style-name="ro1">
          <table:table-cell office:value-type="string">
            <text:p>Nell's Theme</text:p>
          </table:table-cell>
          <table:table-cell office:value-type="string">
            <text:p>Melodía de Nell</text:p>
          </table:table-cell>
          <table:table-cell office:value-type="string">
            <text:p>Tema de Nell</text:p>
          </table:table-cell>
        </table:table-row>
        <table:table-row table:style-name="ro1">
          <table:table-cell office:value-type="string">
            <text:p>Hachi's Theme</text:p>
          </table:table-cell>
          <table:table-cell office:value-type="string">
            <text:p>Melodía de Hachi</text:p>
          </table:table-cell>
          <table:table-cell office:value-type="string">
            <text:p>Tema de Hachi</text:p>
          </table:table-cell>
        </table:table-row>
        <table:table-row table:style-name="ro1">
          <table:table-cell office:value-type="string">
            <text:p>Colin's Theme</text:p>
          </table:table-cell>
          <table:table-cell office:value-type="string">
            <text:p>Melodía de Colin</text:p>
          </table:table-cell>
          <table:table-cell office:value-type="string">
            <text:p>Tema de Colin</text:p>
          </table:table-cell>
        </table:table-row>
        <table:table-row table:style-name="ro1">
          <table:table-cell office:value-type="string">
            <text:p>Grit's Theme</text:p>
          </table:table-cell>
          <table:table-cell office:value-type="string">
            <text:p>Melodía de Grit</text:p>
          </table:table-cell>
          <table:table-cell office:value-type="string">
            <text:p>Tema de Grit</text:p>
          </table:table-cell>
        </table:table-row>
        <table:table-row table:style-name="ro1">
          <table:table-cell office:value-type="string">
            <text:p>Olaf's Theme</text:p>
          </table:table-cell>
          <table:table-cell office:value-type="string">
            <text:p>Melodía de Olaf</text:p>
          </table:table-cell>
          <table:table-cell office:value-type="string">
            <text:p>Tema de Olaf</text:p>
          </table:table-cell>
        </table:table-row>
        <table:table-row table:style-name="ro1">
          <table:table-cell office:value-type="string">
            <text:p>Kanbei's Theme</text:p>
          </table:table-cell>
          <table:table-cell office:value-type="string">
            <text:p>Melodía de Kanbei</text:p>
          </table:table-cell>
          <table:table-cell office:value-type="string">
            <text:p>Tema de Kanbei</text:p>
          </table:table-cell>
        </table:table-row>
        <table:table-row table:style-name="ro1">
          <table:table-cell office:value-type="string">
            <text:p>Sonja's Theme</text:p>
          </table:table-cell>
          <table:table-cell office:value-type="string">
            <text:p>Melodía de Sonja</text:p>
          </table:table-cell>
          <table:table-cell office:value-type="string">
            <text:p>Tema de Sonja</text:p>
          </table:table-cell>
        </table:table-row>
        <table:table-row table:style-name="ro1">
          <table:table-cell office:value-type="string">
            <text:p>Sensei's Theme</text:p>
          </table:table-cell>
          <table:table-cell office:value-type="string">
            <text:p>Melodía de Sensei</text:p>
          </table:table-cell>
          <table:table-cell office:value-type="string">
            <text:p>Tema de Sensei</text:p>
          </table:table-cell>
        </table:table-row>
        <table:table-row table:style-name="ro1">
          <table:table-cell office:value-type="string">
            <text:p>Eagle's Theme</text:p>
          </table:table-cell>
          <table:table-cell office:value-type="string">
            <text:p>Melodía de Águila</text:p>
          </table:table-cell>
          <table:table-cell office:value-type="string">
            <text:p>Tema de Eagle</text:p>
          </table:table-cell>
        </table:table-row>
        <table:table-row table:style-name="ro1">
          <table:table-cell office:value-type="string">
            <text:p>Drake's Theme</text:p>
          </table:table-cell>
          <table:table-cell office:value-type="string">
            <text:p>Melodía de Drake</text:p>
          </table:table-cell>
          <table:table-cell office:value-type="string">
            <text:p>Tema de Drake</text:p>
          </table:table-cell>
        </table:table-row>
        <table:table-row table:style-name="ro1">
          <table:table-cell office:value-type="string">
            <text:p>Jess's Theme</text:p>
          </table:table-cell>
          <table:table-cell office:value-type="string">
            <text:p>Melodía de Jess</text:p>
          </table:table-cell>
          <table:table-cell office:value-type="string">
            <text:p>Tema de Jess</text:p>
          </table:table-cell>
        </table:table-row>
        <table:table-row table:style-name="ro1">
          <table:table-cell office:value-type="string">
            <text:p>Flak's Theme</text:p>
          </table:table-cell>
          <table:table-cell office:value-type="string">
            <text:p>Melodía de Helmut</text:p>
          </table:table-cell>
          <table:table-cell office:value-type="string">
            <text:p>Tema de Flak</text:p>
          </table:table-cell>
        </table:table-row>
        <table:table-row table:style-name="ro1">
          <table:table-cell office:value-type="string">
            <text:p>Lash's Theme</text:p>
          </table:table-cell>
          <table:table-cell office:value-type="string">
            <text:p>Melodía de Kat</text:p>
          </table:table-cell>
          <table:table-cell office:value-type="string">
            <text:p>Tema de Lash</text:p>
          </table:table-cell>
        </table:table-row>
        <table:table-row table:style-name="ro1">
          <table:table-cell office:value-type="string">
            <text:p>Adder's Theme</text:p>
          </table:table-cell>
          <table:table-cell office:value-type="string">
            <text:p>Melodía de Adder</text:p>
          </table:table-cell>
          <table:table-cell office:value-type="string">
            <text:p>Tema de Adder</text:p>
          </table:table-cell>
        </table:table-row>
        <table:table-row table:style-name="ro1">
          <table:table-cell office:value-type="string">
            <text:p>Hawke's Theme</text:p>
          </table:table-cell>
          <table:table-cell office:value-type="string">
            <text:p>Melodía de Maverik</text:p>
          </table:table-cell>
          <table:table-cell office:value-type="string">
            <text:p>Tema de Hawke</text:p>
          </table:table-cell>
        </table:table-row>
        <table:table-row table:style-name="ro1">
          <table:table-cell office:value-type="string">
            <text:p>Sturm's Theme</text:p>
          </table:table-cell>
          <table:table-cell office:value-type="string">
            <text:p>Melodía de Sturm</text:p>
          </table:table-cell>
          <table:table-cell office:value-type="string">
            <text:p>Tema de Sturm</text:p>
          </table:table-cell>
        </table:table-row>
        <table:table-row table:style-name="ro1">
          <table:table-cell office:value-type="string">
            <text:p>Power!</text:p>
          </table:table-cell>
          <table:table-cell office:value-type="string">
            <text:p>¡Poder!</text:p>
          </table:table-cell>
          <table:table-cell office:value-type="string">
            <text:p>Poder!</text:p>
          </table:table-cell>
        </table:table-row>
        <table:table-row table:style-name="ro1">
          <table:table-cell office:value-type="string">
            <text:p>Black Hole Power!</text:p>
          </table:table-cell>
          <table:table-cell office:value-type="string">
            <text:p>¡Poder de Black Hole!</text:p>
          </table:table-cell>
          <table:table-cell office:value-type="string">
            <text:p>Poder de Black Hole!</text:p>
          </table:table-cell>
        </table:table-row>
        <table:table-row table:style-name="ro1">
          <table:table-cell office:value-type="string">
            <text:p>Super Power!</text:p>
          </table:table-cell>
          <table:table-cell office:value-type="string">
            <text:p>¡Súper Poder!</text:p>
          </table:table-cell>
          <table:table-cell office:value-type="string">
            <text:p>Super Poder!</text:p>
          </table:table-cell>
        </table:table-row>
        <table:table-row table:style-name="ro1">
          <table:table-cell office:value-type="string">
            <text:p>Black Hole Super Power</text:p>
          </table:table-cell>
          <table:table-cell office:value-type="string">
            <text:p>Súper Poder de Black Hole</text:p>
          </table:table-cell>
          <table:table-cell office:value-type="string">
            <text:p>Super Poder de Black Hole</text:p>
          </table:table-cell>
        </table:table-row>
        <table:table-row table:style-name="ro1">
          <table:table-cell office:value-type="string">
            <text:p>Orange Star</text:p>
          </table:table-cell>
          <table:table-cell office:value-type="string">
            <text:p>Orange Star</text:p>
          </table:table-cell>
          <table:table-cell office:value-type="string">
            <text:p>Orange Star</text:p>
          </table:table-cell>
        </table:table-row>
        <table:table-row table:style-name="ro1">
          <table:table-cell table:number-columns-repeated="3" office:value-type="string">
            <text:p>Blue Moon</text:p>
          </table:table-cell>
        </table:table-row>
        <table:table-row table:style-name="ro1">
          <table:table-cell office:value-type="string">
            <text:p>Yellow Comet</text:p>
          </table:table-cell>
          <table:table-cell office:value-type="string">
            <text:p>Yellow Comet</text:p>
          </table:table-cell>
          <table:table-cell office:value-type="string">
            <text:p>Yellow Comet</text:p>
          </table:table-cell>
        </table:table-row>
        <table:table-row table:style-name="ro1">
          <table:table-cell office:value-type="string">
            <text:p>Green Earth</text:p>
          </table:table-cell>
          <table:table-cell office:value-type="string">
            <text:p>Green Earth</text:p>
          </table:table-cell>
          <table:table-cell office:value-type="string">
            <text:p>Green Earth</text:p>
          </table:table-cell>
        </table:table-row>
        <table:table-row table:style-name="ro1">
          <table:table-cell office:value-type="string">
            <text:p>Black Hole</text:p>
          </table:table-cell>
          <table:table-cell office:value-type="string">
            <text:p>Black Hole</text:p>
          </table:table-cell>
          <table:table-cell office:value-type="string">
            <text:p>Black Hole</text:p>
          </table:table-cell>
        </table:table-row>
        <table:table-row table:style-name="ro1">
          <table:table-cell office:value-type="string">
            <text:p>To the Last Stage</text:p>
          </table:table-cell>
          <table:table-cell office:value-type="string">
            <text:p>Fase final</text:p>
          </table:table-cell>
          <table:table-cell office:value-type="string">
            <text:p>Para a Fase Final</text:p>
          </table:table-cell>
        </table:table-row>
        <table:table-row table:style-name="ro1">
          <table:table-cell office:value-type="string">
            <text:p>Orange Star Theme</text:p>
          </table:table-cell>
          <table:table-cell office:value-type="string">
            <text:p>Melodía de Orange Star</text:p>
          </table:table-cell>
          <table:table-cell office:value-type="string">
            <text:p>Tema de Orange Star</text:p>
          </table:table-cell>
        </table:table-row>
        <table:table-row table:style-name="ro1">
          <table:table-cell office:value-type="string">
            <text:p>Blue Moon Theme</text:p>
          </table:table-cell>
          <table:table-cell office:value-type="string">
            <text:p>Melodía de Blue Moon</text:p>
          </table:table-cell>
          <table:table-cell office:value-type="string">
            <text:p>Tema de Blue Moon</text:p>
          </table:table-cell>
        </table:table-row>
        <table:table-row table:style-name="ro1">
          <table:table-cell office:value-type="string">
            <text:p>Yellow Comet Theme</text:p>
          </table:table-cell>
          <table:table-cell office:value-type="string">
            <text:p>Melodía de Yellow Comet</text:p>
          </table:table-cell>
          <table:table-cell office:value-type="string">
            <text:p>Tema de Yellow Comet</text:p>
          </table:table-cell>
        </table:table-row>
        <table:table-row table:style-name="ro1">
          <table:table-cell office:value-type="string">
            <text:p>Green Earth Theme</text:p>
          </table:table-cell>
          <table:table-cell office:value-type="string">
            <text:p>Melodía de Green Earth</text:p>
          </table:table-cell>
          <table:table-cell office:value-type="string">
            <text:p>Tema de Green Earth</text:p>
          </table:table-cell>
        </table:table-row>
        <table:table-row table:style-name="ro1">
          <table:table-cell office:value-type="string">
            <text:p>Black Hole Theme</text:p>
          </table:table-cell>
          <table:table-cell office:value-type="string">
            <text:p>Melodía de Black Hole</text:p>
          </table:table-cell>
          <table:table-cell office:value-type="string">
            <text:p>Tema de Black Hole</text:p>
          </table:table-cell>
        </table:table-row>
        <table:table-row table:style-name="ro1">
          <table:table-cell office:value-type="string">
            <text:p>Last Stage Theme</text:p>
          </table:table-cell>
          <table:table-cell office:value-type="string">
            <text:p>Melodía de la última fase</text:p>
          </table:table-cell>
          <table:table-cell office:value-type="string">
            <text:p>Tema da última fase</text:p>
          </table:table-cell>
        </table:table-row>
        <table:table-row table:style-name="ro1">
          <table:table-cell office:value-type="string">
            <text:p>Count Up</text:p>
          </table:table-cell>
          <table:table-cell office:value-type="string">
            <text:p>Recuento</text:p>
          </table:table-cell>
          <table:table-cell office:value-type="string">
            <text:p>Reconto</text:p>
          </table:table-cell>
        </table:table-row>
        <table:table-row table:style-name="ro1">
          <table:table-cell office:value-type="string">
            <text:p>Map Edit</text:p>
          </table:table-cell>
          <table:table-cell office:value-type="string">
            <text:p>Edición de mapas</text:p>
          </table:table-cell>
          <table:table-cell office:value-type="string">
            <text:p>Edição de mapas</text:p>
          </table:table-cell>
        </table:table-row>
        <table:table-row table:style-name="ro1">
          <table:table-cell office:value-type="string">
            <text:p>Battle Success</text:p>
          </table:table-cell>
          <table:table-cell office:value-type="string">
            <text:p>Victoria</text:p>
          </table:table-cell>
          <table:table-cell office:value-type="string">
            <text:p>Vitória</text:p>
          </table:table-cell>
        </table:table-row>
        <table:table-row table:style-name="ro1">
          <table:table-cell office:value-type="string">
            <text:p>Factory Domination</text:p>
          </table:table-cell>
          <table:table-cell office:value-type="string">
            <text:p>Dominación de la fábrica</text:p>
          </table:table-cell>
          <table:table-cell office:value-type="string">
            <text:p>Dominação da Fábrica</text:p>
          </table:table-cell>
        </table:table-row>
        <table:table-row table:style-name="ro1">
          <table:table-cell office:value-type="string">
            <text:p>Advance Wars 2 Opening</text:p>
          </table:table-cell>
          <table:table-cell office:value-type="string">
            <text:p>Intro de Advance Wars 2</text:p>
          </table:table-cell>
          <table:table-cell office:value-type="string">
            <text:p>Introdução de Advance Wars 2</text:p>
          </table:table-cell>
        </table:table-row>
        <table:table-row table:style-name="ro1">
          <table:table-cell office:value-type="string">
            <text:p>Battle Fanfare</text:p>
          </table:table-cell>
          <table:table-cell office:value-type="string">
            <text:p>Melodía de batalla</text:p>
          </table:table-cell>
          <table:table-cell office:value-type="string">
            <text:p>Melodia da batalha</text:p>
          </table:table-cell>
        </table:table-row>
        <table:table-row table:style-name="ro1">
          <table:table-cell office:value-type="string">
            <text:p>Wars World News</text:p>
          </table:table-cell>
          <table:table-cell office:value-type="string">
            <text:p>La Voz de Wars World</text:p>
          </table:table-cell>
          <table:table-cell office:value-type="string">
            <text:p>Notícias de Wars World</text:p>
          </table:table-cell>
        </table:table-row>
        <table:table-row table:style-name="ro1">
          <table:table-cell office:value-type="string">
            <text:p>The World of Macro Land</text:p>
          </table:table-cell>
          <table:table-cell office:value-type="string">
            <text:p>El mundo de Macro Land</text:p>
          </table:table-cell>
          <table:table-cell office:value-type="string">
            <text:p>O mundo de Macro Land</text:p>
          </table:table-cell>
        </table:table-row>
        <table:table-row table:style-name="ro1">
          <table:table-cell office:value-type="string">
            <text:p>Macro Land Map</text:p>
          </table:table-cell>
          <table:table-cell office:value-type="string">
            <text:p>Mapa de Macro Land</text:p>
          </table:table-cell>
          <table:table-cell office:value-type="string">
            <text:p>Mapa de Macro Land</text:p>
          </table:table-cell>
        </table:table-row>
        <table:table-row table:style-name="ro1">
          <table:table-cell office:value-type="string">
            <text:p>Advance Wars 2 Ending</text:p>
          </table:table-cell>
          <table:table-cell office:value-type="string">
            <text:p>Final de Advance Wars 2</text:p>
          </table:table-cell>
          <table:table-cell office:value-type="string">
            <text:p>Final de Advance Wars 2</text:p>
          </table:table-cell>
        </table:table-row>
        <table:table-row table:style-name="ro1">
          <table:table-cell office:value-type="string">
            <text:p>Victory Fanfare</text:p>
          </table:table-cell>
          <table:table-cell office:value-type="string">
            <text:p>Melodía de victoria</text:p>
          </table:table-cell>
          <table:table-cell office:value-type="string">
            <text:p>Melodia da Vitória</text:p>
          </table:table-cell>
        </table:table-row>
        <table:table-row table:style-name="ro1">
          <table:table-cell office:value-type="string">
            <text:p>Orange Star</text:p>
          </table:table-cell>
          <table:table-cell office:value-type="string">
            <text:p>Orange Star</text:p>
          </table:table-cell>
          <table:table-cell office:value-type="string">
            <text:p>Orange Star</text:p>
          </table:table-cell>
        </table:table-row>
        <table:table-row table:style-name="ro1">
          <table:table-cell table:number-columns-repeated="3" office:value-type="string">
            <text:p>Blue Moon</text:p>
          </table:table-cell>
        </table:table-row>
        <table:table-row table:style-name="ro1">
          <table:table-cell office:value-type="string">
            <text:p>Yellow Comet</text:p>
          </table:table-cell>
          <table:table-cell office:value-type="string">
            <text:p>Yellow Comet</text:p>
          </table:table-cell>
          <table:table-cell office:value-type="string">
            <text:p>Yellow Comet</text:p>
          </table:table-cell>
        </table:table-row>
        <table:table-row table:style-name="ro1">
          <table:table-cell office:value-type="string">
            <text:p>Green Earth</text:p>
          </table:table-cell>
          <table:table-cell office:value-type="string">
            <text:p>Green Earth</text:p>
          </table:table-cell>
          <table:table-cell office:value-type="string">
            <text:p>Green Earth</text:p>
          </table:table-cell>
        </table:table-row>
        <table:table-row table:style-name="ro1">
          <table:table-cell office:value-type="string">
            <text:p>Black Hole</text:p>
          </table:table-cell>
          <table:table-cell office:value-type="string">
            <text:p>Black Hole</text:p>
          </table:table-cell>
          <table:table-cell office:value-type="string">
            <text:p>Black Hole</text:p>
          </table:table-cell>
        </table:table-row>
      </table:table>
      <table:table table:name="Plani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24/03/2016</text:date>, <text:time>15:40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3-08T11:24:05.72</meta:creation-date>
    <dc:date>2016-03-24T15:40:32.66</dc:date>
    <meta:editing-duration>P1DT4H13M25S</meta:editing-duration>
    <meta:editing-cycles>189</meta:editing-cycles>
    <meta:generator>BrOffice/3.3$Win32 LibreOffice_project/330m19$Build-202</meta:generator>
    <meta:document-statistic meta:table-count="3" meta:cell-count="9975" meta:object-count="0"/>
  </office:meta>
</office:document-meta>
</file>